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952">
      <style:graphic-properties fo:wrap-option="wrap" fo:padding-top="0.05in" fo:padding-bottom="0.05in" fo:padding-left="0.1in" fo:padding-right="0.1in" draw:textarea-vertical-align="top" draw:textarea-horizontal-align="left" draw:fill="solid" draw:fill-color="#ffffff" draw:opacity="100%" draw:stroke="solid" svg:stroke-width="0.01215in" svg:stroke-color="#000000" svg:stroke-opacity="100%" draw:stroke-linejoin="miter" svg:stroke-linecap="butt" draw:auto-grow-width="false" draw:auto-grow-height="fals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4">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955">
      <style:graphic-properties fo:wrap-option="wrap" fo:padding-top="0.05in" fo:padding-bottom="0.05in" fo:padding-left="0.1in" fo:padding-right="0.1in" draw:textarea-vertical-align="top" draw:textarea-horizontal-align="left" draw:fill="solid" draw:fill-color="#ffffff" draw:opacity="100%" draw:stroke="solid" svg:stroke-width="0.01215in" svg:stroke-color="#000000" svg:stroke-opacity="100%" draw:stroke-linejoin="miter" svg:stroke-linecap="butt" draw:auto-grow-width="false" draw:auto-grow-height="fals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7">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958">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1">
      <style:graphic-properties fo:wrap-option="wrap" fo:padding-top="0.05in" fo:padding-bottom="0.05in" fo:padding-left="0.1in" fo:padding-right="0.1in" draw:textarea-vertical-align="top" draw:textarea-horizontal-align="left" draw:fill="solid" draw:fill-color="#c65fb2"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1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4">
      <style:graphic-properties fo:wrap-option="wrap" fo:padding-top="0.05in" fo:padding-bottom="0.05in" fo:padding-left="0.1in" fo:padding-right="0.1in" draw:textarea-vertical-align="top" draw:textarea-horizontal-align="left" draw:fill="solid" draw:fill-color="#ffffff" draw:opacity="100%" draw:stroke="solid" svg:stroke-width="0.01215in" svg:stroke-color="#000000" svg:stroke-opacity="100%" draw:stroke-linejoin="miter" svg:stroke-linecap="butt" draw:auto-grow-width="false" draw:auto-grow-height="false"/>
      <style:paragraph-properties style:font-independent-line-spacing="true" style:writing-mode="lr-tb"/>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0">
      <style:graphic-properties fo:wrap-option="wrap" fo:padding-top="0.05in" fo:padding-bottom="0.05in" fo:padding-left="0.1in" fo:padding-right="0.1in" draw:textarea-vertical-align="top" draw:textarea-horizontal-align="left" draw:fill="solid" draw:fill-color="#ffffff" draw:opacity="100%" draw:stroke="solid" svg:stroke-width="0.01215in" svg:stroke-color="#000000" svg:stroke-opacity="100%" draw:stroke-linejoin="miter" svg:stroke-linecap="butt" draw:auto-grow-width="false" draw:auto-grow-height="false"/>
      <style:paragraph-properties style:font-independent-line-spacing="true" style:writing-mode="lr-tb"/>
    </style:style>
    <style:style style:family="paragraph" style:name="a1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graphic" style:name="a853">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05in" fo:padding-bottom="0.05in" fo:padding-left="0.1in" fo:padding-right="0.1in" draw:textarea-vertical-align="top" draw:textarea-horizontal-align="left" draw:fill="none"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856">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05in" fo:padding-bottom="0.05in" fo:padding-left="0.1in" fo:padding-right="0.1in" draw:textarea-vertical-align="top" draw:textarea-horizontal-align="left" draw:fill="solid" draw:fill-color="#ff7f2a" draw:opacity="100%" draw:stroke="solid" svg:stroke-width="0.01215in" svg:stroke-color="#000000" svg:stroke-opacity="100%" draw:stroke-linejoin="miter" svg:stroke-linecap="butt" draw:auto-grow-width="false" draw:auto-grow-height="false"/>
      <style:paragraph-properties style:font-independent-line-spacing="true" style:writing-mode="lr-tb"/>
    </style:style>
    <style:style style:family="graphic" style:name="a1110">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9">
      <style:graphic-properties fo:wrap-option="wrap" fo:padding-top="0.05in" fo:padding-bottom="0.05in" fo:padding-left="0.1in" fo:padding-right="0.1in" draw:textarea-vertical-align="top" draw:textarea-horizontal-align="left" draw:fill="none"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3">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964">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967">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0">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9">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3">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9">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1">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2">
      <style:graphic-properties fo:wrap-option="wrap" fo:padding-top="0.05in" fo:padding-bottom="0.05in" fo:padding-left="0.1in" fo:padding-right="0.1in" draw:textarea-vertical-align="top" draw:textarea-horizontal-align="left" draw:fill="solid" draw:fill-color="#ff7f2a" draw:opacity="100%" draw:stroke="solid" svg:stroke-width="0.01215in" svg:stroke-color="#000000" svg:stroke-opacity="100%" draw:stroke-linejoin="miter" svg:stroke-linecap="butt" draw:auto-grow-width="false" draw:auto-grow-height="fals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865">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970">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8">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2">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973">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97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8">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979">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2">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wrap" fo:padding-top="0.05in" fo:padding-bottom="0.05in" fo:padding-left="0.1in" fo:padding-right="0.1in" draw:textarea-vertical-align="top" draw:textarea-horizontal-align="left" draw:fill="none"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8">
      <style:graphic-properties fo:wrap-option="wrap" fo:padding-top="0.05in" fo:padding-bottom="0.05in" fo:padding-left="0.1in" fo:padding-right="0.1in" draw:textarea-vertical-align="top" draw:textarea-horizontal-align="left" draw:fill="solid" draw:fill-color="#00add9" draw:opacity="100%" draw:stroke="solid" svg:stroke-width="0.01215in" svg:stroke-color="#000000" svg:stroke-opacity="100%" draw:stroke-linejoin="miter" svg:stroke-linecap="butt" draw:auto-grow-width="false" draw:auto-grow-height="false"/>
      <style:paragraph-properties style:font-independent-line-spacing="true" style:writing-mode="lr-tb"/>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1">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0">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1">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874">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wrap" fo:padding-top="0.05in" fo:padding-bottom="0.05in" fo:padding-left="0.1in" fo:padding-right="0.1in" draw:textarea-vertical-align="top" draw:textarea-horizontal-align="left" draw:fill="none"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877">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05in" fo:padding-bottom="0.05in" fo:padding-left="0.1in" fo:padding-right="0.1in" draw:textarea-vertical-align="top" draw:textarea-horizontal-align="left" draw:fill="solid" draw:fill-color="#008b00" draw:opacity="100%" draw:stroke="solid" svg:stroke-width="0.01215in" svg:stroke-color="#000000" svg:stroke-opacity="100%" draw:stroke-linejoin="miter" svg:stroke-linecap="butt" draw:auto-grow-width="false" draw:auto-grow-height="false"/>
      <style:paragraph-properties style:font-independent-line-spacing="true" style:writing-mode="lr-tb"/>
    </style:style>
    <style:style style:family="graphic" style:name="a1131">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4">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985">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drawing-page" style:name="a11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8">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9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41">
      <style:graphic-properties fo:wrap-option="wrap" fo:padding-top="0.05in" fo:padding-bottom="0.05in" fo:padding-left="0.1in" fo:padding-right="0.1in" draw:textarea-vertical-align="top" draw:textarea-horizontal-align="left" draw:fill="solid" draw:fill-color="#ffffff" draw:opacity="100%" draw:stroke="solid" svg:stroke-width="0.01215in" svg:stroke-color="#000000" svg:stroke-opacity="100%" draw:stroke-linejoin="miter" svg:stroke-linecap="butt" draw:auto-grow-width="false" draw:auto-grow-height="fals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4">
      <style:graphic-properties fo:wrap-option="wrap" fo:padding-top="0.05in" fo:padding-bottom="0.05in" fo:padding-left="0.1in" fo:padding-right="0.1in" draw:textarea-vertical-align="top" draw:textarea-horizontal-align="left" draw:fill="solid" draw:fill-color="#ffffff" draw:opacity="100%" draw:stroke="solid" svg:stroke-width="0.01215in" svg:stroke-color="#000000" svg:stroke-opacity="100%" draw:stroke-linejoin="miter" svg:stroke-linecap="butt" draw:auto-grow-width="false" draw:auto-grow-height="false"/>
      <style:paragraph-properties style:font-independent-line-spacing="true" style:writing-mode="lr-tb"/>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7">
      <style:graphic-properties fo:wrap-option="wrap" fo:padding-top="0.05in" fo:padding-bottom="0.05in" fo:padding-left="0.1in" fo:padding-right="0.1in" draw:textarea-vertical-align="top" draw:textarea-horizontal-align="left" draw:fill="solid" draw:fill-color="#ffffff" draw:opacity="100%" draw:stroke="solid" svg:stroke-width="0.01215in" svg:stroke-color="#000000" svg:stroke-opacity="100%" draw:stroke-linejoin="miter" svg:stroke-linecap="butt" draw:auto-grow-width="false" draw:auto-grow-height="false"/>
      <style:paragraph-properties style:font-independent-line-spacing="true" style:writing-mode="lr-tb"/>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fo:wrap-option="wrap" fo:padding-top="0.05in" fo:padding-bottom="0.05in" fo:padding-left="0.1in" fo:padding-right="0.1in" draw:textarea-vertical-align="top" draw:textarea-horizontal-align="left" draw:fill="none"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paragraph" style:name="a1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05in" fo:padding-bottom="0.05in" fo:padding-left="0.1in" fo:padding-right="0.1in" draw:textarea-vertical-align="top" draw:textarea-horizontal-align="left" draw:fill="solid" draw:fill-color="#c65fb2"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5in" fo:padding-bottom="0.05in" fo:padding-left="0.1in" fo:padding-right="0.1in" draw:textarea-vertical-align="top" draw:textarea-horizontal-align="left" draw:fill="solid" draw:fill-color="#ffffff" draw:opacity="100%" draw:stroke="solid" svg:stroke-width="0.01215in" svg:stroke-color="#000000" svg:stroke-opacity="100%" draw:stroke-linejoin="miter" svg:stroke-linecap="butt"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0">
      <style:graphic-properties fo:wrap-option="wrap" fo:padding-top="0.05in" fo:padding-bottom="0.05in" fo:padding-left="0.1in" fo:padding-right="0.1in" draw:textarea-vertical-align="top" draw:textarea-horizontal-align="left" draw:fill="none"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1032">
      <style:graphic-properties fo:wrap-option="wrap" fo:padding-top="0.05in" fo:padding-bottom="0.05in" fo:padding-left="0.1in" fo:padding-right="0.1in" draw:textarea-vertical-align="top" draw:textarea-horizontal-align="left" draw:fill="solid" draw:fill-color="#ffffff" draw:opacity="100%" draw:stroke="solid" svg:stroke-width="0.01215in" svg:stroke-color="#000000" svg:stroke-opacity="100%" draw:stroke-linejoin="miter" svg:stroke-linecap="butt" draw:auto-grow-width="false" draw:auto-grow-height="false"/>
      <style:paragraph-properties style:font-independent-line-spacing="true" style:writing-mode="lr-tb"/>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3">
      <style:graphic-properties fo:wrap-option="wrap" fo:padding-top="0.05in" fo:padding-bottom="0.05in" fo:padding-left="0.1in" fo:padding-right="0.1in" draw:textarea-vertical-align="top" draw:textarea-horizontal-align="left" draw:fill="solid" draw:fill-color="#008b00" draw:opacity="100%" draw:stroke="solid" svg:stroke-width="0.01215in" svg:stroke-color="#000000" svg:stroke-opacity="100%" draw:stroke-linejoin="miter" svg:stroke-linecap="butt" draw:auto-grow-width="false" draw:auto-grow-height="false"/>
      <style:paragraph-properties style:font-independent-line-spacing="true" style:writing-mode="lr-tb"/>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5">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6">
      <style:graphic-properties fo:wrap-option="wrap" fo:padding-top="0.05in" fo:padding-bottom="0.05in" fo:padding-left="0.1in" fo:padding-right="0.1in" draw:textarea-vertical-align="top" draw:textarea-horizontal-align="left" draw:fill="solid" draw:fill-color="#ffffff" draw:opacity="100%" draw:stroke="solid" svg:stroke-width="0.01215in" svg:stroke-color="#000000" svg:stroke-opacity="100%" draw:stroke-linejoin="miter" svg:stroke-linecap="butt" draw:auto-grow-width="false" draw:auto-grow-height="false"/>
      <style:paragraph-properties style:font-independent-line-spacing="true" style:writing-mode="lr-tb"/>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8">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14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graphic" style:name="a99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0">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1148">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graphic" style:name="a999">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9">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2">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4">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5">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0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7">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8">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1">
      <style:graphic-properties fo:wrap-option="wrap" fo:padding-top="0.05in" fo:padding-bottom="0.05in" fo:padding-left="0.1in" fo:padding-right="0.1in" draw:textarea-vertical-align="top" draw:textarea-horizontal-align="left" draw:fill="none"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4">
      <style:graphic-properties fo:wrap-option="wrap" fo:padding-top="0.05in" fo:padding-bottom="0.05in" fo:padding-left="0.1in" fo:padding-right="0.1in" draw:textarea-vertical-align="top" draw:textarea-horizontal-align="left" draw:fill="solid" draw:fill-color="#ff7f2a" draw:opacity="100%" draw:stroke="solid" svg:stroke-width="0.01215in" svg:stroke-color="#000000" svg:stroke-opacity="100%" draw:stroke-linejoin="miter" svg:stroke-linecap="butt" draw:auto-grow-width="false" draw:auto-grow-height="false"/>
      <style:paragraph-properties style:font-independent-line-spacing="true" style:writing-mode="lr-tb"/>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5">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8">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1">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wrap" fo:padding-top="0.05in" fo:padding-bottom="0.05in" fo:padding-left="0.1in" fo:padding-right="0.1in" draw:textarea-vertical-align="top" draw:textarea-horizontal-align="left" draw:fill="none"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0">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0">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1059">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9">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1271">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draw:fill="none" draw:stroke="none"/>
    </style:style>
    <style:style style:family="graphic" style:name="a1277">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drawing-page" style:name="a6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graphic-properties fo:wrap-option="wrap" fo:padding-top="0.05in" fo:padding-bottom="0.05in" fo:padding-left="0.1in" fo:padding-right="0.1in" draw:textarea-vertical-align="top" draw:textarea-horizontal-align="left" draw:fill="none"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wrap" fo:padding-top="0.05in" fo:padding-bottom="0.05in" fo:padding-left="0.1in" fo:padding-right="0.1in" draw:textarea-vertical-align="top" draw:textarea-horizontal-align="left" draw:fill="solid" draw:fill-color="#c65fb2"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8">
      <style:graphic-properties fo:wrap-option="wrap" fo:padding-top="0.05in" fo:padding-bottom="0.05in" fo:padding-left="0.1in" fo:padding-right="0.1in" draw:textarea-vertical-align="top" draw:textarea-horizontal-align="left" draw:fill="solid" draw:fill-color="#ffffff" draw:opacity="100%" draw:stroke="solid" svg:stroke-width="0.01215in" svg:stroke-color="#000000" svg:stroke-opacity="100%" draw:stroke-linejoin="miter" svg:stroke-linecap="butt" draw:auto-grow-width="false" draw:auto-grow-height="false"/>
      <style:paragraph-properties style:font-independent-line-spacing="true" style:writing-mode="lr-tb"/>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2">
      <style:graphic-properties fo:wrap-option="wrap" fo:padding-top="0.05in" fo:padding-bottom="0.05in" fo:padding-left="0.1in" fo:padding-right="0.1in" draw:textarea-vertical-align="top" draw:textarea-horizontal-align="left" draw:fill="none"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5">
      <style:graphic-properties fo:wrap-option="wrap" fo:padding-top="0.05in" fo:padding-bottom="0.05in" fo:padding-left="0.1in" fo:padding-right="0.1in" draw:textarea-vertical-align="top" draw:textarea-horizontal-align="left" draw:fill="solid" draw:fill-color="#008b00" draw:opacity="100%" draw:stroke="solid" svg:stroke-width="0.01215in" svg:stroke-color="#000000" svg:stroke-opacity="100%" draw:stroke-linejoin="miter" svg:stroke-linecap="butt" draw:auto-grow-width="false" draw:auto-grow-height="false"/>
      <style:paragraph-properties style:font-independent-line-spacing="true"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8">
      <style:graphic-properties fo:wrap-option="wrap" fo:padding-top="0.05in" fo:padding-bottom="0.05in" fo:padding-left="0.1in" fo:padding-right="0.1in" draw:textarea-vertical-align="top" draw:textarea-horizontal-align="left" draw:fill="solid" draw:fill-color="#ffffff" draw:opacity="100%" draw:stroke="solid" svg:stroke-width="0.01215in" svg:stroke-color="#000000" svg:stroke-opacity="100%" draw:stroke-linejoin="miter" svg:stroke-linecap="butt" draw:auto-grow-width="false" draw:auto-grow-height="false"/>
      <style:paragraph-properties style:font-independent-line-spacing="true" style:writing-mode="lr-tb"/>
    </style:style>
    <style:style style:family="graphic" style:name="a1280">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1">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7">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0">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0">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1089">
      <style:graphic-properties fo:wrap-option="wrap" fo:padding-top="0.05in" fo:padding-bottom="0.05in" fo:padding-left="0.1in" fo:padding-right="0.1in" draw:textarea-vertical-align="top" draw:textarea-horizontal-align="left" draw:fill="none"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3">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9">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05in" fo:padding-bottom="0.05in" fo:padding-left="0.1in" fo:padding-right="0.1in" draw:textarea-vertical-align="top" draw:textarea-horizontal-align="left" draw:fill="solid" draw:fill-color="#00add9" draw:opacity="100%" draw:stroke="solid" svg:stroke-width="0.01215in" svg:stroke-color="#000000" svg:stroke-opacity="100%" draw:stroke-linejoin="miter" svg:stroke-linecap="butt"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5">
      <style:graphic-properties fo:wrap-option="wrap" fo:padding-top="0.05in" fo:padding-bottom="0.05in" fo:padding-left="0.1in" fo:padding-right="0.1in" draw:textarea-vertical-align="top" draw:textarea-horizontal-align="left" draw:fill="solid" draw:fill-color="#ffffff" draw:opacity="100%" draw:stroke="solid" svg:stroke-width="0.01215in" svg:stroke-color="#000000" svg:stroke-opacity="100%" draw:stroke-linejoin="miter" svg:stroke-linecap="butt" draw:auto-grow-width="false" draw:auto-grow-height="false"/>
      <style:paragraph-properties style:font-independent-line-spacing="true" style:writing-mode="lr-tb"/>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8">
      <style:graphic-properties fo:wrap-option="wrap" fo:padding-top="0.05in" fo:padding-bottom="0.05in" fo:padding-left="0.1in" fo:padding-right="0.1in" draw:textarea-vertical-align="top" draw:textarea-horizontal-align="left" draw:fill="solid" draw:fill-color="#ffffff" draw:opacity="100%" draw:stroke="solid" svg:stroke-width="0.01215in" svg:stroke-color="#000000" svg:stroke-opacity="100%" draw:stroke-linejoin="miter" svg:stroke-linecap="butt" draw:auto-grow-width="false" draw:auto-grow-height="fals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0">
      <style:graphic-properties fo:wrap-option="wrap" fo:padding-top="0.05in" fo:padding-bottom="0.05in" fo:padding-left="0.1in" fo:padding-right="0.1in" draw:textarea-vertical-align="top" draw:textarea-horizontal-align="left" draw:fill="solid" draw:fill-color="#00add9" draw:opacity="100%" draw:stroke="solid" svg:stroke-width="0.01215in" svg:stroke-color="#000000" svg:stroke-opacity="100%" draw:stroke-linejoin="miter" svg:stroke-linecap="butt" draw:auto-grow-width="false" draw:auto-grow-height="fals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wrap" fo:padding-top="0.05in" fo:padding-bottom="0.05in" fo:padding-left="0.1in" fo:padding-right="0.1in" draw:textarea-vertical-align="top" draw:textarea-horizontal-align="left" draw:fill="solid" draw:fill-color="#ffffff" draw:opacity="100%" draw:stroke="solid" svg:stroke-width="0.01215in" svg:stroke-color="#000000" svg:stroke-opacity="100%" draw:stroke-linejoin="miter" svg:stroke-linecap="butt"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wrap" fo:padding-top="0.05in" fo:padding-bottom="0.05in" fo:padding-left="0.1in" fo:padding-right="0.1in" draw:textarea-vertical-align="top" draw:textarea-horizontal-align="left" draw:fill="solid" draw:fill-color="#ffffff" draw:opacity="100%" draw:stroke="solid" svg:stroke-width="0.01215in" svg:stroke-color="#000000" svg:stroke-opacity="100%" draw:stroke-linejoin="miter" svg:stroke-linecap="butt"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809">
      <style:graphic-properties fo:wrap-option="wrap" fo:padding-top="0.05in" fo:padding-bottom="0.05in" fo:padding-left="0.1in" fo:padding-right="0.1in" draw:textarea-vertical-align="top" draw:textarea-horizontal-align="left" draw:fill="solid" draw:fill-color="#ffffff" draw:opacity="100%" draw:stroke="solid" svg:stroke-width="0.01215in" svg:stroke-color="#000000" svg:stroke-opacity="100%" draw:stroke-linejoin="miter" svg:stroke-linecap="butt"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05in" fo:padding-bottom="0.05in" fo:padding-left="0.1in" fo:padding-right="0.1in" draw:textarea-vertical-align="top" draw:textarea-horizontal-align="left" draw:fill="none"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05in" fo:padding-bottom="0.05in" fo:padding-left="0.1in" fo:padding-right="0.1in" draw:textarea-vertical-align="top" draw:textarea-horizontal-align="left" draw:fill="solid" draw:fill-color="#c65fb2"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70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2">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05in" fo:padding-bottom="0.05in" fo:padding-left="0.1in" fo:padding-right="0.1in" draw:textarea-vertical-align="top" draw:textarea-horizontal-align="left" draw:fill="solid" draw:fill-color="#ffffff" draw:opacity="100%" draw:stroke="solid" svg:stroke-width="0.01215in" svg:stroke-color="#000000" svg:stroke-opacity="100%" draw:stroke-linejoin="miter" svg:stroke-linecap="butt" draw:auto-grow-width="false" draw:auto-grow-height="fals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05in" fo:padding-bottom="0.05in" fo:padding-left="0.1in" fo:padding-right="0.1in" draw:textarea-vertical-align="top" draw:textarea-horizontal-align="left" draw:fill="none"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05in" fo:padding-bottom="0.05in" fo:padding-left="0.1in" fo:padding-right="0.1in" draw:textarea-vertical-align="top" draw:textarea-horizontal-align="left" draw:fill="solid" draw:fill-color="#ff7f2a" draw:opacity="100%" draw:stroke="solid" svg:stroke-width="0.01215in" svg:stroke-color="#000000" svg:stroke-opacity="100%" draw:stroke-linejoin="miter" svg:stroke-linecap="butt"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1">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719">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1">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0">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728">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0">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9">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05in" fo:padding-bottom="0.05in" fo:padding-left="0.1in" fo:padding-right="0.1in" draw:textarea-vertical-align="top" draw:textarea-horizontal-align="left" draw:fill="none"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05in" fo:padding-bottom="0.05in" fo:padding-left="0.1in" fo:padding-right="0.1in" draw:textarea-vertical-align="top" draw:textarea-horizontal-align="left" draw:fill="solid" draw:fill-color="#00add9" draw:opacity="100%" draw:stroke="solid" svg:stroke-width="0.01215in" svg:stroke-color="#000000" svg:stroke-opacity="100%" draw:stroke-linejoin="miter" svg:stroke-linecap="butt"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9">
      <style:graphic-properties fo:wrap-option="wrap" fo:padding-top="0.05in" fo:padding-bottom="0.05in" fo:padding-left="0.1in" fo:padding-right="0.1in" draw:textarea-vertical-align="top" draw:textarea-horizontal-align="left" draw:fill="solid" draw:fill-color="#ffffff" draw:opacity="100%" draw:stroke="solid" svg:stroke-width="0.01215in" svg:stroke-color="#000000" svg:stroke-opacity="100%" draw:stroke-linejoin="miter" svg:stroke-linecap="butt" draw:auto-grow-width="false" draw:auto-grow-height="false"/>
      <style:paragraph-properties style:font-independent-line-spacing="true" style:writing-mode="lr-tb"/>
    </style:style>
    <style:style style:family="paragraph" style:name="a1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2">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8">
      <style:graphic-properties fo:wrap-option="wrap" fo:padding-top="0.05in" fo:padding-bottom="0.05in" fo:padding-left="0.1in" fo:padding-right="0.1in" draw:textarea-vertical-align="top" draw:textarea-horizontal-align="left" draw:fill="none"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1">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05in" fo:padding-bottom="0.05in" fo:padding-left="0.1in" fo:padding-right="0.1in" draw:textarea-vertical-align="top" draw:textarea-horizontal-align="left" draw:fill="none"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05in" fo:padding-bottom="0.05in" fo:padding-left="0.1in" fo:padding-right="0.1in" draw:textarea-vertical-align="top" draw:textarea-horizontal-align="left" draw:fill="solid" draw:fill-color="#008b00" draw:opacity="100%" draw:stroke="solid" svg:stroke-width="0.01215in" svg:stroke-color="#000000" svg:stroke-opacity="100%" draw:stroke-linejoin="miter" svg:stroke-linecap="butt" draw:auto-grow-width="false" draw:auto-grow-height="fals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drawing-page" style:name="a8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graphic-properties fo:wrap-option="wrap" fo:padding-top="0.05in" fo:padding-bottom="0.05in" fo:padding-left="0.1in" fo:padding-right="0.1in" draw:textarea-vertical-align="top" draw:textarea-horizontal-align="left" draw:fill="solid" draw:fill-color="#ffffff" draw:opacity="100%" draw:stroke="solid" svg:stroke-width="0.01215in" svg:stroke-color="#000000" svg:stroke-opacity="100%" draw:stroke-linejoin="miter" svg:stroke-linecap="butt" draw:auto-grow-width="false" draw:auto-grow-height="false"/>
      <style:paragraph-properties style:font-independent-line-spacing="true" style:writing-mode="lr-tb"/>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2" draw:style-name="a695" draw:master-page-name="Master1-Layout2-obj-Titel-und-Inhalt" presentation:presentation-page-layout-name="Master1-PPL2" draw:id="Slide-257">
        <draw:frame draw:id="id69" presentation:style-name="a696" draw:name="Inhaltsplatzhalter 3" svg:x="2.51191in" svg:y="0.05739in" svg:width="8.30952in" svg:height="7.38522in" style:rel-width="scale" style:rel-height="scale" presentation:class="graphic" presentation:placeholder="false">
          <draw:image xlink:href="media/image1.png" xlink:type="simple" xlink:show="embed" xlink:actuate="onLoad"/>
          <svg:title/>
          <svg:desc/>
        </draw:frame>
      </draw:page>
      <draw:page draw:name="Slide3" draw:style-name="a697" draw:master-page-name="Master1-Layout2-obj-Titel-und-Inhalt" presentation:presentation-page-layout-name="Master1-PPL2" draw:id="Slide-258">
        <draw:g draw:name="Gruppieren 776" draw:id="id70">
          <svg:title/>
          <svg:desc/>
          <draw:custom-shape svg:x="0.49136in" svg:y="1.68263in" svg:width="3.06756in" svg:height="4.13473in" draw:id="id107" draw:style-name="a797" draw:name="Freeform 402">
            <svg:title/>
            <svg:desc/>
            <text:p text:style-name="a796" text:class-names="" text:cond-style-name=""><text:span text:style-name="a795" text:class-names=""/></text:p>
            <draw:enhanced-geometry xmlns:dr3d="urn:oasis:names:tc:opendocument:xmlns:dr3d:1.0" draw:type="non-primitive" svg:viewBox="0 0 2092 2824" draw:enhanced-path="M ?f3 ?f0 L ?f4 ?f5 C ?f6 ?f5 ?f7 ?f8 ?f7 ?f9 L ?f1 ?f10 C ?f7 ?f11 ?f12 ?f13 ?f14 ?f2 L ?f15 ?f2 C ?f16 ?f13 ?f17 ?f18 ?f0 ?f19 L ?f17 ?f20 C ?f5 ?f21 ?f22 ?f5 ?f3 ?f0 Z N" draw:text-areas="?f57 ?f59 ?f58 ?f60" draw:glue-points="?f61 ?f62 ?f63 ?f64 ?f65 ?f66 ?f67 ?f68 ?f69 ?f70 ?f71 ?f70 ?f72 ?f73 ?f74 ?f75 ?f61 ?f62" draw:glue-point-leaving-directions="-90, -90, -90, -90, -90, -90, -90, -90, -90">
              <draw:equation draw:name="f0" draw:formula="0"/>
              <draw:equation draw:name="f1" draw:formula="2092"/>
              <draw:equation draw:name="f2" draw:formula="2824"/>
              <draw:equation draw:name="f3" draw:formula="144"/>
              <draw:equation draw:name="f4" draw:formula="1946"/>
              <draw:equation draw:name="f5" draw:formula="1"/>
              <draw:equation draw:name="f6" draw:formula="2020"/>
              <draw:equation draw:name="f7" draw:formula="2091"/>
              <draw:equation draw:name="f8" draw:formula="86"/>
              <draw:equation draw:name="f9" draw:formula="196"/>
              <draw:equation draw:name="f10" draw:formula="2626"/>
              <draw:equation draw:name="f11" draw:formula="2729"/>
              <draw:equation draw:name="f12" draw:formula="2017"/>
              <draw:equation draw:name="f13" draw:formula="2823"/>
              <draw:equation draw:name="f14" draw:formula="1945"/>
              <draw:equation draw:name="f15" draw:formula="145"/>
              <draw:equation draw:name="f16" draw:formula="65"/>
              <draw:equation draw:name="f17" draw:formula="2"/>
              <draw:equation draw:name="f18" draw:formula="2738"/>
              <draw:equation draw:name="f19" draw:formula="2627"/>
              <draw:equation draw:name="f20" draw:formula="197"/>
              <draw:equation draw:name="f21" draw:formula="92"/>
              <draw:equation draw:name="f22" draw:formula="67"/>
              <draw:equation draw:name="f23" draw:formula="?f2 - ?f0"/>
              <draw:equation draw:name="f24" draw:formula="?f1 - ?f0"/>
              <draw:equation draw:name="f25" draw:formula="?f24 / 2092"/>
              <draw:equation draw:name="f26" draw:formula="?f23 / 2824"/>
              <draw:equation draw:name="f27" draw:formula="144 * ?f24"/>
              <draw:equation draw:name="f28" draw:formula="0 * ?f23"/>
              <draw:equation draw:name="f29" draw:formula="1946 * ?f24"/>
              <draw:equation draw:name="f30" draw:formula="1 * ?f23"/>
              <draw:equation draw:name="f31" draw:formula="2091 * ?f24"/>
              <draw:equation draw:name="f32" draw:formula="196 * ?f23"/>
              <draw:equation draw:name="f33" draw:formula="2092 * ?f24"/>
              <draw:equation draw:name="f34" draw:formula="2626 * ?f23"/>
              <draw:equation draw:name="f35" draw:formula="1945 * ?f24"/>
              <draw:equation draw:name="f36" draw:formula="2824 * ?f23"/>
              <draw:equation draw:name="f37" draw:formula="145 * ?f24"/>
              <draw:equation draw:name="f38" draw:formula="0 * ?f24"/>
              <draw:equation draw:name="f39" draw:formula="2627 * ?f23"/>
              <draw:equation draw:name="f40" draw:formula="2 * ?f24"/>
              <draw:equation draw:name="f41" draw:formula="197 * ?f23"/>
              <draw:equation draw:name="f42" draw:formula="?f27 / 2092"/>
              <draw:equation draw:name="f43" draw:formula="?f28 / 2824"/>
              <draw:equation draw:name="f44" draw:formula="?f29 / 2092"/>
              <draw:equation draw:name="f45" draw:formula="?f30 / 2824"/>
              <draw:equation draw:name="f46" draw:formula="?f31 / 2092"/>
              <draw:equation draw:name="f47" draw:formula="?f32 / 2824"/>
              <draw:equation draw:name="f48" draw:formula="?f33 / 2092"/>
              <draw:equation draw:name="f49" draw:formula="?f34 / 2824"/>
              <draw:equation draw:name="f50" draw:formula="?f35 / 2092"/>
              <draw:equation draw:name="f51" draw:formula="?f36 / 2824"/>
              <draw:equation draw:name="f52" draw:formula="?f37 / 2092"/>
              <draw:equation draw:name="f53" draw:formula="?f38 / 2092"/>
              <draw:equation draw:name="f54" draw:formula="?f39 / 2824"/>
              <draw:equation draw:name="f55" draw:formula="?f40 / 2092"/>
              <draw:equation draw:name="f56" draw:formula="?f41 / 2824"/>
              <draw:equation draw:name="f57" draw:formula="0 / ?f25"/>
              <draw:equation draw:name="f58" draw:formula="?f1 / ?f25"/>
              <draw:equation draw:name="f59" draw:formula="0 / ?f26"/>
              <draw:equation draw:name="f60" draw:formula="?f2 / ?f26"/>
              <draw:equation draw:name="f61" draw:formula="?f42 / ?f25"/>
              <draw:equation draw:name="f62" draw:formula="?f43 / ?f26"/>
              <draw:equation draw:name="f63" draw:formula="?f44 / ?f25"/>
              <draw:equation draw:name="f64" draw:formula="?f45 / ?f26"/>
              <draw:equation draw:name="f65" draw:formula="?f46 / ?f25"/>
              <draw:equation draw:name="f66" draw:formula="?f47 / ?f26"/>
              <draw:equation draw:name="f67" draw:formula="?f48 / ?f25"/>
              <draw:equation draw:name="f68" draw:formula="?f49 / ?f26"/>
              <draw:equation draw:name="f69" draw:formula="?f50 / ?f25"/>
              <draw:equation draw:name="f70" draw:formula="?f51 / ?f26"/>
              <draw:equation draw:name="f71" draw:formula="?f52 / ?f25"/>
              <draw:equation draw:name="f72" draw:formula="?f53 / ?f25"/>
              <draw:equation draw:name="f73" draw:formula="?f54 / ?f26"/>
              <draw:equation draw:name="f74" draw:formula="?f55 / ?f25"/>
              <draw:equation draw:name="f75" draw:formula="?f56 / ?f26"/>
            </draw:enhanced-geometry>
          </draw:custom-shape>
          <draw:custom-shape svg:x="1.43797in" svg:y="2.89716in" svg:width="1.17434in" svg:height="1.17434in" draw:id="id108" draw:style-name="a800" draw:name="Oval 403">
            <svg:title/>
            <svg:desc/>
            <text:p text:style-name="a799" text:class-names="" text:cond-style-name=""><text:span text:style-name="a79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6657in" svg:y="3.28563in" svg:width="0.16521in" svg:height="0.16075in" draw:id="id109" draw:style-name="a803" draw:name="Oval 404">
            <svg:title/>
            <svg:desc/>
            <text:p text:style-name="a802" text:class-names="" text:cond-style-name=""><text:span text:style-name="a8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2.21491in" svg:y="3.28563in" svg:width="0.16521in" svg:height="0.16075in" draw:id="id110" draw:style-name="a806" draw:name="Oval 405">
            <svg:title/>
            <svg:desc/>
            <text:p text:style-name="a805" text:class-names="" text:cond-style-name=""><text:span text:style-name="a8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71928in" svg:y="3.62498in" svg:width="0.60726in" svg:height="0.20093in" draw:id="id111" draw:style-name="a809" draw:name="Freeform 406">
            <svg:title/>
            <svg:desc/>
            <text:p text:style-name="a808" text:class-names="" text:cond-style-name=""><text:span text:style-name="a807" text:class-names=""/></text:p>
            <draw:enhanced-geometry xmlns:dr3d="urn:oasis:names:tc:opendocument:xmlns:dr3d:1.0" draw:type="non-primitive" svg:viewBox="0 0 414 138" draw:enhanced-path="M ?f3 ?f4 C ?f5 ?f4 ?f0 ?f6 ?f0 ?f7 ?f8 ?f9 ?f0 ?f8 ?f7 ?f0 ?f10 ?f0 ?f11 ?f12 ?f13 ?f14 ?f15 ?f14 ?f16 ?f0 ?f17 ?f0 ?f18 ?f8 ?f1 ?f19 ?f20 ?f21 ?f22 ?f23 ?f24 ?f2 ?f3 ?f4 Z N" draw:text-areas="?f51 ?f53 ?f52 ?f54" draw:glue-points="?f55 ?f56 ?f57 ?f58 ?f59 ?f60 ?f61 ?f62 ?f63 ?f60 ?f64 ?f65 ?f55 ?f56" draw:glue-point-leaving-directions="-90, -90, -90, -90, -90, -90, -90">
              <draw:equation draw:name="f0" draw:formula="0"/>
              <draw:equation draw:name="f1" draw:formula="414"/>
              <draw:equation draw:name="f2" draw:formula="138"/>
              <draw:equation draw:name="f3" draw:formula="202"/>
              <draw:equation draw:name="f4" draw:formula="137"/>
              <draw:equation draw:name="f5" draw:formula="128"/>
              <draw:equation draw:name="f6" draw:formula="62"/>
              <draw:equation draw:name="f7" draw:formula="29"/>
              <draw:equation draw:name="f8" draw:formula="1"/>
              <draw:equation draw:name="f9" draw:formula="14"/>
              <draw:equation draw:name="f10" draw:formula="61"/>
              <draw:equation draw:name="f11" draw:formula="131"/>
              <draw:equation draw:name="f12" draw:formula="55"/>
              <draw:equation draw:name="f13" draw:formula="204"/>
              <draw:equation draw:name="f14" draw:formula="56"/>
              <draw:equation draw:name="f15" draw:formula="278"/>
              <draw:equation draw:name="f16" draw:formula="344"/>
              <draw:equation draw:name="f17" draw:formula="372"/>
              <draw:equation draw:name="f18" draw:formula="403"/>
              <draw:equation draw:name="f19" draw:formula="17"/>
              <draw:equation draw:name="f20" draw:formula="413"/>
              <draw:equation draw:name="f21" draw:formula="32"/>
              <draw:equation draw:name="f22" draw:formula="411"/>
              <draw:equation draw:name="f23" draw:formula="69"/>
              <draw:equation draw:name="f24" draw:formula="276"/>
              <draw:equation draw:name="f25" draw:formula="?f2 - ?f0"/>
              <draw:equation draw:name="f26" draw:formula="?f1 - ?f0"/>
              <draw:equation draw:name="f27" draw:formula="?f26 / 414"/>
              <draw:equation draw:name="f28" draw:formula="?f25 / 138"/>
              <draw:equation draw:name="f29" draw:formula="202 * ?f26"/>
              <draw:equation draw:name="f30" draw:formula="137 * ?f25"/>
              <draw:equation draw:name="f31" draw:formula="0 * ?f26"/>
              <draw:equation draw:name="f32" draw:formula="29 * ?f25"/>
              <draw:equation draw:name="f33" draw:formula="29 * ?f26"/>
              <draw:equation draw:name="f34" draw:formula="0 * ?f25"/>
              <draw:equation draw:name="f35" draw:formula="204 * ?f26"/>
              <draw:equation draw:name="f36" draw:formula="56 * ?f25"/>
              <draw:equation draw:name="f37" draw:formula="372 * ?f26"/>
              <draw:equation draw:name="f38" draw:formula="413 * ?f26"/>
              <draw:equation draw:name="f39" draw:formula="32 * ?f25"/>
              <draw:equation draw:name="f40" draw:formula="?f29 / 414"/>
              <draw:equation draw:name="f41" draw:formula="?f30 / 138"/>
              <draw:equation draw:name="f42" draw:formula="?f31 / 414"/>
              <draw:equation draw:name="f43" draw:formula="?f32 / 138"/>
              <draw:equation draw:name="f44" draw:formula="?f33 / 414"/>
              <draw:equation draw:name="f45" draw:formula="?f34 / 138"/>
              <draw:equation draw:name="f46" draw:formula="?f35 / 414"/>
              <draw:equation draw:name="f47" draw:formula="?f36 / 138"/>
              <draw:equation draw:name="f48" draw:formula="?f37 / 414"/>
              <draw:equation draw:name="f49" draw:formula="?f38 / 414"/>
              <draw:equation draw:name="f50" draw:formula="?f39 / 138"/>
              <draw:equation draw:name="f51" draw:formula="0 / ?f27"/>
              <draw:equation draw:name="f52" draw:formula="?f1 / ?f27"/>
              <draw:equation draw:name="f53" draw:formula="0 / ?f28"/>
              <draw:equation draw:name="f54" draw:formula="?f2 / ?f28"/>
              <draw:equation draw:name="f55" draw:formula="?f40 / ?f27"/>
              <draw:equation draw:name="f56" draw:formula="?f41 / ?f28"/>
              <draw:equation draw:name="f57" draw:formula="?f42 / ?f27"/>
              <draw:equation draw:name="f58" draw:formula="?f43 / ?f28"/>
              <draw:equation draw:name="f59" draw:formula="?f44 / ?f27"/>
              <draw:equation draw:name="f60" draw:formula="?f45 / ?f28"/>
              <draw:equation draw:name="f61" draw:formula="?f46 / ?f27"/>
              <draw:equation draw:name="f62" draw:formula="?f47 / ?f28"/>
              <draw:equation draw:name="f63" draw:formula="?f48 / ?f27"/>
              <draw:equation draw:name="f64" draw:formula="?f49 / ?f27"/>
              <draw:equation draw:name="f65" draw:formula="?f50 / ?f28"/>
            </draw:enhanced-geometry>
          </draw:custom-shape>
          <draw:custom-shape svg:x="1.19685in" svg:y="4.41084in" svg:width="0.13842in" svg:height="0.18754in" draw:id="id112" draw:style-name="a812" draw:name="Freeform 407">
            <svg:title/>
            <svg:desc/>
            <text:p text:style-name="a811" text:class-names="" text:cond-style-name=""><text:span text:style-name="a810" text:class-names=""/></text:p>
            <draw:enhanced-geometry xmlns:dr3d="urn:oasis:names:tc:opendocument:xmlns:dr3d:1.0" draw:type="non-primitive" svg:viewBox="0 0 96 128" draw:enhanced-path="M ?f1 ?f3 C ?f1 ?f4 ?f4 ?f5 ?f6 ?f7 ?f8 ?f9 ?f10 ?f11 ?f12 ?f13 ?f14 ?f15 ?f16 ?f17 ?f18 ?f19 ?f20 ?f21 ?f22 ?f2 ?f23 ?f2 L ?f0 ?f2 ?f0 ?f0 ?f24 ?f0 C ?f25 ?f0 ?f22 ?f26 ?f27 ?f26 ?f28 ?f29 ?f18 ?f30 ?f31 ?f32 ?f33 ?f34 ?f35 ?f36 ?f37 ?f38 ?f39 ?f40 ?f41 ?f42 ?f41 ?f43 ?f41 ?f44 ?f12 ?f45 ?f35 ?f46 ?f47 ?f48 ?f16 ?f49 ?f50 ?f51 L ?f50 ?f51 C ?f47 ?f52 ?f12 ?f20 ?f53 ?f18 ?f54 ?f31 ?f1 ?f35 ?f1 ?f3 Z M ?f18 ?f55 C ?f18 ?f56 ?f18 ?f57 ?f58 ?f59 ?f60 ?f61 ?f28 ?f62 ?f20 ?f63 ?f27 ?f64 ?f51 ?f65 ?f66 ?f38 ?f25 ?f38 ?f67 ?f38 ?f68 ?f38 L ?f64 ?f38 ?f64 ?f49 ?f69 ?f49 C ?f46 ?f49 ?f70 ?f66 ?f66 ?f66 ?f22 ?f71 ?f52 ?f48 ?f72 ?f25 ?f28 ?f73 ?f60 ?f46 ?f58 ?f74 ?f18 ?f24 ?f18 ?f44 ?f18 ?f55 Z M ?f14 ?f3 C ?f14 ?f39 ?f47 ?f35 ?f33 ?f47 ?f75 ?f75 ?f31 ?f76 ?f50 ?f77 ?f60 ?f50 ?f20 ?f18 ?f27 ?f18 ?f22 ?f58 ?f48 ?f58 ?f67 ?f58 L ?f64 ?f58 ?f64 ?f78 ?f69 ?f78 C ?f25 ?f78 ?f79 ?f78 ?f52 ?f80 ?f81 ?f82 ?f58 ?f9 ?f77 ?f83 ?f31 ?f84 ?f85 ?f86 ?f33 ?f5 ?f14 ?f87 ?f14 ?f88 ?f14 ?f3 Z N" draw:text-areas="?f199 ?f201 ?f200 ?f202" draw:glue-points="?f203 ?f204 ?f205 ?f206 ?f207 ?f208 ?f209 ?f210 ?f211 ?f212 ?f213 ?f212 ?f213 ?f214 ?f215 ?f214 ?f216 ?f217 ?f218 ?f219 ?f220 ?f221 ?f222 ?f223 ?f224 ?f225 ?f226 ?f227 ?f226 ?f227 ?f228 ?f229 ?f203 ?f204 ?f209 ?f230 ?f231 ?f232 ?f233 ?f234 ?f235 ?f221 ?f236 ?f221 ?f237 ?f221 ?f237 ?f238 ?f239 ?f238 ?f235 ?f240 ?f241 ?f242 ?f231 ?f243 ?f209 ?f230 ?f244 ?f204 ?f245 ?f246 ?f226 ?f247 ?f216 ?f229 ?f248 ?f249 ?f237 ?f249 ?f237 ?f250 ?f239 ?f250 ?f251 ?f252 ?f253 ?f254 ?f245 ?f255 ?f244 ?f204" draw:glue-point-leaving-directions="-90, -90, -90, -90, -90, -90, -90, -90, -90, -90, -90, -90, -90, -90, -90, -90, -90, -90, -90, -90, -90, -90, -90, -90, -90, -90, -90, -90, -90, -90, -90, -90, -90, -90, -90, -90, -90, -90, -90, -90, -90">
              <draw:equation draw:name="f0" draw:formula="0"/>
              <draw:equation draw:name="f1" draw:formula="96"/>
              <draw:equation draw:name="f2" draw:formula="128"/>
              <draw:equation draw:name="f3" draw:formula="89"/>
              <draw:equation draw:name="f4" draw:formula="95"/>
              <draw:equation draw:name="f5" draw:formula="100"/>
              <draw:equation draw:name="f6" draw:formula="92"/>
              <draw:equation draw:name="f7" draw:formula="105"/>
              <draw:equation draw:name="f8" draw:formula="90"/>
              <draw:equation draw:name="f9" draw:formula="110"/>
              <draw:equation draw:name="f10" draw:formula="87"/>
              <draw:equation draw:name="f11" draw:formula="114"/>
              <draw:equation draw:name="f12" draw:formula="83"/>
              <draw:equation draw:name="f13" draw:formula="117"/>
              <draw:equation draw:name="f14" draw:formula="78"/>
              <draw:equation draw:name="f15" draw:formula="121"/>
              <draw:equation draw:name="f16" draw:formula="73"/>
              <draw:equation draw:name="f17" draw:formula="124"/>
              <draw:equation draw:name="f18" draw:formula="67"/>
              <draw:equation draw:name="f19" draw:formula="125"/>
              <draw:equation draw:name="f20" draw:formula="61"/>
              <draw:equation draw:name="f21" draw:formula="127"/>
              <draw:equation draw:name="f22" draw:formula="54"/>
              <draw:equation draw:name="f23" draw:formula="45"/>
              <draw:equation draw:name="f24" draw:formula="38"/>
              <draw:equation draw:name="f25" draw:formula="47"/>
              <draw:equation draw:name="f26" draw:formula="1"/>
              <draw:equation draw:name="f27" draw:formula="58"/>
              <draw:equation draw:name="f28" draw:formula="63"/>
              <draw:equation draw:name="f29" draw:formula="2"/>
              <draw:equation draw:name="f30" draw:formula="4"/>
              <draw:equation draw:name="f31" draw:formula="72"/>
              <draw:equation draw:name="f32" draw:formula="6"/>
              <draw:equation draw:name="f33" draw:formula="76"/>
              <draw:equation draw:name="f34" draw:formula="8"/>
              <draw:equation draw:name="f35" draw:formula="80"/>
              <draw:equation draw:name="f36" draw:formula="11"/>
              <draw:equation draw:name="f37" draw:formula="82"/>
              <draw:equation draw:name="f38" draw:formula="15"/>
              <draw:equation draw:name="f39" draw:formula="84"/>
              <draw:equation draw:name="f40" draw:formula="19"/>
              <draw:equation draw:name="f41" draw:formula="85"/>
              <draw:equation draw:name="f42" draw:formula="24"/>
              <draw:equation draw:name="f43" draw:formula="29"/>
              <draw:equation draw:name="f44" draw:formula="35"/>
              <draw:equation draw:name="f45" draw:formula="40"/>
              <draw:equation draw:name="f46" draw:formula="44"/>
              <draw:equation draw:name="f47" draw:formula="77"/>
              <draw:equation draw:name="f48" draw:formula="49"/>
              <draw:equation draw:name="f49" draw:formula="52"/>
              <draw:equation draw:name="f50" draw:formula="68"/>
              <draw:equation draw:name="f51" draw:formula="55"/>
              <draw:equation draw:name="f52" draw:formula="57"/>
              <draw:equation draw:name="f53" draw:formula="88"/>
              <draw:equation draw:name="f54" draw:formula="93"/>
              <draw:equation draw:name="f55" draw:formula="31"/>
              <draw:equation draw:name="f56" draw:formula="28"/>
              <draw:equation draw:name="f57" draw:formula="26"/>
              <draw:equation draw:name="f58" draw:formula="66"/>
              <draw:equation draw:name="f59" draw:formula="23"/>
              <draw:equation draw:name="f60" draw:formula="65"/>
              <draw:equation draw:name="f61" draw:formula="21"/>
              <draw:equation draw:name="f62" draw:formula="20"/>
              <draw:equation draw:name="f63" draw:formula="18"/>
              <draw:equation draw:name="f64" draw:formula="17"/>
              <draw:equation draw:name="f65" draw:formula="16"/>
              <draw:equation draw:name="f66" draw:formula="51"/>
              <draw:equation draw:name="f67" draw:formula="43"/>
              <draw:equation draw:name="f68" draw:formula="37"/>
              <draw:equation draw:name="f69" draw:formula="39"/>
              <draw:equation draw:name="f70" draw:formula="48"/>
              <draw:equation draw:name="f71" draw:formula="50"/>
              <draw:equation draw:name="f72" draw:formula="60"/>
              <draw:equation draw:name="f73" draw:formula="46"/>
              <draw:equation draw:name="f74" draw:formula="41"/>
              <draw:equation draw:name="f75" draw:formula="74"/>
              <draw:equation draw:name="f76" draw:formula="71"/>
              <draw:equation draw:name="f77" draw:formula="69"/>
              <draw:equation draw:name="f78" draw:formula="113"/>
              <draw:equation draw:name="f79" draw:formula="53"/>
              <draw:equation draw:name="f80" draw:formula="112"/>
              <draw:equation draw:name="f81" draw:formula="62"/>
              <draw:equation draw:name="f82" draw:formula="111"/>
              <draw:equation draw:name="f83" draw:formula="108"/>
              <draw:equation draw:name="f84" draw:formula="106"/>
              <draw:equation draw:name="f85" draw:formula="75"/>
              <draw:equation draw:name="f86" draw:formula="103"/>
              <draw:equation draw:name="f87" draw:formula="97"/>
              <draw:equation draw:name="f88" draw:formula="94"/>
              <draw:equation draw:name="f89" draw:formula="?f2 - ?f0"/>
              <draw:equation draw:name="f90" draw:formula="?f1 - ?f0"/>
              <draw:equation draw:name="f91" draw:formula="?f90 / 96"/>
              <draw:equation draw:name="f92" draw:formula="?f89 / 128"/>
              <draw:equation draw:name="f93" draw:formula="96 * ?f90"/>
              <draw:equation draw:name="f94" draw:formula="89 * ?f89"/>
              <draw:equation draw:name="f95" draw:formula="92 * ?f90"/>
              <draw:equation draw:name="f96" draw:formula="105 * ?f89"/>
              <draw:equation draw:name="f97" draw:formula="83 * ?f90"/>
              <draw:equation draw:name="f98" draw:formula="117 * ?f89"/>
              <draw:equation draw:name="f99" draw:formula="67 * ?f90"/>
              <draw:equation draw:name="f100" draw:formula="125 * ?f89"/>
              <draw:equation draw:name="f101" draw:formula="45 * ?f90"/>
              <draw:equation draw:name="f102" draw:formula="128 * ?f89"/>
              <draw:equation draw:name="f103" draw:formula="0 * ?f90"/>
              <draw:equation draw:name="f104" draw:formula="0 * ?f89"/>
              <draw:equation draw:name="f105" draw:formula="38 * ?f90"/>
              <draw:equation draw:name="f106" draw:formula="58 * ?f90"/>
              <draw:equation draw:name="f107" draw:formula="1 * ?f89"/>
              <draw:equation draw:name="f108" draw:formula="72 * ?f90"/>
              <draw:equation draw:name="f109" draw:formula="6 * ?f89"/>
              <draw:equation draw:name="f110" draw:formula="82 * ?f90"/>
              <draw:equation draw:name="f111" draw:formula="15 * ?f89"/>
              <draw:equation draw:name="f112" draw:formula="85 * ?f90"/>
              <draw:equation draw:name="f113" draw:formula="29 * ?f89"/>
              <draw:equation draw:name="f114" draw:formula="80 * ?f90"/>
              <draw:equation draw:name="f115" draw:formula="44 * ?f89"/>
              <draw:equation draw:name="f116" draw:formula="68 * ?f90"/>
              <draw:equation draw:name="f117" draw:formula="55 * ?f89"/>
              <draw:equation draw:name="f118" draw:formula="88 * ?f90"/>
              <draw:equation draw:name="f119" draw:formula="67 * ?f89"/>
              <draw:equation draw:name="f120" draw:formula="31 * ?f89"/>
              <draw:equation draw:name="f121" draw:formula="66 * ?f90"/>
              <draw:equation draw:name="f122" draw:formula="23 * ?f89"/>
              <draw:equation draw:name="f123" draw:formula="61 * ?f90"/>
              <draw:equation draw:name="f124" draw:formula="18 * ?f89"/>
              <draw:equation draw:name="f125" draw:formula="51 * ?f90"/>
              <draw:equation draw:name="f126" draw:formula="37 * ?f90"/>
              <draw:equation draw:name="f127" draw:formula="17 * ?f90"/>
              <draw:equation draw:name="f128" draw:formula="52 * ?f89"/>
              <draw:equation draw:name="f129" draw:formula="39 * ?f90"/>
              <draw:equation draw:name="f130" draw:formula="51 * ?f89"/>
              <draw:equation draw:name="f131" draw:formula="60 * ?f90"/>
              <draw:equation draw:name="f132" draw:formula="47 * ?f89"/>
              <draw:equation draw:name="f133" draw:formula="41 * ?f89"/>
              <draw:equation draw:name="f134" draw:formula="78 * ?f90"/>
              <draw:equation draw:name="f135" draw:formula="76 * ?f90"/>
              <draw:equation draw:name="f136" draw:formula="77 * ?f89"/>
              <draw:equation draw:name="f137" draw:formula="69 * ?f89"/>
              <draw:equation draw:name="f138" draw:formula="43 * ?f90"/>
              <draw:equation draw:name="f139" draw:formula="66 * ?f89"/>
              <draw:equation draw:name="f140" draw:formula="113 * ?f89"/>
              <draw:equation draw:name="f141" draw:formula="57 * ?f90"/>
              <draw:equation draw:name="f142" draw:formula="112 * ?f89"/>
              <draw:equation draw:name="f143" draw:formula="69 * ?f90"/>
              <draw:equation draw:name="f144" draw:formula="108 * ?f89"/>
              <draw:equation draw:name="f145" draw:formula="100 * ?f89"/>
              <draw:equation draw:name="f146" draw:formula="?f93 / 96"/>
              <draw:equation draw:name="f147" draw:formula="?f94 / 128"/>
              <draw:equation draw:name="f148" draw:formula="?f95 / 96"/>
              <draw:equation draw:name="f149" draw:formula="?f96 / 128"/>
              <draw:equation draw:name="f150" draw:formula="?f97 / 96"/>
              <draw:equation draw:name="f151" draw:formula="?f98 / 128"/>
              <draw:equation draw:name="f152" draw:formula="?f99 / 96"/>
              <draw:equation draw:name="f153" draw:formula="?f100 / 128"/>
              <draw:equation draw:name="f154" draw:formula="?f101 / 96"/>
              <draw:equation draw:name="f155" draw:formula="?f102 / 128"/>
              <draw:equation draw:name="f156" draw:formula="?f103 / 96"/>
              <draw:equation draw:name="f157" draw:formula="?f104 / 128"/>
              <draw:equation draw:name="f158" draw:formula="?f105 / 96"/>
              <draw:equation draw:name="f159" draw:formula="?f106 / 96"/>
              <draw:equation draw:name="f160" draw:formula="?f107 / 128"/>
              <draw:equation draw:name="f161" draw:formula="?f108 / 96"/>
              <draw:equation draw:name="f162" draw:formula="?f109 / 128"/>
              <draw:equation draw:name="f163" draw:formula="?f110 / 96"/>
              <draw:equation draw:name="f164" draw:formula="?f111 / 128"/>
              <draw:equation draw:name="f165" draw:formula="?f112 / 96"/>
              <draw:equation draw:name="f166" draw:formula="?f113 / 128"/>
              <draw:equation draw:name="f167" draw:formula="?f114 / 96"/>
              <draw:equation draw:name="f168" draw:formula="?f115 / 128"/>
              <draw:equation draw:name="f169" draw:formula="?f116 / 96"/>
              <draw:equation draw:name="f170" draw:formula="?f117 / 128"/>
              <draw:equation draw:name="f171" draw:formula="?f118 / 96"/>
              <draw:equation draw:name="f172" draw:formula="?f119 / 128"/>
              <draw:equation draw:name="f173" draw:formula="?f120 / 128"/>
              <draw:equation draw:name="f174" draw:formula="?f121 / 96"/>
              <draw:equation draw:name="f175" draw:formula="?f122 / 128"/>
              <draw:equation draw:name="f176" draw:formula="?f123 / 96"/>
              <draw:equation draw:name="f177" draw:formula="?f124 / 128"/>
              <draw:equation draw:name="f178" draw:formula="?f125 / 96"/>
              <draw:equation draw:name="f179" draw:formula="?f126 / 96"/>
              <draw:equation draw:name="f180" draw:formula="?f127 / 96"/>
              <draw:equation draw:name="f181" draw:formula="?f128 / 128"/>
              <draw:equation draw:name="f182" draw:formula="?f129 / 96"/>
              <draw:equation draw:name="f183" draw:formula="?f130 / 128"/>
              <draw:equation draw:name="f184" draw:formula="?f131 / 96"/>
              <draw:equation draw:name="f185" draw:formula="?f132 / 128"/>
              <draw:equation draw:name="f186" draw:formula="?f133 / 128"/>
              <draw:equation draw:name="f187" draw:formula="?f134 / 96"/>
              <draw:equation draw:name="f188" draw:formula="?f135 / 96"/>
              <draw:equation draw:name="f189" draw:formula="?f136 / 128"/>
              <draw:equation draw:name="f190" draw:formula="?f137 / 128"/>
              <draw:equation draw:name="f191" draw:formula="?f138 / 96"/>
              <draw:equation draw:name="f192" draw:formula="?f139 / 128"/>
              <draw:equation draw:name="f193" draw:formula="?f140 / 128"/>
              <draw:equation draw:name="f194" draw:formula="?f141 / 96"/>
              <draw:equation draw:name="f195" draw:formula="?f142 / 128"/>
              <draw:equation draw:name="f196" draw:formula="?f143 / 96"/>
              <draw:equation draw:name="f197" draw:formula="?f144 / 128"/>
              <draw:equation draw:name="f198" draw:formula="?f145 / 128"/>
              <draw:equation draw:name="f199" draw:formula="0 / ?f91"/>
              <draw:equation draw:name="f200" draw:formula="?f1 / ?f91"/>
              <draw:equation draw:name="f201" draw:formula="0 / ?f92"/>
              <draw:equation draw:name="f202" draw:formula="?f2 / ?f92"/>
              <draw:equation draw:name="f203" draw:formula="?f146 / ?f91"/>
              <draw:equation draw:name="f204" draw:formula="?f147 / ?f92"/>
              <draw:equation draw:name="f205" draw:formula="?f148 / ?f91"/>
              <draw:equation draw:name="f206" draw:formula="?f149 / ?f92"/>
              <draw:equation draw:name="f207" draw:formula="?f150 / ?f91"/>
              <draw:equation draw:name="f208" draw:formula="?f151 / ?f92"/>
              <draw:equation draw:name="f209" draw:formula="?f152 / ?f91"/>
              <draw:equation draw:name="f210" draw:formula="?f153 / ?f92"/>
              <draw:equation draw:name="f211" draw:formula="?f154 / ?f91"/>
              <draw:equation draw:name="f212" draw:formula="?f155 / ?f92"/>
              <draw:equation draw:name="f213" draw:formula="?f156 / ?f91"/>
              <draw:equation draw:name="f214" draw:formula="?f157 / ?f92"/>
              <draw:equation draw:name="f215" draw:formula="?f158 / ?f91"/>
              <draw:equation draw:name="f216" draw:formula="?f159 / ?f91"/>
              <draw:equation draw:name="f217" draw:formula="?f160 / ?f92"/>
              <draw:equation draw:name="f218" draw:formula="?f161 / ?f91"/>
              <draw:equation draw:name="f219" draw:formula="?f162 / ?f92"/>
              <draw:equation draw:name="f220" draw:formula="?f163 / ?f91"/>
              <draw:equation draw:name="f221" draw:formula="?f164 / ?f92"/>
              <draw:equation draw:name="f222" draw:formula="?f165 / ?f91"/>
              <draw:equation draw:name="f223" draw:formula="?f166 / ?f92"/>
              <draw:equation draw:name="f224" draw:formula="?f167 / ?f91"/>
              <draw:equation draw:name="f225" draw:formula="?f168 / ?f92"/>
              <draw:equation draw:name="f226" draw:formula="?f169 / ?f91"/>
              <draw:equation draw:name="f227" draw:formula="?f170 / ?f92"/>
              <draw:equation draw:name="f228" draw:formula="?f171 / ?f91"/>
              <draw:equation draw:name="f229" draw:formula="?f172 / ?f92"/>
              <draw:equation draw:name="f230" draw:formula="?f173 / ?f92"/>
              <draw:equation draw:name="f231" draw:formula="?f174 / ?f91"/>
              <draw:equation draw:name="f232" draw:formula="?f175 / ?f92"/>
              <draw:equation draw:name="f233" draw:formula="?f176 / ?f91"/>
              <draw:equation draw:name="f234" draw:formula="?f177 / ?f92"/>
              <draw:equation draw:name="f235" draw:formula="?f178 / ?f91"/>
              <draw:equation draw:name="f236" draw:formula="?f179 / ?f91"/>
              <draw:equation draw:name="f237" draw:formula="?f180 / ?f91"/>
              <draw:equation draw:name="f238" draw:formula="?f181 / ?f92"/>
              <draw:equation draw:name="f239" draw:formula="?f182 / ?f91"/>
              <draw:equation draw:name="f240" draw:formula="?f183 / ?f92"/>
              <draw:equation draw:name="f241" draw:formula="?f184 / ?f91"/>
              <draw:equation draw:name="f242" draw:formula="?f185 / ?f92"/>
              <draw:equation draw:name="f243" draw:formula="?f186 / ?f92"/>
              <draw:equation draw:name="f244" draw:formula="?f187 / ?f91"/>
              <draw:equation draw:name="f245" draw:formula="?f188 / ?f91"/>
              <draw:equation draw:name="f246" draw:formula="?f189 / ?f92"/>
              <draw:equation draw:name="f247" draw:formula="?f190 / ?f92"/>
              <draw:equation draw:name="f248" draw:formula="?f191 / ?f91"/>
              <draw:equation draw:name="f249" draw:formula="?f192 / ?f92"/>
              <draw:equation draw:name="f250" draw:formula="?f193 / ?f92"/>
              <draw:equation draw:name="f251" draw:formula="?f194 / ?f91"/>
              <draw:equation draw:name="f252" draw:formula="?f195 / ?f92"/>
              <draw:equation draw:name="f253" draw:formula="?f196 / ?f91"/>
              <draw:equation draw:name="f254" draw:formula="?f197 / ?f92"/>
              <draw:equation draw:name="f255" draw:formula="?f198 / ?f92"/>
            </draw:enhanced-geometry>
          </draw:custom-shape>
          <draw:custom-shape svg:x="1.36206in" svg:y="4.4555in" svg:width="0.12502in" svg:height="0.14735in" draw:id="id113" draw:style-name="a815" draw:name="Freeform 408">
            <svg:title/>
            <svg:desc/>
            <text:p text:style-name="a814" text:class-names="" text:cond-style-name=""><text:span text:style-name="a813" text:class-names=""/></text:p>
            <draw:enhanced-geometry xmlns:dr3d="urn:oasis:names:tc:opendocument:xmlns:dr3d:1.0" draw:type="non-primitive" svg:viewBox="0 0 86 100" draw:enhanced-path="M ?f1 ?f3 L ?f4 ?f3 C ?f4 ?f5 ?f6 ?f7 ?f8 ?f9 ?f10 ?f11 ?f12 ?f13 ?f14 ?f15 ?f16 ?f17 ?f18 ?f19 ?f20 ?f21 ?f22 ?f23 ?f24 ?f1 ?f25 ?f1 ?f5 ?f1 ?f7 ?f23 ?f26 ?f19 ?f27 ?f28 ?f29 ?f30 ?f21 ?f31 L ?f23 ?f31 ?f23 ?f32 C ?f28 ?f33 ?f31 ?f34 ?f35 ?f36 ?f37 ?f38 ?f39 ?f2 ?f25 ?f2 ?f40 ?f2 ?f41 ?f34 ?f42 ?f43 ?f44 ?f15 ?f0 ?f45 ?f0 ?f46 ?f0 ?f47 ?f44 ?f12 ?f42 ?f42 ?f10 ?f44 ?f48 ?f0 ?f49 ?f0 ?f50 ?f0 ?f51 ?f52 ?f27 ?f53 ?f54 ?f55 ?f1 ?f16 ?f1 ?f56 L ?f1 ?f3 Z M ?f11 ?f57 C ?f11 ?f58 ?f51 ?f59 ?f60 ?f61 ?f62 ?f63 ?f64 ?f42 ?f24 ?f42 ?f20 ?f42 ?f65 ?f63 ?f66 ?f61 ?f61 ?f14 ?f6 ?f48 ?f4 ?f57 L ?f11 ?f57 Z N" draw:text-areas="?f143 ?f145 ?f144 ?f146" draw:glue-points="?f147 ?f148 ?f149 ?f148 ?f150 ?f151 ?f152 ?f153 ?f154 ?f155 ?f156 ?f157 ?f158 ?f159 ?f160 ?f161 ?f162 ?f161 ?f162 ?f163 ?f164 ?f165 ?f156 ?f166 ?f167 ?f168 ?f169 ?f170 ?f167 ?f171 ?f172 ?f173 ?f174 ?f175 ?f147 ?f176 ?f147 ?f148 ?f177 ?f178 ?f179 ?f180 ?f181 ?f171 ?f182 ?f180 ?f149 ?f178 ?f177 ?f178" draw:glue-point-leaving-directions="-90, -90, -90, -90, -90, -90, -90, -90, -90, -90, -90, -90, -90, -90, -90, -90, -90, -90, -90, -90, -90, -90, -90, -90, -90">
              <draw:equation draw:name="f0" draw:formula="0"/>
              <draw:equation draw:name="f1" draw:formula="86"/>
              <draw:equation draw:name="f2" draw:formula="100"/>
              <draw:equation draw:name="f3" draw:formula="52"/>
              <draw:equation draw:name="f4" draw:formula="16"/>
              <draw:equation draw:name="f5" draw:formula="57"/>
              <draw:equation draw:name="f6" draw:formula="17"/>
              <draw:equation draw:name="f7" draw:formula="63"/>
              <draw:equation draw:name="f8" draw:formula="19"/>
              <draw:equation draw:name="f9" draw:formula="67"/>
              <draw:equation draw:name="f10" draw:formula="21"/>
              <draw:equation draw:name="f11" draw:formula="71"/>
              <draw:equation draw:name="f12" draw:formula="23"/>
              <draw:equation draw:name="f13" draw:formula="75"/>
              <draw:equation draw:name="f14" draw:formula="26"/>
              <draw:equation draw:name="f15" draw:formula="78"/>
              <draw:equation draw:name="f16" draw:formula="29"/>
              <draw:equation draw:name="f17" draw:formula="80"/>
              <draw:equation draw:name="f18" draw:formula="33"/>
              <draw:equation draw:name="f19" draw:formula="82"/>
              <draw:equation draw:name="f20" draw:formula="37"/>
              <draw:equation draw:name="f21" draw:formula="84"/>
              <draw:equation draw:name="f22" draw:formula="41"/>
              <draw:equation draw:name="f23" draw:formula="85"/>
              <draw:equation draw:name="f24" draw:formula="45"/>
              <draw:equation draw:name="f25" draw:formula="50"/>
              <draw:equation draw:name="f26" draw:formula="70"/>
              <draw:equation draw:name="f27" draw:formula="76"/>
              <draw:equation draw:name="f28" draw:formula="79"/>
              <draw:equation draw:name="f29" draw:formula="81"/>
              <draw:equation draw:name="f30" draw:formula="77"/>
              <draw:equation draw:name="f31" draw:formula="74"/>
              <draw:equation draw:name="f32" draw:formula="92"/>
              <draw:equation draw:name="f33" draw:formula="94"/>
              <draw:equation draw:name="f34" draw:formula="96"/>
              <draw:equation draw:name="f35" draw:formula="68"/>
              <draw:equation draw:name="f36" draw:formula="98"/>
              <draw:equation draw:name="f37" draw:formula="62"/>
              <draw:equation draw:name="f38" draw:formula="99"/>
              <draw:equation draw:name="f39" draw:formula="56"/>
              <draw:equation draw:name="f40" draw:formula="34"/>
              <draw:equation draw:name="f41" draw:formula="22"/>
              <draw:equation draw:name="f42" draw:formula="13"/>
              <draw:equation draw:name="f43" draw:formula="87"/>
              <draw:equation draw:name="f44" draw:formula="4"/>
              <draw:equation draw:name="f45" draw:formula="66"/>
              <draw:equation draw:name="f46" draw:formula="51"/>
              <draw:equation draw:name="f47" draw:formula="35"/>
              <draw:equation draw:name="f48" draw:formula="32"/>
              <draw:equation draw:name="f49" draw:formula="46"/>
              <draw:equation draw:name="f50" draw:formula="59"/>
              <draw:equation draw:name="f51" draw:formula="69"/>
              <draw:equation draw:name="f52" draw:formula="3"/>
              <draw:equation draw:name="f53" draw:formula="11"/>
              <draw:equation draw:name="f54" draw:formula="83"/>
              <draw:equation draw:name="f55" draw:formula="18"/>
              <draw:equation draw:name="f56" draw:formula="43"/>
              <draw:equation draw:name="f57" draw:formula="39"/>
              <draw:equation draw:name="f58" draw:formula="31"/>
              <draw:equation draw:name="f59" draw:formula="24"/>
              <draw:equation draw:name="f60" draw:formula="64"/>
              <draw:equation draw:name="f61" draw:formula="20"/>
              <draw:equation draw:name="f62" draw:formula="60"/>
              <draw:equation draw:name="f63" draw:formula="15"/>
              <draw:equation draw:name="f64" draw:formula="54"/>
              <draw:equation draw:name="f65" draw:formula="30"/>
              <draw:equation draw:name="f66" draw:formula="25"/>
              <draw:equation draw:name="f67" draw:formula="?f2 - ?f0"/>
              <draw:equation draw:name="f68" draw:formula="?f1 - ?f0"/>
              <draw:equation draw:name="f69" draw:formula="?f68 / 86"/>
              <draw:equation draw:name="f70" draw:formula="?f67 / 100"/>
              <draw:equation draw:name="f71" draw:formula="86 * ?f68"/>
              <draw:equation draw:name="f72" draw:formula="52 * ?f67"/>
              <draw:equation draw:name="f73" draw:formula="16 * ?f68"/>
              <draw:equation draw:name="f74" draw:formula="19 * ?f68"/>
              <draw:equation draw:name="f75" draw:formula="67 * ?f67"/>
              <draw:equation draw:name="f76" draw:formula="26 * ?f68"/>
              <draw:equation draw:name="f77" draw:formula="78 * ?f67"/>
              <draw:equation draw:name="f78" draw:formula="37 * ?f68"/>
              <draw:equation draw:name="f79" draw:formula="84 * ?f67"/>
              <draw:equation draw:name="f80" draw:formula="50 * ?f68"/>
              <draw:equation draw:name="f81" draw:formula="86 * ?f67"/>
              <draw:equation draw:name="f82" draw:formula="70 * ?f68"/>
              <draw:equation draw:name="f83" draw:formula="82 * ?f67"/>
              <draw:equation draw:name="f84" draw:formula="84 * ?f68"/>
              <draw:equation draw:name="f85" draw:formula="74 * ?f67"/>
              <draw:equation draw:name="f86" draw:formula="85 * ?f68"/>
              <draw:equation draw:name="f87" draw:formula="92 * ?f67"/>
              <draw:equation draw:name="f88" draw:formula="68 * ?f68"/>
              <draw:equation draw:name="f89" draw:formula="98 * ?f67"/>
              <draw:equation draw:name="f90" draw:formula="100 * ?f67"/>
              <draw:equation draw:name="f91" draw:formula="13 * ?f68"/>
              <draw:equation draw:name="f92" draw:formula="87 * ?f67"/>
              <draw:equation draw:name="f93" draw:formula="0 * ?f68"/>
              <draw:equation draw:name="f94" draw:formula="51 * ?f67"/>
              <draw:equation draw:name="f95" draw:formula="13 * ?f67"/>
              <draw:equation draw:name="f96" draw:formula="46 * ?f68"/>
              <draw:equation draw:name="f97" draw:formula="0 * ?f67"/>
              <draw:equation draw:name="f98" draw:formula="76 * ?f68"/>
              <draw:equation draw:name="f99" draw:formula="11 * ?f67"/>
              <draw:equation draw:name="f100" draw:formula="43 * ?f67"/>
              <draw:equation draw:name="f101" draw:formula="71 * ?f68"/>
              <draw:equation draw:name="f102" draw:formula="39 * ?f67"/>
              <draw:equation draw:name="f103" draw:formula="64 * ?f68"/>
              <draw:equation draw:name="f104" draw:formula="20 * ?f67"/>
              <draw:equation draw:name="f105" draw:formula="45 * ?f68"/>
              <draw:equation draw:name="f106" draw:formula="25 * ?f68"/>
              <draw:equation draw:name="f107" draw:formula="?f71 / 86"/>
              <draw:equation draw:name="f108" draw:formula="?f72 / 100"/>
              <draw:equation draw:name="f109" draw:formula="?f73 / 86"/>
              <draw:equation draw:name="f110" draw:formula="?f74 / 86"/>
              <draw:equation draw:name="f111" draw:formula="?f75 / 100"/>
              <draw:equation draw:name="f112" draw:formula="?f76 / 86"/>
              <draw:equation draw:name="f113" draw:formula="?f77 / 100"/>
              <draw:equation draw:name="f114" draw:formula="?f78 / 86"/>
              <draw:equation draw:name="f115" draw:formula="?f79 / 100"/>
              <draw:equation draw:name="f116" draw:formula="?f80 / 86"/>
              <draw:equation draw:name="f117" draw:formula="?f81 / 100"/>
              <draw:equation draw:name="f118" draw:formula="?f82 / 86"/>
              <draw:equation draw:name="f119" draw:formula="?f83 / 100"/>
              <draw:equation draw:name="f120" draw:formula="?f84 / 86"/>
              <draw:equation draw:name="f121" draw:formula="?f85 / 100"/>
              <draw:equation draw:name="f122" draw:formula="?f86 / 86"/>
              <draw:equation draw:name="f123" draw:formula="?f87 / 100"/>
              <draw:equation draw:name="f124" draw:formula="?f88 / 86"/>
              <draw:equation draw:name="f125" draw:formula="?f89 / 100"/>
              <draw:equation draw:name="f126" draw:formula="?f90 / 100"/>
              <draw:equation draw:name="f127" draw:formula="?f91 / 86"/>
              <draw:equation draw:name="f128" draw:formula="?f92 / 100"/>
              <draw:equation draw:name="f129" draw:formula="?f93 / 86"/>
              <draw:equation draw:name="f130" draw:formula="?f94 / 100"/>
              <draw:equation draw:name="f131" draw:formula="?f95 / 100"/>
              <draw:equation draw:name="f132" draw:formula="?f96 / 86"/>
              <draw:equation draw:name="f133" draw:formula="?f97 / 100"/>
              <draw:equation draw:name="f134" draw:formula="?f98 / 86"/>
              <draw:equation draw:name="f135" draw:formula="?f99 / 100"/>
              <draw:equation draw:name="f136" draw:formula="?f100 / 100"/>
              <draw:equation draw:name="f137" draw:formula="?f101 / 86"/>
              <draw:equation draw:name="f138" draw:formula="?f102 / 100"/>
              <draw:equation draw:name="f139" draw:formula="?f103 / 86"/>
              <draw:equation draw:name="f140" draw:formula="?f104 / 100"/>
              <draw:equation draw:name="f141" draw:formula="?f105 / 86"/>
              <draw:equation draw:name="f142" draw:formula="?f106 / 86"/>
              <draw:equation draw:name="f143" draw:formula="0 / ?f69"/>
              <draw:equation draw:name="f144" draw:formula="?f1 / ?f69"/>
              <draw:equation draw:name="f145" draw:formula="0 / ?f70"/>
              <draw:equation draw:name="f146" draw:formula="?f2 / ?f70"/>
              <draw:equation draw:name="f147" draw:formula="?f107 / ?f69"/>
              <draw:equation draw:name="f148" draw:formula="?f108 / ?f70"/>
              <draw:equation draw:name="f149" draw:formula="?f109 / ?f69"/>
              <draw:equation draw:name="f150" draw:formula="?f110 / ?f69"/>
              <draw:equation draw:name="f151" draw:formula="?f111 / ?f70"/>
              <draw:equation draw:name="f152" draw:formula="?f112 / ?f69"/>
              <draw:equation draw:name="f153" draw:formula="?f113 / ?f70"/>
              <draw:equation draw:name="f154" draw:formula="?f114 / ?f69"/>
              <draw:equation draw:name="f155" draw:formula="?f115 / ?f70"/>
              <draw:equation draw:name="f156" draw:formula="?f116 / ?f69"/>
              <draw:equation draw:name="f157" draw:formula="?f117 / ?f70"/>
              <draw:equation draw:name="f158" draw:formula="?f118 / ?f69"/>
              <draw:equation draw:name="f159" draw:formula="?f119 / ?f70"/>
              <draw:equation draw:name="f160" draw:formula="?f120 / ?f69"/>
              <draw:equation draw:name="f161" draw:formula="?f121 / ?f70"/>
              <draw:equation draw:name="f162" draw:formula="?f122 / ?f69"/>
              <draw:equation draw:name="f163" draw:formula="?f123 / ?f70"/>
              <draw:equation draw:name="f164" draw:formula="?f124 / ?f69"/>
              <draw:equation draw:name="f165" draw:formula="?f125 / ?f70"/>
              <draw:equation draw:name="f166" draw:formula="?f126 / ?f70"/>
              <draw:equation draw:name="f167" draw:formula="?f127 / ?f69"/>
              <draw:equation draw:name="f168" draw:formula="?f128 / ?f70"/>
              <draw:equation draw:name="f169" draw:formula="?f129 / ?f69"/>
              <draw:equation draw:name="f170" draw:formula="?f130 / ?f70"/>
              <draw:equation draw:name="f171" draw:formula="?f131 / ?f70"/>
              <draw:equation draw:name="f172" draw:formula="?f132 / ?f69"/>
              <draw:equation draw:name="f173" draw:formula="?f133 / ?f70"/>
              <draw:equation draw:name="f174" draw:formula="?f134 / ?f69"/>
              <draw:equation draw:name="f175" draw:formula="?f135 / ?f70"/>
              <draw:equation draw:name="f176" draw:formula="?f136 / ?f70"/>
              <draw:equation draw:name="f177" draw:formula="?f137 / ?f69"/>
              <draw:equation draw:name="f178" draw:formula="?f138 / ?f70"/>
              <draw:equation draw:name="f179" draw:formula="?f139 / ?f69"/>
              <draw:equation draw:name="f180" draw:formula="?f140 / ?f70"/>
              <draw:equation draw:name="f181" draw:formula="?f141 / ?f69"/>
              <draw:equation draw:name="f182" draw:formula="?f142 / ?f69"/>
            </draw:enhanced-geometry>
          </draw:custom-shape>
          <draw:custom-shape svg:x="1.51388in" svg:y="4.4555in" svg:width="0.12949in" svg:height="0.14735in" draw:id="id114" draw:style-name="a818" draw:name="Freeform 409">
            <svg:title/>
            <svg:desc/>
            <text:p text:style-name="a817" text:class-names="" text:cond-style-name=""><text:span text:style-name="a816" text:class-names=""/></text:p>
            <draw:enhanced-geometry xmlns:dr3d="urn:oasis:names:tc:opendocument:xmlns:dr3d:1.0" draw:type="non-primitive" svg:viewBox="0 0 88 100" draw:enhanced-path="M ?f1 ?f3 C ?f1 ?f4 ?f5 ?f6 ?f7 ?f8 ?f9 ?f10 ?f11 ?f2 ?f12 ?f2 ?f13 ?f2 ?f14 ?f10 ?f15 ?f8 ?f16 ?f6 ?f0 ?f4 ?f0 ?f3 ?f0 ?f17 ?f16 ?f18 ?f15 ?f19 ?f14 ?f16 ?f13 ?f0 ?f12 ?f0 ?f11 ?f0 ?f9 ?f16 ?f7 ?f19 ?f5 ?f18 ?f1 ?f17 ?f1 ?f3 Z M ?f20 ?f3 C ?f20 ?f21 ?f22 ?f23 ?f24 ?f18 ?f25 ?f26 ?f27 ?f19 ?f12 ?f19 ?f28 ?f19 ?f29 ?f26 ?f30 ?f18 ?f31 ?f23 ?f32 ?f21 ?f32 ?f3 ?f32 ?f33 ?f31 ?f34 ?f30 ?f35 ?f29 ?f36 ?f37 ?f38 ?f12 ?f38 ?f27 ?f38 ?f25 ?f36 ?f24 ?f35 ?f22 ?f34 ?f20 ?f33 ?f20 ?f3 Z N" draw:text-areas="?f77 ?f79 ?f78 ?f80" draw:glue-points="?f81 ?f82 ?f83 ?f84 ?f85 ?f86 ?f87 ?f84 ?f88 ?f82 ?f87 ?f89 ?f85 ?f90 ?f83 ?f89 ?f81 ?f82 ?f91 ?f82 ?f92 ?f93 ?f85 ?f89 ?f94 ?f93 ?f95 ?f82 ?f94 ?f96 ?f85 ?f97 ?f92 ?f96 ?f91 ?f82" draw:glue-point-leaving-directions="-90, -90, -90, -90, -90, -90, -90, -90, -90, -90, -90, -90, -90, -90, -90, -90, -90, -90">
              <draw:equation draw:name="f0" draw:formula="0"/>
              <draw:equation draw:name="f1" draw:formula="88"/>
              <draw:equation draw:name="f2" draw:formula="100"/>
              <draw:equation draw:name="f3" draw:formula="50"/>
              <draw:equation draw:name="f4" draw:formula="66"/>
              <draw:equation draw:name="f5" draw:formula="84"/>
              <draw:equation draw:name="f6" draw:formula="78"/>
              <draw:equation draw:name="f7" draw:formula="76"/>
              <draw:equation draw:name="f8" draw:formula="87"/>
              <draw:equation draw:name="f9" draw:formula="68"/>
              <draw:equation draw:name="f10" draw:formula="96"/>
              <draw:equation draw:name="f11" draw:formula="58"/>
              <draw:equation draw:name="f12" draw:formula="44"/>
              <draw:equation draw:name="f13" draw:formula="31"/>
              <draw:equation draw:name="f14" draw:formula="20"/>
              <draw:equation draw:name="f15" draw:formula="12"/>
              <draw:equation draw:name="f16" draw:formula="4"/>
              <draw:equation draw:name="f17" draw:formula="34"/>
              <draw:equation draw:name="f18" draw:formula="22"/>
              <draw:equation draw:name="f19" draw:formula="13"/>
              <draw:equation draw:name="f20" draw:formula="72"/>
              <draw:equation draw:name="f21" draw:formula="38"/>
              <draw:equation draw:name="f22" draw:formula="69"/>
              <draw:equation draw:name="f23" draw:formula="28"/>
              <draw:equation draw:name="f24" draw:formula="64"/>
              <draw:equation draw:name="f25" draw:formula="59"/>
              <draw:equation draw:name="f26" draw:formula="16"/>
              <draw:equation draw:name="f27" draw:formula="53"/>
              <draw:equation draw:name="f28" draw:formula="35"/>
              <draw:equation draw:name="f29" draw:formula="29"/>
              <draw:equation draw:name="f30" draw:formula="24"/>
              <draw:equation draw:name="f31" draw:formula="19"/>
              <draw:equation draw:name="f32" draw:formula="17"/>
              <draw:equation draw:name="f33" draw:formula="62"/>
              <draw:equation draw:name="f34" draw:formula="71"/>
              <draw:equation draw:name="f35" draw:formula="77"/>
              <draw:equation draw:name="f36" draw:formula="83"/>
              <draw:equation draw:name="f37" draw:formula="36"/>
              <draw:equation draw:name="f38" draw:formula="86"/>
              <draw:equation draw:name="f39" draw:formula="?f2 - ?f0"/>
              <draw:equation draw:name="f40" draw:formula="?f1 - ?f0"/>
              <draw:equation draw:name="f41" draw:formula="?f40 / 88"/>
              <draw:equation draw:name="f42" draw:formula="?f39 / 100"/>
              <draw:equation draw:name="f43" draw:formula="88 * ?f40"/>
              <draw:equation draw:name="f44" draw:formula="50 * ?f39"/>
              <draw:equation draw:name="f45" draw:formula="76 * ?f40"/>
              <draw:equation draw:name="f46" draw:formula="87 * ?f39"/>
              <draw:equation draw:name="f47" draw:formula="44 * ?f40"/>
              <draw:equation draw:name="f48" draw:formula="100 * ?f39"/>
              <draw:equation draw:name="f49" draw:formula="12 * ?f40"/>
              <draw:equation draw:name="f50" draw:formula="0 * ?f40"/>
              <draw:equation draw:name="f51" draw:formula="13 * ?f39"/>
              <draw:equation draw:name="f52" draw:formula="0 * ?f39"/>
              <draw:equation draw:name="f53" draw:formula="72 * ?f40"/>
              <draw:equation draw:name="f54" draw:formula="64 * ?f40"/>
              <draw:equation draw:name="f55" draw:formula="22 * ?f39"/>
              <draw:equation draw:name="f56" draw:formula="24 * ?f40"/>
              <draw:equation draw:name="f57" draw:formula="17 * ?f40"/>
              <draw:equation draw:name="f58" draw:formula="77 * ?f39"/>
              <draw:equation draw:name="f59" draw:formula="86 * ?f39"/>
              <draw:equation draw:name="f60" draw:formula="?f43 / 88"/>
              <draw:equation draw:name="f61" draw:formula="?f44 / 100"/>
              <draw:equation draw:name="f62" draw:formula="?f45 / 88"/>
              <draw:equation draw:name="f63" draw:formula="?f46 / 100"/>
              <draw:equation draw:name="f64" draw:formula="?f47 / 88"/>
              <draw:equation draw:name="f65" draw:formula="?f48 / 100"/>
              <draw:equation draw:name="f66" draw:formula="?f49 / 88"/>
              <draw:equation draw:name="f67" draw:formula="?f50 / 88"/>
              <draw:equation draw:name="f68" draw:formula="?f51 / 100"/>
              <draw:equation draw:name="f69" draw:formula="?f52 / 100"/>
              <draw:equation draw:name="f70" draw:formula="?f53 / 88"/>
              <draw:equation draw:name="f71" draw:formula="?f54 / 88"/>
              <draw:equation draw:name="f72" draw:formula="?f55 / 100"/>
              <draw:equation draw:name="f73" draw:formula="?f56 / 88"/>
              <draw:equation draw:name="f74" draw:formula="?f57 / 88"/>
              <draw:equation draw:name="f75" draw:formula="?f58 / 100"/>
              <draw:equation draw:name="f76" draw:formula="?f59 / 100"/>
              <draw:equation draw:name="f77" draw:formula="0 / ?f41"/>
              <draw:equation draw:name="f78" draw:formula="?f1 / ?f41"/>
              <draw:equation draw:name="f79" draw:formula="0 / ?f42"/>
              <draw:equation draw:name="f80" draw:formula="?f2 / ?f42"/>
              <draw:equation draw:name="f81" draw:formula="?f60 / ?f41"/>
              <draw:equation draw:name="f82" draw:formula="?f61 / ?f42"/>
              <draw:equation draw:name="f83" draw:formula="?f62 / ?f41"/>
              <draw:equation draw:name="f84" draw:formula="?f63 / ?f42"/>
              <draw:equation draw:name="f85" draw:formula="?f64 / ?f41"/>
              <draw:equation draw:name="f86" draw:formula="?f65 / ?f42"/>
              <draw:equation draw:name="f87" draw:formula="?f66 / ?f41"/>
              <draw:equation draw:name="f88" draw:formula="?f67 / ?f41"/>
              <draw:equation draw:name="f89" draw:formula="?f68 / ?f42"/>
              <draw:equation draw:name="f90" draw:formula="?f69 / ?f42"/>
              <draw:equation draw:name="f91" draw:formula="?f70 / ?f41"/>
              <draw:equation draw:name="f92" draw:formula="?f71 / ?f41"/>
              <draw:equation draw:name="f93" draw:formula="?f72 / ?f42"/>
              <draw:equation draw:name="f94" draw:formula="?f73 / ?f41"/>
              <draw:equation draw:name="f95" draw:formula="?f74 / ?f41"/>
              <draw:equation draw:name="f96" draw:formula="?f75 / ?f42"/>
              <draw:equation draw:name="f97" draw:formula="?f76 / ?f42"/>
            </draw:enhanced-geometry>
          </draw:custom-shape>
          <draw:custom-shape svg:x="1.67909in" svg:y="4.40638in" svg:width="0.12056in" svg:height="0.19647in" draw:id="id115" draw:style-name="a821" draw:name="Freeform 410">
            <svg:title/>
            <svg:desc/>
            <text:p text:style-name="a820" text:class-names="" text:cond-style-name=""><text:span text:style-name="a819" text:class-names=""/></text:p>
            <draw:enhanced-geometry xmlns:dr3d="urn:oasis:names:tc:opendocument:xmlns:dr3d:1.0" draw:type="non-primitive" svg:viewBox="0 0 84 135" draw:enhanced-path="M ?f1 ?f1 C ?f1 ?f3 ?f4 ?f5 ?f6 ?f7 ?f8 ?f9 ?f10 ?f11 ?f12 ?f13 ?f14 ?f15 ?f16 ?f17 ?f18 ?f19 ?f20 ?f21 ?f22 ?f2 ?f23 ?f2 ?f24 ?f2 ?f25 ?f2 ?f26 ?f27 ?f28 ?f19 ?f29 ?f17 ?f30 ?f31 L ?f32 ?f27 ?f0 ?f27 ?f0 ?f0 ?f30 ?f0 ?f30 ?f33 C ?f34 ?f35 ?f36 ?f37 ?f38 ?f39 ?f40 ?f40 ?f37 ?f41 ?f22 ?f41 ?f42 ?f41 ?f14 ?f43 ?f44 ?f22 ?f6 ?f45 ?f1 ?f14 ?f1 ?f1 Z M ?f14 ?f46 C ?f14 ?f47 ?f48 ?f49 ?f50 ?f42 ?f18 ?f20 ?f51 ?f52 ?f35 ?f52 ?f43 ?f52 ?f53 ?f54 ?f55 ?f20 ?f36 ?f56 ?f29 ?f18 ?f30 ?f57 L ?f30 ?f58 C ?f34 ?f59 ?f36 ?f60 ?f26 ?f61 ?f38 ?f61 ?f41 ?f62 ?f43 ?f62 ?f22 ?f62 ?f56 ?f11 ?f63 ?f9 ?f49 ?f7 ?f14 ?f64 ?f14 ?f46 Z N" draw:text-areas="?f147 ?f149 ?f148 ?f150" draw:glue-points="?f151 ?f152 ?f153 ?f154 ?f155 ?f156 ?f157 ?f158 ?f159 ?f160 ?f161 ?f162 ?f163 ?f164 ?f165 ?f162 ?f166 ?f162 ?f166 ?f167 ?f163 ?f167 ?f163 ?f168 ?f169 ?f170 ?f171 ?f172 ?f173 ?f174 ?f151 ?f152 ?f175 ?f176 ?f177 ?f178 ?f179 ?f180 ?f181 ?f182 ?f163 ?f183 ?f163 ?f184 ?f161 ?f185 ?f186 ?f187 ?f188 ?f189 ?f175 ?f176" draw:glue-point-leaving-directions="-90, -90, -90, -90, -90, -90, -90, -90, -90, -90, -90, -90, -90, -90, -90, -90, -90, -90, -90, -90, -90, -90, -90, -90, -90, -90">
              <draw:equation draw:name="f0" draw:formula="0"/>
              <draw:equation draw:name="f1" draw:formula="84"/>
              <draw:equation draw:name="f2" draw:formula="135"/>
              <draw:equation draw:name="f3" draw:formula="92"/>
              <draw:equation draw:name="f4" draw:formula="83"/>
              <draw:equation draw:name="f5" draw:formula="99"/>
              <draw:equation draw:name="f6" draw:formula="81"/>
              <draw:equation draw:name="f7" draw:formula="106"/>
              <draw:equation draw:name="f8" draw:formula="78"/>
              <draw:equation draw:name="f9" draw:formula="112"/>
              <draw:equation draw:name="f10" draw:formula="75"/>
              <draw:equation draw:name="f11" draw:formula="118"/>
              <draw:equation draw:name="f12" draw:formula="72"/>
              <draw:equation draw:name="f13" draw:formula="122"/>
              <draw:equation draw:name="f14" draw:formula="68"/>
              <draw:equation draw:name="f15" draw:formula="126"/>
              <draw:equation draw:name="f16" draw:formula="63"/>
              <draw:equation draw:name="f17" draw:formula="130"/>
              <draw:equation draw:name="f18" draw:formula="58"/>
              <draw:equation draw:name="f19" draw:formula="132"/>
              <draw:equation draw:name="f20" draw:formula="53"/>
              <draw:equation draw:name="f21" draw:formula="134"/>
              <draw:equation draw:name="f22" draw:formula="48"/>
              <draw:equation draw:name="f23" draw:formula="42"/>
              <draw:equation draw:name="f24" draw:formula="37"/>
              <draw:equation draw:name="f25" draw:formula="32"/>
              <draw:equation draw:name="f26" draw:formula="28"/>
              <draw:equation draw:name="f27" draw:formula="133"/>
              <draw:equation draw:name="f28" draw:formula="24"/>
              <draw:equation draw:name="f29" draw:formula="20"/>
              <draw:equation draw:name="f30" draw:formula="16"/>
              <draw:equation draw:name="f31" draw:formula="128"/>
              <draw:equation draw:name="f32" draw:formula="15"/>
              <draw:equation draw:name="f33" draw:formula="47"/>
              <draw:equation draw:name="f34" draw:formula="21"/>
              <draw:equation draw:name="f35" draw:formula="44"/>
              <draw:equation draw:name="f36" draw:formula="25"/>
              <draw:equation draw:name="f37" draw:formula="41"/>
              <draw:equation draw:name="f38" draw:formula="31"/>
              <draw:equation draw:name="f39" draw:formula="38"/>
              <draw:equation draw:name="f40" draw:formula="36"/>
              <draw:equation draw:name="f41" draw:formula="35"/>
              <draw:equation draw:name="f42" draw:formula="59"/>
              <draw:equation draw:name="f43" draw:formula="39"/>
              <draw:equation draw:name="f44" draw:formula="74"/>
              <draw:equation draw:name="f45" draw:formula="56"/>
              <draw:equation draw:name="f46" draw:formula="85"/>
              <draw:equation draw:name="f47" draw:formula="73"/>
              <draw:equation draw:name="f48" draw:formula="66"/>
              <draw:equation draw:name="f49" draw:formula="65"/>
              <draw:equation draw:name="f50" draw:formula="62"/>
              <draw:equation draw:name="f51" draw:formula="52"/>
              <draw:equation draw:name="f52" draw:formula="50"/>
              <draw:equation draw:name="f53" draw:formula="34"/>
              <draw:equation draw:name="f54" draw:formula="51"/>
              <draw:equation draw:name="f55" draw:formula="30"/>
              <draw:equation draw:name="f56" draw:formula="55"/>
              <draw:equation draw:name="f57" draw:formula="61"/>
              <draw:equation draw:name="f58" draw:formula="115"/>
              <draw:equation draw:name="f59" draw:formula="117"/>
              <draw:equation draw:name="f60" draw:formula="119"/>
              <draw:equation draw:name="f61" draw:formula="120"/>
              <draw:equation draw:name="f62" draw:formula="121"/>
              <draw:equation draw:name="f63" draw:formula="60"/>
              <draw:equation draw:name="f64" draw:formula="97"/>
              <draw:equation draw:name="f65" draw:formula="?f2 - ?f0"/>
              <draw:equation draw:name="f66" draw:formula="?f1 - ?f0"/>
              <draw:equation draw:name="f67" draw:formula="?f66 / 84"/>
              <draw:equation draw:name="f68" draw:formula="?f65 / 135"/>
              <draw:equation draw:name="f69" draw:formula="84 * ?f66"/>
              <draw:equation draw:name="f70" draw:formula="84 * ?f65"/>
              <draw:equation draw:name="f71" draw:formula="81 * ?f66"/>
              <draw:equation draw:name="f72" draw:formula="106 * ?f65"/>
              <draw:equation draw:name="f73" draw:formula="72 * ?f66"/>
              <draw:equation draw:name="f74" draw:formula="122 * ?f65"/>
              <draw:equation draw:name="f75" draw:formula="58 * ?f66"/>
              <draw:equation draw:name="f76" draw:formula="132 * ?f65"/>
              <draw:equation draw:name="f77" draw:formula="42 * ?f66"/>
              <draw:equation draw:name="f78" draw:formula="135 * ?f65"/>
              <draw:equation draw:name="f79" draw:formula="28 * ?f66"/>
              <draw:equation draw:name="f80" draw:formula="133 * ?f65"/>
              <draw:equation draw:name="f81" draw:formula="16 * ?f66"/>
              <draw:equation draw:name="f82" draw:formula="128 * ?f65"/>
              <draw:equation draw:name="f83" draw:formula="15 * ?f66"/>
              <draw:equation draw:name="f84" draw:formula="0 * ?f66"/>
              <draw:equation draw:name="f85" draw:formula="0 * ?f65"/>
              <draw:equation draw:name="f86" draw:formula="47 * ?f65"/>
              <draw:equation draw:name="f87" draw:formula="31 * ?f66"/>
              <draw:equation draw:name="f88" draw:formula="38 * ?f65"/>
              <draw:equation draw:name="f89" draw:formula="48 * ?f66"/>
              <draw:equation draw:name="f90" draw:formula="35 * ?f65"/>
              <draw:equation draw:name="f91" draw:formula="74 * ?f66"/>
              <draw:equation draw:name="f92" draw:formula="48 * ?f65"/>
              <draw:equation draw:name="f93" draw:formula="68 * ?f66"/>
              <draw:equation draw:name="f94" draw:formula="85 * ?f65"/>
              <draw:equation draw:name="f95" draw:formula="62 * ?f66"/>
              <draw:equation draw:name="f96" draw:formula="59 * ?f65"/>
              <draw:equation draw:name="f97" draw:formula="44 * ?f66"/>
              <draw:equation draw:name="f98" draw:formula="50 * ?f65"/>
              <draw:equation draw:name="f99" draw:formula="30 * ?f66"/>
              <draw:equation draw:name="f100" draw:formula="53 * ?f65"/>
              <draw:equation draw:name="f101" draw:formula="61 * ?f65"/>
              <draw:equation draw:name="f102" draw:formula="115 * ?f65"/>
              <draw:equation draw:name="f103" draw:formula="120 * ?f65"/>
              <draw:equation draw:name="f104" draw:formula="39 * ?f66"/>
              <draw:equation draw:name="f105" draw:formula="121 * ?f65"/>
              <draw:equation draw:name="f106" draw:formula="60 * ?f66"/>
              <draw:equation draw:name="f107" draw:formula="112 * ?f65"/>
              <draw:equation draw:name="f108" draw:formula="?f69 / 84"/>
              <draw:equation draw:name="f109" draw:formula="?f70 / 135"/>
              <draw:equation draw:name="f110" draw:formula="?f71 / 84"/>
              <draw:equation draw:name="f111" draw:formula="?f72 / 135"/>
              <draw:equation draw:name="f112" draw:formula="?f73 / 84"/>
              <draw:equation draw:name="f113" draw:formula="?f74 / 135"/>
              <draw:equation draw:name="f114" draw:formula="?f75 / 84"/>
              <draw:equation draw:name="f115" draw:formula="?f76 / 135"/>
              <draw:equation draw:name="f116" draw:formula="?f77 / 84"/>
              <draw:equation draw:name="f117" draw:formula="?f78 / 135"/>
              <draw:equation draw:name="f118" draw:formula="?f79 / 84"/>
              <draw:equation draw:name="f119" draw:formula="?f80 / 135"/>
              <draw:equation draw:name="f120" draw:formula="?f81 / 84"/>
              <draw:equation draw:name="f121" draw:formula="?f82 / 135"/>
              <draw:equation draw:name="f122" draw:formula="?f83 / 84"/>
              <draw:equation draw:name="f123" draw:formula="?f84 / 84"/>
              <draw:equation draw:name="f124" draw:formula="?f85 / 135"/>
              <draw:equation draw:name="f125" draw:formula="?f86 / 135"/>
              <draw:equation draw:name="f126" draw:formula="?f87 / 84"/>
              <draw:equation draw:name="f127" draw:formula="?f88 / 135"/>
              <draw:equation draw:name="f128" draw:formula="?f89 / 84"/>
              <draw:equation draw:name="f129" draw:formula="?f90 / 135"/>
              <draw:equation draw:name="f130" draw:formula="?f91 / 84"/>
              <draw:equation draw:name="f131" draw:formula="?f92 / 135"/>
              <draw:equation draw:name="f132" draw:formula="?f93 / 84"/>
              <draw:equation draw:name="f133" draw:formula="?f94 / 135"/>
              <draw:equation draw:name="f134" draw:formula="?f95 / 84"/>
              <draw:equation draw:name="f135" draw:formula="?f96 / 135"/>
              <draw:equation draw:name="f136" draw:formula="?f97 / 84"/>
              <draw:equation draw:name="f137" draw:formula="?f98 / 135"/>
              <draw:equation draw:name="f138" draw:formula="?f99 / 84"/>
              <draw:equation draw:name="f139" draw:formula="?f100 / 135"/>
              <draw:equation draw:name="f140" draw:formula="?f101 / 135"/>
              <draw:equation draw:name="f141" draw:formula="?f102 / 135"/>
              <draw:equation draw:name="f142" draw:formula="?f103 / 135"/>
              <draw:equation draw:name="f143" draw:formula="?f104 / 84"/>
              <draw:equation draw:name="f144" draw:formula="?f105 / 135"/>
              <draw:equation draw:name="f145" draw:formula="?f106 / 84"/>
              <draw:equation draw:name="f146" draw:formula="?f107 / 135"/>
              <draw:equation draw:name="f147" draw:formula="0 / ?f67"/>
              <draw:equation draw:name="f148" draw:formula="?f1 / ?f67"/>
              <draw:equation draw:name="f149" draw:formula="0 / ?f68"/>
              <draw:equation draw:name="f150" draw:formula="?f2 / ?f68"/>
              <draw:equation draw:name="f151" draw:formula="?f108 / ?f67"/>
              <draw:equation draw:name="f152" draw:formula="?f109 / ?f68"/>
              <draw:equation draw:name="f153" draw:formula="?f110 / ?f67"/>
              <draw:equation draw:name="f154" draw:formula="?f111 / ?f68"/>
              <draw:equation draw:name="f155" draw:formula="?f112 / ?f67"/>
              <draw:equation draw:name="f156" draw:formula="?f113 / ?f68"/>
              <draw:equation draw:name="f157" draw:formula="?f114 / ?f67"/>
              <draw:equation draw:name="f158" draw:formula="?f115 / ?f68"/>
              <draw:equation draw:name="f159" draw:formula="?f116 / ?f67"/>
              <draw:equation draw:name="f160" draw:formula="?f117 / ?f68"/>
              <draw:equation draw:name="f161" draw:formula="?f118 / ?f67"/>
              <draw:equation draw:name="f162" draw:formula="?f119 / ?f68"/>
              <draw:equation draw:name="f163" draw:formula="?f120 / ?f67"/>
              <draw:equation draw:name="f164" draw:formula="?f121 / ?f68"/>
              <draw:equation draw:name="f165" draw:formula="?f122 / ?f67"/>
              <draw:equation draw:name="f166" draw:formula="?f123 / ?f67"/>
              <draw:equation draw:name="f167" draw:formula="?f124 / ?f68"/>
              <draw:equation draw:name="f168" draw:formula="?f125 / ?f68"/>
              <draw:equation draw:name="f169" draw:formula="?f126 / ?f67"/>
              <draw:equation draw:name="f170" draw:formula="?f127 / ?f68"/>
              <draw:equation draw:name="f171" draw:formula="?f128 / ?f67"/>
              <draw:equation draw:name="f172" draw:formula="?f129 / ?f68"/>
              <draw:equation draw:name="f173" draw:formula="?f130 / ?f67"/>
              <draw:equation draw:name="f174" draw:formula="?f131 / ?f68"/>
              <draw:equation draw:name="f175" draw:formula="?f132 / ?f67"/>
              <draw:equation draw:name="f176" draw:formula="?f133 / ?f68"/>
              <draw:equation draw:name="f177" draw:formula="?f134 / ?f67"/>
              <draw:equation draw:name="f178" draw:formula="?f135 / ?f68"/>
              <draw:equation draw:name="f179" draw:formula="?f136 / ?f67"/>
              <draw:equation draw:name="f180" draw:formula="?f137 / ?f68"/>
              <draw:equation draw:name="f181" draw:formula="?f138 / ?f67"/>
              <draw:equation draw:name="f182" draw:formula="?f139 / ?f68"/>
              <draw:equation draw:name="f183" draw:formula="?f140 / ?f68"/>
              <draw:equation draw:name="f184" draw:formula="?f141 / ?f68"/>
              <draw:equation draw:name="f185" draw:formula="?f142 / ?f68"/>
              <draw:equation draw:name="f186" draw:formula="?f143 / ?f67"/>
              <draw:equation draw:name="f187" draw:formula="?f144 / ?f68"/>
              <draw:equation draw:name="f188" draw:formula="?f145 / ?f67"/>
              <draw:equation draw:name="f189" draw:formula="?f146 / ?f68"/>
            </draw:enhanced-geometry>
          </draw:custom-shape>
          <draw:custom-shape svg:x="1.82644in" svg:y="4.4555in" svg:width="0.12056in" svg:height="0.14735in" draw:id="id116" draw:style-name="a824" draw:name="Freeform 411">
            <svg:title/>
            <svg:desc/>
            <text:p text:style-name="a823" text:class-names="" text:cond-style-name=""><text:span text:style-name="a822" text:class-names=""/></text:p>
            <draw:enhanced-geometry xmlns:dr3d="urn:oasis:names:tc:opendocument:xmlns:dr3d:1.0" draw:type="non-primitive" svg:viewBox="0 0 81 100" draw:enhanced-path="M ?f1 ?f3 L ?f4 ?f3 ?f4 ?f5 C ?f6 ?f5 ?f7 ?f8 ?f9 ?f10 ?f11 ?f12 ?f13 ?f14 ?f15 ?f16 ?f17 ?f18 ?f19 ?f3 ?f20 ?f21 ?f22 ?f2 ?f23 ?f2 ?f24 ?f2 ?f25 ?f2 ?f26 ?f18 ?f27 ?f10 ?f28 ?f29 ?f0 ?f30 ?f0 ?f31 ?f0 ?f32 ?f33 ?f11 ?f34 ?f35 ?f36 ?f37 ?f38 ?f39 ?f40 ?f41 ?f42 ?f43 ?f24 ?f44 ?f43 ?f45 ?f19 ?f23 ?f46 ?f47 ?f4 ?f47 L ?f4 ?f48 C ?f4 ?f49 ?f4 ?f50 ?f32 ?f51 ?f7 ?f52 ?f9 ?f53 ?f54 ?f55 ?f46 ?f56 ?f15 ?f26 ?f17 ?f26 ?f19 ?f57 ?f20 ?f57 ?f22 ?f57 ?f47 ?f57 ?f24 ?f26 ?f58 ?f56 ?f59 ?f55 ?f26 ?f53 ?f60 ?f52 L ?f27 ?f52 ?f27 ?f61 C ?f38 ?f28 ?f56 ?f33 ?f25 ?f62 ?f49 ?f0 ?f63 ?f0 ?f22 ?f0 ?f19 ?f0 ?f35 ?f0 ?f11 ?f33 ?f7 ?f28 ?f64 ?f34 ?f31 ?f65 ?f66 ?f60 ?f67 ?f68 ?f30 ?f55 ?f69 ?f25 ?f1 ?f70 ?f1 ?f71 L ?f1 ?f3 Z M ?f4 ?f66 L ?f4 ?f37 C ?f9 ?f37 ?f13 ?f37 ?f37 ?f72 ?f73 ?f72 ?f23 ?f17 ?f48 ?f74 ?f49 ?f15 ?f42 ?f13 ?f52 ?f54 ?f40 ?f9 ?f55 ?f6 ?f55 ?f75 ?f55 ?f66 ?f40 ?f76 ?f25 ?f1 ?f50 ?f77 ?f78 ?f79 ?f45 ?f79 ?f20 ?f79 ?f37 ?f77 ?f35 ?f80 ?f11 ?f69 ?f81 ?f67 ?f4 ?f66 Z N" draw:text-areas="?f206 ?f208 ?f207 ?f209" draw:glue-points="?f210 ?f211 ?f212 ?f211 ?f212 ?f213 ?f214 ?f215 ?f216 ?f217 ?f218 ?f219 ?f220 ?f221 ?f222 ?f215 ?f223 ?f224 ?f225 ?f226 ?f227 ?f228 ?f229 ?f230 ?f212 ?f231 ?f212 ?f232 ?f233 ?f234 ?f235 ?f236 ?f237 ?f238 ?f239 ?f240 ?f241 ?f242 ?f243 ?f244 ?f222 ?f244 ?f222 ?f245 ?f246 ?f247 ?f239 ?f248 ?f249 ?f250 ?f251 ?f252 ?f253 ?f236 ?f210 ?f254 ?f210 ?f211 ?f212 ?f255 ?f212 ?f256 ?f257 ?f258 ?f259 ?f260 ?f261 ?f262 ?f263 ?f264 ?f246 ?f265 ?f266 ?f267 ?f268 ?f269 ?f212 ?f255" draw:glue-point-leaving-directions="-90, -90, -90, -90, -90, -90, -90, -90, -90, -90, -90, -90, -90, -90, -90, -90, -90, -90, -90, -90, -90, -90, -90, -90, -90, -90, -90, -90, -90, -90, -90, -90, -90, -90, -90, -90, -90, -90, -90">
              <draw:equation draw:name="f0" draw:formula="0"/>
              <draw:equation draw:name="f1" draw:formula="81"/>
              <draw:equation draw:name="f2" draw:formula="100"/>
              <draw:equation draw:name="f3" draw:formula="98"/>
              <draw:equation draw:name="f4" draw:formula="65"/>
              <draw:equation draw:name="f5" draw:formula="88"/>
              <draw:equation draw:name="f6" draw:formula="64"/>
              <draw:equation draw:name="f7" draw:formula="62"/>
              <draw:equation draw:name="f8" draw:formula="90"/>
              <draw:equation draw:name="f9" draw:formula="60"/>
              <draw:equation draw:name="f10" draw:formula="92"/>
              <draw:equation draw:name="f11" draw:formula="57"/>
              <draw:equation draw:name="f12" draw:formula="93"/>
              <draw:equation draw:name="f13" draw:formula="55"/>
              <draw:equation draw:name="f14" draw:formula="95"/>
              <draw:equation draw:name="f15" draw:formula="53"/>
              <draw:equation draw:name="f16" draw:formula="96"/>
              <draw:equation draw:name="f17" draw:formula="50"/>
              <draw:equation draw:name="f18" draw:formula="97"/>
              <draw:equation draw:name="f19" draw:formula="47"/>
              <draw:equation draw:name="f20" draw:formula="43"/>
              <draw:equation draw:name="f21" draw:formula="99"/>
              <draw:equation draw:name="f22" draw:formula="40"/>
              <draw:equation draw:name="f23" draw:formula="36"/>
              <draw:equation draw:name="f24" draw:formula="31"/>
              <draw:equation draw:name="f25" draw:formula="22"/>
              <draw:equation draw:name="f26" draw:formula="15"/>
              <draw:equation draw:name="f27" draw:formula="9"/>
              <draw:equation draw:name="f28" draw:formula="3"/>
              <draw:equation draw:name="f29" draw:formula="86"/>
              <draw:equation draw:name="f30" draw:formula="79"/>
              <draw:equation draw:name="f31" draw:formula="70"/>
              <draw:equation draw:name="f32" draw:formula="63"/>
              <draw:equation draw:name="f33" draw:formula="2"/>
              <draw:equation draw:name="f34" draw:formula="5"/>
              <draw:equation draw:name="f35" draw:formula="52"/>
              <draw:equation draw:name="f36" draw:formula="8"/>
              <draw:equation draw:name="f37" draw:formula="48"/>
              <draw:equation draw:name="f38" draw:formula="12"/>
              <draw:equation draw:name="f39" draw:formula="44"/>
              <draw:equation draw:name="f40" draw:formula="18"/>
              <draw:equation draw:name="f41" draw:formula="42"/>
              <draw:equation draw:name="f42" draw:formula="24"/>
              <draw:equation draw:name="f43" draw:formula="39"/>
              <draw:equation draw:name="f44" draw:formula="38"/>
              <draw:equation draw:name="f45" draw:formula="37"/>
              <draw:equation draw:name="f46" draw:formula="56"/>
              <draw:equation draw:name="f47" draw:formula="35"/>
              <draw:equation draw:name="f48" draw:formula="32"/>
              <draw:equation draw:name="f49" draw:formula="28"/>
              <draw:equation draw:name="f50" draw:formula="25"/>
              <draw:equation draw:name="f51" draw:formula="23"/>
              <draw:equation draw:name="f52" draw:formula="21"/>
              <draw:equation draw:name="f53" draw:formula="19"/>
              <draw:equation draw:name="f54" draw:formula="58"/>
              <draw:equation draw:name="f55" draw:formula="17"/>
              <draw:equation draw:name="f56" draw:formula="16"/>
              <draw:equation draw:name="f57" draw:formula="14"/>
              <draw:equation draw:name="f58" draw:formula="26"/>
              <draw:equation draw:name="f59" draw:formula="20"/>
              <draw:equation draw:name="f60" draw:formula="10"/>
              <draw:equation draw:name="f61" draw:formula="4"/>
              <draw:equation draw:name="f62" draw:formula="1"/>
              <draw:equation draw:name="f63" draw:formula="34"/>
              <draw:equation draw:name="f64" draw:formula="67"/>
              <draw:equation draw:name="f65" draw:formula="7"/>
              <draw:equation draw:name="f66" draw:formula="74"/>
              <draw:equation draw:name="f67" draw:formula="77"/>
              <draw:equation draw:name="f68" draw:formula="13"/>
              <draw:equation draw:name="f69" draw:formula="80"/>
              <draw:equation draw:name="f70" draw:formula="27"/>
              <draw:equation draw:name="f71" draw:formula="33"/>
              <draw:equation draw:name="f72" draw:formula="49"/>
              <draw:equation draw:name="f73" draw:formula="41"/>
              <draw:equation draw:name="f74" draw:formula="51"/>
              <draw:equation draw:name="f75" draw:formula="69"/>
              <draw:equation draw:name="f76" draw:formula="78"/>
              <draw:equation draw:name="f77" draw:formula="84"/>
              <draw:equation draw:name="f78" draw:formula="30"/>
              <draw:equation draw:name="f79" draw:formula="85"/>
              <draw:equation draw:name="f80" draw:formula="82"/>
              <draw:equation draw:name="f81" draw:formula="61"/>
              <draw:equation draw:name="f82" draw:formula="?f2 - ?f0"/>
              <draw:equation draw:name="f83" draw:formula="?f1 - ?f0"/>
              <draw:equation draw:name="f84" draw:formula="?f83 / 81"/>
              <draw:equation draw:name="f85" draw:formula="?f82 / 100"/>
              <draw:equation draw:name="f86" draw:formula="81 * ?f83"/>
              <draw:equation draw:name="f87" draw:formula="98 * ?f82"/>
              <draw:equation draw:name="f88" draw:formula="65 * ?f83"/>
              <draw:equation draw:name="f89" draw:formula="88 * ?f82"/>
              <draw:equation draw:name="f90" draw:formula="60 * ?f83"/>
              <draw:equation draw:name="f91" draw:formula="92 * ?f82"/>
              <draw:equation draw:name="f92" draw:formula="53 * ?f83"/>
              <draw:equation draw:name="f93" draw:formula="96 * ?f82"/>
              <draw:equation draw:name="f94" draw:formula="43 * ?f83"/>
              <draw:equation draw:name="f95" draw:formula="99 * ?f82"/>
              <draw:equation draw:name="f96" draw:formula="31 * ?f83"/>
              <draw:equation draw:name="f97" draw:formula="100 * ?f82"/>
              <draw:equation draw:name="f98" draw:formula="9 * ?f83"/>
              <draw:equation draw:name="f99" draw:formula="0 * ?f83"/>
              <draw:equation draw:name="f100" draw:formula="70 * ?f82"/>
              <draw:equation draw:name="f101" draw:formula="5 * ?f83"/>
              <draw:equation draw:name="f102" draw:formula="52 * ?f82"/>
              <draw:equation draw:name="f103" draw:formula="18 * ?f83"/>
              <draw:equation draw:name="f104" draw:formula="42 * ?f82"/>
              <draw:equation draw:name="f105" draw:formula="39 * ?f83"/>
              <draw:equation draw:name="f106" draw:formula="37 * ?f82"/>
              <draw:equation draw:name="f107" draw:formula="35 * ?f82"/>
              <draw:equation draw:name="f108" draw:formula="32 * ?f82"/>
              <draw:equation draw:name="f109" draw:formula="63 * ?f83"/>
              <draw:equation draw:name="f110" draw:formula="23 * ?f82"/>
              <draw:equation draw:name="f111" draw:formula="58 * ?f83"/>
              <draw:equation draw:name="f112" draw:formula="17 * ?f82"/>
              <draw:equation draw:name="f113" draw:formula="50 * ?f83"/>
              <draw:equation draw:name="f114" draw:formula="15 * ?f82"/>
              <draw:equation draw:name="f115" draw:formula="40 * ?f83"/>
              <draw:equation draw:name="f116" draw:formula="14 * ?f82"/>
              <draw:equation draw:name="f117" draw:formula="26 * ?f83"/>
              <draw:equation draw:name="f118" draw:formula="16 * ?f82"/>
              <draw:equation draw:name="f119" draw:formula="10 * ?f83"/>
              <draw:equation draw:name="f120" draw:formula="21 * ?f82"/>
              <draw:equation draw:name="f121" draw:formula="4 * ?f82"/>
              <draw:equation draw:name="f122" draw:formula="22 * ?f83"/>
              <draw:equation draw:name="f123" draw:formula="1 * ?f82"/>
              <draw:equation draw:name="f124" draw:formula="0 * ?f82"/>
              <draw:equation draw:name="f125" draw:formula="57 * ?f83"/>
              <draw:equation draw:name="f126" draw:formula="2 * ?f82"/>
              <draw:equation draw:name="f127" draw:formula="70 * ?f83"/>
              <draw:equation draw:name="f128" draw:formula="7 * ?f82"/>
              <draw:equation draw:name="f129" draw:formula="79 * ?f83"/>
              <draw:equation draw:name="f130" draw:formula="33 * ?f82"/>
              <draw:equation draw:name="f131" draw:formula="74 * ?f82"/>
              <draw:equation draw:name="f132" draw:formula="48 * ?f82"/>
              <draw:equation draw:name="f133" draw:formula="48 * ?f83"/>
              <draw:equation draw:name="f134" draw:formula="49 * ?f82"/>
              <draw:equation draw:name="f135" draw:formula="32 * ?f83"/>
              <draw:equation draw:name="f136" draw:formula="51 * ?f82"/>
              <draw:equation draw:name="f137" draw:formula="21 * ?f83"/>
              <draw:equation draw:name="f138" draw:formula="58 * ?f82"/>
              <draw:equation draw:name="f139" draw:formula="17 * ?f83"/>
              <draw:equation draw:name="f140" draw:formula="69 * ?f82"/>
              <draw:equation draw:name="f141" draw:formula="81 * ?f82"/>
              <draw:equation draw:name="f142" draw:formula="37 * ?f83"/>
              <draw:equation draw:name="f143" draw:formula="85 * ?f82"/>
              <draw:equation draw:name="f144" draw:formula="52 * ?f83"/>
              <draw:equation draw:name="f145" draw:formula="82 * ?f82"/>
              <draw:equation draw:name="f146" draw:formula="?f86 / 81"/>
              <draw:equation draw:name="f147" draw:formula="?f87 / 100"/>
              <draw:equation draw:name="f148" draw:formula="?f88 / 81"/>
              <draw:equation draw:name="f149" draw:formula="?f89 / 100"/>
              <draw:equation draw:name="f150" draw:formula="?f90 / 81"/>
              <draw:equation draw:name="f151" draw:formula="?f91 / 100"/>
              <draw:equation draw:name="f152" draw:formula="?f92 / 81"/>
              <draw:equation draw:name="f153" draw:formula="?f93 / 100"/>
              <draw:equation draw:name="f154" draw:formula="?f94 / 81"/>
              <draw:equation draw:name="f155" draw:formula="?f95 / 100"/>
              <draw:equation draw:name="f156" draw:formula="?f96 / 81"/>
              <draw:equation draw:name="f157" draw:formula="?f97 / 100"/>
              <draw:equation draw:name="f158" draw:formula="?f98 / 81"/>
              <draw:equation draw:name="f159" draw:formula="?f99 / 81"/>
              <draw:equation draw:name="f160" draw:formula="?f100 / 100"/>
              <draw:equation draw:name="f161" draw:formula="?f101 / 81"/>
              <draw:equation draw:name="f162" draw:formula="?f102 / 100"/>
              <draw:equation draw:name="f163" draw:formula="?f103 / 81"/>
              <draw:equation draw:name="f164" draw:formula="?f104 / 100"/>
              <draw:equation draw:name="f165" draw:formula="?f105 / 81"/>
              <draw:equation draw:name="f166" draw:formula="?f106 / 100"/>
              <draw:equation draw:name="f167" draw:formula="?f107 / 100"/>
              <draw:equation draw:name="f168" draw:formula="?f108 / 100"/>
              <draw:equation draw:name="f169" draw:formula="?f109 / 81"/>
              <draw:equation draw:name="f170" draw:formula="?f110 / 100"/>
              <draw:equation draw:name="f171" draw:formula="?f111 / 81"/>
              <draw:equation draw:name="f172" draw:formula="?f112 / 100"/>
              <draw:equation draw:name="f173" draw:formula="?f113 / 81"/>
              <draw:equation draw:name="f174" draw:formula="?f114 / 100"/>
              <draw:equation draw:name="f175" draw:formula="?f115 / 81"/>
              <draw:equation draw:name="f176" draw:formula="?f116 / 100"/>
              <draw:equation draw:name="f177" draw:formula="?f117 / 81"/>
              <draw:equation draw:name="f178" draw:formula="?f118 / 100"/>
              <draw:equation draw:name="f179" draw:formula="?f119 / 81"/>
              <draw:equation draw:name="f180" draw:formula="?f120 / 100"/>
              <draw:equation draw:name="f181" draw:formula="?f121 / 100"/>
              <draw:equation draw:name="f182" draw:formula="?f122 / 81"/>
              <draw:equation draw:name="f183" draw:formula="?f123 / 100"/>
              <draw:equation draw:name="f184" draw:formula="?f124 / 100"/>
              <draw:equation draw:name="f185" draw:formula="?f125 / 81"/>
              <draw:equation draw:name="f186" draw:formula="?f126 / 100"/>
              <draw:equation draw:name="f187" draw:formula="?f127 / 81"/>
              <draw:equation draw:name="f188" draw:formula="?f128 / 100"/>
              <draw:equation draw:name="f189" draw:formula="?f129 / 81"/>
              <draw:equation draw:name="f190" draw:formula="?f130 / 100"/>
              <draw:equation draw:name="f191" draw:formula="?f131 / 100"/>
              <draw:equation draw:name="f192" draw:formula="?f132 / 100"/>
              <draw:equation draw:name="f193" draw:formula="?f133 / 81"/>
              <draw:equation draw:name="f194" draw:formula="?f134 / 100"/>
              <draw:equation draw:name="f195" draw:formula="?f135 / 81"/>
              <draw:equation draw:name="f196" draw:formula="?f136 / 100"/>
              <draw:equation draw:name="f197" draw:formula="?f137 / 81"/>
              <draw:equation draw:name="f198" draw:formula="?f138 / 100"/>
              <draw:equation draw:name="f199" draw:formula="?f139 / 81"/>
              <draw:equation draw:name="f200" draw:formula="?f140 / 100"/>
              <draw:equation draw:name="f201" draw:formula="?f141 / 100"/>
              <draw:equation draw:name="f202" draw:formula="?f142 / 81"/>
              <draw:equation draw:name="f203" draw:formula="?f143 / 100"/>
              <draw:equation draw:name="f204" draw:formula="?f144 / 81"/>
              <draw:equation draw:name="f205" draw:formula="?f145 / 100"/>
              <draw:equation draw:name="f206" draw:formula="0 / ?f84"/>
              <draw:equation draw:name="f207" draw:formula="?f1 / ?f84"/>
              <draw:equation draw:name="f208" draw:formula="0 / ?f85"/>
              <draw:equation draw:name="f209" draw:formula="?f2 / ?f85"/>
              <draw:equation draw:name="f210" draw:formula="?f146 / ?f84"/>
              <draw:equation draw:name="f211" draw:formula="?f147 / ?f85"/>
              <draw:equation draw:name="f212" draw:formula="?f148 / ?f84"/>
              <draw:equation draw:name="f213" draw:formula="?f149 / ?f85"/>
              <draw:equation draw:name="f214" draw:formula="?f150 / ?f84"/>
              <draw:equation draw:name="f215" draw:formula="?f151 / ?f85"/>
              <draw:equation draw:name="f216" draw:formula="?f152 / ?f84"/>
              <draw:equation draw:name="f217" draw:formula="?f153 / ?f85"/>
              <draw:equation draw:name="f218" draw:formula="?f154 / ?f84"/>
              <draw:equation draw:name="f219" draw:formula="?f155 / ?f85"/>
              <draw:equation draw:name="f220" draw:formula="?f156 / ?f84"/>
              <draw:equation draw:name="f221" draw:formula="?f157 / ?f85"/>
              <draw:equation draw:name="f222" draw:formula="?f158 / ?f84"/>
              <draw:equation draw:name="f223" draw:formula="?f159 / ?f84"/>
              <draw:equation draw:name="f224" draw:formula="?f160 / ?f85"/>
              <draw:equation draw:name="f225" draw:formula="?f161 / ?f84"/>
              <draw:equation draw:name="f226" draw:formula="?f162 / ?f85"/>
              <draw:equation draw:name="f227" draw:formula="?f163 / ?f84"/>
              <draw:equation draw:name="f228" draw:formula="?f164 / ?f85"/>
              <draw:equation draw:name="f229" draw:formula="?f165 / ?f84"/>
              <draw:equation draw:name="f230" draw:formula="?f166 / ?f85"/>
              <draw:equation draw:name="f231" draw:formula="?f167 / ?f85"/>
              <draw:equation draw:name="f232" draw:formula="?f168 / ?f85"/>
              <draw:equation draw:name="f233" draw:formula="?f169 / ?f84"/>
              <draw:equation draw:name="f234" draw:formula="?f170 / ?f85"/>
              <draw:equation draw:name="f235" draw:formula="?f171 / ?f84"/>
              <draw:equation draw:name="f236" draw:formula="?f172 / ?f85"/>
              <draw:equation draw:name="f237" draw:formula="?f173 / ?f84"/>
              <draw:equation draw:name="f238" draw:formula="?f174 / ?f85"/>
              <draw:equation draw:name="f239" draw:formula="?f175 / ?f84"/>
              <draw:equation draw:name="f240" draw:formula="?f176 / ?f85"/>
              <draw:equation draw:name="f241" draw:formula="?f177 / ?f84"/>
              <draw:equation draw:name="f242" draw:formula="?f178 / ?f85"/>
              <draw:equation draw:name="f243" draw:formula="?f179 / ?f84"/>
              <draw:equation draw:name="f244" draw:formula="?f180 / ?f85"/>
              <draw:equation draw:name="f245" draw:formula="?f181 / ?f85"/>
              <draw:equation draw:name="f246" draw:formula="?f182 / ?f84"/>
              <draw:equation draw:name="f247" draw:formula="?f183 / ?f85"/>
              <draw:equation draw:name="f248" draw:formula="?f184 / ?f85"/>
              <draw:equation draw:name="f249" draw:formula="?f185 / ?f84"/>
              <draw:equation draw:name="f250" draw:formula="?f186 / ?f85"/>
              <draw:equation draw:name="f251" draw:formula="?f187 / ?f84"/>
              <draw:equation draw:name="f252" draw:formula="?f188 / ?f85"/>
              <draw:equation draw:name="f253" draw:formula="?f189 / ?f84"/>
              <draw:equation draw:name="f254" draw:formula="?f190 / ?f85"/>
              <draw:equation draw:name="f255" draw:formula="?f191 / ?f85"/>
              <draw:equation draw:name="f256" draw:formula="?f192 / ?f85"/>
              <draw:equation draw:name="f257" draw:formula="?f193 / ?f84"/>
              <draw:equation draw:name="f258" draw:formula="?f194 / ?f85"/>
              <draw:equation draw:name="f259" draw:formula="?f195 / ?f84"/>
              <draw:equation draw:name="f260" draw:formula="?f196 / ?f85"/>
              <draw:equation draw:name="f261" draw:formula="?f197 / ?f84"/>
              <draw:equation draw:name="f262" draw:formula="?f198 / ?f85"/>
              <draw:equation draw:name="f263" draw:formula="?f199 / ?f84"/>
              <draw:equation draw:name="f264" draw:formula="?f200 / ?f85"/>
              <draw:equation draw:name="f265" draw:formula="?f201 / ?f85"/>
              <draw:equation draw:name="f266" draw:formula="?f202 / ?f84"/>
              <draw:equation draw:name="f267" draw:formula="?f203 / ?f85"/>
              <draw:equation draw:name="f268" draw:formula="?f204 / ?f84"/>
              <draw:equation draw:name="f269" draw:formula="?f205 / ?f85"/>
            </draw:enhanced-geometry>
          </draw:custom-shape>
          <draw:custom-shape svg:x="1.98272in" svg:y="4.4555in" svg:width="0.11163in" svg:height="0.14735in" draw:id="id117" draw:style-name="a827" draw:name="Freeform 412">
            <svg:title/>
            <svg:desc/>
            <text:p text:style-name="a826" text:class-names="" text:cond-style-name=""><text:span text:style-name="a825" text:class-names=""/></text:p>
            <draw:enhanced-geometry xmlns:dr3d="urn:oasis:names:tc:opendocument:xmlns:dr3d:1.0" draw:type="non-primitive" svg:viewBox="0 0 77 100" draw:enhanced-path="M ?f1 ?f3 C ?f4 ?f5 ?f6 ?f7 ?f8 ?f9 ?f10 ?f11 ?f12 ?f2 ?f13 ?f2 ?f14 ?f2 ?f15 ?f11 ?f16 ?f17 ?f18 ?f19 ?f20 ?f3 ?f21 ?f22 ?f23 ?f24 ?f25 ?f26 ?f27 ?f4 ?f28 ?f29 ?f0 ?f30 ?f0 ?f31 ?f0 ?f32 ?f33 ?f18 ?f34 ?f21 ?f35 ?f33 ?f36 ?f0 ?f13 ?f0 ?f12 ?f0 ?f10 ?f28 ?f8 ?f37 ?f38 ?f33 ?f39 ?f40 ?f1 ?f41 L ?f1 ?f42 ?f43 ?f42 C ?f44 ?f18 ?f29 ?f45 ?f46 ?f20 ?f47 ?f48 ?f49 ?f50 ?f13 ?f50 ?f51 ?f50 ?f52 ?f20 ?f53 ?f54 ?f45 ?f52 ?f55 ?f56 ?f55 ?f31 ?f55 ?f8 ?f45 ?f57 ?f53 ?f1 ?f52 ?f24 ?f58 ?f59 ?f13 ?f59 ?f60 ?f59 ?f12 ?f61 ?f47 ?f61 ?f62 ?f63 ?f8 ?f24 ?f64 ?f65 ?f6 ?f66 ?f67 ?f68 ?f44 ?f26 ?f39 ?f43 ?f69 ?f69 ?f43 ?f70 L ?f1 ?f70 ?f1 ?f3 Z N" draw:text-areas="?f147 ?f149 ?f148 ?f150" draw:glue-points="?f151 ?f152 ?f153 ?f154 ?f155 ?f156 ?f157 ?f158 ?f159 ?f160 ?f161 ?f162 ?f163 ?f164 ?f165 ?f166 ?f155 ?f167 ?f153 ?f168 ?f151 ?f169 ?f151 ?f170 ?f171 ?f170 ?f172 ?f173 ?f155 ?f174 ?f175 ?f176 ?f177 ?f164 ?f175 ?f178 ?f155 ?f179 ?f180 ?f181 ?f182 ?f183 ?f184 ?f185 ?f171 ?f186 ?f151 ?f186 ?f151 ?f152" draw:glue-point-leaving-directions="-90, -90, -90, -90, -90, -90, -90, -90, -90, -90, -90, -90, -90, -90, -90, -90, -90, -90, -90, -90, -90, -90, -90, -90, -90">
              <draw:equation draw:name="f0" draw:formula="0"/>
              <draw:equation draw:name="f1" draw:formula="77"/>
              <draw:equation draw:name="f2" draw:formula="100"/>
              <draw:equation draw:name="f3" draw:formula="92"/>
              <draw:equation draw:name="f4" draw:formula="72"/>
              <draw:equation draw:name="f5" draw:formula="94"/>
              <draw:equation draw:name="f6" draw:formula="67"/>
              <draw:equation draw:name="f7" draw:formula="96"/>
              <draw:equation draw:name="f8" draw:formula="62"/>
              <draw:equation draw:name="f9" draw:formula="98"/>
              <draw:equation draw:name="f10" draw:formula="57"/>
              <draw:equation draw:name="f11" draw:formula="99"/>
              <draw:equation draw:name="f12" draw:formula="52"/>
              <draw:equation draw:name="f13" draw:formula="46"/>
              <draw:equation draw:name="f14" draw:formula="40"/>
              <draw:equation draw:name="f15" draw:formula="33"/>
              <draw:equation draw:name="f16" draw:formula="27"/>
              <draw:equation draw:name="f17" draw:formula="97"/>
              <draw:equation draw:name="f18" draw:formula="22"/>
              <draw:equation draw:name="f19" draw:formula="95"/>
              <draw:equation draw:name="f20" draw:formula="17"/>
              <draw:equation draw:name="f21" draw:formula="13"/>
              <draw:equation draw:name="f22" draw:formula="88"/>
              <draw:equation draw:name="f23" draw:formula="9"/>
              <draw:equation draw:name="f24" draw:formula="83"/>
              <draw:equation draw:name="f25" draw:formula="5"/>
              <draw:equation draw:name="f26" draw:formula="78"/>
              <draw:equation draw:name="f27" draw:formula="3"/>
              <draw:equation draw:name="f28" draw:formula="1"/>
              <draw:equation draw:name="f29" draw:formula="66"/>
              <draw:equation draw:name="f30" draw:formula="58"/>
              <draw:equation draw:name="f31" draw:formula="50"/>
              <draw:equation draw:name="f32" draw:formula="34"/>
              <draw:equation draw:name="f33" draw:formula="4"/>
              <draw:equation draw:name="f34" draw:formula="12"/>
              <draw:equation draw:name="f35" draw:formula="21"/>
              <draw:equation draw:name="f36" draw:formula="32"/>
              <draw:equation draw:name="f37" draw:formula="2"/>
              <draw:equation draw:name="f38" draw:formula="68"/>
              <draw:equation draw:name="f39" draw:formula="73"/>
              <draw:equation draw:name="f40" draw:formula="6"/>
              <draw:equation draw:name="f41" draw:formula="8"/>
              <draw:equation draw:name="f42" draw:formula="26"/>
              <draw:equation draw:name="f43" draw:formula="76"/>
              <draw:equation draw:name="f44" draw:formula="71"/>
              <draw:equation draw:name="f45" draw:formula="19"/>
              <draw:equation draw:name="f46" draw:formula="61"/>
              <draw:equation draw:name="f47" draw:formula="56"/>
              <draw:equation draw:name="f48" draw:formula="15"/>
              <draw:equation draw:name="f49" draw:formula="51"/>
              <draw:equation draw:name="f50" draw:formula="14"/>
              <draw:equation draw:name="f51" draw:formula="37"/>
              <draw:equation draw:name="f52" draw:formula="29"/>
              <draw:equation draw:name="f53" draw:formula="24"/>
              <draw:equation draw:name="f54" draw:formula="23"/>
              <draw:equation draw:name="f55" draw:formula="16"/>
              <draw:equation draw:name="f56" draw:formula="38"/>
              <draw:equation draw:name="f57" draw:formula="70"/>
              <draw:equation draw:name="f58" draw:formula="36"/>
              <draw:equation draw:name="f59" draw:formula="86"/>
              <draw:equation draw:name="f60" draw:formula="49"/>
              <draw:equation draw:name="f61" draw:formula="85"/>
              <draw:equation draw:name="f62" draw:formula="59"/>
              <draw:equation draw:name="f63" draw:formula="84"/>
              <draw:equation draw:name="f64" draw:formula="65"/>
              <draw:equation draw:name="f65" draw:formula="81"/>
              <draw:equation draw:name="f66" draw:formula="80"/>
              <draw:equation draw:name="f67" draw:formula="69"/>
              <draw:equation draw:name="f68" draw:formula="79"/>
              <draw:equation draw:name="f69" draw:formula="75"/>
              <draw:equation draw:name="f70" draw:formula="74"/>
              <draw:equation draw:name="f71" draw:formula="?f2 - ?f0"/>
              <draw:equation draw:name="f72" draw:formula="?f1 - ?f0"/>
              <draw:equation draw:name="f73" draw:formula="?f72 / 77"/>
              <draw:equation draw:name="f74" draw:formula="?f71 / 100"/>
              <draw:equation draw:name="f75" draw:formula="77 * ?f72"/>
              <draw:equation draw:name="f76" draw:formula="92 * ?f71"/>
              <draw:equation draw:name="f77" draw:formula="62 * ?f72"/>
              <draw:equation draw:name="f78" draw:formula="98 * ?f71"/>
              <draw:equation draw:name="f79" draw:formula="46 * ?f72"/>
              <draw:equation draw:name="f80" draw:formula="100 * ?f71"/>
              <draw:equation draw:name="f81" draw:formula="27 * ?f72"/>
              <draw:equation draw:name="f82" draw:formula="97 * ?f71"/>
              <draw:equation draw:name="f83" draw:formula="13 * ?f72"/>
              <draw:equation draw:name="f84" draw:formula="88 * ?f71"/>
              <draw:equation draw:name="f85" draw:formula="3 * ?f72"/>
              <draw:equation draw:name="f86" draw:formula="72 * ?f71"/>
              <draw:equation draw:name="f87" draw:formula="0 * ?f72"/>
              <draw:equation draw:name="f88" draw:formula="50 * ?f71"/>
              <draw:equation draw:name="f89" draw:formula="12 * ?f72"/>
              <draw:equation draw:name="f90" draw:formula="13 * ?f71"/>
              <draw:equation draw:name="f91" draw:formula="0 * ?f71"/>
              <draw:equation draw:name="f92" draw:formula="2 * ?f71"/>
              <draw:equation draw:name="f93" draw:formula="8 * ?f71"/>
              <draw:equation draw:name="f94" draw:formula="26 * ?f71"/>
              <draw:equation draw:name="f95" draw:formula="76 * ?f72"/>
              <draw:equation draw:name="f96" draw:formula="61 * ?f72"/>
              <draw:equation draw:name="f97" draw:formula="17 * ?f71"/>
              <draw:equation draw:name="f98" draw:formula="14 * ?f71"/>
              <draw:equation draw:name="f99" draw:formula="24 * ?f72"/>
              <draw:equation draw:name="f100" draw:formula="23 * ?f71"/>
              <draw:equation draw:name="f101" draw:formula="16 * ?f72"/>
              <draw:equation draw:name="f102" draw:formula="77 * ?f71"/>
              <draw:equation draw:name="f103" draw:formula="86 * ?f71"/>
              <draw:equation draw:name="f104" draw:formula="56 * ?f72"/>
              <draw:equation draw:name="f105" draw:formula="85 * ?f71"/>
              <draw:equation draw:name="f106" draw:formula="65 * ?f72"/>
              <draw:equation draw:name="f107" draw:formula="81 * ?f71"/>
              <draw:equation draw:name="f108" draw:formula="71 * ?f72"/>
              <draw:equation draw:name="f109" draw:formula="78 * ?f71"/>
              <draw:equation draw:name="f110" draw:formula="74 * ?f71"/>
              <draw:equation draw:name="f111" draw:formula="?f75 / 77"/>
              <draw:equation draw:name="f112" draw:formula="?f76 / 100"/>
              <draw:equation draw:name="f113" draw:formula="?f77 / 77"/>
              <draw:equation draw:name="f114" draw:formula="?f78 / 100"/>
              <draw:equation draw:name="f115" draw:formula="?f79 / 77"/>
              <draw:equation draw:name="f116" draw:formula="?f80 / 100"/>
              <draw:equation draw:name="f117" draw:formula="?f81 / 77"/>
              <draw:equation draw:name="f118" draw:formula="?f82 / 100"/>
              <draw:equation draw:name="f119" draw:formula="?f83 / 77"/>
              <draw:equation draw:name="f120" draw:formula="?f84 / 100"/>
              <draw:equation draw:name="f121" draw:formula="?f85 / 77"/>
              <draw:equation draw:name="f122" draw:formula="?f86 / 100"/>
              <draw:equation draw:name="f123" draw:formula="?f87 / 77"/>
              <draw:equation draw:name="f124" draw:formula="?f88 / 100"/>
              <draw:equation draw:name="f125" draw:formula="?f89 / 77"/>
              <draw:equation draw:name="f126" draw:formula="?f90 / 100"/>
              <draw:equation draw:name="f127" draw:formula="?f91 / 100"/>
              <draw:equation draw:name="f128" draw:formula="?f92 / 100"/>
              <draw:equation draw:name="f129" draw:formula="?f93 / 100"/>
              <draw:equation draw:name="f130" draw:formula="?f94 / 100"/>
              <draw:equation draw:name="f131" draw:formula="?f95 / 77"/>
              <draw:equation draw:name="f132" draw:formula="?f96 / 77"/>
              <draw:equation draw:name="f133" draw:formula="?f97 / 100"/>
              <draw:equation draw:name="f134" draw:formula="?f98 / 100"/>
              <draw:equation draw:name="f135" draw:formula="?f99 / 77"/>
              <draw:equation draw:name="f136" draw:formula="?f100 / 100"/>
              <draw:equation draw:name="f137" draw:formula="?f101 / 77"/>
              <draw:equation draw:name="f138" draw:formula="?f102 / 100"/>
              <draw:equation draw:name="f139" draw:formula="?f103 / 100"/>
              <draw:equation draw:name="f140" draw:formula="?f104 / 77"/>
              <draw:equation draw:name="f141" draw:formula="?f105 / 100"/>
              <draw:equation draw:name="f142" draw:formula="?f106 / 77"/>
              <draw:equation draw:name="f143" draw:formula="?f107 / 100"/>
              <draw:equation draw:name="f144" draw:formula="?f108 / 77"/>
              <draw:equation draw:name="f145" draw:formula="?f109 / 100"/>
              <draw:equation draw:name="f146" draw:formula="?f110 / 100"/>
              <draw:equation draw:name="f147" draw:formula="0 / ?f73"/>
              <draw:equation draw:name="f148" draw:formula="?f1 / ?f73"/>
              <draw:equation draw:name="f149" draw:formula="0 / ?f74"/>
              <draw:equation draw:name="f150" draw:formula="?f2 / ?f74"/>
              <draw:equation draw:name="f151" draw:formula="?f111 / ?f73"/>
              <draw:equation draw:name="f152" draw:formula="?f112 / ?f74"/>
              <draw:equation draw:name="f153" draw:formula="?f113 / ?f73"/>
              <draw:equation draw:name="f154" draw:formula="?f114 / ?f74"/>
              <draw:equation draw:name="f155" draw:formula="?f115 / ?f73"/>
              <draw:equation draw:name="f156" draw:formula="?f116 / ?f74"/>
              <draw:equation draw:name="f157" draw:formula="?f117 / ?f73"/>
              <draw:equation draw:name="f158" draw:formula="?f118 / ?f74"/>
              <draw:equation draw:name="f159" draw:formula="?f119 / ?f73"/>
              <draw:equation draw:name="f160" draw:formula="?f120 / ?f74"/>
              <draw:equation draw:name="f161" draw:formula="?f121 / ?f73"/>
              <draw:equation draw:name="f162" draw:formula="?f122 / ?f74"/>
              <draw:equation draw:name="f163" draw:formula="?f123 / ?f73"/>
              <draw:equation draw:name="f164" draw:formula="?f124 / ?f74"/>
              <draw:equation draw:name="f165" draw:formula="?f125 / ?f73"/>
              <draw:equation draw:name="f166" draw:formula="?f126 / ?f74"/>
              <draw:equation draw:name="f167" draw:formula="?f127 / ?f74"/>
              <draw:equation draw:name="f168" draw:formula="?f128 / ?f74"/>
              <draw:equation draw:name="f169" draw:formula="?f129 / ?f74"/>
              <draw:equation draw:name="f170" draw:formula="?f130 / ?f74"/>
              <draw:equation draw:name="f171" draw:formula="?f131 / ?f73"/>
              <draw:equation draw:name="f172" draw:formula="?f132 / ?f73"/>
              <draw:equation draw:name="f173" draw:formula="?f133 / ?f74"/>
              <draw:equation draw:name="f174" draw:formula="?f134 / ?f74"/>
              <draw:equation draw:name="f175" draw:formula="?f135 / ?f73"/>
              <draw:equation draw:name="f176" draw:formula="?f136 / ?f74"/>
              <draw:equation draw:name="f177" draw:formula="?f137 / ?f73"/>
              <draw:equation draw:name="f178" draw:formula="?f138 / ?f74"/>
              <draw:equation draw:name="f179" draw:formula="?f139 / ?f74"/>
              <draw:equation draw:name="f180" draw:formula="?f140 / ?f73"/>
              <draw:equation draw:name="f181" draw:formula="?f141 / ?f74"/>
              <draw:equation draw:name="f182" draw:formula="?f142 / ?f73"/>
              <draw:equation draw:name="f183" draw:formula="?f143 / ?f74"/>
              <draw:equation draw:name="f184" draw:formula="?f144 / ?f73"/>
              <draw:equation draw:name="f185" draw:formula="?f145 / ?f74"/>
              <draw:equation draw:name="f186" draw:formula="?f146 / ?f74"/>
            </draw:enhanced-geometry>
          </draw:custom-shape>
          <draw:custom-shape svg:x="2.1256in" svg:y="4.40638in" svg:width="0.11609in" svg:height="0.192in" draw:id="id118" draw:style-name="a830" draw:name="Freeform 413">
            <svg:title/>
            <svg:desc/>
            <text:p text:style-name="a829" text:class-names="" text:cond-style-name=""><text:span text:style-name="a828" text:class-names=""/></text:p>
            <draw:enhanced-geometry xmlns:dr3d="urn:oasis:names:tc:opendocument:xmlns:dr3d:1.0" draw:type="non-primitive" svg:viewBox="0 0 79 133" draw:enhanced-path="M ?f1 ?f2 L ?f3 ?f2 ?f3 ?f4 C ?f3 ?f5 ?f3 ?f6 ?f3 ?f7 ?f8 ?f8 ?f9 ?f10 ?f11 ?f12 ?f13 ?f14 ?f15 ?f16 ?f17 ?f18 ?f19 ?f20 ?f21 ?f20 ?f22 ?f20 ?f23 ?f20 ?f24 ?f19 ?f25 ?f16 ?f26 ?f14 ?f27 ?f13 ?f28 ?f9 L ?f28 ?f2 ?f0 ?f2 ?f0 ?f0 ?f28 ?f0 ?f28 ?f21 C ?f29 ?f30 ?f31 ?f32 ?f33 ?f34 ?f35 ?f36 ?f37 ?f38 ?f21 ?f38 ?f13 ?f38 ?f7 ?f34 ?f39 ?f30 ?f40 ?f20 ?f1 ?f10 ?f1 ?f39 L ?f1 ?f2 Z N" draw:text-areas="?f95 ?f97 ?f96 ?f98" draw:glue-points="?f99 ?f100 ?f101 ?f100 ?f101 ?f102 ?f101 ?f103 ?f104 ?f105 ?f106 ?f107 ?f108 ?f109 ?f110 ?f111 ?f112 ?f113 ?f112 ?f100 ?f114 ?f100 ?f114 ?f115 ?f112 ?f115 ?f112 ?f116 ?f117 ?f118 ?f119 ?f120 ?f121 ?f122 ?f99 ?f123 ?f99 ?f100" draw:glue-point-leaving-directions="-90, -90, -90, -90, -90, -90, -90, -90, -90, -90, -90, -90, -90, -90, -90, -90, -90, -90, -90">
              <draw:equation draw:name="f0" draw:formula="0"/>
              <draw:equation draw:name="f1" draw:formula="79"/>
              <draw:equation draw:name="f2" draw:formula="133"/>
              <draw:equation draw:name="f3" draw:formula="63"/>
              <draw:equation draw:name="f4" draw:formula="78"/>
              <draw:equation draw:name="f5" draw:formula="74"/>
              <draw:equation draw:name="f6" draw:formula="70"/>
              <draw:equation draw:name="f7" draw:formula="66"/>
              <draw:equation draw:name="f8" draw:formula="62"/>
              <draw:equation draw:name="f9" draw:formula="61"/>
              <draw:equation draw:name="f10" draw:formula="59"/>
              <draw:equation draw:name="f11" draw:formula="60"/>
              <draw:equation draw:name="f12" draw:formula="57"/>
              <draw:equation draw:name="f13" draw:formula="58"/>
              <draw:equation draw:name="f14" draw:formula="55"/>
              <draw:equation draw:name="f15" draw:formula="56"/>
              <draw:equation draw:name="f16" draw:formula="53"/>
              <draw:equation draw:name="f17" draw:formula="54"/>
              <draw:equation draw:name="f18" draw:formula="52"/>
              <draw:equation draw:name="f19" draw:formula="51"/>
              <draw:equation draw:name="f20" draw:formula="50"/>
              <draw:equation draw:name="f21" draw:formula="48"/>
              <draw:equation draw:name="f22" draw:formula="43"/>
              <draw:equation draw:name="f23" draw:formula="39"/>
              <draw:equation draw:name="f24" draw:formula="34"/>
              <draw:equation draw:name="f25" draw:formula="30"/>
              <draw:equation draw:name="f26" draw:formula="25"/>
              <draw:equation draw:name="f27" draw:formula="20"/>
              <draw:equation draw:name="f28" draw:formula="16"/>
              <draw:equation draw:name="f29" draw:formula="21"/>
              <draw:equation draw:name="f30" draw:formula="44"/>
              <draw:equation draw:name="f31" draw:formula="26"/>
              <draw:equation draw:name="f32" draw:formula="40"/>
              <draw:equation draw:name="f33" draw:formula="31"/>
              <draw:equation draw:name="f34" draw:formula="38"/>
              <draw:equation draw:name="f35" draw:formula="37"/>
              <draw:equation draw:name="f36" draw:formula="36"/>
              <draw:equation draw:name="f37" draw:formula="42"/>
              <draw:equation draw:name="f38" draw:formula="35"/>
              <draw:equation draw:name="f39" draw:formula="71"/>
              <draw:equation draw:name="f40" draw:formula="77"/>
              <draw:equation draw:name="f41" draw:formula="?f2 - ?f0"/>
              <draw:equation draw:name="f42" draw:formula="?f1 - ?f0"/>
              <draw:equation draw:name="f43" draw:formula="?f42 / 79"/>
              <draw:equation draw:name="f44" draw:formula="?f41 / 133"/>
              <draw:equation draw:name="f45" draw:formula="79 * ?f42"/>
              <draw:equation draw:name="f46" draw:formula="133 * ?f41"/>
              <draw:equation draw:name="f47" draw:formula="63 * ?f42"/>
              <draw:equation draw:name="f48" draw:formula="78 * ?f41"/>
              <draw:equation draw:name="f49" draw:formula="66 * ?f41"/>
              <draw:equation draw:name="f50" draw:formula="60 * ?f42"/>
              <draw:equation draw:name="f51" draw:formula="57 * ?f41"/>
              <draw:equation draw:name="f52" draw:formula="54 * ?f42"/>
              <draw:equation draw:name="f53" draw:formula="52 * ?f41"/>
              <draw:equation draw:name="f54" draw:formula="43 * ?f42"/>
              <draw:equation draw:name="f55" draw:formula="50 * ?f41"/>
              <draw:equation draw:name="f56" draw:formula="30 * ?f42"/>
              <draw:equation draw:name="f57" draw:formula="53 * ?f41"/>
              <draw:equation draw:name="f58" draw:formula="16 * ?f42"/>
              <draw:equation draw:name="f59" draw:formula="61 * ?f41"/>
              <draw:equation draw:name="f60" draw:formula="0 * ?f42"/>
              <draw:equation draw:name="f61" draw:formula="0 * ?f41"/>
              <draw:equation draw:name="f62" draw:formula="48 * ?f41"/>
              <draw:equation draw:name="f63" draw:formula="31 * ?f42"/>
              <draw:equation draw:name="f64" draw:formula="38 * ?f41"/>
              <draw:equation draw:name="f65" draw:formula="48 * ?f42"/>
              <draw:equation draw:name="f66" draw:formula="35 * ?f41"/>
              <draw:equation draw:name="f67" draw:formula="71 * ?f42"/>
              <draw:equation draw:name="f68" draw:formula="44 * ?f41"/>
              <draw:equation draw:name="f69" draw:formula="71 * ?f41"/>
              <draw:equation draw:name="f70" draw:formula="?f45 / 79"/>
              <draw:equation draw:name="f71" draw:formula="?f46 / 133"/>
              <draw:equation draw:name="f72" draw:formula="?f47 / 79"/>
              <draw:equation draw:name="f73" draw:formula="?f48 / 133"/>
              <draw:equation draw:name="f74" draw:formula="?f49 / 133"/>
              <draw:equation draw:name="f75" draw:formula="?f50 / 79"/>
              <draw:equation draw:name="f76" draw:formula="?f51 / 133"/>
              <draw:equation draw:name="f77" draw:formula="?f52 / 79"/>
              <draw:equation draw:name="f78" draw:formula="?f53 / 133"/>
              <draw:equation draw:name="f79" draw:formula="?f54 / 79"/>
              <draw:equation draw:name="f80" draw:formula="?f55 / 133"/>
              <draw:equation draw:name="f81" draw:formula="?f56 / 79"/>
              <draw:equation draw:name="f82" draw:formula="?f57 / 133"/>
              <draw:equation draw:name="f83" draw:formula="?f58 / 79"/>
              <draw:equation draw:name="f84" draw:formula="?f59 / 133"/>
              <draw:equation draw:name="f85" draw:formula="?f60 / 79"/>
              <draw:equation draw:name="f86" draw:formula="?f61 / 133"/>
              <draw:equation draw:name="f87" draw:formula="?f62 / 133"/>
              <draw:equation draw:name="f88" draw:formula="?f63 / 79"/>
              <draw:equation draw:name="f89" draw:formula="?f64 / 133"/>
              <draw:equation draw:name="f90" draw:formula="?f65 / 79"/>
              <draw:equation draw:name="f91" draw:formula="?f66 / 133"/>
              <draw:equation draw:name="f92" draw:formula="?f67 / 79"/>
              <draw:equation draw:name="f93" draw:formula="?f68 / 133"/>
              <draw:equation draw:name="f94" draw:formula="?f69 / 133"/>
              <draw:equation draw:name="f95" draw:formula="0 / ?f43"/>
              <draw:equation draw:name="f96" draw:formula="?f1 / ?f43"/>
              <draw:equation draw:name="f97" draw:formula="0 / ?f44"/>
              <draw:equation draw:name="f98" draw:formula="?f2 / ?f44"/>
              <draw:equation draw:name="f99" draw:formula="?f70 / ?f43"/>
              <draw:equation draw:name="f100" draw:formula="?f71 / ?f44"/>
              <draw:equation draw:name="f101" draw:formula="?f72 / ?f43"/>
              <draw:equation draw:name="f102" draw:formula="?f73 / ?f44"/>
              <draw:equation draw:name="f103" draw:formula="?f74 / ?f44"/>
              <draw:equation draw:name="f104" draw:formula="?f75 / ?f43"/>
              <draw:equation draw:name="f105" draw:formula="?f76 / ?f44"/>
              <draw:equation draw:name="f106" draw:formula="?f77 / ?f43"/>
              <draw:equation draw:name="f107" draw:formula="?f78 / ?f44"/>
              <draw:equation draw:name="f108" draw:formula="?f79 / ?f43"/>
              <draw:equation draw:name="f109" draw:formula="?f80 / ?f44"/>
              <draw:equation draw:name="f110" draw:formula="?f81 / ?f43"/>
              <draw:equation draw:name="f111" draw:formula="?f82 / ?f44"/>
              <draw:equation draw:name="f112" draw:formula="?f83 / ?f43"/>
              <draw:equation draw:name="f113" draw:formula="?f84 / ?f44"/>
              <draw:equation draw:name="f114" draw:formula="?f85 / ?f43"/>
              <draw:equation draw:name="f115" draw:formula="?f86 / ?f44"/>
              <draw:equation draw:name="f116" draw:formula="?f87 / ?f44"/>
              <draw:equation draw:name="f117" draw:formula="?f88 / ?f43"/>
              <draw:equation draw:name="f118" draw:formula="?f89 / ?f44"/>
              <draw:equation draw:name="f119" draw:formula="?f90 / ?f43"/>
              <draw:equation draw:name="f120" draw:formula="?f91 / ?f44"/>
              <draw:equation draw:name="f121" draw:formula="?f92 / ?f43"/>
              <draw:equation draw:name="f122" draw:formula="?f93 / ?f44"/>
              <draw:equation draw:name="f123" draw:formula="?f94 / ?f44"/>
            </draw:enhanced-geometry>
          </draw:custom-shape>
          <draw:custom-shape svg:x="2.27296in" svg:y="4.41977in" svg:width="0.0893in" svg:height="0.18307in" draw:id="id119" draw:style-name="a833" draw:name="Freeform 414">
            <svg:title/>
            <svg:desc/>
            <text:p text:style-name="a832" text:class-names="" text:cond-style-name=""><text:span text:style-name="a831" text:class-names=""/></text:p>
            <draw:enhanced-geometry xmlns:dr3d="urn:oasis:names:tc:opendocument:xmlns:dr3d:1.0" draw:type="non-primitive" svg:viewBox="0 0 60 125" draw:enhanced-path="M ?f1 ?f3 C ?f4 ?f5 ?f6 ?f5 ?f7 ?f8 ?f9 ?f8 ?f10 ?f2 ?f11 ?f2 ?f12 ?f2 ?f13 ?f3 ?f14 ?f15 ?f16 ?f17 ?f18 ?f19 ?f18 ?f20 L ?f18 ?f11 ?f0 ?f11 ?f0 ?f21 ?f18 ?f21 ?f18 ?f0 ?f21 ?f0 ?f21 ?f21 ?f1 ?f21 ?f1 ?f11 ?f21 ?f11 ?f21 ?f22 C ?f21 ?f23 ?f21 ?f24 ?f21 ?f25 ?f21 ?f26 ?f27 ?f28 ?f29 ?f30 ?f12 ?f31 ?f32 ?f33 ?f34 ?f35 ?f36 ?f37 ?f38 ?f37 ?f39 ?f37 ?f9 ?f37 ?f7 ?f37 ?f40 ?f35 ?f41 ?f35 ?f42 ?f33 ?f43 ?f44 L ?f1 ?f44 ?f1 ?f3 Z N" draw:text-areas="?f101 ?f103 ?f102 ?f104" draw:glue-points="?f105 ?f106 ?f107 ?f108 ?f109 ?f110 ?f111 ?f112 ?f113 ?f114 ?f113 ?f115 ?f116 ?f115 ?f116 ?f117 ?f113 ?f117 ?f113 ?f118 ?f119 ?f118 ?f119 ?f117 ?f105 ?f117 ?f105 ?f115 ?f119 ?f115 ?f119 ?f120 ?f119 ?f121 ?f122 ?f123 ?f124 ?f125 ?f126 ?f127 ?f128 ?f125 ?f129 ?f130 ?f105 ?f130 ?f105 ?f106" draw:glue-point-leaving-directions="-90, -90, -90, -90, -90, -90, -90, -90, -90, -90, -90, -90, -90, -90, -90, -90, -90, -90, -90, -90, -90, -90, -90, -90">
              <draw:equation draw:name="f0" draw:formula="0"/>
              <draw:equation draw:name="f1" draw:formula="60"/>
              <draw:equation draw:name="f2" draw:formula="125"/>
              <draw:equation draw:name="f3" draw:formula="122"/>
              <draw:equation draw:name="f4" draw:formula="57"/>
              <draw:equation draw:name="f5" draw:formula="123"/>
              <draw:equation draw:name="f6" draw:formula="54"/>
              <draw:equation draw:name="f7" draw:formula="50"/>
              <draw:equation draw:name="f8" draw:formula="124"/>
              <draw:equation draw:name="f9" draw:formula="47"/>
              <draw:equation draw:name="f10" draw:formula="43"/>
              <draw:equation draw:name="f11" draw:formula="41"/>
              <draw:equation draw:name="f12" draw:formula="31"/>
              <draw:equation draw:name="f13" draw:formula="23"/>
              <draw:equation draw:name="f14" draw:formula="18"/>
              <draw:equation draw:name="f15" draw:formula="117"/>
              <draw:equation draw:name="f16" draw:formula="13"/>
              <draw:equation draw:name="f17" draw:formula="111"/>
              <draw:equation draw:name="f18" draw:formula="11"/>
              <draw:equation draw:name="f19" draw:formula="103"/>
              <draw:equation draw:name="f20" draw:formula="91"/>
              <draw:equation draw:name="f21" draw:formula="27"/>
              <draw:equation draw:name="f22" draw:formula="84"/>
              <draw:equation draw:name="f23" draw:formula="89"/>
              <draw:equation draw:name="f24" draw:formula="93"/>
              <draw:equation draw:name="f25" draw:formula="96"/>
              <draw:equation draw:name="f26" draw:formula="99"/>
              <draw:equation draw:name="f27" draw:formula="28"/>
              <draw:equation draw:name="f28" draw:formula="101"/>
              <draw:equation draw:name="f29" draw:formula="30"/>
              <draw:equation draw:name="f30" draw:formula="104"/>
              <draw:equation draw:name="f31" draw:formula="106"/>
              <draw:equation draw:name="f32" draw:formula="33"/>
              <draw:equation draw:name="f33" draw:formula="108"/>
              <draw:equation draw:name="f34" draw:formula="35"/>
              <draw:equation draw:name="f35" draw:formula="109"/>
              <draw:equation draw:name="f36" draw:formula="37"/>
              <draw:equation draw:name="f37" draw:formula="110"/>
              <draw:equation draw:name="f38" draw:formula="40"/>
              <draw:equation draw:name="f39" draw:formula="45"/>
              <draw:equation draw:name="f40" draw:formula="53"/>
              <draw:equation draw:name="f41" draw:formula="56"/>
              <draw:equation draw:name="f42" draw:formula="58"/>
              <draw:equation draw:name="f43" draw:formula="59"/>
              <draw:equation draw:name="f44" draw:formula="107"/>
              <draw:equation draw:name="f45" draw:formula="?f2 - ?f0"/>
              <draw:equation draw:name="f46" draw:formula="?f1 - ?f0"/>
              <draw:equation draw:name="f47" draw:formula="?f46 / 60"/>
              <draw:equation draw:name="f48" draw:formula="?f45 / 125"/>
              <draw:equation draw:name="f49" draw:formula="60 * ?f46"/>
              <draw:equation draw:name="f50" draw:formula="122 * ?f45"/>
              <draw:equation draw:name="f51" draw:formula="50 * ?f46"/>
              <draw:equation draw:name="f52" draw:formula="124 * ?f45"/>
              <draw:equation draw:name="f53" draw:formula="41 * ?f46"/>
              <draw:equation draw:name="f54" draw:formula="125 * ?f45"/>
              <draw:equation draw:name="f55" draw:formula="18 * ?f46"/>
              <draw:equation draw:name="f56" draw:formula="117 * ?f45"/>
              <draw:equation draw:name="f57" draw:formula="11 * ?f46"/>
              <draw:equation draw:name="f58" draw:formula="91 * ?f45"/>
              <draw:equation draw:name="f59" draw:formula="41 * ?f45"/>
              <draw:equation draw:name="f60" draw:formula="0 * ?f46"/>
              <draw:equation draw:name="f61" draw:formula="27 * ?f45"/>
              <draw:equation draw:name="f62" draw:formula="0 * ?f45"/>
              <draw:equation draw:name="f63" draw:formula="27 * ?f46"/>
              <draw:equation draw:name="f64" draw:formula="84 * ?f45"/>
              <draw:equation draw:name="f65" draw:formula="96 * ?f45"/>
              <draw:equation draw:name="f66" draw:formula="30 * ?f46"/>
              <draw:equation draw:name="f67" draw:formula="104 * ?f45"/>
              <draw:equation draw:name="f68" draw:formula="35 * ?f46"/>
              <draw:equation draw:name="f69" draw:formula="109 * ?f45"/>
              <draw:equation draw:name="f70" draw:formula="45 * ?f46"/>
              <draw:equation draw:name="f71" draw:formula="110 * ?f45"/>
              <draw:equation draw:name="f72" draw:formula="53 * ?f46"/>
              <draw:equation draw:name="f73" draw:formula="59 * ?f46"/>
              <draw:equation draw:name="f74" draw:formula="107 * ?f45"/>
              <draw:equation draw:name="f75" draw:formula="?f49 / 60"/>
              <draw:equation draw:name="f76" draw:formula="?f50 / 125"/>
              <draw:equation draw:name="f77" draw:formula="?f51 / 60"/>
              <draw:equation draw:name="f78" draw:formula="?f52 / 125"/>
              <draw:equation draw:name="f79" draw:formula="?f53 / 60"/>
              <draw:equation draw:name="f80" draw:formula="?f54 / 125"/>
              <draw:equation draw:name="f81" draw:formula="?f55 / 60"/>
              <draw:equation draw:name="f82" draw:formula="?f56 / 125"/>
              <draw:equation draw:name="f83" draw:formula="?f57 / 60"/>
              <draw:equation draw:name="f84" draw:formula="?f58 / 125"/>
              <draw:equation draw:name="f85" draw:formula="?f59 / 125"/>
              <draw:equation draw:name="f86" draw:formula="?f60 / 60"/>
              <draw:equation draw:name="f87" draw:formula="?f61 / 125"/>
              <draw:equation draw:name="f88" draw:formula="?f62 / 125"/>
              <draw:equation draw:name="f89" draw:formula="?f63 / 60"/>
              <draw:equation draw:name="f90" draw:formula="?f64 / 125"/>
              <draw:equation draw:name="f91" draw:formula="?f65 / 125"/>
              <draw:equation draw:name="f92" draw:formula="?f66 / 60"/>
              <draw:equation draw:name="f93" draw:formula="?f67 / 125"/>
              <draw:equation draw:name="f94" draw:formula="?f68 / 60"/>
              <draw:equation draw:name="f95" draw:formula="?f69 / 125"/>
              <draw:equation draw:name="f96" draw:formula="?f70 / 60"/>
              <draw:equation draw:name="f97" draw:formula="?f71 / 125"/>
              <draw:equation draw:name="f98" draw:formula="?f72 / 60"/>
              <draw:equation draw:name="f99" draw:formula="?f73 / 60"/>
              <draw:equation draw:name="f100" draw:formula="?f74 / 125"/>
              <draw:equation draw:name="f101" draw:formula="0 / ?f47"/>
              <draw:equation draw:name="f102" draw:formula="?f1 / ?f47"/>
              <draw:equation draw:name="f103" draw:formula="0 / ?f48"/>
              <draw:equation draw:name="f104" draw:formula="?f2 / ?f48"/>
              <draw:equation draw:name="f105" draw:formula="?f75 / ?f47"/>
              <draw:equation draw:name="f106" draw:formula="?f76 / ?f48"/>
              <draw:equation draw:name="f107" draw:formula="?f77 / ?f47"/>
              <draw:equation draw:name="f108" draw:formula="?f78 / ?f48"/>
              <draw:equation draw:name="f109" draw:formula="?f79 / ?f47"/>
              <draw:equation draw:name="f110" draw:formula="?f80 / ?f48"/>
              <draw:equation draw:name="f111" draw:formula="?f81 / ?f47"/>
              <draw:equation draw:name="f112" draw:formula="?f82 / ?f48"/>
              <draw:equation draw:name="f113" draw:formula="?f83 / ?f47"/>
              <draw:equation draw:name="f114" draw:formula="?f84 / ?f48"/>
              <draw:equation draw:name="f115" draw:formula="?f85 / ?f48"/>
              <draw:equation draw:name="f116" draw:formula="?f86 / ?f47"/>
              <draw:equation draw:name="f117" draw:formula="?f87 / ?f48"/>
              <draw:equation draw:name="f118" draw:formula="?f88 / ?f48"/>
              <draw:equation draw:name="f119" draw:formula="?f89 / ?f47"/>
              <draw:equation draw:name="f120" draw:formula="?f90 / ?f48"/>
              <draw:equation draw:name="f121" draw:formula="?f91 / ?f48"/>
              <draw:equation draw:name="f122" draw:formula="?f92 / ?f47"/>
              <draw:equation draw:name="f123" draw:formula="?f93 / ?f48"/>
              <draw:equation draw:name="f124" draw:formula="?f94 / ?f47"/>
              <draw:equation draw:name="f125" draw:formula="?f95 / ?f48"/>
              <draw:equation draw:name="f126" draw:formula="?f96 / ?f47"/>
              <draw:equation draw:name="f127" draw:formula="?f97 / ?f48"/>
              <draw:equation draw:name="f128" draw:formula="?f98 / ?f47"/>
              <draw:equation draw:name="f129" draw:formula="?f99 / ?f47"/>
              <draw:equation draw:name="f130" draw:formula="?f100 / ?f48"/>
            </draw:enhanced-geometry>
          </draw:custom-shape>
          <draw:custom-shape svg:x="2.38905in" svg:y="4.45996in" svg:width="0.11609in" svg:height="0.14288in" draw:id="id120" draw:style-name="a836" draw:name="Freeform 415">
            <svg:title/>
            <svg:desc/>
            <text:p text:style-name="a835" text:class-names="" text:cond-style-name=""><text:span text:style-name="a834" text:class-names=""/></text:p>
            <draw:enhanced-geometry xmlns:dr3d="urn:oasis:names:tc:opendocument:xmlns:dr3d:1.0" draw:type="non-primitive" svg:viewBox="0 0 80 98" draw:enhanced-path="M ?f1 ?f3 L ?f4 ?f3 ?f4 ?f5 C ?f6 ?f7 ?f8 ?f9 ?f10 ?f11 ?f12 ?f13 ?f14 ?f2 ?f15 ?f2 ?f16 ?f2 ?f17 ?f11 ?f18 ?f7 ?f19 ?f20 ?f0 ?f21 ?f0 ?f22 L ?f0 ?f0 ?f23 ?f0 ?f23 ?f24 C ?f23 ?f25 ?f23 ?f4 ?f26 ?f27 ?f26 ?f28 ?f29 ?f30 ?f31 ?f32 ?f33 ?f34 ?f35 ?f1 ?f36 ?f37 ?f38 ?f39 ?f40 ?f20 ?f41 ?f20 ?f42 ?f20 ?f43 ?f39 ?f44 ?f1 ?f24 ?f34 ?f25 ?f45 ?f4 ?f46 L ?f4 ?f0 ?f1 ?f0 ?f1 ?f3 Z N" draw:text-areas="?f103 ?f105 ?f104 ?f106" draw:glue-points="?f107 ?f108 ?f109 ?f108 ?f109 ?f110 ?f111 ?f112 ?f113 ?f114 ?f115 ?f116 ?f117 ?f118 ?f117 ?f119 ?f120 ?f119 ?f120 ?f121 ?f122 ?f123 ?f124 ?f125 ?f126 ?f127 ?f128 ?f129 ?f130 ?f131 ?f109 ?f132 ?f109 ?f119 ?f107 ?f119 ?f107 ?f108" draw:glue-point-leaving-directions="-90, -90, -90, -90, -90, -90, -90, -90, -90, -90, -90, -90, -90, -90, -90, -90, -90, -90, -90">
              <draw:equation draw:name="f0" draw:formula="0"/>
              <draw:equation draw:name="f1" draw:formula="80"/>
              <draw:equation draw:name="f2" draw:formula="98"/>
              <draw:equation draw:name="f3" draw:formula="96"/>
              <draw:equation draw:name="f4" draw:formula="64"/>
              <draw:equation draw:name="f5" draw:formula="85"/>
              <draw:equation draw:name="f6" draw:formula="58"/>
              <draw:equation draw:name="f7" draw:formula="89"/>
              <draw:equation draw:name="f8" draw:formula="53"/>
              <draw:equation draw:name="f9" draw:formula="93"/>
              <draw:equation draw:name="f10" draw:formula="48"/>
              <draw:equation draw:name="f11" draw:formula="95"/>
              <draw:equation draw:name="f12" draw:formula="43"/>
              <draw:equation draw:name="f13" draw:formula="97"/>
              <draw:equation draw:name="f14" draw:formula="38"/>
              <draw:equation draw:name="f15" draw:formula="32"/>
              <draw:equation draw:name="f16" draw:formula="22"/>
              <draw:equation draw:name="f17" draw:formula="14"/>
              <draw:equation draw:name="f18" draw:formula="8"/>
              <draw:equation draw:name="f19" draw:formula="3"/>
              <draw:equation draw:name="f20" draw:formula="83"/>
              <draw:equation draw:name="f21" draw:formula="74"/>
              <draw:equation draw:name="f22" draw:formula="62"/>
              <draw:equation draw:name="f23" draw:formula="16"/>
              <draw:equation draw:name="f24" draw:formula="55"/>
              <draw:equation draw:name="f25" draw:formula="59"/>
              <draw:equation draw:name="f26" draw:formula="17"/>
              <draw:equation draw:name="f27" draw:formula="67"/>
              <draw:equation draw:name="f28" draw:formula="70"/>
              <draw:equation draw:name="f29" draw:formula="18"/>
              <draw:equation draw:name="f30" draw:formula="73"/>
              <draw:equation draw:name="f31" draw:formula="19"/>
              <draw:equation draw:name="f32" draw:formula="76"/>
              <draw:equation draw:name="f33" draw:formula="21"/>
              <draw:equation draw:name="f34" draw:formula="78"/>
              <draw:equation draw:name="f35" draw:formula="23"/>
              <draw:equation draw:name="f36" draw:formula="25"/>
              <draw:equation draw:name="f37" draw:formula="81"/>
              <draw:equation draw:name="f38" draw:formula="28"/>
              <draw:equation draw:name="f39" draw:formula="82"/>
              <draw:equation draw:name="f40" draw:formula="31"/>
              <draw:equation draw:name="f41" draw:formula="36"/>
              <draw:equation draw:name="f42" draw:formula="40"/>
              <draw:equation draw:name="f43" draw:formula="45"/>
              <draw:equation draw:name="f44" draw:formula="50"/>
              <draw:equation draw:name="f45" draw:formula="75"/>
              <draw:equation draw:name="f46" draw:formula="72"/>
              <draw:equation draw:name="f47" draw:formula="?f2 - ?f0"/>
              <draw:equation draw:name="f48" draw:formula="?f1 - ?f0"/>
              <draw:equation draw:name="f49" draw:formula="?f48 / 80"/>
              <draw:equation draw:name="f50" draw:formula="?f47 / 98"/>
              <draw:equation draw:name="f51" draw:formula="80 * ?f48"/>
              <draw:equation draw:name="f52" draw:formula="96 * ?f47"/>
              <draw:equation draw:name="f53" draw:formula="64 * ?f48"/>
              <draw:equation draw:name="f54" draw:formula="85 * ?f47"/>
              <draw:equation draw:name="f55" draw:formula="48 * ?f48"/>
              <draw:equation draw:name="f56" draw:formula="95 * ?f47"/>
              <draw:equation draw:name="f57" draw:formula="32 * ?f48"/>
              <draw:equation draw:name="f58" draw:formula="98 * ?f47"/>
              <draw:equation draw:name="f59" draw:formula="8 * ?f48"/>
              <draw:equation draw:name="f60" draw:formula="89 * ?f47"/>
              <draw:equation draw:name="f61" draw:formula="0 * ?f48"/>
              <draw:equation draw:name="f62" draw:formula="62 * ?f47"/>
              <draw:equation draw:name="f63" draw:formula="0 * ?f47"/>
              <draw:equation draw:name="f64" draw:formula="16 * ?f48"/>
              <draw:equation draw:name="f65" draw:formula="55 * ?f47"/>
              <draw:equation draw:name="f66" draw:formula="17 * ?f48"/>
              <draw:equation draw:name="f67" draw:formula="67 * ?f47"/>
              <draw:equation draw:name="f68" draw:formula="19 * ?f48"/>
              <draw:equation draw:name="f69" draw:formula="76 * ?f47"/>
              <draw:equation draw:name="f70" draw:formula="25 * ?f48"/>
              <draw:equation draw:name="f71" draw:formula="81 * ?f47"/>
              <draw:equation draw:name="f72" draw:formula="36 * ?f48"/>
              <draw:equation draw:name="f73" draw:formula="83 * ?f47"/>
              <draw:equation draw:name="f74" draw:formula="50 * ?f48"/>
              <draw:equation draw:name="f75" draw:formula="80 * ?f47"/>
              <draw:equation draw:name="f76" draw:formula="72 * ?f47"/>
              <draw:equation draw:name="f77" draw:formula="?f51 / 80"/>
              <draw:equation draw:name="f78" draw:formula="?f52 / 98"/>
              <draw:equation draw:name="f79" draw:formula="?f53 / 80"/>
              <draw:equation draw:name="f80" draw:formula="?f54 / 98"/>
              <draw:equation draw:name="f81" draw:formula="?f55 / 80"/>
              <draw:equation draw:name="f82" draw:formula="?f56 / 98"/>
              <draw:equation draw:name="f83" draw:formula="?f57 / 80"/>
              <draw:equation draw:name="f84" draw:formula="?f58 / 98"/>
              <draw:equation draw:name="f85" draw:formula="?f59 / 80"/>
              <draw:equation draw:name="f86" draw:formula="?f60 / 98"/>
              <draw:equation draw:name="f87" draw:formula="?f61 / 80"/>
              <draw:equation draw:name="f88" draw:formula="?f62 / 98"/>
              <draw:equation draw:name="f89" draw:formula="?f63 / 98"/>
              <draw:equation draw:name="f90" draw:formula="?f64 / 80"/>
              <draw:equation draw:name="f91" draw:formula="?f65 / 98"/>
              <draw:equation draw:name="f92" draw:formula="?f66 / 80"/>
              <draw:equation draw:name="f93" draw:formula="?f67 / 98"/>
              <draw:equation draw:name="f94" draw:formula="?f68 / 80"/>
              <draw:equation draw:name="f95" draw:formula="?f69 / 98"/>
              <draw:equation draw:name="f96" draw:formula="?f70 / 80"/>
              <draw:equation draw:name="f97" draw:formula="?f71 / 98"/>
              <draw:equation draw:name="f98" draw:formula="?f72 / 80"/>
              <draw:equation draw:name="f99" draw:formula="?f73 / 98"/>
              <draw:equation draw:name="f100" draw:formula="?f74 / 80"/>
              <draw:equation draw:name="f101" draw:formula="?f75 / 98"/>
              <draw:equation draw:name="f102" draw:formula="?f76 / 98"/>
              <draw:equation draw:name="f103" draw:formula="0 / ?f49"/>
              <draw:equation draw:name="f104" draw:formula="?f1 / ?f49"/>
              <draw:equation draw:name="f105" draw:formula="0 / ?f50"/>
              <draw:equation draw:name="f106" draw:formula="?f2 / ?f50"/>
              <draw:equation draw:name="f107" draw:formula="?f77 / ?f49"/>
              <draw:equation draw:name="f108" draw:formula="?f78 / ?f50"/>
              <draw:equation draw:name="f109" draw:formula="?f79 / ?f49"/>
              <draw:equation draw:name="f110" draw:formula="?f80 / ?f50"/>
              <draw:equation draw:name="f111" draw:formula="?f81 / ?f49"/>
              <draw:equation draw:name="f112" draw:formula="?f82 / ?f50"/>
              <draw:equation draw:name="f113" draw:formula="?f83 / ?f49"/>
              <draw:equation draw:name="f114" draw:formula="?f84 / ?f50"/>
              <draw:equation draw:name="f115" draw:formula="?f85 / ?f49"/>
              <draw:equation draw:name="f116" draw:formula="?f86 / ?f50"/>
              <draw:equation draw:name="f117" draw:formula="?f87 / ?f49"/>
              <draw:equation draw:name="f118" draw:formula="?f88 / ?f50"/>
              <draw:equation draw:name="f119" draw:formula="?f89 / ?f50"/>
              <draw:equation draw:name="f120" draw:formula="?f90 / ?f49"/>
              <draw:equation draw:name="f121" draw:formula="?f91 / ?f50"/>
              <draw:equation draw:name="f122" draw:formula="?f92 / ?f49"/>
              <draw:equation draw:name="f123" draw:formula="?f93 / ?f50"/>
              <draw:equation draw:name="f124" draw:formula="?f94 / ?f49"/>
              <draw:equation draw:name="f125" draw:formula="?f95 / ?f50"/>
              <draw:equation draw:name="f126" draw:formula="?f96 / ?f49"/>
              <draw:equation draw:name="f127" draw:formula="?f97 / ?f50"/>
              <draw:equation draw:name="f128" draw:formula="?f98 / ?f49"/>
              <draw:equation draw:name="f129" draw:formula="?f99 / ?f50"/>
              <draw:equation draw:name="f130" draw:formula="?f100 / ?f49"/>
              <draw:equation draw:name="f131" draw:formula="?f101 / ?f50"/>
              <draw:equation draw:name="f132" draw:formula="?f102 / ?f50"/>
            </draw:enhanced-geometry>
          </draw:custom-shape>
          <draw:custom-shape svg:x="2.5498in" svg:y="4.4555in" svg:width="0.12056in" svg:height="0.14288in" draw:id="id121" draw:style-name="a839" draw:name="Freeform 416">
            <svg:title/>
            <svg:desc/>
            <text:p text:style-name="a838" text:class-names="" text:cond-style-name=""><text:span text:style-name="a837" text:class-names=""/></text:p>
            <draw:enhanced-geometry xmlns:dr3d="urn:oasis:names:tc:opendocument:xmlns:dr3d:1.0" draw:type="non-primitive" svg:viewBox="0 0 80 98" draw:enhanced-path="M ?f1 ?f2 L ?f3 ?f2 ?f3 ?f4 C ?f3 ?f5 ?f3 ?f6 ?f7 ?f8 ?f7 ?f9 ?f10 ?f11 ?f12 ?f13 ?f14 ?f15 ?f16 ?f17 ?f18 ?f19 ?f20 ?f21 ?f22 ?f21 ?f23 ?f21 ?f5 ?f21 ?f6 ?f24 ?f25 ?f17 ?f26 ?f15 ?f27 ?f28 ?f24 ?f29 L ?f24 ?f2 ?f0 ?f2 ?f0 ?f30 ?f24 ?f30 ?f24 ?f31 C ?f27 ?f32 ?f29 ?f33 ?f34 ?f35 ?f36 ?f37 ?f4 ?f0 ?f22 ?f0 ?f14 ?f0 ?f38 ?f35 ?f39 ?f32 ?f40 ?f21 ?f1 ?f11 ?f1 ?f41 L ?f1 ?f2 Z N" draw:text-areas="?f98 ?f100 ?f99 ?f101" draw:glue-points="?f102 ?f103 ?f104 ?f103 ?f104 ?f105 ?f106 ?f107 ?f108 ?f109 ?f110 ?f111 ?f112 ?f113 ?f114 ?f115 ?f116 ?f117 ?f116 ?f103 ?f118 ?f103 ?f118 ?f119 ?f116 ?f119 ?f116 ?f120 ?f121 ?f122 ?f123 ?f124 ?f125 ?f126 ?f102 ?f127 ?f102 ?f103" draw:glue-point-leaving-directions="-90, -90, -90, -90, -90, -90, -90, -90, -90, -90, -90, -90, -90, -90, -90, -90, -90, -90, -90">
              <draw:equation draw:name="f0" draw:formula="0"/>
              <draw:equation draw:name="f1" draw:formula="80"/>
              <draw:equation draw:name="f2" draw:formula="98"/>
              <draw:equation draw:name="f3" draw:formula="64"/>
              <draw:equation draw:name="f4" draw:formula="43"/>
              <draw:equation draw:name="f5" draw:formula="39"/>
              <draw:equation draw:name="f6" draw:formula="35"/>
              <draw:equation draw:name="f7" draw:formula="63"/>
              <draw:equation draw:name="f8" draw:formula="31"/>
              <draw:equation draw:name="f9" draw:formula="27"/>
              <draw:equation draw:name="f10" draw:formula="62"/>
              <draw:equation draw:name="f11" draw:formula="24"/>
              <draw:equation draw:name="f12" draw:formula="60"/>
              <draw:equation draw:name="f13" draw:formula="22"/>
              <draw:equation draw:name="f14" draw:formula="59"/>
              <draw:equation draw:name="f15" draw:formula="20"/>
              <draw:equation draw:name="f16" draw:formula="57"/>
              <draw:equation draw:name="f17" draw:formula="18"/>
              <draw:equation draw:name="f18" draw:formula="54"/>
              <draw:equation draw:name="f19" draw:formula="17"/>
              <draw:equation draw:name="f20" draw:formula="52"/>
              <draw:equation draw:name="f21" draw:formula="15"/>
              <draw:equation draw:name="f22" draw:formula="48"/>
              <draw:equation draw:name="f23" draw:formula="44"/>
              <draw:equation draw:name="f24" draw:formula="16"/>
              <draw:equation draw:name="f25" draw:formula="30"/>
              <draw:equation draw:name="f26" draw:formula="25"/>
              <draw:equation draw:name="f27" draw:formula="21"/>
              <draw:equation draw:name="f28" draw:formula="23"/>
              <draw:equation draw:name="f29" draw:formula="26"/>
              <draw:equation draw:name="f30" draw:formula="2"/>
              <draw:equation draw:name="f31" draw:formula="13"/>
              <draw:equation draw:name="f32" draw:formula="9"/>
              <draw:equation draw:name="f33" draw:formula="5"/>
              <draw:equation draw:name="f34" draw:formula="32"/>
              <draw:equation draw:name="f35" draw:formula="3"/>
              <draw:equation draw:name="f36" draw:formula="37"/>
              <draw:equation draw:name="f37" draw:formula="1"/>
              <draw:equation draw:name="f38" draw:formula="66"/>
              <draw:equation draw:name="f39" draw:formula="72"/>
              <draw:equation draw:name="f40" draw:formula="77"/>
              <draw:equation draw:name="f41" draw:formula="36"/>
              <draw:equation draw:name="f42" draw:formula="?f2 - ?f0"/>
              <draw:equation draw:name="f43" draw:formula="?f1 - ?f0"/>
              <draw:equation draw:name="f44" draw:formula="?f43 / 80"/>
              <draw:equation draw:name="f45" draw:formula="?f42 / 98"/>
              <draw:equation draw:name="f46" draw:formula="80 * ?f43"/>
              <draw:equation draw:name="f47" draw:formula="98 * ?f42"/>
              <draw:equation draw:name="f48" draw:formula="64 * ?f43"/>
              <draw:equation draw:name="f49" draw:formula="43 * ?f42"/>
              <draw:equation draw:name="f50" draw:formula="63 * ?f43"/>
              <draw:equation draw:name="f51" draw:formula="31 * ?f42"/>
              <draw:equation draw:name="f52" draw:formula="60 * ?f43"/>
              <draw:equation draw:name="f53" draw:formula="22 * ?f42"/>
              <draw:equation draw:name="f54" draw:formula="54 * ?f43"/>
              <draw:equation draw:name="f55" draw:formula="17 * ?f42"/>
              <draw:equation draw:name="f56" draw:formula="44 * ?f43"/>
              <draw:equation draw:name="f57" draw:formula="15 * ?f42"/>
              <draw:equation draw:name="f58" draw:formula="30 * ?f43"/>
              <draw:equation draw:name="f59" draw:formula="18 * ?f42"/>
              <draw:equation draw:name="f60" draw:formula="16 * ?f43"/>
              <draw:equation draw:name="f61" draw:formula="26 * ?f42"/>
              <draw:equation draw:name="f62" draw:formula="0 * ?f43"/>
              <draw:equation draw:name="f63" draw:formula="2 * ?f42"/>
              <draw:equation draw:name="f64" draw:formula="13 * ?f42"/>
              <draw:equation draw:name="f65" draw:formula="32 * ?f43"/>
              <draw:equation draw:name="f66" draw:formula="3 * ?f42"/>
              <draw:equation draw:name="f67" draw:formula="48 * ?f43"/>
              <draw:equation draw:name="f68" draw:formula="0 * ?f42"/>
              <draw:equation draw:name="f69" draw:formula="72 * ?f43"/>
              <draw:equation draw:name="f70" draw:formula="9 * ?f42"/>
              <draw:equation draw:name="f71" draw:formula="36 * ?f42"/>
              <draw:equation draw:name="f72" draw:formula="?f46 / 80"/>
              <draw:equation draw:name="f73" draw:formula="?f47 / 98"/>
              <draw:equation draw:name="f74" draw:formula="?f48 / 80"/>
              <draw:equation draw:name="f75" draw:formula="?f49 / 98"/>
              <draw:equation draw:name="f76" draw:formula="?f50 / 80"/>
              <draw:equation draw:name="f77" draw:formula="?f51 / 98"/>
              <draw:equation draw:name="f78" draw:formula="?f52 / 80"/>
              <draw:equation draw:name="f79" draw:formula="?f53 / 98"/>
              <draw:equation draw:name="f80" draw:formula="?f54 / 80"/>
              <draw:equation draw:name="f81" draw:formula="?f55 / 98"/>
              <draw:equation draw:name="f82" draw:formula="?f56 / 80"/>
              <draw:equation draw:name="f83" draw:formula="?f57 / 98"/>
              <draw:equation draw:name="f84" draw:formula="?f58 / 80"/>
              <draw:equation draw:name="f85" draw:formula="?f59 / 98"/>
              <draw:equation draw:name="f86" draw:formula="?f60 / 80"/>
              <draw:equation draw:name="f87" draw:formula="?f61 / 98"/>
              <draw:equation draw:name="f88" draw:formula="?f62 / 80"/>
              <draw:equation draw:name="f89" draw:formula="?f63 / 98"/>
              <draw:equation draw:name="f90" draw:formula="?f64 / 98"/>
              <draw:equation draw:name="f91" draw:formula="?f65 / 80"/>
              <draw:equation draw:name="f92" draw:formula="?f66 / 98"/>
              <draw:equation draw:name="f93" draw:formula="?f67 / 80"/>
              <draw:equation draw:name="f94" draw:formula="?f68 / 98"/>
              <draw:equation draw:name="f95" draw:formula="?f69 / 80"/>
              <draw:equation draw:name="f96" draw:formula="?f70 / 98"/>
              <draw:equation draw:name="f97" draw:formula="?f71 / 98"/>
              <draw:equation draw:name="f98" draw:formula="0 / ?f44"/>
              <draw:equation draw:name="f99" draw:formula="?f1 / ?f44"/>
              <draw:equation draw:name="f100" draw:formula="0 / ?f45"/>
              <draw:equation draw:name="f101" draw:formula="?f2 / ?f45"/>
              <draw:equation draw:name="f102" draw:formula="?f72 / ?f44"/>
              <draw:equation draw:name="f103" draw:formula="?f73 / ?f45"/>
              <draw:equation draw:name="f104" draw:formula="?f74 / ?f44"/>
              <draw:equation draw:name="f105" draw:formula="?f75 / ?f45"/>
              <draw:equation draw:name="f106" draw:formula="?f76 / ?f44"/>
              <draw:equation draw:name="f107" draw:formula="?f77 / ?f45"/>
              <draw:equation draw:name="f108" draw:formula="?f78 / ?f44"/>
              <draw:equation draw:name="f109" draw:formula="?f79 / ?f45"/>
              <draw:equation draw:name="f110" draw:formula="?f80 / ?f44"/>
              <draw:equation draw:name="f111" draw:formula="?f81 / ?f45"/>
              <draw:equation draw:name="f112" draw:formula="?f82 / ?f44"/>
              <draw:equation draw:name="f113" draw:formula="?f83 / ?f45"/>
              <draw:equation draw:name="f114" draw:formula="?f84 / ?f44"/>
              <draw:equation draw:name="f115" draw:formula="?f85 / ?f45"/>
              <draw:equation draw:name="f116" draw:formula="?f86 / ?f44"/>
              <draw:equation draw:name="f117" draw:formula="?f87 / ?f45"/>
              <draw:equation draw:name="f118" draw:formula="?f88 / ?f44"/>
              <draw:equation draw:name="f119" draw:formula="?f89 / ?f45"/>
              <draw:equation draw:name="f120" draw:formula="?f90 / ?f45"/>
              <draw:equation draw:name="f121" draw:formula="?f91 / ?f44"/>
              <draw:equation draw:name="f122" draw:formula="?f92 / ?f45"/>
              <draw:equation draw:name="f123" draw:formula="?f93 / ?f44"/>
              <draw:equation draw:name="f124" draw:formula="?f94 / ?f45"/>
              <draw:equation draw:name="f125" draw:formula="?f95 / ?f44"/>
              <draw:equation draw:name="f126" draw:formula="?f96 / ?f45"/>
              <draw:equation draw:name="f127" draw:formula="?f97 / ?f45"/>
            </draw:enhanced-geometry>
          </draw:custom-shape>
          <draw:custom-shape svg:x="2.70608in" svg:y="4.4555in" svg:width="0.12056in" svg:height="0.19647in" draw:id="id122" draw:style-name="a842" draw:name="Freeform 417">
            <svg:title/>
            <svg:desc/>
            <text:p text:style-name="a841" text:class-names="" text:cond-style-name=""><text:span text:style-name="a840" text:class-names=""/></text:p>
            <draw:enhanced-geometry xmlns:dr3d="urn:oasis:names:tc:opendocument:xmlns:dr3d:1.0" draw:type="non-primitive" svg:viewBox="0 0 84 134" draw:enhanced-path="M ?f1 ?f3 C ?f1 ?f4 ?f5 ?f6 ?f7 ?f8 ?f9 ?f10 ?f11 ?f2 ?f12 ?f2 ?f13 ?f2 ?f14 ?f15 ?f16 ?f15 ?f17 ?f18 ?f19 ?f20 ?f21 ?f10 L ?f21 ?f22 ?f23 ?f22 C ?f24 ?f25 ?f26 ?f27 ?f28 ?f29 ?f14 ?f30 ?f31 ?f30 ?f32 ?f30 ?f33 ?f30 ?f34 ?f30 ?f35 ?f29 ?f36 ?f27 ?f37 ?f25 ?f38 ?f39 ?f40 ?f41 ?f9 ?f42 ?f43 ?f44 ?f45 ?f46 ?f45 ?f47 ?f45 ?f48 L ?f45 ?f49 C ?f38 ?f50 ?f51 ?f52 ?f35 ?f48 ?f53 ?f54 ?f55 ?f56 ?f57 ?f56 ?f58 ?f56 ?f59 ?f60 ?f21 ?f1 ?f61 ?f62 ?f0 ?f63 ?f0 ?f64 ?f0 ?f32 ?f65 ?f13 ?f61 ?f66 ?f67 ?f68 ?f69 ?f59 ?f70 ?f71 ?f59 ?f72 ?f73 ?f74 ?f75 ?f76 ?f77 ?f78 ?f79 ?f0 ?f80 ?f0 ?f81 ?f0 ?f82 ?f0 ?f83 ?f78 ?f84 ?f65 ?f63 ?f61 ?f45 ?f67 L ?f85 ?f65 ?f1 ?f65 ?f1 ?f3 Z M ?f45 ?f86 L ?f45 ?f87 C ?f63 ?f59 ?f84 ?f88 ?f83 ?f19 ?f82 ?f24 ?f64 ?f24 ?f89 ?f24 ?f79 ?f24 ?f90 ?f59 ?f16 ?f91 ?f87 ?f14 ?f59 ?f79 ?f59 ?f64 ?f59 ?f51 ?f87 ?f45 ?f91 ?f7 ?f58 ?f92 ?f93 ?f5 ?f32 ?f5 ?f33 ?f5 ?f34 ?f94 ?f11 ?f92 ?f84 ?f95 ?f63 ?f96 ?f45 ?f86 Z N" draw:text-areas="?f209 ?f211 ?f210 ?f212" draw:glue-points="?f213 ?f214 ?f215 ?f216 ?f217 ?f218 ?f219 ?f220 ?f221 ?f222 ?f221 ?f223 ?f224 ?f223 ?f225 ?f226 ?f227 ?f228 ?f229 ?f226 ?f230 ?f231 ?f232 ?f233 ?f234 ?f235 ?f234 ?f236 ?f229 ?f235 ?f237 ?f238 ?f221 ?f239 ?f240 ?f241 ?f242 ?f243 ?f244 ?f245 ?f246 ?f247 ?f248 ?f249 ?f250 ?f251 ?f234 ?f252 ?f253 ?f254 ?f213 ?f254 ?f213 ?f214 ?f234 ?f255 ?f234 ?f256 ?f250 ?f257 ?f258 ?f259 ?f219 ?f260 ?f261 ?f241 ?f262 ?f263 ?f227 ?f264 ?f265 ?f266 ?f234 ?f255" draw:glue-point-leaving-directions="-90, -90, -90, -90, -90, -90, -90, -90, -90, -90, -90, -90, -90, -90, -90, -90, -90, -90, -90, -90, -90, -90, -90, -90, -90, -90, -90, -90, -90, -90, -90, -90, -90, -90, -90, -90, -90">
              <draw:equation draw:name="f0" draw:formula="0"/>
              <draw:equation draw:name="f1" draw:formula="84"/>
              <draw:equation draw:name="f2" draw:formula="134"/>
              <draw:equation draw:name="f3" draw:formula="87"/>
              <draw:equation draw:name="f4" draw:formula="103"/>
              <draw:equation draw:name="f5" draw:formula="81"/>
              <draw:equation draw:name="f6" draw:formula="115"/>
              <draw:equation draw:name="f7" draw:formula="73"/>
              <draw:equation draw:name="f8" draw:formula="122"/>
              <draw:equation draw:name="f9" draw:formula="66"/>
              <draw:equation draw:name="f10" draw:formula="130"/>
              <draw:equation draw:name="f11" draw:formula="55"/>
              <draw:equation draw:name="f12" draw:formula="39"/>
              <draw:equation draw:name="f13" draw:formula="34"/>
              <draw:equation draw:name="f14" draw:formula="29"/>
              <draw:equation draw:name="f15" draw:formula="133"/>
              <draw:equation draw:name="f16" draw:formula="25"/>
              <draw:equation draw:name="f17" draw:formula="20"/>
              <draw:equation draw:name="f18" draw:formula="132"/>
              <draw:equation draw:name="f19" draw:formula="15"/>
              <draw:equation draw:name="f20" draw:formula="131"/>
              <draw:equation draw:name="f21" draw:formula="10"/>
              <draw:equation draw:name="f22" draw:formula="113"/>
              <draw:equation draw:name="f23" draw:formula="11"/>
              <draw:equation draw:name="f24" draw:formula="14"/>
              <draw:equation draw:name="f25" draw:formula="114"/>
              <draw:equation draw:name="f26" draw:formula="18"/>
              <draw:equation draw:name="f27" draw:formula="116"/>
              <draw:equation draw:name="f28" draw:formula="24"/>
              <draw:equation draw:name="f29" draw:formula="117"/>
              <draw:equation draw:name="f30" draw:formula="119"/>
              <draw:equation draw:name="f31" draw:formula="35"/>
              <draw:equation draw:name="f32" draw:formula="41"/>
              <draw:equation draw:name="f33" draw:formula="46"/>
              <draw:equation draw:name="f34" draw:formula="51"/>
              <draw:equation draw:name="f35" draw:formula="54"/>
              <draw:equation draw:name="f36" draw:formula="58"/>
              <draw:equation draw:name="f37" draw:formula="61"/>
              <draw:equation draw:name="f38" draw:formula="63"/>
              <draw:equation draw:name="f39" draw:formula="112"/>
              <draw:equation draw:name="f40" draw:formula="65"/>
              <draw:equation draw:name="f41" draw:formula="110"/>
              <draw:equation draw:name="f42" draw:formula="107"/>
              <draw:equation draw:name="f43" draw:formula="67"/>
              <draw:equation draw:name="f44" draw:formula="104"/>
              <draw:equation draw:name="f45" draw:formula="68"/>
              <draw:equation draw:name="f46" draw:formula="101"/>
              <draw:equation draw:name="f47" draw:formula="97"/>
              <draw:equation draw:name="f48" draw:formula="93"/>
              <draw:equation draw:name="f49" draw:formula="85"/>
              <draw:equation draw:name="f50" draw:formula="89"/>
              <draw:equation draw:name="f51" draw:formula="59"/>
              <draw:equation draw:name="f52" draw:formula="91"/>
              <draw:equation draw:name="f53" draw:formula="50"/>
              <draw:equation draw:name="f54" draw:formula="95"/>
              <draw:equation draw:name="f55" draw:formula="44"/>
              <draw:equation draw:name="f56" draw:formula="96"/>
              <draw:equation draw:name="f57" draw:formula="38"/>
              <draw:equation draw:name="f58" draw:formula="26"/>
              <draw:equation draw:name="f59" draw:formula="17"/>
              <draw:equation draw:name="f60" draw:formula="92"/>
              <draw:equation draw:name="f61" draw:formula="4"/>
              <draw:equation draw:name="f62" draw:formula="76"/>
              <draw:equation draw:name="f63" draw:formula="64"/>
              <draw:equation draw:name="f64" draw:formula="49"/>
              <draw:equation draw:name="f65" draw:formula="2"/>
              <draw:equation draw:name="f66" draw:formula="28"/>
              <draw:equation draw:name="f67" draw:formula="6"/>
              <draw:equation draw:name="f68" draw:formula="22"/>
              <draw:equation draw:name="f69" draw:formula="9"/>
              <draw:equation draw:name="f70" draw:formula="13"/>
              <draw:equation draw:name="f71" draw:formula="12"/>
              <draw:equation draw:name="f72" draw:formula="8"/>
              <draw:equation draw:name="f73" draw:formula="21"/>
              <draw:equation draw:name="f74" draw:formula="5"/>
              <draw:equation draw:name="f75" draw:formula="27"/>
              <draw:equation draw:name="f76" draw:formula="3"/>
              <draw:equation draw:name="f77" draw:formula="32"/>
              <draw:equation draw:name="f78" draw:formula="1"/>
              <draw:equation draw:name="f79" draw:formula="37"/>
              <draw:equation draw:name="f80" draw:formula="43"/>
              <draw:equation draw:name="f81" draw:formula="48"/>
              <draw:equation draw:name="f82" draw:formula="53"/>
              <draw:equation draw:name="f83" draw:formula="56"/>
              <draw:equation draw:name="f84" draw:formula="60"/>
              <draw:equation draw:name="f85" draw:formula="69"/>
              <draw:equation draw:name="f86" draw:formula="71"/>
              <draw:equation draw:name="f87" draw:formula="19"/>
              <draw:equation draw:name="f88" draw:formula="16"/>
              <draw:equation draw:name="f89" draw:formula="45"/>
              <draw:equation draw:name="f90" draw:formula="30"/>
              <draw:equation draw:name="f91" draw:formula="23"/>
              <draw:equation draw:name="f92" draw:formula="79"/>
              <draw:equation draw:name="f93" draw:formula="33"/>
              <draw:equation draw:name="f94" draw:formula="80"/>
              <draw:equation draw:name="f95" draw:formula="77"/>
              <draw:equation draw:name="f96" draw:formula="74"/>
              <draw:equation draw:name="f97" draw:formula="?f2 - ?f0"/>
              <draw:equation draw:name="f98" draw:formula="?f1 - ?f0"/>
              <draw:equation draw:name="f99" draw:formula="?f98 / 84"/>
              <draw:equation draw:name="f100" draw:formula="?f97 / 134"/>
              <draw:equation draw:name="f101" draw:formula="84 * ?f98"/>
              <draw:equation draw:name="f102" draw:formula="87 * ?f97"/>
              <draw:equation draw:name="f103" draw:formula="73 * ?f98"/>
              <draw:equation draw:name="f104" draw:formula="122 * ?f97"/>
              <draw:equation draw:name="f105" draw:formula="39 * ?f98"/>
              <draw:equation draw:name="f106" draw:formula="134 * ?f97"/>
              <draw:equation draw:name="f107" draw:formula="25 * ?f98"/>
              <draw:equation draw:name="f108" draw:formula="133 * ?f97"/>
              <draw:equation draw:name="f109" draw:formula="10 * ?f98"/>
              <draw:equation draw:name="f110" draw:formula="130 * ?f97"/>
              <draw:equation draw:name="f111" draw:formula="113 * ?f97"/>
              <draw:equation draw:name="f112" draw:formula="11 * ?f98"/>
              <draw:equation draw:name="f113" draw:formula="24 * ?f98"/>
              <draw:equation draw:name="f114" draw:formula="117 * ?f97"/>
              <draw:equation draw:name="f115" draw:formula="41 * ?f98"/>
              <draw:equation draw:name="f116" draw:formula="119 * ?f97"/>
              <draw:equation draw:name="f117" draw:formula="54 * ?f98"/>
              <draw:equation draw:name="f118" draw:formula="63 * ?f98"/>
              <draw:equation draw:name="f119" draw:formula="112 * ?f97"/>
              <draw:equation draw:name="f120" draw:formula="67 * ?f98"/>
              <draw:equation draw:name="f121" draw:formula="104 * ?f97"/>
              <draw:equation draw:name="f122" draw:formula="68 * ?f98"/>
              <draw:equation draw:name="f123" draw:formula="93 * ?f97"/>
              <draw:equation draw:name="f124" draw:formula="85 * ?f97"/>
              <draw:equation draw:name="f125" draw:formula="38 * ?f98"/>
              <draw:equation draw:name="f126" draw:formula="96 * ?f97"/>
              <draw:equation draw:name="f127" draw:formula="84 * ?f97"/>
              <draw:equation draw:name="f128" draw:formula="0 * ?f98"/>
              <draw:equation draw:name="f129" draw:formula="49 * ?f97"/>
              <draw:equation draw:name="f130" draw:formula="4 * ?f98"/>
              <draw:equation draw:name="f131" draw:formula="28 * ?f97"/>
              <draw:equation draw:name="f132" draw:formula="13 * ?f98"/>
              <draw:equation draw:name="f133" draw:formula="12 * ?f97"/>
              <draw:equation draw:name="f134" draw:formula="27 * ?f98"/>
              <draw:equation draw:name="f135" draw:formula="3 * ?f97"/>
              <draw:equation draw:name="f136" draw:formula="43 * ?f98"/>
              <draw:equation draw:name="f137" draw:formula="0 * ?f97"/>
              <draw:equation draw:name="f138" draw:formula="56 * ?f98"/>
              <draw:equation draw:name="f139" draw:formula="1 * ?f97"/>
              <draw:equation draw:name="f140" draw:formula="6 * ?f97"/>
              <draw:equation draw:name="f141" draw:formula="69 * ?f98"/>
              <draw:equation draw:name="f142" draw:formula="2 * ?f97"/>
              <draw:equation draw:name="f143" draw:formula="71 * ?f97"/>
              <draw:equation draw:name="f144" draw:formula="19 * ?f97"/>
              <draw:equation draw:name="f145" draw:formula="15 * ?f97"/>
              <draw:equation draw:name="f146" draw:formula="45 * ?f98"/>
              <draw:equation draw:name="f147" draw:formula="14 * ?f97"/>
              <draw:equation draw:name="f148" draw:formula="23 * ?f97"/>
              <draw:equation draw:name="f149" draw:formula="17 * ?f98"/>
              <draw:equation draw:name="f150" draw:formula="23 * ?f98"/>
              <draw:equation draw:name="f151" draw:formula="73 * ?f97"/>
              <draw:equation draw:name="f152" draw:formula="81 * ?f97"/>
              <draw:equation draw:name="f153" draw:formula="55 * ?f98"/>
              <draw:equation draw:name="f154" draw:formula="79 * ?f97"/>
              <draw:equation draw:name="f155" draw:formula="?f101 / 84"/>
              <draw:equation draw:name="f156" draw:formula="?f102 / 134"/>
              <draw:equation draw:name="f157" draw:formula="?f103 / 84"/>
              <draw:equation draw:name="f158" draw:formula="?f104 / 134"/>
              <draw:equation draw:name="f159" draw:formula="?f105 / 84"/>
              <draw:equation draw:name="f160" draw:formula="?f106 / 134"/>
              <draw:equation draw:name="f161" draw:formula="?f107 / 84"/>
              <draw:equation draw:name="f162" draw:formula="?f108 / 134"/>
              <draw:equation draw:name="f163" draw:formula="?f109 / 84"/>
              <draw:equation draw:name="f164" draw:formula="?f110 / 134"/>
              <draw:equation draw:name="f165" draw:formula="?f111 / 134"/>
              <draw:equation draw:name="f166" draw:formula="?f112 / 84"/>
              <draw:equation draw:name="f167" draw:formula="?f113 / 84"/>
              <draw:equation draw:name="f168" draw:formula="?f114 / 134"/>
              <draw:equation draw:name="f169" draw:formula="?f115 / 84"/>
              <draw:equation draw:name="f170" draw:formula="?f116 / 134"/>
              <draw:equation draw:name="f171" draw:formula="?f117 / 84"/>
              <draw:equation draw:name="f172" draw:formula="?f118 / 84"/>
              <draw:equation draw:name="f173" draw:formula="?f119 / 134"/>
              <draw:equation draw:name="f174" draw:formula="?f120 / 84"/>
              <draw:equation draw:name="f175" draw:formula="?f121 / 134"/>
              <draw:equation draw:name="f176" draw:formula="?f122 / 84"/>
              <draw:equation draw:name="f177" draw:formula="?f123 / 134"/>
              <draw:equation draw:name="f178" draw:formula="?f124 / 134"/>
              <draw:equation draw:name="f179" draw:formula="?f125 / 84"/>
              <draw:equation draw:name="f180" draw:formula="?f126 / 134"/>
              <draw:equation draw:name="f181" draw:formula="?f127 / 134"/>
              <draw:equation draw:name="f182" draw:formula="?f128 / 84"/>
              <draw:equation draw:name="f183" draw:formula="?f129 / 134"/>
              <draw:equation draw:name="f184" draw:formula="?f130 / 84"/>
              <draw:equation draw:name="f185" draw:formula="?f131 / 134"/>
              <draw:equation draw:name="f186" draw:formula="?f132 / 84"/>
              <draw:equation draw:name="f187" draw:formula="?f133 / 134"/>
              <draw:equation draw:name="f188" draw:formula="?f134 / 84"/>
              <draw:equation draw:name="f189" draw:formula="?f135 / 134"/>
              <draw:equation draw:name="f190" draw:formula="?f136 / 84"/>
              <draw:equation draw:name="f191" draw:formula="?f137 / 134"/>
              <draw:equation draw:name="f192" draw:formula="?f138 / 84"/>
              <draw:equation draw:name="f193" draw:formula="?f139 / 134"/>
              <draw:equation draw:name="f194" draw:formula="?f140 / 134"/>
              <draw:equation draw:name="f195" draw:formula="?f141 / 84"/>
              <draw:equation draw:name="f196" draw:formula="?f142 / 134"/>
              <draw:equation draw:name="f197" draw:formula="?f143 / 134"/>
              <draw:equation draw:name="f198" draw:formula="?f144 / 134"/>
              <draw:equation draw:name="f199" draw:formula="?f145 / 134"/>
              <draw:equation draw:name="f200" draw:formula="?f146 / 84"/>
              <draw:equation draw:name="f201" draw:formula="?f147 / 134"/>
              <draw:equation draw:name="f202" draw:formula="?f148 / 134"/>
              <draw:equation draw:name="f203" draw:formula="?f149 / 84"/>
              <draw:equation draw:name="f204" draw:formula="?f150 / 84"/>
              <draw:equation draw:name="f205" draw:formula="?f151 / 134"/>
              <draw:equation draw:name="f206" draw:formula="?f152 / 134"/>
              <draw:equation draw:name="f207" draw:formula="?f153 / 84"/>
              <draw:equation draw:name="f208" draw:formula="?f154 / 134"/>
              <draw:equation draw:name="f209" draw:formula="0 / ?f99"/>
              <draw:equation draw:name="f210" draw:formula="?f1 / ?f99"/>
              <draw:equation draw:name="f211" draw:formula="0 / ?f100"/>
              <draw:equation draw:name="f212" draw:formula="?f2 / ?f100"/>
              <draw:equation draw:name="f213" draw:formula="?f155 / ?f99"/>
              <draw:equation draw:name="f214" draw:formula="?f156 / ?f100"/>
              <draw:equation draw:name="f215" draw:formula="?f157 / ?f99"/>
              <draw:equation draw:name="f216" draw:formula="?f158 / ?f100"/>
              <draw:equation draw:name="f217" draw:formula="?f159 / ?f99"/>
              <draw:equation draw:name="f218" draw:formula="?f160 / ?f100"/>
              <draw:equation draw:name="f219" draw:formula="?f161 / ?f99"/>
              <draw:equation draw:name="f220" draw:formula="?f162 / ?f100"/>
              <draw:equation draw:name="f221" draw:formula="?f163 / ?f99"/>
              <draw:equation draw:name="f222" draw:formula="?f164 / ?f100"/>
              <draw:equation draw:name="f223" draw:formula="?f165 / ?f100"/>
              <draw:equation draw:name="f224" draw:formula="?f166 / ?f99"/>
              <draw:equation draw:name="f225" draw:formula="?f167 / ?f99"/>
              <draw:equation draw:name="f226" draw:formula="?f168 / ?f100"/>
              <draw:equation draw:name="f227" draw:formula="?f169 / ?f99"/>
              <draw:equation draw:name="f228" draw:formula="?f170 / ?f100"/>
              <draw:equation draw:name="f229" draw:formula="?f171 / ?f99"/>
              <draw:equation draw:name="f230" draw:formula="?f172 / ?f99"/>
              <draw:equation draw:name="f231" draw:formula="?f173 / ?f100"/>
              <draw:equation draw:name="f232" draw:formula="?f174 / ?f99"/>
              <draw:equation draw:name="f233" draw:formula="?f175 / ?f100"/>
              <draw:equation draw:name="f234" draw:formula="?f176 / ?f99"/>
              <draw:equation draw:name="f235" draw:formula="?f177 / ?f100"/>
              <draw:equation draw:name="f236" draw:formula="?f178 / ?f100"/>
              <draw:equation draw:name="f237" draw:formula="?f179 / ?f99"/>
              <draw:equation draw:name="f238" draw:formula="?f180 / ?f100"/>
              <draw:equation draw:name="f239" draw:formula="?f181 / ?f100"/>
              <draw:equation draw:name="f240" draw:formula="?f182 / ?f99"/>
              <draw:equation draw:name="f241" draw:formula="?f183 / ?f100"/>
              <draw:equation draw:name="f242" draw:formula="?f184 / ?f99"/>
              <draw:equation draw:name="f243" draw:formula="?f185 / ?f100"/>
              <draw:equation draw:name="f244" draw:formula="?f186 / ?f99"/>
              <draw:equation draw:name="f245" draw:formula="?f187 / ?f100"/>
              <draw:equation draw:name="f246" draw:formula="?f188 / ?f99"/>
              <draw:equation draw:name="f247" draw:formula="?f189 / ?f100"/>
              <draw:equation draw:name="f248" draw:formula="?f190 / ?f99"/>
              <draw:equation draw:name="f249" draw:formula="?f191 / ?f100"/>
              <draw:equation draw:name="f250" draw:formula="?f192 / ?f99"/>
              <draw:equation draw:name="f251" draw:formula="?f193 / ?f100"/>
              <draw:equation draw:name="f252" draw:formula="?f194 / ?f100"/>
              <draw:equation draw:name="f253" draw:formula="?f195 / ?f99"/>
              <draw:equation draw:name="f254" draw:formula="?f196 / ?f100"/>
              <draw:equation draw:name="f255" draw:formula="?f197 / ?f100"/>
              <draw:equation draw:name="f256" draw:formula="?f198 / ?f100"/>
              <draw:equation draw:name="f257" draw:formula="?f199 / ?f100"/>
              <draw:equation draw:name="f258" draw:formula="?f200 / ?f99"/>
              <draw:equation draw:name="f259" draw:formula="?f201 / ?f100"/>
              <draw:equation draw:name="f260" draw:formula="?f202 / ?f100"/>
              <draw:equation draw:name="f261" draw:formula="?f203 / ?f99"/>
              <draw:equation draw:name="f262" draw:formula="?f204 / ?f99"/>
              <draw:equation draw:name="f263" draw:formula="?f205 / ?f100"/>
              <draw:equation draw:name="f264" draw:formula="?f206 / ?f100"/>
              <draw:equation draw:name="f265" draw:formula="?f207 / ?f99"/>
              <draw:equation draw:name="f266" draw:formula="?f208 / ?f100"/>
            </draw:enhanced-geometry>
          </draw:custom-shape>
        </draw:g>
        <draw:g draw:name="Gruppieren 777" draw:id="id71">
          <svg:title/>
          <svg:desc/>
          <draw:custom-shape svg:x="3.58571in" svg:y="1.68263in" svg:width="3.06756in" svg:height="4.13473in" draw:id="id98" draw:style-name="a770" draw:name="Freeform 418">
            <svg:title/>
            <svg:desc/>
            <text:p text:style-name="a769" text:class-names="" text:cond-style-name=""><text:span text:style-name="a768" text:class-names=""/></text:p>
            <draw:enhanced-geometry xmlns:dr3d="urn:oasis:names:tc:opendocument:xmlns:dr3d:1.0" draw:type="non-primitive" svg:viewBox="0 0 2092 2824" draw:enhanced-path="M ?f3 ?f0 L ?f4 ?f5 C ?f6 ?f5 ?f7 ?f8 ?f1 ?f9 L ?f1 ?f10 C ?f1 ?f11 ?f12 ?f13 ?f4 ?f2 L ?f14 ?f2 C ?f15 ?f13 ?f16 ?f17 ?f0 ?f18 L ?f19 ?f20 C ?f5 ?f21 ?f22 ?f5 ?f3 ?f0 Z N" draw:text-areas="?f53 ?f55 ?f54 ?f56" draw:glue-points="?f57 ?f58 ?f59 ?f60 ?f61 ?f62 ?f61 ?f63 ?f59 ?f64 ?f65 ?f64 ?f66 ?f67 ?f68 ?f69 ?f57 ?f58" draw:glue-point-leaving-directions="-90, -90, -90, -90, -90, -90, -90, -90, -90">
              <draw:equation draw:name="f0" draw:formula="0"/>
              <draw:equation draw:name="f1" draw:formula="2092"/>
              <draw:equation draw:name="f2" draw:formula="2824"/>
              <draw:equation draw:name="f3" draw:formula="145"/>
              <draw:equation draw:name="f4" draw:formula="1946"/>
              <draw:equation draw:name="f5" draw:formula="1"/>
              <draw:equation draw:name="f6" draw:formula="2020"/>
              <draw:equation draw:name="f7" draw:formula="2091"/>
              <draw:equation draw:name="f8" draw:formula="86"/>
              <draw:equation draw:name="f9" draw:formula="196"/>
              <draw:equation draw:name="f10" draw:formula="2626"/>
              <draw:equation draw:name="f11" draw:formula="2729"/>
              <draw:equation draw:name="f12" draw:formula="2017"/>
              <draw:equation draw:name="f13" draw:formula="2823"/>
              <draw:equation draw:name="f14" draw:formula="146"/>
              <draw:equation draw:name="f15" draw:formula="66"/>
              <draw:equation draw:name="f16" draw:formula="3"/>
              <draw:equation draw:name="f17" draw:formula="2738"/>
              <draw:equation draw:name="f18" draw:formula="2627"/>
              <draw:equation draw:name="f19" draw:formula="2"/>
              <draw:equation draw:name="f20" draw:formula="197"/>
              <draw:equation draw:name="f21" draw:formula="92"/>
              <draw:equation draw:name="f22" draw:formula="67"/>
              <draw:equation draw:name="f23" draw:formula="?f2 - ?f0"/>
              <draw:equation draw:name="f24" draw:formula="?f1 - ?f0"/>
              <draw:equation draw:name="f25" draw:formula="?f24 / 2092"/>
              <draw:equation draw:name="f26" draw:formula="?f23 / 2824"/>
              <draw:equation draw:name="f27" draw:formula="145 * ?f24"/>
              <draw:equation draw:name="f28" draw:formula="0 * ?f23"/>
              <draw:equation draw:name="f29" draw:formula="1946 * ?f24"/>
              <draw:equation draw:name="f30" draw:formula="1 * ?f23"/>
              <draw:equation draw:name="f31" draw:formula="2092 * ?f24"/>
              <draw:equation draw:name="f32" draw:formula="196 * ?f23"/>
              <draw:equation draw:name="f33" draw:formula="2626 * ?f23"/>
              <draw:equation draw:name="f34" draw:formula="2824 * ?f23"/>
              <draw:equation draw:name="f35" draw:formula="146 * ?f24"/>
              <draw:equation draw:name="f36" draw:formula="0 * ?f24"/>
              <draw:equation draw:name="f37" draw:formula="2627 * ?f23"/>
              <draw:equation draw:name="f38" draw:formula="2 * ?f24"/>
              <draw:equation draw:name="f39" draw:formula="197 * ?f23"/>
              <draw:equation draw:name="f40" draw:formula="?f27 / 2092"/>
              <draw:equation draw:name="f41" draw:formula="?f28 / 2824"/>
              <draw:equation draw:name="f42" draw:formula="?f29 / 2092"/>
              <draw:equation draw:name="f43" draw:formula="?f30 / 2824"/>
              <draw:equation draw:name="f44" draw:formula="?f31 / 2092"/>
              <draw:equation draw:name="f45" draw:formula="?f32 / 2824"/>
              <draw:equation draw:name="f46" draw:formula="?f33 / 2824"/>
              <draw:equation draw:name="f47" draw:formula="?f34 / 2824"/>
              <draw:equation draw:name="f48" draw:formula="?f35 / 2092"/>
              <draw:equation draw:name="f49" draw:formula="?f36 / 2092"/>
              <draw:equation draw:name="f50" draw:formula="?f37 / 2824"/>
              <draw:equation draw:name="f51" draw:formula="?f38 / 2092"/>
              <draw:equation draw:name="f52" draw:formula="?f39 / 2824"/>
              <draw:equation draw:name="f53" draw:formula="0 / ?f25"/>
              <draw:equation draw:name="f54" draw:formula="?f1 / ?f25"/>
              <draw:equation draw:name="f55" draw:formula="0 / ?f26"/>
              <draw:equation draw:name="f56" draw:formula="?f2 / ?f26"/>
              <draw:equation draw:name="f57" draw:formula="?f40 / ?f25"/>
              <draw:equation draw:name="f58" draw:formula="?f41 / ?f26"/>
              <draw:equation draw:name="f59" draw:formula="?f42 / ?f25"/>
              <draw:equation draw:name="f60" draw:formula="?f43 / ?f26"/>
              <draw:equation draw:name="f61" draw:formula="?f44 / ?f25"/>
              <draw:equation draw:name="f62" draw:formula="?f45 / ?f26"/>
              <draw:equation draw:name="f63" draw:formula="?f46 / ?f26"/>
              <draw:equation draw:name="f64" draw:formula="?f47 / ?f26"/>
              <draw:equation draw:name="f65" draw:formula="?f48 / ?f25"/>
              <draw:equation draw:name="f66" draw:formula="?f49 / ?f25"/>
              <draw:equation draw:name="f67" draw:formula="?f50 / ?f26"/>
              <draw:equation draw:name="f68" draw:formula="?f51 / ?f25"/>
              <draw:equation draw:name="f69" draw:formula="?f52 / ?f26"/>
            </draw:enhanced-geometry>
          </draw:custom-shape>
          <draw:custom-shape svg:x="4.43409in" svg:y="2.84804in" svg:width="1.3708in" svg:height="1.29936in" draw:id="id99" draw:style-name="a773" draw:name="Freeform 419">
            <svg:title/>
            <svg:desc/>
            <text:p text:style-name="a772" text:class-names="" text:cond-style-name=""><text:span text:style-name="a771" text:class-names=""/></text:p>
            <draw:enhanced-geometry xmlns:dr3d="urn:oasis:names:tc:opendocument:xmlns:dr3d:1.0" draw:type="non-primitive" svg:viewBox="0 0 933 889" draw:enhanced-path="M ?f3 ?f4 C ?f5 ?f6 ?f7 ?f8 ?f9 ?f10 ?f11 ?f12 ?f13 ?f14 ?f15 ?f16 ?f17 ?f18 ?f19 ?f20 ?f21 ?f22 ?f1 ?f23 ?f24 ?f25 ?f26 ?f27 ?f28 ?f29 ?f30 ?f31 ?f32 ?f33 ?f34 ?f35 ?f36 ?f37 ?f3 ?f2 ?f38 ?f39 ?f40 ?f41 ?f42 ?f43 ?f44 ?f45 ?f46 ?f47 ?f48 ?f49 ?f50 ?f51 ?f0 ?f52 ?f12 ?f53 ?f54 ?f55 ?f56 ?f57 ?f58 ?f59 ?f60 ?f61 ?f62 ?f0 ?f63 ?f64 ?f65 ?f66 ?f67 ?f6 ?f3 ?f4 Z N" draw:text-areas="?f118 ?f120 ?f119 ?f121" draw:glue-points="?f122 ?f123 ?f124 ?f125 ?f126 ?f127 ?f128 ?f129 ?f130 ?f131 ?f132 ?f133 ?f122 ?f134 ?f135 ?f136 ?f137 ?f138 ?f139 ?f140 ?f141 ?f142 ?f143 ?f144 ?f122 ?f123" draw:glue-point-leaving-directions="-90, -90, -90, -90, -90, -90, -90, -90, -90, -90, -90, -90, -90">
              <draw:equation draw:name="f0" draw:formula="0"/>
              <draw:equation draw:name="f1" draw:formula="933"/>
              <draw:equation draw:name="f2" draw:formula="889"/>
              <draw:equation draw:name="f3" draw:formula="466"/>
              <draw:equation draw:name="f4" draw:formula="198"/>
              <draw:equation draw:name="f5" draw:formula="493"/>
              <draw:equation draw:name="f6" draw:formula="123"/>
              <draw:equation draw:name="f7" draw:formula="543"/>
              <draw:equation draw:name="f8" draw:formula="41"/>
              <draw:equation draw:name="f9" draw:formula="638"/>
              <draw:equation draw:name="f10" draw:formula="20"/>
              <draw:equation draw:name="f11" draw:formula="713"/>
              <draw:equation draw:name="f12" draw:formula="3"/>
              <draw:equation draw:name="f13" draw:formula="794"/>
              <draw:equation draw:name="f14" draw:formula="25"/>
              <draw:equation draw:name="f15" draw:formula="854"/>
              <draw:equation draw:name="f16" draw:formula="63"/>
              <draw:equation draw:name="f17" draw:formula="907"/>
              <draw:equation draw:name="f18" draw:formula="97"/>
              <draw:equation draw:name="f19" draw:formula="925"/>
              <draw:equation draw:name="f20" draw:formula="155"/>
              <draw:equation draw:name="f21" draw:formula="929"/>
              <draw:equation draw:name="f22" draw:formula="211"/>
              <draw:equation draw:name="f23" draw:formula="251"/>
              <draw:equation draw:name="f24" draw:formula="922"/>
              <draw:equation draw:name="f25" draw:formula="287"/>
              <draw:equation draw:name="f26" draw:formula="904"/>
              <draw:equation draw:name="f27" draw:formula="323"/>
              <draw:equation draw:name="f28" draw:formula="848"/>
              <draw:equation draw:name="f29" draw:formula="432"/>
              <draw:equation draw:name="f30" draw:formula="758"/>
              <draw:equation draw:name="f31" draw:formula="522"/>
              <draw:equation draw:name="f32" draw:formula="672"/>
              <draw:equation draw:name="f33" draw:formula="613"/>
              <draw:equation draw:name="f34" draw:formula="593"/>
              <draw:equation draw:name="f35" draw:formula="697"/>
              <draw:equation draw:name="f36" draw:formula="525"/>
              <draw:equation draw:name="f37" draw:formula="789"/>
              <draw:equation draw:name="f38" draw:formula="408"/>
              <draw:equation draw:name="f39" draw:formula="786"/>
              <draw:equation draw:name="f40" draw:formula="339"/>
              <draw:equation draw:name="f41" draw:formula="694"/>
              <draw:equation draw:name="f42" draw:formula="260"/>
              <draw:equation draw:name="f43" draw:formula="610"/>
              <draw:equation draw:name="f44" draw:formula="175"/>
              <draw:equation draw:name="f45" draw:formula="519"/>
              <draw:equation draw:name="f46" draw:formula="84"/>
              <draw:equation draw:name="f47" draw:formula="429"/>
              <draw:equation draw:name="f48" draw:formula="29"/>
              <draw:equation draw:name="f49" draw:formula="320"/>
              <draw:equation draw:name="f50" draw:formula="10"/>
              <draw:equation draw:name="f51" draw:formula="284"/>
              <draw:equation draw:name="f52" draw:formula="248"/>
              <draw:equation draw:name="f53" draw:formula="208"/>
              <draw:equation draw:name="f54" draw:formula="8"/>
              <draw:equation draw:name="f55" draw:formula="152"/>
              <draw:equation draw:name="f56" draw:formula="26"/>
              <draw:equation draw:name="f57" draw:formula="94"/>
              <draw:equation draw:name="f58" draw:formula="78"/>
              <draw:equation draw:name="f59" draw:formula="60"/>
              <draw:equation draw:name="f60" draw:formula="139"/>
              <draw:equation draw:name="f61" draw:formula="22"/>
              <draw:equation draw:name="f62" draw:formula="220"/>
              <draw:equation draw:name="f63" draw:formula="295"/>
              <draw:equation draw:name="f64" draw:formula="17"/>
              <draw:equation draw:name="f65" draw:formula="390"/>
              <draw:equation draw:name="f66" draw:formula="38"/>
              <draw:equation draw:name="f67" draw:formula="439"/>
              <draw:equation draw:name="f68" draw:formula="?f2 - ?f0"/>
              <draw:equation draw:name="f69" draw:formula="?f1 - ?f0"/>
              <draw:equation draw:name="f70" draw:formula="?f69 / 933"/>
              <draw:equation draw:name="f71" draw:formula="?f68 / 889"/>
              <draw:equation draw:name="f72" draw:formula="466 * ?f69"/>
              <draw:equation draw:name="f73" draw:formula="198 * ?f68"/>
              <draw:equation draw:name="f74" draw:formula="638 * ?f69"/>
              <draw:equation draw:name="f75" draw:formula="20 * ?f68"/>
              <draw:equation draw:name="f76" draw:formula="854 * ?f69"/>
              <draw:equation draw:name="f77" draw:formula="63 * ?f68"/>
              <draw:equation draw:name="f78" draw:formula="929 * ?f69"/>
              <draw:equation draw:name="f79" draw:formula="211 * ?f68"/>
              <draw:equation draw:name="f80" draw:formula="904 * ?f69"/>
              <draw:equation draw:name="f81" draw:formula="323 * ?f68"/>
              <draw:equation draw:name="f82" draw:formula="672 * ?f69"/>
              <draw:equation draw:name="f83" draw:formula="613 * ?f68"/>
              <draw:equation draw:name="f84" draw:formula="889 * ?f68"/>
              <draw:equation draw:name="f85" draw:formula="260 * ?f69"/>
              <draw:equation draw:name="f86" draw:formula="610 * ?f68"/>
              <draw:equation draw:name="f87" draw:formula="29 * ?f69"/>
              <draw:equation draw:name="f88" draw:formula="320 * ?f68"/>
              <draw:equation draw:name="f89" draw:formula="3 * ?f69"/>
              <draw:equation draw:name="f90" draw:formula="208 * ?f68"/>
              <draw:equation draw:name="f91" draw:formula="78 * ?f69"/>
              <draw:equation draw:name="f92" draw:formula="60 * ?f68"/>
              <draw:equation draw:name="f93" draw:formula="295 * ?f69"/>
              <draw:equation draw:name="f94" draw:formula="17 * ?f68"/>
              <draw:equation draw:name="f95" draw:formula="?f72 / 933"/>
              <draw:equation draw:name="f96" draw:formula="?f73 / 889"/>
              <draw:equation draw:name="f97" draw:formula="?f74 / 933"/>
              <draw:equation draw:name="f98" draw:formula="?f75 / 889"/>
              <draw:equation draw:name="f99" draw:formula="?f76 / 933"/>
              <draw:equation draw:name="f100" draw:formula="?f77 / 889"/>
              <draw:equation draw:name="f101" draw:formula="?f78 / 933"/>
              <draw:equation draw:name="f102" draw:formula="?f79 / 889"/>
              <draw:equation draw:name="f103" draw:formula="?f80 / 933"/>
              <draw:equation draw:name="f104" draw:formula="?f81 / 889"/>
              <draw:equation draw:name="f105" draw:formula="?f82 / 933"/>
              <draw:equation draw:name="f106" draw:formula="?f83 / 889"/>
              <draw:equation draw:name="f107" draw:formula="?f84 / 889"/>
              <draw:equation draw:name="f108" draw:formula="?f85 / 933"/>
              <draw:equation draw:name="f109" draw:formula="?f86 / 889"/>
              <draw:equation draw:name="f110" draw:formula="?f87 / 933"/>
              <draw:equation draw:name="f111" draw:formula="?f88 / 889"/>
              <draw:equation draw:name="f112" draw:formula="?f89 / 933"/>
              <draw:equation draw:name="f113" draw:formula="?f90 / 889"/>
              <draw:equation draw:name="f114" draw:formula="?f91 / 933"/>
              <draw:equation draw:name="f115" draw:formula="?f92 / 889"/>
              <draw:equation draw:name="f116" draw:formula="?f93 / 933"/>
              <draw:equation draw:name="f117" draw:formula="?f94 / 889"/>
              <draw:equation draw:name="f118" draw:formula="0 / ?f70"/>
              <draw:equation draw:name="f119" draw:formula="?f1 / ?f70"/>
              <draw:equation draw:name="f120" draw:formula="0 / ?f71"/>
              <draw:equation draw:name="f121" draw:formula="?f2 / ?f71"/>
              <draw:equation draw:name="f122" draw:formula="?f95 / ?f70"/>
              <draw:equation draw:name="f123" draw:formula="?f96 / ?f71"/>
              <draw:equation draw:name="f124" draw:formula="?f97 / ?f70"/>
              <draw:equation draw:name="f125" draw:formula="?f98 / ?f71"/>
              <draw:equation draw:name="f126" draw:formula="?f99 / ?f70"/>
              <draw:equation draw:name="f127" draw:formula="?f100 / ?f71"/>
              <draw:equation draw:name="f128" draw:formula="?f101 / ?f70"/>
              <draw:equation draw:name="f129" draw:formula="?f102 / ?f71"/>
              <draw:equation draw:name="f130" draw:formula="?f103 / ?f70"/>
              <draw:equation draw:name="f131" draw:formula="?f104 / ?f71"/>
              <draw:equation draw:name="f132" draw:formula="?f105 / ?f70"/>
              <draw:equation draw:name="f133" draw:formula="?f106 / ?f71"/>
              <draw:equation draw:name="f134" draw:formula="?f107 / ?f71"/>
              <draw:equation draw:name="f135" draw:formula="?f108 / ?f70"/>
              <draw:equation draw:name="f136" draw:formula="?f109 / ?f71"/>
              <draw:equation draw:name="f137" draw:formula="?f110 / ?f70"/>
              <draw:equation draw:name="f138" draw:formula="?f111 / ?f71"/>
              <draw:equation draw:name="f139" draw:formula="?f112 / ?f70"/>
              <draw:equation draw:name="f140" draw:formula="?f113 / ?f71"/>
              <draw:equation draw:name="f141" draw:formula="?f114 / ?f70"/>
              <draw:equation draw:name="f142" draw:formula="?f115 / ?f71"/>
              <draw:equation draw:name="f143" draw:formula="?f116 / ?f70"/>
              <draw:equation draw:name="f144" draw:formula="?f117 / ?f71"/>
            </draw:enhanced-geometry>
          </draw:custom-shape>
          <draw:custom-shape svg:x="4.91186in" svg:y="3.30349in" svg:width="0.41526in" svg:height="0.3974in" draw:id="id100" draw:style-name="a776" draw:name="Freeform 420">
            <svg:title/>
            <svg:desc/>
            <text:p text:style-name="a775" text:class-names="" text:cond-style-name=""><text:span text:style-name="a774" text:class-names=""/></text:p>
            <draw:enhanced-geometry xmlns:dr3d="urn:oasis:names:tc:opendocument:xmlns:dr3d:1.0" draw:type="non-primitive" svg:viewBox="0 0 284 271" draw:enhanced-path="M ?f3 ?f4 C ?f5 ?f6 ?f7 ?f8 ?f9 ?f10 ?f11 ?f12 ?f13 ?f14 ?f15 ?f16 ?f17 ?f18 ?f19 ?f20 ?f21 ?f22 ?f1 ?f23 ?f24 ?f25 ?f17 ?f26 ?f27 ?f28 ?f29 ?f30 ?f31 ?f32 ?f33 ?f34 ?f35 ?f36 ?f3 ?f2 ?f37 ?f38 ?f39 ?f40 ?f41 ?f42 ?f43 ?f44 ?f45 ?f46 ?f47 ?f48 ?f49 ?f50 ?f0 ?f51 ?f12 ?f52 ?f49 ?f53 ?f54 ?f55 ?f56 ?f57 ?f58 ?f10 ?f59 ?f0 ?f60 ?f61 ?f62 ?f63 ?f64 ?f6 ?f3 ?f4 Z N" draw:text-areas="?f115 ?f117 ?f116 ?f118" draw:glue-points="?f119 ?f120 ?f121 ?f122 ?f123 ?f124 ?f125 ?f126 ?f127 ?f128 ?f129 ?f130 ?f119 ?f131 ?f132 ?f133 ?f134 ?f135 ?f136 ?f137 ?f138 ?f139 ?f140 ?f141 ?f119 ?f120" draw:glue-point-leaving-directions="-90, -90, -90, -90, -90, -90, -90, -90, -90, -90, -90, -90, -90">
              <draw:equation draw:name="f0" draw:formula="0"/>
              <draw:equation draw:name="f1" draw:formula="284"/>
              <draw:equation draw:name="f2" draw:formula="271"/>
              <draw:equation draw:name="f3" draw:formula="142"/>
              <draw:equation draw:name="f4" draw:formula="60"/>
              <draw:equation draw:name="f5" draw:formula="151"/>
              <draw:equation draw:name="f6" draw:formula="37"/>
              <draw:equation draw:name="f7" draw:formula="166"/>
              <draw:equation draw:name="f8" draw:formula="12"/>
              <draw:equation draw:name="f9" draw:formula="195"/>
              <draw:equation draw:name="f10" draw:formula="6"/>
              <draw:equation draw:name="f11" draw:formula="217"/>
              <draw:equation draw:name="f12" draw:formula="1"/>
              <draw:equation draw:name="f13" draw:formula="242"/>
              <draw:equation draw:name="f14" draw:formula="7"/>
              <draw:equation draw:name="f15" draw:formula="260"/>
              <draw:equation draw:name="f16" draw:formula="19"/>
              <draw:equation draw:name="f17" draw:formula="276"/>
              <draw:equation draw:name="f18" draw:formula="29"/>
              <draw:equation draw:name="f19" draw:formula="282"/>
              <draw:equation draw:name="f20" draw:formula="47"/>
              <draw:equation draw:name="f21" draw:formula="283"/>
              <draw:equation draw:name="f22" draw:formula="64"/>
              <draw:equation draw:name="f23" draw:formula="76"/>
              <draw:equation draw:name="f24" draw:formula="281"/>
              <draw:equation draw:name="f25" draw:formula="87"/>
              <draw:equation draw:name="f26" draw:formula="98"/>
              <draw:equation draw:name="f27" draw:formula="259"/>
              <draw:equation draw:name="f28" draw:formula="131"/>
              <draw:equation draw:name="f29" draw:formula="231"/>
              <draw:equation draw:name="f30" draw:formula="159"/>
              <draw:equation draw:name="f31" draw:formula="205"/>
              <draw:equation draw:name="f32" draw:formula="187"/>
              <draw:equation draw:name="f33" draw:formula="181"/>
              <draw:equation draw:name="f34" draw:formula="212"/>
              <draw:equation draw:name="f35" draw:formula="160"/>
              <draw:equation draw:name="f36" draw:formula="240"/>
              <draw:equation draw:name="f37" draw:formula="124"/>
              <draw:equation draw:name="f38" draw:formula="239"/>
              <draw:equation draw:name="f39" draw:formula="104"/>
              <draw:equation draw:name="f40" draw:formula="211"/>
              <draw:equation draw:name="f41" draw:formula="80"/>
              <draw:equation draw:name="f42" draw:formula="186"/>
              <draw:equation draw:name="f43" draw:formula="54"/>
              <draw:equation draw:name="f44" draw:formula="158"/>
              <draw:equation draw:name="f45" draw:formula="26"/>
              <draw:equation draw:name="f46" draw:formula="130"/>
              <draw:equation draw:name="f47" draw:formula="9"/>
              <draw:equation draw:name="f48" draw:formula="97"/>
              <draw:equation draw:name="f49" draw:formula="3"/>
              <draw:equation draw:name="f50" draw:formula="86"/>
              <draw:equation draw:name="f51" draw:formula="75"/>
              <draw:equation draw:name="f52" draw:formula="63"/>
              <draw:equation draw:name="f53" draw:formula="46"/>
              <draw:equation draw:name="f54" draw:formula="8"/>
              <draw:equation draw:name="f55" draw:formula="28"/>
              <draw:equation draw:name="f56" draw:formula="24"/>
              <draw:equation draw:name="f57" draw:formula="18"/>
              <draw:equation draw:name="f58" draw:formula="42"/>
              <draw:equation draw:name="f59" draw:formula="67"/>
              <draw:equation draw:name="f60" draw:formula="90"/>
              <draw:equation draw:name="f61" draw:formula="5"/>
              <draw:equation draw:name="f62" draw:formula="119"/>
              <draw:equation draw:name="f63" draw:formula="11"/>
              <draw:equation draw:name="f64" draw:formula="134"/>
              <draw:equation draw:name="f65" draw:formula="?f2 - ?f0"/>
              <draw:equation draw:name="f66" draw:formula="?f1 - ?f0"/>
              <draw:equation draw:name="f67" draw:formula="?f66 / 284"/>
              <draw:equation draw:name="f68" draw:formula="?f65 / 271"/>
              <draw:equation draw:name="f69" draw:formula="142 * ?f66"/>
              <draw:equation draw:name="f70" draw:formula="60 * ?f65"/>
              <draw:equation draw:name="f71" draw:formula="195 * ?f66"/>
              <draw:equation draw:name="f72" draw:formula="6 * ?f65"/>
              <draw:equation draw:name="f73" draw:formula="260 * ?f66"/>
              <draw:equation draw:name="f74" draw:formula="19 * ?f65"/>
              <draw:equation draw:name="f75" draw:formula="283 * ?f66"/>
              <draw:equation draw:name="f76" draw:formula="64 * ?f65"/>
              <draw:equation draw:name="f77" draw:formula="276 * ?f66"/>
              <draw:equation draw:name="f78" draw:formula="98 * ?f65"/>
              <draw:equation draw:name="f79" draw:formula="205 * ?f66"/>
              <draw:equation draw:name="f80" draw:formula="187 * ?f65"/>
              <draw:equation draw:name="f81" draw:formula="271 * ?f65"/>
              <draw:equation draw:name="f82" draw:formula="80 * ?f66"/>
              <draw:equation draw:name="f83" draw:formula="186 * ?f65"/>
              <draw:equation draw:name="f84" draw:formula="9 * ?f66"/>
              <draw:equation draw:name="f85" draw:formula="97 * ?f65"/>
              <draw:equation draw:name="f86" draw:formula="1 * ?f66"/>
              <draw:equation draw:name="f87" draw:formula="63 * ?f65"/>
              <draw:equation draw:name="f88" draw:formula="24 * ?f66"/>
              <draw:equation draw:name="f89" draw:formula="18 * ?f65"/>
              <draw:equation draw:name="f90" draw:formula="90 * ?f66"/>
              <draw:equation draw:name="f91" draw:formula="5 * ?f65"/>
              <draw:equation draw:name="f92" draw:formula="?f69 / 284"/>
              <draw:equation draw:name="f93" draw:formula="?f70 / 271"/>
              <draw:equation draw:name="f94" draw:formula="?f71 / 284"/>
              <draw:equation draw:name="f95" draw:formula="?f72 / 271"/>
              <draw:equation draw:name="f96" draw:formula="?f73 / 284"/>
              <draw:equation draw:name="f97" draw:formula="?f74 / 271"/>
              <draw:equation draw:name="f98" draw:formula="?f75 / 284"/>
              <draw:equation draw:name="f99" draw:formula="?f76 / 271"/>
              <draw:equation draw:name="f100" draw:formula="?f77 / 284"/>
              <draw:equation draw:name="f101" draw:formula="?f78 / 271"/>
              <draw:equation draw:name="f102" draw:formula="?f79 / 284"/>
              <draw:equation draw:name="f103" draw:formula="?f80 / 271"/>
              <draw:equation draw:name="f104" draw:formula="?f81 / 271"/>
              <draw:equation draw:name="f105" draw:formula="?f82 / 284"/>
              <draw:equation draw:name="f106" draw:formula="?f83 / 271"/>
              <draw:equation draw:name="f107" draw:formula="?f84 / 284"/>
              <draw:equation draw:name="f108" draw:formula="?f85 / 271"/>
              <draw:equation draw:name="f109" draw:formula="?f86 / 284"/>
              <draw:equation draw:name="f110" draw:formula="?f87 / 271"/>
              <draw:equation draw:name="f111" draw:formula="?f88 / 284"/>
              <draw:equation draw:name="f112" draw:formula="?f89 / 271"/>
              <draw:equation draw:name="f113" draw:formula="?f90 / 284"/>
              <draw:equation draw:name="f114" draw:formula="?f91 / 271"/>
              <draw:equation draw:name="f115" draw:formula="0 / ?f67"/>
              <draw:equation draw:name="f116" draw:formula="?f1 / ?f67"/>
              <draw:equation draw:name="f117" draw:formula="0 / ?f68"/>
              <draw:equation draw:name="f118" draw:formula="?f2 / ?f68"/>
              <draw:equation draw:name="f119" draw:formula="?f92 / ?f67"/>
              <draw:equation draw:name="f120" draw:formula="?f93 / ?f68"/>
              <draw:equation draw:name="f121" draw:formula="?f94 / ?f67"/>
              <draw:equation draw:name="f122" draw:formula="?f95 / ?f68"/>
              <draw:equation draw:name="f123" draw:formula="?f96 / ?f67"/>
              <draw:equation draw:name="f124" draw:formula="?f97 / ?f68"/>
              <draw:equation draw:name="f125" draw:formula="?f98 / ?f67"/>
              <draw:equation draw:name="f126" draw:formula="?f99 / ?f68"/>
              <draw:equation draw:name="f127" draw:formula="?f100 / ?f67"/>
              <draw:equation draw:name="f128" draw:formula="?f101 / ?f68"/>
              <draw:equation draw:name="f129" draw:formula="?f102 / ?f67"/>
              <draw:equation draw:name="f130" draw:formula="?f103 / ?f68"/>
              <draw:equation draw:name="f131" draw:formula="?f104 / ?f68"/>
              <draw:equation draw:name="f132" draw:formula="?f105 / ?f67"/>
              <draw:equation draw:name="f133" draw:formula="?f106 / ?f68"/>
              <draw:equation draw:name="f134" draw:formula="?f107 / ?f67"/>
              <draw:equation draw:name="f135" draw:formula="?f108 / ?f68"/>
              <draw:equation draw:name="f136" draw:formula="?f109 / ?f67"/>
              <draw:equation draw:name="f137" draw:formula="?f110 / ?f68"/>
              <draw:equation draw:name="f138" draw:formula="?f111 / ?f67"/>
              <draw:equation draw:name="f139" draw:formula="?f112 / ?f68"/>
              <draw:equation draw:name="f140" draw:formula="?f113 / ?f67"/>
              <draw:equation draw:name="f141" draw:formula="?f114 / ?f68"/>
            </draw:enhanced-geometry>
          </draw:custom-shape>
          <draw:custom-shape svg:x="4.71539in" svg:y="4.49568in" svg:width="0.16968in" svg:height="0.192in" draw:id="id101" draw:style-name="a779" draw:name="Freeform 421">
            <svg:title/>
            <svg:desc/>
            <text:p text:style-name="a778" text:class-names="" text:cond-style-name=""><text:span text:style-name="a777" text:class-names=""/></text:p>
            <draw:enhanced-geometry xmlns:dr3d="urn:oasis:names:tc:opendocument:xmlns:dr3d:1.0" draw:type="non-primitive" svg:viewBox="0 0 113 132" draw:enhanced-path="M ?f1 ?f3 C ?f4 ?f5 ?f6 ?f7 ?f8 ?f9 ?f10 ?f11 ?f12 ?f2 ?f13 ?f2 ?f14 ?f2 ?f15 ?f11 ?f16 ?f9 ?f17 ?f18 ?f19 ?f20 ?f21 ?f22 ?f23 ?f24 ?f25 ?f26 ?f27 ?f28 ?f29 ?f30 ?f0 ?f31 ?f0 ?f32 ?f0 ?f33 ?f34 ?f35 ?f36 ?f36 ?f35 ?f37 ?f38 ?f0 ?f13 ?f0 ?f39 ?f0 ?f40 ?f0 ?f41 ?f42 ?f43 ?f27 ?f44 ?f45 ?f1 ?f46 L ?f1 ?f17 ?f47 ?f17 C ?f24 ?f48 ?f49 ?f50 ?f44 ?f51 ?f52 ?f19 ?f53 ?f54 ?f55 ?f56 ?f8 ?f21 ?f57 ?f36 ?f58 ?f59 ?f60 ?f61 ?f62 ?f63 ?f64 ?f63 ?f65 ?f63 ?f66 ?f67 ?f48 ?f50 ?f68 ?f69 ?f36 ?f65 ?f36 ?f32 ?f36 ?f40 ?f68 ?f55 ?f48 ?f26 ?f16 ?f70 ?f71 ?f72 ?f32 ?f72 ?f73 ?f72 ?f74 ?f75 ?f10 ?f22 ?f76 ?f77 ?f78 ?f1 ?f43 ?f47 L ?f43 ?f58 ?f79 ?f58 ?f79 ?f32 ?f1 ?f32 ?f1 ?f3 Z N" draw:text-areas="?f162 ?f164 ?f163 ?f165" draw:glue-points="?f166 ?f167 ?f168 ?f169 ?f170 ?f171 ?f172 ?f169 ?f173 ?f174 ?f175 ?f176 ?f177 ?f178 ?f179 ?f180 ?f170 ?f181 ?f182 ?f183 ?f166 ?f184 ?f166 ?f185 ?f186 ?f185 ?f187 ?f188 ?f189 ?f190 ?f191 ?f192 ?f193 ?f194 ?f195 ?f196 ?f179 ?f178 ?f195 ?f197 ?f198 ?f199 ?f200 ?f174 ?f201 ?f202 ?f201 ?f203 ?f204 ?f203 ?f204 ?f178 ?f166 ?f178 ?f166 ?f167" draw:glue-point-leaving-directions="-90, -90, -90, -90, -90, -90, -90, -90, -90, -90, -90, -90, -90, -90, -90, -90, -90, -90, -90, -90, -90, -90, -90, -90, -90, -90, -90, -90">
              <draw:equation draw:name="f0" draw:formula="0"/>
              <draw:equation draw:name="f1" draw:formula="113"/>
              <draw:equation draw:name="f2" draw:formula="132"/>
              <draw:equation draw:name="f3" draw:formula="120"/>
              <draw:equation draw:name="f4" draw:formula="106"/>
              <draw:equation draw:name="f5" draw:formula="123"/>
              <draw:equation draw:name="f6" draw:formula="98"/>
              <draw:equation draw:name="f7" draw:formula="126"/>
              <draw:equation draw:name="f8" draw:formula="90"/>
              <draw:equation draw:name="f9" draw:formula="128"/>
              <draw:equation draw:name="f10" draw:formula="82"/>
              <draw:equation draw:name="f11" draw:formula="130"/>
              <draw:equation draw:name="f12" draw:formula="74"/>
              <draw:equation draw:name="f13" draw:formula="66"/>
              <draw:equation draw:name="f14" draw:formula="56"/>
              <draw:equation draw:name="f15" draw:formula="47"/>
              <draw:equation draw:name="f16" draw:formula="39"/>
              <draw:equation draw:name="f17" draw:formula="31"/>
              <draw:equation draw:name="f18" draw:formula="125"/>
              <draw:equation draw:name="f19" draw:formula="24"/>
              <draw:equation draw:name="f20" draw:formula="121"/>
              <draw:equation draw:name="f21" draw:formula="18"/>
              <draw:equation draw:name="f22" draw:formula="115"/>
              <draw:equation draw:name="f23" draw:formula="12"/>
              <draw:equation draw:name="f24" draw:formula="110"/>
              <draw:equation draw:name="f25" draw:formula="8"/>
              <draw:equation draw:name="f26" draw:formula="103"/>
              <draw:equation draw:name="f27" draw:formula="4"/>
              <draw:equation draw:name="f28" draw:formula="95"/>
              <draw:equation draw:name="f29" draw:formula="1"/>
              <draw:equation draw:name="f30" draw:formula="86"/>
              <draw:equation draw:name="f31" draw:formula="77"/>
              <draw:equation draw:name="f32" draw:formula="65"/>
              <draw:equation draw:name="f33" draw:formula="45"/>
              <draw:equation draw:name="f34" draw:formula="5"/>
              <draw:equation draw:name="f35" draw:formula="29"/>
              <draw:equation draw:name="f36" draw:formula="17"/>
              <draw:equation draw:name="f37" draw:formula="6"/>
              <draw:equation draw:name="f38" draw:formula="46"/>
              <draw:equation draw:name="f39" draw:formula="73"/>
              <draw:equation draw:name="f40" draw:formula="81"/>
              <draw:equation draw:name="f41" draw:formula="88"/>
              <draw:equation draw:name="f42" draw:formula="2"/>
              <draw:equation draw:name="f43" draw:formula="96"/>
              <draw:equation draw:name="f44" draw:formula="104"/>
              <draw:equation draw:name="f45" draw:formula="7"/>
              <draw:equation draw:name="f46" draw:formula="11"/>
              <draw:equation draw:name="f47" draw:formula="111"/>
              <draw:equation draw:name="f48" draw:formula="30"/>
              <draw:equation draw:name="f49" draw:formula="107"/>
              <draw:equation draw:name="f50" draw:formula="28"/>
              <draw:equation draw:name="f51" draw:formula="26"/>
              <draw:equation draw:name="f52" draw:formula="100"/>
              <draw:equation draw:name="f53" draw:formula="97"/>
              <draw:equation draw:name="f54" draw:formula="22"/>
              <draw:equation draw:name="f55" draw:formula="94"/>
              <draw:equation draw:name="f56" draw:formula="20"/>
              <draw:equation draw:name="f57" draw:formula="85"/>
              <draw:equation draw:name="f58" draw:formula="80"/>
              <draw:equation draw:name="f59" draw:formula="16"/>
              <draw:equation draw:name="f60" draw:formula="75"/>
              <draw:equation draw:name="f61" draw:formula="15"/>
              <draw:equation draw:name="f62" draw:formula="70"/>
              <draw:equation draw:name="f63" draw:formula="14"/>
              <draw:equation draw:name="f64" draw:formula="63"/>
              <draw:equation draw:name="f65" draw:formula="49"/>
              <draw:equation draw:name="f66" draw:formula="38"/>
              <draw:equation draw:name="f67" draw:formula="19"/>
              <draw:equation draw:name="f68" draw:formula="21"/>
              <draw:equation draw:name="f69" draw:formula="37"/>
              <draw:equation draw:name="f70" draw:formula="112"/>
              <draw:equation draw:name="f71" draw:formula="51"/>
              <draw:equation draw:name="f72" draw:formula="117"/>
              <draw:equation draw:name="f73" draw:formula="71"/>
              <draw:equation draw:name="f74" draw:formula="76"/>
              <draw:equation draw:name="f75" draw:formula="116"/>
              <draw:equation draw:name="f76" draw:formula="87"/>
              <draw:equation draw:name="f77" draw:formula="114"/>
              <draw:equation draw:name="f78" draw:formula="92"/>
              <draw:equation draw:name="f79" draw:formula="62"/>
              <draw:equation draw:name="f80" draw:formula="?f2 - ?f0"/>
              <draw:equation draw:name="f81" draw:formula="?f1 - ?f0"/>
              <draw:equation draw:name="f82" draw:formula="?f81 / 113"/>
              <draw:equation draw:name="f83" draw:formula="?f80 / 132"/>
              <draw:equation draw:name="f84" draw:formula="113 * ?f81"/>
              <draw:equation draw:name="f85" draw:formula="120 * ?f80"/>
              <draw:equation draw:name="f86" draw:formula="90 * ?f81"/>
              <draw:equation draw:name="f87" draw:formula="128 * ?f80"/>
              <draw:equation draw:name="f88" draw:formula="66 * ?f81"/>
              <draw:equation draw:name="f89" draw:formula="132 * ?f80"/>
              <draw:equation draw:name="f90" draw:formula="39 * ?f81"/>
              <draw:equation draw:name="f91" draw:formula="18 * ?f81"/>
              <draw:equation draw:name="f92" draw:formula="115 * ?f80"/>
              <draw:equation draw:name="f93" draw:formula="4 * ?f81"/>
              <draw:equation draw:name="f94" draw:formula="95 * ?f80"/>
              <draw:equation draw:name="f95" draw:formula="0 * ?f81"/>
              <draw:equation draw:name="f96" draw:formula="65 * ?f80"/>
              <draw:equation draw:name="f97" draw:formula="17 * ?f81"/>
              <draw:equation draw:name="f98" draw:formula="17 * ?f80"/>
              <draw:equation draw:name="f99" draw:formula="0 * ?f80"/>
              <draw:equation draw:name="f100" draw:formula="88 * ?f81"/>
              <draw:equation draw:name="f101" draw:formula="2 * ?f80"/>
              <draw:equation draw:name="f102" draw:formula="11 * ?f80"/>
              <draw:equation draw:name="f103" draw:formula="31 * ?f80"/>
              <draw:equation draw:name="f104" draw:formula="111 * ?f81"/>
              <draw:equation draw:name="f105" draw:formula="104 * ?f81"/>
              <draw:equation draw:name="f106" draw:formula="26 * ?f80"/>
              <draw:equation draw:name="f107" draw:formula="94 * ?f81"/>
              <draw:equation draw:name="f108" draw:formula="20 * ?f80"/>
              <draw:equation draw:name="f109" draw:formula="80 * ?f81"/>
              <draw:equation draw:name="f110" draw:formula="16 * ?f80"/>
              <draw:equation draw:name="f111" draw:formula="63 * ?f81"/>
              <draw:equation draw:name="f112" draw:formula="14 * ?f80"/>
              <draw:equation draw:name="f113" draw:formula="30 * ?f81"/>
              <draw:equation draw:name="f114" draw:formula="28 * ?f80"/>
              <draw:equation draw:name="f115" draw:formula="103 * ?f80"/>
              <draw:equation draw:name="f116" draw:formula="65 * ?f81"/>
              <draw:equation draw:name="f117" draw:formula="117 * ?f80"/>
              <draw:equation draw:name="f118" draw:formula="82 * ?f81"/>
              <draw:equation draw:name="f119" draw:formula="96 * ?f81"/>
              <draw:equation draw:name="f120" draw:formula="111 * ?f80"/>
              <draw:equation draw:name="f121" draw:formula="80 * ?f80"/>
              <draw:equation draw:name="f122" draw:formula="62 * ?f81"/>
              <draw:equation draw:name="f123" draw:formula="?f84 / 113"/>
              <draw:equation draw:name="f124" draw:formula="?f85 / 132"/>
              <draw:equation draw:name="f125" draw:formula="?f86 / 113"/>
              <draw:equation draw:name="f126" draw:formula="?f87 / 132"/>
              <draw:equation draw:name="f127" draw:formula="?f88 / 113"/>
              <draw:equation draw:name="f128" draw:formula="?f89 / 132"/>
              <draw:equation draw:name="f129" draw:formula="?f90 / 113"/>
              <draw:equation draw:name="f130" draw:formula="?f91 / 113"/>
              <draw:equation draw:name="f131" draw:formula="?f92 / 132"/>
              <draw:equation draw:name="f132" draw:formula="?f93 / 113"/>
              <draw:equation draw:name="f133" draw:formula="?f94 / 132"/>
              <draw:equation draw:name="f134" draw:formula="?f95 / 113"/>
              <draw:equation draw:name="f135" draw:formula="?f96 / 132"/>
              <draw:equation draw:name="f136" draw:formula="?f97 / 113"/>
              <draw:equation draw:name="f137" draw:formula="?f98 / 132"/>
              <draw:equation draw:name="f138" draw:formula="?f99 / 132"/>
              <draw:equation draw:name="f139" draw:formula="?f100 / 113"/>
              <draw:equation draw:name="f140" draw:formula="?f101 / 132"/>
              <draw:equation draw:name="f141" draw:formula="?f102 / 132"/>
              <draw:equation draw:name="f142" draw:formula="?f103 / 132"/>
              <draw:equation draw:name="f143" draw:formula="?f104 / 113"/>
              <draw:equation draw:name="f144" draw:formula="?f105 / 113"/>
              <draw:equation draw:name="f145" draw:formula="?f106 / 132"/>
              <draw:equation draw:name="f146" draw:formula="?f107 / 113"/>
              <draw:equation draw:name="f147" draw:formula="?f108 / 132"/>
              <draw:equation draw:name="f148" draw:formula="?f109 / 113"/>
              <draw:equation draw:name="f149" draw:formula="?f110 / 132"/>
              <draw:equation draw:name="f150" draw:formula="?f111 / 113"/>
              <draw:equation draw:name="f151" draw:formula="?f112 / 132"/>
              <draw:equation draw:name="f152" draw:formula="?f113 / 113"/>
              <draw:equation draw:name="f153" draw:formula="?f114 / 132"/>
              <draw:equation draw:name="f154" draw:formula="?f115 / 132"/>
              <draw:equation draw:name="f155" draw:formula="?f116 / 113"/>
              <draw:equation draw:name="f156" draw:formula="?f117 / 132"/>
              <draw:equation draw:name="f157" draw:formula="?f118 / 113"/>
              <draw:equation draw:name="f158" draw:formula="?f119 / 113"/>
              <draw:equation draw:name="f159" draw:formula="?f120 / 132"/>
              <draw:equation draw:name="f160" draw:formula="?f121 / 132"/>
              <draw:equation draw:name="f161" draw:formula="?f122 / 113"/>
              <draw:equation draw:name="f162" draw:formula="0 / ?f82"/>
              <draw:equation draw:name="f163" draw:formula="?f1 / ?f82"/>
              <draw:equation draw:name="f164" draw:formula="0 / ?f83"/>
              <draw:equation draw:name="f165" draw:formula="?f2 / ?f83"/>
              <draw:equation draw:name="f166" draw:formula="?f123 / ?f82"/>
              <draw:equation draw:name="f167" draw:formula="?f124 / ?f83"/>
              <draw:equation draw:name="f168" draw:formula="?f125 / ?f82"/>
              <draw:equation draw:name="f169" draw:formula="?f126 / ?f83"/>
              <draw:equation draw:name="f170" draw:formula="?f127 / ?f82"/>
              <draw:equation draw:name="f171" draw:formula="?f128 / ?f83"/>
              <draw:equation draw:name="f172" draw:formula="?f129 / ?f82"/>
              <draw:equation draw:name="f173" draw:formula="?f130 / ?f82"/>
              <draw:equation draw:name="f174" draw:formula="?f131 / ?f83"/>
              <draw:equation draw:name="f175" draw:formula="?f132 / ?f82"/>
              <draw:equation draw:name="f176" draw:formula="?f133 / ?f83"/>
              <draw:equation draw:name="f177" draw:formula="?f134 / ?f82"/>
              <draw:equation draw:name="f178" draw:formula="?f135 / ?f83"/>
              <draw:equation draw:name="f179" draw:formula="?f136 / ?f82"/>
              <draw:equation draw:name="f180" draw:formula="?f137 / ?f83"/>
              <draw:equation draw:name="f181" draw:formula="?f138 / ?f83"/>
              <draw:equation draw:name="f182" draw:formula="?f139 / ?f82"/>
              <draw:equation draw:name="f183" draw:formula="?f140 / ?f83"/>
              <draw:equation draw:name="f184" draw:formula="?f141 / ?f83"/>
              <draw:equation draw:name="f185" draw:formula="?f142 / ?f83"/>
              <draw:equation draw:name="f186" draw:formula="?f143 / ?f82"/>
              <draw:equation draw:name="f187" draw:formula="?f144 / ?f82"/>
              <draw:equation draw:name="f188" draw:formula="?f145 / ?f83"/>
              <draw:equation draw:name="f189" draw:formula="?f146 / ?f82"/>
              <draw:equation draw:name="f190" draw:formula="?f147 / ?f83"/>
              <draw:equation draw:name="f191" draw:formula="?f148 / ?f82"/>
              <draw:equation draw:name="f192" draw:formula="?f149 / ?f83"/>
              <draw:equation draw:name="f193" draw:formula="?f150 / ?f82"/>
              <draw:equation draw:name="f194" draw:formula="?f151 / ?f83"/>
              <draw:equation draw:name="f195" draw:formula="?f152 / ?f82"/>
              <draw:equation draw:name="f196" draw:formula="?f153 / ?f83"/>
              <draw:equation draw:name="f197" draw:formula="?f154 / ?f83"/>
              <draw:equation draw:name="f198" draw:formula="?f155 / ?f82"/>
              <draw:equation draw:name="f199" draw:formula="?f156 / ?f83"/>
              <draw:equation draw:name="f200" draw:formula="?f157 / ?f82"/>
              <draw:equation draw:name="f201" draw:formula="?f158 / ?f82"/>
              <draw:equation draw:name="f202" draw:formula="?f159 / ?f83"/>
              <draw:equation draw:name="f203" draw:formula="?f160 / ?f83"/>
              <draw:equation draw:name="f204" draw:formula="?f161 / ?f82"/>
            </draw:enhanced-geometry>
          </draw:custom-shape>
          <draw:custom-shape svg:x="4.91186in" svg:y="4.54033in" svg:width="0.12949in" svg:height="0.14735in" draw:id="id102" draw:style-name="a782" draw:name="Freeform 422">
            <svg:title/>
            <svg:desc/>
            <text:p text:style-name="a781" text:class-names="" text:cond-style-name=""><text:span text:style-name="a780" text:class-names=""/></text:p>
            <draw:enhanced-geometry xmlns:dr3d="urn:oasis:names:tc:opendocument:xmlns:dr3d:1.0" draw:type="non-primitive" svg:viewBox="0 0 87 100" draw:enhanced-path="M ?f1 ?f3 L ?f4 ?f3 C ?f4 ?f5 ?f6 ?f7 ?f8 ?f9 ?f10 ?f11 ?f12 ?f13 ?f14 ?f15 ?f16 ?f17 ?f18 ?f19 ?f20 ?f21 ?f22 ?f23 ?f24 ?f23 ?f25 ?f23 ?f26 ?f23 ?f27 ?f28 ?f29 ?f19 ?f30 ?f31 ?f32 ?f30 ?f21 ?f13 L ?f28 ?f13 ?f28 ?f33 C ?f31 ?f34 ?f35 ?f36 ?f37 ?f38 ?f7 ?f2 ?f26 ?f2 ?f25 ?f2 ?f39 ?f2 ?f40 ?f41 ?f42 ?f43 ?f44 ?f45 ?f0 ?f9 ?f0 ?f25 ?f0 ?f39 ?f44 ?f40 ?f46 ?f42 ?f47 ?f44 ?f18 ?f0 ?f48 ?f0 ?f49 ?f0 ?f29 ?f50 ?f30 ?f51 ?f21 ?f8 ?f1 ?f16 ?f1 ?f52 L ?f1 ?f3 Z M ?f53 ?f54 C ?f53 ?f55 ?f37 ?f56 ?f57 ?f58 ?f59 ?f60 ?f61 ?f46 ?f24 ?f46 ?f20 ?f46 ?f55 ?f60 ?f56 ?f10 ?f58 ?f62 ?f4 ?f63 ?f4 ?f54 L ?f53 ?f54 Z N" draw:text-areas="?f146 ?f148 ?f147 ?f149" draw:glue-points="?f150 ?f151 ?f152 ?f151 ?f153 ?f154 ?f155 ?f156 ?f157 ?f158 ?f159 ?f160 ?f161 ?f162 ?f163 ?f164 ?f165 ?f164 ?f165 ?f166 ?f167 ?f168 ?f159 ?f169 ?f170 ?f171 ?f172 ?f173 ?f174 ?f175 ?f176 ?f177 ?f178 ?f179 ?f150 ?f180 ?f150 ?f151 ?f181 ?f182 ?f183 ?f184 ?f185 ?f186 ?f187 ?f188 ?f152 ?f182 ?f181 ?f182" draw:glue-point-leaving-directions="-90, -90, -90, -90, -90, -90, -90, -90, -90, -90, -90, -90, -90, -90, -90, -90, -90, -90, -90, -90, -90, -90, -90, -90, -90">
              <draw:equation draw:name="f0" draw:formula="0"/>
              <draw:equation draw:name="f1" draw:formula="87"/>
              <draw:equation draw:name="f2" draw:formula="100"/>
              <draw:equation draw:name="f3" draw:formula="52"/>
              <draw:equation draw:name="f4" draw:formula="17"/>
              <draw:equation draw:name="f5" draw:formula="58"/>
              <draw:equation draw:name="f6" draw:formula="18"/>
              <draw:equation draw:name="f7" draw:formula="63"/>
              <draw:equation draw:name="f8" draw:formula="19"/>
              <draw:equation draw:name="f9" draw:formula="67"/>
              <draw:equation draw:name="f10" draw:formula="21"/>
              <draw:equation draw:name="f11" draw:formula="72"/>
              <draw:equation draw:name="f12" draw:formula="24"/>
              <draw:equation draw:name="f13" draw:formula="75"/>
              <draw:equation draw:name="f14" draw:formula="27"/>
              <draw:equation draw:name="f15" draw:formula="78"/>
              <draw:equation draw:name="f16" draw:formula="30"/>
              <draw:equation draw:name="f17" draw:formula="81"/>
              <draw:equation draw:name="f18" draw:formula="33"/>
              <draw:equation draw:name="f19" draw:formula="83"/>
              <draw:equation draw:name="f20" draw:formula="37"/>
              <draw:equation draw:name="f21" draw:formula="84"/>
              <draw:equation draw:name="f22" draw:formula="41"/>
              <draw:equation draw:name="f23" draw:formula="86"/>
              <draw:equation draw:name="f24" draw:formula="46"/>
              <draw:equation draw:name="f25" draw:formula="51"/>
              <draw:equation draw:name="f26" draw:formula="57"/>
              <draw:equation draw:name="f27" draw:formula="64"/>
              <draw:equation draw:name="f28" draw:formula="85"/>
              <draw:equation draw:name="f29" draw:formula="70"/>
              <draw:equation draw:name="f30" draw:formula="77"/>
              <draw:equation draw:name="f31" draw:formula="80"/>
              <draw:equation draw:name="f32" draw:formula="82"/>
              <draw:equation draw:name="f33" draw:formula="92"/>
              <draw:equation draw:name="f34" draw:formula="95"/>
              <draw:equation draw:name="f35" draw:formula="74"/>
              <draw:equation draw:name="f36" draw:formula="97"/>
              <draw:equation draw:name="f37" draw:formula="69"/>
              <draw:equation draw:name="f38" draw:formula="98"/>
              <draw:equation draw:name="f39" draw:formula="35"/>
              <draw:equation draw:name="f40" draw:formula="23"/>
              <draw:equation draw:name="f41" draw:formula="96"/>
              <draw:equation draw:name="f42" draw:formula="14"/>
              <draw:equation draw:name="f43" draw:formula="88"/>
              <draw:equation draw:name="f44" draw:formula="5"/>
              <draw:equation draw:name="f45" draw:formula="79"/>
              <draw:equation draw:name="f46" draw:formula="13"/>
              <draw:equation draw:name="f47" draw:formula="22"/>
              <draw:equation draw:name="f48" draw:formula="47"/>
              <draw:equation draw:name="f49" draw:formula="60"/>
              <draw:equation draw:name="f50" draw:formula="4"/>
              <draw:equation draw:name="f51" draw:formula="11"/>
              <draw:equation draw:name="f52" draw:formula="43"/>
              <draw:equation draw:name="f53" draw:formula="71"/>
              <draw:equation draw:name="f54" draw:formula="40"/>
              <draw:equation draw:name="f55" draw:formula="31"/>
              <draw:equation draw:name="f56" draw:formula="25"/>
              <draw:equation draw:name="f57" draw:formula="65"/>
              <draw:equation draw:name="f58" draw:formula="20"/>
              <draw:equation draw:name="f59" draw:formula="61"/>
              <draw:equation draw:name="f60" draw:formula="16"/>
              <draw:equation draw:name="f61" draw:formula="55"/>
              <draw:equation draw:name="f62" draw:formula="26"/>
              <draw:equation draw:name="f63" draw:formula="32"/>
              <draw:equation draw:name="f64" draw:formula="?f2 - ?f0"/>
              <draw:equation draw:name="f65" draw:formula="?f1 - ?f0"/>
              <draw:equation draw:name="f66" draw:formula="?f65 / 87"/>
              <draw:equation draw:name="f67" draw:formula="?f64 / 100"/>
              <draw:equation draw:name="f68" draw:formula="87 * ?f65"/>
              <draw:equation draw:name="f69" draw:formula="52 * ?f64"/>
              <draw:equation draw:name="f70" draw:formula="17 * ?f65"/>
              <draw:equation draw:name="f71" draw:formula="19 * ?f65"/>
              <draw:equation draw:name="f72" draw:formula="67 * ?f64"/>
              <draw:equation draw:name="f73" draw:formula="27 * ?f65"/>
              <draw:equation draw:name="f74" draw:formula="78 * ?f64"/>
              <draw:equation draw:name="f75" draw:formula="37 * ?f65"/>
              <draw:equation draw:name="f76" draw:formula="84 * ?f64"/>
              <draw:equation draw:name="f77" draw:formula="51 * ?f65"/>
              <draw:equation draw:name="f78" draw:formula="86 * ?f64"/>
              <draw:equation draw:name="f79" draw:formula="70 * ?f65"/>
              <draw:equation draw:name="f80" draw:formula="83 * ?f64"/>
              <draw:equation draw:name="f81" draw:formula="84 * ?f65"/>
              <draw:equation draw:name="f82" draw:formula="75 * ?f64"/>
              <draw:equation draw:name="f83" draw:formula="85 * ?f65"/>
              <draw:equation draw:name="f84" draw:formula="92 * ?f64"/>
              <draw:equation draw:name="f85" draw:formula="69 * ?f65"/>
              <draw:equation draw:name="f86" draw:formula="98 * ?f64"/>
              <draw:equation draw:name="f87" draw:formula="100 * ?f64"/>
              <draw:equation draw:name="f88" draw:formula="14 * ?f65"/>
              <draw:equation draw:name="f89" draw:formula="88 * ?f64"/>
              <draw:equation draw:name="f90" draw:formula="0 * ?f65"/>
              <draw:equation draw:name="f91" draw:formula="51 * ?f64"/>
              <draw:equation draw:name="f92" draw:formula="13 * ?f65"/>
              <draw:equation draw:name="f93" draw:formula="14 * ?f64"/>
              <draw:equation draw:name="f94" draw:formula="47 * ?f65"/>
              <draw:equation draw:name="f95" draw:formula="0 * ?f64"/>
              <draw:equation draw:name="f96" draw:formula="77 * ?f65"/>
              <draw:equation draw:name="f97" draw:formula="11 * ?f64"/>
              <draw:equation draw:name="f98" draw:formula="43 * ?f64"/>
              <draw:equation draw:name="f99" draw:formula="71 * ?f65"/>
              <draw:equation draw:name="f100" draw:formula="40 * ?f64"/>
              <draw:equation draw:name="f101" draw:formula="65 * ?f65"/>
              <draw:equation draw:name="f102" draw:formula="20 * ?f64"/>
              <draw:equation draw:name="f103" draw:formula="46 * ?f65"/>
              <draw:equation draw:name="f104" draw:formula="13 * ?f64"/>
              <draw:equation draw:name="f105" draw:formula="25 * ?f65"/>
              <draw:equation draw:name="f106" draw:formula="21 * ?f64"/>
              <draw:equation draw:name="f107" draw:formula="?f68 / 87"/>
              <draw:equation draw:name="f108" draw:formula="?f69 / 100"/>
              <draw:equation draw:name="f109" draw:formula="?f70 / 87"/>
              <draw:equation draw:name="f110" draw:formula="?f71 / 87"/>
              <draw:equation draw:name="f111" draw:formula="?f72 / 100"/>
              <draw:equation draw:name="f112" draw:formula="?f73 / 87"/>
              <draw:equation draw:name="f113" draw:formula="?f74 / 100"/>
              <draw:equation draw:name="f114" draw:formula="?f75 / 87"/>
              <draw:equation draw:name="f115" draw:formula="?f76 / 100"/>
              <draw:equation draw:name="f116" draw:formula="?f77 / 87"/>
              <draw:equation draw:name="f117" draw:formula="?f78 / 100"/>
              <draw:equation draw:name="f118" draw:formula="?f79 / 87"/>
              <draw:equation draw:name="f119" draw:formula="?f80 / 100"/>
              <draw:equation draw:name="f120" draw:formula="?f81 / 87"/>
              <draw:equation draw:name="f121" draw:formula="?f82 / 100"/>
              <draw:equation draw:name="f122" draw:formula="?f83 / 87"/>
              <draw:equation draw:name="f123" draw:formula="?f84 / 100"/>
              <draw:equation draw:name="f124" draw:formula="?f85 / 87"/>
              <draw:equation draw:name="f125" draw:formula="?f86 / 100"/>
              <draw:equation draw:name="f126" draw:formula="?f87 / 100"/>
              <draw:equation draw:name="f127" draw:formula="?f88 / 87"/>
              <draw:equation draw:name="f128" draw:formula="?f89 / 100"/>
              <draw:equation draw:name="f129" draw:formula="?f90 / 87"/>
              <draw:equation draw:name="f130" draw:formula="?f91 / 100"/>
              <draw:equation draw:name="f131" draw:formula="?f92 / 87"/>
              <draw:equation draw:name="f132" draw:formula="?f93 / 100"/>
              <draw:equation draw:name="f133" draw:formula="?f94 / 87"/>
              <draw:equation draw:name="f134" draw:formula="?f95 / 100"/>
              <draw:equation draw:name="f135" draw:formula="?f96 / 87"/>
              <draw:equation draw:name="f136" draw:formula="?f97 / 100"/>
              <draw:equation draw:name="f137" draw:formula="?f98 / 100"/>
              <draw:equation draw:name="f138" draw:formula="?f99 / 87"/>
              <draw:equation draw:name="f139" draw:formula="?f100 / 100"/>
              <draw:equation draw:name="f140" draw:formula="?f101 / 87"/>
              <draw:equation draw:name="f141" draw:formula="?f102 / 100"/>
              <draw:equation draw:name="f142" draw:formula="?f103 / 87"/>
              <draw:equation draw:name="f143" draw:formula="?f104 / 100"/>
              <draw:equation draw:name="f144" draw:formula="?f105 / 87"/>
              <draw:equation draw:name="f145" draw:formula="?f106 / 100"/>
              <draw:equation draw:name="f146" draw:formula="0 / ?f66"/>
              <draw:equation draw:name="f147" draw:formula="?f1 / ?f66"/>
              <draw:equation draw:name="f148" draw:formula="0 / ?f67"/>
              <draw:equation draw:name="f149" draw:formula="?f2 / ?f67"/>
              <draw:equation draw:name="f150" draw:formula="?f107 / ?f66"/>
              <draw:equation draw:name="f151" draw:formula="?f108 / ?f67"/>
              <draw:equation draw:name="f152" draw:formula="?f109 / ?f66"/>
              <draw:equation draw:name="f153" draw:formula="?f110 / ?f66"/>
              <draw:equation draw:name="f154" draw:formula="?f111 / ?f67"/>
              <draw:equation draw:name="f155" draw:formula="?f112 / ?f66"/>
              <draw:equation draw:name="f156" draw:formula="?f113 / ?f67"/>
              <draw:equation draw:name="f157" draw:formula="?f114 / ?f66"/>
              <draw:equation draw:name="f158" draw:formula="?f115 / ?f67"/>
              <draw:equation draw:name="f159" draw:formula="?f116 / ?f66"/>
              <draw:equation draw:name="f160" draw:formula="?f117 / ?f67"/>
              <draw:equation draw:name="f161" draw:formula="?f118 / ?f66"/>
              <draw:equation draw:name="f162" draw:formula="?f119 / ?f67"/>
              <draw:equation draw:name="f163" draw:formula="?f120 / ?f66"/>
              <draw:equation draw:name="f164" draw:formula="?f121 / ?f67"/>
              <draw:equation draw:name="f165" draw:formula="?f122 / ?f66"/>
              <draw:equation draw:name="f166" draw:formula="?f123 / ?f67"/>
              <draw:equation draw:name="f167" draw:formula="?f124 / ?f66"/>
              <draw:equation draw:name="f168" draw:formula="?f125 / ?f67"/>
              <draw:equation draw:name="f169" draw:formula="?f126 / ?f67"/>
              <draw:equation draw:name="f170" draw:formula="?f127 / ?f66"/>
              <draw:equation draw:name="f171" draw:formula="?f128 / ?f67"/>
              <draw:equation draw:name="f172" draw:formula="?f129 / ?f66"/>
              <draw:equation draw:name="f173" draw:formula="?f130 / ?f67"/>
              <draw:equation draw:name="f174" draw:formula="?f131 / ?f66"/>
              <draw:equation draw:name="f175" draw:formula="?f132 / ?f67"/>
              <draw:equation draw:name="f176" draw:formula="?f133 / ?f66"/>
              <draw:equation draw:name="f177" draw:formula="?f134 / ?f67"/>
              <draw:equation draw:name="f178" draw:formula="?f135 / ?f66"/>
              <draw:equation draw:name="f179" draw:formula="?f136 / ?f67"/>
              <draw:equation draw:name="f180" draw:formula="?f137 / ?f67"/>
              <draw:equation draw:name="f181" draw:formula="?f138 / ?f66"/>
              <draw:equation draw:name="f182" draw:formula="?f139 / ?f67"/>
              <draw:equation draw:name="f183" draw:formula="?f140 / ?f66"/>
              <draw:equation draw:name="f184" draw:formula="?f141 / ?f67"/>
              <draw:equation draw:name="f185" draw:formula="?f142 / ?f66"/>
              <draw:equation draw:name="f186" draw:formula="?f143 / ?f67"/>
              <draw:equation draw:name="f187" draw:formula="?f144 / ?f66"/>
              <draw:equation draw:name="f188" draw:formula="?f145 / ?f67"/>
            </draw:enhanced-geometry>
          </draw:custom-shape>
          <draw:custom-shape svg:x="5.06368in" svg:y="4.48675in" svg:width="0.0893in" svg:height="0.19647in" draw:id="id103" draw:style-name="a785" draw:name="Freeform 423">
            <svg:title/>
            <svg:desc/>
            <text:p text:style-name="a784" text:class-names="" text:cond-style-name=""><text:span text:style-name="a783" text:class-names=""/></text:p>
            <draw:enhanced-geometry xmlns:dr3d="urn:oasis:names:tc:opendocument:xmlns:dr3d:1.0" draw:type="non-primitive" svg:viewBox="0 0 62 134" draw:enhanced-path="M ?f1 ?f3 L ?f4 ?f3 C ?f5 ?f6 ?f7 ?f6 ?f8 ?f9 ?f10 ?f9 ?f11 ?f12 ?f13 ?f12 ?f14 ?f12 ?f15 ?f6 ?f16 ?f17 ?f18 ?f19 ?f20 ?f20 ?f20 ?f15 L ?f20 ?f21 ?f22 ?f21 ?f22 ?f23 ?f20 ?f23 ?f20 ?f2 ?f24 ?f2 ?f24 ?f23 ?f0 ?f23 ?f0 ?f21 ?f24 ?f21 ?f24 ?f25 C ?f24 ?f26 ?f12 ?f6 ?f27 ?f28 ?f29 ?f30 ?f31 ?f0 ?f32 ?f0 ?f33 ?f0 ?f10 ?f34 ?f8 ?f34 ?f7 ?f34 ?f5 ?f35 ?f1 ?f35 L ?f1 ?f3 Z N" draw:text-areas="?f88 ?f90 ?f89 ?f91" draw:glue-points="?f92 ?f93 ?f94 ?f93 ?f95 ?f96 ?f97 ?f98 ?f99 ?f100 ?f101 ?f102 ?f101 ?f103 ?f104 ?f103 ?f104 ?f105 ?f101 ?f105 ?f101 ?f106 ?f107 ?f106 ?f107 ?f105 ?f108 ?f105 ?f108 ?f103 ?f107 ?f103 ?f107 ?f109 ?f110 ?f111 ?f112 ?f113 ?f95 ?f114 ?f92 ?f115 ?f92 ?f93" draw:glue-point-leaving-directions="-90, -90, -90, -90, -90, -90, -90, -90, -90, -90, -90, -90, -90, -90, -90, -90, -90, -90, -90, -90, -90, -90">
              <draw:equation draw:name="f0" draw:formula="0"/>
              <draw:equation draw:name="f1" draw:formula="62"/>
              <draw:equation draw:name="f2" draw:formula="134"/>
              <draw:equation draw:name="f3" draw:formula="17"/>
              <draw:equation draw:name="f4" draw:formula="61"/>
              <draw:equation draw:name="f5" draw:formula="59"/>
              <draw:equation draw:name="f6" draw:formula="16"/>
              <draw:equation draw:name="f7" draw:formula="57"/>
              <draw:equation draw:name="f8" draw:formula="54"/>
              <draw:equation draw:name="f9" draw:formula="15"/>
              <draw:equation draw:name="f10" draw:formula="51"/>
              <draw:equation draw:name="f11" draw:formula="49"/>
              <draw:equation draw:name="f12" draw:formula="14"/>
              <draw:equation draw:name="f13" draw:formula="47"/>
              <draw:equation draw:name="f14" draw:formula="40"/>
              <draw:equation draw:name="f15" draw:formula="35"/>
              <draw:equation draw:name="f16" draw:formula="31"/>
              <draw:equation draw:name="f17" draw:formula="19"/>
              <draw:equation draw:name="f18" draw:formula="28"/>
              <draw:equation draw:name="f19" draw:formula="22"/>
              <draw:equation draw:name="f20" draw:formula="27"/>
              <draw:equation draw:name="f21" draw:formula="39"/>
              <draw:equation draw:name="f22" draw:formula="56"/>
              <draw:equation draw:name="f23" draw:formula="52"/>
              <draw:equation draw:name="f24" draw:formula="11"/>
              <draw:equation draw:name="f25" draw:formula="36"/>
              <draw:equation draw:name="f26" draw:formula="24"/>
              <draw:equation draw:name="f27" draw:formula="20"/>
              <draw:equation draw:name="f28" draw:formula="9"/>
              <draw:equation draw:name="f29" draw:formula="25"/>
              <draw:equation draw:name="f30" draw:formula="3"/>
              <draw:equation draw:name="f31" draw:formula="34"/>
              <draw:equation draw:name="f32" draw:formula="44"/>
              <draw:equation draw:name="f33" draw:formula="48"/>
              <draw:equation draw:name="f34" draw:formula="1"/>
              <draw:equation draw:name="f35" draw:formula="2"/>
              <draw:equation draw:name="f36" draw:formula="?f2 - ?f0"/>
              <draw:equation draw:name="f37" draw:formula="?f1 - ?f0"/>
              <draw:equation draw:name="f38" draw:formula="?f37 / 62"/>
              <draw:equation draw:name="f39" draw:formula="?f36 / 134"/>
              <draw:equation draw:name="f40" draw:formula="62 * ?f37"/>
              <draw:equation draw:name="f41" draw:formula="17 * ?f36"/>
              <draw:equation draw:name="f42" draw:formula="61 * ?f37"/>
              <draw:equation draw:name="f43" draw:formula="54 * ?f37"/>
              <draw:equation draw:name="f44" draw:formula="15 * ?f36"/>
              <draw:equation draw:name="f45" draw:formula="47 * ?f37"/>
              <draw:equation draw:name="f46" draw:formula="14 * ?f36"/>
              <draw:equation draw:name="f47" draw:formula="31 * ?f37"/>
              <draw:equation draw:name="f48" draw:formula="19 * ?f36"/>
              <draw:equation draw:name="f49" draw:formula="27 * ?f37"/>
              <draw:equation draw:name="f50" draw:formula="35 * ?f36"/>
              <draw:equation draw:name="f51" draw:formula="39 * ?f36"/>
              <draw:equation draw:name="f52" draw:formula="56 * ?f37"/>
              <draw:equation draw:name="f53" draw:formula="52 * ?f36"/>
              <draw:equation draw:name="f54" draw:formula="134 * ?f36"/>
              <draw:equation draw:name="f55" draw:formula="11 * ?f37"/>
              <draw:equation draw:name="f56" draw:formula="0 * ?f37"/>
              <draw:equation draw:name="f57" draw:formula="36 * ?f36"/>
              <draw:equation draw:name="f58" draw:formula="20 * ?f37"/>
              <draw:equation draw:name="f59" draw:formula="9 * ?f36"/>
              <draw:equation draw:name="f60" draw:formula="44 * ?f37"/>
              <draw:equation draw:name="f61" draw:formula="0 * ?f36"/>
              <draw:equation draw:name="f62" draw:formula="1 * ?f36"/>
              <draw:equation draw:name="f63" draw:formula="2 * ?f36"/>
              <draw:equation draw:name="f64" draw:formula="?f40 / 62"/>
              <draw:equation draw:name="f65" draw:formula="?f41 / 134"/>
              <draw:equation draw:name="f66" draw:formula="?f42 / 62"/>
              <draw:equation draw:name="f67" draw:formula="?f43 / 62"/>
              <draw:equation draw:name="f68" draw:formula="?f44 / 134"/>
              <draw:equation draw:name="f69" draw:formula="?f45 / 62"/>
              <draw:equation draw:name="f70" draw:formula="?f46 / 134"/>
              <draw:equation draw:name="f71" draw:formula="?f47 / 62"/>
              <draw:equation draw:name="f72" draw:formula="?f48 / 134"/>
              <draw:equation draw:name="f73" draw:formula="?f49 / 62"/>
              <draw:equation draw:name="f74" draw:formula="?f50 / 134"/>
              <draw:equation draw:name="f75" draw:formula="?f51 / 134"/>
              <draw:equation draw:name="f76" draw:formula="?f52 / 62"/>
              <draw:equation draw:name="f77" draw:formula="?f53 / 134"/>
              <draw:equation draw:name="f78" draw:formula="?f54 / 134"/>
              <draw:equation draw:name="f79" draw:formula="?f55 / 62"/>
              <draw:equation draw:name="f80" draw:formula="?f56 / 62"/>
              <draw:equation draw:name="f81" draw:formula="?f57 / 134"/>
              <draw:equation draw:name="f82" draw:formula="?f58 / 62"/>
              <draw:equation draw:name="f83" draw:formula="?f59 / 134"/>
              <draw:equation draw:name="f84" draw:formula="?f60 / 62"/>
              <draw:equation draw:name="f85" draw:formula="?f61 / 134"/>
              <draw:equation draw:name="f86" draw:formula="?f62 / 134"/>
              <draw:equation draw:name="f87" draw:formula="?f63 / 134"/>
              <draw:equation draw:name="f88" draw:formula="0 / ?f38"/>
              <draw:equation draw:name="f89" draw:formula="?f1 / ?f38"/>
              <draw:equation draw:name="f90" draw:formula="0 / ?f39"/>
              <draw:equation draw:name="f91" draw:formula="?f2 / ?f39"/>
              <draw:equation draw:name="f92" draw:formula="?f64 / ?f38"/>
              <draw:equation draw:name="f93" draw:formula="?f65 / ?f39"/>
              <draw:equation draw:name="f94" draw:formula="?f66 / ?f38"/>
              <draw:equation draw:name="f95" draw:formula="?f67 / ?f38"/>
              <draw:equation draw:name="f96" draw:formula="?f68 / ?f39"/>
              <draw:equation draw:name="f97" draw:formula="?f69 / ?f38"/>
              <draw:equation draw:name="f98" draw:formula="?f70 / ?f39"/>
              <draw:equation draw:name="f99" draw:formula="?f71 / ?f38"/>
              <draw:equation draw:name="f100" draw:formula="?f72 / ?f39"/>
              <draw:equation draw:name="f101" draw:formula="?f73 / ?f38"/>
              <draw:equation draw:name="f102" draw:formula="?f74 / ?f39"/>
              <draw:equation draw:name="f103" draw:formula="?f75 / ?f39"/>
              <draw:equation draw:name="f104" draw:formula="?f76 / ?f38"/>
              <draw:equation draw:name="f105" draw:formula="?f77 / ?f39"/>
              <draw:equation draw:name="f106" draw:formula="?f78 / ?f39"/>
              <draw:equation draw:name="f107" draw:formula="?f79 / ?f38"/>
              <draw:equation draw:name="f108" draw:formula="?f80 / ?f38"/>
              <draw:equation draw:name="f109" draw:formula="?f81 / ?f39"/>
              <draw:equation draw:name="f110" draw:formula="?f82 / ?f38"/>
              <draw:equation draw:name="f111" draw:formula="?f83 / ?f39"/>
              <draw:equation draw:name="f112" draw:formula="?f84 / ?f38"/>
              <draw:equation draw:name="f113" draw:formula="?f85 / ?f39"/>
              <draw:equation draw:name="f114" draw:formula="?f86 / ?f39"/>
              <draw:equation draw:name="f115" draw:formula="?f87 / ?f39"/>
            </draw:enhanced-geometry>
          </draw:custom-shape>
          <draw:custom-shape svg:x="5.16638in" svg:y="4.49568in" svg:width="0.11609in" svg:height="0.192in" draw:id="id104" draw:style-name="a788" draw:name="Freeform 424">
            <svg:title/>
            <svg:desc/>
            <text:p text:style-name="a787" text:class-names="" text:cond-style-name=""><text:span text:style-name="a786" text:class-names=""/></text:p>
            <draw:enhanced-geometry xmlns:dr3d="urn:oasis:names:tc:opendocument:xmlns:dr3d:1.0" draw:type="non-primitive" svg:viewBox="0 0 80 131" draw:enhanced-path="M ?f1 ?f3 L ?f4 ?f3 ?f4 ?f5 C ?f6 ?f7 ?f8 ?f9 ?f10 ?f11 ?f12 ?f13 ?f14 ?f2 ?f15 ?f2 ?f16 ?f2 ?f17 ?f3 ?f18 ?f7 ?f19 ?f20 ?f0 ?f21 ?f0 ?f22 L ?f0 ?f23 ?f24 ?f23 ?f24 ?f25 C ?f24 ?f26 ?f27 ?f28 ?f27 ?f29 ?f27 ?f30 ?f31 ?f32 ?f33 ?f34 ?f35 ?f36 ?f37 ?f38 ?f39 ?f40 ?f41 ?f42 ?f15 ?f20 ?f43 ?f20 ?f44 ?f20 ?f45 ?f40 ?f46 ?f47 ?f48 ?f49 ?f50 ?f21 ?f4 ?f51 L ?f4 ?f23 ?f1 ?f23 ?f1 ?f3 Z M ?f52 ?f27 L ?f46 ?f27 ?f46 ?f0 ?f52 ?f0 ?f52 ?f27 Z M ?f53 ?f27 L ?f17 ?f27 ?f17 ?f0 ?f53 ?f0 ?f53 ?f27 Z N" draw:text-areas="?f120 ?f122 ?f121 ?f123" draw:glue-points="?f124 ?f125 ?f126 ?f125 ?f126 ?f127 ?f128 ?f129 ?f130 ?f131 ?f132 ?f133 ?f134 ?f135 ?f134 ?f136 ?f137 ?f136 ?f137 ?f138 ?f139 ?f140 ?f141 ?f142 ?f143 ?f144 ?f145 ?f146 ?f147 ?f148 ?f126 ?f149 ?f126 ?f136 ?f124 ?f136 ?f124 ?f125 ?f150 ?f151 ?f147 ?f151 ?f147 ?f152 ?f150 ?f152 ?f150 ?f151 ?f153 ?f151 ?f154 ?f151 ?f154 ?f152 ?f153 ?f152 ?f153 ?f151" draw:glue-point-leaving-directions="-90, -90, -90, -90, -90, -90, -90, -90, -90, -90, -90, -90, -90, -90, -90, -90, -90, -90, -90, -90, -90, -90, -90, -90, -90, -90, -90, -90, -90">
              <draw:equation draw:name="f0" draw:formula="0"/>
              <draw:equation draw:name="f1" draw:formula="80"/>
              <draw:equation draw:name="f2" draw:formula="131"/>
              <draw:equation draw:name="f3" draw:formula="128"/>
              <draw:equation draw:name="f4" draw:formula="64"/>
              <draw:equation draw:name="f5" draw:formula="118"/>
              <draw:equation draw:name="f6" draw:formula="59"/>
              <draw:equation draw:name="f7" draw:formula="122"/>
              <draw:equation draw:name="f8" draw:formula="53"/>
              <draw:equation draw:name="f9" draw:formula="125"/>
              <draw:equation draw:name="f10" draw:formula="48"/>
              <draw:equation draw:name="f11" draw:formula="127"/>
              <draw:equation draw:name="f12" draw:formula="44"/>
              <draw:equation draw:name="f13" draw:formula="130"/>
              <draw:equation draw:name="f14" draw:formula="38"/>
              <draw:equation draw:name="f15" draw:formula="32"/>
              <draw:equation draw:name="f16" draw:formula="22"/>
              <draw:equation draw:name="f17" draw:formula="14"/>
              <draw:equation draw:name="f18" draw:formula="9"/>
              <draw:equation draw:name="f19" draw:formula="3"/>
              <draw:equation draw:name="f20" draw:formula="116"/>
              <draw:equation draw:name="f21" draw:formula="107"/>
              <draw:equation draw:name="f22" draw:formula="95"/>
              <draw:equation draw:name="f23" draw:formula="33"/>
              <draw:equation draw:name="f24" draw:formula="16"/>
              <draw:equation draw:name="f25" draw:formula="87"/>
              <draw:equation draw:name="f26" draw:formula="92"/>
              <draw:equation draw:name="f27" draw:formula="17"/>
              <draw:equation draw:name="f28" draw:formula="96"/>
              <draw:equation draw:name="f29" draw:formula="100"/>
              <draw:equation draw:name="f30" draw:formula="103"/>
              <draw:equation draw:name="f31" draw:formula="18"/>
              <draw:equation draw:name="f32" draw:formula="106"/>
              <draw:equation draw:name="f33" draw:formula="20"/>
              <draw:equation draw:name="f34" draw:formula="108"/>
              <draw:equation draw:name="f35" draw:formula="21"/>
              <draw:equation draw:name="f36" draw:formula="111"/>
              <draw:equation draw:name="f37" draw:formula="23"/>
              <draw:equation draw:name="f38" draw:formula="113"/>
              <draw:equation draw:name="f39" draw:formula="26"/>
              <draw:equation draw:name="f40" draw:formula="114"/>
              <draw:equation draw:name="f41" draw:formula="28"/>
              <draw:equation draw:name="f42" draw:formula="115"/>
              <draw:equation draw:name="f43" draw:formula="37"/>
              <draw:equation draw:name="f44" draw:formula="41"/>
              <draw:equation draw:name="f45" draw:formula="45"/>
              <draw:equation draw:name="f46" draw:formula="50"/>
              <draw:equation draw:name="f47" draw:formula="112"/>
              <draw:equation draw:name="f48" draw:formula="55"/>
              <draw:equation draw:name="f49" draw:formula="110"/>
              <draw:equation draw:name="f50" draw:formula="60"/>
              <draw:equation draw:name="f51" draw:formula="104"/>
              <draw:equation draw:name="f52" draw:formula="67"/>
              <draw:equation draw:name="f53" draw:formula="31"/>
              <draw:equation draw:name="f54" draw:formula="?f2 - ?f0"/>
              <draw:equation draw:name="f55" draw:formula="?f1 - ?f0"/>
              <draw:equation draw:name="f56" draw:formula="?f55 / 80"/>
              <draw:equation draw:name="f57" draw:formula="?f54 / 131"/>
              <draw:equation draw:name="f58" draw:formula="80 * ?f55"/>
              <draw:equation draw:name="f59" draw:formula="128 * ?f54"/>
              <draw:equation draw:name="f60" draw:formula="64 * ?f55"/>
              <draw:equation draw:name="f61" draw:formula="118 * ?f54"/>
              <draw:equation draw:name="f62" draw:formula="48 * ?f55"/>
              <draw:equation draw:name="f63" draw:formula="127 * ?f54"/>
              <draw:equation draw:name="f64" draw:formula="32 * ?f55"/>
              <draw:equation draw:name="f65" draw:formula="131 * ?f54"/>
              <draw:equation draw:name="f66" draw:formula="9 * ?f55"/>
              <draw:equation draw:name="f67" draw:formula="122 * ?f54"/>
              <draw:equation draw:name="f68" draw:formula="0 * ?f55"/>
              <draw:equation draw:name="f69" draw:formula="95 * ?f54"/>
              <draw:equation draw:name="f70" draw:formula="33 * ?f54"/>
              <draw:equation draw:name="f71" draw:formula="16 * ?f55"/>
              <draw:equation draw:name="f72" draw:formula="87 * ?f54"/>
              <draw:equation draw:name="f73" draw:formula="17 * ?f55"/>
              <draw:equation draw:name="f74" draw:formula="100 * ?f54"/>
              <draw:equation draw:name="f75" draw:formula="20 * ?f55"/>
              <draw:equation draw:name="f76" draw:formula="108 * ?f54"/>
              <draw:equation draw:name="f77" draw:formula="26 * ?f55"/>
              <draw:equation draw:name="f78" draw:formula="114 * ?f54"/>
              <draw:equation draw:name="f79" draw:formula="37 * ?f55"/>
              <draw:equation draw:name="f80" draw:formula="116 * ?f54"/>
              <draw:equation draw:name="f81" draw:formula="50 * ?f55"/>
              <draw:equation draw:name="f82" draw:formula="112 * ?f54"/>
              <draw:equation draw:name="f83" draw:formula="104 * ?f54"/>
              <draw:equation draw:name="f84" draw:formula="67 * ?f55"/>
              <draw:equation draw:name="f85" draw:formula="17 * ?f54"/>
              <draw:equation draw:name="f86" draw:formula="0 * ?f54"/>
              <draw:equation draw:name="f87" draw:formula="31 * ?f55"/>
              <draw:equation draw:name="f88" draw:formula="14 * ?f55"/>
              <draw:equation draw:name="f89" draw:formula="?f58 / 80"/>
              <draw:equation draw:name="f90" draw:formula="?f59 / 131"/>
              <draw:equation draw:name="f91" draw:formula="?f60 / 80"/>
              <draw:equation draw:name="f92" draw:formula="?f61 / 131"/>
              <draw:equation draw:name="f93" draw:formula="?f62 / 80"/>
              <draw:equation draw:name="f94" draw:formula="?f63 / 131"/>
              <draw:equation draw:name="f95" draw:formula="?f64 / 80"/>
              <draw:equation draw:name="f96" draw:formula="?f65 / 131"/>
              <draw:equation draw:name="f97" draw:formula="?f66 / 80"/>
              <draw:equation draw:name="f98" draw:formula="?f67 / 131"/>
              <draw:equation draw:name="f99" draw:formula="?f68 / 80"/>
              <draw:equation draw:name="f100" draw:formula="?f69 / 131"/>
              <draw:equation draw:name="f101" draw:formula="?f70 / 131"/>
              <draw:equation draw:name="f102" draw:formula="?f71 / 80"/>
              <draw:equation draw:name="f103" draw:formula="?f72 / 131"/>
              <draw:equation draw:name="f104" draw:formula="?f73 / 80"/>
              <draw:equation draw:name="f105" draw:formula="?f74 / 131"/>
              <draw:equation draw:name="f106" draw:formula="?f75 / 80"/>
              <draw:equation draw:name="f107" draw:formula="?f76 / 131"/>
              <draw:equation draw:name="f108" draw:formula="?f77 / 80"/>
              <draw:equation draw:name="f109" draw:formula="?f78 / 131"/>
              <draw:equation draw:name="f110" draw:formula="?f79 / 80"/>
              <draw:equation draw:name="f111" draw:formula="?f80 / 131"/>
              <draw:equation draw:name="f112" draw:formula="?f81 / 80"/>
              <draw:equation draw:name="f113" draw:formula="?f82 / 131"/>
              <draw:equation draw:name="f114" draw:formula="?f83 / 131"/>
              <draw:equation draw:name="f115" draw:formula="?f84 / 80"/>
              <draw:equation draw:name="f116" draw:formula="?f85 / 131"/>
              <draw:equation draw:name="f117" draw:formula="?f86 / 131"/>
              <draw:equation draw:name="f118" draw:formula="?f87 / 80"/>
              <draw:equation draw:name="f119" draw:formula="?f88 / 80"/>
              <draw:equation draw:name="f120" draw:formula="0 / ?f56"/>
              <draw:equation draw:name="f121" draw:formula="?f1 / ?f56"/>
              <draw:equation draw:name="f122" draw:formula="0 / ?f57"/>
              <draw:equation draw:name="f123" draw:formula="?f2 / ?f57"/>
              <draw:equation draw:name="f124" draw:formula="?f89 / ?f56"/>
              <draw:equation draw:name="f125" draw:formula="?f90 / ?f57"/>
              <draw:equation draw:name="f126" draw:formula="?f91 / ?f56"/>
              <draw:equation draw:name="f127" draw:formula="?f92 / ?f57"/>
              <draw:equation draw:name="f128" draw:formula="?f93 / ?f56"/>
              <draw:equation draw:name="f129" draw:formula="?f94 / ?f57"/>
              <draw:equation draw:name="f130" draw:formula="?f95 / ?f56"/>
              <draw:equation draw:name="f131" draw:formula="?f96 / ?f57"/>
              <draw:equation draw:name="f132" draw:formula="?f97 / ?f56"/>
              <draw:equation draw:name="f133" draw:formula="?f98 / ?f57"/>
              <draw:equation draw:name="f134" draw:formula="?f99 / ?f56"/>
              <draw:equation draw:name="f135" draw:formula="?f100 / ?f57"/>
              <draw:equation draw:name="f136" draw:formula="?f101 / ?f57"/>
              <draw:equation draw:name="f137" draw:formula="?f102 / ?f56"/>
              <draw:equation draw:name="f138" draw:formula="?f103 / ?f57"/>
              <draw:equation draw:name="f139" draw:formula="?f104 / ?f56"/>
              <draw:equation draw:name="f140" draw:formula="?f105 / ?f57"/>
              <draw:equation draw:name="f141" draw:formula="?f106 / ?f56"/>
              <draw:equation draw:name="f142" draw:formula="?f107 / ?f57"/>
              <draw:equation draw:name="f143" draw:formula="?f108 / ?f56"/>
              <draw:equation draw:name="f144" draw:formula="?f109 / ?f57"/>
              <draw:equation draw:name="f145" draw:formula="?f110 / ?f56"/>
              <draw:equation draw:name="f146" draw:formula="?f111 / ?f57"/>
              <draw:equation draw:name="f147" draw:formula="?f112 / ?f56"/>
              <draw:equation draw:name="f148" draw:formula="?f113 / ?f57"/>
              <draw:equation draw:name="f149" draw:formula="?f114 / ?f57"/>
              <draw:equation draw:name="f150" draw:formula="?f115 / ?f56"/>
              <draw:equation draw:name="f151" draw:formula="?f116 / ?f57"/>
              <draw:equation draw:name="f152" draw:formula="?f117 / ?f57"/>
              <draw:equation draw:name="f153" draw:formula="?f118 / ?f56"/>
              <draw:equation draw:name="f154" draw:formula="?f119 / ?f56"/>
            </draw:enhanced-geometry>
          </draw:custom-shape>
          <draw:custom-shape svg:x="5.33159in" svg:y="4.48675in" svg:width="0.11609in" svg:height="0.19647in" draw:id="id105" draw:style-name="a791" draw:name="Freeform 425">
            <svg:title/>
            <svg:desc/>
            <text:p text:style-name="a790" text:class-names="" text:cond-style-name=""><text:span text:style-name="a789" text:class-names=""/></text:p>
            <draw:enhanced-geometry xmlns:dr3d="urn:oasis:names:tc:opendocument:xmlns:dr3d:1.0" draw:type="non-primitive" svg:viewBox="0 0 80 133" draw:enhanced-path="M ?f1 ?f2 L ?f3 ?f2 ?f3 ?f4 C ?f3 ?f5 ?f3 ?f6 ?f3 ?f7 ?f8 ?f3 ?f9 ?f10 ?f10 ?f11 ?f12 ?f13 ?f14 ?f15 ?f16 ?f17 ?f18 ?f18 ?f19 ?f20 ?f21 ?f20 ?f22 ?f20 ?f23 ?f18 ?f24 ?f16 ?f25 ?f14 ?f26 ?f27 ?f28 ?f8 L ?f28 ?f2 ?f0 ?f2 ?f0 ?f0 ?f28 ?f0 ?f28 ?f19 C ?f29 ?f30 ?f31 ?f32 ?f33 ?f22 ?f34 ?f35 ?f36 ?f37 ?f19 ?f37 ?f12 ?f37 ?f38 ?f39 ?f40 ?f30 ?f41 ?f18 ?f1 ?f10 ?f1 ?f40 L ?f1 ?f2 Z N" draw:text-areas="?f96 ?f98 ?f97 ?f99" draw:glue-points="?f100 ?f101 ?f102 ?f101 ?f102 ?f103 ?f102 ?f104 ?f105 ?f106 ?f107 ?f108 ?f109 ?f110 ?f111 ?f112 ?f113 ?f114 ?f113 ?f101 ?f115 ?f101 ?f115 ?f116 ?f113 ?f116 ?f113 ?f117 ?f118 ?f119 ?f120 ?f121 ?f122 ?f123 ?f100 ?f124 ?f100 ?f101" draw:glue-point-leaving-directions="-90, -90, -90, -90, -90, -90, -90, -90, -90, -90, -90, -90, -90, -90, -90, -90, -90, -90, -90">
              <draw:equation draw:name="f0" draw:formula="0"/>
              <draw:equation draw:name="f1" draw:formula="80"/>
              <draw:equation draw:name="f2" draw:formula="133"/>
              <draw:equation draw:name="f3" draw:formula="63"/>
              <draw:equation draw:name="f4" draw:formula="79"/>
              <draw:equation draw:name="f5" draw:formula="74"/>
              <draw:equation draw:name="f6" draw:formula="70"/>
              <draw:equation draw:name="f7" draw:formula="67"/>
              <draw:equation draw:name="f8" draw:formula="62"/>
              <draw:equation draw:name="f9" draw:formula="61"/>
              <draw:equation draw:name="f10" draw:formula="60"/>
              <draw:equation draw:name="f11" draw:formula="57"/>
              <draw:equation draw:name="f12" draw:formula="58"/>
              <draw:equation draw:name="f13" draw:formula="55"/>
              <draw:equation draw:name="f14" draw:formula="56"/>
              <draw:equation draw:name="f15" draw:formula="53"/>
              <draw:equation draw:name="f16" draw:formula="54"/>
              <draw:equation draw:name="f17" draw:formula="52"/>
              <draw:equation draw:name="f18" draw:formula="51"/>
              <draw:equation draw:name="f19" draw:formula="48"/>
              <draw:equation draw:name="f20" draw:formula="50"/>
              <draw:equation draw:name="f21" draw:formula="43"/>
              <draw:equation draw:name="f22" draw:formula="39"/>
              <draw:equation draw:name="f23" draw:formula="34"/>
              <draw:equation draw:name="f24" draw:formula="30"/>
              <draw:equation draw:name="f25" draw:formula="25"/>
              <draw:equation draw:name="f26" draw:formula="20"/>
              <draw:equation draw:name="f27" draw:formula="59"/>
              <draw:equation draw:name="f28" draw:formula="16"/>
              <draw:equation draw:name="f29" draw:formula="21"/>
              <draw:equation draw:name="f30" draw:formula="44"/>
              <draw:equation draw:name="f31" draw:formula="26"/>
              <draw:equation draw:name="f32" draw:formula="41"/>
              <draw:equation draw:name="f33" draw:formula="31"/>
              <draw:equation draw:name="f34" draw:formula="37"/>
              <draw:equation draw:name="f35" draw:formula="36"/>
              <draw:equation draw:name="f36" draw:formula="42"/>
              <draw:equation draw:name="f37" draw:formula="35"/>
              <draw:equation draw:name="f38" draw:formula="66"/>
              <draw:equation draw:name="f39" draw:formula="38"/>
              <draw:equation draw:name="f40" draw:formula="71"/>
              <draw:equation draw:name="f41" draw:formula="77"/>
              <draw:equation draw:name="f42" draw:formula="?f2 - ?f0"/>
              <draw:equation draw:name="f43" draw:formula="?f1 - ?f0"/>
              <draw:equation draw:name="f44" draw:formula="?f43 / 80"/>
              <draw:equation draw:name="f45" draw:formula="?f42 / 133"/>
              <draw:equation draw:name="f46" draw:formula="80 * ?f43"/>
              <draw:equation draw:name="f47" draw:formula="133 * ?f42"/>
              <draw:equation draw:name="f48" draw:formula="63 * ?f43"/>
              <draw:equation draw:name="f49" draw:formula="79 * ?f42"/>
              <draw:equation draw:name="f50" draw:formula="67 * ?f42"/>
              <draw:equation draw:name="f51" draw:formula="60 * ?f43"/>
              <draw:equation draw:name="f52" draw:formula="57 * ?f42"/>
              <draw:equation draw:name="f53" draw:formula="54 * ?f43"/>
              <draw:equation draw:name="f54" draw:formula="52 * ?f42"/>
              <draw:equation draw:name="f55" draw:formula="43 * ?f43"/>
              <draw:equation draw:name="f56" draw:formula="50 * ?f42"/>
              <draw:equation draw:name="f57" draw:formula="30 * ?f43"/>
              <draw:equation draw:name="f58" draw:formula="54 * ?f42"/>
              <draw:equation draw:name="f59" draw:formula="16 * ?f43"/>
              <draw:equation draw:name="f60" draw:formula="62 * ?f42"/>
              <draw:equation draw:name="f61" draw:formula="0 * ?f43"/>
              <draw:equation draw:name="f62" draw:formula="0 * ?f42"/>
              <draw:equation draw:name="f63" draw:formula="48 * ?f42"/>
              <draw:equation draw:name="f64" draw:formula="31 * ?f43"/>
              <draw:equation draw:name="f65" draw:formula="39 * ?f42"/>
              <draw:equation draw:name="f66" draw:formula="48 * ?f43"/>
              <draw:equation draw:name="f67" draw:formula="35 * ?f42"/>
              <draw:equation draw:name="f68" draw:formula="71 * ?f43"/>
              <draw:equation draw:name="f69" draw:formula="44 * ?f42"/>
              <draw:equation draw:name="f70" draw:formula="71 * ?f42"/>
              <draw:equation draw:name="f71" draw:formula="?f46 / 80"/>
              <draw:equation draw:name="f72" draw:formula="?f47 / 133"/>
              <draw:equation draw:name="f73" draw:formula="?f48 / 80"/>
              <draw:equation draw:name="f74" draw:formula="?f49 / 133"/>
              <draw:equation draw:name="f75" draw:formula="?f50 / 133"/>
              <draw:equation draw:name="f76" draw:formula="?f51 / 80"/>
              <draw:equation draw:name="f77" draw:formula="?f52 / 133"/>
              <draw:equation draw:name="f78" draw:formula="?f53 / 80"/>
              <draw:equation draw:name="f79" draw:formula="?f54 / 133"/>
              <draw:equation draw:name="f80" draw:formula="?f55 / 80"/>
              <draw:equation draw:name="f81" draw:formula="?f56 / 133"/>
              <draw:equation draw:name="f82" draw:formula="?f57 / 80"/>
              <draw:equation draw:name="f83" draw:formula="?f58 / 133"/>
              <draw:equation draw:name="f84" draw:formula="?f59 / 80"/>
              <draw:equation draw:name="f85" draw:formula="?f60 / 133"/>
              <draw:equation draw:name="f86" draw:formula="?f61 / 80"/>
              <draw:equation draw:name="f87" draw:formula="?f62 / 133"/>
              <draw:equation draw:name="f88" draw:formula="?f63 / 133"/>
              <draw:equation draw:name="f89" draw:formula="?f64 / 80"/>
              <draw:equation draw:name="f90" draw:formula="?f65 / 133"/>
              <draw:equation draw:name="f91" draw:formula="?f66 / 80"/>
              <draw:equation draw:name="f92" draw:formula="?f67 / 133"/>
              <draw:equation draw:name="f93" draw:formula="?f68 / 80"/>
              <draw:equation draw:name="f94" draw:formula="?f69 / 133"/>
              <draw:equation draw:name="f95" draw:formula="?f70 / 133"/>
              <draw:equation draw:name="f96" draw:formula="0 / ?f44"/>
              <draw:equation draw:name="f97" draw:formula="?f1 / ?f44"/>
              <draw:equation draw:name="f98" draw:formula="0 / ?f45"/>
              <draw:equation draw:name="f99" draw:formula="?f2 / ?f45"/>
              <draw:equation draw:name="f100" draw:formula="?f71 / ?f44"/>
              <draw:equation draw:name="f101" draw:formula="?f72 / ?f45"/>
              <draw:equation draw:name="f102" draw:formula="?f73 / ?f44"/>
              <draw:equation draw:name="f103" draw:formula="?f74 / ?f45"/>
              <draw:equation draw:name="f104" draw:formula="?f75 / ?f45"/>
              <draw:equation draw:name="f105" draw:formula="?f76 / ?f44"/>
              <draw:equation draw:name="f106" draw:formula="?f77 / ?f45"/>
              <draw:equation draw:name="f107" draw:formula="?f78 / ?f44"/>
              <draw:equation draw:name="f108" draw:formula="?f79 / ?f45"/>
              <draw:equation draw:name="f109" draw:formula="?f80 / ?f44"/>
              <draw:equation draw:name="f110" draw:formula="?f81 / ?f45"/>
              <draw:equation draw:name="f111" draw:formula="?f82 / ?f44"/>
              <draw:equation draw:name="f112" draw:formula="?f83 / ?f45"/>
              <draw:equation draw:name="f113" draw:formula="?f84 / ?f44"/>
              <draw:equation draw:name="f114" draw:formula="?f85 / ?f45"/>
              <draw:equation draw:name="f115" draw:formula="?f86 / ?f44"/>
              <draw:equation draw:name="f116" draw:formula="?f87 / ?f45"/>
              <draw:equation draw:name="f117" draw:formula="?f88 / ?f45"/>
              <draw:equation draw:name="f118" draw:formula="?f89 / ?f44"/>
              <draw:equation draw:name="f119" draw:formula="?f90 / ?f45"/>
              <draw:equation draw:name="f120" draw:formula="?f91 / ?f44"/>
              <draw:equation draw:name="f121" draw:formula="?f92 / ?f45"/>
              <draw:equation draw:name="f122" draw:formula="?f93 / ?f44"/>
              <draw:equation draw:name="f123" draw:formula="?f94 / ?f45"/>
              <draw:equation draw:name="f124" draw:formula="?f95 / ?f45"/>
            </draw:enhanced-geometry>
          </draw:custom-shape>
          <draw:custom-shape svg:x="5.49233in" svg:y="4.48675in" svg:width="0.02233in" svg:height="0.19647in" draw:id="id106" draw:style-name="a794" draw:name="Rectangle 426">
            <svg:title/>
            <svg:desc/>
            <text:p text:style-name="a793" text:class-names="" text:cond-style-name=""><text:span text:style-name="a792" text:class-names=""/></text:p>
            <draw:enhanced-geometry xmlns:dr3d="urn:oasis:names:tc:opendocument:xmlns:dr3d:1.0" draw:type="non-primitive" svg:viewBox="0 0 21600 21600" draw:enhanced-path="M 0 0 L 21600 0 21600 21600 0 21600 Z N"/>
          </draw:custom-shape>
        </draw:g>
        <draw:g draw:name="Gruppieren 778" draw:id="id72">
          <svg:title/>
          <svg:desc/>
          <draw:custom-shape svg:x="6.68006in" svg:y="1.68263in" svg:width="3.06756in" svg:height="4.13473in" draw:id="id86" draw:style-name="a734" draw:name="Freeform 427">
            <svg:title/>
            <svg:desc/>
            <text:p text:style-name="a733" text:class-names="" text:cond-style-name=""><text:span text:style-name="a732" text:class-names=""/></text:p>
            <draw:enhanced-geometry xmlns:dr3d="urn:oasis:names:tc:opendocument:xmlns:dr3d:1.0" draw:type="non-primitive" svg:viewBox="0 0 2092 2824" draw:enhanced-path="M ?f3 ?f0 L ?f4 ?f5 C ?f6 ?f5 ?f7 ?f8 ?f1 ?f9 L ?f1 ?f10 C ?f1 ?f11 ?f12 ?f13 ?f14 ?f2 L ?f15 ?f2 C ?f16 ?f13 ?f17 ?f18 ?f0 ?f19 L ?f17 ?f20 C ?f5 ?f21 ?f22 ?f5 ?f3 ?f0 Z N" draw:text-areas="?f55 ?f57 ?f56 ?f58" draw:glue-points="?f59 ?f60 ?f61 ?f62 ?f63 ?f64 ?f63 ?f65 ?f66 ?f67 ?f68 ?f67 ?f69 ?f70 ?f71 ?f72 ?f59 ?f60" draw:glue-point-leaving-directions="-90, -90, -90, -90, -90, -90, -90, -90, -90">
              <draw:equation draw:name="f0" draw:formula="0"/>
              <draw:equation draw:name="f1" draw:formula="2092"/>
              <draw:equation draw:name="f2" draw:formula="2824"/>
              <draw:equation draw:name="f3" draw:formula="144"/>
              <draw:equation draw:name="f4" draw:formula="1946"/>
              <draw:equation draw:name="f5" draw:formula="1"/>
              <draw:equation draw:name="f6" draw:formula="2020"/>
              <draw:equation draw:name="f7" draw:formula="2091"/>
              <draw:equation draw:name="f8" draw:formula="86"/>
              <draw:equation draw:name="f9" draw:formula="196"/>
              <draw:equation draw:name="f10" draw:formula="2626"/>
              <draw:equation draw:name="f11" draw:formula="2729"/>
              <draw:equation draw:name="f12" draw:formula="2017"/>
              <draw:equation draw:name="f13" draw:formula="2823"/>
              <draw:equation draw:name="f14" draw:formula="1945"/>
              <draw:equation draw:name="f15" draw:formula="146"/>
              <draw:equation draw:name="f16" draw:formula="65"/>
              <draw:equation draw:name="f17" draw:formula="2"/>
              <draw:equation draw:name="f18" draw:formula="2738"/>
              <draw:equation draw:name="f19" draw:formula="2627"/>
              <draw:equation draw:name="f20" draw:formula="197"/>
              <draw:equation draw:name="f21" draw:formula="92"/>
              <draw:equation draw:name="f22" draw:formula="67"/>
              <draw:equation draw:name="f23" draw:formula="?f2 - ?f0"/>
              <draw:equation draw:name="f24" draw:formula="?f1 - ?f0"/>
              <draw:equation draw:name="f25" draw:formula="?f24 / 2092"/>
              <draw:equation draw:name="f26" draw:formula="?f23 / 2824"/>
              <draw:equation draw:name="f27" draw:formula="144 * ?f24"/>
              <draw:equation draw:name="f28" draw:formula="0 * ?f23"/>
              <draw:equation draw:name="f29" draw:formula="1946 * ?f24"/>
              <draw:equation draw:name="f30" draw:formula="1 * ?f23"/>
              <draw:equation draw:name="f31" draw:formula="2092 * ?f24"/>
              <draw:equation draw:name="f32" draw:formula="196 * ?f23"/>
              <draw:equation draw:name="f33" draw:formula="2626 * ?f23"/>
              <draw:equation draw:name="f34" draw:formula="1945 * ?f24"/>
              <draw:equation draw:name="f35" draw:formula="2824 * ?f23"/>
              <draw:equation draw:name="f36" draw:formula="146 * ?f24"/>
              <draw:equation draw:name="f37" draw:formula="0 * ?f24"/>
              <draw:equation draw:name="f38" draw:formula="2627 * ?f23"/>
              <draw:equation draw:name="f39" draw:formula="2 * ?f24"/>
              <draw:equation draw:name="f40" draw:formula="197 * ?f23"/>
              <draw:equation draw:name="f41" draw:formula="?f27 / 2092"/>
              <draw:equation draw:name="f42" draw:formula="?f28 / 2824"/>
              <draw:equation draw:name="f43" draw:formula="?f29 / 2092"/>
              <draw:equation draw:name="f44" draw:formula="?f30 / 2824"/>
              <draw:equation draw:name="f45" draw:formula="?f31 / 2092"/>
              <draw:equation draw:name="f46" draw:formula="?f32 / 2824"/>
              <draw:equation draw:name="f47" draw:formula="?f33 / 2824"/>
              <draw:equation draw:name="f48" draw:formula="?f34 / 2092"/>
              <draw:equation draw:name="f49" draw:formula="?f35 / 2824"/>
              <draw:equation draw:name="f50" draw:formula="?f36 / 2092"/>
              <draw:equation draw:name="f51" draw:formula="?f37 / 2092"/>
              <draw:equation draw:name="f52" draw:formula="?f38 / 2824"/>
              <draw:equation draw:name="f53" draw:formula="?f39 / 2092"/>
              <draw:equation draw:name="f54" draw:formula="?f40 / 2824"/>
              <draw:equation draw:name="f55" draw:formula="0 / ?f25"/>
              <draw:equation draw:name="f56" draw:formula="?f1 / ?f25"/>
              <draw:equation draw:name="f57" draw:formula="0 / ?f26"/>
              <draw:equation draw:name="f58" draw:formula="?f2 / ?f26"/>
              <draw:equation draw:name="f59" draw:formula="?f41 / ?f25"/>
              <draw:equation draw:name="f60" draw:formula="?f42 / ?f26"/>
              <draw:equation draw:name="f61" draw:formula="?f43 / ?f25"/>
              <draw:equation draw:name="f62" draw:formula="?f44 / ?f26"/>
              <draw:equation draw:name="f63" draw:formula="?f45 / ?f25"/>
              <draw:equation draw:name="f64" draw:formula="?f46 / ?f26"/>
              <draw:equation draw:name="f65" draw:formula="?f47 / ?f26"/>
              <draw:equation draw:name="f66" draw:formula="?f48 / ?f25"/>
              <draw:equation draw:name="f67" draw:formula="?f49 / ?f26"/>
              <draw:equation draw:name="f68" draw:formula="?f50 / ?f25"/>
              <draw:equation draw:name="f69" draw:formula="?f51 / ?f25"/>
              <draw:equation draw:name="f70" draw:formula="?f52 / ?f26"/>
              <draw:equation draw:name="f71" draw:formula="?f53 / ?f25"/>
              <draw:equation draw:name="f72" draw:formula="?f54 / ?f26"/>
            </draw:enhanced-geometry>
          </draw:custom-shape>
          <draw:custom-shape svg:x="7.62667in" svg:y="2.91502in" svg:width="1.17434in" svg:height="1.17434in" draw:id="id87" draw:style-name="a737" draw:name="Oval 428">
            <svg:title/>
            <svg:desc/>
            <text:p text:style-name="a736" text:class-names="" text:cond-style-name=""><text:span text:style-name="a7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08659in" svg:y="3.37493in" svg:width="0.25452in" svg:height="0.25452in" draw:id="id88" draw:style-name="a740" draw:name="Oval 429">
            <svg:title/>
            <svg:desc/>
            <text:p text:style-name="a739" text:class-names="" text:cond-style-name=""><text:span text:style-name="a73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62221in" svg:y="4.4421in" svg:width="0.13842in" svg:height="0.18754in" draw:id="id89" draw:style-name="a743" draw:name="Freeform 430">
            <svg:title/>
            <svg:desc/>
            <text:p text:style-name="a742" text:class-names="" text:cond-style-name=""><text:span text:style-name="a741" text:class-names=""/></text:p>
            <draw:enhanced-geometry xmlns:dr3d="urn:oasis:names:tc:opendocument:xmlns:dr3d:1.0" draw:type="non-primitive" svg:viewBox="0 0 96 127" draw:enhanced-path="M ?f1 ?f3 C ?f1 ?f4 ?f5 ?f6 ?f7 ?f8 ?f9 ?f10 ?f11 ?f12 ?f13 ?f14 ?f15 ?f16 ?f17 ?f18 ?f19 ?f20 ?f21 ?f22 ?f23 ?f2 ?f24 ?f2 L ?f0 ?f2 ?f0 ?f0 ?f25 ?f0 C ?f26 ?f0 ?f23 ?f0 ?f27 ?f28 ?f29 ?f28 ?f30 ?f31 ?f32 ?f33 ?f34 ?f35 ?f36 ?f37 ?f38 ?f39 ?f40 ?f41 ?f42 ?f43 ?f42 ?f44 ?f42 ?f45 ?f46 ?f47 ?f48 ?f49 ?f15 ?f50 ?f51 ?f52 ?f53 ?f23 L ?f53 ?f54 C ?f34 ?f55 ?f46 ?f56 ?f57 ?f58 ?f4 ?f32 ?f1 ?f59 ?f1 ?f3 Z M ?f30 ?f60 C ?f30 ?f61 ?f19 ?f62 ?f58 ?f43 ?f63 ?f64 ?f29 ?f65 ?f21 ?f41 ?f27 ?f66 ?f55 ?f39 ?f67 ?f39 ?f50 ?f68 ?f69 ?f68 ?f25 ?f68 L ?f70 ?f68 ?f70 ?f52 ?f47 ?f52 C ?f71 ?f52 ?f72 ?f52 ?f67 ?f73 ?f54 ?f73 ?f74 ?f50 ?f75 ?f26 ?f76 ?f71 ?f63 ?f69 ?f58 ?f77 ?f19 ?f78 ?f30 ?f45 ?f30 ?f60 Z M ?f59 ?f57 C ?f59 ?f13 ?f15 ?f59 ?f34 ?f79 ?f80 ?f17 ?f32 ?f81 ?f30 ?f53 ?f63 ?f19 ?f21 ?f58 ?f74 ?f58 ?f23 ?f63 ?f73 ?f63 ?f49 ?f63 L ?f70 ?f63 ?f70 ?f12 ?f77 ?f12 C ?f26 ?f12 ?f82 ?f83 ?f74 ?f84 ?f76 ?f84 ?f19 ?f10 ?f85 ?f86 ?f17 ?f8 ?f80 ?f87 ?f34 ?f6 ?f15 ?f88 ?f59 ?f7 ?f59 ?f57 Z N" draw:text-areas="?f207 ?f209 ?f208 ?f210" draw:glue-points="?f211 ?f212 ?f213 ?f214 ?f215 ?f216 ?f217 ?f218 ?f219 ?f220 ?f221 ?f220 ?f221 ?f222 ?f223 ?f222 ?f224 ?f225 ?f226 ?f227 ?f228 ?f229 ?f230 ?f231 ?f232 ?f233 ?f234 ?f235 ?f234 ?f236 ?f237 ?f238 ?f211 ?f212 ?f239 ?f240 ?f241 ?f242 ?f243 ?f244 ?f245 ?f229 ?f223 ?f246 ?f247 ?f246 ?f247 ?f248 ?f249 ?f248 ?f245 ?f250 ?f251 ?f252 ?f241 ?f253 ?f239 ?f240 ?f254 ?f255 ?f256 ?f257 ?f239 ?f258 ?f259 ?f238 ?f260 ?f261 ?f247 ?f261 ?f247 ?f262 ?f263 ?f262 ?f259 ?f264 ?f265 ?f266 ?f256 ?f267 ?f254 ?f255" draw:glue-point-leaving-directions="-90, -90, -90, -90, -90, -90, -90, -90, -90, -90, -90, -90, -90, -90, -90, -90, -90, -90, -90, -90, -90, -90, -90, -90, -90, -90, -90, -90, -90, -90, -90, -90, -90, -90, -90, -90, -90, -90, -90, -90, -90">
              <draw:equation draw:name="f0" draw:formula="0"/>
              <draw:equation draw:name="f1" draw:formula="96"/>
              <draw:equation draw:name="f2" draw:formula="127"/>
              <draw:equation draw:name="f3" draw:formula="88"/>
              <draw:equation draw:name="f4" draw:formula="94"/>
              <draw:equation draw:name="f5" draw:formula="95"/>
              <draw:equation draw:name="f6" draw:formula="100"/>
              <draw:equation draw:name="f7" draw:formula="93"/>
              <draw:equation draw:name="f8" draw:formula="105"/>
              <draw:equation draw:name="f9" draw:formula="90"/>
              <draw:equation draw:name="f10" draw:formula="109"/>
              <draw:equation draw:name="f11" draw:formula="87"/>
              <draw:equation draw:name="f12" draw:formula="113"/>
              <draw:equation draw:name="f13" draw:formula="83"/>
              <draw:equation draw:name="f14" draw:formula="117"/>
              <draw:equation draw:name="f15" draw:formula="78"/>
              <draw:equation draw:name="f16" draw:formula="120"/>
              <draw:equation draw:name="f17" draw:formula="73"/>
              <draw:equation draw:name="f18" draw:formula="123"/>
              <draw:equation draw:name="f19" draw:formula="67"/>
              <draw:equation draw:name="f20" draw:formula="125"/>
              <draw:equation draw:name="f21" draw:formula="62"/>
              <draw:equation draw:name="f22" draw:formula="126"/>
              <draw:equation draw:name="f23" draw:formula="54"/>
              <draw:equation draw:name="f24" draw:formula="46"/>
              <draw:equation draw:name="f25" draw:formula="38"/>
              <draw:equation draw:name="f26" draw:formula="47"/>
              <draw:equation draw:name="f27" draw:formula="59"/>
              <draw:equation draw:name="f28" draw:formula="1"/>
              <draw:equation draw:name="f29" draw:formula="64"/>
              <draw:equation draw:name="f30" draw:formula="68"/>
              <draw:equation draw:name="f31" draw:formula="3"/>
              <draw:equation draw:name="f32" draw:formula="72"/>
              <draw:equation draw:name="f33" draw:formula="5"/>
              <draw:equation draw:name="f34" draw:formula="77"/>
              <draw:equation draw:name="f35" draw:formula="7"/>
              <draw:equation draw:name="f36" draw:formula="80"/>
              <draw:equation draw:name="f37" draw:formula="11"/>
              <draw:equation draw:name="f38" draw:formula="82"/>
              <draw:equation draw:name="f39" draw:formula="15"/>
              <draw:equation draw:name="f40" draw:formula="85"/>
              <draw:equation draw:name="f41" draw:formula="18"/>
              <draw:equation draw:name="f42" draw:formula="86"/>
              <draw:equation draw:name="f43" draw:formula="23"/>
              <draw:equation draw:name="f44" draw:formula="28"/>
              <draw:equation draw:name="f45" draw:formula="34"/>
              <draw:equation draw:name="f46" draw:formula="84"/>
              <draw:equation draw:name="f47" draw:formula="39"/>
              <draw:equation draw:name="f48" draw:formula="81"/>
              <draw:equation draw:name="f49" draw:formula="44"/>
              <draw:equation draw:name="f50" draw:formula="48"/>
              <draw:equation draw:name="f51" draw:formula="74"/>
              <draw:equation draw:name="f52" draw:formula="51"/>
              <draw:equation draw:name="f53" draw:formula="69"/>
              <draw:equation draw:name="f54" draw:formula="55"/>
              <draw:equation draw:name="f55" draw:formula="56"/>
              <draw:equation draw:name="f56" draw:formula="60"/>
              <draw:equation draw:name="f57" draw:formula="89"/>
              <draw:equation draw:name="f58" draw:formula="66"/>
              <draw:equation draw:name="f59" draw:formula="79"/>
              <draw:equation draw:name="f60" draw:formula="30"/>
              <draw:equation draw:name="f61" draw:formula="27"/>
              <draw:equation draw:name="f62" draw:formula="25"/>
              <draw:equation draw:name="f63" draw:formula="65"/>
              <draw:equation draw:name="f64" draw:formula="21"/>
              <draw:equation draw:name="f65" draw:formula="19"/>
              <draw:equation draw:name="f66" draw:formula="16"/>
              <draw:equation draw:name="f67" draw:formula="52"/>
              <draw:equation draw:name="f68" draw:formula="14"/>
              <draw:equation draw:name="f69" draw:formula="43"/>
              <draw:equation draw:name="f70" draw:formula="17"/>
              <draw:equation draw:name="f71" draw:formula="45"/>
              <draw:equation draw:name="f72" draw:formula="49"/>
              <draw:equation draw:name="f73" draw:formula="50"/>
              <draw:equation draw:name="f74" draw:formula="58"/>
              <draw:equation draw:name="f75" draw:formula="61"/>
              <draw:equation draw:name="f76" draw:formula="63"/>
              <draw:equation draw:name="f77" draw:formula="40"/>
              <draw:equation draw:name="f78" draw:formula="37"/>
              <draw:equation draw:name="f79" draw:formula="76"/>
              <draw:equation draw:name="f80" draw:formula="75"/>
              <draw:equation draw:name="f81" draw:formula="71"/>
              <draw:equation draw:name="f82" draw:formula="53"/>
              <draw:equation draw:name="f83" draw:formula="112"/>
              <draw:equation draw:name="f84" draw:formula="111"/>
              <draw:equation draw:name="f85" draw:formula="70"/>
              <draw:equation draw:name="f86" draw:formula="107"/>
              <draw:equation draw:name="f87" draw:formula="102"/>
              <draw:equation draw:name="f88" draw:formula="97"/>
              <draw:equation draw:name="f89" draw:formula="?f2 - ?f0"/>
              <draw:equation draw:name="f90" draw:formula="?f1 - ?f0"/>
              <draw:equation draw:name="f91" draw:formula="?f90 / 96"/>
              <draw:equation draw:name="f92" draw:formula="?f89 / 127"/>
              <draw:equation draw:name="f93" draw:formula="96 * ?f90"/>
              <draw:equation draw:name="f94" draw:formula="88 * ?f89"/>
              <draw:equation draw:name="f95" draw:formula="93 * ?f90"/>
              <draw:equation draw:name="f96" draw:formula="105 * ?f89"/>
              <draw:equation draw:name="f97" draw:formula="83 * ?f90"/>
              <draw:equation draw:name="f98" draw:formula="117 * ?f89"/>
              <draw:equation draw:name="f99" draw:formula="67 * ?f90"/>
              <draw:equation draw:name="f100" draw:formula="125 * ?f89"/>
              <draw:equation draw:name="f101" draw:formula="46 * ?f90"/>
              <draw:equation draw:name="f102" draw:formula="127 * ?f89"/>
              <draw:equation draw:name="f103" draw:formula="0 * ?f90"/>
              <draw:equation draw:name="f104" draw:formula="0 * ?f89"/>
              <draw:equation draw:name="f105" draw:formula="38 * ?f90"/>
              <draw:equation draw:name="f106" draw:formula="59 * ?f90"/>
              <draw:equation draw:name="f107" draw:formula="1 * ?f89"/>
              <draw:equation draw:name="f108" draw:formula="72 * ?f90"/>
              <draw:equation draw:name="f109" draw:formula="5 * ?f89"/>
              <draw:equation draw:name="f110" draw:formula="82 * ?f90"/>
              <draw:equation draw:name="f111" draw:formula="15 * ?f89"/>
              <draw:equation draw:name="f112" draw:formula="86 * ?f90"/>
              <draw:equation draw:name="f113" draw:formula="28 * ?f89"/>
              <draw:equation draw:name="f114" draw:formula="81 * ?f90"/>
              <draw:equation draw:name="f115" draw:formula="44 * ?f89"/>
              <draw:equation draw:name="f116" draw:formula="69 * ?f90"/>
              <draw:equation draw:name="f117" draw:formula="54 * ?f89"/>
              <draw:equation draw:name="f118" draw:formula="55 * ?f89"/>
              <draw:equation draw:name="f119" draw:formula="89 * ?f90"/>
              <draw:equation draw:name="f120" draw:formula="66 * ?f89"/>
              <draw:equation draw:name="f121" draw:formula="68 * ?f90"/>
              <draw:equation draw:name="f122" draw:formula="30 * ?f89"/>
              <draw:equation draw:name="f123" draw:formula="66 * ?f90"/>
              <draw:equation draw:name="f124" draw:formula="23 * ?f89"/>
              <draw:equation draw:name="f125" draw:formula="62 * ?f90"/>
              <draw:equation draw:name="f126" draw:formula="18 * ?f89"/>
              <draw:equation draw:name="f127" draw:formula="52 * ?f90"/>
              <draw:equation draw:name="f128" draw:formula="14 * ?f89"/>
              <draw:equation draw:name="f129" draw:formula="17 * ?f90"/>
              <draw:equation draw:name="f130" draw:formula="51 * ?f89"/>
              <draw:equation draw:name="f131" draw:formula="39 * ?f90"/>
              <draw:equation draw:name="f132" draw:formula="50 * ?f89"/>
              <draw:equation draw:name="f133" draw:formula="61 * ?f90"/>
              <draw:equation draw:name="f134" draw:formula="47 * ?f89"/>
              <draw:equation draw:name="f135" draw:formula="40 * ?f89"/>
              <draw:equation draw:name="f136" draw:formula="79 * ?f90"/>
              <draw:equation draw:name="f137" draw:formula="89 * ?f89"/>
              <draw:equation draw:name="f138" draw:formula="77 * ?f90"/>
              <draw:equation draw:name="f139" draw:formula="76 * ?f89"/>
              <draw:equation draw:name="f140" draw:formula="69 * ?f89"/>
              <draw:equation draw:name="f141" draw:formula="58 * ?f90"/>
              <draw:equation draw:name="f142" draw:formula="44 * ?f90"/>
              <draw:equation draw:name="f143" draw:formula="65 * ?f89"/>
              <draw:equation draw:name="f144" draw:formula="113 * ?f89"/>
              <draw:equation draw:name="f145" draw:formula="40 * ?f90"/>
              <draw:equation draw:name="f146" draw:formula="111 * ?f89"/>
              <draw:equation draw:name="f147" draw:formula="70 * ?f90"/>
              <draw:equation draw:name="f148" draw:formula="107 * ?f89"/>
              <draw:equation draw:name="f149" draw:formula="100 * ?f89"/>
              <draw:equation draw:name="f150" draw:formula="?f93 / 96"/>
              <draw:equation draw:name="f151" draw:formula="?f94 / 127"/>
              <draw:equation draw:name="f152" draw:formula="?f95 / 96"/>
              <draw:equation draw:name="f153" draw:formula="?f96 / 127"/>
              <draw:equation draw:name="f154" draw:formula="?f97 / 96"/>
              <draw:equation draw:name="f155" draw:formula="?f98 / 127"/>
              <draw:equation draw:name="f156" draw:formula="?f99 / 96"/>
              <draw:equation draw:name="f157" draw:formula="?f100 / 127"/>
              <draw:equation draw:name="f158" draw:formula="?f101 / 96"/>
              <draw:equation draw:name="f159" draw:formula="?f102 / 127"/>
              <draw:equation draw:name="f160" draw:formula="?f103 / 96"/>
              <draw:equation draw:name="f161" draw:formula="?f104 / 127"/>
              <draw:equation draw:name="f162" draw:formula="?f105 / 96"/>
              <draw:equation draw:name="f163" draw:formula="?f106 / 96"/>
              <draw:equation draw:name="f164" draw:formula="?f107 / 127"/>
              <draw:equation draw:name="f165" draw:formula="?f108 / 96"/>
              <draw:equation draw:name="f166" draw:formula="?f109 / 127"/>
              <draw:equation draw:name="f167" draw:formula="?f110 / 96"/>
              <draw:equation draw:name="f168" draw:formula="?f111 / 127"/>
              <draw:equation draw:name="f169" draw:formula="?f112 / 96"/>
              <draw:equation draw:name="f170" draw:formula="?f113 / 127"/>
              <draw:equation draw:name="f171" draw:formula="?f114 / 96"/>
              <draw:equation draw:name="f172" draw:formula="?f115 / 127"/>
              <draw:equation draw:name="f173" draw:formula="?f116 / 96"/>
              <draw:equation draw:name="f174" draw:formula="?f117 / 127"/>
              <draw:equation draw:name="f175" draw:formula="?f118 / 127"/>
              <draw:equation draw:name="f176" draw:formula="?f119 / 96"/>
              <draw:equation draw:name="f177" draw:formula="?f120 / 127"/>
              <draw:equation draw:name="f178" draw:formula="?f121 / 96"/>
              <draw:equation draw:name="f179" draw:formula="?f122 / 127"/>
              <draw:equation draw:name="f180" draw:formula="?f123 / 96"/>
              <draw:equation draw:name="f181" draw:formula="?f124 / 127"/>
              <draw:equation draw:name="f182" draw:formula="?f125 / 96"/>
              <draw:equation draw:name="f183" draw:formula="?f126 / 127"/>
              <draw:equation draw:name="f184" draw:formula="?f127 / 96"/>
              <draw:equation draw:name="f185" draw:formula="?f128 / 127"/>
              <draw:equation draw:name="f186" draw:formula="?f129 / 96"/>
              <draw:equation draw:name="f187" draw:formula="?f130 / 127"/>
              <draw:equation draw:name="f188" draw:formula="?f131 / 96"/>
              <draw:equation draw:name="f189" draw:formula="?f132 / 127"/>
              <draw:equation draw:name="f190" draw:formula="?f133 / 96"/>
              <draw:equation draw:name="f191" draw:formula="?f134 / 127"/>
              <draw:equation draw:name="f192" draw:formula="?f135 / 127"/>
              <draw:equation draw:name="f193" draw:formula="?f136 / 96"/>
              <draw:equation draw:name="f194" draw:formula="?f137 / 127"/>
              <draw:equation draw:name="f195" draw:formula="?f138 / 96"/>
              <draw:equation draw:name="f196" draw:formula="?f139 / 127"/>
              <draw:equation draw:name="f197" draw:formula="?f140 / 127"/>
              <draw:equation draw:name="f198" draw:formula="?f141 / 96"/>
              <draw:equation draw:name="f199" draw:formula="?f142 / 96"/>
              <draw:equation draw:name="f200" draw:formula="?f143 / 127"/>
              <draw:equation draw:name="f201" draw:formula="?f144 / 127"/>
              <draw:equation draw:name="f202" draw:formula="?f145 / 96"/>
              <draw:equation draw:name="f203" draw:formula="?f146 / 127"/>
              <draw:equation draw:name="f204" draw:formula="?f147 / 96"/>
              <draw:equation draw:name="f205" draw:formula="?f148 / 127"/>
              <draw:equation draw:name="f206" draw:formula="?f149 / 127"/>
              <draw:equation draw:name="f207" draw:formula="0 / ?f91"/>
              <draw:equation draw:name="f208" draw:formula="?f1 / ?f91"/>
              <draw:equation draw:name="f209" draw:formula="0 / ?f92"/>
              <draw:equation draw:name="f210" draw:formula="?f2 / ?f92"/>
              <draw:equation draw:name="f211" draw:formula="?f150 / ?f91"/>
              <draw:equation draw:name="f212" draw:formula="?f151 / ?f92"/>
              <draw:equation draw:name="f213" draw:formula="?f152 / ?f91"/>
              <draw:equation draw:name="f214" draw:formula="?f153 / ?f92"/>
              <draw:equation draw:name="f215" draw:formula="?f154 / ?f91"/>
              <draw:equation draw:name="f216" draw:formula="?f155 / ?f92"/>
              <draw:equation draw:name="f217" draw:formula="?f156 / ?f91"/>
              <draw:equation draw:name="f218" draw:formula="?f157 / ?f92"/>
              <draw:equation draw:name="f219" draw:formula="?f158 / ?f91"/>
              <draw:equation draw:name="f220" draw:formula="?f159 / ?f92"/>
              <draw:equation draw:name="f221" draw:formula="?f160 / ?f91"/>
              <draw:equation draw:name="f222" draw:formula="?f161 / ?f92"/>
              <draw:equation draw:name="f223" draw:formula="?f162 / ?f91"/>
              <draw:equation draw:name="f224" draw:formula="?f163 / ?f91"/>
              <draw:equation draw:name="f225" draw:formula="?f164 / ?f92"/>
              <draw:equation draw:name="f226" draw:formula="?f165 / ?f91"/>
              <draw:equation draw:name="f227" draw:formula="?f166 / ?f92"/>
              <draw:equation draw:name="f228" draw:formula="?f167 / ?f91"/>
              <draw:equation draw:name="f229" draw:formula="?f168 / ?f92"/>
              <draw:equation draw:name="f230" draw:formula="?f169 / ?f91"/>
              <draw:equation draw:name="f231" draw:formula="?f170 / ?f92"/>
              <draw:equation draw:name="f232" draw:formula="?f171 / ?f91"/>
              <draw:equation draw:name="f233" draw:formula="?f172 / ?f92"/>
              <draw:equation draw:name="f234" draw:formula="?f173 / ?f91"/>
              <draw:equation draw:name="f235" draw:formula="?f174 / ?f92"/>
              <draw:equation draw:name="f236" draw:formula="?f175 / ?f92"/>
              <draw:equation draw:name="f237" draw:formula="?f176 / ?f91"/>
              <draw:equation draw:name="f238" draw:formula="?f177 / ?f92"/>
              <draw:equation draw:name="f239" draw:formula="?f178 / ?f91"/>
              <draw:equation draw:name="f240" draw:formula="?f179 / ?f92"/>
              <draw:equation draw:name="f241" draw:formula="?f180 / ?f91"/>
              <draw:equation draw:name="f242" draw:formula="?f181 / ?f92"/>
              <draw:equation draw:name="f243" draw:formula="?f182 / ?f91"/>
              <draw:equation draw:name="f244" draw:formula="?f183 / ?f92"/>
              <draw:equation draw:name="f245" draw:formula="?f184 / ?f91"/>
              <draw:equation draw:name="f246" draw:formula="?f185 / ?f92"/>
              <draw:equation draw:name="f247" draw:formula="?f186 / ?f91"/>
              <draw:equation draw:name="f248" draw:formula="?f187 / ?f92"/>
              <draw:equation draw:name="f249" draw:formula="?f188 / ?f91"/>
              <draw:equation draw:name="f250" draw:formula="?f189 / ?f92"/>
              <draw:equation draw:name="f251" draw:formula="?f190 / ?f91"/>
              <draw:equation draw:name="f252" draw:formula="?f191 / ?f92"/>
              <draw:equation draw:name="f253" draw:formula="?f192 / ?f92"/>
              <draw:equation draw:name="f254" draw:formula="?f193 / ?f91"/>
              <draw:equation draw:name="f255" draw:formula="?f194 / ?f92"/>
              <draw:equation draw:name="f256" draw:formula="?f195 / ?f91"/>
              <draw:equation draw:name="f257" draw:formula="?f196 / ?f92"/>
              <draw:equation draw:name="f258" draw:formula="?f197 / ?f92"/>
              <draw:equation draw:name="f259" draw:formula="?f198 / ?f91"/>
              <draw:equation draw:name="f260" draw:formula="?f199 / ?f91"/>
              <draw:equation draw:name="f261" draw:formula="?f200 / ?f92"/>
              <draw:equation draw:name="f262" draw:formula="?f201 / ?f92"/>
              <draw:equation draw:name="f263" draw:formula="?f202 / ?f91"/>
              <draw:equation draw:name="f264" draw:formula="?f203 / ?f92"/>
              <draw:equation draw:name="f265" draw:formula="?f204 / ?f91"/>
              <draw:equation draw:name="f266" draw:formula="?f205 / ?f92"/>
              <draw:equation draw:name="f267" draw:formula="?f206 / ?f92"/>
            </draw:enhanced-geometry>
          </draw:custom-shape>
          <draw:custom-shape svg:x="7.78742in" svg:y="4.48675in" svg:width="0.12502in" svg:height="0.14735in" draw:id="id90" draw:style-name="a746" draw:name="Freeform 431">
            <svg:title/>
            <svg:desc/>
            <text:p text:style-name="a745" text:class-names="" text:cond-style-name=""><text:span text:style-name="a744" text:class-names=""/></text:p>
            <draw:enhanced-geometry xmlns:dr3d="urn:oasis:names:tc:opendocument:xmlns:dr3d:1.0" draw:type="non-primitive" svg:viewBox="0 0 87 100" draw:enhanced-path="M ?f1 ?f3 L ?f4 ?f3 C ?f4 ?f5 ?f6 ?f7 ?f8 ?f9 ?f10 ?f11 ?f12 ?f13 ?f14 ?f15 ?f16 ?f17 ?f18 ?f19 ?f20 ?f21 ?f22 ?f23 ?f24 ?f25 ?f26 ?f25 ?f27 ?f25 ?f28 ?f23 ?f29 ?f30 ?f31 ?f32 ?f30 ?f31 ?f21 ?f13 L ?f23 ?f13 ?f23 ?f33 C ?f32 ?f34 ?f35 ?f36 ?f37 ?f38 ?f7 ?f39 ?f27 ?f2 ?f26 ?f2 ?f40 ?f2 ?f41 ?f36 ?f42 ?f1 ?f43 ?f44 ?f0 ?f9 ?f0 ?f26 ?f0 ?f40 ?f43 ?f41 ?f45 ?f42 ?f46 ?f47 ?f18 ?f0 ?f48 ?f0 ?f49 ?f0 ?f29 ?f47 ?f31 ?f50 ?f21 ?f8 ?f1 ?f51 ?f1 ?f52 L ?f1 ?f3 Z M ?f53 ?f54 C ?f53 ?f55 ?f37 ?f56 ?f57 ?f58 ?f59 ?f60 ?f61 ?f45 ?f24 ?f45 ?f20 ?f45 ?f55 ?f62 ?f56 ?f10 ?f58 ?f63 ?f4 ?f64 ?f4 ?f54 L ?f53 ?f54 Z N" draw:text-areas="?f147 ?f149 ?f148 ?f150" draw:glue-points="?f151 ?f152 ?f153 ?f152 ?f154 ?f155 ?f156 ?f157 ?f158 ?f159 ?f160 ?f161 ?f162 ?f163 ?f164 ?f165 ?f166 ?f165 ?f166 ?f167 ?f168 ?f169 ?f160 ?f170 ?f171 ?f172 ?f173 ?f174 ?f175 ?f176 ?f177 ?f178 ?f179 ?f180 ?f151 ?f181 ?f151 ?f152 ?f182 ?f183 ?f184 ?f185 ?f186 ?f187 ?f188 ?f189 ?f153 ?f183 ?f182 ?f183" draw:glue-point-leaving-directions="-90, -90, -90, -90, -90, -90, -90, -90, -90, -90, -90, -90, -90, -90, -90, -90, -90, -90, -90, -90, -90, -90, -90, -90, -90">
              <draw:equation draw:name="f0" draw:formula="0"/>
              <draw:equation draw:name="f1" draw:formula="87"/>
              <draw:equation draw:name="f2" draw:formula="100"/>
              <draw:equation draw:name="f3" draw:formula="52"/>
              <draw:equation draw:name="f4" draw:formula="17"/>
              <draw:equation draw:name="f5" draw:formula="58"/>
              <draw:equation draw:name="f6" draw:formula="18"/>
              <draw:equation draw:name="f7" draw:formula="63"/>
              <draw:equation draw:name="f8" draw:formula="19"/>
              <draw:equation draw:name="f9" draw:formula="67"/>
              <draw:equation draw:name="f10" draw:formula="21"/>
              <draw:equation draw:name="f11" draw:formula="72"/>
              <draw:equation draw:name="f12" draw:formula="24"/>
              <draw:equation draw:name="f13" draw:formula="75"/>
              <draw:equation draw:name="f14" draw:formula="27"/>
              <draw:equation draw:name="f15" draw:formula="78"/>
              <draw:equation draw:name="f16" draw:formula="30"/>
              <draw:equation draw:name="f17" draw:formula="81"/>
              <draw:equation draw:name="f18" draw:formula="33"/>
              <draw:equation draw:name="f19" draw:formula="83"/>
              <draw:equation draw:name="f20" draw:formula="37"/>
              <draw:equation draw:name="f21" draw:formula="84"/>
              <draw:equation draw:name="f22" draw:formula="41"/>
              <draw:equation draw:name="f23" draw:formula="85"/>
              <draw:equation draw:name="f24" draw:formula="46"/>
              <draw:equation draw:name="f25" draw:formula="86"/>
              <draw:equation draw:name="f26" draw:formula="51"/>
              <draw:equation draw:name="f27" draw:formula="57"/>
              <draw:equation draw:name="f28" draw:formula="64"/>
              <draw:equation draw:name="f29" draw:formula="70"/>
              <draw:equation draw:name="f30" draw:formula="82"/>
              <draw:equation draw:name="f31" draw:formula="77"/>
              <draw:equation draw:name="f32" draw:formula="80"/>
              <draw:equation draw:name="f33" draw:formula="92"/>
              <draw:equation draw:name="f34" draw:formula="94"/>
              <draw:equation draw:name="f35" draw:formula="74"/>
              <draw:equation draw:name="f36" draw:formula="96"/>
              <draw:equation draw:name="f37" draw:formula="69"/>
              <draw:equation draw:name="f38" draw:formula="98"/>
              <draw:equation draw:name="f39" draw:formula="99"/>
              <draw:equation draw:name="f40" draw:formula="35"/>
              <draw:equation draw:name="f41" draw:formula="23"/>
              <draw:equation draw:name="f42" draw:formula="14"/>
              <draw:equation draw:name="f43" draw:formula="5"/>
              <draw:equation draw:name="f44" draw:formula="79"/>
              <draw:equation draw:name="f45" draw:formula="13"/>
              <draw:equation draw:name="f46" draw:formula="22"/>
              <draw:equation draw:name="f47" draw:formula="4"/>
              <draw:equation draw:name="f48" draw:formula="47"/>
              <draw:equation draw:name="f49" draw:formula="60"/>
              <draw:equation draw:name="f50" draw:formula="11"/>
              <draw:equation draw:name="f51" draw:formula="29"/>
              <draw:equation draw:name="f52" draw:formula="43"/>
              <draw:equation draw:name="f53" draw:formula="71"/>
              <draw:equation draw:name="f54" draw:formula="40"/>
              <draw:equation draw:name="f55" draw:formula="31"/>
              <draw:equation draw:name="f56" draw:formula="25"/>
              <draw:equation draw:name="f57" draw:formula="65"/>
              <draw:equation draw:name="f58" draw:formula="20"/>
              <draw:equation draw:name="f59" draw:formula="61"/>
              <draw:equation draw:name="f60" draw:formula="15"/>
              <draw:equation draw:name="f61" draw:formula="55"/>
              <draw:equation draw:name="f62" draw:formula="16"/>
              <draw:equation draw:name="f63" draw:formula="26"/>
              <draw:equation draw:name="f64" draw:formula="32"/>
              <draw:equation draw:name="f65" draw:formula="?f2 - ?f0"/>
              <draw:equation draw:name="f66" draw:formula="?f1 - ?f0"/>
              <draw:equation draw:name="f67" draw:formula="?f66 / 87"/>
              <draw:equation draw:name="f68" draw:formula="?f65 / 100"/>
              <draw:equation draw:name="f69" draw:formula="87 * ?f66"/>
              <draw:equation draw:name="f70" draw:formula="52 * ?f65"/>
              <draw:equation draw:name="f71" draw:formula="17 * ?f66"/>
              <draw:equation draw:name="f72" draw:formula="19 * ?f66"/>
              <draw:equation draw:name="f73" draw:formula="67 * ?f65"/>
              <draw:equation draw:name="f74" draw:formula="27 * ?f66"/>
              <draw:equation draw:name="f75" draw:formula="78 * ?f65"/>
              <draw:equation draw:name="f76" draw:formula="37 * ?f66"/>
              <draw:equation draw:name="f77" draw:formula="84 * ?f65"/>
              <draw:equation draw:name="f78" draw:formula="51 * ?f66"/>
              <draw:equation draw:name="f79" draw:formula="86 * ?f65"/>
              <draw:equation draw:name="f80" draw:formula="70 * ?f66"/>
              <draw:equation draw:name="f81" draw:formula="82 * ?f65"/>
              <draw:equation draw:name="f82" draw:formula="84 * ?f66"/>
              <draw:equation draw:name="f83" draw:formula="75 * ?f65"/>
              <draw:equation draw:name="f84" draw:formula="85 * ?f66"/>
              <draw:equation draw:name="f85" draw:formula="92 * ?f65"/>
              <draw:equation draw:name="f86" draw:formula="69 * ?f66"/>
              <draw:equation draw:name="f87" draw:formula="98 * ?f65"/>
              <draw:equation draw:name="f88" draw:formula="100 * ?f65"/>
              <draw:equation draw:name="f89" draw:formula="14 * ?f66"/>
              <draw:equation draw:name="f90" draw:formula="87 * ?f65"/>
              <draw:equation draw:name="f91" draw:formula="0 * ?f66"/>
              <draw:equation draw:name="f92" draw:formula="51 * ?f65"/>
              <draw:equation draw:name="f93" draw:formula="13 * ?f66"/>
              <draw:equation draw:name="f94" draw:formula="14 * ?f65"/>
              <draw:equation draw:name="f95" draw:formula="47 * ?f66"/>
              <draw:equation draw:name="f96" draw:formula="0 * ?f65"/>
              <draw:equation draw:name="f97" draw:formula="77 * ?f66"/>
              <draw:equation draw:name="f98" draw:formula="11 * ?f65"/>
              <draw:equation draw:name="f99" draw:formula="43 * ?f65"/>
              <draw:equation draw:name="f100" draw:formula="71 * ?f66"/>
              <draw:equation draw:name="f101" draw:formula="40 * ?f65"/>
              <draw:equation draw:name="f102" draw:formula="65 * ?f66"/>
              <draw:equation draw:name="f103" draw:formula="20 * ?f65"/>
              <draw:equation draw:name="f104" draw:formula="46 * ?f66"/>
              <draw:equation draw:name="f105" draw:formula="13 * ?f65"/>
              <draw:equation draw:name="f106" draw:formula="25 * ?f66"/>
              <draw:equation draw:name="f107" draw:formula="21 * ?f65"/>
              <draw:equation draw:name="f108" draw:formula="?f69 / 87"/>
              <draw:equation draw:name="f109" draw:formula="?f70 / 100"/>
              <draw:equation draw:name="f110" draw:formula="?f71 / 87"/>
              <draw:equation draw:name="f111" draw:formula="?f72 / 87"/>
              <draw:equation draw:name="f112" draw:formula="?f73 / 100"/>
              <draw:equation draw:name="f113" draw:formula="?f74 / 87"/>
              <draw:equation draw:name="f114" draw:formula="?f75 / 100"/>
              <draw:equation draw:name="f115" draw:formula="?f76 / 87"/>
              <draw:equation draw:name="f116" draw:formula="?f77 / 100"/>
              <draw:equation draw:name="f117" draw:formula="?f78 / 87"/>
              <draw:equation draw:name="f118" draw:formula="?f79 / 100"/>
              <draw:equation draw:name="f119" draw:formula="?f80 / 87"/>
              <draw:equation draw:name="f120" draw:formula="?f81 / 100"/>
              <draw:equation draw:name="f121" draw:formula="?f82 / 87"/>
              <draw:equation draw:name="f122" draw:formula="?f83 / 100"/>
              <draw:equation draw:name="f123" draw:formula="?f84 / 87"/>
              <draw:equation draw:name="f124" draw:formula="?f85 / 100"/>
              <draw:equation draw:name="f125" draw:formula="?f86 / 87"/>
              <draw:equation draw:name="f126" draw:formula="?f87 / 100"/>
              <draw:equation draw:name="f127" draw:formula="?f88 / 100"/>
              <draw:equation draw:name="f128" draw:formula="?f89 / 87"/>
              <draw:equation draw:name="f129" draw:formula="?f90 / 100"/>
              <draw:equation draw:name="f130" draw:formula="?f91 / 87"/>
              <draw:equation draw:name="f131" draw:formula="?f92 / 100"/>
              <draw:equation draw:name="f132" draw:formula="?f93 / 87"/>
              <draw:equation draw:name="f133" draw:formula="?f94 / 100"/>
              <draw:equation draw:name="f134" draw:formula="?f95 / 87"/>
              <draw:equation draw:name="f135" draw:formula="?f96 / 100"/>
              <draw:equation draw:name="f136" draw:formula="?f97 / 87"/>
              <draw:equation draw:name="f137" draw:formula="?f98 / 100"/>
              <draw:equation draw:name="f138" draw:formula="?f99 / 100"/>
              <draw:equation draw:name="f139" draw:formula="?f100 / 87"/>
              <draw:equation draw:name="f140" draw:formula="?f101 / 100"/>
              <draw:equation draw:name="f141" draw:formula="?f102 / 87"/>
              <draw:equation draw:name="f142" draw:formula="?f103 / 100"/>
              <draw:equation draw:name="f143" draw:formula="?f104 / 87"/>
              <draw:equation draw:name="f144" draw:formula="?f105 / 100"/>
              <draw:equation draw:name="f145" draw:formula="?f106 / 87"/>
              <draw:equation draw:name="f146" draw:formula="?f107 / 100"/>
              <draw:equation draw:name="f147" draw:formula="0 / ?f67"/>
              <draw:equation draw:name="f148" draw:formula="?f1 / ?f67"/>
              <draw:equation draw:name="f149" draw:formula="0 / ?f68"/>
              <draw:equation draw:name="f150" draw:formula="?f2 / ?f68"/>
              <draw:equation draw:name="f151" draw:formula="?f108 / ?f67"/>
              <draw:equation draw:name="f152" draw:formula="?f109 / ?f68"/>
              <draw:equation draw:name="f153" draw:formula="?f110 / ?f67"/>
              <draw:equation draw:name="f154" draw:formula="?f111 / ?f67"/>
              <draw:equation draw:name="f155" draw:formula="?f112 / ?f68"/>
              <draw:equation draw:name="f156" draw:formula="?f113 / ?f67"/>
              <draw:equation draw:name="f157" draw:formula="?f114 / ?f68"/>
              <draw:equation draw:name="f158" draw:formula="?f115 / ?f67"/>
              <draw:equation draw:name="f159" draw:formula="?f116 / ?f68"/>
              <draw:equation draw:name="f160" draw:formula="?f117 / ?f67"/>
              <draw:equation draw:name="f161" draw:formula="?f118 / ?f68"/>
              <draw:equation draw:name="f162" draw:formula="?f119 / ?f67"/>
              <draw:equation draw:name="f163" draw:formula="?f120 / ?f68"/>
              <draw:equation draw:name="f164" draw:formula="?f121 / ?f67"/>
              <draw:equation draw:name="f165" draw:formula="?f122 / ?f68"/>
              <draw:equation draw:name="f166" draw:formula="?f123 / ?f67"/>
              <draw:equation draw:name="f167" draw:formula="?f124 / ?f68"/>
              <draw:equation draw:name="f168" draw:formula="?f125 / ?f67"/>
              <draw:equation draw:name="f169" draw:formula="?f126 / ?f68"/>
              <draw:equation draw:name="f170" draw:formula="?f127 / ?f68"/>
              <draw:equation draw:name="f171" draw:formula="?f128 / ?f67"/>
              <draw:equation draw:name="f172" draw:formula="?f129 / ?f68"/>
              <draw:equation draw:name="f173" draw:formula="?f130 / ?f67"/>
              <draw:equation draw:name="f174" draw:formula="?f131 / ?f68"/>
              <draw:equation draw:name="f175" draw:formula="?f132 / ?f67"/>
              <draw:equation draw:name="f176" draw:formula="?f133 / ?f68"/>
              <draw:equation draw:name="f177" draw:formula="?f134 / ?f67"/>
              <draw:equation draw:name="f178" draw:formula="?f135 / ?f68"/>
              <draw:equation draw:name="f179" draw:formula="?f136 / ?f67"/>
              <draw:equation draw:name="f180" draw:formula="?f137 / ?f68"/>
              <draw:equation draw:name="f181" draw:formula="?f138 / ?f68"/>
              <draw:equation draw:name="f182" draw:formula="?f139 / ?f67"/>
              <draw:equation draw:name="f183" draw:formula="?f140 / ?f68"/>
              <draw:equation draw:name="f184" draw:formula="?f141 / ?f67"/>
              <draw:equation draw:name="f185" draw:formula="?f142 / ?f68"/>
              <draw:equation draw:name="f186" draw:formula="?f143 / ?f67"/>
              <draw:equation draw:name="f187" draw:formula="?f144 / ?f68"/>
              <draw:equation draw:name="f188" draw:formula="?f145 / ?f67"/>
              <draw:equation draw:name="f189" draw:formula="?f146 / ?f68"/>
            </draw:enhanced-geometry>
          </draw:custom-shape>
          <draw:custom-shape svg:x="7.93924in" svg:y="4.43763in" svg:width="0.12502in" svg:height="0.19647in" draw:id="id91" draw:style-name="a749" draw:name="Freeform 432">
            <svg:title/>
            <svg:desc/>
            <text:p text:style-name="a748" text:class-names="" text:cond-style-name=""><text:span text:style-name="a747" text:class-names=""/></text:p>
            <draw:enhanced-geometry xmlns:dr3d="urn:oasis:names:tc:opendocument:xmlns:dr3d:1.0" draw:type="non-primitive" svg:viewBox="0 0 84 136" draw:enhanced-path="M ?f1 ?f3 L ?f4 ?f3 ?f4 ?f5 C ?f6 ?f7 ?f8 ?f9 ?f10 ?f11 ?f12 ?f13 ?f14 ?f2 ?f15 ?f2 ?f16 ?f2 ?f17 ?f18 ?f19 ?f20 ?f21 ?f22 ?f0 ?f23 ?f0 ?f24 ?f0 ?f25 ?f26 ?f27 ?f21 ?f28 ?f29 ?f8 ?f30 ?f10 ?f31 ?f12 ?f17 ?f32 ?f33 ?f34 ?f16 ?f35 ?f36 ?f37 ?f15 ?f38 ?f39 ?f38 ?f40 ?f38 ?f41 ?f38 ?f42 ?f37 ?f43 ?f35 ?f28 ?f44 ?f4 ?f34 L ?f4 ?f0 ?f1 ?f0 ?f1 ?f3 Z M ?f4 ?f45 L ?f4 ?f46 C ?f6 ?f10 ?f47 ?f48 ?f42 ?f48 ?f10 ?f49 ?f50 ?f49 ?f51 ?f49 ?f37 ?f49 ?f52 ?f10 ?f53 ?f43 ?f54 ?f55 ?f56 ?f57 ?f56 ?f24 ?f56 ?f58 ?f59 ?f60 ?f61 ?f62 ?f16 ?f63 ?f64 ?f65 ?f34 ?f65 ?f51 ?f65 ?f49 ?f66 ?f46 ?f63 ?f43 ?f67 ?f28 ?f68 ?f4 ?f45 Z N" draw:text-areas="?f149 ?f151 ?f150 ?f152" draw:glue-points="?f153 ?f154 ?f155 ?f154 ?f155 ?f156 ?f157 ?f158 ?f159 ?f160 ?f161 ?f162 ?f163 ?f164 ?f165 ?f166 ?f167 ?f168 ?f169 ?f170 ?f171 ?f172 ?f173 ?f174 ?f155 ?f175 ?f155 ?f176 ?f153 ?f176 ?f153 ?f154 ?f155 ?f177 ?f155 ?f178 ?f173 ?f179 ?f180 ?f181 ?f182 ?f183 ?f184 ?f164 ?f185 ?f186 ?f187 ?f188 ?f189 ?f190 ?f155 ?f177" draw:glue-point-leaving-directions="-90, -90, -90, -90, -90, -90, -90, -90, -90, -90, -90, -90, -90, -90, -90, -90, -90, -90, -90, -90, -90, -90, -90, -90, -90, -90">
              <draw:equation draw:name="f0" draw:formula="0"/>
              <draw:equation draw:name="f1" draw:formula="84"/>
              <draw:equation draw:name="f2" draw:formula="136"/>
              <draw:equation draw:name="f3" draw:formula="133"/>
              <draw:equation draw:name="f4" draw:formula="68"/>
              <draw:equation draw:name="f5" draw:formula="123"/>
              <draw:equation draw:name="f6" draw:formula="63"/>
              <draw:equation draw:name="f7" draw:formula="127"/>
              <draw:equation draw:name="f8" draw:formula="58"/>
              <draw:equation draw:name="f9" draw:formula="130"/>
              <draw:equation draw:name="f10" draw:formula="53"/>
              <draw:equation draw:name="f11" draw:formula="132"/>
              <draw:equation draw:name="f12" draw:formula="48"/>
              <draw:equation draw:name="f13" draw:formula="135"/>
              <draw:equation draw:name="f14" draw:formula="43"/>
              <draw:equation draw:name="f15" draw:formula="37"/>
              <draw:equation draw:name="f16" draw:formula="26"/>
              <draw:equation draw:name="f17" draw:formula="17"/>
              <draw:equation draw:name="f18" draw:formula="131"/>
              <draw:equation draw:name="f19" draw:formula="10"/>
              <draw:equation draw:name="f20" draw:formula="122"/>
              <draw:equation draw:name="f21" draw:formula="3"/>
              <draw:equation draw:name="f22" draw:formula="114"/>
              <draw:equation draw:name="f23" draw:formula="102"/>
              <draw:equation draw:name="f24" draw:formula="86"/>
              <draw:equation draw:name="f25" draw:formula="78"/>
              <draw:equation draw:name="f26" draw:formula="1"/>
              <draw:equation draw:name="f27" draw:formula="71"/>
              <draw:equation draw:name="f28" draw:formula="64"/>
              <draw:equation draw:name="f29" draw:formula="6"/>
              <draw:equation draw:name="f30" draw:formula="9"/>
              <draw:equation draw:name="f31" draw:formula="13"/>
              <draw:equation draw:name="f32" draw:formula="44"/>
              <draw:equation draw:name="f33" draw:formula="21"/>
              <draw:equation draw:name="f34" draw:formula="41"/>
              <draw:equation draw:name="f35" draw:formula="38"/>
              <draw:equation draw:name="f36" draw:formula="31"/>
              <draw:equation draw:name="f37" draw:formula="36"/>
              <draw:equation draw:name="f38" draw:formula="35"/>
              <draw:equation draw:name="f39" draw:formula="42"/>
              <draw:equation draw:name="f40" draw:formula="47"/>
              <draw:equation draw:name="f41" draw:formula="52"/>
              <draw:equation draw:name="f42" draw:formula="56"/>
              <draw:equation draw:name="f43" draw:formula="59"/>
              <draw:equation draw:name="f44" draw:formula="39"/>
              <draw:equation draw:name="f45" draw:formula="109"/>
              <draw:equation draw:name="f46" draw:formula="55"/>
              <draw:equation draw:name="f47" draw:formula="60"/>
              <draw:equation draw:name="f48" draw:formula="51"/>
              <draw:equation draw:name="f49" draw:formula="50"/>
              <draw:equation draw:name="f50" draw:formula="49"/>
              <draw:equation draw:name="f51" draw:formula="45"/>
              <draw:equation draw:name="f52" draw:formula="29"/>
              <draw:equation draw:name="f53" draw:formula="24"/>
              <draw:equation draw:name="f54" draw:formula="19"/>
              <draw:equation draw:name="f55" draw:formula="65"/>
              <draw:equation draw:name="f56" draw:formula="16"/>
              <draw:equation draw:name="f57" draw:formula="74"/>
              <draw:equation draw:name="f58" draw:formula="97"/>
              <draw:equation draw:name="f59" draw:formula="18"/>
              <draw:equation draw:name="f60" draw:formula="106"/>
              <draw:equation draw:name="f61" draw:formula="22"/>
              <draw:equation draw:name="f62" draw:formula="112"/>
              <draw:equation draw:name="f63" draw:formula="117"/>
              <draw:equation draw:name="f64" draw:formula="32"/>
              <draw:equation draw:name="f65" draw:formula="120"/>
              <draw:equation draw:name="f66" draw:formula="119"/>
              <draw:equation draw:name="f67" draw:formula="115"/>
              <draw:equation draw:name="f68" draw:formula="113"/>
              <draw:equation draw:name="f69" draw:formula="?f2 - ?f0"/>
              <draw:equation draw:name="f70" draw:formula="?f1 - ?f0"/>
              <draw:equation draw:name="f71" draw:formula="?f70 / 84"/>
              <draw:equation draw:name="f72" draw:formula="?f69 / 136"/>
              <draw:equation draw:name="f73" draw:formula="84 * ?f70"/>
              <draw:equation draw:name="f74" draw:formula="133 * ?f69"/>
              <draw:equation draw:name="f75" draw:formula="68 * ?f70"/>
              <draw:equation draw:name="f76" draw:formula="123 * ?f69"/>
              <draw:equation draw:name="f77" draw:formula="53 * ?f70"/>
              <draw:equation draw:name="f78" draw:formula="132 * ?f69"/>
              <draw:equation draw:name="f79" draw:formula="37 * ?f70"/>
              <draw:equation draw:name="f80" draw:formula="136 * ?f69"/>
              <draw:equation draw:name="f81" draw:formula="10 * ?f70"/>
              <draw:equation draw:name="f82" draw:formula="122 * ?f69"/>
              <draw:equation draw:name="f83" draw:formula="0 * ?f70"/>
              <draw:equation draw:name="f84" draw:formula="86 * ?f69"/>
              <draw:equation draw:name="f85" draw:formula="3 * ?f70"/>
              <draw:equation draw:name="f86" draw:formula="64 * ?f69"/>
              <draw:equation draw:name="f87" draw:formula="13 * ?f70"/>
              <draw:equation draw:name="f88" draw:formula="48 * ?f69"/>
              <draw:equation draw:name="f89" draw:formula="26 * ?f70"/>
              <draw:equation draw:name="f90" draw:formula="38 * ?f69"/>
              <draw:equation draw:name="f91" draw:formula="42 * ?f70"/>
              <draw:equation draw:name="f92" draw:formula="35 * ?f69"/>
              <draw:equation draw:name="f93" draw:formula="56 * ?f70"/>
              <draw:equation draw:name="f94" draw:formula="36 * ?f69"/>
              <draw:equation draw:name="f95" draw:formula="41 * ?f69"/>
              <draw:equation draw:name="f96" draw:formula="0 * ?f69"/>
              <draw:equation draw:name="f97" draw:formula="109 * ?f69"/>
              <draw:equation draw:name="f98" draw:formula="55 * ?f69"/>
              <draw:equation draw:name="f99" draw:formula="51 * ?f69"/>
              <draw:equation draw:name="f100" draw:formula="45 * ?f70"/>
              <draw:equation draw:name="f101" draw:formula="50 * ?f69"/>
              <draw:equation draw:name="f102" draw:formula="24 * ?f70"/>
              <draw:equation draw:name="f103" draw:formula="59 * ?f69"/>
              <draw:equation draw:name="f104" draw:formula="16 * ?f70"/>
              <draw:equation draw:name="f105" draw:formula="22 * ?f70"/>
              <draw:equation draw:name="f106" draw:formula="112 * ?f69"/>
              <draw:equation draw:name="f107" draw:formula="41 * ?f70"/>
              <draw:equation draw:name="f108" draw:formula="120 * ?f69"/>
              <draw:equation draw:name="f109" draw:formula="55 * ?f70"/>
              <draw:equation draw:name="f110" draw:formula="117 * ?f69"/>
              <draw:equation draw:name="f111" draw:formula="?f73 / 84"/>
              <draw:equation draw:name="f112" draw:formula="?f74 / 136"/>
              <draw:equation draw:name="f113" draw:formula="?f75 / 84"/>
              <draw:equation draw:name="f114" draw:formula="?f76 / 136"/>
              <draw:equation draw:name="f115" draw:formula="?f77 / 84"/>
              <draw:equation draw:name="f116" draw:formula="?f78 / 136"/>
              <draw:equation draw:name="f117" draw:formula="?f79 / 84"/>
              <draw:equation draw:name="f118" draw:formula="?f80 / 136"/>
              <draw:equation draw:name="f119" draw:formula="?f81 / 84"/>
              <draw:equation draw:name="f120" draw:formula="?f82 / 136"/>
              <draw:equation draw:name="f121" draw:formula="?f83 / 84"/>
              <draw:equation draw:name="f122" draw:formula="?f84 / 136"/>
              <draw:equation draw:name="f123" draw:formula="?f85 / 84"/>
              <draw:equation draw:name="f124" draw:formula="?f86 / 136"/>
              <draw:equation draw:name="f125" draw:formula="?f87 / 84"/>
              <draw:equation draw:name="f126" draw:formula="?f88 / 136"/>
              <draw:equation draw:name="f127" draw:formula="?f89 / 84"/>
              <draw:equation draw:name="f128" draw:formula="?f90 / 136"/>
              <draw:equation draw:name="f129" draw:formula="?f91 / 84"/>
              <draw:equation draw:name="f130" draw:formula="?f92 / 136"/>
              <draw:equation draw:name="f131" draw:formula="?f93 / 84"/>
              <draw:equation draw:name="f132" draw:formula="?f94 / 136"/>
              <draw:equation draw:name="f133" draw:formula="?f95 / 136"/>
              <draw:equation draw:name="f134" draw:formula="?f96 / 136"/>
              <draw:equation draw:name="f135" draw:formula="?f97 / 136"/>
              <draw:equation draw:name="f136" draw:formula="?f98 / 136"/>
              <draw:equation draw:name="f137" draw:formula="?f99 / 136"/>
              <draw:equation draw:name="f138" draw:formula="?f100 / 84"/>
              <draw:equation draw:name="f139" draw:formula="?f101 / 136"/>
              <draw:equation draw:name="f140" draw:formula="?f102 / 84"/>
              <draw:equation draw:name="f141" draw:formula="?f103 / 136"/>
              <draw:equation draw:name="f142" draw:formula="?f104 / 84"/>
              <draw:equation draw:name="f143" draw:formula="?f105 / 84"/>
              <draw:equation draw:name="f144" draw:formula="?f106 / 136"/>
              <draw:equation draw:name="f145" draw:formula="?f107 / 84"/>
              <draw:equation draw:name="f146" draw:formula="?f108 / 136"/>
              <draw:equation draw:name="f147" draw:formula="?f109 / 84"/>
              <draw:equation draw:name="f148" draw:formula="?f110 / 136"/>
              <draw:equation draw:name="f149" draw:formula="0 / ?f71"/>
              <draw:equation draw:name="f150" draw:formula="?f1 / ?f71"/>
              <draw:equation draw:name="f151" draw:formula="0 / ?f72"/>
              <draw:equation draw:name="f152" draw:formula="?f2 / ?f72"/>
              <draw:equation draw:name="f153" draw:formula="?f111 / ?f71"/>
              <draw:equation draw:name="f154" draw:formula="?f112 / ?f72"/>
              <draw:equation draw:name="f155" draw:formula="?f113 / ?f71"/>
              <draw:equation draw:name="f156" draw:formula="?f114 / ?f72"/>
              <draw:equation draw:name="f157" draw:formula="?f115 / ?f71"/>
              <draw:equation draw:name="f158" draw:formula="?f116 / ?f72"/>
              <draw:equation draw:name="f159" draw:formula="?f117 / ?f71"/>
              <draw:equation draw:name="f160" draw:formula="?f118 / ?f72"/>
              <draw:equation draw:name="f161" draw:formula="?f119 / ?f71"/>
              <draw:equation draw:name="f162" draw:formula="?f120 / ?f72"/>
              <draw:equation draw:name="f163" draw:formula="?f121 / ?f71"/>
              <draw:equation draw:name="f164" draw:formula="?f122 / ?f72"/>
              <draw:equation draw:name="f165" draw:formula="?f123 / ?f71"/>
              <draw:equation draw:name="f166" draw:formula="?f124 / ?f72"/>
              <draw:equation draw:name="f167" draw:formula="?f125 / ?f71"/>
              <draw:equation draw:name="f168" draw:formula="?f126 / ?f72"/>
              <draw:equation draw:name="f169" draw:formula="?f127 / ?f71"/>
              <draw:equation draw:name="f170" draw:formula="?f128 / ?f72"/>
              <draw:equation draw:name="f171" draw:formula="?f129 / ?f71"/>
              <draw:equation draw:name="f172" draw:formula="?f130 / ?f72"/>
              <draw:equation draw:name="f173" draw:formula="?f131 / ?f71"/>
              <draw:equation draw:name="f174" draw:formula="?f132 / ?f72"/>
              <draw:equation draw:name="f175" draw:formula="?f133 / ?f72"/>
              <draw:equation draw:name="f176" draw:formula="?f134 / ?f72"/>
              <draw:equation draw:name="f177" draw:formula="?f135 / ?f72"/>
              <draw:equation draw:name="f178" draw:formula="?f136 / ?f72"/>
              <draw:equation draw:name="f179" draw:formula="?f137 / ?f72"/>
              <draw:equation draw:name="f180" draw:formula="?f138 / ?f71"/>
              <draw:equation draw:name="f181" draw:formula="?f139 / ?f72"/>
              <draw:equation draw:name="f182" draw:formula="?f140 / ?f71"/>
              <draw:equation draw:name="f183" draw:formula="?f141 / ?f72"/>
              <draw:equation draw:name="f184" draw:formula="?f142 / ?f71"/>
              <draw:equation draw:name="f185" draw:formula="?f143 / ?f71"/>
              <draw:equation draw:name="f186" draw:formula="?f144 / ?f72"/>
              <draw:equation draw:name="f187" draw:formula="?f145 / ?f71"/>
              <draw:equation draw:name="f188" draw:formula="?f146 / ?f72"/>
              <draw:equation draw:name="f189" draw:formula="?f147 / ?f71"/>
              <draw:equation draw:name="f190" draw:formula="?f148 / ?f72"/>
            </draw:enhanced-geometry>
          </draw:custom-shape>
          <draw:custom-shape svg:x="8.10891in" svg:y="4.4421in" svg:width="0.11609in" svg:height="0.192in" draw:id="id92" draw:style-name="a752" draw:name="Freeform 433">
            <svg:title/>
            <svg:desc/>
            <text:p text:style-name="a751" text:class-names="" text:cond-style-name=""><text:span text:style-name="a750" text:class-names=""/></text:p>
            <draw:enhanced-geometry xmlns:dr3d="urn:oasis:names:tc:opendocument:xmlns:dr3d:1.0" draw:type="non-primitive" svg:viewBox="0 0 80 131" draw:enhanced-path="M ?f1 ?f3 L ?f4 ?f3 ?f4 ?f5 C ?f6 ?f7 ?f8 ?f9 ?f10 ?f11 ?f12 ?f13 ?f14 ?f2 ?f15 ?f2 ?f16 ?f2 ?f17 ?f3 ?f18 ?f19 ?f20 ?f21 ?f0 ?f22 ?f0 ?f23 L ?f0 ?f24 ?f25 ?f24 ?f25 ?f26 C ?f25 ?f27 ?f25 ?f28 ?f29 ?f30 ?f29 ?f31 ?f32 ?f22 ?f33 ?f34 ?f35 ?f36 ?f37 ?f38 ?f39 ?f40 ?f41 ?f21 ?f42 ?f21 ?f43 ?f21 ?f44 ?f21 ?f45 ?f40 ?f46 ?f38 ?f47 ?f48 ?f49 ?f50 ?f4 ?f51 L ?f4 ?f24 ?f1 ?f24 ?f1 ?f3 Z M ?f52 ?f29 L ?f53 ?f29 ?f53 ?f0 ?f52 ?f0 ?f52 ?f29 Z M ?f42 ?f29 L ?f17 ?f29 ?f17 ?f0 ?f42 ?f0 ?f42 ?f29 Z N" draw:text-areas="?f122 ?f124 ?f123 ?f125" draw:glue-points="?f126 ?f127 ?f128 ?f127 ?f128 ?f129 ?f130 ?f131 ?f132 ?f133 ?f134 ?f135 ?f136 ?f137 ?f136 ?f138 ?f139 ?f138 ?f139 ?f140 ?f141 ?f142 ?f143 ?f144 ?f145 ?f146 ?f147 ?f148 ?f149 ?f150 ?f128 ?f151 ?f128 ?f138 ?f126 ?f138 ?f126 ?f127 ?f152 ?f153 ?f154 ?f153 ?f154 ?f155 ?f152 ?f155 ?f152 ?f153 ?f156 ?f153 ?f157 ?f153 ?f157 ?f155 ?f156 ?f155 ?f156 ?f153" draw:glue-point-leaving-directions="-90, -90, -90, -90, -90, -90, -90, -90, -90, -90, -90, -90, -90, -90, -90, -90, -90, -90, -90, -90, -90, -90, -90, -90, -90, -90, -90, -90, -90">
              <draw:equation draw:name="f0" draw:formula="0"/>
              <draw:equation draw:name="f1" draw:formula="80"/>
              <draw:equation draw:name="f2" draw:formula="131"/>
              <draw:equation draw:name="f3" draw:formula="128"/>
              <draw:equation draw:name="f4" draw:formula="64"/>
              <draw:equation draw:name="f5" draw:formula="117"/>
              <draw:equation draw:name="f6" draw:formula="58"/>
              <draw:equation draw:name="f7" draw:formula="122"/>
              <draw:equation draw:name="f8" draw:formula="53"/>
              <draw:equation draw:name="f9" draw:formula="125"/>
              <draw:equation draw:name="f10" draw:formula="48"/>
              <draw:equation draw:name="f11" draw:formula="127"/>
              <draw:equation draw:name="f12" draw:formula="43"/>
              <draw:equation draw:name="f13" draw:formula="129"/>
              <draw:equation draw:name="f14" draw:formula="38"/>
              <draw:equation draw:name="f15" draw:formula="32"/>
              <draw:equation draw:name="f16" draw:formula="22"/>
              <draw:equation draw:name="f17" draw:formula="14"/>
              <draw:equation draw:name="f18" draw:formula="8"/>
              <draw:equation draw:name="f19" draw:formula="121"/>
              <draw:equation draw:name="f20" draw:formula="3"/>
              <draw:equation draw:name="f21" draw:formula="115"/>
              <draw:equation draw:name="f22" draw:formula="106"/>
              <draw:equation draw:name="f23" draw:formula="94"/>
              <draw:equation draw:name="f24" draw:formula="33"/>
              <draw:equation draw:name="f25" draw:formula="16"/>
              <draw:equation draw:name="f26" draw:formula="87"/>
              <draw:equation draw:name="f27" draw:formula="92"/>
              <draw:equation draw:name="f28" draw:formula="96"/>
              <draw:equation draw:name="f29" draw:formula="17"/>
              <draw:equation draw:name="f30" draw:formula="99"/>
              <draw:equation draw:name="f31" draw:formula="103"/>
              <draw:equation draw:name="f32" draw:formula="18"/>
              <draw:equation draw:name="f33" draw:formula="19"/>
              <draw:equation draw:name="f34" draw:formula="108"/>
              <draw:equation draw:name="f35" draw:formula="21"/>
              <draw:equation draw:name="f36" draw:formula="111"/>
              <draw:equation draw:name="f37" draw:formula="23"/>
              <draw:equation draw:name="f38" draw:formula="112"/>
              <draw:equation draw:name="f39" draw:formula="25"/>
              <draw:equation draw:name="f40" draw:formula="114"/>
              <draw:equation draw:name="f41" draw:formula="28"/>
              <draw:equation draw:name="f42" draw:formula="31"/>
              <draw:equation draw:name="f43" draw:formula="36"/>
              <draw:equation draw:name="f44" draw:formula="40"/>
              <draw:equation draw:name="f45" draw:formula="45"/>
              <draw:equation draw:name="f46" draw:formula="50"/>
              <draw:equation draw:name="f47" draw:formula="55"/>
              <draw:equation draw:name="f48" draw:formula="110"/>
              <draw:equation draw:name="f49" draw:formula="59"/>
              <draw:equation draw:name="f50" draw:formula="107"/>
              <draw:equation draw:name="f51" draw:formula="104"/>
              <draw:equation draw:name="f52" draw:formula="66"/>
              <draw:equation draw:name="f53" draw:formula="49"/>
              <draw:equation draw:name="f54" draw:formula="?f2 - ?f0"/>
              <draw:equation draw:name="f55" draw:formula="?f1 - ?f0"/>
              <draw:equation draw:name="f56" draw:formula="?f55 / 80"/>
              <draw:equation draw:name="f57" draw:formula="?f54 / 131"/>
              <draw:equation draw:name="f58" draw:formula="80 * ?f55"/>
              <draw:equation draw:name="f59" draw:formula="128 * ?f54"/>
              <draw:equation draw:name="f60" draw:formula="64 * ?f55"/>
              <draw:equation draw:name="f61" draw:formula="117 * ?f54"/>
              <draw:equation draw:name="f62" draw:formula="48 * ?f55"/>
              <draw:equation draw:name="f63" draw:formula="127 * ?f54"/>
              <draw:equation draw:name="f64" draw:formula="32 * ?f55"/>
              <draw:equation draw:name="f65" draw:formula="131 * ?f54"/>
              <draw:equation draw:name="f66" draw:formula="8 * ?f55"/>
              <draw:equation draw:name="f67" draw:formula="121 * ?f54"/>
              <draw:equation draw:name="f68" draw:formula="0 * ?f55"/>
              <draw:equation draw:name="f69" draw:formula="94 * ?f54"/>
              <draw:equation draw:name="f70" draw:formula="33 * ?f54"/>
              <draw:equation draw:name="f71" draw:formula="16 * ?f55"/>
              <draw:equation draw:name="f72" draw:formula="87 * ?f54"/>
              <draw:equation draw:name="f73" draw:formula="17 * ?f55"/>
              <draw:equation draw:name="f74" draw:formula="99 * ?f54"/>
              <draw:equation draw:name="f75" draw:formula="19 * ?f55"/>
              <draw:equation draw:name="f76" draw:formula="108 * ?f54"/>
              <draw:equation draw:name="f77" draw:formula="25 * ?f55"/>
              <draw:equation draw:name="f78" draw:formula="114 * ?f54"/>
              <draw:equation draw:name="f79" draw:formula="36 * ?f55"/>
              <draw:equation draw:name="f80" draw:formula="115 * ?f54"/>
              <draw:equation draw:name="f81" draw:formula="50 * ?f55"/>
              <draw:equation draw:name="f82" draw:formula="112 * ?f54"/>
              <draw:equation draw:name="f83" draw:formula="104 * ?f54"/>
              <draw:equation draw:name="f84" draw:formula="66 * ?f55"/>
              <draw:equation draw:name="f85" draw:formula="17 * ?f54"/>
              <draw:equation draw:name="f86" draw:formula="49 * ?f55"/>
              <draw:equation draw:name="f87" draw:formula="0 * ?f54"/>
              <draw:equation draw:name="f88" draw:formula="31 * ?f55"/>
              <draw:equation draw:name="f89" draw:formula="14 * ?f55"/>
              <draw:equation draw:name="f90" draw:formula="?f58 / 80"/>
              <draw:equation draw:name="f91" draw:formula="?f59 / 131"/>
              <draw:equation draw:name="f92" draw:formula="?f60 / 80"/>
              <draw:equation draw:name="f93" draw:formula="?f61 / 131"/>
              <draw:equation draw:name="f94" draw:formula="?f62 / 80"/>
              <draw:equation draw:name="f95" draw:formula="?f63 / 131"/>
              <draw:equation draw:name="f96" draw:formula="?f64 / 80"/>
              <draw:equation draw:name="f97" draw:formula="?f65 / 131"/>
              <draw:equation draw:name="f98" draw:formula="?f66 / 80"/>
              <draw:equation draw:name="f99" draw:formula="?f67 / 131"/>
              <draw:equation draw:name="f100" draw:formula="?f68 / 80"/>
              <draw:equation draw:name="f101" draw:formula="?f69 / 131"/>
              <draw:equation draw:name="f102" draw:formula="?f70 / 131"/>
              <draw:equation draw:name="f103" draw:formula="?f71 / 80"/>
              <draw:equation draw:name="f104" draw:formula="?f72 / 131"/>
              <draw:equation draw:name="f105" draw:formula="?f73 / 80"/>
              <draw:equation draw:name="f106" draw:formula="?f74 / 131"/>
              <draw:equation draw:name="f107" draw:formula="?f75 / 80"/>
              <draw:equation draw:name="f108" draw:formula="?f76 / 131"/>
              <draw:equation draw:name="f109" draw:formula="?f77 / 80"/>
              <draw:equation draw:name="f110" draw:formula="?f78 / 131"/>
              <draw:equation draw:name="f111" draw:formula="?f79 / 80"/>
              <draw:equation draw:name="f112" draw:formula="?f80 / 131"/>
              <draw:equation draw:name="f113" draw:formula="?f81 / 80"/>
              <draw:equation draw:name="f114" draw:formula="?f82 / 131"/>
              <draw:equation draw:name="f115" draw:formula="?f83 / 131"/>
              <draw:equation draw:name="f116" draw:formula="?f84 / 80"/>
              <draw:equation draw:name="f117" draw:formula="?f85 / 131"/>
              <draw:equation draw:name="f118" draw:formula="?f86 / 80"/>
              <draw:equation draw:name="f119" draw:formula="?f87 / 131"/>
              <draw:equation draw:name="f120" draw:formula="?f88 / 80"/>
              <draw:equation draw:name="f121" draw:formula="?f89 / 80"/>
              <draw:equation draw:name="f122" draw:formula="0 / ?f56"/>
              <draw:equation draw:name="f123" draw:formula="?f1 / ?f56"/>
              <draw:equation draw:name="f124" draw:formula="0 / ?f57"/>
              <draw:equation draw:name="f125" draw:formula="?f2 / ?f57"/>
              <draw:equation draw:name="f126" draw:formula="?f90 / ?f56"/>
              <draw:equation draw:name="f127" draw:formula="?f91 / ?f57"/>
              <draw:equation draw:name="f128" draw:formula="?f92 / ?f56"/>
              <draw:equation draw:name="f129" draw:formula="?f93 / ?f57"/>
              <draw:equation draw:name="f130" draw:formula="?f94 / ?f56"/>
              <draw:equation draw:name="f131" draw:formula="?f95 / ?f57"/>
              <draw:equation draw:name="f132" draw:formula="?f96 / ?f56"/>
              <draw:equation draw:name="f133" draw:formula="?f97 / ?f57"/>
              <draw:equation draw:name="f134" draw:formula="?f98 / ?f56"/>
              <draw:equation draw:name="f135" draw:formula="?f99 / ?f57"/>
              <draw:equation draw:name="f136" draw:formula="?f100 / ?f56"/>
              <draw:equation draw:name="f137" draw:formula="?f101 / ?f57"/>
              <draw:equation draw:name="f138" draw:formula="?f102 / ?f57"/>
              <draw:equation draw:name="f139" draw:formula="?f103 / ?f56"/>
              <draw:equation draw:name="f140" draw:formula="?f104 / ?f57"/>
              <draw:equation draw:name="f141" draw:formula="?f105 / ?f56"/>
              <draw:equation draw:name="f142" draw:formula="?f106 / ?f57"/>
              <draw:equation draw:name="f143" draw:formula="?f107 / ?f56"/>
              <draw:equation draw:name="f144" draw:formula="?f108 / ?f57"/>
              <draw:equation draw:name="f145" draw:formula="?f109 / ?f56"/>
              <draw:equation draw:name="f146" draw:formula="?f110 / ?f57"/>
              <draw:equation draw:name="f147" draw:formula="?f111 / ?f56"/>
              <draw:equation draw:name="f148" draw:formula="?f112 / ?f57"/>
              <draw:equation draw:name="f149" draw:formula="?f113 / ?f56"/>
              <draw:equation draw:name="f150" draw:formula="?f114 / ?f57"/>
              <draw:equation draw:name="f151" draw:formula="?f115 / ?f57"/>
              <draw:equation draw:name="f152" draw:formula="?f116 / ?f56"/>
              <draw:equation draw:name="f153" draw:formula="?f117 / ?f57"/>
              <draw:equation draw:name="f154" draw:formula="?f118 / ?f56"/>
              <draw:equation draw:name="f155" draw:formula="?f119 / ?f57"/>
              <draw:equation draw:name="f156" draw:formula="?f120 / ?f56"/>
              <draw:equation draw:name="f157" draw:formula="?f121 / ?f56"/>
            </draw:enhanced-geometry>
          </draw:custom-shape>
          <draw:custom-shape svg:x="8.26966in" svg:y="4.49122in" svg:width="0.0893in" svg:height="0.13842in" draw:id="id93" draw:style-name="a755" draw:name="Freeform 434">
            <svg:title/>
            <svg:desc/>
            <text:p text:style-name="a754" text:class-names="" text:cond-style-name=""><text:span text:style-name="a753" text:class-names=""/></text:p>
            <draw:enhanced-geometry xmlns:dr3d="urn:oasis:names:tc:opendocument:xmlns:dr3d:1.0" draw:type="non-primitive" svg:viewBox="0 0 60 95" draw:enhanced-path="M ?f1 ?f3 L ?f4 ?f3 C ?f5 ?f6 ?f7 ?f6 ?f8 ?f6 ?f9 ?f6 ?f10 ?f11 ?f12 ?f11 ?f13 ?f11 ?f14 ?f3 ?f15 ?f16 ?f17 ?f18 ?f18 ?f19 ?f6 ?f20 L ?f6 ?f2 ?f0 ?f2 ?f0 ?f0 ?f6 ?f0 ?f6 ?f21 C ?f22 ?f23 ?f24 ?f25 ?f26 ?f27 ?f28 ?f29 ?f30 ?f0 ?f31 ?f0 ?f32 ?f0 ?f33 ?f0 ?f7 ?f0 ?f34 ?f0 ?f5 ?f0 ?f1 ?f29 L ?f1 ?f3 Z N" draw:text-areas="?f79 ?f81 ?f80 ?f82" draw:glue-points="?f83 ?f84 ?f85 ?f84 ?f86 ?f87 ?f88 ?f89 ?f90 ?f91 ?f92 ?f93 ?f92 ?f94 ?f95 ?f94 ?f95 ?f96 ?f92 ?f96 ?f92 ?f97 ?f98 ?f99 ?f100 ?f96 ?f101 ?f96 ?f83 ?f102 ?f83 ?f84" draw:glue-point-leaving-directions="-90, -90, -90, -90, -90, -90, -90, -90, -90, -90, -90, -90, -90, -90, -90, -90">
              <draw:equation draw:name="f0" draw:formula="0"/>
              <draw:equation draw:name="f1" draw:formula="60"/>
              <draw:equation draw:name="f2" draw:formula="95"/>
              <draw:equation draw:name="f3" draw:formula="17"/>
              <draw:equation draw:name="f4" draw:formula="59"/>
              <draw:equation draw:name="f5" draw:formula="57"/>
              <draw:equation draw:name="f6" draw:formula="16"/>
              <draw:equation draw:name="f7" draw:formula="54"/>
              <draw:equation draw:name="f8" draw:formula="52"/>
              <draw:equation draw:name="f9" draw:formula="50"/>
              <draw:equation draw:name="f10" draw:formula="47"/>
              <draw:equation draw:name="f11" draw:formula="15"/>
              <draw:equation draw:name="f12" draw:formula="44"/>
              <draw:equation draw:name="f13" draw:formula="39"/>
              <draw:equation draw:name="f14" draw:formula="34"/>
              <draw:equation draw:name="f15" draw:formula="30"/>
              <draw:equation draw:name="f16" draw:formula="19"/>
              <draw:equation draw:name="f17" draw:formula="25"/>
              <draw:equation draw:name="f18" draw:formula="21"/>
              <draw:equation draw:name="f19" draw:formula="24"/>
              <draw:equation draw:name="f20" draw:formula="27"/>
              <draw:equation draw:name="f21" draw:formula="14"/>
              <draw:equation draw:name="f22" draw:formula="23"/>
              <draw:equation draw:name="f23" draw:formula="8"/>
              <draw:equation draw:name="f24" draw:formula="28"/>
              <draw:equation draw:name="f25" draw:formula="5"/>
              <draw:equation draw:name="f26" draw:formula="33"/>
              <draw:equation draw:name="f27" draw:formula="3"/>
              <draw:equation draw:name="f28" draw:formula="38"/>
              <draw:equation draw:name="f29" draw:formula="1"/>
              <draw:equation draw:name="f30" draw:formula="43"/>
              <draw:equation draw:name="f31" draw:formula="48"/>
              <draw:equation draw:name="f32" draw:formula="51"/>
              <draw:equation draw:name="f33" draw:formula="53"/>
              <draw:equation draw:name="f34" draw:formula="55"/>
              <draw:equation draw:name="f35" draw:formula="?f2 - ?f0"/>
              <draw:equation draw:name="f36" draw:formula="?f1 - ?f0"/>
              <draw:equation draw:name="f37" draw:formula="?f36 / 60"/>
              <draw:equation draw:name="f38" draw:formula="?f35 / 95"/>
              <draw:equation draw:name="f39" draw:formula="60 * ?f36"/>
              <draw:equation draw:name="f40" draw:formula="17 * ?f35"/>
              <draw:equation draw:name="f41" draw:formula="59 * ?f36"/>
              <draw:equation draw:name="f42" draw:formula="52 * ?f36"/>
              <draw:equation draw:name="f43" draw:formula="16 * ?f35"/>
              <draw:equation draw:name="f44" draw:formula="44 * ?f36"/>
              <draw:equation draw:name="f45" draw:formula="15 * ?f35"/>
              <draw:equation draw:name="f46" draw:formula="30 * ?f36"/>
              <draw:equation draw:name="f47" draw:formula="19 * ?f35"/>
              <draw:equation draw:name="f48" draw:formula="16 * ?f36"/>
              <draw:equation draw:name="f49" draw:formula="27 * ?f35"/>
              <draw:equation draw:name="f50" draw:formula="95 * ?f35"/>
              <draw:equation draw:name="f51" draw:formula="0 * ?f36"/>
              <draw:equation draw:name="f52" draw:formula="0 * ?f35"/>
              <draw:equation draw:name="f53" draw:formula="14 * ?f35"/>
              <draw:equation draw:name="f54" draw:formula="33 * ?f36"/>
              <draw:equation draw:name="f55" draw:formula="3 * ?f35"/>
              <draw:equation draw:name="f56" draw:formula="48 * ?f36"/>
              <draw:equation draw:name="f57" draw:formula="54 * ?f36"/>
              <draw:equation draw:name="f58" draw:formula="1 * ?f35"/>
              <draw:equation draw:name="f59" draw:formula="?f39 / 60"/>
              <draw:equation draw:name="f60" draw:formula="?f40 / 95"/>
              <draw:equation draw:name="f61" draw:formula="?f41 / 60"/>
              <draw:equation draw:name="f62" draw:formula="?f42 / 60"/>
              <draw:equation draw:name="f63" draw:formula="?f43 / 95"/>
              <draw:equation draw:name="f64" draw:formula="?f44 / 60"/>
              <draw:equation draw:name="f65" draw:formula="?f45 / 95"/>
              <draw:equation draw:name="f66" draw:formula="?f46 / 60"/>
              <draw:equation draw:name="f67" draw:formula="?f47 / 95"/>
              <draw:equation draw:name="f68" draw:formula="?f48 / 60"/>
              <draw:equation draw:name="f69" draw:formula="?f49 / 95"/>
              <draw:equation draw:name="f70" draw:formula="?f50 / 95"/>
              <draw:equation draw:name="f71" draw:formula="?f51 / 60"/>
              <draw:equation draw:name="f72" draw:formula="?f52 / 95"/>
              <draw:equation draw:name="f73" draw:formula="?f53 / 95"/>
              <draw:equation draw:name="f74" draw:formula="?f54 / 60"/>
              <draw:equation draw:name="f75" draw:formula="?f55 / 95"/>
              <draw:equation draw:name="f76" draw:formula="?f56 / 60"/>
              <draw:equation draw:name="f77" draw:formula="?f57 / 60"/>
              <draw:equation draw:name="f78" draw:formula="?f58 / 95"/>
              <draw:equation draw:name="f79" draw:formula="0 / ?f37"/>
              <draw:equation draw:name="f80" draw:formula="?f1 / ?f37"/>
              <draw:equation draw:name="f81" draw:formula="0 / ?f38"/>
              <draw:equation draw:name="f82" draw:formula="?f2 / ?f38"/>
              <draw:equation draw:name="f83" draw:formula="?f59 / ?f37"/>
              <draw:equation draw:name="f84" draw:formula="?f60 / ?f38"/>
              <draw:equation draw:name="f85" draw:formula="?f61 / ?f37"/>
              <draw:equation draw:name="f86" draw:formula="?f62 / ?f37"/>
              <draw:equation draw:name="f87" draw:formula="?f63 / ?f38"/>
              <draw:equation draw:name="f88" draw:formula="?f64 / ?f37"/>
              <draw:equation draw:name="f89" draw:formula="?f65 / ?f38"/>
              <draw:equation draw:name="f90" draw:formula="?f66 / ?f37"/>
              <draw:equation draw:name="f91" draw:formula="?f67 / ?f38"/>
              <draw:equation draw:name="f92" draw:formula="?f68 / ?f37"/>
              <draw:equation draw:name="f93" draw:formula="?f69 / ?f38"/>
              <draw:equation draw:name="f94" draw:formula="?f70 / ?f38"/>
              <draw:equation draw:name="f95" draw:formula="?f71 / ?f37"/>
              <draw:equation draw:name="f96" draw:formula="?f72 / ?f38"/>
              <draw:equation draw:name="f97" draw:formula="?f73 / ?f38"/>
              <draw:equation draw:name="f98" draw:formula="?f74 / ?f37"/>
              <draw:equation draw:name="f99" draw:formula="?f75 / ?f38"/>
              <draw:equation draw:name="f100" draw:formula="?f76 / ?f37"/>
              <draw:equation draw:name="f101" draw:formula="?f77 / ?f37"/>
              <draw:equation draw:name="f102" draw:formula="?f78 / ?f38"/>
            </draw:enhanced-geometry>
          </draw:custom-shape>
          <draw:custom-shape svg:x="8.36789in" svg:y="4.43317in" svg:width="0.0893in" svg:height="0.19647in" draw:id="id94" draw:style-name="a758" draw:name="Freeform 435">
            <svg:title/>
            <svg:desc/>
            <text:p text:style-name="a757" text:class-names="" text:cond-style-name=""><text:span text:style-name="a756" text:class-names=""/></text:p>
            <draw:enhanced-geometry xmlns:dr3d="urn:oasis:names:tc:opendocument:xmlns:dr3d:1.0" draw:type="non-primitive" svg:viewBox="0 0 61 134" draw:enhanced-path="M ?f1 ?f3 L ?f1 ?f3 C ?f4 ?f5 ?f6 ?f5 ?f7 ?f8 ?f9 ?f10 ?f11 ?f10 ?f12 ?f10 ?f13 ?f10 ?f14 ?f5 ?f15 ?f16 ?f17 ?f18 ?f19 ?f20 ?f19 ?f21 L ?f19 ?f13 ?f22 ?f13 ?f22 ?f23 ?f20 ?f23 ?f20 ?f2 ?f24 ?f2 ?f24 ?f23 ?f0 ?f23 ?f0 ?f13 ?f24 ?f13 ?f24 ?f21 C ?f24 ?f25 ?f10 ?f8 ?f16 ?f26 ?f27 ?f28 ?f29 ?f0 ?f30 ?f0 ?f31 ?f0 ?f9 ?f0 ?f32 ?f33 ?f6 ?f33 ?f4 ?f33 ?f1 ?f34 L ?f1 ?f3 Z N" draw:text-areas="?f87 ?f89 ?f88 ?f90" draw:glue-points="?f91 ?f92 ?f91 ?f92 ?f93 ?f94 ?f95 ?f96 ?f97 ?f98 ?f99 ?f100 ?f99 ?f101 ?f102 ?f101 ?f102 ?f103 ?f104 ?f103 ?f104 ?f105 ?f106 ?f105 ?f106 ?f103 ?f107 ?f103 ?f107 ?f101 ?f106 ?f101 ?f106 ?f100 ?f108 ?f109 ?f110 ?f111 ?f112 ?f113 ?f91 ?f114 ?f91 ?f92" draw:glue-point-leaving-directions="-90, -90, -90, -90, -90, -90, -90, -90, -90, -90, -90, -90, -90, -90, -90, -90, -90, -90, -90, -90, -90, -90">
              <draw:equation draw:name="f0" draw:formula="0"/>
              <draw:equation draw:name="f1" draw:formula="61"/>
              <draw:equation draw:name="f2" draw:formula="134"/>
              <draw:equation draw:name="f3" draw:formula="17"/>
              <draw:equation draw:name="f4" draw:formula="59"/>
              <draw:equation draw:name="f5" draw:formula="16"/>
              <draw:equation draw:name="f6" draw:formula="56"/>
              <draw:equation draw:name="f7" draw:formula="54"/>
              <draw:equation draw:name="f8" draw:formula="15"/>
              <draw:equation draw:name="f9" draw:formula="51"/>
              <draw:equation draw:name="f10" draw:formula="14"/>
              <draw:equation draw:name="f11" draw:formula="48"/>
              <draw:equation draw:name="f12" draw:formula="46"/>
              <draw:equation draw:name="f13" draw:formula="39"/>
              <draw:equation draw:name="f14" draw:formula="34"/>
              <draw:equation draw:name="f15" draw:formula="31"/>
              <draw:equation draw:name="f16" draw:formula="19"/>
              <draw:equation draw:name="f17" draw:formula="28"/>
              <draw:equation draw:name="f18" draw:formula="22"/>
              <draw:equation draw:name="f19" draw:formula="26"/>
              <draw:equation draw:name="f20" draw:formula="27"/>
              <draw:equation draw:name="f21" draw:formula="35"/>
              <draw:equation draw:name="f22" draw:formula="55"/>
              <draw:equation draw:name="f23" draw:formula="52"/>
              <draw:equation draw:name="f24" draw:formula="11"/>
              <draw:equation draw:name="f25" draw:formula="24"/>
              <draw:equation draw:name="f26" draw:formula="9"/>
              <draw:equation draw:name="f27" draw:formula="25"/>
              <draw:equation draw:name="f28" draw:formula="3"/>
              <draw:equation draw:name="f29" draw:formula="33"/>
              <draw:equation draw:name="f30" draw:formula="44"/>
              <draw:equation draw:name="f31" draw:formula="47"/>
              <draw:equation draw:name="f32" draw:formula="53"/>
              <draw:equation draw:name="f33" draw:formula="1"/>
              <draw:equation draw:name="f34" draw:formula="2"/>
              <draw:equation draw:name="f35" draw:formula="?f2 - ?f0"/>
              <draw:equation draw:name="f36" draw:formula="?f1 - ?f0"/>
              <draw:equation draw:name="f37" draw:formula="?f36 / 61"/>
              <draw:equation draw:name="f38" draw:formula="?f35 / 134"/>
              <draw:equation draw:name="f39" draw:formula="61 * ?f36"/>
              <draw:equation draw:name="f40" draw:formula="17 * ?f35"/>
              <draw:equation draw:name="f41" draw:formula="54 * ?f36"/>
              <draw:equation draw:name="f42" draw:formula="15 * ?f35"/>
              <draw:equation draw:name="f43" draw:formula="46 * ?f36"/>
              <draw:equation draw:name="f44" draw:formula="14 * ?f35"/>
              <draw:equation draw:name="f45" draw:formula="31 * ?f36"/>
              <draw:equation draw:name="f46" draw:formula="19 * ?f35"/>
              <draw:equation draw:name="f47" draw:formula="26 * ?f36"/>
              <draw:equation draw:name="f48" draw:formula="35 * ?f35"/>
              <draw:equation draw:name="f49" draw:formula="39 * ?f35"/>
              <draw:equation draw:name="f50" draw:formula="55 * ?f36"/>
              <draw:equation draw:name="f51" draw:formula="52 * ?f35"/>
              <draw:equation draw:name="f52" draw:formula="27 * ?f36"/>
              <draw:equation draw:name="f53" draw:formula="134 * ?f35"/>
              <draw:equation draw:name="f54" draw:formula="11 * ?f36"/>
              <draw:equation draw:name="f55" draw:formula="0 * ?f36"/>
              <draw:equation draw:name="f56" draw:formula="19 * ?f36"/>
              <draw:equation draw:name="f57" draw:formula="9 * ?f35"/>
              <draw:equation draw:name="f58" draw:formula="44 * ?f36"/>
              <draw:equation draw:name="f59" draw:formula="0 * ?f35"/>
              <draw:equation draw:name="f60" draw:formula="53 * ?f36"/>
              <draw:equation draw:name="f61" draw:formula="1 * ?f35"/>
              <draw:equation draw:name="f62" draw:formula="2 * ?f35"/>
              <draw:equation draw:name="f63" draw:formula="?f39 / 61"/>
              <draw:equation draw:name="f64" draw:formula="?f40 / 134"/>
              <draw:equation draw:name="f65" draw:formula="?f41 / 61"/>
              <draw:equation draw:name="f66" draw:formula="?f42 / 134"/>
              <draw:equation draw:name="f67" draw:formula="?f43 / 61"/>
              <draw:equation draw:name="f68" draw:formula="?f44 / 134"/>
              <draw:equation draw:name="f69" draw:formula="?f45 / 61"/>
              <draw:equation draw:name="f70" draw:formula="?f46 / 134"/>
              <draw:equation draw:name="f71" draw:formula="?f47 / 61"/>
              <draw:equation draw:name="f72" draw:formula="?f48 / 134"/>
              <draw:equation draw:name="f73" draw:formula="?f49 / 134"/>
              <draw:equation draw:name="f74" draw:formula="?f50 / 61"/>
              <draw:equation draw:name="f75" draw:formula="?f51 / 134"/>
              <draw:equation draw:name="f76" draw:formula="?f52 / 61"/>
              <draw:equation draw:name="f77" draw:formula="?f53 / 134"/>
              <draw:equation draw:name="f78" draw:formula="?f54 / 61"/>
              <draw:equation draw:name="f79" draw:formula="?f55 / 61"/>
              <draw:equation draw:name="f80" draw:formula="?f56 / 61"/>
              <draw:equation draw:name="f81" draw:formula="?f57 / 134"/>
              <draw:equation draw:name="f82" draw:formula="?f58 / 61"/>
              <draw:equation draw:name="f83" draw:formula="?f59 / 134"/>
              <draw:equation draw:name="f84" draw:formula="?f60 / 61"/>
              <draw:equation draw:name="f85" draw:formula="?f61 / 134"/>
              <draw:equation draw:name="f86" draw:formula="?f62 / 134"/>
              <draw:equation draw:name="f87" draw:formula="0 / ?f37"/>
              <draw:equation draw:name="f88" draw:formula="?f1 / ?f37"/>
              <draw:equation draw:name="f89" draw:formula="0 / ?f38"/>
              <draw:equation draw:name="f90" draw:formula="?f2 / ?f38"/>
              <draw:equation draw:name="f91" draw:formula="?f63 / ?f37"/>
              <draw:equation draw:name="f92" draw:formula="?f64 / ?f38"/>
              <draw:equation draw:name="f93" draw:formula="?f65 / ?f37"/>
              <draw:equation draw:name="f94" draw:formula="?f66 / ?f38"/>
              <draw:equation draw:name="f95" draw:formula="?f67 / ?f37"/>
              <draw:equation draw:name="f96" draw:formula="?f68 / ?f38"/>
              <draw:equation draw:name="f97" draw:formula="?f69 / ?f37"/>
              <draw:equation draw:name="f98" draw:formula="?f70 / ?f38"/>
              <draw:equation draw:name="f99" draw:formula="?f71 / ?f37"/>
              <draw:equation draw:name="f100" draw:formula="?f72 / ?f38"/>
              <draw:equation draw:name="f101" draw:formula="?f73 / ?f38"/>
              <draw:equation draw:name="f102" draw:formula="?f74 / ?f37"/>
              <draw:equation draw:name="f103" draw:formula="?f75 / ?f38"/>
              <draw:equation draw:name="f104" draw:formula="?f76 / ?f37"/>
              <draw:equation draw:name="f105" draw:formula="?f77 / ?f38"/>
              <draw:equation draw:name="f106" draw:formula="?f78 / ?f37"/>
              <draw:equation draw:name="f107" draw:formula="?f79 / ?f37"/>
              <draw:equation draw:name="f108" draw:formula="?f80 / ?f37"/>
              <draw:equation draw:name="f109" draw:formula="?f81 / ?f38"/>
              <draw:equation draw:name="f110" draw:formula="?f82 / ?f37"/>
              <draw:equation draw:name="f111" draw:formula="?f83 / ?f38"/>
              <draw:equation draw:name="f112" draw:formula="?f84 / ?f37"/>
              <draw:equation draw:name="f113" draw:formula="?f85 / ?f38"/>
              <draw:equation draw:name="f114" draw:formula="?f86 / ?f38"/>
            </draw:enhanced-geometry>
          </draw:custom-shape>
          <draw:custom-shape svg:x="8.47059in" svg:y="4.48675in" svg:width="0.11609in" svg:height="0.14288in" draw:id="id95" draw:style-name="a761" draw:name="Freeform 436">
            <svg:title/>
            <svg:desc/>
            <text:p text:style-name="a760" text:class-names="" text:cond-style-name=""><text:span text:style-name="a759" text:class-names=""/></text:p>
            <draw:enhanced-geometry xmlns:dr3d="urn:oasis:names:tc:opendocument:xmlns:dr3d:1.0" draw:type="non-primitive" svg:viewBox="0 0 79 98" draw:enhanced-path="M ?f1 ?f2 L ?f3 ?f2 ?f3 ?f4 C ?f3 ?f5 ?f3 ?f6 ?f3 ?f7 ?f8 ?f9 ?f10 ?f11 ?f12 ?f13 ?f14 ?f15 ?f16 ?f17 ?f18 ?f19 ?f20 ?f21 ?f22 ?f23 ?f24 ?f23 ?f5 ?f23 ?f25 ?f21 ?f26 ?f17 ?f27 ?f28 ?f15 ?f29 ?f21 ?f9 L ?f21 ?f2 ?f0 ?f2 ?f0 ?f30 ?f21 ?f30 ?f21 ?f31 C ?f28 ?f32 ?f33 ?f34 ?f7 ?f30 ?f35 ?f36 ?f37 ?f0 ?f38 ?f0 ?f14 ?f0 ?f39 ?f30 ?f40 ?f32 ?f41 ?f23 ?f1 ?f11 ?f1 ?f42 L ?f1 ?f2 Z N" draw:text-areas="?f95 ?f97 ?f96 ?f98" draw:glue-points="?f99 ?f100 ?f101 ?f100 ?f101 ?f102 ?f101 ?f103 ?f104 ?f105 ?f106 ?f107 ?f108 ?f109 ?f110 ?f111 ?f112 ?f113 ?f112 ?f100 ?f114 ?f100 ?f114 ?f115 ?f112 ?f115 ?f112 ?f116 ?f117 ?f115 ?f118 ?f119 ?f120 ?f121 ?f99 ?f122 ?f99 ?f100" draw:glue-point-leaving-directions="-90, -90, -90, -90, -90, -90, -90, -90, -90, -90, -90, -90, -90, -90, -90, -90, -90, -90, -90">
              <draw:equation draw:name="f0" draw:formula="0"/>
              <draw:equation draw:name="f1" draw:formula="79"/>
              <draw:equation draw:name="f2" draw:formula="98"/>
              <draw:equation draw:name="f3" draw:formula="63"/>
              <draw:equation draw:name="f4" draw:formula="44"/>
              <draw:equation draw:name="f5" draw:formula="39"/>
              <draw:equation draw:name="f6" draw:formula="35"/>
              <draw:equation draw:name="f7" draw:formula="31"/>
              <draw:equation draw:name="f8" draw:formula="62"/>
              <draw:equation draw:name="f9" draw:formula="27"/>
              <draw:equation draw:name="f10" draw:formula="61"/>
              <draw:equation draw:name="f11" draw:formula="24"/>
              <draw:equation draw:name="f12" draw:formula="60"/>
              <draw:equation draw:name="f13" draw:formula="22"/>
              <draw:equation draw:name="f14" draw:formula="58"/>
              <draw:equation draw:name="f15" draw:formula="20"/>
              <draw:equation draw:name="f16" draw:formula="56"/>
              <draw:equation draw:name="f17" draw:formula="18"/>
              <draw:equation draw:name="f18" draw:formula="54"/>
              <draw:equation draw:name="f19" draw:formula="17"/>
              <draw:equation draw:name="f20" draw:formula="51"/>
              <draw:equation draw:name="f21" draw:formula="16"/>
              <draw:equation draw:name="f22" draw:formula="47"/>
              <draw:equation draw:name="f23" draw:formula="15"/>
              <draw:equation draw:name="f24" draw:formula="43"/>
              <draw:equation draw:name="f25" draw:formula="34"/>
              <draw:equation draw:name="f26" draw:formula="29"/>
              <draw:equation draw:name="f27" draw:formula="25"/>
              <draw:equation draw:name="f28" draw:formula="21"/>
              <draw:equation draw:name="f29" draw:formula="23"/>
              <draw:equation draw:name="f30" draw:formula="3"/>
              <draw:equation draw:name="f31" draw:formula="13"/>
              <draw:equation draw:name="f32" draw:formula="9"/>
              <draw:equation draw:name="f33" draw:formula="26"/>
              <draw:equation draw:name="f34" draw:formula="6"/>
              <draw:equation draw:name="f35" draw:formula="37"/>
              <draw:equation draw:name="f36" draw:formula="1"/>
              <draw:equation draw:name="f37" draw:formula="42"/>
              <draw:equation draw:name="f38" draw:formula="48"/>
              <draw:equation draw:name="f39" draw:formula="66"/>
              <draw:equation draw:name="f40" draw:formula="71"/>
              <draw:equation draw:name="f41" draw:formula="77"/>
              <draw:equation draw:name="f42" draw:formula="36"/>
              <draw:equation draw:name="f43" draw:formula="?f2 - ?f0"/>
              <draw:equation draw:name="f44" draw:formula="?f1 - ?f0"/>
              <draw:equation draw:name="f45" draw:formula="?f44 / 79"/>
              <draw:equation draw:name="f46" draw:formula="?f43 / 98"/>
              <draw:equation draw:name="f47" draw:formula="79 * ?f44"/>
              <draw:equation draw:name="f48" draw:formula="98 * ?f43"/>
              <draw:equation draw:name="f49" draw:formula="63 * ?f44"/>
              <draw:equation draw:name="f50" draw:formula="44 * ?f43"/>
              <draw:equation draw:name="f51" draw:formula="31 * ?f43"/>
              <draw:equation draw:name="f52" draw:formula="60 * ?f44"/>
              <draw:equation draw:name="f53" draw:formula="22 * ?f43"/>
              <draw:equation draw:name="f54" draw:formula="54 * ?f44"/>
              <draw:equation draw:name="f55" draw:formula="17 * ?f43"/>
              <draw:equation draw:name="f56" draw:formula="43 * ?f44"/>
              <draw:equation draw:name="f57" draw:formula="15 * ?f43"/>
              <draw:equation draw:name="f58" draw:formula="29 * ?f44"/>
              <draw:equation draw:name="f59" draw:formula="18 * ?f43"/>
              <draw:equation draw:name="f60" draw:formula="16 * ?f44"/>
              <draw:equation draw:name="f61" draw:formula="27 * ?f43"/>
              <draw:equation draw:name="f62" draw:formula="0 * ?f44"/>
              <draw:equation draw:name="f63" draw:formula="3 * ?f43"/>
              <draw:equation draw:name="f64" draw:formula="13 * ?f43"/>
              <draw:equation draw:name="f65" draw:formula="31 * ?f44"/>
              <draw:equation draw:name="f66" draw:formula="48 * ?f44"/>
              <draw:equation draw:name="f67" draw:formula="0 * ?f43"/>
              <draw:equation draw:name="f68" draw:formula="71 * ?f44"/>
              <draw:equation draw:name="f69" draw:formula="9 * ?f43"/>
              <draw:equation draw:name="f70" draw:formula="36 * ?f43"/>
              <draw:equation draw:name="f71" draw:formula="?f47 / 79"/>
              <draw:equation draw:name="f72" draw:formula="?f48 / 98"/>
              <draw:equation draw:name="f73" draw:formula="?f49 / 79"/>
              <draw:equation draw:name="f74" draw:formula="?f50 / 98"/>
              <draw:equation draw:name="f75" draw:formula="?f51 / 98"/>
              <draw:equation draw:name="f76" draw:formula="?f52 / 79"/>
              <draw:equation draw:name="f77" draw:formula="?f53 / 98"/>
              <draw:equation draw:name="f78" draw:formula="?f54 / 79"/>
              <draw:equation draw:name="f79" draw:formula="?f55 / 98"/>
              <draw:equation draw:name="f80" draw:formula="?f56 / 79"/>
              <draw:equation draw:name="f81" draw:formula="?f57 / 98"/>
              <draw:equation draw:name="f82" draw:formula="?f58 / 79"/>
              <draw:equation draw:name="f83" draw:formula="?f59 / 98"/>
              <draw:equation draw:name="f84" draw:formula="?f60 / 79"/>
              <draw:equation draw:name="f85" draw:formula="?f61 / 98"/>
              <draw:equation draw:name="f86" draw:formula="?f62 / 79"/>
              <draw:equation draw:name="f87" draw:formula="?f63 / 98"/>
              <draw:equation draw:name="f88" draw:formula="?f64 / 98"/>
              <draw:equation draw:name="f89" draw:formula="?f65 / 79"/>
              <draw:equation draw:name="f90" draw:formula="?f66 / 79"/>
              <draw:equation draw:name="f91" draw:formula="?f67 / 98"/>
              <draw:equation draw:name="f92" draw:formula="?f68 / 79"/>
              <draw:equation draw:name="f93" draw:formula="?f69 / 98"/>
              <draw:equation draw:name="f94" draw:formula="?f70 / 98"/>
              <draw:equation draw:name="f95" draw:formula="0 / ?f45"/>
              <draw:equation draw:name="f96" draw:formula="?f1 / ?f45"/>
              <draw:equation draw:name="f97" draw:formula="0 / ?f46"/>
              <draw:equation draw:name="f98" draw:formula="?f2 / ?f46"/>
              <draw:equation draw:name="f99" draw:formula="?f71 / ?f45"/>
              <draw:equation draw:name="f100" draw:formula="?f72 / ?f46"/>
              <draw:equation draw:name="f101" draw:formula="?f73 / ?f45"/>
              <draw:equation draw:name="f102" draw:formula="?f74 / ?f46"/>
              <draw:equation draw:name="f103" draw:formula="?f75 / ?f46"/>
              <draw:equation draw:name="f104" draw:formula="?f76 / ?f45"/>
              <draw:equation draw:name="f105" draw:formula="?f77 / ?f46"/>
              <draw:equation draw:name="f106" draw:formula="?f78 / ?f45"/>
              <draw:equation draw:name="f107" draw:formula="?f79 / ?f46"/>
              <draw:equation draw:name="f108" draw:formula="?f80 / ?f45"/>
              <draw:equation draw:name="f109" draw:formula="?f81 / ?f46"/>
              <draw:equation draw:name="f110" draw:formula="?f82 / ?f45"/>
              <draw:equation draw:name="f111" draw:formula="?f83 / ?f46"/>
              <draw:equation draw:name="f112" draw:formula="?f84 / ?f45"/>
              <draw:equation draw:name="f113" draw:formula="?f85 / ?f46"/>
              <draw:equation draw:name="f114" draw:formula="?f86 / ?f45"/>
              <draw:equation draw:name="f115" draw:formula="?f87 / ?f46"/>
              <draw:equation draw:name="f116" draw:formula="?f88 / ?f46"/>
              <draw:equation draw:name="f117" draw:formula="?f89 / ?f45"/>
              <draw:equation draw:name="f118" draw:formula="?f90 / ?f45"/>
              <draw:equation draw:name="f119" draw:formula="?f91 / ?f46"/>
              <draw:equation draw:name="f120" draw:formula="?f92 / ?f45"/>
              <draw:equation draw:name="f121" draw:formula="?f93 / ?f46"/>
              <draw:equation draw:name="f122" draw:formula="?f94 / ?f46"/>
            </draw:enhanced-geometry>
          </draw:custom-shape>
          <draw:custom-shape svg:x="8.63134in" svg:y="4.4421in" svg:width="0.02679in" svg:height="0.18754in" draw:id="id96" draw:style-name="a764" draw:name="Freeform 437">
            <svg:title/>
            <svg:desc/>
            <text:p text:style-name="a763" text:class-names="" text:cond-style-name=""><text:span text:style-name="a762" text:class-names=""/></text:p>
            <draw:enhanced-geometry xmlns:dr3d="urn:oasis:names:tc:opendocument:xmlns:dr3d:1.0" draw:type="non-primitive" svg:viewBox="0 0 19 128" draw:enhanced-path="M ?f1 ?f3 L ?f0 ?f3 ?f0 ?f0 ?f1 ?f0 ?f1 ?f3 Z M ?f4 ?f2 L ?f5 ?f2 ?f5 ?f6 ?f4 ?f6 ?f4 ?f2 Z N" draw:text-areas="?f27 ?f29 ?f28 ?f30" draw:glue-points="?f31 ?f32 ?f33 ?f32 ?f33 ?f34 ?f31 ?f34 ?f31 ?f32 ?f35 ?f36 ?f37 ?f36 ?f37 ?f38 ?f35 ?f38 ?f35 ?f36" draw:glue-point-leaving-directions="-90, -90, -90, -90, -90, -90, -90, -90, -90, -90">
              <draw:equation draw:name="f0" draw:formula="0"/>
              <draw:equation draw:name="f1" draw:formula="19"/>
              <draw:equation draw:name="f2" draw:formula="128"/>
              <draw:equation draw:name="f3" draw:formula="17"/>
              <draw:equation draw:name="f4" draw:formula="18"/>
              <draw:equation draw:name="f5" draw:formula="1"/>
              <draw:equation draw:name="f6" draw:formula="33"/>
              <draw:equation draw:name="f7" draw:formula="?f2 - ?f0"/>
              <draw:equation draw:name="f8" draw:formula="?f1 - ?f0"/>
              <draw:equation draw:name="f9" draw:formula="?f8 / 19"/>
              <draw:equation draw:name="f10" draw:formula="?f7 / 128"/>
              <draw:equation draw:name="f11" draw:formula="19 * ?f8"/>
              <draw:equation draw:name="f12" draw:formula="17 * ?f7"/>
              <draw:equation draw:name="f13" draw:formula="0 * ?f8"/>
              <draw:equation draw:name="f14" draw:formula="0 * ?f7"/>
              <draw:equation draw:name="f15" draw:formula="18 * ?f8"/>
              <draw:equation draw:name="f16" draw:formula="128 * ?f7"/>
              <draw:equation draw:name="f17" draw:formula="1 * ?f8"/>
              <draw:equation draw:name="f18" draw:formula="33 * ?f7"/>
              <draw:equation draw:name="f19" draw:formula="?f11 / 19"/>
              <draw:equation draw:name="f20" draw:formula="?f12 / 128"/>
              <draw:equation draw:name="f21" draw:formula="?f13 / 19"/>
              <draw:equation draw:name="f22" draw:formula="?f14 / 128"/>
              <draw:equation draw:name="f23" draw:formula="?f15 / 19"/>
              <draw:equation draw:name="f24" draw:formula="?f16 / 128"/>
              <draw:equation draw:name="f25" draw:formula="?f17 / 19"/>
              <draw:equation draw:name="f26" draw:formula="?f18 / 128"/>
              <draw:equation draw:name="f27" draw:formula="0 / ?f9"/>
              <draw:equation draw:name="f28" draw:formula="?f1 / ?f9"/>
              <draw:equation draw:name="f29" draw:formula="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9"/>
              <draw:equation draw:name="f38" draw:formula="?f26 / ?f10"/>
            </draw:enhanced-geometry>
          </draw:custom-shape>
          <draw:custom-shape svg:x="8.69385in" svg:y="4.48675in" svg:width="0.11163in" svg:height="0.14735in" draw:id="id97" draw:style-name="a767" draw:name="Freeform 438">
            <svg:title/>
            <svg:desc/>
            <text:p text:style-name="a766" text:class-names="" text:cond-style-name=""><text:span text:style-name="a765" text:class-names=""/></text:p>
            <draw:enhanced-geometry xmlns:dr3d="urn:oasis:names:tc:opendocument:xmlns:dr3d:1.0" draw:type="non-primitive" svg:viewBox="0 0 75 100" draw:enhanced-path="M ?f1 ?f3 C ?f1 ?f4 ?f5 ?f6 ?f7 ?f8 ?f9 ?f10 ?f11 ?f2 ?f12 ?f2 ?f13 ?f2 ?f14 ?f15 ?f16 ?f17 ?f18 ?f19 ?f20 ?f21 ?f0 ?f8 L ?f0 ?f22 ?f23 ?f22 C ?f24 ?f25 ?f26 ?f27 ?f28 ?f29 ?f30 ?f6 ?f31 ?f32 ?f33 ?f32 ?f34 ?f32 ?f35 ?f6 ?f36 ?f29 ?f37 ?f27 ?f38 ?f39 ?f38 ?f40 ?f38 ?f41 ?f9 ?f42 ?f43 ?f7 ?f44 ?f45 ?f46 ?f47 ?f34 ?f48 ?f49 ?f38 ?f50 ?f38 ?f12 ?f9 ?f31 ?f9 ?f13 ?f37 ?f30 ?f43 ?f16 ?f44 ?f18 ?f51 ?f24 ?f52 ?f53 ?f54 ?f23 ?f33 ?f23 ?f55 ?f23 ?f56 ?f23 ?f57 ?f58 ?f28 ?f59 ?f16 ?f60 ?f26 ?f61 ?f18 ?f62 ?f24 ?f28 ?f20 ?f57 ?f58 ?f13 ?f23 ?f63 ?f0 ?f64 ?f0 ?f52 ?f0 ?f65 ?f23 ?f37 ?f53 ?f45 ?f20 ?f66 ?f59 ?f5 ?f60 L ?f5 ?f56 ?f3 ?f56 C ?f42 ?f57 ?f67 ?f68 ?f43 ?f69 ?f46 ?f16 ?f70 ?f62 ?f71 ?f62 ?f72 ?f62 ?f13 ?f16 ?f73 ?f69 ?f68 ?f68 ?f69 ?f73 ?f69 ?f13 ?f69 ?f74 ?f28 ?f12 ?f14 ?f33 ?f73 ?f71 ?f13 ?f49 ?f72 ?f54 ?f75 ?f76 ?f64 ?f76 ?f76 ?f34 ?f77 ?f70 ?f46 ?f70 ?f65 ?f52 ?f48 ?f11 ?f78 ?f51 ?f41 ?f79 ?f40 ?f38 ?f1 ?f7 ?f1 ?f3 Z N" draw:text-areas="?f198 ?f200 ?f199 ?f201" draw:glue-points="?f202 ?f203 ?f204 ?f205 ?f206 ?f207 ?f208 ?f209 ?f210 ?f205 ?f210 ?f211 ?f212 ?f211 ?f213 ?f214 ?f215 ?f216 ?f217 ?f214 ?f218 ?f219 ?f220 ?f221 ?f222 ?f223 ?f206 ?f224 ?f225 ?f226 ?f227 ?f228 ?f212 ?f229 ?f230 ?f231 ?f232 ?f233 ?f234 ?f235 ?f236 ?f237 ?f238 ?f239 ?f240 ?f241 ?f240 ?f242 ?f243 ?f242 ?f220 ?f244 ?f245 ?f246 ?f247 ?f244 ?f248 ?f249 ?f250 ?f251 ?f252 ?f253 ?f254 ?f255 ?f256 ?f228 ?f257 ?f258 ?f202 ?f203" draw:glue-point-leaving-directions="-90, -90, -90, -90, -90, -90, -90, -90, -90, -90, -90, -90, -90, -90, -90, -90, -90, -90, -90, -90, -90, -90, -90, -90, -90, -90, -90, -90, -90, -90, -90, -90, -90, -90, -90">
              <draw:equation draw:name="f0" draw:formula="0"/>
              <draw:equation draw:name="f1" draw:formula="75"/>
              <draw:equation draw:name="f2" draw:formula="100"/>
              <draw:equation draw:name="f3" draw:formula="70"/>
              <draw:equation draw:name="f4" draw:formula="79"/>
              <draw:equation draw:name="f5" draw:formula="71"/>
              <draw:equation draw:name="f6" draw:formula="86"/>
              <draw:equation draw:name="f7" draw:formula="64"/>
              <draw:equation draw:name="f8" draw:formula="92"/>
              <draw:equation draw:name="f9" draw:formula="57"/>
              <draw:equation draw:name="f10" draw:formula="97"/>
              <draw:equation draw:name="f11" draw:formula="47"/>
              <draw:equation draw:name="f12" draw:formula="34"/>
              <draw:equation draw:name="f13" draw:formula="27"/>
              <draw:equation draw:name="f14" draw:formula="21"/>
              <draw:equation draw:name="f15" draw:formula="99"/>
              <draw:equation draw:name="f16" draw:formula="15"/>
              <draw:equation draw:name="f17" draw:formula="98"/>
              <draw:equation draw:name="f18" draw:formula="9"/>
              <draw:equation draw:name="f19" draw:formula="96"/>
              <draw:equation draw:name="f20" draw:formula="4"/>
              <draw:equation draw:name="f21" draw:formula="94"/>
              <draw:equation draw:name="f22" draw:formula="74"/>
              <draw:equation draw:name="f23" draw:formula="1"/>
              <draw:equation draw:name="f24" draw:formula="6"/>
              <draw:equation draw:name="f25" draw:formula="78"/>
              <draw:equation draw:name="f26" draw:formula="12"/>
              <draw:equation draw:name="f27" draw:formula="81"/>
              <draw:equation draw:name="f28" draw:formula="18"/>
              <draw:equation draw:name="f29" draw:formula="83"/>
              <draw:equation draw:name="f30" draw:formula="24"/>
              <draw:equation draw:name="f31" draw:formula="30"/>
              <draw:equation draw:name="f32" draw:formula="87"/>
              <draw:equation draw:name="f33" draw:formula="36"/>
              <draw:equation draw:name="f34" draw:formula="43"/>
              <draw:equation draw:name="f35" draw:formula="48"/>
              <draw:equation draw:name="f36" draw:formula="52"/>
              <draw:equation draw:name="f37" draw:formula="56"/>
              <draw:equation draw:name="f38" draw:formula="58"/>
              <draw:equation draw:name="f39" draw:formula="77"/>
              <draw:equation draw:name="f40" draw:formula="73"/>
              <draw:equation draw:name="f41" draw:formula="69"/>
              <draw:equation draw:name="f42" draw:formula="66"/>
              <draw:equation draw:name="f43" draw:formula="55"/>
              <draw:equation draw:name="f44" draw:formula="53"/>
              <draw:equation draw:name="f45" draw:formula="62"/>
              <draw:equation draw:name="f46" draw:formula="49"/>
              <draw:equation draw:name="f47" draw:formula="60"/>
              <draw:equation draw:name="f48" draw:formula="59"/>
              <draw:equation draw:name="f49" draw:formula="40"/>
              <draw:equation draw:name="f50" draw:formula="37"/>
              <draw:equation draw:name="f51" draw:formula="50"/>
              <draw:equation draw:name="f52" draw:formula="45"/>
              <draw:equation draw:name="f53" draw:formula="2"/>
              <draw:equation draw:name="f54" draw:formula="41"/>
              <draw:equation draw:name="f55" draw:formula="29"/>
              <draw:equation draw:name="f56" draw:formula="25"/>
              <draw:equation draw:name="f57" draw:formula="22"/>
              <draw:equation draw:name="f58" draw:formula="3"/>
              <draw:equation draw:name="f59" draw:formula="5"/>
              <draw:equation draw:name="f60" draw:formula="7"/>
              <draw:equation draw:name="f61" draw:formula="10"/>
              <draw:equation draw:name="f62" draw:formula="14"/>
              <draw:equation draw:name="f63" draw:formula="33"/>
              <draw:equation draw:name="f64" draw:formula="39"/>
              <draw:equation draw:name="f65" draw:formula="51"/>
              <draw:equation draw:name="f66" draw:formula="67"/>
              <draw:equation draw:name="f67" draw:formula="61"/>
              <draw:equation draw:name="f68" draw:formula="19"/>
              <draw:equation draw:name="f69" draw:formula="17"/>
              <draw:equation draw:name="f70" draw:formula="44"/>
              <draw:equation draw:name="f71" draw:formula="38"/>
              <draw:equation draw:name="f72" draw:formula="32"/>
              <draw:equation draw:name="f73" draw:formula="23"/>
              <draw:equation draw:name="f74" draw:formula="31"/>
              <draw:equation draw:name="f75" draw:formula="35"/>
              <draw:equation draw:name="f76" draw:formula="42"/>
              <draw:equation draw:name="f77" draw:formula="46"/>
              <draw:equation draw:name="f78" draw:formula="65"/>
              <draw:equation draw:name="f79" draw:formula="54"/>
              <draw:equation draw:name="f80" draw:formula="?f2 - ?f0"/>
              <draw:equation draw:name="f81" draw:formula="?f1 - ?f0"/>
              <draw:equation draw:name="f82" draw:formula="?f81 / 75"/>
              <draw:equation draw:name="f83" draw:formula="?f80 / 100"/>
              <draw:equation draw:name="f84" draw:formula="75 * ?f81"/>
              <draw:equation draw:name="f85" draw:formula="70 * ?f80"/>
              <draw:equation draw:name="f86" draw:formula="64 * ?f81"/>
              <draw:equation draw:name="f87" draw:formula="92 * ?f80"/>
              <draw:equation draw:name="f88" draw:formula="34 * ?f81"/>
              <draw:equation draw:name="f89" draw:formula="100 * ?f80"/>
              <draw:equation draw:name="f90" draw:formula="15 * ?f81"/>
              <draw:equation draw:name="f91" draw:formula="98 * ?f80"/>
              <draw:equation draw:name="f92" draw:formula="0 * ?f81"/>
              <draw:equation draw:name="f93" draw:formula="74 * ?f80"/>
              <draw:equation draw:name="f94" draw:formula="1 * ?f81"/>
              <draw:equation draw:name="f95" draw:formula="18 * ?f81"/>
              <draw:equation draw:name="f96" draw:formula="83 * ?f80"/>
              <draw:equation draw:name="f97" draw:formula="36 * ?f81"/>
              <draw:equation draw:name="f98" draw:formula="87 * ?f80"/>
              <draw:equation draw:name="f99" draw:formula="52 * ?f81"/>
              <draw:equation draw:name="f100" draw:formula="58 * ?f81"/>
              <draw:equation draw:name="f101" draw:formula="73 * ?f80"/>
              <draw:equation draw:name="f102" draw:formula="55 * ?f81"/>
              <draw:equation draw:name="f103" draw:formula="64 * ?f80"/>
              <draw:equation draw:name="f104" draw:formula="43 * ?f81"/>
              <draw:equation draw:name="f105" draw:formula="59 * ?f80"/>
              <draw:equation draw:name="f106" draw:formula="57 * ?f80"/>
              <draw:equation draw:name="f107" draw:formula="24 * ?f81"/>
              <draw:equation draw:name="f108" draw:formula="55 * ?f80"/>
              <draw:equation draw:name="f109" draw:formula="6 * ?f81"/>
              <draw:equation draw:name="f110" draw:formula="45 * ?f80"/>
              <draw:equation draw:name="f111" draw:formula="29 * ?f80"/>
              <draw:equation draw:name="f112" draw:formula="3 * ?f81"/>
              <draw:equation draw:name="f113" draw:formula="18 * ?f80"/>
              <draw:equation draw:name="f114" draw:formula="10 * ?f81"/>
              <draw:equation draw:name="f115" draw:formula="9 * ?f80"/>
              <draw:equation draw:name="f116" draw:formula="22 * ?f81"/>
              <draw:equation draw:name="f117" draw:formula="3 * ?f80"/>
              <draw:equation draw:name="f118" draw:formula="39 * ?f81"/>
              <draw:equation draw:name="f119" draw:formula="0 * ?f80"/>
              <draw:equation draw:name="f120" draw:formula="56 * ?f81"/>
              <draw:equation draw:name="f121" draw:formula="2 * ?f80"/>
              <draw:equation draw:name="f122" draw:formula="71 * ?f81"/>
              <draw:equation draw:name="f123" draw:formula="7 * ?f80"/>
              <draw:equation draw:name="f124" draw:formula="25 * ?f80"/>
              <draw:equation draw:name="f125" draw:formula="70 * ?f81"/>
              <draw:equation draw:name="f126" draw:formula="17 * ?f80"/>
              <draw:equation draw:name="f127" draw:formula="38 * ?f81"/>
              <draw:equation draw:name="f128" draw:formula="14 * ?f80"/>
              <draw:equation draw:name="f129" draw:formula="23 * ?f81"/>
              <draw:equation draw:name="f130" draw:formula="17 * ?f81"/>
              <draw:equation draw:name="f131" draw:formula="27 * ?f80"/>
              <draw:equation draw:name="f132" draw:formula="21 * ?f81"/>
              <draw:equation draw:name="f133" draw:formula="36 * ?f80"/>
              <draw:equation draw:name="f134" draw:formula="32 * ?f81"/>
              <draw:equation draw:name="f135" draw:formula="41 * ?f80"/>
              <draw:equation draw:name="f136" draw:formula="42 * ?f81"/>
              <draw:equation draw:name="f137" draw:formula="43 * ?f80"/>
              <draw:equation draw:name="f138" draw:formula="51 * ?f81"/>
              <draw:equation draw:name="f139" draw:formula="69 * ?f81"/>
              <draw:equation draw:name="f140" draw:formula="54 * ?f80"/>
              <draw:equation draw:name="f141" draw:formula="?f84 / 75"/>
              <draw:equation draw:name="f142" draw:formula="?f85 / 100"/>
              <draw:equation draw:name="f143" draw:formula="?f86 / 75"/>
              <draw:equation draw:name="f144" draw:formula="?f87 / 100"/>
              <draw:equation draw:name="f145" draw:formula="?f88 / 75"/>
              <draw:equation draw:name="f146" draw:formula="?f89 / 100"/>
              <draw:equation draw:name="f147" draw:formula="?f90 / 75"/>
              <draw:equation draw:name="f148" draw:formula="?f91 / 100"/>
              <draw:equation draw:name="f149" draw:formula="?f92 / 75"/>
              <draw:equation draw:name="f150" draw:formula="?f93 / 100"/>
              <draw:equation draw:name="f151" draw:formula="?f94 / 75"/>
              <draw:equation draw:name="f152" draw:formula="?f95 / 75"/>
              <draw:equation draw:name="f153" draw:formula="?f96 / 100"/>
              <draw:equation draw:name="f154" draw:formula="?f97 / 75"/>
              <draw:equation draw:name="f155" draw:formula="?f98 / 100"/>
              <draw:equation draw:name="f156" draw:formula="?f99 / 75"/>
              <draw:equation draw:name="f157" draw:formula="?f100 / 75"/>
              <draw:equation draw:name="f158" draw:formula="?f101 / 100"/>
              <draw:equation draw:name="f159" draw:formula="?f102 / 75"/>
              <draw:equation draw:name="f160" draw:formula="?f103 / 100"/>
              <draw:equation draw:name="f161" draw:formula="?f104 / 75"/>
              <draw:equation draw:name="f162" draw:formula="?f105 / 100"/>
              <draw:equation draw:name="f163" draw:formula="?f106 / 100"/>
              <draw:equation draw:name="f164" draw:formula="?f107 / 75"/>
              <draw:equation draw:name="f165" draw:formula="?f108 / 100"/>
              <draw:equation draw:name="f166" draw:formula="?f109 / 75"/>
              <draw:equation draw:name="f167" draw:formula="?f110 / 100"/>
              <draw:equation draw:name="f168" draw:formula="?f111 / 100"/>
              <draw:equation draw:name="f169" draw:formula="?f112 / 75"/>
              <draw:equation draw:name="f170" draw:formula="?f113 / 100"/>
              <draw:equation draw:name="f171" draw:formula="?f114 / 75"/>
              <draw:equation draw:name="f172" draw:formula="?f115 / 100"/>
              <draw:equation draw:name="f173" draw:formula="?f116 / 75"/>
              <draw:equation draw:name="f174" draw:formula="?f117 / 100"/>
              <draw:equation draw:name="f175" draw:formula="?f118 / 75"/>
              <draw:equation draw:name="f176" draw:formula="?f119 / 100"/>
              <draw:equation draw:name="f177" draw:formula="?f120 / 75"/>
              <draw:equation draw:name="f178" draw:formula="?f121 / 100"/>
              <draw:equation draw:name="f179" draw:formula="?f122 / 75"/>
              <draw:equation draw:name="f180" draw:formula="?f123 / 100"/>
              <draw:equation draw:name="f181" draw:formula="?f124 / 100"/>
              <draw:equation draw:name="f182" draw:formula="?f125 / 75"/>
              <draw:equation draw:name="f183" draw:formula="?f126 / 100"/>
              <draw:equation draw:name="f184" draw:formula="?f127 / 75"/>
              <draw:equation draw:name="f185" draw:formula="?f128 / 100"/>
              <draw:equation draw:name="f186" draw:formula="?f129 / 75"/>
              <draw:equation draw:name="f187" draw:formula="?f130 / 75"/>
              <draw:equation draw:name="f188" draw:formula="?f131 / 100"/>
              <draw:equation draw:name="f189" draw:formula="?f132 / 75"/>
              <draw:equation draw:name="f190" draw:formula="?f133 / 100"/>
              <draw:equation draw:name="f191" draw:formula="?f134 / 75"/>
              <draw:equation draw:name="f192" draw:formula="?f135 / 100"/>
              <draw:equation draw:name="f193" draw:formula="?f136 / 75"/>
              <draw:equation draw:name="f194" draw:formula="?f137 / 100"/>
              <draw:equation draw:name="f195" draw:formula="?f138 / 75"/>
              <draw:equation draw:name="f196" draw:formula="?f139 / 75"/>
              <draw:equation draw:name="f197" draw:formula="?f140 / 100"/>
              <draw:equation draw:name="f198" draw:formula="0 / ?f82"/>
              <draw:equation draw:name="f199" draw:formula="?f1 / ?f82"/>
              <draw:equation draw:name="f200" draw:formula="0 / ?f83"/>
              <draw:equation draw:name="f201" draw:formula="?f2 / ?f83"/>
              <draw:equation draw:name="f202" draw:formula="?f141 / ?f82"/>
              <draw:equation draw:name="f203" draw:formula="?f142 / ?f83"/>
              <draw:equation draw:name="f204" draw:formula="?f143 / ?f82"/>
              <draw:equation draw:name="f205" draw:formula="?f144 / ?f83"/>
              <draw:equation draw:name="f206" draw:formula="?f145 / ?f82"/>
              <draw:equation draw:name="f207" draw:formula="?f146 / ?f83"/>
              <draw:equation draw:name="f208" draw:formula="?f147 / ?f82"/>
              <draw:equation draw:name="f209" draw:formula="?f148 / ?f83"/>
              <draw:equation draw:name="f210" draw:formula="?f149 / ?f82"/>
              <draw:equation draw:name="f211" draw:formula="?f150 / ?f83"/>
              <draw:equation draw:name="f212" draw:formula="?f151 / ?f82"/>
              <draw:equation draw:name="f213" draw:formula="?f152 / ?f82"/>
              <draw:equation draw:name="f214" draw:formula="?f153 / ?f83"/>
              <draw:equation draw:name="f215" draw:formula="?f154 / ?f82"/>
              <draw:equation draw:name="f216" draw:formula="?f155 / ?f83"/>
              <draw:equation draw:name="f217" draw:formula="?f156 / ?f82"/>
              <draw:equation draw:name="f218" draw:formula="?f157 / ?f82"/>
              <draw:equation draw:name="f219" draw:formula="?f158 / ?f83"/>
              <draw:equation draw:name="f220" draw:formula="?f159 / ?f82"/>
              <draw:equation draw:name="f221" draw:formula="?f160 / ?f83"/>
              <draw:equation draw:name="f222" draw:formula="?f161 / ?f82"/>
              <draw:equation draw:name="f223" draw:formula="?f162 / ?f83"/>
              <draw:equation draw:name="f224" draw:formula="?f163 / ?f83"/>
              <draw:equation draw:name="f225" draw:formula="?f164 / ?f82"/>
              <draw:equation draw:name="f226" draw:formula="?f165 / ?f83"/>
              <draw:equation draw:name="f227" draw:formula="?f166 / ?f82"/>
              <draw:equation draw:name="f228" draw:formula="?f167 / ?f83"/>
              <draw:equation draw:name="f229" draw:formula="?f168 / ?f83"/>
              <draw:equation draw:name="f230" draw:formula="?f169 / ?f82"/>
              <draw:equation draw:name="f231" draw:formula="?f170 / ?f83"/>
              <draw:equation draw:name="f232" draw:formula="?f171 / ?f82"/>
              <draw:equation draw:name="f233" draw:formula="?f172 / ?f83"/>
              <draw:equation draw:name="f234" draw:formula="?f173 / ?f82"/>
              <draw:equation draw:name="f235" draw:formula="?f174 / ?f83"/>
              <draw:equation draw:name="f236" draw:formula="?f175 / ?f82"/>
              <draw:equation draw:name="f237" draw:formula="?f176 / ?f83"/>
              <draw:equation draw:name="f238" draw:formula="?f177 / ?f82"/>
              <draw:equation draw:name="f239" draw:formula="?f178 / ?f83"/>
              <draw:equation draw:name="f240" draw:formula="?f179 / ?f82"/>
              <draw:equation draw:name="f241" draw:formula="?f180 / ?f83"/>
              <draw:equation draw:name="f242" draw:formula="?f181 / ?f83"/>
              <draw:equation draw:name="f243" draw:formula="?f182 / ?f82"/>
              <draw:equation draw:name="f244" draw:formula="?f183 / ?f83"/>
              <draw:equation draw:name="f245" draw:formula="?f184 / ?f82"/>
              <draw:equation draw:name="f246" draw:formula="?f185 / ?f83"/>
              <draw:equation draw:name="f247" draw:formula="?f186 / ?f82"/>
              <draw:equation draw:name="f248" draw:formula="?f187 / ?f82"/>
              <draw:equation draw:name="f249" draw:formula="?f188 / ?f83"/>
              <draw:equation draw:name="f250" draw:formula="?f189 / ?f82"/>
              <draw:equation draw:name="f251" draw:formula="?f190 / ?f83"/>
              <draw:equation draw:name="f252" draw:formula="?f191 / ?f82"/>
              <draw:equation draw:name="f253" draw:formula="?f192 / ?f83"/>
              <draw:equation draw:name="f254" draw:formula="?f193 / ?f82"/>
              <draw:equation draw:name="f255" draw:formula="?f194 / ?f83"/>
              <draw:equation draw:name="f256" draw:formula="?f195 / ?f82"/>
              <draw:equation draw:name="f257" draw:formula="?f196 / ?f82"/>
              <draw:equation draw:name="f258" draw:formula="?f197 / ?f83"/>
            </draw:enhanced-geometry>
          </draw:custom-shape>
        </draw:g>
        <draw:g draw:name="Gruppieren 779" draw:id="id73">
          <svg:title/>
          <svg:desc/>
          <draw:custom-shape svg:x="9.77888in" svg:y="1.68263in" svg:width="3.0631in" svg:height="4.13473in" draw:id="id79" draw:style-name="a713" draw:name="Freeform 439">
            <svg:title/>
            <svg:desc/>
            <text:p text:style-name="a712" text:class-names="" text:cond-style-name=""><text:span text:style-name="a711" text:class-names=""/></text:p>
            <draw:enhanced-geometry xmlns:dr3d="urn:oasis:names:tc:opendocument:xmlns:dr3d:1.0" draw:type="non-primitive" svg:viewBox="0 0 2093 2824" draw:enhanced-path="M ?f3 ?f0 L ?f4 ?f5 C ?f6 ?f5 ?f7 ?f8 ?f7 ?f9 L ?f1 ?f10 C ?f7 ?f11 ?f12 ?f13 ?f4 ?f2 L ?f14 ?f2 C ?f15 ?f13 ?f16 ?f17 ?f0 ?f18 L ?f16 ?f19 C ?f5 ?f20 ?f21 ?f5 ?f3 ?f0 Z N" draw:text-areas="?f54 ?f56 ?f55 ?f57" draw:glue-points="?f58 ?f59 ?f60 ?f61 ?f62 ?f63 ?f64 ?f65 ?f60 ?f66 ?f67 ?f66 ?f68 ?f69 ?f70 ?f71 ?f58 ?f59" draw:glue-point-leaving-directions="-90, -90, -90, -90, -90, -90, -90, -90, -90">
              <draw:equation draw:name="f0" draw:formula="0"/>
              <draw:equation draw:name="f1" draw:formula="2093"/>
              <draw:equation draw:name="f2" draw:formula="2824"/>
              <draw:equation draw:name="f3" draw:formula="145"/>
              <draw:equation draw:name="f4" draw:formula="1946"/>
              <draw:equation draw:name="f5" draw:formula="1"/>
              <draw:equation draw:name="f6" draw:formula="2020"/>
              <draw:equation draw:name="f7" draw:formula="2092"/>
              <draw:equation draw:name="f8" draw:formula="86"/>
              <draw:equation draw:name="f9" draw:formula="196"/>
              <draw:equation draw:name="f10" draw:formula="2626"/>
              <draw:equation draw:name="f11" draw:formula="2729"/>
              <draw:equation draw:name="f12" draw:formula="2017"/>
              <draw:equation draw:name="f13" draw:formula="2823"/>
              <draw:equation draw:name="f14" draw:formula="146"/>
              <draw:equation draw:name="f15" draw:formula="66"/>
              <draw:equation draw:name="f16" draw:formula="3"/>
              <draw:equation draw:name="f17" draw:formula="2738"/>
              <draw:equation draw:name="f18" draw:formula="2627"/>
              <draw:equation draw:name="f19" draw:formula="197"/>
              <draw:equation draw:name="f20" draw:formula="92"/>
              <draw:equation draw:name="f21" draw:formula="67"/>
              <draw:equation draw:name="f22" draw:formula="?f2 - ?f0"/>
              <draw:equation draw:name="f23" draw:formula="?f1 - ?f0"/>
              <draw:equation draw:name="f24" draw:formula="?f23 / 2093"/>
              <draw:equation draw:name="f25" draw:formula="?f22 / 2824"/>
              <draw:equation draw:name="f26" draw:formula="145 * ?f23"/>
              <draw:equation draw:name="f27" draw:formula="0 * ?f22"/>
              <draw:equation draw:name="f28" draw:formula="1946 * ?f23"/>
              <draw:equation draw:name="f29" draw:formula="1 * ?f22"/>
              <draw:equation draw:name="f30" draw:formula="2092 * ?f23"/>
              <draw:equation draw:name="f31" draw:formula="196 * ?f22"/>
              <draw:equation draw:name="f32" draw:formula="2093 * ?f23"/>
              <draw:equation draw:name="f33" draw:formula="2626 * ?f22"/>
              <draw:equation draw:name="f34" draw:formula="2824 * ?f22"/>
              <draw:equation draw:name="f35" draw:formula="146 * ?f23"/>
              <draw:equation draw:name="f36" draw:formula="0 * ?f23"/>
              <draw:equation draw:name="f37" draw:formula="2627 * ?f22"/>
              <draw:equation draw:name="f38" draw:formula="3 * ?f23"/>
              <draw:equation draw:name="f39" draw:formula="197 * ?f22"/>
              <draw:equation draw:name="f40" draw:formula="?f26 / 2093"/>
              <draw:equation draw:name="f41" draw:formula="?f27 / 2824"/>
              <draw:equation draw:name="f42" draw:formula="?f28 / 2093"/>
              <draw:equation draw:name="f43" draw:formula="?f29 / 2824"/>
              <draw:equation draw:name="f44" draw:formula="?f30 / 2093"/>
              <draw:equation draw:name="f45" draw:formula="?f31 / 2824"/>
              <draw:equation draw:name="f46" draw:formula="?f32 / 2093"/>
              <draw:equation draw:name="f47" draw:formula="?f33 / 2824"/>
              <draw:equation draw:name="f48" draw:formula="?f34 / 2824"/>
              <draw:equation draw:name="f49" draw:formula="?f35 / 2093"/>
              <draw:equation draw:name="f50" draw:formula="?f36 / 2093"/>
              <draw:equation draw:name="f51" draw:formula="?f37 / 2824"/>
              <draw:equation draw:name="f52" draw:formula="?f38 / 2093"/>
              <draw:equation draw:name="f53" draw:formula="?f39 / 2824"/>
              <draw:equation draw:name="f54" draw:formula="0 / ?f24"/>
              <draw:equation draw:name="f55" draw:formula="?f1 / ?f24"/>
              <draw:equation draw:name="f56" draw:formula="0 / ?f25"/>
              <draw:equation draw:name="f57" draw:formula="?f2 / ?f25"/>
              <draw:equation draw:name="f58" draw:formula="?f40 / ?f24"/>
              <draw:equation draw:name="f59" draw:formula="?f41 / ?f25"/>
              <draw:equation draw:name="f60" draw:formula="?f42 / ?f24"/>
              <draw:equation draw:name="f61" draw:formula="?f43 / ?f25"/>
              <draw:equation draw:name="f62" draw:formula="?f44 / ?f24"/>
              <draw:equation draw:name="f63" draw:formula="?f45 / ?f25"/>
              <draw:equation draw:name="f64" draw:formula="?f46 / ?f24"/>
              <draw:equation draw:name="f65" draw:formula="?f47 / ?f25"/>
              <draw:equation draw:name="f66" draw:formula="?f48 / ?f25"/>
              <draw:equation draw:name="f67" draw:formula="?f49 / ?f24"/>
              <draw:equation draw:name="f68" draw:formula="?f50 / ?f24"/>
              <draw:equation draw:name="f69" draw:formula="?f51 / ?f25"/>
              <draw:equation draw:name="f70" draw:formula="?f52 / ?f24"/>
              <draw:equation draw:name="f71" draw:formula="?f53 / ?f25"/>
            </draw:enhanced-geometry>
          </draw:custom-shape>
          <draw:custom-shape svg:x="10.31023in" svg:y="2.92395in" svg:width="2.00039in" svg:height="1.1922in" draw:id="id80" draw:style-name="a716" draw:name="Freeform 440">
            <svg:title/>
            <svg:desc/>
            <text:p text:style-name="a715" text:class-names="" text:cond-style-name=""><text:span text:style-name="a714" text:class-names=""/></text:p>
            <draw:enhanced-geometry xmlns:dr3d="urn:oasis:names:tc:opendocument:xmlns:dr3d:1.0" draw:type="non-primitive" svg:viewBox="0 0 1363 817" draw:enhanced-path="M ?f3 ?f4 C ?f5 ?f6 ?f7 ?f6 ?f8 ?f9 L ?f10 ?f11 ?f0 ?f11 ?f12 ?f13 ?f14 ?f13 C ?f14 ?f13 ?f15 ?f16 ?f17 ?f0 ?f18 ?f19 ?f20 ?f21 ?f22 ?f23 L ?f24 ?f25 ?f26 ?f25 ?f1 ?f2 ?f27 ?f11 ?f3 ?f4 Z N" draw:text-areas="?f72 ?f74 ?f73 ?f75" draw:glue-points="?f76 ?f77 ?f78 ?f79 ?f80 ?f81 ?f82 ?f81 ?f83 ?f84 ?f85 ?f84 ?f86 ?f87 ?f88 ?f89 ?f90 ?f91 ?f92 ?f91 ?f93 ?f94 ?f95 ?f81 ?f76 ?f77" draw:glue-point-leaving-directions="-90, -90, -90, -90, -90, -90, -90, -90, -90, -90, -90, -90, -90">
              <draw:equation draw:name="f0" draw:formula="0"/>
              <draw:equation draw:name="f1" draw:formula="1363"/>
              <draw:equation draw:name="f2" draw:formula="817"/>
              <draw:equation draw:name="f3" draw:formula="842"/>
              <draw:equation draw:name="f4" draw:formula="129"/>
              <draw:equation draw:name="f5" draw:formula="705"/>
              <draw:equation draw:name="f6" draw:formula="153"/>
              <draw:equation draw:name="f7" draw:formula="653"/>
              <draw:equation draw:name="f8" draw:formula="520"/>
              <draw:equation draw:name="f9" draw:formula="131"/>
              <draw:equation draw:name="f10" draw:formula="341"/>
              <draw:equation draw:name="f11" draw:formula="816"/>
              <draw:equation draw:name="f12" draw:formula="2"/>
              <draw:equation draw:name="f13" draw:formula="713"/>
              <draw:equation draw:name="f14" draw:formula="259"/>
              <draw:equation draw:name="f15" draw:formula="403"/>
              <draw:equation draw:name="f16" draw:formula="183"/>
              <draw:equation draw:name="f17" draw:formula="443"/>
              <draw:equation draw:name="f18" draw:formula="588"/>
              <draw:equation draw:name="f19" draw:formula="66"/>
              <draw:equation draw:name="f20" draw:formula="766"/>
              <draw:equation draw:name="f21" draw:formula="65"/>
              <draw:equation draw:name="f22" draw:formula="912"/>
              <draw:equation draw:name="f23" draw:formula="5"/>
              <draw:equation draw:name="f24" draw:formula="1102"/>
              <draw:equation draw:name="f25" draw:formula="716"/>
              <draw:equation draw:name="f26" draw:formula="1359"/>
              <draw:equation draw:name="f27" draw:formula="1023"/>
              <draw:equation draw:name="f28" draw:formula="?f2 - ?f0"/>
              <draw:equation draw:name="f29" draw:formula="?f1 - ?f0"/>
              <draw:equation draw:name="f30" draw:formula="?f29 / 1363"/>
              <draw:equation draw:name="f31" draw:formula="?f28 / 817"/>
              <draw:equation draw:name="f32" draw:formula="842 * ?f29"/>
              <draw:equation draw:name="f33" draw:formula="129 * ?f28"/>
              <draw:equation draw:name="f34" draw:formula="520 * ?f29"/>
              <draw:equation draw:name="f35" draw:formula="131 * ?f28"/>
              <draw:equation draw:name="f36" draw:formula="341 * ?f29"/>
              <draw:equation draw:name="f37" draw:formula="816 * ?f28"/>
              <draw:equation draw:name="f38" draw:formula="0 * ?f29"/>
              <draw:equation draw:name="f39" draw:formula="2 * ?f29"/>
              <draw:equation draw:name="f40" draw:formula="713 * ?f28"/>
              <draw:equation draw:name="f41" draw:formula="259 * ?f29"/>
              <draw:equation draw:name="f42" draw:formula="443 * ?f29"/>
              <draw:equation draw:name="f43" draw:formula="0 * ?f28"/>
              <draw:equation draw:name="f44" draw:formula="912 * ?f29"/>
              <draw:equation draw:name="f45" draw:formula="5 * ?f28"/>
              <draw:equation draw:name="f46" draw:formula="1102 * ?f29"/>
              <draw:equation draw:name="f47" draw:formula="716 * ?f28"/>
              <draw:equation draw:name="f48" draw:formula="1359 * ?f29"/>
              <draw:equation draw:name="f49" draw:formula="1363 * ?f29"/>
              <draw:equation draw:name="f50" draw:formula="817 * ?f28"/>
              <draw:equation draw:name="f51" draw:formula="1023 * ?f29"/>
              <draw:equation draw:name="f52" draw:formula="?f32 / 1363"/>
              <draw:equation draw:name="f53" draw:formula="?f33 / 817"/>
              <draw:equation draw:name="f54" draw:formula="?f34 / 1363"/>
              <draw:equation draw:name="f55" draw:formula="?f35 / 817"/>
              <draw:equation draw:name="f56" draw:formula="?f36 / 1363"/>
              <draw:equation draw:name="f57" draw:formula="?f37 / 817"/>
              <draw:equation draw:name="f58" draw:formula="?f38 / 1363"/>
              <draw:equation draw:name="f59" draw:formula="?f39 / 1363"/>
              <draw:equation draw:name="f60" draw:formula="?f40 / 817"/>
              <draw:equation draw:name="f61" draw:formula="?f41 / 1363"/>
              <draw:equation draw:name="f62" draw:formula="?f42 / 1363"/>
              <draw:equation draw:name="f63" draw:formula="?f43 / 817"/>
              <draw:equation draw:name="f64" draw:formula="?f44 / 1363"/>
              <draw:equation draw:name="f65" draw:formula="?f45 / 817"/>
              <draw:equation draw:name="f66" draw:formula="?f46 / 1363"/>
              <draw:equation draw:name="f67" draw:formula="?f47 / 817"/>
              <draw:equation draw:name="f68" draw:formula="?f48 / 1363"/>
              <draw:equation draw:name="f69" draw:formula="?f49 / 1363"/>
              <draw:equation draw:name="f70" draw:formula="?f50 / 817"/>
              <draw:equation draw:name="f71" draw:formula="?f51 / 1363"/>
              <draw:equation draw:name="f72" draw:formula="0 / ?f30"/>
              <draw:equation draw:name="f73" draw:formula="?f1 / ?f30"/>
              <draw:equation draw:name="f74" draw:formula="0 / ?f31"/>
              <draw:equation draw:name="f75" draw:formula="?f2 / ?f31"/>
              <draw:equation draw:name="f76" draw:formula="?f52 / ?f30"/>
              <draw:equation draw:name="f77" draw:formula="?f53 / ?f31"/>
              <draw:equation draw:name="f78" draw:formula="?f54 / ?f30"/>
              <draw:equation draw:name="f79" draw:formula="?f55 / ?f31"/>
              <draw:equation draw:name="f80" draw:formula="?f56 / ?f30"/>
              <draw:equation draw:name="f81" draw:formula="?f57 / ?f31"/>
              <draw:equation draw:name="f82" draw:formula="?f58 / ?f30"/>
              <draw:equation draw:name="f83" draw:formula="?f59 / ?f30"/>
              <draw:equation draw:name="f84" draw:formula="?f60 / ?f31"/>
              <draw:equation draw:name="f85" draw:formula="?f61 / ?f30"/>
              <draw:equation draw:name="f86" draw:formula="?f62 / ?f30"/>
              <draw:equation draw:name="f87" draw:formula="?f63 / ?f31"/>
              <draw:equation draw:name="f88" draw:formula="?f64 / ?f30"/>
              <draw:equation draw:name="f89" draw:formula="?f65 / ?f31"/>
              <draw:equation draw:name="f90" draw:formula="?f66 / ?f30"/>
              <draw:equation draw:name="f91" draw:formula="?f67 / ?f31"/>
              <draw:equation draw:name="f92" draw:formula="?f68 / ?f30"/>
              <draw:equation draw:name="f93" draw:formula="?f69 / ?f30"/>
              <draw:equation draw:name="f94" draw:formula="?f70 / ?f31"/>
              <draw:equation draw:name="f95" draw:formula="?f71 / ?f30"/>
            </draw:enhanced-geometry>
          </draw:custom-shape>
          <draw:custom-shape svg:x="11.02466in" svg:y="4.43763in" svg:width="0.14288in" svg:height="0.18307in" draw:id="id81" draw:style-name="a719" draw:name="Freeform 441">
            <svg:title/>
            <svg:desc/>
            <text:p text:style-name="a718" text:class-names="" text:cond-style-name=""><text:span text:style-name="a717" text:class-names=""/></text:p>
            <draw:enhanced-geometry xmlns:dr3d="urn:oasis:names:tc:opendocument:xmlns:dr3d:1.0" draw:type="non-primitive" svg:viewBox="0 0 96 127" draw:enhanced-path="M ?f1 ?f3 C ?f1 ?f4 ?f5 ?f6 ?f7 ?f8 ?f9 ?f10 ?f11 ?f12 ?f13 ?f14 ?f15 ?f16 ?f17 ?f18 ?f19 ?f20 ?f21 ?f22 ?f23 ?f2 ?f24 ?f2 L ?f0 ?f2 ?f0 ?f0 ?f25 ?f0 C ?f26 ?f0 ?f23 ?f0 ?f27 ?f28 ?f29 ?f30 ?f19 ?f31 ?f17 ?f32 ?f33 ?f34 ?f35 ?f36 ?f37 ?f38 ?f39 ?f40 ?f41 ?f42 ?f41 ?f43 ?f41 ?f44 ?f13 ?f45 ?f35 ?f46 ?f47 ?f48 ?f49 ?f50 ?f51 ?f23 L ?f51 ?f52 C ?f47 ?f53 ?f13 ?f54 ?f3 ?f55 ?f56 ?f17 ?f1 ?f57 ?f1 ?f3 Z M ?f19 ?f58 C ?f19 ?f43 ?f19 ?f59 ?f55 ?f42 ?f60 ?f61 ?f29 ?f62 ?f21 ?f40 ?f27 ?f63 ?f52 ?f38 ?f50 ?f38 ?f26 ?f38 ?f64 ?f65 ?f25 ?f65 L ?f66 ?f65 ?f66 ?f50 ?f67 ?f50 C ?f46 ?f50 ?f48 ?f50 ?f50 ?f68 ?f23 ?f68 ?f69 ?f70 ?f54 ?f26 ?f29 ?f24 ?f60 ?f64 ?f55 ?f45 ?f19 ?f71 ?f19 ?f44 ?f19 ?f58 Z M ?f15 ?f72 C ?f15 ?f39 ?f47 ?f57 ?f33 ?f33 ?f73 ?f49 ?f17 ?f74 ?f19 ?f75 ?f60 ?f19 ?f21 ?f55 ?f69 ?f55 ?f23 ?f55 ?f70 ?f60 ?f64 ?f60 L ?f66 ?f60 ?f66 ?f76 ?f67 ?f76 C ?f26 ?f76 ?f77 ?f78 ?f69 ?f78 ?f79 ?f80 ?f55 ?f81 ?f75 ?f82 ?f17 ?f8 ?f73 ?f83 ?f33 ?f6 ?f47 ?f84 ?f15 ?f56 ?f15 ?f72 Z N" draw:text-areas="?f199 ?f201 ?f200 ?f202" draw:glue-points="?f203 ?f204 ?f205 ?f206 ?f207 ?f208 ?f209 ?f210 ?f211 ?f212 ?f213 ?f212 ?f213 ?f214 ?f215 ?f214 ?f216 ?f217 ?f218 ?f219 ?f220 ?f221 ?f222 ?f223 ?f224 ?f225 ?f226 ?f227 ?f226 ?f228 ?f229 ?f230 ?f203 ?f204 ?f209 ?f231 ?f232 ?f233 ?f234 ?f235 ?f236 ?f221 ?f215 ?f237 ?f238 ?f237 ?f238 ?f239 ?f240 ?f239 ?f236 ?f241 ?f242 ?f243 ?f232 ?f244 ?f209 ?f231 ?f245 ?f246 ?f247 ?f248 ?f209 ?f249 ?f250 ?f230 ?f251 ?f252 ?f238 ?f252 ?f238 ?f253 ?f240 ?f253 ?f250 ?f254 ?f255 ?f256 ?f247 ?f257 ?f245 ?f246" draw:glue-point-leaving-directions="-90, -90, -90, -90, -90, -90, -90, -90, -90, -90, -90, -90, -90, -90, -90, -90, -90, -90, -90, -90, -90, -90, -90, -90, -90, -90, -90, -90, -90, -90, -90, -90, -90, -90, -90, -90, -90, -90, -90, -90, -90">
              <draw:equation draw:name="f0" draw:formula="0"/>
              <draw:equation draw:name="f1" draw:formula="96"/>
              <draw:equation draw:name="f2" draw:formula="127"/>
              <draw:equation draw:name="f3" draw:formula="88"/>
              <draw:equation draw:name="f4" draw:formula="94"/>
              <draw:equation draw:name="f5" draw:formula="95"/>
              <draw:equation draw:name="f6" draw:formula="100"/>
              <draw:equation draw:name="f7" draw:formula="92"/>
              <draw:equation draw:name="f8" draw:formula="105"/>
              <draw:equation draw:name="f9" draw:formula="90"/>
              <draw:equation draw:name="f10" draw:formula="110"/>
              <draw:equation draw:name="f11" draw:formula="87"/>
              <draw:equation draw:name="f12" draw:formula="114"/>
              <draw:equation draw:name="f13" draw:formula="83"/>
              <draw:equation draw:name="f14" draw:formula="117"/>
              <draw:equation draw:name="f15" draw:formula="78"/>
              <draw:equation draw:name="f16" draw:formula="120"/>
              <draw:equation draw:name="f17" draw:formula="72"/>
              <draw:equation draw:name="f18" draw:formula="123"/>
              <draw:equation draw:name="f19" draw:formula="67"/>
              <draw:equation draw:name="f20" draw:formula="125"/>
              <draw:equation draw:name="f21" draw:formula="61"/>
              <draw:equation draw:name="f22" draw:formula="126"/>
              <draw:equation draw:name="f23" draw:formula="54"/>
              <draw:equation draw:name="f24" draw:formula="45"/>
              <draw:equation draw:name="f25" draw:formula="37"/>
              <draw:equation draw:name="f26" draw:formula="47"/>
              <draw:equation draw:name="f27" draw:formula="58"/>
              <draw:equation draw:name="f28" draw:formula="1"/>
              <draw:equation draw:name="f29" draw:formula="63"/>
              <draw:equation draw:name="f30" draw:formula="2"/>
              <draw:equation draw:name="f31" draw:formula="3"/>
              <draw:equation draw:name="f32" draw:formula="5"/>
              <draw:equation draw:name="f33" draw:formula="76"/>
              <draw:equation draw:name="f34" draw:formula="8"/>
              <draw:equation draw:name="f35" draw:formula="80"/>
              <draw:equation draw:name="f36" draw:formula="11"/>
              <draw:equation draw:name="f37" draw:formula="82"/>
              <draw:equation draw:name="f38" draw:formula="15"/>
              <draw:equation draw:name="f39" draw:formula="84"/>
              <draw:equation draw:name="f40" draw:formula="18"/>
              <draw:equation draw:name="f41" draw:formula="85"/>
              <draw:equation draw:name="f42" draw:formula="23"/>
              <draw:equation draw:name="f43" draw:formula="28"/>
              <draw:equation draw:name="f44" draw:formula="34"/>
              <draw:equation draw:name="f45" draw:formula="40"/>
              <draw:equation draw:name="f46" draw:formula="44"/>
              <draw:equation draw:name="f47" draw:formula="77"/>
              <draw:equation draw:name="f48" draw:formula="48"/>
              <draw:equation draw:name="f49" draw:formula="73"/>
              <draw:equation draw:name="f50" draw:formula="51"/>
              <draw:equation draw:name="f51" draw:formula="68"/>
              <draw:equation draw:name="f52" draw:formula="55"/>
              <draw:equation draw:name="f53" draw:formula="56"/>
              <draw:equation draw:name="f54" draw:formula="60"/>
              <draw:equation draw:name="f55" draw:formula="66"/>
              <draw:equation draw:name="f56" draw:formula="93"/>
              <draw:equation draw:name="f57" draw:formula="79"/>
              <draw:equation draw:name="f58" draw:formula="31"/>
              <draw:equation draw:name="f59" draw:formula="25"/>
              <draw:equation draw:name="f60" draw:formula="65"/>
              <draw:equation draw:name="f61" draw:formula="21"/>
              <draw:equation draw:name="f62" draw:formula="19"/>
              <draw:equation draw:name="f63" draw:formula="16"/>
              <draw:equation draw:name="f64" draw:formula="43"/>
              <draw:equation draw:name="f65" draw:formula="14"/>
              <draw:equation draw:name="f66" draw:formula="17"/>
              <draw:equation draw:name="f67" draw:formula="39"/>
              <draw:equation draw:name="f68" draw:formula="50"/>
              <draw:equation draw:name="f69" draw:formula="57"/>
              <draw:equation draw:name="f70" draw:formula="49"/>
              <draw:equation draw:name="f71" draw:formula="38"/>
              <draw:equation draw:name="f72" draw:formula="89"/>
              <draw:equation draw:name="f73" draw:formula="74"/>
              <draw:equation draw:name="f74" draw:formula="71"/>
              <draw:equation draw:name="f75" draw:formula="69"/>
              <draw:equation draw:name="f76" draw:formula="113"/>
              <draw:equation draw:name="f77" draw:formula="53"/>
              <draw:equation draw:name="f78" draw:formula="112"/>
              <draw:equation draw:name="f79" draw:formula="62"/>
              <draw:equation draw:name="f80" draw:formula="111"/>
              <draw:equation draw:name="f81" draw:formula="109"/>
              <draw:equation draw:name="f82" draw:formula="107"/>
              <draw:equation draw:name="f83" draw:formula="103"/>
              <draw:equation draw:name="f84" draw:formula="97"/>
              <draw:equation draw:name="f85" draw:formula="?f2 - ?f0"/>
              <draw:equation draw:name="f86" draw:formula="?f1 - ?f0"/>
              <draw:equation draw:name="f87" draw:formula="?f86 / 96"/>
              <draw:equation draw:name="f88" draw:formula="?f85 / 127"/>
              <draw:equation draw:name="f89" draw:formula="96 * ?f86"/>
              <draw:equation draw:name="f90" draw:formula="88 * ?f85"/>
              <draw:equation draw:name="f91" draw:formula="92 * ?f86"/>
              <draw:equation draw:name="f92" draw:formula="105 * ?f85"/>
              <draw:equation draw:name="f93" draw:formula="83 * ?f86"/>
              <draw:equation draw:name="f94" draw:formula="117 * ?f85"/>
              <draw:equation draw:name="f95" draw:formula="67 * ?f86"/>
              <draw:equation draw:name="f96" draw:formula="125 * ?f85"/>
              <draw:equation draw:name="f97" draw:formula="45 * ?f86"/>
              <draw:equation draw:name="f98" draw:formula="127 * ?f85"/>
              <draw:equation draw:name="f99" draw:formula="0 * ?f86"/>
              <draw:equation draw:name="f100" draw:formula="0 * ?f85"/>
              <draw:equation draw:name="f101" draw:formula="37 * ?f86"/>
              <draw:equation draw:name="f102" draw:formula="58 * ?f86"/>
              <draw:equation draw:name="f103" draw:formula="1 * ?f85"/>
              <draw:equation draw:name="f104" draw:formula="72 * ?f86"/>
              <draw:equation draw:name="f105" draw:formula="5 * ?f85"/>
              <draw:equation draw:name="f106" draw:formula="82 * ?f86"/>
              <draw:equation draw:name="f107" draw:formula="15 * ?f85"/>
              <draw:equation draw:name="f108" draw:formula="85 * ?f86"/>
              <draw:equation draw:name="f109" draw:formula="28 * ?f85"/>
              <draw:equation draw:name="f110" draw:formula="80 * ?f86"/>
              <draw:equation draw:name="f111" draw:formula="44 * ?f85"/>
              <draw:equation draw:name="f112" draw:formula="68 * ?f86"/>
              <draw:equation draw:name="f113" draw:formula="54 * ?f85"/>
              <draw:equation draw:name="f114" draw:formula="55 * ?f85"/>
              <draw:equation draw:name="f115" draw:formula="88 * ?f86"/>
              <draw:equation draw:name="f116" draw:formula="66 * ?f85"/>
              <draw:equation draw:name="f117" draw:formula="31 * ?f85"/>
              <draw:equation draw:name="f118" draw:formula="66 * ?f86"/>
              <draw:equation draw:name="f119" draw:formula="23 * ?f85"/>
              <draw:equation draw:name="f120" draw:formula="61 * ?f86"/>
              <draw:equation draw:name="f121" draw:formula="18 * ?f85"/>
              <draw:equation draw:name="f122" draw:formula="51 * ?f86"/>
              <draw:equation draw:name="f123" draw:formula="14 * ?f85"/>
              <draw:equation draw:name="f124" draw:formula="17 * ?f86"/>
              <draw:equation draw:name="f125" draw:formula="51 * ?f85"/>
              <draw:equation draw:name="f126" draw:formula="39 * ?f86"/>
              <draw:equation draw:name="f127" draw:formula="50 * ?f85"/>
              <draw:equation draw:name="f128" draw:formula="60 * ?f86"/>
              <draw:equation draw:name="f129" draw:formula="47 * ?f85"/>
              <draw:equation draw:name="f130" draw:formula="40 * ?f85"/>
              <draw:equation draw:name="f131" draw:formula="78 * ?f86"/>
              <draw:equation draw:name="f132" draw:formula="89 * ?f85"/>
              <draw:equation draw:name="f133" draw:formula="76 * ?f86"/>
              <draw:equation draw:name="f134" draw:formula="76 * ?f85"/>
              <draw:equation draw:name="f135" draw:formula="69 * ?f85"/>
              <draw:equation draw:name="f136" draw:formula="57 * ?f86"/>
              <draw:equation draw:name="f137" draw:formula="43 * ?f86"/>
              <draw:equation draw:name="f138" draw:formula="65 * ?f85"/>
              <draw:equation draw:name="f139" draw:formula="113 * ?f85"/>
              <draw:equation draw:name="f140" draw:formula="112 * ?f85"/>
              <draw:equation draw:name="f141" draw:formula="69 * ?f86"/>
              <draw:equation draw:name="f142" draw:formula="107 * ?f85"/>
              <draw:equation draw:name="f143" draw:formula="100 * ?f85"/>
              <draw:equation draw:name="f144" draw:formula="?f89 / 96"/>
              <draw:equation draw:name="f145" draw:formula="?f90 / 127"/>
              <draw:equation draw:name="f146" draw:formula="?f91 / 96"/>
              <draw:equation draw:name="f147" draw:formula="?f92 / 127"/>
              <draw:equation draw:name="f148" draw:formula="?f93 / 96"/>
              <draw:equation draw:name="f149" draw:formula="?f94 / 127"/>
              <draw:equation draw:name="f150" draw:formula="?f95 / 96"/>
              <draw:equation draw:name="f151" draw:formula="?f96 / 127"/>
              <draw:equation draw:name="f152" draw:formula="?f97 / 96"/>
              <draw:equation draw:name="f153" draw:formula="?f98 / 127"/>
              <draw:equation draw:name="f154" draw:formula="?f99 / 96"/>
              <draw:equation draw:name="f155" draw:formula="?f100 / 127"/>
              <draw:equation draw:name="f156" draw:formula="?f101 / 96"/>
              <draw:equation draw:name="f157" draw:formula="?f102 / 96"/>
              <draw:equation draw:name="f158" draw:formula="?f103 / 127"/>
              <draw:equation draw:name="f159" draw:formula="?f104 / 96"/>
              <draw:equation draw:name="f160" draw:formula="?f105 / 127"/>
              <draw:equation draw:name="f161" draw:formula="?f106 / 96"/>
              <draw:equation draw:name="f162" draw:formula="?f107 / 127"/>
              <draw:equation draw:name="f163" draw:formula="?f108 / 96"/>
              <draw:equation draw:name="f164" draw:formula="?f109 / 127"/>
              <draw:equation draw:name="f165" draw:formula="?f110 / 96"/>
              <draw:equation draw:name="f166" draw:formula="?f111 / 127"/>
              <draw:equation draw:name="f167" draw:formula="?f112 / 96"/>
              <draw:equation draw:name="f168" draw:formula="?f113 / 127"/>
              <draw:equation draw:name="f169" draw:formula="?f114 / 127"/>
              <draw:equation draw:name="f170" draw:formula="?f115 / 96"/>
              <draw:equation draw:name="f171" draw:formula="?f116 / 127"/>
              <draw:equation draw:name="f172" draw:formula="?f117 / 127"/>
              <draw:equation draw:name="f173" draw:formula="?f118 / 96"/>
              <draw:equation draw:name="f174" draw:formula="?f119 / 127"/>
              <draw:equation draw:name="f175" draw:formula="?f120 / 96"/>
              <draw:equation draw:name="f176" draw:formula="?f121 / 127"/>
              <draw:equation draw:name="f177" draw:formula="?f122 / 96"/>
              <draw:equation draw:name="f178" draw:formula="?f123 / 127"/>
              <draw:equation draw:name="f179" draw:formula="?f124 / 96"/>
              <draw:equation draw:name="f180" draw:formula="?f125 / 127"/>
              <draw:equation draw:name="f181" draw:formula="?f126 / 96"/>
              <draw:equation draw:name="f182" draw:formula="?f127 / 127"/>
              <draw:equation draw:name="f183" draw:formula="?f128 / 96"/>
              <draw:equation draw:name="f184" draw:formula="?f129 / 127"/>
              <draw:equation draw:name="f185" draw:formula="?f130 / 127"/>
              <draw:equation draw:name="f186" draw:formula="?f131 / 96"/>
              <draw:equation draw:name="f187" draw:formula="?f132 / 127"/>
              <draw:equation draw:name="f188" draw:formula="?f133 / 96"/>
              <draw:equation draw:name="f189" draw:formula="?f134 / 127"/>
              <draw:equation draw:name="f190" draw:formula="?f135 / 127"/>
              <draw:equation draw:name="f191" draw:formula="?f136 / 96"/>
              <draw:equation draw:name="f192" draw:formula="?f137 / 96"/>
              <draw:equation draw:name="f193" draw:formula="?f138 / 127"/>
              <draw:equation draw:name="f194" draw:formula="?f139 / 127"/>
              <draw:equation draw:name="f195" draw:formula="?f140 / 127"/>
              <draw:equation draw:name="f196" draw:formula="?f141 / 96"/>
              <draw:equation draw:name="f197" draw:formula="?f142 / 127"/>
              <draw:equation draw:name="f198" draw:formula="?f143 / 127"/>
              <draw:equation draw:name="f199" draw:formula="0 / ?f87"/>
              <draw:equation draw:name="f200" draw:formula="?f1 / ?f87"/>
              <draw:equation draw:name="f201" draw:formula="0 / ?f88"/>
              <draw:equation draw:name="f202" draw:formula="?f2 / ?f88"/>
              <draw:equation draw:name="f203" draw:formula="?f144 / ?f87"/>
              <draw:equation draw:name="f204" draw:formula="?f145 / ?f88"/>
              <draw:equation draw:name="f205" draw:formula="?f146 / ?f87"/>
              <draw:equation draw:name="f206" draw:formula="?f147 / ?f88"/>
              <draw:equation draw:name="f207" draw:formula="?f148 / ?f87"/>
              <draw:equation draw:name="f208" draw:formula="?f149 / ?f88"/>
              <draw:equation draw:name="f209" draw:formula="?f150 / ?f87"/>
              <draw:equation draw:name="f210" draw:formula="?f151 / ?f88"/>
              <draw:equation draw:name="f211" draw:formula="?f152 / ?f87"/>
              <draw:equation draw:name="f212" draw:formula="?f153 / ?f88"/>
              <draw:equation draw:name="f213" draw:formula="?f154 / ?f87"/>
              <draw:equation draw:name="f214" draw:formula="?f155 / ?f88"/>
              <draw:equation draw:name="f215" draw:formula="?f156 / ?f87"/>
              <draw:equation draw:name="f216" draw:formula="?f157 / ?f87"/>
              <draw:equation draw:name="f217" draw:formula="?f158 / ?f88"/>
              <draw:equation draw:name="f218" draw:formula="?f159 / ?f87"/>
              <draw:equation draw:name="f219" draw:formula="?f160 / ?f88"/>
              <draw:equation draw:name="f220" draw:formula="?f161 / ?f87"/>
              <draw:equation draw:name="f221" draw:formula="?f162 / ?f88"/>
              <draw:equation draw:name="f222" draw:formula="?f163 / ?f87"/>
              <draw:equation draw:name="f223" draw:formula="?f164 / ?f88"/>
              <draw:equation draw:name="f224" draw:formula="?f165 / ?f87"/>
              <draw:equation draw:name="f225" draw:formula="?f166 / ?f88"/>
              <draw:equation draw:name="f226" draw:formula="?f167 / ?f87"/>
              <draw:equation draw:name="f227" draw:formula="?f168 / ?f88"/>
              <draw:equation draw:name="f228" draw:formula="?f169 / ?f88"/>
              <draw:equation draw:name="f229" draw:formula="?f170 / ?f87"/>
              <draw:equation draw:name="f230" draw:formula="?f171 / ?f88"/>
              <draw:equation draw:name="f231" draw:formula="?f172 / ?f88"/>
              <draw:equation draw:name="f232" draw:formula="?f173 / ?f87"/>
              <draw:equation draw:name="f233" draw:formula="?f174 / ?f88"/>
              <draw:equation draw:name="f234" draw:formula="?f175 / ?f87"/>
              <draw:equation draw:name="f235" draw:formula="?f176 / ?f88"/>
              <draw:equation draw:name="f236" draw:formula="?f177 / ?f87"/>
              <draw:equation draw:name="f237" draw:formula="?f178 / ?f88"/>
              <draw:equation draw:name="f238" draw:formula="?f179 / ?f87"/>
              <draw:equation draw:name="f239" draw:formula="?f180 / ?f88"/>
              <draw:equation draw:name="f240" draw:formula="?f181 / ?f87"/>
              <draw:equation draw:name="f241" draw:formula="?f182 / ?f88"/>
              <draw:equation draw:name="f242" draw:formula="?f183 / ?f87"/>
              <draw:equation draw:name="f243" draw:formula="?f184 / ?f88"/>
              <draw:equation draw:name="f244" draw:formula="?f185 / ?f88"/>
              <draw:equation draw:name="f245" draw:formula="?f186 / ?f87"/>
              <draw:equation draw:name="f246" draw:formula="?f187 / ?f88"/>
              <draw:equation draw:name="f247" draw:formula="?f188 / ?f87"/>
              <draw:equation draw:name="f248" draw:formula="?f189 / ?f88"/>
              <draw:equation draw:name="f249" draw:formula="?f190 / ?f88"/>
              <draw:equation draw:name="f250" draw:formula="?f191 / ?f87"/>
              <draw:equation draw:name="f251" draw:formula="?f192 / ?f87"/>
              <draw:equation draw:name="f252" draw:formula="?f193 / ?f88"/>
              <draw:equation draw:name="f253" draw:formula="?f194 / ?f88"/>
              <draw:equation draw:name="f254" draw:formula="?f195 / ?f88"/>
              <draw:equation draw:name="f255" draw:formula="?f196 / ?f87"/>
              <draw:equation draw:name="f256" draw:formula="?f197 / ?f88"/>
              <draw:equation draw:name="f257" draw:formula="?f198 / ?f88"/>
            </draw:enhanced-geometry>
          </draw:custom-shape>
          <draw:custom-shape svg:x="11.1988in" svg:y="4.43317in" svg:width="0.02679in" svg:height="0.18754in" draw:id="id82" draw:style-name="a722" draw:name="Freeform 442">
            <svg:title/>
            <svg:desc/>
            <text:p text:style-name="a721" text:class-names="" text:cond-style-name=""><text:span text:style-name="a720" text:class-names=""/></text:p>
            <draw:enhanced-geometry xmlns:dr3d="urn:oasis:names:tc:opendocument:xmlns:dr3d:1.0" draw:type="non-primitive" svg:viewBox="0 0 18 128" draw:enhanced-path="M ?f1 ?f3 L ?f0 ?f3 ?f0 ?f0 ?f1 ?f0 ?f1 ?f3 Z M ?f3 ?f2 L ?f4 ?f2 ?f4 ?f5 ?f3 ?f5 ?f3 ?f2 Z N" draw:text-areas="?f26 ?f28 ?f27 ?f29" draw:glue-points="?f30 ?f31 ?f32 ?f31 ?f32 ?f33 ?f30 ?f33 ?f30 ?f31 ?f34 ?f35 ?f36 ?f35 ?f36 ?f37 ?f34 ?f37 ?f34 ?f35" draw:glue-point-leaving-directions="-90, -90, -90, -90, -90, -90, -90, -90, -90, -90">
              <draw:equation draw:name="f0" draw:formula="0"/>
              <draw:equation draw:name="f1" draw:formula="18"/>
              <draw:equation draw:name="f2" draw:formula="128"/>
              <draw:equation draw:name="f3" draw:formula="17"/>
              <draw:equation draw:name="f4" draw:formula="1"/>
              <draw:equation draw:name="f5" draw:formula="33"/>
              <draw:equation draw:name="f6" draw:formula="?f2 - ?f0"/>
              <draw:equation draw:name="f7" draw:formula="?f1 - ?f0"/>
              <draw:equation draw:name="f8" draw:formula="?f7 / 18"/>
              <draw:equation draw:name="f9" draw:formula="?f6 / 128"/>
              <draw:equation draw:name="f10" draw:formula="18 * ?f7"/>
              <draw:equation draw:name="f11" draw:formula="17 * ?f6"/>
              <draw:equation draw:name="f12" draw:formula="0 * ?f7"/>
              <draw:equation draw:name="f13" draw:formula="0 * ?f6"/>
              <draw:equation draw:name="f14" draw:formula="17 * ?f7"/>
              <draw:equation draw:name="f15" draw:formula="128 * ?f6"/>
              <draw:equation draw:name="f16" draw:formula="1 * ?f7"/>
              <draw:equation draw:name="f17" draw:formula="33 * ?f6"/>
              <draw:equation draw:name="f18" draw:formula="?f10 / 18"/>
              <draw:equation draw:name="f19" draw:formula="?f11 / 128"/>
              <draw:equation draw:name="f20" draw:formula="?f12 / 18"/>
              <draw:equation draw:name="f21" draw:formula="?f13 / 128"/>
              <draw:equation draw:name="f22" draw:formula="?f14 / 18"/>
              <draw:equation draw:name="f23" draw:formula="?f15 / 128"/>
              <draw:equation draw:name="f24" draw:formula="?f16 / 18"/>
              <draw:equation draw:name="f25" draw:formula="?f17 / 128"/>
              <draw:equation draw:name="f26" draw:formula="0 / ?f8"/>
              <draw:equation draw:name="f27" draw:formula="?f1 / ?f8"/>
              <draw:equation draw:name="f28" draw:formula="0 / ?f9"/>
              <draw:equation draw:name="f29" draw:formula="?f2 / ?f9"/>
              <draw:equation draw:name="f30" draw:formula="?f18 / ?f8"/>
              <draw:equation draw:name="f31" draw:formula="?f19 / ?f9"/>
              <draw:equation draw:name="f32" draw:formula="?f20 / ?f8"/>
              <draw:equation draw:name="f33" draw:formula="?f21 / ?f9"/>
              <draw:equation draw:name="f34" draw:formula="?f22 / ?f8"/>
              <draw:equation draw:name="f35" draw:formula="?f23 / ?f9"/>
              <draw:equation draw:name="f36" draw:formula="?f24 / ?f8"/>
              <draw:equation draw:name="f37" draw:formula="?f25 / ?f9"/>
            </draw:enhanced-geometry>
          </draw:custom-shape>
          <draw:custom-shape svg:x="11.25685in" svg:y="4.4421in" svg:width="0.08484in" svg:height="0.18307in" draw:id="id83" draw:style-name="a725" draw:name="Freeform 443">
            <svg:title/>
            <svg:desc/>
            <text:p text:style-name="a724" text:class-names="" text:cond-style-name=""><text:span text:style-name="a723" text:class-names=""/></text:p>
            <draw:enhanced-geometry xmlns:dr3d="urn:oasis:names:tc:opendocument:xmlns:dr3d:1.0" draw:type="non-primitive" svg:viewBox="0 0 60 125" draw:enhanced-path="M ?f1 ?f3 C ?f4 ?f5 ?f6 ?f7 ?f8 ?f7 ?f9 ?f2 ?f10 ?f2 ?f11 ?f2 ?f12 ?f2 ?f13 ?f3 ?f14 ?f15 ?f16 ?f17 ?f18 ?f19 ?f18 ?f20 L ?f18 ?f11 ?f0 ?f11 ?f0 ?f21 ?f18 ?f21 ?f18 ?f0 ?f22 ?f0 ?f22 ?f21 ?f1 ?f21 ?f1 ?f11 ?f22 ?f11 ?f22 ?f23 C ?f22 ?f24 ?f22 ?f25 ?f22 ?f26 ?f21 ?f27 ?f21 ?f28 ?f29 ?f30 ?f12 ?f31 ?f32 ?f33 ?f34 ?f35 ?f36 ?f37 ?f11 ?f38 ?f39 ?f38 ?f40 ?f38 ?f8 ?f38 ?f41 ?f37 ?f42 ?f35 ?f43 ?f33 ?f44 ?f33 L ?f1 ?f33 ?f1 ?f3 Z N" draw:text-areas="?f103 ?f105 ?f104 ?f106" draw:glue-points="?f107 ?f108 ?f109 ?f110 ?f111 ?f112 ?f113 ?f114 ?f115 ?f116 ?f115 ?f117 ?f118 ?f117 ?f118 ?f119 ?f115 ?f119 ?f115 ?f120 ?f121 ?f120 ?f121 ?f119 ?f107 ?f119 ?f107 ?f117 ?f121 ?f117 ?f121 ?f122 ?f121 ?f123 ?f124 ?f125 ?f126 ?f127 ?f128 ?f129 ?f130 ?f131 ?f132 ?f133 ?f107 ?f133 ?f107 ?f108" draw:glue-point-leaving-directions="-90, -90, -90, -90, -90, -90, -90, -90, -90, -90, -90, -90, -90, -90, -90, -90, -90, -90, -90, -90, -90, -90, -90, -90">
              <draw:equation draw:name="f0" draw:formula="0"/>
              <draw:equation draw:name="f1" draw:formula="60"/>
              <draw:equation draw:name="f2" draw:formula="125"/>
              <draw:equation draw:name="f3" draw:formula="122"/>
              <draw:equation draw:name="f4" draw:formula="57"/>
              <draw:equation draw:name="f5" draw:formula="123"/>
              <draw:equation draw:name="f6" draw:formula="54"/>
              <draw:equation draw:name="f7" draw:formula="124"/>
              <draw:equation draw:name="f8" draw:formula="50"/>
              <draw:equation draw:name="f9" draw:formula="47"/>
              <draw:equation draw:name="f10" draw:formula="44"/>
              <draw:equation draw:name="f11" draw:formula="41"/>
              <draw:equation draw:name="f12" draw:formula="31"/>
              <draw:equation draw:name="f13" draw:formula="24"/>
              <draw:equation draw:name="f14" draw:formula="19"/>
              <draw:equation draw:name="f15" draw:formula="117"/>
              <draw:equation draw:name="f16" draw:formula="14"/>
              <draw:equation draw:name="f17" draw:formula="112"/>
              <draw:equation draw:name="f18" draw:formula="11"/>
              <draw:equation draw:name="f19" draw:formula="103"/>
              <draw:equation draw:name="f20" draw:formula="92"/>
              <draw:equation draw:name="f21" draw:formula="28"/>
              <draw:equation draw:name="f22" draw:formula="27"/>
              <draw:equation draw:name="f23" draw:formula="85"/>
              <draw:equation draw:name="f24" draw:formula="90"/>
              <draw:equation draw:name="f25" draw:formula="94"/>
              <draw:equation draw:name="f26" draw:formula="96"/>
              <draw:equation draw:name="f27" draw:formula="99"/>
              <draw:equation draw:name="f28" draw:formula="102"/>
              <draw:equation draw:name="f29" draw:formula="30"/>
              <draw:equation draw:name="f30" draw:formula="104"/>
              <draw:equation draw:name="f31" draw:formula="107"/>
              <draw:equation draw:name="f32" draw:formula="33"/>
              <draw:equation draw:name="f33" draw:formula="108"/>
              <draw:equation draw:name="f34" draw:formula="35"/>
              <draw:equation draw:name="f35" draw:formula="109"/>
              <draw:equation draw:name="f36" draw:formula="37"/>
              <draw:equation draw:name="f37" draw:formula="110"/>
              <draw:equation draw:name="f38" draw:formula="111"/>
              <draw:equation draw:name="f39" draw:formula="45"/>
              <draw:equation draw:name="f40" draw:formula="48"/>
              <draw:equation draw:name="f41" draw:formula="53"/>
              <draw:equation draw:name="f42" draw:formula="56"/>
              <draw:equation draw:name="f43" draw:formula="58"/>
              <draw:equation draw:name="f44" draw:formula="59"/>
              <draw:equation draw:name="f45" draw:formula="?f2 - ?f0"/>
              <draw:equation draw:name="f46" draw:formula="?f1 - ?f0"/>
              <draw:equation draw:name="f47" draw:formula="?f46 / 60"/>
              <draw:equation draw:name="f48" draw:formula="?f45 / 125"/>
              <draw:equation draw:name="f49" draw:formula="60 * ?f46"/>
              <draw:equation draw:name="f50" draw:formula="122 * ?f45"/>
              <draw:equation draw:name="f51" draw:formula="50 * ?f46"/>
              <draw:equation draw:name="f52" draw:formula="124 * ?f45"/>
              <draw:equation draw:name="f53" draw:formula="41 * ?f46"/>
              <draw:equation draw:name="f54" draw:formula="125 * ?f45"/>
              <draw:equation draw:name="f55" draw:formula="19 * ?f46"/>
              <draw:equation draw:name="f56" draw:formula="117 * ?f45"/>
              <draw:equation draw:name="f57" draw:formula="11 * ?f46"/>
              <draw:equation draw:name="f58" draw:formula="92 * ?f45"/>
              <draw:equation draw:name="f59" draw:formula="41 * ?f45"/>
              <draw:equation draw:name="f60" draw:formula="0 * ?f46"/>
              <draw:equation draw:name="f61" draw:formula="28 * ?f45"/>
              <draw:equation draw:name="f62" draw:formula="0 * ?f45"/>
              <draw:equation draw:name="f63" draw:formula="27 * ?f46"/>
              <draw:equation draw:name="f64" draw:formula="85 * ?f45"/>
              <draw:equation draw:name="f65" draw:formula="96 * ?f45"/>
              <draw:equation draw:name="f66" draw:formula="30 * ?f46"/>
              <draw:equation draw:name="f67" draw:formula="104 * ?f45"/>
              <draw:equation draw:name="f68" draw:formula="35 * ?f46"/>
              <draw:equation draw:name="f69" draw:formula="109 * ?f45"/>
              <draw:equation draw:name="f70" draw:formula="45 * ?f46"/>
              <draw:equation draw:name="f71" draw:formula="111 * ?f45"/>
              <draw:equation draw:name="f72" draw:formula="53 * ?f46"/>
              <draw:equation draw:name="f73" draw:formula="110 * ?f45"/>
              <draw:equation draw:name="f74" draw:formula="59 * ?f46"/>
              <draw:equation draw:name="f75" draw:formula="108 * ?f45"/>
              <draw:equation draw:name="f76" draw:formula="?f49 / 60"/>
              <draw:equation draw:name="f77" draw:formula="?f50 / 125"/>
              <draw:equation draw:name="f78" draw:formula="?f51 / 60"/>
              <draw:equation draw:name="f79" draw:formula="?f52 / 125"/>
              <draw:equation draw:name="f80" draw:formula="?f53 / 60"/>
              <draw:equation draw:name="f81" draw:formula="?f54 / 125"/>
              <draw:equation draw:name="f82" draw:formula="?f55 / 60"/>
              <draw:equation draw:name="f83" draw:formula="?f56 / 125"/>
              <draw:equation draw:name="f84" draw:formula="?f57 / 60"/>
              <draw:equation draw:name="f85" draw:formula="?f58 / 125"/>
              <draw:equation draw:name="f86" draw:formula="?f59 / 125"/>
              <draw:equation draw:name="f87" draw:formula="?f60 / 60"/>
              <draw:equation draw:name="f88" draw:formula="?f61 / 125"/>
              <draw:equation draw:name="f89" draw:formula="?f62 / 125"/>
              <draw:equation draw:name="f90" draw:formula="?f63 / 60"/>
              <draw:equation draw:name="f91" draw:formula="?f64 / 125"/>
              <draw:equation draw:name="f92" draw:formula="?f65 / 125"/>
              <draw:equation draw:name="f93" draw:formula="?f66 / 60"/>
              <draw:equation draw:name="f94" draw:formula="?f67 / 125"/>
              <draw:equation draw:name="f95" draw:formula="?f68 / 60"/>
              <draw:equation draw:name="f96" draw:formula="?f69 / 125"/>
              <draw:equation draw:name="f97" draw:formula="?f70 / 60"/>
              <draw:equation draw:name="f98" draw:formula="?f71 / 125"/>
              <draw:equation draw:name="f99" draw:formula="?f72 / 60"/>
              <draw:equation draw:name="f100" draw:formula="?f73 / 125"/>
              <draw:equation draw:name="f101" draw:formula="?f74 / 60"/>
              <draw:equation draw:name="f102" draw:formula="?f75 / 125"/>
              <draw:equation draw:name="f103" draw:formula="0 / ?f47"/>
              <draw:equation draw:name="f104" draw:formula="?f1 / ?f47"/>
              <draw:equation draw:name="f105" draw:formula="0 / ?f48"/>
              <draw:equation draw:name="f106" draw:formula="?f2 / ?f48"/>
              <draw:equation draw:name="f107" draw:formula="?f76 / ?f47"/>
              <draw:equation draw:name="f108" draw:formula="?f77 / ?f48"/>
              <draw:equation draw:name="f109" draw:formula="?f78 / ?f47"/>
              <draw:equation draw:name="f110" draw:formula="?f79 / ?f48"/>
              <draw:equation draw:name="f111" draw:formula="?f80 / ?f47"/>
              <draw:equation draw:name="f112" draw:formula="?f81 / ?f48"/>
              <draw:equation draw:name="f113" draw:formula="?f82 / ?f47"/>
              <draw:equation draw:name="f114" draw:formula="?f83 / ?f48"/>
              <draw:equation draw:name="f115" draw:formula="?f84 / ?f47"/>
              <draw:equation draw:name="f116" draw:formula="?f85 / ?f48"/>
              <draw:equation draw:name="f117" draw:formula="?f86 / ?f48"/>
              <draw:equation draw:name="f118" draw:formula="?f87 / ?f47"/>
              <draw:equation draw:name="f119" draw:formula="?f88 / ?f48"/>
              <draw:equation draw:name="f120" draw:formula="?f89 / ?f48"/>
              <draw:equation draw:name="f121" draw:formula="?f90 / ?f47"/>
              <draw:equation draw:name="f122" draw:formula="?f91 / ?f48"/>
              <draw:equation draw:name="f123" draw:formula="?f92 / ?f48"/>
              <draw:equation draw:name="f124" draw:formula="?f93 / ?f47"/>
              <draw:equation draw:name="f125" draw:formula="?f94 / ?f48"/>
              <draw:equation draw:name="f126" draw:formula="?f95 / ?f47"/>
              <draw:equation draw:name="f127" draw:formula="?f96 / ?f48"/>
              <draw:equation draw:name="f128" draw:formula="?f97 / ?f47"/>
              <draw:equation draw:name="f129" draw:formula="?f98 / ?f48"/>
              <draw:equation draw:name="f130" draw:formula="?f99 / ?f47"/>
              <draw:equation draw:name="f131" draw:formula="?f100 / ?f48"/>
              <draw:equation draw:name="f132" draw:formula="?f101 / ?f47"/>
              <draw:equation draw:name="f133" draw:formula="?f102 / ?f48"/>
            </draw:enhanced-geometry>
          </draw:custom-shape>
          <draw:custom-shape svg:x="11.35508in" svg:y="4.4421in" svg:width="0.0893in" svg:height="0.18307in" draw:id="id84" draw:style-name="a728" draw:name="Freeform 444">
            <svg:title/>
            <svg:desc/>
            <text:p text:style-name="a727" text:class-names="" text:cond-style-name=""><text:span text:style-name="a726" text:class-names=""/></text:p>
            <draw:enhanced-geometry xmlns:dr3d="urn:oasis:names:tc:opendocument:xmlns:dr3d:1.0" draw:type="non-primitive" svg:viewBox="0 0 60 125" draw:enhanced-path="M ?f1 ?f3 C ?f4 ?f5 ?f6 ?f7 ?f8 ?f7 ?f9 ?f2 ?f10 ?f2 ?f11 ?f2 ?f12 ?f2 ?f13 ?f3 ?f14 ?f15 ?f16 ?f17 ?f18 ?f19 ?f18 ?f20 L ?f18 ?f11 ?f0 ?f11 ?f0 ?f21 ?f18 ?f21 ?f18 ?f0 ?f22 ?f0 ?f22 ?f21 ?f1 ?f21 ?f1 ?f11 ?f22 ?f11 ?f22 ?f23 C ?f22 ?f24 ?f22 ?f25 ?f22 ?f26 ?f21 ?f27 ?f21 ?f28 ?f29 ?f30 ?f12 ?f31 ?f32 ?f33 ?f34 ?f35 ?f36 ?f37 ?f11 ?f38 ?f39 ?f38 ?f40 ?f38 ?f8 ?f38 ?f41 ?f37 ?f42 ?f35 ?f43 ?f33 ?f44 ?f33 L ?f1 ?f33 ?f1 ?f3 Z N" draw:text-areas="?f103 ?f105 ?f104 ?f106" draw:glue-points="?f107 ?f108 ?f109 ?f110 ?f111 ?f112 ?f113 ?f114 ?f115 ?f116 ?f115 ?f117 ?f118 ?f117 ?f118 ?f119 ?f115 ?f119 ?f115 ?f120 ?f121 ?f120 ?f121 ?f119 ?f107 ?f119 ?f107 ?f117 ?f121 ?f117 ?f121 ?f122 ?f121 ?f123 ?f124 ?f125 ?f126 ?f127 ?f128 ?f129 ?f130 ?f131 ?f132 ?f133 ?f107 ?f133 ?f107 ?f108" draw:glue-point-leaving-directions="-90, -90, -90, -90, -90, -90, -90, -90, -90, -90, -90, -90, -90, -90, -90, -90, -90, -90, -90, -90, -90, -90, -90, -90">
              <draw:equation draw:name="f0" draw:formula="0"/>
              <draw:equation draw:name="f1" draw:formula="60"/>
              <draw:equation draw:name="f2" draw:formula="125"/>
              <draw:equation draw:name="f3" draw:formula="122"/>
              <draw:equation draw:name="f4" draw:formula="57"/>
              <draw:equation draw:name="f5" draw:formula="123"/>
              <draw:equation draw:name="f6" draw:formula="54"/>
              <draw:equation draw:name="f7" draw:formula="124"/>
              <draw:equation draw:name="f8" draw:formula="50"/>
              <draw:equation draw:name="f9" draw:formula="47"/>
              <draw:equation draw:name="f10" draw:formula="44"/>
              <draw:equation draw:name="f11" draw:formula="41"/>
              <draw:equation draw:name="f12" draw:formula="31"/>
              <draw:equation draw:name="f13" draw:formula="24"/>
              <draw:equation draw:name="f14" draw:formula="19"/>
              <draw:equation draw:name="f15" draw:formula="117"/>
              <draw:equation draw:name="f16" draw:formula="14"/>
              <draw:equation draw:name="f17" draw:formula="112"/>
              <draw:equation draw:name="f18" draw:formula="11"/>
              <draw:equation draw:name="f19" draw:formula="103"/>
              <draw:equation draw:name="f20" draw:formula="92"/>
              <draw:equation draw:name="f21" draw:formula="28"/>
              <draw:equation draw:name="f22" draw:formula="27"/>
              <draw:equation draw:name="f23" draw:formula="85"/>
              <draw:equation draw:name="f24" draw:formula="90"/>
              <draw:equation draw:name="f25" draw:formula="94"/>
              <draw:equation draw:name="f26" draw:formula="96"/>
              <draw:equation draw:name="f27" draw:formula="99"/>
              <draw:equation draw:name="f28" draw:formula="102"/>
              <draw:equation draw:name="f29" draw:formula="30"/>
              <draw:equation draw:name="f30" draw:formula="104"/>
              <draw:equation draw:name="f31" draw:formula="107"/>
              <draw:equation draw:name="f32" draw:formula="33"/>
              <draw:equation draw:name="f33" draw:formula="108"/>
              <draw:equation draw:name="f34" draw:formula="35"/>
              <draw:equation draw:name="f35" draw:formula="109"/>
              <draw:equation draw:name="f36" draw:formula="37"/>
              <draw:equation draw:name="f37" draw:formula="110"/>
              <draw:equation draw:name="f38" draw:formula="111"/>
              <draw:equation draw:name="f39" draw:formula="45"/>
              <draw:equation draw:name="f40" draw:formula="48"/>
              <draw:equation draw:name="f41" draw:formula="53"/>
              <draw:equation draw:name="f42" draw:formula="56"/>
              <draw:equation draw:name="f43" draw:formula="58"/>
              <draw:equation draw:name="f44" draw:formula="59"/>
              <draw:equation draw:name="f45" draw:formula="?f2 - ?f0"/>
              <draw:equation draw:name="f46" draw:formula="?f1 - ?f0"/>
              <draw:equation draw:name="f47" draw:formula="?f46 / 60"/>
              <draw:equation draw:name="f48" draw:formula="?f45 / 125"/>
              <draw:equation draw:name="f49" draw:formula="60 * ?f46"/>
              <draw:equation draw:name="f50" draw:formula="122 * ?f45"/>
              <draw:equation draw:name="f51" draw:formula="50 * ?f46"/>
              <draw:equation draw:name="f52" draw:formula="124 * ?f45"/>
              <draw:equation draw:name="f53" draw:formula="41 * ?f46"/>
              <draw:equation draw:name="f54" draw:formula="125 * ?f45"/>
              <draw:equation draw:name="f55" draw:formula="19 * ?f46"/>
              <draw:equation draw:name="f56" draw:formula="117 * ?f45"/>
              <draw:equation draw:name="f57" draw:formula="11 * ?f46"/>
              <draw:equation draw:name="f58" draw:formula="92 * ?f45"/>
              <draw:equation draw:name="f59" draw:formula="41 * ?f45"/>
              <draw:equation draw:name="f60" draw:formula="0 * ?f46"/>
              <draw:equation draw:name="f61" draw:formula="28 * ?f45"/>
              <draw:equation draw:name="f62" draw:formula="0 * ?f45"/>
              <draw:equation draw:name="f63" draw:formula="27 * ?f46"/>
              <draw:equation draw:name="f64" draw:formula="85 * ?f45"/>
              <draw:equation draw:name="f65" draw:formula="96 * ?f45"/>
              <draw:equation draw:name="f66" draw:formula="30 * ?f46"/>
              <draw:equation draw:name="f67" draw:formula="104 * ?f45"/>
              <draw:equation draw:name="f68" draw:formula="35 * ?f46"/>
              <draw:equation draw:name="f69" draw:formula="109 * ?f45"/>
              <draw:equation draw:name="f70" draw:formula="45 * ?f46"/>
              <draw:equation draw:name="f71" draw:formula="111 * ?f45"/>
              <draw:equation draw:name="f72" draw:formula="53 * ?f46"/>
              <draw:equation draw:name="f73" draw:formula="110 * ?f45"/>
              <draw:equation draw:name="f74" draw:formula="59 * ?f46"/>
              <draw:equation draw:name="f75" draw:formula="108 * ?f45"/>
              <draw:equation draw:name="f76" draw:formula="?f49 / 60"/>
              <draw:equation draw:name="f77" draw:formula="?f50 / 125"/>
              <draw:equation draw:name="f78" draw:formula="?f51 / 60"/>
              <draw:equation draw:name="f79" draw:formula="?f52 / 125"/>
              <draw:equation draw:name="f80" draw:formula="?f53 / 60"/>
              <draw:equation draw:name="f81" draw:formula="?f54 / 125"/>
              <draw:equation draw:name="f82" draw:formula="?f55 / 60"/>
              <draw:equation draw:name="f83" draw:formula="?f56 / 125"/>
              <draw:equation draw:name="f84" draw:formula="?f57 / 60"/>
              <draw:equation draw:name="f85" draw:formula="?f58 / 125"/>
              <draw:equation draw:name="f86" draw:formula="?f59 / 125"/>
              <draw:equation draw:name="f87" draw:formula="?f60 / 60"/>
              <draw:equation draw:name="f88" draw:formula="?f61 / 125"/>
              <draw:equation draw:name="f89" draw:formula="?f62 / 125"/>
              <draw:equation draw:name="f90" draw:formula="?f63 / 60"/>
              <draw:equation draw:name="f91" draw:formula="?f64 / 125"/>
              <draw:equation draw:name="f92" draw:formula="?f65 / 125"/>
              <draw:equation draw:name="f93" draw:formula="?f66 / 60"/>
              <draw:equation draw:name="f94" draw:formula="?f67 / 125"/>
              <draw:equation draw:name="f95" draw:formula="?f68 / 60"/>
              <draw:equation draw:name="f96" draw:formula="?f69 / 125"/>
              <draw:equation draw:name="f97" draw:formula="?f70 / 60"/>
              <draw:equation draw:name="f98" draw:formula="?f71 / 125"/>
              <draw:equation draw:name="f99" draw:formula="?f72 / 60"/>
              <draw:equation draw:name="f100" draw:formula="?f73 / 125"/>
              <draw:equation draw:name="f101" draw:formula="?f74 / 60"/>
              <draw:equation draw:name="f102" draw:formula="?f75 / 125"/>
              <draw:equation draw:name="f103" draw:formula="0 / ?f47"/>
              <draw:equation draw:name="f104" draw:formula="?f1 / ?f47"/>
              <draw:equation draw:name="f105" draw:formula="0 / ?f48"/>
              <draw:equation draw:name="f106" draw:formula="?f2 / ?f48"/>
              <draw:equation draw:name="f107" draw:formula="?f76 / ?f47"/>
              <draw:equation draw:name="f108" draw:formula="?f77 / ?f48"/>
              <draw:equation draw:name="f109" draw:formula="?f78 / ?f47"/>
              <draw:equation draw:name="f110" draw:formula="?f79 / ?f48"/>
              <draw:equation draw:name="f111" draw:formula="?f80 / ?f47"/>
              <draw:equation draw:name="f112" draw:formula="?f81 / ?f48"/>
              <draw:equation draw:name="f113" draw:formula="?f82 / ?f47"/>
              <draw:equation draw:name="f114" draw:formula="?f83 / ?f48"/>
              <draw:equation draw:name="f115" draw:formula="?f84 / ?f47"/>
              <draw:equation draw:name="f116" draw:formula="?f85 / ?f48"/>
              <draw:equation draw:name="f117" draw:formula="?f86 / ?f48"/>
              <draw:equation draw:name="f118" draw:formula="?f87 / ?f47"/>
              <draw:equation draw:name="f119" draw:formula="?f88 / ?f48"/>
              <draw:equation draw:name="f120" draw:formula="?f89 / ?f48"/>
              <draw:equation draw:name="f121" draw:formula="?f90 / ?f47"/>
              <draw:equation draw:name="f122" draw:formula="?f91 / ?f48"/>
              <draw:equation draw:name="f123" draw:formula="?f92 / ?f48"/>
              <draw:equation draw:name="f124" draw:formula="?f93 / ?f47"/>
              <draw:equation draw:name="f125" draw:formula="?f94 / ?f48"/>
              <draw:equation draw:name="f126" draw:formula="?f95 / ?f47"/>
              <draw:equation draw:name="f127" draw:formula="?f96 / ?f48"/>
              <draw:equation draw:name="f128" draw:formula="?f97 / ?f47"/>
              <draw:equation draw:name="f129" draw:formula="?f98 / ?f48"/>
              <draw:equation draw:name="f130" draw:formula="?f99 / ?f47"/>
              <draw:equation draw:name="f131" draw:formula="?f100 / ?f48"/>
              <draw:equation draw:name="f132" draw:formula="?f101 / ?f47"/>
              <draw:equation draw:name="f133" draw:formula="?f102 / ?f48"/>
            </draw:enhanced-geometry>
          </draw:custom-shape>
          <draw:custom-shape svg:x="11.46224in" svg:y="4.47782in" svg:width="0.12949in" svg:height="0.14735in" draw:id="id85" draw:style-name="a731" draw:name="Freeform 445">
            <svg:title/>
            <svg:desc/>
            <text:p text:style-name="a730" text:class-names="" text:cond-style-name=""><text:span text:style-name="a729" text:class-names=""/></text:p>
            <draw:enhanced-geometry xmlns:dr3d="urn:oasis:names:tc:opendocument:xmlns:dr3d:1.0" draw:type="non-primitive" svg:viewBox="0 0 87 100" draw:enhanced-path="M ?f1 ?f3 L ?f4 ?f3 C ?f4 ?f5 ?f6 ?f7 ?f8 ?f9 ?f10 ?f11 ?f12 ?f13 ?f14 ?f15 ?f16 ?f17 ?f18 ?f19 ?f20 ?f21 ?f22 ?f23 ?f24 ?f23 ?f25 ?f23 ?f26 ?f23 ?f7 ?f27 ?f28 ?f29 ?f30 ?f31 ?f17 ?f32 ?f21 ?f13 L ?f27 ?f13 ?f27 ?f33 C ?f34 ?f35 ?f36 ?f37 ?f38 ?f39 ?f7 ?f2 ?f26 ?f2 ?f25 ?f2 ?f40 ?f2 ?f41 ?f37 ?f42 ?f43 ?f44 ?f34 ?f0 ?f9 ?f0 ?f45 ?f0 ?f40 ?f44 ?f12 ?f42 ?f46 ?f10 ?f47 ?f18 ?f0 ?f48 ?f0 ?f49 ?f0 ?f50 ?f44 ?f30 ?f51 ?f19 ?f8 ?f1 ?f16 ?f1 ?f52 L ?f1 ?f3 Z M ?f53 ?f54 C ?f53 ?f55 ?f50 ?f56 ?f57 ?f58 ?f59 ?f4 ?f60 ?f42 ?f48 ?f42 ?f20 ?f42 ?f61 ?f4 ?f56 ?f10 ?f58 ?f14 ?f6 ?f62 ?f4 ?f54 L ?f53 ?f54 Z N" draw:text-areas="?f141 ?f143 ?f142 ?f144" draw:glue-points="?f145 ?f146 ?f147 ?f146 ?f148 ?f149 ?f150 ?f151 ?f152 ?f153 ?f154 ?f155 ?f156 ?f157 ?f158 ?f159 ?f160 ?f159 ?f160 ?f161 ?f162 ?f163 ?f154 ?f164 ?f165 ?f166 ?f167 ?f168 ?f165 ?f169 ?f170 ?f171 ?f172 ?f173 ?f145 ?f174 ?f145 ?f146 ?f175 ?f176 ?f177 ?f178 ?f170 ?f179 ?f180 ?f181 ?f147 ?f176 ?f175 ?f176" draw:glue-point-leaving-directions="-90, -90, -90, -90, -90, -90, -90, -90, -90, -90, -90, -90, -90, -90, -90, -90, -90, -90, -90, -90, -90, -90, -90, -90, -90">
              <draw:equation draw:name="f0" draw:formula="0"/>
              <draw:equation draw:name="f1" draw:formula="87"/>
              <draw:equation draw:name="f2" draw:formula="100"/>
              <draw:equation draw:name="f3" draw:formula="52"/>
              <draw:equation draw:name="f4" draw:formula="16"/>
              <draw:equation draw:name="f5" draw:formula="58"/>
              <draw:equation draw:name="f6" draw:formula="17"/>
              <draw:equation draw:name="f7" draw:formula="63"/>
              <draw:equation draw:name="f8" draw:formula="19"/>
              <draw:equation draw:name="f9" draw:formula="67"/>
              <draw:equation draw:name="f10" draw:formula="21"/>
              <draw:equation draw:name="f11" draw:formula="72"/>
              <draw:equation draw:name="f12" draw:formula="23"/>
              <draw:equation draw:name="f13" draw:formula="75"/>
              <draw:equation draw:name="f14" draw:formula="26"/>
              <draw:equation draw:name="f15" draw:formula="78"/>
              <draw:equation draw:name="f16" draw:formula="29"/>
              <draw:equation draw:name="f17" draw:formula="81"/>
              <draw:equation draw:name="f18" draw:formula="33"/>
              <draw:equation draw:name="f19" draw:formula="83"/>
              <draw:equation draw:name="f20" draw:formula="37"/>
              <draw:equation draw:name="f21" draw:formula="84"/>
              <draw:equation draw:name="f22" draw:formula="41"/>
              <draw:equation draw:name="f23" draw:formula="86"/>
              <draw:equation draw:name="f24" draw:formula="45"/>
              <draw:equation draw:name="f25" draw:formula="50"/>
              <draw:equation draw:name="f26" draw:formula="57"/>
              <draw:equation draw:name="f27" draw:formula="85"/>
              <draw:equation draw:name="f28" draw:formula="70"/>
              <draw:equation draw:name="f29" draw:formula="82"/>
              <draw:equation draw:name="f30" draw:formula="76"/>
              <draw:equation draw:name="f31" draw:formula="80"/>
              <draw:equation draw:name="f32" draw:formula="77"/>
              <draw:equation draw:name="f33" draw:formula="92"/>
              <draw:equation draw:name="f34" draw:formula="79"/>
              <draw:equation draw:name="f35" draw:formula="95"/>
              <draw:equation draw:name="f36" draw:formula="74"/>
              <draw:equation draw:name="f37" draw:formula="96"/>
              <draw:equation draw:name="f38" draw:formula="68"/>
              <draw:equation draw:name="f39" draw:formula="98"/>
              <draw:equation draw:name="f40" draw:formula="35"/>
              <draw:equation draw:name="f41" draw:formula="22"/>
              <draw:equation draw:name="f42" draw:formula="13"/>
              <draw:equation draw:name="f43" draw:formula="88"/>
              <draw:equation draw:name="f44" draw:formula="4"/>
              <draw:equation draw:name="f45" draw:formula="51"/>
              <draw:equation draw:name="f46" draw:formula="14"/>
              <draw:equation draw:name="f47" draw:formula="5"/>
              <draw:equation draw:name="f48" draw:formula="46"/>
              <draw:equation draw:name="f49" draw:formula="59"/>
              <draw:equation draw:name="f50" draw:formula="69"/>
              <draw:equation draw:name="f51" draw:formula="11"/>
              <draw:equation draw:name="f52" draw:formula="43"/>
              <draw:equation draw:name="f53" draw:formula="71"/>
              <draw:equation draw:name="f54" draw:formula="40"/>
              <draw:equation draw:name="f55" draw:formula="31"/>
              <draw:equation draw:name="f56" draw:formula="25"/>
              <draw:equation draw:name="f57" draw:formula="65"/>
              <draw:equation draw:name="f58" draw:formula="20"/>
              <draw:equation draw:name="f59" draw:formula="60"/>
              <draw:equation draw:name="f60" draw:formula="54"/>
              <draw:equation draw:name="f61" draw:formula="30"/>
              <draw:equation draw:name="f62" draw:formula="32"/>
              <draw:equation draw:name="f63" draw:formula="?f2 - ?f0"/>
              <draw:equation draw:name="f64" draw:formula="?f1 - ?f0"/>
              <draw:equation draw:name="f65" draw:formula="?f64 / 87"/>
              <draw:equation draw:name="f66" draw:formula="?f63 / 100"/>
              <draw:equation draw:name="f67" draw:formula="87 * ?f64"/>
              <draw:equation draw:name="f68" draw:formula="52 * ?f63"/>
              <draw:equation draw:name="f69" draw:formula="16 * ?f64"/>
              <draw:equation draw:name="f70" draw:formula="19 * ?f64"/>
              <draw:equation draw:name="f71" draw:formula="67 * ?f63"/>
              <draw:equation draw:name="f72" draw:formula="26 * ?f64"/>
              <draw:equation draw:name="f73" draw:formula="78 * ?f63"/>
              <draw:equation draw:name="f74" draw:formula="37 * ?f64"/>
              <draw:equation draw:name="f75" draw:formula="84 * ?f63"/>
              <draw:equation draw:name="f76" draw:formula="50 * ?f64"/>
              <draw:equation draw:name="f77" draw:formula="86 * ?f63"/>
              <draw:equation draw:name="f78" draw:formula="70 * ?f64"/>
              <draw:equation draw:name="f79" draw:formula="82 * ?f63"/>
              <draw:equation draw:name="f80" draw:formula="84 * ?f64"/>
              <draw:equation draw:name="f81" draw:formula="75 * ?f63"/>
              <draw:equation draw:name="f82" draw:formula="85 * ?f64"/>
              <draw:equation draw:name="f83" draw:formula="92 * ?f63"/>
              <draw:equation draw:name="f84" draw:formula="68 * ?f64"/>
              <draw:equation draw:name="f85" draw:formula="98 * ?f63"/>
              <draw:equation draw:name="f86" draw:formula="100 * ?f63"/>
              <draw:equation draw:name="f87" draw:formula="13 * ?f64"/>
              <draw:equation draw:name="f88" draw:formula="88 * ?f63"/>
              <draw:equation draw:name="f89" draw:formula="0 * ?f64"/>
              <draw:equation draw:name="f90" draw:formula="51 * ?f63"/>
              <draw:equation draw:name="f91" draw:formula="14 * ?f63"/>
              <draw:equation draw:name="f92" draw:formula="46 * ?f64"/>
              <draw:equation draw:name="f93" draw:formula="0 * ?f63"/>
              <draw:equation draw:name="f94" draw:formula="76 * ?f64"/>
              <draw:equation draw:name="f95" draw:formula="11 * ?f63"/>
              <draw:equation draw:name="f96" draw:formula="43 * ?f63"/>
              <draw:equation draw:name="f97" draw:formula="71 * ?f64"/>
              <draw:equation draw:name="f98" draw:formula="40 * ?f63"/>
              <draw:equation draw:name="f99" draw:formula="65 * ?f64"/>
              <draw:equation draw:name="f100" draw:formula="20 * ?f63"/>
              <draw:equation draw:name="f101" draw:formula="13 * ?f63"/>
              <draw:equation draw:name="f102" draw:formula="25 * ?f64"/>
              <draw:equation draw:name="f103" draw:formula="21 * ?f63"/>
              <draw:equation draw:name="f104" draw:formula="?f67 / 87"/>
              <draw:equation draw:name="f105" draw:formula="?f68 / 100"/>
              <draw:equation draw:name="f106" draw:formula="?f69 / 87"/>
              <draw:equation draw:name="f107" draw:formula="?f70 / 87"/>
              <draw:equation draw:name="f108" draw:formula="?f71 / 100"/>
              <draw:equation draw:name="f109" draw:formula="?f72 / 87"/>
              <draw:equation draw:name="f110" draw:formula="?f73 / 100"/>
              <draw:equation draw:name="f111" draw:formula="?f74 / 87"/>
              <draw:equation draw:name="f112" draw:formula="?f75 / 100"/>
              <draw:equation draw:name="f113" draw:formula="?f76 / 87"/>
              <draw:equation draw:name="f114" draw:formula="?f77 / 100"/>
              <draw:equation draw:name="f115" draw:formula="?f78 / 87"/>
              <draw:equation draw:name="f116" draw:formula="?f79 / 100"/>
              <draw:equation draw:name="f117" draw:formula="?f80 / 87"/>
              <draw:equation draw:name="f118" draw:formula="?f81 / 100"/>
              <draw:equation draw:name="f119" draw:formula="?f82 / 87"/>
              <draw:equation draw:name="f120" draw:formula="?f83 / 100"/>
              <draw:equation draw:name="f121" draw:formula="?f84 / 87"/>
              <draw:equation draw:name="f122" draw:formula="?f85 / 100"/>
              <draw:equation draw:name="f123" draw:formula="?f86 / 100"/>
              <draw:equation draw:name="f124" draw:formula="?f87 / 87"/>
              <draw:equation draw:name="f125" draw:formula="?f88 / 100"/>
              <draw:equation draw:name="f126" draw:formula="?f89 / 87"/>
              <draw:equation draw:name="f127" draw:formula="?f90 / 100"/>
              <draw:equation draw:name="f128" draw:formula="?f91 / 100"/>
              <draw:equation draw:name="f129" draw:formula="?f92 / 87"/>
              <draw:equation draw:name="f130" draw:formula="?f93 / 100"/>
              <draw:equation draw:name="f131" draw:formula="?f94 / 87"/>
              <draw:equation draw:name="f132" draw:formula="?f95 / 100"/>
              <draw:equation draw:name="f133" draw:formula="?f96 / 100"/>
              <draw:equation draw:name="f134" draw:formula="?f97 / 87"/>
              <draw:equation draw:name="f135" draw:formula="?f98 / 100"/>
              <draw:equation draw:name="f136" draw:formula="?f99 / 87"/>
              <draw:equation draw:name="f137" draw:formula="?f100 / 100"/>
              <draw:equation draw:name="f138" draw:formula="?f101 / 100"/>
              <draw:equation draw:name="f139" draw:formula="?f102 / 87"/>
              <draw:equation draw:name="f140" draw:formula="?f103 / 100"/>
              <draw:equation draw:name="f141" draw:formula="0 / ?f65"/>
              <draw:equation draw:name="f142" draw:formula="?f1 / ?f65"/>
              <draw:equation draw:name="f143" draw:formula="0 / ?f66"/>
              <draw:equation draw:name="f144" draw:formula="?f2 / ?f66"/>
              <draw:equation draw:name="f145" draw:formula="?f104 / ?f65"/>
              <draw:equation draw:name="f146" draw:formula="?f105 / ?f66"/>
              <draw:equation draw:name="f147" draw:formula="?f106 / ?f65"/>
              <draw:equation draw:name="f148" draw:formula="?f107 / ?f65"/>
              <draw:equation draw:name="f149" draw:formula="?f108 / ?f66"/>
              <draw:equation draw:name="f150" draw:formula="?f109 / ?f65"/>
              <draw:equation draw:name="f151" draw:formula="?f110 / ?f66"/>
              <draw:equation draw:name="f152" draw:formula="?f111 / ?f65"/>
              <draw:equation draw:name="f153" draw:formula="?f112 / ?f66"/>
              <draw:equation draw:name="f154" draw:formula="?f113 / ?f65"/>
              <draw:equation draw:name="f155" draw:formula="?f114 / ?f66"/>
              <draw:equation draw:name="f156" draw:formula="?f115 / ?f65"/>
              <draw:equation draw:name="f157" draw:formula="?f116 / ?f66"/>
              <draw:equation draw:name="f158" draw:formula="?f117 / ?f65"/>
              <draw:equation draw:name="f159" draw:formula="?f118 / ?f66"/>
              <draw:equation draw:name="f160" draw:formula="?f119 / ?f65"/>
              <draw:equation draw:name="f161" draw:formula="?f120 / ?f66"/>
              <draw:equation draw:name="f162" draw:formula="?f121 / ?f65"/>
              <draw:equation draw:name="f163" draw:formula="?f122 / ?f66"/>
              <draw:equation draw:name="f164" draw:formula="?f123 / ?f66"/>
              <draw:equation draw:name="f165" draw:formula="?f124 / ?f65"/>
              <draw:equation draw:name="f166" draw:formula="?f125 / ?f66"/>
              <draw:equation draw:name="f167" draw:formula="?f126 / ?f65"/>
              <draw:equation draw:name="f168" draw:formula="?f127 / ?f66"/>
              <draw:equation draw:name="f169" draw:formula="?f128 / ?f66"/>
              <draw:equation draw:name="f170" draw:formula="?f129 / ?f65"/>
              <draw:equation draw:name="f171" draw:formula="?f130 / ?f66"/>
              <draw:equation draw:name="f172" draw:formula="?f131 / ?f65"/>
              <draw:equation draw:name="f173" draw:formula="?f132 / ?f66"/>
              <draw:equation draw:name="f174" draw:formula="?f133 / ?f66"/>
              <draw:equation draw:name="f175" draw:formula="?f134 / ?f65"/>
              <draw:equation draw:name="f176" draw:formula="?f135 / ?f66"/>
              <draw:equation draw:name="f177" draw:formula="?f136 / ?f65"/>
              <draw:equation draw:name="f178" draw:formula="?f137 / ?f66"/>
              <draw:equation draw:name="f179" draw:formula="?f138 / ?f66"/>
              <draw:equation draw:name="f180" draw:formula="?f139 / ?f65"/>
              <draw:equation draw:name="f181" draw:formula="?f140 / ?f66"/>
            </draw:enhanced-geometry>
          </draw:custom-shape>
        </draw:g>
        <draw:frame draw:id="id74" draw:style-name="a700" draw:name="Textfeld 780" svg:x="4.66014in" svg:y="0.47278in" svg:width="4.01305in" svg:height="0.63952in">
          <draw:text-box>
            <text:p text:style-name="a699" text:class-names="" text:cond-style-name=""><text:span text:style-name="a698" text:class-names="">Vier Schritte - Giraffe</text:span></text:p>
          </draw:text-box>
          <svg:title/>
          <svg:desc/>
        </draw:frame>
        <draw:custom-shape svg:x="9.24199in" svg:y="6.75575in" svg:width="3.02628in" svg:height="0.30293in" draw:id="id75" draw:style-name="a704" draw:name="Rechteck 781">
          <svg:title/>
          <svg:desc/>
          <text:p text:style-name="a703" text:class-names="" text:cond-style-name=""><text:span text:style-name="a701" text:class-names=""><text:a xlink:href="http://www.matameko.de/Vier-Schritte-gehen" text:style-name="" text:visited-style-name="">www.matameko.de/Vier-Schritte-gehen</text:a></text:span><text:span text:style-name="a702" text:class-names=""/></text:p>
          <draw:enhanced-geometry xmlns:dr3d="urn:oasis:names:tc:opendocument:xmlns:dr3d:1.0" draw:type="non-primitive" svg:viewBox="0 0 21600 21600" draw:enhanced-path="M 0 0 L 21600 0 21600 21600 0 21600 Z N"/>
        </draw:custom-shape>
        <draw:g draw:name="Gruppieren 45" draw:id="id76">
          <svg:title/>
          <svg:desc/>
          <draw:custom-shape svg:x="1.83245in" svg:y="1.93291in" svg:width="0.16618in" svg:height="0.64247in" draw:id="id77" draw:style-name="a707" draw:name="Freeform 15">
            <svg:title/>
            <svg:desc/>
            <text:p text:style-name="a706" text:class-names="" text:cond-style-name=""><text:span text:style-name="a705"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1.78315in" svg:y="1.87805in" svg:width="0.43176in" svg:height="0.78798in" draw:id="id78" draw:style-name="a710" draw:name="Freeform 16">
            <svg:title/>
            <svg:desc/>
            <text:p text:style-name="a709" text:class-names="" text:cond-style-name=""><text:span text:style-name="a708"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32" draw:style-name="a843" draw:master-page-name="Master1-Layout2-obj-Titel-und-Inhalt" presentation:presentation-page-layout-name="Master1-PPL2" draw:id="Slide-287">
        <draw:g draw:name="Gruppieren 776" draw:id="id123">
          <svg:title/>
          <svg:desc/>
          <draw:custom-shape svg:x="0.49136in" svg:y="1.68263in" svg:width="3.06756in" svg:height="4.13473in" draw:id="id160" draw:style-name="a943" draw:name="Freeform 402">
            <svg:title/>
            <svg:desc/>
            <text:p text:style-name="a942" text:class-names="" text:cond-style-name=""><text:span text:style-name="a941" text:class-names=""/></text:p>
            <draw:enhanced-geometry xmlns:dr3d="urn:oasis:names:tc:opendocument:xmlns:dr3d:1.0" draw:type="non-primitive" svg:viewBox="0 0 2092 2824" draw:enhanced-path="M ?f3 ?f0 L ?f4 ?f5 C ?f6 ?f5 ?f7 ?f8 ?f7 ?f9 L ?f1 ?f10 C ?f7 ?f11 ?f12 ?f13 ?f14 ?f2 L ?f15 ?f2 C ?f16 ?f13 ?f17 ?f18 ?f0 ?f19 L ?f17 ?f20 C ?f5 ?f21 ?f22 ?f5 ?f3 ?f0 Z N" draw:text-areas="?f57 ?f59 ?f58 ?f60" draw:glue-points="?f61 ?f62 ?f63 ?f64 ?f65 ?f66 ?f67 ?f68 ?f69 ?f70 ?f71 ?f70 ?f72 ?f73 ?f74 ?f75 ?f61 ?f62" draw:glue-point-leaving-directions="-90, -90, -90, -90, -90, -90, -90, -90, -90">
              <draw:equation draw:name="f0" draw:formula="0"/>
              <draw:equation draw:name="f1" draw:formula="2092"/>
              <draw:equation draw:name="f2" draw:formula="2824"/>
              <draw:equation draw:name="f3" draw:formula="144"/>
              <draw:equation draw:name="f4" draw:formula="1946"/>
              <draw:equation draw:name="f5" draw:formula="1"/>
              <draw:equation draw:name="f6" draw:formula="2020"/>
              <draw:equation draw:name="f7" draw:formula="2091"/>
              <draw:equation draw:name="f8" draw:formula="86"/>
              <draw:equation draw:name="f9" draw:formula="196"/>
              <draw:equation draw:name="f10" draw:formula="2626"/>
              <draw:equation draw:name="f11" draw:formula="2729"/>
              <draw:equation draw:name="f12" draw:formula="2017"/>
              <draw:equation draw:name="f13" draw:formula="2823"/>
              <draw:equation draw:name="f14" draw:formula="1945"/>
              <draw:equation draw:name="f15" draw:formula="145"/>
              <draw:equation draw:name="f16" draw:formula="65"/>
              <draw:equation draw:name="f17" draw:formula="2"/>
              <draw:equation draw:name="f18" draw:formula="2738"/>
              <draw:equation draw:name="f19" draw:formula="2627"/>
              <draw:equation draw:name="f20" draw:formula="197"/>
              <draw:equation draw:name="f21" draw:formula="92"/>
              <draw:equation draw:name="f22" draw:formula="67"/>
              <draw:equation draw:name="f23" draw:formula="?f2 - ?f0"/>
              <draw:equation draw:name="f24" draw:formula="?f1 - ?f0"/>
              <draw:equation draw:name="f25" draw:formula="?f24 / 2092"/>
              <draw:equation draw:name="f26" draw:formula="?f23 / 2824"/>
              <draw:equation draw:name="f27" draw:formula="144 * ?f24"/>
              <draw:equation draw:name="f28" draw:formula="0 * ?f23"/>
              <draw:equation draw:name="f29" draw:formula="1946 * ?f24"/>
              <draw:equation draw:name="f30" draw:formula="1 * ?f23"/>
              <draw:equation draw:name="f31" draw:formula="2091 * ?f24"/>
              <draw:equation draw:name="f32" draw:formula="196 * ?f23"/>
              <draw:equation draw:name="f33" draw:formula="2092 * ?f24"/>
              <draw:equation draw:name="f34" draw:formula="2626 * ?f23"/>
              <draw:equation draw:name="f35" draw:formula="1945 * ?f24"/>
              <draw:equation draw:name="f36" draw:formula="2824 * ?f23"/>
              <draw:equation draw:name="f37" draw:formula="145 * ?f24"/>
              <draw:equation draw:name="f38" draw:formula="0 * ?f24"/>
              <draw:equation draw:name="f39" draw:formula="2627 * ?f23"/>
              <draw:equation draw:name="f40" draw:formula="2 * ?f24"/>
              <draw:equation draw:name="f41" draw:formula="197 * ?f23"/>
              <draw:equation draw:name="f42" draw:formula="?f27 / 2092"/>
              <draw:equation draw:name="f43" draw:formula="?f28 / 2824"/>
              <draw:equation draw:name="f44" draw:formula="?f29 / 2092"/>
              <draw:equation draw:name="f45" draw:formula="?f30 / 2824"/>
              <draw:equation draw:name="f46" draw:formula="?f31 / 2092"/>
              <draw:equation draw:name="f47" draw:formula="?f32 / 2824"/>
              <draw:equation draw:name="f48" draw:formula="?f33 / 2092"/>
              <draw:equation draw:name="f49" draw:formula="?f34 / 2824"/>
              <draw:equation draw:name="f50" draw:formula="?f35 / 2092"/>
              <draw:equation draw:name="f51" draw:formula="?f36 / 2824"/>
              <draw:equation draw:name="f52" draw:formula="?f37 / 2092"/>
              <draw:equation draw:name="f53" draw:formula="?f38 / 2092"/>
              <draw:equation draw:name="f54" draw:formula="?f39 / 2824"/>
              <draw:equation draw:name="f55" draw:formula="?f40 / 2092"/>
              <draw:equation draw:name="f56" draw:formula="?f41 / 2824"/>
              <draw:equation draw:name="f57" draw:formula="0 / ?f25"/>
              <draw:equation draw:name="f58" draw:formula="?f1 / ?f25"/>
              <draw:equation draw:name="f59" draw:formula="0 / ?f26"/>
              <draw:equation draw:name="f60" draw:formula="?f2 / ?f26"/>
              <draw:equation draw:name="f61" draw:formula="?f42 / ?f25"/>
              <draw:equation draw:name="f62" draw:formula="?f43 / ?f26"/>
              <draw:equation draw:name="f63" draw:formula="?f44 / ?f25"/>
              <draw:equation draw:name="f64" draw:formula="?f45 / ?f26"/>
              <draw:equation draw:name="f65" draw:formula="?f46 / ?f25"/>
              <draw:equation draw:name="f66" draw:formula="?f47 / ?f26"/>
              <draw:equation draw:name="f67" draw:formula="?f48 / ?f25"/>
              <draw:equation draw:name="f68" draw:formula="?f49 / ?f26"/>
              <draw:equation draw:name="f69" draw:formula="?f50 / ?f25"/>
              <draw:equation draw:name="f70" draw:formula="?f51 / ?f26"/>
              <draw:equation draw:name="f71" draw:formula="?f52 / ?f25"/>
              <draw:equation draw:name="f72" draw:formula="?f53 / ?f25"/>
              <draw:equation draw:name="f73" draw:formula="?f54 / ?f26"/>
              <draw:equation draw:name="f74" draw:formula="?f55 / ?f25"/>
              <draw:equation draw:name="f75" draw:formula="?f56 / ?f26"/>
            </draw:enhanced-geometry>
          </draw:custom-shape>
          <draw:custom-shape svg:x="1.43797in" svg:y="2.89716in" svg:width="1.17434in" svg:height="1.17434in" draw:id="id161" draw:style-name="a946" draw:name="Oval 403">
            <svg:title/>
            <svg:desc/>
            <text:p text:style-name="a945" text:class-names="" text:cond-style-name=""><text:span text:style-name="a9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6657in" svg:y="3.28563in" svg:width="0.16521in" svg:height="0.16075in" draw:id="id162" draw:style-name="a949" draw:name="Oval 404">
            <svg:title/>
            <svg:desc/>
            <text:p text:style-name="a948" text:class-names="" text:cond-style-name=""><text:span text:style-name="a94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2.21491in" svg:y="3.28563in" svg:width="0.16521in" svg:height="0.16075in" draw:id="id163" draw:style-name="a952" draw:name="Oval 405">
            <svg:title/>
            <svg:desc/>
            <text:p text:style-name="a951" text:class-names="" text:cond-style-name=""><text:span text:style-name="a95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71928in" svg:y="3.62498in" svg:width="0.60726in" svg:height="0.20093in" draw:id="id164" draw:style-name="a955" draw:name="Freeform 406">
            <svg:title/>
            <svg:desc/>
            <text:p text:style-name="a954" text:class-names="" text:cond-style-name=""><text:span text:style-name="a953" text:class-names=""/></text:p>
            <draw:enhanced-geometry xmlns:dr3d="urn:oasis:names:tc:opendocument:xmlns:dr3d:1.0" draw:type="non-primitive" svg:viewBox="0 0 414 138" draw:enhanced-path="M ?f3 ?f4 C ?f5 ?f4 ?f0 ?f6 ?f0 ?f7 ?f8 ?f9 ?f0 ?f8 ?f7 ?f0 ?f10 ?f0 ?f11 ?f12 ?f13 ?f14 ?f15 ?f14 ?f16 ?f0 ?f17 ?f0 ?f18 ?f8 ?f1 ?f19 ?f20 ?f21 ?f22 ?f23 ?f24 ?f2 ?f3 ?f4 Z N" draw:text-areas="?f51 ?f53 ?f52 ?f54" draw:glue-points="?f55 ?f56 ?f57 ?f58 ?f59 ?f60 ?f61 ?f62 ?f63 ?f60 ?f64 ?f65 ?f55 ?f56" draw:glue-point-leaving-directions="-90, -90, -90, -90, -90, -90, -90">
              <draw:equation draw:name="f0" draw:formula="0"/>
              <draw:equation draw:name="f1" draw:formula="414"/>
              <draw:equation draw:name="f2" draw:formula="138"/>
              <draw:equation draw:name="f3" draw:formula="202"/>
              <draw:equation draw:name="f4" draw:formula="137"/>
              <draw:equation draw:name="f5" draw:formula="128"/>
              <draw:equation draw:name="f6" draw:formula="62"/>
              <draw:equation draw:name="f7" draw:formula="29"/>
              <draw:equation draw:name="f8" draw:formula="1"/>
              <draw:equation draw:name="f9" draw:formula="14"/>
              <draw:equation draw:name="f10" draw:formula="61"/>
              <draw:equation draw:name="f11" draw:formula="131"/>
              <draw:equation draw:name="f12" draw:formula="55"/>
              <draw:equation draw:name="f13" draw:formula="204"/>
              <draw:equation draw:name="f14" draw:formula="56"/>
              <draw:equation draw:name="f15" draw:formula="278"/>
              <draw:equation draw:name="f16" draw:formula="344"/>
              <draw:equation draw:name="f17" draw:formula="372"/>
              <draw:equation draw:name="f18" draw:formula="403"/>
              <draw:equation draw:name="f19" draw:formula="17"/>
              <draw:equation draw:name="f20" draw:formula="413"/>
              <draw:equation draw:name="f21" draw:formula="32"/>
              <draw:equation draw:name="f22" draw:formula="411"/>
              <draw:equation draw:name="f23" draw:formula="69"/>
              <draw:equation draw:name="f24" draw:formula="276"/>
              <draw:equation draw:name="f25" draw:formula="?f2 - ?f0"/>
              <draw:equation draw:name="f26" draw:formula="?f1 - ?f0"/>
              <draw:equation draw:name="f27" draw:formula="?f26 / 414"/>
              <draw:equation draw:name="f28" draw:formula="?f25 / 138"/>
              <draw:equation draw:name="f29" draw:formula="202 * ?f26"/>
              <draw:equation draw:name="f30" draw:formula="137 * ?f25"/>
              <draw:equation draw:name="f31" draw:formula="0 * ?f26"/>
              <draw:equation draw:name="f32" draw:formula="29 * ?f25"/>
              <draw:equation draw:name="f33" draw:formula="29 * ?f26"/>
              <draw:equation draw:name="f34" draw:formula="0 * ?f25"/>
              <draw:equation draw:name="f35" draw:formula="204 * ?f26"/>
              <draw:equation draw:name="f36" draw:formula="56 * ?f25"/>
              <draw:equation draw:name="f37" draw:formula="372 * ?f26"/>
              <draw:equation draw:name="f38" draw:formula="413 * ?f26"/>
              <draw:equation draw:name="f39" draw:formula="32 * ?f25"/>
              <draw:equation draw:name="f40" draw:formula="?f29 / 414"/>
              <draw:equation draw:name="f41" draw:formula="?f30 / 138"/>
              <draw:equation draw:name="f42" draw:formula="?f31 / 414"/>
              <draw:equation draw:name="f43" draw:formula="?f32 / 138"/>
              <draw:equation draw:name="f44" draw:formula="?f33 / 414"/>
              <draw:equation draw:name="f45" draw:formula="?f34 / 138"/>
              <draw:equation draw:name="f46" draw:formula="?f35 / 414"/>
              <draw:equation draw:name="f47" draw:formula="?f36 / 138"/>
              <draw:equation draw:name="f48" draw:formula="?f37 / 414"/>
              <draw:equation draw:name="f49" draw:formula="?f38 / 414"/>
              <draw:equation draw:name="f50" draw:formula="?f39 / 138"/>
              <draw:equation draw:name="f51" draw:formula="0 / ?f27"/>
              <draw:equation draw:name="f52" draw:formula="?f1 / ?f27"/>
              <draw:equation draw:name="f53" draw:formula="0 / ?f28"/>
              <draw:equation draw:name="f54" draw:formula="?f2 / ?f28"/>
              <draw:equation draw:name="f55" draw:formula="?f40 / ?f27"/>
              <draw:equation draw:name="f56" draw:formula="?f41 / ?f28"/>
              <draw:equation draw:name="f57" draw:formula="?f42 / ?f27"/>
              <draw:equation draw:name="f58" draw:formula="?f43 / ?f28"/>
              <draw:equation draw:name="f59" draw:formula="?f44 / ?f27"/>
              <draw:equation draw:name="f60" draw:formula="?f45 / ?f28"/>
              <draw:equation draw:name="f61" draw:formula="?f46 / ?f27"/>
              <draw:equation draw:name="f62" draw:formula="?f47 / ?f28"/>
              <draw:equation draw:name="f63" draw:formula="?f48 / ?f27"/>
              <draw:equation draw:name="f64" draw:formula="?f49 / ?f27"/>
              <draw:equation draw:name="f65" draw:formula="?f50 / ?f28"/>
            </draw:enhanced-geometry>
          </draw:custom-shape>
          <draw:custom-shape svg:x="1.19685in" svg:y="4.41084in" svg:width="0.13842in" svg:height="0.18754in" draw:id="id165" draw:style-name="a958" draw:name="Freeform 407">
            <svg:title/>
            <svg:desc/>
            <text:p text:style-name="a957" text:class-names="" text:cond-style-name=""><text:span text:style-name="a956" text:class-names=""/></text:p>
            <draw:enhanced-geometry xmlns:dr3d="urn:oasis:names:tc:opendocument:xmlns:dr3d:1.0" draw:type="non-primitive" svg:viewBox="0 0 96 128" draw:enhanced-path="M ?f1 ?f3 C ?f1 ?f4 ?f4 ?f5 ?f6 ?f7 ?f8 ?f9 ?f10 ?f11 ?f12 ?f13 ?f14 ?f15 ?f16 ?f17 ?f18 ?f19 ?f20 ?f21 ?f22 ?f2 ?f23 ?f2 L ?f0 ?f2 ?f0 ?f0 ?f24 ?f0 C ?f25 ?f0 ?f22 ?f26 ?f27 ?f26 ?f28 ?f29 ?f18 ?f30 ?f31 ?f32 ?f33 ?f34 ?f35 ?f36 ?f37 ?f38 ?f39 ?f40 ?f41 ?f42 ?f41 ?f43 ?f41 ?f44 ?f12 ?f45 ?f35 ?f46 ?f47 ?f48 ?f16 ?f49 ?f50 ?f51 L ?f50 ?f51 C ?f47 ?f52 ?f12 ?f20 ?f53 ?f18 ?f54 ?f31 ?f1 ?f35 ?f1 ?f3 Z M ?f18 ?f55 C ?f18 ?f56 ?f18 ?f57 ?f58 ?f59 ?f60 ?f61 ?f28 ?f62 ?f20 ?f63 ?f27 ?f64 ?f51 ?f65 ?f66 ?f38 ?f25 ?f38 ?f67 ?f38 ?f68 ?f38 L ?f64 ?f38 ?f64 ?f49 ?f69 ?f49 C ?f46 ?f49 ?f70 ?f66 ?f66 ?f66 ?f22 ?f71 ?f52 ?f48 ?f72 ?f25 ?f28 ?f73 ?f60 ?f46 ?f58 ?f74 ?f18 ?f24 ?f18 ?f44 ?f18 ?f55 Z M ?f14 ?f3 C ?f14 ?f39 ?f47 ?f35 ?f33 ?f47 ?f75 ?f75 ?f31 ?f76 ?f50 ?f77 ?f60 ?f50 ?f20 ?f18 ?f27 ?f18 ?f22 ?f58 ?f48 ?f58 ?f67 ?f58 L ?f64 ?f58 ?f64 ?f78 ?f69 ?f78 C ?f25 ?f78 ?f79 ?f78 ?f52 ?f80 ?f81 ?f82 ?f58 ?f9 ?f77 ?f83 ?f31 ?f84 ?f85 ?f86 ?f33 ?f5 ?f14 ?f87 ?f14 ?f88 ?f14 ?f3 Z N" draw:text-areas="?f199 ?f201 ?f200 ?f202" draw:glue-points="?f203 ?f204 ?f205 ?f206 ?f207 ?f208 ?f209 ?f210 ?f211 ?f212 ?f213 ?f212 ?f213 ?f214 ?f215 ?f214 ?f216 ?f217 ?f218 ?f219 ?f220 ?f221 ?f222 ?f223 ?f224 ?f225 ?f226 ?f227 ?f226 ?f227 ?f228 ?f229 ?f203 ?f204 ?f209 ?f230 ?f231 ?f232 ?f233 ?f234 ?f235 ?f221 ?f236 ?f221 ?f237 ?f221 ?f237 ?f238 ?f239 ?f238 ?f235 ?f240 ?f241 ?f242 ?f231 ?f243 ?f209 ?f230 ?f244 ?f204 ?f245 ?f246 ?f226 ?f247 ?f216 ?f229 ?f248 ?f249 ?f237 ?f249 ?f237 ?f250 ?f239 ?f250 ?f251 ?f252 ?f253 ?f254 ?f245 ?f255 ?f244 ?f204" draw:glue-point-leaving-directions="-90, -90, -90, -90, -90, -90, -90, -90, -90, -90, -90, -90, -90, -90, -90, -90, -90, -90, -90, -90, -90, -90, -90, -90, -90, -90, -90, -90, -90, -90, -90, -90, -90, -90, -90, -90, -90, -90, -90, -90, -90">
              <draw:equation draw:name="f0" draw:formula="0"/>
              <draw:equation draw:name="f1" draw:formula="96"/>
              <draw:equation draw:name="f2" draw:formula="128"/>
              <draw:equation draw:name="f3" draw:formula="89"/>
              <draw:equation draw:name="f4" draw:formula="95"/>
              <draw:equation draw:name="f5" draw:formula="100"/>
              <draw:equation draw:name="f6" draw:formula="92"/>
              <draw:equation draw:name="f7" draw:formula="105"/>
              <draw:equation draw:name="f8" draw:formula="90"/>
              <draw:equation draw:name="f9" draw:formula="110"/>
              <draw:equation draw:name="f10" draw:formula="87"/>
              <draw:equation draw:name="f11" draw:formula="114"/>
              <draw:equation draw:name="f12" draw:formula="83"/>
              <draw:equation draw:name="f13" draw:formula="117"/>
              <draw:equation draw:name="f14" draw:formula="78"/>
              <draw:equation draw:name="f15" draw:formula="121"/>
              <draw:equation draw:name="f16" draw:formula="73"/>
              <draw:equation draw:name="f17" draw:formula="124"/>
              <draw:equation draw:name="f18" draw:formula="67"/>
              <draw:equation draw:name="f19" draw:formula="125"/>
              <draw:equation draw:name="f20" draw:formula="61"/>
              <draw:equation draw:name="f21" draw:formula="127"/>
              <draw:equation draw:name="f22" draw:formula="54"/>
              <draw:equation draw:name="f23" draw:formula="45"/>
              <draw:equation draw:name="f24" draw:formula="38"/>
              <draw:equation draw:name="f25" draw:formula="47"/>
              <draw:equation draw:name="f26" draw:formula="1"/>
              <draw:equation draw:name="f27" draw:formula="58"/>
              <draw:equation draw:name="f28" draw:formula="63"/>
              <draw:equation draw:name="f29" draw:formula="2"/>
              <draw:equation draw:name="f30" draw:formula="4"/>
              <draw:equation draw:name="f31" draw:formula="72"/>
              <draw:equation draw:name="f32" draw:formula="6"/>
              <draw:equation draw:name="f33" draw:formula="76"/>
              <draw:equation draw:name="f34" draw:formula="8"/>
              <draw:equation draw:name="f35" draw:formula="80"/>
              <draw:equation draw:name="f36" draw:formula="11"/>
              <draw:equation draw:name="f37" draw:formula="82"/>
              <draw:equation draw:name="f38" draw:formula="15"/>
              <draw:equation draw:name="f39" draw:formula="84"/>
              <draw:equation draw:name="f40" draw:formula="19"/>
              <draw:equation draw:name="f41" draw:formula="85"/>
              <draw:equation draw:name="f42" draw:formula="24"/>
              <draw:equation draw:name="f43" draw:formula="29"/>
              <draw:equation draw:name="f44" draw:formula="35"/>
              <draw:equation draw:name="f45" draw:formula="40"/>
              <draw:equation draw:name="f46" draw:formula="44"/>
              <draw:equation draw:name="f47" draw:formula="77"/>
              <draw:equation draw:name="f48" draw:formula="49"/>
              <draw:equation draw:name="f49" draw:formula="52"/>
              <draw:equation draw:name="f50" draw:formula="68"/>
              <draw:equation draw:name="f51" draw:formula="55"/>
              <draw:equation draw:name="f52" draw:formula="57"/>
              <draw:equation draw:name="f53" draw:formula="88"/>
              <draw:equation draw:name="f54" draw:formula="93"/>
              <draw:equation draw:name="f55" draw:formula="31"/>
              <draw:equation draw:name="f56" draw:formula="28"/>
              <draw:equation draw:name="f57" draw:formula="26"/>
              <draw:equation draw:name="f58" draw:formula="66"/>
              <draw:equation draw:name="f59" draw:formula="23"/>
              <draw:equation draw:name="f60" draw:formula="65"/>
              <draw:equation draw:name="f61" draw:formula="21"/>
              <draw:equation draw:name="f62" draw:formula="20"/>
              <draw:equation draw:name="f63" draw:formula="18"/>
              <draw:equation draw:name="f64" draw:formula="17"/>
              <draw:equation draw:name="f65" draw:formula="16"/>
              <draw:equation draw:name="f66" draw:formula="51"/>
              <draw:equation draw:name="f67" draw:formula="43"/>
              <draw:equation draw:name="f68" draw:formula="37"/>
              <draw:equation draw:name="f69" draw:formula="39"/>
              <draw:equation draw:name="f70" draw:formula="48"/>
              <draw:equation draw:name="f71" draw:formula="50"/>
              <draw:equation draw:name="f72" draw:formula="60"/>
              <draw:equation draw:name="f73" draw:formula="46"/>
              <draw:equation draw:name="f74" draw:formula="41"/>
              <draw:equation draw:name="f75" draw:formula="74"/>
              <draw:equation draw:name="f76" draw:formula="71"/>
              <draw:equation draw:name="f77" draw:formula="69"/>
              <draw:equation draw:name="f78" draw:formula="113"/>
              <draw:equation draw:name="f79" draw:formula="53"/>
              <draw:equation draw:name="f80" draw:formula="112"/>
              <draw:equation draw:name="f81" draw:formula="62"/>
              <draw:equation draw:name="f82" draw:formula="111"/>
              <draw:equation draw:name="f83" draw:formula="108"/>
              <draw:equation draw:name="f84" draw:formula="106"/>
              <draw:equation draw:name="f85" draw:formula="75"/>
              <draw:equation draw:name="f86" draw:formula="103"/>
              <draw:equation draw:name="f87" draw:formula="97"/>
              <draw:equation draw:name="f88" draw:formula="94"/>
              <draw:equation draw:name="f89" draw:formula="?f2 - ?f0"/>
              <draw:equation draw:name="f90" draw:formula="?f1 - ?f0"/>
              <draw:equation draw:name="f91" draw:formula="?f90 / 96"/>
              <draw:equation draw:name="f92" draw:formula="?f89 / 128"/>
              <draw:equation draw:name="f93" draw:formula="96 * ?f90"/>
              <draw:equation draw:name="f94" draw:formula="89 * ?f89"/>
              <draw:equation draw:name="f95" draw:formula="92 * ?f90"/>
              <draw:equation draw:name="f96" draw:formula="105 * ?f89"/>
              <draw:equation draw:name="f97" draw:formula="83 * ?f90"/>
              <draw:equation draw:name="f98" draw:formula="117 * ?f89"/>
              <draw:equation draw:name="f99" draw:formula="67 * ?f90"/>
              <draw:equation draw:name="f100" draw:formula="125 * ?f89"/>
              <draw:equation draw:name="f101" draw:formula="45 * ?f90"/>
              <draw:equation draw:name="f102" draw:formula="128 * ?f89"/>
              <draw:equation draw:name="f103" draw:formula="0 * ?f90"/>
              <draw:equation draw:name="f104" draw:formula="0 * ?f89"/>
              <draw:equation draw:name="f105" draw:formula="38 * ?f90"/>
              <draw:equation draw:name="f106" draw:formula="58 * ?f90"/>
              <draw:equation draw:name="f107" draw:formula="1 * ?f89"/>
              <draw:equation draw:name="f108" draw:formula="72 * ?f90"/>
              <draw:equation draw:name="f109" draw:formula="6 * ?f89"/>
              <draw:equation draw:name="f110" draw:formula="82 * ?f90"/>
              <draw:equation draw:name="f111" draw:formula="15 * ?f89"/>
              <draw:equation draw:name="f112" draw:formula="85 * ?f90"/>
              <draw:equation draw:name="f113" draw:formula="29 * ?f89"/>
              <draw:equation draw:name="f114" draw:formula="80 * ?f90"/>
              <draw:equation draw:name="f115" draw:formula="44 * ?f89"/>
              <draw:equation draw:name="f116" draw:formula="68 * ?f90"/>
              <draw:equation draw:name="f117" draw:formula="55 * ?f89"/>
              <draw:equation draw:name="f118" draw:formula="88 * ?f90"/>
              <draw:equation draw:name="f119" draw:formula="67 * ?f89"/>
              <draw:equation draw:name="f120" draw:formula="31 * ?f89"/>
              <draw:equation draw:name="f121" draw:formula="66 * ?f90"/>
              <draw:equation draw:name="f122" draw:formula="23 * ?f89"/>
              <draw:equation draw:name="f123" draw:formula="61 * ?f90"/>
              <draw:equation draw:name="f124" draw:formula="18 * ?f89"/>
              <draw:equation draw:name="f125" draw:formula="51 * ?f90"/>
              <draw:equation draw:name="f126" draw:formula="37 * ?f90"/>
              <draw:equation draw:name="f127" draw:formula="17 * ?f90"/>
              <draw:equation draw:name="f128" draw:formula="52 * ?f89"/>
              <draw:equation draw:name="f129" draw:formula="39 * ?f90"/>
              <draw:equation draw:name="f130" draw:formula="51 * ?f89"/>
              <draw:equation draw:name="f131" draw:formula="60 * ?f90"/>
              <draw:equation draw:name="f132" draw:formula="47 * ?f89"/>
              <draw:equation draw:name="f133" draw:formula="41 * ?f89"/>
              <draw:equation draw:name="f134" draw:formula="78 * ?f90"/>
              <draw:equation draw:name="f135" draw:formula="76 * ?f90"/>
              <draw:equation draw:name="f136" draw:formula="77 * ?f89"/>
              <draw:equation draw:name="f137" draw:formula="69 * ?f89"/>
              <draw:equation draw:name="f138" draw:formula="43 * ?f90"/>
              <draw:equation draw:name="f139" draw:formula="66 * ?f89"/>
              <draw:equation draw:name="f140" draw:formula="113 * ?f89"/>
              <draw:equation draw:name="f141" draw:formula="57 * ?f90"/>
              <draw:equation draw:name="f142" draw:formula="112 * ?f89"/>
              <draw:equation draw:name="f143" draw:formula="69 * ?f90"/>
              <draw:equation draw:name="f144" draw:formula="108 * ?f89"/>
              <draw:equation draw:name="f145" draw:formula="100 * ?f89"/>
              <draw:equation draw:name="f146" draw:formula="?f93 / 96"/>
              <draw:equation draw:name="f147" draw:formula="?f94 / 128"/>
              <draw:equation draw:name="f148" draw:formula="?f95 / 96"/>
              <draw:equation draw:name="f149" draw:formula="?f96 / 128"/>
              <draw:equation draw:name="f150" draw:formula="?f97 / 96"/>
              <draw:equation draw:name="f151" draw:formula="?f98 / 128"/>
              <draw:equation draw:name="f152" draw:formula="?f99 / 96"/>
              <draw:equation draw:name="f153" draw:formula="?f100 / 128"/>
              <draw:equation draw:name="f154" draw:formula="?f101 / 96"/>
              <draw:equation draw:name="f155" draw:formula="?f102 / 128"/>
              <draw:equation draw:name="f156" draw:formula="?f103 / 96"/>
              <draw:equation draw:name="f157" draw:formula="?f104 / 128"/>
              <draw:equation draw:name="f158" draw:formula="?f105 / 96"/>
              <draw:equation draw:name="f159" draw:formula="?f106 / 96"/>
              <draw:equation draw:name="f160" draw:formula="?f107 / 128"/>
              <draw:equation draw:name="f161" draw:formula="?f108 / 96"/>
              <draw:equation draw:name="f162" draw:formula="?f109 / 128"/>
              <draw:equation draw:name="f163" draw:formula="?f110 / 96"/>
              <draw:equation draw:name="f164" draw:formula="?f111 / 128"/>
              <draw:equation draw:name="f165" draw:formula="?f112 / 96"/>
              <draw:equation draw:name="f166" draw:formula="?f113 / 128"/>
              <draw:equation draw:name="f167" draw:formula="?f114 / 96"/>
              <draw:equation draw:name="f168" draw:formula="?f115 / 128"/>
              <draw:equation draw:name="f169" draw:formula="?f116 / 96"/>
              <draw:equation draw:name="f170" draw:formula="?f117 / 128"/>
              <draw:equation draw:name="f171" draw:formula="?f118 / 96"/>
              <draw:equation draw:name="f172" draw:formula="?f119 / 128"/>
              <draw:equation draw:name="f173" draw:formula="?f120 / 128"/>
              <draw:equation draw:name="f174" draw:formula="?f121 / 96"/>
              <draw:equation draw:name="f175" draw:formula="?f122 / 128"/>
              <draw:equation draw:name="f176" draw:formula="?f123 / 96"/>
              <draw:equation draw:name="f177" draw:formula="?f124 / 128"/>
              <draw:equation draw:name="f178" draw:formula="?f125 / 96"/>
              <draw:equation draw:name="f179" draw:formula="?f126 / 96"/>
              <draw:equation draw:name="f180" draw:formula="?f127 / 96"/>
              <draw:equation draw:name="f181" draw:formula="?f128 / 128"/>
              <draw:equation draw:name="f182" draw:formula="?f129 / 96"/>
              <draw:equation draw:name="f183" draw:formula="?f130 / 128"/>
              <draw:equation draw:name="f184" draw:formula="?f131 / 96"/>
              <draw:equation draw:name="f185" draw:formula="?f132 / 128"/>
              <draw:equation draw:name="f186" draw:formula="?f133 / 128"/>
              <draw:equation draw:name="f187" draw:formula="?f134 / 96"/>
              <draw:equation draw:name="f188" draw:formula="?f135 / 96"/>
              <draw:equation draw:name="f189" draw:formula="?f136 / 128"/>
              <draw:equation draw:name="f190" draw:formula="?f137 / 128"/>
              <draw:equation draw:name="f191" draw:formula="?f138 / 96"/>
              <draw:equation draw:name="f192" draw:formula="?f139 / 128"/>
              <draw:equation draw:name="f193" draw:formula="?f140 / 128"/>
              <draw:equation draw:name="f194" draw:formula="?f141 / 96"/>
              <draw:equation draw:name="f195" draw:formula="?f142 / 128"/>
              <draw:equation draw:name="f196" draw:formula="?f143 / 96"/>
              <draw:equation draw:name="f197" draw:formula="?f144 / 128"/>
              <draw:equation draw:name="f198" draw:formula="?f145 / 128"/>
              <draw:equation draw:name="f199" draw:formula="0 / ?f91"/>
              <draw:equation draw:name="f200" draw:formula="?f1 / ?f91"/>
              <draw:equation draw:name="f201" draw:formula="0 / ?f92"/>
              <draw:equation draw:name="f202" draw:formula="?f2 / ?f92"/>
              <draw:equation draw:name="f203" draw:formula="?f146 / ?f91"/>
              <draw:equation draw:name="f204" draw:formula="?f147 / ?f92"/>
              <draw:equation draw:name="f205" draw:formula="?f148 / ?f91"/>
              <draw:equation draw:name="f206" draw:formula="?f149 / ?f92"/>
              <draw:equation draw:name="f207" draw:formula="?f150 / ?f91"/>
              <draw:equation draw:name="f208" draw:formula="?f151 / ?f92"/>
              <draw:equation draw:name="f209" draw:formula="?f152 / ?f91"/>
              <draw:equation draw:name="f210" draw:formula="?f153 / ?f92"/>
              <draw:equation draw:name="f211" draw:formula="?f154 / ?f91"/>
              <draw:equation draw:name="f212" draw:formula="?f155 / ?f92"/>
              <draw:equation draw:name="f213" draw:formula="?f156 / ?f91"/>
              <draw:equation draw:name="f214" draw:formula="?f157 / ?f92"/>
              <draw:equation draw:name="f215" draw:formula="?f158 / ?f91"/>
              <draw:equation draw:name="f216" draw:formula="?f159 / ?f91"/>
              <draw:equation draw:name="f217" draw:formula="?f160 / ?f92"/>
              <draw:equation draw:name="f218" draw:formula="?f161 / ?f91"/>
              <draw:equation draw:name="f219" draw:formula="?f162 / ?f92"/>
              <draw:equation draw:name="f220" draw:formula="?f163 / ?f91"/>
              <draw:equation draw:name="f221" draw:formula="?f164 / ?f92"/>
              <draw:equation draw:name="f222" draw:formula="?f165 / ?f91"/>
              <draw:equation draw:name="f223" draw:formula="?f166 / ?f92"/>
              <draw:equation draw:name="f224" draw:formula="?f167 / ?f91"/>
              <draw:equation draw:name="f225" draw:formula="?f168 / ?f92"/>
              <draw:equation draw:name="f226" draw:formula="?f169 / ?f91"/>
              <draw:equation draw:name="f227" draw:formula="?f170 / ?f92"/>
              <draw:equation draw:name="f228" draw:formula="?f171 / ?f91"/>
              <draw:equation draw:name="f229" draw:formula="?f172 / ?f92"/>
              <draw:equation draw:name="f230" draw:formula="?f173 / ?f92"/>
              <draw:equation draw:name="f231" draw:formula="?f174 / ?f91"/>
              <draw:equation draw:name="f232" draw:formula="?f175 / ?f92"/>
              <draw:equation draw:name="f233" draw:formula="?f176 / ?f91"/>
              <draw:equation draw:name="f234" draw:formula="?f177 / ?f92"/>
              <draw:equation draw:name="f235" draw:formula="?f178 / ?f91"/>
              <draw:equation draw:name="f236" draw:formula="?f179 / ?f91"/>
              <draw:equation draw:name="f237" draw:formula="?f180 / ?f91"/>
              <draw:equation draw:name="f238" draw:formula="?f181 / ?f92"/>
              <draw:equation draw:name="f239" draw:formula="?f182 / ?f91"/>
              <draw:equation draw:name="f240" draw:formula="?f183 / ?f92"/>
              <draw:equation draw:name="f241" draw:formula="?f184 / ?f91"/>
              <draw:equation draw:name="f242" draw:formula="?f185 / ?f92"/>
              <draw:equation draw:name="f243" draw:formula="?f186 / ?f92"/>
              <draw:equation draw:name="f244" draw:formula="?f187 / ?f91"/>
              <draw:equation draw:name="f245" draw:formula="?f188 / ?f91"/>
              <draw:equation draw:name="f246" draw:formula="?f189 / ?f92"/>
              <draw:equation draw:name="f247" draw:formula="?f190 / ?f92"/>
              <draw:equation draw:name="f248" draw:formula="?f191 / ?f91"/>
              <draw:equation draw:name="f249" draw:formula="?f192 / ?f92"/>
              <draw:equation draw:name="f250" draw:formula="?f193 / ?f92"/>
              <draw:equation draw:name="f251" draw:formula="?f194 / ?f91"/>
              <draw:equation draw:name="f252" draw:formula="?f195 / ?f92"/>
              <draw:equation draw:name="f253" draw:formula="?f196 / ?f91"/>
              <draw:equation draw:name="f254" draw:formula="?f197 / ?f92"/>
              <draw:equation draw:name="f255" draw:formula="?f198 / ?f92"/>
            </draw:enhanced-geometry>
          </draw:custom-shape>
          <draw:custom-shape svg:x="1.36206in" svg:y="4.4555in" svg:width="0.12502in" svg:height="0.14735in" draw:id="id166" draw:style-name="a961" draw:name="Freeform 408">
            <svg:title/>
            <svg:desc/>
            <text:p text:style-name="a960" text:class-names="" text:cond-style-name=""><text:span text:style-name="a959" text:class-names=""/></text:p>
            <draw:enhanced-geometry xmlns:dr3d="urn:oasis:names:tc:opendocument:xmlns:dr3d:1.0" draw:type="non-primitive" svg:viewBox="0 0 86 100" draw:enhanced-path="M ?f1 ?f3 L ?f4 ?f3 C ?f4 ?f5 ?f6 ?f7 ?f8 ?f9 ?f10 ?f11 ?f12 ?f13 ?f14 ?f15 ?f16 ?f17 ?f18 ?f19 ?f20 ?f21 ?f22 ?f23 ?f24 ?f1 ?f25 ?f1 ?f5 ?f1 ?f7 ?f23 ?f26 ?f19 ?f27 ?f28 ?f29 ?f30 ?f21 ?f31 L ?f23 ?f31 ?f23 ?f32 C ?f28 ?f33 ?f31 ?f34 ?f35 ?f36 ?f37 ?f38 ?f39 ?f2 ?f25 ?f2 ?f40 ?f2 ?f41 ?f34 ?f42 ?f43 ?f44 ?f15 ?f0 ?f45 ?f0 ?f46 ?f0 ?f47 ?f44 ?f12 ?f42 ?f42 ?f10 ?f44 ?f48 ?f0 ?f49 ?f0 ?f50 ?f0 ?f51 ?f52 ?f27 ?f53 ?f54 ?f55 ?f1 ?f16 ?f1 ?f56 L ?f1 ?f3 Z M ?f11 ?f57 C ?f11 ?f58 ?f51 ?f59 ?f60 ?f61 ?f62 ?f63 ?f64 ?f42 ?f24 ?f42 ?f20 ?f42 ?f65 ?f63 ?f66 ?f61 ?f61 ?f14 ?f6 ?f48 ?f4 ?f57 L ?f11 ?f57 Z N" draw:text-areas="?f143 ?f145 ?f144 ?f146" draw:glue-points="?f147 ?f148 ?f149 ?f148 ?f150 ?f151 ?f152 ?f153 ?f154 ?f155 ?f156 ?f157 ?f158 ?f159 ?f160 ?f161 ?f162 ?f161 ?f162 ?f163 ?f164 ?f165 ?f156 ?f166 ?f167 ?f168 ?f169 ?f170 ?f167 ?f171 ?f172 ?f173 ?f174 ?f175 ?f147 ?f176 ?f147 ?f148 ?f177 ?f178 ?f179 ?f180 ?f181 ?f171 ?f182 ?f180 ?f149 ?f178 ?f177 ?f178" draw:glue-point-leaving-directions="-90, -90, -90, -90, -90, -90, -90, -90, -90, -90, -90, -90, -90, -90, -90, -90, -90, -90, -90, -90, -90, -90, -90, -90, -90">
              <draw:equation draw:name="f0" draw:formula="0"/>
              <draw:equation draw:name="f1" draw:formula="86"/>
              <draw:equation draw:name="f2" draw:formula="100"/>
              <draw:equation draw:name="f3" draw:formula="52"/>
              <draw:equation draw:name="f4" draw:formula="16"/>
              <draw:equation draw:name="f5" draw:formula="57"/>
              <draw:equation draw:name="f6" draw:formula="17"/>
              <draw:equation draw:name="f7" draw:formula="63"/>
              <draw:equation draw:name="f8" draw:formula="19"/>
              <draw:equation draw:name="f9" draw:formula="67"/>
              <draw:equation draw:name="f10" draw:formula="21"/>
              <draw:equation draw:name="f11" draw:formula="71"/>
              <draw:equation draw:name="f12" draw:formula="23"/>
              <draw:equation draw:name="f13" draw:formula="75"/>
              <draw:equation draw:name="f14" draw:formula="26"/>
              <draw:equation draw:name="f15" draw:formula="78"/>
              <draw:equation draw:name="f16" draw:formula="29"/>
              <draw:equation draw:name="f17" draw:formula="80"/>
              <draw:equation draw:name="f18" draw:formula="33"/>
              <draw:equation draw:name="f19" draw:formula="82"/>
              <draw:equation draw:name="f20" draw:formula="37"/>
              <draw:equation draw:name="f21" draw:formula="84"/>
              <draw:equation draw:name="f22" draw:formula="41"/>
              <draw:equation draw:name="f23" draw:formula="85"/>
              <draw:equation draw:name="f24" draw:formula="45"/>
              <draw:equation draw:name="f25" draw:formula="50"/>
              <draw:equation draw:name="f26" draw:formula="70"/>
              <draw:equation draw:name="f27" draw:formula="76"/>
              <draw:equation draw:name="f28" draw:formula="79"/>
              <draw:equation draw:name="f29" draw:formula="81"/>
              <draw:equation draw:name="f30" draw:formula="77"/>
              <draw:equation draw:name="f31" draw:formula="74"/>
              <draw:equation draw:name="f32" draw:formula="92"/>
              <draw:equation draw:name="f33" draw:formula="94"/>
              <draw:equation draw:name="f34" draw:formula="96"/>
              <draw:equation draw:name="f35" draw:formula="68"/>
              <draw:equation draw:name="f36" draw:formula="98"/>
              <draw:equation draw:name="f37" draw:formula="62"/>
              <draw:equation draw:name="f38" draw:formula="99"/>
              <draw:equation draw:name="f39" draw:formula="56"/>
              <draw:equation draw:name="f40" draw:formula="34"/>
              <draw:equation draw:name="f41" draw:formula="22"/>
              <draw:equation draw:name="f42" draw:formula="13"/>
              <draw:equation draw:name="f43" draw:formula="87"/>
              <draw:equation draw:name="f44" draw:formula="4"/>
              <draw:equation draw:name="f45" draw:formula="66"/>
              <draw:equation draw:name="f46" draw:formula="51"/>
              <draw:equation draw:name="f47" draw:formula="35"/>
              <draw:equation draw:name="f48" draw:formula="32"/>
              <draw:equation draw:name="f49" draw:formula="46"/>
              <draw:equation draw:name="f50" draw:formula="59"/>
              <draw:equation draw:name="f51" draw:formula="69"/>
              <draw:equation draw:name="f52" draw:formula="3"/>
              <draw:equation draw:name="f53" draw:formula="11"/>
              <draw:equation draw:name="f54" draw:formula="83"/>
              <draw:equation draw:name="f55" draw:formula="18"/>
              <draw:equation draw:name="f56" draw:formula="43"/>
              <draw:equation draw:name="f57" draw:formula="39"/>
              <draw:equation draw:name="f58" draw:formula="31"/>
              <draw:equation draw:name="f59" draw:formula="24"/>
              <draw:equation draw:name="f60" draw:formula="64"/>
              <draw:equation draw:name="f61" draw:formula="20"/>
              <draw:equation draw:name="f62" draw:formula="60"/>
              <draw:equation draw:name="f63" draw:formula="15"/>
              <draw:equation draw:name="f64" draw:formula="54"/>
              <draw:equation draw:name="f65" draw:formula="30"/>
              <draw:equation draw:name="f66" draw:formula="25"/>
              <draw:equation draw:name="f67" draw:formula="?f2 - ?f0"/>
              <draw:equation draw:name="f68" draw:formula="?f1 - ?f0"/>
              <draw:equation draw:name="f69" draw:formula="?f68 / 86"/>
              <draw:equation draw:name="f70" draw:formula="?f67 / 100"/>
              <draw:equation draw:name="f71" draw:formula="86 * ?f68"/>
              <draw:equation draw:name="f72" draw:formula="52 * ?f67"/>
              <draw:equation draw:name="f73" draw:formula="16 * ?f68"/>
              <draw:equation draw:name="f74" draw:formula="19 * ?f68"/>
              <draw:equation draw:name="f75" draw:formula="67 * ?f67"/>
              <draw:equation draw:name="f76" draw:formula="26 * ?f68"/>
              <draw:equation draw:name="f77" draw:formula="78 * ?f67"/>
              <draw:equation draw:name="f78" draw:formula="37 * ?f68"/>
              <draw:equation draw:name="f79" draw:formula="84 * ?f67"/>
              <draw:equation draw:name="f80" draw:formula="50 * ?f68"/>
              <draw:equation draw:name="f81" draw:formula="86 * ?f67"/>
              <draw:equation draw:name="f82" draw:formula="70 * ?f68"/>
              <draw:equation draw:name="f83" draw:formula="82 * ?f67"/>
              <draw:equation draw:name="f84" draw:formula="84 * ?f68"/>
              <draw:equation draw:name="f85" draw:formula="74 * ?f67"/>
              <draw:equation draw:name="f86" draw:formula="85 * ?f68"/>
              <draw:equation draw:name="f87" draw:formula="92 * ?f67"/>
              <draw:equation draw:name="f88" draw:formula="68 * ?f68"/>
              <draw:equation draw:name="f89" draw:formula="98 * ?f67"/>
              <draw:equation draw:name="f90" draw:formula="100 * ?f67"/>
              <draw:equation draw:name="f91" draw:formula="13 * ?f68"/>
              <draw:equation draw:name="f92" draw:formula="87 * ?f67"/>
              <draw:equation draw:name="f93" draw:formula="0 * ?f68"/>
              <draw:equation draw:name="f94" draw:formula="51 * ?f67"/>
              <draw:equation draw:name="f95" draw:formula="13 * ?f67"/>
              <draw:equation draw:name="f96" draw:formula="46 * ?f68"/>
              <draw:equation draw:name="f97" draw:formula="0 * ?f67"/>
              <draw:equation draw:name="f98" draw:formula="76 * ?f68"/>
              <draw:equation draw:name="f99" draw:formula="11 * ?f67"/>
              <draw:equation draw:name="f100" draw:formula="43 * ?f67"/>
              <draw:equation draw:name="f101" draw:formula="71 * ?f68"/>
              <draw:equation draw:name="f102" draw:formula="39 * ?f67"/>
              <draw:equation draw:name="f103" draw:formula="64 * ?f68"/>
              <draw:equation draw:name="f104" draw:formula="20 * ?f67"/>
              <draw:equation draw:name="f105" draw:formula="45 * ?f68"/>
              <draw:equation draw:name="f106" draw:formula="25 * ?f68"/>
              <draw:equation draw:name="f107" draw:formula="?f71 / 86"/>
              <draw:equation draw:name="f108" draw:formula="?f72 / 100"/>
              <draw:equation draw:name="f109" draw:formula="?f73 / 86"/>
              <draw:equation draw:name="f110" draw:formula="?f74 / 86"/>
              <draw:equation draw:name="f111" draw:formula="?f75 / 100"/>
              <draw:equation draw:name="f112" draw:formula="?f76 / 86"/>
              <draw:equation draw:name="f113" draw:formula="?f77 / 100"/>
              <draw:equation draw:name="f114" draw:formula="?f78 / 86"/>
              <draw:equation draw:name="f115" draw:formula="?f79 / 100"/>
              <draw:equation draw:name="f116" draw:formula="?f80 / 86"/>
              <draw:equation draw:name="f117" draw:formula="?f81 / 100"/>
              <draw:equation draw:name="f118" draw:formula="?f82 / 86"/>
              <draw:equation draw:name="f119" draw:formula="?f83 / 100"/>
              <draw:equation draw:name="f120" draw:formula="?f84 / 86"/>
              <draw:equation draw:name="f121" draw:formula="?f85 / 100"/>
              <draw:equation draw:name="f122" draw:formula="?f86 / 86"/>
              <draw:equation draw:name="f123" draw:formula="?f87 / 100"/>
              <draw:equation draw:name="f124" draw:formula="?f88 / 86"/>
              <draw:equation draw:name="f125" draw:formula="?f89 / 100"/>
              <draw:equation draw:name="f126" draw:formula="?f90 / 100"/>
              <draw:equation draw:name="f127" draw:formula="?f91 / 86"/>
              <draw:equation draw:name="f128" draw:formula="?f92 / 100"/>
              <draw:equation draw:name="f129" draw:formula="?f93 / 86"/>
              <draw:equation draw:name="f130" draw:formula="?f94 / 100"/>
              <draw:equation draw:name="f131" draw:formula="?f95 / 100"/>
              <draw:equation draw:name="f132" draw:formula="?f96 / 86"/>
              <draw:equation draw:name="f133" draw:formula="?f97 / 100"/>
              <draw:equation draw:name="f134" draw:formula="?f98 / 86"/>
              <draw:equation draw:name="f135" draw:formula="?f99 / 100"/>
              <draw:equation draw:name="f136" draw:formula="?f100 / 100"/>
              <draw:equation draw:name="f137" draw:formula="?f101 / 86"/>
              <draw:equation draw:name="f138" draw:formula="?f102 / 100"/>
              <draw:equation draw:name="f139" draw:formula="?f103 / 86"/>
              <draw:equation draw:name="f140" draw:formula="?f104 / 100"/>
              <draw:equation draw:name="f141" draw:formula="?f105 / 86"/>
              <draw:equation draw:name="f142" draw:formula="?f106 / 86"/>
              <draw:equation draw:name="f143" draw:formula="0 / ?f69"/>
              <draw:equation draw:name="f144" draw:formula="?f1 / ?f69"/>
              <draw:equation draw:name="f145" draw:formula="0 / ?f70"/>
              <draw:equation draw:name="f146" draw:formula="?f2 / ?f70"/>
              <draw:equation draw:name="f147" draw:formula="?f107 / ?f69"/>
              <draw:equation draw:name="f148" draw:formula="?f108 / ?f70"/>
              <draw:equation draw:name="f149" draw:formula="?f109 / ?f69"/>
              <draw:equation draw:name="f150" draw:formula="?f110 / ?f69"/>
              <draw:equation draw:name="f151" draw:formula="?f111 / ?f70"/>
              <draw:equation draw:name="f152" draw:formula="?f112 / ?f69"/>
              <draw:equation draw:name="f153" draw:formula="?f113 / ?f70"/>
              <draw:equation draw:name="f154" draw:formula="?f114 / ?f69"/>
              <draw:equation draw:name="f155" draw:formula="?f115 / ?f70"/>
              <draw:equation draw:name="f156" draw:formula="?f116 / ?f69"/>
              <draw:equation draw:name="f157" draw:formula="?f117 / ?f70"/>
              <draw:equation draw:name="f158" draw:formula="?f118 / ?f69"/>
              <draw:equation draw:name="f159" draw:formula="?f119 / ?f70"/>
              <draw:equation draw:name="f160" draw:formula="?f120 / ?f69"/>
              <draw:equation draw:name="f161" draw:formula="?f121 / ?f70"/>
              <draw:equation draw:name="f162" draw:formula="?f122 / ?f69"/>
              <draw:equation draw:name="f163" draw:formula="?f123 / ?f70"/>
              <draw:equation draw:name="f164" draw:formula="?f124 / ?f69"/>
              <draw:equation draw:name="f165" draw:formula="?f125 / ?f70"/>
              <draw:equation draw:name="f166" draw:formula="?f126 / ?f70"/>
              <draw:equation draw:name="f167" draw:formula="?f127 / ?f69"/>
              <draw:equation draw:name="f168" draw:formula="?f128 / ?f70"/>
              <draw:equation draw:name="f169" draw:formula="?f129 / ?f69"/>
              <draw:equation draw:name="f170" draw:formula="?f130 / ?f70"/>
              <draw:equation draw:name="f171" draw:formula="?f131 / ?f70"/>
              <draw:equation draw:name="f172" draw:formula="?f132 / ?f69"/>
              <draw:equation draw:name="f173" draw:formula="?f133 / ?f70"/>
              <draw:equation draw:name="f174" draw:formula="?f134 / ?f69"/>
              <draw:equation draw:name="f175" draw:formula="?f135 / ?f70"/>
              <draw:equation draw:name="f176" draw:formula="?f136 / ?f70"/>
              <draw:equation draw:name="f177" draw:formula="?f137 / ?f69"/>
              <draw:equation draw:name="f178" draw:formula="?f138 / ?f70"/>
              <draw:equation draw:name="f179" draw:formula="?f139 / ?f69"/>
              <draw:equation draw:name="f180" draw:formula="?f140 / ?f70"/>
              <draw:equation draw:name="f181" draw:formula="?f141 / ?f69"/>
              <draw:equation draw:name="f182" draw:formula="?f142 / ?f69"/>
            </draw:enhanced-geometry>
          </draw:custom-shape>
          <draw:custom-shape svg:x="1.51388in" svg:y="4.4555in" svg:width="0.12949in" svg:height="0.14735in" draw:id="id167" draw:style-name="a964" draw:name="Freeform 409">
            <svg:title/>
            <svg:desc/>
            <text:p text:style-name="a963" text:class-names="" text:cond-style-name=""><text:span text:style-name="a962" text:class-names=""/></text:p>
            <draw:enhanced-geometry xmlns:dr3d="urn:oasis:names:tc:opendocument:xmlns:dr3d:1.0" draw:type="non-primitive" svg:viewBox="0 0 88 100" draw:enhanced-path="M ?f1 ?f3 C ?f1 ?f4 ?f5 ?f6 ?f7 ?f8 ?f9 ?f10 ?f11 ?f2 ?f12 ?f2 ?f13 ?f2 ?f14 ?f10 ?f15 ?f8 ?f16 ?f6 ?f0 ?f4 ?f0 ?f3 ?f0 ?f17 ?f16 ?f18 ?f15 ?f19 ?f14 ?f16 ?f13 ?f0 ?f12 ?f0 ?f11 ?f0 ?f9 ?f16 ?f7 ?f19 ?f5 ?f18 ?f1 ?f17 ?f1 ?f3 Z M ?f20 ?f3 C ?f20 ?f21 ?f22 ?f23 ?f24 ?f18 ?f25 ?f26 ?f27 ?f19 ?f12 ?f19 ?f28 ?f19 ?f29 ?f26 ?f30 ?f18 ?f31 ?f23 ?f32 ?f21 ?f32 ?f3 ?f32 ?f33 ?f31 ?f34 ?f30 ?f35 ?f29 ?f36 ?f37 ?f38 ?f12 ?f38 ?f27 ?f38 ?f25 ?f36 ?f24 ?f35 ?f22 ?f34 ?f20 ?f33 ?f20 ?f3 Z N" draw:text-areas="?f77 ?f79 ?f78 ?f80" draw:glue-points="?f81 ?f82 ?f83 ?f84 ?f85 ?f86 ?f87 ?f84 ?f88 ?f82 ?f87 ?f89 ?f85 ?f90 ?f83 ?f89 ?f81 ?f82 ?f91 ?f82 ?f92 ?f93 ?f85 ?f89 ?f94 ?f93 ?f95 ?f82 ?f94 ?f96 ?f85 ?f97 ?f92 ?f96 ?f91 ?f82" draw:glue-point-leaving-directions="-90, -90, -90, -90, -90, -90, -90, -90, -90, -90, -90, -90, -90, -90, -90, -90, -90, -90">
              <draw:equation draw:name="f0" draw:formula="0"/>
              <draw:equation draw:name="f1" draw:formula="88"/>
              <draw:equation draw:name="f2" draw:formula="100"/>
              <draw:equation draw:name="f3" draw:formula="50"/>
              <draw:equation draw:name="f4" draw:formula="66"/>
              <draw:equation draw:name="f5" draw:formula="84"/>
              <draw:equation draw:name="f6" draw:formula="78"/>
              <draw:equation draw:name="f7" draw:formula="76"/>
              <draw:equation draw:name="f8" draw:formula="87"/>
              <draw:equation draw:name="f9" draw:formula="68"/>
              <draw:equation draw:name="f10" draw:formula="96"/>
              <draw:equation draw:name="f11" draw:formula="58"/>
              <draw:equation draw:name="f12" draw:formula="44"/>
              <draw:equation draw:name="f13" draw:formula="31"/>
              <draw:equation draw:name="f14" draw:formula="20"/>
              <draw:equation draw:name="f15" draw:formula="12"/>
              <draw:equation draw:name="f16" draw:formula="4"/>
              <draw:equation draw:name="f17" draw:formula="34"/>
              <draw:equation draw:name="f18" draw:formula="22"/>
              <draw:equation draw:name="f19" draw:formula="13"/>
              <draw:equation draw:name="f20" draw:formula="72"/>
              <draw:equation draw:name="f21" draw:formula="38"/>
              <draw:equation draw:name="f22" draw:formula="69"/>
              <draw:equation draw:name="f23" draw:formula="28"/>
              <draw:equation draw:name="f24" draw:formula="64"/>
              <draw:equation draw:name="f25" draw:formula="59"/>
              <draw:equation draw:name="f26" draw:formula="16"/>
              <draw:equation draw:name="f27" draw:formula="53"/>
              <draw:equation draw:name="f28" draw:formula="35"/>
              <draw:equation draw:name="f29" draw:formula="29"/>
              <draw:equation draw:name="f30" draw:formula="24"/>
              <draw:equation draw:name="f31" draw:formula="19"/>
              <draw:equation draw:name="f32" draw:formula="17"/>
              <draw:equation draw:name="f33" draw:formula="62"/>
              <draw:equation draw:name="f34" draw:formula="71"/>
              <draw:equation draw:name="f35" draw:formula="77"/>
              <draw:equation draw:name="f36" draw:formula="83"/>
              <draw:equation draw:name="f37" draw:formula="36"/>
              <draw:equation draw:name="f38" draw:formula="86"/>
              <draw:equation draw:name="f39" draw:formula="?f2 - ?f0"/>
              <draw:equation draw:name="f40" draw:formula="?f1 - ?f0"/>
              <draw:equation draw:name="f41" draw:formula="?f40 / 88"/>
              <draw:equation draw:name="f42" draw:formula="?f39 / 100"/>
              <draw:equation draw:name="f43" draw:formula="88 * ?f40"/>
              <draw:equation draw:name="f44" draw:formula="50 * ?f39"/>
              <draw:equation draw:name="f45" draw:formula="76 * ?f40"/>
              <draw:equation draw:name="f46" draw:formula="87 * ?f39"/>
              <draw:equation draw:name="f47" draw:formula="44 * ?f40"/>
              <draw:equation draw:name="f48" draw:formula="100 * ?f39"/>
              <draw:equation draw:name="f49" draw:formula="12 * ?f40"/>
              <draw:equation draw:name="f50" draw:formula="0 * ?f40"/>
              <draw:equation draw:name="f51" draw:formula="13 * ?f39"/>
              <draw:equation draw:name="f52" draw:formula="0 * ?f39"/>
              <draw:equation draw:name="f53" draw:formula="72 * ?f40"/>
              <draw:equation draw:name="f54" draw:formula="64 * ?f40"/>
              <draw:equation draw:name="f55" draw:formula="22 * ?f39"/>
              <draw:equation draw:name="f56" draw:formula="24 * ?f40"/>
              <draw:equation draw:name="f57" draw:formula="17 * ?f40"/>
              <draw:equation draw:name="f58" draw:formula="77 * ?f39"/>
              <draw:equation draw:name="f59" draw:formula="86 * ?f39"/>
              <draw:equation draw:name="f60" draw:formula="?f43 / 88"/>
              <draw:equation draw:name="f61" draw:formula="?f44 / 100"/>
              <draw:equation draw:name="f62" draw:formula="?f45 / 88"/>
              <draw:equation draw:name="f63" draw:formula="?f46 / 100"/>
              <draw:equation draw:name="f64" draw:formula="?f47 / 88"/>
              <draw:equation draw:name="f65" draw:formula="?f48 / 100"/>
              <draw:equation draw:name="f66" draw:formula="?f49 / 88"/>
              <draw:equation draw:name="f67" draw:formula="?f50 / 88"/>
              <draw:equation draw:name="f68" draw:formula="?f51 / 100"/>
              <draw:equation draw:name="f69" draw:formula="?f52 / 100"/>
              <draw:equation draw:name="f70" draw:formula="?f53 / 88"/>
              <draw:equation draw:name="f71" draw:formula="?f54 / 88"/>
              <draw:equation draw:name="f72" draw:formula="?f55 / 100"/>
              <draw:equation draw:name="f73" draw:formula="?f56 / 88"/>
              <draw:equation draw:name="f74" draw:formula="?f57 / 88"/>
              <draw:equation draw:name="f75" draw:formula="?f58 / 100"/>
              <draw:equation draw:name="f76" draw:formula="?f59 / 100"/>
              <draw:equation draw:name="f77" draw:formula="0 / ?f41"/>
              <draw:equation draw:name="f78" draw:formula="?f1 / ?f41"/>
              <draw:equation draw:name="f79" draw:formula="0 / ?f42"/>
              <draw:equation draw:name="f80" draw:formula="?f2 / ?f42"/>
              <draw:equation draw:name="f81" draw:formula="?f60 / ?f41"/>
              <draw:equation draw:name="f82" draw:formula="?f61 / ?f42"/>
              <draw:equation draw:name="f83" draw:formula="?f62 / ?f41"/>
              <draw:equation draw:name="f84" draw:formula="?f63 / ?f42"/>
              <draw:equation draw:name="f85" draw:formula="?f64 / ?f41"/>
              <draw:equation draw:name="f86" draw:formula="?f65 / ?f42"/>
              <draw:equation draw:name="f87" draw:formula="?f66 / ?f41"/>
              <draw:equation draw:name="f88" draw:formula="?f67 / ?f41"/>
              <draw:equation draw:name="f89" draw:formula="?f68 / ?f42"/>
              <draw:equation draw:name="f90" draw:formula="?f69 / ?f42"/>
              <draw:equation draw:name="f91" draw:formula="?f70 / ?f41"/>
              <draw:equation draw:name="f92" draw:formula="?f71 / ?f41"/>
              <draw:equation draw:name="f93" draw:formula="?f72 / ?f42"/>
              <draw:equation draw:name="f94" draw:formula="?f73 / ?f41"/>
              <draw:equation draw:name="f95" draw:formula="?f74 / ?f41"/>
              <draw:equation draw:name="f96" draw:formula="?f75 / ?f42"/>
              <draw:equation draw:name="f97" draw:formula="?f76 / ?f42"/>
            </draw:enhanced-geometry>
          </draw:custom-shape>
          <draw:custom-shape svg:x="1.67909in" svg:y="4.40638in" svg:width="0.12056in" svg:height="0.19647in" draw:id="id168" draw:style-name="a967" draw:name="Freeform 410">
            <svg:title/>
            <svg:desc/>
            <text:p text:style-name="a966" text:class-names="" text:cond-style-name=""><text:span text:style-name="a965" text:class-names=""/></text:p>
            <draw:enhanced-geometry xmlns:dr3d="urn:oasis:names:tc:opendocument:xmlns:dr3d:1.0" draw:type="non-primitive" svg:viewBox="0 0 84 135" draw:enhanced-path="M ?f1 ?f1 C ?f1 ?f3 ?f4 ?f5 ?f6 ?f7 ?f8 ?f9 ?f10 ?f11 ?f12 ?f13 ?f14 ?f15 ?f16 ?f17 ?f18 ?f19 ?f20 ?f21 ?f22 ?f2 ?f23 ?f2 ?f24 ?f2 ?f25 ?f2 ?f26 ?f27 ?f28 ?f19 ?f29 ?f17 ?f30 ?f31 L ?f32 ?f27 ?f0 ?f27 ?f0 ?f0 ?f30 ?f0 ?f30 ?f33 C ?f34 ?f35 ?f36 ?f37 ?f38 ?f39 ?f40 ?f40 ?f37 ?f41 ?f22 ?f41 ?f42 ?f41 ?f14 ?f43 ?f44 ?f22 ?f6 ?f45 ?f1 ?f14 ?f1 ?f1 Z M ?f14 ?f46 C ?f14 ?f47 ?f48 ?f49 ?f50 ?f42 ?f18 ?f20 ?f51 ?f52 ?f35 ?f52 ?f43 ?f52 ?f53 ?f54 ?f55 ?f20 ?f36 ?f56 ?f29 ?f18 ?f30 ?f57 L ?f30 ?f58 C ?f34 ?f59 ?f36 ?f60 ?f26 ?f61 ?f38 ?f61 ?f41 ?f62 ?f43 ?f62 ?f22 ?f62 ?f56 ?f11 ?f63 ?f9 ?f49 ?f7 ?f14 ?f64 ?f14 ?f46 Z N" draw:text-areas="?f147 ?f149 ?f148 ?f150" draw:glue-points="?f151 ?f152 ?f153 ?f154 ?f155 ?f156 ?f157 ?f158 ?f159 ?f160 ?f161 ?f162 ?f163 ?f164 ?f165 ?f162 ?f166 ?f162 ?f166 ?f167 ?f163 ?f167 ?f163 ?f168 ?f169 ?f170 ?f171 ?f172 ?f173 ?f174 ?f151 ?f152 ?f175 ?f176 ?f177 ?f178 ?f179 ?f180 ?f181 ?f182 ?f163 ?f183 ?f163 ?f184 ?f161 ?f185 ?f186 ?f187 ?f188 ?f189 ?f175 ?f176" draw:glue-point-leaving-directions="-90, -90, -90, -90, -90, -90, -90, -90, -90, -90, -90, -90, -90, -90, -90, -90, -90, -90, -90, -90, -90, -90, -90, -90, -90, -90">
              <draw:equation draw:name="f0" draw:formula="0"/>
              <draw:equation draw:name="f1" draw:formula="84"/>
              <draw:equation draw:name="f2" draw:formula="135"/>
              <draw:equation draw:name="f3" draw:formula="92"/>
              <draw:equation draw:name="f4" draw:formula="83"/>
              <draw:equation draw:name="f5" draw:formula="99"/>
              <draw:equation draw:name="f6" draw:formula="81"/>
              <draw:equation draw:name="f7" draw:formula="106"/>
              <draw:equation draw:name="f8" draw:formula="78"/>
              <draw:equation draw:name="f9" draw:formula="112"/>
              <draw:equation draw:name="f10" draw:formula="75"/>
              <draw:equation draw:name="f11" draw:formula="118"/>
              <draw:equation draw:name="f12" draw:formula="72"/>
              <draw:equation draw:name="f13" draw:formula="122"/>
              <draw:equation draw:name="f14" draw:formula="68"/>
              <draw:equation draw:name="f15" draw:formula="126"/>
              <draw:equation draw:name="f16" draw:formula="63"/>
              <draw:equation draw:name="f17" draw:formula="130"/>
              <draw:equation draw:name="f18" draw:formula="58"/>
              <draw:equation draw:name="f19" draw:formula="132"/>
              <draw:equation draw:name="f20" draw:formula="53"/>
              <draw:equation draw:name="f21" draw:formula="134"/>
              <draw:equation draw:name="f22" draw:formula="48"/>
              <draw:equation draw:name="f23" draw:formula="42"/>
              <draw:equation draw:name="f24" draw:formula="37"/>
              <draw:equation draw:name="f25" draw:formula="32"/>
              <draw:equation draw:name="f26" draw:formula="28"/>
              <draw:equation draw:name="f27" draw:formula="133"/>
              <draw:equation draw:name="f28" draw:formula="24"/>
              <draw:equation draw:name="f29" draw:formula="20"/>
              <draw:equation draw:name="f30" draw:formula="16"/>
              <draw:equation draw:name="f31" draw:formula="128"/>
              <draw:equation draw:name="f32" draw:formula="15"/>
              <draw:equation draw:name="f33" draw:formula="47"/>
              <draw:equation draw:name="f34" draw:formula="21"/>
              <draw:equation draw:name="f35" draw:formula="44"/>
              <draw:equation draw:name="f36" draw:formula="25"/>
              <draw:equation draw:name="f37" draw:formula="41"/>
              <draw:equation draw:name="f38" draw:formula="31"/>
              <draw:equation draw:name="f39" draw:formula="38"/>
              <draw:equation draw:name="f40" draw:formula="36"/>
              <draw:equation draw:name="f41" draw:formula="35"/>
              <draw:equation draw:name="f42" draw:formula="59"/>
              <draw:equation draw:name="f43" draw:formula="39"/>
              <draw:equation draw:name="f44" draw:formula="74"/>
              <draw:equation draw:name="f45" draw:formula="56"/>
              <draw:equation draw:name="f46" draw:formula="85"/>
              <draw:equation draw:name="f47" draw:formula="73"/>
              <draw:equation draw:name="f48" draw:formula="66"/>
              <draw:equation draw:name="f49" draw:formula="65"/>
              <draw:equation draw:name="f50" draw:formula="62"/>
              <draw:equation draw:name="f51" draw:formula="52"/>
              <draw:equation draw:name="f52" draw:formula="50"/>
              <draw:equation draw:name="f53" draw:formula="34"/>
              <draw:equation draw:name="f54" draw:formula="51"/>
              <draw:equation draw:name="f55" draw:formula="30"/>
              <draw:equation draw:name="f56" draw:formula="55"/>
              <draw:equation draw:name="f57" draw:formula="61"/>
              <draw:equation draw:name="f58" draw:formula="115"/>
              <draw:equation draw:name="f59" draw:formula="117"/>
              <draw:equation draw:name="f60" draw:formula="119"/>
              <draw:equation draw:name="f61" draw:formula="120"/>
              <draw:equation draw:name="f62" draw:formula="121"/>
              <draw:equation draw:name="f63" draw:formula="60"/>
              <draw:equation draw:name="f64" draw:formula="97"/>
              <draw:equation draw:name="f65" draw:formula="?f2 - ?f0"/>
              <draw:equation draw:name="f66" draw:formula="?f1 - ?f0"/>
              <draw:equation draw:name="f67" draw:formula="?f66 / 84"/>
              <draw:equation draw:name="f68" draw:formula="?f65 / 135"/>
              <draw:equation draw:name="f69" draw:formula="84 * ?f66"/>
              <draw:equation draw:name="f70" draw:formula="84 * ?f65"/>
              <draw:equation draw:name="f71" draw:formula="81 * ?f66"/>
              <draw:equation draw:name="f72" draw:formula="106 * ?f65"/>
              <draw:equation draw:name="f73" draw:formula="72 * ?f66"/>
              <draw:equation draw:name="f74" draw:formula="122 * ?f65"/>
              <draw:equation draw:name="f75" draw:formula="58 * ?f66"/>
              <draw:equation draw:name="f76" draw:formula="132 * ?f65"/>
              <draw:equation draw:name="f77" draw:formula="42 * ?f66"/>
              <draw:equation draw:name="f78" draw:formula="135 * ?f65"/>
              <draw:equation draw:name="f79" draw:formula="28 * ?f66"/>
              <draw:equation draw:name="f80" draw:formula="133 * ?f65"/>
              <draw:equation draw:name="f81" draw:formula="16 * ?f66"/>
              <draw:equation draw:name="f82" draw:formula="128 * ?f65"/>
              <draw:equation draw:name="f83" draw:formula="15 * ?f66"/>
              <draw:equation draw:name="f84" draw:formula="0 * ?f66"/>
              <draw:equation draw:name="f85" draw:formula="0 * ?f65"/>
              <draw:equation draw:name="f86" draw:formula="47 * ?f65"/>
              <draw:equation draw:name="f87" draw:formula="31 * ?f66"/>
              <draw:equation draw:name="f88" draw:formula="38 * ?f65"/>
              <draw:equation draw:name="f89" draw:formula="48 * ?f66"/>
              <draw:equation draw:name="f90" draw:formula="35 * ?f65"/>
              <draw:equation draw:name="f91" draw:formula="74 * ?f66"/>
              <draw:equation draw:name="f92" draw:formula="48 * ?f65"/>
              <draw:equation draw:name="f93" draw:formula="68 * ?f66"/>
              <draw:equation draw:name="f94" draw:formula="85 * ?f65"/>
              <draw:equation draw:name="f95" draw:formula="62 * ?f66"/>
              <draw:equation draw:name="f96" draw:formula="59 * ?f65"/>
              <draw:equation draw:name="f97" draw:formula="44 * ?f66"/>
              <draw:equation draw:name="f98" draw:formula="50 * ?f65"/>
              <draw:equation draw:name="f99" draw:formula="30 * ?f66"/>
              <draw:equation draw:name="f100" draw:formula="53 * ?f65"/>
              <draw:equation draw:name="f101" draw:formula="61 * ?f65"/>
              <draw:equation draw:name="f102" draw:formula="115 * ?f65"/>
              <draw:equation draw:name="f103" draw:formula="120 * ?f65"/>
              <draw:equation draw:name="f104" draw:formula="39 * ?f66"/>
              <draw:equation draw:name="f105" draw:formula="121 * ?f65"/>
              <draw:equation draw:name="f106" draw:formula="60 * ?f66"/>
              <draw:equation draw:name="f107" draw:formula="112 * ?f65"/>
              <draw:equation draw:name="f108" draw:formula="?f69 / 84"/>
              <draw:equation draw:name="f109" draw:formula="?f70 / 135"/>
              <draw:equation draw:name="f110" draw:formula="?f71 / 84"/>
              <draw:equation draw:name="f111" draw:formula="?f72 / 135"/>
              <draw:equation draw:name="f112" draw:formula="?f73 / 84"/>
              <draw:equation draw:name="f113" draw:formula="?f74 / 135"/>
              <draw:equation draw:name="f114" draw:formula="?f75 / 84"/>
              <draw:equation draw:name="f115" draw:formula="?f76 / 135"/>
              <draw:equation draw:name="f116" draw:formula="?f77 / 84"/>
              <draw:equation draw:name="f117" draw:formula="?f78 / 135"/>
              <draw:equation draw:name="f118" draw:formula="?f79 / 84"/>
              <draw:equation draw:name="f119" draw:formula="?f80 / 135"/>
              <draw:equation draw:name="f120" draw:formula="?f81 / 84"/>
              <draw:equation draw:name="f121" draw:formula="?f82 / 135"/>
              <draw:equation draw:name="f122" draw:formula="?f83 / 84"/>
              <draw:equation draw:name="f123" draw:formula="?f84 / 84"/>
              <draw:equation draw:name="f124" draw:formula="?f85 / 135"/>
              <draw:equation draw:name="f125" draw:formula="?f86 / 135"/>
              <draw:equation draw:name="f126" draw:formula="?f87 / 84"/>
              <draw:equation draw:name="f127" draw:formula="?f88 / 135"/>
              <draw:equation draw:name="f128" draw:formula="?f89 / 84"/>
              <draw:equation draw:name="f129" draw:formula="?f90 / 135"/>
              <draw:equation draw:name="f130" draw:formula="?f91 / 84"/>
              <draw:equation draw:name="f131" draw:formula="?f92 / 135"/>
              <draw:equation draw:name="f132" draw:formula="?f93 / 84"/>
              <draw:equation draw:name="f133" draw:formula="?f94 / 135"/>
              <draw:equation draw:name="f134" draw:formula="?f95 / 84"/>
              <draw:equation draw:name="f135" draw:formula="?f96 / 135"/>
              <draw:equation draw:name="f136" draw:formula="?f97 / 84"/>
              <draw:equation draw:name="f137" draw:formula="?f98 / 135"/>
              <draw:equation draw:name="f138" draw:formula="?f99 / 84"/>
              <draw:equation draw:name="f139" draw:formula="?f100 / 135"/>
              <draw:equation draw:name="f140" draw:formula="?f101 / 135"/>
              <draw:equation draw:name="f141" draw:formula="?f102 / 135"/>
              <draw:equation draw:name="f142" draw:formula="?f103 / 135"/>
              <draw:equation draw:name="f143" draw:formula="?f104 / 84"/>
              <draw:equation draw:name="f144" draw:formula="?f105 / 135"/>
              <draw:equation draw:name="f145" draw:formula="?f106 / 84"/>
              <draw:equation draw:name="f146" draw:formula="?f107 / 135"/>
              <draw:equation draw:name="f147" draw:formula="0 / ?f67"/>
              <draw:equation draw:name="f148" draw:formula="?f1 / ?f67"/>
              <draw:equation draw:name="f149" draw:formula="0 / ?f68"/>
              <draw:equation draw:name="f150" draw:formula="?f2 / ?f68"/>
              <draw:equation draw:name="f151" draw:formula="?f108 / ?f67"/>
              <draw:equation draw:name="f152" draw:formula="?f109 / ?f68"/>
              <draw:equation draw:name="f153" draw:formula="?f110 / ?f67"/>
              <draw:equation draw:name="f154" draw:formula="?f111 / ?f68"/>
              <draw:equation draw:name="f155" draw:formula="?f112 / ?f67"/>
              <draw:equation draw:name="f156" draw:formula="?f113 / ?f68"/>
              <draw:equation draw:name="f157" draw:formula="?f114 / ?f67"/>
              <draw:equation draw:name="f158" draw:formula="?f115 / ?f68"/>
              <draw:equation draw:name="f159" draw:formula="?f116 / ?f67"/>
              <draw:equation draw:name="f160" draw:formula="?f117 / ?f68"/>
              <draw:equation draw:name="f161" draw:formula="?f118 / ?f67"/>
              <draw:equation draw:name="f162" draw:formula="?f119 / ?f68"/>
              <draw:equation draw:name="f163" draw:formula="?f120 / ?f67"/>
              <draw:equation draw:name="f164" draw:formula="?f121 / ?f68"/>
              <draw:equation draw:name="f165" draw:formula="?f122 / ?f67"/>
              <draw:equation draw:name="f166" draw:formula="?f123 / ?f67"/>
              <draw:equation draw:name="f167" draw:formula="?f124 / ?f68"/>
              <draw:equation draw:name="f168" draw:formula="?f125 / ?f68"/>
              <draw:equation draw:name="f169" draw:formula="?f126 / ?f67"/>
              <draw:equation draw:name="f170" draw:formula="?f127 / ?f68"/>
              <draw:equation draw:name="f171" draw:formula="?f128 / ?f67"/>
              <draw:equation draw:name="f172" draw:formula="?f129 / ?f68"/>
              <draw:equation draw:name="f173" draw:formula="?f130 / ?f67"/>
              <draw:equation draw:name="f174" draw:formula="?f131 / ?f68"/>
              <draw:equation draw:name="f175" draw:formula="?f132 / ?f67"/>
              <draw:equation draw:name="f176" draw:formula="?f133 / ?f68"/>
              <draw:equation draw:name="f177" draw:formula="?f134 / ?f67"/>
              <draw:equation draw:name="f178" draw:formula="?f135 / ?f68"/>
              <draw:equation draw:name="f179" draw:formula="?f136 / ?f67"/>
              <draw:equation draw:name="f180" draw:formula="?f137 / ?f68"/>
              <draw:equation draw:name="f181" draw:formula="?f138 / ?f67"/>
              <draw:equation draw:name="f182" draw:formula="?f139 / ?f68"/>
              <draw:equation draw:name="f183" draw:formula="?f140 / ?f68"/>
              <draw:equation draw:name="f184" draw:formula="?f141 / ?f68"/>
              <draw:equation draw:name="f185" draw:formula="?f142 / ?f68"/>
              <draw:equation draw:name="f186" draw:formula="?f143 / ?f67"/>
              <draw:equation draw:name="f187" draw:formula="?f144 / ?f68"/>
              <draw:equation draw:name="f188" draw:formula="?f145 / ?f67"/>
              <draw:equation draw:name="f189" draw:formula="?f146 / ?f68"/>
            </draw:enhanced-geometry>
          </draw:custom-shape>
          <draw:custom-shape svg:x="1.82644in" svg:y="4.4555in" svg:width="0.12056in" svg:height="0.14735in" draw:id="id169" draw:style-name="a970" draw:name="Freeform 411">
            <svg:title/>
            <svg:desc/>
            <text:p text:style-name="a969" text:class-names="" text:cond-style-name=""><text:span text:style-name="a968" text:class-names=""/></text:p>
            <draw:enhanced-geometry xmlns:dr3d="urn:oasis:names:tc:opendocument:xmlns:dr3d:1.0" draw:type="non-primitive" svg:viewBox="0 0 81 100" draw:enhanced-path="M ?f1 ?f3 L ?f4 ?f3 ?f4 ?f5 C ?f6 ?f5 ?f7 ?f8 ?f9 ?f10 ?f11 ?f12 ?f13 ?f14 ?f15 ?f16 ?f17 ?f18 ?f19 ?f3 ?f20 ?f21 ?f22 ?f2 ?f23 ?f2 ?f24 ?f2 ?f25 ?f2 ?f26 ?f18 ?f27 ?f10 ?f28 ?f29 ?f0 ?f30 ?f0 ?f31 ?f0 ?f32 ?f33 ?f11 ?f34 ?f35 ?f36 ?f37 ?f38 ?f39 ?f40 ?f41 ?f42 ?f43 ?f24 ?f44 ?f43 ?f45 ?f19 ?f23 ?f46 ?f47 ?f4 ?f47 L ?f4 ?f48 C ?f4 ?f49 ?f4 ?f50 ?f32 ?f51 ?f7 ?f52 ?f9 ?f53 ?f54 ?f55 ?f46 ?f56 ?f15 ?f26 ?f17 ?f26 ?f19 ?f57 ?f20 ?f57 ?f22 ?f57 ?f47 ?f57 ?f24 ?f26 ?f58 ?f56 ?f59 ?f55 ?f26 ?f53 ?f60 ?f52 L ?f27 ?f52 ?f27 ?f61 C ?f38 ?f28 ?f56 ?f33 ?f25 ?f62 ?f49 ?f0 ?f63 ?f0 ?f22 ?f0 ?f19 ?f0 ?f35 ?f0 ?f11 ?f33 ?f7 ?f28 ?f64 ?f34 ?f31 ?f65 ?f66 ?f60 ?f67 ?f68 ?f30 ?f55 ?f69 ?f25 ?f1 ?f70 ?f1 ?f71 L ?f1 ?f3 Z M ?f4 ?f66 L ?f4 ?f37 C ?f9 ?f37 ?f13 ?f37 ?f37 ?f72 ?f73 ?f72 ?f23 ?f17 ?f48 ?f74 ?f49 ?f15 ?f42 ?f13 ?f52 ?f54 ?f40 ?f9 ?f55 ?f6 ?f55 ?f75 ?f55 ?f66 ?f40 ?f76 ?f25 ?f1 ?f50 ?f77 ?f78 ?f79 ?f45 ?f79 ?f20 ?f79 ?f37 ?f77 ?f35 ?f80 ?f11 ?f69 ?f81 ?f67 ?f4 ?f66 Z N" draw:text-areas="?f206 ?f208 ?f207 ?f209" draw:glue-points="?f210 ?f211 ?f212 ?f211 ?f212 ?f213 ?f214 ?f215 ?f216 ?f217 ?f218 ?f219 ?f220 ?f221 ?f222 ?f215 ?f223 ?f224 ?f225 ?f226 ?f227 ?f228 ?f229 ?f230 ?f212 ?f231 ?f212 ?f232 ?f233 ?f234 ?f235 ?f236 ?f237 ?f238 ?f239 ?f240 ?f241 ?f242 ?f243 ?f244 ?f222 ?f244 ?f222 ?f245 ?f246 ?f247 ?f239 ?f248 ?f249 ?f250 ?f251 ?f252 ?f253 ?f236 ?f210 ?f254 ?f210 ?f211 ?f212 ?f255 ?f212 ?f256 ?f257 ?f258 ?f259 ?f260 ?f261 ?f262 ?f263 ?f264 ?f246 ?f265 ?f266 ?f267 ?f268 ?f269 ?f212 ?f255" draw:glue-point-leaving-directions="-90, -90, -90, -90, -90, -90, -90, -90, -90, -90, -90, -90, -90, -90, -90, -90, -90, -90, -90, -90, -90, -90, -90, -90, -90, -90, -90, -90, -90, -90, -90, -90, -90, -90, -90, -90, -90, -90, -90">
              <draw:equation draw:name="f0" draw:formula="0"/>
              <draw:equation draw:name="f1" draw:formula="81"/>
              <draw:equation draw:name="f2" draw:formula="100"/>
              <draw:equation draw:name="f3" draw:formula="98"/>
              <draw:equation draw:name="f4" draw:formula="65"/>
              <draw:equation draw:name="f5" draw:formula="88"/>
              <draw:equation draw:name="f6" draw:formula="64"/>
              <draw:equation draw:name="f7" draw:formula="62"/>
              <draw:equation draw:name="f8" draw:formula="90"/>
              <draw:equation draw:name="f9" draw:formula="60"/>
              <draw:equation draw:name="f10" draw:formula="92"/>
              <draw:equation draw:name="f11" draw:formula="57"/>
              <draw:equation draw:name="f12" draw:formula="93"/>
              <draw:equation draw:name="f13" draw:formula="55"/>
              <draw:equation draw:name="f14" draw:formula="95"/>
              <draw:equation draw:name="f15" draw:formula="53"/>
              <draw:equation draw:name="f16" draw:formula="96"/>
              <draw:equation draw:name="f17" draw:formula="50"/>
              <draw:equation draw:name="f18" draw:formula="97"/>
              <draw:equation draw:name="f19" draw:formula="47"/>
              <draw:equation draw:name="f20" draw:formula="43"/>
              <draw:equation draw:name="f21" draw:formula="99"/>
              <draw:equation draw:name="f22" draw:formula="40"/>
              <draw:equation draw:name="f23" draw:formula="36"/>
              <draw:equation draw:name="f24" draw:formula="31"/>
              <draw:equation draw:name="f25" draw:formula="22"/>
              <draw:equation draw:name="f26" draw:formula="15"/>
              <draw:equation draw:name="f27" draw:formula="9"/>
              <draw:equation draw:name="f28" draw:formula="3"/>
              <draw:equation draw:name="f29" draw:formula="86"/>
              <draw:equation draw:name="f30" draw:formula="79"/>
              <draw:equation draw:name="f31" draw:formula="70"/>
              <draw:equation draw:name="f32" draw:formula="63"/>
              <draw:equation draw:name="f33" draw:formula="2"/>
              <draw:equation draw:name="f34" draw:formula="5"/>
              <draw:equation draw:name="f35" draw:formula="52"/>
              <draw:equation draw:name="f36" draw:formula="8"/>
              <draw:equation draw:name="f37" draw:formula="48"/>
              <draw:equation draw:name="f38" draw:formula="12"/>
              <draw:equation draw:name="f39" draw:formula="44"/>
              <draw:equation draw:name="f40" draw:formula="18"/>
              <draw:equation draw:name="f41" draw:formula="42"/>
              <draw:equation draw:name="f42" draw:formula="24"/>
              <draw:equation draw:name="f43" draw:formula="39"/>
              <draw:equation draw:name="f44" draw:formula="38"/>
              <draw:equation draw:name="f45" draw:formula="37"/>
              <draw:equation draw:name="f46" draw:formula="56"/>
              <draw:equation draw:name="f47" draw:formula="35"/>
              <draw:equation draw:name="f48" draw:formula="32"/>
              <draw:equation draw:name="f49" draw:formula="28"/>
              <draw:equation draw:name="f50" draw:formula="25"/>
              <draw:equation draw:name="f51" draw:formula="23"/>
              <draw:equation draw:name="f52" draw:formula="21"/>
              <draw:equation draw:name="f53" draw:formula="19"/>
              <draw:equation draw:name="f54" draw:formula="58"/>
              <draw:equation draw:name="f55" draw:formula="17"/>
              <draw:equation draw:name="f56" draw:formula="16"/>
              <draw:equation draw:name="f57" draw:formula="14"/>
              <draw:equation draw:name="f58" draw:formula="26"/>
              <draw:equation draw:name="f59" draw:formula="20"/>
              <draw:equation draw:name="f60" draw:formula="10"/>
              <draw:equation draw:name="f61" draw:formula="4"/>
              <draw:equation draw:name="f62" draw:formula="1"/>
              <draw:equation draw:name="f63" draw:formula="34"/>
              <draw:equation draw:name="f64" draw:formula="67"/>
              <draw:equation draw:name="f65" draw:formula="7"/>
              <draw:equation draw:name="f66" draw:formula="74"/>
              <draw:equation draw:name="f67" draw:formula="77"/>
              <draw:equation draw:name="f68" draw:formula="13"/>
              <draw:equation draw:name="f69" draw:formula="80"/>
              <draw:equation draw:name="f70" draw:formula="27"/>
              <draw:equation draw:name="f71" draw:formula="33"/>
              <draw:equation draw:name="f72" draw:formula="49"/>
              <draw:equation draw:name="f73" draw:formula="41"/>
              <draw:equation draw:name="f74" draw:formula="51"/>
              <draw:equation draw:name="f75" draw:formula="69"/>
              <draw:equation draw:name="f76" draw:formula="78"/>
              <draw:equation draw:name="f77" draw:formula="84"/>
              <draw:equation draw:name="f78" draw:formula="30"/>
              <draw:equation draw:name="f79" draw:formula="85"/>
              <draw:equation draw:name="f80" draw:formula="82"/>
              <draw:equation draw:name="f81" draw:formula="61"/>
              <draw:equation draw:name="f82" draw:formula="?f2 - ?f0"/>
              <draw:equation draw:name="f83" draw:formula="?f1 - ?f0"/>
              <draw:equation draw:name="f84" draw:formula="?f83 / 81"/>
              <draw:equation draw:name="f85" draw:formula="?f82 / 100"/>
              <draw:equation draw:name="f86" draw:formula="81 * ?f83"/>
              <draw:equation draw:name="f87" draw:formula="98 * ?f82"/>
              <draw:equation draw:name="f88" draw:formula="65 * ?f83"/>
              <draw:equation draw:name="f89" draw:formula="88 * ?f82"/>
              <draw:equation draw:name="f90" draw:formula="60 * ?f83"/>
              <draw:equation draw:name="f91" draw:formula="92 * ?f82"/>
              <draw:equation draw:name="f92" draw:formula="53 * ?f83"/>
              <draw:equation draw:name="f93" draw:formula="96 * ?f82"/>
              <draw:equation draw:name="f94" draw:formula="43 * ?f83"/>
              <draw:equation draw:name="f95" draw:formula="99 * ?f82"/>
              <draw:equation draw:name="f96" draw:formula="31 * ?f83"/>
              <draw:equation draw:name="f97" draw:formula="100 * ?f82"/>
              <draw:equation draw:name="f98" draw:formula="9 * ?f83"/>
              <draw:equation draw:name="f99" draw:formula="0 * ?f83"/>
              <draw:equation draw:name="f100" draw:formula="70 * ?f82"/>
              <draw:equation draw:name="f101" draw:formula="5 * ?f83"/>
              <draw:equation draw:name="f102" draw:formula="52 * ?f82"/>
              <draw:equation draw:name="f103" draw:formula="18 * ?f83"/>
              <draw:equation draw:name="f104" draw:formula="42 * ?f82"/>
              <draw:equation draw:name="f105" draw:formula="39 * ?f83"/>
              <draw:equation draw:name="f106" draw:formula="37 * ?f82"/>
              <draw:equation draw:name="f107" draw:formula="35 * ?f82"/>
              <draw:equation draw:name="f108" draw:formula="32 * ?f82"/>
              <draw:equation draw:name="f109" draw:formula="63 * ?f83"/>
              <draw:equation draw:name="f110" draw:formula="23 * ?f82"/>
              <draw:equation draw:name="f111" draw:formula="58 * ?f83"/>
              <draw:equation draw:name="f112" draw:formula="17 * ?f82"/>
              <draw:equation draw:name="f113" draw:formula="50 * ?f83"/>
              <draw:equation draw:name="f114" draw:formula="15 * ?f82"/>
              <draw:equation draw:name="f115" draw:formula="40 * ?f83"/>
              <draw:equation draw:name="f116" draw:formula="14 * ?f82"/>
              <draw:equation draw:name="f117" draw:formula="26 * ?f83"/>
              <draw:equation draw:name="f118" draw:formula="16 * ?f82"/>
              <draw:equation draw:name="f119" draw:formula="10 * ?f83"/>
              <draw:equation draw:name="f120" draw:formula="21 * ?f82"/>
              <draw:equation draw:name="f121" draw:formula="4 * ?f82"/>
              <draw:equation draw:name="f122" draw:formula="22 * ?f83"/>
              <draw:equation draw:name="f123" draw:formula="1 * ?f82"/>
              <draw:equation draw:name="f124" draw:formula="0 * ?f82"/>
              <draw:equation draw:name="f125" draw:formula="57 * ?f83"/>
              <draw:equation draw:name="f126" draw:formula="2 * ?f82"/>
              <draw:equation draw:name="f127" draw:formula="70 * ?f83"/>
              <draw:equation draw:name="f128" draw:formula="7 * ?f82"/>
              <draw:equation draw:name="f129" draw:formula="79 * ?f83"/>
              <draw:equation draw:name="f130" draw:formula="33 * ?f82"/>
              <draw:equation draw:name="f131" draw:formula="74 * ?f82"/>
              <draw:equation draw:name="f132" draw:formula="48 * ?f82"/>
              <draw:equation draw:name="f133" draw:formula="48 * ?f83"/>
              <draw:equation draw:name="f134" draw:formula="49 * ?f82"/>
              <draw:equation draw:name="f135" draw:formula="32 * ?f83"/>
              <draw:equation draw:name="f136" draw:formula="51 * ?f82"/>
              <draw:equation draw:name="f137" draw:formula="21 * ?f83"/>
              <draw:equation draw:name="f138" draw:formula="58 * ?f82"/>
              <draw:equation draw:name="f139" draw:formula="17 * ?f83"/>
              <draw:equation draw:name="f140" draw:formula="69 * ?f82"/>
              <draw:equation draw:name="f141" draw:formula="81 * ?f82"/>
              <draw:equation draw:name="f142" draw:formula="37 * ?f83"/>
              <draw:equation draw:name="f143" draw:formula="85 * ?f82"/>
              <draw:equation draw:name="f144" draw:formula="52 * ?f83"/>
              <draw:equation draw:name="f145" draw:formula="82 * ?f82"/>
              <draw:equation draw:name="f146" draw:formula="?f86 / 81"/>
              <draw:equation draw:name="f147" draw:formula="?f87 / 100"/>
              <draw:equation draw:name="f148" draw:formula="?f88 / 81"/>
              <draw:equation draw:name="f149" draw:formula="?f89 / 100"/>
              <draw:equation draw:name="f150" draw:formula="?f90 / 81"/>
              <draw:equation draw:name="f151" draw:formula="?f91 / 100"/>
              <draw:equation draw:name="f152" draw:formula="?f92 / 81"/>
              <draw:equation draw:name="f153" draw:formula="?f93 / 100"/>
              <draw:equation draw:name="f154" draw:formula="?f94 / 81"/>
              <draw:equation draw:name="f155" draw:formula="?f95 / 100"/>
              <draw:equation draw:name="f156" draw:formula="?f96 / 81"/>
              <draw:equation draw:name="f157" draw:formula="?f97 / 100"/>
              <draw:equation draw:name="f158" draw:formula="?f98 / 81"/>
              <draw:equation draw:name="f159" draw:formula="?f99 / 81"/>
              <draw:equation draw:name="f160" draw:formula="?f100 / 100"/>
              <draw:equation draw:name="f161" draw:formula="?f101 / 81"/>
              <draw:equation draw:name="f162" draw:formula="?f102 / 100"/>
              <draw:equation draw:name="f163" draw:formula="?f103 / 81"/>
              <draw:equation draw:name="f164" draw:formula="?f104 / 100"/>
              <draw:equation draw:name="f165" draw:formula="?f105 / 81"/>
              <draw:equation draw:name="f166" draw:formula="?f106 / 100"/>
              <draw:equation draw:name="f167" draw:formula="?f107 / 100"/>
              <draw:equation draw:name="f168" draw:formula="?f108 / 100"/>
              <draw:equation draw:name="f169" draw:formula="?f109 / 81"/>
              <draw:equation draw:name="f170" draw:formula="?f110 / 100"/>
              <draw:equation draw:name="f171" draw:formula="?f111 / 81"/>
              <draw:equation draw:name="f172" draw:formula="?f112 / 100"/>
              <draw:equation draw:name="f173" draw:formula="?f113 / 81"/>
              <draw:equation draw:name="f174" draw:formula="?f114 / 100"/>
              <draw:equation draw:name="f175" draw:formula="?f115 / 81"/>
              <draw:equation draw:name="f176" draw:formula="?f116 / 100"/>
              <draw:equation draw:name="f177" draw:formula="?f117 / 81"/>
              <draw:equation draw:name="f178" draw:formula="?f118 / 100"/>
              <draw:equation draw:name="f179" draw:formula="?f119 / 81"/>
              <draw:equation draw:name="f180" draw:formula="?f120 / 100"/>
              <draw:equation draw:name="f181" draw:formula="?f121 / 100"/>
              <draw:equation draw:name="f182" draw:formula="?f122 / 81"/>
              <draw:equation draw:name="f183" draw:formula="?f123 / 100"/>
              <draw:equation draw:name="f184" draw:formula="?f124 / 100"/>
              <draw:equation draw:name="f185" draw:formula="?f125 / 81"/>
              <draw:equation draw:name="f186" draw:formula="?f126 / 100"/>
              <draw:equation draw:name="f187" draw:formula="?f127 / 81"/>
              <draw:equation draw:name="f188" draw:formula="?f128 / 100"/>
              <draw:equation draw:name="f189" draw:formula="?f129 / 81"/>
              <draw:equation draw:name="f190" draw:formula="?f130 / 100"/>
              <draw:equation draw:name="f191" draw:formula="?f131 / 100"/>
              <draw:equation draw:name="f192" draw:formula="?f132 / 100"/>
              <draw:equation draw:name="f193" draw:formula="?f133 / 81"/>
              <draw:equation draw:name="f194" draw:formula="?f134 / 100"/>
              <draw:equation draw:name="f195" draw:formula="?f135 / 81"/>
              <draw:equation draw:name="f196" draw:formula="?f136 / 100"/>
              <draw:equation draw:name="f197" draw:formula="?f137 / 81"/>
              <draw:equation draw:name="f198" draw:formula="?f138 / 100"/>
              <draw:equation draw:name="f199" draw:formula="?f139 / 81"/>
              <draw:equation draw:name="f200" draw:formula="?f140 / 100"/>
              <draw:equation draw:name="f201" draw:formula="?f141 / 100"/>
              <draw:equation draw:name="f202" draw:formula="?f142 / 81"/>
              <draw:equation draw:name="f203" draw:formula="?f143 / 100"/>
              <draw:equation draw:name="f204" draw:formula="?f144 / 81"/>
              <draw:equation draw:name="f205" draw:formula="?f145 / 100"/>
              <draw:equation draw:name="f206" draw:formula="0 / ?f84"/>
              <draw:equation draw:name="f207" draw:formula="?f1 / ?f84"/>
              <draw:equation draw:name="f208" draw:formula="0 / ?f85"/>
              <draw:equation draw:name="f209" draw:formula="?f2 / ?f85"/>
              <draw:equation draw:name="f210" draw:formula="?f146 / ?f84"/>
              <draw:equation draw:name="f211" draw:formula="?f147 / ?f85"/>
              <draw:equation draw:name="f212" draw:formula="?f148 / ?f84"/>
              <draw:equation draw:name="f213" draw:formula="?f149 / ?f85"/>
              <draw:equation draw:name="f214" draw:formula="?f150 / ?f84"/>
              <draw:equation draw:name="f215" draw:formula="?f151 / ?f85"/>
              <draw:equation draw:name="f216" draw:formula="?f152 / ?f84"/>
              <draw:equation draw:name="f217" draw:formula="?f153 / ?f85"/>
              <draw:equation draw:name="f218" draw:formula="?f154 / ?f84"/>
              <draw:equation draw:name="f219" draw:formula="?f155 / ?f85"/>
              <draw:equation draw:name="f220" draw:formula="?f156 / ?f84"/>
              <draw:equation draw:name="f221" draw:formula="?f157 / ?f85"/>
              <draw:equation draw:name="f222" draw:formula="?f158 / ?f84"/>
              <draw:equation draw:name="f223" draw:formula="?f159 / ?f84"/>
              <draw:equation draw:name="f224" draw:formula="?f160 / ?f85"/>
              <draw:equation draw:name="f225" draw:formula="?f161 / ?f84"/>
              <draw:equation draw:name="f226" draw:formula="?f162 / ?f85"/>
              <draw:equation draw:name="f227" draw:formula="?f163 / ?f84"/>
              <draw:equation draw:name="f228" draw:formula="?f164 / ?f85"/>
              <draw:equation draw:name="f229" draw:formula="?f165 / ?f84"/>
              <draw:equation draw:name="f230" draw:formula="?f166 / ?f85"/>
              <draw:equation draw:name="f231" draw:formula="?f167 / ?f85"/>
              <draw:equation draw:name="f232" draw:formula="?f168 / ?f85"/>
              <draw:equation draw:name="f233" draw:formula="?f169 / ?f84"/>
              <draw:equation draw:name="f234" draw:formula="?f170 / ?f85"/>
              <draw:equation draw:name="f235" draw:formula="?f171 / ?f84"/>
              <draw:equation draw:name="f236" draw:formula="?f172 / ?f85"/>
              <draw:equation draw:name="f237" draw:formula="?f173 / ?f84"/>
              <draw:equation draw:name="f238" draw:formula="?f174 / ?f85"/>
              <draw:equation draw:name="f239" draw:formula="?f175 / ?f84"/>
              <draw:equation draw:name="f240" draw:formula="?f176 / ?f85"/>
              <draw:equation draw:name="f241" draw:formula="?f177 / ?f84"/>
              <draw:equation draw:name="f242" draw:formula="?f178 / ?f85"/>
              <draw:equation draw:name="f243" draw:formula="?f179 / ?f84"/>
              <draw:equation draw:name="f244" draw:formula="?f180 / ?f85"/>
              <draw:equation draw:name="f245" draw:formula="?f181 / ?f85"/>
              <draw:equation draw:name="f246" draw:formula="?f182 / ?f84"/>
              <draw:equation draw:name="f247" draw:formula="?f183 / ?f85"/>
              <draw:equation draw:name="f248" draw:formula="?f184 / ?f85"/>
              <draw:equation draw:name="f249" draw:formula="?f185 / ?f84"/>
              <draw:equation draw:name="f250" draw:formula="?f186 / ?f85"/>
              <draw:equation draw:name="f251" draw:formula="?f187 / ?f84"/>
              <draw:equation draw:name="f252" draw:formula="?f188 / ?f85"/>
              <draw:equation draw:name="f253" draw:formula="?f189 / ?f84"/>
              <draw:equation draw:name="f254" draw:formula="?f190 / ?f85"/>
              <draw:equation draw:name="f255" draw:formula="?f191 / ?f85"/>
              <draw:equation draw:name="f256" draw:formula="?f192 / ?f85"/>
              <draw:equation draw:name="f257" draw:formula="?f193 / ?f84"/>
              <draw:equation draw:name="f258" draw:formula="?f194 / ?f85"/>
              <draw:equation draw:name="f259" draw:formula="?f195 / ?f84"/>
              <draw:equation draw:name="f260" draw:formula="?f196 / ?f85"/>
              <draw:equation draw:name="f261" draw:formula="?f197 / ?f84"/>
              <draw:equation draw:name="f262" draw:formula="?f198 / ?f85"/>
              <draw:equation draw:name="f263" draw:formula="?f199 / ?f84"/>
              <draw:equation draw:name="f264" draw:formula="?f200 / ?f85"/>
              <draw:equation draw:name="f265" draw:formula="?f201 / ?f85"/>
              <draw:equation draw:name="f266" draw:formula="?f202 / ?f84"/>
              <draw:equation draw:name="f267" draw:formula="?f203 / ?f85"/>
              <draw:equation draw:name="f268" draw:formula="?f204 / ?f84"/>
              <draw:equation draw:name="f269" draw:formula="?f205 / ?f85"/>
            </draw:enhanced-geometry>
          </draw:custom-shape>
          <draw:custom-shape svg:x="1.98272in" svg:y="4.4555in" svg:width="0.11163in" svg:height="0.14735in" draw:id="id170" draw:style-name="a973" draw:name="Freeform 412">
            <svg:title/>
            <svg:desc/>
            <text:p text:style-name="a972" text:class-names="" text:cond-style-name=""><text:span text:style-name="a971" text:class-names=""/></text:p>
            <draw:enhanced-geometry xmlns:dr3d="urn:oasis:names:tc:opendocument:xmlns:dr3d:1.0" draw:type="non-primitive" svg:viewBox="0 0 77 100" draw:enhanced-path="M ?f1 ?f3 C ?f4 ?f5 ?f6 ?f7 ?f8 ?f9 ?f10 ?f11 ?f12 ?f2 ?f13 ?f2 ?f14 ?f2 ?f15 ?f11 ?f16 ?f17 ?f18 ?f19 ?f20 ?f3 ?f21 ?f22 ?f23 ?f24 ?f25 ?f26 ?f27 ?f4 ?f28 ?f29 ?f0 ?f30 ?f0 ?f31 ?f0 ?f32 ?f33 ?f18 ?f34 ?f21 ?f35 ?f33 ?f36 ?f0 ?f13 ?f0 ?f12 ?f0 ?f10 ?f28 ?f8 ?f37 ?f38 ?f33 ?f39 ?f40 ?f1 ?f41 L ?f1 ?f42 ?f43 ?f42 C ?f44 ?f18 ?f29 ?f45 ?f46 ?f20 ?f47 ?f48 ?f49 ?f50 ?f13 ?f50 ?f51 ?f50 ?f52 ?f20 ?f53 ?f54 ?f45 ?f52 ?f55 ?f56 ?f55 ?f31 ?f55 ?f8 ?f45 ?f57 ?f53 ?f1 ?f52 ?f24 ?f58 ?f59 ?f13 ?f59 ?f60 ?f59 ?f12 ?f61 ?f47 ?f61 ?f62 ?f63 ?f8 ?f24 ?f64 ?f65 ?f6 ?f66 ?f67 ?f68 ?f44 ?f26 ?f39 ?f43 ?f69 ?f69 ?f43 ?f70 L ?f1 ?f70 ?f1 ?f3 Z N" draw:text-areas="?f147 ?f149 ?f148 ?f150" draw:glue-points="?f151 ?f152 ?f153 ?f154 ?f155 ?f156 ?f157 ?f158 ?f159 ?f160 ?f161 ?f162 ?f163 ?f164 ?f165 ?f166 ?f155 ?f167 ?f153 ?f168 ?f151 ?f169 ?f151 ?f170 ?f171 ?f170 ?f172 ?f173 ?f155 ?f174 ?f175 ?f176 ?f177 ?f164 ?f175 ?f178 ?f155 ?f179 ?f180 ?f181 ?f182 ?f183 ?f184 ?f185 ?f171 ?f186 ?f151 ?f186 ?f151 ?f152" draw:glue-point-leaving-directions="-90, -90, -90, -90, -90, -90, -90, -90, -90, -90, -90, -90, -90, -90, -90, -90, -90, -90, -90, -90, -90, -90, -90, -90, -90">
              <draw:equation draw:name="f0" draw:formula="0"/>
              <draw:equation draw:name="f1" draw:formula="77"/>
              <draw:equation draw:name="f2" draw:formula="100"/>
              <draw:equation draw:name="f3" draw:formula="92"/>
              <draw:equation draw:name="f4" draw:formula="72"/>
              <draw:equation draw:name="f5" draw:formula="94"/>
              <draw:equation draw:name="f6" draw:formula="67"/>
              <draw:equation draw:name="f7" draw:formula="96"/>
              <draw:equation draw:name="f8" draw:formula="62"/>
              <draw:equation draw:name="f9" draw:formula="98"/>
              <draw:equation draw:name="f10" draw:formula="57"/>
              <draw:equation draw:name="f11" draw:formula="99"/>
              <draw:equation draw:name="f12" draw:formula="52"/>
              <draw:equation draw:name="f13" draw:formula="46"/>
              <draw:equation draw:name="f14" draw:formula="40"/>
              <draw:equation draw:name="f15" draw:formula="33"/>
              <draw:equation draw:name="f16" draw:formula="27"/>
              <draw:equation draw:name="f17" draw:formula="97"/>
              <draw:equation draw:name="f18" draw:formula="22"/>
              <draw:equation draw:name="f19" draw:formula="95"/>
              <draw:equation draw:name="f20" draw:formula="17"/>
              <draw:equation draw:name="f21" draw:formula="13"/>
              <draw:equation draw:name="f22" draw:formula="88"/>
              <draw:equation draw:name="f23" draw:formula="9"/>
              <draw:equation draw:name="f24" draw:formula="83"/>
              <draw:equation draw:name="f25" draw:formula="5"/>
              <draw:equation draw:name="f26" draw:formula="78"/>
              <draw:equation draw:name="f27" draw:formula="3"/>
              <draw:equation draw:name="f28" draw:formula="1"/>
              <draw:equation draw:name="f29" draw:formula="66"/>
              <draw:equation draw:name="f30" draw:formula="58"/>
              <draw:equation draw:name="f31" draw:formula="50"/>
              <draw:equation draw:name="f32" draw:formula="34"/>
              <draw:equation draw:name="f33" draw:formula="4"/>
              <draw:equation draw:name="f34" draw:formula="12"/>
              <draw:equation draw:name="f35" draw:formula="21"/>
              <draw:equation draw:name="f36" draw:formula="32"/>
              <draw:equation draw:name="f37" draw:formula="2"/>
              <draw:equation draw:name="f38" draw:formula="68"/>
              <draw:equation draw:name="f39" draw:formula="73"/>
              <draw:equation draw:name="f40" draw:formula="6"/>
              <draw:equation draw:name="f41" draw:formula="8"/>
              <draw:equation draw:name="f42" draw:formula="26"/>
              <draw:equation draw:name="f43" draw:formula="76"/>
              <draw:equation draw:name="f44" draw:formula="71"/>
              <draw:equation draw:name="f45" draw:formula="19"/>
              <draw:equation draw:name="f46" draw:formula="61"/>
              <draw:equation draw:name="f47" draw:formula="56"/>
              <draw:equation draw:name="f48" draw:formula="15"/>
              <draw:equation draw:name="f49" draw:formula="51"/>
              <draw:equation draw:name="f50" draw:formula="14"/>
              <draw:equation draw:name="f51" draw:formula="37"/>
              <draw:equation draw:name="f52" draw:formula="29"/>
              <draw:equation draw:name="f53" draw:formula="24"/>
              <draw:equation draw:name="f54" draw:formula="23"/>
              <draw:equation draw:name="f55" draw:formula="16"/>
              <draw:equation draw:name="f56" draw:formula="38"/>
              <draw:equation draw:name="f57" draw:formula="70"/>
              <draw:equation draw:name="f58" draw:formula="36"/>
              <draw:equation draw:name="f59" draw:formula="86"/>
              <draw:equation draw:name="f60" draw:formula="49"/>
              <draw:equation draw:name="f61" draw:formula="85"/>
              <draw:equation draw:name="f62" draw:formula="59"/>
              <draw:equation draw:name="f63" draw:formula="84"/>
              <draw:equation draw:name="f64" draw:formula="65"/>
              <draw:equation draw:name="f65" draw:formula="81"/>
              <draw:equation draw:name="f66" draw:formula="80"/>
              <draw:equation draw:name="f67" draw:formula="69"/>
              <draw:equation draw:name="f68" draw:formula="79"/>
              <draw:equation draw:name="f69" draw:formula="75"/>
              <draw:equation draw:name="f70" draw:formula="74"/>
              <draw:equation draw:name="f71" draw:formula="?f2 - ?f0"/>
              <draw:equation draw:name="f72" draw:formula="?f1 - ?f0"/>
              <draw:equation draw:name="f73" draw:formula="?f72 / 77"/>
              <draw:equation draw:name="f74" draw:formula="?f71 / 100"/>
              <draw:equation draw:name="f75" draw:formula="77 * ?f72"/>
              <draw:equation draw:name="f76" draw:formula="92 * ?f71"/>
              <draw:equation draw:name="f77" draw:formula="62 * ?f72"/>
              <draw:equation draw:name="f78" draw:formula="98 * ?f71"/>
              <draw:equation draw:name="f79" draw:formula="46 * ?f72"/>
              <draw:equation draw:name="f80" draw:formula="100 * ?f71"/>
              <draw:equation draw:name="f81" draw:formula="27 * ?f72"/>
              <draw:equation draw:name="f82" draw:formula="97 * ?f71"/>
              <draw:equation draw:name="f83" draw:formula="13 * ?f72"/>
              <draw:equation draw:name="f84" draw:formula="88 * ?f71"/>
              <draw:equation draw:name="f85" draw:formula="3 * ?f72"/>
              <draw:equation draw:name="f86" draw:formula="72 * ?f71"/>
              <draw:equation draw:name="f87" draw:formula="0 * ?f72"/>
              <draw:equation draw:name="f88" draw:formula="50 * ?f71"/>
              <draw:equation draw:name="f89" draw:formula="12 * ?f72"/>
              <draw:equation draw:name="f90" draw:formula="13 * ?f71"/>
              <draw:equation draw:name="f91" draw:formula="0 * ?f71"/>
              <draw:equation draw:name="f92" draw:formula="2 * ?f71"/>
              <draw:equation draw:name="f93" draw:formula="8 * ?f71"/>
              <draw:equation draw:name="f94" draw:formula="26 * ?f71"/>
              <draw:equation draw:name="f95" draw:formula="76 * ?f72"/>
              <draw:equation draw:name="f96" draw:formula="61 * ?f72"/>
              <draw:equation draw:name="f97" draw:formula="17 * ?f71"/>
              <draw:equation draw:name="f98" draw:formula="14 * ?f71"/>
              <draw:equation draw:name="f99" draw:formula="24 * ?f72"/>
              <draw:equation draw:name="f100" draw:formula="23 * ?f71"/>
              <draw:equation draw:name="f101" draw:formula="16 * ?f72"/>
              <draw:equation draw:name="f102" draw:formula="77 * ?f71"/>
              <draw:equation draw:name="f103" draw:formula="86 * ?f71"/>
              <draw:equation draw:name="f104" draw:formula="56 * ?f72"/>
              <draw:equation draw:name="f105" draw:formula="85 * ?f71"/>
              <draw:equation draw:name="f106" draw:formula="65 * ?f72"/>
              <draw:equation draw:name="f107" draw:formula="81 * ?f71"/>
              <draw:equation draw:name="f108" draw:formula="71 * ?f72"/>
              <draw:equation draw:name="f109" draw:formula="78 * ?f71"/>
              <draw:equation draw:name="f110" draw:formula="74 * ?f71"/>
              <draw:equation draw:name="f111" draw:formula="?f75 / 77"/>
              <draw:equation draw:name="f112" draw:formula="?f76 / 100"/>
              <draw:equation draw:name="f113" draw:formula="?f77 / 77"/>
              <draw:equation draw:name="f114" draw:formula="?f78 / 100"/>
              <draw:equation draw:name="f115" draw:formula="?f79 / 77"/>
              <draw:equation draw:name="f116" draw:formula="?f80 / 100"/>
              <draw:equation draw:name="f117" draw:formula="?f81 / 77"/>
              <draw:equation draw:name="f118" draw:formula="?f82 / 100"/>
              <draw:equation draw:name="f119" draw:formula="?f83 / 77"/>
              <draw:equation draw:name="f120" draw:formula="?f84 / 100"/>
              <draw:equation draw:name="f121" draw:formula="?f85 / 77"/>
              <draw:equation draw:name="f122" draw:formula="?f86 / 100"/>
              <draw:equation draw:name="f123" draw:formula="?f87 / 77"/>
              <draw:equation draw:name="f124" draw:formula="?f88 / 100"/>
              <draw:equation draw:name="f125" draw:formula="?f89 / 77"/>
              <draw:equation draw:name="f126" draw:formula="?f90 / 100"/>
              <draw:equation draw:name="f127" draw:formula="?f91 / 100"/>
              <draw:equation draw:name="f128" draw:formula="?f92 / 100"/>
              <draw:equation draw:name="f129" draw:formula="?f93 / 100"/>
              <draw:equation draw:name="f130" draw:formula="?f94 / 100"/>
              <draw:equation draw:name="f131" draw:formula="?f95 / 77"/>
              <draw:equation draw:name="f132" draw:formula="?f96 / 77"/>
              <draw:equation draw:name="f133" draw:formula="?f97 / 100"/>
              <draw:equation draw:name="f134" draw:formula="?f98 / 100"/>
              <draw:equation draw:name="f135" draw:formula="?f99 / 77"/>
              <draw:equation draw:name="f136" draw:formula="?f100 / 100"/>
              <draw:equation draw:name="f137" draw:formula="?f101 / 77"/>
              <draw:equation draw:name="f138" draw:formula="?f102 / 100"/>
              <draw:equation draw:name="f139" draw:formula="?f103 / 100"/>
              <draw:equation draw:name="f140" draw:formula="?f104 / 77"/>
              <draw:equation draw:name="f141" draw:formula="?f105 / 100"/>
              <draw:equation draw:name="f142" draw:formula="?f106 / 77"/>
              <draw:equation draw:name="f143" draw:formula="?f107 / 100"/>
              <draw:equation draw:name="f144" draw:formula="?f108 / 77"/>
              <draw:equation draw:name="f145" draw:formula="?f109 / 100"/>
              <draw:equation draw:name="f146" draw:formula="?f110 / 100"/>
              <draw:equation draw:name="f147" draw:formula="0 / ?f73"/>
              <draw:equation draw:name="f148" draw:formula="?f1 / ?f73"/>
              <draw:equation draw:name="f149" draw:formula="0 / ?f74"/>
              <draw:equation draw:name="f150" draw:formula="?f2 / ?f74"/>
              <draw:equation draw:name="f151" draw:formula="?f111 / ?f73"/>
              <draw:equation draw:name="f152" draw:formula="?f112 / ?f74"/>
              <draw:equation draw:name="f153" draw:formula="?f113 / ?f73"/>
              <draw:equation draw:name="f154" draw:formula="?f114 / ?f74"/>
              <draw:equation draw:name="f155" draw:formula="?f115 / ?f73"/>
              <draw:equation draw:name="f156" draw:formula="?f116 / ?f74"/>
              <draw:equation draw:name="f157" draw:formula="?f117 / ?f73"/>
              <draw:equation draw:name="f158" draw:formula="?f118 / ?f74"/>
              <draw:equation draw:name="f159" draw:formula="?f119 / ?f73"/>
              <draw:equation draw:name="f160" draw:formula="?f120 / ?f74"/>
              <draw:equation draw:name="f161" draw:formula="?f121 / ?f73"/>
              <draw:equation draw:name="f162" draw:formula="?f122 / ?f74"/>
              <draw:equation draw:name="f163" draw:formula="?f123 / ?f73"/>
              <draw:equation draw:name="f164" draw:formula="?f124 / ?f74"/>
              <draw:equation draw:name="f165" draw:formula="?f125 / ?f73"/>
              <draw:equation draw:name="f166" draw:formula="?f126 / ?f74"/>
              <draw:equation draw:name="f167" draw:formula="?f127 / ?f74"/>
              <draw:equation draw:name="f168" draw:formula="?f128 / ?f74"/>
              <draw:equation draw:name="f169" draw:formula="?f129 / ?f74"/>
              <draw:equation draw:name="f170" draw:formula="?f130 / ?f74"/>
              <draw:equation draw:name="f171" draw:formula="?f131 / ?f73"/>
              <draw:equation draw:name="f172" draw:formula="?f132 / ?f73"/>
              <draw:equation draw:name="f173" draw:formula="?f133 / ?f74"/>
              <draw:equation draw:name="f174" draw:formula="?f134 / ?f74"/>
              <draw:equation draw:name="f175" draw:formula="?f135 / ?f73"/>
              <draw:equation draw:name="f176" draw:formula="?f136 / ?f74"/>
              <draw:equation draw:name="f177" draw:formula="?f137 / ?f73"/>
              <draw:equation draw:name="f178" draw:formula="?f138 / ?f74"/>
              <draw:equation draw:name="f179" draw:formula="?f139 / ?f74"/>
              <draw:equation draw:name="f180" draw:formula="?f140 / ?f73"/>
              <draw:equation draw:name="f181" draw:formula="?f141 / ?f74"/>
              <draw:equation draw:name="f182" draw:formula="?f142 / ?f73"/>
              <draw:equation draw:name="f183" draw:formula="?f143 / ?f74"/>
              <draw:equation draw:name="f184" draw:formula="?f144 / ?f73"/>
              <draw:equation draw:name="f185" draw:formula="?f145 / ?f74"/>
              <draw:equation draw:name="f186" draw:formula="?f146 / ?f74"/>
            </draw:enhanced-geometry>
          </draw:custom-shape>
          <draw:custom-shape svg:x="2.1256in" svg:y="4.40638in" svg:width="0.11609in" svg:height="0.192in" draw:id="id171" draw:style-name="a976" draw:name="Freeform 413">
            <svg:title/>
            <svg:desc/>
            <text:p text:style-name="a975" text:class-names="" text:cond-style-name=""><text:span text:style-name="a974" text:class-names=""/></text:p>
            <draw:enhanced-geometry xmlns:dr3d="urn:oasis:names:tc:opendocument:xmlns:dr3d:1.0" draw:type="non-primitive" svg:viewBox="0 0 79 133" draw:enhanced-path="M ?f1 ?f2 L ?f3 ?f2 ?f3 ?f4 C ?f3 ?f5 ?f3 ?f6 ?f3 ?f7 ?f8 ?f8 ?f9 ?f10 ?f11 ?f12 ?f13 ?f14 ?f15 ?f16 ?f17 ?f18 ?f19 ?f20 ?f21 ?f20 ?f22 ?f20 ?f23 ?f20 ?f24 ?f19 ?f25 ?f16 ?f26 ?f14 ?f27 ?f13 ?f28 ?f9 L ?f28 ?f2 ?f0 ?f2 ?f0 ?f0 ?f28 ?f0 ?f28 ?f21 C ?f29 ?f30 ?f31 ?f32 ?f33 ?f34 ?f35 ?f36 ?f37 ?f38 ?f21 ?f38 ?f13 ?f38 ?f7 ?f34 ?f39 ?f30 ?f40 ?f20 ?f1 ?f10 ?f1 ?f39 L ?f1 ?f2 Z N" draw:text-areas="?f95 ?f97 ?f96 ?f98" draw:glue-points="?f99 ?f100 ?f101 ?f100 ?f101 ?f102 ?f101 ?f103 ?f104 ?f105 ?f106 ?f107 ?f108 ?f109 ?f110 ?f111 ?f112 ?f113 ?f112 ?f100 ?f114 ?f100 ?f114 ?f115 ?f112 ?f115 ?f112 ?f116 ?f117 ?f118 ?f119 ?f120 ?f121 ?f122 ?f99 ?f123 ?f99 ?f100" draw:glue-point-leaving-directions="-90, -90, -90, -90, -90, -90, -90, -90, -90, -90, -90, -90, -90, -90, -90, -90, -90, -90, -90">
              <draw:equation draw:name="f0" draw:formula="0"/>
              <draw:equation draw:name="f1" draw:formula="79"/>
              <draw:equation draw:name="f2" draw:formula="133"/>
              <draw:equation draw:name="f3" draw:formula="63"/>
              <draw:equation draw:name="f4" draw:formula="78"/>
              <draw:equation draw:name="f5" draw:formula="74"/>
              <draw:equation draw:name="f6" draw:formula="70"/>
              <draw:equation draw:name="f7" draw:formula="66"/>
              <draw:equation draw:name="f8" draw:formula="62"/>
              <draw:equation draw:name="f9" draw:formula="61"/>
              <draw:equation draw:name="f10" draw:formula="59"/>
              <draw:equation draw:name="f11" draw:formula="60"/>
              <draw:equation draw:name="f12" draw:formula="57"/>
              <draw:equation draw:name="f13" draw:formula="58"/>
              <draw:equation draw:name="f14" draw:formula="55"/>
              <draw:equation draw:name="f15" draw:formula="56"/>
              <draw:equation draw:name="f16" draw:formula="53"/>
              <draw:equation draw:name="f17" draw:formula="54"/>
              <draw:equation draw:name="f18" draw:formula="52"/>
              <draw:equation draw:name="f19" draw:formula="51"/>
              <draw:equation draw:name="f20" draw:formula="50"/>
              <draw:equation draw:name="f21" draw:formula="48"/>
              <draw:equation draw:name="f22" draw:formula="43"/>
              <draw:equation draw:name="f23" draw:formula="39"/>
              <draw:equation draw:name="f24" draw:formula="34"/>
              <draw:equation draw:name="f25" draw:formula="30"/>
              <draw:equation draw:name="f26" draw:formula="25"/>
              <draw:equation draw:name="f27" draw:formula="20"/>
              <draw:equation draw:name="f28" draw:formula="16"/>
              <draw:equation draw:name="f29" draw:formula="21"/>
              <draw:equation draw:name="f30" draw:formula="44"/>
              <draw:equation draw:name="f31" draw:formula="26"/>
              <draw:equation draw:name="f32" draw:formula="40"/>
              <draw:equation draw:name="f33" draw:formula="31"/>
              <draw:equation draw:name="f34" draw:formula="38"/>
              <draw:equation draw:name="f35" draw:formula="37"/>
              <draw:equation draw:name="f36" draw:formula="36"/>
              <draw:equation draw:name="f37" draw:formula="42"/>
              <draw:equation draw:name="f38" draw:formula="35"/>
              <draw:equation draw:name="f39" draw:formula="71"/>
              <draw:equation draw:name="f40" draw:formula="77"/>
              <draw:equation draw:name="f41" draw:formula="?f2 - ?f0"/>
              <draw:equation draw:name="f42" draw:formula="?f1 - ?f0"/>
              <draw:equation draw:name="f43" draw:formula="?f42 / 79"/>
              <draw:equation draw:name="f44" draw:formula="?f41 / 133"/>
              <draw:equation draw:name="f45" draw:formula="79 * ?f42"/>
              <draw:equation draw:name="f46" draw:formula="133 * ?f41"/>
              <draw:equation draw:name="f47" draw:formula="63 * ?f42"/>
              <draw:equation draw:name="f48" draw:formula="78 * ?f41"/>
              <draw:equation draw:name="f49" draw:formula="66 * ?f41"/>
              <draw:equation draw:name="f50" draw:formula="60 * ?f42"/>
              <draw:equation draw:name="f51" draw:formula="57 * ?f41"/>
              <draw:equation draw:name="f52" draw:formula="54 * ?f42"/>
              <draw:equation draw:name="f53" draw:formula="52 * ?f41"/>
              <draw:equation draw:name="f54" draw:formula="43 * ?f42"/>
              <draw:equation draw:name="f55" draw:formula="50 * ?f41"/>
              <draw:equation draw:name="f56" draw:formula="30 * ?f42"/>
              <draw:equation draw:name="f57" draw:formula="53 * ?f41"/>
              <draw:equation draw:name="f58" draw:formula="16 * ?f42"/>
              <draw:equation draw:name="f59" draw:formula="61 * ?f41"/>
              <draw:equation draw:name="f60" draw:formula="0 * ?f42"/>
              <draw:equation draw:name="f61" draw:formula="0 * ?f41"/>
              <draw:equation draw:name="f62" draw:formula="48 * ?f41"/>
              <draw:equation draw:name="f63" draw:formula="31 * ?f42"/>
              <draw:equation draw:name="f64" draw:formula="38 * ?f41"/>
              <draw:equation draw:name="f65" draw:formula="48 * ?f42"/>
              <draw:equation draw:name="f66" draw:formula="35 * ?f41"/>
              <draw:equation draw:name="f67" draw:formula="71 * ?f42"/>
              <draw:equation draw:name="f68" draw:formula="44 * ?f41"/>
              <draw:equation draw:name="f69" draw:formula="71 * ?f41"/>
              <draw:equation draw:name="f70" draw:formula="?f45 / 79"/>
              <draw:equation draw:name="f71" draw:formula="?f46 / 133"/>
              <draw:equation draw:name="f72" draw:formula="?f47 / 79"/>
              <draw:equation draw:name="f73" draw:formula="?f48 / 133"/>
              <draw:equation draw:name="f74" draw:formula="?f49 / 133"/>
              <draw:equation draw:name="f75" draw:formula="?f50 / 79"/>
              <draw:equation draw:name="f76" draw:formula="?f51 / 133"/>
              <draw:equation draw:name="f77" draw:formula="?f52 / 79"/>
              <draw:equation draw:name="f78" draw:formula="?f53 / 133"/>
              <draw:equation draw:name="f79" draw:formula="?f54 / 79"/>
              <draw:equation draw:name="f80" draw:formula="?f55 / 133"/>
              <draw:equation draw:name="f81" draw:formula="?f56 / 79"/>
              <draw:equation draw:name="f82" draw:formula="?f57 / 133"/>
              <draw:equation draw:name="f83" draw:formula="?f58 / 79"/>
              <draw:equation draw:name="f84" draw:formula="?f59 / 133"/>
              <draw:equation draw:name="f85" draw:formula="?f60 / 79"/>
              <draw:equation draw:name="f86" draw:formula="?f61 / 133"/>
              <draw:equation draw:name="f87" draw:formula="?f62 / 133"/>
              <draw:equation draw:name="f88" draw:formula="?f63 / 79"/>
              <draw:equation draw:name="f89" draw:formula="?f64 / 133"/>
              <draw:equation draw:name="f90" draw:formula="?f65 / 79"/>
              <draw:equation draw:name="f91" draw:formula="?f66 / 133"/>
              <draw:equation draw:name="f92" draw:formula="?f67 / 79"/>
              <draw:equation draw:name="f93" draw:formula="?f68 / 133"/>
              <draw:equation draw:name="f94" draw:formula="?f69 / 133"/>
              <draw:equation draw:name="f95" draw:formula="0 / ?f43"/>
              <draw:equation draw:name="f96" draw:formula="?f1 / ?f43"/>
              <draw:equation draw:name="f97" draw:formula="0 / ?f44"/>
              <draw:equation draw:name="f98" draw:formula="?f2 / ?f44"/>
              <draw:equation draw:name="f99" draw:formula="?f70 / ?f43"/>
              <draw:equation draw:name="f100" draw:formula="?f71 / ?f44"/>
              <draw:equation draw:name="f101" draw:formula="?f72 / ?f43"/>
              <draw:equation draw:name="f102" draw:formula="?f73 / ?f44"/>
              <draw:equation draw:name="f103" draw:formula="?f74 / ?f44"/>
              <draw:equation draw:name="f104" draw:formula="?f75 / ?f43"/>
              <draw:equation draw:name="f105" draw:formula="?f76 / ?f44"/>
              <draw:equation draw:name="f106" draw:formula="?f77 / ?f43"/>
              <draw:equation draw:name="f107" draw:formula="?f78 / ?f44"/>
              <draw:equation draw:name="f108" draw:formula="?f79 / ?f43"/>
              <draw:equation draw:name="f109" draw:formula="?f80 / ?f44"/>
              <draw:equation draw:name="f110" draw:formula="?f81 / ?f43"/>
              <draw:equation draw:name="f111" draw:formula="?f82 / ?f44"/>
              <draw:equation draw:name="f112" draw:formula="?f83 / ?f43"/>
              <draw:equation draw:name="f113" draw:formula="?f84 / ?f44"/>
              <draw:equation draw:name="f114" draw:formula="?f85 / ?f43"/>
              <draw:equation draw:name="f115" draw:formula="?f86 / ?f44"/>
              <draw:equation draw:name="f116" draw:formula="?f87 / ?f44"/>
              <draw:equation draw:name="f117" draw:formula="?f88 / ?f43"/>
              <draw:equation draw:name="f118" draw:formula="?f89 / ?f44"/>
              <draw:equation draw:name="f119" draw:formula="?f90 / ?f43"/>
              <draw:equation draw:name="f120" draw:formula="?f91 / ?f44"/>
              <draw:equation draw:name="f121" draw:formula="?f92 / ?f43"/>
              <draw:equation draw:name="f122" draw:formula="?f93 / ?f44"/>
              <draw:equation draw:name="f123" draw:formula="?f94 / ?f44"/>
            </draw:enhanced-geometry>
          </draw:custom-shape>
          <draw:custom-shape svg:x="2.27296in" svg:y="4.41977in" svg:width="0.0893in" svg:height="0.18307in" draw:id="id172" draw:style-name="a979" draw:name="Freeform 414">
            <svg:title/>
            <svg:desc/>
            <text:p text:style-name="a978" text:class-names="" text:cond-style-name=""><text:span text:style-name="a977" text:class-names=""/></text:p>
            <draw:enhanced-geometry xmlns:dr3d="urn:oasis:names:tc:opendocument:xmlns:dr3d:1.0" draw:type="non-primitive" svg:viewBox="0 0 60 125" draw:enhanced-path="M ?f1 ?f3 C ?f4 ?f5 ?f6 ?f5 ?f7 ?f8 ?f9 ?f8 ?f10 ?f2 ?f11 ?f2 ?f12 ?f2 ?f13 ?f3 ?f14 ?f15 ?f16 ?f17 ?f18 ?f19 ?f18 ?f20 L ?f18 ?f11 ?f0 ?f11 ?f0 ?f21 ?f18 ?f21 ?f18 ?f0 ?f21 ?f0 ?f21 ?f21 ?f1 ?f21 ?f1 ?f11 ?f21 ?f11 ?f21 ?f22 C ?f21 ?f23 ?f21 ?f24 ?f21 ?f25 ?f21 ?f26 ?f27 ?f28 ?f29 ?f30 ?f12 ?f31 ?f32 ?f33 ?f34 ?f35 ?f36 ?f37 ?f38 ?f37 ?f39 ?f37 ?f9 ?f37 ?f7 ?f37 ?f40 ?f35 ?f41 ?f35 ?f42 ?f33 ?f43 ?f44 L ?f1 ?f44 ?f1 ?f3 Z N" draw:text-areas="?f101 ?f103 ?f102 ?f104" draw:glue-points="?f105 ?f106 ?f107 ?f108 ?f109 ?f110 ?f111 ?f112 ?f113 ?f114 ?f113 ?f115 ?f116 ?f115 ?f116 ?f117 ?f113 ?f117 ?f113 ?f118 ?f119 ?f118 ?f119 ?f117 ?f105 ?f117 ?f105 ?f115 ?f119 ?f115 ?f119 ?f120 ?f119 ?f121 ?f122 ?f123 ?f124 ?f125 ?f126 ?f127 ?f128 ?f125 ?f129 ?f130 ?f105 ?f130 ?f105 ?f106" draw:glue-point-leaving-directions="-90, -90, -90, -90, -90, -90, -90, -90, -90, -90, -90, -90, -90, -90, -90, -90, -90, -90, -90, -90, -90, -90, -90, -90">
              <draw:equation draw:name="f0" draw:formula="0"/>
              <draw:equation draw:name="f1" draw:formula="60"/>
              <draw:equation draw:name="f2" draw:formula="125"/>
              <draw:equation draw:name="f3" draw:formula="122"/>
              <draw:equation draw:name="f4" draw:formula="57"/>
              <draw:equation draw:name="f5" draw:formula="123"/>
              <draw:equation draw:name="f6" draw:formula="54"/>
              <draw:equation draw:name="f7" draw:formula="50"/>
              <draw:equation draw:name="f8" draw:formula="124"/>
              <draw:equation draw:name="f9" draw:formula="47"/>
              <draw:equation draw:name="f10" draw:formula="43"/>
              <draw:equation draw:name="f11" draw:formula="41"/>
              <draw:equation draw:name="f12" draw:formula="31"/>
              <draw:equation draw:name="f13" draw:formula="23"/>
              <draw:equation draw:name="f14" draw:formula="18"/>
              <draw:equation draw:name="f15" draw:formula="117"/>
              <draw:equation draw:name="f16" draw:formula="13"/>
              <draw:equation draw:name="f17" draw:formula="111"/>
              <draw:equation draw:name="f18" draw:formula="11"/>
              <draw:equation draw:name="f19" draw:formula="103"/>
              <draw:equation draw:name="f20" draw:formula="91"/>
              <draw:equation draw:name="f21" draw:formula="27"/>
              <draw:equation draw:name="f22" draw:formula="84"/>
              <draw:equation draw:name="f23" draw:formula="89"/>
              <draw:equation draw:name="f24" draw:formula="93"/>
              <draw:equation draw:name="f25" draw:formula="96"/>
              <draw:equation draw:name="f26" draw:formula="99"/>
              <draw:equation draw:name="f27" draw:formula="28"/>
              <draw:equation draw:name="f28" draw:formula="101"/>
              <draw:equation draw:name="f29" draw:formula="30"/>
              <draw:equation draw:name="f30" draw:formula="104"/>
              <draw:equation draw:name="f31" draw:formula="106"/>
              <draw:equation draw:name="f32" draw:formula="33"/>
              <draw:equation draw:name="f33" draw:formula="108"/>
              <draw:equation draw:name="f34" draw:formula="35"/>
              <draw:equation draw:name="f35" draw:formula="109"/>
              <draw:equation draw:name="f36" draw:formula="37"/>
              <draw:equation draw:name="f37" draw:formula="110"/>
              <draw:equation draw:name="f38" draw:formula="40"/>
              <draw:equation draw:name="f39" draw:formula="45"/>
              <draw:equation draw:name="f40" draw:formula="53"/>
              <draw:equation draw:name="f41" draw:formula="56"/>
              <draw:equation draw:name="f42" draw:formula="58"/>
              <draw:equation draw:name="f43" draw:formula="59"/>
              <draw:equation draw:name="f44" draw:formula="107"/>
              <draw:equation draw:name="f45" draw:formula="?f2 - ?f0"/>
              <draw:equation draw:name="f46" draw:formula="?f1 - ?f0"/>
              <draw:equation draw:name="f47" draw:formula="?f46 / 60"/>
              <draw:equation draw:name="f48" draw:formula="?f45 / 125"/>
              <draw:equation draw:name="f49" draw:formula="60 * ?f46"/>
              <draw:equation draw:name="f50" draw:formula="122 * ?f45"/>
              <draw:equation draw:name="f51" draw:formula="50 * ?f46"/>
              <draw:equation draw:name="f52" draw:formula="124 * ?f45"/>
              <draw:equation draw:name="f53" draw:formula="41 * ?f46"/>
              <draw:equation draw:name="f54" draw:formula="125 * ?f45"/>
              <draw:equation draw:name="f55" draw:formula="18 * ?f46"/>
              <draw:equation draw:name="f56" draw:formula="117 * ?f45"/>
              <draw:equation draw:name="f57" draw:formula="11 * ?f46"/>
              <draw:equation draw:name="f58" draw:formula="91 * ?f45"/>
              <draw:equation draw:name="f59" draw:formula="41 * ?f45"/>
              <draw:equation draw:name="f60" draw:formula="0 * ?f46"/>
              <draw:equation draw:name="f61" draw:formula="27 * ?f45"/>
              <draw:equation draw:name="f62" draw:formula="0 * ?f45"/>
              <draw:equation draw:name="f63" draw:formula="27 * ?f46"/>
              <draw:equation draw:name="f64" draw:formula="84 * ?f45"/>
              <draw:equation draw:name="f65" draw:formula="96 * ?f45"/>
              <draw:equation draw:name="f66" draw:formula="30 * ?f46"/>
              <draw:equation draw:name="f67" draw:formula="104 * ?f45"/>
              <draw:equation draw:name="f68" draw:formula="35 * ?f46"/>
              <draw:equation draw:name="f69" draw:formula="109 * ?f45"/>
              <draw:equation draw:name="f70" draw:formula="45 * ?f46"/>
              <draw:equation draw:name="f71" draw:formula="110 * ?f45"/>
              <draw:equation draw:name="f72" draw:formula="53 * ?f46"/>
              <draw:equation draw:name="f73" draw:formula="59 * ?f46"/>
              <draw:equation draw:name="f74" draw:formula="107 * ?f45"/>
              <draw:equation draw:name="f75" draw:formula="?f49 / 60"/>
              <draw:equation draw:name="f76" draw:formula="?f50 / 125"/>
              <draw:equation draw:name="f77" draw:formula="?f51 / 60"/>
              <draw:equation draw:name="f78" draw:formula="?f52 / 125"/>
              <draw:equation draw:name="f79" draw:formula="?f53 / 60"/>
              <draw:equation draw:name="f80" draw:formula="?f54 / 125"/>
              <draw:equation draw:name="f81" draw:formula="?f55 / 60"/>
              <draw:equation draw:name="f82" draw:formula="?f56 / 125"/>
              <draw:equation draw:name="f83" draw:formula="?f57 / 60"/>
              <draw:equation draw:name="f84" draw:formula="?f58 / 125"/>
              <draw:equation draw:name="f85" draw:formula="?f59 / 125"/>
              <draw:equation draw:name="f86" draw:formula="?f60 / 60"/>
              <draw:equation draw:name="f87" draw:formula="?f61 / 125"/>
              <draw:equation draw:name="f88" draw:formula="?f62 / 125"/>
              <draw:equation draw:name="f89" draw:formula="?f63 / 60"/>
              <draw:equation draw:name="f90" draw:formula="?f64 / 125"/>
              <draw:equation draw:name="f91" draw:formula="?f65 / 125"/>
              <draw:equation draw:name="f92" draw:formula="?f66 / 60"/>
              <draw:equation draw:name="f93" draw:formula="?f67 / 125"/>
              <draw:equation draw:name="f94" draw:formula="?f68 / 60"/>
              <draw:equation draw:name="f95" draw:formula="?f69 / 125"/>
              <draw:equation draw:name="f96" draw:formula="?f70 / 60"/>
              <draw:equation draw:name="f97" draw:formula="?f71 / 125"/>
              <draw:equation draw:name="f98" draw:formula="?f72 / 60"/>
              <draw:equation draw:name="f99" draw:formula="?f73 / 60"/>
              <draw:equation draw:name="f100" draw:formula="?f74 / 125"/>
              <draw:equation draw:name="f101" draw:formula="0 / ?f47"/>
              <draw:equation draw:name="f102" draw:formula="?f1 / ?f47"/>
              <draw:equation draw:name="f103" draw:formula="0 / ?f48"/>
              <draw:equation draw:name="f104" draw:formula="?f2 / ?f48"/>
              <draw:equation draw:name="f105" draw:formula="?f75 / ?f47"/>
              <draw:equation draw:name="f106" draw:formula="?f76 / ?f48"/>
              <draw:equation draw:name="f107" draw:formula="?f77 / ?f47"/>
              <draw:equation draw:name="f108" draw:formula="?f78 / ?f48"/>
              <draw:equation draw:name="f109" draw:formula="?f79 / ?f47"/>
              <draw:equation draw:name="f110" draw:formula="?f80 / ?f48"/>
              <draw:equation draw:name="f111" draw:formula="?f81 / ?f47"/>
              <draw:equation draw:name="f112" draw:formula="?f82 / ?f48"/>
              <draw:equation draw:name="f113" draw:formula="?f83 / ?f47"/>
              <draw:equation draw:name="f114" draw:formula="?f84 / ?f48"/>
              <draw:equation draw:name="f115" draw:formula="?f85 / ?f48"/>
              <draw:equation draw:name="f116" draw:formula="?f86 / ?f47"/>
              <draw:equation draw:name="f117" draw:formula="?f87 / ?f48"/>
              <draw:equation draw:name="f118" draw:formula="?f88 / ?f48"/>
              <draw:equation draw:name="f119" draw:formula="?f89 / ?f47"/>
              <draw:equation draw:name="f120" draw:formula="?f90 / ?f48"/>
              <draw:equation draw:name="f121" draw:formula="?f91 / ?f48"/>
              <draw:equation draw:name="f122" draw:formula="?f92 / ?f47"/>
              <draw:equation draw:name="f123" draw:formula="?f93 / ?f48"/>
              <draw:equation draw:name="f124" draw:formula="?f94 / ?f47"/>
              <draw:equation draw:name="f125" draw:formula="?f95 / ?f48"/>
              <draw:equation draw:name="f126" draw:formula="?f96 / ?f47"/>
              <draw:equation draw:name="f127" draw:formula="?f97 / ?f48"/>
              <draw:equation draw:name="f128" draw:formula="?f98 / ?f47"/>
              <draw:equation draw:name="f129" draw:formula="?f99 / ?f47"/>
              <draw:equation draw:name="f130" draw:formula="?f100 / ?f48"/>
            </draw:enhanced-geometry>
          </draw:custom-shape>
          <draw:custom-shape svg:x="2.38905in" svg:y="4.45996in" svg:width="0.11609in" svg:height="0.14288in" draw:id="id173" draw:style-name="a982" draw:name="Freeform 415">
            <svg:title/>
            <svg:desc/>
            <text:p text:style-name="a981" text:class-names="" text:cond-style-name=""><text:span text:style-name="a980" text:class-names=""/></text:p>
            <draw:enhanced-geometry xmlns:dr3d="urn:oasis:names:tc:opendocument:xmlns:dr3d:1.0" draw:type="non-primitive" svg:viewBox="0 0 80 98" draw:enhanced-path="M ?f1 ?f3 L ?f4 ?f3 ?f4 ?f5 C ?f6 ?f7 ?f8 ?f9 ?f10 ?f11 ?f12 ?f13 ?f14 ?f2 ?f15 ?f2 ?f16 ?f2 ?f17 ?f11 ?f18 ?f7 ?f19 ?f20 ?f0 ?f21 ?f0 ?f22 L ?f0 ?f0 ?f23 ?f0 ?f23 ?f24 C ?f23 ?f25 ?f23 ?f4 ?f26 ?f27 ?f26 ?f28 ?f29 ?f30 ?f31 ?f32 ?f33 ?f34 ?f35 ?f1 ?f36 ?f37 ?f38 ?f39 ?f40 ?f20 ?f41 ?f20 ?f42 ?f20 ?f43 ?f39 ?f44 ?f1 ?f24 ?f34 ?f25 ?f45 ?f4 ?f46 L ?f4 ?f0 ?f1 ?f0 ?f1 ?f3 Z N" draw:text-areas="?f103 ?f105 ?f104 ?f106" draw:glue-points="?f107 ?f108 ?f109 ?f108 ?f109 ?f110 ?f111 ?f112 ?f113 ?f114 ?f115 ?f116 ?f117 ?f118 ?f117 ?f119 ?f120 ?f119 ?f120 ?f121 ?f122 ?f123 ?f124 ?f125 ?f126 ?f127 ?f128 ?f129 ?f130 ?f131 ?f109 ?f132 ?f109 ?f119 ?f107 ?f119 ?f107 ?f108" draw:glue-point-leaving-directions="-90, -90, -90, -90, -90, -90, -90, -90, -90, -90, -90, -90, -90, -90, -90, -90, -90, -90, -90">
              <draw:equation draw:name="f0" draw:formula="0"/>
              <draw:equation draw:name="f1" draw:formula="80"/>
              <draw:equation draw:name="f2" draw:formula="98"/>
              <draw:equation draw:name="f3" draw:formula="96"/>
              <draw:equation draw:name="f4" draw:formula="64"/>
              <draw:equation draw:name="f5" draw:formula="85"/>
              <draw:equation draw:name="f6" draw:formula="58"/>
              <draw:equation draw:name="f7" draw:formula="89"/>
              <draw:equation draw:name="f8" draw:formula="53"/>
              <draw:equation draw:name="f9" draw:formula="93"/>
              <draw:equation draw:name="f10" draw:formula="48"/>
              <draw:equation draw:name="f11" draw:formula="95"/>
              <draw:equation draw:name="f12" draw:formula="43"/>
              <draw:equation draw:name="f13" draw:formula="97"/>
              <draw:equation draw:name="f14" draw:formula="38"/>
              <draw:equation draw:name="f15" draw:formula="32"/>
              <draw:equation draw:name="f16" draw:formula="22"/>
              <draw:equation draw:name="f17" draw:formula="14"/>
              <draw:equation draw:name="f18" draw:formula="8"/>
              <draw:equation draw:name="f19" draw:formula="3"/>
              <draw:equation draw:name="f20" draw:formula="83"/>
              <draw:equation draw:name="f21" draw:formula="74"/>
              <draw:equation draw:name="f22" draw:formula="62"/>
              <draw:equation draw:name="f23" draw:formula="16"/>
              <draw:equation draw:name="f24" draw:formula="55"/>
              <draw:equation draw:name="f25" draw:formula="59"/>
              <draw:equation draw:name="f26" draw:formula="17"/>
              <draw:equation draw:name="f27" draw:formula="67"/>
              <draw:equation draw:name="f28" draw:formula="70"/>
              <draw:equation draw:name="f29" draw:formula="18"/>
              <draw:equation draw:name="f30" draw:formula="73"/>
              <draw:equation draw:name="f31" draw:formula="19"/>
              <draw:equation draw:name="f32" draw:formula="76"/>
              <draw:equation draw:name="f33" draw:formula="21"/>
              <draw:equation draw:name="f34" draw:formula="78"/>
              <draw:equation draw:name="f35" draw:formula="23"/>
              <draw:equation draw:name="f36" draw:formula="25"/>
              <draw:equation draw:name="f37" draw:formula="81"/>
              <draw:equation draw:name="f38" draw:formula="28"/>
              <draw:equation draw:name="f39" draw:formula="82"/>
              <draw:equation draw:name="f40" draw:formula="31"/>
              <draw:equation draw:name="f41" draw:formula="36"/>
              <draw:equation draw:name="f42" draw:formula="40"/>
              <draw:equation draw:name="f43" draw:formula="45"/>
              <draw:equation draw:name="f44" draw:formula="50"/>
              <draw:equation draw:name="f45" draw:formula="75"/>
              <draw:equation draw:name="f46" draw:formula="72"/>
              <draw:equation draw:name="f47" draw:formula="?f2 - ?f0"/>
              <draw:equation draw:name="f48" draw:formula="?f1 - ?f0"/>
              <draw:equation draw:name="f49" draw:formula="?f48 / 80"/>
              <draw:equation draw:name="f50" draw:formula="?f47 / 98"/>
              <draw:equation draw:name="f51" draw:formula="80 * ?f48"/>
              <draw:equation draw:name="f52" draw:formula="96 * ?f47"/>
              <draw:equation draw:name="f53" draw:formula="64 * ?f48"/>
              <draw:equation draw:name="f54" draw:formula="85 * ?f47"/>
              <draw:equation draw:name="f55" draw:formula="48 * ?f48"/>
              <draw:equation draw:name="f56" draw:formula="95 * ?f47"/>
              <draw:equation draw:name="f57" draw:formula="32 * ?f48"/>
              <draw:equation draw:name="f58" draw:formula="98 * ?f47"/>
              <draw:equation draw:name="f59" draw:formula="8 * ?f48"/>
              <draw:equation draw:name="f60" draw:formula="89 * ?f47"/>
              <draw:equation draw:name="f61" draw:formula="0 * ?f48"/>
              <draw:equation draw:name="f62" draw:formula="62 * ?f47"/>
              <draw:equation draw:name="f63" draw:formula="0 * ?f47"/>
              <draw:equation draw:name="f64" draw:formula="16 * ?f48"/>
              <draw:equation draw:name="f65" draw:formula="55 * ?f47"/>
              <draw:equation draw:name="f66" draw:formula="17 * ?f48"/>
              <draw:equation draw:name="f67" draw:formula="67 * ?f47"/>
              <draw:equation draw:name="f68" draw:formula="19 * ?f48"/>
              <draw:equation draw:name="f69" draw:formula="76 * ?f47"/>
              <draw:equation draw:name="f70" draw:formula="25 * ?f48"/>
              <draw:equation draw:name="f71" draw:formula="81 * ?f47"/>
              <draw:equation draw:name="f72" draw:formula="36 * ?f48"/>
              <draw:equation draw:name="f73" draw:formula="83 * ?f47"/>
              <draw:equation draw:name="f74" draw:formula="50 * ?f48"/>
              <draw:equation draw:name="f75" draw:formula="80 * ?f47"/>
              <draw:equation draw:name="f76" draw:formula="72 * ?f47"/>
              <draw:equation draw:name="f77" draw:formula="?f51 / 80"/>
              <draw:equation draw:name="f78" draw:formula="?f52 / 98"/>
              <draw:equation draw:name="f79" draw:formula="?f53 / 80"/>
              <draw:equation draw:name="f80" draw:formula="?f54 / 98"/>
              <draw:equation draw:name="f81" draw:formula="?f55 / 80"/>
              <draw:equation draw:name="f82" draw:formula="?f56 / 98"/>
              <draw:equation draw:name="f83" draw:formula="?f57 / 80"/>
              <draw:equation draw:name="f84" draw:formula="?f58 / 98"/>
              <draw:equation draw:name="f85" draw:formula="?f59 / 80"/>
              <draw:equation draw:name="f86" draw:formula="?f60 / 98"/>
              <draw:equation draw:name="f87" draw:formula="?f61 / 80"/>
              <draw:equation draw:name="f88" draw:formula="?f62 / 98"/>
              <draw:equation draw:name="f89" draw:formula="?f63 / 98"/>
              <draw:equation draw:name="f90" draw:formula="?f64 / 80"/>
              <draw:equation draw:name="f91" draw:formula="?f65 / 98"/>
              <draw:equation draw:name="f92" draw:formula="?f66 / 80"/>
              <draw:equation draw:name="f93" draw:formula="?f67 / 98"/>
              <draw:equation draw:name="f94" draw:formula="?f68 / 80"/>
              <draw:equation draw:name="f95" draw:formula="?f69 / 98"/>
              <draw:equation draw:name="f96" draw:formula="?f70 / 80"/>
              <draw:equation draw:name="f97" draw:formula="?f71 / 98"/>
              <draw:equation draw:name="f98" draw:formula="?f72 / 80"/>
              <draw:equation draw:name="f99" draw:formula="?f73 / 98"/>
              <draw:equation draw:name="f100" draw:formula="?f74 / 80"/>
              <draw:equation draw:name="f101" draw:formula="?f75 / 98"/>
              <draw:equation draw:name="f102" draw:formula="?f76 / 98"/>
              <draw:equation draw:name="f103" draw:formula="0 / ?f49"/>
              <draw:equation draw:name="f104" draw:formula="?f1 / ?f49"/>
              <draw:equation draw:name="f105" draw:formula="0 / ?f50"/>
              <draw:equation draw:name="f106" draw:formula="?f2 / ?f50"/>
              <draw:equation draw:name="f107" draw:formula="?f77 / ?f49"/>
              <draw:equation draw:name="f108" draw:formula="?f78 / ?f50"/>
              <draw:equation draw:name="f109" draw:formula="?f79 / ?f49"/>
              <draw:equation draw:name="f110" draw:formula="?f80 / ?f50"/>
              <draw:equation draw:name="f111" draw:formula="?f81 / ?f49"/>
              <draw:equation draw:name="f112" draw:formula="?f82 / ?f50"/>
              <draw:equation draw:name="f113" draw:formula="?f83 / ?f49"/>
              <draw:equation draw:name="f114" draw:formula="?f84 / ?f50"/>
              <draw:equation draw:name="f115" draw:formula="?f85 / ?f49"/>
              <draw:equation draw:name="f116" draw:formula="?f86 / ?f50"/>
              <draw:equation draw:name="f117" draw:formula="?f87 / ?f49"/>
              <draw:equation draw:name="f118" draw:formula="?f88 / ?f50"/>
              <draw:equation draw:name="f119" draw:formula="?f89 / ?f50"/>
              <draw:equation draw:name="f120" draw:formula="?f90 / ?f49"/>
              <draw:equation draw:name="f121" draw:formula="?f91 / ?f50"/>
              <draw:equation draw:name="f122" draw:formula="?f92 / ?f49"/>
              <draw:equation draw:name="f123" draw:formula="?f93 / ?f50"/>
              <draw:equation draw:name="f124" draw:formula="?f94 / ?f49"/>
              <draw:equation draw:name="f125" draw:formula="?f95 / ?f50"/>
              <draw:equation draw:name="f126" draw:formula="?f96 / ?f49"/>
              <draw:equation draw:name="f127" draw:formula="?f97 / ?f50"/>
              <draw:equation draw:name="f128" draw:formula="?f98 / ?f49"/>
              <draw:equation draw:name="f129" draw:formula="?f99 / ?f50"/>
              <draw:equation draw:name="f130" draw:formula="?f100 / ?f49"/>
              <draw:equation draw:name="f131" draw:formula="?f101 / ?f50"/>
              <draw:equation draw:name="f132" draw:formula="?f102 / ?f50"/>
            </draw:enhanced-geometry>
          </draw:custom-shape>
          <draw:custom-shape svg:x="2.5498in" svg:y="4.4555in" svg:width="0.12056in" svg:height="0.14288in" draw:id="id174" draw:style-name="a985" draw:name="Freeform 416">
            <svg:title/>
            <svg:desc/>
            <text:p text:style-name="a984" text:class-names="" text:cond-style-name=""><text:span text:style-name="a983" text:class-names=""/></text:p>
            <draw:enhanced-geometry xmlns:dr3d="urn:oasis:names:tc:opendocument:xmlns:dr3d:1.0" draw:type="non-primitive" svg:viewBox="0 0 80 98" draw:enhanced-path="M ?f1 ?f2 L ?f3 ?f2 ?f3 ?f4 C ?f3 ?f5 ?f3 ?f6 ?f7 ?f8 ?f7 ?f9 ?f10 ?f11 ?f12 ?f13 ?f14 ?f15 ?f16 ?f17 ?f18 ?f19 ?f20 ?f21 ?f22 ?f21 ?f23 ?f21 ?f5 ?f21 ?f6 ?f24 ?f25 ?f17 ?f26 ?f15 ?f27 ?f28 ?f24 ?f29 L ?f24 ?f2 ?f0 ?f2 ?f0 ?f30 ?f24 ?f30 ?f24 ?f31 C ?f27 ?f32 ?f29 ?f33 ?f34 ?f35 ?f36 ?f37 ?f4 ?f0 ?f22 ?f0 ?f14 ?f0 ?f38 ?f35 ?f39 ?f32 ?f40 ?f21 ?f1 ?f11 ?f1 ?f41 L ?f1 ?f2 Z N" draw:text-areas="?f98 ?f100 ?f99 ?f101" draw:glue-points="?f102 ?f103 ?f104 ?f103 ?f104 ?f105 ?f106 ?f107 ?f108 ?f109 ?f110 ?f111 ?f112 ?f113 ?f114 ?f115 ?f116 ?f117 ?f116 ?f103 ?f118 ?f103 ?f118 ?f119 ?f116 ?f119 ?f116 ?f120 ?f121 ?f122 ?f123 ?f124 ?f125 ?f126 ?f102 ?f127 ?f102 ?f103" draw:glue-point-leaving-directions="-90, -90, -90, -90, -90, -90, -90, -90, -90, -90, -90, -90, -90, -90, -90, -90, -90, -90, -90">
              <draw:equation draw:name="f0" draw:formula="0"/>
              <draw:equation draw:name="f1" draw:formula="80"/>
              <draw:equation draw:name="f2" draw:formula="98"/>
              <draw:equation draw:name="f3" draw:formula="64"/>
              <draw:equation draw:name="f4" draw:formula="43"/>
              <draw:equation draw:name="f5" draw:formula="39"/>
              <draw:equation draw:name="f6" draw:formula="35"/>
              <draw:equation draw:name="f7" draw:formula="63"/>
              <draw:equation draw:name="f8" draw:formula="31"/>
              <draw:equation draw:name="f9" draw:formula="27"/>
              <draw:equation draw:name="f10" draw:formula="62"/>
              <draw:equation draw:name="f11" draw:formula="24"/>
              <draw:equation draw:name="f12" draw:formula="60"/>
              <draw:equation draw:name="f13" draw:formula="22"/>
              <draw:equation draw:name="f14" draw:formula="59"/>
              <draw:equation draw:name="f15" draw:formula="20"/>
              <draw:equation draw:name="f16" draw:formula="57"/>
              <draw:equation draw:name="f17" draw:formula="18"/>
              <draw:equation draw:name="f18" draw:formula="54"/>
              <draw:equation draw:name="f19" draw:formula="17"/>
              <draw:equation draw:name="f20" draw:formula="52"/>
              <draw:equation draw:name="f21" draw:formula="15"/>
              <draw:equation draw:name="f22" draw:formula="48"/>
              <draw:equation draw:name="f23" draw:formula="44"/>
              <draw:equation draw:name="f24" draw:formula="16"/>
              <draw:equation draw:name="f25" draw:formula="30"/>
              <draw:equation draw:name="f26" draw:formula="25"/>
              <draw:equation draw:name="f27" draw:formula="21"/>
              <draw:equation draw:name="f28" draw:formula="23"/>
              <draw:equation draw:name="f29" draw:formula="26"/>
              <draw:equation draw:name="f30" draw:formula="2"/>
              <draw:equation draw:name="f31" draw:formula="13"/>
              <draw:equation draw:name="f32" draw:formula="9"/>
              <draw:equation draw:name="f33" draw:formula="5"/>
              <draw:equation draw:name="f34" draw:formula="32"/>
              <draw:equation draw:name="f35" draw:formula="3"/>
              <draw:equation draw:name="f36" draw:formula="37"/>
              <draw:equation draw:name="f37" draw:formula="1"/>
              <draw:equation draw:name="f38" draw:formula="66"/>
              <draw:equation draw:name="f39" draw:formula="72"/>
              <draw:equation draw:name="f40" draw:formula="77"/>
              <draw:equation draw:name="f41" draw:formula="36"/>
              <draw:equation draw:name="f42" draw:formula="?f2 - ?f0"/>
              <draw:equation draw:name="f43" draw:formula="?f1 - ?f0"/>
              <draw:equation draw:name="f44" draw:formula="?f43 / 80"/>
              <draw:equation draw:name="f45" draw:formula="?f42 / 98"/>
              <draw:equation draw:name="f46" draw:formula="80 * ?f43"/>
              <draw:equation draw:name="f47" draw:formula="98 * ?f42"/>
              <draw:equation draw:name="f48" draw:formula="64 * ?f43"/>
              <draw:equation draw:name="f49" draw:formula="43 * ?f42"/>
              <draw:equation draw:name="f50" draw:formula="63 * ?f43"/>
              <draw:equation draw:name="f51" draw:formula="31 * ?f42"/>
              <draw:equation draw:name="f52" draw:formula="60 * ?f43"/>
              <draw:equation draw:name="f53" draw:formula="22 * ?f42"/>
              <draw:equation draw:name="f54" draw:formula="54 * ?f43"/>
              <draw:equation draw:name="f55" draw:formula="17 * ?f42"/>
              <draw:equation draw:name="f56" draw:formula="44 * ?f43"/>
              <draw:equation draw:name="f57" draw:formula="15 * ?f42"/>
              <draw:equation draw:name="f58" draw:formula="30 * ?f43"/>
              <draw:equation draw:name="f59" draw:formula="18 * ?f42"/>
              <draw:equation draw:name="f60" draw:formula="16 * ?f43"/>
              <draw:equation draw:name="f61" draw:formula="26 * ?f42"/>
              <draw:equation draw:name="f62" draw:formula="0 * ?f43"/>
              <draw:equation draw:name="f63" draw:formula="2 * ?f42"/>
              <draw:equation draw:name="f64" draw:formula="13 * ?f42"/>
              <draw:equation draw:name="f65" draw:formula="32 * ?f43"/>
              <draw:equation draw:name="f66" draw:formula="3 * ?f42"/>
              <draw:equation draw:name="f67" draw:formula="48 * ?f43"/>
              <draw:equation draw:name="f68" draw:formula="0 * ?f42"/>
              <draw:equation draw:name="f69" draw:formula="72 * ?f43"/>
              <draw:equation draw:name="f70" draw:formula="9 * ?f42"/>
              <draw:equation draw:name="f71" draw:formula="36 * ?f42"/>
              <draw:equation draw:name="f72" draw:formula="?f46 / 80"/>
              <draw:equation draw:name="f73" draw:formula="?f47 / 98"/>
              <draw:equation draw:name="f74" draw:formula="?f48 / 80"/>
              <draw:equation draw:name="f75" draw:formula="?f49 / 98"/>
              <draw:equation draw:name="f76" draw:formula="?f50 / 80"/>
              <draw:equation draw:name="f77" draw:formula="?f51 / 98"/>
              <draw:equation draw:name="f78" draw:formula="?f52 / 80"/>
              <draw:equation draw:name="f79" draw:formula="?f53 / 98"/>
              <draw:equation draw:name="f80" draw:formula="?f54 / 80"/>
              <draw:equation draw:name="f81" draw:formula="?f55 / 98"/>
              <draw:equation draw:name="f82" draw:formula="?f56 / 80"/>
              <draw:equation draw:name="f83" draw:formula="?f57 / 98"/>
              <draw:equation draw:name="f84" draw:formula="?f58 / 80"/>
              <draw:equation draw:name="f85" draw:formula="?f59 / 98"/>
              <draw:equation draw:name="f86" draw:formula="?f60 / 80"/>
              <draw:equation draw:name="f87" draw:formula="?f61 / 98"/>
              <draw:equation draw:name="f88" draw:formula="?f62 / 80"/>
              <draw:equation draw:name="f89" draw:formula="?f63 / 98"/>
              <draw:equation draw:name="f90" draw:formula="?f64 / 98"/>
              <draw:equation draw:name="f91" draw:formula="?f65 / 80"/>
              <draw:equation draw:name="f92" draw:formula="?f66 / 98"/>
              <draw:equation draw:name="f93" draw:formula="?f67 / 80"/>
              <draw:equation draw:name="f94" draw:formula="?f68 / 98"/>
              <draw:equation draw:name="f95" draw:formula="?f69 / 80"/>
              <draw:equation draw:name="f96" draw:formula="?f70 / 98"/>
              <draw:equation draw:name="f97" draw:formula="?f71 / 98"/>
              <draw:equation draw:name="f98" draw:formula="0 / ?f44"/>
              <draw:equation draw:name="f99" draw:formula="?f1 / ?f44"/>
              <draw:equation draw:name="f100" draw:formula="0 / ?f45"/>
              <draw:equation draw:name="f101" draw:formula="?f2 / ?f45"/>
              <draw:equation draw:name="f102" draw:formula="?f72 / ?f44"/>
              <draw:equation draw:name="f103" draw:formula="?f73 / ?f45"/>
              <draw:equation draw:name="f104" draw:formula="?f74 / ?f44"/>
              <draw:equation draw:name="f105" draw:formula="?f75 / ?f45"/>
              <draw:equation draw:name="f106" draw:formula="?f76 / ?f44"/>
              <draw:equation draw:name="f107" draw:formula="?f77 / ?f45"/>
              <draw:equation draw:name="f108" draw:formula="?f78 / ?f44"/>
              <draw:equation draw:name="f109" draw:formula="?f79 / ?f45"/>
              <draw:equation draw:name="f110" draw:formula="?f80 / ?f44"/>
              <draw:equation draw:name="f111" draw:formula="?f81 / ?f45"/>
              <draw:equation draw:name="f112" draw:formula="?f82 / ?f44"/>
              <draw:equation draw:name="f113" draw:formula="?f83 / ?f45"/>
              <draw:equation draw:name="f114" draw:formula="?f84 / ?f44"/>
              <draw:equation draw:name="f115" draw:formula="?f85 / ?f45"/>
              <draw:equation draw:name="f116" draw:formula="?f86 / ?f44"/>
              <draw:equation draw:name="f117" draw:formula="?f87 / ?f45"/>
              <draw:equation draw:name="f118" draw:formula="?f88 / ?f44"/>
              <draw:equation draw:name="f119" draw:formula="?f89 / ?f45"/>
              <draw:equation draw:name="f120" draw:formula="?f90 / ?f45"/>
              <draw:equation draw:name="f121" draw:formula="?f91 / ?f44"/>
              <draw:equation draw:name="f122" draw:formula="?f92 / ?f45"/>
              <draw:equation draw:name="f123" draw:formula="?f93 / ?f44"/>
              <draw:equation draw:name="f124" draw:formula="?f94 / ?f45"/>
              <draw:equation draw:name="f125" draw:formula="?f95 / ?f44"/>
              <draw:equation draw:name="f126" draw:formula="?f96 / ?f45"/>
              <draw:equation draw:name="f127" draw:formula="?f97 / ?f45"/>
            </draw:enhanced-geometry>
          </draw:custom-shape>
          <draw:custom-shape svg:x="2.70608in" svg:y="4.4555in" svg:width="0.12056in" svg:height="0.19647in" draw:id="id175" draw:style-name="a988" draw:name="Freeform 417">
            <svg:title/>
            <svg:desc/>
            <text:p text:style-name="a987" text:class-names="" text:cond-style-name=""><text:span text:style-name="a986" text:class-names=""/></text:p>
            <draw:enhanced-geometry xmlns:dr3d="urn:oasis:names:tc:opendocument:xmlns:dr3d:1.0" draw:type="non-primitive" svg:viewBox="0 0 84 134" draw:enhanced-path="M ?f1 ?f3 C ?f1 ?f4 ?f5 ?f6 ?f7 ?f8 ?f9 ?f10 ?f11 ?f2 ?f12 ?f2 ?f13 ?f2 ?f14 ?f15 ?f16 ?f15 ?f17 ?f18 ?f19 ?f20 ?f21 ?f10 L ?f21 ?f22 ?f23 ?f22 C ?f24 ?f25 ?f26 ?f27 ?f28 ?f29 ?f14 ?f30 ?f31 ?f30 ?f32 ?f30 ?f33 ?f30 ?f34 ?f30 ?f35 ?f29 ?f36 ?f27 ?f37 ?f25 ?f38 ?f39 ?f40 ?f41 ?f9 ?f42 ?f43 ?f44 ?f45 ?f46 ?f45 ?f47 ?f45 ?f48 L ?f45 ?f49 C ?f38 ?f50 ?f51 ?f52 ?f35 ?f48 ?f53 ?f54 ?f55 ?f56 ?f57 ?f56 ?f58 ?f56 ?f59 ?f60 ?f21 ?f1 ?f61 ?f62 ?f0 ?f63 ?f0 ?f64 ?f0 ?f32 ?f65 ?f13 ?f61 ?f66 ?f67 ?f68 ?f69 ?f59 ?f70 ?f71 ?f59 ?f72 ?f73 ?f74 ?f75 ?f76 ?f77 ?f78 ?f79 ?f0 ?f80 ?f0 ?f81 ?f0 ?f82 ?f0 ?f83 ?f78 ?f84 ?f65 ?f63 ?f61 ?f45 ?f67 L ?f85 ?f65 ?f1 ?f65 ?f1 ?f3 Z M ?f45 ?f86 L ?f45 ?f87 C ?f63 ?f59 ?f84 ?f88 ?f83 ?f19 ?f82 ?f24 ?f64 ?f24 ?f89 ?f24 ?f79 ?f24 ?f90 ?f59 ?f16 ?f91 ?f87 ?f14 ?f59 ?f79 ?f59 ?f64 ?f59 ?f51 ?f87 ?f45 ?f91 ?f7 ?f58 ?f92 ?f93 ?f5 ?f32 ?f5 ?f33 ?f5 ?f34 ?f94 ?f11 ?f92 ?f84 ?f95 ?f63 ?f96 ?f45 ?f86 Z N" draw:text-areas="?f209 ?f211 ?f210 ?f212" draw:glue-points="?f213 ?f214 ?f215 ?f216 ?f217 ?f218 ?f219 ?f220 ?f221 ?f222 ?f221 ?f223 ?f224 ?f223 ?f225 ?f226 ?f227 ?f228 ?f229 ?f226 ?f230 ?f231 ?f232 ?f233 ?f234 ?f235 ?f234 ?f236 ?f229 ?f235 ?f237 ?f238 ?f221 ?f239 ?f240 ?f241 ?f242 ?f243 ?f244 ?f245 ?f246 ?f247 ?f248 ?f249 ?f250 ?f251 ?f234 ?f252 ?f253 ?f254 ?f213 ?f254 ?f213 ?f214 ?f234 ?f255 ?f234 ?f256 ?f250 ?f257 ?f258 ?f259 ?f219 ?f260 ?f261 ?f241 ?f262 ?f263 ?f227 ?f264 ?f265 ?f266 ?f234 ?f255" draw:glue-point-leaving-directions="-90, -90, -90, -90, -90, -90, -90, -90, -90, -90, -90, -90, -90, -90, -90, -90, -90, -90, -90, -90, -90, -90, -90, -90, -90, -90, -90, -90, -90, -90, -90, -90, -90, -90, -90, -90, -90">
              <draw:equation draw:name="f0" draw:formula="0"/>
              <draw:equation draw:name="f1" draw:formula="84"/>
              <draw:equation draw:name="f2" draw:formula="134"/>
              <draw:equation draw:name="f3" draw:formula="87"/>
              <draw:equation draw:name="f4" draw:formula="103"/>
              <draw:equation draw:name="f5" draw:formula="81"/>
              <draw:equation draw:name="f6" draw:formula="115"/>
              <draw:equation draw:name="f7" draw:formula="73"/>
              <draw:equation draw:name="f8" draw:formula="122"/>
              <draw:equation draw:name="f9" draw:formula="66"/>
              <draw:equation draw:name="f10" draw:formula="130"/>
              <draw:equation draw:name="f11" draw:formula="55"/>
              <draw:equation draw:name="f12" draw:formula="39"/>
              <draw:equation draw:name="f13" draw:formula="34"/>
              <draw:equation draw:name="f14" draw:formula="29"/>
              <draw:equation draw:name="f15" draw:formula="133"/>
              <draw:equation draw:name="f16" draw:formula="25"/>
              <draw:equation draw:name="f17" draw:formula="20"/>
              <draw:equation draw:name="f18" draw:formula="132"/>
              <draw:equation draw:name="f19" draw:formula="15"/>
              <draw:equation draw:name="f20" draw:formula="131"/>
              <draw:equation draw:name="f21" draw:formula="10"/>
              <draw:equation draw:name="f22" draw:formula="113"/>
              <draw:equation draw:name="f23" draw:formula="11"/>
              <draw:equation draw:name="f24" draw:formula="14"/>
              <draw:equation draw:name="f25" draw:formula="114"/>
              <draw:equation draw:name="f26" draw:formula="18"/>
              <draw:equation draw:name="f27" draw:formula="116"/>
              <draw:equation draw:name="f28" draw:formula="24"/>
              <draw:equation draw:name="f29" draw:formula="117"/>
              <draw:equation draw:name="f30" draw:formula="119"/>
              <draw:equation draw:name="f31" draw:formula="35"/>
              <draw:equation draw:name="f32" draw:formula="41"/>
              <draw:equation draw:name="f33" draw:formula="46"/>
              <draw:equation draw:name="f34" draw:formula="51"/>
              <draw:equation draw:name="f35" draw:formula="54"/>
              <draw:equation draw:name="f36" draw:formula="58"/>
              <draw:equation draw:name="f37" draw:formula="61"/>
              <draw:equation draw:name="f38" draw:formula="63"/>
              <draw:equation draw:name="f39" draw:formula="112"/>
              <draw:equation draw:name="f40" draw:formula="65"/>
              <draw:equation draw:name="f41" draw:formula="110"/>
              <draw:equation draw:name="f42" draw:formula="107"/>
              <draw:equation draw:name="f43" draw:formula="67"/>
              <draw:equation draw:name="f44" draw:formula="104"/>
              <draw:equation draw:name="f45" draw:formula="68"/>
              <draw:equation draw:name="f46" draw:formula="101"/>
              <draw:equation draw:name="f47" draw:formula="97"/>
              <draw:equation draw:name="f48" draw:formula="93"/>
              <draw:equation draw:name="f49" draw:formula="85"/>
              <draw:equation draw:name="f50" draw:formula="89"/>
              <draw:equation draw:name="f51" draw:formula="59"/>
              <draw:equation draw:name="f52" draw:formula="91"/>
              <draw:equation draw:name="f53" draw:formula="50"/>
              <draw:equation draw:name="f54" draw:formula="95"/>
              <draw:equation draw:name="f55" draw:formula="44"/>
              <draw:equation draw:name="f56" draw:formula="96"/>
              <draw:equation draw:name="f57" draw:formula="38"/>
              <draw:equation draw:name="f58" draw:formula="26"/>
              <draw:equation draw:name="f59" draw:formula="17"/>
              <draw:equation draw:name="f60" draw:formula="92"/>
              <draw:equation draw:name="f61" draw:formula="4"/>
              <draw:equation draw:name="f62" draw:formula="76"/>
              <draw:equation draw:name="f63" draw:formula="64"/>
              <draw:equation draw:name="f64" draw:formula="49"/>
              <draw:equation draw:name="f65" draw:formula="2"/>
              <draw:equation draw:name="f66" draw:formula="28"/>
              <draw:equation draw:name="f67" draw:formula="6"/>
              <draw:equation draw:name="f68" draw:formula="22"/>
              <draw:equation draw:name="f69" draw:formula="9"/>
              <draw:equation draw:name="f70" draw:formula="13"/>
              <draw:equation draw:name="f71" draw:formula="12"/>
              <draw:equation draw:name="f72" draw:formula="8"/>
              <draw:equation draw:name="f73" draw:formula="21"/>
              <draw:equation draw:name="f74" draw:formula="5"/>
              <draw:equation draw:name="f75" draw:formula="27"/>
              <draw:equation draw:name="f76" draw:formula="3"/>
              <draw:equation draw:name="f77" draw:formula="32"/>
              <draw:equation draw:name="f78" draw:formula="1"/>
              <draw:equation draw:name="f79" draw:formula="37"/>
              <draw:equation draw:name="f80" draw:formula="43"/>
              <draw:equation draw:name="f81" draw:formula="48"/>
              <draw:equation draw:name="f82" draw:formula="53"/>
              <draw:equation draw:name="f83" draw:formula="56"/>
              <draw:equation draw:name="f84" draw:formula="60"/>
              <draw:equation draw:name="f85" draw:formula="69"/>
              <draw:equation draw:name="f86" draw:formula="71"/>
              <draw:equation draw:name="f87" draw:formula="19"/>
              <draw:equation draw:name="f88" draw:formula="16"/>
              <draw:equation draw:name="f89" draw:formula="45"/>
              <draw:equation draw:name="f90" draw:formula="30"/>
              <draw:equation draw:name="f91" draw:formula="23"/>
              <draw:equation draw:name="f92" draw:formula="79"/>
              <draw:equation draw:name="f93" draw:formula="33"/>
              <draw:equation draw:name="f94" draw:formula="80"/>
              <draw:equation draw:name="f95" draw:formula="77"/>
              <draw:equation draw:name="f96" draw:formula="74"/>
              <draw:equation draw:name="f97" draw:formula="?f2 - ?f0"/>
              <draw:equation draw:name="f98" draw:formula="?f1 - ?f0"/>
              <draw:equation draw:name="f99" draw:formula="?f98 / 84"/>
              <draw:equation draw:name="f100" draw:formula="?f97 / 134"/>
              <draw:equation draw:name="f101" draw:formula="84 * ?f98"/>
              <draw:equation draw:name="f102" draw:formula="87 * ?f97"/>
              <draw:equation draw:name="f103" draw:formula="73 * ?f98"/>
              <draw:equation draw:name="f104" draw:formula="122 * ?f97"/>
              <draw:equation draw:name="f105" draw:formula="39 * ?f98"/>
              <draw:equation draw:name="f106" draw:formula="134 * ?f97"/>
              <draw:equation draw:name="f107" draw:formula="25 * ?f98"/>
              <draw:equation draw:name="f108" draw:formula="133 * ?f97"/>
              <draw:equation draw:name="f109" draw:formula="10 * ?f98"/>
              <draw:equation draw:name="f110" draw:formula="130 * ?f97"/>
              <draw:equation draw:name="f111" draw:formula="113 * ?f97"/>
              <draw:equation draw:name="f112" draw:formula="11 * ?f98"/>
              <draw:equation draw:name="f113" draw:formula="24 * ?f98"/>
              <draw:equation draw:name="f114" draw:formula="117 * ?f97"/>
              <draw:equation draw:name="f115" draw:formula="41 * ?f98"/>
              <draw:equation draw:name="f116" draw:formula="119 * ?f97"/>
              <draw:equation draw:name="f117" draw:formula="54 * ?f98"/>
              <draw:equation draw:name="f118" draw:formula="63 * ?f98"/>
              <draw:equation draw:name="f119" draw:formula="112 * ?f97"/>
              <draw:equation draw:name="f120" draw:formula="67 * ?f98"/>
              <draw:equation draw:name="f121" draw:formula="104 * ?f97"/>
              <draw:equation draw:name="f122" draw:formula="68 * ?f98"/>
              <draw:equation draw:name="f123" draw:formula="93 * ?f97"/>
              <draw:equation draw:name="f124" draw:formula="85 * ?f97"/>
              <draw:equation draw:name="f125" draw:formula="38 * ?f98"/>
              <draw:equation draw:name="f126" draw:formula="96 * ?f97"/>
              <draw:equation draw:name="f127" draw:formula="84 * ?f97"/>
              <draw:equation draw:name="f128" draw:formula="0 * ?f98"/>
              <draw:equation draw:name="f129" draw:formula="49 * ?f97"/>
              <draw:equation draw:name="f130" draw:formula="4 * ?f98"/>
              <draw:equation draw:name="f131" draw:formula="28 * ?f97"/>
              <draw:equation draw:name="f132" draw:formula="13 * ?f98"/>
              <draw:equation draw:name="f133" draw:formula="12 * ?f97"/>
              <draw:equation draw:name="f134" draw:formula="27 * ?f98"/>
              <draw:equation draw:name="f135" draw:formula="3 * ?f97"/>
              <draw:equation draw:name="f136" draw:formula="43 * ?f98"/>
              <draw:equation draw:name="f137" draw:formula="0 * ?f97"/>
              <draw:equation draw:name="f138" draw:formula="56 * ?f98"/>
              <draw:equation draw:name="f139" draw:formula="1 * ?f97"/>
              <draw:equation draw:name="f140" draw:formula="6 * ?f97"/>
              <draw:equation draw:name="f141" draw:formula="69 * ?f98"/>
              <draw:equation draw:name="f142" draw:formula="2 * ?f97"/>
              <draw:equation draw:name="f143" draw:formula="71 * ?f97"/>
              <draw:equation draw:name="f144" draw:formula="19 * ?f97"/>
              <draw:equation draw:name="f145" draw:formula="15 * ?f97"/>
              <draw:equation draw:name="f146" draw:formula="45 * ?f98"/>
              <draw:equation draw:name="f147" draw:formula="14 * ?f97"/>
              <draw:equation draw:name="f148" draw:formula="23 * ?f97"/>
              <draw:equation draw:name="f149" draw:formula="17 * ?f98"/>
              <draw:equation draw:name="f150" draw:formula="23 * ?f98"/>
              <draw:equation draw:name="f151" draw:formula="73 * ?f97"/>
              <draw:equation draw:name="f152" draw:formula="81 * ?f97"/>
              <draw:equation draw:name="f153" draw:formula="55 * ?f98"/>
              <draw:equation draw:name="f154" draw:formula="79 * ?f97"/>
              <draw:equation draw:name="f155" draw:formula="?f101 / 84"/>
              <draw:equation draw:name="f156" draw:formula="?f102 / 134"/>
              <draw:equation draw:name="f157" draw:formula="?f103 / 84"/>
              <draw:equation draw:name="f158" draw:formula="?f104 / 134"/>
              <draw:equation draw:name="f159" draw:formula="?f105 / 84"/>
              <draw:equation draw:name="f160" draw:formula="?f106 / 134"/>
              <draw:equation draw:name="f161" draw:formula="?f107 / 84"/>
              <draw:equation draw:name="f162" draw:formula="?f108 / 134"/>
              <draw:equation draw:name="f163" draw:formula="?f109 / 84"/>
              <draw:equation draw:name="f164" draw:formula="?f110 / 134"/>
              <draw:equation draw:name="f165" draw:formula="?f111 / 134"/>
              <draw:equation draw:name="f166" draw:formula="?f112 / 84"/>
              <draw:equation draw:name="f167" draw:formula="?f113 / 84"/>
              <draw:equation draw:name="f168" draw:formula="?f114 / 134"/>
              <draw:equation draw:name="f169" draw:formula="?f115 / 84"/>
              <draw:equation draw:name="f170" draw:formula="?f116 / 134"/>
              <draw:equation draw:name="f171" draw:formula="?f117 / 84"/>
              <draw:equation draw:name="f172" draw:formula="?f118 / 84"/>
              <draw:equation draw:name="f173" draw:formula="?f119 / 134"/>
              <draw:equation draw:name="f174" draw:formula="?f120 / 84"/>
              <draw:equation draw:name="f175" draw:formula="?f121 / 134"/>
              <draw:equation draw:name="f176" draw:formula="?f122 / 84"/>
              <draw:equation draw:name="f177" draw:formula="?f123 / 134"/>
              <draw:equation draw:name="f178" draw:formula="?f124 / 134"/>
              <draw:equation draw:name="f179" draw:formula="?f125 / 84"/>
              <draw:equation draw:name="f180" draw:formula="?f126 / 134"/>
              <draw:equation draw:name="f181" draw:formula="?f127 / 134"/>
              <draw:equation draw:name="f182" draw:formula="?f128 / 84"/>
              <draw:equation draw:name="f183" draw:formula="?f129 / 134"/>
              <draw:equation draw:name="f184" draw:formula="?f130 / 84"/>
              <draw:equation draw:name="f185" draw:formula="?f131 / 134"/>
              <draw:equation draw:name="f186" draw:formula="?f132 / 84"/>
              <draw:equation draw:name="f187" draw:formula="?f133 / 134"/>
              <draw:equation draw:name="f188" draw:formula="?f134 / 84"/>
              <draw:equation draw:name="f189" draw:formula="?f135 / 134"/>
              <draw:equation draw:name="f190" draw:formula="?f136 / 84"/>
              <draw:equation draw:name="f191" draw:formula="?f137 / 134"/>
              <draw:equation draw:name="f192" draw:formula="?f138 / 84"/>
              <draw:equation draw:name="f193" draw:formula="?f139 / 134"/>
              <draw:equation draw:name="f194" draw:formula="?f140 / 134"/>
              <draw:equation draw:name="f195" draw:formula="?f141 / 84"/>
              <draw:equation draw:name="f196" draw:formula="?f142 / 134"/>
              <draw:equation draw:name="f197" draw:formula="?f143 / 134"/>
              <draw:equation draw:name="f198" draw:formula="?f144 / 134"/>
              <draw:equation draw:name="f199" draw:formula="?f145 / 134"/>
              <draw:equation draw:name="f200" draw:formula="?f146 / 84"/>
              <draw:equation draw:name="f201" draw:formula="?f147 / 134"/>
              <draw:equation draw:name="f202" draw:formula="?f148 / 134"/>
              <draw:equation draw:name="f203" draw:formula="?f149 / 84"/>
              <draw:equation draw:name="f204" draw:formula="?f150 / 84"/>
              <draw:equation draw:name="f205" draw:formula="?f151 / 134"/>
              <draw:equation draw:name="f206" draw:formula="?f152 / 134"/>
              <draw:equation draw:name="f207" draw:formula="?f153 / 84"/>
              <draw:equation draw:name="f208" draw:formula="?f154 / 134"/>
              <draw:equation draw:name="f209" draw:formula="0 / ?f99"/>
              <draw:equation draw:name="f210" draw:formula="?f1 / ?f99"/>
              <draw:equation draw:name="f211" draw:formula="0 / ?f100"/>
              <draw:equation draw:name="f212" draw:formula="?f2 / ?f100"/>
              <draw:equation draw:name="f213" draw:formula="?f155 / ?f99"/>
              <draw:equation draw:name="f214" draw:formula="?f156 / ?f100"/>
              <draw:equation draw:name="f215" draw:formula="?f157 / ?f99"/>
              <draw:equation draw:name="f216" draw:formula="?f158 / ?f100"/>
              <draw:equation draw:name="f217" draw:formula="?f159 / ?f99"/>
              <draw:equation draw:name="f218" draw:formula="?f160 / ?f100"/>
              <draw:equation draw:name="f219" draw:formula="?f161 / ?f99"/>
              <draw:equation draw:name="f220" draw:formula="?f162 / ?f100"/>
              <draw:equation draw:name="f221" draw:formula="?f163 / ?f99"/>
              <draw:equation draw:name="f222" draw:formula="?f164 / ?f100"/>
              <draw:equation draw:name="f223" draw:formula="?f165 / ?f100"/>
              <draw:equation draw:name="f224" draw:formula="?f166 / ?f99"/>
              <draw:equation draw:name="f225" draw:formula="?f167 / ?f99"/>
              <draw:equation draw:name="f226" draw:formula="?f168 / ?f100"/>
              <draw:equation draw:name="f227" draw:formula="?f169 / ?f99"/>
              <draw:equation draw:name="f228" draw:formula="?f170 / ?f100"/>
              <draw:equation draw:name="f229" draw:formula="?f171 / ?f99"/>
              <draw:equation draw:name="f230" draw:formula="?f172 / ?f99"/>
              <draw:equation draw:name="f231" draw:formula="?f173 / ?f100"/>
              <draw:equation draw:name="f232" draw:formula="?f174 / ?f99"/>
              <draw:equation draw:name="f233" draw:formula="?f175 / ?f100"/>
              <draw:equation draw:name="f234" draw:formula="?f176 / ?f99"/>
              <draw:equation draw:name="f235" draw:formula="?f177 / ?f100"/>
              <draw:equation draw:name="f236" draw:formula="?f178 / ?f100"/>
              <draw:equation draw:name="f237" draw:formula="?f179 / ?f99"/>
              <draw:equation draw:name="f238" draw:formula="?f180 / ?f100"/>
              <draw:equation draw:name="f239" draw:formula="?f181 / ?f100"/>
              <draw:equation draw:name="f240" draw:formula="?f182 / ?f99"/>
              <draw:equation draw:name="f241" draw:formula="?f183 / ?f100"/>
              <draw:equation draw:name="f242" draw:formula="?f184 / ?f99"/>
              <draw:equation draw:name="f243" draw:formula="?f185 / ?f100"/>
              <draw:equation draw:name="f244" draw:formula="?f186 / ?f99"/>
              <draw:equation draw:name="f245" draw:formula="?f187 / ?f100"/>
              <draw:equation draw:name="f246" draw:formula="?f188 / ?f99"/>
              <draw:equation draw:name="f247" draw:formula="?f189 / ?f100"/>
              <draw:equation draw:name="f248" draw:formula="?f190 / ?f99"/>
              <draw:equation draw:name="f249" draw:formula="?f191 / ?f100"/>
              <draw:equation draw:name="f250" draw:formula="?f192 / ?f99"/>
              <draw:equation draw:name="f251" draw:formula="?f193 / ?f100"/>
              <draw:equation draw:name="f252" draw:formula="?f194 / ?f100"/>
              <draw:equation draw:name="f253" draw:formula="?f195 / ?f99"/>
              <draw:equation draw:name="f254" draw:formula="?f196 / ?f100"/>
              <draw:equation draw:name="f255" draw:formula="?f197 / ?f100"/>
              <draw:equation draw:name="f256" draw:formula="?f198 / ?f100"/>
              <draw:equation draw:name="f257" draw:formula="?f199 / ?f100"/>
              <draw:equation draw:name="f258" draw:formula="?f200 / ?f99"/>
              <draw:equation draw:name="f259" draw:formula="?f201 / ?f100"/>
              <draw:equation draw:name="f260" draw:formula="?f202 / ?f100"/>
              <draw:equation draw:name="f261" draw:formula="?f203 / ?f99"/>
              <draw:equation draw:name="f262" draw:formula="?f204 / ?f99"/>
              <draw:equation draw:name="f263" draw:formula="?f205 / ?f100"/>
              <draw:equation draw:name="f264" draw:formula="?f206 / ?f100"/>
              <draw:equation draw:name="f265" draw:formula="?f207 / ?f99"/>
              <draw:equation draw:name="f266" draw:formula="?f208 / ?f100"/>
            </draw:enhanced-geometry>
          </draw:custom-shape>
        </draw:g>
        <draw:g draw:name="Gruppieren 777" draw:id="id124">
          <svg:title/>
          <svg:desc/>
          <draw:custom-shape svg:x="3.58571in" svg:y="1.68263in" svg:width="3.06756in" svg:height="4.13473in" draw:id="id151" draw:style-name="a916" draw:name="Freeform 418">
            <svg:title/>
            <svg:desc/>
            <text:p text:style-name="a915" text:class-names="" text:cond-style-name=""><text:span text:style-name="a914" text:class-names=""/></text:p>
            <draw:enhanced-geometry xmlns:dr3d="urn:oasis:names:tc:opendocument:xmlns:dr3d:1.0" draw:type="non-primitive" svg:viewBox="0 0 2092 2824" draw:enhanced-path="M ?f3 ?f0 L ?f4 ?f5 C ?f6 ?f5 ?f7 ?f8 ?f1 ?f9 L ?f1 ?f10 C ?f1 ?f11 ?f12 ?f13 ?f4 ?f2 L ?f14 ?f2 C ?f15 ?f13 ?f16 ?f17 ?f0 ?f18 L ?f19 ?f20 C ?f5 ?f21 ?f22 ?f5 ?f3 ?f0 Z N" draw:text-areas="?f53 ?f55 ?f54 ?f56" draw:glue-points="?f57 ?f58 ?f59 ?f60 ?f61 ?f62 ?f61 ?f63 ?f59 ?f64 ?f65 ?f64 ?f66 ?f67 ?f68 ?f69 ?f57 ?f58" draw:glue-point-leaving-directions="-90, -90, -90, -90, -90, -90, -90, -90, -90">
              <draw:equation draw:name="f0" draw:formula="0"/>
              <draw:equation draw:name="f1" draw:formula="2092"/>
              <draw:equation draw:name="f2" draw:formula="2824"/>
              <draw:equation draw:name="f3" draw:formula="145"/>
              <draw:equation draw:name="f4" draw:formula="1946"/>
              <draw:equation draw:name="f5" draw:formula="1"/>
              <draw:equation draw:name="f6" draw:formula="2020"/>
              <draw:equation draw:name="f7" draw:formula="2091"/>
              <draw:equation draw:name="f8" draw:formula="86"/>
              <draw:equation draw:name="f9" draw:formula="196"/>
              <draw:equation draw:name="f10" draw:formula="2626"/>
              <draw:equation draw:name="f11" draw:formula="2729"/>
              <draw:equation draw:name="f12" draw:formula="2017"/>
              <draw:equation draw:name="f13" draw:formula="2823"/>
              <draw:equation draw:name="f14" draw:formula="146"/>
              <draw:equation draw:name="f15" draw:formula="66"/>
              <draw:equation draw:name="f16" draw:formula="3"/>
              <draw:equation draw:name="f17" draw:formula="2738"/>
              <draw:equation draw:name="f18" draw:formula="2627"/>
              <draw:equation draw:name="f19" draw:formula="2"/>
              <draw:equation draw:name="f20" draw:formula="197"/>
              <draw:equation draw:name="f21" draw:formula="92"/>
              <draw:equation draw:name="f22" draw:formula="67"/>
              <draw:equation draw:name="f23" draw:formula="?f2 - ?f0"/>
              <draw:equation draw:name="f24" draw:formula="?f1 - ?f0"/>
              <draw:equation draw:name="f25" draw:formula="?f24 / 2092"/>
              <draw:equation draw:name="f26" draw:formula="?f23 / 2824"/>
              <draw:equation draw:name="f27" draw:formula="145 * ?f24"/>
              <draw:equation draw:name="f28" draw:formula="0 * ?f23"/>
              <draw:equation draw:name="f29" draw:formula="1946 * ?f24"/>
              <draw:equation draw:name="f30" draw:formula="1 * ?f23"/>
              <draw:equation draw:name="f31" draw:formula="2092 * ?f24"/>
              <draw:equation draw:name="f32" draw:formula="196 * ?f23"/>
              <draw:equation draw:name="f33" draw:formula="2626 * ?f23"/>
              <draw:equation draw:name="f34" draw:formula="2824 * ?f23"/>
              <draw:equation draw:name="f35" draw:formula="146 * ?f24"/>
              <draw:equation draw:name="f36" draw:formula="0 * ?f24"/>
              <draw:equation draw:name="f37" draw:formula="2627 * ?f23"/>
              <draw:equation draw:name="f38" draw:formula="2 * ?f24"/>
              <draw:equation draw:name="f39" draw:formula="197 * ?f23"/>
              <draw:equation draw:name="f40" draw:formula="?f27 / 2092"/>
              <draw:equation draw:name="f41" draw:formula="?f28 / 2824"/>
              <draw:equation draw:name="f42" draw:formula="?f29 / 2092"/>
              <draw:equation draw:name="f43" draw:formula="?f30 / 2824"/>
              <draw:equation draw:name="f44" draw:formula="?f31 / 2092"/>
              <draw:equation draw:name="f45" draw:formula="?f32 / 2824"/>
              <draw:equation draw:name="f46" draw:formula="?f33 / 2824"/>
              <draw:equation draw:name="f47" draw:formula="?f34 / 2824"/>
              <draw:equation draw:name="f48" draw:formula="?f35 / 2092"/>
              <draw:equation draw:name="f49" draw:formula="?f36 / 2092"/>
              <draw:equation draw:name="f50" draw:formula="?f37 / 2824"/>
              <draw:equation draw:name="f51" draw:formula="?f38 / 2092"/>
              <draw:equation draw:name="f52" draw:formula="?f39 / 2824"/>
              <draw:equation draw:name="f53" draw:formula="0 / ?f25"/>
              <draw:equation draw:name="f54" draw:formula="?f1 / ?f25"/>
              <draw:equation draw:name="f55" draw:formula="0 / ?f26"/>
              <draw:equation draw:name="f56" draw:formula="?f2 / ?f26"/>
              <draw:equation draw:name="f57" draw:formula="?f40 / ?f25"/>
              <draw:equation draw:name="f58" draw:formula="?f41 / ?f26"/>
              <draw:equation draw:name="f59" draw:formula="?f42 / ?f25"/>
              <draw:equation draw:name="f60" draw:formula="?f43 / ?f26"/>
              <draw:equation draw:name="f61" draw:formula="?f44 / ?f25"/>
              <draw:equation draw:name="f62" draw:formula="?f45 / ?f26"/>
              <draw:equation draw:name="f63" draw:formula="?f46 / ?f26"/>
              <draw:equation draw:name="f64" draw:formula="?f47 / ?f26"/>
              <draw:equation draw:name="f65" draw:formula="?f48 / ?f25"/>
              <draw:equation draw:name="f66" draw:formula="?f49 / ?f25"/>
              <draw:equation draw:name="f67" draw:formula="?f50 / ?f26"/>
              <draw:equation draw:name="f68" draw:formula="?f51 / ?f25"/>
              <draw:equation draw:name="f69" draw:formula="?f52 / ?f26"/>
            </draw:enhanced-geometry>
          </draw:custom-shape>
          <draw:custom-shape svg:x="4.43409in" svg:y="2.84804in" svg:width="1.3708in" svg:height="1.29936in" draw:id="id152" draw:style-name="a919" draw:name="Freeform 419">
            <svg:title/>
            <svg:desc/>
            <text:p text:style-name="a918" text:class-names="" text:cond-style-name=""><text:span text:style-name="a917" text:class-names=""/></text:p>
            <draw:enhanced-geometry xmlns:dr3d="urn:oasis:names:tc:opendocument:xmlns:dr3d:1.0" draw:type="non-primitive" svg:viewBox="0 0 933 889" draw:enhanced-path="M ?f3 ?f4 C ?f5 ?f6 ?f7 ?f8 ?f9 ?f10 ?f11 ?f12 ?f13 ?f14 ?f15 ?f16 ?f17 ?f18 ?f19 ?f20 ?f21 ?f22 ?f1 ?f23 ?f24 ?f25 ?f26 ?f27 ?f28 ?f29 ?f30 ?f31 ?f32 ?f33 ?f34 ?f35 ?f36 ?f37 ?f3 ?f2 ?f38 ?f39 ?f40 ?f41 ?f42 ?f43 ?f44 ?f45 ?f46 ?f47 ?f48 ?f49 ?f50 ?f51 ?f0 ?f52 ?f12 ?f53 ?f54 ?f55 ?f56 ?f57 ?f58 ?f59 ?f60 ?f61 ?f62 ?f0 ?f63 ?f64 ?f65 ?f66 ?f67 ?f6 ?f3 ?f4 Z N" draw:text-areas="?f118 ?f120 ?f119 ?f121" draw:glue-points="?f122 ?f123 ?f124 ?f125 ?f126 ?f127 ?f128 ?f129 ?f130 ?f131 ?f132 ?f133 ?f122 ?f134 ?f135 ?f136 ?f137 ?f138 ?f139 ?f140 ?f141 ?f142 ?f143 ?f144 ?f122 ?f123" draw:glue-point-leaving-directions="-90, -90, -90, -90, -90, -90, -90, -90, -90, -90, -90, -90, -90">
              <draw:equation draw:name="f0" draw:formula="0"/>
              <draw:equation draw:name="f1" draw:formula="933"/>
              <draw:equation draw:name="f2" draw:formula="889"/>
              <draw:equation draw:name="f3" draw:formula="466"/>
              <draw:equation draw:name="f4" draw:formula="198"/>
              <draw:equation draw:name="f5" draw:formula="493"/>
              <draw:equation draw:name="f6" draw:formula="123"/>
              <draw:equation draw:name="f7" draw:formula="543"/>
              <draw:equation draw:name="f8" draw:formula="41"/>
              <draw:equation draw:name="f9" draw:formula="638"/>
              <draw:equation draw:name="f10" draw:formula="20"/>
              <draw:equation draw:name="f11" draw:formula="713"/>
              <draw:equation draw:name="f12" draw:formula="3"/>
              <draw:equation draw:name="f13" draw:formula="794"/>
              <draw:equation draw:name="f14" draw:formula="25"/>
              <draw:equation draw:name="f15" draw:formula="854"/>
              <draw:equation draw:name="f16" draw:formula="63"/>
              <draw:equation draw:name="f17" draw:formula="907"/>
              <draw:equation draw:name="f18" draw:formula="97"/>
              <draw:equation draw:name="f19" draw:formula="925"/>
              <draw:equation draw:name="f20" draw:formula="155"/>
              <draw:equation draw:name="f21" draw:formula="929"/>
              <draw:equation draw:name="f22" draw:formula="211"/>
              <draw:equation draw:name="f23" draw:formula="251"/>
              <draw:equation draw:name="f24" draw:formula="922"/>
              <draw:equation draw:name="f25" draw:formula="287"/>
              <draw:equation draw:name="f26" draw:formula="904"/>
              <draw:equation draw:name="f27" draw:formula="323"/>
              <draw:equation draw:name="f28" draw:formula="848"/>
              <draw:equation draw:name="f29" draw:formula="432"/>
              <draw:equation draw:name="f30" draw:formula="758"/>
              <draw:equation draw:name="f31" draw:formula="522"/>
              <draw:equation draw:name="f32" draw:formula="672"/>
              <draw:equation draw:name="f33" draw:formula="613"/>
              <draw:equation draw:name="f34" draw:formula="593"/>
              <draw:equation draw:name="f35" draw:formula="697"/>
              <draw:equation draw:name="f36" draw:formula="525"/>
              <draw:equation draw:name="f37" draw:formula="789"/>
              <draw:equation draw:name="f38" draw:formula="408"/>
              <draw:equation draw:name="f39" draw:formula="786"/>
              <draw:equation draw:name="f40" draw:formula="339"/>
              <draw:equation draw:name="f41" draw:formula="694"/>
              <draw:equation draw:name="f42" draw:formula="260"/>
              <draw:equation draw:name="f43" draw:formula="610"/>
              <draw:equation draw:name="f44" draw:formula="175"/>
              <draw:equation draw:name="f45" draw:formula="519"/>
              <draw:equation draw:name="f46" draw:formula="84"/>
              <draw:equation draw:name="f47" draw:formula="429"/>
              <draw:equation draw:name="f48" draw:formula="29"/>
              <draw:equation draw:name="f49" draw:formula="320"/>
              <draw:equation draw:name="f50" draw:formula="10"/>
              <draw:equation draw:name="f51" draw:formula="284"/>
              <draw:equation draw:name="f52" draw:formula="248"/>
              <draw:equation draw:name="f53" draw:formula="208"/>
              <draw:equation draw:name="f54" draw:formula="8"/>
              <draw:equation draw:name="f55" draw:formula="152"/>
              <draw:equation draw:name="f56" draw:formula="26"/>
              <draw:equation draw:name="f57" draw:formula="94"/>
              <draw:equation draw:name="f58" draw:formula="78"/>
              <draw:equation draw:name="f59" draw:formula="60"/>
              <draw:equation draw:name="f60" draw:formula="139"/>
              <draw:equation draw:name="f61" draw:formula="22"/>
              <draw:equation draw:name="f62" draw:formula="220"/>
              <draw:equation draw:name="f63" draw:formula="295"/>
              <draw:equation draw:name="f64" draw:formula="17"/>
              <draw:equation draw:name="f65" draw:formula="390"/>
              <draw:equation draw:name="f66" draw:formula="38"/>
              <draw:equation draw:name="f67" draw:formula="439"/>
              <draw:equation draw:name="f68" draw:formula="?f2 - ?f0"/>
              <draw:equation draw:name="f69" draw:formula="?f1 - ?f0"/>
              <draw:equation draw:name="f70" draw:formula="?f69 / 933"/>
              <draw:equation draw:name="f71" draw:formula="?f68 / 889"/>
              <draw:equation draw:name="f72" draw:formula="466 * ?f69"/>
              <draw:equation draw:name="f73" draw:formula="198 * ?f68"/>
              <draw:equation draw:name="f74" draw:formula="638 * ?f69"/>
              <draw:equation draw:name="f75" draw:formula="20 * ?f68"/>
              <draw:equation draw:name="f76" draw:formula="854 * ?f69"/>
              <draw:equation draw:name="f77" draw:formula="63 * ?f68"/>
              <draw:equation draw:name="f78" draw:formula="929 * ?f69"/>
              <draw:equation draw:name="f79" draw:formula="211 * ?f68"/>
              <draw:equation draw:name="f80" draw:formula="904 * ?f69"/>
              <draw:equation draw:name="f81" draw:formula="323 * ?f68"/>
              <draw:equation draw:name="f82" draw:formula="672 * ?f69"/>
              <draw:equation draw:name="f83" draw:formula="613 * ?f68"/>
              <draw:equation draw:name="f84" draw:formula="889 * ?f68"/>
              <draw:equation draw:name="f85" draw:formula="260 * ?f69"/>
              <draw:equation draw:name="f86" draw:formula="610 * ?f68"/>
              <draw:equation draw:name="f87" draw:formula="29 * ?f69"/>
              <draw:equation draw:name="f88" draw:formula="320 * ?f68"/>
              <draw:equation draw:name="f89" draw:formula="3 * ?f69"/>
              <draw:equation draw:name="f90" draw:formula="208 * ?f68"/>
              <draw:equation draw:name="f91" draw:formula="78 * ?f69"/>
              <draw:equation draw:name="f92" draw:formula="60 * ?f68"/>
              <draw:equation draw:name="f93" draw:formula="295 * ?f69"/>
              <draw:equation draw:name="f94" draw:formula="17 * ?f68"/>
              <draw:equation draw:name="f95" draw:formula="?f72 / 933"/>
              <draw:equation draw:name="f96" draw:formula="?f73 / 889"/>
              <draw:equation draw:name="f97" draw:formula="?f74 / 933"/>
              <draw:equation draw:name="f98" draw:formula="?f75 / 889"/>
              <draw:equation draw:name="f99" draw:formula="?f76 / 933"/>
              <draw:equation draw:name="f100" draw:formula="?f77 / 889"/>
              <draw:equation draw:name="f101" draw:formula="?f78 / 933"/>
              <draw:equation draw:name="f102" draw:formula="?f79 / 889"/>
              <draw:equation draw:name="f103" draw:formula="?f80 / 933"/>
              <draw:equation draw:name="f104" draw:formula="?f81 / 889"/>
              <draw:equation draw:name="f105" draw:formula="?f82 / 933"/>
              <draw:equation draw:name="f106" draw:formula="?f83 / 889"/>
              <draw:equation draw:name="f107" draw:formula="?f84 / 889"/>
              <draw:equation draw:name="f108" draw:formula="?f85 / 933"/>
              <draw:equation draw:name="f109" draw:formula="?f86 / 889"/>
              <draw:equation draw:name="f110" draw:formula="?f87 / 933"/>
              <draw:equation draw:name="f111" draw:formula="?f88 / 889"/>
              <draw:equation draw:name="f112" draw:formula="?f89 / 933"/>
              <draw:equation draw:name="f113" draw:formula="?f90 / 889"/>
              <draw:equation draw:name="f114" draw:formula="?f91 / 933"/>
              <draw:equation draw:name="f115" draw:formula="?f92 / 889"/>
              <draw:equation draw:name="f116" draw:formula="?f93 / 933"/>
              <draw:equation draw:name="f117" draw:formula="?f94 / 889"/>
              <draw:equation draw:name="f118" draw:formula="0 / ?f70"/>
              <draw:equation draw:name="f119" draw:formula="?f1 / ?f70"/>
              <draw:equation draw:name="f120" draw:formula="0 / ?f71"/>
              <draw:equation draw:name="f121" draw:formula="?f2 / ?f71"/>
              <draw:equation draw:name="f122" draw:formula="?f95 / ?f70"/>
              <draw:equation draw:name="f123" draw:formula="?f96 / ?f71"/>
              <draw:equation draw:name="f124" draw:formula="?f97 / ?f70"/>
              <draw:equation draw:name="f125" draw:formula="?f98 / ?f71"/>
              <draw:equation draw:name="f126" draw:formula="?f99 / ?f70"/>
              <draw:equation draw:name="f127" draw:formula="?f100 / ?f71"/>
              <draw:equation draw:name="f128" draw:formula="?f101 / ?f70"/>
              <draw:equation draw:name="f129" draw:formula="?f102 / ?f71"/>
              <draw:equation draw:name="f130" draw:formula="?f103 / ?f70"/>
              <draw:equation draw:name="f131" draw:formula="?f104 / ?f71"/>
              <draw:equation draw:name="f132" draw:formula="?f105 / ?f70"/>
              <draw:equation draw:name="f133" draw:formula="?f106 / ?f71"/>
              <draw:equation draw:name="f134" draw:formula="?f107 / ?f71"/>
              <draw:equation draw:name="f135" draw:formula="?f108 / ?f70"/>
              <draw:equation draw:name="f136" draw:formula="?f109 / ?f71"/>
              <draw:equation draw:name="f137" draw:formula="?f110 / ?f70"/>
              <draw:equation draw:name="f138" draw:formula="?f111 / ?f71"/>
              <draw:equation draw:name="f139" draw:formula="?f112 / ?f70"/>
              <draw:equation draw:name="f140" draw:formula="?f113 / ?f71"/>
              <draw:equation draw:name="f141" draw:formula="?f114 / ?f70"/>
              <draw:equation draw:name="f142" draw:formula="?f115 / ?f71"/>
              <draw:equation draw:name="f143" draw:formula="?f116 / ?f70"/>
              <draw:equation draw:name="f144" draw:formula="?f117 / ?f71"/>
            </draw:enhanced-geometry>
          </draw:custom-shape>
          <draw:custom-shape svg:x="4.91186in" svg:y="3.30349in" svg:width="0.41526in" svg:height="0.3974in" draw:id="id153" draw:style-name="a922" draw:name="Freeform 420">
            <svg:title/>
            <svg:desc/>
            <text:p text:style-name="a921" text:class-names="" text:cond-style-name=""><text:span text:style-name="a920" text:class-names=""/></text:p>
            <draw:enhanced-geometry xmlns:dr3d="urn:oasis:names:tc:opendocument:xmlns:dr3d:1.0" draw:type="non-primitive" svg:viewBox="0 0 284 271" draw:enhanced-path="M ?f3 ?f4 C ?f5 ?f6 ?f7 ?f8 ?f9 ?f10 ?f11 ?f12 ?f13 ?f14 ?f15 ?f16 ?f17 ?f18 ?f19 ?f20 ?f21 ?f22 ?f1 ?f23 ?f24 ?f25 ?f17 ?f26 ?f27 ?f28 ?f29 ?f30 ?f31 ?f32 ?f33 ?f34 ?f35 ?f36 ?f3 ?f2 ?f37 ?f38 ?f39 ?f40 ?f41 ?f42 ?f43 ?f44 ?f45 ?f46 ?f47 ?f48 ?f49 ?f50 ?f0 ?f51 ?f12 ?f52 ?f49 ?f53 ?f54 ?f55 ?f56 ?f57 ?f58 ?f10 ?f59 ?f0 ?f60 ?f61 ?f62 ?f63 ?f64 ?f6 ?f3 ?f4 Z N" draw:text-areas="?f115 ?f117 ?f116 ?f118" draw:glue-points="?f119 ?f120 ?f121 ?f122 ?f123 ?f124 ?f125 ?f126 ?f127 ?f128 ?f129 ?f130 ?f119 ?f131 ?f132 ?f133 ?f134 ?f135 ?f136 ?f137 ?f138 ?f139 ?f140 ?f141 ?f119 ?f120" draw:glue-point-leaving-directions="-90, -90, -90, -90, -90, -90, -90, -90, -90, -90, -90, -90, -90">
              <draw:equation draw:name="f0" draw:formula="0"/>
              <draw:equation draw:name="f1" draw:formula="284"/>
              <draw:equation draw:name="f2" draw:formula="271"/>
              <draw:equation draw:name="f3" draw:formula="142"/>
              <draw:equation draw:name="f4" draw:formula="60"/>
              <draw:equation draw:name="f5" draw:formula="151"/>
              <draw:equation draw:name="f6" draw:formula="37"/>
              <draw:equation draw:name="f7" draw:formula="166"/>
              <draw:equation draw:name="f8" draw:formula="12"/>
              <draw:equation draw:name="f9" draw:formula="195"/>
              <draw:equation draw:name="f10" draw:formula="6"/>
              <draw:equation draw:name="f11" draw:formula="217"/>
              <draw:equation draw:name="f12" draw:formula="1"/>
              <draw:equation draw:name="f13" draw:formula="242"/>
              <draw:equation draw:name="f14" draw:formula="7"/>
              <draw:equation draw:name="f15" draw:formula="260"/>
              <draw:equation draw:name="f16" draw:formula="19"/>
              <draw:equation draw:name="f17" draw:formula="276"/>
              <draw:equation draw:name="f18" draw:formula="29"/>
              <draw:equation draw:name="f19" draw:formula="282"/>
              <draw:equation draw:name="f20" draw:formula="47"/>
              <draw:equation draw:name="f21" draw:formula="283"/>
              <draw:equation draw:name="f22" draw:formula="64"/>
              <draw:equation draw:name="f23" draw:formula="76"/>
              <draw:equation draw:name="f24" draw:formula="281"/>
              <draw:equation draw:name="f25" draw:formula="87"/>
              <draw:equation draw:name="f26" draw:formula="98"/>
              <draw:equation draw:name="f27" draw:formula="259"/>
              <draw:equation draw:name="f28" draw:formula="131"/>
              <draw:equation draw:name="f29" draw:formula="231"/>
              <draw:equation draw:name="f30" draw:formula="159"/>
              <draw:equation draw:name="f31" draw:formula="205"/>
              <draw:equation draw:name="f32" draw:formula="187"/>
              <draw:equation draw:name="f33" draw:formula="181"/>
              <draw:equation draw:name="f34" draw:formula="212"/>
              <draw:equation draw:name="f35" draw:formula="160"/>
              <draw:equation draw:name="f36" draw:formula="240"/>
              <draw:equation draw:name="f37" draw:formula="124"/>
              <draw:equation draw:name="f38" draw:formula="239"/>
              <draw:equation draw:name="f39" draw:formula="104"/>
              <draw:equation draw:name="f40" draw:formula="211"/>
              <draw:equation draw:name="f41" draw:formula="80"/>
              <draw:equation draw:name="f42" draw:formula="186"/>
              <draw:equation draw:name="f43" draw:formula="54"/>
              <draw:equation draw:name="f44" draw:formula="158"/>
              <draw:equation draw:name="f45" draw:formula="26"/>
              <draw:equation draw:name="f46" draw:formula="130"/>
              <draw:equation draw:name="f47" draw:formula="9"/>
              <draw:equation draw:name="f48" draw:formula="97"/>
              <draw:equation draw:name="f49" draw:formula="3"/>
              <draw:equation draw:name="f50" draw:formula="86"/>
              <draw:equation draw:name="f51" draw:formula="75"/>
              <draw:equation draw:name="f52" draw:formula="63"/>
              <draw:equation draw:name="f53" draw:formula="46"/>
              <draw:equation draw:name="f54" draw:formula="8"/>
              <draw:equation draw:name="f55" draw:formula="28"/>
              <draw:equation draw:name="f56" draw:formula="24"/>
              <draw:equation draw:name="f57" draw:formula="18"/>
              <draw:equation draw:name="f58" draw:formula="42"/>
              <draw:equation draw:name="f59" draw:formula="67"/>
              <draw:equation draw:name="f60" draw:formula="90"/>
              <draw:equation draw:name="f61" draw:formula="5"/>
              <draw:equation draw:name="f62" draw:formula="119"/>
              <draw:equation draw:name="f63" draw:formula="11"/>
              <draw:equation draw:name="f64" draw:formula="134"/>
              <draw:equation draw:name="f65" draw:formula="?f2 - ?f0"/>
              <draw:equation draw:name="f66" draw:formula="?f1 - ?f0"/>
              <draw:equation draw:name="f67" draw:formula="?f66 / 284"/>
              <draw:equation draw:name="f68" draw:formula="?f65 / 271"/>
              <draw:equation draw:name="f69" draw:formula="142 * ?f66"/>
              <draw:equation draw:name="f70" draw:formula="60 * ?f65"/>
              <draw:equation draw:name="f71" draw:formula="195 * ?f66"/>
              <draw:equation draw:name="f72" draw:formula="6 * ?f65"/>
              <draw:equation draw:name="f73" draw:formula="260 * ?f66"/>
              <draw:equation draw:name="f74" draw:formula="19 * ?f65"/>
              <draw:equation draw:name="f75" draw:formula="283 * ?f66"/>
              <draw:equation draw:name="f76" draw:formula="64 * ?f65"/>
              <draw:equation draw:name="f77" draw:formula="276 * ?f66"/>
              <draw:equation draw:name="f78" draw:formula="98 * ?f65"/>
              <draw:equation draw:name="f79" draw:formula="205 * ?f66"/>
              <draw:equation draw:name="f80" draw:formula="187 * ?f65"/>
              <draw:equation draw:name="f81" draw:formula="271 * ?f65"/>
              <draw:equation draw:name="f82" draw:formula="80 * ?f66"/>
              <draw:equation draw:name="f83" draw:formula="186 * ?f65"/>
              <draw:equation draw:name="f84" draw:formula="9 * ?f66"/>
              <draw:equation draw:name="f85" draw:formula="97 * ?f65"/>
              <draw:equation draw:name="f86" draw:formula="1 * ?f66"/>
              <draw:equation draw:name="f87" draw:formula="63 * ?f65"/>
              <draw:equation draw:name="f88" draw:formula="24 * ?f66"/>
              <draw:equation draw:name="f89" draw:formula="18 * ?f65"/>
              <draw:equation draw:name="f90" draw:formula="90 * ?f66"/>
              <draw:equation draw:name="f91" draw:formula="5 * ?f65"/>
              <draw:equation draw:name="f92" draw:formula="?f69 / 284"/>
              <draw:equation draw:name="f93" draw:formula="?f70 / 271"/>
              <draw:equation draw:name="f94" draw:formula="?f71 / 284"/>
              <draw:equation draw:name="f95" draw:formula="?f72 / 271"/>
              <draw:equation draw:name="f96" draw:formula="?f73 / 284"/>
              <draw:equation draw:name="f97" draw:formula="?f74 / 271"/>
              <draw:equation draw:name="f98" draw:formula="?f75 / 284"/>
              <draw:equation draw:name="f99" draw:formula="?f76 / 271"/>
              <draw:equation draw:name="f100" draw:formula="?f77 / 284"/>
              <draw:equation draw:name="f101" draw:formula="?f78 / 271"/>
              <draw:equation draw:name="f102" draw:formula="?f79 / 284"/>
              <draw:equation draw:name="f103" draw:formula="?f80 / 271"/>
              <draw:equation draw:name="f104" draw:formula="?f81 / 271"/>
              <draw:equation draw:name="f105" draw:formula="?f82 / 284"/>
              <draw:equation draw:name="f106" draw:formula="?f83 / 271"/>
              <draw:equation draw:name="f107" draw:formula="?f84 / 284"/>
              <draw:equation draw:name="f108" draw:formula="?f85 / 271"/>
              <draw:equation draw:name="f109" draw:formula="?f86 / 284"/>
              <draw:equation draw:name="f110" draw:formula="?f87 / 271"/>
              <draw:equation draw:name="f111" draw:formula="?f88 / 284"/>
              <draw:equation draw:name="f112" draw:formula="?f89 / 271"/>
              <draw:equation draw:name="f113" draw:formula="?f90 / 284"/>
              <draw:equation draw:name="f114" draw:formula="?f91 / 271"/>
              <draw:equation draw:name="f115" draw:formula="0 / ?f67"/>
              <draw:equation draw:name="f116" draw:formula="?f1 / ?f67"/>
              <draw:equation draw:name="f117" draw:formula="0 / ?f68"/>
              <draw:equation draw:name="f118" draw:formula="?f2 / ?f68"/>
              <draw:equation draw:name="f119" draw:formula="?f92 / ?f67"/>
              <draw:equation draw:name="f120" draw:formula="?f93 / ?f68"/>
              <draw:equation draw:name="f121" draw:formula="?f94 / ?f67"/>
              <draw:equation draw:name="f122" draw:formula="?f95 / ?f68"/>
              <draw:equation draw:name="f123" draw:formula="?f96 / ?f67"/>
              <draw:equation draw:name="f124" draw:formula="?f97 / ?f68"/>
              <draw:equation draw:name="f125" draw:formula="?f98 / ?f67"/>
              <draw:equation draw:name="f126" draw:formula="?f99 / ?f68"/>
              <draw:equation draw:name="f127" draw:formula="?f100 / ?f67"/>
              <draw:equation draw:name="f128" draw:formula="?f101 / ?f68"/>
              <draw:equation draw:name="f129" draw:formula="?f102 / ?f67"/>
              <draw:equation draw:name="f130" draw:formula="?f103 / ?f68"/>
              <draw:equation draw:name="f131" draw:formula="?f104 / ?f68"/>
              <draw:equation draw:name="f132" draw:formula="?f105 / ?f67"/>
              <draw:equation draw:name="f133" draw:formula="?f106 / ?f68"/>
              <draw:equation draw:name="f134" draw:formula="?f107 / ?f67"/>
              <draw:equation draw:name="f135" draw:formula="?f108 / ?f68"/>
              <draw:equation draw:name="f136" draw:formula="?f109 / ?f67"/>
              <draw:equation draw:name="f137" draw:formula="?f110 / ?f68"/>
              <draw:equation draw:name="f138" draw:formula="?f111 / ?f67"/>
              <draw:equation draw:name="f139" draw:formula="?f112 / ?f68"/>
              <draw:equation draw:name="f140" draw:formula="?f113 / ?f67"/>
              <draw:equation draw:name="f141" draw:formula="?f114 / ?f68"/>
            </draw:enhanced-geometry>
          </draw:custom-shape>
          <draw:custom-shape svg:x="4.71539in" svg:y="4.49568in" svg:width="0.16968in" svg:height="0.192in" draw:id="id154" draw:style-name="a925" draw:name="Freeform 421">
            <svg:title/>
            <svg:desc/>
            <text:p text:style-name="a924" text:class-names="" text:cond-style-name=""><text:span text:style-name="a923" text:class-names=""/></text:p>
            <draw:enhanced-geometry xmlns:dr3d="urn:oasis:names:tc:opendocument:xmlns:dr3d:1.0" draw:type="non-primitive" svg:viewBox="0 0 113 132" draw:enhanced-path="M ?f1 ?f3 C ?f4 ?f5 ?f6 ?f7 ?f8 ?f9 ?f10 ?f11 ?f12 ?f2 ?f13 ?f2 ?f14 ?f2 ?f15 ?f11 ?f16 ?f9 ?f17 ?f18 ?f19 ?f20 ?f21 ?f22 ?f23 ?f24 ?f25 ?f26 ?f27 ?f28 ?f29 ?f30 ?f0 ?f31 ?f0 ?f32 ?f0 ?f33 ?f34 ?f35 ?f36 ?f36 ?f35 ?f37 ?f38 ?f0 ?f13 ?f0 ?f39 ?f0 ?f40 ?f0 ?f41 ?f42 ?f43 ?f27 ?f44 ?f45 ?f1 ?f46 L ?f1 ?f17 ?f47 ?f17 C ?f24 ?f48 ?f49 ?f50 ?f44 ?f51 ?f52 ?f19 ?f53 ?f54 ?f55 ?f56 ?f8 ?f21 ?f57 ?f36 ?f58 ?f59 ?f60 ?f61 ?f62 ?f63 ?f64 ?f63 ?f65 ?f63 ?f66 ?f67 ?f48 ?f50 ?f68 ?f69 ?f36 ?f65 ?f36 ?f32 ?f36 ?f40 ?f68 ?f55 ?f48 ?f26 ?f16 ?f70 ?f71 ?f72 ?f32 ?f72 ?f73 ?f72 ?f74 ?f75 ?f10 ?f22 ?f76 ?f77 ?f78 ?f1 ?f43 ?f47 L ?f43 ?f58 ?f79 ?f58 ?f79 ?f32 ?f1 ?f32 ?f1 ?f3 Z N" draw:text-areas="?f162 ?f164 ?f163 ?f165" draw:glue-points="?f166 ?f167 ?f168 ?f169 ?f170 ?f171 ?f172 ?f169 ?f173 ?f174 ?f175 ?f176 ?f177 ?f178 ?f179 ?f180 ?f170 ?f181 ?f182 ?f183 ?f166 ?f184 ?f166 ?f185 ?f186 ?f185 ?f187 ?f188 ?f189 ?f190 ?f191 ?f192 ?f193 ?f194 ?f195 ?f196 ?f179 ?f178 ?f195 ?f197 ?f198 ?f199 ?f200 ?f174 ?f201 ?f202 ?f201 ?f203 ?f204 ?f203 ?f204 ?f178 ?f166 ?f178 ?f166 ?f167" draw:glue-point-leaving-directions="-90, -90, -90, -90, -90, -90, -90, -90, -90, -90, -90, -90, -90, -90, -90, -90, -90, -90, -90, -90, -90, -90, -90, -90, -90, -90, -90, -90">
              <draw:equation draw:name="f0" draw:formula="0"/>
              <draw:equation draw:name="f1" draw:formula="113"/>
              <draw:equation draw:name="f2" draw:formula="132"/>
              <draw:equation draw:name="f3" draw:formula="120"/>
              <draw:equation draw:name="f4" draw:formula="106"/>
              <draw:equation draw:name="f5" draw:formula="123"/>
              <draw:equation draw:name="f6" draw:formula="98"/>
              <draw:equation draw:name="f7" draw:formula="126"/>
              <draw:equation draw:name="f8" draw:formula="90"/>
              <draw:equation draw:name="f9" draw:formula="128"/>
              <draw:equation draw:name="f10" draw:formula="82"/>
              <draw:equation draw:name="f11" draw:formula="130"/>
              <draw:equation draw:name="f12" draw:formula="74"/>
              <draw:equation draw:name="f13" draw:formula="66"/>
              <draw:equation draw:name="f14" draw:formula="56"/>
              <draw:equation draw:name="f15" draw:formula="47"/>
              <draw:equation draw:name="f16" draw:formula="39"/>
              <draw:equation draw:name="f17" draw:formula="31"/>
              <draw:equation draw:name="f18" draw:formula="125"/>
              <draw:equation draw:name="f19" draw:formula="24"/>
              <draw:equation draw:name="f20" draw:formula="121"/>
              <draw:equation draw:name="f21" draw:formula="18"/>
              <draw:equation draw:name="f22" draw:formula="115"/>
              <draw:equation draw:name="f23" draw:formula="12"/>
              <draw:equation draw:name="f24" draw:formula="110"/>
              <draw:equation draw:name="f25" draw:formula="8"/>
              <draw:equation draw:name="f26" draw:formula="103"/>
              <draw:equation draw:name="f27" draw:formula="4"/>
              <draw:equation draw:name="f28" draw:formula="95"/>
              <draw:equation draw:name="f29" draw:formula="1"/>
              <draw:equation draw:name="f30" draw:formula="86"/>
              <draw:equation draw:name="f31" draw:formula="77"/>
              <draw:equation draw:name="f32" draw:formula="65"/>
              <draw:equation draw:name="f33" draw:formula="45"/>
              <draw:equation draw:name="f34" draw:formula="5"/>
              <draw:equation draw:name="f35" draw:formula="29"/>
              <draw:equation draw:name="f36" draw:formula="17"/>
              <draw:equation draw:name="f37" draw:formula="6"/>
              <draw:equation draw:name="f38" draw:formula="46"/>
              <draw:equation draw:name="f39" draw:formula="73"/>
              <draw:equation draw:name="f40" draw:formula="81"/>
              <draw:equation draw:name="f41" draw:formula="88"/>
              <draw:equation draw:name="f42" draw:formula="2"/>
              <draw:equation draw:name="f43" draw:formula="96"/>
              <draw:equation draw:name="f44" draw:formula="104"/>
              <draw:equation draw:name="f45" draw:formula="7"/>
              <draw:equation draw:name="f46" draw:formula="11"/>
              <draw:equation draw:name="f47" draw:formula="111"/>
              <draw:equation draw:name="f48" draw:formula="30"/>
              <draw:equation draw:name="f49" draw:formula="107"/>
              <draw:equation draw:name="f50" draw:formula="28"/>
              <draw:equation draw:name="f51" draw:formula="26"/>
              <draw:equation draw:name="f52" draw:formula="100"/>
              <draw:equation draw:name="f53" draw:formula="97"/>
              <draw:equation draw:name="f54" draw:formula="22"/>
              <draw:equation draw:name="f55" draw:formula="94"/>
              <draw:equation draw:name="f56" draw:formula="20"/>
              <draw:equation draw:name="f57" draw:formula="85"/>
              <draw:equation draw:name="f58" draw:formula="80"/>
              <draw:equation draw:name="f59" draw:formula="16"/>
              <draw:equation draw:name="f60" draw:formula="75"/>
              <draw:equation draw:name="f61" draw:formula="15"/>
              <draw:equation draw:name="f62" draw:formula="70"/>
              <draw:equation draw:name="f63" draw:formula="14"/>
              <draw:equation draw:name="f64" draw:formula="63"/>
              <draw:equation draw:name="f65" draw:formula="49"/>
              <draw:equation draw:name="f66" draw:formula="38"/>
              <draw:equation draw:name="f67" draw:formula="19"/>
              <draw:equation draw:name="f68" draw:formula="21"/>
              <draw:equation draw:name="f69" draw:formula="37"/>
              <draw:equation draw:name="f70" draw:formula="112"/>
              <draw:equation draw:name="f71" draw:formula="51"/>
              <draw:equation draw:name="f72" draw:formula="117"/>
              <draw:equation draw:name="f73" draw:formula="71"/>
              <draw:equation draw:name="f74" draw:formula="76"/>
              <draw:equation draw:name="f75" draw:formula="116"/>
              <draw:equation draw:name="f76" draw:formula="87"/>
              <draw:equation draw:name="f77" draw:formula="114"/>
              <draw:equation draw:name="f78" draw:formula="92"/>
              <draw:equation draw:name="f79" draw:formula="62"/>
              <draw:equation draw:name="f80" draw:formula="?f2 - ?f0"/>
              <draw:equation draw:name="f81" draw:formula="?f1 - ?f0"/>
              <draw:equation draw:name="f82" draw:formula="?f81 / 113"/>
              <draw:equation draw:name="f83" draw:formula="?f80 / 132"/>
              <draw:equation draw:name="f84" draw:formula="113 * ?f81"/>
              <draw:equation draw:name="f85" draw:formula="120 * ?f80"/>
              <draw:equation draw:name="f86" draw:formula="90 * ?f81"/>
              <draw:equation draw:name="f87" draw:formula="128 * ?f80"/>
              <draw:equation draw:name="f88" draw:formula="66 * ?f81"/>
              <draw:equation draw:name="f89" draw:formula="132 * ?f80"/>
              <draw:equation draw:name="f90" draw:formula="39 * ?f81"/>
              <draw:equation draw:name="f91" draw:formula="18 * ?f81"/>
              <draw:equation draw:name="f92" draw:formula="115 * ?f80"/>
              <draw:equation draw:name="f93" draw:formula="4 * ?f81"/>
              <draw:equation draw:name="f94" draw:formula="95 * ?f80"/>
              <draw:equation draw:name="f95" draw:formula="0 * ?f81"/>
              <draw:equation draw:name="f96" draw:formula="65 * ?f80"/>
              <draw:equation draw:name="f97" draw:formula="17 * ?f81"/>
              <draw:equation draw:name="f98" draw:formula="17 * ?f80"/>
              <draw:equation draw:name="f99" draw:formula="0 * ?f80"/>
              <draw:equation draw:name="f100" draw:formula="88 * ?f81"/>
              <draw:equation draw:name="f101" draw:formula="2 * ?f80"/>
              <draw:equation draw:name="f102" draw:formula="11 * ?f80"/>
              <draw:equation draw:name="f103" draw:formula="31 * ?f80"/>
              <draw:equation draw:name="f104" draw:formula="111 * ?f81"/>
              <draw:equation draw:name="f105" draw:formula="104 * ?f81"/>
              <draw:equation draw:name="f106" draw:formula="26 * ?f80"/>
              <draw:equation draw:name="f107" draw:formula="94 * ?f81"/>
              <draw:equation draw:name="f108" draw:formula="20 * ?f80"/>
              <draw:equation draw:name="f109" draw:formula="80 * ?f81"/>
              <draw:equation draw:name="f110" draw:formula="16 * ?f80"/>
              <draw:equation draw:name="f111" draw:formula="63 * ?f81"/>
              <draw:equation draw:name="f112" draw:formula="14 * ?f80"/>
              <draw:equation draw:name="f113" draw:formula="30 * ?f81"/>
              <draw:equation draw:name="f114" draw:formula="28 * ?f80"/>
              <draw:equation draw:name="f115" draw:formula="103 * ?f80"/>
              <draw:equation draw:name="f116" draw:formula="65 * ?f81"/>
              <draw:equation draw:name="f117" draw:formula="117 * ?f80"/>
              <draw:equation draw:name="f118" draw:formula="82 * ?f81"/>
              <draw:equation draw:name="f119" draw:formula="96 * ?f81"/>
              <draw:equation draw:name="f120" draw:formula="111 * ?f80"/>
              <draw:equation draw:name="f121" draw:formula="80 * ?f80"/>
              <draw:equation draw:name="f122" draw:formula="62 * ?f81"/>
              <draw:equation draw:name="f123" draw:formula="?f84 / 113"/>
              <draw:equation draw:name="f124" draw:formula="?f85 / 132"/>
              <draw:equation draw:name="f125" draw:formula="?f86 / 113"/>
              <draw:equation draw:name="f126" draw:formula="?f87 / 132"/>
              <draw:equation draw:name="f127" draw:formula="?f88 / 113"/>
              <draw:equation draw:name="f128" draw:formula="?f89 / 132"/>
              <draw:equation draw:name="f129" draw:formula="?f90 / 113"/>
              <draw:equation draw:name="f130" draw:formula="?f91 / 113"/>
              <draw:equation draw:name="f131" draw:formula="?f92 / 132"/>
              <draw:equation draw:name="f132" draw:formula="?f93 / 113"/>
              <draw:equation draw:name="f133" draw:formula="?f94 / 132"/>
              <draw:equation draw:name="f134" draw:formula="?f95 / 113"/>
              <draw:equation draw:name="f135" draw:formula="?f96 / 132"/>
              <draw:equation draw:name="f136" draw:formula="?f97 / 113"/>
              <draw:equation draw:name="f137" draw:formula="?f98 / 132"/>
              <draw:equation draw:name="f138" draw:formula="?f99 / 132"/>
              <draw:equation draw:name="f139" draw:formula="?f100 / 113"/>
              <draw:equation draw:name="f140" draw:formula="?f101 / 132"/>
              <draw:equation draw:name="f141" draw:formula="?f102 / 132"/>
              <draw:equation draw:name="f142" draw:formula="?f103 / 132"/>
              <draw:equation draw:name="f143" draw:formula="?f104 / 113"/>
              <draw:equation draw:name="f144" draw:formula="?f105 / 113"/>
              <draw:equation draw:name="f145" draw:formula="?f106 / 132"/>
              <draw:equation draw:name="f146" draw:formula="?f107 / 113"/>
              <draw:equation draw:name="f147" draw:formula="?f108 / 132"/>
              <draw:equation draw:name="f148" draw:formula="?f109 / 113"/>
              <draw:equation draw:name="f149" draw:formula="?f110 / 132"/>
              <draw:equation draw:name="f150" draw:formula="?f111 / 113"/>
              <draw:equation draw:name="f151" draw:formula="?f112 / 132"/>
              <draw:equation draw:name="f152" draw:formula="?f113 / 113"/>
              <draw:equation draw:name="f153" draw:formula="?f114 / 132"/>
              <draw:equation draw:name="f154" draw:formula="?f115 / 132"/>
              <draw:equation draw:name="f155" draw:formula="?f116 / 113"/>
              <draw:equation draw:name="f156" draw:formula="?f117 / 132"/>
              <draw:equation draw:name="f157" draw:formula="?f118 / 113"/>
              <draw:equation draw:name="f158" draw:formula="?f119 / 113"/>
              <draw:equation draw:name="f159" draw:formula="?f120 / 132"/>
              <draw:equation draw:name="f160" draw:formula="?f121 / 132"/>
              <draw:equation draw:name="f161" draw:formula="?f122 / 113"/>
              <draw:equation draw:name="f162" draw:formula="0 / ?f82"/>
              <draw:equation draw:name="f163" draw:formula="?f1 / ?f82"/>
              <draw:equation draw:name="f164" draw:formula="0 / ?f83"/>
              <draw:equation draw:name="f165" draw:formula="?f2 / ?f83"/>
              <draw:equation draw:name="f166" draw:formula="?f123 / ?f82"/>
              <draw:equation draw:name="f167" draw:formula="?f124 / ?f83"/>
              <draw:equation draw:name="f168" draw:formula="?f125 / ?f82"/>
              <draw:equation draw:name="f169" draw:formula="?f126 / ?f83"/>
              <draw:equation draw:name="f170" draw:formula="?f127 / ?f82"/>
              <draw:equation draw:name="f171" draw:formula="?f128 / ?f83"/>
              <draw:equation draw:name="f172" draw:formula="?f129 / ?f82"/>
              <draw:equation draw:name="f173" draw:formula="?f130 / ?f82"/>
              <draw:equation draw:name="f174" draw:formula="?f131 / ?f83"/>
              <draw:equation draw:name="f175" draw:formula="?f132 / ?f82"/>
              <draw:equation draw:name="f176" draw:formula="?f133 / ?f83"/>
              <draw:equation draw:name="f177" draw:formula="?f134 / ?f82"/>
              <draw:equation draw:name="f178" draw:formula="?f135 / ?f83"/>
              <draw:equation draw:name="f179" draw:formula="?f136 / ?f82"/>
              <draw:equation draw:name="f180" draw:formula="?f137 / ?f83"/>
              <draw:equation draw:name="f181" draw:formula="?f138 / ?f83"/>
              <draw:equation draw:name="f182" draw:formula="?f139 / ?f82"/>
              <draw:equation draw:name="f183" draw:formula="?f140 / ?f83"/>
              <draw:equation draw:name="f184" draw:formula="?f141 / ?f83"/>
              <draw:equation draw:name="f185" draw:formula="?f142 / ?f83"/>
              <draw:equation draw:name="f186" draw:formula="?f143 / ?f82"/>
              <draw:equation draw:name="f187" draw:formula="?f144 / ?f82"/>
              <draw:equation draw:name="f188" draw:formula="?f145 / ?f83"/>
              <draw:equation draw:name="f189" draw:formula="?f146 / ?f82"/>
              <draw:equation draw:name="f190" draw:formula="?f147 / ?f83"/>
              <draw:equation draw:name="f191" draw:formula="?f148 / ?f82"/>
              <draw:equation draw:name="f192" draw:formula="?f149 / ?f83"/>
              <draw:equation draw:name="f193" draw:formula="?f150 / ?f82"/>
              <draw:equation draw:name="f194" draw:formula="?f151 / ?f83"/>
              <draw:equation draw:name="f195" draw:formula="?f152 / ?f82"/>
              <draw:equation draw:name="f196" draw:formula="?f153 / ?f83"/>
              <draw:equation draw:name="f197" draw:formula="?f154 / ?f83"/>
              <draw:equation draw:name="f198" draw:formula="?f155 / ?f82"/>
              <draw:equation draw:name="f199" draw:formula="?f156 / ?f83"/>
              <draw:equation draw:name="f200" draw:formula="?f157 / ?f82"/>
              <draw:equation draw:name="f201" draw:formula="?f158 / ?f82"/>
              <draw:equation draw:name="f202" draw:formula="?f159 / ?f83"/>
              <draw:equation draw:name="f203" draw:formula="?f160 / ?f83"/>
              <draw:equation draw:name="f204" draw:formula="?f161 / ?f82"/>
            </draw:enhanced-geometry>
          </draw:custom-shape>
          <draw:custom-shape svg:x="4.91186in" svg:y="4.54033in" svg:width="0.12949in" svg:height="0.14735in" draw:id="id155" draw:style-name="a928" draw:name="Freeform 422">
            <svg:title/>
            <svg:desc/>
            <text:p text:style-name="a927" text:class-names="" text:cond-style-name=""><text:span text:style-name="a926" text:class-names=""/></text:p>
            <draw:enhanced-geometry xmlns:dr3d="urn:oasis:names:tc:opendocument:xmlns:dr3d:1.0" draw:type="non-primitive" svg:viewBox="0 0 87 100" draw:enhanced-path="M ?f1 ?f3 L ?f4 ?f3 C ?f4 ?f5 ?f6 ?f7 ?f8 ?f9 ?f10 ?f11 ?f12 ?f13 ?f14 ?f15 ?f16 ?f17 ?f18 ?f19 ?f20 ?f21 ?f22 ?f23 ?f24 ?f23 ?f25 ?f23 ?f26 ?f23 ?f27 ?f28 ?f29 ?f19 ?f30 ?f31 ?f32 ?f30 ?f21 ?f13 L ?f28 ?f13 ?f28 ?f33 C ?f31 ?f34 ?f35 ?f36 ?f37 ?f38 ?f7 ?f2 ?f26 ?f2 ?f25 ?f2 ?f39 ?f2 ?f40 ?f41 ?f42 ?f43 ?f44 ?f45 ?f0 ?f9 ?f0 ?f25 ?f0 ?f39 ?f44 ?f40 ?f46 ?f42 ?f47 ?f44 ?f18 ?f0 ?f48 ?f0 ?f49 ?f0 ?f29 ?f50 ?f30 ?f51 ?f21 ?f8 ?f1 ?f16 ?f1 ?f52 L ?f1 ?f3 Z M ?f53 ?f54 C ?f53 ?f55 ?f37 ?f56 ?f57 ?f58 ?f59 ?f60 ?f61 ?f46 ?f24 ?f46 ?f20 ?f46 ?f55 ?f60 ?f56 ?f10 ?f58 ?f62 ?f4 ?f63 ?f4 ?f54 L ?f53 ?f54 Z N" draw:text-areas="?f146 ?f148 ?f147 ?f149" draw:glue-points="?f150 ?f151 ?f152 ?f151 ?f153 ?f154 ?f155 ?f156 ?f157 ?f158 ?f159 ?f160 ?f161 ?f162 ?f163 ?f164 ?f165 ?f164 ?f165 ?f166 ?f167 ?f168 ?f159 ?f169 ?f170 ?f171 ?f172 ?f173 ?f174 ?f175 ?f176 ?f177 ?f178 ?f179 ?f150 ?f180 ?f150 ?f151 ?f181 ?f182 ?f183 ?f184 ?f185 ?f186 ?f187 ?f188 ?f152 ?f182 ?f181 ?f182" draw:glue-point-leaving-directions="-90, -90, -90, -90, -90, -90, -90, -90, -90, -90, -90, -90, -90, -90, -90, -90, -90, -90, -90, -90, -90, -90, -90, -90, -90">
              <draw:equation draw:name="f0" draw:formula="0"/>
              <draw:equation draw:name="f1" draw:formula="87"/>
              <draw:equation draw:name="f2" draw:formula="100"/>
              <draw:equation draw:name="f3" draw:formula="52"/>
              <draw:equation draw:name="f4" draw:formula="17"/>
              <draw:equation draw:name="f5" draw:formula="58"/>
              <draw:equation draw:name="f6" draw:formula="18"/>
              <draw:equation draw:name="f7" draw:formula="63"/>
              <draw:equation draw:name="f8" draw:formula="19"/>
              <draw:equation draw:name="f9" draw:formula="67"/>
              <draw:equation draw:name="f10" draw:formula="21"/>
              <draw:equation draw:name="f11" draw:formula="72"/>
              <draw:equation draw:name="f12" draw:formula="24"/>
              <draw:equation draw:name="f13" draw:formula="75"/>
              <draw:equation draw:name="f14" draw:formula="27"/>
              <draw:equation draw:name="f15" draw:formula="78"/>
              <draw:equation draw:name="f16" draw:formula="30"/>
              <draw:equation draw:name="f17" draw:formula="81"/>
              <draw:equation draw:name="f18" draw:formula="33"/>
              <draw:equation draw:name="f19" draw:formula="83"/>
              <draw:equation draw:name="f20" draw:formula="37"/>
              <draw:equation draw:name="f21" draw:formula="84"/>
              <draw:equation draw:name="f22" draw:formula="41"/>
              <draw:equation draw:name="f23" draw:formula="86"/>
              <draw:equation draw:name="f24" draw:formula="46"/>
              <draw:equation draw:name="f25" draw:formula="51"/>
              <draw:equation draw:name="f26" draw:formula="57"/>
              <draw:equation draw:name="f27" draw:formula="64"/>
              <draw:equation draw:name="f28" draw:formula="85"/>
              <draw:equation draw:name="f29" draw:formula="70"/>
              <draw:equation draw:name="f30" draw:formula="77"/>
              <draw:equation draw:name="f31" draw:formula="80"/>
              <draw:equation draw:name="f32" draw:formula="82"/>
              <draw:equation draw:name="f33" draw:formula="92"/>
              <draw:equation draw:name="f34" draw:formula="95"/>
              <draw:equation draw:name="f35" draw:formula="74"/>
              <draw:equation draw:name="f36" draw:formula="97"/>
              <draw:equation draw:name="f37" draw:formula="69"/>
              <draw:equation draw:name="f38" draw:formula="98"/>
              <draw:equation draw:name="f39" draw:formula="35"/>
              <draw:equation draw:name="f40" draw:formula="23"/>
              <draw:equation draw:name="f41" draw:formula="96"/>
              <draw:equation draw:name="f42" draw:formula="14"/>
              <draw:equation draw:name="f43" draw:formula="88"/>
              <draw:equation draw:name="f44" draw:formula="5"/>
              <draw:equation draw:name="f45" draw:formula="79"/>
              <draw:equation draw:name="f46" draw:formula="13"/>
              <draw:equation draw:name="f47" draw:formula="22"/>
              <draw:equation draw:name="f48" draw:formula="47"/>
              <draw:equation draw:name="f49" draw:formula="60"/>
              <draw:equation draw:name="f50" draw:formula="4"/>
              <draw:equation draw:name="f51" draw:formula="11"/>
              <draw:equation draw:name="f52" draw:formula="43"/>
              <draw:equation draw:name="f53" draw:formula="71"/>
              <draw:equation draw:name="f54" draw:formula="40"/>
              <draw:equation draw:name="f55" draw:formula="31"/>
              <draw:equation draw:name="f56" draw:formula="25"/>
              <draw:equation draw:name="f57" draw:formula="65"/>
              <draw:equation draw:name="f58" draw:formula="20"/>
              <draw:equation draw:name="f59" draw:formula="61"/>
              <draw:equation draw:name="f60" draw:formula="16"/>
              <draw:equation draw:name="f61" draw:formula="55"/>
              <draw:equation draw:name="f62" draw:formula="26"/>
              <draw:equation draw:name="f63" draw:formula="32"/>
              <draw:equation draw:name="f64" draw:formula="?f2 - ?f0"/>
              <draw:equation draw:name="f65" draw:formula="?f1 - ?f0"/>
              <draw:equation draw:name="f66" draw:formula="?f65 / 87"/>
              <draw:equation draw:name="f67" draw:formula="?f64 / 100"/>
              <draw:equation draw:name="f68" draw:formula="87 * ?f65"/>
              <draw:equation draw:name="f69" draw:formula="52 * ?f64"/>
              <draw:equation draw:name="f70" draw:formula="17 * ?f65"/>
              <draw:equation draw:name="f71" draw:formula="19 * ?f65"/>
              <draw:equation draw:name="f72" draw:formula="67 * ?f64"/>
              <draw:equation draw:name="f73" draw:formula="27 * ?f65"/>
              <draw:equation draw:name="f74" draw:formula="78 * ?f64"/>
              <draw:equation draw:name="f75" draw:formula="37 * ?f65"/>
              <draw:equation draw:name="f76" draw:formula="84 * ?f64"/>
              <draw:equation draw:name="f77" draw:formula="51 * ?f65"/>
              <draw:equation draw:name="f78" draw:formula="86 * ?f64"/>
              <draw:equation draw:name="f79" draw:formula="70 * ?f65"/>
              <draw:equation draw:name="f80" draw:formula="83 * ?f64"/>
              <draw:equation draw:name="f81" draw:formula="84 * ?f65"/>
              <draw:equation draw:name="f82" draw:formula="75 * ?f64"/>
              <draw:equation draw:name="f83" draw:formula="85 * ?f65"/>
              <draw:equation draw:name="f84" draw:formula="92 * ?f64"/>
              <draw:equation draw:name="f85" draw:formula="69 * ?f65"/>
              <draw:equation draw:name="f86" draw:formula="98 * ?f64"/>
              <draw:equation draw:name="f87" draw:formula="100 * ?f64"/>
              <draw:equation draw:name="f88" draw:formula="14 * ?f65"/>
              <draw:equation draw:name="f89" draw:formula="88 * ?f64"/>
              <draw:equation draw:name="f90" draw:formula="0 * ?f65"/>
              <draw:equation draw:name="f91" draw:formula="51 * ?f64"/>
              <draw:equation draw:name="f92" draw:formula="13 * ?f65"/>
              <draw:equation draw:name="f93" draw:formula="14 * ?f64"/>
              <draw:equation draw:name="f94" draw:formula="47 * ?f65"/>
              <draw:equation draw:name="f95" draw:formula="0 * ?f64"/>
              <draw:equation draw:name="f96" draw:formula="77 * ?f65"/>
              <draw:equation draw:name="f97" draw:formula="11 * ?f64"/>
              <draw:equation draw:name="f98" draw:formula="43 * ?f64"/>
              <draw:equation draw:name="f99" draw:formula="71 * ?f65"/>
              <draw:equation draw:name="f100" draw:formula="40 * ?f64"/>
              <draw:equation draw:name="f101" draw:formula="65 * ?f65"/>
              <draw:equation draw:name="f102" draw:formula="20 * ?f64"/>
              <draw:equation draw:name="f103" draw:formula="46 * ?f65"/>
              <draw:equation draw:name="f104" draw:formula="13 * ?f64"/>
              <draw:equation draw:name="f105" draw:formula="25 * ?f65"/>
              <draw:equation draw:name="f106" draw:formula="21 * ?f64"/>
              <draw:equation draw:name="f107" draw:formula="?f68 / 87"/>
              <draw:equation draw:name="f108" draw:formula="?f69 / 100"/>
              <draw:equation draw:name="f109" draw:formula="?f70 / 87"/>
              <draw:equation draw:name="f110" draw:formula="?f71 / 87"/>
              <draw:equation draw:name="f111" draw:formula="?f72 / 100"/>
              <draw:equation draw:name="f112" draw:formula="?f73 / 87"/>
              <draw:equation draw:name="f113" draw:formula="?f74 / 100"/>
              <draw:equation draw:name="f114" draw:formula="?f75 / 87"/>
              <draw:equation draw:name="f115" draw:formula="?f76 / 100"/>
              <draw:equation draw:name="f116" draw:formula="?f77 / 87"/>
              <draw:equation draw:name="f117" draw:formula="?f78 / 100"/>
              <draw:equation draw:name="f118" draw:formula="?f79 / 87"/>
              <draw:equation draw:name="f119" draw:formula="?f80 / 100"/>
              <draw:equation draw:name="f120" draw:formula="?f81 / 87"/>
              <draw:equation draw:name="f121" draw:formula="?f82 / 100"/>
              <draw:equation draw:name="f122" draw:formula="?f83 / 87"/>
              <draw:equation draw:name="f123" draw:formula="?f84 / 100"/>
              <draw:equation draw:name="f124" draw:formula="?f85 / 87"/>
              <draw:equation draw:name="f125" draw:formula="?f86 / 100"/>
              <draw:equation draw:name="f126" draw:formula="?f87 / 100"/>
              <draw:equation draw:name="f127" draw:formula="?f88 / 87"/>
              <draw:equation draw:name="f128" draw:formula="?f89 / 100"/>
              <draw:equation draw:name="f129" draw:formula="?f90 / 87"/>
              <draw:equation draw:name="f130" draw:formula="?f91 / 100"/>
              <draw:equation draw:name="f131" draw:formula="?f92 / 87"/>
              <draw:equation draw:name="f132" draw:formula="?f93 / 100"/>
              <draw:equation draw:name="f133" draw:formula="?f94 / 87"/>
              <draw:equation draw:name="f134" draw:formula="?f95 / 100"/>
              <draw:equation draw:name="f135" draw:formula="?f96 / 87"/>
              <draw:equation draw:name="f136" draw:formula="?f97 / 100"/>
              <draw:equation draw:name="f137" draw:formula="?f98 / 100"/>
              <draw:equation draw:name="f138" draw:formula="?f99 / 87"/>
              <draw:equation draw:name="f139" draw:formula="?f100 / 100"/>
              <draw:equation draw:name="f140" draw:formula="?f101 / 87"/>
              <draw:equation draw:name="f141" draw:formula="?f102 / 100"/>
              <draw:equation draw:name="f142" draw:formula="?f103 / 87"/>
              <draw:equation draw:name="f143" draw:formula="?f104 / 100"/>
              <draw:equation draw:name="f144" draw:formula="?f105 / 87"/>
              <draw:equation draw:name="f145" draw:formula="?f106 / 100"/>
              <draw:equation draw:name="f146" draw:formula="0 / ?f66"/>
              <draw:equation draw:name="f147" draw:formula="?f1 / ?f66"/>
              <draw:equation draw:name="f148" draw:formula="0 / ?f67"/>
              <draw:equation draw:name="f149" draw:formula="?f2 / ?f67"/>
              <draw:equation draw:name="f150" draw:formula="?f107 / ?f66"/>
              <draw:equation draw:name="f151" draw:formula="?f108 / ?f67"/>
              <draw:equation draw:name="f152" draw:formula="?f109 / ?f66"/>
              <draw:equation draw:name="f153" draw:formula="?f110 / ?f66"/>
              <draw:equation draw:name="f154" draw:formula="?f111 / ?f67"/>
              <draw:equation draw:name="f155" draw:formula="?f112 / ?f66"/>
              <draw:equation draw:name="f156" draw:formula="?f113 / ?f67"/>
              <draw:equation draw:name="f157" draw:formula="?f114 / ?f66"/>
              <draw:equation draw:name="f158" draw:formula="?f115 / ?f67"/>
              <draw:equation draw:name="f159" draw:formula="?f116 / ?f66"/>
              <draw:equation draw:name="f160" draw:formula="?f117 / ?f67"/>
              <draw:equation draw:name="f161" draw:formula="?f118 / ?f66"/>
              <draw:equation draw:name="f162" draw:formula="?f119 / ?f67"/>
              <draw:equation draw:name="f163" draw:formula="?f120 / ?f66"/>
              <draw:equation draw:name="f164" draw:formula="?f121 / ?f67"/>
              <draw:equation draw:name="f165" draw:formula="?f122 / ?f66"/>
              <draw:equation draw:name="f166" draw:formula="?f123 / ?f67"/>
              <draw:equation draw:name="f167" draw:formula="?f124 / ?f66"/>
              <draw:equation draw:name="f168" draw:formula="?f125 / ?f67"/>
              <draw:equation draw:name="f169" draw:formula="?f126 / ?f67"/>
              <draw:equation draw:name="f170" draw:formula="?f127 / ?f66"/>
              <draw:equation draw:name="f171" draw:formula="?f128 / ?f67"/>
              <draw:equation draw:name="f172" draw:formula="?f129 / ?f66"/>
              <draw:equation draw:name="f173" draw:formula="?f130 / ?f67"/>
              <draw:equation draw:name="f174" draw:formula="?f131 / ?f66"/>
              <draw:equation draw:name="f175" draw:formula="?f132 / ?f67"/>
              <draw:equation draw:name="f176" draw:formula="?f133 / ?f66"/>
              <draw:equation draw:name="f177" draw:formula="?f134 / ?f67"/>
              <draw:equation draw:name="f178" draw:formula="?f135 / ?f66"/>
              <draw:equation draw:name="f179" draw:formula="?f136 / ?f67"/>
              <draw:equation draw:name="f180" draw:formula="?f137 / ?f67"/>
              <draw:equation draw:name="f181" draw:formula="?f138 / ?f66"/>
              <draw:equation draw:name="f182" draw:formula="?f139 / ?f67"/>
              <draw:equation draw:name="f183" draw:formula="?f140 / ?f66"/>
              <draw:equation draw:name="f184" draw:formula="?f141 / ?f67"/>
              <draw:equation draw:name="f185" draw:formula="?f142 / ?f66"/>
              <draw:equation draw:name="f186" draw:formula="?f143 / ?f67"/>
              <draw:equation draw:name="f187" draw:formula="?f144 / ?f66"/>
              <draw:equation draw:name="f188" draw:formula="?f145 / ?f67"/>
            </draw:enhanced-geometry>
          </draw:custom-shape>
          <draw:custom-shape svg:x="5.06368in" svg:y="4.48675in" svg:width="0.0893in" svg:height="0.19647in" draw:id="id156" draw:style-name="a931" draw:name="Freeform 423">
            <svg:title/>
            <svg:desc/>
            <text:p text:style-name="a930" text:class-names="" text:cond-style-name=""><text:span text:style-name="a929" text:class-names=""/></text:p>
            <draw:enhanced-geometry xmlns:dr3d="urn:oasis:names:tc:opendocument:xmlns:dr3d:1.0" draw:type="non-primitive" svg:viewBox="0 0 62 134" draw:enhanced-path="M ?f1 ?f3 L ?f4 ?f3 C ?f5 ?f6 ?f7 ?f6 ?f8 ?f9 ?f10 ?f9 ?f11 ?f12 ?f13 ?f12 ?f14 ?f12 ?f15 ?f6 ?f16 ?f17 ?f18 ?f19 ?f20 ?f20 ?f20 ?f15 L ?f20 ?f21 ?f22 ?f21 ?f22 ?f23 ?f20 ?f23 ?f20 ?f2 ?f24 ?f2 ?f24 ?f23 ?f0 ?f23 ?f0 ?f21 ?f24 ?f21 ?f24 ?f25 C ?f24 ?f26 ?f12 ?f6 ?f27 ?f28 ?f29 ?f30 ?f31 ?f0 ?f32 ?f0 ?f33 ?f0 ?f10 ?f34 ?f8 ?f34 ?f7 ?f34 ?f5 ?f35 ?f1 ?f35 L ?f1 ?f3 Z N" draw:text-areas="?f88 ?f90 ?f89 ?f91" draw:glue-points="?f92 ?f93 ?f94 ?f93 ?f95 ?f96 ?f97 ?f98 ?f99 ?f100 ?f101 ?f102 ?f101 ?f103 ?f104 ?f103 ?f104 ?f105 ?f101 ?f105 ?f101 ?f106 ?f107 ?f106 ?f107 ?f105 ?f108 ?f105 ?f108 ?f103 ?f107 ?f103 ?f107 ?f109 ?f110 ?f111 ?f112 ?f113 ?f95 ?f114 ?f92 ?f115 ?f92 ?f93" draw:glue-point-leaving-directions="-90, -90, -90, -90, -90, -90, -90, -90, -90, -90, -90, -90, -90, -90, -90, -90, -90, -90, -90, -90, -90, -90">
              <draw:equation draw:name="f0" draw:formula="0"/>
              <draw:equation draw:name="f1" draw:formula="62"/>
              <draw:equation draw:name="f2" draw:formula="134"/>
              <draw:equation draw:name="f3" draw:formula="17"/>
              <draw:equation draw:name="f4" draw:formula="61"/>
              <draw:equation draw:name="f5" draw:formula="59"/>
              <draw:equation draw:name="f6" draw:formula="16"/>
              <draw:equation draw:name="f7" draw:formula="57"/>
              <draw:equation draw:name="f8" draw:formula="54"/>
              <draw:equation draw:name="f9" draw:formula="15"/>
              <draw:equation draw:name="f10" draw:formula="51"/>
              <draw:equation draw:name="f11" draw:formula="49"/>
              <draw:equation draw:name="f12" draw:formula="14"/>
              <draw:equation draw:name="f13" draw:formula="47"/>
              <draw:equation draw:name="f14" draw:formula="40"/>
              <draw:equation draw:name="f15" draw:formula="35"/>
              <draw:equation draw:name="f16" draw:formula="31"/>
              <draw:equation draw:name="f17" draw:formula="19"/>
              <draw:equation draw:name="f18" draw:formula="28"/>
              <draw:equation draw:name="f19" draw:formula="22"/>
              <draw:equation draw:name="f20" draw:formula="27"/>
              <draw:equation draw:name="f21" draw:formula="39"/>
              <draw:equation draw:name="f22" draw:formula="56"/>
              <draw:equation draw:name="f23" draw:formula="52"/>
              <draw:equation draw:name="f24" draw:formula="11"/>
              <draw:equation draw:name="f25" draw:formula="36"/>
              <draw:equation draw:name="f26" draw:formula="24"/>
              <draw:equation draw:name="f27" draw:formula="20"/>
              <draw:equation draw:name="f28" draw:formula="9"/>
              <draw:equation draw:name="f29" draw:formula="25"/>
              <draw:equation draw:name="f30" draw:formula="3"/>
              <draw:equation draw:name="f31" draw:formula="34"/>
              <draw:equation draw:name="f32" draw:formula="44"/>
              <draw:equation draw:name="f33" draw:formula="48"/>
              <draw:equation draw:name="f34" draw:formula="1"/>
              <draw:equation draw:name="f35" draw:formula="2"/>
              <draw:equation draw:name="f36" draw:formula="?f2 - ?f0"/>
              <draw:equation draw:name="f37" draw:formula="?f1 - ?f0"/>
              <draw:equation draw:name="f38" draw:formula="?f37 / 62"/>
              <draw:equation draw:name="f39" draw:formula="?f36 / 134"/>
              <draw:equation draw:name="f40" draw:formula="62 * ?f37"/>
              <draw:equation draw:name="f41" draw:formula="17 * ?f36"/>
              <draw:equation draw:name="f42" draw:formula="61 * ?f37"/>
              <draw:equation draw:name="f43" draw:formula="54 * ?f37"/>
              <draw:equation draw:name="f44" draw:formula="15 * ?f36"/>
              <draw:equation draw:name="f45" draw:formula="47 * ?f37"/>
              <draw:equation draw:name="f46" draw:formula="14 * ?f36"/>
              <draw:equation draw:name="f47" draw:formula="31 * ?f37"/>
              <draw:equation draw:name="f48" draw:formula="19 * ?f36"/>
              <draw:equation draw:name="f49" draw:formula="27 * ?f37"/>
              <draw:equation draw:name="f50" draw:formula="35 * ?f36"/>
              <draw:equation draw:name="f51" draw:formula="39 * ?f36"/>
              <draw:equation draw:name="f52" draw:formula="56 * ?f37"/>
              <draw:equation draw:name="f53" draw:formula="52 * ?f36"/>
              <draw:equation draw:name="f54" draw:formula="134 * ?f36"/>
              <draw:equation draw:name="f55" draw:formula="11 * ?f37"/>
              <draw:equation draw:name="f56" draw:formula="0 * ?f37"/>
              <draw:equation draw:name="f57" draw:formula="36 * ?f36"/>
              <draw:equation draw:name="f58" draw:formula="20 * ?f37"/>
              <draw:equation draw:name="f59" draw:formula="9 * ?f36"/>
              <draw:equation draw:name="f60" draw:formula="44 * ?f37"/>
              <draw:equation draw:name="f61" draw:formula="0 * ?f36"/>
              <draw:equation draw:name="f62" draw:formula="1 * ?f36"/>
              <draw:equation draw:name="f63" draw:formula="2 * ?f36"/>
              <draw:equation draw:name="f64" draw:formula="?f40 / 62"/>
              <draw:equation draw:name="f65" draw:formula="?f41 / 134"/>
              <draw:equation draw:name="f66" draw:formula="?f42 / 62"/>
              <draw:equation draw:name="f67" draw:formula="?f43 / 62"/>
              <draw:equation draw:name="f68" draw:formula="?f44 / 134"/>
              <draw:equation draw:name="f69" draw:formula="?f45 / 62"/>
              <draw:equation draw:name="f70" draw:formula="?f46 / 134"/>
              <draw:equation draw:name="f71" draw:formula="?f47 / 62"/>
              <draw:equation draw:name="f72" draw:formula="?f48 / 134"/>
              <draw:equation draw:name="f73" draw:formula="?f49 / 62"/>
              <draw:equation draw:name="f74" draw:formula="?f50 / 134"/>
              <draw:equation draw:name="f75" draw:formula="?f51 / 134"/>
              <draw:equation draw:name="f76" draw:formula="?f52 / 62"/>
              <draw:equation draw:name="f77" draw:formula="?f53 / 134"/>
              <draw:equation draw:name="f78" draw:formula="?f54 / 134"/>
              <draw:equation draw:name="f79" draw:formula="?f55 / 62"/>
              <draw:equation draw:name="f80" draw:formula="?f56 / 62"/>
              <draw:equation draw:name="f81" draw:formula="?f57 / 134"/>
              <draw:equation draw:name="f82" draw:formula="?f58 / 62"/>
              <draw:equation draw:name="f83" draw:formula="?f59 / 134"/>
              <draw:equation draw:name="f84" draw:formula="?f60 / 62"/>
              <draw:equation draw:name="f85" draw:formula="?f61 / 134"/>
              <draw:equation draw:name="f86" draw:formula="?f62 / 134"/>
              <draw:equation draw:name="f87" draw:formula="?f63 / 134"/>
              <draw:equation draw:name="f88" draw:formula="0 / ?f38"/>
              <draw:equation draw:name="f89" draw:formula="?f1 / ?f38"/>
              <draw:equation draw:name="f90" draw:formula="0 / ?f39"/>
              <draw:equation draw:name="f91" draw:formula="?f2 / ?f39"/>
              <draw:equation draw:name="f92" draw:formula="?f64 / ?f38"/>
              <draw:equation draw:name="f93" draw:formula="?f65 / ?f39"/>
              <draw:equation draw:name="f94" draw:formula="?f66 / ?f38"/>
              <draw:equation draw:name="f95" draw:formula="?f67 / ?f38"/>
              <draw:equation draw:name="f96" draw:formula="?f68 / ?f39"/>
              <draw:equation draw:name="f97" draw:formula="?f69 / ?f38"/>
              <draw:equation draw:name="f98" draw:formula="?f70 / ?f39"/>
              <draw:equation draw:name="f99" draw:formula="?f71 / ?f38"/>
              <draw:equation draw:name="f100" draw:formula="?f72 / ?f39"/>
              <draw:equation draw:name="f101" draw:formula="?f73 / ?f38"/>
              <draw:equation draw:name="f102" draw:formula="?f74 / ?f39"/>
              <draw:equation draw:name="f103" draw:formula="?f75 / ?f39"/>
              <draw:equation draw:name="f104" draw:formula="?f76 / ?f38"/>
              <draw:equation draw:name="f105" draw:formula="?f77 / ?f39"/>
              <draw:equation draw:name="f106" draw:formula="?f78 / ?f39"/>
              <draw:equation draw:name="f107" draw:formula="?f79 / ?f38"/>
              <draw:equation draw:name="f108" draw:formula="?f80 / ?f38"/>
              <draw:equation draw:name="f109" draw:formula="?f81 / ?f39"/>
              <draw:equation draw:name="f110" draw:formula="?f82 / ?f38"/>
              <draw:equation draw:name="f111" draw:formula="?f83 / ?f39"/>
              <draw:equation draw:name="f112" draw:formula="?f84 / ?f38"/>
              <draw:equation draw:name="f113" draw:formula="?f85 / ?f39"/>
              <draw:equation draw:name="f114" draw:formula="?f86 / ?f39"/>
              <draw:equation draw:name="f115" draw:formula="?f87 / ?f39"/>
            </draw:enhanced-geometry>
          </draw:custom-shape>
          <draw:custom-shape svg:x="5.16638in" svg:y="4.49568in" svg:width="0.11609in" svg:height="0.192in" draw:id="id157" draw:style-name="a934" draw:name="Freeform 424">
            <svg:title/>
            <svg:desc/>
            <text:p text:style-name="a933" text:class-names="" text:cond-style-name=""><text:span text:style-name="a932" text:class-names=""/></text:p>
            <draw:enhanced-geometry xmlns:dr3d="urn:oasis:names:tc:opendocument:xmlns:dr3d:1.0" draw:type="non-primitive" svg:viewBox="0 0 80 131" draw:enhanced-path="M ?f1 ?f3 L ?f4 ?f3 ?f4 ?f5 C ?f6 ?f7 ?f8 ?f9 ?f10 ?f11 ?f12 ?f13 ?f14 ?f2 ?f15 ?f2 ?f16 ?f2 ?f17 ?f3 ?f18 ?f7 ?f19 ?f20 ?f0 ?f21 ?f0 ?f22 L ?f0 ?f23 ?f24 ?f23 ?f24 ?f25 C ?f24 ?f26 ?f27 ?f28 ?f27 ?f29 ?f27 ?f30 ?f31 ?f32 ?f33 ?f34 ?f35 ?f36 ?f37 ?f38 ?f39 ?f40 ?f41 ?f42 ?f15 ?f20 ?f43 ?f20 ?f44 ?f20 ?f45 ?f40 ?f46 ?f47 ?f48 ?f49 ?f50 ?f21 ?f4 ?f51 L ?f4 ?f23 ?f1 ?f23 ?f1 ?f3 Z M ?f52 ?f27 L ?f46 ?f27 ?f46 ?f0 ?f52 ?f0 ?f52 ?f27 Z M ?f53 ?f27 L ?f17 ?f27 ?f17 ?f0 ?f53 ?f0 ?f53 ?f27 Z N" draw:text-areas="?f120 ?f122 ?f121 ?f123" draw:glue-points="?f124 ?f125 ?f126 ?f125 ?f126 ?f127 ?f128 ?f129 ?f130 ?f131 ?f132 ?f133 ?f134 ?f135 ?f134 ?f136 ?f137 ?f136 ?f137 ?f138 ?f139 ?f140 ?f141 ?f142 ?f143 ?f144 ?f145 ?f146 ?f147 ?f148 ?f126 ?f149 ?f126 ?f136 ?f124 ?f136 ?f124 ?f125 ?f150 ?f151 ?f147 ?f151 ?f147 ?f152 ?f150 ?f152 ?f150 ?f151 ?f153 ?f151 ?f154 ?f151 ?f154 ?f152 ?f153 ?f152 ?f153 ?f151" draw:glue-point-leaving-directions="-90, -90, -90, -90, -90, -90, -90, -90, -90, -90, -90, -90, -90, -90, -90, -90, -90, -90, -90, -90, -90, -90, -90, -90, -90, -90, -90, -90, -90">
              <draw:equation draw:name="f0" draw:formula="0"/>
              <draw:equation draw:name="f1" draw:formula="80"/>
              <draw:equation draw:name="f2" draw:formula="131"/>
              <draw:equation draw:name="f3" draw:formula="128"/>
              <draw:equation draw:name="f4" draw:formula="64"/>
              <draw:equation draw:name="f5" draw:formula="118"/>
              <draw:equation draw:name="f6" draw:formula="59"/>
              <draw:equation draw:name="f7" draw:formula="122"/>
              <draw:equation draw:name="f8" draw:formula="53"/>
              <draw:equation draw:name="f9" draw:formula="125"/>
              <draw:equation draw:name="f10" draw:formula="48"/>
              <draw:equation draw:name="f11" draw:formula="127"/>
              <draw:equation draw:name="f12" draw:formula="44"/>
              <draw:equation draw:name="f13" draw:formula="130"/>
              <draw:equation draw:name="f14" draw:formula="38"/>
              <draw:equation draw:name="f15" draw:formula="32"/>
              <draw:equation draw:name="f16" draw:formula="22"/>
              <draw:equation draw:name="f17" draw:formula="14"/>
              <draw:equation draw:name="f18" draw:formula="9"/>
              <draw:equation draw:name="f19" draw:formula="3"/>
              <draw:equation draw:name="f20" draw:formula="116"/>
              <draw:equation draw:name="f21" draw:formula="107"/>
              <draw:equation draw:name="f22" draw:formula="95"/>
              <draw:equation draw:name="f23" draw:formula="33"/>
              <draw:equation draw:name="f24" draw:formula="16"/>
              <draw:equation draw:name="f25" draw:formula="87"/>
              <draw:equation draw:name="f26" draw:formula="92"/>
              <draw:equation draw:name="f27" draw:formula="17"/>
              <draw:equation draw:name="f28" draw:formula="96"/>
              <draw:equation draw:name="f29" draw:formula="100"/>
              <draw:equation draw:name="f30" draw:formula="103"/>
              <draw:equation draw:name="f31" draw:formula="18"/>
              <draw:equation draw:name="f32" draw:formula="106"/>
              <draw:equation draw:name="f33" draw:formula="20"/>
              <draw:equation draw:name="f34" draw:formula="108"/>
              <draw:equation draw:name="f35" draw:formula="21"/>
              <draw:equation draw:name="f36" draw:formula="111"/>
              <draw:equation draw:name="f37" draw:formula="23"/>
              <draw:equation draw:name="f38" draw:formula="113"/>
              <draw:equation draw:name="f39" draw:formula="26"/>
              <draw:equation draw:name="f40" draw:formula="114"/>
              <draw:equation draw:name="f41" draw:formula="28"/>
              <draw:equation draw:name="f42" draw:formula="115"/>
              <draw:equation draw:name="f43" draw:formula="37"/>
              <draw:equation draw:name="f44" draw:formula="41"/>
              <draw:equation draw:name="f45" draw:formula="45"/>
              <draw:equation draw:name="f46" draw:formula="50"/>
              <draw:equation draw:name="f47" draw:formula="112"/>
              <draw:equation draw:name="f48" draw:formula="55"/>
              <draw:equation draw:name="f49" draw:formula="110"/>
              <draw:equation draw:name="f50" draw:formula="60"/>
              <draw:equation draw:name="f51" draw:formula="104"/>
              <draw:equation draw:name="f52" draw:formula="67"/>
              <draw:equation draw:name="f53" draw:formula="31"/>
              <draw:equation draw:name="f54" draw:formula="?f2 - ?f0"/>
              <draw:equation draw:name="f55" draw:formula="?f1 - ?f0"/>
              <draw:equation draw:name="f56" draw:formula="?f55 / 80"/>
              <draw:equation draw:name="f57" draw:formula="?f54 / 131"/>
              <draw:equation draw:name="f58" draw:formula="80 * ?f55"/>
              <draw:equation draw:name="f59" draw:formula="128 * ?f54"/>
              <draw:equation draw:name="f60" draw:formula="64 * ?f55"/>
              <draw:equation draw:name="f61" draw:formula="118 * ?f54"/>
              <draw:equation draw:name="f62" draw:formula="48 * ?f55"/>
              <draw:equation draw:name="f63" draw:formula="127 * ?f54"/>
              <draw:equation draw:name="f64" draw:formula="32 * ?f55"/>
              <draw:equation draw:name="f65" draw:formula="131 * ?f54"/>
              <draw:equation draw:name="f66" draw:formula="9 * ?f55"/>
              <draw:equation draw:name="f67" draw:formula="122 * ?f54"/>
              <draw:equation draw:name="f68" draw:formula="0 * ?f55"/>
              <draw:equation draw:name="f69" draw:formula="95 * ?f54"/>
              <draw:equation draw:name="f70" draw:formula="33 * ?f54"/>
              <draw:equation draw:name="f71" draw:formula="16 * ?f55"/>
              <draw:equation draw:name="f72" draw:formula="87 * ?f54"/>
              <draw:equation draw:name="f73" draw:formula="17 * ?f55"/>
              <draw:equation draw:name="f74" draw:formula="100 * ?f54"/>
              <draw:equation draw:name="f75" draw:formula="20 * ?f55"/>
              <draw:equation draw:name="f76" draw:formula="108 * ?f54"/>
              <draw:equation draw:name="f77" draw:formula="26 * ?f55"/>
              <draw:equation draw:name="f78" draw:formula="114 * ?f54"/>
              <draw:equation draw:name="f79" draw:formula="37 * ?f55"/>
              <draw:equation draw:name="f80" draw:formula="116 * ?f54"/>
              <draw:equation draw:name="f81" draw:formula="50 * ?f55"/>
              <draw:equation draw:name="f82" draw:formula="112 * ?f54"/>
              <draw:equation draw:name="f83" draw:formula="104 * ?f54"/>
              <draw:equation draw:name="f84" draw:formula="67 * ?f55"/>
              <draw:equation draw:name="f85" draw:formula="17 * ?f54"/>
              <draw:equation draw:name="f86" draw:formula="0 * ?f54"/>
              <draw:equation draw:name="f87" draw:formula="31 * ?f55"/>
              <draw:equation draw:name="f88" draw:formula="14 * ?f55"/>
              <draw:equation draw:name="f89" draw:formula="?f58 / 80"/>
              <draw:equation draw:name="f90" draw:formula="?f59 / 131"/>
              <draw:equation draw:name="f91" draw:formula="?f60 / 80"/>
              <draw:equation draw:name="f92" draw:formula="?f61 / 131"/>
              <draw:equation draw:name="f93" draw:formula="?f62 / 80"/>
              <draw:equation draw:name="f94" draw:formula="?f63 / 131"/>
              <draw:equation draw:name="f95" draw:formula="?f64 / 80"/>
              <draw:equation draw:name="f96" draw:formula="?f65 / 131"/>
              <draw:equation draw:name="f97" draw:formula="?f66 / 80"/>
              <draw:equation draw:name="f98" draw:formula="?f67 / 131"/>
              <draw:equation draw:name="f99" draw:formula="?f68 / 80"/>
              <draw:equation draw:name="f100" draw:formula="?f69 / 131"/>
              <draw:equation draw:name="f101" draw:formula="?f70 / 131"/>
              <draw:equation draw:name="f102" draw:formula="?f71 / 80"/>
              <draw:equation draw:name="f103" draw:formula="?f72 / 131"/>
              <draw:equation draw:name="f104" draw:formula="?f73 / 80"/>
              <draw:equation draw:name="f105" draw:formula="?f74 / 131"/>
              <draw:equation draw:name="f106" draw:formula="?f75 / 80"/>
              <draw:equation draw:name="f107" draw:formula="?f76 / 131"/>
              <draw:equation draw:name="f108" draw:formula="?f77 / 80"/>
              <draw:equation draw:name="f109" draw:formula="?f78 / 131"/>
              <draw:equation draw:name="f110" draw:formula="?f79 / 80"/>
              <draw:equation draw:name="f111" draw:formula="?f80 / 131"/>
              <draw:equation draw:name="f112" draw:formula="?f81 / 80"/>
              <draw:equation draw:name="f113" draw:formula="?f82 / 131"/>
              <draw:equation draw:name="f114" draw:formula="?f83 / 131"/>
              <draw:equation draw:name="f115" draw:formula="?f84 / 80"/>
              <draw:equation draw:name="f116" draw:formula="?f85 / 131"/>
              <draw:equation draw:name="f117" draw:formula="?f86 / 131"/>
              <draw:equation draw:name="f118" draw:formula="?f87 / 80"/>
              <draw:equation draw:name="f119" draw:formula="?f88 / 80"/>
              <draw:equation draw:name="f120" draw:formula="0 / ?f56"/>
              <draw:equation draw:name="f121" draw:formula="?f1 / ?f56"/>
              <draw:equation draw:name="f122" draw:formula="0 / ?f57"/>
              <draw:equation draw:name="f123" draw:formula="?f2 / ?f57"/>
              <draw:equation draw:name="f124" draw:formula="?f89 / ?f56"/>
              <draw:equation draw:name="f125" draw:formula="?f90 / ?f57"/>
              <draw:equation draw:name="f126" draw:formula="?f91 / ?f56"/>
              <draw:equation draw:name="f127" draw:formula="?f92 / ?f57"/>
              <draw:equation draw:name="f128" draw:formula="?f93 / ?f56"/>
              <draw:equation draw:name="f129" draw:formula="?f94 / ?f57"/>
              <draw:equation draw:name="f130" draw:formula="?f95 / ?f56"/>
              <draw:equation draw:name="f131" draw:formula="?f96 / ?f57"/>
              <draw:equation draw:name="f132" draw:formula="?f97 / ?f56"/>
              <draw:equation draw:name="f133" draw:formula="?f98 / ?f57"/>
              <draw:equation draw:name="f134" draw:formula="?f99 / ?f56"/>
              <draw:equation draw:name="f135" draw:formula="?f100 / ?f57"/>
              <draw:equation draw:name="f136" draw:formula="?f101 / ?f57"/>
              <draw:equation draw:name="f137" draw:formula="?f102 / ?f56"/>
              <draw:equation draw:name="f138" draw:formula="?f103 / ?f57"/>
              <draw:equation draw:name="f139" draw:formula="?f104 / ?f56"/>
              <draw:equation draw:name="f140" draw:formula="?f105 / ?f57"/>
              <draw:equation draw:name="f141" draw:formula="?f106 / ?f56"/>
              <draw:equation draw:name="f142" draw:formula="?f107 / ?f57"/>
              <draw:equation draw:name="f143" draw:formula="?f108 / ?f56"/>
              <draw:equation draw:name="f144" draw:formula="?f109 / ?f57"/>
              <draw:equation draw:name="f145" draw:formula="?f110 / ?f56"/>
              <draw:equation draw:name="f146" draw:formula="?f111 / ?f57"/>
              <draw:equation draw:name="f147" draw:formula="?f112 / ?f56"/>
              <draw:equation draw:name="f148" draw:formula="?f113 / ?f57"/>
              <draw:equation draw:name="f149" draw:formula="?f114 / ?f57"/>
              <draw:equation draw:name="f150" draw:formula="?f115 / ?f56"/>
              <draw:equation draw:name="f151" draw:formula="?f116 / ?f57"/>
              <draw:equation draw:name="f152" draw:formula="?f117 / ?f57"/>
              <draw:equation draw:name="f153" draw:formula="?f118 / ?f56"/>
              <draw:equation draw:name="f154" draw:formula="?f119 / ?f56"/>
            </draw:enhanced-geometry>
          </draw:custom-shape>
          <draw:custom-shape svg:x="5.33159in" svg:y="4.48675in" svg:width="0.11609in" svg:height="0.19647in" draw:id="id158" draw:style-name="a937" draw:name="Freeform 425">
            <svg:title/>
            <svg:desc/>
            <text:p text:style-name="a936" text:class-names="" text:cond-style-name=""><text:span text:style-name="a935" text:class-names=""/></text:p>
            <draw:enhanced-geometry xmlns:dr3d="urn:oasis:names:tc:opendocument:xmlns:dr3d:1.0" draw:type="non-primitive" svg:viewBox="0 0 80 133" draw:enhanced-path="M ?f1 ?f2 L ?f3 ?f2 ?f3 ?f4 C ?f3 ?f5 ?f3 ?f6 ?f3 ?f7 ?f8 ?f3 ?f9 ?f10 ?f10 ?f11 ?f12 ?f13 ?f14 ?f15 ?f16 ?f17 ?f18 ?f18 ?f19 ?f20 ?f21 ?f20 ?f22 ?f20 ?f23 ?f18 ?f24 ?f16 ?f25 ?f14 ?f26 ?f27 ?f28 ?f8 L ?f28 ?f2 ?f0 ?f2 ?f0 ?f0 ?f28 ?f0 ?f28 ?f19 C ?f29 ?f30 ?f31 ?f32 ?f33 ?f22 ?f34 ?f35 ?f36 ?f37 ?f19 ?f37 ?f12 ?f37 ?f38 ?f39 ?f40 ?f30 ?f41 ?f18 ?f1 ?f10 ?f1 ?f40 L ?f1 ?f2 Z N" draw:text-areas="?f96 ?f98 ?f97 ?f99" draw:glue-points="?f100 ?f101 ?f102 ?f101 ?f102 ?f103 ?f102 ?f104 ?f105 ?f106 ?f107 ?f108 ?f109 ?f110 ?f111 ?f112 ?f113 ?f114 ?f113 ?f101 ?f115 ?f101 ?f115 ?f116 ?f113 ?f116 ?f113 ?f117 ?f118 ?f119 ?f120 ?f121 ?f122 ?f123 ?f100 ?f124 ?f100 ?f101" draw:glue-point-leaving-directions="-90, -90, -90, -90, -90, -90, -90, -90, -90, -90, -90, -90, -90, -90, -90, -90, -90, -90, -90">
              <draw:equation draw:name="f0" draw:formula="0"/>
              <draw:equation draw:name="f1" draw:formula="80"/>
              <draw:equation draw:name="f2" draw:formula="133"/>
              <draw:equation draw:name="f3" draw:formula="63"/>
              <draw:equation draw:name="f4" draw:formula="79"/>
              <draw:equation draw:name="f5" draw:formula="74"/>
              <draw:equation draw:name="f6" draw:formula="70"/>
              <draw:equation draw:name="f7" draw:formula="67"/>
              <draw:equation draw:name="f8" draw:formula="62"/>
              <draw:equation draw:name="f9" draw:formula="61"/>
              <draw:equation draw:name="f10" draw:formula="60"/>
              <draw:equation draw:name="f11" draw:formula="57"/>
              <draw:equation draw:name="f12" draw:formula="58"/>
              <draw:equation draw:name="f13" draw:formula="55"/>
              <draw:equation draw:name="f14" draw:formula="56"/>
              <draw:equation draw:name="f15" draw:formula="53"/>
              <draw:equation draw:name="f16" draw:formula="54"/>
              <draw:equation draw:name="f17" draw:formula="52"/>
              <draw:equation draw:name="f18" draw:formula="51"/>
              <draw:equation draw:name="f19" draw:formula="48"/>
              <draw:equation draw:name="f20" draw:formula="50"/>
              <draw:equation draw:name="f21" draw:formula="43"/>
              <draw:equation draw:name="f22" draw:formula="39"/>
              <draw:equation draw:name="f23" draw:formula="34"/>
              <draw:equation draw:name="f24" draw:formula="30"/>
              <draw:equation draw:name="f25" draw:formula="25"/>
              <draw:equation draw:name="f26" draw:formula="20"/>
              <draw:equation draw:name="f27" draw:formula="59"/>
              <draw:equation draw:name="f28" draw:formula="16"/>
              <draw:equation draw:name="f29" draw:formula="21"/>
              <draw:equation draw:name="f30" draw:formula="44"/>
              <draw:equation draw:name="f31" draw:formula="26"/>
              <draw:equation draw:name="f32" draw:formula="41"/>
              <draw:equation draw:name="f33" draw:formula="31"/>
              <draw:equation draw:name="f34" draw:formula="37"/>
              <draw:equation draw:name="f35" draw:formula="36"/>
              <draw:equation draw:name="f36" draw:formula="42"/>
              <draw:equation draw:name="f37" draw:formula="35"/>
              <draw:equation draw:name="f38" draw:formula="66"/>
              <draw:equation draw:name="f39" draw:formula="38"/>
              <draw:equation draw:name="f40" draw:formula="71"/>
              <draw:equation draw:name="f41" draw:formula="77"/>
              <draw:equation draw:name="f42" draw:formula="?f2 - ?f0"/>
              <draw:equation draw:name="f43" draw:formula="?f1 - ?f0"/>
              <draw:equation draw:name="f44" draw:formula="?f43 / 80"/>
              <draw:equation draw:name="f45" draw:formula="?f42 / 133"/>
              <draw:equation draw:name="f46" draw:formula="80 * ?f43"/>
              <draw:equation draw:name="f47" draw:formula="133 * ?f42"/>
              <draw:equation draw:name="f48" draw:formula="63 * ?f43"/>
              <draw:equation draw:name="f49" draw:formula="79 * ?f42"/>
              <draw:equation draw:name="f50" draw:formula="67 * ?f42"/>
              <draw:equation draw:name="f51" draw:formula="60 * ?f43"/>
              <draw:equation draw:name="f52" draw:formula="57 * ?f42"/>
              <draw:equation draw:name="f53" draw:formula="54 * ?f43"/>
              <draw:equation draw:name="f54" draw:formula="52 * ?f42"/>
              <draw:equation draw:name="f55" draw:formula="43 * ?f43"/>
              <draw:equation draw:name="f56" draw:formula="50 * ?f42"/>
              <draw:equation draw:name="f57" draw:formula="30 * ?f43"/>
              <draw:equation draw:name="f58" draw:formula="54 * ?f42"/>
              <draw:equation draw:name="f59" draw:formula="16 * ?f43"/>
              <draw:equation draw:name="f60" draw:formula="62 * ?f42"/>
              <draw:equation draw:name="f61" draw:formula="0 * ?f43"/>
              <draw:equation draw:name="f62" draw:formula="0 * ?f42"/>
              <draw:equation draw:name="f63" draw:formula="48 * ?f42"/>
              <draw:equation draw:name="f64" draw:formula="31 * ?f43"/>
              <draw:equation draw:name="f65" draw:formula="39 * ?f42"/>
              <draw:equation draw:name="f66" draw:formula="48 * ?f43"/>
              <draw:equation draw:name="f67" draw:formula="35 * ?f42"/>
              <draw:equation draw:name="f68" draw:formula="71 * ?f43"/>
              <draw:equation draw:name="f69" draw:formula="44 * ?f42"/>
              <draw:equation draw:name="f70" draw:formula="71 * ?f42"/>
              <draw:equation draw:name="f71" draw:formula="?f46 / 80"/>
              <draw:equation draw:name="f72" draw:formula="?f47 / 133"/>
              <draw:equation draw:name="f73" draw:formula="?f48 / 80"/>
              <draw:equation draw:name="f74" draw:formula="?f49 / 133"/>
              <draw:equation draw:name="f75" draw:formula="?f50 / 133"/>
              <draw:equation draw:name="f76" draw:formula="?f51 / 80"/>
              <draw:equation draw:name="f77" draw:formula="?f52 / 133"/>
              <draw:equation draw:name="f78" draw:formula="?f53 / 80"/>
              <draw:equation draw:name="f79" draw:formula="?f54 / 133"/>
              <draw:equation draw:name="f80" draw:formula="?f55 / 80"/>
              <draw:equation draw:name="f81" draw:formula="?f56 / 133"/>
              <draw:equation draw:name="f82" draw:formula="?f57 / 80"/>
              <draw:equation draw:name="f83" draw:formula="?f58 / 133"/>
              <draw:equation draw:name="f84" draw:formula="?f59 / 80"/>
              <draw:equation draw:name="f85" draw:formula="?f60 / 133"/>
              <draw:equation draw:name="f86" draw:formula="?f61 / 80"/>
              <draw:equation draw:name="f87" draw:formula="?f62 / 133"/>
              <draw:equation draw:name="f88" draw:formula="?f63 / 133"/>
              <draw:equation draw:name="f89" draw:formula="?f64 / 80"/>
              <draw:equation draw:name="f90" draw:formula="?f65 / 133"/>
              <draw:equation draw:name="f91" draw:formula="?f66 / 80"/>
              <draw:equation draw:name="f92" draw:formula="?f67 / 133"/>
              <draw:equation draw:name="f93" draw:formula="?f68 / 80"/>
              <draw:equation draw:name="f94" draw:formula="?f69 / 133"/>
              <draw:equation draw:name="f95" draw:formula="?f70 / 133"/>
              <draw:equation draw:name="f96" draw:formula="0 / ?f44"/>
              <draw:equation draw:name="f97" draw:formula="?f1 / ?f44"/>
              <draw:equation draw:name="f98" draw:formula="0 / ?f45"/>
              <draw:equation draw:name="f99" draw:formula="?f2 / ?f45"/>
              <draw:equation draw:name="f100" draw:formula="?f71 / ?f44"/>
              <draw:equation draw:name="f101" draw:formula="?f72 / ?f45"/>
              <draw:equation draw:name="f102" draw:formula="?f73 / ?f44"/>
              <draw:equation draw:name="f103" draw:formula="?f74 / ?f45"/>
              <draw:equation draw:name="f104" draw:formula="?f75 / ?f45"/>
              <draw:equation draw:name="f105" draw:formula="?f76 / ?f44"/>
              <draw:equation draw:name="f106" draw:formula="?f77 / ?f45"/>
              <draw:equation draw:name="f107" draw:formula="?f78 / ?f44"/>
              <draw:equation draw:name="f108" draw:formula="?f79 / ?f45"/>
              <draw:equation draw:name="f109" draw:formula="?f80 / ?f44"/>
              <draw:equation draw:name="f110" draw:formula="?f81 / ?f45"/>
              <draw:equation draw:name="f111" draw:formula="?f82 / ?f44"/>
              <draw:equation draw:name="f112" draw:formula="?f83 / ?f45"/>
              <draw:equation draw:name="f113" draw:formula="?f84 / ?f44"/>
              <draw:equation draw:name="f114" draw:formula="?f85 / ?f45"/>
              <draw:equation draw:name="f115" draw:formula="?f86 / ?f44"/>
              <draw:equation draw:name="f116" draw:formula="?f87 / ?f45"/>
              <draw:equation draw:name="f117" draw:formula="?f88 / ?f45"/>
              <draw:equation draw:name="f118" draw:formula="?f89 / ?f44"/>
              <draw:equation draw:name="f119" draw:formula="?f90 / ?f45"/>
              <draw:equation draw:name="f120" draw:formula="?f91 / ?f44"/>
              <draw:equation draw:name="f121" draw:formula="?f92 / ?f45"/>
              <draw:equation draw:name="f122" draw:formula="?f93 / ?f44"/>
              <draw:equation draw:name="f123" draw:formula="?f94 / ?f45"/>
              <draw:equation draw:name="f124" draw:formula="?f95 / ?f45"/>
            </draw:enhanced-geometry>
          </draw:custom-shape>
          <draw:custom-shape svg:x="5.49233in" svg:y="4.48675in" svg:width="0.02233in" svg:height="0.19647in" draw:id="id159" draw:style-name="a940" draw:name="Rectangle 426">
            <svg:title/>
            <svg:desc/>
            <text:p text:style-name="a939" text:class-names="" text:cond-style-name=""><text:span text:style-name="a938" text:class-names=""/></text:p>
            <draw:enhanced-geometry xmlns:dr3d="urn:oasis:names:tc:opendocument:xmlns:dr3d:1.0" draw:type="non-primitive" svg:viewBox="0 0 21600 21600" draw:enhanced-path="M 0 0 L 21600 0 21600 21600 0 21600 Z N"/>
          </draw:custom-shape>
        </draw:g>
        <draw:g draw:name="Gruppieren 778" draw:id="id125">
          <svg:title/>
          <svg:desc/>
          <draw:custom-shape svg:x="6.68006in" svg:y="1.68263in" svg:width="3.06756in" svg:height="4.13473in" draw:id="id139" draw:style-name="a880" draw:name="Freeform 427">
            <svg:title/>
            <svg:desc/>
            <text:p text:style-name="a879" text:class-names="" text:cond-style-name=""><text:span text:style-name="a878" text:class-names=""/></text:p>
            <draw:enhanced-geometry xmlns:dr3d="urn:oasis:names:tc:opendocument:xmlns:dr3d:1.0" draw:type="non-primitive" svg:viewBox="0 0 2092 2824" draw:enhanced-path="M ?f3 ?f0 L ?f4 ?f5 C ?f6 ?f5 ?f7 ?f8 ?f1 ?f9 L ?f1 ?f10 C ?f1 ?f11 ?f12 ?f13 ?f14 ?f2 L ?f15 ?f2 C ?f16 ?f13 ?f17 ?f18 ?f0 ?f19 L ?f17 ?f20 C ?f5 ?f21 ?f22 ?f5 ?f3 ?f0 Z N" draw:text-areas="?f55 ?f57 ?f56 ?f58" draw:glue-points="?f59 ?f60 ?f61 ?f62 ?f63 ?f64 ?f63 ?f65 ?f66 ?f67 ?f68 ?f67 ?f69 ?f70 ?f71 ?f72 ?f59 ?f60" draw:glue-point-leaving-directions="-90, -90, -90, -90, -90, -90, -90, -90, -90">
              <draw:equation draw:name="f0" draw:formula="0"/>
              <draw:equation draw:name="f1" draw:formula="2092"/>
              <draw:equation draw:name="f2" draw:formula="2824"/>
              <draw:equation draw:name="f3" draw:formula="144"/>
              <draw:equation draw:name="f4" draw:formula="1946"/>
              <draw:equation draw:name="f5" draw:formula="1"/>
              <draw:equation draw:name="f6" draw:formula="2020"/>
              <draw:equation draw:name="f7" draw:formula="2091"/>
              <draw:equation draw:name="f8" draw:formula="86"/>
              <draw:equation draw:name="f9" draw:formula="196"/>
              <draw:equation draw:name="f10" draw:formula="2626"/>
              <draw:equation draw:name="f11" draw:formula="2729"/>
              <draw:equation draw:name="f12" draw:formula="2017"/>
              <draw:equation draw:name="f13" draw:formula="2823"/>
              <draw:equation draw:name="f14" draw:formula="1945"/>
              <draw:equation draw:name="f15" draw:formula="146"/>
              <draw:equation draw:name="f16" draw:formula="65"/>
              <draw:equation draw:name="f17" draw:formula="2"/>
              <draw:equation draw:name="f18" draw:formula="2738"/>
              <draw:equation draw:name="f19" draw:formula="2627"/>
              <draw:equation draw:name="f20" draw:formula="197"/>
              <draw:equation draw:name="f21" draw:formula="92"/>
              <draw:equation draw:name="f22" draw:formula="67"/>
              <draw:equation draw:name="f23" draw:formula="?f2 - ?f0"/>
              <draw:equation draw:name="f24" draw:formula="?f1 - ?f0"/>
              <draw:equation draw:name="f25" draw:formula="?f24 / 2092"/>
              <draw:equation draw:name="f26" draw:formula="?f23 / 2824"/>
              <draw:equation draw:name="f27" draw:formula="144 * ?f24"/>
              <draw:equation draw:name="f28" draw:formula="0 * ?f23"/>
              <draw:equation draw:name="f29" draw:formula="1946 * ?f24"/>
              <draw:equation draw:name="f30" draw:formula="1 * ?f23"/>
              <draw:equation draw:name="f31" draw:formula="2092 * ?f24"/>
              <draw:equation draw:name="f32" draw:formula="196 * ?f23"/>
              <draw:equation draw:name="f33" draw:formula="2626 * ?f23"/>
              <draw:equation draw:name="f34" draw:formula="1945 * ?f24"/>
              <draw:equation draw:name="f35" draw:formula="2824 * ?f23"/>
              <draw:equation draw:name="f36" draw:formula="146 * ?f24"/>
              <draw:equation draw:name="f37" draw:formula="0 * ?f24"/>
              <draw:equation draw:name="f38" draw:formula="2627 * ?f23"/>
              <draw:equation draw:name="f39" draw:formula="2 * ?f24"/>
              <draw:equation draw:name="f40" draw:formula="197 * ?f23"/>
              <draw:equation draw:name="f41" draw:formula="?f27 / 2092"/>
              <draw:equation draw:name="f42" draw:formula="?f28 / 2824"/>
              <draw:equation draw:name="f43" draw:formula="?f29 / 2092"/>
              <draw:equation draw:name="f44" draw:formula="?f30 / 2824"/>
              <draw:equation draw:name="f45" draw:formula="?f31 / 2092"/>
              <draw:equation draw:name="f46" draw:formula="?f32 / 2824"/>
              <draw:equation draw:name="f47" draw:formula="?f33 / 2824"/>
              <draw:equation draw:name="f48" draw:formula="?f34 / 2092"/>
              <draw:equation draw:name="f49" draw:formula="?f35 / 2824"/>
              <draw:equation draw:name="f50" draw:formula="?f36 / 2092"/>
              <draw:equation draw:name="f51" draw:formula="?f37 / 2092"/>
              <draw:equation draw:name="f52" draw:formula="?f38 / 2824"/>
              <draw:equation draw:name="f53" draw:formula="?f39 / 2092"/>
              <draw:equation draw:name="f54" draw:formula="?f40 / 2824"/>
              <draw:equation draw:name="f55" draw:formula="0 / ?f25"/>
              <draw:equation draw:name="f56" draw:formula="?f1 / ?f25"/>
              <draw:equation draw:name="f57" draw:formula="0 / ?f26"/>
              <draw:equation draw:name="f58" draw:formula="?f2 / ?f26"/>
              <draw:equation draw:name="f59" draw:formula="?f41 / ?f25"/>
              <draw:equation draw:name="f60" draw:formula="?f42 / ?f26"/>
              <draw:equation draw:name="f61" draw:formula="?f43 / ?f25"/>
              <draw:equation draw:name="f62" draw:formula="?f44 / ?f26"/>
              <draw:equation draw:name="f63" draw:formula="?f45 / ?f25"/>
              <draw:equation draw:name="f64" draw:formula="?f46 / ?f26"/>
              <draw:equation draw:name="f65" draw:formula="?f47 / ?f26"/>
              <draw:equation draw:name="f66" draw:formula="?f48 / ?f25"/>
              <draw:equation draw:name="f67" draw:formula="?f49 / ?f26"/>
              <draw:equation draw:name="f68" draw:formula="?f50 / ?f25"/>
              <draw:equation draw:name="f69" draw:formula="?f51 / ?f25"/>
              <draw:equation draw:name="f70" draw:formula="?f52 / ?f26"/>
              <draw:equation draw:name="f71" draw:formula="?f53 / ?f25"/>
              <draw:equation draw:name="f72" draw:formula="?f54 / ?f26"/>
            </draw:enhanced-geometry>
          </draw:custom-shape>
          <draw:custom-shape svg:x="7.62667in" svg:y="2.91502in" svg:width="1.17434in" svg:height="1.17434in" draw:id="id140" draw:style-name="a883" draw:name="Oval 428">
            <svg:title/>
            <svg:desc/>
            <text:p text:style-name="a882" text:class-names="" text:cond-style-name=""><text:span text:style-name="a88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08659in" svg:y="3.37493in" svg:width="0.25452in" svg:height="0.25452in" draw:id="id141" draw:style-name="a886" draw:name="Oval 429">
            <svg:title/>
            <svg:desc/>
            <text:p text:style-name="a885" text:class-names="" text:cond-style-name=""><text:span text:style-name="a88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62221in" svg:y="4.4421in" svg:width="0.13842in" svg:height="0.18754in" draw:id="id142" draw:style-name="a889" draw:name="Freeform 430">
            <svg:title/>
            <svg:desc/>
            <text:p text:style-name="a888" text:class-names="" text:cond-style-name=""><text:span text:style-name="a887" text:class-names=""/></text:p>
            <draw:enhanced-geometry xmlns:dr3d="urn:oasis:names:tc:opendocument:xmlns:dr3d:1.0" draw:type="non-primitive" svg:viewBox="0 0 96 127" draw:enhanced-path="M ?f1 ?f3 C ?f1 ?f4 ?f5 ?f6 ?f7 ?f8 ?f9 ?f10 ?f11 ?f12 ?f13 ?f14 ?f15 ?f16 ?f17 ?f18 ?f19 ?f20 ?f21 ?f22 ?f23 ?f2 ?f24 ?f2 L ?f0 ?f2 ?f0 ?f0 ?f25 ?f0 C ?f26 ?f0 ?f23 ?f0 ?f27 ?f28 ?f29 ?f28 ?f30 ?f31 ?f32 ?f33 ?f34 ?f35 ?f36 ?f37 ?f38 ?f39 ?f40 ?f41 ?f42 ?f43 ?f42 ?f44 ?f42 ?f45 ?f46 ?f47 ?f48 ?f49 ?f15 ?f50 ?f51 ?f52 ?f53 ?f23 L ?f53 ?f54 C ?f34 ?f55 ?f46 ?f56 ?f57 ?f58 ?f4 ?f32 ?f1 ?f59 ?f1 ?f3 Z M ?f30 ?f60 C ?f30 ?f61 ?f19 ?f62 ?f58 ?f43 ?f63 ?f64 ?f29 ?f65 ?f21 ?f41 ?f27 ?f66 ?f55 ?f39 ?f67 ?f39 ?f50 ?f68 ?f69 ?f68 ?f25 ?f68 L ?f70 ?f68 ?f70 ?f52 ?f47 ?f52 C ?f71 ?f52 ?f72 ?f52 ?f67 ?f73 ?f54 ?f73 ?f74 ?f50 ?f75 ?f26 ?f76 ?f71 ?f63 ?f69 ?f58 ?f77 ?f19 ?f78 ?f30 ?f45 ?f30 ?f60 Z M ?f59 ?f57 C ?f59 ?f13 ?f15 ?f59 ?f34 ?f79 ?f80 ?f17 ?f32 ?f81 ?f30 ?f53 ?f63 ?f19 ?f21 ?f58 ?f74 ?f58 ?f23 ?f63 ?f73 ?f63 ?f49 ?f63 L ?f70 ?f63 ?f70 ?f12 ?f77 ?f12 C ?f26 ?f12 ?f82 ?f83 ?f74 ?f84 ?f76 ?f84 ?f19 ?f10 ?f85 ?f86 ?f17 ?f8 ?f80 ?f87 ?f34 ?f6 ?f15 ?f88 ?f59 ?f7 ?f59 ?f57 Z N" draw:text-areas="?f207 ?f209 ?f208 ?f210" draw:glue-points="?f211 ?f212 ?f213 ?f214 ?f215 ?f216 ?f217 ?f218 ?f219 ?f220 ?f221 ?f220 ?f221 ?f222 ?f223 ?f222 ?f224 ?f225 ?f226 ?f227 ?f228 ?f229 ?f230 ?f231 ?f232 ?f233 ?f234 ?f235 ?f234 ?f236 ?f237 ?f238 ?f211 ?f212 ?f239 ?f240 ?f241 ?f242 ?f243 ?f244 ?f245 ?f229 ?f223 ?f246 ?f247 ?f246 ?f247 ?f248 ?f249 ?f248 ?f245 ?f250 ?f251 ?f252 ?f241 ?f253 ?f239 ?f240 ?f254 ?f255 ?f256 ?f257 ?f239 ?f258 ?f259 ?f238 ?f260 ?f261 ?f247 ?f261 ?f247 ?f262 ?f263 ?f262 ?f259 ?f264 ?f265 ?f266 ?f256 ?f267 ?f254 ?f255" draw:glue-point-leaving-directions="-90, -90, -90, -90, -90, -90, -90, -90, -90, -90, -90, -90, -90, -90, -90, -90, -90, -90, -90, -90, -90, -90, -90, -90, -90, -90, -90, -90, -90, -90, -90, -90, -90, -90, -90, -90, -90, -90, -90, -90, -90">
              <draw:equation draw:name="f0" draw:formula="0"/>
              <draw:equation draw:name="f1" draw:formula="96"/>
              <draw:equation draw:name="f2" draw:formula="127"/>
              <draw:equation draw:name="f3" draw:formula="88"/>
              <draw:equation draw:name="f4" draw:formula="94"/>
              <draw:equation draw:name="f5" draw:formula="95"/>
              <draw:equation draw:name="f6" draw:formula="100"/>
              <draw:equation draw:name="f7" draw:formula="93"/>
              <draw:equation draw:name="f8" draw:formula="105"/>
              <draw:equation draw:name="f9" draw:formula="90"/>
              <draw:equation draw:name="f10" draw:formula="109"/>
              <draw:equation draw:name="f11" draw:formula="87"/>
              <draw:equation draw:name="f12" draw:formula="113"/>
              <draw:equation draw:name="f13" draw:formula="83"/>
              <draw:equation draw:name="f14" draw:formula="117"/>
              <draw:equation draw:name="f15" draw:formula="78"/>
              <draw:equation draw:name="f16" draw:formula="120"/>
              <draw:equation draw:name="f17" draw:formula="73"/>
              <draw:equation draw:name="f18" draw:formula="123"/>
              <draw:equation draw:name="f19" draw:formula="67"/>
              <draw:equation draw:name="f20" draw:formula="125"/>
              <draw:equation draw:name="f21" draw:formula="62"/>
              <draw:equation draw:name="f22" draw:formula="126"/>
              <draw:equation draw:name="f23" draw:formula="54"/>
              <draw:equation draw:name="f24" draw:formula="46"/>
              <draw:equation draw:name="f25" draw:formula="38"/>
              <draw:equation draw:name="f26" draw:formula="47"/>
              <draw:equation draw:name="f27" draw:formula="59"/>
              <draw:equation draw:name="f28" draw:formula="1"/>
              <draw:equation draw:name="f29" draw:formula="64"/>
              <draw:equation draw:name="f30" draw:formula="68"/>
              <draw:equation draw:name="f31" draw:formula="3"/>
              <draw:equation draw:name="f32" draw:formula="72"/>
              <draw:equation draw:name="f33" draw:formula="5"/>
              <draw:equation draw:name="f34" draw:formula="77"/>
              <draw:equation draw:name="f35" draw:formula="7"/>
              <draw:equation draw:name="f36" draw:formula="80"/>
              <draw:equation draw:name="f37" draw:formula="11"/>
              <draw:equation draw:name="f38" draw:formula="82"/>
              <draw:equation draw:name="f39" draw:formula="15"/>
              <draw:equation draw:name="f40" draw:formula="85"/>
              <draw:equation draw:name="f41" draw:formula="18"/>
              <draw:equation draw:name="f42" draw:formula="86"/>
              <draw:equation draw:name="f43" draw:formula="23"/>
              <draw:equation draw:name="f44" draw:formula="28"/>
              <draw:equation draw:name="f45" draw:formula="34"/>
              <draw:equation draw:name="f46" draw:formula="84"/>
              <draw:equation draw:name="f47" draw:formula="39"/>
              <draw:equation draw:name="f48" draw:formula="81"/>
              <draw:equation draw:name="f49" draw:formula="44"/>
              <draw:equation draw:name="f50" draw:formula="48"/>
              <draw:equation draw:name="f51" draw:formula="74"/>
              <draw:equation draw:name="f52" draw:formula="51"/>
              <draw:equation draw:name="f53" draw:formula="69"/>
              <draw:equation draw:name="f54" draw:formula="55"/>
              <draw:equation draw:name="f55" draw:formula="56"/>
              <draw:equation draw:name="f56" draw:formula="60"/>
              <draw:equation draw:name="f57" draw:formula="89"/>
              <draw:equation draw:name="f58" draw:formula="66"/>
              <draw:equation draw:name="f59" draw:formula="79"/>
              <draw:equation draw:name="f60" draw:formula="30"/>
              <draw:equation draw:name="f61" draw:formula="27"/>
              <draw:equation draw:name="f62" draw:formula="25"/>
              <draw:equation draw:name="f63" draw:formula="65"/>
              <draw:equation draw:name="f64" draw:formula="21"/>
              <draw:equation draw:name="f65" draw:formula="19"/>
              <draw:equation draw:name="f66" draw:formula="16"/>
              <draw:equation draw:name="f67" draw:formula="52"/>
              <draw:equation draw:name="f68" draw:formula="14"/>
              <draw:equation draw:name="f69" draw:formula="43"/>
              <draw:equation draw:name="f70" draw:formula="17"/>
              <draw:equation draw:name="f71" draw:formula="45"/>
              <draw:equation draw:name="f72" draw:formula="49"/>
              <draw:equation draw:name="f73" draw:formula="50"/>
              <draw:equation draw:name="f74" draw:formula="58"/>
              <draw:equation draw:name="f75" draw:formula="61"/>
              <draw:equation draw:name="f76" draw:formula="63"/>
              <draw:equation draw:name="f77" draw:formula="40"/>
              <draw:equation draw:name="f78" draw:formula="37"/>
              <draw:equation draw:name="f79" draw:formula="76"/>
              <draw:equation draw:name="f80" draw:formula="75"/>
              <draw:equation draw:name="f81" draw:formula="71"/>
              <draw:equation draw:name="f82" draw:formula="53"/>
              <draw:equation draw:name="f83" draw:formula="112"/>
              <draw:equation draw:name="f84" draw:formula="111"/>
              <draw:equation draw:name="f85" draw:formula="70"/>
              <draw:equation draw:name="f86" draw:formula="107"/>
              <draw:equation draw:name="f87" draw:formula="102"/>
              <draw:equation draw:name="f88" draw:formula="97"/>
              <draw:equation draw:name="f89" draw:formula="?f2 - ?f0"/>
              <draw:equation draw:name="f90" draw:formula="?f1 - ?f0"/>
              <draw:equation draw:name="f91" draw:formula="?f90 / 96"/>
              <draw:equation draw:name="f92" draw:formula="?f89 / 127"/>
              <draw:equation draw:name="f93" draw:formula="96 * ?f90"/>
              <draw:equation draw:name="f94" draw:formula="88 * ?f89"/>
              <draw:equation draw:name="f95" draw:formula="93 * ?f90"/>
              <draw:equation draw:name="f96" draw:formula="105 * ?f89"/>
              <draw:equation draw:name="f97" draw:formula="83 * ?f90"/>
              <draw:equation draw:name="f98" draw:formula="117 * ?f89"/>
              <draw:equation draw:name="f99" draw:formula="67 * ?f90"/>
              <draw:equation draw:name="f100" draw:formula="125 * ?f89"/>
              <draw:equation draw:name="f101" draw:formula="46 * ?f90"/>
              <draw:equation draw:name="f102" draw:formula="127 * ?f89"/>
              <draw:equation draw:name="f103" draw:formula="0 * ?f90"/>
              <draw:equation draw:name="f104" draw:formula="0 * ?f89"/>
              <draw:equation draw:name="f105" draw:formula="38 * ?f90"/>
              <draw:equation draw:name="f106" draw:formula="59 * ?f90"/>
              <draw:equation draw:name="f107" draw:formula="1 * ?f89"/>
              <draw:equation draw:name="f108" draw:formula="72 * ?f90"/>
              <draw:equation draw:name="f109" draw:formula="5 * ?f89"/>
              <draw:equation draw:name="f110" draw:formula="82 * ?f90"/>
              <draw:equation draw:name="f111" draw:formula="15 * ?f89"/>
              <draw:equation draw:name="f112" draw:formula="86 * ?f90"/>
              <draw:equation draw:name="f113" draw:formula="28 * ?f89"/>
              <draw:equation draw:name="f114" draw:formula="81 * ?f90"/>
              <draw:equation draw:name="f115" draw:formula="44 * ?f89"/>
              <draw:equation draw:name="f116" draw:formula="69 * ?f90"/>
              <draw:equation draw:name="f117" draw:formula="54 * ?f89"/>
              <draw:equation draw:name="f118" draw:formula="55 * ?f89"/>
              <draw:equation draw:name="f119" draw:formula="89 * ?f90"/>
              <draw:equation draw:name="f120" draw:formula="66 * ?f89"/>
              <draw:equation draw:name="f121" draw:formula="68 * ?f90"/>
              <draw:equation draw:name="f122" draw:formula="30 * ?f89"/>
              <draw:equation draw:name="f123" draw:formula="66 * ?f90"/>
              <draw:equation draw:name="f124" draw:formula="23 * ?f89"/>
              <draw:equation draw:name="f125" draw:formula="62 * ?f90"/>
              <draw:equation draw:name="f126" draw:formula="18 * ?f89"/>
              <draw:equation draw:name="f127" draw:formula="52 * ?f90"/>
              <draw:equation draw:name="f128" draw:formula="14 * ?f89"/>
              <draw:equation draw:name="f129" draw:formula="17 * ?f90"/>
              <draw:equation draw:name="f130" draw:formula="51 * ?f89"/>
              <draw:equation draw:name="f131" draw:formula="39 * ?f90"/>
              <draw:equation draw:name="f132" draw:formula="50 * ?f89"/>
              <draw:equation draw:name="f133" draw:formula="61 * ?f90"/>
              <draw:equation draw:name="f134" draw:formula="47 * ?f89"/>
              <draw:equation draw:name="f135" draw:formula="40 * ?f89"/>
              <draw:equation draw:name="f136" draw:formula="79 * ?f90"/>
              <draw:equation draw:name="f137" draw:formula="89 * ?f89"/>
              <draw:equation draw:name="f138" draw:formula="77 * ?f90"/>
              <draw:equation draw:name="f139" draw:formula="76 * ?f89"/>
              <draw:equation draw:name="f140" draw:formula="69 * ?f89"/>
              <draw:equation draw:name="f141" draw:formula="58 * ?f90"/>
              <draw:equation draw:name="f142" draw:formula="44 * ?f90"/>
              <draw:equation draw:name="f143" draw:formula="65 * ?f89"/>
              <draw:equation draw:name="f144" draw:formula="113 * ?f89"/>
              <draw:equation draw:name="f145" draw:formula="40 * ?f90"/>
              <draw:equation draw:name="f146" draw:formula="111 * ?f89"/>
              <draw:equation draw:name="f147" draw:formula="70 * ?f90"/>
              <draw:equation draw:name="f148" draw:formula="107 * ?f89"/>
              <draw:equation draw:name="f149" draw:formula="100 * ?f89"/>
              <draw:equation draw:name="f150" draw:formula="?f93 / 96"/>
              <draw:equation draw:name="f151" draw:formula="?f94 / 127"/>
              <draw:equation draw:name="f152" draw:formula="?f95 / 96"/>
              <draw:equation draw:name="f153" draw:formula="?f96 / 127"/>
              <draw:equation draw:name="f154" draw:formula="?f97 / 96"/>
              <draw:equation draw:name="f155" draw:formula="?f98 / 127"/>
              <draw:equation draw:name="f156" draw:formula="?f99 / 96"/>
              <draw:equation draw:name="f157" draw:formula="?f100 / 127"/>
              <draw:equation draw:name="f158" draw:formula="?f101 / 96"/>
              <draw:equation draw:name="f159" draw:formula="?f102 / 127"/>
              <draw:equation draw:name="f160" draw:formula="?f103 / 96"/>
              <draw:equation draw:name="f161" draw:formula="?f104 / 127"/>
              <draw:equation draw:name="f162" draw:formula="?f105 / 96"/>
              <draw:equation draw:name="f163" draw:formula="?f106 / 96"/>
              <draw:equation draw:name="f164" draw:formula="?f107 / 127"/>
              <draw:equation draw:name="f165" draw:formula="?f108 / 96"/>
              <draw:equation draw:name="f166" draw:formula="?f109 / 127"/>
              <draw:equation draw:name="f167" draw:formula="?f110 / 96"/>
              <draw:equation draw:name="f168" draw:formula="?f111 / 127"/>
              <draw:equation draw:name="f169" draw:formula="?f112 / 96"/>
              <draw:equation draw:name="f170" draw:formula="?f113 / 127"/>
              <draw:equation draw:name="f171" draw:formula="?f114 / 96"/>
              <draw:equation draw:name="f172" draw:formula="?f115 / 127"/>
              <draw:equation draw:name="f173" draw:formula="?f116 / 96"/>
              <draw:equation draw:name="f174" draw:formula="?f117 / 127"/>
              <draw:equation draw:name="f175" draw:formula="?f118 / 127"/>
              <draw:equation draw:name="f176" draw:formula="?f119 / 96"/>
              <draw:equation draw:name="f177" draw:formula="?f120 / 127"/>
              <draw:equation draw:name="f178" draw:formula="?f121 / 96"/>
              <draw:equation draw:name="f179" draw:formula="?f122 / 127"/>
              <draw:equation draw:name="f180" draw:formula="?f123 / 96"/>
              <draw:equation draw:name="f181" draw:formula="?f124 / 127"/>
              <draw:equation draw:name="f182" draw:formula="?f125 / 96"/>
              <draw:equation draw:name="f183" draw:formula="?f126 / 127"/>
              <draw:equation draw:name="f184" draw:formula="?f127 / 96"/>
              <draw:equation draw:name="f185" draw:formula="?f128 / 127"/>
              <draw:equation draw:name="f186" draw:formula="?f129 / 96"/>
              <draw:equation draw:name="f187" draw:formula="?f130 / 127"/>
              <draw:equation draw:name="f188" draw:formula="?f131 / 96"/>
              <draw:equation draw:name="f189" draw:formula="?f132 / 127"/>
              <draw:equation draw:name="f190" draw:formula="?f133 / 96"/>
              <draw:equation draw:name="f191" draw:formula="?f134 / 127"/>
              <draw:equation draw:name="f192" draw:formula="?f135 / 127"/>
              <draw:equation draw:name="f193" draw:formula="?f136 / 96"/>
              <draw:equation draw:name="f194" draw:formula="?f137 / 127"/>
              <draw:equation draw:name="f195" draw:formula="?f138 / 96"/>
              <draw:equation draw:name="f196" draw:formula="?f139 / 127"/>
              <draw:equation draw:name="f197" draw:formula="?f140 / 127"/>
              <draw:equation draw:name="f198" draw:formula="?f141 / 96"/>
              <draw:equation draw:name="f199" draw:formula="?f142 / 96"/>
              <draw:equation draw:name="f200" draw:formula="?f143 / 127"/>
              <draw:equation draw:name="f201" draw:formula="?f144 / 127"/>
              <draw:equation draw:name="f202" draw:formula="?f145 / 96"/>
              <draw:equation draw:name="f203" draw:formula="?f146 / 127"/>
              <draw:equation draw:name="f204" draw:formula="?f147 / 96"/>
              <draw:equation draw:name="f205" draw:formula="?f148 / 127"/>
              <draw:equation draw:name="f206" draw:formula="?f149 / 127"/>
              <draw:equation draw:name="f207" draw:formula="0 / ?f91"/>
              <draw:equation draw:name="f208" draw:formula="?f1 / ?f91"/>
              <draw:equation draw:name="f209" draw:formula="0 / ?f92"/>
              <draw:equation draw:name="f210" draw:formula="?f2 / ?f92"/>
              <draw:equation draw:name="f211" draw:formula="?f150 / ?f91"/>
              <draw:equation draw:name="f212" draw:formula="?f151 / ?f92"/>
              <draw:equation draw:name="f213" draw:formula="?f152 / ?f91"/>
              <draw:equation draw:name="f214" draw:formula="?f153 / ?f92"/>
              <draw:equation draw:name="f215" draw:formula="?f154 / ?f91"/>
              <draw:equation draw:name="f216" draw:formula="?f155 / ?f92"/>
              <draw:equation draw:name="f217" draw:formula="?f156 / ?f91"/>
              <draw:equation draw:name="f218" draw:formula="?f157 / ?f92"/>
              <draw:equation draw:name="f219" draw:formula="?f158 / ?f91"/>
              <draw:equation draw:name="f220" draw:formula="?f159 / ?f92"/>
              <draw:equation draw:name="f221" draw:formula="?f160 / ?f91"/>
              <draw:equation draw:name="f222" draw:formula="?f161 / ?f92"/>
              <draw:equation draw:name="f223" draw:formula="?f162 / ?f91"/>
              <draw:equation draw:name="f224" draw:formula="?f163 / ?f91"/>
              <draw:equation draw:name="f225" draw:formula="?f164 / ?f92"/>
              <draw:equation draw:name="f226" draw:formula="?f165 / ?f91"/>
              <draw:equation draw:name="f227" draw:formula="?f166 / ?f92"/>
              <draw:equation draw:name="f228" draw:formula="?f167 / ?f91"/>
              <draw:equation draw:name="f229" draw:formula="?f168 / ?f92"/>
              <draw:equation draw:name="f230" draw:formula="?f169 / ?f91"/>
              <draw:equation draw:name="f231" draw:formula="?f170 / ?f92"/>
              <draw:equation draw:name="f232" draw:formula="?f171 / ?f91"/>
              <draw:equation draw:name="f233" draw:formula="?f172 / ?f92"/>
              <draw:equation draw:name="f234" draw:formula="?f173 / ?f91"/>
              <draw:equation draw:name="f235" draw:formula="?f174 / ?f92"/>
              <draw:equation draw:name="f236" draw:formula="?f175 / ?f92"/>
              <draw:equation draw:name="f237" draw:formula="?f176 / ?f91"/>
              <draw:equation draw:name="f238" draw:formula="?f177 / ?f92"/>
              <draw:equation draw:name="f239" draw:formula="?f178 / ?f91"/>
              <draw:equation draw:name="f240" draw:formula="?f179 / ?f92"/>
              <draw:equation draw:name="f241" draw:formula="?f180 / ?f91"/>
              <draw:equation draw:name="f242" draw:formula="?f181 / ?f92"/>
              <draw:equation draw:name="f243" draw:formula="?f182 / ?f91"/>
              <draw:equation draw:name="f244" draw:formula="?f183 / ?f92"/>
              <draw:equation draw:name="f245" draw:formula="?f184 / ?f91"/>
              <draw:equation draw:name="f246" draw:formula="?f185 / ?f92"/>
              <draw:equation draw:name="f247" draw:formula="?f186 / ?f91"/>
              <draw:equation draw:name="f248" draw:formula="?f187 / ?f92"/>
              <draw:equation draw:name="f249" draw:formula="?f188 / ?f91"/>
              <draw:equation draw:name="f250" draw:formula="?f189 / ?f92"/>
              <draw:equation draw:name="f251" draw:formula="?f190 / ?f91"/>
              <draw:equation draw:name="f252" draw:formula="?f191 / ?f92"/>
              <draw:equation draw:name="f253" draw:formula="?f192 / ?f92"/>
              <draw:equation draw:name="f254" draw:formula="?f193 / ?f91"/>
              <draw:equation draw:name="f255" draw:formula="?f194 / ?f92"/>
              <draw:equation draw:name="f256" draw:formula="?f195 / ?f91"/>
              <draw:equation draw:name="f257" draw:formula="?f196 / ?f92"/>
              <draw:equation draw:name="f258" draw:formula="?f197 / ?f92"/>
              <draw:equation draw:name="f259" draw:formula="?f198 / ?f91"/>
              <draw:equation draw:name="f260" draw:formula="?f199 / ?f91"/>
              <draw:equation draw:name="f261" draw:formula="?f200 / ?f92"/>
              <draw:equation draw:name="f262" draw:formula="?f201 / ?f92"/>
              <draw:equation draw:name="f263" draw:formula="?f202 / ?f91"/>
              <draw:equation draw:name="f264" draw:formula="?f203 / ?f92"/>
              <draw:equation draw:name="f265" draw:formula="?f204 / ?f91"/>
              <draw:equation draw:name="f266" draw:formula="?f205 / ?f92"/>
              <draw:equation draw:name="f267" draw:formula="?f206 / ?f92"/>
            </draw:enhanced-geometry>
          </draw:custom-shape>
          <draw:custom-shape svg:x="7.78742in" svg:y="4.48675in" svg:width="0.12502in" svg:height="0.14735in" draw:id="id143" draw:style-name="a892" draw:name="Freeform 431">
            <svg:title/>
            <svg:desc/>
            <text:p text:style-name="a891" text:class-names="" text:cond-style-name=""><text:span text:style-name="a890" text:class-names=""/></text:p>
            <draw:enhanced-geometry xmlns:dr3d="urn:oasis:names:tc:opendocument:xmlns:dr3d:1.0" draw:type="non-primitive" svg:viewBox="0 0 87 100" draw:enhanced-path="M ?f1 ?f3 L ?f4 ?f3 C ?f4 ?f5 ?f6 ?f7 ?f8 ?f9 ?f10 ?f11 ?f12 ?f13 ?f14 ?f15 ?f16 ?f17 ?f18 ?f19 ?f20 ?f21 ?f22 ?f23 ?f24 ?f25 ?f26 ?f25 ?f27 ?f25 ?f28 ?f23 ?f29 ?f30 ?f31 ?f32 ?f30 ?f31 ?f21 ?f13 L ?f23 ?f13 ?f23 ?f33 C ?f32 ?f34 ?f35 ?f36 ?f37 ?f38 ?f7 ?f39 ?f27 ?f2 ?f26 ?f2 ?f40 ?f2 ?f41 ?f36 ?f42 ?f1 ?f43 ?f44 ?f0 ?f9 ?f0 ?f26 ?f0 ?f40 ?f43 ?f41 ?f45 ?f42 ?f46 ?f47 ?f18 ?f0 ?f48 ?f0 ?f49 ?f0 ?f29 ?f47 ?f31 ?f50 ?f21 ?f8 ?f1 ?f51 ?f1 ?f52 L ?f1 ?f3 Z M ?f53 ?f54 C ?f53 ?f55 ?f37 ?f56 ?f57 ?f58 ?f59 ?f60 ?f61 ?f45 ?f24 ?f45 ?f20 ?f45 ?f55 ?f62 ?f56 ?f10 ?f58 ?f63 ?f4 ?f64 ?f4 ?f54 L ?f53 ?f54 Z N" draw:text-areas="?f147 ?f149 ?f148 ?f150" draw:glue-points="?f151 ?f152 ?f153 ?f152 ?f154 ?f155 ?f156 ?f157 ?f158 ?f159 ?f160 ?f161 ?f162 ?f163 ?f164 ?f165 ?f166 ?f165 ?f166 ?f167 ?f168 ?f169 ?f160 ?f170 ?f171 ?f172 ?f173 ?f174 ?f175 ?f176 ?f177 ?f178 ?f179 ?f180 ?f151 ?f181 ?f151 ?f152 ?f182 ?f183 ?f184 ?f185 ?f186 ?f187 ?f188 ?f189 ?f153 ?f183 ?f182 ?f183" draw:glue-point-leaving-directions="-90, -90, -90, -90, -90, -90, -90, -90, -90, -90, -90, -90, -90, -90, -90, -90, -90, -90, -90, -90, -90, -90, -90, -90, -90">
              <draw:equation draw:name="f0" draw:formula="0"/>
              <draw:equation draw:name="f1" draw:formula="87"/>
              <draw:equation draw:name="f2" draw:formula="100"/>
              <draw:equation draw:name="f3" draw:formula="52"/>
              <draw:equation draw:name="f4" draw:formula="17"/>
              <draw:equation draw:name="f5" draw:formula="58"/>
              <draw:equation draw:name="f6" draw:formula="18"/>
              <draw:equation draw:name="f7" draw:formula="63"/>
              <draw:equation draw:name="f8" draw:formula="19"/>
              <draw:equation draw:name="f9" draw:formula="67"/>
              <draw:equation draw:name="f10" draw:formula="21"/>
              <draw:equation draw:name="f11" draw:formula="72"/>
              <draw:equation draw:name="f12" draw:formula="24"/>
              <draw:equation draw:name="f13" draw:formula="75"/>
              <draw:equation draw:name="f14" draw:formula="27"/>
              <draw:equation draw:name="f15" draw:formula="78"/>
              <draw:equation draw:name="f16" draw:formula="30"/>
              <draw:equation draw:name="f17" draw:formula="81"/>
              <draw:equation draw:name="f18" draw:formula="33"/>
              <draw:equation draw:name="f19" draw:formula="83"/>
              <draw:equation draw:name="f20" draw:formula="37"/>
              <draw:equation draw:name="f21" draw:formula="84"/>
              <draw:equation draw:name="f22" draw:formula="41"/>
              <draw:equation draw:name="f23" draw:formula="85"/>
              <draw:equation draw:name="f24" draw:formula="46"/>
              <draw:equation draw:name="f25" draw:formula="86"/>
              <draw:equation draw:name="f26" draw:formula="51"/>
              <draw:equation draw:name="f27" draw:formula="57"/>
              <draw:equation draw:name="f28" draw:formula="64"/>
              <draw:equation draw:name="f29" draw:formula="70"/>
              <draw:equation draw:name="f30" draw:formula="82"/>
              <draw:equation draw:name="f31" draw:formula="77"/>
              <draw:equation draw:name="f32" draw:formula="80"/>
              <draw:equation draw:name="f33" draw:formula="92"/>
              <draw:equation draw:name="f34" draw:formula="94"/>
              <draw:equation draw:name="f35" draw:formula="74"/>
              <draw:equation draw:name="f36" draw:formula="96"/>
              <draw:equation draw:name="f37" draw:formula="69"/>
              <draw:equation draw:name="f38" draw:formula="98"/>
              <draw:equation draw:name="f39" draw:formula="99"/>
              <draw:equation draw:name="f40" draw:formula="35"/>
              <draw:equation draw:name="f41" draw:formula="23"/>
              <draw:equation draw:name="f42" draw:formula="14"/>
              <draw:equation draw:name="f43" draw:formula="5"/>
              <draw:equation draw:name="f44" draw:formula="79"/>
              <draw:equation draw:name="f45" draw:formula="13"/>
              <draw:equation draw:name="f46" draw:formula="22"/>
              <draw:equation draw:name="f47" draw:formula="4"/>
              <draw:equation draw:name="f48" draw:formula="47"/>
              <draw:equation draw:name="f49" draw:formula="60"/>
              <draw:equation draw:name="f50" draw:formula="11"/>
              <draw:equation draw:name="f51" draw:formula="29"/>
              <draw:equation draw:name="f52" draw:formula="43"/>
              <draw:equation draw:name="f53" draw:formula="71"/>
              <draw:equation draw:name="f54" draw:formula="40"/>
              <draw:equation draw:name="f55" draw:formula="31"/>
              <draw:equation draw:name="f56" draw:formula="25"/>
              <draw:equation draw:name="f57" draw:formula="65"/>
              <draw:equation draw:name="f58" draw:formula="20"/>
              <draw:equation draw:name="f59" draw:formula="61"/>
              <draw:equation draw:name="f60" draw:formula="15"/>
              <draw:equation draw:name="f61" draw:formula="55"/>
              <draw:equation draw:name="f62" draw:formula="16"/>
              <draw:equation draw:name="f63" draw:formula="26"/>
              <draw:equation draw:name="f64" draw:formula="32"/>
              <draw:equation draw:name="f65" draw:formula="?f2 - ?f0"/>
              <draw:equation draw:name="f66" draw:formula="?f1 - ?f0"/>
              <draw:equation draw:name="f67" draw:formula="?f66 / 87"/>
              <draw:equation draw:name="f68" draw:formula="?f65 / 100"/>
              <draw:equation draw:name="f69" draw:formula="87 * ?f66"/>
              <draw:equation draw:name="f70" draw:formula="52 * ?f65"/>
              <draw:equation draw:name="f71" draw:formula="17 * ?f66"/>
              <draw:equation draw:name="f72" draw:formula="19 * ?f66"/>
              <draw:equation draw:name="f73" draw:formula="67 * ?f65"/>
              <draw:equation draw:name="f74" draw:formula="27 * ?f66"/>
              <draw:equation draw:name="f75" draw:formula="78 * ?f65"/>
              <draw:equation draw:name="f76" draw:formula="37 * ?f66"/>
              <draw:equation draw:name="f77" draw:formula="84 * ?f65"/>
              <draw:equation draw:name="f78" draw:formula="51 * ?f66"/>
              <draw:equation draw:name="f79" draw:formula="86 * ?f65"/>
              <draw:equation draw:name="f80" draw:formula="70 * ?f66"/>
              <draw:equation draw:name="f81" draw:formula="82 * ?f65"/>
              <draw:equation draw:name="f82" draw:formula="84 * ?f66"/>
              <draw:equation draw:name="f83" draw:formula="75 * ?f65"/>
              <draw:equation draw:name="f84" draw:formula="85 * ?f66"/>
              <draw:equation draw:name="f85" draw:formula="92 * ?f65"/>
              <draw:equation draw:name="f86" draw:formula="69 * ?f66"/>
              <draw:equation draw:name="f87" draw:formula="98 * ?f65"/>
              <draw:equation draw:name="f88" draw:formula="100 * ?f65"/>
              <draw:equation draw:name="f89" draw:formula="14 * ?f66"/>
              <draw:equation draw:name="f90" draw:formula="87 * ?f65"/>
              <draw:equation draw:name="f91" draw:formula="0 * ?f66"/>
              <draw:equation draw:name="f92" draw:formula="51 * ?f65"/>
              <draw:equation draw:name="f93" draw:formula="13 * ?f66"/>
              <draw:equation draw:name="f94" draw:formula="14 * ?f65"/>
              <draw:equation draw:name="f95" draw:formula="47 * ?f66"/>
              <draw:equation draw:name="f96" draw:formula="0 * ?f65"/>
              <draw:equation draw:name="f97" draw:formula="77 * ?f66"/>
              <draw:equation draw:name="f98" draw:formula="11 * ?f65"/>
              <draw:equation draw:name="f99" draw:formula="43 * ?f65"/>
              <draw:equation draw:name="f100" draw:formula="71 * ?f66"/>
              <draw:equation draw:name="f101" draw:formula="40 * ?f65"/>
              <draw:equation draw:name="f102" draw:formula="65 * ?f66"/>
              <draw:equation draw:name="f103" draw:formula="20 * ?f65"/>
              <draw:equation draw:name="f104" draw:formula="46 * ?f66"/>
              <draw:equation draw:name="f105" draw:formula="13 * ?f65"/>
              <draw:equation draw:name="f106" draw:formula="25 * ?f66"/>
              <draw:equation draw:name="f107" draw:formula="21 * ?f65"/>
              <draw:equation draw:name="f108" draw:formula="?f69 / 87"/>
              <draw:equation draw:name="f109" draw:formula="?f70 / 100"/>
              <draw:equation draw:name="f110" draw:formula="?f71 / 87"/>
              <draw:equation draw:name="f111" draw:formula="?f72 / 87"/>
              <draw:equation draw:name="f112" draw:formula="?f73 / 100"/>
              <draw:equation draw:name="f113" draw:formula="?f74 / 87"/>
              <draw:equation draw:name="f114" draw:formula="?f75 / 100"/>
              <draw:equation draw:name="f115" draw:formula="?f76 / 87"/>
              <draw:equation draw:name="f116" draw:formula="?f77 / 100"/>
              <draw:equation draw:name="f117" draw:formula="?f78 / 87"/>
              <draw:equation draw:name="f118" draw:formula="?f79 / 100"/>
              <draw:equation draw:name="f119" draw:formula="?f80 / 87"/>
              <draw:equation draw:name="f120" draw:formula="?f81 / 100"/>
              <draw:equation draw:name="f121" draw:formula="?f82 / 87"/>
              <draw:equation draw:name="f122" draw:formula="?f83 / 100"/>
              <draw:equation draw:name="f123" draw:formula="?f84 / 87"/>
              <draw:equation draw:name="f124" draw:formula="?f85 / 100"/>
              <draw:equation draw:name="f125" draw:formula="?f86 / 87"/>
              <draw:equation draw:name="f126" draw:formula="?f87 / 100"/>
              <draw:equation draw:name="f127" draw:formula="?f88 / 100"/>
              <draw:equation draw:name="f128" draw:formula="?f89 / 87"/>
              <draw:equation draw:name="f129" draw:formula="?f90 / 100"/>
              <draw:equation draw:name="f130" draw:formula="?f91 / 87"/>
              <draw:equation draw:name="f131" draw:formula="?f92 / 100"/>
              <draw:equation draw:name="f132" draw:formula="?f93 / 87"/>
              <draw:equation draw:name="f133" draw:formula="?f94 / 100"/>
              <draw:equation draw:name="f134" draw:formula="?f95 / 87"/>
              <draw:equation draw:name="f135" draw:formula="?f96 / 100"/>
              <draw:equation draw:name="f136" draw:formula="?f97 / 87"/>
              <draw:equation draw:name="f137" draw:formula="?f98 / 100"/>
              <draw:equation draw:name="f138" draw:formula="?f99 / 100"/>
              <draw:equation draw:name="f139" draw:formula="?f100 / 87"/>
              <draw:equation draw:name="f140" draw:formula="?f101 / 100"/>
              <draw:equation draw:name="f141" draw:formula="?f102 / 87"/>
              <draw:equation draw:name="f142" draw:formula="?f103 / 100"/>
              <draw:equation draw:name="f143" draw:formula="?f104 / 87"/>
              <draw:equation draw:name="f144" draw:formula="?f105 / 100"/>
              <draw:equation draw:name="f145" draw:formula="?f106 / 87"/>
              <draw:equation draw:name="f146" draw:formula="?f107 / 100"/>
              <draw:equation draw:name="f147" draw:formula="0 / ?f67"/>
              <draw:equation draw:name="f148" draw:formula="?f1 / ?f67"/>
              <draw:equation draw:name="f149" draw:formula="0 / ?f68"/>
              <draw:equation draw:name="f150" draw:formula="?f2 / ?f68"/>
              <draw:equation draw:name="f151" draw:formula="?f108 / ?f67"/>
              <draw:equation draw:name="f152" draw:formula="?f109 / ?f68"/>
              <draw:equation draw:name="f153" draw:formula="?f110 / ?f67"/>
              <draw:equation draw:name="f154" draw:formula="?f111 / ?f67"/>
              <draw:equation draw:name="f155" draw:formula="?f112 / ?f68"/>
              <draw:equation draw:name="f156" draw:formula="?f113 / ?f67"/>
              <draw:equation draw:name="f157" draw:formula="?f114 / ?f68"/>
              <draw:equation draw:name="f158" draw:formula="?f115 / ?f67"/>
              <draw:equation draw:name="f159" draw:formula="?f116 / ?f68"/>
              <draw:equation draw:name="f160" draw:formula="?f117 / ?f67"/>
              <draw:equation draw:name="f161" draw:formula="?f118 / ?f68"/>
              <draw:equation draw:name="f162" draw:formula="?f119 / ?f67"/>
              <draw:equation draw:name="f163" draw:formula="?f120 / ?f68"/>
              <draw:equation draw:name="f164" draw:formula="?f121 / ?f67"/>
              <draw:equation draw:name="f165" draw:formula="?f122 / ?f68"/>
              <draw:equation draw:name="f166" draw:formula="?f123 / ?f67"/>
              <draw:equation draw:name="f167" draw:formula="?f124 / ?f68"/>
              <draw:equation draw:name="f168" draw:formula="?f125 / ?f67"/>
              <draw:equation draw:name="f169" draw:formula="?f126 / ?f68"/>
              <draw:equation draw:name="f170" draw:formula="?f127 / ?f68"/>
              <draw:equation draw:name="f171" draw:formula="?f128 / ?f67"/>
              <draw:equation draw:name="f172" draw:formula="?f129 / ?f68"/>
              <draw:equation draw:name="f173" draw:formula="?f130 / ?f67"/>
              <draw:equation draw:name="f174" draw:formula="?f131 / ?f68"/>
              <draw:equation draw:name="f175" draw:formula="?f132 / ?f67"/>
              <draw:equation draw:name="f176" draw:formula="?f133 / ?f68"/>
              <draw:equation draw:name="f177" draw:formula="?f134 / ?f67"/>
              <draw:equation draw:name="f178" draw:formula="?f135 / ?f68"/>
              <draw:equation draw:name="f179" draw:formula="?f136 / ?f67"/>
              <draw:equation draw:name="f180" draw:formula="?f137 / ?f68"/>
              <draw:equation draw:name="f181" draw:formula="?f138 / ?f68"/>
              <draw:equation draw:name="f182" draw:formula="?f139 / ?f67"/>
              <draw:equation draw:name="f183" draw:formula="?f140 / ?f68"/>
              <draw:equation draw:name="f184" draw:formula="?f141 / ?f67"/>
              <draw:equation draw:name="f185" draw:formula="?f142 / ?f68"/>
              <draw:equation draw:name="f186" draw:formula="?f143 / ?f67"/>
              <draw:equation draw:name="f187" draw:formula="?f144 / ?f68"/>
              <draw:equation draw:name="f188" draw:formula="?f145 / ?f67"/>
              <draw:equation draw:name="f189" draw:formula="?f146 / ?f68"/>
            </draw:enhanced-geometry>
          </draw:custom-shape>
          <draw:custom-shape svg:x="7.93924in" svg:y="4.43763in" svg:width="0.12502in" svg:height="0.19647in" draw:id="id144" draw:style-name="a895" draw:name="Freeform 432">
            <svg:title/>
            <svg:desc/>
            <text:p text:style-name="a894" text:class-names="" text:cond-style-name=""><text:span text:style-name="a893" text:class-names=""/></text:p>
            <draw:enhanced-geometry xmlns:dr3d="urn:oasis:names:tc:opendocument:xmlns:dr3d:1.0" draw:type="non-primitive" svg:viewBox="0 0 84 136" draw:enhanced-path="M ?f1 ?f3 L ?f4 ?f3 ?f4 ?f5 C ?f6 ?f7 ?f8 ?f9 ?f10 ?f11 ?f12 ?f13 ?f14 ?f2 ?f15 ?f2 ?f16 ?f2 ?f17 ?f18 ?f19 ?f20 ?f21 ?f22 ?f0 ?f23 ?f0 ?f24 ?f0 ?f25 ?f26 ?f27 ?f21 ?f28 ?f29 ?f8 ?f30 ?f10 ?f31 ?f12 ?f17 ?f32 ?f33 ?f34 ?f16 ?f35 ?f36 ?f37 ?f15 ?f38 ?f39 ?f38 ?f40 ?f38 ?f41 ?f38 ?f42 ?f37 ?f43 ?f35 ?f28 ?f44 ?f4 ?f34 L ?f4 ?f0 ?f1 ?f0 ?f1 ?f3 Z M ?f4 ?f45 L ?f4 ?f46 C ?f6 ?f10 ?f47 ?f48 ?f42 ?f48 ?f10 ?f49 ?f50 ?f49 ?f51 ?f49 ?f37 ?f49 ?f52 ?f10 ?f53 ?f43 ?f54 ?f55 ?f56 ?f57 ?f56 ?f24 ?f56 ?f58 ?f59 ?f60 ?f61 ?f62 ?f16 ?f63 ?f64 ?f65 ?f34 ?f65 ?f51 ?f65 ?f49 ?f66 ?f46 ?f63 ?f43 ?f67 ?f28 ?f68 ?f4 ?f45 Z N" draw:text-areas="?f149 ?f151 ?f150 ?f152" draw:glue-points="?f153 ?f154 ?f155 ?f154 ?f155 ?f156 ?f157 ?f158 ?f159 ?f160 ?f161 ?f162 ?f163 ?f164 ?f165 ?f166 ?f167 ?f168 ?f169 ?f170 ?f171 ?f172 ?f173 ?f174 ?f155 ?f175 ?f155 ?f176 ?f153 ?f176 ?f153 ?f154 ?f155 ?f177 ?f155 ?f178 ?f173 ?f179 ?f180 ?f181 ?f182 ?f183 ?f184 ?f164 ?f185 ?f186 ?f187 ?f188 ?f189 ?f190 ?f155 ?f177" draw:glue-point-leaving-directions="-90, -90, -90, -90, -90, -90, -90, -90, -90, -90, -90, -90, -90, -90, -90, -90, -90, -90, -90, -90, -90, -90, -90, -90, -90, -90">
              <draw:equation draw:name="f0" draw:formula="0"/>
              <draw:equation draw:name="f1" draw:formula="84"/>
              <draw:equation draw:name="f2" draw:formula="136"/>
              <draw:equation draw:name="f3" draw:formula="133"/>
              <draw:equation draw:name="f4" draw:formula="68"/>
              <draw:equation draw:name="f5" draw:formula="123"/>
              <draw:equation draw:name="f6" draw:formula="63"/>
              <draw:equation draw:name="f7" draw:formula="127"/>
              <draw:equation draw:name="f8" draw:formula="58"/>
              <draw:equation draw:name="f9" draw:formula="130"/>
              <draw:equation draw:name="f10" draw:formula="53"/>
              <draw:equation draw:name="f11" draw:formula="132"/>
              <draw:equation draw:name="f12" draw:formula="48"/>
              <draw:equation draw:name="f13" draw:formula="135"/>
              <draw:equation draw:name="f14" draw:formula="43"/>
              <draw:equation draw:name="f15" draw:formula="37"/>
              <draw:equation draw:name="f16" draw:formula="26"/>
              <draw:equation draw:name="f17" draw:formula="17"/>
              <draw:equation draw:name="f18" draw:formula="131"/>
              <draw:equation draw:name="f19" draw:formula="10"/>
              <draw:equation draw:name="f20" draw:formula="122"/>
              <draw:equation draw:name="f21" draw:formula="3"/>
              <draw:equation draw:name="f22" draw:formula="114"/>
              <draw:equation draw:name="f23" draw:formula="102"/>
              <draw:equation draw:name="f24" draw:formula="86"/>
              <draw:equation draw:name="f25" draw:formula="78"/>
              <draw:equation draw:name="f26" draw:formula="1"/>
              <draw:equation draw:name="f27" draw:formula="71"/>
              <draw:equation draw:name="f28" draw:formula="64"/>
              <draw:equation draw:name="f29" draw:formula="6"/>
              <draw:equation draw:name="f30" draw:formula="9"/>
              <draw:equation draw:name="f31" draw:formula="13"/>
              <draw:equation draw:name="f32" draw:formula="44"/>
              <draw:equation draw:name="f33" draw:formula="21"/>
              <draw:equation draw:name="f34" draw:formula="41"/>
              <draw:equation draw:name="f35" draw:formula="38"/>
              <draw:equation draw:name="f36" draw:formula="31"/>
              <draw:equation draw:name="f37" draw:formula="36"/>
              <draw:equation draw:name="f38" draw:formula="35"/>
              <draw:equation draw:name="f39" draw:formula="42"/>
              <draw:equation draw:name="f40" draw:formula="47"/>
              <draw:equation draw:name="f41" draw:formula="52"/>
              <draw:equation draw:name="f42" draw:formula="56"/>
              <draw:equation draw:name="f43" draw:formula="59"/>
              <draw:equation draw:name="f44" draw:formula="39"/>
              <draw:equation draw:name="f45" draw:formula="109"/>
              <draw:equation draw:name="f46" draw:formula="55"/>
              <draw:equation draw:name="f47" draw:formula="60"/>
              <draw:equation draw:name="f48" draw:formula="51"/>
              <draw:equation draw:name="f49" draw:formula="50"/>
              <draw:equation draw:name="f50" draw:formula="49"/>
              <draw:equation draw:name="f51" draw:formula="45"/>
              <draw:equation draw:name="f52" draw:formula="29"/>
              <draw:equation draw:name="f53" draw:formula="24"/>
              <draw:equation draw:name="f54" draw:formula="19"/>
              <draw:equation draw:name="f55" draw:formula="65"/>
              <draw:equation draw:name="f56" draw:formula="16"/>
              <draw:equation draw:name="f57" draw:formula="74"/>
              <draw:equation draw:name="f58" draw:formula="97"/>
              <draw:equation draw:name="f59" draw:formula="18"/>
              <draw:equation draw:name="f60" draw:formula="106"/>
              <draw:equation draw:name="f61" draw:formula="22"/>
              <draw:equation draw:name="f62" draw:formula="112"/>
              <draw:equation draw:name="f63" draw:formula="117"/>
              <draw:equation draw:name="f64" draw:formula="32"/>
              <draw:equation draw:name="f65" draw:formula="120"/>
              <draw:equation draw:name="f66" draw:formula="119"/>
              <draw:equation draw:name="f67" draw:formula="115"/>
              <draw:equation draw:name="f68" draw:formula="113"/>
              <draw:equation draw:name="f69" draw:formula="?f2 - ?f0"/>
              <draw:equation draw:name="f70" draw:formula="?f1 - ?f0"/>
              <draw:equation draw:name="f71" draw:formula="?f70 / 84"/>
              <draw:equation draw:name="f72" draw:formula="?f69 / 136"/>
              <draw:equation draw:name="f73" draw:formula="84 * ?f70"/>
              <draw:equation draw:name="f74" draw:formula="133 * ?f69"/>
              <draw:equation draw:name="f75" draw:formula="68 * ?f70"/>
              <draw:equation draw:name="f76" draw:formula="123 * ?f69"/>
              <draw:equation draw:name="f77" draw:formula="53 * ?f70"/>
              <draw:equation draw:name="f78" draw:formula="132 * ?f69"/>
              <draw:equation draw:name="f79" draw:formula="37 * ?f70"/>
              <draw:equation draw:name="f80" draw:formula="136 * ?f69"/>
              <draw:equation draw:name="f81" draw:formula="10 * ?f70"/>
              <draw:equation draw:name="f82" draw:formula="122 * ?f69"/>
              <draw:equation draw:name="f83" draw:formula="0 * ?f70"/>
              <draw:equation draw:name="f84" draw:formula="86 * ?f69"/>
              <draw:equation draw:name="f85" draw:formula="3 * ?f70"/>
              <draw:equation draw:name="f86" draw:formula="64 * ?f69"/>
              <draw:equation draw:name="f87" draw:formula="13 * ?f70"/>
              <draw:equation draw:name="f88" draw:formula="48 * ?f69"/>
              <draw:equation draw:name="f89" draw:formula="26 * ?f70"/>
              <draw:equation draw:name="f90" draw:formula="38 * ?f69"/>
              <draw:equation draw:name="f91" draw:formula="42 * ?f70"/>
              <draw:equation draw:name="f92" draw:formula="35 * ?f69"/>
              <draw:equation draw:name="f93" draw:formula="56 * ?f70"/>
              <draw:equation draw:name="f94" draw:formula="36 * ?f69"/>
              <draw:equation draw:name="f95" draw:formula="41 * ?f69"/>
              <draw:equation draw:name="f96" draw:formula="0 * ?f69"/>
              <draw:equation draw:name="f97" draw:formula="109 * ?f69"/>
              <draw:equation draw:name="f98" draw:formula="55 * ?f69"/>
              <draw:equation draw:name="f99" draw:formula="51 * ?f69"/>
              <draw:equation draw:name="f100" draw:formula="45 * ?f70"/>
              <draw:equation draw:name="f101" draw:formula="50 * ?f69"/>
              <draw:equation draw:name="f102" draw:formula="24 * ?f70"/>
              <draw:equation draw:name="f103" draw:formula="59 * ?f69"/>
              <draw:equation draw:name="f104" draw:formula="16 * ?f70"/>
              <draw:equation draw:name="f105" draw:formula="22 * ?f70"/>
              <draw:equation draw:name="f106" draw:formula="112 * ?f69"/>
              <draw:equation draw:name="f107" draw:formula="41 * ?f70"/>
              <draw:equation draw:name="f108" draw:formula="120 * ?f69"/>
              <draw:equation draw:name="f109" draw:formula="55 * ?f70"/>
              <draw:equation draw:name="f110" draw:formula="117 * ?f69"/>
              <draw:equation draw:name="f111" draw:formula="?f73 / 84"/>
              <draw:equation draw:name="f112" draw:formula="?f74 / 136"/>
              <draw:equation draw:name="f113" draw:formula="?f75 / 84"/>
              <draw:equation draw:name="f114" draw:formula="?f76 / 136"/>
              <draw:equation draw:name="f115" draw:formula="?f77 / 84"/>
              <draw:equation draw:name="f116" draw:formula="?f78 / 136"/>
              <draw:equation draw:name="f117" draw:formula="?f79 / 84"/>
              <draw:equation draw:name="f118" draw:formula="?f80 / 136"/>
              <draw:equation draw:name="f119" draw:formula="?f81 / 84"/>
              <draw:equation draw:name="f120" draw:formula="?f82 / 136"/>
              <draw:equation draw:name="f121" draw:formula="?f83 / 84"/>
              <draw:equation draw:name="f122" draw:formula="?f84 / 136"/>
              <draw:equation draw:name="f123" draw:formula="?f85 / 84"/>
              <draw:equation draw:name="f124" draw:formula="?f86 / 136"/>
              <draw:equation draw:name="f125" draw:formula="?f87 / 84"/>
              <draw:equation draw:name="f126" draw:formula="?f88 / 136"/>
              <draw:equation draw:name="f127" draw:formula="?f89 / 84"/>
              <draw:equation draw:name="f128" draw:formula="?f90 / 136"/>
              <draw:equation draw:name="f129" draw:formula="?f91 / 84"/>
              <draw:equation draw:name="f130" draw:formula="?f92 / 136"/>
              <draw:equation draw:name="f131" draw:formula="?f93 / 84"/>
              <draw:equation draw:name="f132" draw:formula="?f94 / 136"/>
              <draw:equation draw:name="f133" draw:formula="?f95 / 136"/>
              <draw:equation draw:name="f134" draw:formula="?f96 / 136"/>
              <draw:equation draw:name="f135" draw:formula="?f97 / 136"/>
              <draw:equation draw:name="f136" draw:formula="?f98 / 136"/>
              <draw:equation draw:name="f137" draw:formula="?f99 / 136"/>
              <draw:equation draw:name="f138" draw:formula="?f100 / 84"/>
              <draw:equation draw:name="f139" draw:formula="?f101 / 136"/>
              <draw:equation draw:name="f140" draw:formula="?f102 / 84"/>
              <draw:equation draw:name="f141" draw:formula="?f103 / 136"/>
              <draw:equation draw:name="f142" draw:formula="?f104 / 84"/>
              <draw:equation draw:name="f143" draw:formula="?f105 / 84"/>
              <draw:equation draw:name="f144" draw:formula="?f106 / 136"/>
              <draw:equation draw:name="f145" draw:formula="?f107 / 84"/>
              <draw:equation draw:name="f146" draw:formula="?f108 / 136"/>
              <draw:equation draw:name="f147" draw:formula="?f109 / 84"/>
              <draw:equation draw:name="f148" draw:formula="?f110 / 136"/>
              <draw:equation draw:name="f149" draw:formula="0 / ?f71"/>
              <draw:equation draw:name="f150" draw:formula="?f1 / ?f71"/>
              <draw:equation draw:name="f151" draw:formula="0 / ?f72"/>
              <draw:equation draw:name="f152" draw:formula="?f2 / ?f72"/>
              <draw:equation draw:name="f153" draw:formula="?f111 / ?f71"/>
              <draw:equation draw:name="f154" draw:formula="?f112 / ?f72"/>
              <draw:equation draw:name="f155" draw:formula="?f113 / ?f71"/>
              <draw:equation draw:name="f156" draw:formula="?f114 / ?f72"/>
              <draw:equation draw:name="f157" draw:formula="?f115 / ?f71"/>
              <draw:equation draw:name="f158" draw:formula="?f116 / ?f72"/>
              <draw:equation draw:name="f159" draw:formula="?f117 / ?f71"/>
              <draw:equation draw:name="f160" draw:formula="?f118 / ?f72"/>
              <draw:equation draw:name="f161" draw:formula="?f119 / ?f71"/>
              <draw:equation draw:name="f162" draw:formula="?f120 / ?f72"/>
              <draw:equation draw:name="f163" draw:formula="?f121 / ?f71"/>
              <draw:equation draw:name="f164" draw:formula="?f122 / ?f72"/>
              <draw:equation draw:name="f165" draw:formula="?f123 / ?f71"/>
              <draw:equation draw:name="f166" draw:formula="?f124 / ?f72"/>
              <draw:equation draw:name="f167" draw:formula="?f125 / ?f71"/>
              <draw:equation draw:name="f168" draw:formula="?f126 / ?f72"/>
              <draw:equation draw:name="f169" draw:formula="?f127 / ?f71"/>
              <draw:equation draw:name="f170" draw:formula="?f128 / ?f72"/>
              <draw:equation draw:name="f171" draw:formula="?f129 / ?f71"/>
              <draw:equation draw:name="f172" draw:formula="?f130 / ?f72"/>
              <draw:equation draw:name="f173" draw:formula="?f131 / ?f71"/>
              <draw:equation draw:name="f174" draw:formula="?f132 / ?f72"/>
              <draw:equation draw:name="f175" draw:formula="?f133 / ?f72"/>
              <draw:equation draw:name="f176" draw:formula="?f134 / ?f72"/>
              <draw:equation draw:name="f177" draw:formula="?f135 / ?f72"/>
              <draw:equation draw:name="f178" draw:formula="?f136 / ?f72"/>
              <draw:equation draw:name="f179" draw:formula="?f137 / ?f72"/>
              <draw:equation draw:name="f180" draw:formula="?f138 / ?f71"/>
              <draw:equation draw:name="f181" draw:formula="?f139 / ?f72"/>
              <draw:equation draw:name="f182" draw:formula="?f140 / ?f71"/>
              <draw:equation draw:name="f183" draw:formula="?f141 / ?f72"/>
              <draw:equation draw:name="f184" draw:formula="?f142 / ?f71"/>
              <draw:equation draw:name="f185" draw:formula="?f143 / ?f71"/>
              <draw:equation draw:name="f186" draw:formula="?f144 / ?f72"/>
              <draw:equation draw:name="f187" draw:formula="?f145 / ?f71"/>
              <draw:equation draw:name="f188" draw:formula="?f146 / ?f72"/>
              <draw:equation draw:name="f189" draw:formula="?f147 / ?f71"/>
              <draw:equation draw:name="f190" draw:formula="?f148 / ?f72"/>
            </draw:enhanced-geometry>
          </draw:custom-shape>
          <draw:custom-shape svg:x="8.10891in" svg:y="4.4421in" svg:width="0.11609in" svg:height="0.192in" draw:id="id145" draw:style-name="a898" draw:name="Freeform 433">
            <svg:title/>
            <svg:desc/>
            <text:p text:style-name="a897" text:class-names="" text:cond-style-name=""><text:span text:style-name="a896" text:class-names=""/></text:p>
            <draw:enhanced-geometry xmlns:dr3d="urn:oasis:names:tc:opendocument:xmlns:dr3d:1.0" draw:type="non-primitive" svg:viewBox="0 0 80 131" draw:enhanced-path="M ?f1 ?f3 L ?f4 ?f3 ?f4 ?f5 C ?f6 ?f7 ?f8 ?f9 ?f10 ?f11 ?f12 ?f13 ?f14 ?f2 ?f15 ?f2 ?f16 ?f2 ?f17 ?f3 ?f18 ?f19 ?f20 ?f21 ?f0 ?f22 ?f0 ?f23 L ?f0 ?f24 ?f25 ?f24 ?f25 ?f26 C ?f25 ?f27 ?f25 ?f28 ?f29 ?f30 ?f29 ?f31 ?f32 ?f22 ?f33 ?f34 ?f35 ?f36 ?f37 ?f38 ?f39 ?f40 ?f41 ?f21 ?f42 ?f21 ?f43 ?f21 ?f44 ?f21 ?f45 ?f40 ?f46 ?f38 ?f47 ?f48 ?f49 ?f50 ?f4 ?f51 L ?f4 ?f24 ?f1 ?f24 ?f1 ?f3 Z M ?f52 ?f29 L ?f53 ?f29 ?f53 ?f0 ?f52 ?f0 ?f52 ?f29 Z M ?f42 ?f29 L ?f17 ?f29 ?f17 ?f0 ?f42 ?f0 ?f42 ?f29 Z N" draw:text-areas="?f122 ?f124 ?f123 ?f125" draw:glue-points="?f126 ?f127 ?f128 ?f127 ?f128 ?f129 ?f130 ?f131 ?f132 ?f133 ?f134 ?f135 ?f136 ?f137 ?f136 ?f138 ?f139 ?f138 ?f139 ?f140 ?f141 ?f142 ?f143 ?f144 ?f145 ?f146 ?f147 ?f148 ?f149 ?f150 ?f128 ?f151 ?f128 ?f138 ?f126 ?f138 ?f126 ?f127 ?f152 ?f153 ?f154 ?f153 ?f154 ?f155 ?f152 ?f155 ?f152 ?f153 ?f156 ?f153 ?f157 ?f153 ?f157 ?f155 ?f156 ?f155 ?f156 ?f153" draw:glue-point-leaving-directions="-90, -90, -90, -90, -90, -90, -90, -90, -90, -90, -90, -90, -90, -90, -90, -90, -90, -90, -90, -90, -90, -90, -90, -90, -90, -90, -90, -90, -90">
              <draw:equation draw:name="f0" draw:formula="0"/>
              <draw:equation draw:name="f1" draw:formula="80"/>
              <draw:equation draw:name="f2" draw:formula="131"/>
              <draw:equation draw:name="f3" draw:formula="128"/>
              <draw:equation draw:name="f4" draw:formula="64"/>
              <draw:equation draw:name="f5" draw:formula="117"/>
              <draw:equation draw:name="f6" draw:formula="58"/>
              <draw:equation draw:name="f7" draw:formula="122"/>
              <draw:equation draw:name="f8" draw:formula="53"/>
              <draw:equation draw:name="f9" draw:formula="125"/>
              <draw:equation draw:name="f10" draw:formula="48"/>
              <draw:equation draw:name="f11" draw:formula="127"/>
              <draw:equation draw:name="f12" draw:formula="43"/>
              <draw:equation draw:name="f13" draw:formula="129"/>
              <draw:equation draw:name="f14" draw:formula="38"/>
              <draw:equation draw:name="f15" draw:formula="32"/>
              <draw:equation draw:name="f16" draw:formula="22"/>
              <draw:equation draw:name="f17" draw:formula="14"/>
              <draw:equation draw:name="f18" draw:formula="8"/>
              <draw:equation draw:name="f19" draw:formula="121"/>
              <draw:equation draw:name="f20" draw:formula="3"/>
              <draw:equation draw:name="f21" draw:formula="115"/>
              <draw:equation draw:name="f22" draw:formula="106"/>
              <draw:equation draw:name="f23" draw:formula="94"/>
              <draw:equation draw:name="f24" draw:formula="33"/>
              <draw:equation draw:name="f25" draw:formula="16"/>
              <draw:equation draw:name="f26" draw:formula="87"/>
              <draw:equation draw:name="f27" draw:formula="92"/>
              <draw:equation draw:name="f28" draw:formula="96"/>
              <draw:equation draw:name="f29" draw:formula="17"/>
              <draw:equation draw:name="f30" draw:formula="99"/>
              <draw:equation draw:name="f31" draw:formula="103"/>
              <draw:equation draw:name="f32" draw:formula="18"/>
              <draw:equation draw:name="f33" draw:formula="19"/>
              <draw:equation draw:name="f34" draw:formula="108"/>
              <draw:equation draw:name="f35" draw:formula="21"/>
              <draw:equation draw:name="f36" draw:formula="111"/>
              <draw:equation draw:name="f37" draw:formula="23"/>
              <draw:equation draw:name="f38" draw:formula="112"/>
              <draw:equation draw:name="f39" draw:formula="25"/>
              <draw:equation draw:name="f40" draw:formula="114"/>
              <draw:equation draw:name="f41" draw:formula="28"/>
              <draw:equation draw:name="f42" draw:formula="31"/>
              <draw:equation draw:name="f43" draw:formula="36"/>
              <draw:equation draw:name="f44" draw:formula="40"/>
              <draw:equation draw:name="f45" draw:formula="45"/>
              <draw:equation draw:name="f46" draw:formula="50"/>
              <draw:equation draw:name="f47" draw:formula="55"/>
              <draw:equation draw:name="f48" draw:formula="110"/>
              <draw:equation draw:name="f49" draw:formula="59"/>
              <draw:equation draw:name="f50" draw:formula="107"/>
              <draw:equation draw:name="f51" draw:formula="104"/>
              <draw:equation draw:name="f52" draw:formula="66"/>
              <draw:equation draw:name="f53" draw:formula="49"/>
              <draw:equation draw:name="f54" draw:formula="?f2 - ?f0"/>
              <draw:equation draw:name="f55" draw:formula="?f1 - ?f0"/>
              <draw:equation draw:name="f56" draw:formula="?f55 / 80"/>
              <draw:equation draw:name="f57" draw:formula="?f54 / 131"/>
              <draw:equation draw:name="f58" draw:formula="80 * ?f55"/>
              <draw:equation draw:name="f59" draw:formula="128 * ?f54"/>
              <draw:equation draw:name="f60" draw:formula="64 * ?f55"/>
              <draw:equation draw:name="f61" draw:formula="117 * ?f54"/>
              <draw:equation draw:name="f62" draw:formula="48 * ?f55"/>
              <draw:equation draw:name="f63" draw:formula="127 * ?f54"/>
              <draw:equation draw:name="f64" draw:formula="32 * ?f55"/>
              <draw:equation draw:name="f65" draw:formula="131 * ?f54"/>
              <draw:equation draw:name="f66" draw:formula="8 * ?f55"/>
              <draw:equation draw:name="f67" draw:formula="121 * ?f54"/>
              <draw:equation draw:name="f68" draw:formula="0 * ?f55"/>
              <draw:equation draw:name="f69" draw:formula="94 * ?f54"/>
              <draw:equation draw:name="f70" draw:formula="33 * ?f54"/>
              <draw:equation draw:name="f71" draw:formula="16 * ?f55"/>
              <draw:equation draw:name="f72" draw:formula="87 * ?f54"/>
              <draw:equation draw:name="f73" draw:formula="17 * ?f55"/>
              <draw:equation draw:name="f74" draw:formula="99 * ?f54"/>
              <draw:equation draw:name="f75" draw:formula="19 * ?f55"/>
              <draw:equation draw:name="f76" draw:formula="108 * ?f54"/>
              <draw:equation draw:name="f77" draw:formula="25 * ?f55"/>
              <draw:equation draw:name="f78" draw:formula="114 * ?f54"/>
              <draw:equation draw:name="f79" draw:formula="36 * ?f55"/>
              <draw:equation draw:name="f80" draw:formula="115 * ?f54"/>
              <draw:equation draw:name="f81" draw:formula="50 * ?f55"/>
              <draw:equation draw:name="f82" draw:formula="112 * ?f54"/>
              <draw:equation draw:name="f83" draw:formula="104 * ?f54"/>
              <draw:equation draw:name="f84" draw:formula="66 * ?f55"/>
              <draw:equation draw:name="f85" draw:formula="17 * ?f54"/>
              <draw:equation draw:name="f86" draw:formula="49 * ?f55"/>
              <draw:equation draw:name="f87" draw:formula="0 * ?f54"/>
              <draw:equation draw:name="f88" draw:formula="31 * ?f55"/>
              <draw:equation draw:name="f89" draw:formula="14 * ?f55"/>
              <draw:equation draw:name="f90" draw:formula="?f58 / 80"/>
              <draw:equation draw:name="f91" draw:formula="?f59 / 131"/>
              <draw:equation draw:name="f92" draw:formula="?f60 / 80"/>
              <draw:equation draw:name="f93" draw:formula="?f61 / 131"/>
              <draw:equation draw:name="f94" draw:formula="?f62 / 80"/>
              <draw:equation draw:name="f95" draw:formula="?f63 / 131"/>
              <draw:equation draw:name="f96" draw:formula="?f64 / 80"/>
              <draw:equation draw:name="f97" draw:formula="?f65 / 131"/>
              <draw:equation draw:name="f98" draw:formula="?f66 / 80"/>
              <draw:equation draw:name="f99" draw:formula="?f67 / 131"/>
              <draw:equation draw:name="f100" draw:formula="?f68 / 80"/>
              <draw:equation draw:name="f101" draw:formula="?f69 / 131"/>
              <draw:equation draw:name="f102" draw:formula="?f70 / 131"/>
              <draw:equation draw:name="f103" draw:formula="?f71 / 80"/>
              <draw:equation draw:name="f104" draw:formula="?f72 / 131"/>
              <draw:equation draw:name="f105" draw:formula="?f73 / 80"/>
              <draw:equation draw:name="f106" draw:formula="?f74 / 131"/>
              <draw:equation draw:name="f107" draw:formula="?f75 / 80"/>
              <draw:equation draw:name="f108" draw:formula="?f76 / 131"/>
              <draw:equation draw:name="f109" draw:formula="?f77 / 80"/>
              <draw:equation draw:name="f110" draw:formula="?f78 / 131"/>
              <draw:equation draw:name="f111" draw:formula="?f79 / 80"/>
              <draw:equation draw:name="f112" draw:formula="?f80 / 131"/>
              <draw:equation draw:name="f113" draw:formula="?f81 / 80"/>
              <draw:equation draw:name="f114" draw:formula="?f82 / 131"/>
              <draw:equation draw:name="f115" draw:formula="?f83 / 131"/>
              <draw:equation draw:name="f116" draw:formula="?f84 / 80"/>
              <draw:equation draw:name="f117" draw:formula="?f85 / 131"/>
              <draw:equation draw:name="f118" draw:formula="?f86 / 80"/>
              <draw:equation draw:name="f119" draw:formula="?f87 / 131"/>
              <draw:equation draw:name="f120" draw:formula="?f88 / 80"/>
              <draw:equation draw:name="f121" draw:formula="?f89 / 80"/>
              <draw:equation draw:name="f122" draw:formula="0 / ?f56"/>
              <draw:equation draw:name="f123" draw:formula="?f1 / ?f56"/>
              <draw:equation draw:name="f124" draw:formula="0 / ?f57"/>
              <draw:equation draw:name="f125" draw:formula="?f2 / ?f57"/>
              <draw:equation draw:name="f126" draw:formula="?f90 / ?f56"/>
              <draw:equation draw:name="f127" draw:formula="?f91 / ?f57"/>
              <draw:equation draw:name="f128" draw:formula="?f92 / ?f56"/>
              <draw:equation draw:name="f129" draw:formula="?f93 / ?f57"/>
              <draw:equation draw:name="f130" draw:formula="?f94 / ?f56"/>
              <draw:equation draw:name="f131" draw:formula="?f95 / ?f57"/>
              <draw:equation draw:name="f132" draw:formula="?f96 / ?f56"/>
              <draw:equation draw:name="f133" draw:formula="?f97 / ?f57"/>
              <draw:equation draw:name="f134" draw:formula="?f98 / ?f56"/>
              <draw:equation draw:name="f135" draw:formula="?f99 / ?f57"/>
              <draw:equation draw:name="f136" draw:formula="?f100 / ?f56"/>
              <draw:equation draw:name="f137" draw:formula="?f101 / ?f57"/>
              <draw:equation draw:name="f138" draw:formula="?f102 / ?f57"/>
              <draw:equation draw:name="f139" draw:formula="?f103 / ?f56"/>
              <draw:equation draw:name="f140" draw:formula="?f104 / ?f57"/>
              <draw:equation draw:name="f141" draw:formula="?f105 / ?f56"/>
              <draw:equation draw:name="f142" draw:formula="?f106 / ?f57"/>
              <draw:equation draw:name="f143" draw:formula="?f107 / ?f56"/>
              <draw:equation draw:name="f144" draw:formula="?f108 / ?f57"/>
              <draw:equation draw:name="f145" draw:formula="?f109 / ?f56"/>
              <draw:equation draw:name="f146" draw:formula="?f110 / ?f57"/>
              <draw:equation draw:name="f147" draw:formula="?f111 / ?f56"/>
              <draw:equation draw:name="f148" draw:formula="?f112 / ?f57"/>
              <draw:equation draw:name="f149" draw:formula="?f113 / ?f56"/>
              <draw:equation draw:name="f150" draw:formula="?f114 / ?f57"/>
              <draw:equation draw:name="f151" draw:formula="?f115 / ?f57"/>
              <draw:equation draw:name="f152" draw:formula="?f116 / ?f56"/>
              <draw:equation draw:name="f153" draw:formula="?f117 / ?f57"/>
              <draw:equation draw:name="f154" draw:formula="?f118 / ?f56"/>
              <draw:equation draw:name="f155" draw:formula="?f119 / ?f57"/>
              <draw:equation draw:name="f156" draw:formula="?f120 / ?f56"/>
              <draw:equation draw:name="f157" draw:formula="?f121 / ?f56"/>
            </draw:enhanced-geometry>
          </draw:custom-shape>
          <draw:custom-shape svg:x="8.26966in" svg:y="4.49122in" svg:width="0.0893in" svg:height="0.13842in" draw:id="id146" draw:style-name="a901" draw:name="Freeform 434">
            <svg:title/>
            <svg:desc/>
            <text:p text:style-name="a900" text:class-names="" text:cond-style-name=""><text:span text:style-name="a899" text:class-names=""/></text:p>
            <draw:enhanced-geometry xmlns:dr3d="urn:oasis:names:tc:opendocument:xmlns:dr3d:1.0" draw:type="non-primitive" svg:viewBox="0 0 60 95" draw:enhanced-path="M ?f1 ?f3 L ?f4 ?f3 C ?f5 ?f6 ?f7 ?f6 ?f8 ?f6 ?f9 ?f6 ?f10 ?f11 ?f12 ?f11 ?f13 ?f11 ?f14 ?f3 ?f15 ?f16 ?f17 ?f18 ?f18 ?f19 ?f6 ?f20 L ?f6 ?f2 ?f0 ?f2 ?f0 ?f0 ?f6 ?f0 ?f6 ?f21 C ?f22 ?f23 ?f24 ?f25 ?f26 ?f27 ?f28 ?f29 ?f30 ?f0 ?f31 ?f0 ?f32 ?f0 ?f33 ?f0 ?f7 ?f0 ?f34 ?f0 ?f5 ?f0 ?f1 ?f29 L ?f1 ?f3 Z N" draw:text-areas="?f79 ?f81 ?f80 ?f82" draw:glue-points="?f83 ?f84 ?f85 ?f84 ?f86 ?f87 ?f88 ?f89 ?f90 ?f91 ?f92 ?f93 ?f92 ?f94 ?f95 ?f94 ?f95 ?f96 ?f92 ?f96 ?f92 ?f97 ?f98 ?f99 ?f100 ?f96 ?f101 ?f96 ?f83 ?f102 ?f83 ?f84" draw:glue-point-leaving-directions="-90, -90, -90, -90, -90, -90, -90, -90, -90, -90, -90, -90, -90, -90, -90, -90">
              <draw:equation draw:name="f0" draw:formula="0"/>
              <draw:equation draw:name="f1" draw:formula="60"/>
              <draw:equation draw:name="f2" draw:formula="95"/>
              <draw:equation draw:name="f3" draw:formula="17"/>
              <draw:equation draw:name="f4" draw:formula="59"/>
              <draw:equation draw:name="f5" draw:formula="57"/>
              <draw:equation draw:name="f6" draw:formula="16"/>
              <draw:equation draw:name="f7" draw:formula="54"/>
              <draw:equation draw:name="f8" draw:formula="52"/>
              <draw:equation draw:name="f9" draw:formula="50"/>
              <draw:equation draw:name="f10" draw:formula="47"/>
              <draw:equation draw:name="f11" draw:formula="15"/>
              <draw:equation draw:name="f12" draw:formula="44"/>
              <draw:equation draw:name="f13" draw:formula="39"/>
              <draw:equation draw:name="f14" draw:formula="34"/>
              <draw:equation draw:name="f15" draw:formula="30"/>
              <draw:equation draw:name="f16" draw:formula="19"/>
              <draw:equation draw:name="f17" draw:formula="25"/>
              <draw:equation draw:name="f18" draw:formula="21"/>
              <draw:equation draw:name="f19" draw:formula="24"/>
              <draw:equation draw:name="f20" draw:formula="27"/>
              <draw:equation draw:name="f21" draw:formula="14"/>
              <draw:equation draw:name="f22" draw:formula="23"/>
              <draw:equation draw:name="f23" draw:formula="8"/>
              <draw:equation draw:name="f24" draw:formula="28"/>
              <draw:equation draw:name="f25" draw:formula="5"/>
              <draw:equation draw:name="f26" draw:formula="33"/>
              <draw:equation draw:name="f27" draw:formula="3"/>
              <draw:equation draw:name="f28" draw:formula="38"/>
              <draw:equation draw:name="f29" draw:formula="1"/>
              <draw:equation draw:name="f30" draw:formula="43"/>
              <draw:equation draw:name="f31" draw:formula="48"/>
              <draw:equation draw:name="f32" draw:formula="51"/>
              <draw:equation draw:name="f33" draw:formula="53"/>
              <draw:equation draw:name="f34" draw:formula="55"/>
              <draw:equation draw:name="f35" draw:formula="?f2 - ?f0"/>
              <draw:equation draw:name="f36" draw:formula="?f1 - ?f0"/>
              <draw:equation draw:name="f37" draw:formula="?f36 / 60"/>
              <draw:equation draw:name="f38" draw:formula="?f35 / 95"/>
              <draw:equation draw:name="f39" draw:formula="60 * ?f36"/>
              <draw:equation draw:name="f40" draw:formula="17 * ?f35"/>
              <draw:equation draw:name="f41" draw:formula="59 * ?f36"/>
              <draw:equation draw:name="f42" draw:formula="52 * ?f36"/>
              <draw:equation draw:name="f43" draw:formula="16 * ?f35"/>
              <draw:equation draw:name="f44" draw:formula="44 * ?f36"/>
              <draw:equation draw:name="f45" draw:formula="15 * ?f35"/>
              <draw:equation draw:name="f46" draw:formula="30 * ?f36"/>
              <draw:equation draw:name="f47" draw:formula="19 * ?f35"/>
              <draw:equation draw:name="f48" draw:formula="16 * ?f36"/>
              <draw:equation draw:name="f49" draw:formula="27 * ?f35"/>
              <draw:equation draw:name="f50" draw:formula="95 * ?f35"/>
              <draw:equation draw:name="f51" draw:formula="0 * ?f36"/>
              <draw:equation draw:name="f52" draw:formula="0 * ?f35"/>
              <draw:equation draw:name="f53" draw:formula="14 * ?f35"/>
              <draw:equation draw:name="f54" draw:formula="33 * ?f36"/>
              <draw:equation draw:name="f55" draw:formula="3 * ?f35"/>
              <draw:equation draw:name="f56" draw:formula="48 * ?f36"/>
              <draw:equation draw:name="f57" draw:formula="54 * ?f36"/>
              <draw:equation draw:name="f58" draw:formula="1 * ?f35"/>
              <draw:equation draw:name="f59" draw:formula="?f39 / 60"/>
              <draw:equation draw:name="f60" draw:formula="?f40 / 95"/>
              <draw:equation draw:name="f61" draw:formula="?f41 / 60"/>
              <draw:equation draw:name="f62" draw:formula="?f42 / 60"/>
              <draw:equation draw:name="f63" draw:formula="?f43 / 95"/>
              <draw:equation draw:name="f64" draw:formula="?f44 / 60"/>
              <draw:equation draw:name="f65" draw:formula="?f45 / 95"/>
              <draw:equation draw:name="f66" draw:formula="?f46 / 60"/>
              <draw:equation draw:name="f67" draw:formula="?f47 / 95"/>
              <draw:equation draw:name="f68" draw:formula="?f48 / 60"/>
              <draw:equation draw:name="f69" draw:formula="?f49 / 95"/>
              <draw:equation draw:name="f70" draw:formula="?f50 / 95"/>
              <draw:equation draw:name="f71" draw:formula="?f51 / 60"/>
              <draw:equation draw:name="f72" draw:formula="?f52 / 95"/>
              <draw:equation draw:name="f73" draw:formula="?f53 / 95"/>
              <draw:equation draw:name="f74" draw:formula="?f54 / 60"/>
              <draw:equation draw:name="f75" draw:formula="?f55 / 95"/>
              <draw:equation draw:name="f76" draw:formula="?f56 / 60"/>
              <draw:equation draw:name="f77" draw:formula="?f57 / 60"/>
              <draw:equation draw:name="f78" draw:formula="?f58 / 95"/>
              <draw:equation draw:name="f79" draw:formula="0 / ?f37"/>
              <draw:equation draw:name="f80" draw:formula="?f1 / ?f37"/>
              <draw:equation draw:name="f81" draw:formula="0 / ?f38"/>
              <draw:equation draw:name="f82" draw:formula="?f2 / ?f38"/>
              <draw:equation draw:name="f83" draw:formula="?f59 / ?f37"/>
              <draw:equation draw:name="f84" draw:formula="?f60 / ?f38"/>
              <draw:equation draw:name="f85" draw:formula="?f61 / ?f37"/>
              <draw:equation draw:name="f86" draw:formula="?f62 / ?f37"/>
              <draw:equation draw:name="f87" draw:formula="?f63 / ?f38"/>
              <draw:equation draw:name="f88" draw:formula="?f64 / ?f37"/>
              <draw:equation draw:name="f89" draw:formula="?f65 / ?f38"/>
              <draw:equation draw:name="f90" draw:formula="?f66 / ?f37"/>
              <draw:equation draw:name="f91" draw:formula="?f67 / ?f38"/>
              <draw:equation draw:name="f92" draw:formula="?f68 / ?f37"/>
              <draw:equation draw:name="f93" draw:formula="?f69 / ?f38"/>
              <draw:equation draw:name="f94" draw:formula="?f70 / ?f38"/>
              <draw:equation draw:name="f95" draw:formula="?f71 / ?f37"/>
              <draw:equation draw:name="f96" draw:formula="?f72 / ?f38"/>
              <draw:equation draw:name="f97" draw:formula="?f73 / ?f38"/>
              <draw:equation draw:name="f98" draw:formula="?f74 / ?f37"/>
              <draw:equation draw:name="f99" draw:formula="?f75 / ?f38"/>
              <draw:equation draw:name="f100" draw:formula="?f76 / ?f37"/>
              <draw:equation draw:name="f101" draw:formula="?f77 / ?f37"/>
              <draw:equation draw:name="f102" draw:formula="?f78 / ?f38"/>
            </draw:enhanced-geometry>
          </draw:custom-shape>
          <draw:custom-shape svg:x="8.36789in" svg:y="4.43317in" svg:width="0.0893in" svg:height="0.19647in" draw:id="id147" draw:style-name="a904" draw:name="Freeform 435">
            <svg:title/>
            <svg:desc/>
            <text:p text:style-name="a903" text:class-names="" text:cond-style-name=""><text:span text:style-name="a902" text:class-names=""/></text:p>
            <draw:enhanced-geometry xmlns:dr3d="urn:oasis:names:tc:opendocument:xmlns:dr3d:1.0" draw:type="non-primitive" svg:viewBox="0 0 61 134" draw:enhanced-path="M ?f1 ?f3 L ?f1 ?f3 C ?f4 ?f5 ?f6 ?f5 ?f7 ?f8 ?f9 ?f10 ?f11 ?f10 ?f12 ?f10 ?f13 ?f10 ?f14 ?f5 ?f15 ?f16 ?f17 ?f18 ?f19 ?f20 ?f19 ?f21 L ?f19 ?f13 ?f22 ?f13 ?f22 ?f23 ?f20 ?f23 ?f20 ?f2 ?f24 ?f2 ?f24 ?f23 ?f0 ?f23 ?f0 ?f13 ?f24 ?f13 ?f24 ?f21 C ?f24 ?f25 ?f10 ?f8 ?f16 ?f26 ?f27 ?f28 ?f29 ?f0 ?f30 ?f0 ?f31 ?f0 ?f9 ?f0 ?f32 ?f33 ?f6 ?f33 ?f4 ?f33 ?f1 ?f34 L ?f1 ?f3 Z N" draw:text-areas="?f87 ?f89 ?f88 ?f90" draw:glue-points="?f91 ?f92 ?f91 ?f92 ?f93 ?f94 ?f95 ?f96 ?f97 ?f98 ?f99 ?f100 ?f99 ?f101 ?f102 ?f101 ?f102 ?f103 ?f104 ?f103 ?f104 ?f105 ?f106 ?f105 ?f106 ?f103 ?f107 ?f103 ?f107 ?f101 ?f106 ?f101 ?f106 ?f100 ?f108 ?f109 ?f110 ?f111 ?f112 ?f113 ?f91 ?f114 ?f91 ?f92" draw:glue-point-leaving-directions="-90, -90, -90, -90, -90, -90, -90, -90, -90, -90, -90, -90, -90, -90, -90, -90, -90, -90, -90, -90, -90, -90">
              <draw:equation draw:name="f0" draw:formula="0"/>
              <draw:equation draw:name="f1" draw:formula="61"/>
              <draw:equation draw:name="f2" draw:formula="134"/>
              <draw:equation draw:name="f3" draw:formula="17"/>
              <draw:equation draw:name="f4" draw:formula="59"/>
              <draw:equation draw:name="f5" draw:formula="16"/>
              <draw:equation draw:name="f6" draw:formula="56"/>
              <draw:equation draw:name="f7" draw:formula="54"/>
              <draw:equation draw:name="f8" draw:formula="15"/>
              <draw:equation draw:name="f9" draw:formula="51"/>
              <draw:equation draw:name="f10" draw:formula="14"/>
              <draw:equation draw:name="f11" draw:formula="48"/>
              <draw:equation draw:name="f12" draw:formula="46"/>
              <draw:equation draw:name="f13" draw:formula="39"/>
              <draw:equation draw:name="f14" draw:formula="34"/>
              <draw:equation draw:name="f15" draw:formula="31"/>
              <draw:equation draw:name="f16" draw:formula="19"/>
              <draw:equation draw:name="f17" draw:formula="28"/>
              <draw:equation draw:name="f18" draw:formula="22"/>
              <draw:equation draw:name="f19" draw:formula="26"/>
              <draw:equation draw:name="f20" draw:formula="27"/>
              <draw:equation draw:name="f21" draw:formula="35"/>
              <draw:equation draw:name="f22" draw:formula="55"/>
              <draw:equation draw:name="f23" draw:formula="52"/>
              <draw:equation draw:name="f24" draw:formula="11"/>
              <draw:equation draw:name="f25" draw:formula="24"/>
              <draw:equation draw:name="f26" draw:formula="9"/>
              <draw:equation draw:name="f27" draw:formula="25"/>
              <draw:equation draw:name="f28" draw:formula="3"/>
              <draw:equation draw:name="f29" draw:formula="33"/>
              <draw:equation draw:name="f30" draw:formula="44"/>
              <draw:equation draw:name="f31" draw:formula="47"/>
              <draw:equation draw:name="f32" draw:formula="53"/>
              <draw:equation draw:name="f33" draw:formula="1"/>
              <draw:equation draw:name="f34" draw:formula="2"/>
              <draw:equation draw:name="f35" draw:formula="?f2 - ?f0"/>
              <draw:equation draw:name="f36" draw:formula="?f1 - ?f0"/>
              <draw:equation draw:name="f37" draw:formula="?f36 / 61"/>
              <draw:equation draw:name="f38" draw:formula="?f35 / 134"/>
              <draw:equation draw:name="f39" draw:formula="61 * ?f36"/>
              <draw:equation draw:name="f40" draw:formula="17 * ?f35"/>
              <draw:equation draw:name="f41" draw:formula="54 * ?f36"/>
              <draw:equation draw:name="f42" draw:formula="15 * ?f35"/>
              <draw:equation draw:name="f43" draw:formula="46 * ?f36"/>
              <draw:equation draw:name="f44" draw:formula="14 * ?f35"/>
              <draw:equation draw:name="f45" draw:formula="31 * ?f36"/>
              <draw:equation draw:name="f46" draw:formula="19 * ?f35"/>
              <draw:equation draw:name="f47" draw:formula="26 * ?f36"/>
              <draw:equation draw:name="f48" draw:formula="35 * ?f35"/>
              <draw:equation draw:name="f49" draw:formula="39 * ?f35"/>
              <draw:equation draw:name="f50" draw:formula="55 * ?f36"/>
              <draw:equation draw:name="f51" draw:formula="52 * ?f35"/>
              <draw:equation draw:name="f52" draw:formula="27 * ?f36"/>
              <draw:equation draw:name="f53" draw:formula="134 * ?f35"/>
              <draw:equation draw:name="f54" draw:formula="11 * ?f36"/>
              <draw:equation draw:name="f55" draw:formula="0 * ?f36"/>
              <draw:equation draw:name="f56" draw:formula="19 * ?f36"/>
              <draw:equation draw:name="f57" draw:formula="9 * ?f35"/>
              <draw:equation draw:name="f58" draw:formula="44 * ?f36"/>
              <draw:equation draw:name="f59" draw:formula="0 * ?f35"/>
              <draw:equation draw:name="f60" draw:formula="53 * ?f36"/>
              <draw:equation draw:name="f61" draw:formula="1 * ?f35"/>
              <draw:equation draw:name="f62" draw:formula="2 * ?f35"/>
              <draw:equation draw:name="f63" draw:formula="?f39 / 61"/>
              <draw:equation draw:name="f64" draw:formula="?f40 / 134"/>
              <draw:equation draw:name="f65" draw:formula="?f41 / 61"/>
              <draw:equation draw:name="f66" draw:formula="?f42 / 134"/>
              <draw:equation draw:name="f67" draw:formula="?f43 / 61"/>
              <draw:equation draw:name="f68" draw:formula="?f44 / 134"/>
              <draw:equation draw:name="f69" draw:formula="?f45 / 61"/>
              <draw:equation draw:name="f70" draw:formula="?f46 / 134"/>
              <draw:equation draw:name="f71" draw:formula="?f47 / 61"/>
              <draw:equation draw:name="f72" draw:formula="?f48 / 134"/>
              <draw:equation draw:name="f73" draw:formula="?f49 / 134"/>
              <draw:equation draw:name="f74" draw:formula="?f50 / 61"/>
              <draw:equation draw:name="f75" draw:formula="?f51 / 134"/>
              <draw:equation draw:name="f76" draw:formula="?f52 / 61"/>
              <draw:equation draw:name="f77" draw:formula="?f53 / 134"/>
              <draw:equation draw:name="f78" draw:formula="?f54 / 61"/>
              <draw:equation draw:name="f79" draw:formula="?f55 / 61"/>
              <draw:equation draw:name="f80" draw:formula="?f56 / 61"/>
              <draw:equation draw:name="f81" draw:formula="?f57 / 134"/>
              <draw:equation draw:name="f82" draw:formula="?f58 / 61"/>
              <draw:equation draw:name="f83" draw:formula="?f59 / 134"/>
              <draw:equation draw:name="f84" draw:formula="?f60 / 61"/>
              <draw:equation draw:name="f85" draw:formula="?f61 / 134"/>
              <draw:equation draw:name="f86" draw:formula="?f62 / 134"/>
              <draw:equation draw:name="f87" draw:formula="0 / ?f37"/>
              <draw:equation draw:name="f88" draw:formula="?f1 / ?f37"/>
              <draw:equation draw:name="f89" draw:formula="0 / ?f38"/>
              <draw:equation draw:name="f90" draw:formula="?f2 / ?f38"/>
              <draw:equation draw:name="f91" draw:formula="?f63 / ?f37"/>
              <draw:equation draw:name="f92" draw:formula="?f64 / ?f38"/>
              <draw:equation draw:name="f93" draw:formula="?f65 / ?f37"/>
              <draw:equation draw:name="f94" draw:formula="?f66 / ?f38"/>
              <draw:equation draw:name="f95" draw:formula="?f67 / ?f37"/>
              <draw:equation draw:name="f96" draw:formula="?f68 / ?f38"/>
              <draw:equation draw:name="f97" draw:formula="?f69 / ?f37"/>
              <draw:equation draw:name="f98" draw:formula="?f70 / ?f38"/>
              <draw:equation draw:name="f99" draw:formula="?f71 / ?f37"/>
              <draw:equation draw:name="f100" draw:formula="?f72 / ?f38"/>
              <draw:equation draw:name="f101" draw:formula="?f73 / ?f38"/>
              <draw:equation draw:name="f102" draw:formula="?f74 / ?f37"/>
              <draw:equation draw:name="f103" draw:formula="?f75 / ?f38"/>
              <draw:equation draw:name="f104" draw:formula="?f76 / ?f37"/>
              <draw:equation draw:name="f105" draw:formula="?f77 / ?f38"/>
              <draw:equation draw:name="f106" draw:formula="?f78 / ?f37"/>
              <draw:equation draw:name="f107" draw:formula="?f79 / ?f37"/>
              <draw:equation draw:name="f108" draw:formula="?f80 / ?f37"/>
              <draw:equation draw:name="f109" draw:formula="?f81 / ?f38"/>
              <draw:equation draw:name="f110" draw:formula="?f82 / ?f37"/>
              <draw:equation draw:name="f111" draw:formula="?f83 / ?f38"/>
              <draw:equation draw:name="f112" draw:formula="?f84 / ?f37"/>
              <draw:equation draw:name="f113" draw:formula="?f85 / ?f38"/>
              <draw:equation draw:name="f114" draw:formula="?f86 / ?f38"/>
            </draw:enhanced-geometry>
          </draw:custom-shape>
          <draw:custom-shape svg:x="8.47059in" svg:y="4.48675in" svg:width="0.11609in" svg:height="0.14288in" draw:id="id148" draw:style-name="a907" draw:name="Freeform 436">
            <svg:title/>
            <svg:desc/>
            <text:p text:style-name="a906" text:class-names="" text:cond-style-name=""><text:span text:style-name="a905" text:class-names=""/></text:p>
            <draw:enhanced-geometry xmlns:dr3d="urn:oasis:names:tc:opendocument:xmlns:dr3d:1.0" draw:type="non-primitive" svg:viewBox="0 0 79 98" draw:enhanced-path="M ?f1 ?f2 L ?f3 ?f2 ?f3 ?f4 C ?f3 ?f5 ?f3 ?f6 ?f3 ?f7 ?f8 ?f9 ?f10 ?f11 ?f12 ?f13 ?f14 ?f15 ?f16 ?f17 ?f18 ?f19 ?f20 ?f21 ?f22 ?f23 ?f24 ?f23 ?f5 ?f23 ?f25 ?f21 ?f26 ?f17 ?f27 ?f28 ?f15 ?f29 ?f21 ?f9 L ?f21 ?f2 ?f0 ?f2 ?f0 ?f30 ?f21 ?f30 ?f21 ?f31 C ?f28 ?f32 ?f33 ?f34 ?f7 ?f30 ?f35 ?f36 ?f37 ?f0 ?f38 ?f0 ?f14 ?f0 ?f39 ?f30 ?f40 ?f32 ?f41 ?f23 ?f1 ?f11 ?f1 ?f42 L ?f1 ?f2 Z N" draw:text-areas="?f95 ?f97 ?f96 ?f98" draw:glue-points="?f99 ?f100 ?f101 ?f100 ?f101 ?f102 ?f101 ?f103 ?f104 ?f105 ?f106 ?f107 ?f108 ?f109 ?f110 ?f111 ?f112 ?f113 ?f112 ?f100 ?f114 ?f100 ?f114 ?f115 ?f112 ?f115 ?f112 ?f116 ?f117 ?f115 ?f118 ?f119 ?f120 ?f121 ?f99 ?f122 ?f99 ?f100" draw:glue-point-leaving-directions="-90, -90, -90, -90, -90, -90, -90, -90, -90, -90, -90, -90, -90, -90, -90, -90, -90, -90, -90">
              <draw:equation draw:name="f0" draw:formula="0"/>
              <draw:equation draw:name="f1" draw:formula="79"/>
              <draw:equation draw:name="f2" draw:formula="98"/>
              <draw:equation draw:name="f3" draw:formula="63"/>
              <draw:equation draw:name="f4" draw:formula="44"/>
              <draw:equation draw:name="f5" draw:formula="39"/>
              <draw:equation draw:name="f6" draw:formula="35"/>
              <draw:equation draw:name="f7" draw:formula="31"/>
              <draw:equation draw:name="f8" draw:formula="62"/>
              <draw:equation draw:name="f9" draw:formula="27"/>
              <draw:equation draw:name="f10" draw:formula="61"/>
              <draw:equation draw:name="f11" draw:formula="24"/>
              <draw:equation draw:name="f12" draw:formula="60"/>
              <draw:equation draw:name="f13" draw:formula="22"/>
              <draw:equation draw:name="f14" draw:formula="58"/>
              <draw:equation draw:name="f15" draw:formula="20"/>
              <draw:equation draw:name="f16" draw:formula="56"/>
              <draw:equation draw:name="f17" draw:formula="18"/>
              <draw:equation draw:name="f18" draw:formula="54"/>
              <draw:equation draw:name="f19" draw:formula="17"/>
              <draw:equation draw:name="f20" draw:formula="51"/>
              <draw:equation draw:name="f21" draw:formula="16"/>
              <draw:equation draw:name="f22" draw:formula="47"/>
              <draw:equation draw:name="f23" draw:formula="15"/>
              <draw:equation draw:name="f24" draw:formula="43"/>
              <draw:equation draw:name="f25" draw:formula="34"/>
              <draw:equation draw:name="f26" draw:formula="29"/>
              <draw:equation draw:name="f27" draw:formula="25"/>
              <draw:equation draw:name="f28" draw:formula="21"/>
              <draw:equation draw:name="f29" draw:formula="23"/>
              <draw:equation draw:name="f30" draw:formula="3"/>
              <draw:equation draw:name="f31" draw:formula="13"/>
              <draw:equation draw:name="f32" draw:formula="9"/>
              <draw:equation draw:name="f33" draw:formula="26"/>
              <draw:equation draw:name="f34" draw:formula="6"/>
              <draw:equation draw:name="f35" draw:formula="37"/>
              <draw:equation draw:name="f36" draw:formula="1"/>
              <draw:equation draw:name="f37" draw:formula="42"/>
              <draw:equation draw:name="f38" draw:formula="48"/>
              <draw:equation draw:name="f39" draw:formula="66"/>
              <draw:equation draw:name="f40" draw:formula="71"/>
              <draw:equation draw:name="f41" draw:formula="77"/>
              <draw:equation draw:name="f42" draw:formula="36"/>
              <draw:equation draw:name="f43" draw:formula="?f2 - ?f0"/>
              <draw:equation draw:name="f44" draw:formula="?f1 - ?f0"/>
              <draw:equation draw:name="f45" draw:formula="?f44 / 79"/>
              <draw:equation draw:name="f46" draw:formula="?f43 / 98"/>
              <draw:equation draw:name="f47" draw:formula="79 * ?f44"/>
              <draw:equation draw:name="f48" draw:formula="98 * ?f43"/>
              <draw:equation draw:name="f49" draw:formula="63 * ?f44"/>
              <draw:equation draw:name="f50" draw:formula="44 * ?f43"/>
              <draw:equation draw:name="f51" draw:formula="31 * ?f43"/>
              <draw:equation draw:name="f52" draw:formula="60 * ?f44"/>
              <draw:equation draw:name="f53" draw:formula="22 * ?f43"/>
              <draw:equation draw:name="f54" draw:formula="54 * ?f44"/>
              <draw:equation draw:name="f55" draw:formula="17 * ?f43"/>
              <draw:equation draw:name="f56" draw:formula="43 * ?f44"/>
              <draw:equation draw:name="f57" draw:formula="15 * ?f43"/>
              <draw:equation draw:name="f58" draw:formula="29 * ?f44"/>
              <draw:equation draw:name="f59" draw:formula="18 * ?f43"/>
              <draw:equation draw:name="f60" draw:formula="16 * ?f44"/>
              <draw:equation draw:name="f61" draw:formula="27 * ?f43"/>
              <draw:equation draw:name="f62" draw:formula="0 * ?f44"/>
              <draw:equation draw:name="f63" draw:formula="3 * ?f43"/>
              <draw:equation draw:name="f64" draw:formula="13 * ?f43"/>
              <draw:equation draw:name="f65" draw:formula="31 * ?f44"/>
              <draw:equation draw:name="f66" draw:formula="48 * ?f44"/>
              <draw:equation draw:name="f67" draw:formula="0 * ?f43"/>
              <draw:equation draw:name="f68" draw:formula="71 * ?f44"/>
              <draw:equation draw:name="f69" draw:formula="9 * ?f43"/>
              <draw:equation draw:name="f70" draw:formula="36 * ?f43"/>
              <draw:equation draw:name="f71" draw:formula="?f47 / 79"/>
              <draw:equation draw:name="f72" draw:formula="?f48 / 98"/>
              <draw:equation draw:name="f73" draw:formula="?f49 / 79"/>
              <draw:equation draw:name="f74" draw:formula="?f50 / 98"/>
              <draw:equation draw:name="f75" draw:formula="?f51 / 98"/>
              <draw:equation draw:name="f76" draw:formula="?f52 / 79"/>
              <draw:equation draw:name="f77" draw:formula="?f53 / 98"/>
              <draw:equation draw:name="f78" draw:formula="?f54 / 79"/>
              <draw:equation draw:name="f79" draw:formula="?f55 / 98"/>
              <draw:equation draw:name="f80" draw:formula="?f56 / 79"/>
              <draw:equation draw:name="f81" draw:formula="?f57 / 98"/>
              <draw:equation draw:name="f82" draw:formula="?f58 / 79"/>
              <draw:equation draw:name="f83" draw:formula="?f59 / 98"/>
              <draw:equation draw:name="f84" draw:formula="?f60 / 79"/>
              <draw:equation draw:name="f85" draw:formula="?f61 / 98"/>
              <draw:equation draw:name="f86" draw:formula="?f62 / 79"/>
              <draw:equation draw:name="f87" draw:formula="?f63 / 98"/>
              <draw:equation draw:name="f88" draw:formula="?f64 / 98"/>
              <draw:equation draw:name="f89" draw:formula="?f65 / 79"/>
              <draw:equation draw:name="f90" draw:formula="?f66 / 79"/>
              <draw:equation draw:name="f91" draw:formula="?f67 / 98"/>
              <draw:equation draw:name="f92" draw:formula="?f68 / 79"/>
              <draw:equation draw:name="f93" draw:formula="?f69 / 98"/>
              <draw:equation draw:name="f94" draw:formula="?f70 / 98"/>
              <draw:equation draw:name="f95" draw:formula="0 / ?f45"/>
              <draw:equation draw:name="f96" draw:formula="?f1 / ?f45"/>
              <draw:equation draw:name="f97" draw:formula="0 / ?f46"/>
              <draw:equation draw:name="f98" draw:formula="?f2 / ?f46"/>
              <draw:equation draw:name="f99" draw:formula="?f71 / ?f45"/>
              <draw:equation draw:name="f100" draw:formula="?f72 / ?f46"/>
              <draw:equation draw:name="f101" draw:formula="?f73 / ?f45"/>
              <draw:equation draw:name="f102" draw:formula="?f74 / ?f46"/>
              <draw:equation draw:name="f103" draw:formula="?f75 / ?f46"/>
              <draw:equation draw:name="f104" draw:formula="?f76 / ?f45"/>
              <draw:equation draw:name="f105" draw:formula="?f77 / ?f46"/>
              <draw:equation draw:name="f106" draw:formula="?f78 / ?f45"/>
              <draw:equation draw:name="f107" draw:formula="?f79 / ?f46"/>
              <draw:equation draw:name="f108" draw:formula="?f80 / ?f45"/>
              <draw:equation draw:name="f109" draw:formula="?f81 / ?f46"/>
              <draw:equation draw:name="f110" draw:formula="?f82 / ?f45"/>
              <draw:equation draw:name="f111" draw:formula="?f83 / ?f46"/>
              <draw:equation draw:name="f112" draw:formula="?f84 / ?f45"/>
              <draw:equation draw:name="f113" draw:formula="?f85 / ?f46"/>
              <draw:equation draw:name="f114" draw:formula="?f86 / ?f45"/>
              <draw:equation draw:name="f115" draw:formula="?f87 / ?f46"/>
              <draw:equation draw:name="f116" draw:formula="?f88 / ?f46"/>
              <draw:equation draw:name="f117" draw:formula="?f89 / ?f45"/>
              <draw:equation draw:name="f118" draw:formula="?f90 / ?f45"/>
              <draw:equation draw:name="f119" draw:formula="?f91 / ?f46"/>
              <draw:equation draw:name="f120" draw:formula="?f92 / ?f45"/>
              <draw:equation draw:name="f121" draw:formula="?f93 / ?f46"/>
              <draw:equation draw:name="f122" draw:formula="?f94 / ?f46"/>
            </draw:enhanced-geometry>
          </draw:custom-shape>
          <draw:custom-shape svg:x="8.63134in" svg:y="4.4421in" svg:width="0.02679in" svg:height="0.18754in" draw:id="id149" draw:style-name="a910" draw:name="Freeform 437">
            <svg:title/>
            <svg:desc/>
            <text:p text:style-name="a909" text:class-names="" text:cond-style-name=""><text:span text:style-name="a908" text:class-names=""/></text:p>
            <draw:enhanced-geometry xmlns:dr3d="urn:oasis:names:tc:opendocument:xmlns:dr3d:1.0" draw:type="non-primitive" svg:viewBox="0 0 19 128" draw:enhanced-path="M ?f1 ?f3 L ?f0 ?f3 ?f0 ?f0 ?f1 ?f0 ?f1 ?f3 Z M ?f4 ?f2 L ?f5 ?f2 ?f5 ?f6 ?f4 ?f6 ?f4 ?f2 Z N" draw:text-areas="?f27 ?f29 ?f28 ?f30" draw:glue-points="?f31 ?f32 ?f33 ?f32 ?f33 ?f34 ?f31 ?f34 ?f31 ?f32 ?f35 ?f36 ?f37 ?f36 ?f37 ?f38 ?f35 ?f38 ?f35 ?f36" draw:glue-point-leaving-directions="-90, -90, -90, -90, -90, -90, -90, -90, -90, -90">
              <draw:equation draw:name="f0" draw:formula="0"/>
              <draw:equation draw:name="f1" draw:formula="19"/>
              <draw:equation draw:name="f2" draw:formula="128"/>
              <draw:equation draw:name="f3" draw:formula="17"/>
              <draw:equation draw:name="f4" draw:formula="18"/>
              <draw:equation draw:name="f5" draw:formula="1"/>
              <draw:equation draw:name="f6" draw:formula="33"/>
              <draw:equation draw:name="f7" draw:formula="?f2 - ?f0"/>
              <draw:equation draw:name="f8" draw:formula="?f1 - ?f0"/>
              <draw:equation draw:name="f9" draw:formula="?f8 / 19"/>
              <draw:equation draw:name="f10" draw:formula="?f7 / 128"/>
              <draw:equation draw:name="f11" draw:formula="19 * ?f8"/>
              <draw:equation draw:name="f12" draw:formula="17 * ?f7"/>
              <draw:equation draw:name="f13" draw:formula="0 * ?f8"/>
              <draw:equation draw:name="f14" draw:formula="0 * ?f7"/>
              <draw:equation draw:name="f15" draw:formula="18 * ?f8"/>
              <draw:equation draw:name="f16" draw:formula="128 * ?f7"/>
              <draw:equation draw:name="f17" draw:formula="1 * ?f8"/>
              <draw:equation draw:name="f18" draw:formula="33 * ?f7"/>
              <draw:equation draw:name="f19" draw:formula="?f11 / 19"/>
              <draw:equation draw:name="f20" draw:formula="?f12 / 128"/>
              <draw:equation draw:name="f21" draw:formula="?f13 / 19"/>
              <draw:equation draw:name="f22" draw:formula="?f14 / 128"/>
              <draw:equation draw:name="f23" draw:formula="?f15 / 19"/>
              <draw:equation draw:name="f24" draw:formula="?f16 / 128"/>
              <draw:equation draw:name="f25" draw:formula="?f17 / 19"/>
              <draw:equation draw:name="f26" draw:formula="?f18 / 128"/>
              <draw:equation draw:name="f27" draw:formula="0 / ?f9"/>
              <draw:equation draw:name="f28" draw:formula="?f1 / ?f9"/>
              <draw:equation draw:name="f29" draw:formula="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9"/>
              <draw:equation draw:name="f38" draw:formula="?f26 / ?f10"/>
            </draw:enhanced-geometry>
          </draw:custom-shape>
          <draw:custom-shape svg:x="8.69385in" svg:y="4.48675in" svg:width="0.11163in" svg:height="0.14735in" draw:id="id150" draw:style-name="a913" draw:name="Freeform 438">
            <svg:title/>
            <svg:desc/>
            <text:p text:style-name="a912" text:class-names="" text:cond-style-name=""><text:span text:style-name="a911" text:class-names=""/></text:p>
            <draw:enhanced-geometry xmlns:dr3d="urn:oasis:names:tc:opendocument:xmlns:dr3d:1.0" draw:type="non-primitive" svg:viewBox="0 0 75 100" draw:enhanced-path="M ?f1 ?f3 C ?f1 ?f4 ?f5 ?f6 ?f7 ?f8 ?f9 ?f10 ?f11 ?f2 ?f12 ?f2 ?f13 ?f2 ?f14 ?f15 ?f16 ?f17 ?f18 ?f19 ?f20 ?f21 ?f0 ?f8 L ?f0 ?f22 ?f23 ?f22 C ?f24 ?f25 ?f26 ?f27 ?f28 ?f29 ?f30 ?f6 ?f31 ?f32 ?f33 ?f32 ?f34 ?f32 ?f35 ?f6 ?f36 ?f29 ?f37 ?f27 ?f38 ?f39 ?f38 ?f40 ?f38 ?f41 ?f9 ?f42 ?f43 ?f7 ?f44 ?f45 ?f46 ?f47 ?f34 ?f48 ?f49 ?f38 ?f50 ?f38 ?f12 ?f9 ?f31 ?f9 ?f13 ?f37 ?f30 ?f43 ?f16 ?f44 ?f18 ?f51 ?f24 ?f52 ?f53 ?f54 ?f23 ?f33 ?f23 ?f55 ?f23 ?f56 ?f23 ?f57 ?f58 ?f28 ?f59 ?f16 ?f60 ?f26 ?f61 ?f18 ?f62 ?f24 ?f28 ?f20 ?f57 ?f58 ?f13 ?f23 ?f63 ?f0 ?f64 ?f0 ?f52 ?f0 ?f65 ?f23 ?f37 ?f53 ?f45 ?f20 ?f66 ?f59 ?f5 ?f60 L ?f5 ?f56 ?f3 ?f56 C ?f42 ?f57 ?f67 ?f68 ?f43 ?f69 ?f46 ?f16 ?f70 ?f62 ?f71 ?f62 ?f72 ?f62 ?f13 ?f16 ?f73 ?f69 ?f68 ?f68 ?f69 ?f73 ?f69 ?f13 ?f69 ?f74 ?f28 ?f12 ?f14 ?f33 ?f73 ?f71 ?f13 ?f49 ?f72 ?f54 ?f75 ?f76 ?f64 ?f76 ?f76 ?f34 ?f77 ?f70 ?f46 ?f70 ?f65 ?f52 ?f48 ?f11 ?f78 ?f51 ?f41 ?f79 ?f40 ?f38 ?f1 ?f7 ?f1 ?f3 Z N" draw:text-areas="?f198 ?f200 ?f199 ?f201" draw:glue-points="?f202 ?f203 ?f204 ?f205 ?f206 ?f207 ?f208 ?f209 ?f210 ?f205 ?f210 ?f211 ?f212 ?f211 ?f213 ?f214 ?f215 ?f216 ?f217 ?f214 ?f218 ?f219 ?f220 ?f221 ?f222 ?f223 ?f206 ?f224 ?f225 ?f226 ?f227 ?f228 ?f212 ?f229 ?f230 ?f231 ?f232 ?f233 ?f234 ?f235 ?f236 ?f237 ?f238 ?f239 ?f240 ?f241 ?f240 ?f242 ?f243 ?f242 ?f220 ?f244 ?f245 ?f246 ?f247 ?f244 ?f248 ?f249 ?f250 ?f251 ?f252 ?f253 ?f254 ?f255 ?f256 ?f228 ?f257 ?f258 ?f202 ?f203" draw:glue-point-leaving-directions="-90, -90, -90, -90, -90, -90, -90, -90, -90, -90, -90, -90, -90, -90, -90, -90, -90, -90, -90, -90, -90, -90, -90, -90, -90, -90, -90, -90, -90, -90, -90, -90, -90, -90, -90">
              <draw:equation draw:name="f0" draw:formula="0"/>
              <draw:equation draw:name="f1" draw:formula="75"/>
              <draw:equation draw:name="f2" draw:formula="100"/>
              <draw:equation draw:name="f3" draw:formula="70"/>
              <draw:equation draw:name="f4" draw:formula="79"/>
              <draw:equation draw:name="f5" draw:formula="71"/>
              <draw:equation draw:name="f6" draw:formula="86"/>
              <draw:equation draw:name="f7" draw:formula="64"/>
              <draw:equation draw:name="f8" draw:formula="92"/>
              <draw:equation draw:name="f9" draw:formula="57"/>
              <draw:equation draw:name="f10" draw:formula="97"/>
              <draw:equation draw:name="f11" draw:formula="47"/>
              <draw:equation draw:name="f12" draw:formula="34"/>
              <draw:equation draw:name="f13" draw:formula="27"/>
              <draw:equation draw:name="f14" draw:formula="21"/>
              <draw:equation draw:name="f15" draw:formula="99"/>
              <draw:equation draw:name="f16" draw:formula="15"/>
              <draw:equation draw:name="f17" draw:formula="98"/>
              <draw:equation draw:name="f18" draw:formula="9"/>
              <draw:equation draw:name="f19" draw:formula="96"/>
              <draw:equation draw:name="f20" draw:formula="4"/>
              <draw:equation draw:name="f21" draw:formula="94"/>
              <draw:equation draw:name="f22" draw:formula="74"/>
              <draw:equation draw:name="f23" draw:formula="1"/>
              <draw:equation draw:name="f24" draw:formula="6"/>
              <draw:equation draw:name="f25" draw:formula="78"/>
              <draw:equation draw:name="f26" draw:formula="12"/>
              <draw:equation draw:name="f27" draw:formula="81"/>
              <draw:equation draw:name="f28" draw:formula="18"/>
              <draw:equation draw:name="f29" draw:formula="83"/>
              <draw:equation draw:name="f30" draw:formula="24"/>
              <draw:equation draw:name="f31" draw:formula="30"/>
              <draw:equation draw:name="f32" draw:formula="87"/>
              <draw:equation draw:name="f33" draw:formula="36"/>
              <draw:equation draw:name="f34" draw:formula="43"/>
              <draw:equation draw:name="f35" draw:formula="48"/>
              <draw:equation draw:name="f36" draw:formula="52"/>
              <draw:equation draw:name="f37" draw:formula="56"/>
              <draw:equation draw:name="f38" draw:formula="58"/>
              <draw:equation draw:name="f39" draw:formula="77"/>
              <draw:equation draw:name="f40" draw:formula="73"/>
              <draw:equation draw:name="f41" draw:formula="69"/>
              <draw:equation draw:name="f42" draw:formula="66"/>
              <draw:equation draw:name="f43" draw:formula="55"/>
              <draw:equation draw:name="f44" draw:formula="53"/>
              <draw:equation draw:name="f45" draw:formula="62"/>
              <draw:equation draw:name="f46" draw:formula="49"/>
              <draw:equation draw:name="f47" draw:formula="60"/>
              <draw:equation draw:name="f48" draw:formula="59"/>
              <draw:equation draw:name="f49" draw:formula="40"/>
              <draw:equation draw:name="f50" draw:formula="37"/>
              <draw:equation draw:name="f51" draw:formula="50"/>
              <draw:equation draw:name="f52" draw:formula="45"/>
              <draw:equation draw:name="f53" draw:formula="2"/>
              <draw:equation draw:name="f54" draw:formula="41"/>
              <draw:equation draw:name="f55" draw:formula="29"/>
              <draw:equation draw:name="f56" draw:formula="25"/>
              <draw:equation draw:name="f57" draw:formula="22"/>
              <draw:equation draw:name="f58" draw:formula="3"/>
              <draw:equation draw:name="f59" draw:formula="5"/>
              <draw:equation draw:name="f60" draw:formula="7"/>
              <draw:equation draw:name="f61" draw:formula="10"/>
              <draw:equation draw:name="f62" draw:formula="14"/>
              <draw:equation draw:name="f63" draw:formula="33"/>
              <draw:equation draw:name="f64" draw:formula="39"/>
              <draw:equation draw:name="f65" draw:formula="51"/>
              <draw:equation draw:name="f66" draw:formula="67"/>
              <draw:equation draw:name="f67" draw:formula="61"/>
              <draw:equation draw:name="f68" draw:formula="19"/>
              <draw:equation draw:name="f69" draw:formula="17"/>
              <draw:equation draw:name="f70" draw:formula="44"/>
              <draw:equation draw:name="f71" draw:formula="38"/>
              <draw:equation draw:name="f72" draw:formula="32"/>
              <draw:equation draw:name="f73" draw:formula="23"/>
              <draw:equation draw:name="f74" draw:formula="31"/>
              <draw:equation draw:name="f75" draw:formula="35"/>
              <draw:equation draw:name="f76" draw:formula="42"/>
              <draw:equation draw:name="f77" draw:formula="46"/>
              <draw:equation draw:name="f78" draw:formula="65"/>
              <draw:equation draw:name="f79" draw:formula="54"/>
              <draw:equation draw:name="f80" draw:formula="?f2 - ?f0"/>
              <draw:equation draw:name="f81" draw:formula="?f1 - ?f0"/>
              <draw:equation draw:name="f82" draw:formula="?f81 / 75"/>
              <draw:equation draw:name="f83" draw:formula="?f80 / 100"/>
              <draw:equation draw:name="f84" draw:formula="75 * ?f81"/>
              <draw:equation draw:name="f85" draw:formula="70 * ?f80"/>
              <draw:equation draw:name="f86" draw:formula="64 * ?f81"/>
              <draw:equation draw:name="f87" draw:formula="92 * ?f80"/>
              <draw:equation draw:name="f88" draw:formula="34 * ?f81"/>
              <draw:equation draw:name="f89" draw:formula="100 * ?f80"/>
              <draw:equation draw:name="f90" draw:formula="15 * ?f81"/>
              <draw:equation draw:name="f91" draw:formula="98 * ?f80"/>
              <draw:equation draw:name="f92" draw:formula="0 * ?f81"/>
              <draw:equation draw:name="f93" draw:formula="74 * ?f80"/>
              <draw:equation draw:name="f94" draw:formula="1 * ?f81"/>
              <draw:equation draw:name="f95" draw:formula="18 * ?f81"/>
              <draw:equation draw:name="f96" draw:formula="83 * ?f80"/>
              <draw:equation draw:name="f97" draw:formula="36 * ?f81"/>
              <draw:equation draw:name="f98" draw:formula="87 * ?f80"/>
              <draw:equation draw:name="f99" draw:formula="52 * ?f81"/>
              <draw:equation draw:name="f100" draw:formula="58 * ?f81"/>
              <draw:equation draw:name="f101" draw:formula="73 * ?f80"/>
              <draw:equation draw:name="f102" draw:formula="55 * ?f81"/>
              <draw:equation draw:name="f103" draw:formula="64 * ?f80"/>
              <draw:equation draw:name="f104" draw:formula="43 * ?f81"/>
              <draw:equation draw:name="f105" draw:formula="59 * ?f80"/>
              <draw:equation draw:name="f106" draw:formula="57 * ?f80"/>
              <draw:equation draw:name="f107" draw:formula="24 * ?f81"/>
              <draw:equation draw:name="f108" draw:formula="55 * ?f80"/>
              <draw:equation draw:name="f109" draw:formula="6 * ?f81"/>
              <draw:equation draw:name="f110" draw:formula="45 * ?f80"/>
              <draw:equation draw:name="f111" draw:formula="29 * ?f80"/>
              <draw:equation draw:name="f112" draw:formula="3 * ?f81"/>
              <draw:equation draw:name="f113" draw:formula="18 * ?f80"/>
              <draw:equation draw:name="f114" draw:formula="10 * ?f81"/>
              <draw:equation draw:name="f115" draw:formula="9 * ?f80"/>
              <draw:equation draw:name="f116" draw:formula="22 * ?f81"/>
              <draw:equation draw:name="f117" draw:formula="3 * ?f80"/>
              <draw:equation draw:name="f118" draw:formula="39 * ?f81"/>
              <draw:equation draw:name="f119" draw:formula="0 * ?f80"/>
              <draw:equation draw:name="f120" draw:formula="56 * ?f81"/>
              <draw:equation draw:name="f121" draw:formula="2 * ?f80"/>
              <draw:equation draw:name="f122" draw:formula="71 * ?f81"/>
              <draw:equation draw:name="f123" draw:formula="7 * ?f80"/>
              <draw:equation draw:name="f124" draw:formula="25 * ?f80"/>
              <draw:equation draw:name="f125" draw:formula="70 * ?f81"/>
              <draw:equation draw:name="f126" draw:formula="17 * ?f80"/>
              <draw:equation draw:name="f127" draw:formula="38 * ?f81"/>
              <draw:equation draw:name="f128" draw:formula="14 * ?f80"/>
              <draw:equation draw:name="f129" draw:formula="23 * ?f81"/>
              <draw:equation draw:name="f130" draw:formula="17 * ?f81"/>
              <draw:equation draw:name="f131" draw:formula="27 * ?f80"/>
              <draw:equation draw:name="f132" draw:formula="21 * ?f81"/>
              <draw:equation draw:name="f133" draw:formula="36 * ?f80"/>
              <draw:equation draw:name="f134" draw:formula="32 * ?f81"/>
              <draw:equation draw:name="f135" draw:formula="41 * ?f80"/>
              <draw:equation draw:name="f136" draw:formula="42 * ?f81"/>
              <draw:equation draw:name="f137" draw:formula="43 * ?f80"/>
              <draw:equation draw:name="f138" draw:formula="51 * ?f81"/>
              <draw:equation draw:name="f139" draw:formula="69 * ?f81"/>
              <draw:equation draw:name="f140" draw:formula="54 * ?f80"/>
              <draw:equation draw:name="f141" draw:formula="?f84 / 75"/>
              <draw:equation draw:name="f142" draw:formula="?f85 / 100"/>
              <draw:equation draw:name="f143" draw:formula="?f86 / 75"/>
              <draw:equation draw:name="f144" draw:formula="?f87 / 100"/>
              <draw:equation draw:name="f145" draw:formula="?f88 / 75"/>
              <draw:equation draw:name="f146" draw:formula="?f89 / 100"/>
              <draw:equation draw:name="f147" draw:formula="?f90 / 75"/>
              <draw:equation draw:name="f148" draw:formula="?f91 / 100"/>
              <draw:equation draw:name="f149" draw:formula="?f92 / 75"/>
              <draw:equation draw:name="f150" draw:formula="?f93 / 100"/>
              <draw:equation draw:name="f151" draw:formula="?f94 / 75"/>
              <draw:equation draw:name="f152" draw:formula="?f95 / 75"/>
              <draw:equation draw:name="f153" draw:formula="?f96 / 100"/>
              <draw:equation draw:name="f154" draw:formula="?f97 / 75"/>
              <draw:equation draw:name="f155" draw:formula="?f98 / 100"/>
              <draw:equation draw:name="f156" draw:formula="?f99 / 75"/>
              <draw:equation draw:name="f157" draw:formula="?f100 / 75"/>
              <draw:equation draw:name="f158" draw:formula="?f101 / 100"/>
              <draw:equation draw:name="f159" draw:formula="?f102 / 75"/>
              <draw:equation draw:name="f160" draw:formula="?f103 / 100"/>
              <draw:equation draw:name="f161" draw:formula="?f104 / 75"/>
              <draw:equation draw:name="f162" draw:formula="?f105 / 100"/>
              <draw:equation draw:name="f163" draw:formula="?f106 / 100"/>
              <draw:equation draw:name="f164" draw:formula="?f107 / 75"/>
              <draw:equation draw:name="f165" draw:formula="?f108 / 100"/>
              <draw:equation draw:name="f166" draw:formula="?f109 / 75"/>
              <draw:equation draw:name="f167" draw:formula="?f110 / 100"/>
              <draw:equation draw:name="f168" draw:formula="?f111 / 100"/>
              <draw:equation draw:name="f169" draw:formula="?f112 / 75"/>
              <draw:equation draw:name="f170" draw:formula="?f113 / 100"/>
              <draw:equation draw:name="f171" draw:formula="?f114 / 75"/>
              <draw:equation draw:name="f172" draw:formula="?f115 / 100"/>
              <draw:equation draw:name="f173" draw:formula="?f116 / 75"/>
              <draw:equation draw:name="f174" draw:formula="?f117 / 100"/>
              <draw:equation draw:name="f175" draw:formula="?f118 / 75"/>
              <draw:equation draw:name="f176" draw:formula="?f119 / 100"/>
              <draw:equation draw:name="f177" draw:formula="?f120 / 75"/>
              <draw:equation draw:name="f178" draw:formula="?f121 / 100"/>
              <draw:equation draw:name="f179" draw:formula="?f122 / 75"/>
              <draw:equation draw:name="f180" draw:formula="?f123 / 100"/>
              <draw:equation draw:name="f181" draw:formula="?f124 / 100"/>
              <draw:equation draw:name="f182" draw:formula="?f125 / 75"/>
              <draw:equation draw:name="f183" draw:formula="?f126 / 100"/>
              <draw:equation draw:name="f184" draw:formula="?f127 / 75"/>
              <draw:equation draw:name="f185" draw:formula="?f128 / 100"/>
              <draw:equation draw:name="f186" draw:formula="?f129 / 75"/>
              <draw:equation draw:name="f187" draw:formula="?f130 / 75"/>
              <draw:equation draw:name="f188" draw:formula="?f131 / 100"/>
              <draw:equation draw:name="f189" draw:formula="?f132 / 75"/>
              <draw:equation draw:name="f190" draw:formula="?f133 / 100"/>
              <draw:equation draw:name="f191" draw:formula="?f134 / 75"/>
              <draw:equation draw:name="f192" draw:formula="?f135 / 100"/>
              <draw:equation draw:name="f193" draw:formula="?f136 / 75"/>
              <draw:equation draw:name="f194" draw:formula="?f137 / 100"/>
              <draw:equation draw:name="f195" draw:formula="?f138 / 75"/>
              <draw:equation draw:name="f196" draw:formula="?f139 / 75"/>
              <draw:equation draw:name="f197" draw:formula="?f140 / 100"/>
              <draw:equation draw:name="f198" draw:formula="0 / ?f82"/>
              <draw:equation draw:name="f199" draw:formula="?f1 / ?f82"/>
              <draw:equation draw:name="f200" draw:formula="0 / ?f83"/>
              <draw:equation draw:name="f201" draw:formula="?f2 / ?f83"/>
              <draw:equation draw:name="f202" draw:formula="?f141 / ?f82"/>
              <draw:equation draw:name="f203" draw:formula="?f142 / ?f83"/>
              <draw:equation draw:name="f204" draw:formula="?f143 / ?f82"/>
              <draw:equation draw:name="f205" draw:formula="?f144 / ?f83"/>
              <draw:equation draw:name="f206" draw:formula="?f145 / ?f82"/>
              <draw:equation draw:name="f207" draw:formula="?f146 / ?f83"/>
              <draw:equation draw:name="f208" draw:formula="?f147 / ?f82"/>
              <draw:equation draw:name="f209" draw:formula="?f148 / ?f83"/>
              <draw:equation draw:name="f210" draw:formula="?f149 / ?f82"/>
              <draw:equation draw:name="f211" draw:formula="?f150 / ?f83"/>
              <draw:equation draw:name="f212" draw:formula="?f151 / ?f82"/>
              <draw:equation draw:name="f213" draw:formula="?f152 / ?f82"/>
              <draw:equation draw:name="f214" draw:formula="?f153 / ?f83"/>
              <draw:equation draw:name="f215" draw:formula="?f154 / ?f82"/>
              <draw:equation draw:name="f216" draw:formula="?f155 / ?f83"/>
              <draw:equation draw:name="f217" draw:formula="?f156 / ?f82"/>
              <draw:equation draw:name="f218" draw:formula="?f157 / ?f82"/>
              <draw:equation draw:name="f219" draw:formula="?f158 / ?f83"/>
              <draw:equation draw:name="f220" draw:formula="?f159 / ?f82"/>
              <draw:equation draw:name="f221" draw:formula="?f160 / ?f83"/>
              <draw:equation draw:name="f222" draw:formula="?f161 / ?f82"/>
              <draw:equation draw:name="f223" draw:formula="?f162 / ?f83"/>
              <draw:equation draw:name="f224" draw:formula="?f163 / ?f83"/>
              <draw:equation draw:name="f225" draw:formula="?f164 / ?f82"/>
              <draw:equation draw:name="f226" draw:formula="?f165 / ?f83"/>
              <draw:equation draw:name="f227" draw:formula="?f166 / ?f82"/>
              <draw:equation draw:name="f228" draw:formula="?f167 / ?f83"/>
              <draw:equation draw:name="f229" draw:formula="?f168 / ?f83"/>
              <draw:equation draw:name="f230" draw:formula="?f169 / ?f82"/>
              <draw:equation draw:name="f231" draw:formula="?f170 / ?f83"/>
              <draw:equation draw:name="f232" draw:formula="?f171 / ?f82"/>
              <draw:equation draw:name="f233" draw:formula="?f172 / ?f83"/>
              <draw:equation draw:name="f234" draw:formula="?f173 / ?f82"/>
              <draw:equation draw:name="f235" draw:formula="?f174 / ?f83"/>
              <draw:equation draw:name="f236" draw:formula="?f175 / ?f82"/>
              <draw:equation draw:name="f237" draw:formula="?f176 / ?f83"/>
              <draw:equation draw:name="f238" draw:formula="?f177 / ?f82"/>
              <draw:equation draw:name="f239" draw:formula="?f178 / ?f83"/>
              <draw:equation draw:name="f240" draw:formula="?f179 / ?f82"/>
              <draw:equation draw:name="f241" draw:formula="?f180 / ?f83"/>
              <draw:equation draw:name="f242" draw:formula="?f181 / ?f83"/>
              <draw:equation draw:name="f243" draw:formula="?f182 / ?f82"/>
              <draw:equation draw:name="f244" draw:formula="?f183 / ?f83"/>
              <draw:equation draw:name="f245" draw:formula="?f184 / ?f82"/>
              <draw:equation draw:name="f246" draw:formula="?f185 / ?f83"/>
              <draw:equation draw:name="f247" draw:formula="?f186 / ?f82"/>
              <draw:equation draw:name="f248" draw:formula="?f187 / ?f82"/>
              <draw:equation draw:name="f249" draw:formula="?f188 / ?f83"/>
              <draw:equation draw:name="f250" draw:formula="?f189 / ?f82"/>
              <draw:equation draw:name="f251" draw:formula="?f190 / ?f83"/>
              <draw:equation draw:name="f252" draw:formula="?f191 / ?f82"/>
              <draw:equation draw:name="f253" draw:formula="?f192 / ?f83"/>
              <draw:equation draw:name="f254" draw:formula="?f193 / ?f82"/>
              <draw:equation draw:name="f255" draw:formula="?f194 / ?f83"/>
              <draw:equation draw:name="f256" draw:formula="?f195 / ?f82"/>
              <draw:equation draw:name="f257" draw:formula="?f196 / ?f82"/>
              <draw:equation draw:name="f258" draw:formula="?f197 / ?f83"/>
            </draw:enhanced-geometry>
          </draw:custom-shape>
        </draw:g>
        <draw:g draw:name="Gruppieren 779" draw:id="id126">
          <svg:title/>
          <svg:desc/>
          <draw:custom-shape svg:x="9.77888in" svg:y="1.68263in" svg:width="3.0631in" svg:height="4.13473in" draw:id="id132" draw:style-name="a859" draw:name="Freeform 439">
            <svg:title/>
            <svg:desc/>
            <text:p text:style-name="a858" text:class-names="" text:cond-style-name=""><text:span text:style-name="a857" text:class-names=""/></text:p>
            <draw:enhanced-geometry xmlns:dr3d="urn:oasis:names:tc:opendocument:xmlns:dr3d:1.0" draw:type="non-primitive" svg:viewBox="0 0 2093 2824" draw:enhanced-path="M ?f3 ?f0 L ?f4 ?f5 C ?f6 ?f5 ?f7 ?f8 ?f7 ?f9 L ?f1 ?f10 C ?f7 ?f11 ?f12 ?f13 ?f4 ?f2 L ?f14 ?f2 C ?f15 ?f13 ?f16 ?f17 ?f0 ?f18 L ?f16 ?f19 C ?f5 ?f20 ?f21 ?f5 ?f3 ?f0 Z N" draw:text-areas="?f54 ?f56 ?f55 ?f57" draw:glue-points="?f58 ?f59 ?f60 ?f61 ?f62 ?f63 ?f64 ?f65 ?f60 ?f66 ?f67 ?f66 ?f68 ?f69 ?f70 ?f71 ?f58 ?f59" draw:glue-point-leaving-directions="-90, -90, -90, -90, -90, -90, -90, -90, -90">
              <draw:equation draw:name="f0" draw:formula="0"/>
              <draw:equation draw:name="f1" draw:formula="2093"/>
              <draw:equation draw:name="f2" draw:formula="2824"/>
              <draw:equation draw:name="f3" draw:formula="145"/>
              <draw:equation draw:name="f4" draw:formula="1946"/>
              <draw:equation draw:name="f5" draw:formula="1"/>
              <draw:equation draw:name="f6" draw:formula="2020"/>
              <draw:equation draw:name="f7" draw:formula="2092"/>
              <draw:equation draw:name="f8" draw:formula="86"/>
              <draw:equation draw:name="f9" draw:formula="196"/>
              <draw:equation draw:name="f10" draw:formula="2626"/>
              <draw:equation draw:name="f11" draw:formula="2729"/>
              <draw:equation draw:name="f12" draw:formula="2017"/>
              <draw:equation draw:name="f13" draw:formula="2823"/>
              <draw:equation draw:name="f14" draw:formula="146"/>
              <draw:equation draw:name="f15" draw:formula="66"/>
              <draw:equation draw:name="f16" draw:formula="3"/>
              <draw:equation draw:name="f17" draw:formula="2738"/>
              <draw:equation draw:name="f18" draw:formula="2627"/>
              <draw:equation draw:name="f19" draw:formula="197"/>
              <draw:equation draw:name="f20" draw:formula="92"/>
              <draw:equation draw:name="f21" draw:formula="67"/>
              <draw:equation draw:name="f22" draw:formula="?f2 - ?f0"/>
              <draw:equation draw:name="f23" draw:formula="?f1 - ?f0"/>
              <draw:equation draw:name="f24" draw:formula="?f23 / 2093"/>
              <draw:equation draw:name="f25" draw:formula="?f22 / 2824"/>
              <draw:equation draw:name="f26" draw:formula="145 * ?f23"/>
              <draw:equation draw:name="f27" draw:formula="0 * ?f22"/>
              <draw:equation draw:name="f28" draw:formula="1946 * ?f23"/>
              <draw:equation draw:name="f29" draw:formula="1 * ?f22"/>
              <draw:equation draw:name="f30" draw:formula="2092 * ?f23"/>
              <draw:equation draw:name="f31" draw:formula="196 * ?f22"/>
              <draw:equation draw:name="f32" draw:formula="2093 * ?f23"/>
              <draw:equation draw:name="f33" draw:formula="2626 * ?f22"/>
              <draw:equation draw:name="f34" draw:formula="2824 * ?f22"/>
              <draw:equation draw:name="f35" draw:formula="146 * ?f23"/>
              <draw:equation draw:name="f36" draw:formula="0 * ?f23"/>
              <draw:equation draw:name="f37" draw:formula="2627 * ?f22"/>
              <draw:equation draw:name="f38" draw:formula="3 * ?f23"/>
              <draw:equation draw:name="f39" draw:formula="197 * ?f22"/>
              <draw:equation draw:name="f40" draw:formula="?f26 / 2093"/>
              <draw:equation draw:name="f41" draw:formula="?f27 / 2824"/>
              <draw:equation draw:name="f42" draw:formula="?f28 / 2093"/>
              <draw:equation draw:name="f43" draw:formula="?f29 / 2824"/>
              <draw:equation draw:name="f44" draw:formula="?f30 / 2093"/>
              <draw:equation draw:name="f45" draw:formula="?f31 / 2824"/>
              <draw:equation draw:name="f46" draw:formula="?f32 / 2093"/>
              <draw:equation draw:name="f47" draw:formula="?f33 / 2824"/>
              <draw:equation draw:name="f48" draw:formula="?f34 / 2824"/>
              <draw:equation draw:name="f49" draw:formula="?f35 / 2093"/>
              <draw:equation draw:name="f50" draw:formula="?f36 / 2093"/>
              <draw:equation draw:name="f51" draw:formula="?f37 / 2824"/>
              <draw:equation draw:name="f52" draw:formula="?f38 / 2093"/>
              <draw:equation draw:name="f53" draw:formula="?f39 / 2824"/>
              <draw:equation draw:name="f54" draw:formula="0 / ?f24"/>
              <draw:equation draw:name="f55" draw:formula="?f1 / ?f24"/>
              <draw:equation draw:name="f56" draw:formula="0 / ?f25"/>
              <draw:equation draw:name="f57" draw:formula="?f2 / ?f25"/>
              <draw:equation draw:name="f58" draw:formula="?f40 / ?f24"/>
              <draw:equation draw:name="f59" draw:formula="?f41 / ?f25"/>
              <draw:equation draw:name="f60" draw:formula="?f42 / ?f24"/>
              <draw:equation draw:name="f61" draw:formula="?f43 / ?f25"/>
              <draw:equation draw:name="f62" draw:formula="?f44 / ?f24"/>
              <draw:equation draw:name="f63" draw:formula="?f45 / ?f25"/>
              <draw:equation draw:name="f64" draw:formula="?f46 / ?f24"/>
              <draw:equation draw:name="f65" draw:formula="?f47 / ?f25"/>
              <draw:equation draw:name="f66" draw:formula="?f48 / ?f25"/>
              <draw:equation draw:name="f67" draw:formula="?f49 / ?f24"/>
              <draw:equation draw:name="f68" draw:formula="?f50 / ?f24"/>
              <draw:equation draw:name="f69" draw:formula="?f51 / ?f25"/>
              <draw:equation draw:name="f70" draw:formula="?f52 / ?f24"/>
              <draw:equation draw:name="f71" draw:formula="?f53 / ?f25"/>
            </draw:enhanced-geometry>
          </draw:custom-shape>
          <draw:custom-shape svg:x="10.31023in" svg:y="2.92395in" svg:width="2.00039in" svg:height="1.1922in" draw:id="id133" draw:style-name="a862" draw:name="Freeform 440">
            <svg:title/>
            <svg:desc/>
            <text:p text:style-name="a861" text:class-names="" text:cond-style-name=""><text:span text:style-name="a860" text:class-names=""/></text:p>
            <draw:enhanced-geometry xmlns:dr3d="urn:oasis:names:tc:opendocument:xmlns:dr3d:1.0" draw:type="non-primitive" svg:viewBox="0 0 1363 817" draw:enhanced-path="M ?f3 ?f4 C ?f5 ?f6 ?f7 ?f6 ?f8 ?f9 L ?f10 ?f11 ?f0 ?f11 ?f12 ?f13 ?f14 ?f13 C ?f14 ?f13 ?f15 ?f16 ?f17 ?f0 ?f18 ?f19 ?f20 ?f21 ?f22 ?f23 L ?f24 ?f25 ?f26 ?f25 ?f1 ?f2 ?f27 ?f11 ?f3 ?f4 Z N" draw:text-areas="?f72 ?f74 ?f73 ?f75" draw:glue-points="?f76 ?f77 ?f78 ?f79 ?f80 ?f81 ?f82 ?f81 ?f83 ?f84 ?f85 ?f84 ?f86 ?f87 ?f88 ?f89 ?f90 ?f91 ?f92 ?f91 ?f93 ?f94 ?f95 ?f81 ?f76 ?f77" draw:glue-point-leaving-directions="-90, -90, -90, -90, -90, -90, -90, -90, -90, -90, -90, -90, -90">
              <draw:equation draw:name="f0" draw:formula="0"/>
              <draw:equation draw:name="f1" draw:formula="1363"/>
              <draw:equation draw:name="f2" draw:formula="817"/>
              <draw:equation draw:name="f3" draw:formula="842"/>
              <draw:equation draw:name="f4" draw:formula="129"/>
              <draw:equation draw:name="f5" draw:formula="705"/>
              <draw:equation draw:name="f6" draw:formula="153"/>
              <draw:equation draw:name="f7" draw:formula="653"/>
              <draw:equation draw:name="f8" draw:formula="520"/>
              <draw:equation draw:name="f9" draw:formula="131"/>
              <draw:equation draw:name="f10" draw:formula="341"/>
              <draw:equation draw:name="f11" draw:formula="816"/>
              <draw:equation draw:name="f12" draw:formula="2"/>
              <draw:equation draw:name="f13" draw:formula="713"/>
              <draw:equation draw:name="f14" draw:formula="259"/>
              <draw:equation draw:name="f15" draw:formula="403"/>
              <draw:equation draw:name="f16" draw:formula="183"/>
              <draw:equation draw:name="f17" draw:formula="443"/>
              <draw:equation draw:name="f18" draw:formula="588"/>
              <draw:equation draw:name="f19" draw:formula="66"/>
              <draw:equation draw:name="f20" draw:formula="766"/>
              <draw:equation draw:name="f21" draw:formula="65"/>
              <draw:equation draw:name="f22" draw:formula="912"/>
              <draw:equation draw:name="f23" draw:formula="5"/>
              <draw:equation draw:name="f24" draw:formula="1102"/>
              <draw:equation draw:name="f25" draw:formula="716"/>
              <draw:equation draw:name="f26" draw:formula="1359"/>
              <draw:equation draw:name="f27" draw:formula="1023"/>
              <draw:equation draw:name="f28" draw:formula="?f2 - ?f0"/>
              <draw:equation draw:name="f29" draw:formula="?f1 - ?f0"/>
              <draw:equation draw:name="f30" draw:formula="?f29 / 1363"/>
              <draw:equation draw:name="f31" draw:formula="?f28 / 817"/>
              <draw:equation draw:name="f32" draw:formula="842 * ?f29"/>
              <draw:equation draw:name="f33" draw:formula="129 * ?f28"/>
              <draw:equation draw:name="f34" draw:formula="520 * ?f29"/>
              <draw:equation draw:name="f35" draw:formula="131 * ?f28"/>
              <draw:equation draw:name="f36" draw:formula="341 * ?f29"/>
              <draw:equation draw:name="f37" draw:formula="816 * ?f28"/>
              <draw:equation draw:name="f38" draw:formula="0 * ?f29"/>
              <draw:equation draw:name="f39" draw:formula="2 * ?f29"/>
              <draw:equation draw:name="f40" draw:formula="713 * ?f28"/>
              <draw:equation draw:name="f41" draw:formula="259 * ?f29"/>
              <draw:equation draw:name="f42" draw:formula="443 * ?f29"/>
              <draw:equation draw:name="f43" draw:formula="0 * ?f28"/>
              <draw:equation draw:name="f44" draw:formula="912 * ?f29"/>
              <draw:equation draw:name="f45" draw:formula="5 * ?f28"/>
              <draw:equation draw:name="f46" draw:formula="1102 * ?f29"/>
              <draw:equation draw:name="f47" draw:formula="716 * ?f28"/>
              <draw:equation draw:name="f48" draw:formula="1359 * ?f29"/>
              <draw:equation draw:name="f49" draw:formula="1363 * ?f29"/>
              <draw:equation draw:name="f50" draw:formula="817 * ?f28"/>
              <draw:equation draw:name="f51" draw:formula="1023 * ?f29"/>
              <draw:equation draw:name="f52" draw:formula="?f32 / 1363"/>
              <draw:equation draw:name="f53" draw:formula="?f33 / 817"/>
              <draw:equation draw:name="f54" draw:formula="?f34 / 1363"/>
              <draw:equation draw:name="f55" draw:formula="?f35 / 817"/>
              <draw:equation draw:name="f56" draw:formula="?f36 / 1363"/>
              <draw:equation draw:name="f57" draw:formula="?f37 / 817"/>
              <draw:equation draw:name="f58" draw:formula="?f38 / 1363"/>
              <draw:equation draw:name="f59" draw:formula="?f39 / 1363"/>
              <draw:equation draw:name="f60" draw:formula="?f40 / 817"/>
              <draw:equation draw:name="f61" draw:formula="?f41 / 1363"/>
              <draw:equation draw:name="f62" draw:formula="?f42 / 1363"/>
              <draw:equation draw:name="f63" draw:formula="?f43 / 817"/>
              <draw:equation draw:name="f64" draw:formula="?f44 / 1363"/>
              <draw:equation draw:name="f65" draw:formula="?f45 / 817"/>
              <draw:equation draw:name="f66" draw:formula="?f46 / 1363"/>
              <draw:equation draw:name="f67" draw:formula="?f47 / 817"/>
              <draw:equation draw:name="f68" draw:formula="?f48 / 1363"/>
              <draw:equation draw:name="f69" draw:formula="?f49 / 1363"/>
              <draw:equation draw:name="f70" draw:formula="?f50 / 817"/>
              <draw:equation draw:name="f71" draw:formula="?f51 / 1363"/>
              <draw:equation draw:name="f72" draw:formula="0 / ?f30"/>
              <draw:equation draw:name="f73" draw:formula="?f1 / ?f30"/>
              <draw:equation draw:name="f74" draw:formula="0 / ?f31"/>
              <draw:equation draw:name="f75" draw:formula="?f2 / ?f31"/>
              <draw:equation draw:name="f76" draw:formula="?f52 / ?f30"/>
              <draw:equation draw:name="f77" draw:formula="?f53 / ?f31"/>
              <draw:equation draw:name="f78" draw:formula="?f54 / ?f30"/>
              <draw:equation draw:name="f79" draw:formula="?f55 / ?f31"/>
              <draw:equation draw:name="f80" draw:formula="?f56 / ?f30"/>
              <draw:equation draw:name="f81" draw:formula="?f57 / ?f31"/>
              <draw:equation draw:name="f82" draw:formula="?f58 / ?f30"/>
              <draw:equation draw:name="f83" draw:formula="?f59 / ?f30"/>
              <draw:equation draw:name="f84" draw:formula="?f60 / ?f31"/>
              <draw:equation draw:name="f85" draw:formula="?f61 / ?f30"/>
              <draw:equation draw:name="f86" draw:formula="?f62 / ?f30"/>
              <draw:equation draw:name="f87" draw:formula="?f63 / ?f31"/>
              <draw:equation draw:name="f88" draw:formula="?f64 / ?f30"/>
              <draw:equation draw:name="f89" draw:formula="?f65 / ?f31"/>
              <draw:equation draw:name="f90" draw:formula="?f66 / ?f30"/>
              <draw:equation draw:name="f91" draw:formula="?f67 / ?f31"/>
              <draw:equation draw:name="f92" draw:formula="?f68 / ?f30"/>
              <draw:equation draw:name="f93" draw:formula="?f69 / ?f30"/>
              <draw:equation draw:name="f94" draw:formula="?f70 / ?f31"/>
              <draw:equation draw:name="f95" draw:formula="?f71 / ?f30"/>
            </draw:enhanced-geometry>
          </draw:custom-shape>
          <draw:custom-shape svg:x="11.02466in" svg:y="4.43763in" svg:width="0.14288in" svg:height="0.18307in" draw:id="id134" draw:style-name="a865" draw:name="Freeform 441">
            <svg:title/>
            <svg:desc/>
            <text:p text:style-name="a864" text:class-names="" text:cond-style-name=""><text:span text:style-name="a863" text:class-names=""/></text:p>
            <draw:enhanced-geometry xmlns:dr3d="urn:oasis:names:tc:opendocument:xmlns:dr3d:1.0" draw:type="non-primitive" svg:viewBox="0 0 96 127" draw:enhanced-path="M ?f1 ?f3 C ?f1 ?f4 ?f5 ?f6 ?f7 ?f8 ?f9 ?f10 ?f11 ?f12 ?f13 ?f14 ?f15 ?f16 ?f17 ?f18 ?f19 ?f20 ?f21 ?f22 ?f23 ?f2 ?f24 ?f2 L ?f0 ?f2 ?f0 ?f0 ?f25 ?f0 C ?f26 ?f0 ?f23 ?f0 ?f27 ?f28 ?f29 ?f30 ?f19 ?f31 ?f17 ?f32 ?f33 ?f34 ?f35 ?f36 ?f37 ?f38 ?f39 ?f40 ?f41 ?f42 ?f41 ?f43 ?f41 ?f44 ?f13 ?f45 ?f35 ?f46 ?f47 ?f48 ?f49 ?f50 ?f51 ?f23 L ?f51 ?f52 C ?f47 ?f53 ?f13 ?f54 ?f3 ?f55 ?f56 ?f17 ?f1 ?f57 ?f1 ?f3 Z M ?f19 ?f58 C ?f19 ?f43 ?f19 ?f59 ?f55 ?f42 ?f60 ?f61 ?f29 ?f62 ?f21 ?f40 ?f27 ?f63 ?f52 ?f38 ?f50 ?f38 ?f26 ?f38 ?f64 ?f65 ?f25 ?f65 L ?f66 ?f65 ?f66 ?f50 ?f67 ?f50 C ?f46 ?f50 ?f48 ?f50 ?f50 ?f68 ?f23 ?f68 ?f69 ?f70 ?f54 ?f26 ?f29 ?f24 ?f60 ?f64 ?f55 ?f45 ?f19 ?f71 ?f19 ?f44 ?f19 ?f58 Z M ?f15 ?f72 C ?f15 ?f39 ?f47 ?f57 ?f33 ?f33 ?f73 ?f49 ?f17 ?f74 ?f19 ?f75 ?f60 ?f19 ?f21 ?f55 ?f69 ?f55 ?f23 ?f55 ?f70 ?f60 ?f64 ?f60 L ?f66 ?f60 ?f66 ?f76 ?f67 ?f76 C ?f26 ?f76 ?f77 ?f78 ?f69 ?f78 ?f79 ?f80 ?f55 ?f81 ?f75 ?f82 ?f17 ?f8 ?f73 ?f83 ?f33 ?f6 ?f47 ?f84 ?f15 ?f56 ?f15 ?f72 Z N" draw:text-areas="?f199 ?f201 ?f200 ?f202" draw:glue-points="?f203 ?f204 ?f205 ?f206 ?f207 ?f208 ?f209 ?f210 ?f211 ?f212 ?f213 ?f212 ?f213 ?f214 ?f215 ?f214 ?f216 ?f217 ?f218 ?f219 ?f220 ?f221 ?f222 ?f223 ?f224 ?f225 ?f226 ?f227 ?f226 ?f228 ?f229 ?f230 ?f203 ?f204 ?f209 ?f231 ?f232 ?f233 ?f234 ?f235 ?f236 ?f221 ?f215 ?f237 ?f238 ?f237 ?f238 ?f239 ?f240 ?f239 ?f236 ?f241 ?f242 ?f243 ?f232 ?f244 ?f209 ?f231 ?f245 ?f246 ?f247 ?f248 ?f209 ?f249 ?f250 ?f230 ?f251 ?f252 ?f238 ?f252 ?f238 ?f253 ?f240 ?f253 ?f250 ?f254 ?f255 ?f256 ?f247 ?f257 ?f245 ?f246" draw:glue-point-leaving-directions="-90, -90, -90, -90, -90, -90, -90, -90, -90, -90, -90, -90, -90, -90, -90, -90, -90, -90, -90, -90, -90, -90, -90, -90, -90, -90, -90, -90, -90, -90, -90, -90, -90, -90, -90, -90, -90, -90, -90, -90, -90">
              <draw:equation draw:name="f0" draw:formula="0"/>
              <draw:equation draw:name="f1" draw:formula="96"/>
              <draw:equation draw:name="f2" draw:formula="127"/>
              <draw:equation draw:name="f3" draw:formula="88"/>
              <draw:equation draw:name="f4" draw:formula="94"/>
              <draw:equation draw:name="f5" draw:formula="95"/>
              <draw:equation draw:name="f6" draw:formula="100"/>
              <draw:equation draw:name="f7" draw:formula="92"/>
              <draw:equation draw:name="f8" draw:formula="105"/>
              <draw:equation draw:name="f9" draw:formula="90"/>
              <draw:equation draw:name="f10" draw:formula="110"/>
              <draw:equation draw:name="f11" draw:formula="87"/>
              <draw:equation draw:name="f12" draw:formula="114"/>
              <draw:equation draw:name="f13" draw:formula="83"/>
              <draw:equation draw:name="f14" draw:formula="117"/>
              <draw:equation draw:name="f15" draw:formula="78"/>
              <draw:equation draw:name="f16" draw:formula="120"/>
              <draw:equation draw:name="f17" draw:formula="72"/>
              <draw:equation draw:name="f18" draw:formula="123"/>
              <draw:equation draw:name="f19" draw:formula="67"/>
              <draw:equation draw:name="f20" draw:formula="125"/>
              <draw:equation draw:name="f21" draw:formula="61"/>
              <draw:equation draw:name="f22" draw:formula="126"/>
              <draw:equation draw:name="f23" draw:formula="54"/>
              <draw:equation draw:name="f24" draw:formula="45"/>
              <draw:equation draw:name="f25" draw:formula="37"/>
              <draw:equation draw:name="f26" draw:formula="47"/>
              <draw:equation draw:name="f27" draw:formula="58"/>
              <draw:equation draw:name="f28" draw:formula="1"/>
              <draw:equation draw:name="f29" draw:formula="63"/>
              <draw:equation draw:name="f30" draw:formula="2"/>
              <draw:equation draw:name="f31" draw:formula="3"/>
              <draw:equation draw:name="f32" draw:formula="5"/>
              <draw:equation draw:name="f33" draw:formula="76"/>
              <draw:equation draw:name="f34" draw:formula="8"/>
              <draw:equation draw:name="f35" draw:formula="80"/>
              <draw:equation draw:name="f36" draw:formula="11"/>
              <draw:equation draw:name="f37" draw:formula="82"/>
              <draw:equation draw:name="f38" draw:formula="15"/>
              <draw:equation draw:name="f39" draw:formula="84"/>
              <draw:equation draw:name="f40" draw:formula="18"/>
              <draw:equation draw:name="f41" draw:formula="85"/>
              <draw:equation draw:name="f42" draw:formula="23"/>
              <draw:equation draw:name="f43" draw:formula="28"/>
              <draw:equation draw:name="f44" draw:formula="34"/>
              <draw:equation draw:name="f45" draw:formula="40"/>
              <draw:equation draw:name="f46" draw:formula="44"/>
              <draw:equation draw:name="f47" draw:formula="77"/>
              <draw:equation draw:name="f48" draw:formula="48"/>
              <draw:equation draw:name="f49" draw:formula="73"/>
              <draw:equation draw:name="f50" draw:formula="51"/>
              <draw:equation draw:name="f51" draw:formula="68"/>
              <draw:equation draw:name="f52" draw:formula="55"/>
              <draw:equation draw:name="f53" draw:formula="56"/>
              <draw:equation draw:name="f54" draw:formula="60"/>
              <draw:equation draw:name="f55" draw:formula="66"/>
              <draw:equation draw:name="f56" draw:formula="93"/>
              <draw:equation draw:name="f57" draw:formula="79"/>
              <draw:equation draw:name="f58" draw:formula="31"/>
              <draw:equation draw:name="f59" draw:formula="25"/>
              <draw:equation draw:name="f60" draw:formula="65"/>
              <draw:equation draw:name="f61" draw:formula="21"/>
              <draw:equation draw:name="f62" draw:formula="19"/>
              <draw:equation draw:name="f63" draw:formula="16"/>
              <draw:equation draw:name="f64" draw:formula="43"/>
              <draw:equation draw:name="f65" draw:formula="14"/>
              <draw:equation draw:name="f66" draw:formula="17"/>
              <draw:equation draw:name="f67" draw:formula="39"/>
              <draw:equation draw:name="f68" draw:formula="50"/>
              <draw:equation draw:name="f69" draw:formula="57"/>
              <draw:equation draw:name="f70" draw:formula="49"/>
              <draw:equation draw:name="f71" draw:formula="38"/>
              <draw:equation draw:name="f72" draw:formula="89"/>
              <draw:equation draw:name="f73" draw:formula="74"/>
              <draw:equation draw:name="f74" draw:formula="71"/>
              <draw:equation draw:name="f75" draw:formula="69"/>
              <draw:equation draw:name="f76" draw:formula="113"/>
              <draw:equation draw:name="f77" draw:formula="53"/>
              <draw:equation draw:name="f78" draw:formula="112"/>
              <draw:equation draw:name="f79" draw:formula="62"/>
              <draw:equation draw:name="f80" draw:formula="111"/>
              <draw:equation draw:name="f81" draw:formula="109"/>
              <draw:equation draw:name="f82" draw:formula="107"/>
              <draw:equation draw:name="f83" draw:formula="103"/>
              <draw:equation draw:name="f84" draw:formula="97"/>
              <draw:equation draw:name="f85" draw:formula="?f2 - ?f0"/>
              <draw:equation draw:name="f86" draw:formula="?f1 - ?f0"/>
              <draw:equation draw:name="f87" draw:formula="?f86 / 96"/>
              <draw:equation draw:name="f88" draw:formula="?f85 / 127"/>
              <draw:equation draw:name="f89" draw:formula="96 * ?f86"/>
              <draw:equation draw:name="f90" draw:formula="88 * ?f85"/>
              <draw:equation draw:name="f91" draw:formula="92 * ?f86"/>
              <draw:equation draw:name="f92" draw:formula="105 * ?f85"/>
              <draw:equation draw:name="f93" draw:formula="83 * ?f86"/>
              <draw:equation draw:name="f94" draw:formula="117 * ?f85"/>
              <draw:equation draw:name="f95" draw:formula="67 * ?f86"/>
              <draw:equation draw:name="f96" draw:formula="125 * ?f85"/>
              <draw:equation draw:name="f97" draw:formula="45 * ?f86"/>
              <draw:equation draw:name="f98" draw:formula="127 * ?f85"/>
              <draw:equation draw:name="f99" draw:formula="0 * ?f86"/>
              <draw:equation draw:name="f100" draw:formula="0 * ?f85"/>
              <draw:equation draw:name="f101" draw:formula="37 * ?f86"/>
              <draw:equation draw:name="f102" draw:formula="58 * ?f86"/>
              <draw:equation draw:name="f103" draw:formula="1 * ?f85"/>
              <draw:equation draw:name="f104" draw:formula="72 * ?f86"/>
              <draw:equation draw:name="f105" draw:formula="5 * ?f85"/>
              <draw:equation draw:name="f106" draw:formula="82 * ?f86"/>
              <draw:equation draw:name="f107" draw:formula="15 * ?f85"/>
              <draw:equation draw:name="f108" draw:formula="85 * ?f86"/>
              <draw:equation draw:name="f109" draw:formula="28 * ?f85"/>
              <draw:equation draw:name="f110" draw:formula="80 * ?f86"/>
              <draw:equation draw:name="f111" draw:formula="44 * ?f85"/>
              <draw:equation draw:name="f112" draw:formula="68 * ?f86"/>
              <draw:equation draw:name="f113" draw:formula="54 * ?f85"/>
              <draw:equation draw:name="f114" draw:formula="55 * ?f85"/>
              <draw:equation draw:name="f115" draw:formula="88 * ?f86"/>
              <draw:equation draw:name="f116" draw:formula="66 * ?f85"/>
              <draw:equation draw:name="f117" draw:formula="31 * ?f85"/>
              <draw:equation draw:name="f118" draw:formula="66 * ?f86"/>
              <draw:equation draw:name="f119" draw:formula="23 * ?f85"/>
              <draw:equation draw:name="f120" draw:formula="61 * ?f86"/>
              <draw:equation draw:name="f121" draw:formula="18 * ?f85"/>
              <draw:equation draw:name="f122" draw:formula="51 * ?f86"/>
              <draw:equation draw:name="f123" draw:formula="14 * ?f85"/>
              <draw:equation draw:name="f124" draw:formula="17 * ?f86"/>
              <draw:equation draw:name="f125" draw:formula="51 * ?f85"/>
              <draw:equation draw:name="f126" draw:formula="39 * ?f86"/>
              <draw:equation draw:name="f127" draw:formula="50 * ?f85"/>
              <draw:equation draw:name="f128" draw:formula="60 * ?f86"/>
              <draw:equation draw:name="f129" draw:formula="47 * ?f85"/>
              <draw:equation draw:name="f130" draw:formula="40 * ?f85"/>
              <draw:equation draw:name="f131" draw:formula="78 * ?f86"/>
              <draw:equation draw:name="f132" draw:formula="89 * ?f85"/>
              <draw:equation draw:name="f133" draw:formula="76 * ?f86"/>
              <draw:equation draw:name="f134" draw:formula="76 * ?f85"/>
              <draw:equation draw:name="f135" draw:formula="69 * ?f85"/>
              <draw:equation draw:name="f136" draw:formula="57 * ?f86"/>
              <draw:equation draw:name="f137" draw:formula="43 * ?f86"/>
              <draw:equation draw:name="f138" draw:formula="65 * ?f85"/>
              <draw:equation draw:name="f139" draw:formula="113 * ?f85"/>
              <draw:equation draw:name="f140" draw:formula="112 * ?f85"/>
              <draw:equation draw:name="f141" draw:formula="69 * ?f86"/>
              <draw:equation draw:name="f142" draw:formula="107 * ?f85"/>
              <draw:equation draw:name="f143" draw:formula="100 * ?f85"/>
              <draw:equation draw:name="f144" draw:formula="?f89 / 96"/>
              <draw:equation draw:name="f145" draw:formula="?f90 / 127"/>
              <draw:equation draw:name="f146" draw:formula="?f91 / 96"/>
              <draw:equation draw:name="f147" draw:formula="?f92 / 127"/>
              <draw:equation draw:name="f148" draw:formula="?f93 / 96"/>
              <draw:equation draw:name="f149" draw:formula="?f94 / 127"/>
              <draw:equation draw:name="f150" draw:formula="?f95 / 96"/>
              <draw:equation draw:name="f151" draw:formula="?f96 / 127"/>
              <draw:equation draw:name="f152" draw:formula="?f97 / 96"/>
              <draw:equation draw:name="f153" draw:formula="?f98 / 127"/>
              <draw:equation draw:name="f154" draw:formula="?f99 / 96"/>
              <draw:equation draw:name="f155" draw:formula="?f100 / 127"/>
              <draw:equation draw:name="f156" draw:formula="?f101 / 96"/>
              <draw:equation draw:name="f157" draw:formula="?f102 / 96"/>
              <draw:equation draw:name="f158" draw:formula="?f103 / 127"/>
              <draw:equation draw:name="f159" draw:formula="?f104 / 96"/>
              <draw:equation draw:name="f160" draw:formula="?f105 / 127"/>
              <draw:equation draw:name="f161" draw:formula="?f106 / 96"/>
              <draw:equation draw:name="f162" draw:formula="?f107 / 127"/>
              <draw:equation draw:name="f163" draw:formula="?f108 / 96"/>
              <draw:equation draw:name="f164" draw:formula="?f109 / 127"/>
              <draw:equation draw:name="f165" draw:formula="?f110 / 96"/>
              <draw:equation draw:name="f166" draw:formula="?f111 / 127"/>
              <draw:equation draw:name="f167" draw:formula="?f112 / 96"/>
              <draw:equation draw:name="f168" draw:formula="?f113 / 127"/>
              <draw:equation draw:name="f169" draw:formula="?f114 / 127"/>
              <draw:equation draw:name="f170" draw:formula="?f115 / 96"/>
              <draw:equation draw:name="f171" draw:formula="?f116 / 127"/>
              <draw:equation draw:name="f172" draw:formula="?f117 / 127"/>
              <draw:equation draw:name="f173" draw:formula="?f118 / 96"/>
              <draw:equation draw:name="f174" draw:formula="?f119 / 127"/>
              <draw:equation draw:name="f175" draw:formula="?f120 / 96"/>
              <draw:equation draw:name="f176" draw:formula="?f121 / 127"/>
              <draw:equation draw:name="f177" draw:formula="?f122 / 96"/>
              <draw:equation draw:name="f178" draw:formula="?f123 / 127"/>
              <draw:equation draw:name="f179" draw:formula="?f124 / 96"/>
              <draw:equation draw:name="f180" draw:formula="?f125 / 127"/>
              <draw:equation draw:name="f181" draw:formula="?f126 / 96"/>
              <draw:equation draw:name="f182" draw:formula="?f127 / 127"/>
              <draw:equation draw:name="f183" draw:formula="?f128 / 96"/>
              <draw:equation draw:name="f184" draw:formula="?f129 / 127"/>
              <draw:equation draw:name="f185" draw:formula="?f130 / 127"/>
              <draw:equation draw:name="f186" draw:formula="?f131 / 96"/>
              <draw:equation draw:name="f187" draw:formula="?f132 / 127"/>
              <draw:equation draw:name="f188" draw:formula="?f133 / 96"/>
              <draw:equation draw:name="f189" draw:formula="?f134 / 127"/>
              <draw:equation draw:name="f190" draw:formula="?f135 / 127"/>
              <draw:equation draw:name="f191" draw:formula="?f136 / 96"/>
              <draw:equation draw:name="f192" draw:formula="?f137 / 96"/>
              <draw:equation draw:name="f193" draw:formula="?f138 / 127"/>
              <draw:equation draw:name="f194" draw:formula="?f139 / 127"/>
              <draw:equation draw:name="f195" draw:formula="?f140 / 127"/>
              <draw:equation draw:name="f196" draw:formula="?f141 / 96"/>
              <draw:equation draw:name="f197" draw:formula="?f142 / 127"/>
              <draw:equation draw:name="f198" draw:formula="?f143 / 127"/>
              <draw:equation draw:name="f199" draw:formula="0 / ?f87"/>
              <draw:equation draw:name="f200" draw:formula="?f1 / ?f87"/>
              <draw:equation draw:name="f201" draw:formula="0 / ?f88"/>
              <draw:equation draw:name="f202" draw:formula="?f2 / ?f88"/>
              <draw:equation draw:name="f203" draw:formula="?f144 / ?f87"/>
              <draw:equation draw:name="f204" draw:formula="?f145 / ?f88"/>
              <draw:equation draw:name="f205" draw:formula="?f146 / ?f87"/>
              <draw:equation draw:name="f206" draw:formula="?f147 / ?f88"/>
              <draw:equation draw:name="f207" draw:formula="?f148 / ?f87"/>
              <draw:equation draw:name="f208" draw:formula="?f149 / ?f88"/>
              <draw:equation draw:name="f209" draw:formula="?f150 / ?f87"/>
              <draw:equation draw:name="f210" draw:formula="?f151 / ?f88"/>
              <draw:equation draw:name="f211" draw:formula="?f152 / ?f87"/>
              <draw:equation draw:name="f212" draw:formula="?f153 / ?f88"/>
              <draw:equation draw:name="f213" draw:formula="?f154 / ?f87"/>
              <draw:equation draw:name="f214" draw:formula="?f155 / ?f88"/>
              <draw:equation draw:name="f215" draw:formula="?f156 / ?f87"/>
              <draw:equation draw:name="f216" draw:formula="?f157 / ?f87"/>
              <draw:equation draw:name="f217" draw:formula="?f158 / ?f88"/>
              <draw:equation draw:name="f218" draw:formula="?f159 / ?f87"/>
              <draw:equation draw:name="f219" draw:formula="?f160 / ?f88"/>
              <draw:equation draw:name="f220" draw:formula="?f161 / ?f87"/>
              <draw:equation draw:name="f221" draw:formula="?f162 / ?f88"/>
              <draw:equation draw:name="f222" draw:formula="?f163 / ?f87"/>
              <draw:equation draw:name="f223" draw:formula="?f164 / ?f88"/>
              <draw:equation draw:name="f224" draw:formula="?f165 / ?f87"/>
              <draw:equation draw:name="f225" draw:formula="?f166 / ?f88"/>
              <draw:equation draw:name="f226" draw:formula="?f167 / ?f87"/>
              <draw:equation draw:name="f227" draw:formula="?f168 / ?f88"/>
              <draw:equation draw:name="f228" draw:formula="?f169 / ?f88"/>
              <draw:equation draw:name="f229" draw:formula="?f170 / ?f87"/>
              <draw:equation draw:name="f230" draw:formula="?f171 / ?f88"/>
              <draw:equation draw:name="f231" draw:formula="?f172 / ?f88"/>
              <draw:equation draw:name="f232" draw:formula="?f173 / ?f87"/>
              <draw:equation draw:name="f233" draw:formula="?f174 / ?f88"/>
              <draw:equation draw:name="f234" draw:formula="?f175 / ?f87"/>
              <draw:equation draw:name="f235" draw:formula="?f176 / ?f88"/>
              <draw:equation draw:name="f236" draw:formula="?f177 / ?f87"/>
              <draw:equation draw:name="f237" draw:formula="?f178 / ?f88"/>
              <draw:equation draw:name="f238" draw:formula="?f179 / ?f87"/>
              <draw:equation draw:name="f239" draw:formula="?f180 / ?f88"/>
              <draw:equation draw:name="f240" draw:formula="?f181 / ?f87"/>
              <draw:equation draw:name="f241" draw:formula="?f182 / ?f88"/>
              <draw:equation draw:name="f242" draw:formula="?f183 / ?f87"/>
              <draw:equation draw:name="f243" draw:formula="?f184 / ?f88"/>
              <draw:equation draw:name="f244" draw:formula="?f185 / ?f88"/>
              <draw:equation draw:name="f245" draw:formula="?f186 / ?f87"/>
              <draw:equation draw:name="f246" draw:formula="?f187 / ?f88"/>
              <draw:equation draw:name="f247" draw:formula="?f188 / ?f87"/>
              <draw:equation draw:name="f248" draw:formula="?f189 / ?f88"/>
              <draw:equation draw:name="f249" draw:formula="?f190 / ?f88"/>
              <draw:equation draw:name="f250" draw:formula="?f191 / ?f87"/>
              <draw:equation draw:name="f251" draw:formula="?f192 / ?f87"/>
              <draw:equation draw:name="f252" draw:formula="?f193 / ?f88"/>
              <draw:equation draw:name="f253" draw:formula="?f194 / ?f88"/>
              <draw:equation draw:name="f254" draw:formula="?f195 / ?f88"/>
              <draw:equation draw:name="f255" draw:formula="?f196 / ?f87"/>
              <draw:equation draw:name="f256" draw:formula="?f197 / ?f88"/>
              <draw:equation draw:name="f257" draw:formula="?f198 / ?f88"/>
            </draw:enhanced-geometry>
          </draw:custom-shape>
          <draw:custom-shape svg:x="11.1988in" svg:y="4.43317in" svg:width="0.02679in" svg:height="0.18754in" draw:id="id135" draw:style-name="a868" draw:name="Freeform 442">
            <svg:title/>
            <svg:desc/>
            <text:p text:style-name="a867" text:class-names="" text:cond-style-name=""><text:span text:style-name="a866" text:class-names=""/></text:p>
            <draw:enhanced-geometry xmlns:dr3d="urn:oasis:names:tc:opendocument:xmlns:dr3d:1.0" draw:type="non-primitive" svg:viewBox="0 0 18 128" draw:enhanced-path="M ?f1 ?f3 L ?f0 ?f3 ?f0 ?f0 ?f1 ?f0 ?f1 ?f3 Z M ?f3 ?f2 L ?f4 ?f2 ?f4 ?f5 ?f3 ?f5 ?f3 ?f2 Z N" draw:text-areas="?f26 ?f28 ?f27 ?f29" draw:glue-points="?f30 ?f31 ?f32 ?f31 ?f32 ?f33 ?f30 ?f33 ?f30 ?f31 ?f34 ?f35 ?f36 ?f35 ?f36 ?f37 ?f34 ?f37 ?f34 ?f35" draw:glue-point-leaving-directions="-90, -90, -90, -90, -90, -90, -90, -90, -90, -90">
              <draw:equation draw:name="f0" draw:formula="0"/>
              <draw:equation draw:name="f1" draw:formula="18"/>
              <draw:equation draw:name="f2" draw:formula="128"/>
              <draw:equation draw:name="f3" draw:formula="17"/>
              <draw:equation draw:name="f4" draw:formula="1"/>
              <draw:equation draw:name="f5" draw:formula="33"/>
              <draw:equation draw:name="f6" draw:formula="?f2 - ?f0"/>
              <draw:equation draw:name="f7" draw:formula="?f1 - ?f0"/>
              <draw:equation draw:name="f8" draw:formula="?f7 / 18"/>
              <draw:equation draw:name="f9" draw:formula="?f6 / 128"/>
              <draw:equation draw:name="f10" draw:formula="18 * ?f7"/>
              <draw:equation draw:name="f11" draw:formula="17 * ?f6"/>
              <draw:equation draw:name="f12" draw:formula="0 * ?f7"/>
              <draw:equation draw:name="f13" draw:formula="0 * ?f6"/>
              <draw:equation draw:name="f14" draw:formula="17 * ?f7"/>
              <draw:equation draw:name="f15" draw:formula="128 * ?f6"/>
              <draw:equation draw:name="f16" draw:formula="1 * ?f7"/>
              <draw:equation draw:name="f17" draw:formula="33 * ?f6"/>
              <draw:equation draw:name="f18" draw:formula="?f10 / 18"/>
              <draw:equation draw:name="f19" draw:formula="?f11 / 128"/>
              <draw:equation draw:name="f20" draw:formula="?f12 / 18"/>
              <draw:equation draw:name="f21" draw:formula="?f13 / 128"/>
              <draw:equation draw:name="f22" draw:formula="?f14 / 18"/>
              <draw:equation draw:name="f23" draw:formula="?f15 / 128"/>
              <draw:equation draw:name="f24" draw:formula="?f16 / 18"/>
              <draw:equation draw:name="f25" draw:formula="?f17 / 128"/>
              <draw:equation draw:name="f26" draw:formula="0 / ?f8"/>
              <draw:equation draw:name="f27" draw:formula="?f1 / ?f8"/>
              <draw:equation draw:name="f28" draw:formula="0 / ?f9"/>
              <draw:equation draw:name="f29" draw:formula="?f2 / ?f9"/>
              <draw:equation draw:name="f30" draw:formula="?f18 / ?f8"/>
              <draw:equation draw:name="f31" draw:formula="?f19 / ?f9"/>
              <draw:equation draw:name="f32" draw:formula="?f20 / ?f8"/>
              <draw:equation draw:name="f33" draw:formula="?f21 / ?f9"/>
              <draw:equation draw:name="f34" draw:formula="?f22 / ?f8"/>
              <draw:equation draw:name="f35" draw:formula="?f23 / ?f9"/>
              <draw:equation draw:name="f36" draw:formula="?f24 / ?f8"/>
              <draw:equation draw:name="f37" draw:formula="?f25 / ?f9"/>
            </draw:enhanced-geometry>
          </draw:custom-shape>
          <draw:custom-shape svg:x="11.25685in" svg:y="4.4421in" svg:width="0.08484in" svg:height="0.18307in" draw:id="id136" draw:style-name="a871" draw:name="Freeform 443">
            <svg:title/>
            <svg:desc/>
            <text:p text:style-name="a870" text:class-names="" text:cond-style-name=""><text:span text:style-name="a869" text:class-names=""/></text:p>
            <draw:enhanced-geometry xmlns:dr3d="urn:oasis:names:tc:opendocument:xmlns:dr3d:1.0" draw:type="non-primitive" svg:viewBox="0 0 60 125" draw:enhanced-path="M ?f1 ?f3 C ?f4 ?f5 ?f6 ?f7 ?f8 ?f7 ?f9 ?f2 ?f10 ?f2 ?f11 ?f2 ?f12 ?f2 ?f13 ?f3 ?f14 ?f15 ?f16 ?f17 ?f18 ?f19 ?f18 ?f20 L ?f18 ?f11 ?f0 ?f11 ?f0 ?f21 ?f18 ?f21 ?f18 ?f0 ?f22 ?f0 ?f22 ?f21 ?f1 ?f21 ?f1 ?f11 ?f22 ?f11 ?f22 ?f23 C ?f22 ?f24 ?f22 ?f25 ?f22 ?f26 ?f21 ?f27 ?f21 ?f28 ?f29 ?f30 ?f12 ?f31 ?f32 ?f33 ?f34 ?f35 ?f36 ?f37 ?f11 ?f38 ?f39 ?f38 ?f40 ?f38 ?f8 ?f38 ?f41 ?f37 ?f42 ?f35 ?f43 ?f33 ?f44 ?f33 L ?f1 ?f33 ?f1 ?f3 Z N" draw:text-areas="?f103 ?f105 ?f104 ?f106" draw:glue-points="?f107 ?f108 ?f109 ?f110 ?f111 ?f112 ?f113 ?f114 ?f115 ?f116 ?f115 ?f117 ?f118 ?f117 ?f118 ?f119 ?f115 ?f119 ?f115 ?f120 ?f121 ?f120 ?f121 ?f119 ?f107 ?f119 ?f107 ?f117 ?f121 ?f117 ?f121 ?f122 ?f121 ?f123 ?f124 ?f125 ?f126 ?f127 ?f128 ?f129 ?f130 ?f131 ?f132 ?f133 ?f107 ?f133 ?f107 ?f108" draw:glue-point-leaving-directions="-90, -90, -90, -90, -90, -90, -90, -90, -90, -90, -90, -90, -90, -90, -90, -90, -90, -90, -90, -90, -90, -90, -90, -90">
              <draw:equation draw:name="f0" draw:formula="0"/>
              <draw:equation draw:name="f1" draw:formula="60"/>
              <draw:equation draw:name="f2" draw:formula="125"/>
              <draw:equation draw:name="f3" draw:formula="122"/>
              <draw:equation draw:name="f4" draw:formula="57"/>
              <draw:equation draw:name="f5" draw:formula="123"/>
              <draw:equation draw:name="f6" draw:formula="54"/>
              <draw:equation draw:name="f7" draw:formula="124"/>
              <draw:equation draw:name="f8" draw:formula="50"/>
              <draw:equation draw:name="f9" draw:formula="47"/>
              <draw:equation draw:name="f10" draw:formula="44"/>
              <draw:equation draw:name="f11" draw:formula="41"/>
              <draw:equation draw:name="f12" draw:formula="31"/>
              <draw:equation draw:name="f13" draw:formula="24"/>
              <draw:equation draw:name="f14" draw:formula="19"/>
              <draw:equation draw:name="f15" draw:formula="117"/>
              <draw:equation draw:name="f16" draw:formula="14"/>
              <draw:equation draw:name="f17" draw:formula="112"/>
              <draw:equation draw:name="f18" draw:formula="11"/>
              <draw:equation draw:name="f19" draw:formula="103"/>
              <draw:equation draw:name="f20" draw:formula="92"/>
              <draw:equation draw:name="f21" draw:formula="28"/>
              <draw:equation draw:name="f22" draw:formula="27"/>
              <draw:equation draw:name="f23" draw:formula="85"/>
              <draw:equation draw:name="f24" draw:formula="90"/>
              <draw:equation draw:name="f25" draw:formula="94"/>
              <draw:equation draw:name="f26" draw:formula="96"/>
              <draw:equation draw:name="f27" draw:formula="99"/>
              <draw:equation draw:name="f28" draw:formula="102"/>
              <draw:equation draw:name="f29" draw:formula="30"/>
              <draw:equation draw:name="f30" draw:formula="104"/>
              <draw:equation draw:name="f31" draw:formula="107"/>
              <draw:equation draw:name="f32" draw:formula="33"/>
              <draw:equation draw:name="f33" draw:formula="108"/>
              <draw:equation draw:name="f34" draw:formula="35"/>
              <draw:equation draw:name="f35" draw:formula="109"/>
              <draw:equation draw:name="f36" draw:formula="37"/>
              <draw:equation draw:name="f37" draw:formula="110"/>
              <draw:equation draw:name="f38" draw:formula="111"/>
              <draw:equation draw:name="f39" draw:formula="45"/>
              <draw:equation draw:name="f40" draw:formula="48"/>
              <draw:equation draw:name="f41" draw:formula="53"/>
              <draw:equation draw:name="f42" draw:formula="56"/>
              <draw:equation draw:name="f43" draw:formula="58"/>
              <draw:equation draw:name="f44" draw:formula="59"/>
              <draw:equation draw:name="f45" draw:formula="?f2 - ?f0"/>
              <draw:equation draw:name="f46" draw:formula="?f1 - ?f0"/>
              <draw:equation draw:name="f47" draw:formula="?f46 / 60"/>
              <draw:equation draw:name="f48" draw:formula="?f45 / 125"/>
              <draw:equation draw:name="f49" draw:formula="60 * ?f46"/>
              <draw:equation draw:name="f50" draw:formula="122 * ?f45"/>
              <draw:equation draw:name="f51" draw:formula="50 * ?f46"/>
              <draw:equation draw:name="f52" draw:formula="124 * ?f45"/>
              <draw:equation draw:name="f53" draw:formula="41 * ?f46"/>
              <draw:equation draw:name="f54" draw:formula="125 * ?f45"/>
              <draw:equation draw:name="f55" draw:formula="19 * ?f46"/>
              <draw:equation draw:name="f56" draw:formula="117 * ?f45"/>
              <draw:equation draw:name="f57" draw:formula="11 * ?f46"/>
              <draw:equation draw:name="f58" draw:formula="92 * ?f45"/>
              <draw:equation draw:name="f59" draw:formula="41 * ?f45"/>
              <draw:equation draw:name="f60" draw:formula="0 * ?f46"/>
              <draw:equation draw:name="f61" draw:formula="28 * ?f45"/>
              <draw:equation draw:name="f62" draw:formula="0 * ?f45"/>
              <draw:equation draw:name="f63" draw:formula="27 * ?f46"/>
              <draw:equation draw:name="f64" draw:formula="85 * ?f45"/>
              <draw:equation draw:name="f65" draw:formula="96 * ?f45"/>
              <draw:equation draw:name="f66" draw:formula="30 * ?f46"/>
              <draw:equation draw:name="f67" draw:formula="104 * ?f45"/>
              <draw:equation draw:name="f68" draw:formula="35 * ?f46"/>
              <draw:equation draw:name="f69" draw:formula="109 * ?f45"/>
              <draw:equation draw:name="f70" draw:formula="45 * ?f46"/>
              <draw:equation draw:name="f71" draw:formula="111 * ?f45"/>
              <draw:equation draw:name="f72" draw:formula="53 * ?f46"/>
              <draw:equation draw:name="f73" draw:formula="110 * ?f45"/>
              <draw:equation draw:name="f74" draw:formula="59 * ?f46"/>
              <draw:equation draw:name="f75" draw:formula="108 * ?f45"/>
              <draw:equation draw:name="f76" draw:formula="?f49 / 60"/>
              <draw:equation draw:name="f77" draw:formula="?f50 / 125"/>
              <draw:equation draw:name="f78" draw:formula="?f51 / 60"/>
              <draw:equation draw:name="f79" draw:formula="?f52 / 125"/>
              <draw:equation draw:name="f80" draw:formula="?f53 / 60"/>
              <draw:equation draw:name="f81" draw:formula="?f54 / 125"/>
              <draw:equation draw:name="f82" draw:formula="?f55 / 60"/>
              <draw:equation draw:name="f83" draw:formula="?f56 / 125"/>
              <draw:equation draw:name="f84" draw:formula="?f57 / 60"/>
              <draw:equation draw:name="f85" draw:formula="?f58 / 125"/>
              <draw:equation draw:name="f86" draw:formula="?f59 / 125"/>
              <draw:equation draw:name="f87" draw:formula="?f60 / 60"/>
              <draw:equation draw:name="f88" draw:formula="?f61 / 125"/>
              <draw:equation draw:name="f89" draw:formula="?f62 / 125"/>
              <draw:equation draw:name="f90" draw:formula="?f63 / 60"/>
              <draw:equation draw:name="f91" draw:formula="?f64 / 125"/>
              <draw:equation draw:name="f92" draw:formula="?f65 / 125"/>
              <draw:equation draw:name="f93" draw:formula="?f66 / 60"/>
              <draw:equation draw:name="f94" draw:formula="?f67 / 125"/>
              <draw:equation draw:name="f95" draw:formula="?f68 / 60"/>
              <draw:equation draw:name="f96" draw:formula="?f69 / 125"/>
              <draw:equation draw:name="f97" draw:formula="?f70 / 60"/>
              <draw:equation draw:name="f98" draw:formula="?f71 / 125"/>
              <draw:equation draw:name="f99" draw:formula="?f72 / 60"/>
              <draw:equation draw:name="f100" draw:formula="?f73 / 125"/>
              <draw:equation draw:name="f101" draw:formula="?f74 / 60"/>
              <draw:equation draw:name="f102" draw:formula="?f75 / 125"/>
              <draw:equation draw:name="f103" draw:formula="0 / ?f47"/>
              <draw:equation draw:name="f104" draw:formula="?f1 / ?f47"/>
              <draw:equation draw:name="f105" draw:formula="0 / ?f48"/>
              <draw:equation draw:name="f106" draw:formula="?f2 / ?f48"/>
              <draw:equation draw:name="f107" draw:formula="?f76 / ?f47"/>
              <draw:equation draw:name="f108" draw:formula="?f77 / ?f48"/>
              <draw:equation draw:name="f109" draw:formula="?f78 / ?f47"/>
              <draw:equation draw:name="f110" draw:formula="?f79 / ?f48"/>
              <draw:equation draw:name="f111" draw:formula="?f80 / ?f47"/>
              <draw:equation draw:name="f112" draw:formula="?f81 / ?f48"/>
              <draw:equation draw:name="f113" draw:formula="?f82 / ?f47"/>
              <draw:equation draw:name="f114" draw:formula="?f83 / ?f48"/>
              <draw:equation draw:name="f115" draw:formula="?f84 / ?f47"/>
              <draw:equation draw:name="f116" draw:formula="?f85 / ?f48"/>
              <draw:equation draw:name="f117" draw:formula="?f86 / ?f48"/>
              <draw:equation draw:name="f118" draw:formula="?f87 / ?f47"/>
              <draw:equation draw:name="f119" draw:formula="?f88 / ?f48"/>
              <draw:equation draw:name="f120" draw:formula="?f89 / ?f48"/>
              <draw:equation draw:name="f121" draw:formula="?f90 / ?f47"/>
              <draw:equation draw:name="f122" draw:formula="?f91 / ?f48"/>
              <draw:equation draw:name="f123" draw:formula="?f92 / ?f48"/>
              <draw:equation draw:name="f124" draw:formula="?f93 / ?f47"/>
              <draw:equation draw:name="f125" draw:formula="?f94 / ?f48"/>
              <draw:equation draw:name="f126" draw:formula="?f95 / ?f47"/>
              <draw:equation draw:name="f127" draw:formula="?f96 / ?f48"/>
              <draw:equation draw:name="f128" draw:formula="?f97 / ?f47"/>
              <draw:equation draw:name="f129" draw:formula="?f98 / ?f48"/>
              <draw:equation draw:name="f130" draw:formula="?f99 / ?f47"/>
              <draw:equation draw:name="f131" draw:formula="?f100 / ?f48"/>
              <draw:equation draw:name="f132" draw:formula="?f101 / ?f47"/>
              <draw:equation draw:name="f133" draw:formula="?f102 / ?f48"/>
            </draw:enhanced-geometry>
          </draw:custom-shape>
          <draw:custom-shape svg:x="11.35508in" svg:y="4.4421in" svg:width="0.0893in" svg:height="0.18307in" draw:id="id137" draw:style-name="a874" draw:name="Freeform 444">
            <svg:title/>
            <svg:desc/>
            <text:p text:style-name="a873" text:class-names="" text:cond-style-name=""><text:span text:style-name="a872" text:class-names=""/></text:p>
            <draw:enhanced-geometry xmlns:dr3d="urn:oasis:names:tc:opendocument:xmlns:dr3d:1.0" draw:type="non-primitive" svg:viewBox="0 0 60 125" draw:enhanced-path="M ?f1 ?f3 C ?f4 ?f5 ?f6 ?f7 ?f8 ?f7 ?f9 ?f2 ?f10 ?f2 ?f11 ?f2 ?f12 ?f2 ?f13 ?f3 ?f14 ?f15 ?f16 ?f17 ?f18 ?f19 ?f18 ?f20 L ?f18 ?f11 ?f0 ?f11 ?f0 ?f21 ?f18 ?f21 ?f18 ?f0 ?f22 ?f0 ?f22 ?f21 ?f1 ?f21 ?f1 ?f11 ?f22 ?f11 ?f22 ?f23 C ?f22 ?f24 ?f22 ?f25 ?f22 ?f26 ?f21 ?f27 ?f21 ?f28 ?f29 ?f30 ?f12 ?f31 ?f32 ?f33 ?f34 ?f35 ?f36 ?f37 ?f11 ?f38 ?f39 ?f38 ?f40 ?f38 ?f8 ?f38 ?f41 ?f37 ?f42 ?f35 ?f43 ?f33 ?f44 ?f33 L ?f1 ?f33 ?f1 ?f3 Z N" draw:text-areas="?f103 ?f105 ?f104 ?f106" draw:glue-points="?f107 ?f108 ?f109 ?f110 ?f111 ?f112 ?f113 ?f114 ?f115 ?f116 ?f115 ?f117 ?f118 ?f117 ?f118 ?f119 ?f115 ?f119 ?f115 ?f120 ?f121 ?f120 ?f121 ?f119 ?f107 ?f119 ?f107 ?f117 ?f121 ?f117 ?f121 ?f122 ?f121 ?f123 ?f124 ?f125 ?f126 ?f127 ?f128 ?f129 ?f130 ?f131 ?f132 ?f133 ?f107 ?f133 ?f107 ?f108" draw:glue-point-leaving-directions="-90, -90, -90, -90, -90, -90, -90, -90, -90, -90, -90, -90, -90, -90, -90, -90, -90, -90, -90, -90, -90, -90, -90, -90">
              <draw:equation draw:name="f0" draw:formula="0"/>
              <draw:equation draw:name="f1" draw:formula="60"/>
              <draw:equation draw:name="f2" draw:formula="125"/>
              <draw:equation draw:name="f3" draw:formula="122"/>
              <draw:equation draw:name="f4" draw:formula="57"/>
              <draw:equation draw:name="f5" draw:formula="123"/>
              <draw:equation draw:name="f6" draw:formula="54"/>
              <draw:equation draw:name="f7" draw:formula="124"/>
              <draw:equation draw:name="f8" draw:formula="50"/>
              <draw:equation draw:name="f9" draw:formula="47"/>
              <draw:equation draw:name="f10" draw:formula="44"/>
              <draw:equation draw:name="f11" draw:formula="41"/>
              <draw:equation draw:name="f12" draw:formula="31"/>
              <draw:equation draw:name="f13" draw:formula="24"/>
              <draw:equation draw:name="f14" draw:formula="19"/>
              <draw:equation draw:name="f15" draw:formula="117"/>
              <draw:equation draw:name="f16" draw:formula="14"/>
              <draw:equation draw:name="f17" draw:formula="112"/>
              <draw:equation draw:name="f18" draw:formula="11"/>
              <draw:equation draw:name="f19" draw:formula="103"/>
              <draw:equation draw:name="f20" draw:formula="92"/>
              <draw:equation draw:name="f21" draw:formula="28"/>
              <draw:equation draw:name="f22" draw:formula="27"/>
              <draw:equation draw:name="f23" draw:formula="85"/>
              <draw:equation draw:name="f24" draw:formula="90"/>
              <draw:equation draw:name="f25" draw:formula="94"/>
              <draw:equation draw:name="f26" draw:formula="96"/>
              <draw:equation draw:name="f27" draw:formula="99"/>
              <draw:equation draw:name="f28" draw:formula="102"/>
              <draw:equation draw:name="f29" draw:formula="30"/>
              <draw:equation draw:name="f30" draw:formula="104"/>
              <draw:equation draw:name="f31" draw:formula="107"/>
              <draw:equation draw:name="f32" draw:formula="33"/>
              <draw:equation draw:name="f33" draw:formula="108"/>
              <draw:equation draw:name="f34" draw:formula="35"/>
              <draw:equation draw:name="f35" draw:formula="109"/>
              <draw:equation draw:name="f36" draw:formula="37"/>
              <draw:equation draw:name="f37" draw:formula="110"/>
              <draw:equation draw:name="f38" draw:formula="111"/>
              <draw:equation draw:name="f39" draw:formula="45"/>
              <draw:equation draw:name="f40" draw:formula="48"/>
              <draw:equation draw:name="f41" draw:formula="53"/>
              <draw:equation draw:name="f42" draw:formula="56"/>
              <draw:equation draw:name="f43" draw:formula="58"/>
              <draw:equation draw:name="f44" draw:formula="59"/>
              <draw:equation draw:name="f45" draw:formula="?f2 - ?f0"/>
              <draw:equation draw:name="f46" draw:formula="?f1 - ?f0"/>
              <draw:equation draw:name="f47" draw:formula="?f46 / 60"/>
              <draw:equation draw:name="f48" draw:formula="?f45 / 125"/>
              <draw:equation draw:name="f49" draw:formula="60 * ?f46"/>
              <draw:equation draw:name="f50" draw:formula="122 * ?f45"/>
              <draw:equation draw:name="f51" draw:formula="50 * ?f46"/>
              <draw:equation draw:name="f52" draw:formula="124 * ?f45"/>
              <draw:equation draw:name="f53" draw:formula="41 * ?f46"/>
              <draw:equation draw:name="f54" draw:formula="125 * ?f45"/>
              <draw:equation draw:name="f55" draw:formula="19 * ?f46"/>
              <draw:equation draw:name="f56" draw:formula="117 * ?f45"/>
              <draw:equation draw:name="f57" draw:formula="11 * ?f46"/>
              <draw:equation draw:name="f58" draw:formula="92 * ?f45"/>
              <draw:equation draw:name="f59" draw:formula="41 * ?f45"/>
              <draw:equation draw:name="f60" draw:formula="0 * ?f46"/>
              <draw:equation draw:name="f61" draw:formula="28 * ?f45"/>
              <draw:equation draw:name="f62" draw:formula="0 * ?f45"/>
              <draw:equation draw:name="f63" draw:formula="27 * ?f46"/>
              <draw:equation draw:name="f64" draw:formula="85 * ?f45"/>
              <draw:equation draw:name="f65" draw:formula="96 * ?f45"/>
              <draw:equation draw:name="f66" draw:formula="30 * ?f46"/>
              <draw:equation draw:name="f67" draw:formula="104 * ?f45"/>
              <draw:equation draw:name="f68" draw:formula="35 * ?f46"/>
              <draw:equation draw:name="f69" draw:formula="109 * ?f45"/>
              <draw:equation draw:name="f70" draw:formula="45 * ?f46"/>
              <draw:equation draw:name="f71" draw:formula="111 * ?f45"/>
              <draw:equation draw:name="f72" draw:formula="53 * ?f46"/>
              <draw:equation draw:name="f73" draw:formula="110 * ?f45"/>
              <draw:equation draw:name="f74" draw:formula="59 * ?f46"/>
              <draw:equation draw:name="f75" draw:formula="108 * ?f45"/>
              <draw:equation draw:name="f76" draw:formula="?f49 / 60"/>
              <draw:equation draw:name="f77" draw:formula="?f50 / 125"/>
              <draw:equation draw:name="f78" draw:formula="?f51 / 60"/>
              <draw:equation draw:name="f79" draw:formula="?f52 / 125"/>
              <draw:equation draw:name="f80" draw:formula="?f53 / 60"/>
              <draw:equation draw:name="f81" draw:formula="?f54 / 125"/>
              <draw:equation draw:name="f82" draw:formula="?f55 / 60"/>
              <draw:equation draw:name="f83" draw:formula="?f56 / 125"/>
              <draw:equation draw:name="f84" draw:formula="?f57 / 60"/>
              <draw:equation draw:name="f85" draw:formula="?f58 / 125"/>
              <draw:equation draw:name="f86" draw:formula="?f59 / 125"/>
              <draw:equation draw:name="f87" draw:formula="?f60 / 60"/>
              <draw:equation draw:name="f88" draw:formula="?f61 / 125"/>
              <draw:equation draw:name="f89" draw:formula="?f62 / 125"/>
              <draw:equation draw:name="f90" draw:formula="?f63 / 60"/>
              <draw:equation draw:name="f91" draw:formula="?f64 / 125"/>
              <draw:equation draw:name="f92" draw:formula="?f65 / 125"/>
              <draw:equation draw:name="f93" draw:formula="?f66 / 60"/>
              <draw:equation draw:name="f94" draw:formula="?f67 / 125"/>
              <draw:equation draw:name="f95" draw:formula="?f68 / 60"/>
              <draw:equation draw:name="f96" draw:formula="?f69 / 125"/>
              <draw:equation draw:name="f97" draw:formula="?f70 / 60"/>
              <draw:equation draw:name="f98" draw:formula="?f71 / 125"/>
              <draw:equation draw:name="f99" draw:formula="?f72 / 60"/>
              <draw:equation draw:name="f100" draw:formula="?f73 / 125"/>
              <draw:equation draw:name="f101" draw:formula="?f74 / 60"/>
              <draw:equation draw:name="f102" draw:formula="?f75 / 125"/>
              <draw:equation draw:name="f103" draw:formula="0 / ?f47"/>
              <draw:equation draw:name="f104" draw:formula="?f1 / ?f47"/>
              <draw:equation draw:name="f105" draw:formula="0 / ?f48"/>
              <draw:equation draw:name="f106" draw:formula="?f2 / ?f48"/>
              <draw:equation draw:name="f107" draw:formula="?f76 / ?f47"/>
              <draw:equation draw:name="f108" draw:formula="?f77 / ?f48"/>
              <draw:equation draw:name="f109" draw:formula="?f78 / ?f47"/>
              <draw:equation draw:name="f110" draw:formula="?f79 / ?f48"/>
              <draw:equation draw:name="f111" draw:formula="?f80 / ?f47"/>
              <draw:equation draw:name="f112" draw:formula="?f81 / ?f48"/>
              <draw:equation draw:name="f113" draw:formula="?f82 / ?f47"/>
              <draw:equation draw:name="f114" draw:formula="?f83 / ?f48"/>
              <draw:equation draw:name="f115" draw:formula="?f84 / ?f47"/>
              <draw:equation draw:name="f116" draw:formula="?f85 / ?f48"/>
              <draw:equation draw:name="f117" draw:formula="?f86 / ?f48"/>
              <draw:equation draw:name="f118" draw:formula="?f87 / ?f47"/>
              <draw:equation draw:name="f119" draw:formula="?f88 / ?f48"/>
              <draw:equation draw:name="f120" draw:formula="?f89 / ?f48"/>
              <draw:equation draw:name="f121" draw:formula="?f90 / ?f47"/>
              <draw:equation draw:name="f122" draw:formula="?f91 / ?f48"/>
              <draw:equation draw:name="f123" draw:formula="?f92 / ?f48"/>
              <draw:equation draw:name="f124" draw:formula="?f93 / ?f47"/>
              <draw:equation draw:name="f125" draw:formula="?f94 / ?f48"/>
              <draw:equation draw:name="f126" draw:formula="?f95 / ?f47"/>
              <draw:equation draw:name="f127" draw:formula="?f96 / ?f48"/>
              <draw:equation draw:name="f128" draw:formula="?f97 / ?f47"/>
              <draw:equation draw:name="f129" draw:formula="?f98 / ?f48"/>
              <draw:equation draw:name="f130" draw:formula="?f99 / ?f47"/>
              <draw:equation draw:name="f131" draw:formula="?f100 / ?f48"/>
              <draw:equation draw:name="f132" draw:formula="?f101 / ?f47"/>
              <draw:equation draw:name="f133" draw:formula="?f102 / ?f48"/>
            </draw:enhanced-geometry>
          </draw:custom-shape>
          <draw:custom-shape svg:x="11.46224in" svg:y="4.47782in" svg:width="0.12949in" svg:height="0.14735in" draw:id="id138" draw:style-name="a877" draw:name="Freeform 445">
            <svg:title/>
            <svg:desc/>
            <text:p text:style-name="a876" text:class-names="" text:cond-style-name=""><text:span text:style-name="a875" text:class-names=""/></text:p>
            <draw:enhanced-geometry xmlns:dr3d="urn:oasis:names:tc:opendocument:xmlns:dr3d:1.0" draw:type="non-primitive" svg:viewBox="0 0 87 100" draw:enhanced-path="M ?f1 ?f3 L ?f4 ?f3 C ?f4 ?f5 ?f6 ?f7 ?f8 ?f9 ?f10 ?f11 ?f12 ?f13 ?f14 ?f15 ?f16 ?f17 ?f18 ?f19 ?f20 ?f21 ?f22 ?f23 ?f24 ?f23 ?f25 ?f23 ?f26 ?f23 ?f7 ?f27 ?f28 ?f29 ?f30 ?f31 ?f17 ?f32 ?f21 ?f13 L ?f27 ?f13 ?f27 ?f33 C ?f34 ?f35 ?f36 ?f37 ?f38 ?f39 ?f7 ?f2 ?f26 ?f2 ?f25 ?f2 ?f40 ?f2 ?f41 ?f37 ?f42 ?f43 ?f44 ?f34 ?f0 ?f9 ?f0 ?f45 ?f0 ?f40 ?f44 ?f12 ?f42 ?f46 ?f10 ?f47 ?f18 ?f0 ?f48 ?f0 ?f49 ?f0 ?f50 ?f44 ?f30 ?f51 ?f19 ?f8 ?f1 ?f16 ?f1 ?f52 L ?f1 ?f3 Z M ?f53 ?f54 C ?f53 ?f55 ?f50 ?f56 ?f57 ?f58 ?f59 ?f4 ?f60 ?f42 ?f48 ?f42 ?f20 ?f42 ?f61 ?f4 ?f56 ?f10 ?f58 ?f14 ?f6 ?f62 ?f4 ?f54 L ?f53 ?f54 Z N" draw:text-areas="?f141 ?f143 ?f142 ?f144" draw:glue-points="?f145 ?f146 ?f147 ?f146 ?f148 ?f149 ?f150 ?f151 ?f152 ?f153 ?f154 ?f155 ?f156 ?f157 ?f158 ?f159 ?f160 ?f159 ?f160 ?f161 ?f162 ?f163 ?f154 ?f164 ?f165 ?f166 ?f167 ?f168 ?f165 ?f169 ?f170 ?f171 ?f172 ?f173 ?f145 ?f174 ?f145 ?f146 ?f175 ?f176 ?f177 ?f178 ?f170 ?f179 ?f180 ?f181 ?f147 ?f176 ?f175 ?f176" draw:glue-point-leaving-directions="-90, -90, -90, -90, -90, -90, -90, -90, -90, -90, -90, -90, -90, -90, -90, -90, -90, -90, -90, -90, -90, -90, -90, -90, -90">
              <draw:equation draw:name="f0" draw:formula="0"/>
              <draw:equation draw:name="f1" draw:formula="87"/>
              <draw:equation draw:name="f2" draw:formula="100"/>
              <draw:equation draw:name="f3" draw:formula="52"/>
              <draw:equation draw:name="f4" draw:formula="16"/>
              <draw:equation draw:name="f5" draw:formula="58"/>
              <draw:equation draw:name="f6" draw:formula="17"/>
              <draw:equation draw:name="f7" draw:formula="63"/>
              <draw:equation draw:name="f8" draw:formula="19"/>
              <draw:equation draw:name="f9" draw:formula="67"/>
              <draw:equation draw:name="f10" draw:formula="21"/>
              <draw:equation draw:name="f11" draw:formula="72"/>
              <draw:equation draw:name="f12" draw:formula="23"/>
              <draw:equation draw:name="f13" draw:formula="75"/>
              <draw:equation draw:name="f14" draw:formula="26"/>
              <draw:equation draw:name="f15" draw:formula="78"/>
              <draw:equation draw:name="f16" draw:formula="29"/>
              <draw:equation draw:name="f17" draw:formula="81"/>
              <draw:equation draw:name="f18" draw:formula="33"/>
              <draw:equation draw:name="f19" draw:formula="83"/>
              <draw:equation draw:name="f20" draw:formula="37"/>
              <draw:equation draw:name="f21" draw:formula="84"/>
              <draw:equation draw:name="f22" draw:formula="41"/>
              <draw:equation draw:name="f23" draw:formula="86"/>
              <draw:equation draw:name="f24" draw:formula="45"/>
              <draw:equation draw:name="f25" draw:formula="50"/>
              <draw:equation draw:name="f26" draw:formula="57"/>
              <draw:equation draw:name="f27" draw:formula="85"/>
              <draw:equation draw:name="f28" draw:formula="70"/>
              <draw:equation draw:name="f29" draw:formula="82"/>
              <draw:equation draw:name="f30" draw:formula="76"/>
              <draw:equation draw:name="f31" draw:formula="80"/>
              <draw:equation draw:name="f32" draw:formula="77"/>
              <draw:equation draw:name="f33" draw:formula="92"/>
              <draw:equation draw:name="f34" draw:formula="79"/>
              <draw:equation draw:name="f35" draw:formula="95"/>
              <draw:equation draw:name="f36" draw:formula="74"/>
              <draw:equation draw:name="f37" draw:formula="96"/>
              <draw:equation draw:name="f38" draw:formula="68"/>
              <draw:equation draw:name="f39" draw:formula="98"/>
              <draw:equation draw:name="f40" draw:formula="35"/>
              <draw:equation draw:name="f41" draw:formula="22"/>
              <draw:equation draw:name="f42" draw:formula="13"/>
              <draw:equation draw:name="f43" draw:formula="88"/>
              <draw:equation draw:name="f44" draw:formula="4"/>
              <draw:equation draw:name="f45" draw:formula="51"/>
              <draw:equation draw:name="f46" draw:formula="14"/>
              <draw:equation draw:name="f47" draw:formula="5"/>
              <draw:equation draw:name="f48" draw:formula="46"/>
              <draw:equation draw:name="f49" draw:formula="59"/>
              <draw:equation draw:name="f50" draw:formula="69"/>
              <draw:equation draw:name="f51" draw:formula="11"/>
              <draw:equation draw:name="f52" draw:formula="43"/>
              <draw:equation draw:name="f53" draw:formula="71"/>
              <draw:equation draw:name="f54" draw:formula="40"/>
              <draw:equation draw:name="f55" draw:formula="31"/>
              <draw:equation draw:name="f56" draw:formula="25"/>
              <draw:equation draw:name="f57" draw:formula="65"/>
              <draw:equation draw:name="f58" draw:formula="20"/>
              <draw:equation draw:name="f59" draw:formula="60"/>
              <draw:equation draw:name="f60" draw:formula="54"/>
              <draw:equation draw:name="f61" draw:formula="30"/>
              <draw:equation draw:name="f62" draw:formula="32"/>
              <draw:equation draw:name="f63" draw:formula="?f2 - ?f0"/>
              <draw:equation draw:name="f64" draw:formula="?f1 - ?f0"/>
              <draw:equation draw:name="f65" draw:formula="?f64 / 87"/>
              <draw:equation draw:name="f66" draw:formula="?f63 / 100"/>
              <draw:equation draw:name="f67" draw:formula="87 * ?f64"/>
              <draw:equation draw:name="f68" draw:formula="52 * ?f63"/>
              <draw:equation draw:name="f69" draw:formula="16 * ?f64"/>
              <draw:equation draw:name="f70" draw:formula="19 * ?f64"/>
              <draw:equation draw:name="f71" draw:formula="67 * ?f63"/>
              <draw:equation draw:name="f72" draw:formula="26 * ?f64"/>
              <draw:equation draw:name="f73" draw:formula="78 * ?f63"/>
              <draw:equation draw:name="f74" draw:formula="37 * ?f64"/>
              <draw:equation draw:name="f75" draw:formula="84 * ?f63"/>
              <draw:equation draw:name="f76" draw:formula="50 * ?f64"/>
              <draw:equation draw:name="f77" draw:formula="86 * ?f63"/>
              <draw:equation draw:name="f78" draw:formula="70 * ?f64"/>
              <draw:equation draw:name="f79" draw:formula="82 * ?f63"/>
              <draw:equation draw:name="f80" draw:formula="84 * ?f64"/>
              <draw:equation draw:name="f81" draw:formula="75 * ?f63"/>
              <draw:equation draw:name="f82" draw:formula="85 * ?f64"/>
              <draw:equation draw:name="f83" draw:formula="92 * ?f63"/>
              <draw:equation draw:name="f84" draw:formula="68 * ?f64"/>
              <draw:equation draw:name="f85" draw:formula="98 * ?f63"/>
              <draw:equation draw:name="f86" draw:formula="100 * ?f63"/>
              <draw:equation draw:name="f87" draw:formula="13 * ?f64"/>
              <draw:equation draw:name="f88" draw:formula="88 * ?f63"/>
              <draw:equation draw:name="f89" draw:formula="0 * ?f64"/>
              <draw:equation draw:name="f90" draw:formula="51 * ?f63"/>
              <draw:equation draw:name="f91" draw:formula="14 * ?f63"/>
              <draw:equation draw:name="f92" draw:formula="46 * ?f64"/>
              <draw:equation draw:name="f93" draw:formula="0 * ?f63"/>
              <draw:equation draw:name="f94" draw:formula="76 * ?f64"/>
              <draw:equation draw:name="f95" draw:formula="11 * ?f63"/>
              <draw:equation draw:name="f96" draw:formula="43 * ?f63"/>
              <draw:equation draw:name="f97" draw:formula="71 * ?f64"/>
              <draw:equation draw:name="f98" draw:formula="40 * ?f63"/>
              <draw:equation draw:name="f99" draw:formula="65 * ?f64"/>
              <draw:equation draw:name="f100" draw:formula="20 * ?f63"/>
              <draw:equation draw:name="f101" draw:formula="13 * ?f63"/>
              <draw:equation draw:name="f102" draw:formula="25 * ?f64"/>
              <draw:equation draw:name="f103" draw:formula="21 * ?f63"/>
              <draw:equation draw:name="f104" draw:formula="?f67 / 87"/>
              <draw:equation draw:name="f105" draw:formula="?f68 / 100"/>
              <draw:equation draw:name="f106" draw:formula="?f69 / 87"/>
              <draw:equation draw:name="f107" draw:formula="?f70 / 87"/>
              <draw:equation draw:name="f108" draw:formula="?f71 / 100"/>
              <draw:equation draw:name="f109" draw:formula="?f72 / 87"/>
              <draw:equation draw:name="f110" draw:formula="?f73 / 100"/>
              <draw:equation draw:name="f111" draw:formula="?f74 / 87"/>
              <draw:equation draw:name="f112" draw:formula="?f75 / 100"/>
              <draw:equation draw:name="f113" draw:formula="?f76 / 87"/>
              <draw:equation draw:name="f114" draw:formula="?f77 / 100"/>
              <draw:equation draw:name="f115" draw:formula="?f78 / 87"/>
              <draw:equation draw:name="f116" draw:formula="?f79 / 100"/>
              <draw:equation draw:name="f117" draw:formula="?f80 / 87"/>
              <draw:equation draw:name="f118" draw:formula="?f81 / 100"/>
              <draw:equation draw:name="f119" draw:formula="?f82 / 87"/>
              <draw:equation draw:name="f120" draw:formula="?f83 / 100"/>
              <draw:equation draw:name="f121" draw:formula="?f84 / 87"/>
              <draw:equation draw:name="f122" draw:formula="?f85 / 100"/>
              <draw:equation draw:name="f123" draw:formula="?f86 / 100"/>
              <draw:equation draw:name="f124" draw:formula="?f87 / 87"/>
              <draw:equation draw:name="f125" draw:formula="?f88 / 100"/>
              <draw:equation draw:name="f126" draw:formula="?f89 / 87"/>
              <draw:equation draw:name="f127" draw:formula="?f90 / 100"/>
              <draw:equation draw:name="f128" draw:formula="?f91 / 100"/>
              <draw:equation draw:name="f129" draw:formula="?f92 / 87"/>
              <draw:equation draw:name="f130" draw:formula="?f93 / 100"/>
              <draw:equation draw:name="f131" draw:formula="?f94 / 87"/>
              <draw:equation draw:name="f132" draw:formula="?f95 / 100"/>
              <draw:equation draw:name="f133" draw:formula="?f96 / 100"/>
              <draw:equation draw:name="f134" draw:formula="?f97 / 87"/>
              <draw:equation draw:name="f135" draw:formula="?f98 / 100"/>
              <draw:equation draw:name="f136" draw:formula="?f99 / 87"/>
              <draw:equation draw:name="f137" draw:formula="?f100 / 100"/>
              <draw:equation draw:name="f138" draw:formula="?f101 / 100"/>
              <draw:equation draw:name="f139" draw:formula="?f102 / 87"/>
              <draw:equation draw:name="f140" draw:formula="?f103 / 100"/>
              <draw:equation draw:name="f141" draw:formula="0 / ?f65"/>
              <draw:equation draw:name="f142" draw:formula="?f1 / ?f65"/>
              <draw:equation draw:name="f143" draw:formula="0 / ?f66"/>
              <draw:equation draw:name="f144" draw:formula="?f2 / ?f66"/>
              <draw:equation draw:name="f145" draw:formula="?f104 / ?f65"/>
              <draw:equation draw:name="f146" draw:formula="?f105 / ?f66"/>
              <draw:equation draw:name="f147" draw:formula="?f106 / ?f65"/>
              <draw:equation draw:name="f148" draw:formula="?f107 / ?f65"/>
              <draw:equation draw:name="f149" draw:formula="?f108 / ?f66"/>
              <draw:equation draw:name="f150" draw:formula="?f109 / ?f65"/>
              <draw:equation draw:name="f151" draw:formula="?f110 / ?f66"/>
              <draw:equation draw:name="f152" draw:formula="?f111 / ?f65"/>
              <draw:equation draw:name="f153" draw:formula="?f112 / ?f66"/>
              <draw:equation draw:name="f154" draw:formula="?f113 / ?f65"/>
              <draw:equation draw:name="f155" draw:formula="?f114 / ?f66"/>
              <draw:equation draw:name="f156" draw:formula="?f115 / ?f65"/>
              <draw:equation draw:name="f157" draw:formula="?f116 / ?f66"/>
              <draw:equation draw:name="f158" draw:formula="?f117 / ?f65"/>
              <draw:equation draw:name="f159" draw:formula="?f118 / ?f66"/>
              <draw:equation draw:name="f160" draw:formula="?f119 / ?f65"/>
              <draw:equation draw:name="f161" draw:formula="?f120 / ?f66"/>
              <draw:equation draw:name="f162" draw:formula="?f121 / ?f65"/>
              <draw:equation draw:name="f163" draw:formula="?f122 / ?f66"/>
              <draw:equation draw:name="f164" draw:formula="?f123 / ?f66"/>
              <draw:equation draw:name="f165" draw:formula="?f124 / ?f65"/>
              <draw:equation draw:name="f166" draw:formula="?f125 / ?f66"/>
              <draw:equation draw:name="f167" draw:formula="?f126 / ?f65"/>
              <draw:equation draw:name="f168" draw:formula="?f127 / ?f66"/>
              <draw:equation draw:name="f169" draw:formula="?f128 / ?f66"/>
              <draw:equation draw:name="f170" draw:formula="?f129 / ?f65"/>
              <draw:equation draw:name="f171" draw:formula="?f130 / ?f66"/>
              <draw:equation draw:name="f172" draw:formula="?f131 / ?f65"/>
              <draw:equation draw:name="f173" draw:formula="?f132 / ?f66"/>
              <draw:equation draw:name="f174" draw:formula="?f133 / ?f66"/>
              <draw:equation draw:name="f175" draw:formula="?f134 / ?f65"/>
              <draw:equation draw:name="f176" draw:formula="?f135 / ?f66"/>
              <draw:equation draw:name="f177" draw:formula="?f136 / ?f65"/>
              <draw:equation draw:name="f178" draw:formula="?f137 / ?f66"/>
              <draw:equation draw:name="f179" draw:formula="?f138 / ?f66"/>
              <draw:equation draw:name="f180" draw:formula="?f139 / ?f65"/>
              <draw:equation draw:name="f181" draw:formula="?f140 / ?f66"/>
            </draw:enhanced-geometry>
          </draw:custom-shape>
        </draw:g>
        <draw:frame draw:id="id127" draw:style-name="a846" draw:name="Textfeld 780" svg:x="4.66014in" svg:y="0.47278in" svg:width="4.01305in" svg:height="0.63952in">
          <draw:text-box>
            <text:p text:style-name="a845" text:class-names="" text:cond-style-name=""><text:span text:style-name="a844" text:class-names="">Vier Schritte - Giraffe</text:span></text:p>
          </draw:text-box>
          <svg:title/>
          <svg:desc/>
        </draw:frame>
        <draw:custom-shape svg:x="9.24199in" svg:y="6.75575in" svg:width="3.02628in" svg:height="0.30293in" draw:id="id128" draw:style-name="a850" draw:name="Rechteck 781">
          <svg:title/>
          <svg:desc/>
          <text:p text:style-name="a849" text:class-names="" text:cond-style-name=""><text:span text:style-name="a847" text:class-names=""><text:a xlink:href="http://www.matameko.de/Vier-Schritte-gehen" text:style-name="" text:visited-style-name="">www.matameko.de/Vier-Schritte-gehen</text:a></text:span><text:span text:style-name="a848" text:class-names=""/></text:p>
          <draw:enhanced-geometry xmlns:dr3d="urn:oasis:names:tc:opendocument:xmlns:dr3d:1.0" draw:type="non-primitive" svg:viewBox="0 0 21600 21600" draw:enhanced-path="M 0 0 L 21600 0 21600 21600 0 21600 Z N"/>
        </draw:custom-shape>
        <draw:g draw:name="Gruppieren 45" draw:id="id129">
          <svg:title/>
          <svg:desc/>
          <draw:custom-shape svg:x="4.97403in" svg:y="1.93291in" svg:width="0.16618in" svg:height="0.64247in" draw:id="id130" draw:style-name="a853" draw:name="Freeform 15">
            <svg:title/>
            <svg:desc/>
            <text:p text:style-name="a852" text:class-names="" text:cond-style-name=""><text:span text:style-name="a851"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4.92473in" svg:y="1.87805in" svg:width="0.43176in" svg:height="0.78798in" draw:id="id131" draw:style-name="a856" draw:name="Freeform 16">
            <svg:title/>
            <svg:desc/>
            <text:p text:style-name="a855" text:class-names="" text:cond-style-name=""><text:span text:style-name="a854"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33" draw:style-name="a989" draw:master-page-name="Master1-Layout2-obj-Titel-und-Inhalt" presentation:presentation-page-layout-name="Master1-PPL2" draw:id="Slide-288">
        <draw:g draw:name="Gruppieren 776" draw:id="id176">
          <svg:title/>
          <svg:desc/>
          <draw:custom-shape svg:x="0.49136in" svg:y="1.68263in" svg:width="3.06756in" svg:height="4.13473in" draw:id="id213" draw:style-name="a1089" draw:name="Freeform 402">
            <svg:title/>
            <svg:desc/>
            <text:p text:style-name="a1088" text:class-names="" text:cond-style-name=""><text:span text:style-name="a1087" text:class-names=""/></text:p>
            <draw:enhanced-geometry xmlns:dr3d="urn:oasis:names:tc:opendocument:xmlns:dr3d:1.0" draw:type="non-primitive" svg:viewBox="0 0 2092 2824" draw:enhanced-path="M ?f3 ?f0 L ?f4 ?f5 C ?f6 ?f5 ?f7 ?f8 ?f7 ?f9 L ?f1 ?f10 C ?f7 ?f11 ?f12 ?f13 ?f14 ?f2 L ?f15 ?f2 C ?f16 ?f13 ?f17 ?f18 ?f0 ?f19 L ?f17 ?f20 C ?f5 ?f21 ?f22 ?f5 ?f3 ?f0 Z N" draw:text-areas="?f57 ?f59 ?f58 ?f60" draw:glue-points="?f61 ?f62 ?f63 ?f64 ?f65 ?f66 ?f67 ?f68 ?f69 ?f70 ?f71 ?f70 ?f72 ?f73 ?f74 ?f75 ?f61 ?f62" draw:glue-point-leaving-directions="-90, -90, -90, -90, -90, -90, -90, -90, -90">
              <draw:equation draw:name="f0" draw:formula="0"/>
              <draw:equation draw:name="f1" draw:formula="2092"/>
              <draw:equation draw:name="f2" draw:formula="2824"/>
              <draw:equation draw:name="f3" draw:formula="144"/>
              <draw:equation draw:name="f4" draw:formula="1946"/>
              <draw:equation draw:name="f5" draw:formula="1"/>
              <draw:equation draw:name="f6" draw:formula="2020"/>
              <draw:equation draw:name="f7" draw:formula="2091"/>
              <draw:equation draw:name="f8" draw:formula="86"/>
              <draw:equation draw:name="f9" draw:formula="196"/>
              <draw:equation draw:name="f10" draw:formula="2626"/>
              <draw:equation draw:name="f11" draw:formula="2729"/>
              <draw:equation draw:name="f12" draw:formula="2017"/>
              <draw:equation draw:name="f13" draw:formula="2823"/>
              <draw:equation draw:name="f14" draw:formula="1945"/>
              <draw:equation draw:name="f15" draw:formula="145"/>
              <draw:equation draw:name="f16" draw:formula="65"/>
              <draw:equation draw:name="f17" draw:formula="2"/>
              <draw:equation draw:name="f18" draw:formula="2738"/>
              <draw:equation draw:name="f19" draw:formula="2627"/>
              <draw:equation draw:name="f20" draw:formula="197"/>
              <draw:equation draw:name="f21" draw:formula="92"/>
              <draw:equation draw:name="f22" draw:formula="67"/>
              <draw:equation draw:name="f23" draw:formula="?f2 - ?f0"/>
              <draw:equation draw:name="f24" draw:formula="?f1 - ?f0"/>
              <draw:equation draw:name="f25" draw:formula="?f24 / 2092"/>
              <draw:equation draw:name="f26" draw:formula="?f23 / 2824"/>
              <draw:equation draw:name="f27" draw:formula="144 * ?f24"/>
              <draw:equation draw:name="f28" draw:formula="0 * ?f23"/>
              <draw:equation draw:name="f29" draw:formula="1946 * ?f24"/>
              <draw:equation draw:name="f30" draw:formula="1 * ?f23"/>
              <draw:equation draw:name="f31" draw:formula="2091 * ?f24"/>
              <draw:equation draw:name="f32" draw:formula="196 * ?f23"/>
              <draw:equation draw:name="f33" draw:formula="2092 * ?f24"/>
              <draw:equation draw:name="f34" draw:formula="2626 * ?f23"/>
              <draw:equation draw:name="f35" draw:formula="1945 * ?f24"/>
              <draw:equation draw:name="f36" draw:formula="2824 * ?f23"/>
              <draw:equation draw:name="f37" draw:formula="145 * ?f24"/>
              <draw:equation draw:name="f38" draw:formula="0 * ?f24"/>
              <draw:equation draw:name="f39" draw:formula="2627 * ?f23"/>
              <draw:equation draw:name="f40" draw:formula="2 * ?f24"/>
              <draw:equation draw:name="f41" draw:formula="197 * ?f23"/>
              <draw:equation draw:name="f42" draw:formula="?f27 / 2092"/>
              <draw:equation draw:name="f43" draw:formula="?f28 / 2824"/>
              <draw:equation draw:name="f44" draw:formula="?f29 / 2092"/>
              <draw:equation draw:name="f45" draw:formula="?f30 / 2824"/>
              <draw:equation draw:name="f46" draw:formula="?f31 / 2092"/>
              <draw:equation draw:name="f47" draw:formula="?f32 / 2824"/>
              <draw:equation draw:name="f48" draw:formula="?f33 / 2092"/>
              <draw:equation draw:name="f49" draw:formula="?f34 / 2824"/>
              <draw:equation draw:name="f50" draw:formula="?f35 / 2092"/>
              <draw:equation draw:name="f51" draw:formula="?f36 / 2824"/>
              <draw:equation draw:name="f52" draw:formula="?f37 / 2092"/>
              <draw:equation draw:name="f53" draw:formula="?f38 / 2092"/>
              <draw:equation draw:name="f54" draw:formula="?f39 / 2824"/>
              <draw:equation draw:name="f55" draw:formula="?f40 / 2092"/>
              <draw:equation draw:name="f56" draw:formula="?f41 / 2824"/>
              <draw:equation draw:name="f57" draw:formula="0 / ?f25"/>
              <draw:equation draw:name="f58" draw:formula="?f1 / ?f25"/>
              <draw:equation draw:name="f59" draw:formula="0 / ?f26"/>
              <draw:equation draw:name="f60" draw:formula="?f2 / ?f26"/>
              <draw:equation draw:name="f61" draw:formula="?f42 / ?f25"/>
              <draw:equation draw:name="f62" draw:formula="?f43 / ?f26"/>
              <draw:equation draw:name="f63" draw:formula="?f44 / ?f25"/>
              <draw:equation draw:name="f64" draw:formula="?f45 / ?f26"/>
              <draw:equation draw:name="f65" draw:formula="?f46 / ?f25"/>
              <draw:equation draw:name="f66" draw:formula="?f47 / ?f26"/>
              <draw:equation draw:name="f67" draw:formula="?f48 / ?f25"/>
              <draw:equation draw:name="f68" draw:formula="?f49 / ?f26"/>
              <draw:equation draw:name="f69" draw:formula="?f50 / ?f25"/>
              <draw:equation draw:name="f70" draw:formula="?f51 / ?f26"/>
              <draw:equation draw:name="f71" draw:formula="?f52 / ?f25"/>
              <draw:equation draw:name="f72" draw:formula="?f53 / ?f25"/>
              <draw:equation draw:name="f73" draw:formula="?f54 / ?f26"/>
              <draw:equation draw:name="f74" draw:formula="?f55 / ?f25"/>
              <draw:equation draw:name="f75" draw:formula="?f56 / ?f26"/>
            </draw:enhanced-geometry>
          </draw:custom-shape>
          <draw:custom-shape svg:x="1.43797in" svg:y="2.89716in" svg:width="1.17434in" svg:height="1.17434in" draw:id="id214" draw:style-name="a1092" draw:name="Oval 403">
            <svg:title/>
            <svg:desc/>
            <text:p text:style-name="a1091" text:class-names="" text:cond-style-name=""><text:span text:style-name="a109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6657in" svg:y="3.28563in" svg:width="0.16521in" svg:height="0.16075in" draw:id="id215" draw:style-name="a1095" draw:name="Oval 404">
            <svg:title/>
            <svg:desc/>
            <text:p text:style-name="a1094" text:class-names="" text:cond-style-name=""><text:span text:style-name="a109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2.21491in" svg:y="3.28563in" svg:width="0.16521in" svg:height="0.16075in" draw:id="id216" draw:style-name="a1098" draw:name="Oval 405">
            <svg:title/>
            <svg:desc/>
            <text:p text:style-name="a1097" text:class-names="" text:cond-style-name=""><text:span text:style-name="a109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71928in" svg:y="3.62498in" svg:width="0.60726in" svg:height="0.20093in" draw:id="id217" draw:style-name="a1101" draw:name="Freeform 406">
            <svg:title/>
            <svg:desc/>
            <text:p text:style-name="a1100" text:class-names="" text:cond-style-name=""><text:span text:style-name="a1099" text:class-names=""/></text:p>
            <draw:enhanced-geometry xmlns:dr3d="urn:oasis:names:tc:opendocument:xmlns:dr3d:1.0" draw:type="non-primitive" svg:viewBox="0 0 414 138" draw:enhanced-path="M ?f3 ?f4 C ?f5 ?f4 ?f0 ?f6 ?f0 ?f7 ?f8 ?f9 ?f0 ?f8 ?f7 ?f0 ?f10 ?f0 ?f11 ?f12 ?f13 ?f14 ?f15 ?f14 ?f16 ?f0 ?f17 ?f0 ?f18 ?f8 ?f1 ?f19 ?f20 ?f21 ?f22 ?f23 ?f24 ?f2 ?f3 ?f4 Z N" draw:text-areas="?f51 ?f53 ?f52 ?f54" draw:glue-points="?f55 ?f56 ?f57 ?f58 ?f59 ?f60 ?f61 ?f62 ?f63 ?f60 ?f64 ?f65 ?f55 ?f56" draw:glue-point-leaving-directions="-90, -90, -90, -90, -90, -90, -90">
              <draw:equation draw:name="f0" draw:formula="0"/>
              <draw:equation draw:name="f1" draw:formula="414"/>
              <draw:equation draw:name="f2" draw:formula="138"/>
              <draw:equation draw:name="f3" draw:formula="202"/>
              <draw:equation draw:name="f4" draw:formula="137"/>
              <draw:equation draw:name="f5" draw:formula="128"/>
              <draw:equation draw:name="f6" draw:formula="62"/>
              <draw:equation draw:name="f7" draw:formula="29"/>
              <draw:equation draw:name="f8" draw:formula="1"/>
              <draw:equation draw:name="f9" draw:formula="14"/>
              <draw:equation draw:name="f10" draw:formula="61"/>
              <draw:equation draw:name="f11" draw:formula="131"/>
              <draw:equation draw:name="f12" draw:formula="55"/>
              <draw:equation draw:name="f13" draw:formula="204"/>
              <draw:equation draw:name="f14" draw:formula="56"/>
              <draw:equation draw:name="f15" draw:formula="278"/>
              <draw:equation draw:name="f16" draw:formula="344"/>
              <draw:equation draw:name="f17" draw:formula="372"/>
              <draw:equation draw:name="f18" draw:formula="403"/>
              <draw:equation draw:name="f19" draw:formula="17"/>
              <draw:equation draw:name="f20" draw:formula="413"/>
              <draw:equation draw:name="f21" draw:formula="32"/>
              <draw:equation draw:name="f22" draw:formula="411"/>
              <draw:equation draw:name="f23" draw:formula="69"/>
              <draw:equation draw:name="f24" draw:formula="276"/>
              <draw:equation draw:name="f25" draw:formula="?f2 - ?f0"/>
              <draw:equation draw:name="f26" draw:formula="?f1 - ?f0"/>
              <draw:equation draw:name="f27" draw:formula="?f26 / 414"/>
              <draw:equation draw:name="f28" draw:formula="?f25 / 138"/>
              <draw:equation draw:name="f29" draw:formula="202 * ?f26"/>
              <draw:equation draw:name="f30" draw:formula="137 * ?f25"/>
              <draw:equation draw:name="f31" draw:formula="0 * ?f26"/>
              <draw:equation draw:name="f32" draw:formula="29 * ?f25"/>
              <draw:equation draw:name="f33" draw:formula="29 * ?f26"/>
              <draw:equation draw:name="f34" draw:formula="0 * ?f25"/>
              <draw:equation draw:name="f35" draw:formula="204 * ?f26"/>
              <draw:equation draw:name="f36" draw:formula="56 * ?f25"/>
              <draw:equation draw:name="f37" draw:formula="372 * ?f26"/>
              <draw:equation draw:name="f38" draw:formula="413 * ?f26"/>
              <draw:equation draw:name="f39" draw:formula="32 * ?f25"/>
              <draw:equation draw:name="f40" draw:formula="?f29 / 414"/>
              <draw:equation draw:name="f41" draw:formula="?f30 / 138"/>
              <draw:equation draw:name="f42" draw:formula="?f31 / 414"/>
              <draw:equation draw:name="f43" draw:formula="?f32 / 138"/>
              <draw:equation draw:name="f44" draw:formula="?f33 / 414"/>
              <draw:equation draw:name="f45" draw:formula="?f34 / 138"/>
              <draw:equation draw:name="f46" draw:formula="?f35 / 414"/>
              <draw:equation draw:name="f47" draw:formula="?f36 / 138"/>
              <draw:equation draw:name="f48" draw:formula="?f37 / 414"/>
              <draw:equation draw:name="f49" draw:formula="?f38 / 414"/>
              <draw:equation draw:name="f50" draw:formula="?f39 / 138"/>
              <draw:equation draw:name="f51" draw:formula="0 / ?f27"/>
              <draw:equation draw:name="f52" draw:formula="?f1 / ?f27"/>
              <draw:equation draw:name="f53" draw:formula="0 / ?f28"/>
              <draw:equation draw:name="f54" draw:formula="?f2 / ?f28"/>
              <draw:equation draw:name="f55" draw:formula="?f40 / ?f27"/>
              <draw:equation draw:name="f56" draw:formula="?f41 / ?f28"/>
              <draw:equation draw:name="f57" draw:formula="?f42 / ?f27"/>
              <draw:equation draw:name="f58" draw:formula="?f43 / ?f28"/>
              <draw:equation draw:name="f59" draw:formula="?f44 / ?f27"/>
              <draw:equation draw:name="f60" draw:formula="?f45 / ?f28"/>
              <draw:equation draw:name="f61" draw:formula="?f46 / ?f27"/>
              <draw:equation draw:name="f62" draw:formula="?f47 / ?f28"/>
              <draw:equation draw:name="f63" draw:formula="?f48 / ?f27"/>
              <draw:equation draw:name="f64" draw:formula="?f49 / ?f27"/>
              <draw:equation draw:name="f65" draw:formula="?f50 / ?f28"/>
            </draw:enhanced-geometry>
          </draw:custom-shape>
          <draw:custom-shape svg:x="1.19685in" svg:y="4.41084in" svg:width="0.13842in" svg:height="0.18754in" draw:id="id218" draw:style-name="a1104" draw:name="Freeform 407">
            <svg:title/>
            <svg:desc/>
            <text:p text:style-name="a1103" text:class-names="" text:cond-style-name=""><text:span text:style-name="a1102" text:class-names=""/></text:p>
            <draw:enhanced-geometry xmlns:dr3d="urn:oasis:names:tc:opendocument:xmlns:dr3d:1.0" draw:type="non-primitive" svg:viewBox="0 0 96 128" draw:enhanced-path="M ?f1 ?f3 C ?f1 ?f4 ?f4 ?f5 ?f6 ?f7 ?f8 ?f9 ?f10 ?f11 ?f12 ?f13 ?f14 ?f15 ?f16 ?f17 ?f18 ?f19 ?f20 ?f21 ?f22 ?f2 ?f23 ?f2 L ?f0 ?f2 ?f0 ?f0 ?f24 ?f0 C ?f25 ?f0 ?f22 ?f26 ?f27 ?f26 ?f28 ?f29 ?f18 ?f30 ?f31 ?f32 ?f33 ?f34 ?f35 ?f36 ?f37 ?f38 ?f39 ?f40 ?f41 ?f42 ?f41 ?f43 ?f41 ?f44 ?f12 ?f45 ?f35 ?f46 ?f47 ?f48 ?f16 ?f49 ?f50 ?f51 L ?f50 ?f51 C ?f47 ?f52 ?f12 ?f20 ?f53 ?f18 ?f54 ?f31 ?f1 ?f35 ?f1 ?f3 Z M ?f18 ?f55 C ?f18 ?f56 ?f18 ?f57 ?f58 ?f59 ?f60 ?f61 ?f28 ?f62 ?f20 ?f63 ?f27 ?f64 ?f51 ?f65 ?f66 ?f38 ?f25 ?f38 ?f67 ?f38 ?f68 ?f38 L ?f64 ?f38 ?f64 ?f49 ?f69 ?f49 C ?f46 ?f49 ?f70 ?f66 ?f66 ?f66 ?f22 ?f71 ?f52 ?f48 ?f72 ?f25 ?f28 ?f73 ?f60 ?f46 ?f58 ?f74 ?f18 ?f24 ?f18 ?f44 ?f18 ?f55 Z M ?f14 ?f3 C ?f14 ?f39 ?f47 ?f35 ?f33 ?f47 ?f75 ?f75 ?f31 ?f76 ?f50 ?f77 ?f60 ?f50 ?f20 ?f18 ?f27 ?f18 ?f22 ?f58 ?f48 ?f58 ?f67 ?f58 L ?f64 ?f58 ?f64 ?f78 ?f69 ?f78 C ?f25 ?f78 ?f79 ?f78 ?f52 ?f80 ?f81 ?f82 ?f58 ?f9 ?f77 ?f83 ?f31 ?f84 ?f85 ?f86 ?f33 ?f5 ?f14 ?f87 ?f14 ?f88 ?f14 ?f3 Z N" draw:text-areas="?f199 ?f201 ?f200 ?f202" draw:glue-points="?f203 ?f204 ?f205 ?f206 ?f207 ?f208 ?f209 ?f210 ?f211 ?f212 ?f213 ?f212 ?f213 ?f214 ?f215 ?f214 ?f216 ?f217 ?f218 ?f219 ?f220 ?f221 ?f222 ?f223 ?f224 ?f225 ?f226 ?f227 ?f226 ?f227 ?f228 ?f229 ?f203 ?f204 ?f209 ?f230 ?f231 ?f232 ?f233 ?f234 ?f235 ?f221 ?f236 ?f221 ?f237 ?f221 ?f237 ?f238 ?f239 ?f238 ?f235 ?f240 ?f241 ?f242 ?f231 ?f243 ?f209 ?f230 ?f244 ?f204 ?f245 ?f246 ?f226 ?f247 ?f216 ?f229 ?f248 ?f249 ?f237 ?f249 ?f237 ?f250 ?f239 ?f250 ?f251 ?f252 ?f253 ?f254 ?f245 ?f255 ?f244 ?f204" draw:glue-point-leaving-directions="-90, -90, -90, -90, -90, -90, -90, -90, -90, -90, -90, -90, -90, -90, -90, -90, -90, -90, -90, -90, -90, -90, -90, -90, -90, -90, -90, -90, -90, -90, -90, -90, -90, -90, -90, -90, -90, -90, -90, -90, -90">
              <draw:equation draw:name="f0" draw:formula="0"/>
              <draw:equation draw:name="f1" draw:formula="96"/>
              <draw:equation draw:name="f2" draw:formula="128"/>
              <draw:equation draw:name="f3" draw:formula="89"/>
              <draw:equation draw:name="f4" draw:formula="95"/>
              <draw:equation draw:name="f5" draw:formula="100"/>
              <draw:equation draw:name="f6" draw:formula="92"/>
              <draw:equation draw:name="f7" draw:formula="105"/>
              <draw:equation draw:name="f8" draw:formula="90"/>
              <draw:equation draw:name="f9" draw:formula="110"/>
              <draw:equation draw:name="f10" draw:formula="87"/>
              <draw:equation draw:name="f11" draw:formula="114"/>
              <draw:equation draw:name="f12" draw:formula="83"/>
              <draw:equation draw:name="f13" draw:formula="117"/>
              <draw:equation draw:name="f14" draw:formula="78"/>
              <draw:equation draw:name="f15" draw:formula="121"/>
              <draw:equation draw:name="f16" draw:formula="73"/>
              <draw:equation draw:name="f17" draw:formula="124"/>
              <draw:equation draw:name="f18" draw:formula="67"/>
              <draw:equation draw:name="f19" draw:formula="125"/>
              <draw:equation draw:name="f20" draw:formula="61"/>
              <draw:equation draw:name="f21" draw:formula="127"/>
              <draw:equation draw:name="f22" draw:formula="54"/>
              <draw:equation draw:name="f23" draw:formula="45"/>
              <draw:equation draw:name="f24" draw:formula="38"/>
              <draw:equation draw:name="f25" draw:formula="47"/>
              <draw:equation draw:name="f26" draw:formula="1"/>
              <draw:equation draw:name="f27" draw:formula="58"/>
              <draw:equation draw:name="f28" draw:formula="63"/>
              <draw:equation draw:name="f29" draw:formula="2"/>
              <draw:equation draw:name="f30" draw:formula="4"/>
              <draw:equation draw:name="f31" draw:formula="72"/>
              <draw:equation draw:name="f32" draw:formula="6"/>
              <draw:equation draw:name="f33" draw:formula="76"/>
              <draw:equation draw:name="f34" draw:formula="8"/>
              <draw:equation draw:name="f35" draw:formula="80"/>
              <draw:equation draw:name="f36" draw:formula="11"/>
              <draw:equation draw:name="f37" draw:formula="82"/>
              <draw:equation draw:name="f38" draw:formula="15"/>
              <draw:equation draw:name="f39" draw:formula="84"/>
              <draw:equation draw:name="f40" draw:formula="19"/>
              <draw:equation draw:name="f41" draw:formula="85"/>
              <draw:equation draw:name="f42" draw:formula="24"/>
              <draw:equation draw:name="f43" draw:formula="29"/>
              <draw:equation draw:name="f44" draw:formula="35"/>
              <draw:equation draw:name="f45" draw:formula="40"/>
              <draw:equation draw:name="f46" draw:formula="44"/>
              <draw:equation draw:name="f47" draw:formula="77"/>
              <draw:equation draw:name="f48" draw:formula="49"/>
              <draw:equation draw:name="f49" draw:formula="52"/>
              <draw:equation draw:name="f50" draw:formula="68"/>
              <draw:equation draw:name="f51" draw:formula="55"/>
              <draw:equation draw:name="f52" draw:formula="57"/>
              <draw:equation draw:name="f53" draw:formula="88"/>
              <draw:equation draw:name="f54" draw:formula="93"/>
              <draw:equation draw:name="f55" draw:formula="31"/>
              <draw:equation draw:name="f56" draw:formula="28"/>
              <draw:equation draw:name="f57" draw:formula="26"/>
              <draw:equation draw:name="f58" draw:formula="66"/>
              <draw:equation draw:name="f59" draw:formula="23"/>
              <draw:equation draw:name="f60" draw:formula="65"/>
              <draw:equation draw:name="f61" draw:formula="21"/>
              <draw:equation draw:name="f62" draw:formula="20"/>
              <draw:equation draw:name="f63" draw:formula="18"/>
              <draw:equation draw:name="f64" draw:formula="17"/>
              <draw:equation draw:name="f65" draw:formula="16"/>
              <draw:equation draw:name="f66" draw:formula="51"/>
              <draw:equation draw:name="f67" draw:formula="43"/>
              <draw:equation draw:name="f68" draw:formula="37"/>
              <draw:equation draw:name="f69" draw:formula="39"/>
              <draw:equation draw:name="f70" draw:formula="48"/>
              <draw:equation draw:name="f71" draw:formula="50"/>
              <draw:equation draw:name="f72" draw:formula="60"/>
              <draw:equation draw:name="f73" draw:formula="46"/>
              <draw:equation draw:name="f74" draw:formula="41"/>
              <draw:equation draw:name="f75" draw:formula="74"/>
              <draw:equation draw:name="f76" draw:formula="71"/>
              <draw:equation draw:name="f77" draw:formula="69"/>
              <draw:equation draw:name="f78" draw:formula="113"/>
              <draw:equation draw:name="f79" draw:formula="53"/>
              <draw:equation draw:name="f80" draw:formula="112"/>
              <draw:equation draw:name="f81" draw:formula="62"/>
              <draw:equation draw:name="f82" draw:formula="111"/>
              <draw:equation draw:name="f83" draw:formula="108"/>
              <draw:equation draw:name="f84" draw:formula="106"/>
              <draw:equation draw:name="f85" draw:formula="75"/>
              <draw:equation draw:name="f86" draw:formula="103"/>
              <draw:equation draw:name="f87" draw:formula="97"/>
              <draw:equation draw:name="f88" draw:formula="94"/>
              <draw:equation draw:name="f89" draw:formula="?f2 - ?f0"/>
              <draw:equation draw:name="f90" draw:formula="?f1 - ?f0"/>
              <draw:equation draw:name="f91" draw:formula="?f90 / 96"/>
              <draw:equation draw:name="f92" draw:formula="?f89 / 128"/>
              <draw:equation draw:name="f93" draw:formula="96 * ?f90"/>
              <draw:equation draw:name="f94" draw:formula="89 * ?f89"/>
              <draw:equation draw:name="f95" draw:formula="92 * ?f90"/>
              <draw:equation draw:name="f96" draw:formula="105 * ?f89"/>
              <draw:equation draw:name="f97" draw:formula="83 * ?f90"/>
              <draw:equation draw:name="f98" draw:formula="117 * ?f89"/>
              <draw:equation draw:name="f99" draw:formula="67 * ?f90"/>
              <draw:equation draw:name="f100" draw:formula="125 * ?f89"/>
              <draw:equation draw:name="f101" draw:formula="45 * ?f90"/>
              <draw:equation draw:name="f102" draw:formula="128 * ?f89"/>
              <draw:equation draw:name="f103" draw:formula="0 * ?f90"/>
              <draw:equation draw:name="f104" draw:formula="0 * ?f89"/>
              <draw:equation draw:name="f105" draw:formula="38 * ?f90"/>
              <draw:equation draw:name="f106" draw:formula="58 * ?f90"/>
              <draw:equation draw:name="f107" draw:formula="1 * ?f89"/>
              <draw:equation draw:name="f108" draw:formula="72 * ?f90"/>
              <draw:equation draw:name="f109" draw:formula="6 * ?f89"/>
              <draw:equation draw:name="f110" draw:formula="82 * ?f90"/>
              <draw:equation draw:name="f111" draw:formula="15 * ?f89"/>
              <draw:equation draw:name="f112" draw:formula="85 * ?f90"/>
              <draw:equation draw:name="f113" draw:formula="29 * ?f89"/>
              <draw:equation draw:name="f114" draw:formula="80 * ?f90"/>
              <draw:equation draw:name="f115" draw:formula="44 * ?f89"/>
              <draw:equation draw:name="f116" draw:formula="68 * ?f90"/>
              <draw:equation draw:name="f117" draw:formula="55 * ?f89"/>
              <draw:equation draw:name="f118" draw:formula="88 * ?f90"/>
              <draw:equation draw:name="f119" draw:formula="67 * ?f89"/>
              <draw:equation draw:name="f120" draw:formula="31 * ?f89"/>
              <draw:equation draw:name="f121" draw:formula="66 * ?f90"/>
              <draw:equation draw:name="f122" draw:formula="23 * ?f89"/>
              <draw:equation draw:name="f123" draw:formula="61 * ?f90"/>
              <draw:equation draw:name="f124" draw:formula="18 * ?f89"/>
              <draw:equation draw:name="f125" draw:formula="51 * ?f90"/>
              <draw:equation draw:name="f126" draw:formula="37 * ?f90"/>
              <draw:equation draw:name="f127" draw:formula="17 * ?f90"/>
              <draw:equation draw:name="f128" draw:formula="52 * ?f89"/>
              <draw:equation draw:name="f129" draw:formula="39 * ?f90"/>
              <draw:equation draw:name="f130" draw:formula="51 * ?f89"/>
              <draw:equation draw:name="f131" draw:formula="60 * ?f90"/>
              <draw:equation draw:name="f132" draw:formula="47 * ?f89"/>
              <draw:equation draw:name="f133" draw:formula="41 * ?f89"/>
              <draw:equation draw:name="f134" draw:formula="78 * ?f90"/>
              <draw:equation draw:name="f135" draw:formula="76 * ?f90"/>
              <draw:equation draw:name="f136" draw:formula="77 * ?f89"/>
              <draw:equation draw:name="f137" draw:formula="69 * ?f89"/>
              <draw:equation draw:name="f138" draw:formula="43 * ?f90"/>
              <draw:equation draw:name="f139" draw:formula="66 * ?f89"/>
              <draw:equation draw:name="f140" draw:formula="113 * ?f89"/>
              <draw:equation draw:name="f141" draw:formula="57 * ?f90"/>
              <draw:equation draw:name="f142" draw:formula="112 * ?f89"/>
              <draw:equation draw:name="f143" draw:formula="69 * ?f90"/>
              <draw:equation draw:name="f144" draw:formula="108 * ?f89"/>
              <draw:equation draw:name="f145" draw:formula="100 * ?f89"/>
              <draw:equation draw:name="f146" draw:formula="?f93 / 96"/>
              <draw:equation draw:name="f147" draw:formula="?f94 / 128"/>
              <draw:equation draw:name="f148" draw:formula="?f95 / 96"/>
              <draw:equation draw:name="f149" draw:formula="?f96 / 128"/>
              <draw:equation draw:name="f150" draw:formula="?f97 / 96"/>
              <draw:equation draw:name="f151" draw:formula="?f98 / 128"/>
              <draw:equation draw:name="f152" draw:formula="?f99 / 96"/>
              <draw:equation draw:name="f153" draw:formula="?f100 / 128"/>
              <draw:equation draw:name="f154" draw:formula="?f101 / 96"/>
              <draw:equation draw:name="f155" draw:formula="?f102 / 128"/>
              <draw:equation draw:name="f156" draw:formula="?f103 / 96"/>
              <draw:equation draw:name="f157" draw:formula="?f104 / 128"/>
              <draw:equation draw:name="f158" draw:formula="?f105 / 96"/>
              <draw:equation draw:name="f159" draw:formula="?f106 / 96"/>
              <draw:equation draw:name="f160" draw:formula="?f107 / 128"/>
              <draw:equation draw:name="f161" draw:formula="?f108 / 96"/>
              <draw:equation draw:name="f162" draw:formula="?f109 / 128"/>
              <draw:equation draw:name="f163" draw:formula="?f110 / 96"/>
              <draw:equation draw:name="f164" draw:formula="?f111 / 128"/>
              <draw:equation draw:name="f165" draw:formula="?f112 / 96"/>
              <draw:equation draw:name="f166" draw:formula="?f113 / 128"/>
              <draw:equation draw:name="f167" draw:formula="?f114 / 96"/>
              <draw:equation draw:name="f168" draw:formula="?f115 / 128"/>
              <draw:equation draw:name="f169" draw:formula="?f116 / 96"/>
              <draw:equation draw:name="f170" draw:formula="?f117 / 128"/>
              <draw:equation draw:name="f171" draw:formula="?f118 / 96"/>
              <draw:equation draw:name="f172" draw:formula="?f119 / 128"/>
              <draw:equation draw:name="f173" draw:formula="?f120 / 128"/>
              <draw:equation draw:name="f174" draw:formula="?f121 / 96"/>
              <draw:equation draw:name="f175" draw:formula="?f122 / 128"/>
              <draw:equation draw:name="f176" draw:formula="?f123 / 96"/>
              <draw:equation draw:name="f177" draw:formula="?f124 / 128"/>
              <draw:equation draw:name="f178" draw:formula="?f125 / 96"/>
              <draw:equation draw:name="f179" draw:formula="?f126 / 96"/>
              <draw:equation draw:name="f180" draw:formula="?f127 / 96"/>
              <draw:equation draw:name="f181" draw:formula="?f128 / 128"/>
              <draw:equation draw:name="f182" draw:formula="?f129 / 96"/>
              <draw:equation draw:name="f183" draw:formula="?f130 / 128"/>
              <draw:equation draw:name="f184" draw:formula="?f131 / 96"/>
              <draw:equation draw:name="f185" draw:formula="?f132 / 128"/>
              <draw:equation draw:name="f186" draw:formula="?f133 / 128"/>
              <draw:equation draw:name="f187" draw:formula="?f134 / 96"/>
              <draw:equation draw:name="f188" draw:formula="?f135 / 96"/>
              <draw:equation draw:name="f189" draw:formula="?f136 / 128"/>
              <draw:equation draw:name="f190" draw:formula="?f137 / 128"/>
              <draw:equation draw:name="f191" draw:formula="?f138 / 96"/>
              <draw:equation draw:name="f192" draw:formula="?f139 / 128"/>
              <draw:equation draw:name="f193" draw:formula="?f140 / 128"/>
              <draw:equation draw:name="f194" draw:formula="?f141 / 96"/>
              <draw:equation draw:name="f195" draw:formula="?f142 / 128"/>
              <draw:equation draw:name="f196" draw:formula="?f143 / 96"/>
              <draw:equation draw:name="f197" draw:formula="?f144 / 128"/>
              <draw:equation draw:name="f198" draw:formula="?f145 / 128"/>
              <draw:equation draw:name="f199" draw:formula="0 / ?f91"/>
              <draw:equation draw:name="f200" draw:formula="?f1 / ?f91"/>
              <draw:equation draw:name="f201" draw:formula="0 / ?f92"/>
              <draw:equation draw:name="f202" draw:formula="?f2 / ?f92"/>
              <draw:equation draw:name="f203" draw:formula="?f146 / ?f91"/>
              <draw:equation draw:name="f204" draw:formula="?f147 / ?f92"/>
              <draw:equation draw:name="f205" draw:formula="?f148 / ?f91"/>
              <draw:equation draw:name="f206" draw:formula="?f149 / ?f92"/>
              <draw:equation draw:name="f207" draw:formula="?f150 / ?f91"/>
              <draw:equation draw:name="f208" draw:formula="?f151 / ?f92"/>
              <draw:equation draw:name="f209" draw:formula="?f152 / ?f91"/>
              <draw:equation draw:name="f210" draw:formula="?f153 / ?f92"/>
              <draw:equation draw:name="f211" draw:formula="?f154 / ?f91"/>
              <draw:equation draw:name="f212" draw:formula="?f155 / ?f92"/>
              <draw:equation draw:name="f213" draw:formula="?f156 / ?f91"/>
              <draw:equation draw:name="f214" draw:formula="?f157 / ?f92"/>
              <draw:equation draw:name="f215" draw:formula="?f158 / ?f91"/>
              <draw:equation draw:name="f216" draw:formula="?f159 / ?f91"/>
              <draw:equation draw:name="f217" draw:formula="?f160 / ?f92"/>
              <draw:equation draw:name="f218" draw:formula="?f161 / ?f91"/>
              <draw:equation draw:name="f219" draw:formula="?f162 / ?f92"/>
              <draw:equation draw:name="f220" draw:formula="?f163 / ?f91"/>
              <draw:equation draw:name="f221" draw:formula="?f164 / ?f92"/>
              <draw:equation draw:name="f222" draw:formula="?f165 / ?f91"/>
              <draw:equation draw:name="f223" draw:formula="?f166 / ?f92"/>
              <draw:equation draw:name="f224" draw:formula="?f167 / ?f91"/>
              <draw:equation draw:name="f225" draw:formula="?f168 / ?f92"/>
              <draw:equation draw:name="f226" draw:formula="?f169 / ?f91"/>
              <draw:equation draw:name="f227" draw:formula="?f170 / ?f92"/>
              <draw:equation draw:name="f228" draw:formula="?f171 / ?f91"/>
              <draw:equation draw:name="f229" draw:formula="?f172 / ?f92"/>
              <draw:equation draw:name="f230" draw:formula="?f173 / ?f92"/>
              <draw:equation draw:name="f231" draw:formula="?f174 / ?f91"/>
              <draw:equation draw:name="f232" draw:formula="?f175 / ?f92"/>
              <draw:equation draw:name="f233" draw:formula="?f176 / ?f91"/>
              <draw:equation draw:name="f234" draw:formula="?f177 / ?f92"/>
              <draw:equation draw:name="f235" draw:formula="?f178 / ?f91"/>
              <draw:equation draw:name="f236" draw:formula="?f179 / ?f91"/>
              <draw:equation draw:name="f237" draw:formula="?f180 / ?f91"/>
              <draw:equation draw:name="f238" draw:formula="?f181 / ?f92"/>
              <draw:equation draw:name="f239" draw:formula="?f182 / ?f91"/>
              <draw:equation draw:name="f240" draw:formula="?f183 / ?f92"/>
              <draw:equation draw:name="f241" draw:formula="?f184 / ?f91"/>
              <draw:equation draw:name="f242" draw:formula="?f185 / ?f92"/>
              <draw:equation draw:name="f243" draw:formula="?f186 / ?f92"/>
              <draw:equation draw:name="f244" draw:formula="?f187 / ?f91"/>
              <draw:equation draw:name="f245" draw:formula="?f188 / ?f91"/>
              <draw:equation draw:name="f246" draw:formula="?f189 / ?f92"/>
              <draw:equation draw:name="f247" draw:formula="?f190 / ?f92"/>
              <draw:equation draw:name="f248" draw:formula="?f191 / ?f91"/>
              <draw:equation draw:name="f249" draw:formula="?f192 / ?f92"/>
              <draw:equation draw:name="f250" draw:formula="?f193 / ?f92"/>
              <draw:equation draw:name="f251" draw:formula="?f194 / ?f91"/>
              <draw:equation draw:name="f252" draw:formula="?f195 / ?f92"/>
              <draw:equation draw:name="f253" draw:formula="?f196 / ?f91"/>
              <draw:equation draw:name="f254" draw:formula="?f197 / ?f92"/>
              <draw:equation draw:name="f255" draw:formula="?f198 / ?f92"/>
            </draw:enhanced-geometry>
          </draw:custom-shape>
          <draw:custom-shape svg:x="1.36206in" svg:y="4.4555in" svg:width="0.12502in" svg:height="0.14735in" draw:id="id219" draw:style-name="a1107" draw:name="Freeform 408">
            <svg:title/>
            <svg:desc/>
            <text:p text:style-name="a1106" text:class-names="" text:cond-style-name=""><text:span text:style-name="a1105" text:class-names=""/></text:p>
            <draw:enhanced-geometry xmlns:dr3d="urn:oasis:names:tc:opendocument:xmlns:dr3d:1.0" draw:type="non-primitive" svg:viewBox="0 0 86 100" draw:enhanced-path="M ?f1 ?f3 L ?f4 ?f3 C ?f4 ?f5 ?f6 ?f7 ?f8 ?f9 ?f10 ?f11 ?f12 ?f13 ?f14 ?f15 ?f16 ?f17 ?f18 ?f19 ?f20 ?f21 ?f22 ?f23 ?f24 ?f1 ?f25 ?f1 ?f5 ?f1 ?f7 ?f23 ?f26 ?f19 ?f27 ?f28 ?f29 ?f30 ?f21 ?f31 L ?f23 ?f31 ?f23 ?f32 C ?f28 ?f33 ?f31 ?f34 ?f35 ?f36 ?f37 ?f38 ?f39 ?f2 ?f25 ?f2 ?f40 ?f2 ?f41 ?f34 ?f42 ?f43 ?f44 ?f15 ?f0 ?f45 ?f0 ?f46 ?f0 ?f47 ?f44 ?f12 ?f42 ?f42 ?f10 ?f44 ?f48 ?f0 ?f49 ?f0 ?f50 ?f0 ?f51 ?f52 ?f27 ?f53 ?f54 ?f55 ?f1 ?f16 ?f1 ?f56 L ?f1 ?f3 Z M ?f11 ?f57 C ?f11 ?f58 ?f51 ?f59 ?f60 ?f61 ?f62 ?f63 ?f64 ?f42 ?f24 ?f42 ?f20 ?f42 ?f65 ?f63 ?f66 ?f61 ?f61 ?f14 ?f6 ?f48 ?f4 ?f57 L ?f11 ?f57 Z N" draw:text-areas="?f143 ?f145 ?f144 ?f146" draw:glue-points="?f147 ?f148 ?f149 ?f148 ?f150 ?f151 ?f152 ?f153 ?f154 ?f155 ?f156 ?f157 ?f158 ?f159 ?f160 ?f161 ?f162 ?f161 ?f162 ?f163 ?f164 ?f165 ?f156 ?f166 ?f167 ?f168 ?f169 ?f170 ?f167 ?f171 ?f172 ?f173 ?f174 ?f175 ?f147 ?f176 ?f147 ?f148 ?f177 ?f178 ?f179 ?f180 ?f181 ?f171 ?f182 ?f180 ?f149 ?f178 ?f177 ?f178" draw:glue-point-leaving-directions="-90, -90, -90, -90, -90, -90, -90, -90, -90, -90, -90, -90, -90, -90, -90, -90, -90, -90, -90, -90, -90, -90, -90, -90, -90">
              <draw:equation draw:name="f0" draw:formula="0"/>
              <draw:equation draw:name="f1" draw:formula="86"/>
              <draw:equation draw:name="f2" draw:formula="100"/>
              <draw:equation draw:name="f3" draw:formula="52"/>
              <draw:equation draw:name="f4" draw:formula="16"/>
              <draw:equation draw:name="f5" draw:formula="57"/>
              <draw:equation draw:name="f6" draw:formula="17"/>
              <draw:equation draw:name="f7" draw:formula="63"/>
              <draw:equation draw:name="f8" draw:formula="19"/>
              <draw:equation draw:name="f9" draw:formula="67"/>
              <draw:equation draw:name="f10" draw:formula="21"/>
              <draw:equation draw:name="f11" draw:formula="71"/>
              <draw:equation draw:name="f12" draw:formula="23"/>
              <draw:equation draw:name="f13" draw:formula="75"/>
              <draw:equation draw:name="f14" draw:formula="26"/>
              <draw:equation draw:name="f15" draw:formula="78"/>
              <draw:equation draw:name="f16" draw:formula="29"/>
              <draw:equation draw:name="f17" draw:formula="80"/>
              <draw:equation draw:name="f18" draw:formula="33"/>
              <draw:equation draw:name="f19" draw:formula="82"/>
              <draw:equation draw:name="f20" draw:formula="37"/>
              <draw:equation draw:name="f21" draw:formula="84"/>
              <draw:equation draw:name="f22" draw:formula="41"/>
              <draw:equation draw:name="f23" draw:formula="85"/>
              <draw:equation draw:name="f24" draw:formula="45"/>
              <draw:equation draw:name="f25" draw:formula="50"/>
              <draw:equation draw:name="f26" draw:formula="70"/>
              <draw:equation draw:name="f27" draw:formula="76"/>
              <draw:equation draw:name="f28" draw:formula="79"/>
              <draw:equation draw:name="f29" draw:formula="81"/>
              <draw:equation draw:name="f30" draw:formula="77"/>
              <draw:equation draw:name="f31" draw:formula="74"/>
              <draw:equation draw:name="f32" draw:formula="92"/>
              <draw:equation draw:name="f33" draw:formula="94"/>
              <draw:equation draw:name="f34" draw:formula="96"/>
              <draw:equation draw:name="f35" draw:formula="68"/>
              <draw:equation draw:name="f36" draw:formula="98"/>
              <draw:equation draw:name="f37" draw:formula="62"/>
              <draw:equation draw:name="f38" draw:formula="99"/>
              <draw:equation draw:name="f39" draw:formula="56"/>
              <draw:equation draw:name="f40" draw:formula="34"/>
              <draw:equation draw:name="f41" draw:formula="22"/>
              <draw:equation draw:name="f42" draw:formula="13"/>
              <draw:equation draw:name="f43" draw:formula="87"/>
              <draw:equation draw:name="f44" draw:formula="4"/>
              <draw:equation draw:name="f45" draw:formula="66"/>
              <draw:equation draw:name="f46" draw:formula="51"/>
              <draw:equation draw:name="f47" draw:formula="35"/>
              <draw:equation draw:name="f48" draw:formula="32"/>
              <draw:equation draw:name="f49" draw:formula="46"/>
              <draw:equation draw:name="f50" draw:formula="59"/>
              <draw:equation draw:name="f51" draw:formula="69"/>
              <draw:equation draw:name="f52" draw:formula="3"/>
              <draw:equation draw:name="f53" draw:formula="11"/>
              <draw:equation draw:name="f54" draw:formula="83"/>
              <draw:equation draw:name="f55" draw:formula="18"/>
              <draw:equation draw:name="f56" draw:formula="43"/>
              <draw:equation draw:name="f57" draw:formula="39"/>
              <draw:equation draw:name="f58" draw:formula="31"/>
              <draw:equation draw:name="f59" draw:formula="24"/>
              <draw:equation draw:name="f60" draw:formula="64"/>
              <draw:equation draw:name="f61" draw:formula="20"/>
              <draw:equation draw:name="f62" draw:formula="60"/>
              <draw:equation draw:name="f63" draw:formula="15"/>
              <draw:equation draw:name="f64" draw:formula="54"/>
              <draw:equation draw:name="f65" draw:formula="30"/>
              <draw:equation draw:name="f66" draw:formula="25"/>
              <draw:equation draw:name="f67" draw:formula="?f2 - ?f0"/>
              <draw:equation draw:name="f68" draw:formula="?f1 - ?f0"/>
              <draw:equation draw:name="f69" draw:formula="?f68 / 86"/>
              <draw:equation draw:name="f70" draw:formula="?f67 / 100"/>
              <draw:equation draw:name="f71" draw:formula="86 * ?f68"/>
              <draw:equation draw:name="f72" draw:formula="52 * ?f67"/>
              <draw:equation draw:name="f73" draw:formula="16 * ?f68"/>
              <draw:equation draw:name="f74" draw:formula="19 * ?f68"/>
              <draw:equation draw:name="f75" draw:formula="67 * ?f67"/>
              <draw:equation draw:name="f76" draw:formula="26 * ?f68"/>
              <draw:equation draw:name="f77" draw:formula="78 * ?f67"/>
              <draw:equation draw:name="f78" draw:formula="37 * ?f68"/>
              <draw:equation draw:name="f79" draw:formula="84 * ?f67"/>
              <draw:equation draw:name="f80" draw:formula="50 * ?f68"/>
              <draw:equation draw:name="f81" draw:formula="86 * ?f67"/>
              <draw:equation draw:name="f82" draw:formula="70 * ?f68"/>
              <draw:equation draw:name="f83" draw:formula="82 * ?f67"/>
              <draw:equation draw:name="f84" draw:formula="84 * ?f68"/>
              <draw:equation draw:name="f85" draw:formula="74 * ?f67"/>
              <draw:equation draw:name="f86" draw:formula="85 * ?f68"/>
              <draw:equation draw:name="f87" draw:formula="92 * ?f67"/>
              <draw:equation draw:name="f88" draw:formula="68 * ?f68"/>
              <draw:equation draw:name="f89" draw:formula="98 * ?f67"/>
              <draw:equation draw:name="f90" draw:formula="100 * ?f67"/>
              <draw:equation draw:name="f91" draw:formula="13 * ?f68"/>
              <draw:equation draw:name="f92" draw:formula="87 * ?f67"/>
              <draw:equation draw:name="f93" draw:formula="0 * ?f68"/>
              <draw:equation draw:name="f94" draw:formula="51 * ?f67"/>
              <draw:equation draw:name="f95" draw:formula="13 * ?f67"/>
              <draw:equation draw:name="f96" draw:formula="46 * ?f68"/>
              <draw:equation draw:name="f97" draw:formula="0 * ?f67"/>
              <draw:equation draw:name="f98" draw:formula="76 * ?f68"/>
              <draw:equation draw:name="f99" draw:formula="11 * ?f67"/>
              <draw:equation draw:name="f100" draw:formula="43 * ?f67"/>
              <draw:equation draw:name="f101" draw:formula="71 * ?f68"/>
              <draw:equation draw:name="f102" draw:formula="39 * ?f67"/>
              <draw:equation draw:name="f103" draw:formula="64 * ?f68"/>
              <draw:equation draw:name="f104" draw:formula="20 * ?f67"/>
              <draw:equation draw:name="f105" draw:formula="45 * ?f68"/>
              <draw:equation draw:name="f106" draw:formula="25 * ?f68"/>
              <draw:equation draw:name="f107" draw:formula="?f71 / 86"/>
              <draw:equation draw:name="f108" draw:formula="?f72 / 100"/>
              <draw:equation draw:name="f109" draw:formula="?f73 / 86"/>
              <draw:equation draw:name="f110" draw:formula="?f74 / 86"/>
              <draw:equation draw:name="f111" draw:formula="?f75 / 100"/>
              <draw:equation draw:name="f112" draw:formula="?f76 / 86"/>
              <draw:equation draw:name="f113" draw:formula="?f77 / 100"/>
              <draw:equation draw:name="f114" draw:formula="?f78 / 86"/>
              <draw:equation draw:name="f115" draw:formula="?f79 / 100"/>
              <draw:equation draw:name="f116" draw:formula="?f80 / 86"/>
              <draw:equation draw:name="f117" draw:formula="?f81 / 100"/>
              <draw:equation draw:name="f118" draw:formula="?f82 / 86"/>
              <draw:equation draw:name="f119" draw:formula="?f83 / 100"/>
              <draw:equation draw:name="f120" draw:formula="?f84 / 86"/>
              <draw:equation draw:name="f121" draw:formula="?f85 / 100"/>
              <draw:equation draw:name="f122" draw:formula="?f86 / 86"/>
              <draw:equation draw:name="f123" draw:formula="?f87 / 100"/>
              <draw:equation draw:name="f124" draw:formula="?f88 / 86"/>
              <draw:equation draw:name="f125" draw:formula="?f89 / 100"/>
              <draw:equation draw:name="f126" draw:formula="?f90 / 100"/>
              <draw:equation draw:name="f127" draw:formula="?f91 / 86"/>
              <draw:equation draw:name="f128" draw:formula="?f92 / 100"/>
              <draw:equation draw:name="f129" draw:formula="?f93 / 86"/>
              <draw:equation draw:name="f130" draw:formula="?f94 / 100"/>
              <draw:equation draw:name="f131" draw:formula="?f95 / 100"/>
              <draw:equation draw:name="f132" draw:formula="?f96 / 86"/>
              <draw:equation draw:name="f133" draw:formula="?f97 / 100"/>
              <draw:equation draw:name="f134" draw:formula="?f98 / 86"/>
              <draw:equation draw:name="f135" draw:formula="?f99 / 100"/>
              <draw:equation draw:name="f136" draw:formula="?f100 / 100"/>
              <draw:equation draw:name="f137" draw:formula="?f101 / 86"/>
              <draw:equation draw:name="f138" draw:formula="?f102 / 100"/>
              <draw:equation draw:name="f139" draw:formula="?f103 / 86"/>
              <draw:equation draw:name="f140" draw:formula="?f104 / 100"/>
              <draw:equation draw:name="f141" draw:formula="?f105 / 86"/>
              <draw:equation draw:name="f142" draw:formula="?f106 / 86"/>
              <draw:equation draw:name="f143" draw:formula="0 / ?f69"/>
              <draw:equation draw:name="f144" draw:formula="?f1 / ?f69"/>
              <draw:equation draw:name="f145" draw:formula="0 / ?f70"/>
              <draw:equation draw:name="f146" draw:formula="?f2 / ?f70"/>
              <draw:equation draw:name="f147" draw:formula="?f107 / ?f69"/>
              <draw:equation draw:name="f148" draw:formula="?f108 / ?f70"/>
              <draw:equation draw:name="f149" draw:formula="?f109 / ?f69"/>
              <draw:equation draw:name="f150" draw:formula="?f110 / ?f69"/>
              <draw:equation draw:name="f151" draw:formula="?f111 / ?f70"/>
              <draw:equation draw:name="f152" draw:formula="?f112 / ?f69"/>
              <draw:equation draw:name="f153" draw:formula="?f113 / ?f70"/>
              <draw:equation draw:name="f154" draw:formula="?f114 / ?f69"/>
              <draw:equation draw:name="f155" draw:formula="?f115 / ?f70"/>
              <draw:equation draw:name="f156" draw:formula="?f116 / ?f69"/>
              <draw:equation draw:name="f157" draw:formula="?f117 / ?f70"/>
              <draw:equation draw:name="f158" draw:formula="?f118 / ?f69"/>
              <draw:equation draw:name="f159" draw:formula="?f119 / ?f70"/>
              <draw:equation draw:name="f160" draw:formula="?f120 / ?f69"/>
              <draw:equation draw:name="f161" draw:formula="?f121 / ?f70"/>
              <draw:equation draw:name="f162" draw:formula="?f122 / ?f69"/>
              <draw:equation draw:name="f163" draw:formula="?f123 / ?f70"/>
              <draw:equation draw:name="f164" draw:formula="?f124 / ?f69"/>
              <draw:equation draw:name="f165" draw:formula="?f125 / ?f70"/>
              <draw:equation draw:name="f166" draw:formula="?f126 / ?f70"/>
              <draw:equation draw:name="f167" draw:formula="?f127 / ?f69"/>
              <draw:equation draw:name="f168" draw:formula="?f128 / ?f70"/>
              <draw:equation draw:name="f169" draw:formula="?f129 / ?f69"/>
              <draw:equation draw:name="f170" draw:formula="?f130 / ?f70"/>
              <draw:equation draw:name="f171" draw:formula="?f131 / ?f70"/>
              <draw:equation draw:name="f172" draw:formula="?f132 / ?f69"/>
              <draw:equation draw:name="f173" draw:formula="?f133 / ?f70"/>
              <draw:equation draw:name="f174" draw:formula="?f134 / ?f69"/>
              <draw:equation draw:name="f175" draw:formula="?f135 / ?f70"/>
              <draw:equation draw:name="f176" draw:formula="?f136 / ?f70"/>
              <draw:equation draw:name="f177" draw:formula="?f137 / ?f69"/>
              <draw:equation draw:name="f178" draw:formula="?f138 / ?f70"/>
              <draw:equation draw:name="f179" draw:formula="?f139 / ?f69"/>
              <draw:equation draw:name="f180" draw:formula="?f140 / ?f70"/>
              <draw:equation draw:name="f181" draw:formula="?f141 / ?f69"/>
              <draw:equation draw:name="f182" draw:formula="?f142 / ?f69"/>
            </draw:enhanced-geometry>
          </draw:custom-shape>
          <draw:custom-shape svg:x="1.51388in" svg:y="4.4555in" svg:width="0.12949in" svg:height="0.14735in" draw:id="id220" draw:style-name="a1110" draw:name="Freeform 409">
            <svg:title/>
            <svg:desc/>
            <text:p text:style-name="a1109" text:class-names="" text:cond-style-name=""><text:span text:style-name="a1108" text:class-names=""/></text:p>
            <draw:enhanced-geometry xmlns:dr3d="urn:oasis:names:tc:opendocument:xmlns:dr3d:1.0" draw:type="non-primitive" svg:viewBox="0 0 88 100" draw:enhanced-path="M ?f1 ?f3 C ?f1 ?f4 ?f5 ?f6 ?f7 ?f8 ?f9 ?f10 ?f11 ?f2 ?f12 ?f2 ?f13 ?f2 ?f14 ?f10 ?f15 ?f8 ?f16 ?f6 ?f0 ?f4 ?f0 ?f3 ?f0 ?f17 ?f16 ?f18 ?f15 ?f19 ?f14 ?f16 ?f13 ?f0 ?f12 ?f0 ?f11 ?f0 ?f9 ?f16 ?f7 ?f19 ?f5 ?f18 ?f1 ?f17 ?f1 ?f3 Z M ?f20 ?f3 C ?f20 ?f21 ?f22 ?f23 ?f24 ?f18 ?f25 ?f26 ?f27 ?f19 ?f12 ?f19 ?f28 ?f19 ?f29 ?f26 ?f30 ?f18 ?f31 ?f23 ?f32 ?f21 ?f32 ?f3 ?f32 ?f33 ?f31 ?f34 ?f30 ?f35 ?f29 ?f36 ?f37 ?f38 ?f12 ?f38 ?f27 ?f38 ?f25 ?f36 ?f24 ?f35 ?f22 ?f34 ?f20 ?f33 ?f20 ?f3 Z N" draw:text-areas="?f77 ?f79 ?f78 ?f80" draw:glue-points="?f81 ?f82 ?f83 ?f84 ?f85 ?f86 ?f87 ?f84 ?f88 ?f82 ?f87 ?f89 ?f85 ?f90 ?f83 ?f89 ?f81 ?f82 ?f91 ?f82 ?f92 ?f93 ?f85 ?f89 ?f94 ?f93 ?f95 ?f82 ?f94 ?f96 ?f85 ?f97 ?f92 ?f96 ?f91 ?f82" draw:glue-point-leaving-directions="-90, -90, -90, -90, -90, -90, -90, -90, -90, -90, -90, -90, -90, -90, -90, -90, -90, -90">
              <draw:equation draw:name="f0" draw:formula="0"/>
              <draw:equation draw:name="f1" draw:formula="88"/>
              <draw:equation draw:name="f2" draw:formula="100"/>
              <draw:equation draw:name="f3" draw:formula="50"/>
              <draw:equation draw:name="f4" draw:formula="66"/>
              <draw:equation draw:name="f5" draw:formula="84"/>
              <draw:equation draw:name="f6" draw:formula="78"/>
              <draw:equation draw:name="f7" draw:formula="76"/>
              <draw:equation draw:name="f8" draw:formula="87"/>
              <draw:equation draw:name="f9" draw:formula="68"/>
              <draw:equation draw:name="f10" draw:formula="96"/>
              <draw:equation draw:name="f11" draw:formula="58"/>
              <draw:equation draw:name="f12" draw:formula="44"/>
              <draw:equation draw:name="f13" draw:formula="31"/>
              <draw:equation draw:name="f14" draw:formula="20"/>
              <draw:equation draw:name="f15" draw:formula="12"/>
              <draw:equation draw:name="f16" draw:formula="4"/>
              <draw:equation draw:name="f17" draw:formula="34"/>
              <draw:equation draw:name="f18" draw:formula="22"/>
              <draw:equation draw:name="f19" draw:formula="13"/>
              <draw:equation draw:name="f20" draw:formula="72"/>
              <draw:equation draw:name="f21" draw:formula="38"/>
              <draw:equation draw:name="f22" draw:formula="69"/>
              <draw:equation draw:name="f23" draw:formula="28"/>
              <draw:equation draw:name="f24" draw:formula="64"/>
              <draw:equation draw:name="f25" draw:formula="59"/>
              <draw:equation draw:name="f26" draw:formula="16"/>
              <draw:equation draw:name="f27" draw:formula="53"/>
              <draw:equation draw:name="f28" draw:formula="35"/>
              <draw:equation draw:name="f29" draw:formula="29"/>
              <draw:equation draw:name="f30" draw:formula="24"/>
              <draw:equation draw:name="f31" draw:formula="19"/>
              <draw:equation draw:name="f32" draw:formula="17"/>
              <draw:equation draw:name="f33" draw:formula="62"/>
              <draw:equation draw:name="f34" draw:formula="71"/>
              <draw:equation draw:name="f35" draw:formula="77"/>
              <draw:equation draw:name="f36" draw:formula="83"/>
              <draw:equation draw:name="f37" draw:formula="36"/>
              <draw:equation draw:name="f38" draw:formula="86"/>
              <draw:equation draw:name="f39" draw:formula="?f2 - ?f0"/>
              <draw:equation draw:name="f40" draw:formula="?f1 - ?f0"/>
              <draw:equation draw:name="f41" draw:formula="?f40 / 88"/>
              <draw:equation draw:name="f42" draw:formula="?f39 / 100"/>
              <draw:equation draw:name="f43" draw:formula="88 * ?f40"/>
              <draw:equation draw:name="f44" draw:formula="50 * ?f39"/>
              <draw:equation draw:name="f45" draw:formula="76 * ?f40"/>
              <draw:equation draw:name="f46" draw:formula="87 * ?f39"/>
              <draw:equation draw:name="f47" draw:formula="44 * ?f40"/>
              <draw:equation draw:name="f48" draw:formula="100 * ?f39"/>
              <draw:equation draw:name="f49" draw:formula="12 * ?f40"/>
              <draw:equation draw:name="f50" draw:formula="0 * ?f40"/>
              <draw:equation draw:name="f51" draw:formula="13 * ?f39"/>
              <draw:equation draw:name="f52" draw:formula="0 * ?f39"/>
              <draw:equation draw:name="f53" draw:formula="72 * ?f40"/>
              <draw:equation draw:name="f54" draw:formula="64 * ?f40"/>
              <draw:equation draw:name="f55" draw:formula="22 * ?f39"/>
              <draw:equation draw:name="f56" draw:formula="24 * ?f40"/>
              <draw:equation draw:name="f57" draw:formula="17 * ?f40"/>
              <draw:equation draw:name="f58" draw:formula="77 * ?f39"/>
              <draw:equation draw:name="f59" draw:formula="86 * ?f39"/>
              <draw:equation draw:name="f60" draw:formula="?f43 / 88"/>
              <draw:equation draw:name="f61" draw:formula="?f44 / 100"/>
              <draw:equation draw:name="f62" draw:formula="?f45 / 88"/>
              <draw:equation draw:name="f63" draw:formula="?f46 / 100"/>
              <draw:equation draw:name="f64" draw:formula="?f47 / 88"/>
              <draw:equation draw:name="f65" draw:formula="?f48 / 100"/>
              <draw:equation draw:name="f66" draw:formula="?f49 / 88"/>
              <draw:equation draw:name="f67" draw:formula="?f50 / 88"/>
              <draw:equation draw:name="f68" draw:formula="?f51 / 100"/>
              <draw:equation draw:name="f69" draw:formula="?f52 / 100"/>
              <draw:equation draw:name="f70" draw:formula="?f53 / 88"/>
              <draw:equation draw:name="f71" draw:formula="?f54 / 88"/>
              <draw:equation draw:name="f72" draw:formula="?f55 / 100"/>
              <draw:equation draw:name="f73" draw:formula="?f56 / 88"/>
              <draw:equation draw:name="f74" draw:formula="?f57 / 88"/>
              <draw:equation draw:name="f75" draw:formula="?f58 / 100"/>
              <draw:equation draw:name="f76" draw:formula="?f59 / 100"/>
              <draw:equation draw:name="f77" draw:formula="0 / ?f41"/>
              <draw:equation draw:name="f78" draw:formula="?f1 / ?f41"/>
              <draw:equation draw:name="f79" draw:formula="0 / ?f42"/>
              <draw:equation draw:name="f80" draw:formula="?f2 / ?f42"/>
              <draw:equation draw:name="f81" draw:formula="?f60 / ?f41"/>
              <draw:equation draw:name="f82" draw:formula="?f61 / ?f42"/>
              <draw:equation draw:name="f83" draw:formula="?f62 / ?f41"/>
              <draw:equation draw:name="f84" draw:formula="?f63 / ?f42"/>
              <draw:equation draw:name="f85" draw:formula="?f64 / ?f41"/>
              <draw:equation draw:name="f86" draw:formula="?f65 / ?f42"/>
              <draw:equation draw:name="f87" draw:formula="?f66 / ?f41"/>
              <draw:equation draw:name="f88" draw:formula="?f67 / ?f41"/>
              <draw:equation draw:name="f89" draw:formula="?f68 / ?f42"/>
              <draw:equation draw:name="f90" draw:formula="?f69 / ?f42"/>
              <draw:equation draw:name="f91" draw:formula="?f70 / ?f41"/>
              <draw:equation draw:name="f92" draw:formula="?f71 / ?f41"/>
              <draw:equation draw:name="f93" draw:formula="?f72 / ?f42"/>
              <draw:equation draw:name="f94" draw:formula="?f73 / ?f41"/>
              <draw:equation draw:name="f95" draw:formula="?f74 / ?f41"/>
              <draw:equation draw:name="f96" draw:formula="?f75 / ?f42"/>
              <draw:equation draw:name="f97" draw:formula="?f76 / ?f42"/>
            </draw:enhanced-geometry>
          </draw:custom-shape>
          <draw:custom-shape svg:x="1.67909in" svg:y="4.40638in" svg:width="0.12056in" svg:height="0.19647in" draw:id="id221" draw:style-name="a1113" draw:name="Freeform 410">
            <svg:title/>
            <svg:desc/>
            <text:p text:style-name="a1112" text:class-names="" text:cond-style-name=""><text:span text:style-name="a1111" text:class-names=""/></text:p>
            <draw:enhanced-geometry xmlns:dr3d="urn:oasis:names:tc:opendocument:xmlns:dr3d:1.0" draw:type="non-primitive" svg:viewBox="0 0 84 135" draw:enhanced-path="M ?f1 ?f1 C ?f1 ?f3 ?f4 ?f5 ?f6 ?f7 ?f8 ?f9 ?f10 ?f11 ?f12 ?f13 ?f14 ?f15 ?f16 ?f17 ?f18 ?f19 ?f20 ?f21 ?f22 ?f2 ?f23 ?f2 ?f24 ?f2 ?f25 ?f2 ?f26 ?f27 ?f28 ?f19 ?f29 ?f17 ?f30 ?f31 L ?f32 ?f27 ?f0 ?f27 ?f0 ?f0 ?f30 ?f0 ?f30 ?f33 C ?f34 ?f35 ?f36 ?f37 ?f38 ?f39 ?f40 ?f40 ?f37 ?f41 ?f22 ?f41 ?f42 ?f41 ?f14 ?f43 ?f44 ?f22 ?f6 ?f45 ?f1 ?f14 ?f1 ?f1 Z M ?f14 ?f46 C ?f14 ?f47 ?f48 ?f49 ?f50 ?f42 ?f18 ?f20 ?f51 ?f52 ?f35 ?f52 ?f43 ?f52 ?f53 ?f54 ?f55 ?f20 ?f36 ?f56 ?f29 ?f18 ?f30 ?f57 L ?f30 ?f58 C ?f34 ?f59 ?f36 ?f60 ?f26 ?f61 ?f38 ?f61 ?f41 ?f62 ?f43 ?f62 ?f22 ?f62 ?f56 ?f11 ?f63 ?f9 ?f49 ?f7 ?f14 ?f64 ?f14 ?f46 Z N" draw:text-areas="?f147 ?f149 ?f148 ?f150" draw:glue-points="?f151 ?f152 ?f153 ?f154 ?f155 ?f156 ?f157 ?f158 ?f159 ?f160 ?f161 ?f162 ?f163 ?f164 ?f165 ?f162 ?f166 ?f162 ?f166 ?f167 ?f163 ?f167 ?f163 ?f168 ?f169 ?f170 ?f171 ?f172 ?f173 ?f174 ?f151 ?f152 ?f175 ?f176 ?f177 ?f178 ?f179 ?f180 ?f181 ?f182 ?f163 ?f183 ?f163 ?f184 ?f161 ?f185 ?f186 ?f187 ?f188 ?f189 ?f175 ?f176" draw:glue-point-leaving-directions="-90, -90, -90, -90, -90, -90, -90, -90, -90, -90, -90, -90, -90, -90, -90, -90, -90, -90, -90, -90, -90, -90, -90, -90, -90, -90">
              <draw:equation draw:name="f0" draw:formula="0"/>
              <draw:equation draw:name="f1" draw:formula="84"/>
              <draw:equation draw:name="f2" draw:formula="135"/>
              <draw:equation draw:name="f3" draw:formula="92"/>
              <draw:equation draw:name="f4" draw:formula="83"/>
              <draw:equation draw:name="f5" draw:formula="99"/>
              <draw:equation draw:name="f6" draw:formula="81"/>
              <draw:equation draw:name="f7" draw:formula="106"/>
              <draw:equation draw:name="f8" draw:formula="78"/>
              <draw:equation draw:name="f9" draw:formula="112"/>
              <draw:equation draw:name="f10" draw:formula="75"/>
              <draw:equation draw:name="f11" draw:formula="118"/>
              <draw:equation draw:name="f12" draw:formula="72"/>
              <draw:equation draw:name="f13" draw:formula="122"/>
              <draw:equation draw:name="f14" draw:formula="68"/>
              <draw:equation draw:name="f15" draw:formula="126"/>
              <draw:equation draw:name="f16" draw:formula="63"/>
              <draw:equation draw:name="f17" draw:formula="130"/>
              <draw:equation draw:name="f18" draw:formula="58"/>
              <draw:equation draw:name="f19" draw:formula="132"/>
              <draw:equation draw:name="f20" draw:formula="53"/>
              <draw:equation draw:name="f21" draw:formula="134"/>
              <draw:equation draw:name="f22" draw:formula="48"/>
              <draw:equation draw:name="f23" draw:formula="42"/>
              <draw:equation draw:name="f24" draw:formula="37"/>
              <draw:equation draw:name="f25" draw:formula="32"/>
              <draw:equation draw:name="f26" draw:formula="28"/>
              <draw:equation draw:name="f27" draw:formula="133"/>
              <draw:equation draw:name="f28" draw:formula="24"/>
              <draw:equation draw:name="f29" draw:formula="20"/>
              <draw:equation draw:name="f30" draw:formula="16"/>
              <draw:equation draw:name="f31" draw:formula="128"/>
              <draw:equation draw:name="f32" draw:formula="15"/>
              <draw:equation draw:name="f33" draw:formula="47"/>
              <draw:equation draw:name="f34" draw:formula="21"/>
              <draw:equation draw:name="f35" draw:formula="44"/>
              <draw:equation draw:name="f36" draw:formula="25"/>
              <draw:equation draw:name="f37" draw:formula="41"/>
              <draw:equation draw:name="f38" draw:formula="31"/>
              <draw:equation draw:name="f39" draw:formula="38"/>
              <draw:equation draw:name="f40" draw:formula="36"/>
              <draw:equation draw:name="f41" draw:formula="35"/>
              <draw:equation draw:name="f42" draw:formula="59"/>
              <draw:equation draw:name="f43" draw:formula="39"/>
              <draw:equation draw:name="f44" draw:formula="74"/>
              <draw:equation draw:name="f45" draw:formula="56"/>
              <draw:equation draw:name="f46" draw:formula="85"/>
              <draw:equation draw:name="f47" draw:formula="73"/>
              <draw:equation draw:name="f48" draw:formula="66"/>
              <draw:equation draw:name="f49" draw:formula="65"/>
              <draw:equation draw:name="f50" draw:formula="62"/>
              <draw:equation draw:name="f51" draw:formula="52"/>
              <draw:equation draw:name="f52" draw:formula="50"/>
              <draw:equation draw:name="f53" draw:formula="34"/>
              <draw:equation draw:name="f54" draw:formula="51"/>
              <draw:equation draw:name="f55" draw:formula="30"/>
              <draw:equation draw:name="f56" draw:formula="55"/>
              <draw:equation draw:name="f57" draw:formula="61"/>
              <draw:equation draw:name="f58" draw:formula="115"/>
              <draw:equation draw:name="f59" draw:formula="117"/>
              <draw:equation draw:name="f60" draw:formula="119"/>
              <draw:equation draw:name="f61" draw:formula="120"/>
              <draw:equation draw:name="f62" draw:formula="121"/>
              <draw:equation draw:name="f63" draw:formula="60"/>
              <draw:equation draw:name="f64" draw:formula="97"/>
              <draw:equation draw:name="f65" draw:formula="?f2 - ?f0"/>
              <draw:equation draw:name="f66" draw:formula="?f1 - ?f0"/>
              <draw:equation draw:name="f67" draw:formula="?f66 / 84"/>
              <draw:equation draw:name="f68" draw:formula="?f65 / 135"/>
              <draw:equation draw:name="f69" draw:formula="84 * ?f66"/>
              <draw:equation draw:name="f70" draw:formula="84 * ?f65"/>
              <draw:equation draw:name="f71" draw:formula="81 * ?f66"/>
              <draw:equation draw:name="f72" draw:formula="106 * ?f65"/>
              <draw:equation draw:name="f73" draw:formula="72 * ?f66"/>
              <draw:equation draw:name="f74" draw:formula="122 * ?f65"/>
              <draw:equation draw:name="f75" draw:formula="58 * ?f66"/>
              <draw:equation draw:name="f76" draw:formula="132 * ?f65"/>
              <draw:equation draw:name="f77" draw:formula="42 * ?f66"/>
              <draw:equation draw:name="f78" draw:formula="135 * ?f65"/>
              <draw:equation draw:name="f79" draw:formula="28 * ?f66"/>
              <draw:equation draw:name="f80" draw:formula="133 * ?f65"/>
              <draw:equation draw:name="f81" draw:formula="16 * ?f66"/>
              <draw:equation draw:name="f82" draw:formula="128 * ?f65"/>
              <draw:equation draw:name="f83" draw:formula="15 * ?f66"/>
              <draw:equation draw:name="f84" draw:formula="0 * ?f66"/>
              <draw:equation draw:name="f85" draw:formula="0 * ?f65"/>
              <draw:equation draw:name="f86" draw:formula="47 * ?f65"/>
              <draw:equation draw:name="f87" draw:formula="31 * ?f66"/>
              <draw:equation draw:name="f88" draw:formula="38 * ?f65"/>
              <draw:equation draw:name="f89" draw:formula="48 * ?f66"/>
              <draw:equation draw:name="f90" draw:formula="35 * ?f65"/>
              <draw:equation draw:name="f91" draw:formula="74 * ?f66"/>
              <draw:equation draw:name="f92" draw:formula="48 * ?f65"/>
              <draw:equation draw:name="f93" draw:formula="68 * ?f66"/>
              <draw:equation draw:name="f94" draw:formula="85 * ?f65"/>
              <draw:equation draw:name="f95" draw:formula="62 * ?f66"/>
              <draw:equation draw:name="f96" draw:formula="59 * ?f65"/>
              <draw:equation draw:name="f97" draw:formula="44 * ?f66"/>
              <draw:equation draw:name="f98" draw:formula="50 * ?f65"/>
              <draw:equation draw:name="f99" draw:formula="30 * ?f66"/>
              <draw:equation draw:name="f100" draw:formula="53 * ?f65"/>
              <draw:equation draw:name="f101" draw:formula="61 * ?f65"/>
              <draw:equation draw:name="f102" draw:formula="115 * ?f65"/>
              <draw:equation draw:name="f103" draw:formula="120 * ?f65"/>
              <draw:equation draw:name="f104" draw:formula="39 * ?f66"/>
              <draw:equation draw:name="f105" draw:formula="121 * ?f65"/>
              <draw:equation draw:name="f106" draw:formula="60 * ?f66"/>
              <draw:equation draw:name="f107" draw:formula="112 * ?f65"/>
              <draw:equation draw:name="f108" draw:formula="?f69 / 84"/>
              <draw:equation draw:name="f109" draw:formula="?f70 / 135"/>
              <draw:equation draw:name="f110" draw:formula="?f71 / 84"/>
              <draw:equation draw:name="f111" draw:formula="?f72 / 135"/>
              <draw:equation draw:name="f112" draw:formula="?f73 / 84"/>
              <draw:equation draw:name="f113" draw:formula="?f74 / 135"/>
              <draw:equation draw:name="f114" draw:formula="?f75 / 84"/>
              <draw:equation draw:name="f115" draw:formula="?f76 / 135"/>
              <draw:equation draw:name="f116" draw:formula="?f77 / 84"/>
              <draw:equation draw:name="f117" draw:formula="?f78 / 135"/>
              <draw:equation draw:name="f118" draw:formula="?f79 / 84"/>
              <draw:equation draw:name="f119" draw:formula="?f80 / 135"/>
              <draw:equation draw:name="f120" draw:formula="?f81 / 84"/>
              <draw:equation draw:name="f121" draw:formula="?f82 / 135"/>
              <draw:equation draw:name="f122" draw:formula="?f83 / 84"/>
              <draw:equation draw:name="f123" draw:formula="?f84 / 84"/>
              <draw:equation draw:name="f124" draw:formula="?f85 / 135"/>
              <draw:equation draw:name="f125" draw:formula="?f86 / 135"/>
              <draw:equation draw:name="f126" draw:formula="?f87 / 84"/>
              <draw:equation draw:name="f127" draw:formula="?f88 / 135"/>
              <draw:equation draw:name="f128" draw:formula="?f89 / 84"/>
              <draw:equation draw:name="f129" draw:formula="?f90 / 135"/>
              <draw:equation draw:name="f130" draw:formula="?f91 / 84"/>
              <draw:equation draw:name="f131" draw:formula="?f92 / 135"/>
              <draw:equation draw:name="f132" draw:formula="?f93 / 84"/>
              <draw:equation draw:name="f133" draw:formula="?f94 / 135"/>
              <draw:equation draw:name="f134" draw:formula="?f95 / 84"/>
              <draw:equation draw:name="f135" draw:formula="?f96 / 135"/>
              <draw:equation draw:name="f136" draw:formula="?f97 / 84"/>
              <draw:equation draw:name="f137" draw:formula="?f98 / 135"/>
              <draw:equation draw:name="f138" draw:formula="?f99 / 84"/>
              <draw:equation draw:name="f139" draw:formula="?f100 / 135"/>
              <draw:equation draw:name="f140" draw:formula="?f101 / 135"/>
              <draw:equation draw:name="f141" draw:formula="?f102 / 135"/>
              <draw:equation draw:name="f142" draw:formula="?f103 / 135"/>
              <draw:equation draw:name="f143" draw:formula="?f104 / 84"/>
              <draw:equation draw:name="f144" draw:formula="?f105 / 135"/>
              <draw:equation draw:name="f145" draw:formula="?f106 / 84"/>
              <draw:equation draw:name="f146" draw:formula="?f107 / 135"/>
              <draw:equation draw:name="f147" draw:formula="0 / ?f67"/>
              <draw:equation draw:name="f148" draw:formula="?f1 / ?f67"/>
              <draw:equation draw:name="f149" draw:formula="0 / ?f68"/>
              <draw:equation draw:name="f150" draw:formula="?f2 / ?f68"/>
              <draw:equation draw:name="f151" draw:formula="?f108 / ?f67"/>
              <draw:equation draw:name="f152" draw:formula="?f109 / ?f68"/>
              <draw:equation draw:name="f153" draw:formula="?f110 / ?f67"/>
              <draw:equation draw:name="f154" draw:formula="?f111 / ?f68"/>
              <draw:equation draw:name="f155" draw:formula="?f112 / ?f67"/>
              <draw:equation draw:name="f156" draw:formula="?f113 / ?f68"/>
              <draw:equation draw:name="f157" draw:formula="?f114 / ?f67"/>
              <draw:equation draw:name="f158" draw:formula="?f115 / ?f68"/>
              <draw:equation draw:name="f159" draw:formula="?f116 / ?f67"/>
              <draw:equation draw:name="f160" draw:formula="?f117 / ?f68"/>
              <draw:equation draw:name="f161" draw:formula="?f118 / ?f67"/>
              <draw:equation draw:name="f162" draw:formula="?f119 / ?f68"/>
              <draw:equation draw:name="f163" draw:formula="?f120 / ?f67"/>
              <draw:equation draw:name="f164" draw:formula="?f121 / ?f68"/>
              <draw:equation draw:name="f165" draw:formula="?f122 / ?f67"/>
              <draw:equation draw:name="f166" draw:formula="?f123 / ?f67"/>
              <draw:equation draw:name="f167" draw:formula="?f124 / ?f68"/>
              <draw:equation draw:name="f168" draw:formula="?f125 / ?f68"/>
              <draw:equation draw:name="f169" draw:formula="?f126 / ?f67"/>
              <draw:equation draw:name="f170" draw:formula="?f127 / ?f68"/>
              <draw:equation draw:name="f171" draw:formula="?f128 / ?f67"/>
              <draw:equation draw:name="f172" draw:formula="?f129 / ?f68"/>
              <draw:equation draw:name="f173" draw:formula="?f130 / ?f67"/>
              <draw:equation draw:name="f174" draw:formula="?f131 / ?f68"/>
              <draw:equation draw:name="f175" draw:formula="?f132 / ?f67"/>
              <draw:equation draw:name="f176" draw:formula="?f133 / ?f68"/>
              <draw:equation draw:name="f177" draw:formula="?f134 / ?f67"/>
              <draw:equation draw:name="f178" draw:formula="?f135 / ?f68"/>
              <draw:equation draw:name="f179" draw:formula="?f136 / ?f67"/>
              <draw:equation draw:name="f180" draw:formula="?f137 / ?f68"/>
              <draw:equation draw:name="f181" draw:formula="?f138 / ?f67"/>
              <draw:equation draw:name="f182" draw:formula="?f139 / ?f68"/>
              <draw:equation draw:name="f183" draw:formula="?f140 / ?f68"/>
              <draw:equation draw:name="f184" draw:formula="?f141 / ?f68"/>
              <draw:equation draw:name="f185" draw:formula="?f142 / ?f68"/>
              <draw:equation draw:name="f186" draw:formula="?f143 / ?f67"/>
              <draw:equation draw:name="f187" draw:formula="?f144 / ?f68"/>
              <draw:equation draw:name="f188" draw:formula="?f145 / ?f67"/>
              <draw:equation draw:name="f189" draw:formula="?f146 / ?f68"/>
            </draw:enhanced-geometry>
          </draw:custom-shape>
          <draw:custom-shape svg:x="1.82644in" svg:y="4.4555in" svg:width="0.12056in" svg:height="0.14735in" draw:id="id222" draw:style-name="a1116" draw:name="Freeform 411">
            <svg:title/>
            <svg:desc/>
            <text:p text:style-name="a1115" text:class-names="" text:cond-style-name=""><text:span text:style-name="a1114" text:class-names=""/></text:p>
            <draw:enhanced-geometry xmlns:dr3d="urn:oasis:names:tc:opendocument:xmlns:dr3d:1.0" draw:type="non-primitive" svg:viewBox="0 0 81 100" draw:enhanced-path="M ?f1 ?f3 L ?f4 ?f3 ?f4 ?f5 C ?f6 ?f5 ?f7 ?f8 ?f9 ?f10 ?f11 ?f12 ?f13 ?f14 ?f15 ?f16 ?f17 ?f18 ?f19 ?f3 ?f20 ?f21 ?f22 ?f2 ?f23 ?f2 ?f24 ?f2 ?f25 ?f2 ?f26 ?f18 ?f27 ?f10 ?f28 ?f29 ?f0 ?f30 ?f0 ?f31 ?f0 ?f32 ?f33 ?f11 ?f34 ?f35 ?f36 ?f37 ?f38 ?f39 ?f40 ?f41 ?f42 ?f43 ?f24 ?f44 ?f43 ?f45 ?f19 ?f23 ?f46 ?f47 ?f4 ?f47 L ?f4 ?f48 C ?f4 ?f49 ?f4 ?f50 ?f32 ?f51 ?f7 ?f52 ?f9 ?f53 ?f54 ?f55 ?f46 ?f56 ?f15 ?f26 ?f17 ?f26 ?f19 ?f57 ?f20 ?f57 ?f22 ?f57 ?f47 ?f57 ?f24 ?f26 ?f58 ?f56 ?f59 ?f55 ?f26 ?f53 ?f60 ?f52 L ?f27 ?f52 ?f27 ?f61 C ?f38 ?f28 ?f56 ?f33 ?f25 ?f62 ?f49 ?f0 ?f63 ?f0 ?f22 ?f0 ?f19 ?f0 ?f35 ?f0 ?f11 ?f33 ?f7 ?f28 ?f64 ?f34 ?f31 ?f65 ?f66 ?f60 ?f67 ?f68 ?f30 ?f55 ?f69 ?f25 ?f1 ?f70 ?f1 ?f71 L ?f1 ?f3 Z M ?f4 ?f66 L ?f4 ?f37 C ?f9 ?f37 ?f13 ?f37 ?f37 ?f72 ?f73 ?f72 ?f23 ?f17 ?f48 ?f74 ?f49 ?f15 ?f42 ?f13 ?f52 ?f54 ?f40 ?f9 ?f55 ?f6 ?f55 ?f75 ?f55 ?f66 ?f40 ?f76 ?f25 ?f1 ?f50 ?f77 ?f78 ?f79 ?f45 ?f79 ?f20 ?f79 ?f37 ?f77 ?f35 ?f80 ?f11 ?f69 ?f81 ?f67 ?f4 ?f66 Z N" draw:text-areas="?f206 ?f208 ?f207 ?f209" draw:glue-points="?f210 ?f211 ?f212 ?f211 ?f212 ?f213 ?f214 ?f215 ?f216 ?f217 ?f218 ?f219 ?f220 ?f221 ?f222 ?f215 ?f223 ?f224 ?f225 ?f226 ?f227 ?f228 ?f229 ?f230 ?f212 ?f231 ?f212 ?f232 ?f233 ?f234 ?f235 ?f236 ?f237 ?f238 ?f239 ?f240 ?f241 ?f242 ?f243 ?f244 ?f222 ?f244 ?f222 ?f245 ?f246 ?f247 ?f239 ?f248 ?f249 ?f250 ?f251 ?f252 ?f253 ?f236 ?f210 ?f254 ?f210 ?f211 ?f212 ?f255 ?f212 ?f256 ?f257 ?f258 ?f259 ?f260 ?f261 ?f262 ?f263 ?f264 ?f246 ?f265 ?f266 ?f267 ?f268 ?f269 ?f212 ?f255" draw:glue-point-leaving-directions="-90, -90, -90, -90, -90, -90, -90, -90, -90, -90, -90, -90, -90, -90, -90, -90, -90, -90, -90, -90, -90, -90, -90, -90, -90, -90, -90, -90, -90, -90, -90, -90, -90, -90, -90, -90, -90, -90, -90">
              <draw:equation draw:name="f0" draw:formula="0"/>
              <draw:equation draw:name="f1" draw:formula="81"/>
              <draw:equation draw:name="f2" draw:formula="100"/>
              <draw:equation draw:name="f3" draw:formula="98"/>
              <draw:equation draw:name="f4" draw:formula="65"/>
              <draw:equation draw:name="f5" draw:formula="88"/>
              <draw:equation draw:name="f6" draw:formula="64"/>
              <draw:equation draw:name="f7" draw:formula="62"/>
              <draw:equation draw:name="f8" draw:formula="90"/>
              <draw:equation draw:name="f9" draw:formula="60"/>
              <draw:equation draw:name="f10" draw:formula="92"/>
              <draw:equation draw:name="f11" draw:formula="57"/>
              <draw:equation draw:name="f12" draw:formula="93"/>
              <draw:equation draw:name="f13" draw:formula="55"/>
              <draw:equation draw:name="f14" draw:formula="95"/>
              <draw:equation draw:name="f15" draw:formula="53"/>
              <draw:equation draw:name="f16" draw:formula="96"/>
              <draw:equation draw:name="f17" draw:formula="50"/>
              <draw:equation draw:name="f18" draw:formula="97"/>
              <draw:equation draw:name="f19" draw:formula="47"/>
              <draw:equation draw:name="f20" draw:formula="43"/>
              <draw:equation draw:name="f21" draw:formula="99"/>
              <draw:equation draw:name="f22" draw:formula="40"/>
              <draw:equation draw:name="f23" draw:formula="36"/>
              <draw:equation draw:name="f24" draw:formula="31"/>
              <draw:equation draw:name="f25" draw:formula="22"/>
              <draw:equation draw:name="f26" draw:formula="15"/>
              <draw:equation draw:name="f27" draw:formula="9"/>
              <draw:equation draw:name="f28" draw:formula="3"/>
              <draw:equation draw:name="f29" draw:formula="86"/>
              <draw:equation draw:name="f30" draw:formula="79"/>
              <draw:equation draw:name="f31" draw:formula="70"/>
              <draw:equation draw:name="f32" draw:formula="63"/>
              <draw:equation draw:name="f33" draw:formula="2"/>
              <draw:equation draw:name="f34" draw:formula="5"/>
              <draw:equation draw:name="f35" draw:formula="52"/>
              <draw:equation draw:name="f36" draw:formula="8"/>
              <draw:equation draw:name="f37" draw:formula="48"/>
              <draw:equation draw:name="f38" draw:formula="12"/>
              <draw:equation draw:name="f39" draw:formula="44"/>
              <draw:equation draw:name="f40" draw:formula="18"/>
              <draw:equation draw:name="f41" draw:formula="42"/>
              <draw:equation draw:name="f42" draw:formula="24"/>
              <draw:equation draw:name="f43" draw:formula="39"/>
              <draw:equation draw:name="f44" draw:formula="38"/>
              <draw:equation draw:name="f45" draw:formula="37"/>
              <draw:equation draw:name="f46" draw:formula="56"/>
              <draw:equation draw:name="f47" draw:formula="35"/>
              <draw:equation draw:name="f48" draw:formula="32"/>
              <draw:equation draw:name="f49" draw:formula="28"/>
              <draw:equation draw:name="f50" draw:formula="25"/>
              <draw:equation draw:name="f51" draw:formula="23"/>
              <draw:equation draw:name="f52" draw:formula="21"/>
              <draw:equation draw:name="f53" draw:formula="19"/>
              <draw:equation draw:name="f54" draw:formula="58"/>
              <draw:equation draw:name="f55" draw:formula="17"/>
              <draw:equation draw:name="f56" draw:formula="16"/>
              <draw:equation draw:name="f57" draw:formula="14"/>
              <draw:equation draw:name="f58" draw:formula="26"/>
              <draw:equation draw:name="f59" draw:formula="20"/>
              <draw:equation draw:name="f60" draw:formula="10"/>
              <draw:equation draw:name="f61" draw:formula="4"/>
              <draw:equation draw:name="f62" draw:formula="1"/>
              <draw:equation draw:name="f63" draw:formula="34"/>
              <draw:equation draw:name="f64" draw:formula="67"/>
              <draw:equation draw:name="f65" draw:formula="7"/>
              <draw:equation draw:name="f66" draw:formula="74"/>
              <draw:equation draw:name="f67" draw:formula="77"/>
              <draw:equation draw:name="f68" draw:formula="13"/>
              <draw:equation draw:name="f69" draw:formula="80"/>
              <draw:equation draw:name="f70" draw:formula="27"/>
              <draw:equation draw:name="f71" draw:formula="33"/>
              <draw:equation draw:name="f72" draw:formula="49"/>
              <draw:equation draw:name="f73" draw:formula="41"/>
              <draw:equation draw:name="f74" draw:formula="51"/>
              <draw:equation draw:name="f75" draw:formula="69"/>
              <draw:equation draw:name="f76" draw:formula="78"/>
              <draw:equation draw:name="f77" draw:formula="84"/>
              <draw:equation draw:name="f78" draw:formula="30"/>
              <draw:equation draw:name="f79" draw:formula="85"/>
              <draw:equation draw:name="f80" draw:formula="82"/>
              <draw:equation draw:name="f81" draw:formula="61"/>
              <draw:equation draw:name="f82" draw:formula="?f2 - ?f0"/>
              <draw:equation draw:name="f83" draw:formula="?f1 - ?f0"/>
              <draw:equation draw:name="f84" draw:formula="?f83 / 81"/>
              <draw:equation draw:name="f85" draw:formula="?f82 / 100"/>
              <draw:equation draw:name="f86" draw:formula="81 * ?f83"/>
              <draw:equation draw:name="f87" draw:formula="98 * ?f82"/>
              <draw:equation draw:name="f88" draw:formula="65 * ?f83"/>
              <draw:equation draw:name="f89" draw:formula="88 * ?f82"/>
              <draw:equation draw:name="f90" draw:formula="60 * ?f83"/>
              <draw:equation draw:name="f91" draw:formula="92 * ?f82"/>
              <draw:equation draw:name="f92" draw:formula="53 * ?f83"/>
              <draw:equation draw:name="f93" draw:formula="96 * ?f82"/>
              <draw:equation draw:name="f94" draw:formula="43 * ?f83"/>
              <draw:equation draw:name="f95" draw:formula="99 * ?f82"/>
              <draw:equation draw:name="f96" draw:formula="31 * ?f83"/>
              <draw:equation draw:name="f97" draw:formula="100 * ?f82"/>
              <draw:equation draw:name="f98" draw:formula="9 * ?f83"/>
              <draw:equation draw:name="f99" draw:formula="0 * ?f83"/>
              <draw:equation draw:name="f100" draw:formula="70 * ?f82"/>
              <draw:equation draw:name="f101" draw:formula="5 * ?f83"/>
              <draw:equation draw:name="f102" draw:formula="52 * ?f82"/>
              <draw:equation draw:name="f103" draw:formula="18 * ?f83"/>
              <draw:equation draw:name="f104" draw:formula="42 * ?f82"/>
              <draw:equation draw:name="f105" draw:formula="39 * ?f83"/>
              <draw:equation draw:name="f106" draw:formula="37 * ?f82"/>
              <draw:equation draw:name="f107" draw:formula="35 * ?f82"/>
              <draw:equation draw:name="f108" draw:formula="32 * ?f82"/>
              <draw:equation draw:name="f109" draw:formula="63 * ?f83"/>
              <draw:equation draw:name="f110" draw:formula="23 * ?f82"/>
              <draw:equation draw:name="f111" draw:formula="58 * ?f83"/>
              <draw:equation draw:name="f112" draw:formula="17 * ?f82"/>
              <draw:equation draw:name="f113" draw:formula="50 * ?f83"/>
              <draw:equation draw:name="f114" draw:formula="15 * ?f82"/>
              <draw:equation draw:name="f115" draw:formula="40 * ?f83"/>
              <draw:equation draw:name="f116" draw:formula="14 * ?f82"/>
              <draw:equation draw:name="f117" draw:formula="26 * ?f83"/>
              <draw:equation draw:name="f118" draw:formula="16 * ?f82"/>
              <draw:equation draw:name="f119" draw:formula="10 * ?f83"/>
              <draw:equation draw:name="f120" draw:formula="21 * ?f82"/>
              <draw:equation draw:name="f121" draw:formula="4 * ?f82"/>
              <draw:equation draw:name="f122" draw:formula="22 * ?f83"/>
              <draw:equation draw:name="f123" draw:formula="1 * ?f82"/>
              <draw:equation draw:name="f124" draw:formula="0 * ?f82"/>
              <draw:equation draw:name="f125" draw:formula="57 * ?f83"/>
              <draw:equation draw:name="f126" draw:formula="2 * ?f82"/>
              <draw:equation draw:name="f127" draw:formula="70 * ?f83"/>
              <draw:equation draw:name="f128" draw:formula="7 * ?f82"/>
              <draw:equation draw:name="f129" draw:formula="79 * ?f83"/>
              <draw:equation draw:name="f130" draw:formula="33 * ?f82"/>
              <draw:equation draw:name="f131" draw:formula="74 * ?f82"/>
              <draw:equation draw:name="f132" draw:formula="48 * ?f82"/>
              <draw:equation draw:name="f133" draw:formula="48 * ?f83"/>
              <draw:equation draw:name="f134" draw:formula="49 * ?f82"/>
              <draw:equation draw:name="f135" draw:formula="32 * ?f83"/>
              <draw:equation draw:name="f136" draw:formula="51 * ?f82"/>
              <draw:equation draw:name="f137" draw:formula="21 * ?f83"/>
              <draw:equation draw:name="f138" draw:formula="58 * ?f82"/>
              <draw:equation draw:name="f139" draw:formula="17 * ?f83"/>
              <draw:equation draw:name="f140" draw:formula="69 * ?f82"/>
              <draw:equation draw:name="f141" draw:formula="81 * ?f82"/>
              <draw:equation draw:name="f142" draw:formula="37 * ?f83"/>
              <draw:equation draw:name="f143" draw:formula="85 * ?f82"/>
              <draw:equation draw:name="f144" draw:formula="52 * ?f83"/>
              <draw:equation draw:name="f145" draw:formula="82 * ?f82"/>
              <draw:equation draw:name="f146" draw:formula="?f86 / 81"/>
              <draw:equation draw:name="f147" draw:formula="?f87 / 100"/>
              <draw:equation draw:name="f148" draw:formula="?f88 / 81"/>
              <draw:equation draw:name="f149" draw:formula="?f89 / 100"/>
              <draw:equation draw:name="f150" draw:formula="?f90 / 81"/>
              <draw:equation draw:name="f151" draw:formula="?f91 / 100"/>
              <draw:equation draw:name="f152" draw:formula="?f92 / 81"/>
              <draw:equation draw:name="f153" draw:formula="?f93 / 100"/>
              <draw:equation draw:name="f154" draw:formula="?f94 / 81"/>
              <draw:equation draw:name="f155" draw:formula="?f95 / 100"/>
              <draw:equation draw:name="f156" draw:formula="?f96 / 81"/>
              <draw:equation draw:name="f157" draw:formula="?f97 / 100"/>
              <draw:equation draw:name="f158" draw:formula="?f98 / 81"/>
              <draw:equation draw:name="f159" draw:formula="?f99 / 81"/>
              <draw:equation draw:name="f160" draw:formula="?f100 / 100"/>
              <draw:equation draw:name="f161" draw:formula="?f101 / 81"/>
              <draw:equation draw:name="f162" draw:formula="?f102 / 100"/>
              <draw:equation draw:name="f163" draw:formula="?f103 / 81"/>
              <draw:equation draw:name="f164" draw:formula="?f104 / 100"/>
              <draw:equation draw:name="f165" draw:formula="?f105 / 81"/>
              <draw:equation draw:name="f166" draw:formula="?f106 / 100"/>
              <draw:equation draw:name="f167" draw:formula="?f107 / 100"/>
              <draw:equation draw:name="f168" draw:formula="?f108 / 100"/>
              <draw:equation draw:name="f169" draw:formula="?f109 / 81"/>
              <draw:equation draw:name="f170" draw:formula="?f110 / 100"/>
              <draw:equation draw:name="f171" draw:formula="?f111 / 81"/>
              <draw:equation draw:name="f172" draw:formula="?f112 / 100"/>
              <draw:equation draw:name="f173" draw:formula="?f113 / 81"/>
              <draw:equation draw:name="f174" draw:formula="?f114 / 100"/>
              <draw:equation draw:name="f175" draw:formula="?f115 / 81"/>
              <draw:equation draw:name="f176" draw:formula="?f116 / 100"/>
              <draw:equation draw:name="f177" draw:formula="?f117 / 81"/>
              <draw:equation draw:name="f178" draw:formula="?f118 / 100"/>
              <draw:equation draw:name="f179" draw:formula="?f119 / 81"/>
              <draw:equation draw:name="f180" draw:formula="?f120 / 100"/>
              <draw:equation draw:name="f181" draw:formula="?f121 / 100"/>
              <draw:equation draw:name="f182" draw:formula="?f122 / 81"/>
              <draw:equation draw:name="f183" draw:formula="?f123 / 100"/>
              <draw:equation draw:name="f184" draw:formula="?f124 / 100"/>
              <draw:equation draw:name="f185" draw:formula="?f125 / 81"/>
              <draw:equation draw:name="f186" draw:formula="?f126 / 100"/>
              <draw:equation draw:name="f187" draw:formula="?f127 / 81"/>
              <draw:equation draw:name="f188" draw:formula="?f128 / 100"/>
              <draw:equation draw:name="f189" draw:formula="?f129 / 81"/>
              <draw:equation draw:name="f190" draw:formula="?f130 / 100"/>
              <draw:equation draw:name="f191" draw:formula="?f131 / 100"/>
              <draw:equation draw:name="f192" draw:formula="?f132 / 100"/>
              <draw:equation draw:name="f193" draw:formula="?f133 / 81"/>
              <draw:equation draw:name="f194" draw:formula="?f134 / 100"/>
              <draw:equation draw:name="f195" draw:formula="?f135 / 81"/>
              <draw:equation draw:name="f196" draw:formula="?f136 / 100"/>
              <draw:equation draw:name="f197" draw:formula="?f137 / 81"/>
              <draw:equation draw:name="f198" draw:formula="?f138 / 100"/>
              <draw:equation draw:name="f199" draw:formula="?f139 / 81"/>
              <draw:equation draw:name="f200" draw:formula="?f140 / 100"/>
              <draw:equation draw:name="f201" draw:formula="?f141 / 100"/>
              <draw:equation draw:name="f202" draw:formula="?f142 / 81"/>
              <draw:equation draw:name="f203" draw:formula="?f143 / 100"/>
              <draw:equation draw:name="f204" draw:formula="?f144 / 81"/>
              <draw:equation draw:name="f205" draw:formula="?f145 / 100"/>
              <draw:equation draw:name="f206" draw:formula="0 / ?f84"/>
              <draw:equation draw:name="f207" draw:formula="?f1 / ?f84"/>
              <draw:equation draw:name="f208" draw:formula="0 / ?f85"/>
              <draw:equation draw:name="f209" draw:formula="?f2 / ?f85"/>
              <draw:equation draw:name="f210" draw:formula="?f146 / ?f84"/>
              <draw:equation draw:name="f211" draw:formula="?f147 / ?f85"/>
              <draw:equation draw:name="f212" draw:formula="?f148 / ?f84"/>
              <draw:equation draw:name="f213" draw:formula="?f149 / ?f85"/>
              <draw:equation draw:name="f214" draw:formula="?f150 / ?f84"/>
              <draw:equation draw:name="f215" draw:formula="?f151 / ?f85"/>
              <draw:equation draw:name="f216" draw:formula="?f152 / ?f84"/>
              <draw:equation draw:name="f217" draw:formula="?f153 / ?f85"/>
              <draw:equation draw:name="f218" draw:formula="?f154 / ?f84"/>
              <draw:equation draw:name="f219" draw:formula="?f155 / ?f85"/>
              <draw:equation draw:name="f220" draw:formula="?f156 / ?f84"/>
              <draw:equation draw:name="f221" draw:formula="?f157 / ?f85"/>
              <draw:equation draw:name="f222" draw:formula="?f158 / ?f84"/>
              <draw:equation draw:name="f223" draw:formula="?f159 / ?f84"/>
              <draw:equation draw:name="f224" draw:formula="?f160 / ?f85"/>
              <draw:equation draw:name="f225" draw:formula="?f161 / ?f84"/>
              <draw:equation draw:name="f226" draw:formula="?f162 / ?f85"/>
              <draw:equation draw:name="f227" draw:formula="?f163 / ?f84"/>
              <draw:equation draw:name="f228" draw:formula="?f164 / ?f85"/>
              <draw:equation draw:name="f229" draw:formula="?f165 / ?f84"/>
              <draw:equation draw:name="f230" draw:formula="?f166 / ?f85"/>
              <draw:equation draw:name="f231" draw:formula="?f167 / ?f85"/>
              <draw:equation draw:name="f232" draw:formula="?f168 / ?f85"/>
              <draw:equation draw:name="f233" draw:formula="?f169 / ?f84"/>
              <draw:equation draw:name="f234" draw:formula="?f170 / ?f85"/>
              <draw:equation draw:name="f235" draw:formula="?f171 / ?f84"/>
              <draw:equation draw:name="f236" draw:formula="?f172 / ?f85"/>
              <draw:equation draw:name="f237" draw:formula="?f173 / ?f84"/>
              <draw:equation draw:name="f238" draw:formula="?f174 / ?f85"/>
              <draw:equation draw:name="f239" draw:formula="?f175 / ?f84"/>
              <draw:equation draw:name="f240" draw:formula="?f176 / ?f85"/>
              <draw:equation draw:name="f241" draw:formula="?f177 / ?f84"/>
              <draw:equation draw:name="f242" draw:formula="?f178 / ?f85"/>
              <draw:equation draw:name="f243" draw:formula="?f179 / ?f84"/>
              <draw:equation draw:name="f244" draw:formula="?f180 / ?f85"/>
              <draw:equation draw:name="f245" draw:formula="?f181 / ?f85"/>
              <draw:equation draw:name="f246" draw:formula="?f182 / ?f84"/>
              <draw:equation draw:name="f247" draw:formula="?f183 / ?f85"/>
              <draw:equation draw:name="f248" draw:formula="?f184 / ?f85"/>
              <draw:equation draw:name="f249" draw:formula="?f185 / ?f84"/>
              <draw:equation draw:name="f250" draw:formula="?f186 / ?f85"/>
              <draw:equation draw:name="f251" draw:formula="?f187 / ?f84"/>
              <draw:equation draw:name="f252" draw:formula="?f188 / ?f85"/>
              <draw:equation draw:name="f253" draw:formula="?f189 / ?f84"/>
              <draw:equation draw:name="f254" draw:formula="?f190 / ?f85"/>
              <draw:equation draw:name="f255" draw:formula="?f191 / ?f85"/>
              <draw:equation draw:name="f256" draw:formula="?f192 / ?f85"/>
              <draw:equation draw:name="f257" draw:formula="?f193 / ?f84"/>
              <draw:equation draw:name="f258" draw:formula="?f194 / ?f85"/>
              <draw:equation draw:name="f259" draw:formula="?f195 / ?f84"/>
              <draw:equation draw:name="f260" draw:formula="?f196 / ?f85"/>
              <draw:equation draw:name="f261" draw:formula="?f197 / ?f84"/>
              <draw:equation draw:name="f262" draw:formula="?f198 / ?f85"/>
              <draw:equation draw:name="f263" draw:formula="?f199 / ?f84"/>
              <draw:equation draw:name="f264" draw:formula="?f200 / ?f85"/>
              <draw:equation draw:name="f265" draw:formula="?f201 / ?f85"/>
              <draw:equation draw:name="f266" draw:formula="?f202 / ?f84"/>
              <draw:equation draw:name="f267" draw:formula="?f203 / ?f85"/>
              <draw:equation draw:name="f268" draw:formula="?f204 / ?f84"/>
              <draw:equation draw:name="f269" draw:formula="?f205 / ?f85"/>
            </draw:enhanced-geometry>
          </draw:custom-shape>
          <draw:custom-shape svg:x="1.98272in" svg:y="4.4555in" svg:width="0.11163in" svg:height="0.14735in" draw:id="id223" draw:style-name="a1119" draw:name="Freeform 412">
            <svg:title/>
            <svg:desc/>
            <text:p text:style-name="a1118" text:class-names="" text:cond-style-name=""><text:span text:style-name="a1117" text:class-names=""/></text:p>
            <draw:enhanced-geometry xmlns:dr3d="urn:oasis:names:tc:opendocument:xmlns:dr3d:1.0" draw:type="non-primitive" svg:viewBox="0 0 77 100" draw:enhanced-path="M ?f1 ?f3 C ?f4 ?f5 ?f6 ?f7 ?f8 ?f9 ?f10 ?f11 ?f12 ?f2 ?f13 ?f2 ?f14 ?f2 ?f15 ?f11 ?f16 ?f17 ?f18 ?f19 ?f20 ?f3 ?f21 ?f22 ?f23 ?f24 ?f25 ?f26 ?f27 ?f4 ?f28 ?f29 ?f0 ?f30 ?f0 ?f31 ?f0 ?f32 ?f33 ?f18 ?f34 ?f21 ?f35 ?f33 ?f36 ?f0 ?f13 ?f0 ?f12 ?f0 ?f10 ?f28 ?f8 ?f37 ?f38 ?f33 ?f39 ?f40 ?f1 ?f41 L ?f1 ?f42 ?f43 ?f42 C ?f44 ?f18 ?f29 ?f45 ?f46 ?f20 ?f47 ?f48 ?f49 ?f50 ?f13 ?f50 ?f51 ?f50 ?f52 ?f20 ?f53 ?f54 ?f45 ?f52 ?f55 ?f56 ?f55 ?f31 ?f55 ?f8 ?f45 ?f57 ?f53 ?f1 ?f52 ?f24 ?f58 ?f59 ?f13 ?f59 ?f60 ?f59 ?f12 ?f61 ?f47 ?f61 ?f62 ?f63 ?f8 ?f24 ?f64 ?f65 ?f6 ?f66 ?f67 ?f68 ?f44 ?f26 ?f39 ?f43 ?f69 ?f69 ?f43 ?f70 L ?f1 ?f70 ?f1 ?f3 Z N" draw:text-areas="?f147 ?f149 ?f148 ?f150" draw:glue-points="?f151 ?f152 ?f153 ?f154 ?f155 ?f156 ?f157 ?f158 ?f159 ?f160 ?f161 ?f162 ?f163 ?f164 ?f165 ?f166 ?f155 ?f167 ?f153 ?f168 ?f151 ?f169 ?f151 ?f170 ?f171 ?f170 ?f172 ?f173 ?f155 ?f174 ?f175 ?f176 ?f177 ?f164 ?f175 ?f178 ?f155 ?f179 ?f180 ?f181 ?f182 ?f183 ?f184 ?f185 ?f171 ?f186 ?f151 ?f186 ?f151 ?f152" draw:glue-point-leaving-directions="-90, -90, -90, -90, -90, -90, -90, -90, -90, -90, -90, -90, -90, -90, -90, -90, -90, -90, -90, -90, -90, -90, -90, -90, -90">
              <draw:equation draw:name="f0" draw:formula="0"/>
              <draw:equation draw:name="f1" draw:formula="77"/>
              <draw:equation draw:name="f2" draw:formula="100"/>
              <draw:equation draw:name="f3" draw:formula="92"/>
              <draw:equation draw:name="f4" draw:formula="72"/>
              <draw:equation draw:name="f5" draw:formula="94"/>
              <draw:equation draw:name="f6" draw:formula="67"/>
              <draw:equation draw:name="f7" draw:formula="96"/>
              <draw:equation draw:name="f8" draw:formula="62"/>
              <draw:equation draw:name="f9" draw:formula="98"/>
              <draw:equation draw:name="f10" draw:formula="57"/>
              <draw:equation draw:name="f11" draw:formula="99"/>
              <draw:equation draw:name="f12" draw:formula="52"/>
              <draw:equation draw:name="f13" draw:formula="46"/>
              <draw:equation draw:name="f14" draw:formula="40"/>
              <draw:equation draw:name="f15" draw:formula="33"/>
              <draw:equation draw:name="f16" draw:formula="27"/>
              <draw:equation draw:name="f17" draw:formula="97"/>
              <draw:equation draw:name="f18" draw:formula="22"/>
              <draw:equation draw:name="f19" draw:formula="95"/>
              <draw:equation draw:name="f20" draw:formula="17"/>
              <draw:equation draw:name="f21" draw:formula="13"/>
              <draw:equation draw:name="f22" draw:formula="88"/>
              <draw:equation draw:name="f23" draw:formula="9"/>
              <draw:equation draw:name="f24" draw:formula="83"/>
              <draw:equation draw:name="f25" draw:formula="5"/>
              <draw:equation draw:name="f26" draw:formula="78"/>
              <draw:equation draw:name="f27" draw:formula="3"/>
              <draw:equation draw:name="f28" draw:formula="1"/>
              <draw:equation draw:name="f29" draw:formula="66"/>
              <draw:equation draw:name="f30" draw:formula="58"/>
              <draw:equation draw:name="f31" draw:formula="50"/>
              <draw:equation draw:name="f32" draw:formula="34"/>
              <draw:equation draw:name="f33" draw:formula="4"/>
              <draw:equation draw:name="f34" draw:formula="12"/>
              <draw:equation draw:name="f35" draw:formula="21"/>
              <draw:equation draw:name="f36" draw:formula="32"/>
              <draw:equation draw:name="f37" draw:formula="2"/>
              <draw:equation draw:name="f38" draw:formula="68"/>
              <draw:equation draw:name="f39" draw:formula="73"/>
              <draw:equation draw:name="f40" draw:formula="6"/>
              <draw:equation draw:name="f41" draw:formula="8"/>
              <draw:equation draw:name="f42" draw:formula="26"/>
              <draw:equation draw:name="f43" draw:formula="76"/>
              <draw:equation draw:name="f44" draw:formula="71"/>
              <draw:equation draw:name="f45" draw:formula="19"/>
              <draw:equation draw:name="f46" draw:formula="61"/>
              <draw:equation draw:name="f47" draw:formula="56"/>
              <draw:equation draw:name="f48" draw:formula="15"/>
              <draw:equation draw:name="f49" draw:formula="51"/>
              <draw:equation draw:name="f50" draw:formula="14"/>
              <draw:equation draw:name="f51" draw:formula="37"/>
              <draw:equation draw:name="f52" draw:formula="29"/>
              <draw:equation draw:name="f53" draw:formula="24"/>
              <draw:equation draw:name="f54" draw:formula="23"/>
              <draw:equation draw:name="f55" draw:formula="16"/>
              <draw:equation draw:name="f56" draw:formula="38"/>
              <draw:equation draw:name="f57" draw:formula="70"/>
              <draw:equation draw:name="f58" draw:formula="36"/>
              <draw:equation draw:name="f59" draw:formula="86"/>
              <draw:equation draw:name="f60" draw:formula="49"/>
              <draw:equation draw:name="f61" draw:formula="85"/>
              <draw:equation draw:name="f62" draw:formula="59"/>
              <draw:equation draw:name="f63" draw:formula="84"/>
              <draw:equation draw:name="f64" draw:formula="65"/>
              <draw:equation draw:name="f65" draw:formula="81"/>
              <draw:equation draw:name="f66" draw:formula="80"/>
              <draw:equation draw:name="f67" draw:formula="69"/>
              <draw:equation draw:name="f68" draw:formula="79"/>
              <draw:equation draw:name="f69" draw:formula="75"/>
              <draw:equation draw:name="f70" draw:formula="74"/>
              <draw:equation draw:name="f71" draw:formula="?f2 - ?f0"/>
              <draw:equation draw:name="f72" draw:formula="?f1 - ?f0"/>
              <draw:equation draw:name="f73" draw:formula="?f72 / 77"/>
              <draw:equation draw:name="f74" draw:formula="?f71 / 100"/>
              <draw:equation draw:name="f75" draw:formula="77 * ?f72"/>
              <draw:equation draw:name="f76" draw:formula="92 * ?f71"/>
              <draw:equation draw:name="f77" draw:formula="62 * ?f72"/>
              <draw:equation draw:name="f78" draw:formula="98 * ?f71"/>
              <draw:equation draw:name="f79" draw:formula="46 * ?f72"/>
              <draw:equation draw:name="f80" draw:formula="100 * ?f71"/>
              <draw:equation draw:name="f81" draw:formula="27 * ?f72"/>
              <draw:equation draw:name="f82" draw:formula="97 * ?f71"/>
              <draw:equation draw:name="f83" draw:formula="13 * ?f72"/>
              <draw:equation draw:name="f84" draw:formula="88 * ?f71"/>
              <draw:equation draw:name="f85" draw:formula="3 * ?f72"/>
              <draw:equation draw:name="f86" draw:formula="72 * ?f71"/>
              <draw:equation draw:name="f87" draw:formula="0 * ?f72"/>
              <draw:equation draw:name="f88" draw:formula="50 * ?f71"/>
              <draw:equation draw:name="f89" draw:formula="12 * ?f72"/>
              <draw:equation draw:name="f90" draw:formula="13 * ?f71"/>
              <draw:equation draw:name="f91" draw:formula="0 * ?f71"/>
              <draw:equation draw:name="f92" draw:formula="2 * ?f71"/>
              <draw:equation draw:name="f93" draw:formula="8 * ?f71"/>
              <draw:equation draw:name="f94" draw:formula="26 * ?f71"/>
              <draw:equation draw:name="f95" draw:formula="76 * ?f72"/>
              <draw:equation draw:name="f96" draw:formula="61 * ?f72"/>
              <draw:equation draw:name="f97" draw:formula="17 * ?f71"/>
              <draw:equation draw:name="f98" draw:formula="14 * ?f71"/>
              <draw:equation draw:name="f99" draw:formula="24 * ?f72"/>
              <draw:equation draw:name="f100" draw:formula="23 * ?f71"/>
              <draw:equation draw:name="f101" draw:formula="16 * ?f72"/>
              <draw:equation draw:name="f102" draw:formula="77 * ?f71"/>
              <draw:equation draw:name="f103" draw:formula="86 * ?f71"/>
              <draw:equation draw:name="f104" draw:formula="56 * ?f72"/>
              <draw:equation draw:name="f105" draw:formula="85 * ?f71"/>
              <draw:equation draw:name="f106" draw:formula="65 * ?f72"/>
              <draw:equation draw:name="f107" draw:formula="81 * ?f71"/>
              <draw:equation draw:name="f108" draw:formula="71 * ?f72"/>
              <draw:equation draw:name="f109" draw:formula="78 * ?f71"/>
              <draw:equation draw:name="f110" draw:formula="74 * ?f71"/>
              <draw:equation draw:name="f111" draw:formula="?f75 / 77"/>
              <draw:equation draw:name="f112" draw:formula="?f76 / 100"/>
              <draw:equation draw:name="f113" draw:formula="?f77 / 77"/>
              <draw:equation draw:name="f114" draw:formula="?f78 / 100"/>
              <draw:equation draw:name="f115" draw:formula="?f79 / 77"/>
              <draw:equation draw:name="f116" draw:formula="?f80 / 100"/>
              <draw:equation draw:name="f117" draw:formula="?f81 / 77"/>
              <draw:equation draw:name="f118" draw:formula="?f82 / 100"/>
              <draw:equation draw:name="f119" draw:formula="?f83 / 77"/>
              <draw:equation draw:name="f120" draw:formula="?f84 / 100"/>
              <draw:equation draw:name="f121" draw:formula="?f85 / 77"/>
              <draw:equation draw:name="f122" draw:formula="?f86 / 100"/>
              <draw:equation draw:name="f123" draw:formula="?f87 / 77"/>
              <draw:equation draw:name="f124" draw:formula="?f88 / 100"/>
              <draw:equation draw:name="f125" draw:formula="?f89 / 77"/>
              <draw:equation draw:name="f126" draw:formula="?f90 / 100"/>
              <draw:equation draw:name="f127" draw:formula="?f91 / 100"/>
              <draw:equation draw:name="f128" draw:formula="?f92 / 100"/>
              <draw:equation draw:name="f129" draw:formula="?f93 / 100"/>
              <draw:equation draw:name="f130" draw:formula="?f94 / 100"/>
              <draw:equation draw:name="f131" draw:formula="?f95 / 77"/>
              <draw:equation draw:name="f132" draw:formula="?f96 / 77"/>
              <draw:equation draw:name="f133" draw:formula="?f97 / 100"/>
              <draw:equation draw:name="f134" draw:formula="?f98 / 100"/>
              <draw:equation draw:name="f135" draw:formula="?f99 / 77"/>
              <draw:equation draw:name="f136" draw:formula="?f100 / 100"/>
              <draw:equation draw:name="f137" draw:formula="?f101 / 77"/>
              <draw:equation draw:name="f138" draw:formula="?f102 / 100"/>
              <draw:equation draw:name="f139" draw:formula="?f103 / 100"/>
              <draw:equation draw:name="f140" draw:formula="?f104 / 77"/>
              <draw:equation draw:name="f141" draw:formula="?f105 / 100"/>
              <draw:equation draw:name="f142" draw:formula="?f106 / 77"/>
              <draw:equation draw:name="f143" draw:formula="?f107 / 100"/>
              <draw:equation draw:name="f144" draw:formula="?f108 / 77"/>
              <draw:equation draw:name="f145" draw:formula="?f109 / 100"/>
              <draw:equation draw:name="f146" draw:formula="?f110 / 100"/>
              <draw:equation draw:name="f147" draw:formula="0 / ?f73"/>
              <draw:equation draw:name="f148" draw:formula="?f1 / ?f73"/>
              <draw:equation draw:name="f149" draw:formula="0 / ?f74"/>
              <draw:equation draw:name="f150" draw:formula="?f2 / ?f74"/>
              <draw:equation draw:name="f151" draw:formula="?f111 / ?f73"/>
              <draw:equation draw:name="f152" draw:formula="?f112 / ?f74"/>
              <draw:equation draw:name="f153" draw:formula="?f113 / ?f73"/>
              <draw:equation draw:name="f154" draw:formula="?f114 / ?f74"/>
              <draw:equation draw:name="f155" draw:formula="?f115 / ?f73"/>
              <draw:equation draw:name="f156" draw:formula="?f116 / ?f74"/>
              <draw:equation draw:name="f157" draw:formula="?f117 / ?f73"/>
              <draw:equation draw:name="f158" draw:formula="?f118 / ?f74"/>
              <draw:equation draw:name="f159" draw:formula="?f119 / ?f73"/>
              <draw:equation draw:name="f160" draw:formula="?f120 / ?f74"/>
              <draw:equation draw:name="f161" draw:formula="?f121 / ?f73"/>
              <draw:equation draw:name="f162" draw:formula="?f122 / ?f74"/>
              <draw:equation draw:name="f163" draw:formula="?f123 / ?f73"/>
              <draw:equation draw:name="f164" draw:formula="?f124 / ?f74"/>
              <draw:equation draw:name="f165" draw:formula="?f125 / ?f73"/>
              <draw:equation draw:name="f166" draw:formula="?f126 / ?f74"/>
              <draw:equation draw:name="f167" draw:formula="?f127 / ?f74"/>
              <draw:equation draw:name="f168" draw:formula="?f128 / ?f74"/>
              <draw:equation draw:name="f169" draw:formula="?f129 / ?f74"/>
              <draw:equation draw:name="f170" draw:formula="?f130 / ?f74"/>
              <draw:equation draw:name="f171" draw:formula="?f131 / ?f73"/>
              <draw:equation draw:name="f172" draw:formula="?f132 / ?f73"/>
              <draw:equation draw:name="f173" draw:formula="?f133 / ?f74"/>
              <draw:equation draw:name="f174" draw:formula="?f134 / ?f74"/>
              <draw:equation draw:name="f175" draw:formula="?f135 / ?f73"/>
              <draw:equation draw:name="f176" draw:formula="?f136 / ?f74"/>
              <draw:equation draw:name="f177" draw:formula="?f137 / ?f73"/>
              <draw:equation draw:name="f178" draw:formula="?f138 / ?f74"/>
              <draw:equation draw:name="f179" draw:formula="?f139 / ?f74"/>
              <draw:equation draw:name="f180" draw:formula="?f140 / ?f73"/>
              <draw:equation draw:name="f181" draw:formula="?f141 / ?f74"/>
              <draw:equation draw:name="f182" draw:formula="?f142 / ?f73"/>
              <draw:equation draw:name="f183" draw:formula="?f143 / ?f74"/>
              <draw:equation draw:name="f184" draw:formula="?f144 / ?f73"/>
              <draw:equation draw:name="f185" draw:formula="?f145 / ?f74"/>
              <draw:equation draw:name="f186" draw:formula="?f146 / ?f74"/>
            </draw:enhanced-geometry>
          </draw:custom-shape>
          <draw:custom-shape svg:x="2.1256in" svg:y="4.40638in" svg:width="0.11609in" svg:height="0.192in" draw:id="id224" draw:style-name="a1122" draw:name="Freeform 413">
            <svg:title/>
            <svg:desc/>
            <text:p text:style-name="a1121" text:class-names="" text:cond-style-name=""><text:span text:style-name="a1120" text:class-names=""/></text:p>
            <draw:enhanced-geometry xmlns:dr3d="urn:oasis:names:tc:opendocument:xmlns:dr3d:1.0" draw:type="non-primitive" svg:viewBox="0 0 79 133" draw:enhanced-path="M ?f1 ?f2 L ?f3 ?f2 ?f3 ?f4 C ?f3 ?f5 ?f3 ?f6 ?f3 ?f7 ?f8 ?f8 ?f9 ?f10 ?f11 ?f12 ?f13 ?f14 ?f15 ?f16 ?f17 ?f18 ?f19 ?f20 ?f21 ?f20 ?f22 ?f20 ?f23 ?f20 ?f24 ?f19 ?f25 ?f16 ?f26 ?f14 ?f27 ?f13 ?f28 ?f9 L ?f28 ?f2 ?f0 ?f2 ?f0 ?f0 ?f28 ?f0 ?f28 ?f21 C ?f29 ?f30 ?f31 ?f32 ?f33 ?f34 ?f35 ?f36 ?f37 ?f38 ?f21 ?f38 ?f13 ?f38 ?f7 ?f34 ?f39 ?f30 ?f40 ?f20 ?f1 ?f10 ?f1 ?f39 L ?f1 ?f2 Z N" draw:text-areas="?f95 ?f97 ?f96 ?f98" draw:glue-points="?f99 ?f100 ?f101 ?f100 ?f101 ?f102 ?f101 ?f103 ?f104 ?f105 ?f106 ?f107 ?f108 ?f109 ?f110 ?f111 ?f112 ?f113 ?f112 ?f100 ?f114 ?f100 ?f114 ?f115 ?f112 ?f115 ?f112 ?f116 ?f117 ?f118 ?f119 ?f120 ?f121 ?f122 ?f99 ?f123 ?f99 ?f100" draw:glue-point-leaving-directions="-90, -90, -90, -90, -90, -90, -90, -90, -90, -90, -90, -90, -90, -90, -90, -90, -90, -90, -90">
              <draw:equation draw:name="f0" draw:formula="0"/>
              <draw:equation draw:name="f1" draw:formula="79"/>
              <draw:equation draw:name="f2" draw:formula="133"/>
              <draw:equation draw:name="f3" draw:formula="63"/>
              <draw:equation draw:name="f4" draw:formula="78"/>
              <draw:equation draw:name="f5" draw:formula="74"/>
              <draw:equation draw:name="f6" draw:formula="70"/>
              <draw:equation draw:name="f7" draw:formula="66"/>
              <draw:equation draw:name="f8" draw:formula="62"/>
              <draw:equation draw:name="f9" draw:formula="61"/>
              <draw:equation draw:name="f10" draw:formula="59"/>
              <draw:equation draw:name="f11" draw:formula="60"/>
              <draw:equation draw:name="f12" draw:formula="57"/>
              <draw:equation draw:name="f13" draw:formula="58"/>
              <draw:equation draw:name="f14" draw:formula="55"/>
              <draw:equation draw:name="f15" draw:formula="56"/>
              <draw:equation draw:name="f16" draw:formula="53"/>
              <draw:equation draw:name="f17" draw:formula="54"/>
              <draw:equation draw:name="f18" draw:formula="52"/>
              <draw:equation draw:name="f19" draw:formula="51"/>
              <draw:equation draw:name="f20" draw:formula="50"/>
              <draw:equation draw:name="f21" draw:formula="48"/>
              <draw:equation draw:name="f22" draw:formula="43"/>
              <draw:equation draw:name="f23" draw:formula="39"/>
              <draw:equation draw:name="f24" draw:formula="34"/>
              <draw:equation draw:name="f25" draw:formula="30"/>
              <draw:equation draw:name="f26" draw:formula="25"/>
              <draw:equation draw:name="f27" draw:formula="20"/>
              <draw:equation draw:name="f28" draw:formula="16"/>
              <draw:equation draw:name="f29" draw:formula="21"/>
              <draw:equation draw:name="f30" draw:formula="44"/>
              <draw:equation draw:name="f31" draw:formula="26"/>
              <draw:equation draw:name="f32" draw:formula="40"/>
              <draw:equation draw:name="f33" draw:formula="31"/>
              <draw:equation draw:name="f34" draw:formula="38"/>
              <draw:equation draw:name="f35" draw:formula="37"/>
              <draw:equation draw:name="f36" draw:formula="36"/>
              <draw:equation draw:name="f37" draw:formula="42"/>
              <draw:equation draw:name="f38" draw:formula="35"/>
              <draw:equation draw:name="f39" draw:formula="71"/>
              <draw:equation draw:name="f40" draw:formula="77"/>
              <draw:equation draw:name="f41" draw:formula="?f2 - ?f0"/>
              <draw:equation draw:name="f42" draw:formula="?f1 - ?f0"/>
              <draw:equation draw:name="f43" draw:formula="?f42 / 79"/>
              <draw:equation draw:name="f44" draw:formula="?f41 / 133"/>
              <draw:equation draw:name="f45" draw:formula="79 * ?f42"/>
              <draw:equation draw:name="f46" draw:formula="133 * ?f41"/>
              <draw:equation draw:name="f47" draw:formula="63 * ?f42"/>
              <draw:equation draw:name="f48" draw:formula="78 * ?f41"/>
              <draw:equation draw:name="f49" draw:formula="66 * ?f41"/>
              <draw:equation draw:name="f50" draw:formula="60 * ?f42"/>
              <draw:equation draw:name="f51" draw:formula="57 * ?f41"/>
              <draw:equation draw:name="f52" draw:formula="54 * ?f42"/>
              <draw:equation draw:name="f53" draw:formula="52 * ?f41"/>
              <draw:equation draw:name="f54" draw:formula="43 * ?f42"/>
              <draw:equation draw:name="f55" draw:formula="50 * ?f41"/>
              <draw:equation draw:name="f56" draw:formula="30 * ?f42"/>
              <draw:equation draw:name="f57" draw:formula="53 * ?f41"/>
              <draw:equation draw:name="f58" draw:formula="16 * ?f42"/>
              <draw:equation draw:name="f59" draw:formula="61 * ?f41"/>
              <draw:equation draw:name="f60" draw:formula="0 * ?f42"/>
              <draw:equation draw:name="f61" draw:formula="0 * ?f41"/>
              <draw:equation draw:name="f62" draw:formula="48 * ?f41"/>
              <draw:equation draw:name="f63" draw:formula="31 * ?f42"/>
              <draw:equation draw:name="f64" draw:formula="38 * ?f41"/>
              <draw:equation draw:name="f65" draw:formula="48 * ?f42"/>
              <draw:equation draw:name="f66" draw:formula="35 * ?f41"/>
              <draw:equation draw:name="f67" draw:formula="71 * ?f42"/>
              <draw:equation draw:name="f68" draw:formula="44 * ?f41"/>
              <draw:equation draw:name="f69" draw:formula="71 * ?f41"/>
              <draw:equation draw:name="f70" draw:formula="?f45 / 79"/>
              <draw:equation draw:name="f71" draw:formula="?f46 / 133"/>
              <draw:equation draw:name="f72" draw:formula="?f47 / 79"/>
              <draw:equation draw:name="f73" draw:formula="?f48 / 133"/>
              <draw:equation draw:name="f74" draw:formula="?f49 / 133"/>
              <draw:equation draw:name="f75" draw:formula="?f50 / 79"/>
              <draw:equation draw:name="f76" draw:formula="?f51 / 133"/>
              <draw:equation draw:name="f77" draw:formula="?f52 / 79"/>
              <draw:equation draw:name="f78" draw:formula="?f53 / 133"/>
              <draw:equation draw:name="f79" draw:formula="?f54 / 79"/>
              <draw:equation draw:name="f80" draw:formula="?f55 / 133"/>
              <draw:equation draw:name="f81" draw:formula="?f56 / 79"/>
              <draw:equation draw:name="f82" draw:formula="?f57 / 133"/>
              <draw:equation draw:name="f83" draw:formula="?f58 / 79"/>
              <draw:equation draw:name="f84" draw:formula="?f59 / 133"/>
              <draw:equation draw:name="f85" draw:formula="?f60 / 79"/>
              <draw:equation draw:name="f86" draw:formula="?f61 / 133"/>
              <draw:equation draw:name="f87" draw:formula="?f62 / 133"/>
              <draw:equation draw:name="f88" draw:formula="?f63 / 79"/>
              <draw:equation draw:name="f89" draw:formula="?f64 / 133"/>
              <draw:equation draw:name="f90" draw:formula="?f65 / 79"/>
              <draw:equation draw:name="f91" draw:formula="?f66 / 133"/>
              <draw:equation draw:name="f92" draw:formula="?f67 / 79"/>
              <draw:equation draw:name="f93" draw:formula="?f68 / 133"/>
              <draw:equation draw:name="f94" draw:formula="?f69 / 133"/>
              <draw:equation draw:name="f95" draw:formula="0 / ?f43"/>
              <draw:equation draw:name="f96" draw:formula="?f1 / ?f43"/>
              <draw:equation draw:name="f97" draw:formula="0 / ?f44"/>
              <draw:equation draw:name="f98" draw:formula="?f2 / ?f44"/>
              <draw:equation draw:name="f99" draw:formula="?f70 / ?f43"/>
              <draw:equation draw:name="f100" draw:formula="?f71 / ?f44"/>
              <draw:equation draw:name="f101" draw:formula="?f72 / ?f43"/>
              <draw:equation draw:name="f102" draw:formula="?f73 / ?f44"/>
              <draw:equation draw:name="f103" draw:formula="?f74 / ?f44"/>
              <draw:equation draw:name="f104" draw:formula="?f75 / ?f43"/>
              <draw:equation draw:name="f105" draw:formula="?f76 / ?f44"/>
              <draw:equation draw:name="f106" draw:formula="?f77 / ?f43"/>
              <draw:equation draw:name="f107" draw:formula="?f78 / ?f44"/>
              <draw:equation draw:name="f108" draw:formula="?f79 / ?f43"/>
              <draw:equation draw:name="f109" draw:formula="?f80 / ?f44"/>
              <draw:equation draw:name="f110" draw:formula="?f81 / ?f43"/>
              <draw:equation draw:name="f111" draw:formula="?f82 / ?f44"/>
              <draw:equation draw:name="f112" draw:formula="?f83 / ?f43"/>
              <draw:equation draw:name="f113" draw:formula="?f84 / ?f44"/>
              <draw:equation draw:name="f114" draw:formula="?f85 / ?f43"/>
              <draw:equation draw:name="f115" draw:formula="?f86 / ?f44"/>
              <draw:equation draw:name="f116" draw:formula="?f87 / ?f44"/>
              <draw:equation draw:name="f117" draw:formula="?f88 / ?f43"/>
              <draw:equation draw:name="f118" draw:formula="?f89 / ?f44"/>
              <draw:equation draw:name="f119" draw:formula="?f90 / ?f43"/>
              <draw:equation draw:name="f120" draw:formula="?f91 / ?f44"/>
              <draw:equation draw:name="f121" draw:formula="?f92 / ?f43"/>
              <draw:equation draw:name="f122" draw:formula="?f93 / ?f44"/>
              <draw:equation draw:name="f123" draw:formula="?f94 / ?f44"/>
            </draw:enhanced-geometry>
          </draw:custom-shape>
          <draw:custom-shape svg:x="2.27296in" svg:y="4.41977in" svg:width="0.0893in" svg:height="0.18307in" draw:id="id225" draw:style-name="a1125" draw:name="Freeform 414">
            <svg:title/>
            <svg:desc/>
            <text:p text:style-name="a1124" text:class-names="" text:cond-style-name=""><text:span text:style-name="a1123" text:class-names=""/></text:p>
            <draw:enhanced-geometry xmlns:dr3d="urn:oasis:names:tc:opendocument:xmlns:dr3d:1.0" draw:type="non-primitive" svg:viewBox="0 0 60 125" draw:enhanced-path="M ?f1 ?f3 C ?f4 ?f5 ?f6 ?f5 ?f7 ?f8 ?f9 ?f8 ?f10 ?f2 ?f11 ?f2 ?f12 ?f2 ?f13 ?f3 ?f14 ?f15 ?f16 ?f17 ?f18 ?f19 ?f18 ?f20 L ?f18 ?f11 ?f0 ?f11 ?f0 ?f21 ?f18 ?f21 ?f18 ?f0 ?f21 ?f0 ?f21 ?f21 ?f1 ?f21 ?f1 ?f11 ?f21 ?f11 ?f21 ?f22 C ?f21 ?f23 ?f21 ?f24 ?f21 ?f25 ?f21 ?f26 ?f27 ?f28 ?f29 ?f30 ?f12 ?f31 ?f32 ?f33 ?f34 ?f35 ?f36 ?f37 ?f38 ?f37 ?f39 ?f37 ?f9 ?f37 ?f7 ?f37 ?f40 ?f35 ?f41 ?f35 ?f42 ?f33 ?f43 ?f44 L ?f1 ?f44 ?f1 ?f3 Z N" draw:text-areas="?f101 ?f103 ?f102 ?f104" draw:glue-points="?f105 ?f106 ?f107 ?f108 ?f109 ?f110 ?f111 ?f112 ?f113 ?f114 ?f113 ?f115 ?f116 ?f115 ?f116 ?f117 ?f113 ?f117 ?f113 ?f118 ?f119 ?f118 ?f119 ?f117 ?f105 ?f117 ?f105 ?f115 ?f119 ?f115 ?f119 ?f120 ?f119 ?f121 ?f122 ?f123 ?f124 ?f125 ?f126 ?f127 ?f128 ?f125 ?f129 ?f130 ?f105 ?f130 ?f105 ?f106" draw:glue-point-leaving-directions="-90, -90, -90, -90, -90, -90, -90, -90, -90, -90, -90, -90, -90, -90, -90, -90, -90, -90, -90, -90, -90, -90, -90, -90">
              <draw:equation draw:name="f0" draw:formula="0"/>
              <draw:equation draw:name="f1" draw:formula="60"/>
              <draw:equation draw:name="f2" draw:formula="125"/>
              <draw:equation draw:name="f3" draw:formula="122"/>
              <draw:equation draw:name="f4" draw:formula="57"/>
              <draw:equation draw:name="f5" draw:formula="123"/>
              <draw:equation draw:name="f6" draw:formula="54"/>
              <draw:equation draw:name="f7" draw:formula="50"/>
              <draw:equation draw:name="f8" draw:formula="124"/>
              <draw:equation draw:name="f9" draw:formula="47"/>
              <draw:equation draw:name="f10" draw:formula="43"/>
              <draw:equation draw:name="f11" draw:formula="41"/>
              <draw:equation draw:name="f12" draw:formula="31"/>
              <draw:equation draw:name="f13" draw:formula="23"/>
              <draw:equation draw:name="f14" draw:formula="18"/>
              <draw:equation draw:name="f15" draw:formula="117"/>
              <draw:equation draw:name="f16" draw:formula="13"/>
              <draw:equation draw:name="f17" draw:formula="111"/>
              <draw:equation draw:name="f18" draw:formula="11"/>
              <draw:equation draw:name="f19" draw:formula="103"/>
              <draw:equation draw:name="f20" draw:formula="91"/>
              <draw:equation draw:name="f21" draw:formula="27"/>
              <draw:equation draw:name="f22" draw:formula="84"/>
              <draw:equation draw:name="f23" draw:formula="89"/>
              <draw:equation draw:name="f24" draw:formula="93"/>
              <draw:equation draw:name="f25" draw:formula="96"/>
              <draw:equation draw:name="f26" draw:formula="99"/>
              <draw:equation draw:name="f27" draw:formula="28"/>
              <draw:equation draw:name="f28" draw:formula="101"/>
              <draw:equation draw:name="f29" draw:formula="30"/>
              <draw:equation draw:name="f30" draw:formula="104"/>
              <draw:equation draw:name="f31" draw:formula="106"/>
              <draw:equation draw:name="f32" draw:formula="33"/>
              <draw:equation draw:name="f33" draw:formula="108"/>
              <draw:equation draw:name="f34" draw:formula="35"/>
              <draw:equation draw:name="f35" draw:formula="109"/>
              <draw:equation draw:name="f36" draw:formula="37"/>
              <draw:equation draw:name="f37" draw:formula="110"/>
              <draw:equation draw:name="f38" draw:formula="40"/>
              <draw:equation draw:name="f39" draw:formula="45"/>
              <draw:equation draw:name="f40" draw:formula="53"/>
              <draw:equation draw:name="f41" draw:formula="56"/>
              <draw:equation draw:name="f42" draw:formula="58"/>
              <draw:equation draw:name="f43" draw:formula="59"/>
              <draw:equation draw:name="f44" draw:formula="107"/>
              <draw:equation draw:name="f45" draw:formula="?f2 - ?f0"/>
              <draw:equation draw:name="f46" draw:formula="?f1 - ?f0"/>
              <draw:equation draw:name="f47" draw:formula="?f46 / 60"/>
              <draw:equation draw:name="f48" draw:formula="?f45 / 125"/>
              <draw:equation draw:name="f49" draw:formula="60 * ?f46"/>
              <draw:equation draw:name="f50" draw:formula="122 * ?f45"/>
              <draw:equation draw:name="f51" draw:formula="50 * ?f46"/>
              <draw:equation draw:name="f52" draw:formula="124 * ?f45"/>
              <draw:equation draw:name="f53" draw:formula="41 * ?f46"/>
              <draw:equation draw:name="f54" draw:formula="125 * ?f45"/>
              <draw:equation draw:name="f55" draw:formula="18 * ?f46"/>
              <draw:equation draw:name="f56" draw:formula="117 * ?f45"/>
              <draw:equation draw:name="f57" draw:formula="11 * ?f46"/>
              <draw:equation draw:name="f58" draw:formula="91 * ?f45"/>
              <draw:equation draw:name="f59" draw:formula="41 * ?f45"/>
              <draw:equation draw:name="f60" draw:formula="0 * ?f46"/>
              <draw:equation draw:name="f61" draw:formula="27 * ?f45"/>
              <draw:equation draw:name="f62" draw:formula="0 * ?f45"/>
              <draw:equation draw:name="f63" draw:formula="27 * ?f46"/>
              <draw:equation draw:name="f64" draw:formula="84 * ?f45"/>
              <draw:equation draw:name="f65" draw:formula="96 * ?f45"/>
              <draw:equation draw:name="f66" draw:formula="30 * ?f46"/>
              <draw:equation draw:name="f67" draw:formula="104 * ?f45"/>
              <draw:equation draw:name="f68" draw:formula="35 * ?f46"/>
              <draw:equation draw:name="f69" draw:formula="109 * ?f45"/>
              <draw:equation draw:name="f70" draw:formula="45 * ?f46"/>
              <draw:equation draw:name="f71" draw:formula="110 * ?f45"/>
              <draw:equation draw:name="f72" draw:formula="53 * ?f46"/>
              <draw:equation draw:name="f73" draw:formula="59 * ?f46"/>
              <draw:equation draw:name="f74" draw:formula="107 * ?f45"/>
              <draw:equation draw:name="f75" draw:formula="?f49 / 60"/>
              <draw:equation draw:name="f76" draw:formula="?f50 / 125"/>
              <draw:equation draw:name="f77" draw:formula="?f51 / 60"/>
              <draw:equation draw:name="f78" draw:formula="?f52 / 125"/>
              <draw:equation draw:name="f79" draw:formula="?f53 / 60"/>
              <draw:equation draw:name="f80" draw:formula="?f54 / 125"/>
              <draw:equation draw:name="f81" draw:formula="?f55 / 60"/>
              <draw:equation draw:name="f82" draw:formula="?f56 / 125"/>
              <draw:equation draw:name="f83" draw:formula="?f57 / 60"/>
              <draw:equation draw:name="f84" draw:formula="?f58 / 125"/>
              <draw:equation draw:name="f85" draw:formula="?f59 / 125"/>
              <draw:equation draw:name="f86" draw:formula="?f60 / 60"/>
              <draw:equation draw:name="f87" draw:formula="?f61 / 125"/>
              <draw:equation draw:name="f88" draw:formula="?f62 / 125"/>
              <draw:equation draw:name="f89" draw:formula="?f63 / 60"/>
              <draw:equation draw:name="f90" draw:formula="?f64 / 125"/>
              <draw:equation draw:name="f91" draw:formula="?f65 / 125"/>
              <draw:equation draw:name="f92" draw:formula="?f66 / 60"/>
              <draw:equation draw:name="f93" draw:formula="?f67 / 125"/>
              <draw:equation draw:name="f94" draw:formula="?f68 / 60"/>
              <draw:equation draw:name="f95" draw:formula="?f69 / 125"/>
              <draw:equation draw:name="f96" draw:formula="?f70 / 60"/>
              <draw:equation draw:name="f97" draw:formula="?f71 / 125"/>
              <draw:equation draw:name="f98" draw:formula="?f72 / 60"/>
              <draw:equation draw:name="f99" draw:formula="?f73 / 60"/>
              <draw:equation draw:name="f100" draw:formula="?f74 / 125"/>
              <draw:equation draw:name="f101" draw:formula="0 / ?f47"/>
              <draw:equation draw:name="f102" draw:formula="?f1 / ?f47"/>
              <draw:equation draw:name="f103" draw:formula="0 / ?f48"/>
              <draw:equation draw:name="f104" draw:formula="?f2 / ?f48"/>
              <draw:equation draw:name="f105" draw:formula="?f75 / ?f47"/>
              <draw:equation draw:name="f106" draw:formula="?f76 / ?f48"/>
              <draw:equation draw:name="f107" draw:formula="?f77 / ?f47"/>
              <draw:equation draw:name="f108" draw:formula="?f78 / ?f48"/>
              <draw:equation draw:name="f109" draw:formula="?f79 / ?f47"/>
              <draw:equation draw:name="f110" draw:formula="?f80 / ?f48"/>
              <draw:equation draw:name="f111" draw:formula="?f81 / ?f47"/>
              <draw:equation draw:name="f112" draw:formula="?f82 / ?f48"/>
              <draw:equation draw:name="f113" draw:formula="?f83 / ?f47"/>
              <draw:equation draw:name="f114" draw:formula="?f84 / ?f48"/>
              <draw:equation draw:name="f115" draw:formula="?f85 / ?f48"/>
              <draw:equation draw:name="f116" draw:formula="?f86 / ?f47"/>
              <draw:equation draw:name="f117" draw:formula="?f87 / ?f48"/>
              <draw:equation draw:name="f118" draw:formula="?f88 / ?f48"/>
              <draw:equation draw:name="f119" draw:formula="?f89 / ?f47"/>
              <draw:equation draw:name="f120" draw:formula="?f90 / ?f48"/>
              <draw:equation draw:name="f121" draw:formula="?f91 / ?f48"/>
              <draw:equation draw:name="f122" draw:formula="?f92 / ?f47"/>
              <draw:equation draw:name="f123" draw:formula="?f93 / ?f48"/>
              <draw:equation draw:name="f124" draw:formula="?f94 / ?f47"/>
              <draw:equation draw:name="f125" draw:formula="?f95 / ?f48"/>
              <draw:equation draw:name="f126" draw:formula="?f96 / ?f47"/>
              <draw:equation draw:name="f127" draw:formula="?f97 / ?f48"/>
              <draw:equation draw:name="f128" draw:formula="?f98 / ?f47"/>
              <draw:equation draw:name="f129" draw:formula="?f99 / ?f47"/>
              <draw:equation draw:name="f130" draw:formula="?f100 / ?f48"/>
            </draw:enhanced-geometry>
          </draw:custom-shape>
          <draw:custom-shape svg:x="2.38905in" svg:y="4.45996in" svg:width="0.11609in" svg:height="0.14288in" draw:id="id226" draw:style-name="a1128" draw:name="Freeform 415">
            <svg:title/>
            <svg:desc/>
            <text:p text:style-name="a1127" text:class-names="" text:cond-style-name=""><text:span text:style-name="a1126" text:class-names=""/></text:p>
            <draw:enhanced-geometry xmlns:dr3d="urn:oasis:names:tc:opendocument:xmlns:dr3d:1.0" draw:type="non-primitive" svg:viewBox="0 0 80 98" draw:enhanced-path="M ?f1 ?f3 L ?f4 ?f3 ?f4 ?f5 C ?f6 ?f7 ?f8 ?f9 ?f10 ?f11 ?f12 ?f13 ?f14 ?f2 ?f15 ?f2 ?f16 ?f2 ?f17 ?f11 ?f18 ?f7 ?f19 ?f20 ?f0 ?f21 ?f0 ?f22 L ?f0 ?f0 ?f23 ?f0 ?f23 ?f24 C ?f23 ?f25 ?f23 ?f4 ?f26 ?f27 ?f26 ?f28 ?f29 ?f30 ?f31 ?f32 ?f33 ?f34 ?f35 ?f1 ?f36 ?f37 ?f38 ?f39 ?f40 ?f20 ?f41 ?f20 ?f42 ?f20 ?f43 ?f39 ?f44 ?f1 ?f24 ?f34 ?f25 ?f45 ?f4 ?f46 L ?f4 ?f0 ?f1 ?f0 ?f1 ?f3 Z N" draw:text-areas="?f103 ?f105 ?f104 ?f106" draw:glue-points="?f107 ?f108 ?f109 ?f108 ?f109 ?f110 ?f111 ?f112 ?f113 ?f114 ?f115 ?f116 ?f117 ?f118 ?f117 ?f119 ?f120 ?f119 ?f120 ?f121 ?f122 ?f123 ?f124 ?f125 ?f126 ?f127 ?f128 ?f129 ?f130 ?f131 ?f109 ?f132 ?f109 ?f119 ?f107 ?f119 ?f107 ?f108" draw:glue-point-leaving-directions="-90, -90, -90, -90, -90, -90, -90, -90, -90, -90, -90, -90, -90, -90, -90, -90, -90, -90, -90">
              <draw:equation draw:name="f0" draw:formula="0"/>
              <draw:equation draw:name="f1" draw:formula="80"/>
              <draw:equation draw:name="f2" draw:formula="98"/>
              <draw:equation draw:name="f3" draw:formula="96"/>
              <draw:equation draw:name="f4" draw:formula="64"/>
              <draw:equation draw:name="f5" draw:formula="85"/>
              <draw:equation draw:name="f6" draw:formula="58"/>
              <draw:equation draw:name="f7" draw:formula="89"/>
              <draw:equation draw:name="f8" draw:formula="53"/>
              <draw:equation draw:name="f9" draw:formula="93"/>
              <draw:equation draw:name="f10" draw:formula="48"/>
              <draw:equation draw:name="f11" draw:formula="95"/>
              <draw:equation draw:name="f12" draw:formula="43"/>
              <draw:equation draw:name="f13" draw:formula="97"/>
              <draw:equation draw:name="f14" draw:formula="38"/>
              <draw:equation draw:name="f15" draw:formula="32"/>
              <draw:equation draw:name="f16" draw:formula="22"/>
              <draw:equation draw:name="f17" draw:formula="14"/>
              <draw:equation draw:name="f18" draw:formula="8"/>
              <draw:equation draw:name="f19" draw:formula="3"/>
              <draw:equation draw:name="f20" draw:formula="83"/>
              <draw:equation draw:name="f21" draw:formula="74"/>
              <draw:equation draw:name="f22" draw:formula="62"/>
              <draw:equation draw:name="f23" draw:formula="16"/>
              <draw:equation draw:name="f24" draw:formula="55"/>
              <draw:equation draw:name="f25" draw:formula="59"/>
              <draw:equation draw:name="f26" draw:formula="17"/>
              <draw:equation draw:name="f27" draw:formula="67"/>
              <draw:equation draw:name="f28" draw:formula="70"/>
              <draw:equation draw:name="f29" draw:formula="18"/>
              <draw:equation draw:name="f30" draw:formula="73"/>
              <draw:equation draw:name="f31" draw:formula="19"/>
              <draw:equation draw:name="f32" draw:formula="76"/>
              <draw:equation draw:name="f33" draw:formula="21"/>
              <draw:equation draw:name="f34" draw:formula="78"/>
              <draw:equation draw:name="f35" draw:formula="23"/>
              <draw:equation draw:name="f36" draw:formula="25"/>
              <draw:equation draw:name="f37" draw:formula="81"/>
              <draw:equation draw:name="f38" draw:formula="28"/>
              <draw:equation draw:name="f39" draw:formula="82"/>
              <draw:equation draw:name="f40" draw:formula="31"/>
              <draw:equation draw:name="f41" draw:formula="36"/>
              <draw:equation draw:name="f42" draw:formula="40"/>
              <draw:equation draw:name="f43" draw:formula="45"/>
              <draw:equation draw:name="f44" draw:formula="50"/>
              <draw:equation draw:name="f45" draw:formula="75"/>
              <draw:equation draw:name="f46" draw:formula="72"/>
              <draw:equation draw:name="f47" draw:formula="?f2 - ?f0"/>
              <draw:equation draw:name="f48" draw:formula="?f1 - ?f0"/>
              <draw:equation draw:name="f49" draw:formula="?f48 / 80"/>
              <draw:equation draw:name="f50" draw:formula="?f47 / 98"/>
              <draw:equation draw:name="f51" draw:formula="80 * ?f48"/>
              <draw:equation draw:name="f52" draw:formula="96 * ?f47"/>
              <draw:equation draw:name="f53" draw:formula="64 * ?f48"/>
              <draw:equation draw:name="f54" draw:formula="85 * ?f47"/>
              <draw:equation draw:name="f55" draw:formula="48 * ?f48"/>
              <draw:equation draw:name="f56" draw:formula="95 * ?f47"/>
              <draw:equation draw:name="f57" draw:formula="32 * ?f48"/>
              <draw:equation draw:name="f58" draw:formula="98 * ?f47"/>
              <draw:equation draw:name="f59" draw:formula="8 * ?f48"/>
              <draw:equation draw:name="f60" draw:formula="89 * ?f47"/>
              <draw:equation draw:name="f61" draw:formula="0 * ?f48"/>
              <draw:equation draw:name="f62" draw:formula="62 * ?f47"/>
              <draw:equation draw:name="f63" draw:formula="0 * ?f47"/>
              <draw:equation draw:name="f64" draw:formula="16 * ?f48"/>
              <draw:equation draw:name="f65" draw:formula="55 * ?f47"/>
              <draw:equation draw:name="f66" draw:formula="17 * ?f48"/>
              <draw:equation draw:name="f67" draw:formula="67 * ?f47"/>
              <draw:equation draw:name="f68" draw:formula="19 * ?f48"/>
              <draw:equation draw:name="f69" draw:formula="76 * ?f47"/>
              <draw:equation draw:name="f70" draw:formula="25 * ?f48"/>
              <draw:equation draw:name="f71" draw:formula="81 * ?f47"/>
              <draw:equation draw:name="f72" draw:formula="36 * ?f48"/>
              <draw:equation draw:name="f73" draw:formula="83 * ?f47"/>
              <draw:equation draw:name="f74" draw:formula="50 * ?f48"/>
              <draw:equation draw:name="f75" draw:formula="80 * ?f47"/>
              <draw:equation draw:name="f76" draw:formula="72 * ?f47"/>
              <draw:equation draw:name="f77" draw:formula="?f51 / 80"/>
              <draw:equation draw:name="f78" draw:formula="?f52 / 98"/>
              <draw:equation draw:name="f79" draw:formula="?f53 / 80"/>
              <draw:equation draw:name="f80" draw:formula="?f54 / 98"/>
              <draw:equation draw:name="f81" draw:formula="?f55 / 80"/>
              <draw:equation draw:name="f82" draw:formula="?f56 / 98"/>
              <draw:equation draw:name="f83" draw:formula="?f57 / 80"/>
              <draw:equation draw:name="f84" draw:formula="?f58 / 98"/>
              <draw:equation draw:name="f85" draw:formula="?f59 / 80"/>
              <draw:equation draw:name="f86" draw:formula="?f60 / 98"/>
              <draw:equation draw:name="f87" draw:formula="?f61 / 80"/>
              <draw:equation draw:name="f88" draw:formula="?f62 / 98"/>
              <draw:equation draw:name="f89" draw:formula="?f63 / 98"/>
              <draw:equation draw:name="f90" draw:formula="?f64 / 80"/>
              <draw:equation draw:name="f91" draw:formula="?f65 / 98"/>
              <draw:equation draw:name="f92" draw:formula="?f66 / 80"/>
              <draw:equation draw:name="f93" draw:formula="?f67 / 98"/>
              <draw:equation draw:name="f94" draw:formula="?f68 / 80"/>
              <draw:equation draw:name="f95" draw:formula="?f69 / 98"/>
              <draw:equation draw:name="f96" draw:formula="?f70 / 80"/>
              <draw:equation draw:name="f97" draw:formula="?f71 / 98"/>
              <draw:equation draw:name="f98" draw:formula="?f72 / 80"/>
              <draw:equation draw:name="f99" draw:formula="?f73 / 98"/>
              <draw:equation draw:name="f100" draw:formula="?f74 / 80"/>
              <draw:equation draw:name="f101" draw:formula="?f75 / 98"/>
              <draw:equation draw:name="f102" draw:formula="?f76 / 98"/>
              <draw:equation draw:name="f103" draw:formula="0 / ?f49"/>
              <draw:equation draw:name="f104" draw:formula="?f1 / ?f49"/>
              <draw:equation draw:name="f105" draw:formula="0 / ?f50"/>
              <draw:equation draw:name="f106" draw:formula="?f2 / ?f50"/>
              <draw:equation draw:name="f107" draw:formula="?f77 / ?f49"/>
              <draw:equation draw:name="f108" draw:formula="?f78 / ?f50"/>
              <draw:equation draw:name="f109" draw:formula="?f79 / ?f49"/>
              <draw:equation draw:name="f110" draw:formula="?f80 / ?f50"/>
              <draw:equation draw:name="f111" draw:formula="?f81 / ?f49"/>
              <draw:equation draw:name="f112" draw:formula="?f82 / ?f50"/>
              <draw:equation draw:name="f113" draw:formula="?f83 / ?f49"/>
              <draw:equation draw:name="f114" draw:formula="?f84 / ?f50"/>
              <draw:equation draw:name="f115" draw:formula="?f85 / ?f49"/>
              <draw:equation draw:name="f116" draw:formula="?f86 / ?f50"/>
              <draw:equation draw:name="f117" draw:formula="?f87 / ?f49"/>
              <draw:equation draw:name="f118" draw:formula="?f88 / ?f50"/>
              <draw:equation draw:name="f119" draw:formula="?f89 / ?f50"/>
              <draw:equation draw:name="f120" draw:formula="?f90 / ?f49"/>
              <draw:equation draw:name="f121" draw:formula="?f91 / ?f50"/>
              <draw:equation draw:name="f122" draw:formula="?f92 / ?f49"/>
              <draw:equation draw:name="f123" draw:formula="?f93 / ?f50"/>
              <draw:equation draw:name="f124" draw:formula="?f94 / ?f49"/>
              <draw:equation draw:name="f125" draw:formula="?f95 / ?f50"/>
              <draw:equation draw:name="f126" draw:formula="?f96 / ?f49"/>
              <draw:equation draw:name="f127" draw:formula="?f97 / ?f50"/>
              <draw:equation draw:name="f128" draw:formula="?f98 / ?f49"/>
              <draw:equation draw:name="f129" draw:formula="?f99 / ?f50"/>
              <draw:equation draw:name="f130" draw:formula="?f100 / ?f49"/>
              <draw:equation draw:name="f131" draw:formula="?f101 / ?f50"/>
              <draw:equation draw:name="f132" draw:formula="?f102 / ?f50"/>
            </draw:enhanced-geometry>
          </draw:custom-shape>
          <draw:custom-shape svg:x="2.5498in" svg:y="4.4555in" svg:width="0.12056in" svg:height="0.14288in" draw:id="id227" draw:style-name="a1131" draw:name="Freeform 416">
            <svg:title/>
            <svg:desc/>
            <text:p text:style-name="a1130" text:class-names="" text:cond-style-name=""><text:span text:style-name="a1129" text:class-names=""/></text:p>
            <draw:enhanced-geometry xmlns:dr3d="urn:oasis:names:tc:opendocument:xmlns:dr3d:1.0" draw:type="non-primitive" svg:viewBox="0 0 80 98" draw:enhanced-path="M ?f1 ?f2 L ?f3 ?f2 ?f3 ?f4 C ?f3 ?f5 ?f3 ?f6 ?f7 ?f8 ?f7 ?f9 ?f10 ?f11 ?f12 ?f13 ?f14 ?f15 ?f16 ?f17 ?f18 ?f19 ?f20 ?f21 ?f22 ?f21 ?f23 ?f21 ?f5 ?f21 ?f6 ?f24 ?f25 ?f17 ?f26 ?f15 ?f27 ?f28 ?f24 ?f29 L ?f24 ?f2 ?f0 ?f2 ?f0 ?f30 ?f24 ?f30 ?f24 ?f31 C ?f27 ?f32 ?f29 ?f33 ?f34 ?f35 ?f36 ?f37 ?f4 ?f0 ?f22 ?f0 ?f14 ?f0 ?f38 ?f35 ?f39 ?f32 ?f40 ?f21 ?f1 ?f11 ?f1 ?f41 L ?f1 ?f2 Z N" draw:text-areas="?f98 ?f100 ?f99 ?f101" draw:glue-points="?f102 ?f103 ?f104 ?f103 ?f104 ?f105 ?f106 ?f107 ?f108 ?f109 ?f110 ?f111 ?f112 ?f113 ?f114 ?f115 ?f116 ?f117 ?f116 ?f103 ?f118 ?f103 ?f118 ?f119 ?f116 ?f119 ?f116 ?f120 ?f121 ?f122 ?f123 ?f124 ?f125 ?f126 ?f102 ?f127 ?f102 ?f103" draw:glue-point-leaving-directions="-90, -90, -90, -90, -90, -90, -90, -90, -90, -90, -90, -90, -90, -90, -90, -90, -90, -90, -90">
              <draw:equation draw:name="f0" draw:formula="0"/>
              <draw:equation draw:name="f1" draw:formula="80"/>
              <draw:equation draw:name="f2" draw:formula="98"/>
              <draw:equation draw:name="f3" draw:formula="64"/>
              <draw:equation draw:name="f4" draw:formula="43"/>
              <draw:equation draw:name="f5" draw:formula="39"/>
              <draw:equation draw:name="f6" draw:formula="35"/>
              <draw:equation draw:name="f7" draw:formula="63"/>
              <draw:equation draw:name="f8" draw:formula="31"/>
              <draw:equation draw:name="f9" draw:formula="27"/>
              <draw:equation draw:name="f10" draw:formula="62"/>
              <draw:equation draw:name="f11" draw:formula="24"/>
              <draw:equation draw:name="f12" draw:formula="60"/>
              <draw:equation draw:name="f13" draw:formula="22"/>
              <draw:equation draw:name="f14" draw:formula="59"/>
              <draw:equation draw:name="f15" draw:formula="20"/>
              <draw:equation draw:name="f16" draw:formula="57"/>
              <draw:equation draw:name="f17" draw:formula="18"/>
              <draw:equation draw:name="f18" draw:formula="54"/>
              <draw:equation draw:name="f19" draw:formula="17"/>
              <draw:equation draw:name="f20" draw:formula="52"/>
              <draw:equation draw:name="f21" draw:formula="15"/>
              <draw:equation draw:name="f22" draw:formula="48"/>
              <draw:equation draw:name="f23" draw:formula="44"/>
              <draw:equation draw:name="f24" draw:formula="16"/>
              <draw:equation draw:name="f25" draw:formula="30"/>
              <draw:equation draw:name="f26" draw:formula="25"/>
              <draw:equation draw:name="f27" draw:formula="21"/>
              <draw:equation draw:name="f28" draw:formula="23"/>
              <draw:equation draw:name="f29" draw:formula="26"/>
              <draw:equation draw:name="f30" draw:formula="2"/>
              <draw:equation draw:name="f31" draw:formula="13"/>
              <draw:equation draw:name="f32" draw:formula="9"/>
              <draw:equation draw:name="f33" draw:formula="5"/>
              <draw:equation draw:name="f34" draw:formula="32"/>
              <draw:equation draw:name="f35" draw:formula="3"/>
              <draw:equation draw:name="f36" draw:formula="37"/>
              <draw:equation draw:name="f37" draw:formula="1"/>
              <draw:equation draw:name="f38" draw:formula="66"/>
              <draw:equation draw:name="f39" draw:formula="72"/>
              <draw:equation draw:name="f40" draw:formula="77"/>
              <draw:equation draw:name="f41" draw:formula="36"/>
              <draw:equation draw:name="f42" draw:formula="?f2 - ?f0"/>
              <draw:equation draw:name="f43" draw:formula="?f1 - ?f0"/>
              <draw:equation draw:name="f44" draw:formula="?f43 / 80"/>
              <draw:equation draw:name="f45" draw:formula="?f42 / 98"/>
              <draw:equation draw:name="f46" draw:formula="80 * ?f43"/>
              <draw:equation draw:name="f47" draw:formula="98 * ?f42"/>
              <draw:equation draw:name="f48" draw:formula="64 * ?f43"/>
              <draw:equation draw:name="f49" draw:formula="43 * ?f42"/>
              <draw:equation draw:name="f50" draw:formula="63 * ?f43"/>
              <draw:equation draw:name="f51" draw:formula="31 * ?f42"/>
              <draw:equation draw:name="f52" draw:formula="60 * ?f43"/>
              <draw:equation draw:name="f53" draw:formula="22 * ?f42"/>
              <draw:equation draw:name="f54" draw:formula="54 * ?f43"/>
              <draw:equation draw:name="f55" draw:formula="17 * ?f42"/>
              <draw:equation draw:name="f56" draw:formula="44 * ?f43"/>
              <draw:equation draw:name="f57" draw:formula="15 * ?f42"/>
              <draw:equation draw:name="f58" draw:formula="30 * ?f43"/>
              <draw:equation draw:name="f59" draw:formula="18 * ?f42"/>
              <draw:equation draw:name="f60" draw:formula="16 * ?f43"/>
              <draw:equation draw:name="f61" draw:formula="26 * ?f42"/>
              <draw:equation draw:name="f62" draw:formula="0 * ?f43"/>
              <draw:equation draw:name="f63" draw:formula="2 * ?f42"/>
              <draw:equation draw:name="f64" draw:formula="13 * ?f42"/>
              <draw:equation draw:name="f65" draw:formula="32 * ?f43"/>
              <draw:equation draw:name="f66" draw:formula="3 * ?f42"/>
              <draw:equation draw:name="f67" draw:formula="48 * ?f43"/>
              <draw:equation draw:name="f68" draw:formula="0 * ?f42"/>
              <draw:equation draw:name="f69" draw:formula="72 * ?f43"/>
              <draw:equation draw:name="f70" draw:formula="9 * ?f42"/>
              <draw:equation draw:name="f71" draw:formula="36 * ?f42"/>
              <draw:equation draw:name="f72" draw:formula="?f46 / 80"/>
              <draw:equation draw:name="f73" draw:formula="?f47 / 98"/>
              <draw:equation draw:name="f74" draw:formula="?f48 / 80"/>
              <draw:equation draw:name="f75" draw:formula="?f49 / 98"/>
              <draw:equation draw:name="f76" draw:formula="?f50 / 80"/>
              <draw:equation draw:name="f77" draw:formula="?f51 / 98"/>
              <draw:equation draw:name="f78" draw:formula="?f52 / 80"/>
              <draw:equation draw:name="f79" draw:formula="?f53 / 98"/>
              <draw:equation draw:name="f80" draw:formula="?f54 / 80"/>
              <draw:equation draw:name="f81" draw:formula="?f55 / 98"/>
              <draw:equation draw:name="f82" draw:formula="?f56 / 80"/>
              <draw:equation draw:name="f83" draw:formula="?f57 / 98"/>
              <draw:equation draw:name="f84" draw:formula="?f58 / 80"/>
              <draw:equation draw:name="f85" draw:formula="?f59 / 98"/>
              <draw:equation draw:name="f86" draw:formula="?f60 / 80"/>
              <draw:equation draw:name="f87" draw:formula="?f61 / 98"/>
              <draw:equation draw:name="f88" draw:formula="?f62 / 80"/>
              <draw:equation draw:name="f89" draw:formula="?f63 / 98"/>
              <draw:equation draw:name="f90" draw:formula="?f64 / 98"/>
              <draw:equation draw:name="f91" draw:formula="?f65 / 80"/>
              <draw:equation draw:name="f92" draw:formula="?f66 / 98"/>
              <draw:equation draw:name="f93" draw:formula="?f67 / 80"/>
              <draw:equation draw:name="f94" draw:formula="?f68 / 98"/>
              <draw:equation draw:name="f95" draw:formula="?f69 / 80"/>
              <draw:equation draw:name="f96" draw:formula="?f70 / 98"/>
              <draw:equation draw:name="f97" draw:formula="?f71 / 98"/>
              <draw:equation draw:name="f98" draw:formula="0 / ?f44"/>
              <draw:equation draw:name="f99" draw:formula="?f1 / ?f44"/>
              <draw:equation draw:name="f100" draw:formula="0 / ?f45"/>
              <draw:equation draw:name="f101" draw:formula="?f2 / ?f45"/>
              <draw:equation draw:name="f102" draw:formula="?f72 / ?f44"/>
              <draw:equation draw:name="f103" draw:formula="?f73 / ?f45"/>
              <draw:equation draw:name="f104" draw:formula="?f74 / ?f44"/>
              <draw:equation draw:name="f105" draw:formula="?f75 / ?f45"/>
              <draw:equation draw:name="f106" draw:formula="?f76 / ?f44"/>
              <draw:equation draw:name="f107" draw:formula="?f77 / ?f45"/>
              <draw:equation draw:name="f108" draw:formula="?f78 / ?f44"/>
              <draw:equation draw:name="f109" draw:formula="?f79 / ?f45"/>
              <draw:equation draw:name="f110" draw:formula="?f80 / ?f44"/>
              <draw:equation draw:name="f111" draw:formula="?f81 / ?f45"/>
              <draw:equation draw:name="f112" draw:formula="?f82 / ?f44"/>
              <draw:equation draw:name="f113" draw:formula="?f83 / ?f45"/>
              <draw:equation draw:name="f114" draw:formula="?f84 / ?f44"/>
              <draw:equation draw:name="f115" draw:formula="?f85 / ?f45"/>
              <draw:equation draw:name="f116" draw:formula="?f86 / ?f44"/>
              <draw:equation draw:name="f117" draw:formula="?f87 / ?f45"/>
              <draw:equation draw:name="f118" draw:formula="?f88 / ?f44"/>
              <draw:equation draw:name="f119" draw:formula="?f89 / ?f45"/>
              <draw:equation draw:name="f120" draw:formula="?f90 / ?f45"/>
              <draw:equation draw:name="f121" draw:formula="?f91 / ?f44"/>
              <draw:equation draw:name="f122" draw:formula="?f92 / ?f45"/>
              <draw:equation draw:name="f123" draw:formula="?f93 / ?f44"/>
              <draw:equation draw:name="f124" draw:formula="?f94 / ?f45"/>
              <draw:equation draw:name="f125" draw:formula="?f95 / ?f44"/>
              <draw:equation draw:name="f126" draw:formula="?f96 / ?f45"/>
              <draw:equation draw:name="f127" draw:formula="?f97 / ?f45"/>
            </draw:enhanced-geometry>
          </draw:custom-shape>
          <draw:custom-shape svg:x="2.70608in" svg:y="4.4555in" svg:width="0.12056in" svg:height="0.19647in" draw:id="id228" draw:style-name="a1134" draw:name="Freeform 417">
            <svg:title/>
            <svg:desc/>
            <text:p text:style-name="a1133" text:class-names="" text:cond-style-name=""><text:span text:style-name="a1132" text:class-names=""/></text:p>
            <draw:enhanced-geometry xmlns:dr3d="urn:oasis:names:tc:opendocument:xmlns:dr3d:1.0" draw:type="non-primitive" svg:viewBox="0 0 84 134" draw:enhanced-path="M ?f1 ?f3 C ?f1 ?f4 ?f5 ?f6 ?f7 ?f8 ?f9 ?f10 ?f11 ?f2 ?f12 ?f2 ?f13 ?f2 ?f14 ?f15 ?f16 ?f15 ?f17 ?f18 ?f19 ?f20 ?f21 ?f10 L ?f21 ?f22 ?f23 ?f22 C ?f24 ?f25 ?f26 ?f27 ?f28 ?f29 ?f14 ?f30 ?f31 ?f30 ?f32 ?f30 ?f33 ?f30 ?f34 ?f30 ?f35 ?f29 ?f36 ?f27 ?f37 ?f25 ?f38 ?f39 ?f40 ?f41 ?f9 ?f42 ?f43 ?f44 ?f45 ?f46 ?f45 ?f47 ?f45 ?f48 L ?f45 ?f49 C ?f38 ?f50 ?f51 ?f52 ?f35 ?f48 ?f53 ?f54 ?f55 ?f56 ?f57 ?f56 ?f58 ?f56 ?f59 ?f60 ?f21 ?f1 ?f61 ?f62 ?f0 ?f63 ?f0 ?f64 ?f0 ?f32 ?f65 ?f13 ?f61 ?f66 ?f67 ?f68 ?f69 ?f59 ?f70 ?f71 ?f59 ?f72 ?f73 ?f74 ?f75 ?f76 ?f77 ?f78 ?f79 ?f0 ?f80 ?f0 ?f81 ?f0 ?f82 ?f0 ?f83 ?f78 ?f84 ?f65 ?f63 ?f61 ?f45 ?f67 L ?f85 ?f65 ?f1 ?f65 ?f1 ?f3 Z M ?f45 ?f86 L ?f45 ?f87 C ?f63 ?f59 ?f84 ?f88 ?f83 ?f19 ?f82 ?f24 ?f64 ?f24 ?f89 ?f24 ?f79 ?f24 ?f90 ?f59 ?f16 ?f91 ?f87 ?f14 ?f59 ?f79 ?f59 ?f64 ?f59 ?f51 ?f87 ?f45 ?f91 ?f7 ?f58 ?f92 ?f93 ?f5 ?f32 ?f5 ?f33 ?f5 ?f34 ?f94 ?f11 ?f92 ?f84 ?f95 ?f63 ?f96 ?f45 ?f86 Z N" draw:text-areas="?f209 ?f211 ?f210 ?f212" draw:glue-points="?f213 ?f214 ?f215 ?f216 ?f217 ?f218 ?f219 ?f220 ?f221 ?f222 ?f221 ?f223 ?f224 ?f223 ?f225 ?f226 ?f227 ?f228 ?f229 ?f226 ?f230 ?f231 ?f232 ?f233 ?f234 ?f235 ?f234 ?f236 ?f229 ?f235 ?f237 ?f238 ?f221 ?f239 ?f240 ?f241 ?f242 ?f243 ?f244 ?f245 ?f246 ?f247 ?f248 ?f249 ?f250 ?f251 ?f234 ?f252 ?f253 ?f254 ?f213 ?f254 ?f213 ?f214 ?f234 ?f255 ?f234 ?f256 ?f250 ?f257 ?f258 ?f259 ?f219 ?f260 ?f261 ?f241 ?f262 ?f263 ?f227 ?f264 ?f265 ?f266 ?f234 ?f255" draw:glue-point-leaving-directions="-90, -90, -90, -90, -90, -90, -90, -90, -90, -90, -90, -90, -90, -90, -90, -90, -90, -90, -90, -90, -90, -90, -90, -90, -90, -90, -90, -90, -90, -90, -90, -90, -90, -90, -90, -90, -90">
              <draw:equation draw:name="f0" draw:formula="0"/>
              <draw:equation draw:name="f1" draw:formula="84"/>
              <draw:equation draw:name="f2" draw:formula="134"/>
              <draw:equation draw:name="f3" draw:formula="87"/>
              <draw:equation draw:name="f4" draw:formula="103"/>
              <draw:equation draw:name="f5" draw:formula="81"/>
              <draw:equation draw:name="f6" draw:formula="115"/>
              <draw:equation draw:name="f7" draw:formula="73"/>
              <draw:equation draw:name="f8" draw:formula="122"/>
              <draw:equation draw:name="f9" draw:formula="66"/>
              <draw:equation draw:name="f10" draw:formula="130"/>
              <draw:equation draw:name="f11" draw:formula="55"/>
              <draw:equation draw:name="f12" draw:formula="39"/>
              <draw:equation draw:name="f13" draw:formula="34"/>
              <draw:equation draw:name="f14" draw:formula="29"/>
              <draw:equation draw:name="f15" draw:formula="133"/>
              <draw:equation draw:name="f16" draw:formula="25"/>
              <draw:equation draw:name="f17" draw:formula="20"/>
              <draw:equation draw:name="f18" draw:formula="132"/>
              <draw:equation draw:name="f19" draw:formula="15"/>
              <draw:equation draw:name="f20" draw:formula="131"/>
              <draw:equation draw:name="f21" draw:formula="10"/>
              <draw:equation draw:name="f22" draw:formula="113"/>
              <draw:equation draw:name="f23" draw:formula="11"/>
              <draw:equation draw:name="f24" draw:formula="14"/>
              <draw:equation draw:name="f25" draw:formula="114"/>
              <draw:equation draw:name="f26" draw:formula="18"/>
              <draw:equation draw:name="f27" draw:formula="116"/>
              <draw:equation draw:name="f28" draw:formula="24"/>
              <draw:equation draw:name="f29" draw:formula="117"/>
              <draw:equation draw:name="f30" draw:formula="119"/>
              <draw:equation draw:name="f31" draw:formula="35"/>
              <draw:equation draw:name="f32" draw:formula="41"/>
              <draw:equation draw:name="f33" draw:formula="46"/>
              <draw:equation draw:name="f34" draw:formula="51"/>
              <draw:equation draw:name="f35" draw:formula="54"/>
              <draw:equation draw:name="f36" draw:formula="58"/>
              <draw:equation draw:name="f37" draw:formula="61"/>
              <draw:equation draw:name="f38" draw:formula="63"/>
              <draw:equation draw:name="f39" draw:formula="112"/>
              <draw:equation draw:name="f40" draw:formula="65"/>
              <draw:equation draw:name="f41" draw:formula="110"/>
              <draw:equation draw:name="f42" draw:formula="107"/>
              <draw:equation draw:name="f43" draw:formula="67"/>
              <draw:equation draw:name="f44" draw:formula="104"/>
              <draw:equation draw:name="f45" draw:formula="68"/>
              <draw:equation draw:name="f46" draw:formula="101"/>
              <draw:equation draw:name="f47" draw:formula="97"/>
              <draw:equation draw:name="f48" draw:formula="93"/>
              <draw:equation draw:name="f49" draw:formula="85"/>
              <draw:equation draw:name="f50" draw:formula="89"/>
              <draw:equation draw:name="f51" draw:formula="59"/>
              <draw:equation draw:name="f52" draw:formula="91"/>
              <draw:equation draw:name="f53" draw:formula="50"/>
              <draw:equation draw:name="f54" draw:formula="95"/>
              <draw:equation draw:name="f55" draw:formula="44"/>
              <draw:equation draw:name="f56" draw:formula="96"/>
              <draw:equation draw:name="f57" draw:formula="38"/>
              <draw:equation draw:name="f58" draw:formula="26"/>
              <draw:equation draw:name="f59" draw:formula="17"/>
              <draw:equation draw:name="f60" draw:formula="92"/>
              <draw:equation draw:name="f61" draw:formula="4"/>
              <draw:equation draw:name="f62" draw:formula="76"/>
              <draw:equation draw:name="f63" draw:formula="64"/>
              <draw:equation draw:name="f64" draw:formula="49"/>
              <draw:equation draw:name="f65" draw:formula="2"/>
              <draw:equation draw:name="f66" draw:formula="28"/>
              <draw:equation draw:name="f67" draw:formula="6"/>
              <draw:equation draw:name="f68" draw:formula="22"/>
              <draw:equation draw:name="f69" draw:formula="9"/>
              <draw:equation draw:name="f70" draw:formula="13"/>
              <draw:equation draw:name="f71" draw:formula="12"/>
              <draw:equation draw:name="f72" draw:formula="8"/>
              <draw:equation draw:name="f73" draw:formula="21"/>
              <draw:equation draw:name="f74" draw:formula="5"/>
              <draw:equation draw:name="f75" draw:formula="27"/>
              <draw:equation draw:name="f76" draw:formula="3"/>
              <draw:equation draw:name="f77" draw:formula="32"/>
              <draw:equation draw:name="f78" draw:formula="1"/>
              <draw:equation draw:name="f79" draw:formula="37"/>
              <draw:equation draw:name="f80" draw:formula="43"/>
              <draw:equation draw:name="f81" draw:formula="48"/>
              <draw:equation draw:name="f82" draw:formula="53"/>
              <draw:equation draw:name="f83" draw:formula="56"/>
              <draw:equation draw:name="f84" draw:formula="60"/>
              <draw:equation draw:name="f85" draw:formula="69"/>
              <draw:equation draw:name="f86" draw:formula="71"/>
              <draw:equation draw:name="f87" draw:formula="19"/>
              <draw:equation draw:name="f88" draw:formula="16"/>
              <draw:equation draw:name="f89" draw:formula="45"/>
              <draw:equation draw:name="f90" draw:formula="30"/>
              <draw:equation draw:name="f91" draw:formula="23"/>
              <draw:equation draw:name="f92" draw:formula="79"/>
              <draw:equation draw:name="f93" draw:formula="33"/>
              <draw:equation draw:name="f94" draw:formula="80"/>
              <draw:equation draw:name="f95" draw:formula="77"/>
              <draw:equation draw:name="f96" draw:formula="74"/>
              <draw:equation draw:name="f97" draw:formula="?f2 - ?f0"/>
              <draw:equation draw:name="f98" draw:formula="?f1 - ?f0"/>
              <draw:equation draw:name="f99" draw:formula="?f98 / 84"/>
              <draw:equation draw:name="f100" draw:formula="?f97 / 134"/>
              <draw:equation draw:name="f101" draw:formula="84 * ?f98"/>
              <draw:equation draw:name="f102" draw:formula="87 * ?f97"/>
              <draw:equation draw:name="f103" draw:formula="73 * ?f98"/>
              <draw:equation draw:name="f104" draw:formula="122 * ?f97"/>
              <draw:equation draw:name="f105" draw:formula="39 * ?f98"/>
              <draw:equation draw:name="f106" draw:formula="134 * ?f97"/>
              <draw:equation draw:name="f107" draw:formula="25 * ?f98"/>
              <draw:equation draw:name="f108" draw:formula="133 * ?f97"/>
              <draw:equation draw:name="f109" draw:formula="10 * ?f98"/>
              <draw:equation draw:name="f110" draw:formula="130 * ?f97"/>
              <draw:equation draw:name="f111" draw:formula="113 * ?f97"/>
              <draw:equation draw:name="f112" draw:formula="11 * ?f98"/>
              <draw:equation draw:name="f113" draw:formula="24 * ?f98"/>
              <draw:equation draw:name="f114" draw:formula="117 * ?f97"/>
              <draw:equation draw:name="f115" draw:formula="41 * ?f98"/>
              <draw:equation draw:name="f116" draw:formula="119 * ?f97"/>
              <draw:equation draw:name="f117" draw:formula="54 * ?f98"/>
              <draw:equation draw:name="f118" draw:formula="63 * ?f98"/>
              <draw:equation draw:name="f119" draw:formula="112 * ?f97"/>
              <draw:equation draw:name="f120" draw:formula="67 * ?f98"/>
              <draw:equation draw:name="f121" draw:formula="104 * ?f97"/>
              <draw:equation draw:name="f122" draw:formula="68 * ?f98"/>
              <draw:equation draw:name="f123" draw:formula="93 * ?f97"/>
              <draw:equation draw:name="f124" draw:formula="85 * ?f97"/>
              <draw:equation draw:name="f125" draw:formula="38 * ?f98"/>
              <draw:equation draw:name="f126" draw:formula="96 * ?f97"/>
              <draw:equation draw:name="f127" draw:formula="84 * ?f97"/>
              <draw:equation draw:name="f128" draw:formula="0 * ?f98"/>
              <draw:equation draw:name="f129" draw:formula="49 * ?f97"/>
              <draw:equation draw:name="f130" draw:formula="4 * ?f98"/>
              <draw:equation draw:name="f131" draw:formula="28 * ?f97"/>
              <draw:equation draw:name="f132" draw:formula="13 * ?f98"/>
              <draw:equation draw:name="f133" draw:formula="12 * ?f97"/>
              <draw:equation draw:name="f134" draw:formula="27 * ?f98"/>
              <draw:equation draw:name="f135" draw:formula="3 * ?f97"/>
              <draw:equation draw:name="f136" draw:formula="43 * ?f98"/>
              <draw:equation draw:name="f137" draw:formula="0 * ?f97"/>
              <draw:equation draw:name="f138" draw:formula="56 * ?f98"/>
              <draw:equation draw:name="f139" draw:formula="1 * ?f97"/>
              <draw:equation draw:name="f140" draw:formula="6 * ?f97"/>
              <draw:equation draw:name="f141" draw:formula="69 * ?f98"/>
              <draw:equation draw:name="f142" draw:formula="2 * ?f97"/>
              <draw:equation draw:name="f143" draw:formula="71 * ?f97"/>
              <draw:equation draw:name="f144" draw:formula="19 * ?f97"/>
              <draw:equation draw:name="f145" draw:formula="15 * ?f97"/>
              <draw:equation draw:name="f146" draw:formula="45 * ?f98"/>
              <draw:equation draw:name="f147" draw:formula="14 * ?f97"/>
              <draw:equation draw:name="f148" draw:formula="23 * ?f97"/>
              <draw:equation draw:name="f149" draw:formula="17 * ?f98"/>
              <draw:equation draw:name="f150" draw:formula="23 * ?f98"/>
              <draw:equation draw:name="f151" draw:formula="73 * ?f97"/>
              <draw:equation draw:name="f152" draw:formula="81 * ?f97"/>
              <draw:equation draw:name="f153" draw:formula="55 * ?f98"/>
              <draw:equation draw:name="f154" draw:formula="79 * ?f97"/>
              <draw:equation draw:name="f155" draw:formula="?f101 / 84"/>
              <draw:equation draw:name="f156" draw:formula="?f102 / 134"/>
              <draw:equation draw:name="f157" draw:formula="?f103 / 84"/>
              <draw:equation draw:name="f158" draw:formula="?f104 / 134"/>
              <draw:equation draw:name="f159" draw:formula="?f105 / 84"/>
              <draw:equation draw:name="f160" draw:formula="?f106 / 134"/>
              <draw:equation draw:name="f161" draw:formula="?f107 / 84"/>
              <draw:equation draw:name="f162" draw:formula="?f108 / 134"/>
              <draw:equation draw:name="f163" draw:formula="?f109 / 84"/>
              <draw:equation draw:name="f164" draw:formula="?f110 / 134"/>
              <draw:equation draw:name="f165" draw:formula="?f111 / 134"/>
              <draw:equation draw:name="f166" draw:formula="?f112 / 84"/>
              <draw:equation draw:name="f167" draw:formula="?f113 / 84"/>
              <draw:equation draw:name="f168" draw:formula="?f114 / 134"/>
              <draw:equation draw:name="f169" draw:formula="?f115 / 84"/>
              <draw:equation draw:name="f170" draw:formula="?f116 / 134"/>
              <draw:equation draw:name="f171" draw:formula="?f117 / 84"/>
              <draw:equation draw:name="f172" draw:formula="?f118 / 84"/>
              <draw:equation draw:name="f173" draw:formula="?f119 / 134"/>
              <draw:equation draw:name="f174" draw:formula="?f120 / 84"/>
              <draw:equation draw:name="f175" draw:formula="?f121 / 134"/>
              <draw:equation draw:name="f176" draw:formula="?f122 / 84"/>
              <draw:equation draw:name="f177" draw:formula="?f123 / 134"/>
              <draw:equation draw:name="f178" draw:formula="?f124 / 134"/>
              <draw:equation draw:name="f179" draw:formula="?f125 / 84"/>
              <draw:equation draw:name="f180" draw:formula="?f126 / 134"/>
              <draw:equation draw:name="f181" draw:formula="?f127 / 134"/>
              <draw:equation draw:name="f182" draw:formula="?f128 / 84"/>
              <draw:equation draw:name="f183" draw:formula="?f129 / 134"/>
              <draw:equation draw:name="f184" draw:formula="?f130 / 84"/>
              <draw:equation draw:name="f185" draw:formula="?f131 / 134"/>
              <draw:equation draw:name="f186" draw:formula="?f132 / 84"/>
              <draw:equation draw:name="f187" draw:formula="?f133 / 134"/>
              <draw:equation draw:name="f188" draw:formula="?f134 / 84"/>
              <draw:equation draw:name="f189" draw:formula="?f135 / 134"/>
              <draw:equation draw:name="f190" draw:formula="?f136 / 84"/>
              <draw:equation draw:name="f191" draw:formula="?f137 / 134"/>
              <draw:equation draw:name="f192" draw:formula="?f138 / 84"/>
              <draw:equation draw:name="f193" draw:formula="?f139 / 134"/>
              <draw:equation draw:name="f194" draw:formula="?f140 / 134"/>
              <draw:equation draw:name="f195" draw:formula="?f141 / 84"/>
              <draw:equation draw:name="f196" draw:formula="?f142 / 134"/>
              <draw:equation draw:name="f197" draw:formula="?f143 / 134"/>
              <draw:equation draw:name="f198" draw:formula="?f144 / 134"/>
              <draw:equation draw:name="f199" draw:formula="?f145 / 134"/>
              <draw:equation draw:name="f200" draw:formula="?f146 / 84"/>
              <draw:equation draw:name="f201" draw:formula="?f147 / 134"/>
              <draw:equation draw:name="f202" draw:formula="?f148 / 134"/>
              <draw:equation draw:name="f203" draw:formula="?f149 / 84"/>
              <draw:equation draw:name="f204" draw:formula="?f150 / 84"/>
              <draw:equation draw:name="f205" draw:formula="?f151 / 134"/>
              <draw:equation draw:name="f206" draw:formula="?f152 / 134"/>
              <draw:equation draw:name="f207" draw:formula="?f153 / 84"/>
              <draw:equation draw:name="f208" draw:formula="?f154 / 134"/>
              <draw:equation draw:name="f209" draw:formula="0 / ?f99"/>
              <draw:equation draw:name="f210" draw:formula="?f1 / ?f99"/>
              <draw:equation draw:name="f211" draw:formula="0 / ?f100"/>
              <draw:equation draw:name="f212" draw:formula="?f2 / ?f100"/>
              <draw:equation draw:name="f213" draw:formula="?f155 / ?f99"/>
              <draw:equation draw:name="f214" draw:formula="?f156 / ?f100"/>
              <draw:equation draw:name="f215" draw:formula="?f157 / ?f99"/>
              <draw:equation draw:name="f216" draw:formula="?f158 / ?f100"/>
              <draw:equation draw:name="f217" draw:formula="?f159 / ?f99"/>
              <draw:equation draw:name="f218" draw:formula="?f160 / ?f100"/>
              <draw:equation draw:name="f219" draw:formula="?f161 / ?f99"/>
              <draw:equation draw:name="f220" draw:formula="?f162 / ?f100"/>
              <draw:equation draw:name="f221" draw:formula="?f163 / ?f99"/>
              <draw:equation draw:name="f222" draw:formula="?f164 / ?f100"/>
              <draw:equation draw:name="f223" draw:formula="?f165 / ?f100"/>
              <draw:equation draw:name="f224" draw:formula="?f166 / ?f99"/>
              <draw:equation draw:name="f225" draw:formula="?f167 / ?f99"/>
              <draw:equation draw:name="f226" draw:formula="?f168 / ?f100"/>
              <draw:equation draw:name="f227" draw:formula="?f169 / ?f99"/>
              <draw:equation draw:name="f228" draw:formula="?f170 / ?f100"/>
              <draw:equation draw:name="f229" draw:formula="?f171 / ?f99"/>
              <draw:equation draw:name="f230" draw:formula="?f172 / ?f99"/>
              <draw:equation draw:name="f231" draw:formula="?f173 / ?f100"/>
              <draw:equation draw:name="f232" draw:formula="?f174 / ?f99"/>
              <draw:equation draw:name="f233" draw:formula="?f175 / ?f100"/>
              <draw:equation draw:name="f234" draw:formula="?f176 / ?f99"/>
              <draw:equation draw:name="f235" draw:formula="?f177 / ?f100"/>
              <draw:equation draw:name="f236" draw:formula="?f178 / ?f100"/>
              <draw:equation draw:name="f237" draw:formula="?f179 / ?f99"/>
              <draw:equation draw:name="f238" draw:formula="?f180 / ?f100"/>
              <draw:equation draw:name="f239" draw:formula="?f181 / ?f100"/>
              <draw:equation draw:name="f240" draw:formula="?f182 / ?f99"/>
              <draw:equation draw:name="f241" draw:formula="?f183 / ?f100"/>
              <draw:equation draw:name="f242" draw:formula="?f184 / ?f99"/>
              <draw:equation draw:name="f243" draw:formula="?f185 / ?f100"/>
              <draw:equation draw:name="f244" draw:formula="?f186 / ?f99"/>
              <draw:equation draw:name="f245" draw:formula="?f187 / ?f100"/>
              <draw:equation draw:name="f246" draw:formula="?f188 / ?f99"/>
              <draw:equation draw:name="f247" draw:formula="?f189 / ?f100"/>
              <draw:equation draw:name="f248" draw:formula="?f190 / ?f99"/>
              <draw:equation draw:name="f249" draw:formula="?f191 / ?f100"/>
              <draw:equation draw:name="f250" draw:formula="?f192 / ?f99"/>
              <draw:equation draw:name="f251" draw:formula="?f193 / ?f100"/>
              <draw:equation draw:name="f252" draw:formula="?f194 / ?f100"/>
              <draw:equation draw:name="f253" draw:formula="?f195 / ?f99"/>
              <draw:equation draw:name="f254" draw:formula="?f196 / ?f100"/>
              <draw:equation draw:name="f255" draw:formula="?f197 / ?f100"/>
              <draw:equation draw:name="f256" draw:formula="?f198 / ?f100"/>
              <draw:equation draw:name="f257" draw:formula="?f199 / ?f100"/>
              <draw:equation draw:name="f258" draw:formula="?f200 / ?f99"/>
              <draw:equation draw:name="f259" draw:formula="?f201 / ?f100"/>
              <draw:equation draw:name="f260" draw:formula="?f202 / ?f100"/>
              <draw:equation draw:name="f261" draw:formula="?f203 / ?f99"/>
              <draw:equation draw:name="f262" draw:formula="?f204 / ?f99"/>
              <draw:equation draw:name="f263" draw:formula="?f205 / ?f100"/>
              <draw:equation draw:name="f264" draw:formula="?f206 / ?f100"/>
              <draw:equation draw:name="f265" draw:formula="?f207 / ?f99"/>
              <draw:equation draw:name="f266" draw:formula="?f208 / ?f100"/>
            </draw:enhanced-geometry>
          </draw:custom-shape>
        </draw:g>
        <draw:g draw:name="Gruppieren 777" draw:id="id177">
          <svg:title/>
          <svg:desc/>
          <draw:custom-shape svg:x="3.58571in" svg:y="1.68263in" svg:width="3.06756in" svg:height="4.13473in" draw:id="id204" draw:style-name="a1062" draw:name="Freeform 418">
            <svg:title/>
            <svg:desc/>
            <text:p text:style-name="a1061" text:class-names="" text:cond-style-name=""><text:span text:style-name="a1060" text:class-names=""/></text:p>
            <draw:enhanced-geometry xmlns:dr3d="urn:oasis:names:tc:opendocument:xmlns:dr3d:1.0" draw:type="non-primitive" svg:viewBox="0 0 2092 2824" draw:enhanced-path="M ?f3 ?f0 L ?f4 ?f5 C ?f6 ?f5 ?f7 ?f8 ?f1 ?f9 L ?f1 ?f10 C ?f1 ?f11 ?f12 ?f13 ?f4 ?f2 L ?f14 ?f2 C ?f15 ?f13 ?f16 ?f17 ?f0 ?f18 L ?f19 ?f20 C ?f5 ?f21 ?f22 ?f5 ?f3 ?f0 Z N" draw:text-areas="?f53 ?f55 ?f54 ?f56" draw:glue-points="?f57 ?f58 ?f59 ?f60 ?f61 ?f62 ?f61 ?f63 ?f59 ?f64 ?f65 ?f64 ?f66 ?f67 ?f68 ?f69 ?f57 ?f58" draw:glue-point-leaving-directions="-90, -90, -90, -90, -90, -90, -90, -90, -90">
              <draw:equation draw:name="f0" draw:formula="0"/>
              <draw:equation draw:name="f1" draw:formula="2092"/>
              <draw:equation draw:name="f2" draw:formula="2824"/>
              <draw:equation draw:name="f3" draw:formula="145"/>
              <draw:equation draw:name="f4" draw:formula="1946"/>
              <draw:equation draw:name="f5" draw:formula="1"/>
              <draw:equation draw:name="f6" draw:formula="2020"/>
              <draw:equation draw:name="f7" draw:formula="2091"/>
              <draw:equation draw:name="f8" draw:formula="86"/>
              <draw:equation draw:name="f9" draw:formula="196"/>
              <draw:equation draw:name="f10" draw:formula="2626"/>
              <draw:equation draw:name="f11" draw:formula="2729"/>
              <draw:equation draw:name="f12" draw:formula="2017"/>
              <draw:equation draw:name="f13" draw:formula="2823"/>
              <draw:equation draw:name="f14" draw:formula="146"/>
              <draw:equation draw:name="f15" draw:formula="66"/>
              <draw:equation draw:name="f16" draw:formula="3"/>
              <draw:equation draw:name="f17" draw:formula="2738"/>
              <draw:equation draw:name="f18" draw:formula="2627"/>
              <draw:equation draw:name="f19" draw:formula="2"/>
              <draw:equation draw:name="f20" draw:formula="197"/>
              <draw:equation draw:name="f21" draw:formula="92"/>
              <draw:equation draw:name="f22" draw:formula="67"/>
              <draw:equation draw:name="f23" draw:formula="?f2 - ?f0"/>
              <draw:equation draw:name="f24" draw:formula="?f1 - ?f0"/>
              <draw:equation draw:name="f25" draw:formula="?f24 / 2092"/>
              <draw:equation draw:name="f26" draw:formula="?f23 / 2824"/>
              <draw:equation draw:name="f27" draw:formula="145 * ?f24"/>
              <draw:equation draw:name="f28" draw:formula="0 * ?f23"/>
              <draw:equation draw:name="f29" draw:formula="1946 * ?f24"/>
              <draw:equation draw:name="f30" draw:formula="1 * ?f23"/>
              <draw:equation draw:name="f31" draw:formula="2092 * ?f24"/>
              <draw:equation draw:name="f32" draw:formula="196 * ?f23"/>
              <draw:equation draw:name="f33" draw:formula="2626 * ?f23"/>
              <draw:equation draw:name="f34" draw:formula="2824 * ?f23"/>
              <draw:equation draw:name="f35" draw:formula="146 * ?f24"/>
              <draw:equation draw:name="f36" draw:formula="0 * ?f24"/>
              <draw:equation draw:name="f37" draw:formula="2627 * ?f23"/>
              <draw:equation draw:name="f38" draw:formula="2 * ?f24"/>
              <draw:equation draw:name="f39" draw:formula="197 * ?f23"/>
              <draw:equation draw:name="f40" draw:formula="?f27 / 2092"/>
              <draw:equation draw:name="f41" draw:formula="?f28 / 2824"/>
              <draw:equation draw:name="f42" draw:formula="?f29 / 2092"/>
              <draw:equation draw:name="f43" draw:formula="?f30 / 2824"/>
              <draw:equation draw:name="f44" draw:formula="?f31 / 2092"/>
              <draw:equation draw:name="f45" draw:formula="?f32 / 2824"/>
              <draw:equation draw:name="f46" draw:formula="?f33 / 2824"/>
              <draw:equation draw:name="f47" draw:formula="?f34 / 2824"/>
              <draw:equation draw:name="f48" draw:formula="?f35 / 2092"/>
              <draw:equation draw:name="f49" draw:formula="?f36 / 2092"/>
              <draw:equation draw:name="f50" draw:formula="?f37 / 2824"/>
              <draw:equation draw:name="f51" draw:formula="?f38 / 2092"/>
              <draw:equation draw:name="f52" draw:formula="?f39 / 2824"/>
              <draw:equation draw:name="f53" draw:formula="0 / ?f25"/>
              <draw:equation draw:name="f54" draw:formula="?f1 / ?f25"/>
              <draw:equation draw:name="f55" draw:formula="0 / ?f26"/>
              <draw:equation draw:name="f56" draw:formula="?f2 / ?f26"/>
              <draw:equation draw:name="f57" draw:formula="?f40 / ?f25"/>
              <draw:equation draw:name="f58" draw:formula="?f41 / ?f26"/>
              <draw:equation draw:name="f59" draw:formula="?f42 / ?f25"/>
              <draw:equation draw:name="f60" draw:formula="?f43 / ?f26"/>
              <draw:equation draw:name="f61" draw:formula="?f44 / ?f25"/>
              <draw:equation draw:name="f62" draw:formula="?f45 / ?f26"/>
              <draw:equation draw:name="f63" draw:formula="?f46 / ?f26"/>
              <draw:equation draw:name="f64" draw:formula="?f47 / ?f26"/>
              <draw:equation draw:name="f65" draw:formula="?f48 / ?f25"/>
              <draw:equation draw:name="f66" draw:formula="?f49 / ?f25"/>
              <draw:equation draw:name="f67" draw:formula="?f50 / ?f26"/>
              <draw:equation draw:name="f68" draw:formula="?f51 / ?f25"/>
              <draw:equation draw:name="f69" draw:formula="?f52 / ?f26"/>
            </draw:enhanced-geometry>
          </draw:custom-shape>
          <draw:custom-shape svg:x="4.43409in" svg:y="2.84804in" svg:width="1.3708in" svg:height="1.29936in" draw:id="id205" draw:style-name="a1065" draw:name="Freeform 419">
            <svg:title/>
            <svg:desc/>
            <text:p text:style-name="a1064" text:class-names="" text:cond-style-name=""><text:span text:style-name="a1063" text:class-names=""/></text:p>
            <draw:enhanced-geometry xmlns:dr3d="urn:oasis:names:tc:opendocument:xmlns:dr3d:1.0" draw:type="non-primitive" svg:viewBox="0 0 933 889" draw:enhanced-path="M ?f3 ?f4 C ?f5 ?f6 ?f7 ?f8 ?f9 ?f10 ?f11 ?f12 ?f13 ?f14 ?f15 ?f16 ?f17 ?f18 ?f19 ?f20 ?f21 ?f22 ?f1 ?f23 ?f24 ?f25 ?f26 ?f27 ?f28 ?f29 ?f30 ?f31 ?f32 ?f33 ?f34 ?f35 ?f36 ?f37 ?f3 ?f2 ?f38 ?f39 ?f40 ?f41 ?f42 ?f43 ?f44 ?f45 ?f46 ?f47 ?f48 ?f49 ?f50 ?f51 ?f0 ?f52 ?f12 ?f53 ?f54 ?f55 ?f56 ?f57 ?f58 ?f59 ?f60 ?f61 ?f62 ?f0 ?f63 ?f64 ?f65 ?f66 ?f67 ?f6 ?f3 ?f4 Z N" draw:text-areas="?f118 ?f120 ?f119 ?f121" draw:glue-points="?f122 ?f123 ?f124 ?f125 ?f126 ?f127 ?f128 ?f129 ?f130 ?f131 ?f132 ?f133 ?f122 ?f134 ?f135 ?f136 ?f137 ?f138 ?f139 ?f140 ?f141 ?f142 ?f143 ?f144 ?f122 ?f123" draw:glue-point-leaving-directions="-90, -90, -90, -90, -90, -90, -90, -90, -90, -90, -90, -90, -90">
              <draw:equation draw:name="f0" draw:formula="0"/>
              <draw:equation draw:name="f1" draw:formula="933"/>
              <draw:equation draw:name="f2" draw:formula="889"/>
              <draw:equation draw:name="f3" draw:formula="466"/>
              <draw:equation draw:name="f4" draw:formula="198"/>
              <draw:equation draw:name="f5" draw:formula="493"/>
              <draw:equation draw:name="f6" draw:formula="123"/>
              <draw:equation draw:name="f7" draw:formula="543"/>
              <draw:equation draw:name="f8" draw:formula="41"/>
              <draw:equation draw:name="f9" draw:formula="638"/>
              <draw:equation draw:name="f10" draw:formula="20"/>
              <draw:equation draw:name="f11" draw:formula="713"/>
              <draw:equation draw:name="f12" draw:formula="3"/>
              <draw:equation draw:name="f13" draw:formula="794"/>
              <draw:equation draw:name="f14" draw:formula="25"/>
              <draw:equation draw:name="f15" draw:formula="854"/>
              <draw:equation draw:name="f16" draw:formula="63"/>
              <draw:equation draw:name="f17" draw:formula="907"/>
              <draw:equation draw:name="f18" draw:formula="97"/>
              <draw:equation draw:name="f19" draw:formula="925"/>
              <draw:equation draw:name="f20" draw:formula="155"/>
              <draw:equation draw:name="f21" draw:formula="929"/>
              <draw:equation draw:name="f22" draw:formula="211"/>
              <draw:equation draw:name="f23" draw:formula="251"/>
              <draw:equation draw:name="f24" draw:formula="922"/>
              <draw:equation draw:name="f25" draw:formula="287"/>
              <draw:equation draw:name="f26" draw:formula="904"/>
              <draw:equation draw:name="f27" draw:formula="323"/>
              <draw:equation draw:name="f28" draw:formula="848"/>
              <draw:equation draw:name="f29" draw:formula="432"/>
              <draw:equation draw:name="f30" draw:formula="758"/>
              <draw:equation draw:name="f31" draw:formula="522"/>
              <draw:equation draw:name="f32" draw:formula="672"/>
              <draw:equation draw:name="f33" draw:formula="613"/>
              <draw:equation draw:name="f34" draw:formula="593"/>
              <draw:equation draw:name="f35" draw:formula="697"/>
              <draw:equation draw:name="f36" draw:formula="525"/>
              <draw:equation draw:name="f37" draw:formula="789"/>
              <draw:equation draw:name="f38" draw:formula="408"/>
              <draw:equation draw:name="f39" draw:formula="786"/>
              <draw:equation draw:name="f40" draw:formula="339"/>
              <draw:equation draw:name="f41" draw:formula="694"/>
              <draw:equation draw:name="f42" draw:formula="260"/>
              <draw:equation draw:name="f43" draw:formula="610"/>
              <draw:equation draw:name="f44" draw:formula="175"/>
              <draw:equation draw:name="f45" draw:formula="519"/>
              <draw:equation draw:name="f46" draw:formula="84"/>
              <draw:equation draw:name="f47" draw:formula="429"/>
              <draw:equation draw:name="f48" draw:formula="29"/>
              <draw:equation draw:name="f49" draw:formula="320"/>
              <draw:equation draw:name="f50" draw:formula="10"/>
              <draw:equation draw:name="f51" draw:formula="284"/>
              <draw:equation draw:name="f52" draw:formula="248"/>
              <draw:equation draw:name="f53" draw:formula="208"/>
              <draw:equation draw:name="f54" draw:formula="8"/>
              <draw:equation draw:name="f55" draw:formula="152"/>
              <draw:equation draw:name="f56" draw:formula="26"/>
              <draw:equation draw:name="f57" draw:formula="94"/>
              <draw:equation draw:name="f58" draw:formula="78"/>
              <draw:equation draw:name="f59" draw:formula="60"/>
              <draw:equation draw:name="f60" draw:formula="139"/>
              <draw:equation draw:name="f61" draw:formula="22"/>
              <draw:equation draw:name="f62" draw:formula="220"/>
              <draw:equation draw:name="f63" draw:formula="295"/>
              <draw:equation draw:name="f64" draw:formula="17"/>
              <draw:equation draw:name="f65" draw:formula="390"/>
              <draw:equation draw:name="f66" draw:formula="38"/>
              <draw:equation draw:name="f67" draw:formula="439"/>
              <draw:equation draw:name="f68" draw:formula="?f2 - ?f0"/>
              <draw:equation draw:name="f69" draw:formula="?f1 - ?f0"/>
              <draw:equation draw:name="f70" draw:formula="?f69 / 933"/>
              <draw:equation draw:name="f71" draw:formula="?f68 / 889"/>
              <draw:equation draw:name="f72" draw:formula="466 * ?f69"/>
              <draw:equation draw:name="f73" draw:formula="198 * ?f68"/>
              <draw:equation draw:name="f74" draw:formula="638 * ?f69"/>
              <draw:equation draw:name="f75" draw:formula="20 * ?f68"/>
              <draw:equation draw:name="f76" draw:formula="854 * ?f69"/>
              <draw:equation draw:name="f77" draw:formula="63 * ?f68"/>
              <draw:equation draw:name="f78" draw:formula="929 * ?f69"/>
              <draw:equation draw:name="f79" draw:formula="211 * ?f68"/>
              <draw:equation draw:name="f80" draw:formula="904 * ?f69"/>
              <draw:equation draw:name="f81" draw:formula="323 * ?f68"/>
              <draw:equation draw:name="f82" draw:formula="672 * ?f69"/>
              <draw:equation draw:name="f83" draw:formula="613 * ?f68"/>
              <draw:equation draw:name="f84" draw:formula="889 * ?f68"/>
              <draw:equation draw:name="f85" draw:formula="260 * ?f69"/>
              <draw:equation draw:name="f86" draw:formula="610 * ?f68"/>
              <draw:equation draw:name="f87" draw:formula="29 * ?f69"/>
              <draw:equation draw:name="f88" draw:formula="320 * ?f68"/>
              <draw:equation draw:name="f89" draw:formula="3 * ?f69"/>
              <draw:equation draw:name="f90" draw:formula="208 * ?f68"/>
              <draw:equation draw:name="f91" draw:formula="78 * ?f69"/>
              <draw:equation draw:name="f92" draw:formula="60 * ?f68"/>
              <draw:equation draw:name="f93" draw:formula="295 * ?f69"/>
              <draw:equation draw:name="f94" draw:formula="17 * ?f68"/>
              <draw:equation draw:name="f95" draw:formula="?f72 / 933"/>
              <draw:equation draw:name="f96" draw:formula="?f73 / 889"/>
              <draw:equation draw:name="f97" draw:formula="?f74 / 933"/>
              <draw:equation draw:name="f98" draw:formula="?f75 / 889"/>
              <draw:equation draw:name="f99" draw:formula="?f76 / 933"/>
              <draw:equation draw:name="f100" draw:formula="?f77 / 889"/>
              <draw:equation draw:name="f101" draw:formula="?f78 / 933"/>
              <draw:equation draw:name="f102" draw:formula="?f79 / 889"/>
              <draw:equation draw:name="f103" draw:formula="?f80 / 933"/>
              <draw:equation draw:name="f104" draw:formula="?f81 / 889"/>
              <draw:equation draw:name="f105" draw:formula="?f82 / 933"/>
              <draw:equation draw:name="f106" draw:formula="?f83 / 889"/>
              <draw:equation draw:name="f107" draw:formula="?f84 / 889"/>
              <draw:equation draw:name="f108" draw:formula="?f85 / 933"/>
              <draw:equation draw:name="f109" draw:formula="?f86 / 889"/>
              <draw:equation draw:name="f110" draw:formula="?f87 / 933"/>
              <draw:equation draw:name="f111" draw:formula="?f88 / 889"/>
              <draw:equation draw:name="f112" draw:formula="?f89 / 933"/>
              <draw:equation draw:name="f113" draw:formula="?f90 / 889"/>
              <draw:equation draw:name="f114" draw:formula="?f91 / 933"/>
              <draw:equation draw:name="f115" draw:formula="?f92 / 889"/>
              <draw:equation draw:name="f116" draw:formula="?f93 / 933"/>
              <draw:equation draw:name="f117" draw:formula="?f94 / 889"/>
              <draw:equation draw:name="f118" draw:formula="0 / ?f70"/>
              <draw:equation draw:name="f119" draw:formula="?f1 / ?f70"/>
              <draw:equation draw:name="f120" draw:formula="0 / ?f71"/>
              <draw:equation draw:name="f121" draw:formula="?f2 / ?f71"/>
              <draw:equation draw:name="f122" draw:formula="?f95 / ?f70"/>
              <draw:equation draw:name="f123" draw:formula="?f96 / ?f71"/>
              <draw:equation draw:name="f124" draw:formula="?f97 / ?f70"/>
              <draw:equation draw:name="f125" draw:formula="?f98 / ?f71"/>
              <draw:equation draw:name="f126" draw:formula="?f99 / ?f70"/>
              <draw:equation draw:name="f127" draw:formula="?f100 / ?f71"/>
              <draw:equation draw:name="f128" draw:formula="?f101 / ?f70"/>
              <draw:equation draw:name="f129" draw:formula="?f102 / ?f71"/>
              <draw:equation draw:name="f130" draw:formula="?f103 / ?f70"/>
              <draw:equation draw:name="f131" draw:formula="?f104 / ?f71"/>
              <draw:equation draw:name="f132" draw:formula="?f105 / ?f70"/>
              <draw:equation draw:name="f133" draw:formula="?f106 / ?f71"/>
              <draw:equation draw:name="f134" draw:formula="?f107 / ?f71"/>
              <draw:equation draw:name="f135" draw:formula="?f108 / ?f70"/>
              <draw:equation draw:name="f136" draw:formula="?f109 / ?f71"/>
              <draw:equation draw:name="f137" draw:formula="?f110 / ?f70"/>
              <draw:equation draw:name="f138" draw:formula="?f111 / ?f71"/>
              <draw:equation draw:name="f139" draw:formula="?f112 / ?f70"/>
              <draw:equation draw:name="f140" draw:formula="?f113 / ?f71"/>
              <draw:equation draw:name="f141" draw:formula="?f114 / ?f70"/>
              <draw:equation draw:name="f142" draw:formula="?f115 / ?f71"/>
              <draw:equation draw:name="f143" draw:formula="?f116 / ?f70"/>
              <draw:equation draw:name="f144" draw:formula="?f117 / ?f71"/>
            </draw:enhanced-geometry>
          </draw:custom-shape>
          <draw:custom-shape svg:x="4.91186in" svg:y="3.30349in" svg:width="0.41526in" svg:height="0.3974in" draw:id="id206" draw:style-name="a1068" draw:name="Freeform 420">
            <svg:title/>
            <svg:desc/>
            <text:p text:style-name="a1067" text:class-names="" text:cond-style-name=""><text:span text:style-name="a1066" text:class-names=""/></text:p>
            <draw:enhanced-geometry xmlns:dr3d="urn:oasis:names:tc:opendocument:xmlns:dr3d:1.0" draw:type="non-primitive" svg:viewBox="0 0 284 271" draw:enhanced-path="M ?f3 ?f4 C ?f5 ?f6 ?f7 ?f8 ?f9 ?f10 ?f11 ?f12 ?f13 ?f14 ?f15 ?f16 ?f17 ?f18 ?f19 ?f20 ?f21 ?f22 ?f1 ?f23 ?f24 ?f25 ?f17 ?f26 ?f27 ?f28 ?f29 ?f30 ?f31 ?f32 ?f33 ?f34 ?f35 ?f36 ?f3 ?f2 ?f37 ?f38 ?f39 ?f40 ?f41 ?f42 ?f43 ?f44 ?f45 ?f46 ?f47 ?f48 ?f49 ?f50 ?f0 ?f51 ?f12 ?f52 ?f49 ?f53 ?f54 ?f55 ?f56 ?f57 ?f58 ?f10 ?f59 ?f0 ?f60 ?f61 ?f62 ?f63 ?f64 ?f6 ?f3 ?f4 Z N" draw:text-areas="?f115 ?f117 ?f116 ?f118" draw:glue-points="?f119 ?f120 ?f121 ?f122 ?f123 ?f124 ?f125 ?f126 ?f127 ?f128 ?f129 ?f130 ?f119 ?f131 ?f132 ?f133 ?f134 ?f135 ?f136 ?f137 ?f138 ?f139 ?f140 ?f141 ?f119 ?f120" draw:glue-point-leaving-directions="-90, -90, -90, -90, -90, -90, -90, -90, -90, -90, -90, -90, -90">
              <draw:equation draw:name="f0" draw:formula="0"/>
              <draw:equation draw:name="f1" draw:formula="284"/>
              <draw:equation draw:name="f2" draw:formula="271"/>
              <draw:equation draw:name="f3" draw:formula="142"/>
              <draw:equation draw:name="f4" draw:formula="60"/>
              <draw:equation draw:name="f5" draw:formula="151"/>
              <draw:equation draw:name="f6" draw:formula="37"/>
              <draw:equation draw:name="f7" draw:formula="166"/>
              <draw:equation draw:name="f8" draw:formula="12"/>
              <draw:equation draw:name="f9" draw:formula="195"/>
              <draw:equation draw:name="f10" draw:formula="6"/>
              <draw:equation draw:name="f11" draw:formula="217"/>
              <draw:equation draw:name="f12" draw:formula="1"/>
              <draw:equation draw:name="f13" draw:formula="242"/>
              <draw:equation draw:name="f14" draw:formula="7"/>
              <draw:equation draw:name="f15" draw:formula="260"/>
              <draw:equation draw:name="f16" draw:formula="19"/>
              <draw:equation draw:name="f17" draw:formula="276"/>
              <draw:equation draw:name="f18" draw:formula="29"/>
              <draw:equation draw:name="f19" draw:formula="282"/>
              <draw:equation draw:name="f20" draw:formula="47"/>
              <draw:equation draw:name="f21" draw:formula="283"/>
              <draw:equation draw:name="f22" draw:formula="64"/>
              <draw:equation draw:name="f23" draw:formula="76"/>
              <draw:equation draw:name="f24" draw:formula="281"/>
              <draw:equation draw:name="f25" draw:formula="87"/>
              <draw:equation draw:name="f26" draw:formula="98"/>
              <draw:equation draw:name="f27" draw:formula="259"/>
              <draw:equation draw:name="f28" draw:formula="131"/>
              <draw:equation draw:name="f29" draw:formula="231"/>
              <draw:equation draw:name="f30" draw:formula="159"/>
              <draw:equation draw:name="f31" draw:formula="205"/>
              <draw:equation draw:name="f32" draw:formula="187"/>
              <draw:equation draw:name="f33" draw:formula="181"/>
              <draw:equation draw:name="f34" draw:formula="212"/>
              <draw:equation draw:name="f35" draw:formula="160"/>
              <draw:equation draw:name="f36" draw:formula="240"/>
              <draw:equation draw:name="f37" draw:formula="124"/>
              <draw:equation draw:name="f38" draw:formula="239"/>
              <draw:equation draw:name="f39" draw:formula="104"/>
              <draw:equation draw:name="f40" draw:formula="211"/>
              <draw:equation draw:name="f41" draw:formula="80"/>
              <draw:equation draw:name="f42" draw:formula="186"/>
              <draw:equation draw:name="f43" draw:formula="54"/>
              <draw:equation draw:name="f44" draw:formula="158"/>
              <draw:equation draw:name="f45" draw:formula="26"/>
              <draw:equation draw:name="f46" draw:formula="130"/>
              <draw:equation draw:name="f47" draw:formula="9"/>
              <draw:equation draw:name="f48" draw:formula="97"/>
              <draw:equation draw:name="f49" draw:formula="3"/>
              <draw:equation draw:name="f50" draw:formula="86"/>
              <draw:equation draw:name="f51" draw:formula="75"/>
              <draw:equation draw:name="f52" draw:formula="63"/>
              <draw:equation draw:name="f53" draw:formula="46"/>
              <draw:equation draw:name="f54" draw:formula="8"/>
              <draw:equation draw:name="f55" draw:formula="28"/>
              <draw:equation draw:name="f56" draw:formula="24"/>
              <draw:equation draw:name="f57" draw:formula="18"/>
              <draw:equation draw:name="f58" draw:formula="42"/>
              <draw:equation draw:name="f59" draw:formula="67"/>
              <draw:equation draw:name="f60" draw:formula="90"/>
              <draw:equation draw:name="f61" draw:formula="5"/>
              <draw:equation draw:name="f62" draw:formula="119"/>
              <draw:equation draw:name="f63" draw:formula="11"/>
              <draw:equation draw:name="f64" draw:formula="134"/>
              <draw:equation draw:name="f65" draw:formula="?f2 - ?f0"/>
              <draw:equation draw:name="f66" draw:formula="?f1 - ?f0"/>
              <draw:equation draw:name="f67" draw:formula="?f66 / 284"/>
              <draw:equation draw:name="f68" draw:formula="?f65 / 271"/>
              <draw:equation draw:name="f69" draw:formula="142 * ?f66"/>
              <draw:equation draw:name="f70" draw:formula="60 * ?f65"/>
              <draw:equation draw:name="f71" draw:formula="195 * ?f66"/>
              <draw:equation draw:name="f72" draw:formula="6 * ?f65"/>
              <draw:equation draw:name="f73" draw:formula="260 * ?f66"/>
              <draw:equation draw:name="f74" draw:formula="19 * ?f65"/>
              <draw:equation draw:name="f75" draw:formula="283 * ?f66"/>
              <draw:equation draw:name="f76" draw:formula="64 * ?f65"/>
              <draw:equation draw:name="f77" draw:formula="276 * ?f66"/>
              <draw:equation draw:name="f78" draw:formula="98 * ?f65"/>
              <draw:equation draw:name="f79" draw:formula="205 * ?f66"/>
              <draw:equation draw:name="f80" draw:formula="187 * ?f65"/>
              <draw:equation draw:name="f81" draw:formula="271 * ?f65"/>
              <draw:equation draw:name="f82" draw:formula="80 * ?f66"/>
              <draw:equation draw:name="f83" draw:formula="186 * ?f65"/>
              <draw:equation draw:name="f84" draw:formula="9 * ?f66"/>
              <draw:equation draw:name="f85" draw:formula="97 * ?f65"/>
              <draw:equation draw:name="f86" draw:formula="1 * ?f66"/>
              <draw:equation draw:name="f87" draw:formula="63 * ?f65"/>
              <draw:equation draw:name="f88" draw:formula="24 * ?f66"/>
              <draw:equation draw:name="f89" draw:formula="18 * ?f65"/>
              <draw:equation draw:name="f90" draw:formula="90 * ?f66"/>
              <draw:equation draw:name="f91" draw:formula="5 * ?f65"/>
              <draw:equation draw:name="f92" draw:formula="?f69 / 284"/>
              <draw:equation draw:name="f93" draw:formula="?f70 / 271"/>
              <draw:equation draw:name="f94" draw:formula="?f71 / 284"/>
              <draw:equation draw:name="f95" draw:formula="?f72 / 271"/>
              <draw:equation draw:name="f96" draw:formula="?f73 / 284"/>
              <draw:equation draw:name="f97" draw:formula="?f74 / 271"/>
              <draw:equation draw:name="f98" draw:formula="?f75 / 284"/>
              <draw:equation draw:name="f99" draw:formula="?f76 / 271"/>
              <draw:equation draw:name="f100" draw:formula="?f77 / 284"/>
              <draw:equation draw:name="f101" draw:formula="?f78 / 271"/>
              <draw:equation draw:name="f102" draw:formula="?f79 / 284"/>
              <draw:equation draw:name="f103" draw:formula="?f80 / 271"/>
              <draw:equation draw:name="f104" draw:formula="?f81 / 271"/>
              <draw:equation draw:name="f105" draw:formula="?f82 / 284"/>
              <draw:equation draw:name="f106" draw:formula="?f83 / 271"/>
              <draw:equation draw:name="f107" draw:formula="?f84 / 284"/>
              <draw:equation draw:name="f108" draw:formula="?f85 / 271"/>
              <draw:equation draw:name="f109" draw:formula="?f86 / 284"/>
              <draw:equation draw:name="f110" draw:formula="?f87 / 271"/>
              <draw:equation draw:name="f111" draw:formula="?f88 / 284"/>
              <draw:equation draw:name="f112" draw:formula="?f89 / 271"/>
              <draw:equation draw:name="f113" draw:formula="?f90 / 284"/>
              <draw:equation draw:name="f114" draw:formula="?f91 / 271"/>
              <draw:equation draw:name="f115" draw:formula="0 / ?f67"/>
              <draw:equation draw:name="f116" draw:formula="?f1 / ?f67"/>
              <draw:equation draw:name="f117" draw:formula="0 / ?f68"/>
              <draw:equation draw:name="f118" draw:formula="?f2 / ?f68"/>
              <draw:equation draw:name="f119" draw:formula="?f92 / ?f67"/>
              <draw:equation draw:name="f120" draw:formula="?f93 / ?f68"/>
              <draw:equation draw:name="f121" draw:formula="?f94 / ?f67"/>
              <draw:equation draw:name="f122" draw:formula="?f95 / ?f68"/>
              <draw:equation draw:name="f123" draw:formula="?f96 / ?f67"/>
              <draw:equation draw:name="f124" draw:formula="?f97 / ?f68"/>
              <draw:equation draw:name="f125" draw:formula="?f98 / ?f67"/>
              <draw:equation draw:name="f126" draw:formula="?f99 / ?f68"/>
              <draw:equation draw:name="f127" draw:formula="?f100 / ?f67"/>
              <draw:equation draw:name="f128" draw:formula="?f101 / ?f68"/>
              <draw:equation draw:name="f129" draw:formula="?f102 / ?f67"/>
              <draw:equation draw:name="f130" draw:formula="?f103 / ?f68"/>
              <draw:equation draw:name="f131" draw:formula="?f104 / ?f68"/>
              <draw:equation draw:name="f132" draw:formula="?f105 / ?f67"/>
              <draw:equation draw:name="f133" draw:formula="?f106 / ?f68"/>
              <draw:equation draw:name="f134" draw:formula="?f107 / ?f67"/>
              <draw:equation draw:name="f135" draw:formula="?f108 / ?f68"/>
              <draw:equation draw:name="f136" draw:formula="?f109 / ?f67"/>
              <draw:equation draw:name="f137" draw:formula="?f110 / ?f68"/>
              <draw:equation draw:name="f138" draw:formula="?f111 / ?f67"/>
              <draw:equation draw:name="f139" draw:formula="?f112 / ?f68"/>
              <draw:equation draw:name="f140" draw:formula="?f113 / ?f67"/>
              <draw:equation draw:name="f141" draw:formula="?f114 / ?f68"/>
            </draw:enhanced-geometry>
          </draw:custom-shape>
          <draw:custom-shape svg:x="4.71539in" svg:y="4.49568in" svg:width="0.16968in" svg:height="0.192in" draw:id="id207" draw:style-name="a1071" draw:name="Freeform 421">
            <svg:title/>
            <svg:desc/>
            <text:p text:style-name="a1070" text:class-names="" text:cond-style-name=""><text:span text:style-name="a1069" text:class-names=""/></text:p>
            <draw:enhanced-geometry xmlns:dr3d="urn:oasis:names:tc:opendocument:xmlns:dr3d:1.0" draw:type="non-primitive" svg:viewBox="0 0 113 132" draw:enhanced-path="M ?f1 ?f3 C ?f4 ?f5 ?f6 ?f7 ?f8 ?f9 ?f10 ?f11 ?f12 ?f2 ?f13 ?f2 ?f14 ?f2 ?f15 ?f11 ?f16 ?f9 ?f17 ?f18 ?f19 ?f20 ?f21 ?f22 ?f23 ?f24 ?f25 ?f26 ?f27 ?f28 ?f29 ?f30 ?f0 ?f31 ?f0 ?f32 ?f0 ?f33 ?f34 ?f35 ?f36 ?f36 ?f35 ?f37 ?f38 ?f0 ?f13 ?f0 ?f39 ?f0 ?f40 ?f0 ?f41 ?f42 ?f43 ?f27 ?f44 ?f45 ?f1 ?f46 L ?f1 ?f17 ?f47 ?f17 C ?f24 ?f48 ?f49 ?f50 ?f44 ?f51 ?f52 ?f19 ?f53 ?f54 ?f55 ?f56 ?f8 ?f21 ?f57 ?f36 ?f58 ?f59 ?f60 ?f61 ?f62 ?f63 ?f64 ?f63 ?f65 ?f63 ?f66 ?f67 ?f48 ?f50 ?f68 ?f69 ?f36 ?f65 ?f36 ?f32 ?f36 ?f40 ?f68 ?f55 ?f48 ?f26 ?f16 ?f70 ?f71 ?f72 ?f32 ?f72 ?f73 ?f72 ?f74 ?f75 ?f10 ?f22 ?f76 ?f77 ?f78 ?f1 ?f43 ?f47 L ?f43 ?f58 ?f79 ?f58 ?f79 ?f32 ?f1 ?f32 ?f1 ?f3 Z N" draw:text-areas="?f162 ?f164 ?f163 ?f165" draw:glue-points="?f166 ?f167 ?f168 ?f169 ?f170 ?f171 ?f172 ?f169 ?f173 ?f174 ?f175 ?f176 ?f177 ?f178 ?f179 ?f180 ?f170 ?f181 ?f182 ?f183 ?f166 ?f184 ?f166 ?f185 ?f186 ?f185 ?f187 ?f188 ?f189 ?f190 ?f191 ?f192 ?f193 ?f194 ?f195 ?f196 ?f179 ?f178 ?f195 ?f197 ?f198 ?f199 ?f200 ?f174 ?f201 ?f202 ?f201 ?f203 ?f204 ?f203 ?f204 ?f178 ?f166 ?f178 ?f166 ?f167" draw:glue-point-leaving-directions="-90, -90, -90, -90, -90, -90, -90, -90, -90, -90, -90, -90, -90, -90, -90, -90, -90, -90, -90, -90, -90, -90, -90, -90, -90, -90, -90, -90">
              <draw:equation draw:name="f0" draw:formula="0"/>
              <draw:equation draw:name="f1" draw:formula="113"/>
              <draw:equation draw:name="f2" draw:formula="132"/>
              <draw:equation draw:name="f3" draw:formula="120"/>
              <draw:equation draw:name="f4" draw:formula="106"/>
              <draw:equation draw:name="f5" draw:formula="123"/>
              <draw:equation draw:name="f6" draw:formula="98"/>
              <draw:equation draw:name="f7" draw:formula="126"/>
              <draw:equation draw:name="f8" draw:formula="90"/>
              <draw:equation draw:name="f9" draw:formula="128"/>
              <draw:equation draw:name="f10" draw:formula="82"/>
              <draw:equation draw:name="f11" draw:formula="130"/>
              <draw:equation draw:name="f12" draw:formula="74"/>
              <draw:equation draw:name="f13" draw:formula="66"/>
              <draw:equation draw:name="f14" draw:formula="56"/>
              <draw:equation draw:name="f15" draw:formula="47"/>
              <draw:equation draw:name="f16" draw:formula="39"/>
              <draw:equation draw:name="f17" draw:formula="31"/>
              <draw:equation draw:name="f18" draw:formula="125"/>
              <draw:equation draw:name="f19" draw:formula="24"/>
              <draw:equation draw:name="f20" draw:formula="121"/>
              <draw:equation draw:name="f21" draw:formula="18"/>
              <draw:equation draw:name="f22" draw:formula="115"/>
              <draw:equation draw:name="f23" draw:formula="12"/>
              <draw:equation draw:name="f24" draw:formula="110"/>
              <draw:equation draw:name="f25" draw:formula="8"/>
              <draw:equation draw:name="f26" draw:formula="103"/>
              <draw:equation draw:name="f27" draw:formula="4"/>
              <draw:equation draw:name="f28" draw:formula="95"/>
              <draw:equation draw:name="f29" draw:formula="1"/>
              <draw:equation draw:name="f30" draw:formula="86"/>
              <draw:equation draw:name="f31" draw:formula="77"/>
              <draw:equation draw:name="f32" draw:formula="65"/>
              <draw:equation draw:name="f33" draw:formula="45"/>
              <draw:equation draw:name="f34" draw:formula="5"/>
              <draw:equation draw:name="f35" draw:formula="29"/>
              <draw:equation draw:name="f36" draw:formula="17"/>
              <draw:equation draw:name="f37" draw:formula="6"/>
              <draw:equation draw:name="f38" draw:formula="46"/>
              <draw:equation draw:name="f39" draw:formula="73"/>
              <draw:equation draw:name="f40" draw:formula="81"/>
              <draw:equation draw:name="f41" draw:formula="88"/>
              <draw:equation draw:name="f42" draw:formula="2"/>
              <draw:equation draw:name="f43" draw:formula="96"/>
              <draw:equation draw:name="f44" draw:formula="104"/>
              <draw:equation draw:name="f45" draw:formula="7"/>
              <draw:equation draw:name="f46" draw:formula="11"/>
              <draw:equation draw:name="f47" draw:formula="111"/>
              <draw:equation draw:name="f48" draw:formula="30"/>
              <draw:equation draw:name="f49" draw:formula="107"/>
              <draw:equation draw:name="f50" draw:formula="28"/>
              <draw:equation draw:name="f51" draw:formula="26"/>
              <draw:equation draw:name="f52" draw:formula="100"/>
              <draw:equation draw:name="f53" draw:formula="97"/>
              <draw:equation draw:name="f54" draw:formula="22"/>
              <draw:equation draw:name="f55" draw:formula="94"/>
              <draw:equation draw:name="f56" draw:formula="20"/>
              <draw:equation draw:name="f57" draw:formula="85"/>
              <draw:equation draw:name="f58" draw:formula="80"/>
              <draw:equation draw:name="f59" draw:formula="16"/>
              <draw:equation draw:name="f60" draw:formula="75"/>
              <draw:equation draw:name="f61" draw:formula="15"/>
              <draw:equation draw:name="f62" draw:formula="70"/>
              <draw:equation draw:name="f63" draw:formula="14"/>
              <draw:equation draw:name="f64" draw:formula="63"/>
              <draw:equation draw:name="f65" draw:formula="49"/>
              <draw:equation draw:name="f66" draw:formula="38"/>
              <draw:equation draw:name="f67" draw:formula="19"/>
              <draw:equation draw:name="f68" draw:formula="21"/>
              <draw:equation draw:name="f69" draw:formula="37"/>
              <draw:equation draw:name="f70" draw:formula="112"/>
              <draw:equation draw:name="f71" draw:formula="51"/>
              <draw:equation draw:name="f72" draw:formula="117"/>
              <draw:equation draw:name="f73" draw:formula="71"/>
              <draw:equation draw:name="f74" draw:formula="76"/>
              <draw:equation draw:name="f75" draw:formula="116"/>
              <draw:equation draw:name="f76" draw:formula="87"/>
              <draw:equation draw:name="f77" draw:formula="114"/>
              <draw:equation draw:name="f78" draw:formula="92"/>
              <draw:equation draw:name="f79" draw:formula="62"/>
              <draw:equation draw:name="f80" draw:formula="?f2 - ?f0"/>
              <draw:equation draw:name="f81" draw:formula="?f1 - ?f0"/>
              <draw:equation draw:name="f82" draw:formula="?f81 / 113"/>
              <draw:equation draw:name="f83" draw:formula="?f80 / 132"/>
              <draw:equation draw:name="f84" draw:formula="113 * ?f81"/>
              <draw:equation draw:name="f85" draw:formula="120 * ?f80"/>
              <draw:equation draw:name="f86" draw:formula="90 * ?f81"/>
              <draw:equation draw:name="f87" draw:formula="128 * ?f80"/>
              <draw:equation draw:name="f88" draw:formula="66 * ?f81"/>
              <draw:equation draw:name="f89" draw:formula="132 * ?f80"/>
              <draw:equation draw:name="f90" draw:formula="39 * ?f81"/>
              <draw:equation draw:name="f91" draw:formula="18 * ?f81"/>
              <draw:equation draw:name="f92" draw:formula="115 * ?f80"/>
              <draw:equation draw:name="f93" draw:formula="4 * ?f81"/>
              <draw:equation draw:name="f94" draw:formula="95 * ?f80"/>
              <draw:equation draw:name="f95" draw:formula="0 * ?f81"/>
              <draw:equation draw:name="f96" draw:formula="65 * ?f80"/>
              <draw:equation draw:name="f97" draw:formula="17 * ?f81"/>
              <draw:equation draw:name="f98" draw:formula="17 * ?f80"/>
              <draw:equation draw:name="f99" draw:formula="0 * ?f80"/>
              <draw:equation draw:name="f100" draw:formula="88 * ?f81"/>
              <draw:equation draw:name="f101" draw:formula="2 * ?f80"/>
              <draw:equation draw:name="f102" draw:formula="11 * ?f80"/>
              <draw:equation draw:name="f103" draw:formula="31 * ?f80"/>
              <draw:equation draw:name="f104" draw:formula="111 * ?f81"/>
              <draw:equation draw:name="f105" draw:formula="104 * ?f81"/>
              <draw:equation draw:name="f106" draw:formula="26 * ?f80"/>
              <draw:equation draw:name="f107" draw:formula="94 * ?f81"/>
              <draw:equation draw:name="f108" draw:formula="20 * ?f80"/>
              <draw:equation draw:name="f109" draw:formula="80 * ?f81"/>
              <draw:equation draw:name="f110" draw:formula="16 * ?f80"/>
              <draw:equation draw:name="f111" draw:formula="63 * ?f81"/>
              <draw:equation draw:name="f112" draw:formula="14 * ?f80"/>
              <draw:equation draw:name="f113" draw:formula="30 * ?f81"/>
              <draw:equation draw:name="f114" draw:formula="28 * ?f80"/>
              <draw:equation draw:name="f115" draw:formula="103 * ?f80"/>
              <draw:equation draw:name="f116" draw:formula="65 * ?f81"/>
              <draw:equation draw:name="f117" draw:formula="117 * ?f80"/>
              <draw:equation draw:name="f118" draw:formula="82 * ?f81"/>
              <draw:equation draw:name="f119" draw:formula="96 * ?f81"/>
              <draw:equation draw:name="f120" draw:formula="111 * ?f80"/>
              <draw:equation draw:name="f121" draw:formula="80 * ?f80"/>
              <draw:equation draw:name="f122" draw:formula="62 * ?f81"/>
              <draw:equation draw:name="f123" draw:formula="?f84 / 113"/>
              <draw:equation draw:name="f124" draw:formula="?f85 / 132"/>
              <draw:equation draw:name="f125" draw:formula="?f86 / 113"/>
              <draw:equation draw:name="f126" draw:formula="?f87 / 132"/>
              <draw:equation draw:name="f127" draw:formula="?f88 / 113"/>
              <draw:equation draw:name="f128" draw:formula="?f89 / 132"/>
              <draw:equation draw:name="f129" draw:formula="?f90 / 113"/>
              <draw:equation draw:name="f130" draw:formula="?f91 / 113"/>
              <draw:equation draw:name="f131" draw:formula="?f92 / 132"/>
              <draw:equation draw:name="f132" draw:formula="?f93 / 113"/>
              <draw:equation draw:name="f133" draw:formula="?f94 / 132"/>
              <draw:equation draw:name="f134" draw:formula="?f95 / 113"/>
              <draw:equation draw:name="f135" draw:formula="?f96 / 132"/>
              <draw:equation draw:name="f136" draw:formula="?f97 / 113"/>
              <draw:equation draw:name="f137" draw:formula="?f98 / 132"/>
              <draw:equation draw:name="f138" draw:formula="?f99 / 132"/>
              <draw:equation draw:name="f139" draw:formula="?f100 / 113"/>
              <draw:equation draw:name="f140" draw:formula="?f101 / 132"/>
              <draw:equation draw:name="f141" draw:formula="?f102 / 132"/>
              <draw:equation draw:name="f142" draw:formula="?f103 / 132"/>
              <draw:equation draw:name="f143" draw:formula="?f104 / 113"/>
              <draw:equation draw:name="f144" draw:formula="?f105 / 113"/>
              <draw:equation draw:name="f145" draw:formula="?f106 / 132"/>
              <draw:equation draw:name="f146" draw:formula="?f107 / 113"/>
              <draw:equation draw:name="f147" draw:formula="?f108 / 132"/>
              <draw:equation draw:name="f148" draw:formula="?f109 / 113"/>
              <draw:equation draw:name="f149" draw:formula="?f110 / 132"/>
              <draw:equation draw:name="f150" draw:formula="?f111 / 113"/>
              <draw:equation draw:name="f151" draw:formula="?f112 / 132"/>
              <draw:equation draw:name="f152" draw:formula="?f113 / 113"/>
              <draw:equation draw:name="f153" draw:formula="?f114 / 132"/>
              <draw:equation draw:name="f154" draw:formula="?f115 / 132"/>
              <draw:equation draw:name="f155" draw:formula="?f116 / 113"/>
              <draw:equation draw:name="f156" draw:formula="?f117 / 132"/>
              <draw:equation draw:name="f157" draw:formula="?f118 / 113"/>
              <draw:equation draw:name="f158" draw:formula="?f119 / 113"/>
              <draw:equation draw:name="f159" draw:formula="?f120 / 132"/>
              <draw:equation draw:name="f160" draw:formula="?f121 / 132"/>
              <draw:equation draw:name="f161" draw:formula="?f122 / 113"/>
              <draw:equation draw:name="f162" draw:formula="0 / ?f82"/>
              <draw:equation draw:name="f163" draw:formula="?f1 / ?f82"/>
              <draw:equation draw:name="f164" draw:formula="0 / ?f83"/>
              <draw:equation draw:name="f165" draw:formula="?f2 / ?f83"/>
              <draw:equation draw:name="f166" draw:formula="?f123 / ?f82"/>
              <draw:equation draw:name="f167" draw:formula="?f124 / ?f83"/>
              <draw:equation draw:name="f168" draw:formula="?f125 / ?f82"/>
              <draw:equation draw:name="f169" draw:formula="?f126 / ?f83"/>
              <draw:equation draw:name="f170" draw:formula="?f127 / ?f82"/>
              <draw:equation draw:name="f171" draw:formula="?f128 / ?f83"/>
              <draw:equation draw:name="f172" draw:formula="?f129 / ?f82"/>
              <draw:equation draw:name="f173" draw:formula="?f130 / ?f82"/>
              <draw:equation draw:name="f174" draw:formula="?f131 / ?f83"/>
              <draw:equation draw:name="f175" draw:formula="?f132 / ?f82"/>
              <draw:equation draw:name="f176" draw:formula="?f133 / ?f83"/>
              <draw:equation draw:name="f177" draw:formula="?f134 / ?f82"/>
              <draw:equation draw:name="f178" draw:formula="?f135 / ?f83"/>
              <draw:equation draw:name="f179" draw:formula="?f136 / ?f82"/>
              <draw:equation draw:name="f180" draw:formula="?f137 / ?f83"/>
              <draw:equation draw:name="f181" draw:formula="?f138 / ?f83"/>
              <draw:equation draw:name="f182" draw:formula="?f139 / ?f82"/>
              <draw:equation draw:name="f183" draw:formula="?f140 / ?f83"/>
              <draw:equation draw:name="f184" draw:formula="?f141 / ?f83"/>
              <draw:equation draw:name="f185" draw:formula="?f142 / ?f83"/>
              <draw:equation draw:name="f186" draw:formula="?f143 / ?f82"/>
              <draw:equation draw:name="f187" draw:formula="?f144 / ?f82"/>
              <draw:equation draw:name="f188" draw:formula="?f145 / ?f83"/>
              <draw:equation draw:name="f189" draw:formula="?f146 / ?f82"/>
              <draw:equation draw:name="f190" draw:formula="?f147 / ?f83"/>
              <draw:equation draw:name="f191" draw:formula="?f148 / ?f82"/>
              <draw:equation draw:name="f192" draw:formula="?f149 / ?f83"/>
              <draw:equation draw:name="f193" draw:formula="?f150 / ?f82"/>
              <draw:equation draw:name="f194" draw:formula="?f151 / ?f83"/>
              <draw:equation draw:name="f195" draw:formula="?f152 / ?f82"/>
              <draw:equation draw:name="f196" draw:formula="?f153 / ?f83"/>
              <draw:equation draw:name="f197" draw:formula="?f154 / ?f83"/>
              <draw:equation draw:name="f198" draw:formula="?f155 / ?f82"/>
              <draw:equation draw:name="f199" draw:formula="?f156 / ?f83"/>
              <draw:equation draw:name="f200" draw:formula="?f157 / ?f82"/>
              <draw:equation draw:name="f201" draw:formula="?f158 / ?f82"/>
              <draw:equation draw:name="f202" draw:formula="?f159 / ?f83"/>
              <draw:equation draw:name="f203" draw:formula="?f160 / ?f83"/>
              <draw:equation draw:name="f204" draw:formula="?f161 / ?f82"/>
            </draw:enhanced-geometry>
          </draw:custom-shape>
          <draw:custom-shape svg:x="4.91186in" svg:y="4.54033in" svg:width="0.12949in" svg:height="0.14735in" draw:id="id208" draw:style-name="a1074" draw:name="Freeform 422">
            <svg:title/>
            <svg:desc/>
            <text:p text:style-name="a1073" text:class-names="" text:cond-style-name=""><text:span text:style-name="a1072" text:class-names=""/></text:p>
            <draw:enhanced-geometry xmlns:dr3d="urn:oasis:names:tc:opendocument:xmlns:dr3d:1.0" draw:type="non-primitive" svg:viewBox="0 0 87 100" draw:enhanced-path="M ?f1 ?f3 L ?f4 ?f3 C ?f4 ?f5 ?f6 ?f7 ?f8 ?f9 ?f10 ?f11 ?f12 ?f13 ?f14 ?f15 ?f16 ?f17 ?f18 ?f19 ?f20 ?f21 ?f22 ?f23 ?f24 ?f23 ?f25 ?f23 ?f26 ?f23 ?f27 ?f28 ?f29 ?f19 ?f30 ?f31 ?f32 ?f30 ?f21 ?f13 L ?f28 ?f13 ?f28 ?f33 C ?f31 ?f34 ?f35 ?f36 ?f37 ?f38 ?f7 ?f2 ?f26 ?f2 ?f25 ?f2 ?f39 ?f2 ?f40 ?f41 ?f42 ?f43 ?f44 ?f45 ?f0 ?f9 ?f0 ?f25 ?f0 ?f39 ?f44 ?f40 ?f46 ?f42 ?f47 ?f44 ?f18 ?f0 ?f48 ?f0 ?f49 ?f0 ?f29 ?f50 ?f30 ?f51 ?f21 ?f8 ?f1 ?f16 ?f1 ?f52 L ?f1 ?f3 Z M ?f53 ?f54 C ?f53 ?f55 ?f37 ?f56 ?f57 ?f58 ?f59 ?f60 ?f61 ?f46 ?f24 ?f46 ?f20 ?f46 ?f55 ?f60 ?f56 ?f10 ?f58 ?f62 ?f4 ?f63 ?f4 ?f54 L ?f53 ?f54 Z N" draw:text-areas="?f146 ?f148 ?f147 ?f149" draw:glue-points="?f150 ?f151 ?f152 ?f151 ?f153 ?f154 ?f155 ?f156 ?f157 ?f158 ?f159 ?f160 ?f161 ?f162 ?f163 ?f164 ?f165 ?f164 ?f165 ?f166 ?f167 ?f168 ?f159 ?f169 ?f170 ?f171 ?f172 ?f173 ?f174 ?f175 ?f176 ?f177 ?f178 ?f179 ?f150 ?f180 ?f150 ?f151 ?f181 ?f182 ?f183 ?f184 ?f185 ?f186 ?f187 ?f188 ?f152 ?f182 ?f181 ?f182" draw:glue-point-leaving-directions="-90, -90, -90, -90, -90, -90, -90, -90, -90, -90, -90, -90, -90, -90, -90, -90, -90, -90, -90, -90, -90, -90, -90, -90, -90">
              <draw:equation draw:name="f0" draw:formula="0"/>
              <draw:equation draw:name="f1" draw:formula="87"/>
              <draw:equation draw:name="f2" draw:formula="100"/>
              <draw:equation draw:name="f3" draw:formula="52"/>
              <draw:equation draw:name="f4" draw:formula="17"/>
              <draw:equation draw:name="f5" draw:formula="58"/>
              <draw:equation draw:name="f6" draw:formula="18"/>
              <draw:equation draw:name="f7" draw:formula="63"/>
              <draw:equation draw:name="f8" draw:formula="19"/>
              <draw:equation draw:name="f9" draw:formula="67"/>
              <draw:equation draw:name="f10" draw:formula="21"/>
              <draw:equation draw:name="f11" draw:formula="72"/>
              <draw:equation draw:name="f12" draw:formula="24"/>
              <draw:equation draw:name="f13" draw:formula="75"/>
              <draw:equation draw:name="f14" draw:formula="27"/>
              <draw:equation draw:name="f15" draw:formula="78"/>
              <draw:equation draw:name="f16" draw:formula="30"/>
              <draw:equation draw:name="f17" draw:formula="81"/>
              <draw:equation draw:name="f18" draw:formula="33"/>
              <draw:equation draw:name="f19" draw:formula="83"/>
              <draw:equation draw:name="f20" draw:formula="37"/>
              <draw:equation draw:name="f21" draw:formula="84"/>
              <draw:equation draw:name="f22" draw:formula="41"/>
              <draw:equation draw:name="f23" draw:formula="86"/>
              <draw:equation draw:name="f24" draw:formula="46"/>
              <draw:equation draw:name="f25" draw:formula="51"/>
              <draw:equation draw:name="f26" draw:formula="57"/>
              <draw:equation draw:name="f27" draw:formula="64"/>
              <draw:equation draw:name="f28" draw:formula="85"/>
              <draw:equation draw:name="f29" draw:formula="70"/>
              <draw:equation draw:name="f30" draw:formula="77"/>
              <draw:equation draw:name="f31" draw:formula="80"/>
              <draw:equation draw:name="f32" draw:formula="82"/>
              <draw:equation draw:name="f33" draw:formula="92"/>
              <draw:equation draw:name="f34" draw:formula="95"/>
              <draw:equation draw:name="f35" draw:formula="74"/>
              <draw:equation draw:name="f36" draw:formula="97"/>
              <draw:equation draw:name="f37" draw:formula="69"/>
              <draw:equation draw:name="f38" draw:formula="98"/>
              <draw:equation draw:name="f39" draw:formula="35"/>
              <draw:equation draw:name="f40" draw:formula="23"/>
              <draw:equation draw:name="f41" draw:formula="96"/>
              <draw:equation draw:name="f42" draw:formula="14"/>
              <draw:equation draw:name="f43" draw:formula="88"/>
              <draw:equation draw:name="f44" draw:formula="5"/>
              <draw:equation draw:name="f45" draw:formula="79"/>
              <draw:equation draw:name="f46" draw:formula="13"/>
              <draw:equation draw:name="f47" draw:formula="22"/>
              <draw:equation draw:name="f48" draw:formula="47"/>
              <draw:equation draw:name="f49" draw:formula="60"/>
              <draw:equation draw:name="f50" draw:formula="4"/>
              <draw:equation draw:name="f51" draw:formula="11"/>
              <draw:equation draw:name="f52" draw:formula="43"/>
              <draw:equation draw:name="f53" draw:formula="71"/>
              <draw:equation draw:name="f54" draw:formula="40"/>
              <draw:equation draw:name="f55" draw:formula="31"/>
              <draw:equation draw:name="f56" draw:formula="25"/>
              <draw:equation draw:name="f57" draw:formula="65"/>
              <draw:equation draw:name="f58" draw:formula="20"/>
              <draw:equation draw:name="f59" draw:formula="61"/>
              <draw:equation draw:name="f60" draw:formula="16"/>
              <draw:equation draw:name="f61" draw:formula="55"/>
              <draw:equation draw:name="f62" draw:formula="26"/>
              <draw:equation draw:name="f63" draw:formula="32"/>
              <draw:equation draw:name="f64" draw:formula="?f2 - ?f0"/>
              <draw:equation draw:name="f65" draw:formula="?f1 - ?f0"/>
              <draw:equation draw:name="f66" draw:formula="?f65 / 87"/>
              <draw:equation draw:name="f67" draw:formula="?f64 / 100"/>
              <draw:equation draw:name="f68" draw:formula="87 * ?f65"/>
              <draw:equation draw:name="f69" draw:formula="52 * ?f64"/>
              <draw:equation draw:name="f70" draw:formula="17 * ?f65"/>
              <draw:equation draw:name="f71" draw:formula="19 * ?f65"/>
              <draw:equation draw:name="f72" draw:formula="67 * ?f64"/>
              <draw:equation draw:name="f73" draw:formula="27 * ?f65"/>
              <draw:equation draw:name="f74" draw:formula="78 * ?f64"/>
              <draw:equation draw:name="f75" draw:formula="37 * ?f65"/>
              <draw:equation draw:name="f76" draw:formula="84 * ?f64"/>
              <draw:equation draw:name="f77" draw:formula="51 * ?f65"/>
              <draw:equation draw:name="f78" draw:formula="86 * ?f64"/>
              <draw:equation draw:name="f79" draw:formula="70 * ?f65"/>
              <draw:equation draw:name="f80" draw:formula="83 * ?f64"/>
              <draw:equation draw:name="f81" draw:formula="84 * ?f65"/>
              <draw:equation draw:name="f82" draw:formula="75 * ?f64"/>
              <draw:equation draw:name="f83" draw:formula="85 * ?f65"/>
              <draw:equation draw:name="f84" draw:formula="92 * ?f64"/>
              <draw:equation draw:name="f85" draw:formula="69 * ?f65"/>
              <draw:equation draw:name="f86" draw:formula="98 * ?f64"/>
              <draw:equation draw:name="f87" draw:formula="100 * ?f64"/>
              <draw:equation draw:name="f88" draw:formula="14 * ?f65"/>
              <draw:equation draw:name="f89" draw:formula="88 * ?f64"/>
              <draw:equation draw:name="f90" draw:formula="0 * ?f65"/>
              <draw:equation draw:name="f91" draw:formula="51 * ?f64"/>
              <draw:equation draw:name="f92" draw:formula="13 * ?f65"/>
              <draw:equation draw:name="f93" draw:formula="14 * ?f64"/>
              <draw:equation draw:name="f94" draw:formula="47 * ?f65"/>
              <draw:equation draw:name="f95" draw:formula="0 * ?f64"/>
              <draw:equation draw:name="f96" draw:formula="77 * ?f65"/>
              <draw:equation draw:name="f97" draw:formula="11 * ?f64"/>
              <draw:equation draw:name="f98" draw:formula="43 * ?f64"/>
              <draw:equation draw:name="f99" draw:formula="71 * ?f65"/>
              <draw:equation draw:name="f100" draw:formula="40 * ?f64"/>
              <draw:equation draw:name="f101" draw:formula="65 * ?f65"/>
              <draw:equation draw:name="f102" draw:formula="20 * ?f64"/>
              <draw:equation draw:name="f103" draw:formula="46 * ?f65"/>
              <draw:equation draw:name="f104" draw:formula="13 * ?f64"/>
              <draw:equation draw:name="f105" draw:formula="25 * ?f65"/>
              <draw:equation draw:name="f106" draw:formula="21 * ?f64"/>
              <draw:equation draw:name="f107" draw:formula="?f68 / 87"/>
              <draw:equation draw:name="f108" draw:formula="?f69 / 100"/>
              <draw:equation draw:name="f109" draw:formula="?f70 / 87"/>
              <draw:equation draw:name="f110" draw:formula="?f71 / 87"/>
              <draw:equation draw:name="f111" draw:formula="?f72 / 100"/>
              <draw:equation draw:name="f112" draw:formula="?f73 / 87"/>
              <draw:equation draw:name="f113" draw:formula="?f74 / 100"/>
              <draw:equation draw:name="f114" draw:formula="?f75 / 87"/>
              <draw:equation draw:name="f115" draw:formula="?f76 / 100"/>
              <draw:equation draw:name="f116" draw:formula="?f77 / 87"/>
              <draw:equation draw:name="f117" draw:formula="?f78 / 100"/>
              <draw:equation draw:name="f118" draw:formula="?f79 / 87"/>
              <draw:equation draw:name="f119" draw:formula="?f80 / 100"/>
              <draw:equation draw:name="f120" draw:formula="?f81 / 87"/>
              <draw:equation draw:name="f121" draw:formula="?f82 / 100"/>
              <draw:equation draw:name="f122" draw:formula="?f83 / 87"/>
              <draw:equation draw:name="f123" draw:formula="?f84 / 100"/>
              <draw:equation draw:name="f124" draw:formula="?f85 / 87"/>
              <draw:equation draw:name="f125" draw:formula="?f86 / 100"/>
              <draw:equation draw:name="f126" draw:formula="?f87 / 100"/>
              <draw:equation draw:name="f127" draw:formula="?f88 / 87"/>
              <draw:equation draw:name="f128" draw:formula="?f89 / 100"/>
              <draw:equation draw:name="f129" draw:formula="?f90 / 87"/>
              <draw:equation draw:name="f130" draw:formula="?f91 / 100"/>
              <draw:equation draw:name="f131" draw:formula="?f92 / 87"/>
              <draw:equation draw:name="f132" draw:formula="?f93 / 100"/>
              <draw:equation draw:name="f133" draw:formula="?f94 / 87"/>
              <draw:equation draw:name="f134" draw:formula="?f95 / 100"/>
              <draw:equation draw:name="f135" draw:formula="?f96 / 87"/>
              <draw:equation draw:name="f136" draw:formula="?f97 / 100"/>
              <draw:equation draw:name="f137" draw:formula="?f98 / 100"/>
              <draw:equation draw:name="f138" draw:formula="?f99 / 87"/>
              <draw:equation draw:name="f139" draw:formula="?f100 / 100"/>
              <draw:equation draw:name="f140" draw:formula="?f101 / 87"/>
              <draw:equation draw:name="f141" draw:formula="?f102 / 100"/>
              <draw:equation draw:name="f142" draw:formula="?f103 / 87"/>
              <draw:equation draw:name="f143" draw:formula="?f104 / 100"/>
              <draw:equation draw:name="f144" draw:formula="?f105 / 87"/>
              <draw:equation draw:name="f145" draw:formula="?f106 / 100"/>
              <draw:equation draw:name="f146" draw:formula="0 / ?f66"/>
              <draw:equation draw:name="f147" draw:formula="?f1 / ?f66"/>
              <draw:equation draw:name="f148" draw:formula="0 / ?f67"/>
              <draw:equation draw:name="f149" draw:formula="?f2 / ?f67"/>
              <draw:equation draw:name="f150" draw:formula="?f107 / ?f66"/>
              <draw:equation draw:name="f151" draw:formula="?f108 / ?f67"/>
              <draw:equation draw:name="f152" draw:formula="?f109 / ?f66"/>
              <draw:equation draw:name="f153" draw:formula="?f110 / ?f66"/>
              <draw:equation draw:name="f154" draw:formula="?f111 / ?f67"/>
              <draw:equation draw:name="f155" draw:formula="?f112 / ?f66"/>
              <draw:equation draw:name="f156" draw:formula="?f113 / ?f67"/>
              <draw:equation draw:name="f157" draw:formula="?f114 / ?f66"/>
              <draw:equation draw:name="f158" draw:formula="?f115 / ?f67"/>
              <draw:equation draw:name="f159" draw:formula="?f116 / ?f66"/>
              <draw:equation draw:name="f160" draw:formula="?f117 / ?f67"/>
              <draw:equation draw:name="f161" draw:formula="?f118 / ?f66"/>
              <draw:equation draw:name="f162" draw:formula="?f119 / ?f67"/>
              <draw:equation draw:name="f163" draw:formula="?f120 / ?f66"/>
              <draw:equation draw:name="f164" draw:formula="?f121 / ?f67"/>
              <draw:equation draw:name="f165" draw:formula="?f122 / ?f66"/>
              <draw:equation draw:name="f166" draw:formula="?f123 / ?f67"/>
              <draw:equation draw:name="f167" draw:formula="?f124 / ?f66"/>
              <draw:equation draw:name="f168" draw:formula="?f125 / ?f67"/>
              <draw:equation draw:name="f169" draw:formula="?f126 / ?f67"/>
              <draw:equation draw:name="f170" draw:formula="?f127 / ?f66"/>
              <draw:equation draw:name="f171" draw:formula="?f128 / ?f67"/>
              <draw:equation draw:name="f172" draw:formula="?f129 / ?f66"/>
              <draw:equation draw:name="f173" draw:formula="?f130 / ?f67"/>
              <draw:equation draw:name="f174" draw:formula="?f131 / ?f66"/>
              <draw:equation draw:name="f175" draw:formula="?f132 / ?f67"/>
              <draw:equation draw:name="f176" draw:formula="?f133 / ?f66"/>
              <draw:equation draw:name="f177" draw:formula="?f134 / ?f67"/>
              <draw:equation draw:name="f178" draw:formula="?f135 / ?f66"/>
              <draw:equation draw:name="f179" draw:formula="?f136 / ?f67"/>
              <draw:equation draw:name="f180" draw:formula="?f137 / ?f67"/>
              <draw:equation draw:name="f181" draw:formula="?f138 / ?f66"/>
              <draw:equation draw:name="f182" draw:formula="?f139 / ?f67"/>
              <draw:equation draw:name="f183" draw:formula="?f140 / ?f66"/>
              <draw:equation draw:name="f184" draw:formula="?f141 / ?f67"/>
              <draw:equation draw:name="f185" draw:formula="?f142 / ?f66"/>
              <draw:equation draw:name="f186" draw:formula="?f143 / ?f67"/>
              <draw:equation draw:name="f187" draw:formula="?f144 / ?f66"/>
              <draw:equation draw:name="f188" draw:formula="?f145 / ?f67"/>
            </draw:enhanced-geometry>
          </draw:custom-shape>
          <draw:custom-shape svg:x="5.06368in" svg:y="4.48675in" svg:width="0.0893in" svg:height="0.19647in" draw:id="id209" draw:style-name="a1077" draw:name="Freeform 423">
            <svg:title/>
            <svg:desc/>
            <text:p text:style-name="a1076" text:class-names="" text:cond-style-name=""><text:span text:style-name="a1075" text:class-names=""/></text:p>
            <draw:enhanced-geometry xmlns:dr3d="urn:oasis:names:tc:opendocument:xmlns:dr3d:1.0" draw:type="non-primitive" svg:viewBox="0 0 62 134" draw:enhanced-path="M ?f1 ?f3 L ?f4 ?f3 C ?f5 ?f6 ?f7 ?f6 ?f8 ?f9 ?f10 ?f9 ?f11 ?f12 ?f13 ?f12 ?f14 ?f12 ?f15 ?f6 ?f16 ?f17 ?f18 ?f19 ?f20 ?f20 ?f20 ?f15 L ?f20 ?f21 ?f22 ?f21 ?f22 ?f23 ?f20 ?f23 ?f20 ?f2 ?f24 ?f2 ?f24 ?f23 ?f0 ?f23 ?f0 ?f21 ?f24 ?f21 ?f24 ?f25 C ?f24 ?f26 ?f12 ?f6 ?f27 ?f28 ?f29 ?f30 ?f31 ?f0 ?f32 ?f0 ?f33 ?f0 ?f10 ?f34 ?f8 ?f34 ?f7 ?f34 ?f5 ?f35 ?f1 ?f35 L ?f1 ?f3 Z N" draw:text-areas="?f88 ?f90 ?f89 ?f91" draw:glue-points="?f92 ?f93 ?f94 ?f93 ?f95 ?f96 ?f97 ?f98 ?f99 ?f100 ?f101 ?f102 ?f101 ?f103 ?f104 ?f103 ?f104 ?f105 ?f101 ?f105 ?f101 ?f106 ?f107 ?f106 ?f107 ?f105 ?f108 ?f105 ?f108 ?f103 ?f107 ?f103 ?f107 ?f109 ?f110 ?f111 ?f112 ?f113 ?f95 ?f114 ?f92 ?f115 ?f92 ?f93" draw:glue-point-leaving-directions="-90, -90, -90, -90, -90, -90, -90, -90, -90, -90, -90, -90, -90, -90, -90, -90, -90, -90, -90, -90, -90, -90">
              <draw:equation draw:name="f0" draw:formula="0"/>
              <draw:equation draw:name="f1" draw:formula="62"/>
              <draw:equation draw:name="f2" draw:formula="134"/>
              <draw:equation draw:name="f3" draw:formula="17"/>
              <draw:equation draw:name="f4" draw:formula="61"/>
              <draw:equation draw:name="f5" draw:formula="59"/>
              <draw:equation draw:name="f6" draw:formula="16"/>
              <draw:equation draw:name="f7" draw:formula="57"/>
              <draw:equation draw:name="f8" draw:formula="54"/>
              <draw:equation draw:name="f9" draw:formula="15"/>
              <draw:equation draw:name="f10" draw:formula="51"/>
              <draw:equation draw:name="f11" draw:formula="49"/>
              <draw:equation draw:name="f12" draw:formula="14"/>
              <draw:equation draw:name="f13" draw:formula="47"/>
              <draw:equation draw:name="f14" draw:formula="40"/>
              <draw:equation draw:name="f15" draw:formula="35"/>
              <draw:equation draw:name="f16" draw:formula="31"/>
              <draw:equation draw:name="f17" draw:formula="19"/>
              <draw:equation draw:name="f18" draw:formula="28"/>
              <draw:equation draw:name="f19" draw:formula="22"/>
              <draw:equation draw:name="f20" draw:formula="27"/>
              <draw:equation draw:name="f21" draw:formula="39"/>
              <draw:equation draw:name="f22" draw:formula="56"/>
              <draw:equation draw:name="f23" draw:formula="52"/>
              <draw:equation draw:name="f24" draw:formula="11"/>
              <draw:equation draw:name="f25" draw:formula="36"/>
              <draw:equation draw:name="f26" draw:formula="24"/>
              <draw:equation draw:name="f27" draw:formula="20"/>
              <draw:equation draw:name="f28" draw:formula="9"/>
              <draw:equation draw:name="f29" draw:formula="25"/>
              <draw:equation draw:name="f30" draw:formula="3"/>
              <draw:equation draw:name="f31" draw:formula="34"/>
              <draw:equation draw:name="f32" draw:formula="44"/>
              <draw:equation draw:name="f33" draw:formula="48"/>
              <draw:equation draw:name="f34" draw:formula="1"/>
              <draw:equation draw:name="f35" draw:formula="2"/>
              <draw:equation draw:name="f36" draw:formula="?f2 - ?f0"/>
              <draw:equation draw:name="f37" draw:formula="?f1 - ?f0"/>
              <draw:equation draw:name="f38" draw:formula="?f37 / 62"/>
              <draw:equation draw:name="f39" draw:formula="?f36 / 134"/>
              <draw:equation draw:name="f40" draw:formula="62 * ?f37"/>
              <draw:equation draw:name="f41" draw:formula="17 * ?f36"/>
              <draw:equation draw:name="f42" draw:formula="61 * ?f37"/>
              <draw:equation draw:name="f43" draw:formula="54 * ?f37"/>
              <draw:equation draw:name="f44" draw:formula="15 * ?f36"/>
              <draw:equation draw:name="f45" draw:formula="47 * ?f37"/>
              <draw:equation draw:name="f46" draw:formula="14 * ?f36"/>
              <draw:equation draw:name="f47" draw:formula="31 * ?f37"/>
              <draw:equation draw:name="f48" draw:formula="19 * ?f36"/>
              <draw:equation draw:name="f49" draw:formula="27 * ?f37"/>
              <draw:equation draw:name="f50" draw:formula="35 * ?f36"/>
              <draw:equation draw:name="f51" draw:formula="39 * ?f36"/>
              <draw:equation draw:name="f52" draw:formula="56 * ?f37"/>
              <draw:equation draw:name="f53" draw:formula="52 * ?f36"/>
              <draw:equation draw:name="f54" draw:formula="134 * ?f36"/>
              <draw:equation draw:name="f55" draw:formula="11 * ?f37"/>
              <draw:equation draw:name="f56" draw:formula="0 * ?f37"/>
              <draw:equation draw:name="f57" draw:formula="36 * ?f36"/>
              <draw:equation draw:name="f58" draw:formula="20 * ?f37"/>
              <draw:equation draw:name="f59" draw:formula="9 * ?f36"/>
              <draw:equation draw:name="f60" draw:formula="44 * ?f37"/>
              <draw:equation draw:name="f61" draw:formula="0 * ?f36"/>
              <draw:equation draw:name="f62" draw:formula="1 * ?f36"/>
              <draw:equation draw:name="f63" draw:formula="2 * ?f36"/>
              <draw:equation draw:name="f64" draw:formula="?f40 / 62"/>
              <draw:equation draw:name="f65" draw:formula="?f41 / 134"/>
              <draw:equation draw:name="f66" draw:formula="?f42 / 62"/>
              <draw:equation draw:name="f67" draw:formula="?f43 / 62"/>
              <draw:equation draw:name="f68" draw:formula="?f44 / 134"/>
              <draw:equation draw:name="f69" draw:formula="?f45 / 62"/>
              <draw:equation draw:name="f70" draw:formula="?f46 / 134"/>
              <draw:equation draw:name="f71" draw:formula="?f47 / 62"/>
              <draw:equation draw:name="f72" draw:formula="?f48 / 134"/>
              <draw:equation draw:name="f73" draw:formula="?f49 / 62"/>
              <draw:equation draw:name="f74" draw:formula="?f50 / 134"/>
              <draw:equation draw:name="f75" draw:formula="?f51 / 134"/>
              <draw:equation draw:name="f76" draw:formula="?f52 / 62"/>
              <draw:equation draw:name="f77" draw:formula="?f53 / 134"/>
              <draw:equation draw:name="f78" draw:formula="?f54 / 134"/>
              <draw:equation draw:name="f79" draw:formula="?f55 / 62"/>
              <draw:equation draw:name="f80" draw:formula="?f56 / 62"/>
              <draw:equation draw:name="f81" draw:formula="?f57 / 134"/>
              <draw:equation draw:name="f82" draw:formula="?f58 / 62"/>
              <draw:equation draw:name="f83" draw:formula="?f59 / 134"/>
              <draw:equation draw:name="f84" draw:formula="?f60 / 62"/>
              <draw:equation draw:name="f85" draw:formula="?f61 / 134"/>
              <draw:equation draw:name="f86" draw:formula="?f62 / 134"/>
              <draw:equation draw:name="f87" draw:formula="?f63 / 134"/>
              <draw:equation draw:name="f88" draw:formula="0 / ?f38"/>
              <draw:equation draw:name="f89" draw:formula="?f1 / ?f38"/>
              <draw:equation draw:name="f90" draw:formula="0 / ?f39"/>
              <draw:equation draw:name="f91" draw:formula="?f2 / ?f39"/>
              <draw:equation draw:name="f92" draw:formula="?f64 / ?f38"/>
              <draw:equation draw:name="f93" draw:formula="?f65 / ?f39"/>
              <draw:equation draw:name="f94" draw:formula="?f66 / ?f38"/>
              <draw:equation draw:name="f95" draw:formula="?f67 / ?f38"/>
              <draw:equation draw:name="f96" draw:formula="?f68 / ?f39"/>
              <draw:equation draw:name="f97" draw:formula="?f69 / ?f38"/>
              <draw:equation draw:name="f98" draw:formula="?f70 / ?f39"/>
              <draw:equation draw:name="f99" draw:formula="?f71 / ?f38"/>
              <draw:equation draw:name="f100" draw:formula="?f72 / ?f39"/>
              <draw:equation draw:name="f101" draw:formula="?f73 / ?f38"/>
              <draw:equation draw:name="f102" draw:formula="?f74 / ?f39"/>
              <draw:equation draw:name="f103" draw:formula="?f75 / ?f39"/>
              <draw:equation draw:name="f104" draw:formula="?f76 / ?f38"/>
              <draw:equation draw:name="f105" draw:formula="?f77 / ?f39"/>
              <draw:equation draw:name="f106" draw:formula="?f78 / ?f39"/>
              <draw:equation draw:name="f107" draw:formula="?f79 / ?f38"/>
              <draw:equation draw:name="f108" draw:formula="?f80 / ?f38"/>
              <draw:equation draw:name="f109" draw:formula="?f81 / ?f39"/>
              <draw:equation draw:name="f110" draw:formula="?f82 / ?f38"/>
              <draw:equation draw:name="f111" draw:formula="?f83 / ?f39"/>
              <draw:equation draw:name="f112" draw:formula="?f84 / ?f38"/>
              <draw:equation draw:name="f113" draw:formula="?f85 / ?f39"/>
              <draw:equation draw:name="f114" draw:formula="?f86 / ?f39"/>
              <draw:equation draw:name="f115" draw:formula="?f87 / ?f39"/>
            </draw:enhanced-geometry>
          </draw:custom-shape>
          <draw:custom-shape svg:x="5.16638in" svg:y="4.49568in" svg:width="0.11609in" svg:height="0.192in" draw:id="id210" draw:style-name="a1080" draw:name="Freeform 424">
            <svg:title/>
            <svg:desc/>
            <text:p text:style-name="a1079" text:class-names="" text:cond-style-name=""><text:span text:style-name="a1078" text:class-names=""/></text:p>
            <draw:enhanced-geometry xmlns:dr3d="urn:oasis:names:tc:opendocument:xmlns:dr3d:1.0" draw:type="non-primitive" svg:viewBox="0 0 80 131" draw:enhanced-path="M ?f1 ?f3 L ?f4 ?f3 ?f4 ?f5 C ?f6 ?f7 ?f8 ?f9 ?f10 ?f11 ?f12 ?f13 ?f14 ?f2 ?f15 ?f2 ?f16 ?f2 ?f17 ?f3 ?f18 ?f7 ?f19 ?f20 ?f0 ?f21 ?f0 ?f22 L ?f0 ?f23 ?f24 ?f23 ?f24 ?f25 C ?f24 ?f26 ?f27 ?f28 ?f27 ?f29 ?f27 ?f30 ?f31 ?f32 ?f33 ?f34 ?f35 ?f36 ?f37 ?f38 ?f39 ?f40 ?f41 ?f42 ?f15 ?f20 ?f43 ?f20 ?f44 ?f20 ?f45 ?f40 ?f46 ?f47 ?f48 ?f49 ?f50 ?f21 ?f4 ?f51 L ?f4 ?f23 ?f1 ?f23 ?f1 ?f3 Z M ?f52 ?f27 L ?f46 ?f27 ?f46 ?f0 ?f52 ?f0 ?f52 ?f27 Z M ?f53 ?f27 L ?f17 ?f27 ?f17 ?f0 ?f53 ?f0 ?f53 ?f27 Z N" draw:text-areas="?f120 ?f122 ?f121 ?f123" draw:glue-points="?f124 ?f125 ?f126 ?f125 ?f126 ?f127 ?f128 ?f129 ?f130 ?f131 ?f132 ?f133 ?f134 ?f135 ?f134 ?f136 ?f137 ?f136 ?f137 ?f138 ?f139 ?f140 ?f141 ?f142 ?f143 ?f144 ?f145 ?f146 ?f147 ?f148 ?f126 ?f149 ?f126 ?f136 ?f124 ?f136 ?f124 ?f125 ?f150 ?f151 ?f147 ?f151 ?f147 ?f152 ?f150 ?f152 ?f150 ?f151 ?f153 ?f151 ?f154 ?f151 ?f154 ?f152 ?f153 ?f152 ?f153 ?f151" draw:glue-point-leaving-directions="-90, -90, -90, -90, -90, -90, -90, -90, -90, -90, -90, -90, -90, -90, -90, -90, -90, -90, -90, -90, -90, -90, -90, -90, -90, -90, -90, -90, -90">
              <draw:equation draw:name="f0" draw:formula="0"/>
              <draw:equation draw:name="f1" draw:formula="80"/>
              <draw:equation draw:name="f2" draw:formula="131"/>
              <draw:equation draw:name="f3" draw:formula="128"/>
              <draw:equation draw:name="f4" draw:formula="64"/>
              <draw:equation draw:name="f5" draw:formula="118"/>
              <draw:equation draw:name="f6" draw:formula="59"/>
              <draw:equation draw:name="f7" draw:formula="122"/>
              <draw:equation draw:name="f8" draw:formula="53"/>
              <draw:equation draw:name="f9" draw:formula="125"/>
              <draw:equation draw:name="f10" draw:formula="48"/>
              <draw:equation draw:name="f11" draw:formula="127"/>
              <draw:equation draw:name="f12" draw:formula="44"/>
              <draw:equation draw:name="f13" draw:formula="130"/>
              <draw:equation draw:name="f14" draw:formula="38"/>
              <draw:equation draw:name="f15" draw:formula="32"/>
              <draw:equation draw:name="f16" draw:formula="22"/>
              <draw:equation draw:name="f17" draw:formula="14"/>
              <draw:equation draw:name="f18" draw:formula="9"/>
              <draw:equation draw:name="f19" draw:formula="3"/>
              <draw:equation draw:name="f20" draw:formula="116"/>
              <draw:equation draw:name="f21" draw:formula="107"/>
              <draw:equation draw:name="f22" draw:formula="95"/>
              <draw:equation draw:name="f23" draw:formula="33"/>
              <draw:equation draw:name="f24" draw:formula="16"/>
              <draw:equation draw:name="f25" draw:formula="87"/>
              <draw:equation draw:name="f26" draw:formula="92"/>
              <draw:equation draw:name="f27" draw:formula="17"/>
              <draw:equation draw:name="f28" draw:formula="96"/>
              <draw:equation draw:name="f29" draw:formula="100"/>
              <draw:equation draw:name="f30" draw:formula="103"/>
              <draw:equation draw:name="f31" draw:formula="18"/>
              <draw:equation draw:name="f32" draw:formula="106"/>
              <draw:equation draw:name="f33" draw:formula="20"/>
              <draw:equation draw:name="f34" draw:formula="108"/>
              <draw:equation draw:name="f35" draw:formula="21"/>
              <draw:equation draw:name="f36" draw:formula="111"/>
              <draw:equation draw:name="f37" draw:formula="23"/>
              <draw:equation draw:name="f38" draw:formula="113"/>
              <draw:equation draw:name="f39" draw:formula="26"/>
              <draw:equation draw:name="f40" draw:formula="114"/>
              <draw:equation draw:name="f41" draw:formula="28"/>
              <draw:equation draw:name="f42" draw:formula="115"/>
              <draw:equation draw:name="f43" draw:formula="37"/>
              <draw:equation draw:name="f44" draw:formula="41"/>
              <draw:equation draw:name="f45" draw:formula="45"/>
              <draw:equation draw:name="f46" draw:formula="50"/>
              <draw:equation draw:name="f47" draw:formula="112"/>
              <draw:equation draw:name="f48" draw:formula="55"/>
              <draw:equation draw:name="f49" draw:formula="110"/>
              <draw:equation draw:name="f50" draw:formula="60"/>
              <draw:equation draw:name="f51" draw:formula="104"/>
              <draw:equation draw:name="f52" draw:formula="67"/>
              <draw:equation draw:name="f53" draw:formula="31"/>
              <draw:equation draw:name="f54" draw:formula="?f2 - ?f0"/>
              <draw:equation draw:name="f55" draw:formula="?f1 - ?f0"/>
              <draw:equation draw:name="f56" draw:formula="?f55 / 80"/>
              <draw:equation draw:name="f57" draw:formula="?f54 / 131"/>
              <draw:equation draw:name="f58" draw:formula="80 * ?f55"/>
              <draw:equation draw:name="f59" draw:formula="128 * ?f54"/>
              <draw:equation draw:name="f60" draw:formula="64 * ?f55"/>
              <draw:equation draw:name="f61" draw:formula="118 * ?f54"/>
              <draw:equation draw:name="f62" draw:formula="48 * ?f55"/>
              <draw:equation draw:name="f63" draw:formula="127 * ?f54"/>
              <draw:equation draw:name="f64" draw:formula="32 * ?f55"/>
              <draw:equation draw:name="f65" draw:formula="131 * ?f54"/>
              <draw:equation draw:name="f66" draw:formula="9 * ?f55"/>
              <draw:equation draw:name="f67" draw:formula="122 * ?f54"/>
              <draw:equation draw:name="f68" draw:formula="0 * ?f55"/>
              <draw:equation draw:name="f69" draw:formula="95 * ?f54"/>
              <draw:equation draw:name="f70" draw:formula="33 * ?f54"/>
              <draw:equation draw:name="f71" draw:formula="16 * ?f55"/>
              <draw:equation draw:name="f72" draw:formula="87 * ?f54"/>
              <draw:equation draw:name="f73" draw:formula="17 * ?f55"/>
              <draw:equation draw:name="f74" draw:formula="100 * ?f54"/>
              <draw:equation draw:name="f75" draw:formula="20 * ?f55"/>
              <draw:equation draw:name="f76" draw:formula="108 * ?f54"/>
              <draw:equation draw:name="f77" draw:formula="26 * ?f55"/>
              <draw:equation draw:name="f78" draw:formula="114 * ?f54"/>
              <draw:equation draw:name="f79" draw:formula="37 * ?f55"/>
              <draw:equation draw:name="f80" draw:formula="116 * ?f54"/>
              <draw:equation draw:name="f81" draw:formula="50 * ?f55"/>
              <draw:equation draw:name="f82" draw:formula="112 * ?f54"/>
              <draw:equation draw:name="f83" draw:formula="104 * ?f54"/>
              <draw:equation draw:name="f84" draw:formula="67 * ?f55"/>
              <draw:equation draw:name="f85" draw:formula="17 * ?f54"/>
              <draw:equation draw:name="f86" draw:formula="0 * ?f54"/>
              <draw:equation draw:name="f87" draw:formula="31 * ?f55"/>
              <draw:equation draw:name="f88" draw:formula="14 * ?f55"/>
              <draw:equation draw:name="f89" draw:formula="?f58 / 80"/>
              <draw:equation draw:name="f90" draw:formula="?f59 / 131"/>
              <draw:equation draw:name="f91" draw:formula="?f60 / 80"/>
              <draw:equation draw:name="f92" draw:formula="?f61 / 131"/>
              <draw:equation draw:name="f93" draw:formula="?f62 / 80"/>
              <draw:equation draw:name="f94" draw:formula="?f63 / 131"/>
              <draw:equation draw:name="f95" draw:formula="?f64 / 80"/>
              <draw:equation draw:name="f96" draw:formula="?f65 / 131"/>
              <draw:equation draw:name="f97" draw:formula="?f66 / 80"/>
              <draw:equation draw:name="f98" draw:formula="?f67 / 131"/>
              <draw:equation draw:name="f99" draw:formula="?f68 / 80"/>
              <draw:equation draw:name="f100" draw:formula="?f69 / 131"/>
              <draw:equation draw:name="f101" draw:formula="?f70 / 131"/>
              <draw:equation draw:name="f102" draw:formula="?f71 / 80"/>
              <draw:equation draw:name="f103" draw:formula="?f72 / 131"/>
              <draw:equation draw:name="f104" draw:formula="?f73 / 80"/>
              <draw:equation draw:name="f105" draw:formula="?f74 / 131"/>
              <draw:equation draw:name="f106" draw:formula="?f75 / 80"/>
              <draw:equation draw:name="f107" draw:formula="?f76 / 131"/>
              <draw:equation draw:name="f108" draw:formula="?f77 / 80"/>
              <draw:equation draw:name="f109" draw:formula="?f78 / 131"/>
              <draw:equation draw:name="f110" draw:formula="?f79 / 80"/>
              <draw:equation draw:name="f111" draw:formula="?f80 / 131"/>
              <draw:equation draw:name="f112" draw:formula="?f81 / 80"/>
              <draw:equation draw:name="f113" draw:formula="?f82 / 131"/>
              <draw:equation draw:name="f114" draw:formula="?f83 / 131"/>
              <draw:equation draw:name="f115" draw:formula="?f84 / 80"/>
              <draw:equation draw:name="f116" draw:formula="?f85 / 131"/>
              <draw:equation draw:name="f117" draw:formula="?f86 / 131"/>
              <draw:equation draw:name="f118" draw:formula="?f87 / 80"/>
              <draw:equation draw:name="f119" draw:formula="?f88 / 80"/>
              <draw:equation draw:name="f120" draw:formula="0 / ?f56"/>
              <draw:equation draw:name="f121" draw:formula="?f1 / ?f56"/>
              <draw:equation draw:name="f122" draw:formula="0 / ?f57"/>
              <draw:equation draw:name="f123" draw:formula="?f2 / ?f57"/>
              <draw:equation draw:name="f124" draw:formula="?f89 / ?f56"/>
              <draw:equation draw:name="f125" draw:formula="?f90 / ?f57"/>
              <draw:equation draw:name="f126" draw:formula="?f91 / ?f56"/>
              <draw:equation draw:name="f127" draw:formula="?f92 / ?f57"/>
              <draw:equation draw:name="f128" draw:formula="?f93 / ?f56"/>
              <draw:equation draw:name="f129" draw:formula="?f94 / ?f57"/>
              <draw:equation draw:name="f130" draw:formula="?f95 / ?f56"/>
              <draw:equation draw:name="f131" draw:formula="?f96 / ?f57"/>
              <draw:equation draw:name="f132" draw:formula="?f97 / ?f56"/>
              <draw:equation draw:name="f133" draw:formula="?f98 / ?f57"/>
              <draw:equation draw:name="f134" draw:formula="?f99 / ?f56"/>
              <draw:equation draw:name="f135" draw:formula="?f100 / ?f57"/>
              <draw:equation draw:name="f136" draw:formula="?f101 / ?f57"/>
              <draw:equation draw:name="f137" draw:formula="?f102 / ?f56"/>
              <draw:equation draw:name="f138" draw:formula="?f103 / ?f57"/>
              <draw:equation draw:name="f139" draw:formula="?f104 / ?f56"/>
              <draw:equation draw:name="f140" draw:formula="?f105 / ?f57"/>
              <draw:equation draw:name="f141" draw:formula="?f106 / ?f56"/>
              <draw:equation draw:name="f142" draw:formula="?f107 / ?f57"/>
              <draw:equation draw:name="f143" draw:formula="?f108 / ?f56"/>
              <draw:equation draw:name="f144" draw:formula="?f109 / ?f57"/>
              <draw:equation draw:name="f145" draw:formula="?f110 / ?f56"/>
              <draw:equation draw:name="f146" draw:formula="?f111 / ?f57"/>
              <draw:equation draw:name="f147" draw:formula="?f112 / ?f56"/>
              <draw:equation draw:name="f148" draw:formula="?f113 / ?f57"/>
              <draw:equation draw:name="f149" draw:formula="?f114 / ?f57"/>
              <draw:equation draw:name="f150" draw:formula="?f115 / ?f56"/>
              <draw:equation draw:name="f151" draw:formula="?f116 / ?f57"/>
              <draw:equation draw:name="f152" draw:formula="?f117 / ?f57"/>
              <draw:equation draw:name="f153" draw:formula="?f118 / ?f56"/>
              <draw:equation draw:name="f154" draw:formula="?f119 / ?f56"/>
            </draw:enhanced-geometry>
          </draw:custom-shape>
          <draw:custom-shape svg:x="5.33159in" svg:y="4.48675in" svg:width="0.11609in" svg:height="0.19647in" draw:id="id211" draw:style-name="a1083" draw:name="Freeform 425">
            <svg:title/>
            <svg:desc/>
            <text:p text:style-name="a1082" text:class-names="" text:cond-style-name=""><text:span text:style-name="a1081" text:class-names=""/></text:p>
            <draw:enhanced-geometry xmlns:dr3d="urn:oasis:names:tc:opendocument:xmlns:dr3d:1.0" draw:type="non-primitive" svg:viewBox="0 0 80 133" draw:enhanced-path="M ?f1 ?f2 L ?f3 ?f2 ?f3 ?f4 C ?f3 ?f5 ?f3 ?f6 ?f3 ?f7 ?f8 ?f3 ?f9 ?f10 ?f10 ?f11 ?f12 ?f13 ?f14 ?f15 ?f16 ?f17 ?f18 ?f18 ?f19 ?f20 ?f21 ?f20 ?f22 ?f20 ?f23 ?f18 ?f24 ?f16 ?f25 ?f14 ?f26 ?f27 ?f28 ?f8 L ?f28 ?f2 ?f0 ?f2 ?f0 ?f0 ?f28 ?f0 ?f28 ?f19 C ?f29 ?f30 ?f31 ?f32 ?f33 ?f22 ?f34 ?f35 ?f36 ?f37 ?f19 ?f37 ?f12 ?f37 ?f38 ?f39 ?f40 ?f30 ?f41 ?f18 ?f1 ?f10 ?f1 ?f40 L ?f1 ?f2 Z N" draw:text-areas="?f96 ?f98 ?f97 ?f99" draw:glue-points="?f100 ?f101 ?f102 ?f101 ?f102 ?f103 ?f102 ?f104 ?f105 ?f106 ?f107 ?f108 ?f109 ?f110 ?f111 ?f112 ?f113 ?f114 ?f113 ?f101 ?f115 ?f101 ?f115 ?f116 ?f113 ?f116 ?f113 ?f117 ?f118 ?f119 ?f120 ?f121 ?f122 ?f123 ?f100 ?f124 ?f100 ?f101" draw:glue-point-leaving-directions="-90, -90, -90, -90, -90, -90, -90, -90, -90, -90, -90, -90, -90, -90, -90, -90, -90, -90, -90">
              <draw:equation draw:name="f0" draw:formula="0"/>
              <draw:equation draw:name="f1" draw:formula="80"/>
              <draw:equation draw:name="f2" draw:formula="133"/>
              <draw:equation draw:name="f3" draw:formula="63"/>
              <draw:equation draw:name="f4" draw:formula="79"/>
              <draw:equation draw:name="f5" draw:formula="74"/>
              <draw:equation draw:name="f6" draw:formula="70"/>
              <draw:equation draw:name="f7" draw:formula="67"/>
              <draw:equation draw:name="f8" draw:formula="62"/>
              <draw:equation draw:name="f9" draw:formula="61"/>
              <draw:equation draw:name="f10" draw:formula="60"/>
              <draw:equation draw:name="f11" draw:formula="57"/>
              <draw:equation draw:name="f12" draw:formula="58"/>
              <draw:equation draw:name="f13" draw:formula="55"/>
              <draw:equation draw:name="f14" draw:formula="56"/>
              <draw:equation draw:name="f15" draw:formula="53"/>
              <draw:equation draw:name="f16" draw:formula="54"/>
              <draw:equation draw:name="f17" draw:formula="52"/>
              <draw:equation draw:name="f18" draw:formula="51"/>
              <draw:equation draw:name="f19" draw:formula="48"/>
              <draw:equation draw:name="f20" draw:formula="50"/>
              <draw:equation draw:name="f21" draw:formula="43"/>
              <draw:equation draw:name="f22" draw:formula="39"/>
              <draw:equation draw:name="f23" draw:formula="34"/>
              <draw:equation draw:name="f24" draw:formula="30"/>
              <draw:equation draw:name="f25" draw:formula="25"/>
              <draw:equation draw:name="f26" draw:formula="20"/>
              <draw:equation draw:name="f27" draw:formula="59"/>
              <draw:equation draw:name="f28" draw:formula="16"/>
              <draw:equation draw:name="f29" draw:formula="21"/>
              <draw:equation draw:name="f30" draw:formula="44"/>
              <draw:equation draw:name="f31" draw:formula="26"/>
              <draw:equation draw:name="f32" draw:formula="41"/>
              <draw:equation draw:name="f33" draw:formula="31"/>
              <draw:equation draw:name="f34" draw:formula="37"/>
              <draw:equation draw:name="f35" draw:formula="36"/>
              <draw:equation draw:name="f36" draw:formula="42"/>
              <draw:equation draw:name="f37" draw:formula="35"/>
              <draw:equation draw:name="f38" draw:formula="66"/>
              <draw:equation draw:name="f39" draw:formula="38"/>
              <draw:equation draw:name="f40" draw:formula="71"/>
              <draw:equation draw:name="f41" draw:formula="77"/>
              <draw:equation draw:name="f42" draw:formula="?f2 - ?f0"/>
              <draw:equation draw:name="f43" draw:formula="?f1 - ?f0"/>
              <draw:equation draw:name="f44" draw:formula="?f43 / 80"/>
              <draw:equation draw:name="f45" draw:formula="?f42 / 133"/>
              <draw:equation draw:name="f46" draw:formula="80 * ?f43"/>
              <draw:equation draw:name="f47" draw:formula="133 * ?f42"/>
              <draw:equation draw:name="f48" draw:formula="63 * ?f43"/>
              <draw:equation draw:name="f49" draw:formula="79 * ?f42"/>
              <draw:equation draw:name="f50" draw:formula="67 * ?f42"/>
              <draw:equation draw:name="f51" draw:formula="60 * ?f43"/>
              <draw:equation draw:name="f52" draw:formula="57 * ?f42"/>
              <draw:equation draw:name="f53" draw:formula="54 * ?f43"/>
              <draw:equation draw:name="f54" draw:formula="52 * ?f42"/>
              <draw:equation draw:name="f55" draw:formula="43 * ?f43"/>
              <draw:equation draw:name="f56" draw:formula="50 * ?f42"/>
              <draw:equation draw:name="f57" draw:formula="30 * ?f43"/>
              <draw:equation draw:name="f58" draw:formula="54 * ?f42"/>
              <draw:equation draw:name="f59" draw:formula="16 * ?f43"/>
              <draw:equation draw:name="f60" draw:formula="62 * ?f42"/>
              <draw:equation draw:name="f61" draw:formula="0 * ?f43"/>
              <draw:equation draw:name="f62" draw:formula="0 * ?f42"/>
              <draw:equation draw:name="f63" draw:formula="48 * ?f42"/>
              <draw:equation draw:name="f64" draw:formula="31 * ?f43"/>
              <draw:equation draw:name="f65" draw:formula="39 * ?f42"/>
              <draw:equation draw:name="f66" draw:formula="48 * ?f43"/>
              <draw:equation draw:name="f67" draw:formula="35 * ?f42"/>
              <draw:equation draw:name="f68" draw:formula="71 * ?f43"/>
              <draw:equation draw:name="f69" draw:formula="44 * ?f42"/>
              <draw:equation draw:name="f70" draw:formula="71 * ?f42"/>
              <draw:equation draw:name="f71" draw:formula="?f46 / 80"/>
              <draw:equation draw:name="f72" draw:formula="?f47 / 133"/>
              <draw:equation draw:name="f73" draw:formula="?f48 / 80"/>
              <draw:equation draw:name="f74" draw:formula="?f49 / 133"/>
              <draw:equation draw:name="f75" draw:formula="?f50 / 133"/>
              <draw:equation draw:name="f76" draw:formula="?f51 / 80"/>
              <draw:equation draw:name="f77" draw:formula="?f52 / 133"/>
              <draw:equation draw:name="f78" draw:formula="?f53 / 80"/>
              <draw:equation draw:name="f79" draw:formula="?f54 / 133"/>
              <draw:equation draw:name="f80" draw:formula="?f55 / 80"/>
              <draw:equation draw:name="f81" draw:formula="?f56 / 133"/>
              <draw:equation draw:name="f82" draw:formula="?f57 / 80"/>
              <draw:equation draw:name="f83" draw:formula="?f58 / 133"/>
              <draw:equation draw:name="f84" draw:formula="?f59 / 80"/>
              <draw:equation draw:name="f85" draw:formula="?f60 / 133"/>
              <draw:equation draw:name="f86" draw:formula="?f61 / 80"/>
              <draw:equation draw:name="f87" draw:formula="?f62 / 133"/>
              <draw:equation draw:name="f88" draw:formula="?f63 / 133"/>
              <draw:equation draw:name="f89" draw:formula="?f64 / 80"/>
              <draw:equation draw:name="f90" draw:formula="?f65 / 133"/>
              <draw:equation draw:name="f91" draw:formula="?f66 / 80"/>
              <draw:equation draw:name="f92" draw:formula="?f67 / 133"/>
              <draw:equation draw:name="f93" draw:formula="?f68 / 80"/>
              <draw:equation draw:name="f94" draw:formula="?f69 / 133"/>
              <draw:equation draw:name="f95" draw:formula="?f70 / 133"/>
              <draw:equation draw:name="f96" draw:formula="0 / ?f44"/>
              <draw:equation draw:name="f97" draw:formula="?f1 / ?f44"/>
              <draw:equation draw:name="f98" draw:formula="0 / ?f45"/>
              <draw:equation draw:name="f99" draw:formula="?f2 / ?f45"/>
              <draw:equation draw:name="f100" draw:formula="?f71 / ?f44"/>
              <draw:equation draw:name="f101" draw:formula="?f72 / ?f45"/>
              <draw:equation draw:name="f102" draw:formula="?f73 / ?f44"/>
              <draw:equation draw:name="f103" draw:formula="?f74 / ?f45"/>
              <draw:equation draw:name="f104" draw:formula="?f75 / ?f45"/>
              <draw:equation draw:name="f105" draw:formula="?f76 / ?f44"/>
              <draw:equation draw:name="f106" draw:formula="?f77 / ?f45"/>
              <draw:equation draw:name="f107" draw:formula="?f78 / ?f44"/>
              <draw:equation draw:name="f108" draw:formula="?f79 / ?f45"/>
              <draw:equation draw:name="f109" draw:formula="?f80 / ?f44"/>
              <draw:equation draw:name="f110" draw:formula="?f81 / ?f45"/>
              <draw:equation draw:name="f111" draw:formula="?f82 / ?f44"/>
              <draw:equation draw:name="f112" draw:formula="?f83 / ?f45"/>
              <draw:equation draw:name="f113" draw:formula="?f84 / ?f44"/>
              <draw:equation draw:name="f114" draw:formula="?f85 / ?f45"/>
              <draw:equation draw:name="f115" draw:formula="?f86 / ?f44"/>
              <draw:equation draw:name="f116" draw:formula="?f87 / ?f45"/>
              <draw:equation draw:name="f117" draw:formula="?f88 / ?f45"/>
              <draw:equation draw:name="f118" draw:formula="?f89 / ?f44"/>
              <draw:equation draw:name="f119" draw:formula="?f90 / ?f45"/>
              <draw:equation draw:name="f120" draw:formula="?f91 / ?f44"/>
              <draw:equation draw:name="f121" draw:formula="?f92 / ?f45"/>
              <draw:equation draw:name="f122" draw:formula="?f93 / ?f44"/>
              <draw:equation draw:name="f123" draw:formula="?f94 / ?f45"/>
              <draw:equation draw:name="f124" draw:formula="?f95 / ?f45"/>
            </draw:enhanced-geometry>
          </draw:custom-shape>
          <draw:custom-shape svg:x="5.49233in" svg:y="4.48675in" svg:width="0.02233in" svg:height="0.19647in" draw:id="id212" draw:style-name="a1086" draw:name="Rectangle 426">
            <svg:title/>
            <svg:desc/>
            <text:p text:style-name="a1085" text:class-names="" text:cond-style-name=""><text:span text:style-name="a1084" text:class-names=""/></text:p>
            <draw:enhanced-geometry xmlns:dr3d="urn:oasis:names:tc:opendocument:xmlns:dr3d:1.0" draw:type="non-primitive" svg:viewBox="0 0 21600 21600" draw:enhanced-path="M 0 0 L 21600 0 21600 21600 0 21600 Z N"/>
          </draw:custom-shape>
        </draw:g>
        <draw:g draw:name="Gruppieren 778" draw:id="id178">
          <svg:title/>
          <svg:desc/>
          <draw:custom-shape svg:x="6.68006in" svg:y="1.68263in" svg:width="3.06756in" svg:height="4.13473in" draw:id="id192" draw:style-name="a1026" draw:name="Freeform 427">
            <svg:title/>
            <svg:desc/>
            <text:p text:style-name="a1025" text:class-names="" text:cond-style-name=""><text:span text:style-name="a1024" text:class-names=""/></text:p>
            <draw:enhanced-geometry xmlns:dr3d="urn:oasis:names:tc:opendocument:xmlns:dr3d:1.0" draw:type="non-primitive" svg:viewBox="0 0 2092 2824" draw:enhanced-path="M ?f3 ?f0 L ?f4 ?f5 C ?f6 ?f5 ?f7 ?f8 ?f1 ?f9 L ?f1 ?f10 C ?f1 ?f11 ?f12 ?f13 ?f14 ?f2 L ?f15 ?f2 C ?f16 ?f13 ?f17 ?f18 ?f0 ?f19 L ?f17 ?f20 C ?f5 ?f21 ?f22 ?f5 ?f3 ?f0 Z N" draw:text-areas="?f55 ?f57 ?f56 ?f58" draw:glue-points="?f59 ?f60 ?f61 ?f62 ?f63 ?f64 ?f63 ?f65 ?f66 ?f67 ?f68 ?f67 ?f69 ?f70 ?f71 ?f72 ?f59 ?f60" draw:glue-point-leaving-directions="-90, -90, -90, -90, -90, -90, -90, -90, -90">
              <draw:equation draw:name="f0" draw:formula="0"/>
              <draw:equation draw:name="f1" draw:formula="2092"/>
              <draw:equation draw:name="f2" draw:formula="2824"/>
              <draw:equation draw:name="f3" draw:formula="144"/>
              <draw:equation draw:name="f4" draw:formula="1946"/>
              <draw:equation draw:name="f5" draw:formula="1"/>
              <draw:equation draw:name="f6" draw:formula="2020"/>
              <draw:equation draw:name="f7" draw:formula="2091"/>
              <draw:equation draw:name="f8" draw:formula="86"/>
              <draw:equation draw:name="f9" draw:formula="196"/>
              <draw:equation draw:name="f10" draw:formula="2626"/>
              <draw:equation draw:name="f11" draw:formula="2729"/>
              <draw:equation draw:name="f12" draw:formula="2017"/>
              <draw:equation draw:name="f13" draw:formula="2823"/>
              <draw:equation draw:name="f14" draw:formula="1945"/>
              <draw:equation draw:name="f15" draw:formula="146"/>
              <draw:equation draw:name="f16" draw:formula="65"/>
              <draw:equation draw:name="f17" draw:formula="2"/>
              <draw:equation draw:name="f18" draw:formula="2738"/>
              <draw:equation draw:name="f19" draw:formula="2627"/>
              <draw:equation draw:name="f20" draw:formula="197"/>
              <draw:equation draw:name="f21" draw:formula="92"/>
              <draw:equation draw:name="f22" draw:formula="67"/>
              <draw:equation draw:name="f23" draw:formula="?f2 - ?f0"/>
              <draw:equation draw:name="f24" draw:formula="?f1 - ?f0"/>
              <draw:equation draw:name="f25" draw:formula="?f24 / 2092"/>
              <draw:equation draw:name="f26" draw:formula="?f23 / 2824"/>
              <draw:equation draw:name="f27" draw:formula="144 * ?f24"/>
              <draw:equation draw:name="f28" draw:formula="0 * ?f23"/>
              <draw:equation draw:name="f29" draw:formula="1946 * ?f24"/>
              <draw:equation draw:name="f30" draw:formula="1 * ?f23"/>
              <draw:equation draw:name="f31" draw:formula="2092 * ?f24"/>
              <draw:equation draw:name="f32" draw:formula="196 * ?f23"/>
              <draw:equation draw:name="f33" draw:formula="2626 * ?f23"/>
              <draw:equation draw:name="f34" draw:formula="1945 * ?f24"/>
              <draw:equation draw:name="f35" draw:formula="2824 * ?f23"/>
              <draw:equation draw:name="f36" draw:formula="146 * ?f24"/>
              <draw:equation draw:name="f37" draw:formula="0 * ?f24"/>
              <draw:equation draw:name="f38" draw:formula="2627 * ?f23"/>
              <draw:equation draw:name="f39" draw:formula="2 * ?f24"/>
              <draw:equation draw:name="f40" draw:formula="197 * ?f23"/>
              <draw:equation draw:name="f41" draw:formula="?f27 / 2092"/>
              <draw:equation draw:name="f42" draw:formula="?f28 / 2824"/>
              <draw:equation draw:name="f43" draw:formula="?f29 / 2092"/>
              <draw:equation draw:name="f44" draw:formula="?f30 / 2824"/>
              <draw:equation draw:name="f45" draw:formula="?f31 / 2092"/>
              <draw:equation draw:name="f46" draw:formula="?f32 / 2824"/>
              <draw:equation draw:name="f47" draw:formula="?f33 / 2824"/>
              <draw:equation draw:name="f48" draw:formula="?f34 / 2092"/>
              <draw:equation draw:name="f49" draw:formula="?f35 / 2824"/>
              <draw:equation draw:name="f50" draw:formula="?f36 / 2092"/>
              <draw:equation draw:name="f51" draw:formula="?f37 / 2092"/>
              <draw:equation draw:name="f52" draw:formula="?f38 / 2824"/>
              <draw:equation draw:name="f53" draw:formula="?f39 / 2092"/>
              <draw:equation draw:name="f54" draw:formula="?f40 / 2824"/>
              <draw:equation draw:name="f55" draw:formula="0 / ?f25"/>
              <draw:equation draw:name="f56" draw:formula="?f1 / ?f25"/>
              <draw:equation draw:name="f57" draw:formula="0 / ?f26"/>
              <draw:equation draw:name="f58" draw:formula="?f2 / ?f26"/>
              <draw:equation draw:name="f59" draw:formula="?f41 / ?f25"/>
              <draw:equation draw:name="f60" draw:formula="?f42 / ?f26"/>
              <draw:equation draw:name="f61" draw:formula="?f43 / ?f25"/>
              <draw:equation draw:name="f62" draw:formula="?f44 / ?f26"/>
              <draw:equation draw:name="f63" draw:formula="?f45 / ?f25"/>
              <draw:equation draw:name="f64" draw:formula="?f46 / ?f26"/>
              <draw:equation draw:name="f65" draw:formula="?f47 / ?f26"/>
              <draw:equation draw:name="f66" draw:formula="?f48 / ?f25"/>
              <draw:equation draw:name="f67" draw:formula="?f49 / ?f26"/>
              <draw:equation draw:name="f68" draw:formula="?f50 / ?f25"/>
              <draw:equation draw:name="f69" draw:formula="?f51 / ?f25"/>
              <draw:equation draw:name="f70" draw:formula="?f52 / ?f26"/>
              <draw:equation draw:name="f71" draw:formula="?f53 / ?f25"/>
              <draw:equation draw:name="f72" draw:formula="?f54 / ?f26"/>
            </draw:enhanced-geometry>
          </draw:custom-shape>
          <draw:custom-shape svg:x="7.62667in" svg:y="2.91502in" svg:width="1.17434in" svg:height="1.17434in" draw:id="id193" draw:style-name="a1029" draw:name="Oval 428">
            <svg:title/>
            <svg:desc/>
            <text:p text:style-name="a1028" text:class-names="" text:cond-style-name=""><text:span text:style-name="a102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08659in" svg:y="3.37493in" svg:width="0.25452in" svg:height="0.25452in" draw:id="id194" draw:style-name="a1032" draw:name="Oval 429">
            <svg:title/>
            <svg:desc/>
            <text:p text:style-name="a1031" text:class-names="" text:cond-style-name=""><text:span text:style-name="a103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62221in" svg:y="4.4421in" svg:width="0.13842in" svg:height="0.18754in" draw:id="id195" draw:style-name="a1035" draw:name="Freeform 430">
            <svg:title/>
            <svg:desc/>
            <text:p text:style-name="a1034" text:class-names="" text:cond-style-name=""><text:span text:style-name="a1033" text:class-names=""/></text:p>
            <draw:enhanced-geometry xmlns:dr3d="urn:oasis:names:tc:opendocument:xmlns:dr3d:1.0" draw:type="non-primitive" svg:viewBox="0 0 96 127" draw:enhanced-path="M ?f1 ?f3 C ?f1 ?f4 ?f5 ?f6 ?f7 ?f8 ?f9 ?f10 ?f11 ?f12 ?f13 ?f14 ?f15 ?f16 ?f17 ?f18 ?f19 ?f20 ?f21 ?f22 ?f23 ?f2 ?f24 ?f2 L ?f0 ?f2 ?f0 ?f0 ?f25 ?f0 C ?f26 ?f0 ?f23 ?f0 ?f27 ?f28 ?f29 ?f28 ?f30 ?f31 ?f32 ?f33 ?f34 ?f35 ?f36 ?f37 ?f38 ?f39 ?f40 ?f41 ?f42 ?f43 ?f42 ?f44 ?f42 ?f45 ?f46 ?f47 ?f48 ?f49 ?f15 ?f50 ?f51 ?f52 ?f53 ?f23 L ?f53 ?f54 C ?f34 ?f55 ?f46 ?f56 ?f57 ?f58 ?f4 ?f32 ?f1 ?f59 ?f1 ?f3 Z M ?f30 ?f60 C ?f30 ?f61 ?f19 ?f62 ?f58 ?f43 ?f63 ?f64 ?f29 ?f65 ?f21 ?f41 ?f27 ?f66 ?f55 ?f39 ?f67 ?f39 ?f50 ?f68 ?f69 ?f68 ?f25 ?f68 L ?f70 ?f68 ?f70 ?f52 ?f47 ?f52 C ?f71 ?f52 ?f72 ?f52 ?f67 ?f73 ?f54 ?f73 ?f74 ?f50 ?f75 ?f26 ?f76 ?f71 ?f63 ?f69 ?f58 ?f77 ?f19 ?f78 ?f30 ?f45 ?f30 ?f60 Z M ?f59 ?f57 C ?f59 ?f13 ?f15 ?f59 ?f34 ?f79 ?f80 ?f17 ?f32 ?f81 ?f30 ?f53 ?f63 ?f19 ?f21 ?f58 ?f74 ?f58 ?f23 ?f63 ?f73 ?f63 ?f49 ?f63 L ?f70 ?f63 ?f70 ?f12 ?f77 ?f12 C ?f26 ?f12 ?f82 ?f83 ?f74 ?f84 ?f76 ?f84 ?f19 ?f10 ?f85 ?f86 ?f17 ?f8 ?f80 ?f87 ?f34 ?f6 ?f15 ?f88 ?f59 ?f7 ?f59 ?f57 Z N" draw:text-areas="?f207 ?f209 ?f208 ?f210" draw:glue-points="?f211 ?f212 ?f213 ?f214 ?f215 ?f216 ?f217 ?f218 ?f219 ?f220 ?f221 ?f220 ?f221 ?f222 ?f223 ?f222 ?f224 ?f225 ?f226 ?f227 ?f228 ?f229 ?f230 ?f231 ?f232 ?f233 ?f234 ?f235 ?f234 ?f236 ?f237 ?f238 ?f211 ?f212 ?f239 ?f240 ?f241 ?f242 ?f243 ?f244 ?f245 ?f229 ?f223 ?f246 ?f247 ?f246 ?f247 ?f248 ?f249 ?f248 ?f245 ?f250 ?f251 ?f252 ?f241 ?f253 ?f239 ?f240 ?f254 ?f255 ?f256 ?f257 ?f239 ?f258 ?f259 ?f238 ?f260 ?f261 ?f247 ?f261 ?f247 ?f262 ?f263 ?f262 ?f259 ?f264 ?f265 ?f266 ?f256 ?f267 ?f254 ?f255" draw:glue-point-leaving-directions="-90, -90, -90, -90, -90, -90, -90, -90, -90, -90, -90, -90, -90, -90, -90, -90, -90, -90, -90, -90, -90, -90, -90, -90, -90, -90, -90, -90, -90, -90, -90, -90, -90, -90, -90, -90, -90, -90, -90, -90, -90">
              <draw:equation draw:name="f0" draw:formula="0"/>
              <draw:equation draw:name="f1" draw:formula="96"/>
              <draw:equation draw:name="f2" draw:formula="127"/>
              <draw:equation draw:name="f3" draw:formula="88"/>
              <draw:equation draw:name="f4" draw:formula="94"/>
              <draw:equation draw:name="f5" draw:formula="95"/>
              <draw:equation draw:name="f6" draw:formula="100"/>
              <draw:equation draw:name="f7" draw:formula="93"/>
              <draw:equation draw:name="f8" draw:formula="105"/>
              <draw:equation draw:name="f9" draw:formula="90"/>
              <draw:equation draw:name="f10" draw:formula="109"/>
              <draw:equation draw:name="f11" draw:formula="87"/>
              <draw:equation draw:name="f12" draw:formula="113"/>
              <draw:equation draw:name="f13" draw:formula="83"/>
              <draw:equation draw:name="f14" draw:formula="117"/>
              <draw:equation draw:name="f15" draw:formula="78"/>
              <draw:equation draw:name="f16" draw:formula="120"/>
              <draw:equation draw:name="f17" draw:formula="73"/>
              <draw:equation draw:name="f18" draw:formula="123"/>
              <draw:equation draw:name="f19" draw:formula="67"/>
              <draw:equation draw:name="f20" draw:formula="125"/>
              <draw:equation draw:name="f21" draw:formula="62"/>
              <draw:equation draw:name="f22" draw:formula="126"/>
              <draw:equation draw:name="f23" draw:formula="54"/>
              <draw:equation draw:name="f24" draw:formula="46"/>
              <draw:equation draw:name="f25" draw:formula="38"/>
              <draw:equation draw:name="f26" draw:formula="47"/>
              <draw:equation draw:name="f27" draw:formula="59"/>
              <draw:equation draw:name="f28" draw:formula="1"/>
              <draw:equation draw:name="f29" draw:formula="64"/>
              <draw:equation draw:name="f30" draw:formula="68"/>
              <draw:equation draw:name="f31" draw:formula="3"/>
              <draw:equation draw:name="f32" draw:formula="72"/>
              <draw:equation draw:name="f33" draw:formula="5"/>
              <draw:equation draw:name="f34" draw:formula="77"/>
              <draw:equation draw:name="f35" draw:formula="7"/>
              <draw:equation draw:name="f36" draw:formula="80"/>
              <draw:equation draw:name="f37" draw:formula="11"/>
              <draw:equation draw:name="f38" draw:formula="82"/>
              <draw:equation draw:name="f39" draw:formula="15"/>
              <draw:equation draw:name="f40" draw:formula="85"/>
              <draw:equation draw:name="f41" draw:formula="18"/>
              <draw:equation draw:name="f42" draw:formula="86"/>
              <draw:equation draw:name="f43" draw:formula="23"/>
              <draw:equation draw:name="f44" draw:formula="28"/>
              <draw:equation draw:name="f45" draw:formula="34"/>
              <draw:equation draw:name="f46" draw:formula="84"/>
              <draw:equation draw:name="f47" draw:formula="39"/>
              <draw:equation draw:name="f48" draw:formula="81"/>
              <draw:equation draw:name="f49" draw:formula="44"/>
              <draw:equation draw:name="f50" draw:formula="48"/>
              <draw:equation draw:name="f51" draw:formula="74"/>
              <draw:equation draw:name="f52" draw:formula="51"/>
              <draw:equation draw:name="f53" draw:formula="69"/>
              <draw:equation draw:name="f54" draw:formula="55"/>
              <draw:equation draw:name="f55" draw:formula="56"/>
              <draw:equation draw:name="f56" draw:formula="60"/>
              <draw:equation draw:name="f57" draw:formula="89"/>
              <draw:equation draw:name="f58" draw:formula="66"/>
              <draw:equation draw:name="f59" draw:formula="79"/>
              <draw:equation draw:name="f60" draw:formula="30"/>
              <draw:equation draw:name="f61" draw:formula="27"/>
              <draw:equation draw:name="f62" draw:formula="25"/>
              <draw:equation draw:name="f63" draw:formula="65"/>
              <draw:equation draw:name="f64" draw:formula="21"/>
              <draw:equation draw:name="f65" draw:formula="19"/>
              <draw:equation draw:name="f66" draw:formula="16"/>
              <draw:equation draw:name="f67" draw:formula="52"/>
              <draw:equation draw:name="f68" draw:formula="14"/>
              <draw:equation draw:name="f69" draw:formula="43"/>
              <draw:equation draw:name="f70" draw:formula="17"/>
              <draw:equation draw:name="f71" draw:formula="45"/>
              <draw:equation draw:name="f72" draw:formula="49"/>
              <draw:equation draw:name="f73" draw:formula="50"/>
              <draw:equation draw:name="f74" draw:formula="58"/>
              <draw:equation draw:name="f75" draw:formula="61"/>
              <draw:equation draw:name="f76" draw:formula="63"/>
              <draw:equation draw:name="f77" draw:formula="40"/>
              <draw:equation draw:name="f78" draw:formula="37"/>
              <draw:equation draw:name="f79" draw:formula="76"/>
              <draw:equation draw:name="f80" draw:formula="75"/>
              <draw:equation draw:name="f81" draw:formula="71"/>
              <draw:equation draw:name="f82" draw:formula="53"/>
              <draw:equation draw:name="f83" draw:formula="112"/>
              <draw:equation draw:name="f84" draw:formula="111"/>
              <draw:equation draw:name="f85" draw:formula="70"/>
              <draw:equation draw:name="f86" draw:formula="107"/>
              <draw:equation draw:name="f87" draw:formula="102"/>
              <draw:equation draw:name="f88" draw:formula="97"/>
              <draw:equation draw:name="f89" draw:formula="?f2 - ?f0"/>
              <draw:equation draw:name="f90" draw:formula="?f1 - ?f0"/>
              <draw:equation draw:name="f91" draw:formula="?f90 / 96"/>
              <draw:equation draw:name="f92" draw:formula="?f89 / 127"/>
              <draw:equation draw:name="f93" draw:formula="96 * ?f90"/>
              <draw:equation draw:name="f94" draw:formula="88 * ?f89"/>
              <draw:equation draw:name="f95" draw:formula="93 * ?f90"/>
              <draw:equation draw:name="f96" draw:formula="105 * ?f89"/>
              <draw:equation draw:name="f97" draw:formula="83 * ?f90"/>
              <draw:equation draw:name="f98" draw:formula="117 * ?f89"/>
              <draw:equation draw:name="f99" draw:formula="67 * ?f90"/>
              <draw:equation draw:name="f100" draw:formula="125 * ?f89"/>
              <draw:equation draw:name="f101" draw:formula="46 * ?f90"/>
              <draw:equation draw:name="f102" draw:formula="127 * ?f89"/>
              <draw:equation draw:name="f103" draw:formula="0 * ?f90"/>
              <draw:equation draw:name="f104" draw:formula="0 * ?f89"/>
              <draw:equation draw:name="f105" draw:formula="38 * ?f90"/>
              <draw:equation draw:name="f106" draw:formula="59 * ?f90"/>
              <draw:equation draw:name="f107" draw:formula="1 * ?f89"/>
              <draw:equation draw:name="f108" draw:formula="72 * ?f90"/>
              <draw:equation draw:name="f109" draw:formula="5 * ?f89"/>
              <draw:equation draw:name="f110" draw:formula="82 * ?f90"/>
              <draw:equation draw:name="f111" draw:formula="15 * ?f89"/>
              <draw:equation draw:name="f112" draw:formula="86 * ?f90"/>
              <draw:equation draw:name="f113" draw:formula="28 * ?f89"/>
              <draw:equation draw:name="f114" draw:formula="81 * ?f90"/>
              <draw:equation draw:name="f115" draw:formula="44 * ?f89"/>
              <draw:equation draw:name="f116" draw:formula="69 * ?f90"/>
              <draw:equation draw:name="f117" draw:formula="54 * ?f89"/>
              <draw:equation draw:name="f118" draw:formula="55 * ?f89"/>
              <draw:equation draw:name="f119" draw:formula="89 * ?f90"/>
              <draw:equation draw:name="f120" draw:formula="66 * ?f89"/>
              <draw:equation draw:name="f121" draw:formula="68 * ?f90"/>
              <draw:equation draw:name="f122" draw:formula="30 * ?f89"/>
              <draw:equation draw:name="f123" draw:formula="66 * ?f90"/>
              <draw:equation draw:name="f124" draw:formula="23 * ?f89"/>
              <draw:equation draw:name="f125" draw:formula="62 * ?f90"/>
              <draw:equation draw:name="f126" draw:formula="18 * ?f89"/>
              <draw:equation draw:name="f127" draw:formula="52 * ?f90"/>
              <draw:equation draw:name="f128" draw:formula="14 * ?f89"/>
              <draw:equation draw:name="f129" draw:formula="17 * ?f90"/>
              <draw:equation draw:name="f130" draw:formula="51 * ?f89"/>
              <draw:equation draw:name="f131" draw:formula="39 * ?f90"/>
              <draw:equation draw:name="f132" draw:formula="50 * ?f89"/>
              <draw:equation draw:name="f133" draw:formula="61 * ?f90"/>
              <draw:equation draw:name="f134" draw:formula="47 * ?f89"/>
              <draw:equation draw:name="f135" draw:formula="40 * ?f89"/>
              <draw:equation draw:name="f136" draw:formula="79 * ?f90"/>
              <draw:equation draw:name="f137" draw:formula="89 * ?f89"/>
              <draw:equation draw:name="f138" draw:formula="77 * ?f90"/>
              <draw:equation draw:name="f139" draw:formula="76 * ?f89"/>
              <draw:equation draw:name="f140" draw:formula="69 * ?f89"/>
              <draw:equation draw:name="f141" draw:formula="58 * ?f90"/>
              <draw:equation draw:name="f142" draw:formula="44 * ?f90"/>
              <draw:equation draw:name="f143" draw:formula="65 * ?f89"/>
              <draw:equation draw:name="f144" draw:formula="113 * ?f89"/>
              <draw:equation draw:name="f145" draw:formula="40 * ?f90"/>
              <draw:equation draw:name="f146" draw:formula="111 * ?f89"/>
              <draw:equation draw:name="f147" draw:formula="70 * ?f90"/>
              <draw:equation draw:name="f148" draw:formula="107 * ?f89"/>
              <draw:equation draw:name="f149" draw:formula="100 * ?f89"/>
              <draw:equation draw:name="f150" draw:formula="?f93 / 96"/>
              <draw:equation draw:name="f151" draw:formula="?f94 / 127"/>
              <draw:equation draw:name="f152" draw:formula="?f95 / 96"/>
              <draw:equation draw:name="f153" draw:formula="?f96 / 127"/>
              <draw:equation draw:name="f154" draw:formula="?f97 / 96"/>
              <draw:equation draw:name="f155" draw:formula="?f98 / 127"/>
              <draw:equation draw:name="f156" draw:formula="?f99 / 96"/>
              <draw:equation draw:name="f157" draw:formula="?f100 / 127"/>
              <draw:equation draw:name="f158" draw:formula="?f101 / 96"/>
              <draw:equation draw:name="f159" draw:formula="?f102 / 127"/>
              <draw:equation draw:name="f160" draw:formula="?f103 / 96"/>
              <draw:equation draw:name="f161" draw:formula="?f104 / 127"/>
              <draw:equation draw:name="f162" draw:formula="?f105 / 96"/>
              <draw:equation draw:name="f163" draw:formula="?f106 / 96"/>
              <draw:equation draw:name="f164" draw:formula="?f107 / 127"/>
              <draw:equation draw:name="f165" draw:formula="?f108 / 96"/>
              <draw:equation draw:name="f166" draw:formula="?f109 / 127"/>
              <draw:equation draw:name="f167" draw:formula="?f110 / 96"/>
              <draw:equation draw:name="f168" draw:formula="?f111 / 127"/>
              <draw:equation draw:name="f169" draw:formula="?f112 / 96"/>
              <draw:equation draw:name="f170" draw:formula="?f113 / 127"/>
              <draw:equation draw:name="f171" draw:formula="?f114 / 96"/>
              <draw:equation draw:name="f172" draw:formula="?f115 / 127"/>
              <draw:equation draw:name="f173" draw:formula="?f116 / 96"/>
              <draw:equation draw:name="f174" draw:formula="?f117 / 127"/>
              <draw:equation draw:name="f175" draw:formula="?f118 / 127"/>
              <draw:equation draw:name="f176" draw:formula="?f119 / 96"/>
              <draw:equation draw:name="f177" draw:formula="?f120 / 127"/>
              <draw:equation draw:name="f178" draw:formula="?f121 / 96"/>
              <draw:equation draw:name="f179" draw:formula="?f122 / 127"/>
              <draw:equation draw:name="f180" draw:formula="?f123 / 96"/>
              <draw:equation draw:name="f181" draw:formula="?f124 / 127"/>
              <draw:equation draw:name="f182" draw:formula="?f125 / 96"/>
              <draw:equation draw:name="f183" draw:formula="?f126 / 127"/>
              <draw:equation draw:name="f184" draw:formula="?f127 / 96"/>
              <draw:equation draw:name="f185" draw:formula="?f128 / 127"/>
              <draw:equation draw:name="f186" draw:formula="?f129 / 96"/>
              <draw:equation draw:name="f187" draw:formula="?f130 / 127"/>
              <draw:equation draw:name="f188" draw:formula="?f131 / 96"/>
              <draw:equation draw:name="f189" draw:formula="?f132 / 127"/>
              <draw:equation draw:name="f190" draw:formula="?f133 / 96"/>
              <draw:equation draw:name="f191" draw:formula="?f134 / 127"/>
              <draw:equation draw:name="f192" draw:formula="?f135 / 127"/>
              <draw:equation draw:name="f193" draw:formula="?f136 / 96"/>
              <draw:equation draw:name="f194" draw:formula="?f137 / 127"/>
              <draw:equation draw:name="f195" draw:formula="?f138 / 96"/>
              <draw:equation draw:name="f196" draw:formula="?f139 / 127"/>
              <draw:equation draw:name="f197" draw:formula="?f140 / 127"/>
              <draw:equation draw:name="f198" draw:formula="?f141 / 96"/>
              <draw:equation draw:name="f199" draw:formula="?f142 / 96"/>
              <draw:equation draw:name="f200" draw:formula="?f143 / 127"/>
              <draw:equation draw:name="f201" draw:formula="?f144 / 127"/>
              <draw:equation draw:name="f202" draw:formula="?f145 / 96"/>
              <draw:equation draw:name="f203" draw:formula="?f146 / 127"/>
              <draw:equation draw:name="f204" draw:formula="?f147 / 96"/>
              <draw:equation draw:name="f205" draw:formula="?f148 / 127"/>
              <draw:equation draw:name="f206" draw:formula="?f149 / 127"/>
              <draw:equation draw:name="f207" draw:formula="0 / ?f91"/>
              <draw:equation draw:name="f208" draw:formula="?f1 / ?f91"/>
              <draw:equation draw:name="f209" draw:formula="0 / ?f92"/>
              <draw:equation draw:name="f210" draw:formula="?f2 / ?f92"/>
              <draw:equation draw:name="f211" draw:formula="?f150 / ?f91"/>
              <draw:equation draw:name="f212" draw:formula="?f151 / ?f92"/>
              <draw:equation draw:name="f213" draw:formula="?f152 / ?f91"/>
              <draw:equation draw:name="f214" draw:formula="?f153 / ?f92"/>
              <draw:equation draw:name="f215" draw:formula="?f154 / ?f91"/>
              <draw:equation draw:name="f216" draw:formula="?f155 / ?f92"/>
              <draw:equation draw:name="f217" draw:formula="?f156 / ?f91"/>
              <draw:equation draw:name="f218" draw:formula="?f157 / ?f92"/>
              <draw:equation draw:name="f219" draw:formula="?f158 / ?f91"/>
              <draw:equation draw:name="f220" draw:formula="?f159 / ?f92"/>
              <draw:equation draw:name="f221" draw:formula="?f160 / ?f91"/>
              <draw:equation draw:name="f222" draw:formula="?f161 / ?f92"/>
              <draw:equation draw:name="f223" draw:formula="?f162 / ?f91"/>
              <draw:equation draw:name="f224" draw:formula="?f163 / ?f91"/>
              <draw:equation draw:name="f225" draw:formula="?f164 / ?f92"/>
              <draw:equation draw:name="f226" draw:formula="?f165 / ?f91"/>
              <draw:equation draw:name="f227" draw:formula="?f166 / ?f92"/>
              <draw:equation draw:name="f228" draw:formula="?f167 / ?f91"/>
              <draw:equation draw:name="f229" draw:formula="?f168 / ?f92"/>
              <draw:equation draw:name="f230" draw:formula="?f169 / ?f91"/>
              <draw:equation draw:name="f231" draw:formula="?f170 / ?f92"/>
              <draw:equation draw:name="f232" draw:formula="?f171 / ?f91"/>
              <draw:equation draw:name="f233" draw:formula="?f172 / ?f92"/>
              <draw:equation draw:name="f234" draw:formula="?f173 / ?f91"/>
              <draw:equation draw:name="f235" draw:formula="?f174 / ?f92"/>
              <draw:equation draw:name="f236" draw:formula="?f175 / ?f92"/>
              <draw:equation draw:name="f237" draw:formula="?f176 / ?f91"/>
              <draw:equation draw:name="f238" draw:formula="?f177 / ?f92"/>
              <draw:equation draw:name="f239" draw:formula="?f178 / ?f91"/>
              <draw:equation draw:name="f240" draw:formula="?f179 / ?f92"/>
              <draw:equation draw:name="f241" draw:formula="?f180 / ?f91"/>
              <draw:equation draw:name="f242" draw:formula="?f181 / ?f92"/>
              <draw:equation draw:name="f243" draw:formula="?f182 / ?f91"/>
              <draw:equation draw:name="f244" draw:formula="?f183 / ?f92"/>
              <draw:equation draw:name="f245" draw:formula="?f184 / ?f91"/>
              <draw:equation draw:name="f246" draw:formula="?f185 / ?f92"/>
              <draw:equation draw:name="f247" draw:formula="?f186 / ?f91"/>
              <draw:equation draw:name="f248" draw:formula="?f187 / ?f92"/>
              <draw:equation draw:name="f249" draw:formula="?f188 / ?f91"/>
              <draw:equation draw:name="f250" draw:formula="?f189 / ?f92"/>
              <draw:equation draw:name="f251" draw:formula="?f190 / ?f91"/>
              <draw:equation draw:name="f252" draw:formula="?f191 / ?f92"/>
              <draw:equation draw:name="f253" draw:formula="?f192 / ?f92"/>
              <draw:equation draw:name="f254" draw:formula="?f193 / ?f91"/>
              <draw:equation draw:name="f255" draw:formula="?f194 / ?f92"/>
              <draw:equation draw:name="f256" draw:formula="?f195 / ?f91"/>
              <draw:equation draw:name="f257" draw:formula="?f196 / ?f92"/>
              <draw:equation draw:name="f258" draw:formula="?f197 / ?f92"/>
              <draw:equation draw:name="f259" draw:formula="?f198 / ?f91"/>
              <draw:equation draw:name="f260" draw:formula="?f199 / ?f91"/>
              <draw:equation draw:name="f261" draw:formula="?f200 / ?f92"/>
              <draw:equation draw:name="f262" draw:formula="?f201 / ?f92"/>
              <draw:equation draw:name="f263" draw:formula="?f202 / ?f91"/>
              <draw:equation draw:name="f264" draw:formula="?f203 / ?f92"/>
              <draw:equation draw:name="f265" draw:formula="?f204 / ?f91"/>
              <draw:equation draw:name="f266" draw:formula="?f205 / ?f92"/>
              <draw:equation draw:name="f267" draw:formula="?f206 / ?f92"/>
            </draw:enhanced-geometry>
          </draw:custom-shape>
          <draw:custom-shape svg:x="7.78742in" svg:y="4.48675in" svg:width="0.12502in" svg:height="0.14735in" draw:id="id196" draw:style-name="a1038" draw:name="Freeform 431">
            <svg:title/>
            <svg:desc/>
            <text:p text:style-name="a1037" text:class-names="" text:cond-style-name=""><text:span text:style-name="a1036" text:class-names=""/></text:p>
            <draw:enhanced-geometry xmlns:dr3d="urn:oasis:names:tc:opendocument:xmlns:dr3d:1.0" draw:type="non-primitive" svg:viewBox="0 0 87 100" draw:enhanced-path="M ?f1 ?f3 L ?f4 ?f3 C ?f4 ?f5 ?f6 ?f7 ?f8 ?f9 ?f10 ?f11 ?f12 ?f13 ?f14 ?f15 ?f16 ?f17 ?f18 ?f19 ?f20 ?f21 ?f22 ?f23 ?f24 ?f25 ?f26 ?f25 ?f27 ?f25 ?f28 ?f23 ?f29 ?f30 ?f31 ?f32 ?f30 ?f31 ?f21 ?f13 L ?f23 ?f13 ?f23 ?f33 C ?f32 ?f34 ?f35 ?f36 ?f37 ?f38 ?f7 ?f39 ?f27 ?f2 ?f26 ?f2 ?f40 ?f2 ?f41 ?f36 ?f42 ?f1 ?f43 ?f44 ?f0 ?f9 ?f0 ?f26 ?f0 ?f40 ?f43 ?f41 ?f45 ?f42 ?f46 ?f47 ?f18 ?f0 ?f48 ?f0 ?f49 ?f0 ?f29 ?f47 ?f31 ?f50 ?f21 ?f8 ?f1 ?f51 ?f1 ?f52 L ?f1 ?f3 Z M ?f53 ?f54 C ?f53 ?f55 ?f37 ?f56 ?f57 ?f58 ?f59 ?f60 ?f61 ?f45 ?f24 ?f45 ?f20 ?f45 ?f55 ?f62 ?f56 ?f10 ?f58 ?f63 ?f4 ?f64 ?f4 ?f54 L ?f53 ?f54 Z N" draw:text-areas="?f147 ?f149 ?f148 ?f150" draw:glue-points="?f151 ?f152 ?f153 ?f152 ?f154 ?f155 ?f156 ?f157 ?f158 ?f159 ?f160 ?f161 ?f162 ?f163 ?f164 ?f165 ?f166 ?f165 ?f166 ?f167 ?f168 ?f169 ?f160 ?f170 ?f171 ?f172 ?f173 ?f174 ?f175 ?f176 ?f177 ?f178 ?f179 ?f180 ?f151 ?f181 ?f151 ?f152 ?f182 ?f183 ?f184 ?f185 ?f186 ?f187 ?f188 ?f189 ?f153 ?f183 ?f182 ?f183" draw:glue-point-leaving-directions="-90, -90, -90, -90, -90, -90, -90, -90, -90, -90, -90, -90, -90, -90, -90, -90, -90, -90, -90, -90, -90, -90, -90, -90, -90">
              <draw:equation draw:name="f0" draw:formula="0"/>
              <draw:equation draw:name="f1" draw:formula="87"/>
              <draw:equation draw:name="f2" draw:formula="100"/>
              <draw:equation draw:name="f3" draw:formula="52"/>
              <draw:equation draw:name="f4" draw:formula="17"/>
              <draw:equation draw:name="f5" draw:formula="58"/>
              <draw:equation draw:name="f6" draw:formula="18"/>
              <draw:equation draw:name="f7" draw:formula="63"/>
              <draw:equation draw:name="f8" draw:formula="19"/>
              <draw:equation draw:name="f9" draw:formula="67"/>
              <draw:equation draw:name="f10" draw:formula="21"/>
              <draw:equation draw:name="f11" draw:formula="72"/>
              <draw:equation draw:name="f12" draw:formula="24"/>
              <draw:equation draw:name="f13" draw:formula="75"/>
              <draw:equation draw:name="f14" draw:formula="27"/>
              <draw:equation draw:name="f15" draw:formula="78"/>
              <draw:equation draw:name="f16" draw:formula="30"/>
              <draw:equation draw:name="f17" draw:formula="81"/>
              <draw:equation draw:name="f18" draw:formula="33"/>
              <draw:equation draw:name="f19" draw:formula="83"/>
              <draw:equation draw:name="f20" draw:formula="37"/>
              <draw:equation draw:name="f21" draw:formula="84"/>
              <draw:equation draw:name="f22" draw:formula="41"/>
              <draw:equation draw:name="f23" draw:formula="85"/>
              <draw:equation draw:name="f24" draw:formula="46"/>
              <draw:equation draw:name="f25" draw:formula="86"/>
              <draw:equation draw:name="f26" draw:formula="51"/>
              <draw:equation draw:name="f27" draw:formula="57"/>
              <draw:equation draw:name="f28" draw:formula="64"/>
              <draw:equation draw:name="f29" draw:formula="70"/>
              <draw:equation draw:name="f30" draw:formula="82"/>
              <draw:equation draw:name="f31" draw:formula="77"/>
              <draw:equation draw:name="f32" draw:formula="80"/>
              <draw:equation draw:name="f33" draw:formula="92"/>
              <draw:equation draw:name="f34" draw:formula="94"/>
              <draw:equation draw:name="f35" draw:formula="74"/>
              <draw:equation draw:name="f36" draw:formula="96"/>
              <draw:equation draw:name="f37" draw:formula="69"/>
              <draw:equation draw:name="f38" draw:formula="98"/>
              <draw:equation draw:name="f39" draw:formula="99"/>
              <draw:equation draw:name="f40" draw:formula="35"/>
              <draw:equation draw:name="f41" draw:formula="23"/>
              <draw:equation draw:name="f42" draw:formula="14"/>
              <draw:equation draw:name="f43" draw:formula="5"/>
              <draw:equation draw:name="f44" draw:formula="79"/>
              <draw:equation draw:name="f45" draw:formula="13"/>
              <draw:equation draw:name="f46" draw:formula="22"/>
              <draw:equation draw:name="f47" draw:formula="4"/>
              <draw:equation draw:name="f48" draw:formula="47"/>
              <draw:equation draw:name="f49" draw:formula="60"/>
              <draw:equation draw:name="f50" draw:formula="11"/>
              <draw:equation draw:name="f51" draw:formula="29"/>
              <draw:equation draw:name="f52" draw:formula="43"/>
              <draw:equation draw:name="f53" draw:formula="71"/>
              <draw:equation draw:name="f54" draw:formula="40"/>
              <draw:equation draw:name="f55" draw:formula="31"/>
              <draw:equation draw:name="f56" draw:formula="25"/>
              <draw:equation draw:name="f57" draw:formula="65"/>
              <draw:equation draw:name="f58" draw:formula="20"/>
              <draw:equation draw:name="f59" draw:formula="61"/>
              <draw:equation draw:name="f60" draw:formula="15"/>
              <draw:equation draw:name="f61" draw:formula="55"/>
              <draw:equation draw:name="f62" draw:formula="16"/>
              <draw:equation draw:name="f63" draw:formula="26"/>
              <draw:equation draw:name="f64" draw:formula="32"/>
              <draw:equation draw:name="f65" draw:formula="?f2 - ?f0"/>
              <draw:equation draw:name="f66" draw:formula="?f1 - ?f0"/>
              <draw:equation draw:name="f67" draw:formula="?f66 / 87"/>
              <draw:equation draw:name="f68" draw:formula="?f65 / 100"/>
              <draw:equation draw:name="f69" draw:formula="87 * ?f66"/>
              <draw:equation draw:name="f70" draw:formula="52 * ?f65"/>
              <draw:equation draw:name="f71" draw:formula="17 * ?f66"/>
              <draw:equation draw:name="f72" draw:formula="19 * ?f66"/>
              <draw:equation draw:name="f73" draw:formula="67 * ?f65"/>
              <draw:equation draw:name="f74" draw:formula="27 * ?f66"/>
              <draw:equation draw:name="f75" draw:formula="78 * ?f65"/>
              <draw:equation draw:name="f76" draw:formula="37 * ?f66"/>
              <draw:equation draw:name="f77" draw:formula="84 * ?f65"/>
              <draw:equation draw:name="f78" draw:formula="51 * ?f66"/>
              <draw:equation draw:name="f79" draw:formula="86 * ?f65"/>
              <draw:equation draw:name="f80" draw:formula="70 * ?f66"/>
              <draw:equation draw:name="f81" draw:formula="82 * ?f65"/>
              <draw:equation draw:name="f82" draw:formula="84 * ?f66"/>
              <draw:equation draw:name="f83" draw:formula="75 * ?f65"/>
              <draw:equation draw:name="f84" draw:formula="85 * ?f66"/>
              <draw:equation draw:name="f85" draw:formula="92 * ?f65"/>
              <draw:equation draw:name="f86" draw:formula="69 * ?f66"/>
              <draw:equation draw:name="f87" draw:formula="98 * ?f65"/>
              <draw:equation draw:name="f88" draw:formula="100 * ?f65"/>
              <draw:equation draw:name="f89" draw:formula="14 * ?f66"/>
              <draw:equation draw:name="f90" draw:formula="87 * ?f65"/>
              <draw:equation draw:name="f91" draw:formula="0 * ?f66"/>
              <draw:equation draw:name="f92" draw:formula="51 * ?f65"/>
              <draw:equation draw:name="f93" draw:formula="13 * ?f66"/>
              <draw:equation draw:name="f94" draw:formula="14 * ?f65"/>
              <draw:equation draw:name="f95" draw:formula="47 * ?f66"/>
              <draw:equation draw:name="f96" draw:formula="0 * ?f65"/>
              <draw:equation draw:name="f97" draw:formula="77 * ?f66"/>
              <draw:equation draw:name="f98" draw:formula="11 * ?f65"/>
              <draw:equation draw:name="f99" draw:formula="43 * ?f65"/>
              <draw:equation draw:name="f100" draw:formula="71 * ?f66"/>
              <draw:equation draw:name="f101" draw:formula="40 * ?f65"/>
              <draw:equation draw:name="f102" draw:formula="65 * ?f66"/>
              <draw:equation draw:name="f103" draw:formula="20 * ?f65"/>
              <draw:equation draw:name="f104" draw:formula="46 * ?f66"/>
              <draw:equation draw:name="f105" draw:formula="13 * ?f65"/>
              <draw:equation draw:name="f106" draw:formula="25 * ?f66"/>
              <draw:equation draw:name="f107" draw:formula="21 * ?f65"/>
              <draw:equation draw:name="f108" draw:formula="?f69 / 87"/>
              <draw:equation draw:name="f109" draw:formula="?f70 / 100"/>
              <draw:equation draw:name="f110" draw:formula="?f71 / 87"/>
              <draw:equation draw:name="f111" draw:formula="?f72 / 87"/>
              <draw:equation draw:name="f112" draw:formula="?f73 / 100"/>
              <draw:equation draw:name="f113" draw:formula="?f74 / 87"/>
              <draw:equation draw:name="f114" draw:formula="?f75 / 100"/>
              <draw:equation draw:name="f115" draw:formula="?f76 / 87"/>
              <draw:equation draw:name="f116" draw:formula="?f77 / 100"/>
              <draw:equation draw:name="f117" draw:formula="?f78 / 87"/>
              <draw:equation draw:name="f118" draw:formula="?f79 / 100"/>
              <draw:equation draw:name="f119" draw:formula="?f80 / 87"/>
              <draw:equation draw:name="f120" draw:formula="?f81 / 100"/>
              <draw:equation draw:name="f121" draw:formula="?f82 / 87"/>
              <draw:equation draw:name="f122" draw:formula="?f83 / 100"/>
              <draw:equation draw:name="f123" draw:formula="?f84 / 87"/>
              <draw:equation draw:name="f124" draw:formula="?f85 / 100"/>
              <draw:equation draw:name="f125" draw:formula="?f86 / 87"/>
              <draw:equation draw:name="f126" draw:formula="?f87 / 100"/>
              <draw:equation draw:name="f127" draw:formula="?f88 / 100"/>
              <draw:equation draw:name="f128" draw:formula="?f89 / 87"/>
              <draw:equation draw:name="f129" draw:formula="?f90 / 100"/>
              <draw:equation draw:name="f130" draw:formula="?f91 / 87"/>
              <draw:equation draw:name="f131" draw:formula="?f92 / 100"/>
              <draw:equation draw:name="f132" draw:formula="?f93 / 87"/>
              <draw:equation draw:name="f133" draw:formula="?f94 / 100"/>
              <draw:equation draw:name="f134" draw:formula="?f95 / 87"/>
              <draw:equation draw:name="f135" draw:formula="?f96 / 100"/>
              <draw:equation draw:name="f136" draw:formula="?f97 / 87"/>
              <draw:equation draw:name="f137" draw:formula="?f98 / 100"/>
              <draw:equation draw:name="f138" draw:formula="?f99 / 100"/>
              <draw:equation draw:name="f139" draw:formula="?f100 / 87"/>
              <draw:equation draw:name="f140" draw:formula="?f101 / 100"/>
              <draw:equation draw:name="f141" draw:formula="?f102 / 87"/>
              <draw:equation draw:name="f142" draw:formula="?f103 / 100"/>
              <draw:equation draw:name="f143" draw:formula="?f104 / 87"/>
              <draw:equation draw:name="f144" draw:formula="?f105 / 100"/>
              <draw:equation draw:name="f145" draw:formula="?f106 / 87"/>
              <draw:equation draw:name="f146" draw:formula="?f107 / 100"/>
              <draw:equation draw:name="f147" draw:formula="0 / ?f67"/>
              <draw:equation draw:name="f148" draw:formula="?f1 / ?f67"/>
              <draw:equation draw:name="f149" draw:formula="0 / ?f68"/>
              <draw:equation draw:name="f150" draw:formula="?f2 / ?f68"/>
              <draw:equation draw:name="f151" draw:formula="?f108 / ?f67"/>
              <draw:equation draw:name="f152" draw:formula="?f109 / ?f68"/>
              <draw:equation draw:name="f153" draw:formula="?f110 / ?f67"/>
              <draw:equation draw:name="f154" draw:formula="?f111 / ?f67"/>
              <draw:equation draw:name="f155" draw:formula="?f112 / ?f68"/>
              <draw:equation draw:name="f156" draw:formula="?f113 / ?f67"/>
              <draw:equation draw:name="f157" draw:formula="?f114 / ?f68"/>
              <draw:equation draw:name="f158" draw:formula="?f115 / ?f67"/>
              <draw:equation draw:name="f159" draw:formula="?f116 / ?f68"/>
              <draw:equation draw:name="f160" draw:formula="?f117 / ?f67"/>
              <draw:equation draw:name="f161" draw:formula="?f118 / ?f68"/>
              <draw:equation draw:name="f162" draw:formula="?f119 / ?f67"/>
              <draw:equation draw:name="f163" draw:formula="?f120 / ?f68"/>
              <draw:equation draw:name="f164" draw:formula="?f121 / ?f67"/>
              <draw:equation draw:name="f165" draw:formula="?f122 / ?f68"/>
              <draw:equation draw:name="f166" draw:formula="?f123 / ?f67"/>
              <draw:equation draw:name="f167" draw:formula="?f124 / ?f68"/>
              <draw:equation draw:name="f168" draw:formula="?f125 / ?f67"/>
              <draw:equation draw:name="f169" draw:formula="?f126 / ?f68"/>
              <draw:equation draw:name="f170" draw:formula="?f127 / ?f68"/>
              <draw:equation draw:name="f171" draw:formula="?f128 / ?f67"/>
              <draw:equation draw:name="f172" draw:formula="?f129 / ?f68"/>
              <draw:equation draw:name="f173" draw:formula="?f130 / ?f67"/>
              <draw:equation draw:name="f174" draw:formula="?f131 / ?f68"/>
              <draw:equation draw:name="f175" draw:formula="?f132 / ?f67"/>
              <draw:equation draw:name="f176" draw:formula="?f133 / ?f68"/>
              <draw:equation draw:name="f177" draw:formula="?f134 / ?f67"/>
              <draw:equation draw:name="f178" draw:formula="?f135 / ?f68"/>
              <draw:equation draw:name="f179" draw:formula="?f136 / ?f67"/>
              <draw:equation draw:name="f180" draw:formula="?f137 / ?f68"/>
              <draw:equation draw:name="f181" draw:formula="?f138 / ?f68"/>
              <draw:equation draw:name="f182" draw:formula="?f139 / ?f67"/>
              <draw:equation draw:name="f183" draw:formula="?f140 / ?f68"/>
              <draw:equation draw:name="f184" draw:formula="?f141 / ?f67"/>
              <draw:equation draw:name="f185" draw:formula="?f142 / ?f68"/>
              <draw:equation draw:name="f186" draw:formula="?f143 / ?f67"/>
              <draw:equation draw:name="f187" draw:formula="?f144 / ?f68"/>
              <draw:equation draw:name="f188" draw:formula="?f145 / ?f67"/>
              <draw:equation draw:name="f189" draw:formula="?f146 / ?f68"/>
            </draw:enhanced-geometry>
          </draw:custom-shape>
          <draw:custom-shape svg:x="7.93924in" svg:y="4.43763in" svg:width="0.12502in" svg:height="0.19647in" draw:id="id197" draw:style-name="a1041" draw:name="Freeform 432">
            <svg:title/>
            <svg:desc/>
            <text:p text:style-name="a1040" text:class-names="" text:cond-style-name=""><text:span text:style-name="a1039" text:class-names=""/></text:p>
            <draw:enhanced-geometry xmlns:dr3d="urn:oasis:names:tc:opendocument:xmlns:dr3d:1.0" draw:type="non-primitive" svg:viewBox="0 0 84 136" draw:enhanced-path="M ?f1 ?f3 L ?f4 ?f3 ?f4 ?f5 C ?f6 ?f7 ?f8 ?f9 ?f10 ?f11 ?f12 ?f13 ?f14 ?f2 ?f15 ?f2 ?f16 ?f2 ?f17 ?f18 ?f19 ?f20 ?f21 ?f22 ?f0 ?f23 ?f0 ?f24 ?f0 ?f25 ?f26 ?f27 ?f21 ?f28 ?f29 ?f8 ?f30 ?f10 ?f31 ?f12 ?f17 ?f32 ?f33 ?f34 ?f16 ?f35 ?f36 ?f37 ?f15 ?f38 ?f39 ?f38 ?f40 ?f38 ?f41 ?f38 ?f42 ?f37 ?f43 ?f35 ?f28 ?f44 ?f4 ?f34 L ?f4 ?f0 ?f1 ?f0 ?f1 ?f3 Z M ?f4 ?f45 L ?f4 ?f46 C ?f6 ?f10 ?f47 ?f48 ?f42 ?f48 ?f10 ?f49 ?f50 ?f49 ?f51 ?f49 ?f37 ?f49 ?f52 ?f10 ?f53 ?f43 ?f54 ?f55 ?f56 ?f57 ?f56 ?f24 ?f56 ?f58 ?f59 ?f60 ?f61 ?f62 ?f16 ?f63 ?f64 ?f65 ?f34 ?f65 ?f51 ?f65 ?f49 ?f66 ?f46 ?f63 ?f43 ?f67 ?f28 ?f68 ?f4 ?f45 Z N" draw:text-areas="?f149 ?f151 ?f150 ?f152" draw:glue-points="?f153 ?f154 ?f155 ?f154 ?f155 ?f156 ?f157 ?f158 ?f159 ?f160 ?f161 ?f162 ?f163 ?f164 ?f165 ?f166 ?f167 ?f168 ?f169 ?f170 ?f171 ?f172 ?f173 ?f174 ?f155 ?f175 ?f155 ?f176 ?f153 ?f176 ?f153 ?f154 ?f155 ?f177 ?f155 ?f178 ?f173 ?f179 ?f180 ?f181 ?f182 ?f183 ?f184 ?f164 ?f185 ?f186 ?f187 ?f188 ?f189 ?f190 ?f155 ?f177" draw:glue-point-leaving-directions="-90, -90, -90, -90, -90, -90, -90, -90, -90, -90, -90, -90, -90, -90, -90, -90, -90, -90, -90, -90, -90, -90, -90, -90, -90, -90">
              <draw:equation draw:name="f0" draw:formula="0"/>
              <draw:equation draw:name="f1" draw:formula="84"/>
              <draw:equation draw:name="f2" draw:formula="136"/>
              <draw:equation draw:name="f3" draw:formula="133"/>
              <draw:equation draw:name="f4" draw:formula="68"/>
              <draw:equation draw:name="f5" draw:formula="123"/>
              <draw:equation draw:name="f6" draw:formula="63"/>
              <draw:equation draw:name="f7" draw:formula="127"/>
              <draw:equation draw:name="f8" draw:formula="58"/>
              <draw:equation draw:name="f9" draw:formula="130"/>
              <draw:equation draw:name="f10" draw:formula="53"/>
              <draw:equation draw:name="f11" draw:formula="132"/>
              <draw:equation draw:name="f12" draw:formula="48"/>
              <draw:equation draw:name="f13" draw:formula="135"/>
              <draw:equation draw:name="f14" draw:formula="43"/>
              <draw:equation draw:name="f15" draw:formula="37"/>
              <draw:equation draw:name="f16" draw:formula="26"/>
              <draw:equation draw:name="f17" draw:formula="17"/>
              <draw:equation draw:name="f18" draw:formula="131"/>
              <draw:equation draw:name="f19" draw:formula="10"/>
              <draw:equation draw:name="f20" draw:formula="122"/>
              <draw:equation draw:name="f21" draw:formula="3"/>
              <draw:equation draw:name="f22" draw:formula="114"/>
              <draw:equation draw:name="f23" draw:formula="102"/>
              <draw:equation draw:name="f24" draw:formula="86"/>
              <draw:equation draw:name="f25" draw:formula="78"/>
              <draw:equation draw:name="f26" draw:formula="1"/>
              <draw:equation draw:name="f27" draw:formula="71"/>
              <draw:equation draw:name="f28" draw:formula="64"/>
              <draw:equation draw:name="f29" draw:formula="6"/>
              <draw:equation draw:name="f30" draw:formula="9"/>
              <draw:equation draw:name="f31" draw:formula="13"/>
              <draw:equation draw:name="f32" draw:formula="44"/>
              <draw:equation draw:name="f33" draw:formula="21"/>
              <draw:equation draw:name="f34" draw:formula="41"/>
              <draw:equation draw:name="f35" draw:formula="38"/>
              <draw:equation draw:name="f36" draw:formula="31"/>
              <draw:equation draw:name="f37" draw:formula="36"/>
              <draw:equation draw:name="f38" draw:formula="35"/>
              <draw:equation draw:name="f39" draw:formula="42"/>
              <draw:equation draw:name="f40" draw:formula="47"/>
              <draw:equation draw:name="f41" draw:formula="52"/>
              <draw:equation draw:name="f42" draw:formula="56"/>
              <draw:equation draw:name="f43" draw:formula="59"/>
              <draw:equation draw:name="f44" draw:formula="39"/>
              <draw:equation draw:name="f45" draw:formula="109"/>
              <draw:equation draw:name="f46" draw:formula="55"/>
              <draw:equation draw:name="f47" draw:formula="60"/>
              <draw:equation draw:name="f48" draw:formula="51"/>
              <draw:equation draw:name="f49" draw:formula="50"/>
              <draw:equation draw:name="f50" draw:formula="49"/>
              <draw:equation draw:name="f51" draw:formula="45"/>
              <draw:equation draw:name="f52" draw:formula="29"/>
              <draw:equation draw:name="f53" draw:formula="24"/>
              <draw:equation draw:name="f54" draw:formula="19"/>
              <draw:equation draw:name="f55" draw:formula="65"/>
              <draw:equation draw:name="f56" draw:formula="16"/>
              <draw:equation draw:name="f57" draw:formula="74"/>
              <draw:equation draw:name="f58" draw:formula="97"/>
              <draw:equation draw:name="f59" draw:formula="18"/>
              <draw:equation draw:name="f60" draw:formula="106"/>
              <draw:equation draw:name="f61" draw:formula="22"/>
              <draw:equation draw:name="f62" draw:formula="112"/>
              <draw:equation draw:name="f63" draw:formula="117"/>
              <draw:equation draw:name="f64" draw:formula="32"/>
              <draw:equation draw:name="f65" draw:formula="120"/>
              <draw:equation draw:name="f66" draw:formula="119"/>
              <draw:equation draw:name="f67" draw:formula="115"/>
              <draw:equation draw:name="f68" draw:formula="113"/>
              <draw:equation draw:name="f69" draw:formula="?f2 - ?f0"/>
              <draw:equation draw:name="f70" draw:formula="?f1 - ?f0"/>
              <draw:equation draw:name="f71" draw:formula="?f70 / 84"/>
              <draw:equation draw:name="f72" draw:formula="?f69 / 136"/>
              <draw:equation draw:name="f73" draw:formula="84 * ?f70"/>
              <draw:equation draw:name="f74" draw:formula="133 * ?f69"/>
              <draw:equation draw:name="f75" draw:formula="68 * ?f70"/>
              <draw:equation draw:name="f76" draw:formula="123 * ?f69"/>
              <draw:equation draw:name="f77" draw:formula="53 * ?f70"/>
              <draw:equation draw:name="f78" draw:formula="132 * ?f69"/>
              <draw:equation draw:name="f79" draw:formula="37 * ?f70"/>
              <draw:equation draw:name="f80" draw:formula="136 * ?f69"/>
              <draw:equation draw:name="f81" draw:formula="10 * ?f70"/>
              <draw:equation draw:name="f82" draw:formula="122 * ?f69"/>
              <draw:equation draw:name="f83" draw:formula="0 * ?f70"/>
              <draw:equation draw:name="f84" draw:formula="86 * ?f69"/>
              <draw:equation draw:name="f85" draw:formula="3 * ?f70"/>
              <draw:equation draw:name="f86" draw:formula="64 * ?f69"/>
              <draw:equation draw:name="f87" draw:formula="13 * ?f70"/>
              <draw:equation draw:name="f88" draw:formula="48 * ?f69"/>
              <draw:equation draw:name="f89" draw:formula="26 * ?f70"/>
              <draw:equation draw:name="f90" draw:formula="38 * ?f69"/>
              <draw:equation draw:name="f91" draw:formula="42 * ?f70"/>
              <draw:equation draw:name="f92" draw:formula="35 * ?f69"/>
              <draw:equation draw:name="f93" draw:formula="56 * ?f70"/>
              <draw:equation draw:name="f94" draw:formula="36 * ?f69"/>
              <draw:equation draw:name="f95" draw:formula="41 * ?f69"/>
              <draw:equation draw:name="f96" draw:formula="0 * ?f69"/>
              <draw:equation draw:name="f97" draw:formula="109 * ?f69"/>
              <draw:equation draw:name="f98" draw:formula="55 * ?f69"/>
              <draw:equation draw:name="f99" draw:formula="51 * ?f69"/>
              <draw:equation draw:name="f100" draw:formula="45 * ?f70"/>
              <draw:equation draw:name="f101" draw:formula="50 * ?f69"/>
              <draw:equation draw:name="f102" draw:formula="24 * ?f70"/>
              <draw:equation draw:name="f103" draw:formula="59 * ?f69"/>
              <draw:equation draw:name="f104" draw:formula="16 * ?f70"/>
              <draw:equation draw:name="f105" draw:formula="22 * ?f70"/>
              <draw:equation draw:name="f106" draw:formula="112 * ?f69"/>
              <draw:equation draw:name="f107" draw:formula="41 * ?f70"/>
              <draw:equation draw:name="f108" draw:formula="120 * ?f69"/>
              <draw:equation draw:name="f109" draw:formula="55 * ?f70"/>
              <draw:equation draw:name="f110" draw:formula="117 * ?f69"/>
              <draw:equation draw:name="f111" draw:formula="?f73 / 84"/>
              <draw:equation draw:name="f112" draw:formula="?f74 / 136"/>
              <draw:equation draw:name="f113" draw:formula="?f75 / 84"/>
              <draw:equation draw:name="f114" draw:formula="?f76 / 136"/>
              <draw:equation draw:name="f115" draw:formula="?f77 / 84"/>
              <draw:equation draw:name="f116" draw:formula="?f78 / 136"/>
              <draw:equation draw:name="f117" draw:formula="?f79 / 84"/>
              <draw:equation draw:name="f118" draw:formula="?f80 / 136"/>
              <draw:equation draw:name="f119" draw:formula="?f81 / 84"/>
              <draw:equation draw:name="f120" draw:formula="?f82 / 136"/>
              <draw:equation draw:name="f121" draw:formula="?f83 / 84"/>
              <draw:equation draw:name="f122" draw:formula="?f84 / 136"/>
              <draw:equation draw:name="f123" draw:formula="?f85 / 84"/>
              <draw:equation draw:name="f124" draw:formula="?f86 / 136"/>
              <draw:equation draw:name="f125" draw:formula="?f87 / 84"/>
              <draw:equation draw:name="f126" draw:formula="?f88 / 136"/>
              <draw:equation draw:name="f127" draw:formula="?f89 / 84"/>
              <draw:equation draw:name="f128" draw:formula="?f90 / 136"/>
              <draw:equation draw:name="f129" draw:formula="?f91 / 84"/>
              <draw:equation draw:name="f130" draw:formula="?f92 / 136"/>
              <draw:equation draw:name="f131" draw:formula="?f93 / 84"/>
              <draw:equation draw:name="f132" draw:formula="?f94 / 136"/>
              <draw:equation draw:name="f133" draw:formula="?f95 / 136"/>
              <draw:equation draw:name="f134" draw:formula="?f96 / 136"/>
              <draw:equation draw:name="f135" draw:formula="?f97 / 136"/>
              <draw:equation draw:name="f136" draw:formula="?f98 / 136"/>
              <draw:equation draw:name="f137" draw:formula="?f99 / 136"/>
              <draw:equation draw:name="f138" draw:formula="?f100 / 84"/>
              <draw:equation draw:name="f139" draw:formula="?f101 / 136"/>
              <draw:equation draw:name="f140" draw:formula="?f102 / 84"/>
              <draw:equation draw:name="f141" draw:formula="?f103 / 136"/>
              <draw:equation draw:name="f142" draw:formula="?f104 / 84"/>
              <draw:equation draw:name="f143" draw:formula="?f105 / 84"/>
              <draw:equation draw:name="f144" draw:formula="?f106 / 136"/>
              <draw:equation draw:name="f145" draw:formula="?f107 / 84"/>
              <draw:equation draw:name="f146" draw:formula="?f108 / 136"/>
              <draw:equation draw:name="f147" draw:formula="?f109 / 84"/>
              <draw:equation draw:name="f148" draw:formula="?f110 / 136"/>
              <draw:equation draw:name="f149" draw:formula="0 / ?f71"/>
              <draw:equation draw:name="f150" draw:formula="?f1 / ?f71"/>
              <draw:equation draw:name="f151" draw:formula="0 / ?f72"/>
              <draw:equation draw:name="f152" draw:formula="?f2 / ?f72"/>
              <draw:equation draw:name="f153" draw:formula="?f111 / ?f71"/>
              <draw:equation draw:name="f154" draw:formula="?f112 / ?f72"/>
              <draw:equation draw:name="f155" draw:formula="?f113 / ?f71"/>
              <draw:equation draw:name="f156" draw:formula="?f114 / ?f72"/>
              <draw:equation draw:name="f157" draw:formula="?f115 / ?f71"/>
              <draw:equation draw:name="f158" draw:formula="?f116 / ?f72"/>
              <draw:equation draw:name="f159" draw:formula="?f117 / ?f71"/>
              <draw:equation draw:name="f160" draw:formula="?f118 / ?f72"/>
              <draw:equation draw:name="f161" draw:formula="?f119 / ?f71"/>
              <draw:equation draw:name="f162" draw:formula="?f120 / ?f72"/>
              <draw:equation draw:name="f163" draw:formula="?f121 / ?f71"/>
              <draw:equation draw:name="f164" draw:formula="?f122 / ?f72"/>
              <draw:equation draw:name="f165" draw:formula="?f123 / ?f71"/>
              <draw:equation draw:name="f166" draw:formula="?f124 / ?f72"/>
              <draw:equation draw:name="f167" draw:formula="?f125 / ?f71"/>
              <draw:equation draw:name="f168" draw:formula="?f126 / ?f72"/>
              <draw:equation draw:name="f169" draw:formula="?f127 / ?f71"/>
              <draw:equation draw:name="f170" draw:formula="?f128 / ?f72"/>
              <draw:equation draw:name="f171" draw:formula="?f129 / ?f71"/>
              <draw:equation draw:name="f172" draw:formula="?f130 / ?f72"/>
              <draw:equation draw:name="f173" draw:formula="?f131 / ?f71"/>
              <draw:equation draw:name="f174" draw:formula="?f132 / ?f72"/>
              <draw:equation draw:name="f175" draw:formula="?f133 / ?f72"/>
              <draw:equation draw:name="f176" draw:formula="?f134 / ?f72"/>
              <draw:equation draw:name="f177" draw:formula="?f135 / ?f72"/>
              <draw:equation draw:name="f178" draw:formula="?f136 / ?f72"/>
              <draw:equation draw:name="f179" draw:formula="?f137 / ?f72"/>
              <draw:equation draw:name="f180" draw:formula="?f138 / ?f71"/>
              <draw:equation draw:name="f181" draw:formula="?f139 / ?f72"/>
              <draw:equation draw:name="f182" draw:formula="?f140 / ?f71"/>
              <draw:equation draw:name="f183" draw:formula="?f141 / ?f72"/>
              <draw:equation draw:name="f184" draw:formula="?f142 / ?f71"/>
              <draw:equation draw:name="f185" draw:formula="?f143 / ?f71"/>
              <draw:equation draw:name="f186" draw:formula="?f144 / ?f72"/>
              <draw:equation draw:name="f187" draw:formula="?f145 / ?f71"/>
              <draw:equation draw:name="f188" draw:formula="?f146 / ?f72"/>
              <draw:equation draw:name="f189" draw:formula="?f147 / ?f71"/>
              <draw:equation draw:name="f190" draw:formula="?f148 / ?f72"/>
            </draw:enhanced-geometry>
          </draw:custom-shape>
          <draw:custom-shape svg:x="8.10891in" svg:y="4.4421in" svg:width="0.11609in" svg:height="0.192in" draw:id="id198" draw:style-name="a1044" draw:name="Freeform 433">
            <svg:title/>
            <svg:desc/>
            <text:p text:style-name="a1043" text:class-names="" text:cond-style-name=""><text:span text:style-name="a1042" text:class-names=""/></text:p>
            <draw:enhanced-geometry xmlns:dr3d="urn:oasis:names:tc:opendocument:xmlns:dr3d:1.0" draw:type="non-primitive" svg:viewBox="0 0 80 131" draw:enhanced-path="M ?f1 ?f3 L ?f4 ?f3 ?f4 ?f5 C ?f6 ?f7 ?f8 ?f9 ?f10 ?f11 ?f12 ?f13 ?f14 ?f2 ?f15 ?f2 ?f16 ?f2 ?f17 ?f3 ?f18 ?f19 ?f20 ?f21 ?f0 ?f22 ?f0 ?f23 L ?f0 ?f24 ?f25 ?f24 ?f25 ?f26 C ?f25 ?f27 ?f25 ?f28 ?f29 ?f30 ?f29 ?f31 ?f32 ?f22 ?f33 ?f34 ?f35 ?f36 ?f37 ?f38 ?f39 ?f40 ?f41 ?f21 ?f42 ?f21 ?f43 ?f21 ?f44 ?f21 ?f45 ?f40 ?f46 ?f38 ?f47 ?f48 ?f49 ?f50 ?f4 ?f51 L ?f4 ?f24 ?f1 ?f24 ?f1 ?f3 Z M ?f52 ?f29 L ?f53 ?f29 ?f53 ?f0 ?f52 ?f0 ?f52 ?f29 Z M ?f42 ?f29 L ?f17 ?f29 ?f17 ?f0 ?f42 ?f0 ?f42 ?f29 Z N" draw:text-areas="?f122 ?f124 ?f123 ?f125" draw:glue-points="?f126 ?f127 ?f128 ?f127 ?f128 ?f129 ?f130 ?f131 ?f132 ?f133 ?f134 ?f135 ?f136 ?f137 ?f136 ?f138 ?f139 ?f138 ?f139 ?f140 ?f141 ?f142 ?f143 ?f144 ?f145 ?f146 ?f147 ?f148 ?f149 ?f150 ?f128 ?f151 ?f128 ?f138 ?f126 ?f138 ?f126 ?f127 ?f152 ?f153 ?f154 ?f153 ?f154 ?f155 ?f152 ?f155 ?f152 ?f153 ?f156 ?f153 ?f157 ?f153 ?f157 ?f155 ?f156 ?f155 ?f156 ?f153" draw:glue-point-leaving-directions="-90, -90, -90, -90, -90, -90, -90, -90, -90, -90, -90, -90, -90, -90, -90, -90, -90, -90, -90, -90, -90, -90, -90, -90, -90, -90, -90, -90, -90">
              <draw:equation draw:name="f0" draw:formula="0"/>
              <draw:equation draw:name="f1" draw:formula="80"/>
              <draw:equation draw:name="f2" draw:formula="131"/>
              <draw:equation draw:name="f3" draw:formula="128"/>
              <draw:equation draw:name="f4" draw:formula="64"/>
              <draw:equation draw:name="f5" draw:formula="117"/>
              <draw:equation draw:name="f6" draw:formula="58"/>
              <draw:equation draw:name="f7" draw:formula="122"/>
              <draw:equation draw:name="f8" draw:formula="53"/>
              <draw:equation draw:name="f9" draw:formula="125"/>
              <draw:equation draw:name="f10" draw:formula="48"/>
              <draw:equation draw:name="f11" draw:formula="127"/>
              <draw:equation draw:name="f12" draw:formula="43"/>
              <draw:equation draw:name="f13" draw:formula="129"/>
              <draw:equation draw:name="f14" draw:formula="38"/>
              <draw:equation draw:name="f15" draw:formula="32"/>
              <draw:equation draw:name="f16" draw:formula="22"/>
              <draw:equation draw:name="f17" draw:formula="14"/>
              <draw:equation draw:name="f18" draw:formula="8"/>
              <draw:equation draw:name="f19" draw:formula="121"/>
              <draw:equation draw:name="f20" draw:formula="3"/>
              <draw:equation draw:name="f21" draw:formula="115"/>
              <draw:equation draw:name="f22" draw:formula="106"/>
              <draw:equation draw:name="f23" draw:formula="94"/>
              <draw:equation draw:name="f24" draw:formula="33"/>
              <draw:equation draw:name="f25" draw:formula="16"/>
              <draw:equation draw:name="f26" draw:formula="87"/>
              <draw:equation draw:name="f27" draw:formula="92"/>
              <draw:equation draw:name="f28" draw:formula="96"/>
              <draw:equation draw:name="f29" draw:formula="17"/>
              <draw:equation draw:name="f30" draw:formula="99"/>
              <draw:equation draw:name="f31" draw:formula="103"/>
              <draw:equation draw:name="f32" draw:formula="18"/>
              <draw:equation draw:name="f33" draw:formula="19"/>
              <draw:equation draw:name="f34" draw:formula="108"/>
              <draw:equation draw:name="f35" draw:formula="21"/>
              <draw:equation draw:name="f36" draw:formula="111"/>
              <draw:equation draw:name="f37" draw:formula="23"/>
              <draw:equation draw:name="f38" draw:formula="112"/>
              <draw:equation draw:name="f39" draw:formula="25"/>
              <draw:equation draw:name="f40" draw:formula="114"/>
              <draw:equation draw:name="f41" draw:formula="28"/>
              <draw:equation draw:name="f42" draw:formula="31"/>
              <draw:equation draw:name="f43" draw:formula="36"/>
              <draw:equation draw:name="f44" draw:formula="40"/>
              <draw:equation draw:name="f45" draw:formula="45"/>
              <draw:equation draw:name="f46" draw:formula="50"/>
              <draw:equation draw:name="f47" draw:formula="55"/>
              <draw:equation draw:name="f48" draw:formula="110"/>
              <draw:equation draw:name="f49" draw:formula="59"/>
              <draw:equation draw:name="f50" draw:formula="107"/>
              <draw:equation draw:name="f51" draw:formula="104"/>
              <draw:equation draw:name="f52" draw:formula="66"/>
              <draw:equation draw:name="f53" draw:formula="49"/>
              <draw:equation draw:name="f54" draw:formula="?f2 - ?f0"/>
              <draw:equation draw:name="f55" draw:formula="?f1 - ?f0"/>
              <draw:equation draw:name="f56" draw:formula="?f55 / 80"/>
              <draw:equation draw:name="f57" draw:formula="?f54 / 131"/>
              <draw:equation draw:name="f58" draw:formula="80 * ?f55"/>
              <draw:equation draw:name="f59" draw:formula="128 * ?f54"/>
              <draw:equation draw:name="f60" draw:formula="64 * ?f55"/>
              <draw:equation draw:name="f61" draw:formula="117 * ?f54"/>
              <draw:equation draw:name="f62" draw:formula="48 * ?f55"/>
              <draw:equation draw:name="f63" draw:formula="127 * ?f54"/>
              <draw:equation draw:name="f64" draw:formula="32 * ?f55"/>
              <draw:equation draw:name="f65" draw:formula="131 * ?f54"/>
              <draw:equation draw:name="f66" draw:formula="8 * ?f55"/>
              <draw:equation draw:name="f67" draw:formula="121 * ?f54"/>
              <draw:equation draw:name="f68" draw:formula="0 * ?f55"/>
              <draw:equation draw:name="f69" draw:formula="94 * ?f54"/>
              <draw:equation draw:name="f70" draw:formula="33 * ?f54"/>
              <draw:equation draw:name="f71" draw:formula="16 * ?f55"/>
              <draw:equation draw:name="f72" draw:formula="87 * ?f54"/>
              <draw:equation draw:name="f73" draw:formula="17 * ?f55"/>
              <draw:equation draw:name="f74" draw:formula="99 * ?f54"/>
              <draw:equation draw:name="f75" draw:formula="19 * ?f55"/>
              <draw:equation draw:name="f76" draw:formula="108 * ?f54"/>
              <draw:equation draw:name="f77" draw:formula="25 * ?f55"/>
              <draw:equation draw:name="f78" draw:formula="114 * ?f54"/>
              <draw:equation draw:name="f79" draw:formula="36 * ?f55"/>
              <draw:equation draw:name="f80" draw:formula="115 * ?f54"/>
              <draw:equation draw:name="f81" draw:formula="50 * ?f55"/>
              <draw:equation draw:name="f82" draw:formula="112 * ?f54"/>
              <draw:equation draw:name="f83" draw:formula="104 * ?f54"/>
              <draw:equation draw:name="f84" draw:formula="66 * ?f55"/>
              <draw:equation draw:name="f85" draw:formula="17 * ?f54"/>
              <draw:equation draw:name="f86" draw:formula="49 * ?f55"/>
              <draw:equation draw:name="f87" draw:formula="0 * ?f54"/>
              <draw:equation draw:name="f88" draw:formula="31 * ?f55"/>
              <draw:equation draw:name="f89" draw:formula="14 * ?f55"/>
              <draw:equation draw:name="f90" draw:formula="?f58 / 80"/>
              <draw:equation draw:name="f91" draw:formula="?f59 / 131"/>
              <draw:equation draw:name="f92" draw:formula="?f60 / 80"/>
              <draw:equation draw:name="f93" draw:formula="?f61 / 131"/>
              <draw:equation draw:name="f94" draw:formula="?f62 / 80"/>
              <draw:equation draw:name="f95" draw:formula="?f63 / 131"/>
              <draw:equation draw:name="f96" draw:formula="?f64 / 80"/>
              <draw:equation draw:name="f97" draw:formula="?f65 / 131"/>
              <draw:equation draw:name="f98" draw:formula="?f66 / 80"/>
              <draw:equation draw:name="f99" draw:formula="?f67 / 131"/>
              <draw:equation draw:name="f100" draw:formula="?f68 / 80"/>
              <draw:equation draw:name="f101" draw:formula="?f69 / 131"/>
              <draw:equation draw:name="f102" draw:formula="?f70 / 131"/>
              <draw:equation draw:name="f103" draw:formula="?f71 / 80"/>
              <draw:equation draw:name="f104" draw:formula="?f72 / 131"/>
              <draw:equation draw:name="f105" draw:formula="?f73 / 80"/>
              <draw:equation draw:name="f106" draw:formula="?f74 / 131"/>
              <draw:equation draw:name="f107" draw:formula="?f75 / 80"/>
              <draw:equation draw:name="f108" draw:formula="?f76 / 131"/>
              <draw:equation draw:name="f109" draw:formula="?f77 / 80"/>
              <draw:equation draw:name="f110" draw:formula="?f78 / 131"/>
              <draw:equation draw:name="f111" draw:formula="?f79 / 80"/>
              <draw:equation draw:name="f112" draw:formula="?f80 / 131"/>
              <draw:equation draw:name="f113" draw:formula="?f81 / 80"/>
              <draw:equation draw:name="f114" draw:formula="?f82 / 131"/>
              <draw:equation draw:name="f115" draw:formula="?f83 / 131"/>
              <draw:equation draw:name="f116" draw:formula="?f84 / 80"/>
              <draw:equation draw:name="f117" draw:formula="?f85 / 131"/>
              <draw:equation draw:name="f118" draw:formula="?f86 / 80"/>
              <draw:equation draw:name="f119" draw:formula="?f87 / 131"/>
              <draw:equation draw:name="f120" draw:formula="?f88 / 80"/>
              <draw:equation draw:name="f121" draw:formula="?f89 / 80"/>
              <draw:equation draw:name="f122" draw:formula="0 / ?f56"/>
              <draw:equation draw:name="f123" draw:formula="?f1 / ?f56"/>
              <draw:equation draw:name="f124" draw:formula="0 / ?f57"/>
              <draw:equation draw:name="f125" draw:formula="?f2 / ?f57"/>
              <draw:equation draw:name="f126" draw:formula="?f90 / ?f56"/>
              <draw:equation draw:name="f127" draw:formula="?f91 / ?f57"/>
              <draw:equation draw:name="f128" draw:formula="?f92 / ?f56"/>
              <draw:equation draw:name="f129" draw:formula="?f93 / ?f57"/>
              <draw:equation draw:name="f130" draw:formula="?f94 / ?f56"/>
              <draw:equation draw:name="f131" draw:formula="?f95 / ?f57"/>
              <draw:equation draw:name="f132" draw:formula="?f96 / ?f56"/>
              <draw:equation draw:name="f133" draw:formula="?f97 / ?f57"/>
              <draw:equation draw:name="f134" draw:formula="?f98 / ?f56"/>
              <draw:equation draw:name="f135" draw:formula="?f99 / ?f57"/>
              <draw:equation draw:name="f136" draw:formula="?f100 / ?f56"/>
              <draw:equation draw:name="f137" draw:formula="?f101 / ?f57"/>
              <draw:equation draw:name="f138" draw:formula="?f102 / ?f57"/>
              <draw:equation draw:name="f139" draw:formula="?f103 / ?f56"/>
              <draw:equation draw:name="f140" draw:formula="?f104 / ?f57"/>
              <draw:equation draw:name="f141" draw:formula="?f105 / ?f56"/>
              <draw:equation draw:name="f142" draw:formula="?f106 / ?f57"/>
              <draw:equation draw:name="f143" draw:formula="?f107 / ?f56"/>
              <draw:equation draw:name="f144" draw:formula="?f108 / ?f57"/>
              <draw:equation draw:name="f145" draw:formula="?f109 / ?f56"/>
              <draw:equation draw:name="f146" draw:formula="?f110 / ?f57"/>
              <draw:equation draw:name="f147" draw:formula="?f111 / ?f56"/>
              <draw:equation draw:name="f148" draw:formula="?f112 / ?f57"/>
              <draw:equation draw:name="f149" draw:formula="?f113 / ?f56"/>
              <draw:equation draw:name="f150" draw:formula="?f114 / ?f57"/>
              <draw:equation draw:name="f151" draw:formula="?f115 / ?f57"/>
              <draw:equation draw:name="f152" draw:formula="?f116 / ?f56"/>
              <draw:equation draw:name="f153" draw:formula="?f117 / ?f57"/>
              <draw:equation draw:name="f154" draw:formula="?f118 / ?f56"/>
              <draw:equation draw:name="f155" draw:formula="?f119 / ?f57"/>
              <draw:equation draw:name="f156" draw:formula="?f120 / ?f56"/>
              <draw:equation draw:name="f157" draw:formula="?f121 / ?f56"/>
            </draw:enhanced-geometry>
          </draw:custom-shape>
          <draw:custom-shape svg:x="8.26966in" svg:y="4.49122in" svg:width="0.0893in" svg:height="0.13842in" draw:id="id199" draw:style-name="a1047" draw:name="Freeform 434">
            <svg:title/>
            <svg:desc/>
            <text:p text:style-name="a1046" text:class-names="" text:cond-style-name=""><text:span text:style-name="a1045" text:class-names=""/></text:p>
            <draw:enhanced-geometry xmlns:dr3d="urn:oasis:names:tc:opendocument:xmlns:dr3d:1.0" draw:type="non-primitive" svg:viewBox="0 0 60 95" draw:enhanced-path="M ?f1 ?f3 L ?f4 ?f3 C ?f5 ?f6 ?f7 ?f6 ?f8 ?f6 ?f9 ?f6 ?f10 ?f11 ?f12 ?f11 ?f13 ?f11 ?f14 ?f3 ?f15 ?f16 ?f17 ?f18 ?f18 ?f19 ?f6 ?f20 L ?f6 ?f2 ?f0 ?f2 ?f0 ?f0 ?f6 ?f0 ?f6 ?f21 C ?f22 ?f23 ?f24 ?f25 ?f26 ?f27 ?f28 ?f29 ?f30 ?f0 ?f31 ?f0 ?f32 ?f0 ?f33 ?f0 ?f7 ?f0 ?f34 ?f0 ?f5 ?f0 ?f1 ?f29 L ?f1 ?f3 Z N" draw:text-areas="?f79 ?f81 ?f80 ?f82" draw:glue-points="?f83 ?f84 ?f85 ?f84 ?f86 ?f87 ?f88 ?f89 ?f90 ?f91 ?f92 ?f93 ?f92 ?f94 ?f95 ?f94 ?f95 ?f96 ?f92 ?f96 ?f92 ?f97 ?f98 ?f99 ?f100 ?f96 ?f101 ?f96 ?f83 ?f102 ?f83 ?f84" draw:glue-point-leaving-directions="-90, -90, -90, -90, -90, -90, -90, -90, -90, -90, -90, -90, -90, -90, -90, -90">
              <draw:equation draw:name="f0" draw:formula="0"/>
              <draw:equation draw:name="f1" draw:formula="60"/>
              <draw:equation draw:name="f2" draw:formula="95"/>
              <draw:equation draw:name="f3" draw:formula="17"/>
              <draw:equation draw:name="f4" draw:formula="59"/>
              <draw:equation draw:name="f5" draw:formula="57"/>
              <draw:equation draw:name="f6" draw:formula="16"/>
              <draw:equation draw:name="f7" draw:formula="54"/>
              <draw:equation draw:name="f8" draw:formula="52"/>
              <draw:equation draw:name="f9" draw:formula="50"/>
              <draw:equation draw:name="f10" draw:formula="47"/>
              <draw:equation draw:name="f11" draw:formula="15"/>
              <draw:equation draw:name="f12" draw:formula="44"/>
              <draw:equation draw:name="f13" draw:formula="39"/>
              <draw:equation draw:name="f14" draw:formula="34"/>
              <draw:equation draw:name="f15" draw:formula="30"/>
              <draw:equation draw:name="f16" draw:formula="19"/>
              <draw:equation draw:name="f17" draw:formula="25"/>
              <draw:equation draw:name="f18" draw:formula="21"/>
              <draw:equation draw:name="f19" draw:formula="24"/>
              <draw:equation draw:name="f20" draw:formula="27"/>
              <draw:equation draw:name="f21" draw:formula="14"/>
              <draw:equation draw:name="f22" draw:formula="23"/>
              <draw:equation draw:name="f23" draw:formula="8"/>
              <draw:equation draw:name="f24" draw:formula="28"/>
              <draw:equation draw:name="f25" draw:formula="5"/>
              <draw:equation draw:name="f26" draw:formula="33"/>
              <draw:equation draw:name="f27" draw:formula="3"/>
              <draw:equation draw:name="f28" draw:formula="38"/>
              <draw:equation draw:name="f29" draw:formula="1"/>
              <draw:equation draw:name="f30" draw:formula="43"/>
              <draw:equation draw:name="f31" draw:formula="48"/>
              <draw:equation draw:name="f32" draw:formula="51"/>
              <draw:equation draw:name="f33" draw:formula="53"/>
              <draw:equation draw:name="f34" draw:formula="55"/>
              <draw:equation draw:name="f35" draw:formula="?f2 - ?f0"/>
              <draw:equation draw:name="f36" draw:formula="?f1 - ?f0"/>
              <draw:equation draw:name="f37" draw:formula="?f36 / 60"/>
              <draw:equation draw:name="f38" draw:formula="?f35 / 95"/>
              <draw:equation draw:name="f39" draw:formula="60 * ?f36"/>
              <draw:equation draw:name="f40" draw:formula="17 * ?f35"/>
              <draw:equation draw:name="f41" draw:formula="59 * ?f36"/>
              <draw:equation draw:name="f42" draw:formula="52 * ?f36"/>
              <draw:equation draw:name="f43" draw:formula="16 * ?f35"/>
              <draw:equation draw:name="f44" draw:formula="44 * ?f36"/>
              <draw:equation draw:name="f45" draw:formula="15 * ?f35"/>
              <draw:equation draw:name="f46" draw:formula="30 * ?f36"/>
              <draw:equation draw:name="f47" draw:formula="19 * ?f35"/>
              <draw:equation draw:name="f48" draw:formula="16 * ?f36"/>
              <draw:equation draw:name="f49" draw:formula="27 * ?f35"/>
              <draw:equation draw:name="f50" draw:formula="95 * ?f35"/>
              <draw:equation draw:name="f51" draw:formula="0 * ?f36"/>
              <draw:equation draw:name="f52" draw:formula="0 * ?f35"/>
              <draw:equation draw:name="f53" draw:formula="14 * ?f35"/>
              <draw:equation draw:name="f54" draw:formula="33 * ?f36"/>
              <draw:equation draw:name="f55" draw:formula="3 * ?f35"/>
              <draw:equation draw:name="f56" draw:formula="48 * ?f36"/>
              <draw:equation draw:name="f57" draw:formula="54 * ?f36"/>
              <draw:equation draw:name="f58" draw:formula="1 * ?f35"/>
              <draw:equation draw:name="f59" draw:formula="?f39 / 60"/>
              <draw:equation draw:name="f60" draw:formula="?f40 / 95"/>
              <draw:equation draw:name="f61" draw:formula="?f41 / 60"/>
              <draw:equation draw:name="f62" draw:formula="?f42 / 60"/>
              <draw:equation draw:name="f63" draw:formula="?f43 / 95"/>
              <draw:equation draw:name="f64" draw:formula="?f44 / 60"/>
              <draw:equation draw:name="f65" draw:formula="?f45 / 95"/>
              <draw:equation draw:name="f66" draw:formula="?f46 / 60"/>
              <draw:equation draw:name="f67" draw:formula="?f47 / 95"/>
              <draw:equation draw:name="f68" draw:formula="?f48 / 60"/>
              <draw:equation draw:name="f69" draw:formula="?f49 / 95"/>
              <draw:equation draw:name="f70" draw:formula="?f50 / 95"/>
              <draw:equation draw:name="f71" draw:formula="?f51 / 60"/>
              <draw:equation draw:name="f72" draw:formula="?f52 / 95"/>
              <draw:equation draw:name="f73" draw:formula="?f53 / 95"/>
              <draw:equation draw:name="f74" draw:formula="?f54 / 60"/>
              <draw:equation draw:name="f75" draw:formula="?f55 / 95"/>
              <draw:equation draw:name="f76" draw:formula="?f56 / 60"/>
              <draw:equation draw:name="f77" draw:formula="?f57 / 60"/>
              <draw:equation draw:name="f78" draw:formula="?f58 / 95"/>
              <draw:equation draw:name="f79" draw:formula="0 / ?f37"/>
              <draw:equation draw:name="f80" draw:formula="?f1 / ?f37"/>
              <draw:equation draw:name="f81" draw:formula="0 / ?f38"/>
              <draw:equation draw:name="f82" draw:formula="?f2 / ?f38"/>
              <draw:equation draw:name="f83" draw:formula="?f59 / ?f37"/>
              <draw:equation draw:name="f84" draw:formula="?f60 / ?f38"/>
              <draw:equation draw:name="f85" draw:formula="?f61 / ?f37"/>
              <draw:equation draw:name="f86" draw:formula="?f62 / ?f37"/>
              <draw:equation draw:name="f87" draw:formula="?f63 / ?f38"/>
              <draw:equation draw:name="f88" draw:formula="?f64 / ?f37"/>
              <draw:equation draw:name="f89" draw:formula="?f65 / ?f38"/>
              <draw:equation draw:name="f90" draw:formula="?f66 / ?f37"/>
              <draw:equation draw:name="f91" draw:formula="?f67 / ?f38"/>
              <draw:equation draw:name="f92" draw:formula="?f68 / ?f37"/>
              <draw:equation draw:name="f93" draw:formula="?f69 / ?f38"/>
              <draw:equation draw:name="f94" draw:formula="?f70 / ?f38"/>
              <draw:equation draw:name="f95" draw:formula="?f71 / ?f37"/>
              <draw:equation draw:name="f96" draw:formula="?f72 / ?f38"/>
              <draw:equation draw:name="f97" draw:formula="?f73 / ?f38"/>
              <draw:equation draw:name="f98" draw:formula="?f74 / ?f37"/>
              <draw:equation draw:name="f99" draw:formula="?f75 / ?f38"/>
              <draw:equation draw:name="f100" draw:formula="?f76 / ?f37"/>
              <draw:equation draw:name="f101" draw:formula="?f77 / ?f37"/>
              <draw:equation draw:name="f102" draw:formula="?f78 / ?f38"/>
            </draw:enhanced-geometry>
          </draw:custom-shape>
          <draw:custom-shape svg:x="8.36789in" svg:y="4.43317in" svg:width="0.0893in" svg:height="0.19647in" draw:id="id200" draw:style-name="a1050" draw:name="Freeform 435">
            <svg:title/>
            <svg:desc/>
            <text:p text:style-name="a1049" text:class-names="" text:cond-style-name=""><text:span text:style-name="a1048" text:class-names=""/></text:p>
            <draw:enhanced-geometry xmlns:dr3d="urn:oasis:names:tc:opendocument:xmlns:dr3d:1.0" draw:type="non-primitive" svg:viewBox="0 0 61 134" draw:enhanced-path="M ?f1 ?f3 L ?f1 ?f3 C ?f4 ?f5 ?f6 ?f5 ?f7 ?f8 ?f9 ?f10 ?f11 ?f10 ?f12 ?f10 ?f13 ?f10 ?f14 ?f5 ?f15 ?f16 ?f17 ?f18 ?f19 ?f20 ?f19 ?f21 L ?f19 ?f13 ?f22 ?f13 ?f22 ?f23 ?f20 ?f23 ?f20 ?f2 ?f24 ?f2 ?f24 ?f23 ?f0 ?f23 ?f0 ?f13 ?f24 ?f13 ?f24 ?f21 C ?f24 ?f25 ?f10 ?f8 ?f16 ?f26 ?f27 ?f28 ?f29 ?f0 ?f30 ?f0 ?f31 ?f0 ?f9 ?f0 ?f32 ?f33 ?f6 ?f33 ?f4 ?f33 ?f1 ?f34 L ?f1 ?f3 Z N" draw:text-areas="?f87 ?f89 ?f88 ?f90" draw:glue-points="?f91 ?f92 ?f91 ?f92 ?f93 ?f94 ?f95 ?f96 ?f97 ?f98 ?f99 ?f100 ?f99 ?f101 ?f102 ?f101 ?f102 ?f103 ?f104 ?f103 ?f104 ?f105 ?f106 ?f105 ?f106 ?f103 ?f107 ?f103 ?f107 ?f101 ?f106 ?f101 ?f106 ?f100 ?f108 ?f109 ?f110 ?f111 ?f112 ?f113 ?f91 ?f114 ?f91 ?f92" draw:glue-point-leaving-directions="-90, -90, -90, -90, -90, -90, -90, -90, -90, -90, -90, -90, -90, -90, -90, -90, -90, -90, -90, -90, -90, -90">
              <draw:equation draw:name="f0" draw:formula="0"/>
              <draw:equation draw:name="f1" draw:formula="61"/>
              <draw:equation draw:name="f2" draw:formula="134"/>
              <draw:equation draw:name="f3" draw:formula="17"/>
              <draw:equation draw:name="f4" draw:formula="59"/>
              <draw:equation draw:name="f5" draw:formula="16"/>
              <draw:equation draw:name="f6" draw:formula="56"/>
              <draw:equation draw:name="f7" draw:formula="54"/>
              <draw:equation draw:name="f8" draw:formula="15"/>
              <draw:equation draw:name="f9" draw:formula="51"/>
              <draw:equation draw:name="f10" draw:formula="14"/>
              <draw:equation draw:name="f11" draw:formula="48"/>
              <draw:equation draw:name="f12" draw:formula="46"/>
              <draw:equation draw:name="f13" draw:formula="39"/>
              <draw:equation draw:name="f14" draw:formula="34"/>
              <draw:equation draw:name="f15" draw:formula="31"/>
              <draw:equation draw:name="f16" draw:formula="19"/>
              <draw:equation draw:name="f17" draw:formula="28"/>
              <draw:equation draw:name="f18" draw:formula="22"/>
              <draw:equation draw:name="f19" draw:formula="26"/>
              <draw:equation draw:name="f20" draw:formula="27"/>
              <draw:equation draw:name="f21" draw:formula="35"/>
              <draw:equation draw:name="f22" draw:formula="55"/>
              <draw:equation draw:name="f23" draw:formula="52"/>
              <draw:equation draw:name="f24" draw:formula="11"/>
              <draw:equation draw:name="f25" draw:formula="24"/>
              <draw:equation draw:name="f26" draw:formula="9"/>
              <draw:equation draw:name="f27" draw:formula="25"/>
              <draw:equation draw:name="f28" draw:formula="3"/>
              <draw:equation draw:name="f29" draw:formula="33"/>
              <draw:equation draw:name="f30" draw:formula="44"/>
              <draw:equation draw:name="f31" draw:formula="47"/>
              <draw:equation draw:name="f32" draw:formula="53"/>
              <draw:equation draw:name="f33" draw:formula="1"/>
              <draw:equation draw:name="f34" draw:formula="2"/>
              <draw:equation draw:name="f35" draw:formula="?f2 - ?f0"/>
              <draw:equation draw:name="f36" draw:formula="?f1 - ?f0"/>
              <draw:equation draw:name="f37" draw:formula="?f36 / 61"/>
              <draw:equation draw:name="f38" draw:formula="?f35 / 134"/>
              <draw:equation draw:name="f39" draw:formula="61 * ?f36"/>
              <draw:equation draw:name="f40" draw:formula="17 * ?f35"/>
              <draw:equation draw:name="f41" draw:formula="54 * ?f36"/>
              <draw:equation draw:name="f42" draw:formula="15 * ?f35"/>
              <draw:equation draw:name="f43" draw:formula="46 * ?f36"/>
              <draw:equation draw:name="f44" draw:formula="14 * ?f35"/>
              <draw:equation draw:name="f45" draw:formula="31 * ?f36"/>
              <draw:equation draw:name="f46" draw:formula="19 * ?f35"/>
              <draw:equation draw:name="f47" draw:formula="26 * ?f36"/>
              <draw:equation draw:name="f48" draw:formula="35 * ?f35"/>
              <draw:equation draw:name="f49" draw:formula="39 * ?f35"/>
              <draw:equation draw:name="f50" draw:formula="55 * ?f36"/>
              <draw:equation draw:name="f51" draw:formula="52 * ?f35"/>
              <draw:equation draw:name="f52" draw:formula="27 * ?f36"/>
              <draw:equation draw:name="f53" draw:formula="134 * ?f35"/>
              <draw:equation draw:name="f54" draw:formula="11 * ?f36"/>
              <draw:equation draw:name="f55" draw:formula="0 * ?f36"/>
              <draw:equation draw:name="f56" draw:formula="19 * ?f36"/>
              <draw:equation draw:name="f57" draw:formula="9 * ?f35"/>
              <draw:equation draw:name="f58" draw:formula="44 * ?f36"/>
              <draw:equation draw:name="f59" draw:formula="0 * ?f35"/>
              <draw:equation draw:name="f60" draw:formula="53 * ?f36"/>
              <draw:equation draw:name="f61" draw:formula="1 * ?f35"/>
              <draw:equation draw:name="f62" draw:formula="2 * ?f35"/>
              <draw:equation draw:name="f63" draw:formula="?f39 / 61"/>
              <draw:equation draw:name="f64" draw:formula="?f40 / 134"/>
              <draw:equation draw:name="f65" draw:formula="?f41 / 61"/>
              <draw:equation draw:name="f66" draw:formula="?f42 / 134"/>
              <draw:equation draw:name="f67" draw:formula="?f43 / 61"/>
              <draw:equation draw:name="f68" draw:formula="?f44 / 134"/>
              <draw:equation draw:name="f69" draw:formula="?f45 / 61"/>
              <draw:equation draw:name="f70" draw:formula="?f46 / 134"/>
              <draw:equation draw:name="f71" draw:formula="?f47 / 61"/>
              <draw:equation draw:name="f72" draw:formula="?f48 / 134"/>
              <draw:equation draw:name="f73" draw:formula="?f49 / 134"/>
              <draw:equation draw:name="f74" draw:formula="?f50 / 61"/>
              <draw:equation draw:name="f75" draw:formula="?f51 / 134"/>
              <draw:equation draw:name="f76" draw:formula="?f52 / 61"/>
              <draw:equation draw:name="f77" draw:formula="?f53 / 134"/>
              <draw:equation draw:name="f78" draw:formula="?f54 / 61"/>
              <draw:equation draw:name="f79" draw:formula="?f55 / 61"/>
              <draw:equation draw:name="f80" draw:formula="?f56 / 61"/>
              <draw:equation draw:name="f81" draw:formula="?f57 / 134"/>
              <draw:equation draw:name="f82" draw:formula="?f58 / 61"/>
              <draw:equation draw:name="f83" draw:formula="?f59 / 134"/>
              <draw:equation draw:name="f84" draw:formula="?f60 / 61"/>
              <draw:equation draw:name="f85" draw:formula="?f61 / 134"/>
              <draw:equation draw:name="f86" draw:formula="?f62 / 134"/>
              <draw:equation draw:name="f87" draw:formula="0 / ?f37"/>
              <draw:equation draw:name="f88" draw:formula="?f1 / ?f37"/>
              <draw:equation draw:name="f89" draw:formula="0 / ?f38"/>
              <draw:equation draw:name="f90" draw:formula="?f2 / ?f38"/>
              <draw:equation draw:name="f91" draw:formula="?f63 / ?f37"/>
              <draw:equation draw:name="f92" draw:formula="?f64 / ?f38"/>
              <draw:equation draw:name="f93" draw:formula="?f65 / ?f37"/>
              <draw:equation draw:name="f94" draw:formula="?f66 / ?f38"/>
              <draw:equation draw:name="f95" draw:formula="?f67 / ?f37"/>
              <draw:equation draw:name="f96" draw:formula="?f68 / ?f38"/>
              <draw:equation draw:name="f97" draw:formula="?f69 / ?f37"/>
              <draw:equation draw:name="f98" draw:formula="?f70 / ?f38"/>
              <draw:equation draw:name="f99" draw:formula="?f71 / ?f37"/>
              <draw:equation draw:name="f100" draw:formula="?f72 / ?f38"/>
              <draw:equation draw:name="f101" draw:formula="?f73 / ?f38"/>
              <draw:equation draw:name="f102" draw:formula="?f74 / ?f37"/>
              <draw:equation draw:name="f103" draw:formula="?f75 / ?f38"/>
              <draw:equation draw:name="f104" draw:formula="?f76 / ?f37"/>
              <draw:equation draw:name="f105" draw:formula="?f77 / ?f38"/>
              <draw:equation draw:name="f106" draw:formula="?f78 / ?f37"/>
              <draw:equation draw:name="f107" draw:formula="?f79 / ?f37"/>
              <draw:equation draw:name="f108" draw:formula="?f80 / ?f37"/>
              <draw:equation draw:name="f109" draw:formula="?f81 / ?f38"/>
              <draw:equation draw:name="f110" draw:formula="?f82 / ?f37"/>
              <draw:equation draw:name="f111" draw:formula="?f83 / ?f38"/>
              <draw:equation draw:name="f112" draw:formula="?f84 / ?f37"/>
              <draw:equation draw:name="f113" draw:formula="?f85 / ?f38"/>
              <draw:equation draw:name="f114" draw:formula="?f86 / ?f38"/>
            </draw:enhanced-geometry>
          </draw:custom-shape>
          <draw:custom-shape svg:x="8.47059in" svg:y="4.48675in" svg:width="0.11609in" svg:height="0.14288in" draw:id="id201" draw:style-name="a1053" draw:name="Freeform 436">
            <svg:title/>
            <svg:desc/>
            <text:p text:style-name="a1052" text:class-names="" text:cond-style-name=""><text:span text:style-name="a1051" text:class-names=""/></text:p>
            <draw:enhanced-geometry xmlns:dr3d="urn:oasis:names:tc:opendocument:xmlns:dr3d:1.0" draw:type="non-primitive" svg:viewBox="0 0 79 98" draw:enhanced-path="M ?f1 ?f2 L ?f3 ?f2 ?f3 ?f4 C ?f3 ?f5 ?f3 ?f6 ?f3 ?f7 ?f8 ?f9 ?f10 ?f11 ?f12 ?f13 ?f14 ?f15 ?f16 ?f17 ?f18 ?f19 ?f20 ?f21 ?f22 ?f23 ?f24 ?f23 ?f5 ?f23 ?f25 ?f21 ?f26 ?f17 ?f27 ?f28 ?f15 ?f29 ?f21 ?f9 L ?f21 ?f2 ?f0 ?f2 ?f0 ?f30 ?f21 ?f30 ?f21 ?f31 C ?f28 ?f32 ?f33 ?f34 ?f7 ?f30 ?f35 ?f36 ?f37 ?f0 ?f38 ?f0 ?f14 ?f0 ?f39 ?f30 ?f40 ?f32 ?f41 ?f23 ?f1 ?f11 ?f1 ?f42 L ?f1 ?f2 Z N" draw:text-areas="?f95 ?f97 ?f96 ?f98" draw:glue-points="?f99 ?f100 ?f101 ?f100 ?f101 ?f102 ?f101 ?f103 ?f104 ?f105 ?f106 ?f107 ?f108 ?f109 ?f110 ?f111 ?f112 ?f113 ?f112 ?f100 ?f114 ?f100 ?f114 ?f115 ?f112 ?f115 ?f112 ?f116 ?f117 ?f115 ?f118 ?f119 ?f120 ?f121 ?f99 ?f122 ?f99 ?f100" draw:glue-point-leaving-directions="-90, -90, -90, -90, -90, -90, -90, -90, -90, -90, -90, -90, -90, -90, -90, -90, -90, -90, -90">
              <draw:equation draw:name="f0" draw:formula="0"/>
              <draw:equation draw:name="f1" draw:formula="79"/>
              <draw:equation draw:name="f2" draw:formula="98"/>
              <draw:equation draw:name="f3" draw:formula="63"/>
              <draw:equation draw:name="f4" draw:formula="44"/>
              <draw:equation draw:name="f5" draw:formula="39"/>
              <draw:equation draw:name="f6" draw:formula="35"/>
              <draw:equation draw:name="f7" draw:formula="31"/>
              <draw:equation draw:name="f8" draw:formula="62"/>
              <draw:equation draw:name="f9" draw:formula="27"/>
              <draw:equation draw:name="f10" draw:formula="61"/>
              <draw:equation draw:name="f11" draw:formula="24"/>
              <draw:equation draw:name="f12" draw:formula="60"/>
              <draw:equation draw:name="f13" draw:formula="22"/>
              <draw:equation draw:name="f14" draw:formula="58"/>
              <draw:equation draw:name="f15" draw:formula="20"/>
              <draw:equation draw:name="f16" draw:formula="56"/>
              <draw:equation draw:name="f17" draw:formula="18"/>
              <draw:equation draw:name="f18" draw:formula="54"/>
              <draw:equation draw:name="f19" draw:formula="17"/>
              <draw:equation draw:name="f20" draw:formula="51"/>
              <draw:equation draw:name="f21" draw:formula="16"/>
              <draw:equation draw:name="f22" draw:formula="47"/>
              <draw:equation draw:name="f23" draw:formula="15"/>
              <draw:equation draw:name="f24" draw:formula="43"/>
              <draw:equation draw:name="f25" draw:formula="34"/>
              <draw:equation draw:name="f26" draw:formula="29"/>
              <draw:equation draw:name="f27" draw:formula="25"/>
              <draw:equation draw:name="f28" draw:formula="21"/>
              <draw:equation draw:name="f29" draw:formula="23"/>
              <draw:equation draw:name="f30" draw:formula="3"/>
              <draw:equation draw:name="f31" draw:formula="13"/>
              <draw:equation draw:name="f32" draw:formula="9"/>
              <draw:equation draw:name="f33" draw:formula="26"/>
              <draw:equation draw:name="f34" draw:formula="6"/>
              <draw:equation draw:name="f35" draw:formula="37"/>
              <draw:equation draw:name="f36" draw:formula="1"/>
              <draw:equation draw:name="f37" draw:formula="42"/>
              <draw:equation draw:name="f38" draw:formula="48"/>
              <draw:equation draw:name="f39" draw:formula="66"/>
              <draw:equation draw:name="f40" draw:formula="71"/>
              <draw:equation draw:name="f41" draw:formula="77"/>
              <draw:equation draw:name="f42" draw:formula="36"/>
              <draw:equation draw:name="f43" draw:formula="?f2 - ?f0"/>
              <draw:equation draw:name="f44" draw:formula="?f1 - ?f0"/>
              <draw:equation draw:name="f45" draw:formula="?f44 / 79"/>
              <draw:equation draw:name="f46" draw:formula="?f43 / 98"/>
              <draw:equation draw:name="f47" draw:formula="79 * ?f44"/>
              <draw:equation draw:name="f48" draw:formula="98 * ?f43"/>
              <draw:equation draw:name="f49" draw:formula="63 * ?f44"/>
              <draw:equation draw:name="f50" draw:formula="44 * ?f43"/>
              <draw:equation draw:name="f51" draw:formula="31 * ?f43"/>
              <draw:equation draw:name="f52" draw:formula="60 * ?f44"/>
              <draw:equation draw:name="f53" draw:formula="22 * ?f43"/>
              <draw:equation draw:name="f54" draw:formula="54 * ?f44"/>
              <draw:equation draw:name="f55" draw:formula="17 * ?f43"/>
              <draw:equation draw:name="f56" draw:formula="43 * ?f44"/>
              <draw:equation draw:name="f57" draw:formula="15 * ?f43"/>
              <draw:equation draw:name="f58" draw:formula="29 * ?f44"/>
              <draw:equation draw:name="f59" draw:formula="18 * ?f43"/>
              <draw:equation draw:name="f60" draw:formula="16 * ?f44"/>
              <draw:equation draw:name="f61" draw:formula="27 * ?f43"/>
              <draw:equation draw:name="f62" draw:formula="0 * ?f44"/>
              <draw:equation draw:name="f63" draw:formula="3 * ?f43"/>
              <draw:equation draw:name="f64" draw:formula="13 * ?f43"/>
              <draw:equation draw:name="f65" draw:formula="31 * ?f44"/>
              <draw:equation draw:name="f66" draw:formula="48 * ?f44"/>
              <draw:equation draw:name="f67" draw:formula="0 * ?f43"/>
              <draw:equation draw:name="f68" draw:formula="71 * ?f44"/>
              <draw:equation draw:name="f69" draw:formula="9 * ?f43"/>
              <draw:equation draw:name="f70" draw:formula="36 * ?f43"/>
              <draw:equation draw:name="f71" draw:formula="?f47 / 79"/>
              <draw:equation draw:name="f72" draw:formula="?f48 / 98"/>
              <draw:equation draw:name="f73" draw:formula="?f49 / 79"/>
              <draw:equation draw:name="f74" draw:formula="?f50 / 98"/>
              <draw:equation draw:name="f75" draw:formula="?f51 / 98"/>
              <draw:equation draw:name="f76" draw:formula="?f52 / 79"/>
              <draw:equation draw:name="f77" draw:formula="?f53 / 98"/>
              <draw:equation draw:name="f78" draw:formula="?f54 / 79"/>
              <draw:equation draw:name="f79" draw:formula="?f55 / 98"/>
              <draw:equation draw:name="f80" draw:formula="?f56 / 79"/>
              <draw:equation draw:name="f81" draw:formula="?f57 / 98"/>
              <draw:equation draw:name="f82" draw:formula="?f58 / 79"/>
              <draw:equation draw:name="f83" draw:formula="?f59 / 98"/>
              <draw:equation draw:name="f84" draw:formula="?f60 / 79"/>
              <draw:equation draw:name="f85" draw:formula="?f61 / 98"/>
              <draw:equation draw:name="f86" draw:formula="?f62 / 79"/>
              <draw:equation draw:name="f87" draw:formula="?f63 / 98"/>
              <draw:equation draw:name="f88" draw:formula="?f64 / 98"/>
              <draw:equation draw:name="f89" draw:formula="?f65 / 79"/>
              <draw:equation draw:name="f90" draw:formula="?f66 / 79"/>
              <draw:equation draw:name="f91" draw:formula="?f67 / 98"/>
              <draw:equation draw:name="f92" draw:formula="?f68 / 79"/>
              <draw:equation draw:name="f93" draw:formula="?f69 / 98"/>
              <draw:equation draw:name="f94" draw:formula="?f70 / 98"/>
              <draw:equation draw:name="f95" draw:formula="0 / ?f45"/>
              <draw:equation draw:name="f96" draw:formula="?f1 / ?f45"/>
              <draw:equation draw:name="f97" draw:formula="0 / ?f46"/>
              <draw:equation draw:name="f98" draw:formula="?f2 / ?f46"/>
              <draw:equation draw:name="f99" draw:formula="?f71 / ?f45"/>
              <draw:equation draw:name="f100" draw:formula="?f72 / ?f46"/>
              <draw:equation draw:name="f101" draw:formula="?f73 / ?f45"/>
              <draw:equation draw:name="f102" draw:formula="?f74 / ?f46"/>
              <draw:equation draw:name="f103" draw:formula="?f75 / ?f46"/>
              <draw:equation draw:name="f104" draw:formula="?f76 / ?f45"/>
              <draw:equation draw:name="f105" draw:formula="?f77 / ?f46"/>
              <draw:equation draw:name="f106" draw:formula="?f78 / ?f45"/>
              <draw:equation draw:name="f107" draw:formula="?f79 / ?f46"/>
              <draw:equation draw:name="f108" draw:formula="?f80 / ?f45"/>
              <draw:equation draw:name="f109" draw:formula="?f81 / ?f46"/>
              <draw:equation draw:name="f110" draw:formula="?f82 / ?f45"/>
              <draw:equation draw:name="f111" draw:formula="?f83 / ?f46"/>
              <draw:equation draw:name="f112" draw:formula="?f84 / ?f45"/>
              <draw:equation draw:name="f113" draw:formula="?f85 / ?f46"/>
              <draw:equation draw:name="f114" draw:formula="?f86 / ?f45"/>
              <draw:equation draw:name="f115" draw:formula="?f87 / ?f46"/>
              <draw:equation draw:name="f116" draw:formula="?f88 / ?f46"/>
              <draw:equation draw:name="f117" draw:formula="?f89 / ?f45"/>
              <draw:equation draw:name="f118" draw:formula="?f90 / ?f45"/>
              <draw:equation draw:name="f119" draw:formula="?f91 / ?f46"/>
              <draw:equation draw:name="f120" draw:formula="?f92 / ?f45"/>
              <draw:equation draw:name="f121" draw:formula="?f93 / ?f46"/>
              <draw:equation draw:name="f122" draw:formula="?f94 / ?f46"/>
            </draw:enhanced-geometry>
          </draw:custom-shape>
          <draw:custom-shape svg:x="8.63134in" svg:y="4.4421in" svg:width="0.02679in" svg:height="0.18754in" draw:id="id202" draw:style-name="a1056" draw:name="Freeform 437">
            <svg:title/>
            <svg:desc/>
            <text:p text:style-name="a1055" text:class-names="" text:cond-style-name=""><text:span text:style-name="a1054" text:class-names=""/></text:p>
            <draw:enhanced-geometry xmlns:dr3d="urn:oasis:names:tc:opendocument:xmlns:dr3d:1.0" draw:type="non-primitive" svg:viewBox="0 0 19 128" draw:enhanced-path="M ?f1 ?f3 L ?f0 ?f3 ?f0 ?f0 ?f1 ?f0 ?f1 ?f3 Z M ?f4 ?f2 L ?f5 ?f2 ?f5 ?f6 ?f4 ?f6 ?f4 ?f2 Z N" draw:text-areas="?f27 ?f29 ?f28 ?f30" draw:glue-points="?f31 ?f32 ?f33 ?f32 ?f33 ?f34 ?f31 ?f34 ?f31 ?f32 ?f35 ?f36 ?f37 ?f36 ?f37 ?f38 ?f35 ?f38 ?f35 ?f36" draw:glue-point-leaving-directions="-90, -90, -90, -90, -90, -90, -90, -90, -90, -90">
              <draw:equation draw:name="f0" draw:formula="0"/>
              <draw:equation draw:name="f1" draw:formula="19"/>
              <draw:equation draw:name="f2" draw:formula="128"/>
              <draw:equation draw:name="f3" draw:formula="17"/>
              <draw:equation draw:name="f4" draw:formula="18"/>
              <draw:equation draw:name="f5" draw:formula="1"/>
              <draw:equation draw:name="f6" draw:formula="33"/>
              <draw:equation draw:name="f7" draw:formula="?f2 - ?f0"/>
              <draw:equation draw:name="f8" draw:formula="?f1 - ?f0"/>
              <draw:equation draw:name="f9" draw:formula="?f8 / 19"/>
              <draw:equation draw:name="f10" draw:formula="?f7 / 128"/>
              <draw:equation draw:name="f11" draw:formula="19 * ?f8"/>
              <draw:equation draw:name="f12" draw:formula="17 * ?f7"/>
              <draw:equation draw:name="f13" draw:formula="0 * ?f8"/>
              <draw:equation draw:name="f14" draw:formula="0 * ?f7"/>
              <draw:equation draw:name="f15" draw:formula="18 * ?f8"/>
              <draw:equation draw:name="f16" draw:formula="128 * ?f7"/>
              <draw:equation draw:name="f17" draw:formula="1 * ?f8"/>
              <draw:equation draw:name="f18" draw:formula="33 * ?f7"/>
              <draw:equation draw:name="f19" draw:formula="?f11 / 19"/>
              <draw:equation draw:name="f20" draw:formula="?f12 / 128"/>
              <draw:equation draw:name="f21" draw:formula="?f13 / 19"/>
              <draw:equation draw:name="f22" draw:formula="?f14 / 128"/>
              <draw:equation draw:name="f23" draw:formula="?f15 / 19"/>
              <draw:equation draw:name="f24" draw:formula="?f16 / 128"/>
              <draw:equation draw:name="f25" draw:formula="?f17 / 19"/>
              <draw:equation draw:name="f26" draw:formula="?f18 / 128"/>
              <draw:equation draw:name="f27" draw:formula="0 / ?f9"/>
              <draw:equation draw:name="f28" draw:formula="?f1 / ?f9"/>
              <draw:equation draw:name="f29" draw:formula="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9"/>
              <draw:equation draw:name="f38" draw:formula="?f26 / ?f10"/>
            </draw:enhanced-geometry>
          </draw:custom-shape>
          <draw:custom-shape svg:x="8.69385in" svg:y="4.48675in" svg:width="0.11163in" svg:height="0.14735in" draw:id="id203" draw:style-name="a1059" draw:name="Freeform 438">
            <svg:title/>
            <svg:desc/>
            <text:p text:style-name="a1058" text:class-names="" text:cond-style-name=""><text:span text:style-name="a1057" text:class-names=""/></text:p>
            <draw:enhanced-geometry xmlns:dr3d="urn:oasis:names:tc:opendocument:xmlns:dr3d:1.0" draw:type="non-primitive" svg:viewBox="0 0 75 100" draw:enhanced-path="M ?f1 ?f3 C ?f1 ?f4 ?f5 ?f6 ?f7 ?f8 ?f9 ?f10 ?f11 ?f2 ?f12 ?f2 ?f13 ?f2 ?f14 ?f15 ?f16 ?f17 ?f18 ?f19 ?f20 ?f21 ?f0 ?f8 L ?f0 ?f22 ?f23 ?f22 C ?f24 ?f25 ?f26 ?f27 ?f28 ?f29 ?f30 ?f6 ?f31 ?f32 ?f33 ?f32 ?f34 ?f32 ?f35 ?f6 ?f36 ?f29 ?f37 ?f27 ?f38 ?f39 ?f38 ?f40 ?f38 ?f41 ?f9 ?f42 ?f43 ?f7 ?f44 ?f45 ?f46 ?f47 ?f34 ?f48 ?f49 ?f38 ?f50 ?f38 ?f12 ?f9 ?f31 ?f9 ?f13 ?f37 ?f30 ?f43 ?f16 ?f44 ?f18 ?f51 ?f24 ?f52 ?f53 ?f54 ?f23 ?f33 ?f23 ?f55 ?f23 ?f56 ?f23 ?f57 ?f58 ?f28 ?f59 ?f16 ?f60 ?f26 ?f61 ?f18 ?f62 ?f24 ?f28 ?f20 ?f57 ?f58 ?f13 ?f23 ?f63 ?f0 ?f64 ?f0 ?f52 ?f0 ?f65 ?f23 ?f37 ?f53 ?f45 ?f20 ?f66 ?f59 ?f5 ?f60 L ?f5 ?f56 ?f3 ?f56 C ?f42 ?f57 ?f67 ?f68 ?f43 ?f69 ?f46 ?f16 ?f70 ?f62 ?f71 ?f62 ?f72 ?f62 ?f13 ?f16 ?f73 ?f69 ?f68 ?f68 ?f69 ?f73 ?f69 ?f13 ?f69 ?f74 ?f28 ?f12 ?f14 ?f33 ?f73 ?f71 ?f13 ?f49 ?f72 ?f54 ?f75 ?f76 ?f64 ?f76 ?f76 ?f34 ?f77 ?f70 ?f46 ?f70 ?f65 ?f52 ?f48 ?f11 ?f78 ?f51 ?f41 ?f79 ?f40 ?f38 ?f1 ?f7 ?f1 ?f3 Z N" draw:text-areas="?f198 ?f200 ?f199 ?f201" draw:glue-points="?f202 ?f203 ?f204 ?f205 ?f206 ?f207 ?f208 ?f209 ?f210 ?f205 ?f210 ?f211 ?f212 ?f211 ?f213 ?f214 ?f215 ?f216 ?f217 ?f214 ?f218 ?f219 ?f220 ?f221 ?f222 ?f223 ?f206 ?f224 ?f225 ?f226 ?f227 ?f228 ?f212 ?f229 ?f230 ?f231 ?f232 ?f233 ?f234 ?f235 ?f236 ?f237 ?f238 ?f239 ?f240 ?f241 ?f240 ?f242 ?f243 ?f242 ?f220 ?f244 ?f245 ?f246 ?f247 ?f244 ?f248 ?f249 ?f250 ?f251 ?f252 ?f253 ?f254 ?f255 ?f256 ?f228 ?f257 ?f258 ?f202 ?f203" draw:glue-point-leaving-directions="-90, -90, -90, -90, -90, -90, -90, -90, -90, -90, -90, -90, -90, -90, -90, -90, -90, -90, -90, -90, -90, -90, -90, -90, -90, -90, -90, -90, -90, -90, -90, -90, -90, -90, -90">
              <draw:equation draw:name="f0" draw:formula="0"/>
              <draw:equation draw:name="f1" draw:formula="75"/>
              <draw:equation draw:name="f2" draw:formula="100"/>
              <draw:equation draw:name="f3" draw:formula="70"/>
              <draw:equation draw:name="f4" draw:formula="79"/>
              <draw:equation draw:name="f5" draw:formula="71"/>
              <draw:equation draw:name="f6" draw:formula="86"/>
              <draw:equation draw:name="f7" draw:formula="64"/>
              <draw:equation draw:name="f8" draw:formula="92"/>
              <draw:equation draw:name="f9" draw:formula="57"/>
              <draw:equation draw:name="f10" draw:formula="97"/>
              <draw:equation draw:name="f11" draw:formula="47"/>
              <draw:equation draw:name="f12" draw:formula="34"/>
              <draw:equation draw:name="f13" draw:formula="27"/>
              <draw:equation draw:name="f14" draw:formula="21"/>
              <draw:equation draw:name="f15" draw:formula="99"/>
              <draw:equation draw:name="f16" draw:formula="15"/>
              <draw:equation draw:name="f17" draw:formula="98"/>
              <draw:equation draw:name="f18" draw:formula="9"/>
              <draw:equation draw:name="f19" draw:formula="96"/>
              <draw:equation draw:name="f20" draw:formula="4"/>
              <draw:equation draw:name="f21" draw:formula="94"/>
              <draw:equation draw:name="f22" draw:formula="74"/>
              <draw:equation draw:name="f23" draw:formula="1"/>
              <draw:equation draw:name="f24" draw:formula="6"/>
              <draw:equation draw:name="f25" draw:formula="78"/>
              <draw:equation draw:name="f26" draw:formula="12"/>
              <draw:equation draw:name="f27" draw:formula="81"/>
              <draw:equation draw:name="f28" draw:formula="18"/>
              <draw:equation draw:name="f29" draw:formula="83"/>
              <draw:equation draw:name="f30" draw:formula="24"/>
              <draw:equation draw:name="f31" draw:formula="30"/>
              <draw:equation draw:name="f32" draw:formula="87"/>
              <draw:equation draw:name="f33" draw:formula="36"/>
              <draw:equation draw:name="f34" draw:formula="43"/>
              <draw:equation draw:name="f35" draw:formula="48"/>
              <draw:equation draw:name="f36" draw:formula="52"/>
              <draw:equation draw:name="f37" draw:formula="56"/>
              <draw:equation draw:name="f38" draw:formula="58"/>
              <draw:equation draw:name="f39" draw:formula="77"/>
              <draw:equation draw:name="f40" draw:formula="73"/>
              <draw:equation draw:name="f41" draw:formula="69"/>
              <draw:equation draw:name="f42" draw:formula="66"/>
              <draw:equation draw:name="f43" draw:formula="55"/>
              <draw:equation draw:name="f44" draw:formula="53"/>
              <draw:equation draw:name="f45" draw:formula="62"/>
              <draw:equation draw:name="f46" draw:formula="49"/>
              <draw:equation draw:name="f47" draw:formula="60"/>
              <draw:equation draw:name="f48" draw:formula="59"/>
              <draw:equation draw:name="f49" draw:formula="40"/>
              <draw:equation draw:name="f50" draw:formula="37"/>
              <draw:equation draw:name="f51" draw:formula="50"/>
              <draw:equation draw:name="f52" draw:formula="45"/>
              <draw:equation draw:name="f53" draw:formula="2"/>
              <draw:equation draw:name="f54" draw:formula="41"/>
              <draw:equation draw:name="f55" draw:formula="29"/>
              <draw:equation draw:name="f56" draw:formula="25"/>
              <draw:equation draw:name="f57" draw:formula="22"/>
              <draw:equation draw:name="f58" draw:formula="3"/>
              <draw:equation draw:name="f59" draw:formula="5"/>
              <draw:equation draw:name="f60" draw:formula="7"/>
              <draw:equation draw:name="f61" draw:formula="10"/>
              <draw:equation draw:name="f62" draw:formula="14"/>
              <draw:equation draw:name="f63" draw:formula="33"/>
              <draw:equation draw:name="f64" draw:formula="39"/>
              <draw:equation draw:name="f65" draw:formula="51"/>
              <draw:equation draw:name="f66" draw:formula="67"/>
              <draw:equation draw:name="f67" draw:formula="61"/>
              <draw:equation draw:name="f68" draw:formula="19"/>
              <draw:equation draw:name="f69" draw:formula="17"/>
              <draw:equation draw:name="f70" draw:formula="44"/>
              <draw:equation draw:name="f71" draw:formula="38"/>
              <draw:equation draw:name="f72" draw:formula="32"/>
              <draw:equation draw:name="f73" draw:formula="23"/>
              <draw:equation draw:name="f74" draw:formula="31"/>
              <draw:equation draw:name="f75" draw:formula="35"/>
              <draw:equation draw:name="f76" draw:formula="42"/>
              <draw:equation draw:name="f77" draw:formula="46"/>
              <draw:equation draw:name="f78" draw:formula="65"/>
              <draw:equation draw:name="f79" draw:formula="54"/>
              <draw:equation draw:name="f80" draw:formula="?f2 - ?f0"/>
              <draw:equation draw:name="f81" draw:formula="?f1 - ?f0"/>
              <draw:equation draw:name="f82" draw:formula="?f81 / 75"/>
              <draw:equation draw:name="f83" draw:formula="?f80 / 100"/>
              <draw:equation draw:name="f84" draw:formula="75 * ?f81"/>
              <draw:equation draw:name="f85" draw:formula="70 * ?f80"/>
              <draw:equation draw:name="f86" draw:formula="64 * ?f81"/>
              <draw:equation draw:name="f87" draw:formula="92 * ?f80"/>
              <draw:equation draw:name="f88" draw:formula="34 * ?f81"/>
              <draw:equation draw:name="f89" draw:formula="100 * ?f80"/>
              <draw:equation draw:name="f90" draw:formula="15 * ?f81"/>
              <draw:equation draw:name="f91" draw:formula="98 * ?f80"/>
              <draw:equation draw:name="f92" draw:formula="0 * ?f81"/>
              <draw:equation draw:name="f93" draw:formula="74 * ?f80"/>
              <draw:equation draw:name="f94" draw:formula="1 * ?f81"/>
              <draw:equation draw:name="f95" draw:formula="18 * ?f81"/>
              <draw:equation draw:name="f96" draw:formula="83 * ?f80"/>
              <draw:equation draw:name="f97" draw:formula="36 * ?f81"/>
              <draw:equation draw:name="f98" draw:formula="87 * ?f80"/>
              <draw:equation draw:name="f99" draw:formula="52 * ?f81"/>
              <draw:equation draw:name="f100" draw:formula="58 * ?f81"/>
              <draw:equation draw:name="f101" draw:formula="73 * ?f80"/>
              <draw:equation draw:name="f102" draw:formula="55 * ?f81"/>
              <draw:equation draw:name="f103" draw:formula="64 * ?f80"/>
              <draw:equation draw:name="f104" draw:formula="43 * ?f81"/>
              <draw:equation draw:name="f105" draw:formula="59 * ?f80"/>
              <draw:equation draw:name="f106" draw:formula="57 * ?f80"/>
              <draw:equation draw:name="f107" draw:formula="24 * ?f81"/>
              <draw:equation draw:name="f108" draw:formula="55 * ?f80"/>
              <draw:equation draw:name="f109" draw:formula="6 * ?f81"/>
              <draw:equation draw:name="f110" draw:formula="45 * ?f80"/>
              <draw:equation draw:name="f111" draw:formula="29 * ?f80"/>
              <draw:equation draw:name="f112" draw:formula="3 * ?f81"/>
              <draw:equation draw:name="f113" draw:formula="18 * ?f80"/>
              <draw:equation draw:name="f114" draw:formula="10 * ?f81"/>
              <draw:equation draw:name="f115" draw:formula="9 * ?f80"/>
              <draw:equation draw:name="f116" draw:formula="22 * ?f81"/>
              <draw:equation draw:name="f117" draw:formula="3 * ?f80"/>
              <draw:equation draw:name="f118" draw:formula="39 * ?f81"/>
              <draw:equation draw:name="f119" draw:formula="0 * ?f80"/>
              <draw:equation draw:name="f120" draw:formula="56 * ?f81"/>
              <draw:equation draw:name="f121" draw:formula="2 * ?f80"/>
              <draw:equation draw:name="f122" draw:formula="71 * ?f81"/>
              <draw:equation draw:name="f123" draw:formula="7 * ?f80"/>
              <draw:equation draw:name="f124" draw:formula="25 * ?f80"/>
              <draw:equation draw:name="f125" draw:formula="70 * ?f81"/>
              <draw:equation draw:name="f126" draw:formula="17 * ?f80"/>
              <draw:equation draw:name="f127" draw:formula="38 * ?f81"/>
              <draw:equation draw:name="f128" draw:formula="14 * ?f80"/>
              <draw:equation draw:name="f129" draw:formula="23 * ?f81"/>
              <draw:equation draw:name="f130" draw:formula="17 * ?f81"/>
              <draw:equation draw:name="f131" draw:formula="27 * ?f80"/>
              <draw:equation draw:name="f132" draw:formula="21 * ?f81"/>
              <draw:equation draw:name="f133" draw:formula="36 * ?f80"/>
              <draw:equation draw:name="f134" draw:formula="32 * ?f81"/>
              <draw:equation draw:name="f135" draw:formula="41 * ?f80"/>
              <draw:equation draw:name="f136" draw:formula="42 * ?f81"/>
              <draw:equation draw:name="f137" draw:formula="43 * ?f80"/>
              <draw:equation draw:name="f138" draw:formula="51 * ?f81"/>
              <draw:equation draw:name="f139" draw:formula="69 * ?f81"/>
              <draw:equation draw:name="f140" draw:formula="54 * ?f80"/>
              <draw:equation draw:name="f141" draw:formula="?f84 / 75"/>
              <draw:equation draw:name="f142" draw:formula="?f85 / 100"/>
              <draw:equation draw:name="f143" draw:formula="?f86 / 75"/>
              <draw:equation draw:name="f144" draw:formula="?f87 / 100"/>
              <draw:equation draw:name="f145" draw:formula="?f88 / 75"/>
              <draw:equation draw:name="f146" draw:formula="?f89 / 100"/>
              <draw:equation draw:name="f147" draw:formula="?f90 / 75"/>
              <draw:equation draw:name="f148" draw:formula="?f91 / 100"/>
              <draw:equation draw:name="f149" draw:formula="?f92 / 75"/>
              <draw:equation draw:name="f150" draw:formula="?f93 / 100"/>
              <draw:equation draw:name="f151" draw:formula="?f94 / 75"/>
              <draw:equation draw:name="f152" draw:formula="?f95 / 75"/>
              <draw:equation draw:name="f153" draw:formula="?f96 / 100"/>
              <draw:equation draw:name="f154" draw:formula="?f97 / 75"/>
              <draw:equation draw:name="f155" draw:formula="?f98 / 100"/>
              <draw:equation draw:name="f156" draw:formula="?f99 / 75"/>
              <draw:equation draw:name="f157" draw:formula="?f100 / 75"/>
              <draw:equation draw:name="f158" draw:formula="?f101 / 100"/>
              <draw:equation draw:name="f159" draw:formula="?f102 / 75"/>
              <draw:equation draw:name="f160" draw:formula="?f103 / 100"/>
              <draw:equation draw:name="f161" draw:formula="?f104 / 75"/>
              <draw:equation draw:name="f162" draw:formula="?f105 / 100"/>
              <draw:equation draw:name="f163" draw:formula="?f106 / 100"/>
              <draw:equation draw:name="f164" draw:formula="?f107 / 75"/>
              <draw:equation draw:name="f165" draw:formula="?f108 / 100"/>
              <draw:equation draw:name="f166" draw:formula="?f109 / 75"/>
              <draw:equation draw:name="f167" draw:formula="?f110 / 100"/>
              <draw:equation draw:name="f168" draw:formula="?f111 / 100"/>
              <draw:equation draw:name="f169" draw:formula="?f112 / 75"/>
              <draw:equation draw:name="f170" draw:formula="?f113 / 100"/>
              <draw:equation draw:name="f171" draw:formula="?f114 / 75"/>
              <draw:equation draw:name="f172" draw:formula="?f115 / 100"/>
              <draw:equation draw:name="f173" draw:formula="?f116 / 75"/>
              <draw:equation draw:name="f174" draw:formula="?f117 / 100"/>
              <draw:equation draw:name="f175" draw:formula="?f118 / 75"/>
              <draw:equation draw:name="f176" draw:formula="?f119 / 100"/>
              <draw:equation draw:name="f177" draw:formula="?f120 / 75"/>
              <draw:equation draw:name="f178" draw:formula="?f121 / 100"/>
              <draw:equation draw:name="f179" draw:formula="?f122 / 75"/>
              <draw:equation draw:name="f180" draw:formula="?f123 / 100"/>
              <draw:equation draw:name="f181" draw:formula="?f124 / 100"/>
              <draw:equation draw:name="f182" draw:formula="?f125 / 75"/>
              <draw:equation draw:name="f183" draw:formula="?f126 / 100"/>
              <draw:equation draw:name="f184" draw:formula="?f127 / 75"/>
              <draw:equation draw:name="f185" draw:formula="?f128 / 100"/>
              <draw:equation draw:name="f186" draw:formula="?f129 / 75"/>
              <draw:equation draw:name="f187" draw:formula="?f130 / 75"/>
              <draw:equation draw:name="f188" draw:formula="?f131 / 100"/>
              <draw:equation draw:name="f189" draw:formula="?f132 / 75"/>
              <draw:equation draw:name="f190" draw:formula="?f133 / 100"/>
              <draw:equation draw:name="f191" draw:formula="?f134 / 75"/>
              <draw:equation draw:name="f192" draw:formula="?f135 / 100"/>
              <draw:equation draw:name="f193" draw:formula="?f136 / 75"/>
              <draw:equation draw:name="f194" draw:formula="?f137 / 100"/>
              <draw:equation draw:name="f195" draw:formula="?f138 / 75"/>
              <draw:equation draw:name="f196" draw:formula="?f139 / 75"/>
              <draw:equation draw:name="f197" draw:formula="?f140 / 100"/>
              <draw:equation draw:name="f198" draw:formula="0 / ?f82"/>
              <draw:equation draw:name="f199" draw:formula="?f1 / ?f82"/>
              <draw:equation draw:name="f200" draw:formula="0 / ?f83"/>
              <draw:equation draw:name="f201" draw:formula="?f2 / ?f83"/>
              <draw:equation draw:name="f202" draw:formula="?f141 / ?f82"/>
              <draw:equation draw:name="f203" draw:formula="?f142 / ?f83"/>
              <draw:equation draw:name="f204" draw:formula="?f143 / ?f82"/>
              <draw:equation draw:name="f205" draw:formula="?f144 / ?f83"/>
              <draw:equation draw:name="f206" draw:formula="?f145 / ?f82"/>
              <draw:equation draw:name="f207" draw:formula="?f146 / ?f83"/>
              <draw:equation draw:name="f208" draw:formula="?f147 / ?f82"/>
              <draw:equation draw:name="f209" draw:formula="?f148 / ?f83"/>
              <draw:equation draw:name="f210" draw:formula="?f149 / ?f82"/>
              <draw:equation draw:name="f211" draw:formula="?f150 / ?f83"/>
              <draw:equation draw:name="f212" draw:formula="?f151 / ?f82"/>
              <draw:equation draw:name="f213" draw:formula="?f152 / ?f82"/>
              <draw:equation draw:name="f214" draw:formula="?f153 / ?f83"/>
              <draw:equation draw:name="f215" draw:formula="?f154 / ?f82"/>
              <draw:equation draw:name="f216" draw:formula="?f155 / ?f83"/>
              <draw:equation draw:name="f217" draw:formula="?f156 / ?f82"/>
              <draw:equation draw:name="f218" draw:formula="?f157 / ?f82"/>
              <draw:equation draw:name="f219" draw:formula="?f158 / ?f83"/>
              <draw:equation draw:name="f220" draw:formula="?f159 / ?f82"/>
              <draw:equation draw:name="f221" draw:formula="?f160 / ?f83"/>
              <draw:equation draw:name="f222" draw:formula="?f161 / ?f82"/>
              <draw:equation draw:name="f223" draw:formula="?f162 / ?f83"/>
              <draw:equation draw:name="f224" draw:formula="?f163 / ?f83"/>
              <draw:equation draw:name="f225" draw:formula="?f164 / ?f82"/>
              <draw:equation draw:name="f226" draw:formula="?f165 / ?f83"/>
              <draw:equation draw:name="f227" draw:formula="?f166 / ?f82"/>
              <draw:equation draw:name="f228" draw:formula="?f167 / ?f83"/>
              <draw:equation draw:name="f229" draw:formula="?f168 / ?f83"/>
              <draw:equation draw:name="f230" draw:formula="?f169 / ?f82"/>
              <draw:equation draw:name="f231" draw:formula="?f170 / ?f83"/>
              <draw:equation draw:name="f232" draw:formula="?f171 / ?f82"/>
              <draw:equation draw:name="f233" draw:formula="?f172 / ?f83"/>
              <draw:equation draw:name="f234" draw:formula="?f173 / ?f82"/>
              <draw:equation draw:name="f235" draw:formula="?f174 / ?f83"/>
              <draw:equation draw:name="f236" draw:formula="?f175 / ?f82"/>
              <draw:equation draw:name="f237" draw:formula="?f176 / ?f83"/>
              <draw:equation draw:name="f238" draw:formula="?f177 / ?f82"/>
              <draw:equation draw:name="f239" draw:formula="?f178 / ?f83"/>
              <draw:equation draw:name="f240" draw:formula="?f179 / ?f82"/>
              <draw:equation draw:name="f241" draw:formula="?f180 / ?f83"/>
              <draw:equation draw:name="f242" draw:formula="?f181 / ?f83"/>
              <draw:equation draw:name="f243" draw:formula="?f182 / ?f82"/>
              <draw:equation draw:name="f244" draw:formula="?f183 / ?f83"/>
              <draw:equation draw:name="f245" draw:formula="?f184 / ?f82"/>
              <draw:equation draw:name="f246" draw:formula="?f185 / ?f83"/>
              <draw:equation draw:name="f247" draw:formula="?f186 / ?f82"/>
              <draw:equation draw:name="f248" draw:formula="?f187 / ?f82"/>
              <draw:equation draw:name="f249" draw:formula="?f188 / ?f83"/>
              <draw:equation draw:name="f250" draw:formula="?f189 / ?f82"/>
              <draw:equation draw:name="f251" draw:formula="?f190 / ?f83"/>
              <draw:equation draw:name="f252" draw:formula="?f191 / ?f82"/>
              <draw:equation draw:name="f253" draw:formula="?f192 / ?f83"/>
              <draw:equation draw:name="f254" draw:formula="?f193 / ?f82"/>
              <draw:equation draw:name="f255" draw:formula="?f194 / ?f83"/>
              <draw:equation draw:name="f256" draw:formula="?f195 / ?f82"/>
              <draw:equation draw:name="f257" draw:formula="?f196 / ?f82"/>
              <draw:equation draw:name="f258" draw:formula="?f197 / ?f83"/>
            </draw:enhanced-geometry>
          </draw:custom-shape>
        </draw:g>
        <draw:g draw:name="Gruppieren 779" draw:id="id179">
          <svg:title/>
          <svg:desc/>
          <draw:custom-shape svg:x="9.77888in" svg:y="1.68263in" svg:width="3.0631in" svg:height="4.13473in" draw:id="id185" draw:style-name="a1005" draw:name="Freeform 439">
            <svg:title/>
            <svg:desc/>
            <text:p text:style-name="a1004" text:class-names="" text:cond-style-name=""><text:span text:style-name="a1003" text:class-names=""/></text:p>
            <draw:enhanced-geometry xmlns:dr3d="urn:oasis:names:tc:opendocument:xmlns:dr3d:1.0" draw:type="non-primitive" svg:viewBox="0 0 2093 2824" draw:enhanced-path="M ?f3 ?f0 L ?f4 ?f5 C ?f6 ?f5 ?f7 ?f8 ?f7 ?f9 L ?f1 ?f10 C ?f7 ?f11 ?f12 ?f13 ?f4 ?f2 L ?f14 ?f2 C ?f15 ?f13 ?f16 ?f17 ?f0 ?f18 L ?f16 ?f19 C ?f5 ?f20 ?f21 ?f5 ?f3 ?f0 Z N" draw:text-areas="?f54 ?f56 ?f55 ?f57" draw:glue-points="?f58 ?f59 ?f60 ?f61 ?f62 ?f63 ?f64 ?f65 ?f60 ?f66 ?f67 ?f66 ?f68 ?f69 ?f70 ?f71 ?f58 ?f59" draw:glue-point-leaving-directions="-90, -90, -90, -90, -90, -90, -90, -90, -90">
              <draw:equation draw:name="f0" draw:formula="0"/>
              <draw:equation draw:name="f1" draw:formula="2093"/>
              <draw:equation draw:name="f2" draw:formula="2824"/>
              <draw:equation draw:name="f3" draw:formula="145"/>
              <draw:equation draw:name="f4" draw:formula="1946"/>
              <draw:equation draw:name="f5" draw:formula="1"/>
              <draw:equation draw:name="f6" draw:formula="2020"/>
              <draw:equation draw:name="f7" draw:formula="2092"/>
              <draw:equation draw:name="f8" draw:formula="86"/>
              <draw:equation draw:name="f9" draw:formula="196"/>
              <draw:equation draw:name="f10" draw:formula="2626"/>
              <draw:equation draw:name="f11" draw:formula="2729"/>
              <draw:equation draw:name="f12" draw:formula="2017"/>
              <draw:equation draw:name="f13" draw:formula="2823"/>
              <draw:equation draw:name="f14" draw:formula="146"/>
              <draw:equation draw:name="f15" draw:formula="66"/>
              <draw:equation draw:name="f16" draw:formula="3"/>
              <draw:equation draw:name="f17" draw:formula="2738"/>
              <draw:equation draw:name="f18" draw:formula="2627"/>
              <draw:equation draw:name="f19" draw:formula="197"/>
              <draw:equation draw:name="f20" draw:formula="92"/>
              <draw:equation draw:name="f21" draw:formula="67"/>
              <draw:equation draw:name="f22" draw:formula="?f2 - ?f0"/>
              <draw:equation draw:name="f23" draw:formula="?f1 - ?f0"/>
              <draw:equation draw:name="f24" draw:formula="?f23 / 2093"/>
              <draw:equation draw:name="f25" draw:formula="?f22 / 2824"/>
              <draw:equation draw:name="f26" draw:formula="145 * ?f23"/>
              <draw:equation draw:name="f27" draw:formula="0 * ?f22"/>
              <draw:equation draw:name="f28" draw:formula="1946 * ?f23"/>
              <draw:equation draw:name="f29" draw:formula="1 * ?f22"/>
              <draw:equation draw:name="f30" draw:formula="2092 * ?f23"/>
              <draw:equation draw:name="f31" draw:formula="196 * ?f22"/>
              <draw:equation draw:name="f32" draw:formula="2093 * ?f23"/>
              <draw:equation draw:name="f33" draw:formula="2626 * ?f22"/>
              <draw:equation draw:name="f34" draw:formula="2824 * ?f22"/>
              <draw:equation draw:name="f35" draw:formula="146 * ?f23"/>
              <draw:equation draw:name="f36" draw:formula="0 * ?f23"/>
              <draw:equation draw:name="f37" draw:formula="2627 * ?f22"/>
              <draw:equation draw:name="f38" draw:formula="3 * ?f23"/>
              <draw:equation draw:name="f39" draw:formula="197 * ?f22"/>
              <draw:equation draw:name="f40" draw:formula="?f26 / 2093"/>
              <draw:equation draw:name="f41" draw:formula="?f27 / 2824"/>
              <draw:equation draw:name="f42" draw:formula="?f28 / 2093"/>
              <draw:equation draw:name="f43" draw:formula="?f29 / 2824"/>
              <draw:equation draw:name="f44" draw:formula="?f30 / 2093"/>
              <draw:equation draw:name="f45" draw:formula="?f31 / 2824"/>
              <draw:equation draw:name="f46" draw:formula="?f32 / 2093"/>
              <draw:equation draw:name="f47" draw:formula="?f33 / 2824"/>
              <draw:equation draw:name="f48" draw:formula="?f34 / 2824"/>
              <draw:equation draw:name="f49" draw:formula="?f35 / 2093"/>
              <draw:equation draw:name="f50" draw:formula="?f36 / 2093"/>
              <draw:equation draw:name="f51" draw:formula="?f37 / 2824"/>
              <draw:equation draw:name="f52" draw:formula="?f38 / 2093"/>
              <draw:equation draw:name="f53" draw:formula="?f39 / 2824"/>
              <draw:equation draw:name="f54" draw:formula="0 / ?f24"/>
              <draw:equation draw:name="f55" draw:formula="?f1 / ?f24"/>
              <draw:equation draw:name="f56" draw:formula="0 / ?f25"/>
              <draw:equation draw:name="f57" draw:formula="?f2 / ?f25"/>
              <draw:equation draw:name="f58" draw:formula="?f40 / ?f24"/>
              <draw:equation draw:name="f59" draw:formula="?f41 / ?f25"/>
              <draw:equation draw:name="f60" draw:formula="?f42 / ?f24"/>
              <draw:equation draw:name="f61" draw:formula="?f43 / ?f25"/>
              <draw:equation draw:name="f62" draw:formula="?f44 / ?f24"/>
              <draw:equation draw:name="f63" draw:formula="?f45 / ?f25"/>
              <draw:equation draw:name="f64" draw:formula="?f46 / ?f24"/>
              <draw:equation draw:name="f65" draw:formula="?f47 / ?f25"/>
              <draw:equation draw:name="f66" draw:formula="?f48 / ?f25"/>
              <draw:equation draw:name="f67" draw:formula="?f49 / ?f24"/>
              <draw:equation draw:name="f68" draw:formula="?f50 / ?f24"/>
              <draw:equation draw:name="f69" draw:formula="?f51 / ?f25"/>
              <draw:equation draw:name="f70" draw:formula="?f52 / ?f24"/>
              <draw:equation draw:name="f71" draw:formula="?f53 / ?f25"/>
            </draw:enhanced-geometry>
          </draw:custom-shape>
          <draw:custom-shape svg:x="10.31023in" svg:y="2.92395in" svg:width="2.00039in" svg:height="1.1922in" draw:id="id186" draw:style-name="a1008" draw:name="Freeform 440">
            <svg:title/>
            <svg:desc/>
            <text:p text:style-name="a1007" text:class-names="" text:cond-style-name=""><text:span text:style-name="a1006" text:class-names=""/></text:p>
            <draw:enhanced-geometry xmlns:dr3d="urn:oasis:names:tc:opendocument:xmlns:dr3d:1.0" draw:type="non-primitive" svg:viewBox="0 0 1363 817" draw:enhanced-path="M ?f3 ?f4 C ?f5 ?f6 ?f7 ?f6 ?f8 ?f9 L ?f10 ?f11 ?f0 ?f11 ?f12 ?f13 ?f14 ?f13 C ?f14 ?f13 ?f15 ?f16 ?f17 ?f0 ?f18 ?f19 ?f20 ?f21 ?f22 ?f23 L ?f24 ?f25 ?f26 ?f25 ?f1 ?f2 ?f27 ?f11 ?f3 ?f4 Z N" draw:text-areas="?f72 ?f74 ?f73 ?f75" draw:glue-points="?f76 ?f77 ?f78 ?f79 ?f80 ?f81 ?f82 ?f81 ?f83 ?f84 ?f85 ?f84 ?f86 ?f87 ?f88 ?f89 ?f90 ?f91 ?f92 ?f91 ?f93 ?f94 ?f95 ?f81 ?f76 ?f77" draw:glue-point-leaving-directions="-90, -90, -90, -90, -90, -90, -90, -90, -90, -90, -90, -90, -90">
              <draw:equation draw:name="f0" draw:formula="0"/>
              <draw:equation draw:name="f1" draw:formula="1363"/>
              <draw:equation draw:name="f2" draw:formula="817"/>
              <draw:equation draw:name="f3" draw:formula="842"/>
              <draw:equation draw:name="f4" draw:formula="129"/>
              <draw:equation draw:name="f5" draw:formula="705"/>
              <draw:equation draw:name="f6" draw:formula="153"/>
              <draw:equation draw:name="f7" draw:formula="653"/>
              <draw:equation draw:name="f8" draw:formula="520"/>
              <draw:equation draw:name="f9" draw:formula="131"/>
              <draw:equation draw:name="f10" draw:formula="341"/>
              <draw:equation draw:name="f11" draw:formula="816"/>
              <draw:equation draw:name="f12" draw:formula="2"/>
              <draw:equation draw:name="f13" draw:formula="713"/>
              <draw:equation draw:name="f14" draw:formula="259"/>
              <draw:equation draw:name="f15" draw:formula="403"/>
              <draw:equation draw:name="f16" draw:formula="183"/>
              <draw:equation draw:name="f17" draw:formula="443"/>
              <draw:equation draw:name="f18" draw:formula="588"/>
              <draw:equation draw:name="f19" draw:formula="66"/>
              <draw:equation draw:name="f20" draw:formula="766"/>
              <draw:equation draw:name="f21" draw:formula="65"/>
              <draw:equation draw:name="f22" draw:formula="912"/>
              <draw:equation draw:name="f23" draw:formula="5"/>
              <draw:equation draw:name="f24" draw:formula="1102"/>
              <draw:equation draw:name="f25" draw:formula="716"/>
              <draw:equation draw:name="f26" draw:formula="1359"/>
              <draw:equation draw:name="f27" draw:formula="1023"/>
              <draw:equation draw:name="f28" draw:formula="?f2 - ?f0"/>
              <draw:equation draw:name="f29" draw:formula="?f1 - ?f0"/>
              <draw:equation draw:name="f30" draw:formula="?f29 / 1363"/>
              <draw:equation draw:name="f31" draw:formula="?f28 / 817"/>
              <draw:equation draw:name="f32" draw:formula="842 * ?f29"/>
              <draw:equation draw:name="f33" draw:formula="129 * ?f28"/>
              <draw:equation draw:name="f34" draw:formula="520 * ?f29"/>
              <draw:equation draw:name="f35" draw:formula="131 * ?f28"/>
              <draw:equation draw:name="f36" draw:formula="341 * ?f29"/>
              <draw:equation draw:name="f37" draw:formula="816 * ?f28"/>
              <draw:equation draw:name="f38" draw:formula="0 * ?f29"/>
              <draw:equation draw:name="f39" draw:formula="2 * ?f29"/>
              <draw:equation draw:name="f40" draw:formula="713 * ?f28"/>
              <draw:equation draw:name="f41" draw:formula="259 * ?f29"/>
              <draw:equation draw:name="f42" draw:formula="443 * ?f29"/>
              <draw:equation draw:name="f43" draw:formula="0 * ?f28"/>
              <draw:equation draw:name="f44" draw:formula="912 * ?f29"/>
              <draw:equation draw:name="f45" draw:formula="5 * ?f28"/>
              <draw:equation draw:name="f46" draw:formula="1102 * ?f29"/>
              <draw:equation draw:name="f47" draw:formula="716 * ?f28"/>
              <draw:equation draw:name="f48" draw:formula="1359 * ?f29"/>
              <draw:equation draw:name="f49" draw:formula="1363 * ?f29"/>
              <draw:equation draw:name="f50" draw:formula="817 * ?f28"/>
              <draw:equation draw:name="f51" draw:formula="1023 * ?f29"/>
              <draw:equation draw:name="f52" draw:formula="?f32 / 1363"/>
              <draw:equation draw:name="f53" draw:formula="?f33 / 817"/>
              <draw:equation draw:name="f54" draw:formula="?f34 / 1363"/>
              <draw:equation draw:name="f55" draw:formula="?f35 / 817"/>
              <draw:equation draw:name="f56" draw:formula="?f36 / 1363"/>
              <draw:equation draw:name="f57" draw:formula="?f37 / 817"/>
              <draw:equation draw:name="f58" draw:formula="?f38 / 1363"/>
              <draw:equation draw:name="f59" draw:formula="?f39 / 1363"/>
              <draw:equation draw:name="f60" draw:formula="?f40 / 817"/>
              <draw:equation draw:name="f61" draw:formula="?f41 / 1363"/>
              <draw:equation draw:name="f62" draw:formula="?f42 / 1363"/>
              <draw:equation draw:name="f63" draw:formula="?f43 / 817"/>
              <draw:equation draw:name="f64" draw:formula="?f44 / 1363"/>
              <draw:equation draw:name="f65" draw:formula="?f45 / 817"/>
              <draw:equation draw:name="f66" draw:formula="?f46 / 1363"/>
              <draw:equation draw:name="f67" draw:formula="?f47 / 817"/>
              <draw:equation draw:name="f68" draw:formula="?f48 / 1363"/>
              <draw:equation draw:name="f69" draw:formula="?f49 / 1363"/>
              <draw:equation draw:name="f70" draw:formula="?f50 / 817"/>
              <draw:equation draw:name="f71" draw:formula="?f51 / 1363"/>
              <draw:equation draw:name="f72" draw:formula="0 / ?f30"/>
              <draw:equation draw:name="f73" draw:formula="?f1 / ?f30"/>
              <draw:equation draw:name="f74" draw:formula="0 / ?f31"/>
              <draw:equation draw:name="f75" draw:formula="?f2 / ?f31"/>
              <draw:equation draw:name="f76" draw:formula="?f52 / ?f30"/>
              <draw:equation draw:name="f77" draw:formula="?f53 / ?f31"/>
              <draw:equation draw:name="f78" draw:formula="?f54 / ?f30"/>
              <draw:equation draw:name="f79" draw:formula="?f55 / ?f31"/>
              <draw:equation draw:name="f80" draw:formula="?f56 / ?f30"/>
              <draw:equation draw:name="f81" draw:formula="?f57 / ?f31"/>
              <draw:equation draw:name="f82" draw:formula="?f58 / ?f30"/>
              <draw:equation draw:name="f83" draw:formula="?f59 / ?f30"/>
              <draw:equation draw:name="f84" draw:formula="?f60 / ?f31"/>
              <draw:equation draw:name="f85" draw:formula="?f61 / ?f30"/>
              <draw:equation draw:name="f86" draw:formula="?f62 / ?f30"/>
              <draw:equation draw:name="f87" draw:formula="?f63 / ?f31"/>
              <draw:equation draw:name="f88" draw:formula="?f64 / ?f30"/>
              <draw:equation draw:name="f89" draw:formula="?f65 / ?f31"/>
              <draw:equation draw:name="f90" draw:formula="?f66 / ?f30"/>
              <draw:equation draw:name="f91" draw:formula="?f67 / ?f31"/>
              <draw:equation draw:name="f92" draw:formula="?f68 / ?f30"/>
              <draw:equation draw:name="f93" draw:formula="?f69 / ?f30"/>
              <draw:equation draw:name="f94" draw:formula="?f70 / ?f31"/>
              <draw:equation draw:name="f95" draw:formula="?f71 / ?f30"/>
            </draw:enhanced-geometry>
          </draw:custom-shape>
          <draw:custom-shape svg:x="11.02466in" svg:y="4.43763in" svg:width="0.14288in" svg:height="0.18307in" draw:id="id187" draw:style-name="a1011" draw:name="Freeform 441">
            <svg:title/>
            <svg:desc/>
            <text:p text:style-name="a1010" text:class-names="" text:cond-style-name=""><text:span text:style-name="a1009" text:class-names=""/></text:p>
            <draw:enhanced-geometry xmlns:dr3d="urn:oasis:names:tc:opendocument:xmlns:dr3d:1.0" draw:type="non-primitive" svg:viewBox="0 0 96 127" draw:enhanced-path="M ?f1 ?f3 C ?f1 ?f4 ?f5 ?f6 ?f7 ?f8 ?f9 ?f10 ?f11 ?f12 ?f13 ?f14 ?f15 ?f16 ?f17 ?f18 ?f19 ?f20 ?f21 ?f22 ?f23 ?f2 ?f24 ?f2 L ?f0 ?f2 ?f0 ?f0 ?f25 ?f0 C ?f26 ?f0 ?f23 ?f0 ?f27 ?f28 ?f29 ?f30 ?f19 ?f31 ?f17 ?f32 ?f33 ?f34 ?f35 ?f36 ?f37 ?f38 ?f39 ?f40 ?f41 ?f42 ?f41 ?f43 ?f41 ?f44 ?f13 ?f45 ?f35 ?f46 ?f47 ?f48 ?f49 ?f50 ?f51 ?f23 L ?f51 ?f52 C ?f47 ?f53 ?f13 ?f54 ?f3 ?f55 ?f56 ?f17 ?f1 ?f57 ?f1 ?f3 Z M ?f19 ?f58 C ?f19 ?f43 ?f19 ?f59 ?f55 ?f42 ?f60 ?f61 ?f29 ?f62 ?f21 ?f40 ?f27 ?f63 ?f52 ?f38 ?f50 ?f38 ?f26 ?f38 ?f64 ?f65 ?f25 ?f65 L ?f66 ?f65 ?f66 ?f50 ?f67 ?f50 C ?f46 ?f50 ?f48 ?f50 ?f50 ?f68 ?f23 ?f68 ?f69 ?f70 ?f54 ?f26 ?f29 ?f24 ?f60 ?f64 ?f55 ?f45 ?f19 ?f71 ?f19 ?f44 ?f19 ?f58 Z M ?f15 ?f72 C ?f15 ?f39 ?f47 ?f57 ?f33 ?f33 ?f73 ?f49 ?f17 ?f74 ?f19 ?f75 ?f60 ?f19 ?f21 ?f55 ?f69 ?f55 ?f23 ?f55 ?f70 ?f60 ?f64 ?f60 L ?f66 ?f60 ?f66 ?f76 ?f67 ?f76 C ?f26 ?f76 ?f77 ?f78 ?f69 ?f78 ?f79 ?f80 ?f55 ?f81 ?f75 ?f82 ?f17 ?f8 ?f73 ?f83 ?f33 ?f6 ?f47 ?f84 ?f15 ?f56 ?f15 ?f72 Z N" draw:text-areas="?f199 ?f201 ?f200 ?f202" draw:glue-points="?f203 ?f204 ?f205 ?f206 ?f207 ?f208 ?f209 ?f210 ?f211 ?f212 ?f213 ?f212 ?f213 ?f214 ?f215 ?f214 ?f216 ?f217 ?f218 ?f219 ?f220 ?f221 ?f222 ?f223 ?f224 ?f225 ?f226 ?f227 ?f226 ?f228 ?f229 ?f230 ?f203 ?f204 ?f209 ?f231 ?f232 ?f233 ?f234 ?f235 ?f236 ?f221 ?f215 ?f237 ?f238 ?f237 ?f238 ?f239 ?f240 ?f239 ?f236 ?f241 ?f242 ?f243 ?f232 ?f244 ?f209 ?f231 ?f245 ?f246 ?f247 ?f248 ?f209 ?f249 ?f250 ?f230 ?f251 ?f252 ?f238 ?f252 ?f238 ?f253 ?f240 ?f253 ?f250 ?f254 ?f255 ?f256 ?f247 ?f257 ?f245 ?f246" draw:glue-point-leaving-directions="-90, -90, -90, -90, -90, -90, -90, -90, -90, -90, -90, -90, -90, -90, -90, -90, -90, -90, -90, -90, -90, -90, -90, -90, -90, -90, -90, -90, -90, -90, -90, -90, -90, -90, -90, -90, -90, -90, -90, -90, -90">
              <draw:equation draw:name="f0" draw:formula="0"/>
              <draw:equation draw:name="f1" draw:formula="96"/>
              <draw:equation draw:name="f2" draw:formula="127"/>
              <draw:equation draw:name="f3" draw:formula="88"/>
              <draw:equation draw:name="f4" draw:formula="94"/>
              <draw:equation draw:name="f5" draw:formula="95"/>
              <draw:equation draw:name="f6" draw:formula="100"/>
              <draw:equation draw:name="f7" draw:formula="92"/>
              <draw:equation draw:name="f8" draw:formula="105"/>
              <draw:equation draw:name="f9" draw:formula="90"/>
              <draw:equation draw:name="f10" draw:formula="110"/>
              <draw:equation draw:name="f11" draw:formula="87"/>
              <draw:equation draw:name="f12" draw:formula="114"/>
              <draw:equation draw:name="f13" draw:formula="83"/>
              <draw:equation draw:name="f14" draw:formula="117"/>
              <draw:equation draw:name="f15" draw:formula="78"/>
              <draw:equation draw:name="f16" draw:formula="120"/>
              <draw:equation draw:name="f17" draw:formula="72"/>
              <draw:equation draw:name="f18" draw:formula="123"/>
              <draw:equation draw:name="f19" draw:formula="67"/>
              <draw:equation draw:name="f20" draw:formula="125"/>
              <draw:equation draw:name="f21" draw:formula="61"/>
              <draw:equation draw:name="f22" draw:formula="126"/>
              <draw:equation draw:name="f23" draw:formula="54"/>
              <draw:equation draw:name="f24" draw:formula="45"/>
              <draw:equation draw:name="f25" draw:formula="37"/>
              <draw:equation draw:name="f26" draw:formula="47"/>
              <draw:equation draw:name="f27" draw:formula="58"/>
              <draw:equation draw:name="f28" draw:formula="1"/>
              <draw:equation draw:name="f29" draw:formula="63"/>
              <draw:equation draw:name="f30" draw:formula="2"/>
              <draw:equation draw:name="f31" draw:formula="3"/>
              <draw:equation draw:name="f32" draw:formula="5"/>
              <draw:equation draw:name="f33" draw:formula="76"/>
              <draw:equation draw:name="f34" draw:formula="8"/>
              <draw:equation draw:name="f35" draw:formula="80"/>
              <draw:equation draw:name="f36" draw:formula="11"/>
              <draw:equation draw:name="f37" draw:formula="82"/>
              <draw:equation draw:name="f38" draw:formula="15"/>
              <draw:equation draw:name="f39" draw:formula="84"/>
              <draw:equation draw:name="f40" draw:formula="18"/>
              <draw:equation draw:name="f41" draw:formula="85"/>
              <draw:equation draw:name="f42" draw:formula="23"/>
              <draw:equation draw:name="f43" draw:formula="28"/>
              <draw:equation draw:name="f44" draw:formula="34"/>
              <draw:equation draw:name="f45" draw:formula="40"/>
              <draw:equation draw:name="f46" draw:formula="44"/>
              <draw:equation draw:name="f47" draw:formula="77"/>
              <draw:equation draw:name="f48" draw:formula="48"/>
              <draw:equation draw:name="f49" draw:formula="73"/>
              <draw:equation draw:name="f50" draw:formula="51"/>
              <draw:equation draw:name="f51" draw:formula="68"/>
              <draw:equation draw:name="f52" draw:formula="55"/>
              <draw:equation draw:name="f53" draw:formula="56"/>
              <draw:equation draw:name="f54" draw:formula="60"/>
              <draw:equation draw:name="f55" draw:formula="66"/>
              <draw:equation draw:name="f56" draw:formula="93"/>
              <draw:equation draw:name="f57" draw:formula="79"/>
              <draw:equation draw:name="f58" draw:formula="31"/>
              <draw:equation draw:name="f59" draw:formula="25"/>
              <draw:equation draw:name="f60" draw:formula="65"/>
              <draw:equation draw:name="f61" draw:formula="21"/>
              <draw:equation draw:name="f62" draw:formula="19"/>
              <draw:equation draw:name="f63" draw:formula="16"/>
              <draw:equation draw:name="f64" draw:formula="43"/>
              <draw:equation draw:name="f65" draw:formula="14"/>
              <draw:equation draw:name="f66" draw:formula="17"/>
              <draw:equation draw:name="f67" draw:formula="39"/>
              <draw:equation draw:name="f68" draw:formula="50"/>
              <draw:equation draw:name="f69" draw:formula="57"/>
              <draw:equation draw:name="f70" draw:formula="49"/>
              <draw:equation draw:name="f71" draw:formula="38"/>
              <draw:equation draw:name="f72" draw:formula="89"/>
              <draw:equation draw:name="f73" draw:formula="74"/>
              <draw:equation draw:name="f74" draw:formula="71"/>
              <draw:equation draw:name="f75" draw:formula="69"/>
              <draw:equation draw:name="f76" draw:formula="113"/>
              <draw:equation draw:name="f77" draw:formula="53"/>
              <draw:equation draw:name="f78" draw:formula="112"/>
              <draw:equation draw:name="f79" draw:formula="62"/>
              <draw:equation draw:name="f80" draw:formula="111"/>
              <draw:equation draw:name="f81" draw:formula="109"/>
              <draw:equation draw:name="f82" draw:formula="107"/>
              <draw:equation draw:name="f83" draw:formula="103"/>
              <draw:equation draw:name="f84" draw:formula="97"/>
              <draw:equation draw:name="f85" draw:formula="?f2 - ?f0"/>
              <draw:equation draw:name="f86" draw:formula="?f1 - ?f0"/>
              <draw:equation draw:name="f87" draw:formula="?f86 / 96"/>
              <draw:equation draw:name="f88" draw:formula="?f85 / 127"/>
              <draw:equation draw:name="f89" draw:formula="96 * ?f86"/>
              <draw:equation draw:name="f90" draw:formula="88 * ?f85"/>
              <draw:equation draw:name="f91" draw:formula="92 * ?f86"/>
              <draw:equation draw:name="f92" draw:formula="105 * ?f85"/>
              <draw:equation draw:name="f93" draw:formula="83 * ?f86"/>
              <draw:equation draw:name="f94" draw:formula="117 * ?f85"/>
              <draw:equation draw:name="f95" draw:formula="67 * ?f86"/>
              <draw:equation draw:name="f96" draw:formula="125 * ?f85"/>
              <draw:equation draw:name="f97" draw:formula="45 * ?f86"/>
              <draw:equation draw:name="f98" draw:formula="127 * ?f85"/>
              <draw:equation draw:name="f99" draw:formula="0 * ?f86"/>
              <draw:equation draw:name="f100" draw:formula="0 * ?f85"/>
              <draw:equation draw:name="f101" draw:formula="37 * ?f86"/>
              <draw:equation draw:name="f102" draw:formula="58 * ?f86"/>
              <draw:equation draw:name="f103" draw:formula="1 * ?f85"/>
              <draw:equation draw:name="f104" draw:formula="72 * ?f86"/>
              <draw:equation draw:name="f105" draw:formula="5 * ?f85"/>
              <draw:equation draw:name="f106" draw:formula="82 * ?f86"/>
              <draw:equation draw:name="f107" draw:formula="15 * ?f85"/>
              <draw:equation draw:name="f108" draw:formula="85 * ?f86"/>
              <draw:equation draw:name="f109" draw:formula="28 * ?f85"/>
              <draw:equation draw:name="f110" draw:formula="80 * ?f86"/>
              <draw:equation draw:name="f111" draw:formula="44 * ?f85"/>
              <draw:equation draw:name="f112" draw:formula="68 * ?f86"/>
              <draw:equation draw:name="f113" draw:formula="54 * ?f85"/>
              <draw:equation draw:name="f114" draw:formula="55 * ?f85"/>
              <draw:equation draw:name="f115" draw:formula="88 * ?f86"/>
              <draw:equation draw:name="f116" draw:formula="66 * ?f85"/>
              <draw:equation draw:name="f117" draw:formula="31 * ?f85"/>
              <draw:equation draw:name="f118" draw:formula="66 * ?f86"/>
              <draw:equation draw:name="f119" draw:formula="23 * ?f85"/>
              <draw:equation draw:name="f120" draw:formula="61 * ?f86"/>
              <draw:equation draw:name="f121" draw:formula="18 * ?f85"/>
              <draw:equation draw:name="f122" draw:formula="51 * ?f86"/>
              <draw:equation draw:name="f123" draw:formula="14 * ?f85"/>
              <draw:equation draw:name="f124" draw:formula="17 * ?f86"/>
              <draw:equation draw:name="f125" draw:formula="51 * ?f85"/>
              <draw:equation draw:name="f126" draw:formula="39 * ?f86"/>
              <draw:equation draw:name="f127" draw:formula="50 * ?f85"/>
              <draw:equation draw:name="f128" draw:formula="60 * ?f86"/>
              <draw:equation draw:name="f129" draw:formula="47 * ?f85"/>
              <draw:equation draw:name="f130" draw:formula="40 * ?f85"/>
              <draw:equation draw:name="f131" draw:formula="78 * ?f86"/>
              <draw:equation draw:name="f132" draw:formula="89 * ?f85"/>
              <draw:equation draw:name="f133" draw:formula="76 * ?f86"/>
              <draw:equation draw:name="f134" draw:formula="76 * ?f85"/>
              <draw:equation draw:name="f135" draw:formula="69 * ?f85"/>
              <draw:equation draw:name="f136" draw:formula="57 * ?f86"/>
              <draw:equation draw:name="f137" draw:formula="43 * ?f86"/>
              <draw:equation draw:name="f138" draw:formula="65 * ?f85"/>
              <draw:equation draw:name="f139" draw:formula="113 * ?f85"/>
              <draw:equation draw:name="f140" draw:formula="112 * ?f85"/>
              <draw:equation draw:name="f141" draw:formula="69 * ?f86"/>
              <draw:equation draw:name="f142" draw:formula="107 * ?f85"/>
              <draw:equation draw:name="f143" draw:formula="100 * ?f85"/>
              <draw:equation draw:name="f144" draw:formula="?f89 / 96"/>
              <draw:equation draw:name="f145" draw:formula="?f90 / 127"/>
              <draw:equation draw:name="f146" draw:formula="?f91 / 96"/>
              <draw:equation draw:name="f147" draw:formula="?f92 / 127"/>
              <draw:equation draw:name="f148" draw:formula="?f93 / 96"/>
              <draw:equation draw:name="f149" draw:formula="?f94 / 127"/>
              <draw:equation draw:name="f150" draw:formula="?f95 / 96"/>
              <draw:equation draw:name="f151" draw:formula="?f96 / 127"/>
              <draw:equation draw:name="f152" draw:formula="?f97 / 96"/>
              <draw:equation draw:name="f153" draw:formula="?f98 / 127"/>
              <draw:equation draw:name="f154" draw:formula="?f99 / 96"/>
              <draw:equation draw:name="f155" draw:formula="?f100 / 127"/>
              <draw:equation draw:name="f156" draw:formula="?f101 / 96"/>
              <draw:equation draw:name="f157" draw:formula="?f102 / 96"/>
              <draw:equation draw:name="f158" draw:formula="?f103 / 127"/>
              <draw:equation draw:name="f159" draw:formula="?f104 / 96"/>
              <draw:equation draw:name="f160" draw:formula="?f105 / 127"/>
              <draw:equation draw:name="f161" draw:formula="?f106 / 96"/>
              <draw:equation draw:name="f162" draw:formula="?f107 / 127"/>
              <draw:equation draw:name="f163" draw:formula="?f108 / 96"/>
              <draw:equation draw:name="f164" draw:formula="?f109 / 127"/>
              <draw:equation draw:name="f165" draw:formula="?f110 / 96"/>
              <draw:equation draw:name="f166" draw:formula="?f111 / 127"/>
              <draw:equation draw:name="f167" draw:formula="?f112 / 96"/>
              <draw:equation draw:name="f168" draw:formula="?f113 / 127"/>
              <draw:equation draw:name="f169" draw:formula="?f114 / 127"/>
              <draw:equation draw:name="f170" draw:formula="?f115 / 96"/>
              <draw:equation draw:name="f171" draw:formula="?f116 / 127"/>
              <draw:equation draw:name="f172" draw:formula="?f117 / 127"/>
              <draw:equation draw:name="f173" draw:formula="?f118 / 96"/>
              <draw:equation draw:name="f174" draw:formula="?f119 / 127"/>
              <draw:equation draw:name="f175" draw:formula="?f120 / 96"/>
              <draw:equation draw:name="f176" draw:formula="?f121 / 127"/>
              <draw:equation draw:name="f177" draw:formula="?f122 / 96"/>
              <draw:equation draw:name="f178" draw:formula="?f123 / 127"/>
              <draw:equation draw:name="f179" draw:formula="?f124 / 96"/>
              <draw:equation draw:name="f180" draw:formula="?f125 / 127"/>
              <draw:equation draw:name="f181" draw:formula="?f126 / 96"/>
              <draw:equation draw:name="f182" draw:formula="?f127 / 127"/>
              <draw:equation draw:name="f183" draw:formula="?f128 / 96"/>
              <draw:equation draw:name="f184" draw:formula="?f129 / 127"/>
              <draw:equation draw:name="f185" draw:formula="?f130 / 127"/>
              <draw:equation draw:name="f186" draw:formula="?f131 / 96"/>
              <draw:equation draw:name="f187" draw:formula="?f132 / 127"/>
              <draw:equation draw:name="f188" draw:formula="?f133 / 96"/>
              <draw:equation draw:name="f189" draw:formula="?f134 / 127"/>
              <draw:equation draw:name="f190" draw:formula="?f135 / 127"/>
              <draw:equation draw:name="f191" draw:formula="?f136 / 96"/>
              <draw:equation draw:name="f192" draw:formula="?f137 / 96"/>
              <draw:equation draw:name="f193" draw:formula="?f138 / 127"/>
              <draw:equation draw:name="f194" draw:formula="?f139 / 127"/>
              <draw:equation draw:name="f195" draw:formula="?f140 / 127"/>
              <draw:equation draw:name="f196" draw:formula="?f141 / 96"/>
              <draw:equation draw:name="f197" draw:formula="?f142 / 127"/>
              <draw:equation draw:name="f198" draw:formula="?f143 / 127"/>
              <draw:equation draw:name="f199" draw:formula="0 / ?f87"/>
              <draw:equation draw:name="f200" draw:formula="?f1 / ?f87"/>
              <draw:equation draw:name="f201" draw:formula="0 / ?f88"/>
              <draw:equation draw:name="f202" draw:formula="?f2 / ?f88"/>
              <draw:equation draw:name="f203" draw:formula="?f144 / ?f87"/>
              <draw:equation draw:name="f204" draw:formula="?f145 / ?f88"/>
              <draw:equation draw:name="f205" draw:formula="?f146 / ?f87"/>
              <draw:equation draw:name="f206" draw:formula="?f147 / ?f88"/>
              <draw:equation draw:name="f207" draw:formula="?f148 / ?f87"/>
              <draw:equation draw:name="f208" draw:formula="?f149 / ?f88"/>
              <draw:equation draw:name="f209" draw:formula="?f150 / ?f87"/>
              <draw:equation draw:name="f210" draw:formula="?f151 / ?f88"/>
              <draw:equation draw:name="f211" draw:formula="?f152 / ?f87"/>
              <draw:equation draw:name="f212" draw:formula="?f153 / ?f88"/>
              <draw:equation draw:name="f213" draw:formula="?f154 / ?f87"/>
              <draw:equation draw:name="f214" draw:formula="?f155 / ?f88"/>
              <draw:equation draw:name="f215" draw:formula="?f156 / ?f87"/>
              <draw:equation draw:name="f216" draw:formula="?f157 / ?f87"/>
              <draw:equation draw:name="f217" draw:formula="?f158 / ?f88"/>
              <draw:equation draw:name="f218" draw:formula="?f159 / ?f87"/>
              <draw:equation draw:name="f219" draw:formula="?f160 / ?f88"/>
              <draw:equation draw:name="f220" draw:formula="?f161 / ?f87"/>
              <draw:equation draw:name="f221" draw:formula="?f162 / ?f88"/>
              <draw:equation draw:name="f222" draw:formula="?f163 / ?f87"/>
              <draw:equation draw:name="f223" draw:formula="?f164 / ?f88"/>
              <draw:equation draw:name="f224" draw:formula="?f165 / ?f87"/>
              <draw:equation draw:name="f225" draw:formula="?f166 / ?f88"/>
              <draw:equation draw:name="f226" draw:formula="?f167 / ?f87"/>
              <draw:equation draw:name="f227" draw:formula="?f168 / ?f88"/>
              <draw:equation draw:name="f228" draw:formula="?f169 / ?f88"/>
              <draw:equation draw:name="f229" draw:formula="?f170 / ?f87"/>
              <draw:equation draw:name="f230" draw:formula="?f171 / ?f88"/>
              <draw:equation draw:name="f231" draw:formula="?f172 / ?f88"/>
              <draw:equation draw:name="f232" draw:formula="?f173 / ?f87"/>
              <draw:equation draw:name="f233" draw:formula="?f174 / ?f88"/>
              <draw:equation draw:name="f234" draw:formula="?f175 / ?f87"/>
              <draw:equation draw:name="f235" draw:formula="?f176 / ?f88"/>
              <draw:equation draw:name="f236" draw:formula="?f177 / ?f87"/>
              <draw:equation draw:name="f237" draw:formula="?f178 / ?f88"/>
              <draw:equation draw:name="f238" draw:formula="?f179 / ?f87"/>
              <draw:equation draw:name="f239" draw:formula="?f180 / ?f88"/>
              <draw:equation draw:name="f240" draw:formula="?f181 / ?f87"/>
              <draw:equation draw:name="f241" draw:formula="?f182 / ?f88"/>
              <draw:equation draw:name="f242" draw:formula="?f183 / ?f87"/>
              <draw:equation draw:name="f243" draw:formula="?f184 / ?f88"/>
              <draw:equation draw:name="f244" draw:formula="?f185 / ?f88"/>
              <draw:equation draw:name="f245" draw:formula="?f186 / ?f87"/>
              <draw:equation draw:name="f246" draw:formula="?f187 / ?f88"/>
              <draw:equation draw:name="f247" draw:formula="?f188 / ?f87"/>
              <draw:equation draw:name="f248" draw:formula="?f189 / ?f88"/>
              <draw:equation draw:name="f249" draw:formula="?f190 / ?f88"/>
              <draw:equation draw:name="f250" draw:formula="?f191 / ?f87"/>
              <draw:equation draw:name="f251" draw:formula="?f192 / ?f87"/>
              <draw:equation draw:name="f252" draw:formula="?f193 / ?f88"/>
              <draw:equation draw:name="f253" draw:formula="?f194 / ?f88"/>
              <draw:equation draw:name="f254" draw:formula="?f195 / ?f88"/>
              <draw:equation draw:name="f255" draw:formula="?f196 / ?f87"/>
              <draw:equation draw:name="f256" draw:formula="?f197 / ?f88"/>
              <draw:equation draw:name="f257" draw:formula="?f198 / ?f88"/>
            </draw:enhanced-geometry>
          </draw:custom-shape>
          <draw:custom-shape svg:x="11.1988in" svg:y="4.43317in" svg:width="0.02679in" svg:height="0.18754in" draw:id="id188" draw:style-name="a1014" draw:name="Freeform 442">
            <svg:title/>
            <svg:desc/>
            <text:p text:style-name="a1013" text:class-names="" text:cond-style-name=""><text:span text:style-name="a1012" text:class-names=""/></text:p>
            <draw:enhanced-geometry xmlns:dr3d="urn:oasis:names:tc:opendocument:xmlns:dr3d:1.0" draw:type="non-primitive" svg:viewBox="0 0 18 128" draw:enhanced-path="M ?f1 ?f3 L ?f0 ?f3 ?f0 ?f0 ?f1 ?f0 ?f1 ?f3 Z M ?f3 ?f2 L ?f4 ?f2 ?f4 ?f5 ?f3 ?f5 ?f3 ?f2 Z N" draw:text-areas="?f26 ?f28 ?f27 ?f29" draw:glue-points="?f30 ?f31 ?f32 ?f31 ?f32 ?f33 ?f30 ?f33 ?f30 ?f31 ?f34 ?f35 ?f36 ?f35 ?f36 ?f37 ?f34 ?f37 ?f34 ?f35" draw:glue-point-leaving-directions="-90, -90, -90, -90, -90, -90, -90, -90, -90, -90">
              <draw:equation draw:name="f0" draw:formula="0"/>
              <draw:equation draw:name="f1" draw:formula="18"/>
              <draw:equation draw:name="f2" draw:formula="128"/>
              <draw:equation draw:name="f3" draw:formula="17"/>
              <draw:equation draw:name="f4" draw:formula="1"/>
              <draw:equation draw:name="f5" draw:formula="33"/>
              <draw:equation draw:name="f6" draw:formula="?f2 - ?f0"/>
              <draw:equation draw:name="f7" draw:formula="?f1 - ?f0"/>
              <draw:equation draw:name="f8" draw:formula="?f7 / 18"/>
              <draw:equation draw:name="f9" draw:formula="?f6 / 128"/>
              <draw:equation draw:name="f10" draw:formula="18 * ?f7"/>
              <draw:equation draw:name="f11" draw:formula="17 * ?f6"/>
              <draw:equation draw:name="f12" draw:formula="0 * ?f7"/>
              <draw:equation draw:name="f13" draw:formula="0 * ?f6"/>
              <draw:equation draw:name="f14" draw:formula="17 * ?f7"/>
              <draw:equation draw:name="f15" draw:formula="128 * ?f6"/>
              <draw:equation draw:name="f16" draw:formula="1 * ?f7"/>
              <draw:equation draw:name="f17" draw:formula="33 * ?f6"/>
              <draw:equation draw:name="f18" draw:formula="?f10 / 18"/>
              <draw:equation draw:name="f19" draw:formula="?f11 / 128"/>
              <draw:equation draw:name="f20" draw:formula="?f12 / 18"/>
              <draw:equation draw:name="f21" draw:formula="?f13 / 128"/>
              <draw:equation draw:name="f22" draw:formula="?f14 / 18"/>
              <draw:equation draw:name="f23" draw:formula="?f15 / 128"/>
              <draw:equation draw:name="f24" draw:formula="?f16 / 18"/>
              <draw:equation draw:name="f25" draw:formula="?f17 / 128"/>
              <draw:equation draw:name="f26" draw:formula="0 / ?f8"/>
              <draw:equation draw:name="f27" draw:formula="?f1 / ?f8"/>
              <draw:equation draw:name="f28" draw:formula="0 / ?f9"/>
              <draw:equation draw:name="f29" draw:formula="?f2 / ?f9"/>
              <draw:equation draw:name="f30" draw:formula="?f18 / ?f8"/>
              <draw:equation draw:name="f31" draw:formula="?f19 / ?f9"/>
              <draw:equation draw:name="f32" draw:formula="?f20 / ?f8"/>
              <draw:equation draw:name="f33" draw:formula="?f21 / ?f9"/>
              <draw:equation draw:name="f34" draw:formula="?f22 / ?f8"/>
              <draw:equation draw:name="f35" draw:formula="?f23 / ?f9"/>
              <draw:equation draw:name="f36" draw:formula="?f24 / ?f8"/>
              <draw:equation draw:name="f37" draw:formula="?f25 / ?f9"/>
            </draw:enhanced-geometry>
          </draw:custom-shape>
          <draw:custom-shape svg:x="11.25685in" svg:y="4.4421in" svg:width="0.08484in" svg:height="0.18307in" draw:id="id189" draw:style-name="a1017" draw:name="Freeform 443">
            <svg:title/>
            <svg:desc/>
            <text:p text:style-name="a1016" text:class-names="" text:cond-style-name=""><text:span text:style-name="a1015" text:class-names=""/></text:p>
            <draw:enhanced-geometry xmlns:dr3d="urn:oasis:names:tc:opendocument:xmlns:dr3d:1.0" draw:type="non-primitive" svg:viewBox="0 0 60 125" draw:enhanced-path="M ?f1 ?f3 C ?f4 ?f5 ?f6 ?f7 ?f8 ?f7 ?f9 ?f2 ?f10 ?f2 ?f11 ?f2 ?f12 ?f2 ?f13 ?f3 ?f14 ?f15 ?f16 ?f17 ?f18 ?f19 ?f18 ?f20 L ?f18 ?f11 ?f0 ?f11 ?f0 ?f21 ?f18 ?f21 ?f18 ?f0 ?f22 ?f0 ?f22 ?f21 ?f1 ?f21 ?f1 ?f11 ?f22 ?f11 ?f22 ?f23 C ?f22 ?f24 ?f22 ?f25 ?f22 ?f26 ?f21 ?f27 ?f21 ?f28 ?f29 ?f30 ?f12 ?f31 ?f32 ?f33 ?f34 ?f35 ?f36 ?f37 ?f11 ?f38 ?f39 ?f38 ?f40 ?f38 ?f8 ?f38 ?f41 ?f37 ?f42 ?f35 ?f43 ?f33 ?f44 ?f33 L ?f1 ?f33 ?f1 ?f3 Z N" draw:text-areas="?f103 ?f105 ?f104 ?f106" draw:glue-points="?f107 ?f108 ?f109 ?f110 ?f111 ?f112 ?f113 ?f114 ?f115 ?f116 ?f115 ?f117 ?f118 ?f117 ?f118 ?f119 ?f115 ?f119 ?f115 ?f120 ?f121 ?f120 ?f121 ?f119 ?f107 ?f119 ?f107 ?f117 ?f121 ?f117 ?f121 ?f122 ?f121 ?f123 ?f124 ?f125 ?f126 ?f127 ?f128 ?f129 ?f130 ?f131 ?f132 ?f133 ?f107 ?f133 ?f107 ?f108" draw:glue-point-leaving-directions="-90, -90, -90, -90, -90, -90, -90, -90, -90, -90, -90, -90, -90, -90, -90, -90, -90, -90, -90, -90, -90, -90, -90, -90">
              <draw:equation draw:name="f0" draw:formula="0"/>
              <draw:equation draw:name="f1" draw:formula="60"/>
              <draw:equation draw:name="f2" draw:formula="125"/>
              <draw:equation draw:name="f3" draw:formula="122"/>
              <draw:equation draw:name="f4" draw:formula="57"/>
              <draw:equation draw:name="f5" draw:formula="123"/>
              <draw:equation draw:name="f6" draw:formula="54"/>
              <draw:equation draw:name="f7" draw:formula="124"/>
              <draw:equation draw:name="f8" draw:formula="50"/>
              <draw:equation draw:name="f9" draw:formula="47"/>
              <draw:equation draw:name="f10" draw:formula="44"/>
              <draw:equation draw:name="f11" draw:formula="41"/>
              <draw:equation draw:name="f12" draw:formula="31"/>
              <draw:equation draw:name="f13" draw:formula="24"/>
              <draw:equation draw:name="f14" draw:formula="19"/>
              <draw:equation draw:name="f15" draw:formula="117"/>
              <draw:equation draw:name="f16" draw:formula="14"/>
              <draw:equation draw:name="f17" draw:formula="112"/>
              <draw:equation draw:name="f18" draw:formula="11"/>
              <draw:equation draw:name="f19" draw:formula="103"/>
              <draw:equation draw:name="f20" draw:formula="92"/>
              <draw:equation draw:name="f21" draw:formula="28"/>
              <draw:equation draw:name="f22" draw:formula="27"/>
              <draw:equation draw:name="f23" draw:formula="85"/>
              <draw:equation draw:name="f24" draw:formula="90"/>
              <draw:equation draw:name="f25" draw:formula="94"/>
              <draw:equation draw:name="f26" draw:formula="96"/>
              <draw:equation draw:name="f27" draw:formula="99"/>
              <draw:equation draw:name="f28" draw:formula="102"/>
              <draw:equation draw:name="f29" draw:formula="30"/>
              <draw:equation draw:name="f30" draw:formula="104"/>
              <draw:equation draw:name="f31" draw:formula="107"/>
              <draw:equation draw:name="f32" draw:formula="33"/>
              <draw:equation draw:name="f33" draw:formula="108"/>
              <draw:equation draw:name="f34" draw:formula="35"/>
              <draw:equation draw:name="f35" draw:formula="109"/>
              <draw:equation draw:name="f36" draw:formula="37"/>
              <draw:equation draw:name="f37" draw:formula="110"/>
              <draw:equation draw:name="f38" draw:formula="111"/>
              <draw:equation draw:name="f39" draw:formula="45"/>
              <draw:equation draw:name="f40" draw:formula="48"/>
              <draw:equation draw:name="f41" draw:formula="53"/>
              <draw:equation draw:name="f42" draw:formula="56"/>
              <draw:equation draw:name="f43" draw:formula="58"/>
              <draw:equation draw:name="f44" draw:formula="59"/>
              <draw:equation draw:name="f45" draw:formula="?f2 - ?f0"/>
              <draw:equation draw:name="f46" draw:formula="?f1 - ?f0"/>
              <draw:equation draw:name="f47" draw:formula="?f46 / 60"/>
              <draw:equation draw:name="f48" draw:formula="?f45 / 125"/>
              <draw:equation draw:name="f49" draw:formula="60 * ?f46"/>
              <draw:equation draw:name="f50" draw:formula="122 * ?f45"/>
              <draw:equation draw:name="f51" draw:formula="50 * ?f46"/>
              <draw:equation draw:name="f52" draw:formula="124 * ?f45"/>
              <draw:equation draw:name="f53" draw:formula="41 * ?f46"/>
              <draw:equation draw:name="f54" draw:formula="125 * ?f45"/>
              <draw:equation draw:name="f55" draw:formula="19 * ?f46"/>
              <draw:equation draw:name="f56" draw:formula="117 * ?f45"/>
              <draw:equation draw:name="f57" draw:formula="11 * ?f46"/>
              <draw:equation draw:name="f58" draw:formula="92 * ?f45"/>
              <draw:equation draw:name="f59" draw:formula="41 * ?f45"/>
              <draw:equation draw:name="f60" draw:formula="0 * ?f46"/>
              <draw:equation draw:name="f61" draw:formula="28 * ?f45"/>
              <draw:equation draw:name="f62" draw:formula="0 * ?f45"/>
              <draw:equation draw:name="f63" draw:formula="27 * ?f46"/>
              <draw:equation draw:name="f64" draw:formula="85 * ?f45"/>
              <draw:equation draw:name="f65" draw:formula="96 * ?f45"/>
              <draw:equation draw:name="f66" draw:formula="30 * ?f46"/>
              <draw:equation draw:name="f67" draw:formula="104 * ?f45"/>
              <draw:equation draw:name="f68" draw:formula="35 * ?f46"/>
              <draw:equation draw:name="f69" draw:formula="109 * ?f45"/>
              <draw:equation draw:name="f70" draw:formula="45 * ?f46"/>
              <draw:equation draw:name="f71" draw:formula="111 * ?f45"/>
              <draw:equation draw:name="f72" draw:formula="53 * ?f46"/>
              <draw:equation draw:name="f73" draw:formula="110 * ?f45"/>
              <draw:equation draw:name="f74" draw:formula="59 * ?f46"/>
              <draw:equation draw:name="f75" draw:formula="108 * ?f45"/>
              <draw:equation draw:name="f76" draw:formula="?f49 / 60"/>
              <draw:equation draw:name="f77" draw:formula="?f50 / 125"/>
              <draw:equation draw:name="f78" draw:formula="?f51 / 60"/>
              <draw:equation draw:name="f79" draw:formula="?f52 / 125"/>
              <draw:equation draw:name="f80" draw:formula="?f53 / 60"/>
              <draw:equation draw:name="f81" draw:formula="?f54 / 125"/>
              <draw:equation draw:name="f82" draw:formula="?f55 / 60"/>
              <draw:equation draw:name="f83" draw:formula="?f56 / 125"/>
              <draw:equation draw:name="f84" draw:formula="?f57 / 60"/>
              <draw:equation draw:name="f85" draw:formula="?f58 / 125"/>
              <draw:equation draw:name="f86" draw:formula="?f59 / 125"/>
              <draw:equation draw:name="f87" draw:formula="?f60 / 60"/>
              <draw:equation draw:name="f88" draw:formula="?f61 / 125"/>
              <draw:equation draw:name="f89" draw:formula="?f62 / 125"/>
              <draw:equation draw:name="f90" draw:formula="?f63 / 60"/>
              <draw:equation draw:name="f91" draw:formula="?f64 / 125"/>
              <draw:equation draw:name="f92" draw:formula="?f65 / 125"/>
              <draw:equation draw:name="f93" draw:formula="?f66 / 60"/>
              <draw:equation draw:name="f94" draw:formula="?f67 / 125"/>
              <draw:equation draw:name="f95" draw:formula="?f68 / 60"/>
              <draw:equation draw:name="f96" draw:formula="?f69 / 125"/>
              <draw:equation draw:name="f97" draw:formula="?f70 / 60"/>
              <draw:equation draw:name="f98" draw:formula="?f71 / 125"/>
              <draw:equation draw:name="f99" draw:formula="?f72 / 60"/>
              <draw:equation draw:name="f100" draw:formula="?f73 / 125"/>
              <draw:equation draw:name="f101" draw:formula="?f74 / 60"/>
              <draw:equation draw:name="f102" draw:formula="?f75 / 125"/>
              <draw:equation draw:name="f103" draw:formula="0 / ?f47"/>
              <draw:equation draw:name="f104" draw:formula="?f1 / ?f47"/>
              <draw:equation draw:name="f105" draw:formula="0 / ?f48"/>
              <draw:equation draw:name="f106" draw:formula="?f2 / ?f48"/>
              <draw:equation draw:name="f107" draw:formula="?f76 / ?f47"/>
              <draw:equation draw:name="f108" draw:formula="?f77 / ?f48"/>
              <draw:equation draw:name="f109" draw:formula="?f78 / ?f47"/>
              <draw:equation draw:name="f110" draw:formula="?f79 / ?f48"/>
              <draw:equation draw:name="f111" draw:formula="?f80 / ?f47"/>
              <draw:equation draw:name="f112" draw:formula="?f81 / ?f48"/>
              <draw:equation draw:name="f113" draw:formula="?f82 / ?f47"/>
              <draw:equation draw:name="f114" draw:formula="?f83 / ?f48"/>
              <draw:equation draw:name="f115" draw:formula="?f84 / ?f47"/>
              <draw:equation draw:name="f116" draw:formula="?f85 / ?f48"/>
              <draw:equation draw:name="f117" draw:formula="?f86 / ?f48"/>
              <draw:equation draw:name="f118" draw:formula="?f87 / ?f47"/>
              <draw:equation draw:name="f119" draw:formula="?f88 / ?f48"/>
              <draw:equation draw:name="f120" draw:formula="?f89 / ?f48"/>
              <draw:equation draw:name="f121" draw:formula="?f90 / ?f47"/>
              <draw:equation draw:name="f122" draw:formula="?f91 / ?f48"/>
              <draw:equation draw:name="f123" draw:formula="?f92 / ?f48"/>
              <draw:equation draw:name="f124" draw:formula="?f93 / ?f47"/>
              <draw:equation draw:name="f125" draw:formula="?f94 / ?f48"/>
              <draw:equation draw:name="f126" draw:formula="?f95 / ?f47"/>
              <draw:equation draw:name="f127" draw:formula="?f96 / ?f48"/>
              <draw:equation draw:name="f128" draw:formula="?f97 / ?f47"/>
              <draw:equation draw:name="f129" draw:formula="?f98 / ?f48"/>
              <draw:equation draw:name="f130" draw:formula="?f99 / ?f47"/>
              <draw:equation draw:name="f131" draw:formula="?f100 / ?f48"/>
              <draw:equation draw:name="f132" draw:formula="?f101 / ?f47"/>
              <draw:equation draw:name="f133" draw:formula="?f102 / ?f48"/>
            </draw:enhanced-geometry>
          </draw:custom-shape>
          <draw:custom-shape svg:x="11.35508in" svg:y="4.4421in" svg:width="0.0893in" svg:height="0.18307in" draw:id="id190" draw:style-name="a1020" draw:name="Freeform 444">
            <svg:title/>
            <svg:desc/>
            <text:p text:style-name="a1019" text:class-names="" text:cond-style-name=""><text:span text:style-name="a1018" text:class-names=""/></text:p>
            <draw:enhanced-geometry xmlns:dr3d="urn:oasis:names:tc:opendocument:xmlns:dr3d:1.0" draw:type="non-primitive" svg:viewBox="0 0 60 125" draw:enhanced-path="M ?f1 ?f3 C ?f4 ?f5 ?f6 ?f7 ?f8 ?f7 ?f9 ?f2 ?f10 ?f2 ?f11 ?f2 ?f12 ?f2 ?f13 ?f3 ?f14 ?f15 ?f16 ?f17 ?f18 ?f19 ?f18 ?f20 L ?f18 ?f11 ?f0 ?f11 ?f0 ?f21 ?f18 ?f21 ?f18 ?f0 ?f22 ?f0 ?f22 ?f21 ?f1 ?f21 ?f1 ?f11 ?f22 ?f11 ?f22 ?f23 C ?f22 ?f24 ?f22 ?f25 ?f22 ?f26 ?f21 ?f27 ?f21 ?f28 ?f29 ?f30 ?f12 ?f31 ?f32 ?f33 ?f34 ?f35 ?f36 ?f37 ?f11 ?f38 ?f39 ?f38 ?f40 ?f38 ?f8 ?f38 ?f41 ?f37 ?f42 ?f35 ?f43 ?f33 ?f44 ?f33 L ?f1 ?f33 ?f1 ?f3 Z N" draw:text-areas="?f103 ?f105 ?f104 ?f106" draw:glue-points="?f107 ?f108 ?f109 ?f110 ?f111 ?f112 ?f113 ?f114 ?f115 ?f116 ?f115 ?f117 ?f118 ?f117 ?f118 ?f119 ?f115 ?f119 ?f115 ?f120 ?f121 ?f120 ?f121 ?f119 ?f107 ?f119 ?f107 ?f117 ?f121 ?f117 ?f121 ?f122 ?f121 ?f123 ?f124 ?f125 ?f126 ?f127 ?f128 ?f129 ?f130 ?f131 ?f132 ?f133 ?f107 ?f133 ?f107 ?f108" draw:glue-point-leaving-directions="-90, -90, -90, -90, -90, -90, -90, -90, -90, -90, -90, -90, -90, -90, -90, -90, -90, -90, -90, -90, -90, -90, -90, -90">
              <draw:equation draw:name="f0" draw:formula="0"/>
              <draw:equation draw:name="f1" draw:formula="60"/>
              <draw:equation draw:name="f2" draw:formula="125"/>
              <draw:equation draw:name="f3" draw:formula="122"/>
              <draw:equation draw:name="f4" draw:formula="57"/>
              <draw:equation draw:name="f5" draw:formula="123"/>
              <draw:equation draw:name="f6" draw:formula="54"/>
              <draw:equation draw:name="f7" draw:formula="124"/>
              <draw:equation draw:name="f8" draw:formula="50"/>
              <draw:equation draw:name="f9" draw:formula="47"/>
              <draw:equation draw:name="f10" draw:formula="44"/>
              <draw:equation draw:name="f11" draw:formula="41"/>
              <draw:equation draw:name="f12" draw:formula="31"/>
              <draw:equation draw:name="f13" draw:formula="24"/>
              <draw:equation draw:name="f14" draw:formula="19"/>
              <draw:equation draw:name="f15" draw:formula="117"/>
              <draw:equation draw:name="f16" draw:formula="14"/>
              <draw:equation draw:name="f17" draw:formula="112"/>
              <draw:equation draw:name="f18" draw:formula="11"/>
              <draw:equation draw:name="f19" draw:formula="103"/>
              <draw:equation draw:name="f20" draw:formula="92"/>
              <draw:equation draw:name="f21" draw:formula="28"/>
              <draw:equation draw:name="f22" draw:formula="27"/>
              <draw:equation draw:name="f23" draw:formula="85"/>
              <draw:equation draw:name="f24" draw:formula="90"/>
              <draw:equation draw:name="f25" draw:formula="94"/>
              <draw:equation draw:name="f26" draw:formula="96"/>
              <draw:equation draw:name="f27" draw:formula="99"/>
              <draw:equation draw:name="f28" draw:formula="102"/>
              <draw:equation draw:name="f29" draw:formula="30"/>
              <draw:equation draw:name="f30" draw:formula="104"/>
              <draw:equation draw:name="f31" draw:formula="107"/>
              <draw:equation draw:name="f32" draw:formula="33"/>
              <draw:equation draw:name="f33" draw:formula="108"/>
              <draw:equation draw:name="f34" draw:formula="35"/>
              <draw:equation draw:name="f35" draw:formula="109"/>
              <draw:equation draw:name="f36" draw:formula="37"/>
              <draw:equation draw:name="f37" draw:formula="110"/>
              <draw:equation draw:name="f38" draw:formula="111"/>
              <draw:equation draw:name="f39" draw:formula="45"/>
              <draw:equation draw:name="f40" draw:formula="48"/>
              <draw:equation draw:name="f41" draw:formula="53"/>
              <draw:equation draw:name="f42" draw:formula="56"/>
              <draw:equation draw:name="f43" draw:formula="58"/>
              <draw:equation draw:name="f44" draw:formula="59"/>
              <draw:equation draw:name="f45" draw:formula="?f2 - ?f0"/>
              <draw:equation draw:name="f46" draw:formula="?f1 - ?f0"/>
              <draw:equation draw:name="f47" draw:formula="?f46 / 60"/>
              <draw:equation draw:name="f48" draw:formula="?f45 / 125"/>
              <draw:equation draw:name="f49" draw:formula="60 * ?f46"/>
              <draw:equation draw:name="f50" draw:formula="122 * ?f45"/>
              <draw:equation draw:name="f51" draw:formula="50 * ?f46"/>
              <draw:equation draw:name="f52" draw:formula="124 * ?f45"/>
              <draw:equation draw:name="f53" draw:formula="41 * ?f46"/>
              <draw:equation draw:name="f54" draw:formula="125 * ?f45"/>
              <draw:equation draw:name="f55" draw:formula="19 * ?f46"/>
              <draw:equation draw:name="f56" draw:formula="117 * ?f45"/>
              <draw:equation draw:name="f57" draw:formula="11 * ?f46"/>
              <draw:equation draw:name="f58" draw:formula="92 * ?f45"/>
              <draw:equation draw:name="f59" draw:formula="41 * ?f45"/>
              <draw:equation draw:name="f60" draw:formula="0 * ?f46"/>
              <draw:equation draw:name="f61" draw:formula="28 * ?f45"/>
              <draw:equation draw:name="f62" draw:formula="0 * ?f45"/>
              <draw:equation draw:name="f63" draw:formula="27 * ?f46"/>
              <draw:equation draw:name="f64" draw:formula="85 * ?f45"/>
              <draw:equation draw:name="f65" draw:formula="96 * ?f45"/>
              <draw:equation draw:name="f66" draw:formula="30 * ?f46"/>
              <draw:equation draw:name="f67" draw:formula="104 * ?f45"/>
              <draw:equation draw:name="f68" draw:formula="35 * ?f46"/>
              <draw:equation draw:name="f69" draw:formula="109 * ?f45"/>
              <draw:equation draw:name="f70" draw:formula="45 * ?f46"/>
              <draw:equation draw:name="f71" draw:formula="111 * ?f45"/>
              <draw:equation draw:name="f72" draw:formula="53 * ?f46"/>
              <draw:equation draw:name="f73" draw:formula="110 * ?f45"/>
              <draw:equation draw:name="f74" draw:formula="59 * ?f46"/>
              <draw:equation draw:name="f75" draw:formula="108 * ?f45"/>
              <draw:equation draw:name="f76" draw:formula="?f49 / 60"/>
              <draw:equation draw:name="f77" draw:formula="?f50 / 125"/>
              <draw:equation draw:name="f78" draw:formula="?f51 / 60"/>
              <draw:equation draw:name="f79" draw:formula="?f52 / 125"/>
              <draw:equation draw:name="f80" draw:formula="?f53 / 60"/>
              <draw:equation draw:name="f81" draw:formula="?f54 / 125"/>
              <draw:equation draw:name="f82" draw:formula="?f55 / 60"/>
              <draw:equation draw:name="f83" draw:formula="?f56 / 125"/>
              <draw:equation draw:name="f84" draw:formula="?f57 / 60"/>
              <draw:equation draw:name="f85" draw:formula="?f58 / 125"/>
              <draw:equation draw:name="f86" draw:formula="?f59 / 125"/>
              <draw:equation draw:name="f87" draw:formula="?f60 / 60"/>
              <draw:equation draw:name="f88" draw:formula="?f61 / 125"/>
              <draw:equation draw:name="f89" draw:formula="?f62 / 125"/>
              <draw:equation draw:name="f90" draw:formula="?f63 / 60"/>
              <draw:equation draw:name="f91" draw:formula="?f64 / 125"/>
              <draw:equation draw:name="f92" draw:formula="?f65 / 125"/>
              <draw:equation draw:name="f93" draw:formula="?f66 / 60"/>
              <draw:equation draw:name="f94" draw:formula="?f67 / 125"/>
              <draw:equation draw:name="f95" draw:formula="?f68 / 60"/>
              <draw:equation draw:name="f96" draw:formula="?f69 / 125"/>
              <draw:equation draw:name="f97" draw:formula="?f70 / 60"/>
              <draw:equation draw:name="f98" draw:formula="?f71 / 125"/>
              <draw:equation draw:name="f99" draw:formula="?f72 / 60"/>
              <draw:equation draw:name="f100" draw:formula="?f73 / 125"/>
              <draw:equation draw:name="f101" draw:formula="?f74 / 60"/>
              <draw:equation draw:name="f102" draw:formula="?f75 / 125"/>
              <draw:equation draw:name="f103" draw:formula="0 / ?f47"/>
              <draw:equation draw:name="f104" draw:formula="?f1 / ?f47"/>
              <draw:equation draw:name="f105" draw:formula="0 / ?f48"/>
              <draw:equation draw:name="f106" draw:formula="?f2 / ?f48"/>
              <draw:equation draw:name="f107" draw:formula="?f76 / ?f47"/>
              <draw:equation draw:name="f108" draw:formula="?f77 / ?f48"/>
              <draw:equation draw:name="f109" draw:formula="?f78 / ?f47"/>
              <draw:equation draw:name="f110" draw:formula="?f79 / ?f48"/>
              <draw:equation draw:name="f111" draw:formula="?f80 / ?f47"/>
              <draw:equation draw:name="f112" draw:formula="?f81 / ?f48"/>
              <draw:equation draw:name="f113" draw:formula="?f82 / ?f47"/>
              <draw:equation draw:name="f114" draw:formula="?f83 / ?f48"/>
              <draw:equation draw:name="f115" draw:formula="?f84 / ?f47"/>
              <draw:equation draw:name="f116" draw:formula="?f85 / ?f48"/>
              <draw:equation draw:name="f117" draw:formula="?f86 / ?f48"/>
              <draw:equation draw:name="f118" draw:formula="?f87 / ?f47"/>
              <draw:equation draw:name="f119" draw:formula="?f88 / ?f48"/>
              <draw:equation draw:name="f120" draw:formula="?f89 / ?f48"/>
              <draw:equation draw:name="f121" draw:formula="?f90 / ?f47"/>
              <draw:equation draw:name="f122" draw:formula="?f91 / ?f48"/>
              <draw:equation draw:name="f123" draw:formula="?f92 / ?f48"/>
              <draw:equation draw:name="f124" draw:formula="?f93 / ?f47"/>
              <draw:equation draw:name="f125" draw:formula="?f94 / ?f48"/>
              <draw:equation draw:name="f126" draw:formula="?f95 / ?f47"/>
              <draw:equation draw:name="f127" draw:formula="?f96 / ?f48"/>
              <draw:equation draw:name="f128" draw:formula="?f97 / ?f47"/>
              <draw:equation draw:name="f129" draw:formula="?f98 / ?f48"/>
              <draw:equation draw:name="f130" draw:formula="?f99 / ?f47"/>
              <draw:equation draw:name="f131" draw:formula="?f100 / ?f48"/>
              <draw:equation draw:name="f132" draw:formula="?f101 / ?f47"/>
              <draw:equation draw:name="f133" draw:formula="?f102 / ?f48"/>
            </draw:enhanced-geometry>
          </draw:custom-shape>
          <draw:custom-shape svg:x="11.46224in" svg:y="4.47782in" svg:width="0.12949in" svg:height="0.14735in" draw:id="id191" draw:style-name="a1023" draw:name="Freeform 445">
            <svg:title/>
            <svg:desc/>
            <text:p text:style-name="a1022" text:class-names="" text:cond-style-name=""><text:span text:style-name="a1021" text:class-names=""/></text:p>
            <draw:enhanced-geometry xmlns:dr3d="urn:oasis:names:tc:opendocument:xmlns:dr3d:1.0" draw:type="non-primitive" svg:viewBox="0 0 87 100" draw:enhanced-path="M ?f1 ?f3 L ?f4 ?f3 C ?f4 ?f5 ?f6 ?f7 ?f8 ?f9 ?f10 ?f11 ?f12 ?f13 ?f14 ?f15 ?f16 ?f17 ?f18 ?f19 ?f20 ?f21 ?f22 ?f23 ?f24 ?f23 ?f25 ?f23 ?f26 ?f23 ?f7 ?f27 ?f28 ?f29 ?f30 ?f31 ?f17 ?f32 ?f21 ?f13 L ?f27 ?f13 ?f27 ?f33 C ?f34 ?f35 ?f36 ?f37 ?f38 ?f39 ?f7 ?f2 ?f26 ?f2 ?f25 ?f2 ?f40 ?f2 ?f41 ?f37 ?f42 ?f43 ?f44 ?f34 ?f0 ?f9 ?f0 ?f45 ?f0 ?f40 ?f44 ?f12 ?f42 ?f46 ?f10 ?f47 ?f18 ?f0 ?f48 ?f0 ?f49 ?f0 ?f50 ?f44 ?f30 ?f51 ?f19 ?f8 ?f1 ?f16 ?f1 ?f52 L ?f1 ?f3 Z M ?f53 ?f54 C ?f53 ?f55 ?f50 ?f56 ?f57 ?f58 ?f59 ?f4 ?f60 ?f42 ?f48 ?f42 ?f20 ?f42 ?f61 ?f4 ?f56 ?f10 ?f58 ?f14 ?f6 ?f62 ?f4 ?f54 L ?f53 ?f54 Z N" draw:text-areas="?f141 ?f143 ?f142 ?f144" draw:glue-points="?f145 ?f146 ?f147 ?f146 ?f148 ?f149 ?f150 ?f151 ?f152 ?f153 ?f154 ?f155 ?f156 ?f157 ?f158 ?f159 ?f160 ?f159 ?f160 ?f161 ?f162 ?f163 ?f154 ?f164 ?f165 ?f166 ?f167 ?f168 ?f165 ?f169 ?f170 ?f171 ?f172 ?f173 ?f145 ?f174 ?f145 ?f146 ?f175 ?f176 ?f177 ?f178 ?f170 ?f179 ?f180 ?f181 ?f147 ?f176 ?f175 ?f176" draw:glue-point-leaving-directions="-90, -90, -90, -90, -90, -90, -90, -90, -90, -90, -90, -90, -90, -90, -90, -90, -90, -90, -90, -90, -90, -90, -90, -90, -90">
              <draw:equation draw:name="f0" draw:formula="0"/>
              <draw:equation draw:name="f1" draw:formula="87"/>
              <draw:equation draw:name="f2" draw:formula="100"/>
              <draw:equation draw:name="f3" draw:formula="52"/>
              <draw:equation draw:name="f4" draw:formula="16"/>
              <draw:equation draw:name="f5" draw:formula="58"/>
              <draw:equation draw:name="f6" draw:formula="17"/>
              <draw:equation draw:name="f7" draw:formula="63"/>
              <draw:equation draw:name="f8" draw:formula="19"/>
              <draw:equation draw:name="f9" draw:formula="67"/>
              <draw:equation draw:name="f10" draw:formula="21"/>
              <draw:equation draw:name="f11" draw:formula="72"/>
              <draw:equation draw:name="f12" draw:formula="23"/>
              <draw:equation draw:name="f13" draw:formula="75"/>
              <draw:equation draw:name="f14" draw:formula="26"/>
              <draw:equation draw:name="f15" draw:formula="78"/>
              <draw:equation draw:name="f16" draw:formula="29"/>
              <draw:equation draw:name="f17" draw:formula="81"/>
              <draw:equation draw:name="f18" draw:formula="33"/>
              <draw:equation draw:name="f19" draw:formula="83"/>
              <draw:equation draw:name="f20" draw:formula="37"/>
              <draw:equation draw:name="f21" draw:formula="84"/>
              <draw:equation draw:name="f22" draw:formula="41"/>
              <draw:equation draw:name="f23" draw:formula="86"/>
              <draw:equation draw:name="f24" draw:formula="45"/>
              <draw:equation draw:name="f25" draw:formula="50"/>
              <draw:equation draw:name="f26" draw:formula="57"/>
              <draw:equation draw:name="f27" draw:formula="85"/>
              <draw:equation draw:name="f28" draw:formula="70"/>
              <draw:equation draw:name="f29" draw:formula="82"/>
              <draw:equation draw:name="f30" draw:formula="76"/>
              <draw:equation draw:name="f31" draw:formula="80"/>
              <draw:equation draw:name="f32" draw:formula="77"/>
              <draw:equation draw:name="f33" draw:formula="92"/>
              <draw:equation draw:name="f34" draw:formula="79"/>
              <draw:equation draw:name="f35" draw:formula="95"/>
              <draw:equation draw:name="f36" draw:formula="74"/>
              <draw:equation draw:name="f37" draw:formula="96"/>
              <draw:equation draw:name="f38" draw:formula="68"/>
              <draw:equation draw:name="f39" draw:formula="98"/>
              <draw:equation draw:name="f40" draw:formula="35"/>
              <draw:equation draw:name="f41" draw:formula="22"/>
              <draw:equation draw:name="f42" draw:formula="13"/>
              <draw:equation draw:name="f43" draw:formula="88"/>
              <draw:equation draw:name="f44" draw:formula="4"/>
              <draw:equation draw:name="f45" draw:formula="51"/>
              <draw:equation draw:name="f46" draw:formula="14"/>
              <draw:equation draw:name="f47" draw:formula="5"/>
              <draw:equation draw:name="f48" draw:formula="46"/>
              <draw:equation draw:name="f49" draw:formula="59"/>
              <draw:equation draw:name="f50" draw:formula="69"/>
              <draw:equation draw:name="f51" draw:formula="11"/>
              <draw:equation draw:name="f52" draw:formula="43"/>
              <draw:equation draw:name="f53" draw:formula="71"/>
              <draw:equation draw:name="f54" draw:formula="40"/>
              <draw:equation draw:name="f55" draw:formula="31"/>
              <draw:equation draw:name="f56" draw:formula="25"/>
              <draw:equation draw:name="f57" draw:formula="65"/>
              <draw:equation draw:name="f58" draw:formula="20"/>
              <draw:equation draw:name="f59" draw:formula="60"/>
              <draw:equation draw:name="f60" draw:formula="54"/>
              <draw:equation draw:name="f61" draw:formula="30"/>
              <draw:equation draw:name="f62" draw:formula="32"/>
              <draw:equation draw:name="f63" draw:formula="?f2 - ?f0"/>
              <draw:equation draw:name="f64" draw:formula="?f1 - ?f0"/>
              <draw:equation draw:name="f65" draw:formula="?f64 / 87"/>
              <draw:equation draw:name="f66" draw:formula="?f63 / 100"/>
              <draw:equation draw:name="f67" draw:formula="87 * ?f64"/>
              <draw:equation draw:name="f68" draw:formula="52 * ?f63"/>
              <draw:equation draw:name="f69" draw:formula="16 * ?f64"/>
              <draw:equation draw:name="f70" draw:formula="19 * ?f64"/>
              <draw:equation draw:name="f71" draw:formula="67 * ?f63"/>
              <draw:equation draw:name="f72" draw:formula="26 * ?f64"/>
              <draw:equation draw:name="f73" draw:formula="78 * ?f63"/>
              <draw:equation draw:name="f74" draw:formula="37 * ?f64"/>
              <draw:equation draw:name="f75" draw:formula="84 * ?f63"/>
              <draw:equation draw:name="f76" draw:formula="50 * ?f64"/>
              <draw:equation draw:name="f77" draw:formula="86 * ?f63"/>
              <draw:equation draw:name="f78" draw:formula="70 * ?f64"/>
              <draw:equation draw:name="f79" draw:formula="82 * ?f63"/>
              <draw:equation draw:name="f80" draw:formula="84 * ?f64"/>
              <draw:equation draw:name="f81" draw:formula="75 * ?f63"/>
              <draw:equation draw:name="f82" draw:formula="85 * ?f64"/>
              <draw:equation draw:name="f83" draw:formula="92 * ?f63"/>
              <draw:equation draw:name="f84" draw:formula="68 * ?f64"/>
              <draw:equation draw:name="f85" draw:formula="98 * ?f63"/>
              <draw:equation draw:name="f86" draw:formula="100 * ?f63"/>
              <draw:equation draw:name="f87" draw:formula="13 * ?f64"/>
              <draw:equation draw:name="f88" draw:formula="88 * ?f63"/>
              <draw:equation draw:name="f89" draw:formula="0 * ?f64"/>
              <draw:equation draw:name="f90" draw:formula="51 * ?f63"/>
              <draw:equation draw:name="f91" draw:formula="14 * ?f63"/>
              <draw:equation draw:name="f92" draw:formula="46 * ?f64"/>
              <draw:equation draw:name="f93" draw:formula="0 * ?f63"/>
              <draw:equation draw:name="f94" draw:formula="76 * ?f64"/>
              <draw:equation draw:name="f95" draw:formula="11 * ?f63"/>
              <draw:equation draw:name="f96" draw:formula="43 * ?f63"/>
              <draw:equation draw:name="f97" draw:formula="71 * ?f64"/>
              <draw:equation draw:name="f98" draw:formula="40 * ?f63"/>
              <draw:equation draw:name="f99" draw:formula="65 * ?f64"/>
              <draw:equation draw:name="f100" draw:formula="20 * ?f63"/>
              <draw:equation draw:name="f101" draw:formula="13 * ?f63"/>
              <draw:equation draw:name="f102" draw:formula="25 * ?f64"/>
              <draw:equation draw:name="f103" draw:formula="21 * ?f63"/>
              <draw:equation draw:name="f104" draw:formula="?f67 / 87"/>
              <draw:equation draw:name="f105" draw:formula="?f68 / 100"/>
              <draw:equation draw:name="f106" draw:formula="?f69 / 87"/>
              <draw:equation draw:name="f107" draw:formula="?f70 / 87"/>
              <draw:equation draw:name="f108" draw:formula="?f71 / 100"/>
              <draw:equation draw:name="f109" draw:formula="?f72 / 87"/>
              <draw:equation draw:name="f110" draw:formula="?f73 / 100"/>
              <draw:equation draw:name="f111" draw:formula="?f74 / 87"/>
              <draw:equation draw:name="f112" draw:formula="?f75 / 100"/>
              <draw:equation draw:name="f113" draw:formula="?f76 / 87"/>
              <draw:equation draw:name="f114" draw:formula="?f77 / 100"/>
              <draw:equation draw:name="f115" draw:formula="?f78 / 87"/>
              <draw:equation draw:name="f116" draw:formula="?f79 / 100"/>
              <draw:equation draw:name="f117" draw:formula="?f80 / 87"/>
              <draw:equation draw:name="f118" draw:formula="?f81 / 100"/>
              <draw:equation draw:name="f119" draw:formula="?f82 / 87"/>
              <draw:equation draw:name="f120" draw:formula="?f83 / 100"/>
              <draw:equation draw:name="f121" draw:formula="?f84 / 87"/>
              <draw:equation draw:name="f122" draw:formula="?f85 / 100"/>
              <draw:equation draw:name="f123" draw:formula="?f86 / 100"/>
              <draw:equation draw:name="f124" draw:formula="?f87 / 87"/>
              <draw:equation draw:name="f125" draw:formula="?f88 / 100"/>
              <draw:equation draw:name="f126" draw:formula="?f89 / 87"/>
              <draw:equation draw:name="f127" draw:formula="?f90 / 100"/>
              <draw:equation draw:name="f128" draw:formula="?f91 / 100"/>
              <draw:equation draw:name="f129" draw:formula="?f92 / 87"/>
              <draw:equation draw:name="f130" draw:formula="?f93 / 100"/>
              <draw:equation draw:name="f131" draw:formula="?f94 / 87"/>
              <draw:equation draw:name="f132" draw:formula="?f95 / 100"/>
              <draw:equation draw:name="f133" draw:formula="?f96 / 100"/>
              <draw:equation draw:name="f134" draw:formula="?f97 / 87"/>
              <draw:equation draw:name="f135" draw:formula="?f98 / 100"/>
              <draw:equation draw:name="f136" draw:formula="?f99 / 87"/>
              <draw:equation draw:name="f137" draw:formula="?f100 / 100"/>
              <draw:equation draw:name="f138" draw:formula="?f101 / 100"/>
              <draw:equation draw:name="f139" draw:formula="?f102 / 87"/>
              <draw:equation draw:name="f140" draw:formula="?f103 / 100"/>
              <draw:equation draw:name="f141" draw:formula="0 / ?f65"/>
              <draw:equation draw:name="f142" draw:formula="?f1 / ?f65"/>
              <draw:equation draw:name="f143" draw:formula="0 / ?f66"/>
              <draw:equation draw:name="f144" draw:formula="?f2 / ?f66"/>
              <draw:equation draw:name="f145" draw:formula="?f104 / ?f65"/>
              <draw:equation draw:name="f146" draw:formula="?f105 / ?f66"/>
              <draw:equation draw:name="f147" draw:formula="?f106 / ?f65"/>
              <draw:equation draw:name="f148" draw:formula="?f107 / ?f65"/>
              <draw:equation draw:name="f149" draw:formula="?f108 / ?f66"/>
              <draw:equation draw:name="f150" draw:formula="?f109 / ?f65"/>
              <draw:equation draw:name="f151" draw:formula="?f110 / ?f66"/>
              <draw:equation draw:name="f152" draw:formula="?f111 / ?f65"/>
              <draw:equation draw:name="f153" draw:formula="?f112 / ?f66"/>
              <draw:equation draw:name="f154" draw:formula="?f113 / ?f65"/>
              <draw:equation draw:name="f155" draw:formula="?f114 / ?f66"/>
              <draw:equation draw:name="f156" draw:formula="?f115 / ?f65"/>
              <draw:equation draw:name="f157" draw:formula="?f116 / ?f66"/>
              <draw:equation draw:name="f158" draw:formula="?f117 / ?f65"/>
              <draw:equation draw:name="f159" draw:formula="?f118 / ?f66"/>
              <draw:equation draw:name="f160" draw:formula="?f119 / ?f65"/>
              <draw:equation draw:name="f161" draw:formula="?f120 / ?f66"/>
              <draw:equation draw:name="f162" draw:formula="?f121 / ?f65"/>
              <draw:equation draw:name="f163" draw:formula="?f122 / ?f66"/>
              <draw:equation draw:name="f164" draw:formula="?f123 / ?f66"/>
              <draw:equation draw:name="f165" draw:formula="?f124 / ?f65"/>
              <draw:equation draw:name="f166" draw:formula="?f125 / ?f66"/>
              <draw:equation draw:name="f167" draw:formula="?f126 / ?f65"/>
              <draw:equation draw:name="f168" draw:formula="?f127 / ?f66"/>
              <draw:equation draw:name="f169" draw:formula="?f128 / ?f66"/>
              <draw:equation draw:name="f170" draw:formula="?f129 / ?f65"/>
              <draw:equation draw:name="f171" draw:formula="?f130 / ?f66"/>
              <draw:equation draw:name="f172" draw:formula="?f131 / ?f65"/>
              <draw:equation draw:name="f173" draw:formula="?f132 / ?f66"/>
              <draw:equation draw:name="f174" draw:formula="?f133 / ?f66"/>
              <draw:equation draw:name="f175" draw:formula="?f134 / ?f65"/>
              <draw:equation draw:name="f176" draw:formula="?f135 / ?f66"/>
              <draw:equation draw:name="f177" draw:formula="?f136 / ?f65"/>
              <draw:equation draw:name="f178" draw:formula="?f137 / ?f66"/>
              <draw:equation draw:name="f179" draw:formula="?f138 / ?f66"/>
              <draw:equation draw:name="f180" draw:formula="?f139 / ?f65"/>
              <draw:equation draw:name="f181" draw:formula="?f140 / ?f66"/>
            </draw:enhanced-geometry>
          </draw:custom-shape>
        </draw:g>
        <draw:frame draw:id="id180" draw:style-name="a992" draw:name="Textfeld 780" svg:x="4.66014in" svg:y="0.47278in" svg:width="4.01305in" svg:height="0.63952in">
          <draw:text-box>
            <text:p text:style-name="a991" text:class-names="" text:cond-style-name=""><text:span text:style-name="a990" text:class-names="">Vier Schritte - Giraffe</text:span></text:p>
          </draw:text-box>
          <svg:title/>
          <svg:desc/>
        </draw:frame>
        <draw:custom-shape svg:x="9.24199in" svg:y="6.75575in" svg:width="3.02628in" svg:height="0.30293in" draw:id="id181" draw:style-name="a996" draw:name="Rechteck 781">
          <svg:title/>
          <svg:desc/>
          <text:p text:style-name="a995" text:class-names="" text:cond-style-name=""><text:span text:style-name="a993" text:class-names=""><text:a xlink:href="http://www.matameko.de/Vier-Schritte-gehen" text:style-name="" text:visited-style-name="">www.matameko.de/Vier-Schritte-gehen</text:a></text:span><text:span text:style-name="a994" text:class-names=""/></text:p>
          <draw:enhanced-geometry xmlns:dr3d="urn:oasis:names:tc:opendocument:xmlns:dr3d:1.0" draw:type="non-primitive" svg:viewBox="0 0 21600 21600" draw:enhanced-path="M 0 0 L 21600 0 21600 21600 0 21600 Z N"/>
        </draw:custom-shape>
        <draw:g draw:name="Gruppieren 45" draw:id="id182">
          <svg:title/>
          <svg:desc/>
          <draw:custom-shape svg:x="8.04481in" svg:y="1.93291in" svg:width="0.16618in" svg:height="0.64247in" draw:id="id183" draw:style-name="a999" draw:name="Freeform 15">
            <svg:title/>
            <svg:desc/>
            <text:p text:style-name="a998" text:class-names="" text:cond-style-name=""><text:span text:style-name="a997"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7.99551in" svg:y="1.87805in" svg:width="0.43176in" svg:height="0.78798in" draw:id="id184" draw:style-name="a1002" draw:name="Freeform 16">
            <svg:title/>
            <svg:desc/>
            <text:p text:style-name="a1001" text:class-names="" text:cond-style-name=""><text:span text:style-name="a1000"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34" draw:style-name="a1135" draw:master-page-name="Master1-Layout2-obj-Titel-und-Inhalt" presentation:presentation-page-layout-name="Master1-PPL2" draw:id="Slide-289">
        <draw:g draw:name="Gruppieren 776" draw:id="id229">
          <svg:title/>
          <svg:desc/>
          <draw:custom-shape svg:x="0.49136in" svg:y="1.68263in" svg:width="3.06756in" svg:height="4.13473in" draw:id="id266" draw:style-name="a1235" draw:name="Freeform 402">
            <svg:title/>
            <svg:desc/>
            <text:p text:style-name="a1234" text:class-names="" text:cond-style-name=""><text:span text:style-name="a1233" text:class-names=""/></text:p>
            <draw:enhanced-geometry xmlns:dr3d="urn:oasis:names:tc:opendocument:xmlns:dr3d:1.0" draw:type="non-primitive" svg:viewBox="0 0 2092 2824" draw:enhanced-path="M ?f3 ?f0 L ?f4 ?f5 C ?f6 ?f5 ?f7 ?f8 ?f7 ?f9 L ?f1 ?f10 C ?f7 ?f11 ?f12 ?f13 ?f14 ?f2 L ?f15 ?f2 C ?f16 ?f13 ?f17 ?f18 ?f0 ?f19 L ?f17 ?f20 C ?f5 ?f21 ?f22 ?f5 ?f3 ?f0 Z N" draw:text-areas="?f57 ?f59 ?f58 ?f60" draw:glue-points="?f61 ?f62 ?f63 ?f64 ?f65 ?f66 ?f67 ?f68 ?f69 ?f70 ?f71 ?f70 ?f72 ?f73 ?f74 ?f75 ?f61 ?f62" draw:glue-point-leaving-directions="-90, -90, -90, -90, -90, -90, -90, -90, -90">
              <draw:equation draw:name="f0" draw:formula="0"/>
              <draw:equation draw:name="f1" draw:formula="2092"/>
              <draw:equation draw:name="f2" draw:formula="2824"/>
              <draw:equation draw:name="f3" draw:formula="144"/>
              <draw:equation draw:name="f4" draw:formula="1946"/>
              <draw:equation draw:name="f5" draw:formula="1"/>
              <draw:equation draw:name="f6" draw:formula="2020"/>
              <draw:equation draw:name="f7" draw:formula="2091"/>
              <draw:equation draw:name="f8" draw:formula="86"/>
              <draw:equation draw:name="f9" draw:formula="196"/>
              <draw:equation draw:name="f10" draw:formula="2626"/>
              <draw:equation draw:name="f11" draw:formula="2729"/>
              <draw:equation draw:name="f12" draw:formula="2017"/>
              <draw:equation draw:name="f13" draw:formula="2823"/>
              <draw:equation draw:name="f14" draw:formula="1945"/>
              <draw:equation draw:name="f15" draw:formula="145"/>
              <draw:equation draw:name="f16" draw:formula="65"/>
              <draw:equation draw:name="f17" draw:formula="2"/>
              <draw:equation draw:name="f18" draw:formula="2738"/>
              <draw:equation draw:name="f19" draw:formula="2627"/>
              <draw:equation draw:name="f20" draw:formula="197"/>
              <draw:equation draw:name="f21" draw:formula="92"/>
              <draw:equation draw:name="f22" draw:formula="67"/>
              <draw:equation draw:name="f23" draw:formula="?f2 - ?f0"/>
              <draw:equation draw:name="f24" draw:formula="?f1 - ?f0"/>
              <draw:equation draw:name="f25" draw:formula="?f24 / 2092"/>
              <draw:equation draw:name="f26" draw:formula="?f23 / 2824"/>
              <draw:equation draw:name="f27" draw:formula="144 * ?f24"/>
              <draw:equation draw:name="f28" draw:formula="0 * ?f23"/>
              <draw:equation draw:name="f29" draw:formula="1946 * ?f24"/>
              <draw:equation draw:name="f30" draw:formula="1 * ?f23"/>
              <draw:equation draw:name="f31" draw:formula="2091 * ?f24"/>
              <draw:equation draw:name="f32" draw:formula="196 * ?f23"/>
              <draw:equation draw:name="f33" draw:formula="2092 * ?f24"/>
              <draw:equation draw:name="f34" draw:formula="2626 * ?f23"/>
              <draw:equation draw:name="f35" draw:formula="1945 * ?f24"/>
              <draw:equation draw:name="f36" draw:formula="2824 * ?f23"/>
              <draw:equation draw:name="f37" draw:formula="145 * ?f24"/>
              <draw:equation draw:name="f38" draw:formula="0 * ?f24"/>
              <draw:equation draw:name="f39" draw:formula="2627 * ?f23"/>
              <draw:equation draw:name="f40" draw:formula="2 * ?f24"/>
              <draw:equation draw:name="f41" draw:formula="197 * ?f23"/>
              <draw:equation draw:name="f42" draw:formula="?f27 / 2092"/>
              <draw:equation draw:name="f43" draw:formula="?f28 / 2824"/>
              <draw:equation draw:name="f44" draw:formula="?f29 / 2092"/>
              <draw:equation draw:name="f45" draw:formula="?f30 / 2824"/>
              <draw:equation draw:name="f46" draw:formula="?f31 / 2092"/>
              <draw:equation draw:name="f47" draw:formula="?f32 / 2824"/>
              <draw:equation draw:name="f48" draw:formula="?f33 / 2092"/>
              <draw:equation draw:name="f49" draw:formula="?f34 / 2824"/>
              <draw:equation draw:name="f50" draw:formula="?f35 / 2092"/>
              <draw:equation draw:name="f51" draw:formula="?f36 / 2824"/>
              <draw:equation draw:name="f52" draw:formula="?f37 / 2092"/>
              <draw:equation draw:name="f53" draw:formula="?f38 / 2092"/>
              <draw:equation draw:name="f54" draw:formula="?f39 / 2824"/>
              <draw:equation draw:name="f55" draw:formula="?f40 / 2092"/>
              <draw:equation draw:name="f56" draw:formula="?f41 / 2824"/>
              <draw:equation draw:name="f57" draw:formula="0 / ?f25"/>
              <draw:equation draw:name="f58" draw:formula="?f1 / ?f25"/>
              <draw:equation draw:name="f59" draw:formula="0 / ?f26"/>
              <draw:equation draw:name="f60" draw:formula="?f2 / ?f26"/>
              <draw:equation draw:name="f61" draw:formula="?f42 / ?f25"/>
              <draw:equation draw:name="f62" draw:formula="?f43 / ?f26"/>
              <draw:equation draw:name="f63" draw:formula="?f44 / ?f25"/>
              <draw:equation draw:name="f64" draw:formula="?f45 / ?f26"/>
              <draw:equation draw:name="f65" draw:formula="?f46 / ?f25"/>
              <draw:equation draw:name="f66" draw:formula="?f47 / ?f26"/>
              <draw:equation draw:name="f67" draw:formula="?f48 / ?f25"/>
              <draw:equation draw:name="f68" draw:formula="?f49 / ?f26"/>
              <draw:equation draw:name="f69" draw:formula="?f50 / ?f25"/>
              <draw:equation draw:name="f70" draw:formula="?f51 / ?f26"/>
              <draw:equation draw:name="f71" draw:formula="?f52 / ?f25"/>
              <draw:equation draw:name="f72" draw:formula="?f53 / ?f25"/>
              <draw:equation draw:name="f73" draw:formula="?f54 / ?f26"/>
              <draw:equation draw:name="f74" draw:formula="?f55 / ?f25"/>
              <draw:equation draw:name="f75" draw:formula="?f56 / ?f26"/>
            </draw:enhanced-geometry>
          </draw:custom-shape>
          <draw:custom-shape svg:x="1.43797in" svg:y="2.89716in" svg:width="1.17434in" svg:height="1.17434in" draw:id="id267" draw:style-name="a1238" draw:name="Oval 403">
            <svg:title/>
            <svg:desc/>
            <text:p text:style-name="a1237" text:class-names="" text:cond-style-name=""><text:span text:style-name="a123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6657in" svg:y="3.28563in" svg:width="0.16521in" svg:height="0.16075in" draw:id="id268" draw:style-name="a1241" draw:name="Oval 404">
            <svg:title/>
            <svg:desc/>
            <text:p text:style-name="a1240" text:class-names="" text:cond-style-name=""><text:span text:style-name="a123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2.21491in" svg:y="3.28563in" svg:width="0.16521in" svg:height="0.16075in" draw:id="id269" draw:style-name="a1244" draw:name="Oval 405">
            <svg:title/>
            <svg:desc/>
            <text:p text:style-name="a1243" text:class-names="" text:cond-style-name=""><text:span text:style-name="a124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71928in" svg:y="3.62498in" svg:width="0.60726in" svg:height="0.20093in" draw:id="id270" draw:style-name="a1247" draw:name="Freeform 406">
            <svg:title/>
            <svg:desc/>
            <text:p text:style-name="a1246" text:class-names="" text:cond-style-name=""><text:span text:style-name="a1245" text:class-names=""/></text:p>
            <draw:enhanced-geometry xmlns:dr3d="urn:oasis:names:tc:opendocument:xmlns:dr3d:1.0" draw:type="non-primitive" svg:viewBox="0 0 414 138" draw:enhanced-path="M ?f3 ?f4 C ?f5 ?f4 ?f0 ?f6 ?f0 ?f7 ?f8 ?f9 ?f0 ?f8 ?f7 ?f0 ?f10 ?f0 ?f11 ?f12 ?f13 ?f14 ?f15 ?f14 ?f16 ?f0 ?f17 ?f0 ?f18 ?f8 ?f1 ?f19 ?f20 ?f21 ?f22 ?f23 ?f24 ?f2 ?f3 ?f4 Z N" draw:text-areas="?f51 ?f53 ?f52 ?f54" draw:glue-points="?f55 ?f56 ?f57 ?f58 ?f59 ?f60 ?f61 ?f62 ?f63 ?f60 ?f64 ?f65 ?f55 ?f56" draw:glue-point-leaving-directions="-90, -90, -90, -90, -90, -90, -90">
              <draw:equation draw:name="f0" draw:formula="0"/>
              <draw:equation draw:name="f1" draw:formula="414"/>
              <draw:equation draw:name="f2" draw:formula="138"/>
              <draw:equation draw:name="f3" draw:formula="202"/>
              <draw:equation draw:name="f4" draw:formula="137"/>
              <draw:equation draw:name="f5" draw:formula="128"/>
              <draw:equation draw:name="f6" draw:formula="62"/>
              <draw:equation draw:name="f7" draw:formula="29"/>
              <draw:equation draw:name="f8" draw:formula="1"/>
              <draw:equation draw:name="f9" draw:formula="14"/>
              <draw:equation draw:name="f10" draw:formula="61"/>
              <draw:equation draw:name="f11" draw:formula="131"/>
              <draw:equation draw:name="f12" draw:formula="55"/>
              <draw:equation draw:name="f13" draw:formula="204"/>
              <draw:equation draw:name="f14" draw:formula="56"/>
              <draw:equation draw:name="f15" draw:formula="278"/>
              <draw:equation draw:name="f16" draw:formula="344"/>
              <draw:equation draw:name="f17" draw:formula="372"/>
              <draw:equation draw:name="f18" draw:formula="403"/>
              <draw:equation draw:name="f19" draw:formula="17"/>
              <draw:equation draw:name="f20" draw:formula="413"/>
              <draw:equation draw:name="f21" draw:formula="32"/>
              <draw:equation draw:name="f22" draw:formula="411"/>
              <draw:equation draw:name="f23" draw:formula="69"/>
              <draw:equation draw:name="f24" draw:formula="276"/>
              <draw:equation draw:name="f25" draw:formula="?f2 - ?f0"/>
              <draw:equation draw:name="f26" draw:formula="?f1 - ?f0"/>
              <draw:equation draw:name="f27" draw:formula="?f26 / 414"/>
              <draw:equation draw:name="f28" draw:formula="?f25 / 138"/>
              <draw:equation draw:name="f29" draw:formula="202 * ?f26"/>
              <draw:equation draw:name="f30" draw:formula="137 * ?f25"/>
              <draw:equation draw:name="f31" draw:formula="0 * ?f26"/>
              <draw:equation draw:name="f32" draw:formula="29 * ?f25"/>
              <draw:equation draw:name="f33" draw:formula="29 * ?f26"/>
              <draw:equation draw:name="f34" draw:formula="0 * ?f25"/>
              <draw:equation draw:name="f35" draw:formula="204 * ?f26"/>
              <draw:equation draw:name="f36" draw:formula="56 * ?f25"/>
              <draw:equation draw:name="f37" draw:formula="372 * ?f26"/>
              <draw:equation draw:name="f38" draw:formula="413 * ?f26"/>
              <draw:equation draw:name="f39" draw:formula="32 * ?f25"/>
              <draw:equation draw:name="f40" draw:formula="?f29 / 414"/>
              <draw:equation draw:name="f41" draw:formula="?f30 / 138"/>
              <draw:equation draw:name="f42" draw:formula="?f31 / 414"/>
              <draw:equation draw:name="f43" draw:formula="?f32 / 138"/>
              <draw:equation draw:name="f44" draw:formula="?f33 / 414"/>
              <draw:equation draw:name="f45" draw:formula="?f34 / 138"/>
              <draw:equation draw:name="f46" draw:formula="?f35 / 414"/>
              <draw:equation draw:name="f47" draw:formula="?f36 / 138"/>
              <draw:equation draw:name="f48" draw:formula="?f37 / 414"/>
              <draw:equation draw:name="f49" draw:formula="?f38 / 414"/>
              <draw:equation draw:name="f50" draw:formula="?f39 / 138"/>
              <draw:equation draw:name="f51" draw:formula="0 / ?f27"/>
              <draw:equation draw:name="f52" draw:formula="?f1 / ?f27"/>
              <draw:equation draw:name="f53" draw:formula="0 / ?f28"/>
              <draw:equation draw:name="f54" draw:formula="?f2 / ?f28"/>
              <draw:equation draw:name="f55" draw:formula="?f40 / ?f27"/>
              <draw:equation draw:name="f56" draw:formula="?f41 / ?f28"/>
              <draw:equation draw:name="f57" draw:formula="?f42 / ?f27"/>
              <draw:equation draw:name="f58" draw:formula="?f43 / ?f28"/>
              <draw:equation draw:name="f59" draw:formula="?f44 / ?f27"/>
              <draw:equation draw:name="f60" draw:formula="?f45 / ?f28"/>
              <draw:equation draw:name="f61" draw:formula="?f46 / ?f27"/>
              <draw:equation draw:name="f62" draw:formula="?f47 / ?f28"/>
              <draw:equation draw:name="f63" draw:formula="?f48 / ?f27"/>
              <draw:equation draw:name="f64" draw:formula="?f49 / ?f27"/>
              <draw:equation draw:name="f65" draw:formula="?f50 / ?f28"/>
            </draw:enhanced-geometry>
          </draw:custom-shape>
          <draw:custom-shape svg:x="1.19685in" svg:y="4.41084in" svg:width="0.13842in" svg:height="0.18754in" draw:id="id271" draw:style-name="a1250" draw:name="Freeform 407">
            <svg:title/>
            <svg:desc/>
            <text:p text:style-name="a1249" text:class-names="" text:cond-style-name=""><text:span text:style-name="a1248" text:class-names=""/></text:p>
            <draw:enhanced-geometry xmlns:dr3d="urn:oasis:names:tc:opendocument:xmlns:dr3d:1.0" draw:type="non-primitive" svg:viewBox="0 0 96 128" draw:enhanced-path="M ?f1 ?f3 C ?f1 ?f4 ?f4 ?f5 ?f6 ?f7 ?f8 ?f9 ?f10 ?f11 ?f12 ?f13 ?f14 ?f15 ?f16 ?f17 ?f18 ?f19 ?f20 ?f21 ?f22 ?f2 ?f23 ?f2 L ?f0 ?f2 ?f0 ?f0 ?f24 ?f0 C ?f25 ?f0 ?f22 ?f26 ?f27 ?f26 ?f28 ?f29 ?f18 ?f30 ?f31 ?f32 ?f33 ?f34 ?f35 ?f36 ?f37 ?f38 ?f39 ?f40 ?f41 ?f42 ?f41 ?f43 ?f41 ?f44 ?f12 ?f45 ?f35 ?f46 ?f47 ?f48 ?f16 ?f49 ?f50 ?f51 L ?f50 ?f51 C ?f47 ?f52 ?f12 ?f20 ?f53 ?f18 ?f54 ?f31 ?f1 ?f35 ?f1 ?f3 Z M ?f18 ?f55 C ?f18 ?f56 ?f18 ?f57 ?f58 ?f59 ?f60 ?f61 ?f28 ?f62 ?f20 ?f63 ?f27 ?f64 ?f51 ?f65 ?f66 ?f38 ?f25 ?f38 ?f67 ?f38 ?f68 ?f38 L ?f64 ?f38 ?f64 ?f49 ?f69 ?f49 C ?f46 ?f49 ?f70 ?f66 ?f66 ?f66 ?f22 ?f71 ?f52 ?f48 ?f72 ?f25 ?f28 ?f73 ?f60 ?f46 ?f58 ?f74 ?f18 ?f24 ?f18 ?f44 ?f18 ?f55 Z M ?f14 ?f3 C ?f14 ?f39 ?f47 ?f35 ?f33 ?f47 ?f75 ?f75 ?f31 ?f76 ?f50 ?f77 ?f60 ?f50 ?f20 ?f18 ?f27 ?f18 ?f22 ?f58 ?f48 ?f58 ?f67 ?f58 L ?f64 ?f58 ?f64 ?f78 ?f69 ?f78 C ?f25 ?f78 ?f79 ?f78 ?f52 ?f80 ?f81 ?f82 ?f58 ?f9 ?f77 ?f83 ?f31 ?f84 ?f85 ?f86 ?f33 ?f5 ?f14 ?f87 ?f14 ?f88 ?f14 ?f3 Z N" draw:text-areas="?f199 ?f201 ?f200 ?f202" draw:glue-points="?f203 ?f204 ?f205 ?f206 ?f207 ?f208 ?f209 ?f210 ?f211 ?f212 ?f213 ?f212 ?f213 ?f214 ?f215 ?f214 ?f216 ?f217 ?f218 ?f219 ?f220 ?f221 ?f222 ?f223 ?f224 ?f225 ?f226 ?f227 ?f226 ?f227 ?f228 ?f229 ?f203 ?f204 ?f209 ?f230 ?f231 ?f232 ?f233 ?f234 ?f235 ?f221 ?f236 ?f221 ?f237 ?f221 ?f237 ?f238 ?f239 ?f238 ?f235 ?f240 ?f241 ?f242 ?f231 ?f243 ?f209 ?f230 ?f244 ?f204 ?f245 ?f246 ?f226 ?f247 ?f216 ?f229 ?f248 ?f249 ?f237 ?f249 ?f237 ?f250 ?f239 ?f250 ?f251 ?f252 ?f253 ?f254 ?f245 ?f255 ?f244 ?f204" draw:glue-point-leaving-directions="-90, -90, -90, -90, -90, -90, -90, -90, -90, -90, -90, -90, -90, -90, -90, -90, -90, -90, -90, -90, -90, -90, -90, -90, -90, -90, -90, -90, -90, -90, -90, -90, -90, -90, -90, -90, -90, -90, -90, -90, -90">
              <draw:equation draw:name="f0" draw:formula="0"/>
              <draw:equation draw:name="f1" draw:formula="96"/>
              <draw:equation draw:name="f2" draw:formula="128"/>
              <draw:equation draw:name="f3" draw:formula="89"/>
              <draw:equation draw:name="f4" draw:formula="95"/>
              <draw:equation draw:name="f5" draw:formula="100"/>
              <draw:equation draw:name="f6" draw:formula="92"/>
              <draw:equation draw:name="f7" draw:formula="105"/>
              <draw:equation draw:name="f8" draw:formula="90"/>
              <draw:equation draw:name="f9" draw:formula="110"/>
              <draw:equation draw:name="f10" draw:formula="87"/>
              <draw:equation draw:name="f11" draw:formula="114"/>
              <draw:equation draw:name="f12" draw:formula="83"/>
              <draw:equation draw:name="f13" draw:formula="117"/>
              <draw:equation draw:name="f14" draw:formula="78"/>
              <draw:equation draw:name="f15" draw:formula="121"/>
              <draw:equation draw:name="f16" draw:formula="73"/>
              <draw:equation draw:name="f17" draw:formula="124"/>
              <draw:equation draw:name="f18" draw:formula="67"/>
              <draw:equation draw:name="f19" draw:formula="125"/>
              <draw:equation draw:name="f20" draw:formula="61"/>
              <draw:equation draw:name="f21" draw:formula="127"/>
              <draw:equation draw:name="f22" draw:formula="54"/>
              <draw:equation draw:name="f23" draw:formula="45"/>
              <draw:equation draw:name="f24" draw:formula="38"/>
              <draw:equation draw:name="f25" draw:formula="47"/>
              <draw:equation draw:name="f26" draw:formula="1"/>
              <draw:equation draw:name="f27" draw:formula="58"/>
              <draw:equation draw:name="f28" draw:formula="63"/>
              <draw:equation draw:name="f29" draw:formula="2"/>
              <draw:equation draw:name="f30" draw:formula="4"/>
              <draw:equation draw:name="f31" draw:formula="72"/>
              <draw:equation draw:name="f32" draw:formula="6"/>
              <draw:equation draw:name="f33" draw:formula="76"/>
              <draw:equation draw:name="f34" draw:formula="8"/>
              <draw:equation draw:name="f35" draw:formula="80"/>
              <draw:equation draw:name="f36" draw:formula="11"/>
              <draw:equation draw:name="f37" draw:formula="82"/>
              <draw:equation draw:name="f38" draw:formula="15"/>
              <draw:equation draw:name="f39" draw:formula="84"/>
              <draw:equation draw:name="f40" draw:formula="19"/>
              <draw:equation draw:name="f41" draw:formula="85"/>
              <draw:equation draw:name="f42" draw:formula="24"/>
              <draw:equation draw:name="f43" draw:formula="29"/>
              <draw:equation draw:name="f44" draw:formula="35"/>
              <draw:equation draw:name="f45" draw:formula="40"/>
              <draw:equation draw:name="f46" draw:formula="44"/>
              <draw:equation draw:name="f47" draw:formula="77"/>
              <draw:equation draw:name="f48" draw:formula="49"/>
              <draw:equation draw:name="f49" draw:formula="52"/>
              <draw:equation draw:name="f50" draw:formula="68"/>
              <draw:equation draw:name="f51" draw:formula="55"/>
              <draw:equation draw:name="f52" draw:formula="57"/>
              <draw:equation draw:name="f53" draw:formula="88"/>
              <draw:equation draw:name="f54" draw:formula="93"/>
              <draw:equation draw:name="f55" draw:formula="31"/>
              <draw:equation draw:name="f56" draw:formula="28"/>
              <draw:equation draw:name="f57" draw:formula="26"/>
              <draw:equation draw:name="f58" draw:formula="66"/>
              <draw:equation draw:name="f59" draw:formula="23"/>
              <draw:equation draw:name="f60" draw:formula="65"/>
              <draw:equation draw:name="f61" draw:formula="21"/>
              <draw:equation draw:name="f62" draw:formula="20"/>
              <draw:equation draw:name="f63" draw:formula="18"/>
              <draw:equation draw:name="f64" draw:formula="17"/>
              <draw:equation draw:name="f65" draw:formula="16"/>
              <draw:equation draw:name="f66" draw:formula="51"/>
              <draw:equation draw:name="f67" draw:formula="43"/>
              <draw:equation draw:name="f68" draw:formula="37"/>
              <draw:equation draw:name="f69" draw:formula="39"/>
              <draw:equation draw:name="f70" draw:formula="48"/>
              <draw:equation draw:name="f71" draw:formula="50"/>
              <draw:equation draw:name="f72" draw:formula="60"/>
              <draw:equation draw:name="f73" draw:formula="46"/>
              <draw:equation draw:name="f74" draw:formula="41"/>
              <draw:equation draw:name="f75" draw:formula="74"/>
              <draw:equation draw:name="f76" draw:formula="71"/>
              <draw:equation draw:name="f77" draw:formula="69"/>
              <draw:equation draw:name="f78" draw:formula="113"/>
              <draw:equation draw:name="f79" draw:formula="53"/>
              <draw:equation draw:name="f80" draw:formula="112"/>
              <draw:equation draw:name="f81" draw:formula="62"/>
              <draw:equation draw:name="f82" draw:formula="111"/>
              <draw:equation draw:name="f83" draw:formula="108"/>
              <draw:equation draw:name="f84" draw:formula="106"/>
              <draw:equation draw:name="f85" draw:formula="75"/>
              <draw:equation draw:name="f86" draw:formula="103"/>
              <draw:equation draw:name="f87" draw:formula="97"/>
              <draw:equation draw:name="f88" draw:formula="94"/>
              <draw:equation draw:name="f89" draw:formula="?f2 - ?f0"/>
              <draw:equation draw:name="f90" draw:formula="?f1 - ?f0"/>
              <draw:equation draw:name="f91" draw:formula="?f90 / 96"/>
              <draw:equation draw:name="f92" draw:formula="?f89 / 128"/>
              <draw:equation draw:name="f93" draw:formula="96 * ?f90"/>
              <draw:equation draw:name="f94" draw:formula="89 * ?f89"/>
              <draw:equation draw:name="f95" draw:formula="92 * ?f90"/>
              <draw:equation draw:name="f96" draw:formula="105 * ?f89"/>
              <draw:equation draw:name="f97" draw:formula="83 * ?f90"/>
              <draw:equation draw:name="f98" draw:formula="117 * ?f89"/>
              <draw:equation draw:name="f99" draw:formula="67 * ?f90"/>
              <draw:equation draw:name="f100" draw:formula="125 * ?f89"/>
              <draw:equation draw:name="f101" draw:formula="45 * ?f90"/>
              <draw:equation draw:name="f102" draw:formula="128 * ?f89"/>
              <draw:equation draw:name="f103" draw:formula="0 * ?f90"/>
              <draw:equation draw:name="f104" draw:formula="0 * ?f89"/>
              <draw:equation draw:name="f105" draw:formula="38 * ?f90"/>
              <draw:equation draw:name="f106" draw:formula="58 * ?f90"/>
              <draw:equation draw:name="f107" draw:formula="1 * ?f89"/>
              <draw:equation draw:name="f108" draw:formula="72 * ?f90"/>
              <draw:equation draw:name="f109" draw:formula="6 * ?f89"/>
              <draw:equation draw:name="f110" draw:formula="82 * ?f90"/>
              <draw:equation draw:name="f111" draw:formula="15 * ?f89"/>
              <draw:equation draw:name="f112" draw:formula="85 * ?f90"/>
              <draw:equation draw:name="f113" draw:formula="29 * ?f89"/>
              <draw:equation draw:name="f114" draw:formula="80 * ?f90"/>
              <draw:equation draw:name="f115" draw:formula="44 * ?f89"/>
              <draw:equation draw:name="f116" draw:formula="68 * ?f90"/>
              <draw:equation draw:name="f117" draw:formula="55 * ?f89"/>
              <draw:equation draw:name="f118" draw:formula="88 * ?f90"/>
              <draw:equation draw:name="f119" draw:formula="67 * ?f89"/>
              <draw:equation draw:name="f120" draw:formula="31 * ?f89"/>
              <draw:equation draw:name="f121" draw:formula="66 * ?f90"/>
              <draw:equation draw:name="f122" draw:formula="23 * ?f89"/>
              <draw:equation draw:name="f123" draw:formula="61 * ?f90"/>
              <draw:equation draw:name="f124" draw:formula="18 * ?f89"/>
              <draw:equation draw:name="f125" draw:formula="51 * ?f90"/>
              <draw:equation draw:name="f126" draw:formula="37 * ?f90"/>
              <draw:equation draw:name="f127" draw:formula="17 * ?f90"/>
              <draw:equation draw:name="f128" draw:formula="52 * ?f89"/>
              <draw:equation draw:name="f129" draw:formula="39 * ?f90"/>
              <draw:equation draw:name="f130" draw:formula="51 * ?f89"/>
              <draw:equation draw:name="f131" draw:formula="60 * ?f90"/>
              <draw:equation draw:name="f132" draw:formula="47 * ?f89"/>
              <draw:equation draw:name="f133" draw:formula="41 * ?f89"/>
              <draw:equation draw:name="f134" draw:formula="78 * ?f90"/>
              <draw:equation draw:name="f135" draw:formula="76 * ?f90"/>
              <draw:equation draw:name="f136" draw:formula="77 * ?f89"/>
              <draw:equation draw:name="f137" draw:formula="69 * ?f89"/>
              <draw:equation draw:name="f138" draw:formula="43 * ?f90"/>
              <draw:equation draw:name="f139" draw:formula="66 * ?f89"/>
              <draw:equation draw:name="f140" draw:formula="113 * ?f89"/>
              <draw:equation draw:name="f141" draw:formula="57 * ?f90"/>
              <draw:equation draw:name="f142" draw:formula="112 * ?f89"/>
              <draw:equation draw:name="f143" draw:formula="69 * ?f90"/>
              <draw:equation draw:name="f144" draw:formula="108 * ?f89"/>
              <draw:equation draw:name="f145" draw:formula="100 * ?f89"/>
              <draw:equation draw:name="f146" draw:formula="?f93 / 96"/>
              <draw:equation draw:name="f147" draw:formula="?f94 / 128"/>
              <draw:equation draw:name="f148" draw:formula="?f95 / 96"/>
              <draw:equation draw:name="f149" draw:formula="?f96 / 128"/>
              <draw:equation draw:name="f150" draw:formula="?f97 / 96"/>
              <draw:equation draw:name="f151" draw:formula="?f98 / 128"/>
              <draw:equation draw:name="f152" draw:formula="?f99 / 96"/>
              <draw:equation draw:name="f153" draw:formula="?f100 / 128"/>
              <draw:equation draw:name="f154" draw:formula="?f101 / 96"/>
              <draw:equation draw:name="f155" draw:formula="?f102 / 128"/>
              <draw:equation draw:name="f156" draw:formula="?f103 / 96"/>
              <draw:equation draw:name="f157" draw:formula="?f104 / 128"/>
              <draw:equation draw:name="f158" draw:formula="?f105 / 96"/>
              <draw:equation draw:name="f159" draw:formula="?f106 / 96"/>
              <draw:equation draw:name="f160" draw:formula="?f107 / 128"/>
              <draw:equation draw:name="f161" draw:formula="?f108 / 96"/>
              <draw:equation draw:name="f162" draw:formula="?f109 / 128"/>
              <draw:equation draw:name="f163" draw:formula="?f110 / 96"/>
              <draw:equation draw:name="f164" draw:formula="?f111 / 128"/>
              <draw:equation draw:name="f165" draw:formula="?f112 / 96"/>
              <draw:equation draw:name="f166" draw:formula="?f113 / 128"/>
              <draw:equation draw:name="f167" draw:formula="?f114 / 96"/>
              <draw:equation draw:name="f168" draw:formula="?f115 / 128"/>
              <draw:equation draw:name="f169" draw:formula="?f116 / 96"/>
              <draw:equation draw:name="f170" draw:formula="?f117 / 128"/>
              <draw:equation draw:name="f171" draw:formula="?f118 / 96"/>
              <draw:equation draw:name="f172" draw:formula="?f119 / 128"/>
              <draw:equation draw:name="f173" draw:formula="?f120 / 128"/>
              <draw:equation draw:name="f174" draw:formula="?f121 / 96"/>
              <draw:equation draw:name="f175" draw:formula="?f122 / 128"/>
              <draw:equation draw:name="f176" draw:formula="?f123 / 96"/>
              <draw:equation draw:name="f177" draw:formula="?f124 / 128"/>
              <draw:equation draw:name="f178" draw:formula="?f125 / 96"/>
              <draw:equation draw:name="f179" draw:formula="?f126 / 96"/>
              <draw:equation draw:name="f180" draw:formula="?f127 / 96"/>
              <draw:equation draw:name="f181" draw:formula="?f128 / 128"/>
              <draw:equation draw:name="f182" draw:formula="?f129 / 96"/>
              <draw:equation draw:name="f183" draw:formula="?f130 / 128"/>
              <draw:equation draw:name="f184" draw:formula="?f131 / 96"/>
              <draw:equation draw:name="f185" draw:formula="?f132 / 128"/>
              <draw:equation draw:name="f186" draw:formula="?f133 / 128"/>
              <draw:equation draw:name="f187" draw:formula="?f134 / 96"/>
              <draw:equation draw:name="f188" draw:formula="?f135 / 96"/>
              <draw:equation draw:name="f189" draw:formula="?f136 / 128"/>
              <draw:equation draw:name="f190" draw:formula="?f137 / 128"/>
              <draw:equation draw:name="f191" draw:formula="?f138 / 96"/>
              <draw:equation draw:name="f192" draw:formula="?f139 / 128"/>
              <draw:equation draw:name="f193" draw:formula="?f140 / 128"/>
              <draw:equation draw:name="f194" draw:formula="?f141 / 96"/>
              <draw:equation draw:name="f195" draw:formula="?f142 / 128"/>
              <draw:equation draw:name="f196" draw:formula="?f143 / 96"/>
              <draw:equation draw:name="f197" draw:formula="?f144 / 128"/>
              <draw:equation draw:name="f198" draw:formula="?f145 / 128"/>
              <draw:equation draw:name="f199" draw:formula="0 / ?f91"/>
              <draw:equation draw:name="f200" draw:formula="?f1 / ?f91"/>
              <draw:equation draw:name="f201" draw:formula="0 / ?f92"/>
              <draw:equation draw:name="f202" draw:formula="?f2 / ?f92"/>
              <draw:equation draw:name="f203" draw:formula="?f146 / ?f91"/>
              <draw:equation draw:name="f204" draw:formula="?f147 / ?f92"/>
              <draw:equation draw:name="f205" draw:formula="?f148 / ?f91"/>
              <draw:equation draw:name="f206" draw:formula="?f149 / ?f92"/>
              <draw:equation draw:name="f207" draw:formula="?f150 / ?f91"/>
              <draw:equation draw:name="f208" draw:formula="?f151 / ?f92"/>
              <draw:equation draw:name="f209" draw:formula="?f152 / ?f91"/>
              <draw:equation draw:name="f210" draw:formula="?f153 / ?f92"/>
              <draw:equation draw:name="f211" draw:formula="?f154 / ?f91"/>
              <draw:equation draw:name="f212" draw:formula="?f155 / ?f92"/>
              <draw:equation draw:name="f213" draw:formula="?f156 / ?f91"/>
              <draw:equation draw:name="f214" draw:formula="?f157 / ?f92"/>
              <draw:equation draw:name="f215" draw:formula="?f158 / ?f91"/>
              <draw:equation draw:name="f216" draw:formula="?f159 / ?f91"/>
              <draw:equation draw:name="f217" draw:formula="?f160 / ?f92"/>
              <draw:equation draw:name="f218" draw:formula="?f161 / ?f91"/>
              <draw:equation draw:name="f219" draw:formula="?f162 / ?f92"/>
              <draw:equation draw:name="f220" draw:formula="?f163 / ?f91"/>
              <draw:equation draw:name="f221" draw:formula="?f164 / ?f92"/>
              <draw:equation draw:name="f222" draw:formula="?f165 / ?f91"/>
              <draw:equation draw:name="f223" draw:formula="?f166 / ?f92"/>
              <draw:equation draw:name="f224" draw:formula="?f167 / ?f91"/>
              <draw:equation draw:name="f225" draw:formula="?f168 / ?f92"/>
              <draw:equation draw:name="f226" draw:formula="?f169 / ?f91"/>
              <draw:equation draw:name="f227" draw:formula="?f170 / ?f92"/>
              <draw:equation draw:name="f228" draw:formula="?f171 / ?f91"/>
              <draw:equation draw:name="f229" draw:formula="?f172 / ?f92"/>
              <draw:equation draw:name="f230" draw:formula="?f173 / ?f92"/>
              <draw:equation draw:name="f231" draw:formula="?f174 / ?f91"/>
              <draw:equation draw:name="f232" draw:formula="?f175 / ?f92"/>
              <draw:equation draw:name="f233" draw:formula="?f176 / ?f91"/>
              <draw:equation draw:name="f234" draw:formula="?f177 / ?f92"/>
              <draw:equation draw:name="f235" draw:formula="?f178 / ?f91"/>
              <draw:equation draw:name="f236" draw:formula="?f179 / ?f91"/>
              <draw:equation draw:name="f237" draw:formula="?f180 / ?f91"/>
              <draw:equation draw:name="f238" draw:formula="?f181 / ?f92"/>
              <draw:equation draw:name="f239" draw:formula="?f182 / ?f91"/>
              <draw:equation draw:name="f240" draw:formula="?f183 / ?f92"/>
              <draw:equation draw:name="f241" draw:formula="?f184 / ?f91"/>
              <draw:equation draw:name="f242" draw:formula="?f185 / ?f92"/>
              <draw:equation draw:name="f243" draw:formula="?f186 / ?f92"/>
              <draw:equation draw:name="f244" draw:formula="?f187 / ?f91"/>
              <draw:equation draw:name="f245" draw:formula="?f188 / ?f91"/>
              <draw:equation draw:name="f246" draw:formula="?f189 / ?f92"/>
              <draw:equation draw:name="f247" draw:formula="?f190 / ?f92"/>
              <draw:equation draw:name="f248" draw:formula="?f191 / ?f91"/>
              <draw:equation draw:name="f249" draw:formula="?f192 / ?f92"/>
              <draw:equation draw:name="f250" draw:formula="?f193 / ?f92"/>
              <draw:equation draw:name="f251" draw:formula="?f194 / ?f91"/>
              <draw:equation draw:name="f252" draw:formula="?f195 / ?f92"/>
              <draw:equation draw:name="f253" draw:formula="?f196 / ?f91"/>
              <draw:equation draw:name="f254" draw:formula="?f197 / ?f92"/>
              <draw:equation draw:name="f255" draw:formula="?f198 / ?f92"/>
            </draw:enhanced-geometry>
          </draw:custom-shape>
          <draw:custom-shape svg:x="1.36206in" svg:y="4.4555in" svg:width="0.12502in" svg:height="0.14735in" draw:id="id272" draw:style-name="a1253" draw:name="Freeform 408">
            <svg:title/>
            <svg:desc/>
            <text:p text:style-name="a1252" text:class-names="" text:cond-style-name=""><text:span text:style-name="a1251" text:class-names=""/></text:p>
            <draw:enhanced-geometry xmlns:dr3d="urn:oasis:names:tc:opendocument:xmlns:dr3d:1.0" draw:type="non-primitive" svg:viewBox="0 0 86 100" draw:enhanced-path="M ?f1 ?f3 L ?f4 ?f3 C ?f4 ?f5 ?f6 ?f7 ?f8 ?f9 ?f10 ?f11 ?f12 ?f13 ?f14 ?f15 ?f16 ?f17 ?f18 ?f19 ?f20 ?f21 ?f22 ?f23 ?f24 ?f1 ?f25 ?f1 ?f5 ?f1 ?f7 ?f23 ?f26 ?f19 ?f27 ?f28 ?f29 ?f30 ?f21 ?f31 L ?f23 ?f31 ?f23 ?f32 C ?f28 ?f33 ?f31 ?f34 ?f35 ?f36 ?f37 ?f38 ?f39 ?f2 ?f25 ?f2 ?f40 ?f2 ?f41 ?f34 ?f42 ?f43 ?f44 ?f15 ?f0 ?f45 ?f0 ?f46 ?f0 ?f47 ?f44 ?f12 ?f42 ?f42 ?f10 ?f44 ?f48 ?f0 ?f49 ?f0 ?f50 ?f0 ?f51 ?f52 ?f27 ?f53 ?f54 ?f55 ?f1 ?f16 ?f1 ?f56 L ?f1 ?f3 Z M ?f11 ?f57 C ?f11 ?f58 ?f51 ?f59 ?f60 ?f61 ?f62 ?f63 ?f64 ?f42 ?f24 ?f42 ?f20 ?f42 ?f65 ?f63 ?f66 ?f61 ?f61 ?f14 ?f6 ?f48 ?f4 ?f57 L ?f11 ?f57 Z N" draw:text-areas="?f143 ?f145 ?f144 ?f146" draw:glue-points="?f147 ?f148 ?f149 ?f148 ?f150 ?f151 ?f152 ?f153 ?f154 ?f155 ?f156 ?f157 ?f158 ?f159 ?f160 ?f161 ?f162 ?f161 ?f162 ?f163 ?f164 ?f165 ?f156 ?f166 ?f167 ?f168 ?f169 ?f170 ?f167 ?f171 ?f172 ?f173 ?f174 ?f175 ?f147 ?f176 ?f147 ?f148 ?f177 ?f178 ?f179 ?f180 ?f181 ?f171 ?f182 ?f180 ?f149 ?f178 ?f177 ?f178" draw:glue-point-leaving-directions="-90, -90, -90, -90, -90, -90, -90, -90, -90, -90, -90, -90, -90, -90, -90, -90, -90, -90, -90, -90, -90, -90, -90, -90, -90">
              <draw:equation draw:name="f0" draw:formula="0"/>
              <draw:equation draw:name="f1" draw:formula="86"/>
              <draw:equation draw:name="f2" draw:formula="100"/>
              <draw:equation draw:name="f3" draw:formula="52"/>
              <draw:equation draw:name="f4" draw:formula="16"/>
              <draw:equation draw:name="f5" draw:formula="57"/>
              <draw:equation draw:name="f6" draw:formula="17"/>
              <draw:equation draw:name="f7" draw:formula="63"/>
              <draw:equation draw:name="f8" draw:formula="19"/>
              <draw:equation draw:name="f9" draw:formula="67"/>
              <draw:equation draw:name="f10" draw:formula="21"/>
              <draw:equation draw:name="f11" draw:formula="71"/>
              <draw:equation draw:name="f12" draw:formula="23"/>
              <draw:equation draw:name="f13" draw:formula="75"/>
              <draw:equation draw:name="f14" draw:formula="26"/>
              <draw:equation draw:name="f15" draw:formula="78"/>
              <draw:equation draw:name="f16" draw:formula="29"/>
              <draw:equation draw:name="f17" draw:formula="80"/>
              <draw:equation draw:name="f18" draw:formula="33"/>
              <draw:equation draw:name="f19" draw:formula="82"/>
              <draw:equation draw:name="f20" draw:formula="37"/>
              <draw:equation draw:name="f21" draw:formula="84"/>
              <draw:equation draw:name="f22" draw:formula="41"/>
              <draw:equation draw:name="f23" draw:formula="85"/>
              <draw:equation draw:name="f24" draw:formula="45"/>
              <draw:equation draw:name="f25" draw:formula="50"/>
              <draw:equation draw:name="f26" draw:formula="70"/>
              <draw:equation draw:name="f27" draw:formula="76"/>
              <draw:equation draw:name="f28" draw:formula="79"/>
              <draw:equation draw:name="f29" draw:formula="81"/>
              <draw:equation draw:name="f30" draw:formula="77"/>
              <draw:equation draw:name="f31" draw:formula="74"/>
              <draw:equation draw:name="f32" draw:formula="92"/>
              <draw:equation draw:name="f33" draw:formula="94"/>
              <draw:equation draw:name="f34" draw:formula="96"/>
              <draw:equation draw:name="f35" draw:formula="68"/>
              <draw:equation draw:name="f36" draw:formula="98"/>
              <draw:equation draw:name="f37" draw:formula="62"/>
              <draw:equation draw:name="f38" draw:formula="99"/>
              <draw:equation draw:name="f39" draw:formula="56"/>
              <draw:equation draw:name="f40" draw:formula="34"/>
              <draw:equation draw:name="f41" draw:formula="22"/>
              <draw:equation draw:name="f42" draw:formula="13"/>
              <draw:equation draw:name="f43" draw:formula="87"/>
              <draw:equation draw:name="f44" draw:formula="4"/>
              <draw:equation draw:name="f45" draw:formula="66"/>
              <draw:equation draw:name="f46" draw:formula="51"/>
              <draw:equation draw:name="f47" draw:formula="35"/>
              <draw:equation draw:name="f48" draw:formula="32"/>
              <draw:equation draw:name="f49" draw:formula="46"/>
              <draw:equation draw:name="f50" draw:formula="59"/>
              <draw:equation draw:name="f51" draw:formula="69"/>
              <draw:equation draw:name="f52" draw:formula="3"/>
              <draw:equation draw:name="f53" draw:formula="11"/>
              <draw:equation draw:name="f54" draw:formula="83"/>
              <draw:equation draw:name="f55" draw:formula="18"/>
              <draw:equation draw:name="f56" draw:formula="43"/>
              <draw:equation draw:name="f57" draw:formula="39"/>
              <draw:equation draw:name="f58" draw:formula="31"/>
              <draw:equation draw:name="f59" draw:formula="24"/>
              <draw:equation draw:name="f60" draw:formula="64"/>
              <draw:equation draw:name="f61" draw:formula="20"/>
              <draw:equation draw:name="f62" draw:formula="60"/>
              <draw:equation draw:name="f63" draw:formula="15"/>
              <draw:equation draw:name="f64" draw:formula="54"/>
              <draw:equation draw:name="f65" draw:formula="30"/>
              <draw:equation draw:name="f66" draw:formula="25"/>
              <draw:equation draw:name="f67" draw:formula="?f2 - ?f0"/>
              <draw:equation draw:name="f68" draw:formula="?f1 - ?f0"/>
              <draw:equation draw:name="f69" draw:formula="?f68 / 86"/>
              <draw:equation draw:name="f70" draw:formula="?f67 / 100"/>
              <draw:equation draw:name="f71" draw:formula="86 * ?f68"/>
              <draw:equation draw:name="f72" draw:formula="52 * ?f67"/>
              <draw:equation draw:name="f73" draw:formula="16 * ?f68"/>
              <draw:equation draw:name="f74" draw:formula="19 * ?f68"/>
              <draw:equation draw:name="f75" draw:formula="67 * ?f67"/>
              <draw:equation draw:name="f76" draw:formula="26 * ?f68"/>
              <draw:equation draw:name="f77" draw:formula="78 * ?f67"/>
              <draw:equation draw:name="f78" draw:formula="37 * ?f68"/>
              <draw:equation draw:name="f79" draw:formula="84 * ?f67"/>
              <draw:equation draw:name="f80" draw:formula="50 * ?f68"/>
              <draw:equation draw:name="f81" draw:formula="86 * ?f67"/>
              <draw:equation draw:name="f82" draw:formula="70 * ?f68"/>
              <draw:equation draw:name="f83" draw:formula="82 * ?f67"/>
              <draw:equation draw:name="f84" draw:formula="84 * ?f68"/>
              <draw:equation draw:name="f85" draw:formula="74 * ?f67"/>
              <draw:equation draw:name="f86" draw:formula="85 * ?f68"/>
              <draw:equation draw:name="f87" draw:formula="92 * ?f67"/>
              <draw:equation draw:name="f88" draw:formula="68 * ?f68"/>
              <draw:equation draw:name="f89" draw:formula="98 * ?f67"/>
              <draw:equation draw:name="f90" draw:formula="100 * ?f67"/>
              <draw:equation draw:name="f91" draw:formula="13 * ?f68"/>
              <draw:equation draw:name="f92" draw:formula="87 * ?f67"/>
              <draw:equation draw:name="f93" draw:formula="0 * ?f68"/>
              <draw:equation draw:name="f94" draw:formula="51 * ?f67"/>
              <draw:equation draw:name="f95" draw:formula="13 * ?f67"/>
              <draw:equation draw:name="f96" draw:formula="46 * ?f68"/>
              <draw:equation draw:name="f97" draw:formula="0 * ?f67"/>
              <draw:equation draw:name="f98" draw:formula="76 * ?f68"/>
              <draw:equation draw:name="f99" draw:formula="11 * ?f67"/>
              <draw:equation draw:name="f100" draw:formula="43 * ?f67"/>
              <draw:equation draw:name="f101" draw:formula="71 * ?f68"/>
              <draw:equation draw:name="f102" draw:formula="39 * ?f67"/>
              <draw:equation draw:name="f103" draw:formula="64 * ?f68"/>
              <draw:equation draw:name="f104" draw:formula="20 * ?f67"/>
              <draw:equation draw:name="f105" draw:formula="45 * ?f68"/>
              <draw:equation draw:name="f106" draw:formula="25 * ?f68"/>
              <draw:equation draw:name="f107" draw:formula="?f71 / 86"/>
              <draw:equation draw:name="f108" draw:formula="?f72 / 100"/>
              <draw:equation draw:name="f109" draw:formula="?f73 / 86"/>
              <draw:equation draw:name="f110" draw:formula="?f74 / 86"/>
              <draw:equation draw:name="f111" draw:formula="?f75 / 100"/>
              <draw:equation draw:name="f112" draw:formula="?f76 / 86"/>
              <draw:equation draw:name="f113" draw:formula="?f77 / 100"/>
              <draw:equation draw:name="f114" draw:formula="?f78 / 86"/>
              <draw:equation draw:name="f115" draw:formula="?f79 / 100"/>
              <draw:equation draw:name="f116" draw:formula="?f80 / 86"/>
              <draw:equation draw:name="f117" draw:formula="?f81 / 100"/>
              <draw:equation draw:name="f118" draw:formula="?f82 / 86"/>
              <draw:equation draw:name="f119" draw:formula="?f83 / 100"/>
              <draw:equation draw:name="f120" draw:formula="?f84 / 86"/>
              <draw:equation draw:name="f121" draw:formula="?f85 / 100"/>
              <draw:equation draw:name="f122" draw:formula="?f86 / 86"/>
              <draw:equation draw:name="f123" draw:formula="?f87 / 100"/>
              <draw:equation draw:name="f124" draw:formula="?f88 / 86"/>
              <draw:equation draw:name="f125" draw:formula="?f89 / 100"/>
              <draw:equation draw:name="f126" draw:formula="?f90 / 100"/>
              <draw:equation draw:name="f127" draw:formula="?f91 / 86"/>
              <draw:equation draw:name="f128" draw:formula="?f92 / 100"/>
              <draw:equation draw:name="f129" draw:formula="?f93 / 86"/>
              <draw:equation draw:name="f130" draw:formula="?f94 / 100"/>
              <draw:equation draw:name="f131" draw:formula="?f95 / 100"/>
              <draw:equation draw:name="f132" draw:formula="?f96 / 86"/>
              <draw:equation draw:name="f133" draw:formula="?f97 / 100"/>
              <draw:equation draw:name="f134" draw:formula="?f98 / 86"/>
              <draw:equation draw:name="f135" draw:formula="?f99 / 100"/>
              <draw:equation draw:name="f136" draw:formula="?f100 / 100"/>
              <draw:equation draw:name="f137" draw:formula="?f101 / 86"/>
              <draw:equation draw:name="f138" draw:formula="?f102 / 100"/>
              <draw:equation draw:name="f139" draw:formula="?f103 / 86"/>
              <draw:equation draw:name="f140" draw:formula="?f104 / 100"/>
              <draw:equation draw:name="f141" draw:formula="?f105 / 86"/>
              <draw:equation draw:name="f142" draw:formula="?f106 / 86"/>
              <draw:equation draw:name="f143" draw:formula="0 / ?f69"/>
              <draw:equation draw:name="f144" draw:formula="?f1 / ?f69"/>
              <draw:equation draw:name="f145" draw:formula="0 / ?f70"/>
              <draw:equation draw:name="f146" draw:formula="?f2 / ?f70"/>
              <draw:equation draw:name="f147" draw:formula="?f107 / ?f69"/>
              <draw:equation draw:name="f148" draw:formula="?f108 / ?f70"/>
              <draw:equation draw:name="f149" draw:formula="?f109 / ?f69"/>
              <draw:equation draw:name="f150" draw:formula="?f110 / ?f69"/>
              <draw:equation draw:name="f151" draw:formula="?f111 / ?f70"/>
              <draw:equation draw:name="f152" draw:formula="?f112 / ?f69"/>
              <draw:equation draw:name="f153" draw:formula="?f113 / ?f70"/>
              <draw:equation draw:name="f154" draw:formula="?f114 / ?f69"/>
              <draw:equation draw:name="f155" draw:formula="?f115 / ?f70"/>
              <draw:equation draw:name="f156" draw:formula="?f116 / ?f69"/>
              <draw:equation draw:name="f157" draw:formula="?f117 / ?f70"/>
              <draw:equation draw:name="f158" draw:formula="?f118 / ?f69"/>
              <draw:equation draw:name="f159" draw:formula="?f119 / ?f70"/>
              <draw:equation draw:name="f160" draw:formula="?f120 / ?f69"/>
              <draw:equation draw:name="f161" draw:formula="?f121 / ?f70"/>
              <draw:equation draw:name="f162" draw:formula="?f122 / ?f69"/>
              <draw:equation draw:name="f163" draw:formula="?f123 / ?f70"/>
              <draw:equation draw:name="f164" draw:formula="?f124 / ?f69"/>
              <draw:equation draw:name="f165" draw:formula="?f125 / ?f70"/>
              <draw:equation draw:name="f166" draw:formula="?f126 / ?f70"/>
              <draw:equation draw:name="f167" draw:formula="?f127 / ?f69"/>
              <draw:equation draw:name="f168" draw:formula="?f128 / ?f70"/>
              <draw:equation draw:name="f169" draw:formula="?f129 / ?f69"/>
              <draw:equation draw:name="f170" draw:formula="?f130 / ?f70"/>
              <draw:equation draw:name="f171" draw:formula="?f131 / ?f70"/>
              <draw:equation draw:name="f172" draw:formula="?f132 / ?f69"/>
              <draw:equation draw:name="f173" draw:formula="?f133 / ?f70"/>
              <draw:equation draw:name="f174" draw:formula="?f134 / ?f69"/>
              <draw:equation draw:name="f175" draw:formula="?f135 / ?f70"/>
              <draw:equation draw:name="f176" draw:formula="?f136 / ?f70"/>
              <draw:equation draw:name="f177" draw:formula="?f137 / ?f69"/>
              <draw:equation draw:name="f178" draw:formula="?f138 / ?f70"/>
              <draw:equation draw:name="f179" draw:formula="?f139 / ?f69"/>
              <draw:equation draw:name="f180" draw:formula="?f140 / ?f70"/>
              <draw:equation draw:name="f181" draw:formula="?f141 / ?f69"/>
              <draw:equation draw:name="f182" draw:formula="?f142 / ?f69"/>
            </draw:enhanced-geometry>
          </draw:custom-shape>
          <draw:custom-shape svg:x="1.51388in" svg:y="4.4555in" svg:width="0.12949in" svg:height="0.14735in" draw:id="id273" draw:style-name="a1256" draw:name="Freeform 409">
            <svg:title/>
            <svg:desc/>
            <text:p text:style-name="a1255" text:class-names="" text:cond-style-name=""><text:span text:style-name="a1254" text:class-names=""/></text:p>
            <draw:enhanced-geometry xmlns:dr3d="urn:oasis:names:tc:opendocument:xmlns:dr3d:1.0" draw:type="non-primitive" svg:viewBox="0 0 88 100" draw:enhanced-path="M ?f1 ?f3 C ?f1 ?f4 ?f5 ?f6 ?f7 ?f8 ?f9 ?f10 ?f11 ?f2 ?f12 ?f2 ?f13 ?f2 ?f14 ?f10 ?f15 ?f8 ?f16 ?f6 ?f0 ?f4 ?f0 ?f3 ?f0 ?f17 ?f16 ?f18 ?f15 ?f19 ?f14 ?f16 ?f13 ?f0 ?f12 ?f0 ?f11 ?f0 ?f9 ?f16 ?f7 ?f19 ?f5 ?f18 ?f1 ?f17 ?f1 ?f3 Z M ?f20 ?f3 C ?f20 ?f21 ?f22 ?f23 ?f24 ?f18 ?f25 ?f26 ?f27 ?f19 ?f12 ?f19 ?f28 ?f19 ?f29 ?f26 ?f30 ?f18 ?f31 ?f23 ?f32 ?f21 ?f32 ?f3 ?f32 ?f33 ?f31 ?f34 ?f30 ?f35 ?f29 ?f36 ?f37 ?f38 ?f12 ?f38 ?f27 ?f38 ?f25 ?f36 ?f24 ?f35 ?f22 ?f34 ?f20 ?f33 ?f20 ?f3 Z N" draw:text-areas="?f77 ?f79 ?f78 ?f80" draw:glue-points="?f81 ?f82 ?f83 ?f84 ?f85 ?f86 ?f87 ?f84 ?f88 ?f82 ?f87 ?f89 ?f85 ?f90 ?f83 ?f89 ?f81 ?f82 ?f91 ?f82 ?f92 ?f93 ?f85 ?f89 ?f94 ?f93 ?f95 ?f82 ?f94 ?f96 ?f85 ?f97 ?f92 ?f96 ?f91 ?f82" draw:glue-point-leaving-directions="-90, -90, -90, -90, -90, -90, -90, -90, -90, -90, -90, -90, -90, -90, -90, -90, -90, -90">
              <draw:equation draw:name="f0" draw:formula="0"/>
              <draw:equation draw:name="f1" draw:formula="88"/>
              <draw:equation draw:name="f2" draw:formula="100"/>
              <draw:equation draw:name="f3" draw:formula="50"/>
              <draw:equation draw:name="f4" draw:formula="66"/>
              <draw:equation draw:name="f5" draw:formula="84"/>
              <draw:equation draw:name="f6" draw:formula="78"/>
              <draw:equation draw:name="f7" draw:formula="76"/>
              <draw:equation draw:name="f8" draw:formula="87"/>
              <draw:equation draw:name="f9" draw:formula="68"/>
              <draw:equation draw:name="f10" draw:formula="96"/>
              <draw:equation draw:name="f11" draw:formula="58"/>
              <draw:equation draw:name="f12" draw:formula="44"/>
              <draw:equation draw:name="f13" draw:formula="31"/>
              <draw:equation draw:name="f14" draw:formula="20"/>
              <draw:equation draw:name="f15" draw:formula="12"/>
              <draw:equation draw:name="f16" draw:formula="4"/>
              <draw:equation draw:name="f17" draw:formula="34"/>
              <draw:equation draw:name="f18" draw:formula="22"/>
              <draw:equation draw:name="f19" draw:formula="13"/>
              <draw:equation draw:name="f20" draw:formula="72"/>
              <draw:equation draw:name="f21" draw:formula="38"/>
              <draw:equation draw:name="f22" draw:formula="69"/>
              <draw:equation draw:name="f23" draw:formula="28"/>
              <draw:equation draw:name="f24" draw:formula="64"/>
              <draw:equation draw:name="f25" draw:formula="59"/>
              <draw:equation draw:name="f26" draw:formula="16"/>
              <draw:equation draw:name="f27" draw:formula="53"/>
              <draw:equation draw:name="f28" draw:formula="35"/>
              <draw:equation draw:name="f29" draw:formula="29"/>
              <draw:equation draw:name="f30" draw:formula="24"/>
              <draw:equation draw:name="f31" draw:formula="19"/>
              <draw:equation draw:name="f32" draw:formula="17"/>
              <draw:equation draw:name="f33" draw:formula="62"/>
              <draw:equation draw:name="f34" draw:formula="71"/>
              <draw:equation draw:name="f35" draw:formula="77"/>
              <draw:equation draw:name="f36" draw:formula="83"/>
              <draw:equation draw:name="f37" draw:formula="36"/>
              <draw:equation draw:name="f38" draw:formula="86"/>
              <draw:equation draw:name="f39" draw:formula="?f2 - ?f0"/>
              <draw:equation draw:name="f40" draw:formula="?f1 - ?f0"/>
              <draw:equation draw:name="f41" draw:formula="?f40 / 88"/>
              <draw:equation draw:name="f42" draw:formula="?f39 / 100"/>
              <draw:equation draw:name="f43" draw:formula="88 * ?f40"/>
              <draw:equation draw:name="f44" draw:formula="50 * ?f39"/>
              <draw:equation draw:name="f45" draw:formula="76 * ?f40"/>
              <draw:equation draw:name="f46" draw:formula="87 * ?f39"/>
              <draw:equation draw:name="f47" draw:formula="44 * ?f40"/>
              <draw:equation draw:name="f48" draw:formula="100 * ?f39"/>
              <draw:equation draw:name="f49" draw:formula="12 * ?f40"/>
              <draw:equation draw:name="f50" draw:formula="0 * ?f40"/>
              <draw:equation draw:name="f51" draw:formula="13 * ?f39"/>
              <draw:equation draw:name="f52" draw:formula="0 * ?f39"/>
              <draw:equation draw:name="f53" draw:formula="72 * ?f40"/>
              <draw:equation draw:name="f54" draw:formula="64 * ?f40"/>
              <draw:equation draw:name="f55" draw:formula="22 * ?f39"/>
              <draw:equation draw:name="f56" draw:formula="24 * ?f40"/>
              <draw:equation draw:name="f57" draw:formula="17 * ?f40"/>
              <draw:equation draw:name="f58" draw:formula="77 * ?f39"/>
              <draw:equation draw:name="f59" draw:formula="86 * ?f39"/>
              <draw:equation draw:name="f60" draw:formula="?f43 / 88"/>
              <draw:equation draw:name="f61" draw:formula="?f44 / 100"/>
              <draw:equation draw:name="f62" draw:formula="?f45 / 88"/>
              <draw:equation draw:name="f63" draw:formula="?f46 / 100"/>
              <draw:equation draw:name="f64" draw:formula="?f47 / 88"/>
              <draw:equation draw:name="f65" draw:formula="?f48 / 100"/>
              <draw:equation draw:name="f66" draw:formula="?f49 / 88"/>
              <draw:equation draw:name="f67" draw:formula="?f50 / 88"/>
              <draw:equation draw:name="f68" draw:formula="?f51 / 100"/>
              <draw:equation draw:name="f69" draw:formula="?f52 / 100"/>
              <draw:equation draw:name="f70" draw:formula="?f53 / 88"/>
              <draw:equation draw:name="f71" draw:formula="?f54 / 88"/>
              <draw:equation draw:name="f72" draw:formula="?f55 / 100"/>
              <draw:equation draw:name="f73" draw:formula="?f56 / 88"/>
              <draw:equation draw:name="f74" draw:formula="?f57 / 88"/>
              <draw:equation draw:name="f75" draw:formula="?f58 / 100"/>
              <draw:equation draw:name="f76" draw:formula="?f59 / 100"/>
              <draw:equation draw:name="f77" draw:formula="0 / ?f41"/>
              <draw:equation draw:name="f78" draw:formula="?f1 / ?f41"/>
              <draw:equation draw:name="f79" draw:formula="0 / ?f42"/>
              <draw:equation draw:name="f80" draw:formula="?f2 / ?f42"/>
              <draw:equation draw:name="f81" draw:formula="?f60 / ?f41"/>
              <draw:equation draw:name="f82" draw:formula="?f61 / ?f42"/>
              <draw:equation draw:name="f83" draw:formula="?f62 / ?f41"/>
              <draw:equation draw:name="f84" draw:formula="?f63 / ?f42"/>
              <draw:equation draw:name="f85" draw:formula="?f64 / ?f41"/>
              <draw:equation draw:name="f86" draw:formula="?f65 / ?f42"/>
              <draw:equation draw:name="f87" draw:formula="?f66 / ?f41"/>
              <draw:equation draw:name="f88" draw:formula="?f67 / ?f41"/>
              <draw:equation draw:name="f89" draw:formula="?f68 / ?f42"/>
              <draw:equation draw:name="f90" draw:formula="?f69 / ?f42"/>
              <draw:equation draw:name="f91" draw:formula="?f70 / ?f41"/>
              <draw:equation draw:name="f92" draw:formula="?f71 / ?f41"/>
              <draw:equation draw:name="f93" draw:formula="?f72 / ?f42"/>
              <draw:equation draw:name="f94" draw:formula="?f73 / ?f41"/>
              <draw:equation draw:name="f95" draw:formula="?f74 / ?f41"/>
              <draw:equation draw:name="f96" draw:formula="?f75 / ?f42"/>
              <draw:equation draw:name="f97" draw:formula="?f76 / ?f42"/>
            </draw:enhanced-geometry>
          </draw:custom-shape>
          <draw:custom-shape svg:x="1.67909in" svg:y="4.40638in" svg:width="0.12056in" svg:height="0.19647in" draw:id="id274" draw:style-name="a1259" draw:name="Freeform 410">
            <svg:title/>
            <svg:desc/>
            <text:p text:style-name="a1258" text:class-names="" text:cond-style-name=""><text:span text:style-name="a1257" text:class-names=""/></text:p>
            <draw:enhanced-geometry xmlns:dr3d="urn:oasis:names:tc:opendocument:xmlns:dr3d:1.0" draw:type="non-primitive" svg:viewBox="0 0 84 135" draw:enhanced-path="M ?f1 ?f1 C ?f1 ?f3 ?f4 ?f5 ?f6 ?f7 ?f8 ?f9 ?f10 ?f11 ?f12 ?f13 ?f14 ?f15 ?f16 ?f17 ?f18 ?f19 ?f20 ?f21 ?f22 ?f2 ?f23 ?f2 ?f24 ?f2 ?f25 ?f2 ?f26 ?f27 ?f28 ?f19 ?f29 ?f17 ?f30 ?f31 L ?f32 ?f27 ?f0 ?f27 ?f0 ?f0 ?f30 ?f0 ?f30 ?f33 C ?f34 ?f35 ?f36 ?f37 ?f38 ?f39 ?f40 ?f40 ?f37 ?f41 ?f22 ?f41 ?f42 ?f41 ?f14 ?f43 ?f44 ?f22 ?f6 ?f45 ?f1 ?f14 ?f1 ?f1 Z M ?f14 ?f46 C ?f14 ?f47 ?f48 ?f49 ?f50 ?f42 ?f18 ?f20 ?f51 ?f52 ?f35 ?f52 ?f43 ?f52 ?f53 ?f54 ?f55 ?f20 ?f36 ?f56 ?f29 ?f18 ?f30 ?f57 L ?f30 ?f58 C ?f34 ?f59 ?f36 ?f60 ?f26 ?f61 ?f38 ?f61 ?f41 ?f62 ?f43 ?f62 ?f22 ?f62 ?f56 ?f11 ?f63 ?f9 ?f49 ?f7 ?f14 ?f64 ?f14 ?f46 Z N" draw:text-areas="?f147 ?f149 ?f148 ?f150" draw:glue-points="?f151 ?f152 ?f153 ?f154 ?f155 ?f156 ?f157 ?f158 ?f159 ?f160 ?f161 ?f162 ?f163 ?f164 ?f165 ?f162 ?f166 ?f162 ?f166 ?f167 ?f163 ?f167 ?f163 ?f168 ?f169 ?f170 ?f171 ?f172 ?f173 ?f174 ?f151 ?f152 ?f175 ?f176 ?f177 ?f178 ?f179 ?f180 ?f181 ?f182 ?f163 ?f183 ?f163 ?f184 ?f161 ?f185 ?f186 ?f187 ?f188 ?f189 ?f175 ?f176" draw:glue-point-leaving-directions="-90, -90, -90, -90, -90, -90, -90, -90, -90, -90, -90, -90, -90, -90, -90, -90, -90, -90, -90, -90, -90, -90, -90, -90, -90, -90">
              <draw:equation draw:name="f0" draw:formula="0"/>
              <draw:equation draw:name="f1" draw:formula="84"/>
              <draw:equation draw:name="f2" draw:formula="135"/>
              <draw:equation draw:name="f3" draw:formula="92"/>
              <draw:equation draw:name="f4" draw:formula="83"/>
              <draw:equation draw:name="f5" draw:formula="99"/>
              <draw:equation draw:name="f6" draw:formula="81"/>
              <draw:equation draw:name="f7" draw:formula="106"/>
              <draw:equation draw:name="f8" draw:formula="78"/>
              <draw:equation draw:name="f9" draw:formula="112"/>
              <draw:equation draw:name="f10" draw:formula="75"/>
              <draw:equation draw:name="f11" draw:formula="118"/>
              <draw:equation draw:name="f12" draw:formula="72"/>
              <draw:equation draw:name="f13" draw:formula="122"/>
              <draw:equation draw:name="f14" draw:formula="68"/>
              <draw:equation draw:name="f15" draw:formula="126"/>
              <draw:equation draw:name="f16" draw:formula="63"/>
              <draw:equation draw:name="f17" draw:formula="130"/>
              <draw:equation draw:name="f18" draw:formula="58"/>
              <draw:equation draw:name="f19" draw:formula="132"/>
              <draw:equation draw:name="f20" draw:formula="53"/>
              <draw:equation draw:name="f21" draw:formula="134"/>
              <draw:equation draw:name="f22" draw:formula="48"/>
              <draw:equation draw:name="f23" draw:formula="42"/>
              <draw:equation draw:name="f24" draw:formula="37"/>
              <draw:equation draw:name="f25" draw:formula="32"/>
              <draw:equation draw:name="f26" draw:formula="28"/>
              <draw:equation draw:name="f27" draw:formula="133"/>
              <draw:equation draw:name="f28" draw:formula="24"/>
              <draw:equation draw:name="f29" draw:formula="20"/>
              <draw:equation draw:name="f30" draw:formula="16"/>
              <draw:equation draw:name="f31" draw:formula="128"/>
              <draw:equation draw:name="f32" draw:formula="15"/>
              <draw:equation draw:name="f33" draw:formula="47"/>
              <draw:equation draw:name="f34" draw:formula="21"/>
              <draw:equation draw:name="f35" draw:formula="44"/>
              <draw:equation draw:name="f36" draw:formula="25"/>
              <draw:equation draw:name="f37" draw:formula="41"/>
              <draw:equation draw:name="f38" draw:formula="31"/>
              <draw:equation draw:name="f39" draw:formula="38"/>
              <draw:equation draw:name="f40" draw:formula="36"/>
              <draw:equation draw:name="f41" draw:formula="35"/>
              <draw:equation draw:name="f42" draw:formula="59"/>
              <draw:equation draw:name="f43" draw:formula="39"/>
              <draw:equation draw:name="f44" draw:formula="74"/>
              <draw:equation draw:name="f45" draw:formula="56"/>
              <draw:equation draw:name="f46" draw:formula="85"/>
              <draw:equation draw:name="f47" draw:formula="73"/>
              <draw:equation draw:name="f48" draw:formula="66"/>
              <draw:equation draw:name="f49" draw:formula="65"/>
              <draw:equation draw:name="f50" draw:formula="62"/>
              <draw:equation draw:name="f51" draw:formula="52"/>
              <draw:equation draw:name="f52" draw:formula="50"/>
              <draw:equation draw:name="f53" draw:formula="34"/>
              <draw:equation draw:name="f54" draw:formula="51"/>
              <draw:equation draw:name="f55" draw:formula="30"/>
              <draw:equation draw:name="f56" draw:formula="55"/>
              <draw:equation draw:name="f57" draw:formula="61"/>
              <draw:equation draw:name="f58" draw:formula="115"/>
              <draw:equation draw:name="f59" draw:formula="117"/>
              <draw:equation draw:name="f60" draw:formula="119"/>
              <draw:equation draw:name="f61" draw:formula="120"/>
              <draw:equation draw:name="f62" draw:formula="121"/>
              <draw:equation draw:name="f63" draw:formula="60"/>
              <draw:equation draw:name="f64" draw:formula="97"/>
              <draw:equation draw:name="f65" draw:formula="?f2 - ?f0"/>
              <draw:equation draw:name="f66" draw:formula="?f1 - ?f0"/>
              <draw:equation draw:name="f67" draw:formula="?f66 / 84"/>
              <draw:equation draw:name="f68" draw:formula="?f65 / 135"/>
              <draw:equation draw:name="f69" draw:formula="84 * ?f66"/>
              <draw:equation draw:name="f70" draw:formula="84 * ?f65"/>
              <draw:equation draw:name="f71" draw:formula="81 * ?f66"/>
              <draw:equation draw:name="f72" draw:formula="106 * ?f65"/>
              <draw:equation draw:name="f73" draw:formula="72 * ?f66"/>
              <draw:equation draw:name="f74" draw:formula="122 * ?f65"/>
              <draw:equation draw:name="f75" draw:formula="58 * ?f66"/>
              <draw:equation draw:name="f76" draw:formula="132 * ?f65"/>
              <draw:equation draw:name="f77" draw:formula="42 * ?f66"/>
              <draw:equation draw:name="f78" draw:formula="135 * ?f65"/>
              <draw:equation draw:name="f79" draw:formula="28 * ?f66"/>
              <draw:equation draw:name="f80" draw:formula="133 * ?f65"/>
              <draw:equation draw:name="f81" draw:formula="16 * ?f66"/>
              <draw:equation draw:name="f82" draw:formula="128 * ?f65"/>
              <draw:equation draw:name="f83" draw:formula="15 * ?f66"/>
              <draw:equation draw:name="f84" draw:formula="0 * ?f66"/>
              <draw:equation draw:name="f85" draw:formula="0 * ?f65"/>
              <draw:equation draw:name="f86" draw:formula="47 * ?f65"/>
              <draw:equation draw:name="f87" draw:formula="31 * ?f66"/>
              <draw:equation draw:name="f88" draw:formula="38 * ?f65"/>
              <draw:equation draw:name="f89" draw:formula="48 * ?f66"/>
              <draw:equation draw:name="f90" draw:formula="35 * ?f65"/>
              <draw:equation draw:name="f91" draw:formula="74 * ?f66"/>
              <draw:equation draw:name="f92" draw:formula="48 * ?f65"/>
              <draw:equation draw:name="f93" draw:formula="68 * ?f66"/>
              <draw:equation draw:name="f94" draw:formula="85 * ?f65"/>
              <draw:equation draw:name="f95" draw:formula="62 * ?f66"/>
              <draw:equation draw:name="f96" draw:formula="59 * ?f65"/>
              <draw:equation draw:name="f97" draw:formula="44 * ?f66"/>
              <draw:equation draw:name="f98" draw:formula="50 * ?f65"/>
              <draw:equation draw:name="f99" draw:formula="30 * ?f66"/>
              <draw:equation draw:name="f100" draw:formula="53 * ?f65"/>
              <draw:equation draw:name="f101" draw:formula="61 * ?f65"/>
              <draw:equation draw:name="f102" draw:formula="115 * ?f65"/>
              <draw:equation draw:name="f103" draw:formula="120 * ?f65"/>
              <draw:equation draw:name="f104" draw:formula="39 * ?f66"/>
              <draw:equation draw:name="f105" draw:formula="121 * ?f65"/>
              <draw:equation draw:name="f106" draw:formula="60 * ?f66"/>
              <draw:equation draw:name="f107" draw:formula="112 * ?f65"/>
              <draw:equation draw:name="f108" draw:formula="?f69 / 84"/>
              <draw:equation draw:name="f109" draw:formula="?f70 / 135"/>
              <draw:equation draw:name="f110" draw:formula="?f71 / 84"/>
              <draw:equation draw:name="f111" draw:formula="?f72 / 135"/>
              <draw:equation draw:name="f112" draw:formula="?f73 / 84"/>
              <draw:equation draw:name="f113" draw:formula="?f74 / 135"/>
              <draw:equation draw:name="f114" draw:formula="?f75 / 84"/>
              <draw:equation draw:name="f115" draw:formula="?f76 / 135"/>
              <draw:equation draw:name="f116" draw:formula="?f77 / 84"/>
              <draw:equation draw:name="f117" draw:formula="?f78 / 135"/>
              <draw:equation draw:name="f118" draw:formula="?f79 / 84"/>
              <draw:equation draw:name="f119" draw:formula="?f80 / 135"/>
              <draw:equation draw:name="f120" draw:formula="?f81 / 84"/>
              <draw:equation draw:name="f121" draw:formula="?f82 / 135"/>
              <draw:equation draw:name="f122" draw:formula="?f83 / 84"/>
              <draw:equation draw:name="f123" draw:formula="?f84 / 84"/>
              <draw:equation draw:name="f124" draw:formula="?f85 / 135"/>
              <draw:equation draw:name="f125" draw:formula="?f86 / 135"/>
              <draw:equation draw:name="f126" draw:formula="?f87 / 84"/>
              <draw:equation draw:name="f127" draw:formula="?f88 / 135"/>
              <draw:equation draw:name="f128" draw:formula="?f89 / 84"/>
              <draw:equation draw:name="f129" draw:formula="?f90 / 135"/>
              <draw:equation draw:name="f130" draw:formula="?f91 / 84"/>
              <draw:equation draw:name="f131" draw:formula="?f92 / 135"/>
              <draw:equation draw:name="f132" draw:formula="?f93 / 84"/>
              <draw:equation draw:name="f133" draw:formula="?f94 / 135"/>
              <draw:equation draw:name="f134" draw:formula="?f95 / 84"/>
              <draw:equation draw:name="f135" draw:formula="?f96 / 135"/>
              <draw:equation draw:name="f136" draw:formula="?f97 / 84"/>
              <draw:equation draw:name="f137" draw:formula="?f98 / 135"/>
              <draw:equation draw:name="f138" draw:formula="?f99 / 84"/>
              <draw:equation draw:name="f139" draw:formula="?f100 / 135"/>
              <draw:equation draw:name="f140" draw:formula="?f101 / 135"/>
              <draw:equation draw:name="f141" draw:formula="?f102 / 135"/>
              <draw:equation draw:name="f142" draw:formula="?f103 / 135"/>
              <draw:equation draw:name="f143" draw:formula="?f104 / 84"/>
              <draw:equation draw:name="f144" draw:formula="?f105 / 135"/>
              <draw:equation draw:name="f145" draw:formula="?f106 / 84"/>
              <draw:equation draw:name="f146" draw:formula="?f107 / 135"/>
              <draw:equation draw:name="f147" draw:formula="0 / ?f67"/>
              <draw:equation draw:name="f148" draw:formula="?f1 / ?f67"/>
              <draw:equation draw:name="f149" draw:formula="0 / ?f68"/>
              <draw:equation draw:name="f150" draw:formula="?f2 / ?f68"/>
              <draw:equation draw:name="f151" draw:formula="?f108 / ?f67"/>
              <draw:equation draw:name="f152" draw:formula="?f109 / ?f68"/>
              <draw:equation draw:name="f153" draw:formula="?f110 / ?f67"/>
              <draw:equation draw:name="f154" draw:formula="?f111 / ?f68"/>
              <draw:equation draw:name="f155" draw:formula="?f112 / ?f67"/>
              <draw:equation draw:name="f156" draw:formula="?f113 / ?f68"/>
              <draw:equation draw:name="f157" draw:formula="?f114 / ?f67"/>
              <draw:equation draw:name="f158" draw:formula="?f115 / ?f68"/>
              <draw:equation draw:name="f159" draw:formula="?f116 / ?f67"/>
              <draw:equation draw:name="f160" draw:formula="?f117 / ?f68"/>
              <draw:equation draw:name="f161" draw:formula="?f118 / ?f67"/>
              <draw:equation draw:name="f162" draw:formula="?f119 / ?f68"/>
              <draw:equation draw:name="f163" draw:formula="?f120 / ?f67"/>
              <draw:equation draw:name="f164" draw:formula="?f121 / ?f68"/>
              <draw:equation draw:name="f165" draw:formula="?f122 / ?f67"/>
              <draw:equation draw:name="f166" draw:formula="?f123 / ?f67"/>
              <draw:equation draw:name="f167" draw:formula="?f124 / ?f68"/>
              <draw:equation draw:name="f168" draw:formula="?f125 / ?f68"/>
              <draw:equation draw:name="f169" draw:formula="?f126 / ?f67"/>
              <draw:equation draw:name="f170" draw:formula="?f127 / ?f68"/>
              <draw:equation draw:name="f171" draw:formula="?f128 / ?f67"/>
              <draw:equation draw:name="f172" draw:formula="?f129 / ?f68"/>
              <draw:equation draw:name="f173" draw:formula="?f130 / ?f67"/>
              <draw:equation draw:name="f174" draw:formula="?f131 / ?f68"/>
              <draw:equation draw:name="f175" draw:formula="?f132 / ?f67"/>
              <draw:equation draw:name="f176" draw:formula="?f133 / ?f68"/>
              <draw:equation draw:name="f177" draw:formula="?f134 / ?f67"/>
              <draw:equation draw:name="f178" draw:formula="?f135 / ?f68"/>
              <draw:equation draw:name="f179" draw:formula="?f136 / ?f67"/>
              <draw:equation draw:name="f180" draw:formula="?f137 / ?f68"/>
              <draw:equation draw:name="f181" draw:formula="?f138 / ?f67"/>
              <draw:equation draw:name="f182" draw:formula="?f139 / ?f68"/>
              <draw:equation draw:name="f183" draw:formula="?f140 / ?f68"/>
              <draw:equation draw:name="f184" draw:formula="?f141 / ?f68"/>
              <draw:equation draw:name="f185" draw:formula="?f142 / ?f68"/>
              <draw:equation draw:name="f186" draw:formula="?f143 / ?f67"/>
              <draw:equation draw:name="f187" draw:formula="?f144 / ?f68"/>
              <draw:equation draw:name="f188" draw:formula="?f145 / ?f67"/>
              <draw:equation draw:name="f189" draw:formula="?f146 / ?f68"/>
            </draw:enhanced-geometry>
          </draw:custom-shape>
          <draw:custom-shape svg:x="1.82644in" svg:y="4.4555in" svg:width="0.12056in" svg:height="0.14735in" draw:id="id275" draw:style-name="a1262" draw:name="Freeform 411">
            <svg:title/>
            <svg:desc/>
            <text:p text:style-name="a1261" text:class-names="" text:cond-style-name=""><text:span text:style-name="a1260" text:class-names=""/></text:p>
            <draw:enhanced-geometry xmlns:dr3d="urn:oasis:names:tc:opendocument:xmlns:dr3d:1.0" draw:type="non-primitive" svg:viewBox="0 0 81 100" draw:enhanced-path="M ?f1 ?f3 L ?f4 ?f3 ?f4 ?f5 C ?f6 ?f5 ?f7 ?f8 ?f9 ?f10 ?f11 ?f12 ?f13 ?f14 ?f15 ?f16 ?f17 ?f18 ?f19 ?f3 ?f20 ?f21 ?f22 ?f2 ?f23 ?f2 ?f24 ?f2 ?f25 ?f2 ?f26 ?f18 ?f27 ?f10 ?f28 ?f29 ?f0 ?f30 ?f0 ?f31 ?f0 ?f32 ?f33 ?f11 ?f34 ?f35 ?f36 ?f37 ?f38 ?f39 ?f40 ?f41 ?f42 ?f43 ?f24 ?f44 ?f43 ?f45 ?f19 ?f23 ?f46 ?f47 ?f4 ?f47 L ?f4 ?f48 C ?f4 ?f49 ?f4 ?f50 ?f32 ?f51 ?f7 ?f52 ?f9 ?f53 ?f54 ?f55 ?f46 ?f56 ?f15 ?f26 ?f17 ?f26 ?f19 ?f57 ?f20 ?f57 ?f22 ?f57 ?f47 ?f57 ?f24 ?f26 ?f58 ?f56 ?f59 ?f55 ?f26 ?f53 ?f60 ?f52 L ?f27 ?f52 ?f27 ?f61 C ?f38 ?f28 ?f56 ?f33 ?f25 ?f62 ?f49 ?f0 ?f63 ?f0 ?f22 ?f0 ?f19 ?f0 ?f35 ?f0 ?f11 ?f33 ?f7 ?f28 ?f64 ?f34 ?f31 ?f65 ?f66 ?f60 ?f67 ?f68 ?f30 ?f55 ?f69 ?f25 ?f1 ?f70 ?f1 ?f71 L ?f1 ?f3 Z M ?f4 ?f66 L ?f4 ?f37 C ?f9 ?f37 ?f13 ?f37 ?f37 ?f72 ?f73 ?f72 ?f23 ?f17 ?f48 ?f74 ?f49 ?f15 ?f42 ?f13 ?f52 ?f54 ?f40 ?f9 ?f55 ?f6 ?f55 ?f75 ?f55 ?f66 ?f40 ?f76 ?f25 ?f1 ?f50 ?f77 ?f78 ?f79 ?f45 ?f79 ?f20 ?f79 ?f37 ?f77 ?f35 ?f80 ?f11 ?f69 ?f81 ?f67 ?f4 ?f66 Z N" draw:text-areas="?f206 ?f208 ?f207 ?f209" draw:glue-points="?f210 ?f211 ?f212 ?f211 ?f212 ?f213 ?f214 ?f215 ?f216 ?f217 ?f218 ?f219 ?f220 ?f221 ?f222 ?f215 ?f223 ?f224 ?f225 ?f226 ?f227 ?f228 ?f229 ?f230 ?f212 ?f231 ?f212 ?f232 ?f233 ?f234 ?f235 ?f236 ?f237 ?f238 ?f239 ?f240 ?f241 ?f242 ?f243 ?f244 ?f222 ?f244 ?f222 ?f245 ?f246 ?f247 ?f239 ?f248 ?f249 ?f250 ?f251 ?f252 ?f253 ?f236 ?f210 ?f254 ?f210 ?f211 ?f212 ?f255 ?f212 ?f256 ?f257 ?f258 ?f259 ?f260 ?f261 ?f262 ?f263 ?f264 ?f246 ?f265 ?f266 ?f267 ?f268 ?f269 ?f212 ?f255" draw:glue-point-leaving-directions="-90, -90, -90, -90, -90, -90, -90, -90, -90, -90, -90, -90, -90, -90, -90, -90, -90, -90, -90, -90, -90, -90, -90, -90, -90, -90, -90, -90, -90, -90, -90, -90, -90, -90, -90, -90, -90, -90, -90">
              <draw:equation draw:name="f0" draw:formula="0"/>
              <draw:equation draw:name="f1" draw:formula="81"/>
              <draw:equation draw:name="f2" draw:formula="100"/>
              <draw:equation draw:name="f3" draw:formula="98"/>
              <draw:equation draw:name="f4" draw:formula="65"/>
              <draw:equation draw:name="f5" draw:formula="88"/>
              <draw:equation draw:name="f6" draw:formula="64"/>
              <draw:equation draw:name="f7" draw:formula="62"/>
              <draw:equation draw:name="f8" draw:formula="90"/>
              <draw:equation draw:name="f9" draw:formula="60"/>
              <draw:equation draw:name="f10" draw:formula="92"/>
              <draw:equation draw:name="f11" draw:formula="57"/>
              <draw:equation draw:name="f12" draw:formula="93"/>
              <draw:equation draw:name="f13" draw:formula="55"/>
              <draw:equation draw:name="f14" draw:formula="95"/>
              <draw:equation draw:name="f15" draw:formula="53"/>
              <draw:equation draw:name="f16" draw:formula="96"/>
              <draw:equation draw:name="f17" draw:formula="50"/>
              <draw:equation draw:name="f18" draw:formula="97"/>
              <draw:equation draw:name="f19" draw:formula="47"/>
              <draw:equation draw:name="f20" draw:formula="43"/>
              <draw:equation draw:name="f21" draw:formula="99"/>
              <draw:equation draw:name="f22" draw:formula="40"/>
              <draw:equation draw:name="f23" draw:formula="36"/>
              <draw:equation draw:name="f24" draw:formula="31"/>
              <draw:equation draw:name="f25" draw:formula="22"/>
              <draw:equation draw:name="f26" draw:formula="15"/>
              <draw:equation draw:name="f27" draw:formula="9"/>
              <draw:equation draw:name="f28" draw:formula="3"/>
              <draw:equation draw:name="f29" draw:formula="86"/>
              <draw:equation draw:name="f30" draw:formula="79"/>
              <draw:equation draw:name="f31" draw:formula="70"/>
              <draw:equation draw:name="f32" draw:formula="63"/>
              <draw:equation draw:name="f33" draw:formula="2"/>
              <draw:equation draw:name="f34" draw:formula="5"/>
              <draw:equation draw:name="f35" draw:formula="52"/>
              <draw:equation draw:name="f36" draw:formula="8"/>
              <draw:equation draw:name="f37" draw:formula="48"/>
              <draw:equation draw:name="f38" draw:formula="12"/>
              <draw:equation draw:name="f39" draw:formula="44"/>
              <draw:equation draw:name="f40" draw:formula="18"/>
              <draw:equation draw:name="f41" draw:formula="42"/>
              <draw:equation draw:name="f42" draw:formula="24"/>
              <draw:equation draw:name="f43" draw:formula="39"/>
              <draw:equation draw:name="f44" draw:formula="38"/>
              <draw:equation draw:name="f45" draw:formula="37"/>
              <draw:equation draw:name="f46" draw:formula="56"/>
              <draw:equation draw:name="f47" draw:formula="35"/>
              <draw:equation draw:name="f48" draw:formula="32"/>
              <draw:equation draw:name="f49" draw:formula="28"/>
              <draw:equation draw:name="f50" draw:formula="25"/>
              <draw:equation draw:name="f51" draw:formula="23"/>
              <draw:equation draw:name="f52" draw:formula="21"/>
              <draw:equation draw:name="f53" draw:formula="19"/>
              <draw:equation draw:name="f54" draw:formula="58"/>
              <draw:equation draw:name="f55" draw:formula="17"/>
              <draw:equation draw:name="f56" draw:formula="16"/>
              <draw:equation draw:name="f57" draw:formula="14"/>
              <draw:equation draw:name="f58" draw:formula="26"/>
              <draw:equation draw:name="f59" draw:formula="20"/>
              <draw:equation draw:name="f60" draw:formula="10"/>
              <draw:equation draw:name="f61" draw:formula="4"/>
              <draw:equation draw:name="f62" draw:formula="1"/>
              <draw:equation draw:name="f63" draw:formula="34"/>
              <draw:equation draw:name="f64" draw:formula="67"/>
              <draw:equation draw:name="f65" draw:formula="7"/>
              <draw:equation draw:name="f66" draw:formula="74"/>
              <draw:equation draw:name="f67" draw:formula="77"/>
              <draw:equation draw:name="f68" draw:formula="13"/>
              <draw:equation draw:name="f69" draw:formula="80"/>
              <draw:equation draw:name="f70" draw:formula="27"/>
              <draw:equation draw:name="f71" draw:formula="33"/>
              <draw:equation draw:name="f72" draw:formula="49"/>
              <draw:equation draw:name="f73" draw:formula="41"/>
              <draw:equation draw:name="f74" draw:formula="51"/>
              <draw:equation draw:name="f75" draw:formula="69"/>
              <draw:equation draw:name="f76" draw:formula="78"/>
              <draw:equation draw:name="f77" draw:formula="84"/>
              <draw:equation draw:name="f78" draw:formula="30"/>
              <draw:equation draw:name="f79" draw:formula="85"/>
              <draw:equation draw:name="f80" draw:formula="82"/>
              <draw:equation draw:name="f81" draw:formula="61"/>
              <draw:equation draw:name="f82" draw:formula="?f2 - ?f0"/>
              <draw:equation draw:name="f83" draw:formula="?f1 - ?f0"/>
              <draw:equation draw:name="f84" draw:formula="?f83 / 81"/>
              <draw:equation draw:name="f85" draw:formula="?f82 / 100"/>
              <draw:equation draw:name="f86" draw:formula="81 * ?f83"/>
              <draw:equation draw:name="f87" draw:formula="98 * ?f82"/>
              <draw:equation draw:name="f88" draw:formula="65 * ?f83"/>
              <draw:equation draw:name="f89" draw:formula="88 * ?f82"/>
              <draw:equation draw:name="f90" draw:formula="60 * ?f83"/>
              <draw:equation draw:name="f91" draw:formula="92 * ?f82"/>
              <draw:equation draw:name="f92" draw:formula="53 * ?f83"/>
              <draw:equation draw:name="f93" draw:formula="96 * ?f82"/>
              <draw:equation draw:name="f94" draw:formula="43 * ?f83"/>
              <draw:equation draw:name="f95" draw:formula="99 * ?f82"/>
              <draw:equation draw:name="f96" draw:formula="31 * ?f83"/>
              <draw:equation draw:name="f97" draw:formula="100 * ?f82"/>
              <draw:equation draw:name="f98" draw:formula="9 * ?f83"/>
              <draw:equation draw:name="f99" draw:formula="0 * ?f83"/>
              <draw:equation draw:name="f100" draw:formula="70 * ?f82"/>
              <draw:equation draw:name="f101" draw:formula="5 * ?f83"/>
              <draw:equation draw:name="f102" draw:formula="52 * ?f82"/>
              <draw:equation draw:name="f103" draw:formula="18 * ?f83"/>
              <draw:equation draw:name="f104" draw:formula="42 * ?f82"/>
              <draw:equation draw:name="f105" draw:formula="39 * ?f83"/>
              <draw:equation draw:name="f106" draw:formula="37 * ?f82"/>
              <draw:equation draw:name="f107" draw:formula="35 * ?f82"/>
              <draw:equation draw:name="f108" draw:formula="32 * ?f82"/>
              <draw:equation draw:name="f109" draw:formula="63 * ?f83"/>
              <draw:equation draw:name="f110" draw:formula="23 * ?f82"/>
              <draw:equation draw:name="f111" draw:formula="58 * ?f83"/>
              <draw:equation draw:name="f112" draw:formula="17 * ?f82"/>
              <draw:equation draw:name="f113" draw:formula="50 * ?f83"/>
              <draw:equation draw:name="f114" draw:formula="15 * ?f82"/>
              <draw:equation draw:name="f115" draw:formula="40 * ?f83"/>
              <draw:equation draw:name="f116" draw:formula="14 * ?f82"/>
              <draw:equation draw:name="f117" draw:formula="26 * ?f83"/>
              <draw:equation draw:name="f118" draw:formula="16 * ?f82"/>
              <draw:equation draw:name="f119" draw:formula="10 * ?f83"/>
              <draw:equation draw:name="f120" draw:formula="21 * ?f82"/>
              <draw:equation draw:name="f121" draw:formula="4 * ?f82"/>
              <draw:equation draw:name="f122" draw:formula="22 * ?f83"/>
              <draw:equation draw:name="f123" draw:formula="1 * ?f82"/>
              <draw:equation draw:name="f124" draw:formula="0 * ?f82"/>
              <draw:equation draw:name="f125" draw:formula="57 * ?f83"/>
              <draw:equation draw:name="f126" draw:formula="2 * ?f82"/>
              <draw:equation draw:name="f127" draw:formula="70 * ?f83"/>
              <draw:equation draw:name="f128" draw:formula="7 * ?f82"/>
              <draw:equation draw:name="f129" draw:formula="79 * ?f83"/>
              <draw:equation draw:name="f130" draw:formula="33 * ?f82"/>
              <draw:equation draw:name="f131" draw:formula="74 * ?f82"/>
              <draw:equation draw:name="f132" draw:formula="48 * ?f82"/>
              <draw:equation draw:name="f133" draw:formula="48 * ?f83"/>
              <draw:equation draw:name="f134" draw:formula="49 * ?f82"/>
              <draw:equation draw:name="f135" draw:formula="32 * ?f83"/>
              <draw:equation draw:name="f136" draw:formula="51 * ?f82"/>
              <draw:equation draw:name="f137" draw:formula="21 * ?f83"/>
              <draw:equation draw:name="f138" draw:formula="58 * ?f82"/>
              <draw:equation draw:name="f139" draw:formula="17 * ?f83"/>
              <draw:equation draw:name="f140" draw:formula="69 * ?f82"/>
              <draw:equation draw:name="f141" draw:formula="81 * ?f82"/>
              <draw:equation draw:name="f142" draw:formula="37 * ?f83"/>
              <draw:equation draw:name="f143" draw:formula="85 * ?f82"/>
              <draw:equation draw:name="f144" draw:formula="52 * ?f83"/>
              <draw:equation draw:name="f145" draw:formula="82 * ?f82"/>
              <draw:equation draw:name="f146" draw:formula="?f86 / 81"/>
              <draw:equation draw:name="f147" draw:formula="?f87 / 100"/>
              <draw:equation draw:name="f148" draw:formula="?f88 / 81"/>
              <draw:equation draw:name="f149" draw:formula="?f89 / 100"/>
              <draw:equation draw:name="f150" draw:formula="?f90 / 81"/>
              <draw:equation draw:name="f151" draw:formula="?f91 / 100"/>
              <draw:equation draw:name="f152" draw:formula="?f92 / 81"/>
              <draw:equation draw:name="f153" draw:formula="?f93 / 100"/>
              <draw:equation draw:name="f154" draw:formula="?f94 / 81"/>
              <draw:equation draw:name="f155" draw:formula="?f95 / 100"/>
              <draw:equation draw:name="f156" draw:formula="?f96 / 81"/>
              <draw:equation draw:name="f157" draw:formula="?f97 / 100"/>
              <draw:equation draw:name="f158" draw:formula="?f98 / 81"/>
              <draw:equation draw:name="f159" draw:formula="?f99 / 81"/>
              <draw:equation draw:name="f160" draw:formula="?f100 / 100"/>
              <draw:equation draw:name="f161" draw:formula="?f101 / 81"/>
              <draw:equation draw:name="f162" draw:formula="?f102 / 100"/>
              <draw:equation draw:name="f163" draw:formula="?f103 / 81"/>
              <draw:equation draw:name="f164" draw:formula="?f104 / 100"/>
              <draw:equation draw:name="f165" draw:formula="?f105 / 81"/>
              <draw:equation draw:name="f166" draw:formula="?f106 / 100"/>
              <draw:equation draw:name="f167" draw:formula="?f107 / 100"/>
              <draw:equation draw:name="f168" draw:formula="?f108 / 100"/>
              <draw:equation draw:name="f169" draw:formula="?f109 / 81"/>
              <draw:equation draw:name="f170" draw:formula="?f110 / 100"/>
              <draw:equation draw:name="f171" draw:formula="?f111 / 81"/>
              <draw:equation draw:name="f172" draw:formula="?f112 / 100"/>
              <draw:equation draw:name="f173" draw:formula="?f113 / 81"/>
              <draw:equation draw:name="f174" draw:formula="?f114 / 100"/>
              <draw:equation draw:name="f175" draw:formula="?f115 / 81"/>
              <draw:equation draw:name="f176" draw:formula="?f116 / 100"/>
              <draw:equation draw:name="f177" draw:formula="?f117 / 81"/>
              <draw:equation draw:name="f178" draw:formula="?f118 / 100"/>
              <draw:equation draw:name="f179" draw:formula="?f119 / 81"/>
              <draw:equation draw:name="f180" draw:formula="?f120 / 100"/>
              <draw:equation draw:name="f181" draw:formula="?f121 / 100"/>
              <draw:equation draw:name="f182" draw:formula="?f122 / 81"/>
              <draw:equation draw:name="f183" draw:formula="?f123 / 100"/>
              <draw:equation draw:name="f184" draw:formula="?f124 / 100"/>
              <draw:equation draw:name="f185" draw:formula="?f125 / 81"/>
              <draw:equation draw:name="f186" draw:formula="?f126 / 100"/>
              <draw:equation draw:name="f187" draw:formula="?f127 / 81"/>
              <draw:equation draw:name="f188" draw:formula="?f128 / 100"/>
              <draw:equation draw:name="f189" draw:formula="?f129 / 81"/>
              <draw:equation draw:name="f190" draw:formula="?f130 / 100"/>
              <draw:equation draw:name="f191" draw:formula="?f131 / 100"/>
              <draw:equation draw:name="f192" draw:formula="?f132 / 100"/>
              <draw:equation draw:name="f193" draw:formula="?f133 / 81"/>
              <draw:equation draw:name="f194" draw:formula="?f134 / 100"/>
              <draw:equation draw:name="f195" draw:formula="?f135 / 81"/>
              <draw:equation draw:name="f196" draw:formula="?f136 / 100"/>
              <draw:equation draw:name="f197" draw:formula="?f137 / 81"/>
              <draw:equation draw:name="f198" draw:formula="?f138 / 100"/>
              <draw:equation draw:name="f199" draw:formula="?f139 / 81"/>
              <draw:equation draw:name="f200" draw:formula="?f140 / 100"/>
              <draw:equation draw:name="f201" draw:formula="?f141 / 100"/>
              <draw:equation draw:name="f202" draw:formula="?f142 / 81"/>
              <draw:equation draw:name="f203" draw:formula="?f143 / 100"/>
              <draw:equation draw:name="f204" draw:formula="?f144 / 81"/>
              <draw:equation draw:name="f205" draw:formula="?f145 / 100"/>
              <draw:equation draw:name="f206" draw:formula="0 / ?f84"/>
              <draw:equation draw:name="f207" draw:formula="?f1 / ?f84"/>
              <draw:equation draw:name="f208" draw:formula="0 / ?f85"/>
              <draw:equation draw:name="f209" draw:formula="?f2 / ?f85"/>
              <draw:equation draw:name="f210" draw:formula="?f146 / ?f84"/>
              <draw:equation draw:name="f211" draw:formula="?f147 / ?f85"/>
              <draw:equation draw:name="f212" draw:formula="?f148 / ?f84"/>
              <draw:equation draw:name="f213" draw:formula="?f149 / ?f85"/>
              <draw:equation draw:name="f214" draw:formula="?f150 / ?f84"/>
              <draw:equation draw:name="f215" draw:formula="?f151 / ?f85"/>
              <draw:equation draw:name="f216" draw:formula="?f152 / ?f84"/>
              <draw:equation draw:name="f217" draw:formula="?f153 / ?f85"/>
              <draw:equation draw:name="f218" draw:formula="?f154 / ?f84"/>
              <draw:equation draw:name="f219" draw:formula="?f155 / ?f85"/>
              <draw:equation draw:name="f220" draw:formula="?f156 / ?f84"/>
              <draw:equation draw:name="f221" draw:formula="?f157 / ?f85"/>
              <draw:equation draw:name="f222" draw:formula="?f158 / ?f84"/>
              <draw:equation draw:name="f223" draw:formula="?f159 / ?f84"/>
              <draw:equation draw:name="f224" draw:formula="?f160 / ?f85"/>
              <draw:equation draw:name="f225" draw:formula="?f161 / ?f84"/>
              <draw:equation draw:name="f226" draw:formula="?f162 / ?f85"/>
              <draw:equation draw:name="f227" draw:formula="?f163 / ?f84"/>
              <draw:equation draw:name="f228" draw:formula="?f164 / ?f85"/>
              <draw:equation draw:name="f229" draw:formula="?f165 / ?f84"/>
              <draw:equation draw:name="f230" draw:formula="?f166 / ?f85"/>
              <draw:equation draw:name="f231" draw:formula="?f167 / ?f85"/>
              <draw:equation draw:name="f232" draw:formula="?f168 / ?f85"/>
              <draw:equation draw:name="f233" draw:formula="?f169 / ?f84"/>
              <draw:equation draw:name="f234" draw:formula="?f170 / ?f85"/>
              <draw:equation draw:name="f235" draw:formula="?f171 / ?f84"/>
              <draw:equation draw:name="f236" draw:formula="?f172 / ?f85"/>
              <draw:equation draw:name="f237" draw:formula="?f173 / ?f84"/>
              <draw:equation draw:name="f238" draw:formula="?f174 / ?f85"/>
              <draw:equation draw:name="f239" draw:formula="?f175 / ?f84"/>
              <draw:equation draw:name="f240" draw:formula="?f176 / ?f85"/>
              <draw:equation draw:name="f241" draw:formula="?f177 / ?f84"/>
              <draw:equation draw:name="f242" draw:formula="?f178 / ?f85"/>
              <draw:equation draw:name="f243" draw:formula="?f179 / ?f84"/>
              <draw:equation draw:name="f244" draw:formula="?f180 / ?f85"/>
              <draw:equation draw:name="f245" draw:formula="?f181 / ?f85"/>
              <draw:equation draw:name="f246" draw:formula="?f182 / ?f84"/>
              <draw:equation draw:name="f247" draw:formula="?f183 / ?f85"/>
              <draw:equation draw:name="f248" draw:formula="?f184 / ?f85"/>
              <draw:equation draw:name="f249" draw:formula="?f185 / ?f84"/>
              <draw:equation draw:name="f250" draw:formula="?f186 / ?f85"/>
              <draw:equation draw:name="f251" draw:formula="?f187 / ?f84"/>
              <draw:equation draw:name="f252" draw:formula="?f188 / ?f85"/>
              <draw:equation draw:name="f253" draw:formula="?f189 / ?f84"/>
              <draw:equation draw:name="f254" draw:formula="?f190 / ?f85"/>
              <draw:equation draw:name="f255" draw:formula="?f191 / ?f85"/>
              <draw:equation draw:name="f256" draw:formula="?f192 / ?f85"/>
              <draw:equation draw:name="f257" draw:formula="?f193 / ?f84"/>
              <draw:equation draw:name="f258" draw:formula="?f194 / ?f85"/>
              <draw:equation draw:name="f259" draw:formula="?f195 / ?f84"/>
              <draw:equation draw:name="f260" draw:formula="?f196 / ?f85"/>
              <draw:equation draw:name="f261" draw:formula="?f197 / ?f84"/>
              <draw:equation draw:name="f262" draw:formula="?f198 / ?f85"/>
              <draw:equation draw:name="f263" draw:formula="?f199 / ?f84"/>
              <draw:equation draw:name="f264" draw:formula="?f200 / ?f85"/>
              <draw:equation draw:name="f265" draw:formula="?f201 / ?f85"/>
              <draw:equation draw:name="f266" draw:formula="?f202 / ?f84"/>
              <draw:equation draw:name="f267" draw:formula="?f203 / ?f85"/>
              <draw:equation draw:name="f268" draw:formula="?f204 / ?f84"/>
              <draw:equation draw:name="f269" draw:formula="?f205 / ?f85"/>
            </draw:enhanced-geometry>
          </draw:custom-shape>
          <draw:custom-shape svg:x="1.98272in" svg:y="4.4555in" svg:width="0.11163in" svg:height="0.14735in" draw:id="id276" draw:style-name="a1265" draw:name="Freeform 412">
            <svg:title/>
            <svg:desc/>
            <text:p text:style-name="a1264" text:class-names="" text:cond-style-name=""><text:span text:style-name="a1263" text:class-names=""/></text:p>
            <draw:enhanced-geometry xmlns:dr3d="urn:oasis:names:tc:opendocument:xmlns:dr3d:1.0" draw:type="non-primitive" svg:viewBox="0 0 77 100" draw:enhanced-path="M ?f1 ?f3 C ?f4 ?f5 ?f6 ?f7 ?f8 ?f9 ?f10 ?f11 ?f12 ?f2 ?f13 ?f2 ?f14 ?f2 ?f15 ?f11 ?f16 ?f17 ?f18 ?f19 ?f20 ?f3 ?f21 ?f22 ?f23 ?f24 ?f25 ?f26 ?f27 ?f4 ?f28 ?f29 ?f0 ?f30 ?f0 ?f31 ?f0 ?f32 ?f33 ?f18 ?f34 ?f21 ?f35 ?f33 ?f36 ?f0 ?f13 ?f0 ?f12 ?f0 ?f10 ?f28 ?f8 ?f37 ?f38 ?f33 ?f39 ?f40 ?f1 ?f41 L ?f1 ?f42 ?f43 ?f42 C ?f44 ?f18 ?f29 ?f45 ?f46 ?f20 ?f47 ?f48 ?f49 ?f50 ?f13 ?f50 ?f51 ?f50 ?f52 ?f20 ?f53 ?f54 ?f45 ?f52 ?f55 ?f56 ?f55 ?f31 ?f55 ?f8 ?f45 ?f57 ?f53 ?f1 ?f52 ?f24 ?f58 ?f59 ?f13 ?f59 ?f60 ?f59 ?f12 ?f61 ?f47 ?f61 ?f62 ?f63 ?f8 ?f24 ?f64 ?f65 ?f6 ?f66 ?f67 ?f68 ?f44 ?f26 ?f39 ?f43 ?f69 ?f69 ?f43 ?f70 L ?f1 ?f70 ?f1 ?f3 Z N" draw:text-areas="?f147 ?f149 ?f148 ?f150" draw:glue-points="?f151 ?f152 ?f153 ?f154 ?f155 ?f156 ?f157 ?f158 ?f159 ?f160 ?f161 ?f162 ?f163 ?f164 ?f165 ?f166 ?f155 ?f167 ?f153 ?f168 ?f151 ?f169 ?f151 ?f170 ?f171 ?f170 ?f172 ?f173 ?f155 ?f174 ?f175 ?f176 ?f177 ?f164 ?f175 ?f178 ?f155 ?f179 ?f180 ?f181 ?f182 ?f183 ?f184 ?f185 ?f171 ?f186 ?f151 ?f186 ?f151 ?f152" draw:glue-point-leaving-directions="-90, -90, -90, -90, -90, -90, -90, -90, -90, -90, -90, -90, -90, -90, -90, -90, -90, -90, -90, -90, -90, -90, -90, -90, -90">
              <draw:equation draw:name="f0" draw:formula="0"/>
              <draw:equation draw:name="f1" draw:formula="77"/>
              <draw:equation draw:name="f2" draw:formula="100"/>
              <draw:equation draw:name="f3" draw:formula="92"/>
              <draw:equation draw:name="f4" draw:formula="72"/>
              <draw:equation draw:name="f5" draw:formula="94"/>
              <draw:equation draw:name="f6" draw:formula="67"/>
              <draw:equation draw:name="f7" draw:formula="96"/>
              <draw:equation draw:name="f8" draw:formula="62"/>
              <draw:equation draw:name="f9" draw:formula="98"/>
              <draw:equation draw:name="f10" draw:formula="57"/>
              <draw:equation draw:name="f11" draw:formula="99"/>
              <draw:equation draw:name="f12" draw:formula="52"/>
              <draw:equation draw:name="f13" draw:formula="46"/>
              <draw:equation draw:name="f14" draw:formula="40"/>
              <draw:equation draw:name="f15" draw:formula="33"/>
              <draw:equation draw:name="f16" draw:formula="27"/>
              <draw:equation draw:name="f17" draw:formula="97"/>
              <draw:equation draw:name="f18" draw:formula="22"/>
              <draw:equation draw:name="f19" draw:formula="95"/>
              <draw:equation draw:name="f20" draw:formula="17"/>
              <draw:equation draw:name="f21" draw:formula="13"/>
              <draw:equation draw:name="f22" draw:formula="88"/>
              <draw:equation draw:name="f23" draw:formula="9"/>
              <draw:equation draw:name="f24" draw:formula="83"/>
              <draw:equation draw:name="f25" draw:formula="5"/>
              <draw:equation draw:name="f26" draw:formula="78"/>
              <draw:equation draw:name="f27" draw:formula="3"/>
              <draw:equation draw:name="f28" draw:formula="1"/>
              <draw:equation draw:name="f29" draw:formula="66"/>
              <draw:equation draw:name="f30" draw:formula="58"/>
              <draw:equation draw:name="f31" draw:formula="50"/>
              <draw:equation draw:name="f32" draw:formula="34"/>
              <draw:equation draw:name="f33" draw:formula="4"/>
              <draw:equation draw:name="f34" draw:formula="12"/>
              <draw:equation draw:name="f35" draw:formula="21"/>
              <draw:equation draw:name="f36" draw:formula="32"/>
              <draw:equation draw:name="f37" draw:formula="2"/>
              <draw:equation draw:name="f38" draw:formula="68"/>
              <draw:equation draw:name="f39" draw:formula="73"/>
              <draw:equation draw:name="f40" draw:formula="6"/>
              <draw:equation draw:name="f41" draw:formula="8"/>
              <draw:equation draw:name="f42" draw:formula="26"/>
              <draw:equation draw:name="f43" draw:formula="76"/>
              <draw:equation draw:name="f44" draw:formula="71"/>
              <draw:equation draw:name="f45" draw:formula="19"/>
              <draw:equation draw:name="f46" draw:formula="61"/>
              <draw:equation draw:name="f47" draw:formula="56"/>
              <draw:equation draw:name="f48" draw:formula="15"/>
              <draw:equation draw:name="f49" draw:formula="51"/>
              <draw:equation draw:name="f50" draw:formula="14"/>
              <draw:equation draw:name="f51" draw:formula="37"/>
              <draw:equation draw:name="f52" draw:formula="29"/>
              <draw:equation draw:name="f53" draw:formula="24"/>
              <draw:equation draw:name="f54" draw:formula="23"/>
              <draw:equation draw:name="f55" draw:formula="16"/>
              <draw:equation draw:name="f56" draw:formula="38"/>
              <draw:equation draw:name="f57" draw:formula="70"/>
              <draw:equation draw:name="f58" draw:formula="36"/>
              <draw:equation draw:name="f59" draw:formula="86"/>
              <draw:equation draw:name="f60" draw:formula="49"/>
              <draw:equation draw:name="f61" draw:formula="85"/>
              <draw:equation draw:name="f62" draw:formula="59"/>
              <draw:equation draw:name="f63" draw:formula="84"/>
              <draw:equation draw:name="f64" draw:formula="65"/>
              <draw:equation draw:name="f65" draw:formula="81"/>
              <draw:equation draw:name="f66" draw:formula="80"/>
              <draw:equation draw:name="f67" draw:formula="69"/>
              <draw:equation draw:name="f68" draw:formula="79"/>
              <draw:equation draw:name="f69" draw:formula="75"/>
              <draw:equation draw:name="f70" draw:formula="74"/>
              <draw:equation draw:name="f71" draw:formula="?f2 - ?f0"/>
              <draw:equation draw:name="f72" draw:formula="?f1 - ?f0"/>
              <draw:equation draw:name="f73" draw:formula="?f72 / 77"/>
              <draw:equation draw:name="f74" draw:formula="?f71 / 100"/>
              <draw:equation draw:name="f75" draw:formula="77 * ?f72"/>
              <draw:equation draw:name="f76" draw:formula="92 * ?f71"/>
              <draw:equation draw:name="f77" draw:formula="62 * ?f72"/>
              <draw:equation draw:name="f78" draw:formula="98 * ?f71"/>
              <draw:equation draw:name="f79" draw:formula="46 * ?f72"/>
              <draw:equation draw:name="f80" draw:formula="100 * ?f71"/>
              <draw:equation draw:name="f81" draw:formula="27 * ?f72"/>
              <draw:equation draw:name="f82" draw:formula="97 * ?f71"/>
              <draw:equation draw:name="f83" draw:formula="13 * ?f72"/>
              <draw:equation draw:name="f84" draw:formula="88 * ?f71"/>
              <draw:equation draw:name="f85" draw:formula="3 * ?f72"/>
              <draw:equation draw:name="f86" draw:formula="72 * ?f71"/>
              <draw:equation draw:name="f87" draw:formula="0 * ?f72"/>
              <draw:equation draw:name="f88" draw:formula="50 * ?f71"/>
              <draw:equation draw:name="f89" draw:formula="12 * ?f72"/>
              <draw:equation draw:name="f90" draw:formula="13 * ?f71"/>
              <draw:equation draw:name="f91" draw:formula="0 * ?f71"/>
              <draw:equation draw:name="f92" draw:formula="2 * ?f71"/>
              <draw:equation draw:name="f93" draw:formula="8 * ?f71"/>
              <draw:equation draw:name="f94" draw:formula="26 * ?f71"/>
              <draw:equation draw:name="f95" draw:formula="76 * ?f72"/>
              <draw:equation draw:name="f96" draw:formula="61 * ?f72"/>
              <draw:equation draw:name="f97" draw:formula="17 * ?f71"/>
              <draw:equation draw:name="f98" draw:formula="14 * ?f71"/>
              <draw:equation draw:name="f99" draw:formula="24 * ?f72"/>
              <draw:equation draw:name="f100" draw:formula="23 * ?f71"/>
              <draw:equation draw:name="f101" draw:formula="16 * ?f72"/>
              <draw:equation draw:name="f102" draw:formula="77 * ?f71"/>
              <draw:equation draw:name="f103" draw:formula="86 * ?f71"/>
              <draw:equation draw:name="f104" draw:formula="56 * ?f72"/>
              <draw:equation draw:name="f105" draw:formula="85 * ?f71"/>
              <draw:equation draw:name="f106" draw:formula="65 * ?f72"/>
              <draw:equation draw:name="f107" draw:formula="81 * ?f71"/>
              <draw:equation draw:name="f108" draw:formula="71 * ?f72"/>
              <draw:equation draw:name="f109" draw:formula="78 * ?f71"/>
              <draw:equation draw:name="f110" draw:formula="74 * ?f71"/>
              <draw:equation draw:name="f111" draw:formula="?f75 / 77"/>
              <draw:equation draw:name="f112" draw:formula="?f76 / 100"/>
              <draw:equation draw:name="f113" draw:formula="?f77 / 77"/>
              <draw:equation draw:name="f114" draw:formula="?f78 / 100"/>
              <draw:equation draw:name="f115" draw:formula="?f79 / 77"/>
              <draw:equation draw:name="f116" draw:formula="?f80 / 100"/>
              <draw:equation draw:name="f117" draw:formula="?f81 / 77"/>
              <draw:equation draw:name="f118" draw:formula="?f82 / 100"/>
              <draw:equation draw:name="f119" draw:formula="?f83 / 77"/>
              <draw:equation draw:name="f120" draw:formula="?f84 / 100"/>
              <draw:equation draw:name="f121" draw:formula="?f85 / 77"/>
              <draw:equation draw:name="f122" draw:formula="?f86 / 100"/>
              <draw:equation draw:name="f123" draw:formula="?f87 / 77"/>
              <draw:equation draw:name="f124" draw:formula="?f88 / 100"/>
              <draw:equation draw:name="f125" draw:formula="?f89 / 77"/>
              <draw:equation draw:name="f126" draw:formula="?f90 / 100"/>
              <draw:equation draw:name="f127" draw:formula="?f91 / 100"/>
              <draw:equation draw:name="f128" draw:formula="?f92 / 100"/>
              <draw:equation draw:name="f129" draw:formula="?f93 / 100"/>
              <draw:equation draw:name="f130" draw:formula="?f94 / 100"/>
              <draw:equation draw:name="f131" draw:formula="?f95 / 77"/>
              <draw:equation draw:name="f132" draw:formula="?f96 / 77"/>
              <draw:equation draw:name="f133" draw:formula="?f97 / 100"/>
              <draw:equation draw:name="f134" draw:formula="?f98 / 100"/>
              <draw:equation draw:name="f135" draw:formula="?f99 / 77"/>
              <draw:equation draw:name="f136" draw:formula="?f100 / 100"/>
              <draw:equation draw:name="f137" draw:formula="?f101 / 77"/>
              <draw:equation draw:name="f138" draw:formula="?f102 / 100"/>
              <draw:equation draw:name="f139" draw:formula="?f103 / 100"/>
              <draw:equation draw:name="f140" draw:formula="?f104 / 77"/>
              <draw:equation draw:name="f141" draw:formula="?f105 / 100"/>
              <draw:equation draw:name="f142" draw:formula="?f106 / 77"/>
              <draw:equation draw:name="f143" draw:formula="?f107 / 100"/>
              <draw:equation draw:name="f144" draw:formula="?f108 / 77"/>
              <draw:equation draw:name="f145" draw:formula="?f109 / 100"/>
              <draw:equation draw:name="f146" draw:formula="?f110 / 100"/>
              <draw:equation draw:name="f147" draw:formula="0 / ?f73"/>
              <draw:equation draw:name="f148" draw:formula="?f1 / ?f73"/>
              <draw:equation draw:name="f149" draw:formula="0 / ?f74"/>
              <draw:equation draw:name="f150" draw:formula="?f2 / ?f74"/>
              <draw:equation draw:name="f151" draw:formula="?f111 / ?f73"/>
              <draw:equation draw:name="f152" draw:formula="?f112 / ?f74"/>
              <draw:equation draw:name="f153" draw:formula="?f113 / ?f73"/>
              <draw:equation draw:name="f154" draw:formula="?f114 / ?f74"/>
              <draw:equation draw:name="f155" draw:formula="?f115 / ?f73"/>
              <draw:equation draw:name="f156" draw:formula="?f116 / ?f74"/>
              <draw:equation draw:name="f157" draw:formula="?f117 / ?f73"/>
              <draw:equation draw:name="f158" draw:formula="?f118 / ?f74"/>
              <draw:equation draw:name="f159" draw:formula="?f119 / ?f73"/>
              <draw:equation draw:name="f160" draw:formula="?f120 / ?f74"/>
              <draw:equation draw:name="f161" draw:formula="?f121 / ?f73"/>
              <draw:equation draw:name="f162" draw:formula="?f122 / ?f74"/>
              <draw:equation draw:name="f163" draw:formula="?f123 / ?f73"/>
              <draw:equation draw:name="f164" draw:formula="?f124 / ?f74"/>
              <draw:equation draw:name="f165" draw:formula="?f125 / ?f73"/>
              <draw:equation draw:name="f166" draw:formula="?f126 / ?f74"/>
              <draw:equation draw:name="f167" draw:formula="?f127 / ?f74"/>
              <draw:equation draw:name="f168" draw:formula="?f128 / ?f74"/>
              <draw:equation draw:name="f169" draw:formula="?f129 / ?f74"/>
              <draw:equation draw:name="f170" draw:formula="?f130 / ?f74"/>
              <draw:equation draw:name="f171" draw:formula="?f131 / ?f73"/>
              <draw:equation draw:name="f172" draw:formula="?f132 / ?f73"/>
              <draw:equation draw:name="f173" draw:formula="?f133 / ?f74"/>
              <draw:equation draw:name="f174" draw:formula="?f134 / ?f74"/>
              <draw:equation draw:name="f175" draw:formula="?f135 / ?f73"/>
              <draw:equation draw:name="f176" draw:formula="?f136 / ?f74"/>
              <draw:equation draw:name="f177" draw:formula="?f137 / ?f73"/>
              <draw:equation draw:name="f178" draw:formula="?f138 / ?f74"/>
              <draw:equation draw:name="f179" draw:formula="?f139 / ?f74"/>
              <draw:equation draw:name="f180" draw:formula="?f140 / ?f73"/>
              <draw:equation draw:name="f181" draw:formula="?f141 / ?f74"/>
              <draw:equation draw:name="f182" draw:formula="?f142 / ?f73"/>
              <draw:equation draw:name="f183" draw:formula="?f143 / ?f74"/>
              <draw:equation draw:name="f184" draw:formula="?f144 / ?f73"/>
              <draw:equation draw:name="f185" draw:formula="?f145 / ?f74"/>
              <draw:equation draw:name="f186" draw:formula="?f146 / ?f74"/>
            </draw:enhanced-geometry>
          </draw:custom-shape>
          <draw:custom-shape svg:x="2.1256in" svg:y="4.40638in" svg:width="0.11609in" svg:height="0.192in" draw:id="id277" draw:style-name="a1268" draw:name="Freeform 413">
            <svg:title/>
            <svg:desc/>
            <text:p text:style-name="a1267" text:class-names="" text:cond-style-name=""><text:span text:style-name="a1266" text:class-names=""/></text:p>
            <draw:enhanced-geometry xmlns:dr3d="urn:oasis:names:tc:opendocument:xmlns:dr3d:1.0" draw:type="non-primitive" svg:viewBox="0 0 79 133" draw:enhanced-path="M ?f1 ?f2 L ?f3 ?f2 ?f3 ?f4 C ?f3 ?f5 ?f3 ?f6 ?f3 ?f7 ?f8 ?f8 ?f9 ?f10 ?f11 ?f12 ?f13 ?f14 ?f15 ?f16 ?f17 ?f18 ?f19 ?f20 ?f21 ?f20 ?f22 ?f20 ?f23 ?f20 ?f24 ?f19 ?f25 ?f16 ?f26 ?f14 ?f27 ?f13 ?f28 ?f9 L ?f28 ?f2 ?f0 ?f2 ?f0 ?f0 ?f28 ?f0 ?f28 ?f21 C ?f29 ?f30 ?f31 ?f32 ?f33 ?f34 ?f35 ?f36 ?f37 ?f38 ?f21 ?f38 ?f13 ?f38 ?f7 ?f34 ?f39 ?f30 ?f40 ?f20 ?f1 ?f10 ?f1 ?f39 L ?f1 ?f2 Z N" draw:text-areas="?f95 ?f97 ?f96 ?f98" draw:glue-points="?f99 ?f100 ?f101 ?f100 ?f101 ?f102 ?f101 ?f103 ?f104 ?f105 ?f106 ?f107 ?f108 ?f109 ?f110 ?f111 ?f112 ?f113 ?f112 ?f100 ?f114 ?f100 ?f114 ?f115 ?f112 ?f115 ?f112 ?f116 ?f117 ?f118 ?f119 ?f120 ?f121 ?f122 ?f99 ?f123 ?f99 ?f100" draw:glue-point-leaving-directions="-90, -90, -90, -90, -90, -90, -90, -90, -90, -90, -90, -90, -90, -90, -90, -90, -90, -90, -90">
              <draw:equation draw:name="f0" draw:formula="0"/>
              <draw:equation draw:name="f1" draw:formula="79"/>
              <draw:equation draw:name="f2" draw:formula="133"/>
              <draw:equation draw:name="f3" draw:formula="63"/>
              <draw:equation draw:name="f4" draw:formula="78"/>
              <draw:equation draw:name="f5" draw:formula="74"/>
              <draw:equation draw:name="f6" draw:formula="70"/>
              <draw:equation draw:name="f7" draw:formula="66"/>
              <draw:equation draw:name="f8" draw:formula="62"/>
              <draw:equation draw:name="f9" draw:formula="61"/>
              <draw:equation draw:name="f10" draw:formula="59"/>
              <draw:equation draw:name="f11" draw:formula="60"/>
              <draw:equation draw:name="f12" draw:formula="57"/>
              <draw:equation draw:name="f13" draw:formula="58"/>
              <draw:equation draw:name="f14" draw:formula="55"/>
              <draw:equation draw:name="f15" draw:formula="56"/>
              <draw:equation draw:name="f16" draw:formula="53"/>
              <draw:equation draw:name="f17" draw:formula="54"/>
              <draw:equation draw:name="f18" draw:formula="52"/>
              <draw:equation draw:name="f19" draw:formula="51"/>
              <draw:equation draw:name="f20" draw:formula="50"/>
              <draw:equation draw:name="f21" draw:formula="48"/>
              <draw:equation draw:name="f22" draw:formula="43"/>
              <draw:equation draw:name="f23" draw:formula="39"/>
              <draw:equation draw:name="f24" draw:formula="34"/>
              <draw:equation draw:name="f25" draw:formula="30"/>
              <draw:equation draw:name="f26" draw:formula="25"/>
              <draw:equation draw:name="f27" draw:formula="20"/>
              <draw:equation draw:name="f28" draw:formula="16"/>
              <draw:equation draw:name="f29" draw:formula="21"/>
              <draw:equation draw:name="f30" draw:formula="44"/>
              <draw:equation draw:name="f31" draw:formula="26"/>
              <draw:equation draw:name="f32" draw:formula="40"/>
              <draw:equation draw:name="f33" draw:formula="31"/>
              <draw:equation draw:name="f34" draw:formula="38"/>
              <draw:equation draw:name="f35" draw:formula="37"/>
              <draw:equation draw:name="f36" draw:formula="36"/>
              <draw:equation draw:name="f37" draw:formula="42"/>
              <draw:equation draw:name="f38" draw:formula="35"/>
              <draw:equation draw:name="f39" draw:formula="71"/>
              <draw:equation draw:name="f40" draw:formula="77"/>
              <draw:equation draw:name="f41" draw:formula="?f2 - ?f0"/>
              <draw:equation draw:name="f42" draw:formula="?f1 - ?f0"/>
              <draw:equation draw:name="f43" draw:formula="?f42 / 79"/>
              <draw:equation draw:name="f44" draw:formula="?f41 / 133"/>
              <draw:equation draw:name="f45" draw:formula="79 * ?f42"/>
              <draw:equation draw:name="f46" draw:formula="133 * ?f41"/>
              <draw:equation draw:name="f47" draw:formula="63 * ?f42"/>
              <draw:equation draw:name="f48" draw:formula="78 * ?f41"/>
              <draw:equation draw:name="f49" draw:formula="66 * ?f41"/>
              <draw:equation draw:name="f50" draw:formula="60 * ?f42"/>
              <draw:equation draw:name="f51" draw:formula="57 * ?f41"/>
              <draw:equation draw:name="f52" draw:formula="54 * ?f42"/>
              <draw:equation draw:name="f53" draw:formula="52 * ?f41"/>
              <draw:equation draw:name="f54" draw:formula="43 * ?f42"/>
              <draw:equation draw:name="f55" draw:formula="50 * ?f41"/>
              <draw:equation draw:name="f56" draw:formula="30 * ?f42"/>
              <draw:equation draw:name="f57" draw:formula="53 * ?f41"/>
              <draw:equation draw:name="f58" draw:formula="16 * ?f42"/>
              <draw:equation draw:name="f59" draw:formula="61 * ?f41"/>
              <draw:equation draw:name="f60" draw:formula="0 * ?f42"/>
              <draw:equation draw:name="f61" draw:formula="0 * ?f41"/>
              <draw:equation draw:name="f62" draw:formula="48 * ?f41"/>
              <draw:equation draw:name="f63" draw:formula="31 * ?f42"/>
              <draw:equation draw:name="f64" draw:formula="38 * ?f41"/>
              <draw:equation draw:name="f65" draw:formula="48 * ?f42"/>
              <draw:equation draw:name="f66" draw:formula="35 * ?f41"/>
              <draw:equation draw:name="f67" draw:formula="71 * ?f42"/>
              <draw:equation draw:name="f68" draw:formula="44 * ?f41"/>
              <draw:equation draw:name="f69" draw:formula="71 * ?f41"/>
              <draw:equation draw:name="f70" draw:formula="?f45 / 79"/>
              <draw:equation draw:name="f71" draw:formula="?f46 / 133"/>
              <draw:equation draw:name="f72" draw:formula="?f47 / 79"/>
              <draw:equation draw:name="f73" draw:formula="?f48 / 133"/>
              <draw:equation draw:name="f74" draw:formula="?f49 / 133"/>
              <draw:equation draw:name="f75" draw:formula="?f50 / 79"/>
              <draw:equation draw:name="f76" draw:formula="?f51 / 133"/>
              <draw:equation draw:name="f77" draw:formula="?f52 / 79"/>
              <draw:equation draw:name="f78" draw:formula="?f53 / 133"/>
              <draw:equation draw:name="f79" draw:formula="?f54 / 79"/>
              <draw:equation draw:name="f80" draw:formula="?f55 / 133"/>
              <draw:equation draw:name="f81" draw:formula="?f56 / 79"/>
              <draw:equation draw:name="f82" draw:formula="?f57 / 133"/>
              <draw:equation draw:name="f83" draw:formula="?f58 / 79"/>
              <draw:equation draw:name="f84" draw:formula="?f59 / 133"/>
              <draw:equation draw:name="f85" draw:formula="?f60 / 79"/>
              <draw:equation draw:name="f86" draw:formula="?f61 / 133"/>
              <draw:equation draw:name="f87" draw:formula="?f62 / 133"/>
              <draw:equation draw:name="f88" draw:formula="?f63 / 79"/>
              <draw:equation draw:name="f89" draw:formula="?f64 / 133"/>
              <draw:equation draw:name="f90" draw:formula="?f65 / 79"/>
              <draw:equation draw:name="f91" draw:formula="?f66 / 133"/>
              <draw:equation draw:name="f92" draw:formula="?f67 / 79"/>
              <draw:equation draw:name="f93" draw:formula="?f68 / 133"/>
              <draw:equation draw:name="f94" draw:formula="?f69 / 133"/>
              <draw:equation draw:name="f95" draw:formula="0 / ?f43"/>
              <draw:equation draw:name="f96" draw:formula="?f1 / ?f43"/>
              <draw:equation draw:name="f97" draw:formula="0 / ?f44"/>
              <draw:equation draw:name="f98" draw:formula="?f2 / ?f44"/>
              <draw:equation draw:name="f99" draw:formula="?f70 / ?f43"/>
              <draw:equation draw:name="f100" draw:formula="?f71 / ?f44"/>
              <draw:equation draw:name="f101" draw:formula="?f72 / ?f43"/>
              <draw:equation draw:name="f102" draw:formula="?f73 / ?f44"/>
              <draw:equation draw:name="f103" draw:formula="?f74 / ?f44"/>
              <draw:equation draw:name="f104" draw:formula="?f75 / ?f43"/>
              <draw:equation draw:name="f105" draw:formula="?f76 / ?f44"/>
              <draw:equation draw:name="f106" draw:formula="?f77 / ?f43"/>
              <draw:equation draw:name="f107" draw:formula="?f78 / ?f44"/>
              <draw:equation draw:name="f108" draw:formula="?f79 / ?f43"/>
              <draw:equation draw:name="f109" draw:formula="?f80 / ?f44"/>
              <draw:equation draw:name="f110" draw:formula="?f81 / ?f43"/>
              <draw:equation draw:name="f111" draw:formula="?f82 / ?f44"/>
              <draw:equation draw:name="f112" draw:formula="?f83 / ?f43"/>
              <draw:equation draw:name="f113" draw:formula="?f84 / ?f44"/>
              <draw:equation draw:name="f114" draw:formula="?f85 / ?f43"/>
              <draw:equation draw:name="f115" draw:formula="?f86 / ?f44"/>
              <draw:equation draw:name="f116" draw:formula="?f87 / ?f44"/>
              <draw:equation draw:name="f117" draw:formula="?f88 / ?f43"/>
              <draw:equation draw:name="f118" draw:formula="?f89 / ?f44"/>
              <draw:equation draw:name="f119" draw:formula="?f90 / ?f43"/>
              <draw:equation draw:name="f120" draw:formula="?f91 / ?f44"/>
              <draw:equation draw:name="f121" draw:formula="?f92 / ?f43"/>
              <draw:equation draw:name="f122" draw:formula="?f93 / ?f44"/>
              <draw:equation draw:name="f123" draw:formula="?f94 / ?f44"/>
            </draw:enhanced-geometry>
          </draw:custom-shape>
          <draw:custom-shape svg:x="2.27296in" svg:y="4.41977in" svg:width="0.0893in" svg:height="0.18307in" draw:id="id278" draw:style-name="a1271" draw:name="Freeform 414">
            <svg:title/>
            <svg:desc/>
            <text:p text:style-name="a1270" text:class-names="" text:cond-style-name=""><text:span text:style-name="a1269" text:class-names=""/></text:p>
            <draw:enhanced-geometry xmlns:dr3d="urn:oasis:names:tc:opendocument:xmlns:dr3d:1.0" draw:type="non-primitive" svg:viewBox="0 0 60 125" draw:enhanced-path="M ?f1 ?f3 C ?f4 ?f5 ?f6 ?f5 ?f7 ?f8 ?f9 ?f8 ?f10 ?f2 ?f11 ?f2 ?f12 ?f2 ?f13 ?f3 ?f14 ?f15 ?f16 ?f17 ?f18 ?f19 ?f18 ?f20 L ?f18 ?f11 ?f0 ?f11 ?f0 ?f21 ?f18 ?f21 ?f18 ?f0 ?f21 ?f0 ?f21 ?f21 ?f1 ?f21 ?f1 ?f11 ?f21 ?f11 ?f21 ?f22 C ?f21 ?f23 ?f21 ?f24 ?f21 ?f25 ?f21 ?f26 ?f27 ?f28 ?f29 ?f30 ?f12 ?f31 ?f32 ?f33 ?f34 ?f35 ?f36 ?f37 ?f38 ?f37 ?f39 ?f37 ?f9 ?f37 ?f7 ?f37 ?f40 ?f35 ?f41 ?f35 ?f42 ?f33 ?f43 ?f44 L ?f1 ?f44 ?f1 ?f3 Z N" draw:text-areas="?f101 ?f103 ?f102 ?f104" draw:glue-points="?f105 ?f106 ?f107 ?f108 ?f109 ?f110 ?f111 ?f112 ?f113 ?f114 ?f113 ?f115 ?f116 ?f115 ?f116 ?f117 ?f113 ?f117 ?f113 ?f118 ?f119 ?f118 ?f119 ?f117 ?f105 ?f117 ?f105 ?f115 ?f119 ?f115 ?f119 ?f120 ?f119 ?f121 ?f122 ?f123 ?f124 ?f125 ?f126 ?f127 ?f128 ?f125 ?f129 ?f130 ?f105 ?f130 ?f105 ?f106" draw:glue-point-leaving-directions="-90, -90, -90, -90, -90, -90, -90, -90, -90, -90, -90, -90, -90, -90, -90, -90, -90, -90, -90, -90, -90, -90, -90, -90">
              <draw:equation draw:name="f0" draw:formula="0"/>
              <draw:equation draw:name="f1" draw:formula="60"/>
              <draw:equation draw:name="f2" draw:formula="125"/>
              <draw:equation draw:name="f3" draw:formula="122"/>
              <draw:equation draw:name="f4" draw:formula="57"/>
              <draw:equation draw:name="f5" draw:formula="123"/>
              <draw:equation draw:name="f6" draw:formula="54"/>
              <draw:equation draw:name="f7" draw:formula="50"/>
              <draw:equation draw:name="f8" draw:formula="124"/>
              <draw:equation draw:name="f9" draw:formula="47"/>
              <draw:equation draw:name="f10" draw:formula="43"/>
              <draw:equation draw:name="f11" draw:formula="41"/>
              <draw:equation draw:name="f12" draw:formula="31"/>
              <draw:equation draw:name="f13" draw:formula="23"/>
              <draw:equation draw:name="f14" draw:formula="18"/>
              <draw:equation draw:name="f15" draw:formula="117"/>
              <draw:equation draw:name="f16" draw:formula="13"/>
              <draw:equation draw:name="f17" draw:formula="111"/>
              <draw:equation draw:name="f18" draw:formula="11"/>
              <draw:equation draw:name="f19" draw:formula="103"/>
              <draw:equation draw:name="f20" draw:formula="91"/>
              <draw:equation draw:name="f21" draw:formula="27"/>
              <draw:equation draw:name="f22" draw:formula="84"/>
              <draw:equation draw:name="f23" draw:formula="89"/>
              <draw:equation draw:name="f24" draw:formula="93"/>
              <draw:equation draw:name="f25" draw:formula="96"/>
              <draw:equation draw:name="f26" draw:formula="99"/>
              <draw:equation draw:name="f27" draw:formula="28"/>
              <draw:equation draw:name="f28" draw:formula="101"/>
              <draw:equation draw:name="f29" draw:formula="30"/>
              <draw:equation draw:name="f30" draw:formula="104"/>
              <draw:equation draw:name="f31" draw:formula="106"/>
              <draw:equation draw:name="f32" draw:formula="33"/>
              <draw:equation draw:name="f33" draw:formula="108"/>
              <draw:equation draw:name="f34" draw:formula="35"/>
              <draw:equation draw:name="f35" draw:formula="109"/>
              <draw:equation draw:name="f36" draw:formula="37"/>
              <draw:equation draw:name="f37" draw:formula="110"/>
              <draw:equation draw:name="f38" draw:formula="40"/>
              <draw:equation draw:name="f39" draw:formula="45"/>
              <draw:equation draw:name="f40" draw:formula="53"/>
              <draw:equation draw:name="f41" draw:formula="56"/>
              <draw:equation draw:name="f42" draw:formula="58"/>
              <draw:equation draw:name="f43" draw:formula="59"/>
              <draw:equation draw:name="f44" draw:formula="107"/>
              <draw:equation draw:name="f45" draw:formula="?f2 - ?f0"/>
              <draw:equation draw:name="f46" draw:formula="?f1 - ?f0"/>
              <draw:equation draw:name="f47" draw:formula="?f46 / 60"/>
              <draw:equation draw:name="f48" draw:formula="?f45 / 125"/>
              <draw:equation draw:name="f49" draw:formula="60 * ?f46"/>
              <draw:equation draw:name="f50" draw:formula="122 * ?f45"/>
              <draw:equation draw:name="f51" draw:formula="50 * ?f46"/>
              <draw:equation draw:name="f52" draw:formula="124 * ?f45"/>
              <draw:equation draw:name="f53" draw:formula="41 * ?f46"/>
              <draw:equation draw:name="f54" draw:formula="125 * ?f45"/>
              <draw:equation draw:name="f55" draw:formula="18 * ?f46"/>
              <draw:equation draw:name="f56" draw:formula="117 * ?f45"/>
              <draw:equation draw:name="f57" draw:formula="11 * ?f46"/>
              <draw:equation draw:name="f58" draw:formula="91 * ?f45"/>
              <draw:equation draw:name="f59" draw:formula="41 * ?f45"/>
              <draw:equation draw:name="f60" draw:formula="0 * ?f46"/>
              <draw:equation draw:name="f61" draw:formula="27 * ?f45"/>
              <draw:equation draw:name="f62" draw:formula="0 * ?f45"/>
              <draw:equation draw:name="f63" draw:formula="27 * ?f46"/>
              <draw:equation draw:name="f64" draw:formula="84 * ?f45"/>
              <draw:equation draw:name="f65" draw:formula="96 * ?f45"/>
              <draw:equation draw:name="f66" draw:formula="30 * ?f46"/>
              <draw:equation draw:name="f67" draw:formula="104 * ?f45"/>
              <draw:equation draw:name="f68" draw:formula="35 * ?f46"/>
              <draw:equation draw:name="f69" draw:formula="109 * ?f45"/>
              <draw:equation draw:name="f70" draw:formula="45 * ?f46"/>
              <draw:equation draw:name="f71" draw:formula="110 * ?f45"/>
              <draw:equation draw:name="f72" draw:formula="53 * ?f46"/>
              <draw:equation draw:name="f73" draw:formula="59 * ?f46"/>
              <draw:equation draw:name="f74" draw:formula="107 * ?f45"/>
              <draw:equation draw:name="f75" draw:formula="?f49 / 60"/>
              <draw:equation draw:name="f76" draw:formula="?f50 / 125"/>
              <draw:equation draw:name="f77" draw:formula="?f51 / 60"/>
              <draw:equation draw:name="f78" draw:formula="?f52 / 125"/>
              <draw:equation draw:name="f79" draw:formula="?f53 / 60"/>
              <draw:equation draw:name="f80" draw:formula="?f54 / 125"/>
              <draw:equation draw:name="f81" draw:formula="?f55 / 60"/>
              <draw:equation draw:name="f82" draw:formula="?f56 / 125"/>
              <draw:equation draw:name="f83" draw:formula="?f57 / 60"/>
              <draw:equation draw:name="f84" draw:formula="?f58 / 125"/>
              <draw:equation draw:name="f85" draw:formula="?f59 / 125"/>
              <draw:equation draw:name="f86" draw:formula="?f60 / 60"/>
              <draw:equation draw:name="f87" draw:formula="?f61 / 125"/>
              <draw:equation draw:name="f88" draw:formula="?f62 / 125"/>
              <draw:equation draw:name="f89" draw:formula="?f63 / 60"/>
              <draw:equation draw:name="f90" draw:formula="?f64 / 125"/>
              <draw:equation draw:name="f91" draw:formula="?f65 / 125"/>
              <draw:equation draw:name="f92" draw:formula="?f66 / 60"/>
              <draw:equation draw:name="f93" draw:formula="?f67 / 125"/>
              <draw:equation draw:name="f94" draw:formula="?f68 / 60"/>
              <draw:equation draw:name="f95" draw:formula="?f69 / 125"/>
              <draw:equation draw:name="f96" draw:formula="?f70 / 60"/>
              <draw:equation draw:name="f97" draw:formula="?f71 / 125"/>
              <draw:equation draw:name="f98" draw:formula="?f72 / 60"/>
              <draw:equation draw:name="f99" draw:formula="?f73 / 60"/>
              <draw:equation draw:name="f100" draw:formula="?f74 / 125"/>
              <draw:equation draw:name="f101" draw:formula="0 / ?f47"/>
              <draw:equation draw:name="f102" draw:formula="?f1 / ?f47"/>
              <draw:equation draw:name="f103" draw:formula="0 / ?f48"/>
              <draw:equation draw:name="f104" draw:formula="?f2 / ?f48"/>
              <draw:equation draw:name="f105" draw:formula="?f75 / ?f47"/>
              <draw:equation draw:name="f106" draw:formula="?f76 / ?f48"/>
              <draw:equation draw:name="f107" draw:formula="?f77 / ?f47"/>
              <draw:equation draw:name="f108" draw:formula="?f78 / ?f48"/>
              <draw:equation draw:name="f109" draw:formula="?f79 / ?f47"/>
              <draw:equation draw:name="f110" draw:formula="?f80 / ?f48"/>
              <draw:equation draw:name="f111" draw:formula="?f81 / ?f47"/>
              <draw:equation draw:name="f112" draw:formula="?f82 / ?f48"/>
              <draw:equation draw:name="f113" draw:formula="?f83 / ?f47"/>
              <draw:equation draw:name="f114" draw:formula="?f84 / ?f48"/>
              <draw:equation draw:name="f115" draw:formula="?f85 / ?f48"/>
              <draw:equation draw:name="f116" draw:formula="?f86 / ?f47"/>
              <draw:equation draw:name="f117" draw:formula="?f87 / ?f48"/>
              <draw:equation draw:name="f118" draw:formula="?f88 / ?f48"/>
              <draw:equation draw:name="f119" draw:formula="?f89 / ?f47"/>
              <draw:equation draw:name="f120" draw:formula="?f90 / ?f48"/>
              <draw:equation draw:name="f121" draw:formula="?f91 / ?f48"/>
              <draw:equation draw:name="f122" draw:formula="?f92 / ?f47"/>
              <draw:equation draw:name="f123" draw:formula="?f93 / ?f48"/>
              <draw:equation draw:name="f124" draw:formula="?f94 / ?f47"/>
              <draw:equation draw:name="f125" draw:formula="?f95 / ?f48"/>
              <draw:equation draw:name="f126" draw:formula="?f96 / ?f47"/>
              <draw:equation draw:name="f127" draw:formula="?f97 / ?f48"/>
              <draw:equation draw:name="f128" draw:formula="?f98 / ?f47"/>
              <draw:equation draw:name="f129" draw:formula="?f99 / ?f47"/>
              <draw:equation draw:name="f130" draw:formula="?f100 / ?f48"/>
            </draw:enhanced-geometry>
          </draw:custom-shape>
          <draw:custom-shape svg:x="2.38905in" svg:y="4.45996in" svg:width="0.11609in" svg:height="0.14288in" draw:id="id279" draw:style-name="a1274" draw:name="Freeform 415">
            <svg:title/>
            <svg:desc/>
            <text:p text:style-name="a1273" text:class-names="" text:cond-style-name=""><text:span text:style-name="a1272" text:class-names=""/></text:p>
            <draw:enhanced-geometry xmlns:dr3d="urn:oasis:names:tc:opendocument:xmlns:dr3d:1.0" draw:type="non-primitive" svg:viewBox="0 0 80 98" draw:enhanced-path="M ?f1 ?f3 L ?f4 ?f3 ?f4 ?f5 C ?f6 ?f7 ?f8 ?f9 ?f10 ?f11 ?f12 ?f13 ?f14 ?f2 ?f15 ?f2 ?f16 ?f2 ?f17 ?f11 ?f18 ?f7 ?f19 ?f20 ?f0 ?f21 ?f0 ?f22 L ?f0 ?f0 ?f23 ?f0 ?f23 ?f24 C ?f23 ?f25 ?f23 ?f4 ?f26 ?f27 ?f26 ?f28 ?f29 ?f30 ?f31 ?f32 ?f33 ?f34 ?f35 ?f1 ?f36 ?f37 ?f38 ?f39 ?f40 ?f20 ?f41 ?f20 ?f42 ?f20 ?f43 ?f39 ?f44 ?f1 ?f24 ?f34 ?f25 ?f45 ?f4 ?f46 L ?f4 ?f0 ?f1 ?f0 ?f1 ?f3 Z N" draw:text-areas="?f103 ?f105 ?f104 ?f106" draw:glue-points="?f107 ?f108 ?f109 ?f108 ?f109 ?f110 ?f111 ?f112 ?f113 ?f114 ?f115 ?f116 ?f117 ?f118 ?f117 ?f119 ?f120 ?f119 ?f120 ?f121 ?f122 ?f123 ?f124 ?f125 ?f126 ?f127 ?f128 ?f129 ?f130 ?f131 ?f109 ?f132 ?f109 ?f119 ?f107 ?f119 ?f107 ?f108" draw:glue-point-leaving-directions="-90, -90, -90, -90, -90, -90, -90, -90, -90, -90, -90, -90, -90, -90, -90, -90, -90, -90, -90">
              <draw:equation draw:name="f0" draw:formula="0"/>
              <draw:equation draw:name="f1" draw:formula="80"/>
              <draw:equation draw:name="f2" draw:formula="98"/>
              <draw:equation draw:name="f3" draw:formula="96"/>
              <draw:equation draw:name="f4" draw:formula="64"/>
              <draw:equation draw:name="f5" draw:formula="85"/>
              <draw:equation draw:name="f6" draw:formula="58"/>
              <draw:equation draw:name="f7" draw:formula="89"/>
              <draw:equation draw:name="f8" draw:formula="53"/>
              <draw:equation draw:name="f9" draw:formula="93"/>
              <draw:equation draw:name="f10" draw:formula="48"/>
              <draw:equation draw:name="f11" draw:formula="95"/>
              <draw:equation draw:name="f12" draw:formula="43"/>
              <draw:equation draw:name="f13" draw:formula="97"/>
              <draw:equation draw:name="f14" draw:formula="38"/>
              <draw:equation draw:name="f15" draw:formula="32"/>
              <draw:equation draw:name="f16" draw:formula="22"/>
              <draw:equation draw:name="f17" draw:formula="14"/>
              <draw:equation draw:name="f18" draw:formula="8"/>
              <draw:equation draw:name="f19" draw:formula="3"/>
              <draw:equation draw:name="f20" draw:formula="83"/>
              <draw:equation draw:name="f21" draw:formula="74"/>
              <draw:equation draw:name="f22" draw:formula="62"/>
              <draw:equation draw:name="f23" draw:formula="16"/>
              <draw:equation draw:name="f24" draw:formula="55"/>
              <draw:equation draw:name="f25" draw:formula="59"/>
              <draw:equation draw:name="f26" draw:formula="17"/>
              <draw:equation draw:name="f27" draw:formula="67"/>
              <draw:equation draw:name="f28" draw:formula="70"/>
              <draw:equation draw:name="f29" draw:formula="18"/>
              <draw:equation draw:name="f30" draw:formula="73"/>
              <draw:equation draw:name="f31" draw:formula="19"/>
              <draw:equation draw:name="f32" draw:formula="76"/>
              <draw:equation draw:name="f33" draw:formula="21"/>
              <draw:equation draw:name="f34" draw:formula="78"/>
              <draw:equation draw:name="f35" draw:formula="23"/>
              <draw:equation draw:name="f36" draw:formula="25"/>
              <draw:equation draw:name="f37" draw:formula="81"/>
              <draw:equation draw:name="f38" draw:formula="28"/>
              <draw:equation draw:name="f39" draw:formula="82"/>
              <draw:equation draw:name="f40" draw:formula="31"/>
              <draw:equation draw:name="f41" draw:formula="36"/>
              <draw:equation draw:name="f42" draw:formula="40"/>
              <draw:equation draw:name="f43" draw:formula="45"/>
              <draw:equation draw:name="f44" draw:formula="50"/>
              <draw:equation draw:name="f45" draw:formula="75"/>
              <draw:equation draw:name="f46" draw:formula="72"/>
              <draw:equation draw:name="f47" draw:formula="?f2 - ?f0"/>
              <draw:equation draw:name="f48" draw:formula="?f1 - ?f0"/>
              <draw:equation draw:name="f49" draw:formula="?f48 / 80"/>
              <draw:equation draw:name="f50" draw:formula="?f47 / 98"/>
              <draw:equation draw:name="f51" draw:formula="80 * ?f48"/>
              <draw:equation draw:name="f52" draw:formula="96 * ?f47"/>
              <draw:equation draw:name="f53" draw:formula="64 * ?f48"/>
              <draw:equation draw:name="f54" draw:formula="85 * ?f47"/>
              <draw:equation draw:name="f55" draw:formula="48 * ?f48"/>
              <draw:equation draw:name="f56" draw:formula="95 * ?f47"/>
              <draw:equation draw:name="f57" draw:formula="32 * ?f48"/>
              <draw:equation draw:name="f58" draw:formula="98 * ?f47"/>
              <draw:equation draw:name="f59" draw:formula="8 * ?f48"/>
              <draw:equation draw:name="f60" draw:formula="89 * ?f47"/>
              <draw:equation draw:name="f61" draw:formula="0 * ?f48"/>
              <draw:equation draw:name="f62" draw:formula="62 * ?f47"/>
              <draw:equation draw:name="f63" draw:formula="0 * ?f47"/>
              <draw:equation draw:name="f64" draw:formula="16 * ?f48"/>
              <draw:equation draw:name="f65" draw:formula="55 * ?f47"/>
              <draw:equation draw:name="f66" draw:formula="17 * ?f48"/>
              <draw:equation draw:name="f67" draw:formula="67 * ?f47"/>
              <draw:equation draw:name="f68" draw:formula="19 * ?f48"/>
              <draw:equation draw:name="f69" draw:formula="76 * ?f47"/>
              <draw:equation draw:name="f70" draw:formula="25 * ?f48"/>
              <draw:equation draw:name="f71" draw:formula="81 * ?f47"/>
              <draw:equation draw:name="f72" draw:formula="36 * ?f48"/>
              <draw:equation draw:name="f73" draw:formula="83 * ?f47"/>
              <draw:equation draw:name="f74" draw:formula="50 * ?f48"/>
              <draw:equation draw:name="f75" draw:formula="80 * ?f47"/>
              <draw:equation draw:name="f76" draw:formula="72 * ?f47"/>
              <draw:equation draw:name="f77" draw:formula="?f51 / 80"/>
              <draw:equation draw:name="f78" draw:formula="?f52 / 98"/>
              <draw:equation draw:name="f79" draw:formula="?f53 / 80"/>
              <draw:equation draw:name="f80" draw:formula="?f54 / 98"/>
              <draw:equation draw:name="f81" draw:formula="?f55 / 80"/>
              <draw:equation draw:name="f82" draw:formula="?f56 / 98"/>
              <draw:equation draw:name="f83" draw:formula="?f57 / 80"/>
              <draw:equation draw:name="f84" draw:formula="?f58 / 98"/>
              <draw:equation draw:name="f85" draw:formula="?f59 / 80"/>
              <draw:equation draw:name="f86" draw:formula="?f60 / 98"/>
              <draw:equation draw:name="f87" draw:formula="?f61 / 80"/>
              <draw:equation draw:name="f88" draw:formula="?f62 / 98"/>
              <draw:equation draw:name="f89" draw:formula="?f63 / 98"/>
              <draw:equation draw:name="f90" draw:formula="?f64 / 80"/>
              <draw:equation draw:name="f91" draw:formula="?f65 / 98"/>
              <draw:equation draw:name="f92" draw:formula="?f66 / 80"/>
              <draw:equation draw:name="f93" draw:formula="?f67 / 98"/>
              <draw:equation draw:name="f94" draw:formula="?f68 / 80"/>
              <draw:equation draw:name="f95" draw:formula="?f69 / 98"/>
              <draw:equation draw:name="f96" draw:formula="?f70 / 80"/>
              <draw:equation draw:name="f97" draw:formula="?f71 / 98"/>
              <draw:equation draw:name="f98" draw:formula="?f72 / 80"/>
              <draw:equation draw:name="f99" draw:formula="?f73 / 98"/>
              <draw:equation draw:name="f100" draw:formula="?f74 / 80"/>
              <draw:equation draw:name="f101" draw:formula="?f75 / 98"/>
              <draw:equation draw:name="f102" draw:formula="?f76 / 98"/>
              <draw:equation draw:name="f103" draw:formula="0 / ?f49"/>
              <draw:equation draw:name="f104" draw:formula="?f1 / ?f49"/>
              <draw:equation draw:name="f105" draw:formula="0 / ?f50"/>
              <draw:equation draw:name="f106" draw:formula="?f2 / ?f50"/>
              <draw:equation draw:name="f107" draw:formula="?f77 / ?f49"/>
              <draw:equation draw:name="f108" draw:formula="?f78 / ?f50"/>
              <draw:equation draw:name="f109" draw:formula="?f79 / ?f49"/>
              <draw:equation draw:name="f110" draw:formula="?f80 / ?f50"/>
              <draw:equation draw:name="f111" draw:formula="?f81 / ?f49"/>
              <draw:equation draw:name="f112" draw:formula="?f82 / ?f50"/>
              <draw:equation draw:name="f113" draw:formula="?f83 / ?f49"/>
              <draw:equation draw:name="f114" draw:formula="?f84 / ?f50"/>
              <draw:equation draw:name="f115" draw:formula="?f85 / ?f49"/>
              <draw:equation draw:name="f116" draw:formula="?f86 / ?f50"/>
              <draw:equation draw:name="f117" draw:formula="?f87 / ?f49"/>
              <draw:equation draw:name="f118" draw:formula="?f88 / ?f50"/>
              <draw:equation draw:name="f119" draw:formula="?f89 / ?f50"/>
              <draw:equation draw:name="f120" draw:formula="?f90 / ?f49"/>
              <draw:equation draw:name="f121" draw:formula="?f91 / ?f50"/>
              <draw:equation draw:name="f122" draw:formula="?f92 / ?f49"/>
              <draw:equation draw:name="f123" draw:formula="?f93 / ?f50"/>
              <draw:equation draw:name="f124" draw:formula="?f94 / ?f49"/>
              <draw:equation draw:name="f125" draw:formula="?f95 / ?f50"/>
              <draw:equation draw:name="f126" draw:formula="?f96 / ?f49"/>
              <draw:equation draw:name="f127" draw:formula="?f97 / ?f50"/>
              <draw:equation draw:name="f128" draw:formula="?f98 / ?f49"/>
              <draw:equation draw:name="f129" draw:formula="?f99 / ?f50"/>
              <draw:equation draw:name="f130" draw:formula="?f100 / ?f49"/>
              <draw:equation draw:name="f131" draw:formula="?f101 / ?f50"/>
              <draw:equation draw:name="f132" draw:formula="?f102 / ?f50"/>
            </draw:enhanced-geometry>
          </draw:custom-shape>
          <draw:custom-shape svg:x="2.5498in" svg:y="4.4555in" svg:width="0.12056in" svg:height="0.14288in" draw:id="id280" draw:style-name="a1277" draw:name="Freeform 416">
            <svg:title/>
            <svg:desc/>
            <text:p text:style-name="a1276" text:class-names="" text:cond-style-name=""><text:span text:style-name="a1275" text:class-names=""/></text:p>
            <draw:enhanced-geometry xmlns:dr3d="urn:oasis:names:tc:opendocument:xmlns:dr3d:1.0" draw:type="non-primitive" svg:viewBox="0 0 80 98" draw:enhanced-path="M ?f1 ?f2 L ?f3 ?f2 ?f3 ?f4 C ?f3 ?f5 ?f3 ?f6 ?f7 ?f8 ?f7 ?f9 ?f10 ?f11 ?f12 ?f13 ?f14 ?f15 ?f16 ?f17 ?f18 ?f19 ?f20 ?f21 ?f22 ?f21 ?f23 ?f21 ?f5 ?f21 ?f6 ?f24 ?f25 ?f17 ?f26 ?f15 ?f27 ?f28 ?f24 ?f29 L ?f24 ?f2 ?f0 ?f2 ?f0 ?f30 ?f24 ?f30 ?f24 ?f31 C ?f27 ?f32 ?f29 ?f33 ?f34 ?f35 ?f36 ?f37 ?f4 ?f0 ?f22 ?f0 ?f14 ?f0 ?f38 ?f35 ?f39 ?f32 ?f40 ?f21 ?f1 ?f11 ?f1 ?f41 L ?f1 ?f2 Z N" draw:text-areas="?f98 ?f100 ?f99 ?f101" draw:glue-points="?f102 ?f103 ?f104 ?f103 ?f104 ?f105 ?f106 ?f107 ?f108 ?f109 ?f110 ?f111 ?f112 ?f113 ?f114 ?f115 ?f116 ?f117 ?f116 ?f103 ?f118 ?f103 ?f118 ?f119 ?f116 ?f119 ?f116 ?f120 ?f121 ?f122 ?f123 ?f124 ?f125 ?f126 ?f102 ?f127 ?f102 ?f103" draw:glue-point-leaving-directions="-90, -90, -90, -90, -90, -90, -90, -90, -90, -90, -90, -90, -90, -90, -90, -90, -90, -90, -90">
              <draw:equation draw:name="f0" draw:formula="0"/>
              <draw:equation draw:name="f1" draw:formula="80"/>
              <draw:equation draw:name="f2" draw:formula="98"/>
              <draw:equation draw:name="f3" draw:formula="64"/>
              <draw:equation draw:name="f4" draw:formula="43"/>
              <draw:equation draw:name="f5" draw:formula="39"/>
              <draw:equation draw:name="f6" draw:formula="35"/>
              <draw:equation draw:name="f7" draw:formula="63"/>
              <draw:equation draw:name="f8" draw:formula="31"/>
              <draw:equation draw:name="f9" draw:formula="27"/>
              <draw:equation draw:name="f10" draw:formula="62"/>
              <draw:equation draw:name="f11" draw:formula="24"/>
              <draw:equation draw:name="f12" draw:formula="60"/>
              <draw:equation draw:name="f13" draw:formula="22"/>
              <draw:equation draw:name="f14" draw:formula="59"/>
              <draw:equation draw:name="f15" draw:formula="20"/>
              <draw:equation draw:name="f16" draw:formula="57"/>
              <draw:equation draw:name="f17" draw:formula="18"/>
              <draw:equation draw:name="f18" draw:formula="54"/>
              <draw:equation draw:name="f19" draw:formula="17"/>
              <draw:equation draw:name="f20" draw:formula="52"/>
              <draw:equation draw:name="f21" draw:formula="15"/>
              <draw:equation draw:name="f22" draw:formula="48"/>
              <draw:equation draw:name="f23" draw:formula="44"/>
              <draw:equation draw:name="f24" draw:formula="16"/>
              <draw:equation draw:name="f25" draw:formula="30"/>
              <draw:equation draw:name="f26" draw:formula="25"/>
              <draw:equation draw:name="f27" draw:formula="21"/>
              <draw:equation draw:name="f28" draw:formula="23"/>
              <draw:equation draw:name="f29" draw:formula="26"/>
              <draw:equation draw:name="f30" draw:formula="2"/>
              <draw:equation draw:name="f31" draw:formula="13"/>
              <draw:equation draw:name="f32" draw:formula="9"/>
              <draw:equation draw:name="f33" draw:formula="5"/>
              <draw:equation draw:name="f34" draw:formula="32"/>
              <draw:equation draw:name="f35" draw:formula="3"/>
              <draw:equation draw:name="f36" draw:formula="37"/>
              <draw:equation draw:name="f37" draw:formula="1"/>
              <draw:equation draw:name="f38" draw:formula="66"/>
              <draw:equation draw:name="f39" draw:formula="72"/>
              <draw:equation draw:name="f40" draw:formula="77"/>
              <draw:equation draw:name="f41" draw:formula="36"/>
              <draw:equation draw:name="f42" draw:formula="?f2 - ?f0"/>
              <draw:equation draw:name="f43" draw:formula="?f1 - ?f0"/>
              <draw:equation draw:name="f44" draw:formula="?f43 / 80"/>
              <draw:equation draw:name="f45" draw:formula="?f42 / 98"/>
              <draw:equation draw:name="f46" draw:formula="80 * ?f43"/>
              <draw:equation draw:name="f47" draw:formula="98 * ?f42"/>
              <draw:equation draw:name="f48" draw:formula="64 * ?f43"/>
              <draw:equation draw:name="f49" draw:formula="43 * ?f42"/>
              <draw:equation draw:name="f50" draw:formula="63 * ?f43"/>
              <draw:equation draw:name="f51" draw:formula="31 * ?f42"/>
              <draw:equation draw:name="f52" draw:formula="60 * ?f43"/>
              <draw:equation draw:name="f53" draw:formula="22 * ?f42"/>
              <draw:equation draw:name="f54" draw:formula="54 * ?f43"/>
              <draw:equation draw:name="f55" draw:formula="17 * ?f42"/>
              <draw:equation draw:name="f56" draw:formula="44 * ?f43"/>
              <draw:equation draw:name="f57" draw:formula="15 * ?f42"/>
              <draw:equation draw:name="f58" draw:formula="30 * ?f43"/>
              <draw:equation draw:name="f59" draw:formula="18 * ?f42"/>
              <draw:equation draw:name="f60" draw:formula="16 * ?f43"/>
              <draw:equation draw:name="f61" draw:formula="26 * ?f42"/>
              <draw:equation draw:name="f62" draw:formula="0 * ?f43"/>
              <draw:equation draw:name="f63" draw:formula="2 * ?f42"/>
              <draw:equation draw:name="f64" draw:formula="13 * ?f42"/>
              <draw:equation draw:name="f65" draw:formula="32 * ?f43"/>
              <draw:equation draw:name="f66" draw:formula="3 * ?f42"/>
              <draw:equation draw:name="f67" draw:formula="48 * ?f43"/>
              <draw:equation draw:name="f68" draw:formula="0 * ?f42"/>
              <draw:equation draw:name="f69" draw:formula="72 * ?f43"/>
              <draw:equation draw:name="f70" draw:formula="9 * ?f42"/>
              <draw:equation draw:name="f71" draw:formula="36 * ?f42"/>
              <draw:equation draw:name="f72" draw:formula="?f46 / 80"/>
              <draw:equation draw:name="f73" draw:formula="?f47 / 98"/>
              <draw:equation draw:name="f74" draw:formula="?f48 / 80"/>
              <draw:equation draw:name="f75" draw:formula="?f49 / 98"/>
              <draw:equation draw:name="f76" draw:formula="?f50 / 80"/>
              <draw:equation draw:name="f77" draw:formula="?f51 / 98"/>
              <draw:equation draw:name="f78" draw:formula="?f52 / 80"/>
              <draw:equation draw:name="f79" draw:formula="?f53 / 98"/>
              <draw:equation draw:name="f80" draw:formula="?f54 / 80"/>
              <draw:equation draw:name="f81" draw:formula="?f55 / 98"/>
              <draw:equation draw:name="f82" draw:formula="?f56 / 80"/>
              <draw:equation draw:name="f83" draw:formula="?f57 / 98"/>
              <draw:equation draw:name="f84" draw:formula="?f58 / 80"/>
              <draw:equation draw:name="f85" draw:formula="?f59 / 98"/>
              <draw:equation draw:name="f86" draw:formula="?f60 / 80"/>
              <draw:equation draw:name="f87" draw:formula="?f61 / 98"/>
              <draw:equation draw:name="f88" draw:formula="?f62 / 80"/>
              <draw:equation draw:name="f89" draw:formula="?f63 / 98"/>
              <draw:equation draw:name="f90" draw:formula="?f64 / 98"/>
              <draw:equation draw:name="f91" draw:formula="?f65 / 80"/>
              <draw:equation draw:name="f92" draw:formula="?f66 / 98"/>
              <draw:equation draw:name="f93" draw:formula="?f67 / 80"/>
              <draw:equation draw:name="f94" draw:formula="?f68 / 98"/>
              <draw:equation draw:name="f95" draw:formula="?f69 / 80"/>
              <draw:equation draw:name="f96" draw:formula="?f70 / 98"/>
              <draw:equation draw:name="f97" draw:formula="?f71 / 98"/>
              <draw:equation draw:name="f98" draw:formula="0 / ?f44"/>
              <draw:equation draw:name="f99" draw:formula="?f1 / ?f44"/>
              <draw:equation draw:name="f100" draw:formula="0 / ?f45"/>
              <draw:equation draw:name="f101" draw:formula="?f2 / ?f45"/>
              <draw:equation draw:name="f102" draw:formula="?f72 / ?f44"/>
              <draw:equation draw:name="f103" draw:formula="?f73 / ?f45"/>
              <draw:equation draw:name="f104" draw:formula="?f74 / ?f44"/>
              <draw:equation draw:name="f105" draw:formula="?f75 / ?f45"/>
              <draw:equation draw:name="f106" draw:formula="?f76 / ?f44"/>
              <draw:equation draw:name="f107" draw:formula="?f77 / ?f45"/>
              <draw:equation draw:name="f108" draw:formula="?f78 / ?f44"/>
              <draw:equation draw:name="f109" draw:formula="?f79 / ?f45"/>
              <draw:equation draw:name="f110" draw:formula="?f80 / ?f44"/>
              <draw:equation draw:name="f111" draw:formula="?f81 / ?f45"/>
              <draw:equation draw:name="f112" draw:formula="?f82 / ?f44"/>
              <draw:equation draw:name="f113" draw:formula="?f83 / ?f45"/>
              <draw:equation draw:name="f114" draw:formula="?f84 / ?f44"/>
              <draw:equation draw:name="f115" draw:formula="?f85 / ?f45"/>
              <draw:equation draw:name="f116" draw:formula="?f86 / ?f44"/>
              <draw:equation draw:name="f117" draw:formula="?f87 / ?f45"/>
              <draw:equation draw:name="f118" draw:formula="?f88 / ?f44"/>
              <draw:equation draw:name="f119" draw:formula="?f89 / ?f45"/>
              <draw:equation draw:name="f120" draw:formula="?f90 / ?f45"/>
              <draw:equation draw:name="f121" draw:formula="?f91 / ?f44"/>
              <draw:equation draw:name="f122" draw:formula="?f92 / ?f45"/>
              <draw:equation draw:name="f123" draw:formula="?f93 / ?f44"/>
              <draw:equation draw:name="f124" draw:formula="?f94 / ?f45"/>
              <draw:equation draw:name="f125" draw:formula="?f95 / ?f44"/>
              <draw:equation draw:name="f126" draw:formula="?f96 / ?f45"/>
              <draw:equation draw:name="f127" draw:formula="?f97 / ?f45"/>
            </draw:enhanced-geometry>
          </draw:custom-shape>
          <draw:custom-shape svg:x="2.70608in" svg:y="4.4555in" svg:width="0.12056in" svg:height="0.19647in" draw:id="id281" draw:style-name="a1280" draw:name="Freeform 417">
            <svg:title/>
            <svg:desc/>
            <text:p text:style-name="a1279" text:class-names="" text:cond-style-name=""><text:span text:style-name="a1278" text:class-names=""/></text:p>
            <draw:enhanced-geometry xmlns:dr3d="urn:oasis:names:tc:opendocument:xmlns:dr3d:1.0" draw:type="non-primitive" svg:viewBox="0 0 84 134" draw:enhanced-path="M ?f1 ?f3 C ?f1 ?f4 ?f5 ?f6 ?f7 ?f8 ?f9 ?f10 ?f11 ?f2 ?f12 ?f2 ?f13 ?f2 ?f14 ?f15 ?f16 ?f15 ?f17 ?f18 ?f19 ?f20 ?f21 ?f10 L ?f21 ?f22 ?f23 ?f22 C ?f24 ?f25 ?f26 ?f27 ?f28 ?f29 ?f14 ?f30 ?f31 ?f30 ?f32 ?f30 ?f33 ?f30 ?f34 ?f30 ?f35 ?f29 ?f36 ?f27 ?f37 ?f25 ?f38 ?f39 ?f40 ?f41 ?f9 ?f42 ?f43 ?f44 ?f45 ?f46 ?f45 ?f47 ?f45 ?f48 L ?f45 ?f49 C ?f38 ?f50 ?f51 ?f52 ?f35 ?f48 ?f53 ?f54 ?f55 ?f56 ?f57 ?f56 ?f58 ?f56 ?f59 ?f60 ?f21 ?f1 ?f61 ?f62 ?f0 ?f63 ?f0 ?f64 ?f0 ?f32 ?f65 ?f13 ?f61 ?f66 ?f67 ?f68 ?f69 ?f59 ?f70 ?f71 ?f59 ?f72 ?f73 ?f74 ?f75 ?f76 ?f77 ?f78 ?f79 ?f0 ?f80 ?f0 ?f81 ?f0 ?f82 ?f0 ?f83 ?f78 ?f84 ?f65 ?f63 ?f61 ?f45 ?f67 L ?f85 ?f65 ?f1 ?f65 ?f1 ?f3 Z M ?f45 ?f86 L ?f45 ?f87 C ?f63 ?f59 ?f84 ?f88 ?f83 ?f19 ?f82 ?f24 ?f64 ?f24 ?f89 ?f24 ?f79 ?f24 ?f90 ?f59 ?f16 ?f91 ?f87 ?f14 ?f59 ?f79 ?f59 ?f64 ?f59 ?f51 ?f87 ?f45 ?f91 ?f7 ?f58 ?f92 ?f93 ?f5 ?f32 ?f5 ?f33 ?f5 ?f34 ?f94 ?f11 ?f92 ?f84 ?f95 ?f63 ?f96 ?f45 ?f86 Z N" draw:text-areas="?f209 ?f211 ?f210 ?f212" draw:glue-points="?f213 ?f214 ?f215 ?f216 ?f217 ?f218 ?f219 ?f220 ?f221 ?f222 ?f221 ?f223 ?f224 ?f223 ?f225 ?f226 ?f227 ?f228 ?f229 ?f226 ?f230 ?f231 ?f232 ?f233 ?f234 ?f235 ?f234 ?f236 ?f229 ?f235 ?f237 ?f238 ?f221 ?f239 ?f240 ?f241 ?f242 ?f243 ?f244 ?f245 ?f246 ?f247 ?f248 ?f249 ?f250 ?f251 ?f234 ?f252 ?f253 ?f254 ?f213 ?f254 ?f213 ?f214 ?f234 ?f255 ?f234 ?f256 ?f250 ?f257 ?f258 ?f259 ?f219 ?f260 ?f261 ?f241 ?f262 ?f263 ?f227 ?f264 ?f265 ?f266 ?f234 ?f255" draw:glue-point-leaving-directions="-90, -90, -90, -90, -90, -90, -90, -90, -90, -90, -90, -90, -90, -90, -90, -90, -90, -90, -90, -90, -90, -90, -90, -90, -90, -90, -90, -90, -90, -90, -90, -90, -90, -90, -90, -90, -90">
              <draw:equation draw:name="f0" draw:formula="0"/>
              <draw:equation draw:name="f1" draw:formula="84"/>
              <draw:equation draw:name="f2" draw:formula="134"/>
              <draw:equation draw:name="f3" draw:formula="87"/>
              <draw:equation draw:name="f4" draw:formula="103"/>
              <draw:equation draw:name="f5" draw:formula="81"/>
              <draw:equation draw:name="f6" draw:formula="115"/>
              <draw:equation draw:name="f7" draw:formula="73"/>
              <draw:equation draw:name="f8" draw:formula="122"/>
              <draw:equation draw:name="f9" draw:formula="66"/>
              <draw:equation draw:name="f10" draw:formula="130"/>
              <draw:equation draw:name="f11" draw:formula="55"/>
              <draw:equation draw:name="f12" draw:formula="39"/>
              <draw:equation draw:name="f13" draw:formula="34"/>
              <draw:equation draw:name="f14" draw:formula="29"/>
              <draw:equation draw:name="f15" draw:formula="133"/>
              <draw:equation draw:name="f16" draw:formula="25"/>
              <draw:equation draw:name="f17" draw:formula="20"/>
              <draw:equation draw:name="f18" draw:formula="132"/>
              <draw:equation draw:name="f19" draw:formula="15"/>
              <draw:equation draw:name="f20" draw:formula="131"/>
              <draw:equation draw:name="f21" draw:formula="10"/>
              <draw:equation draw:name="f22" draw:formula="113"/>
              <draw:equation draw:name="f23" draw:formula="11"/>
              <draw:equation draw:name="f24" draw:formula="14"/>
              <draw:equation draw:name="f25" draw:formula="114"/>
              <draw:equation draw:name="f26" draw:formula="18"/>
              <draw:equation draw:name="f27" draw:formula="116"/>
              <draw:equation draw:name="f28" draw:formula="24"/>
              <draw:equation draw:name="f29" draw:formula="117"/>
              <draw:equation draw:name="f30" draw:formula="119"/>
              <draw:equation draw:name="f31" draw:formula="35"/>
              <draw:equation draw:name="f32" draw:formula="41"/>
              <draw:equation draw:name="f33" draw:formula="46"/>
              <draw:equation draw:name="f34" draw:formula="51"/>
              <draw:equation draw:name="f35" draw:formula="54"/>
              <draw:equation draw:name="f36" draw:formula="58"/>
              <draw:equation draw:name="f37" draw:formula="61"/>
              <draw:equation draw:name="f38" draw:formula="63"/>
              <draw:equation draw:name="f39" draw:formula="112"/>
              <draw:equation draw:name="f40" draw:formula="65"/>
              <draw:equation draw:name="f41" draw:formula="110"/>
              <draw:equation draw:name="f42" draw:formula="107"/>
              <draw:equation draw:name="f43" draw:formula="67"/>
              <draw:equation draw:name="f44" draw:formula="104"/>
              <draw:equation draw:name="f45" draw:formula="68"/>
              <draw:equation draw:name="f46" draw:formula="101"/>
              <draw:equation draw:name="f47" draw:formula="97"/>
              <draw:equation draw:name="f48" draw:formula="93"/>
              <draw:equation draw:name="f49" draw:formula="85"/>
              <draw:equation draw:name="f50" draw:formula="89"/>
              <draw:equation draw:name="f51" draw:formula="59"/>
              <draw:equation draw:name="f52" draw:formula="91"/>
              <draw:equation draw:name="f53" draw:formula="50"/>
              <draw:equation draw:name="f54" draw:formula="95"/>
              <draw:equation draw:name="f55" draw:formula="44"/>
              <draw:equation draw:name="f56" draw:formula="96"/>
              <draw:equation draw:name="f57" draw:formula="38"/>
              <draw:equation draw:name="f58" draw:formula="26"/>
              <draw:equation draw:name="f59" draw:formula="17"/>
              <draw:equation draw:name="f60" draw:formula="92"/>
              <draw:equation draw:name="f61" draw:formula="4"/>
              <draw:equation draw:name="f62" draw:formula="76"/>
              <draw:equation draw:name="f63" draw:formula="64"/>
              <draw:equation draw:name="f64" draw:formula="49"/>
              <draw:equation draw:name="f65" draw:formula="2"/>
              <draw:equation draw:name="f66" draw:formula="28"/>
              <draw:equation draw:name="f67" draw:formula="6"/>
              <draw:equation draw:name="f68" draw:formula="22"/>
              <draw:equation draw:name="f69" draw:formula="9"/>
              <draw:equation draw:name="f70" draw:formula="13"/>
              <draw:equation draw:name="f71" draw:formula="12"/>
              <draw:equation draw:name="f72" draw:formula="8"/>
              <draw:equation draw:name="f73" draw:formula="21"/>
              <draw:equation draw:name="f74" draw:formula="5"/>
              <draw:equation draw:name="f75" draw:formula="27"/>
              <draw:equation draw:name="f76" draw:formula="3"/>
              <draw:equation draw:name="f77" draw:formula="32"/>
              <draw:equation draw:name="f78" draw:formula="1"/>
              <draw:equation draw:name="f79" draw:formula="37"/>
              <draw:equation draw:name="f80" draw:formula="43"/>
              <draw:equation draw:name="f81" draw:formula="48"/>
              <draw:equation draw:name="f82" draw:formula="53"/>
              <draw:equation draw:name="f83" draw:formula="56"/>
              <draw:equation draw:name="f84" draw:formula="60"/>
              <draw:equation draw:name="f85" draw:formula="69"/>
              <draw:equation draw:name="f86" draw:formula="71"/>
              <draw:equation draw:name="f87" draw:formula="19"/>
              <draw:equation draw:name="f88" draw:formula="16"/>
              <draw:equation draw:name="f89" draw:formula="45"/>
              <draw:equation draw:name="f90" draw:formula="30"/>
              <draw:equation draw:name="f91" draw:formula="23"/>
              <draw:equation draw:name="f92" draw:formula="79"/>
              <draw:equation draw:name="f93" draw:formula="33"/>
              <draw:equation draw:name="f94" draw:formula="80"/>
              <draw:equation draw:name="f95" draw:formula="77"/>
              <draw:equation draw:name="f96" draw:formula="74"/>
              <draw:equation draw:name="f97" draw:formula="?f2 - ?f0"/>
              <draw:equation draw:name="f98" draw:formula="?f1 - ?f0"/>
              <draw:equation draw:name="f99" draw:formula="?f98 / 84"/>
              <draw:equation draw:name="f100" draw:formula="?f97 / 134"/>
              <draw:equation draw:name="f101" draw:formula="84 * ?f98"/>
              <draw:equation draw:name="f102" draw:formula="87 * ?f97"/>
              <draw:equation draw:name="f103" draw:formula="73 * ?f98"/>
              <draw:equation draw:name="f104" draw:formula="122 * ?f97"/>
              <draw:equation draw:name="f105" draw:formula="39 * ?f98"/>
              <draw:equation draw:name="f106" draw:formula="134 * ?f97"/>
              <draw:equation draw:name="f107" draw:formula="25 * ?f98"/>
              <draw:equation draw:name="f108" draw:formula="133 * ?f97"/>
              <draw:equation draw:name="f109" draw:formula="10 * ?f98"/>
              <draw:equation draw:name="f110" draw:formula="130 * ?f97"/>
              <draw:equation draw:name="f111" draw:formula="113 * ?f97"/>
              <draw:equation draw:name="f112" draw:formula="11 * ?f98"/>
              <draw:equation draw:name="f113" draw:formula="24 * ?f98"/>
              <draw:equation draw:name="f114" draw:formula="117 * ?f97"/>
              <draw:equation draw:name="f115" draw:formula="41 * ?f98"/>
              <draw:equation draw:name="f116" draw:formula="119 * ?f97"/>
              <draw:equation draw:name="f117" draw:formula="54 * ?f98"/>
              <draw:equation draw:name="f118" draw:formula="63 * ?f98"/>
              <draw:equation draw:name="f119" draw:formula="112 * ?f97"/>
              <draw:equation draw:name="f120" draw:formula="67 * ?f98"/>
              <draw:equation draw:name="f121" draw:formula="104 * ?f97"/>
              <draw:equation draw:name="f122" draw:formula="68 * ?f98"/>
              <draw:equation draw:name="f123" draw:formula="93 * ?f97"/>
              <draw:equation draw:name="f124" draw:formula="85 * ?f97"/>
              <draw:equation draw:name="f125" draw:formula="38 * ?f98"/>
              <draw:equation draw:name="f126" draw:formula="96 * ?f97"/>
              <draw:equation draw:name="f127" draw:formula="84 * ?f97"/>
              <draw:equation draw:name="f128" draw:formula="0 * ?f98"/>
              <draw:equation draw:name="f129" draw:formula="49 * ?f97"/>
              <draw:equation draw:name="f130" draw:formula="4 * ?f98"/>
              <draw:equation draw:name="f131" draw:formula="28 * ?f97"/>
              <draw:equation draw:name="f132" draw:formula="13 * ?f98"/>
              <draw:equation draw:name="f133" draw:formula="12 * ?f97"/>
              <draw:equation draw:name="f134" draw:formula="27 * ?f98"/>
              <draw:equation draw:name="f135" draw:formula="3 * ?f97"/>
              <draw:equation draw:name="f136" draw:formula="43 * ?f98"/>
              <draw:equation draw:name="f137" draw:formula="0 * ?f97"/>
              <draw:equation draw:name="f138" draw:formula="56 * ?f98"/>
              <draw:equation draw:name="f139" draw:formula="1 * ?f97"/>
              <draw:equation draw:name="f140" draw:formula="6 * ?f97"/>
              <draw:equation draw:name="f141" draw:formula="69 * ?f98"/>
              <draw:equation draw:name="f142" draw:formula="2 * ?f97"/>
              <draw:equation draw:name="f143" draw:formula="71 * ?f97"/>
              <draw:equation draw:name="f144" draw:formula="19 * ?f97"/>
              <draw:equation draw:name="f145" draw:formula="15 * ?f97"/>
              <draw:equation draw:name="f146" draw:formula="45 * ?f98"/>
              <draw:equation draw:name="f147" draw:formula="14 * ?f97"/>
              <draw:equation draw:name="f148" draw:formula="23 * ?f97"/>
              <draw:equation draw:name="f149" draw:formula="17 * ?f98"/>
              <draw:equation draw:name="f150" draw:formula="23 * ?f98"/>
              <draw:equation draw:name="f151" draw:formula="73 * ?f97"/>
              <draw:equation draw:name="f152" draw:formula="81 * ?f97"/>
              <draw:equation draw:name="f153" draw:formula="55 * ?f98"/>
              <draw:equation draw:name="f154" draw:formula="79 * ?f97"/>
              <draw:equation draw:name="f155" draw:formula="?f101 / 84"/>
              <draw:equation draw:name="f156" draw:formula="?f102 / 134"/>
              <draw:equation draw:name="f157" draw:formula="?f103 / 84"/>
              <draw:equation draw:name="f158" draw:formula="?f104 / 134"/>
              <draw:equation draw:name="f159" draw:formula="?f105 / 84"/>
              <draw:equation draw:name="f160" draw:formula="?f106 / 134"/>
              <draw:equation draw:name="f161" draw:formula="?f107 / 84"/>
              <draw:equation draw:name="f162" draw:formula="?f108 / 134"/>
              <draw:equation draw:name="f163" draw:formula="?f109 / 84"/>
              <draw:equation draw:name="f164" draw:formula="?f110 / 134"/>
              <draw:equation draw:name="f165" draw:formula="?f111 / 134"/>
              <draw:equation draw:name="f166" draw:formula="?f112 / 84"/>
              <draw:equation draw:name="f167" draw:formula="?f113 / 84"/>
              <draw:equation draw:name="f168" draw:formula="?f114 / 134"/>
              <draw:equation draw:name="f169" draw:formula="?f115 / 84"/>
              <draw:equation draw:name="f170" draw:formula="?f116 / 134"/>
              <draw:equation draw:name="f171" draw:formula="?f117 / 84"/>
              <draw:equation draw:name="f172" draw:formula="?f118 / 84"/>
              <draw:equation draw:name="f173" draw:formula="?f119 / 134"/>
              <draw:equation draw:name="f174" draw:formula="?f120 / 84"/>
              <draw:equation draw:name="f175" draw:formula="?f121 / 134"/>
              <draw:equation draw:name="f176" draw:formula="?f122 / 84"/>
              <draw:equation draw:name="f177" draw:formula="?f123 / 134"/>
              <draw:equation draw:name="f178" draw:formula="?f124 / 134"/>
              <draw:equation draw:name="f179" draw:formula="?f125 / 84"/>
              <draw:equation draw:name="f180" draw:formula="?f126 / 134"/>
              <draw:equation draw:name="f181" draw:formula="?f127 / 134"/>
              <draw:equation draw:name="f182" draw:formula="?f128 / 84"/>
              <draw:equation draw:name="f183" draw:formula="?f129 / 134"/>
              <draw:equation draw:name="f184" draw:formula="?f130 / 84"/>
              <draw:equation draw:name="f185" draw:formula="?f131 / 134"/>
              <draw:equation draw:name="f186" draw:formula="?f132 / 84"/>
              <draw:equation draw:name="f187" draw:formula="?f133 / 134"/>
              <draw:equation draw:name="f188" draw:formula="?f134 / 84"/>
              <draw:equation draw:name="f189" draw:formula="?f135 / 134"/>
              <draw:equation draw:name="f190" draw:formula="?f136 / 84"/>
              <draw:equation draw:name="f191" draw:formula="?f137 / 134"/>
              <draw:equation draw:name="f192" draw:formula="?f138 / 84"/>
              <draw:equation draw:name="f193" draw:formula="?f139 / 134"/>
              <draw:equation draw:name="f194" draw:formula="?f140 / 134"/>
              <draw:equation draw:name="f195" draw:formula="?f141 / 84"/>
              <draw:equation draw:name="f196" draw:formula="?f142 / 134"/>
              <draw:equation draw:name="f197" draw:formula="?f143 / 134"/>
              <draw:equation draw:name="f198" draw:formula="?f144 / 134"/>
              <draw:equation draw:name="f199" draw:formula="?f145 / 134"/>
              <draw:equation draw:name="f200" draw:formula="?f146 / 84"/>
              <draw:equation draw:name="f201" draw:formula="?f147 / 134"/>
              <draw:equation draw:name="f202" draw:formula="?f148 / 134"/>
              <draw:equation draw:name="f203" draw:formula="?f149 / 84"/>
              <draw:equation draw:name="f204" draw:formula="?f150 / 84"/>
              <draw:equation draw:name="f205" draw:formula="?f151 / 134"/>
              <draw:equation draw:name="f206" draw:formula="?f152 / 134"/>
              <draw:equation draw:name="f207" draw:formula="?f153 / 84"/>
              <draw:equation draw:name="f208" draw:formula="?f154 / 134"/>
              <draw:equation draw:name="f209" draw:formula="0 / ?f99"/>
              <draw:equation draw:name="f210" draw:formula="?f1 / ?f99"/>
              <draw:equation draw:name="f211" draw:formula="0 / ?f100"/>
              <draw:equation draw:name="f212" draw:formula="?f2 / ?f100"/>
              <draw:equation draw:name="f213" draw:formula="?f155 / ?f99"/>
              <draw:equation draw:name="f214" draw:formula="?f156 / ?f100"/>
              <draw:equation draw:name="f215" draw:formula="?f157 / ?f99"/>
              <draw:equation draw:name="f216" draw:formula="?f158 / ?f100"/>
              <draw:equation draw:name="f217" draw:formula="?f159 / ?f99"/>
              <draw:equation draw:name="f218" draw:formula="?f160 / ?f100"/>
              <draw:equation draw:name="f219" draw:formula="?f161 / ?f99"/>
              <draw:equation draw:name="f220" draw:formula="?f162 / ?f100"/>
              <draw:equation draw:name="f221" draw:formula="?f163 / ?f99"/>
              <draw:equation draw:name="f222" draw:formula="?f164 / ?f100"/>
              <draw:equation draw:name="f223" draw:formula="?f165 / ?f100"/>
              <draw:equation draw:name="f224" draw:formula="?f166 / ?f99"/>
              <draw:equation draw:name="f225" draw:formula="?f167 / ?f99"/>
              <draw:equation draw:name="f226" draw:formula="?f168 / ?f100"/>
              <draw:equation draw:name="f227" draw:formula="?f169 / ?f99"/>
              <draw:equation draw:name="f228" draw:formula="?f170 / ?f100"/>
              <draw:equation draw:name="f229" draw:formula="?f171 / ?f99"/>
              <draw:equation draw:name="f230" draw:formula="?f172 / ?f99"/>
              <draw:equation draw:name="f231" draw:formula="?f173 / ?f100"/>
              <draw:equation draw:name="f232" draw:formula="?f174 / ?f99"/>
              <draw:equation draw:name="f233" draw:formula="?f175 / ?f100"/>
              <draw:equation draw:name="f234" draw:formula="?f176 / ?f99"/>
              <draw:equation draw:name="f235" draw:formula="?f177 / ?f100"/>
              <draw:equation draw:name="f236" draw:formula="?f178 / ?f100"/>
              <draw:equation draw:name="f237" draw:formula="?f179 / ?f99"/>
              <draw:equation draw:name="f238" draw:formula="?f180 / ?f100"/>
              <draw:equation draw:name="f239" draw:formula="?f181 / ?f100"/>
              <draw:equation draw:name="f240" draw:formula="?f182 / ?f99"/>
              <draw:equation draw:name="f241" draw:formula="?f183 / ?f100"/>
              <draw:equation draw:name="f242" draw:formula="?f184 / ?f99"/>
              <draw:equation draw:name="f243" draw:formula="?f185 / ?f100"/>
              <draw:equation draw:name="f244" draw:formula="?f186 / ?f99"/>
              <draw:equation draw:name="f245" draw:formula="?f187 / ?f100"/>
              <draw:equation draw:name="f246" draw:formula="?f188 / ?f99"/>
              <draw:equation draw:name="f247" draw:formula="?f189 / ?f100"/>
              <draw:equation draw:name="f248" draw:formula="?f190 / ?f99"/>
              <draw:equation draw:name="f249" draw:formula="?f191 / ?f100"/>
              <draw:equation draw:name="f250" draw:formula="?f192 / ?f99"/>
              <draw:equation draw:name="f251" draw:formula="?f193 / ?f100"/>
              <draw:equation draw:name="f252" draw:formula="?f194 / ?f100"/>
              <draw:equation draw:name="f253" draw:formula="?f195 / ?f99"/>
              <draw:equation draw:name="f254" draw:formula="?f196 / ?f100"/>
              <draw:equation draw:name="f255" draw:formula="?f197 / ?f100"/>
              <draw:equation draw:name="f256" draw:formula="?f198 / ?f100"/>
              <draw:equation draw:name="f257" draw:formula="?f199 / ?f100"/>
              <draw:equation draw:name="f258" draw:formula="?f200 / ?f99"/>
              <draw:equation draw:name="f259" draw:formula="?f201 / ?f100"/>
              <draw:equation draw:name="f260" draw:formula="?f202 / ?f100"/>
              <draw:equation draw:name="f261" draw:formula="?f203 / ?f99"/>
              <draw:equation draw:name="f262" draw:formula="?f204 / ?f99"/>
              <draw:equation draw:name="f263" draw:formula="?f205 / ?f100"/>
              <draw:equation draw:name="f264" draw:formula="?f206 / ?f100"/>
              <draw:equation draw:name="f265" draw:formula="?f207 / ?f99"/>
              <draw:equation draw:name="f266" draw:formula="?f208 / ?f100"/>
            </draw:enhanced-geometry>
          </draw:custom-shape>
        </draw:g>
        <draw:g draw:name="Gruppieren 777" draw:id="id230">
          <svg:title/>
          <svg:desc/>
          <draw:custom-shape svg:x="3.58571in" svg:y="1.68263in" svg:width="3.06756in" svg:height="4.13473in" draw:id="id257" draw:style-name="a1208" draw:name="Freeform 418">
            <svg:title/>
            <svg:desc/>
            <text:p text:style-name="a1207" text:class-names="" text:cond-style-name=""><text:span text:style-name="a1206" text:class-names=""/></text:p>
            <draw:enhanced-geometry xmlns:dr3d="urn:oasis:names:tc:opendocument:xmlns:dr3d:1.0" draw:type="non-primitive" svg:viewBox="0 0 2092 2824" draw:enhanced-path="M ?f3 ?f0 L ?f4 ?f5 C ?f6 ?f5 ?f7 ?f8 ?f1 ?f9 L ?f1 ?f10 C ?f1 ?f11 ?f12 ?f13 ?f4 ?f2 L ?f14 ?f2 C ?f15 ?f13 ?f16 ?f17 ?f0 ?f18 L ?f19 ?f20 C ?f5 ?f21 ?f22 ?f5 ?f3 ?f0 Z N" draw:text-areas="?f53 ?f55 ?f54 ?f56" draw:glue-points="?f57 ?f58 ?f59 ?f60 ?f61 ?f62 ?f61 ?f63 ?f59 ?f64 ?f65 ?f64 ?f66 ?f67 ?f68 ?f69 ?f57 ?f58" draw:glue-point-leaving-directions="-90, -90, -90, -90, -90, -90, -90, -90, -90">
              <draw:equation draw:name="f0" draw:formula="0"/>
              <draw:equation draw:name="f1" draw:formula="2092"/>
              <draw:equation draw:name="f2" draw:formula="2824"/>
              <draw:equation draw:name="f3" draw:formula="145"/>
              <draw:equation draw:name="f4" draw:formula="1946"/>
              <draw:equation draw:name="f5" draw:formula="1"/>
              <draw:equation draw:name="f6" draw:formula="2020"/>
              <draw:equation draw:name="f7" draw:formula="2091"/>
              <draw:equation draw:name="f8" draw:formula="86"/>
              <draw:equation draw:name="f9" draw:formula="196"/>
              <draw:equation draw:name="f10" draw:formula="2626"/>
              <draw:equation draw:name="f11" draw:formula="2729"/>
              <draw:equation draw:name="f12" draw:formula="2017"/>
              <draw:equation draw:name="f13" draw:formula="2823"/>
              <draw:equation draw:name="f14" draw:formula="146"/>
              <draw:equation draw:name="f15" draw:formula="66"/>
              <draw:equation draw:name="f16" draw:formula="3"/>
              <draw:equation draw:name="f17" draw:formula="2738"/>
              <draw:equation draw:name="f18" draw:formula="2627"/>
              <draw:equation draw:name="f19" draw:formula="2"/>
              <draw:equation draw:name="f20" draw:formula="197"/>
              <draw:equation draw:name="f21" draw:formula="92"/>
              <draw:equation draw:name="f22" draw:formula="67"/>
              <draw:equation draw:name="f23" draw:formula="?f2 - ?f0"/>
              <draw:equation draw:name="f24" draw:formula="?f1 - ?f0"/>
              <draw:equation draw:name="f25" draw:formula="?f24 / 2092"/>
              <draw:equation draw:name="f26" draw:formula="?f23 / 2824"/>
              <draw:equation draw:name="f27" draw:formula="145 * ?f24"/>
              <draw:equation draw:name="f28" draw:formula="0 * ?f23"/>
              <draw:equation draw:name="f29" draw:formula="1946 * ?f24"/>
              <draw:equation draw:name="f30" draw:formula="1 * ?f23"/>
              <draw:equation draw:name="f31" draw:formula="2092 * ?f24"/>
              <draw:equation draw:name="f32" draw:formula="196 * ?f23"/>
              <draw:equation draw:name="f33" draw:formula="2626 * ?f23"/>
              <draw:equation draw:name="f34" draw:formula="2824 * ?f23"/>
              <draw:equation draw:name="f35" draw:formula="146 * ?f24"/>
              <draw:equation draw:name="f36" draw:formula="0 * ?f24"/>
              <draw:equation draw:name="f37" draw:formula="2627 * ?f23"/>
              <draw:equation draw:name="f38" draw:formula="2 * ?f24"/>
              <draw:equation draw:name="f39" draw:formula="197 * ?f23"/>
              <draw:equation draw:name="f40" draw:formula="?f27 / 2092"/>
              <draw:equation draw:name="f41" draw:formula="?f28 / 2824"/>
              <draw:equation draw:name="f42" draw:formula="?f29 / 2092"/>
              <draw:equation draw:name="f43" draw:formula="?f30 / 2824"/>
              <draw:equation draw:name="f44" draw:formula="?f31 / 2092"/>
              <draw:equation draw:name="f45" draw:formula="?f32 / 2824"/>
              <draw:equation draw:name="f46" draw:formula="?f33 / 2824"/>
              <draw:equation draw:name="f47" draw:formula="?f34 / 2824"/>
              <draw:equation draw:name="f48" draw:formula="?f35 / 2092"/>
              <draw:equation draw:name="f49" draw:formula="?f36 / 2092"/>
              <draw:equation draw:name="f50" draw:formula="?f37 / 2824"/>
              <draw:equation draw:name="f51" draw:formula="?f38 / 2092"/>
              <draw:equation draw:name="f52" draw:formula="?f39 / 2824"/>
              <draw:equation draw:name="f53" draw:formula="0 / ?f25"/>
              <draw:equation draw:name="f54" draw:formula="?f1 / ?f25"/>
              <draw:equation draw:name="f55" draw:formula="0 / ?f26"/>
              <draw:equation draw:name="f56" draw:formula="?f2 / ?f26"/>
              <draw:equation draw:name="f57" draw:formula="?f40 / ?f25"/>
              <draw:equation draw:name="f58" draw:formula="?f41 / ?f26"/>
              <draw:equation draw:name="f59" draw:formula="?f42 / ?f25"/>
              <draw:equation draw:name="f60" draw:formula="?f43 / ?f26"/>
              <draw:equation draw:name="f61" draw:formula="?f44 / ?f25"/>
              <draw:equation draw:name="f62" draw:formula="?f45 / ?f26"/>
              <draw:equation draw:name="f63" draw:formula="?f46 / ?f26"/>
              <draw:equation draw:name="f64" draw:formula="?f47 / ?f26"/>
              <draw:equation draw:name="f65" draw:formula="?f48 / ?f25"/>
              <draw:equation draw:name="f66" draw:formula="?f49 / ?f25"/>
              <draw:equation draw:name="f67" draw:formula="?f50 / ?f26"/>
              <draw:equation draw:name="f68" draw:formula="?f51 / ?f25"/>
              <draw:equation draw:name="f69" draw:formula="?f52 / ?f26"/>
            </draw:enhanced-geometry>
          </draw:custom-shape>
          <draw:custom-shape svg:x="4.43409in" svg:y="2.84804in" svg:width="1.3708in" svg:height="1.29936in" draw:id="id258" draw:style-name="a1211" draw:name="Freeform 419">
            <svg:title/>
            <svg:desc/>
            <text:p text:style-name="a1210" text:class-names="" text:cond-style-name=""><text:span text:style-name="a1209" text:class-names=""/></text:p>
            <draw:enhanced-geometry xmlns:dr3d="urn:oasis:names:tc:opendocument:xmlns:dr3d:1.0" draw:type="non-primitive" svg:viewBox="0 0 933 889" draw:enhanced-path="M ?f3 ?f4 C ?f5 ?f6 ?f7 ?f8 ?f9 ?f10 ?f11 ?f12 ?f13 ?f14 ?f15 ?f16 ?f17 ?f18 ?f19 ?f20 ?f21 ?f22 ?f1 ?f23 ?f24 ?f25 ?f26 ?f27 ?f28 ?f29 ?f30 ?f31 ?f32 ?f33 ?f34 ?f35 ?f36 ?f37 ?f3 ?f2 ?f38 ?f39 ?f40 ?f41 ?f42 ?f43 ?f44 ?f45 ?f46 ?f47 ?f48 ?f49 ?f50 ?f51 ?f0 ?f52 ?f12 ?f53 ?f54 ?f55 ?f56 ?f57 ?f58 ?f59 ?f60 ?f61 ?f62 ?f0 ?f63 ?f64 ?f65 ?f66 ?f67 ?f6 ?f3 ?f4 Z N" draw:text-areas="?f118 ?f120 ?f119 ?f121" draw:glue-points="?f122 ?f123 ?f124 ?f125 ?f126 ?f127 ?f128 ?f129 ?f130 ?f131 ?f132 ?f133 ?f122 ?f134 ?f135 ?f136 ?f137 ?f138 ?f139 ?f140 ?f141 ?f142 ?f143 ?f144 ?f122 ?f123" draw:glue-point-leaving-directions="-90, -90, -90, -90, -90, -90, -90, -90, -90, -90, -90, -90, -90">
              <draw:equation draw:name="f0" draw:formula="0"/>
              <draw:equation draw:name="f1" draw:formula="933"/>
              <draw:equation draw:name="f2" draw:formula="889"/>
              <draw:equation draw:name="f3" draw:formula="466"/>
              <draw:equation draw:name="f4" draw:formula="198"/>
              <draw:equation draw:name="f5" draw:formula="493"/>
              <draw:equation draw:name="f6" draw:formula="123"/>
              <draw:equation draw:name="f7" draw:formula="543"/>
              <draw:equation draw:name="f8" draw:formula="41"/>
              <draw:equation draw:name="f9" draw:formula="638"/>
              <draw:equation draw:name="f10" draw:formula="20"/>
              <draw:equation draw:name="f11" draw:formula="713"/>
              <draw:equation draw:name="f12" draw:formula="3"/>
              <draw:equation draw:name="f13" draw:formula="794"/>
              <draw:equation draw:name="f14" draw:formula="25"/>
              <draw:equation draw:name="f15" draw:formula="854"/>
              <draw:equation draw:name="f16" draw:formula="63"/>
              <draw:equation draw:name="f17" draw:formula="907"/>
              <draw:equation draw:name="f18" draw:formula="97"/>
              <draw:equation draw:name="f19" draw:formula="925"/>
              <draw:equation draw:name="f20" draw:formula="155"/>
              <draw:equation draw:name="f21" draw:formula="929"/>
              <draw:equation draw:name="f22" draw:formula="211"/>
              <draw:equation draw:name="f23" draw:formula="251"/>
              <draw:equation draw:name="f24" draw:formula="922"/>
              <draw:equation draw:name="f25" draw:formula="287"/>
              <draw:equation draw:name="f26" draw:formula="904"/>
              <draw:equation draw:name="f27" draw:formula="323"/>
              <draw:equation draw:name="f28" draw:formula="848"/>
              <draw:equation draw:name="f29" draw:formula="432"/>
              <draw:equation draw:name="f30" draw:formula="758"/>
              <draw:equation draw:name="f31" draw:formula="522"/>
              <draw:equation draw:name="f32" draw:formula="672"/>
              <draw:equation draw:name="f33" draw:formula="613"/>
              <draw:equation draw:name="f34" draw:formula="593"/>
              <draw:equation draw:name="f35" draw:formula="697"/>
              <draw:equation draw:name="f36" draw:formula="525"/>
              <draw:equation draw:name="f37" draw:formula="789"/>
              <draw:equation draw:name="f38" draw:formula="408"/>
              <draw:equation draw:name="f39" draw:formula="786"/>
              <draw:equation draw:name="f40" draw:formula="339"/>
              <draw:equation draw:name="f41" draw:formula="694"/>
              <draw:equation draw:name="f42" draw:formula="260"/>
              <draw:equation draw:name="f43" draw:formula="610"/>
              <draw:equation draw:name="f44" draw:formula="175"/>
              <draw:equation draw:name="f45" draw:formula="519"/>
              <draw:equation draw:name="f46" draw:formula="84"/>
              <draw:equation draw:name="f47" draw:formula="429"/>
              <draw:equation draw:name="f48" draw:formula="29"/>
              <draw:equation draw:name="f49" draw:formula="320"/>
              <draw:equation draw:name="f50" draw:formula="10"/>
              <draw:equation draw:name="f51" draw:formula="284"/>
              <draw:equation draw:name="f52" draw:formula="248"/>
              <draw:equation draw:name="f53" draw:formula="208"/>
              <draw:equation draw:name="f54" draw:formula="8"/>
              <draw:equation draw:name="f55" draw:formula="152"/>
              <draw:equation draw:name="f56" draw:formula="26"/>
              <draw:equation draw:name="f57" draw:formula="94"/>
              <draw:equation draw:name="f58" draw:formula="78"/>
              <draw:equation draw:name="f59" draw:formula="60"/>
              <draw:equation draw:name="f60" draw:formula="139"/>
              <draw:equation draw:name="f61" draw:formula="22"/>
              <draw:equation draw:name="f62" draw:formula="220"/>
              <draw:equation draw:name="f63" draw:formula="295"/>
              <draw:equation draw:name="f64" draw:formula="17"/>
              <draw:equation draw:name="f65" draw:formula="390"/>
              <draw:equation draw:name="f66" draw:formula="38"/>
              <draw:equation draw:name="f67" draw:formula="439"/>
              <draw:equation draw:name="f68" draw:formula="?f2 - ?f0"/>
              <draw:equation draw:name="f69" draw:formula="?f1 - ?f0"/>
              <draw:equation draw:name="f70" draw:formula="?f69 / 933"/>
              <draw:equation draw:name="f71" draw:formula="?f68 / 889"/>
              <draw:equation draw:name="f72" draw:formula="466 * ?f69"/>
              <draw:equation draw:name="f73" draw:formula="198 * ?f68"/>
              <draw:equation draw:name="f74" draw:formula="638 * ?f69"/>
              <draw:equation draw:name="f75" draw:formula="20 * ?f68"/>
              <draw:equation draw:name="f76" draw:formula="854 * ?f69"/>
              <draw:equation draw:name="f77" draw:formula="63 * ?f68"/>
              <draw:equation draw:name="f78" draw:formula="929 * ?f69"/>
              <draw:equation draw:name="f79" draw:formula="211 * ?f68"/>
              <draw:equation draw:name="f80" draw:formula="904 * ?f69"/>
              <draw:equation draw:name="f81" draw:formula="323 * ?f68"/>
              <draw:equation draw:name="f82" draw:formula="672 * ?f69"/>
              <draw:equation draw:name="f83" draw:formula="613 * ?f68"/>
              <draw:equation draw:name="f84" draw:formula="889 * ?f68"/>
              <draw:equation draw:name="f85" draw:formula="260 * ?f69"/>
              <draw:equation draw:name="f86" draw:formula="610 * ?f68"/>
              <draw:equation draw:name="f87" draw:formula="29 * ?f69"/>
              <draw:equation draw:name="f88" draw:formula="320 * ?f68"/>
              <draw:equation draw:name="f89" draw:formula="3 * ?f69"/>
              <draw:equation draw:name="f90" draw:formula="208 * ?f68"/>
              <draw:equation draw:name="f91" draw:formula="78 * ?f69"/>
              <draw:equation draw:name="f92" draw:formula="60 * ?f68"/>
              <draw:equation draw:name="f93" draw:formula="295 * ?f69"/>
              <draw:equation draw:name="f94" draw:formula="17 * ?f68"/>
              <draw:equation draw:name="f95" draw:formula="?f72 / 933"/>
              <draw:equation draw:name="f96" draw:formula="?f73 / 889"/>
              <draw:equation draw:name="f97" draw:formula="?f74 / 933"/>
              <draw:equation draw:name="f98" draw:formula="?f75 / 889"/>
              <draw:equation draw:name="f99" draw:formula="?f76 / 933"/>
              <draw:equation draw:name="f100" draw:formula="?f77 / 889"/>
              <draw:equation draw:name="f101" draw:formula="?f78 / 933"/>
              <draw:equation draw:name="f102" draw:formula="?f79 / 889"/>
              <draw:equation draw:name="f103" draw:formula="?f80 / 933"/>
              <draw:equation draw:name="f104" draw:formula="?f81 / 889"/>
              <draw:equation draw:name="f105" draw:formula="?f82 / 933"/>
              <draw:equation draw:name="f106" draw:formula="?f83 / 889"/>
              <draw:equation draw:name="f107" draw:formula="?f84 / 889"/>
              <draw:equation draw:name="f108" draw:formula="?f85 / 933"/>
              <draw:equation draw:name="f109" draw:formula="?f86 / 889"/>
              <draw:equation draw:name="f110" draw:formula="?f87 / 933"/>
              <draw:equation draw:name="f111" draw:formula="?f88 / 889"/>
              <draw:equation draw:name="f112" draw:formula="?f89 / 933"/>
              <draw:equation draw:name="f113" draw:formula="?f90 / 889"/>
              <draw:equation draw:name="f114" draw:formula="?f91 / 933"/>
              <draw:equation draw:name="f115" draw:formula="?f92 / 889"/>
              <draw:equation draw:name="f116" draw:formula="?f93 / 933"/>
              <draw:equation draw:name="f117" draw:formula="?f94 / 889"/>
              <draw:equation draw:name="f118" draw:formula="0 / ?f70"/>
              <draw:equation draw:name="f119" draw:formula="?f1 / ?f70"/>
              <draw:equation draw:name="f120" draw:formula="0 / ?f71"/>
              <draw:equation draw:name="f121" draw:formula="?f2 / ?f71"/>
              <draw:equation draw:name="f122" draw:formula="?f95 / ?f70"/>
              <draw:equation draw:name="f123" draw:formula="?f96 / ?f71"/>
              <draw:equation draw:name="f124" draw:formula="?f97 / ?f70"/>
              <draw:equation draw:name="f125" draw:formula="?f98 / ?f71"/>
              <draw:equation draw:name="f126" draw:formula="?f99 / ?f70"/>
              <draw:equation draw:name="f127" draw:formula="?f100 / ?f71"/>
              <draw:equation draw:name="f128" draw:formula="?f101 / ?f70"/>
              <draw:equation draw:name="f129" draw:formula="?f102 / ?f71"/>
              <draw:equation draw:name="f130" draw:formula="?f103 / ?f70"/>
              <draw:equation draw:name="f131" draw:formula="?f104 / ?f71"/>
              <draw:equation draw:name="f132" draw:formula="?f105 / ?f70"/>
              <draw:equation draw:name="f133" draw:formula="?f106 / ?f71"/>
              <draw:equation draw:name="f134" draw:formula="?f107 / ?f71"/>
              <draw:equation draw:name="f135" draw:formula="?f108 / ?f70"/>
              <draw:equation draw:name="f136" draw:formula="?f109 / ?f71"/>
              <draw:equation draw:name="f137" draw:formula="?f110 / ?f70"/>
              <draw:equation draw:name="f138" draw:formula="?f111 / ?f71"/>
              <draw:equation draw:name="f139" draw:formula="?f112 / ?f70"/>
              <draw:equation draw:name="f140" draw:formula="?f113 / ?f71"/>
              <draw:equation draw:name="f141" draw:formula="?f114 / ?f70"/>
              <draw:equation draw:name="f142" draw:formula="?f115 / ?f71"/>
              <draw:equation draw:name="f143" draw:formula="?f116 / ?f70"/>
              <draw:equation draw:name="f144" draw:formula="?f117 / ?f71"/>
            </draw:enhanced-geometry>
          </draw:custom-shape>
          <draw:custom-shape svg:x="4.91186in" svg:y="3.30349in" svg:width="0.41526in" svg:height="0.3974in" draw:id="id259" draw:style-name="a1214" draw:name="Freeform 420">
            <svg:title/>
            <svg:desc/>
            <text:p text:style-name="a1213" text:class-names="" text:cond-style-name=""><text:span text:style-name="a1212" text:class-names=""/></text:p>
            <draw:enhanced-geometry xmlns:dr3d="urn:oasis:names:tc:opendocument:xmlns:dr3d:1.0" draw:type="non-primitive" svg:viewBox="0 0 284 271" draw:enhanced-path="M ?f3 ?f4 C ?f5 ?f6 ?f7 ?f8 ?f9 ?f10 ?f11 ?f12 ?f13 ?f14 ?f15 ?f16 ?f17 ?f18 ?f19 ?f20 ?f21 ?f22 ?f1 ?f23 ?f24 ?f25 ?f17 ?f26 ?f27 ?f28 ?f29 ?f30 ?f31 ?f32 ?f33 ?f34 ?f35 ?f36 ?f3 ?f2 ?f37 ?f38 ?f39 ?f40 ?f41 ?f42 ?f43 ?f44 ?f45 ?f46 ?f47 ?f48 ?f49 ?f50 ?f0 ?f51 ?f12 ?f52 ?f49 ?f53 ?f54 ?f55 ?f56 ?f57 ?f58 ?f10 ?f59 ?f0 ?f60 ?f61 ?f62 ?f63 ?f64 ?f6 ?f3 ?f4 Z N" draw:text-areas="?f115 ?f117 ?f116 ?f118" draw:glue-points="?f119 ?f120 ?f121 ?f122 ?f123 ?f124 ?f125 ?f126 ?f127 ?f128 ?f129 ?f130 ?f119 ?f131 ?f132 ?f133 ?f134 ?f135 ?f136 ?f137 ?f138 ?f139 ?f140 ?f141 ?f119 ?f120" draw:glue-point-leaving-directions="-90, -90, -90, -90, -90, -90, -90, -90, -90, -90, -90, -90, -90">
              <draw:equation draw:name="f0" draw:formula="0"/>
              <draw:equation draw:name="f1" draw:formula="284"/>
              <draw:equation draw:name="f2" draw:formula="271"/>
              <draw:equation draw:name="f3" draw:formula="142"/>
              <draw:equation draw:name="f4" draw:formula="60"/>
              <draw:equation draw:name="f5" draw:formula="151"/>
              <draw:equation draw:name="f6" draw:formula="37"/>
              <draw:equation draw:name="f7" draw:formula="166"/>
              <draw:equation draw:name="f8" draw:formula="12"/>
              <draw:equation draw:name="f9" draw:formula="195"/>
              <draw:equation draw:name="f10" draw:formula="6"/>
              <draw:equation draw:name="f11" draw:formula="217"/>
              <draw:equation draw:name="f12" draw:formula="1"/>
              <draw:equation draw:name="f13" draw:formula="242"/>
              <draw:equation draw:name="f14" draw:formula="7"/>
              <draw:equation draw:name="f15" draw:formula="260"/>
              <draw:equation draw:name="f16" draw:formula="19"/>
              <draw:equation draw:name="f17" draw:formula="276"/>
              <draw:equation draw:name="f18" draw:formula="29"/>
              <draw:equation draw:name="f19" draw:formula="282"/>
              <draw:equation draw:name="f20" draw:formula="47"/>
              <draw:equation draw:name="f21" draw:formula="283"/>
              <draw:equation draw:name="f22" draw:formula="64"/>
              <draw:equation draw:name="f23" draw:formula="76"/>
              <draw:equation draw:name="f24" draw:formula="281"/>
              <draw:equation draw:name="f25" draw:formula="87"/>
              <draw:equation draw:name="f26" draw:formula="98"/>
              <draw:equation draw:name="f27" draw:formula="259"/>
              <draw:equation draw:name="f28" draw:formula="131"/>
              <draw:equation draw:name="f29" draw:formula="231"/>
              <draw:equation draw:name="f30" draw:formula="159"/>
              <draw:equation draw:name="f31" draw:formula="205"/>
              <draw:equation draw:name="f32" draw:formula="187"/>
              <draw:equation draw:name="f33" draw:formula="181"/>
              <draw:equation draw:name="f34" draw:formula="212"/>
              <draw:equation draw:name="f35" draw:formula="160"/>
              <draw:equation draw:name="f36" draw:formula="240"/>
              <draw:equation draw:name="f37" draw:formula="124"/>
              <draw:equation draw:name="f38" draw:formula="239"/>
              <draw:equation draw:name="f39" draw:formula="104"/>
              <draw:equation draw:name="f40" draw:formula="211"/>
              <draw:equation draw:name="f41" draw:formula="80"/>
              <draw:equation draw:name="f42" draw:formula="186"/>
              <draw:equation draw:name="f43" draw:formula="54"/>
              <draw:equation draw:name="f44" draw:formula="158"/>
              <draw:equation draw:name="f45" draw:formula="26"/>
              <draw:equation draw:name="f46" draw:formula="130"/>
              <draw:equation draw:name="f47" draw:formula="9"/>
              <draw:equation draw:name="f48" draw:formula="97"/>
              <draw:equation draw:name="f49" draw:formula="3"/>
              <draw:equation draw:name="f50" draw:formula="86"/>
              <draw:equation draw:name="f51" draw:formula="75"/>
              <draw:equation draw:name="f52" draw:formula="63"/>
              <draw:equation draw:name="f53" draw:formula="46"/>
              <draw:equation draw:name="f54" draw:formula="8"/>
              <draw:equation draw:name="f55" draw:formula="28"/>
              <draw:equation draw:name="f56" draw:formula="24"/>
              <draw:equation draw:name="f57" draw:formula="18"/>
              <draw:equation draw:name="f58" draw:formula="42"/>
              <draw:equation draw:name="f59" draw:formula="67"/>
              <draw:equation draw:name="f60" draw:formula="90"/>
              <draw:equation draw:name="f61" draw:formula="5"/>
              <draw:equation draw:name="f62" draw:formula="119"/>
              <draw:equation draw:name="f63" draw:formula="11"/>
              <draw:equation draw:name="f64" draw:formula="134"/>
              <draw:equation draw:name="f65" draw:formula="?f2 - ?f0"/>
              <draw:equation draw:name="f66" draw:formula="?f1 - ?f0"/>
              <draw:equation draw:name="f67" draw:formula="?f66 / 284"/>
              <draw:equation draw:name="f68" draw:formula="?f65 / 271"/>
              <draw:equation draw:name="f69" draw:formula="142 * ?f66"/>
              <draw:equation draw:name="f70" draw:formula="60 * ?f65"/>
              <draw:equation draw:name="f71" draw:formula="195 * ?f66"/>
              <draw:equation draw:name="f72" draw:formula="6 * ?f65"/>
              <draw:equation draw:name="f73" draw:formula="260 * ?f66"/>
              <draw:equation draw:name="f74" draw:formula="19 * ?f65"/>
              <draw:equation draw:name="f75" draw:formula="283 * ?f66"/>
              <draw:equation draw:name="f76" draw:formula="64 * ?f65"/>
              <draw:equation draw:name="f77" draw:formula="276 * ?f66"/>
              <draw:equation draw:name="f78" draw:formula="98 * ?f65"/>
              <draw:equation draw:name="f79" draw:formula="205 * ?f66"/>
              <draw:equation draw:name="f80" draw:formula="187 * ?f65"/>
              <draw:equation draw:name="f81" draw:formula="271 * ?f65"/>
              <draw:equation draw:name="f82" draw:formula="80 * ?f66"/>
              <draw:equation draw:name="f83" draw:formula="186 * ?f65"/>
              <draw:equation draw:name="f84" draw:formula="9 * ?f66"/>
              <draw:equation draw:name="f85" draw:formula="97 * ?f65"/>
              <draw:equation draw:name="f86" draw:formula="1 * ?f66"/>
              <draw:equation draw:name="f87" draw:formula="63 * ?f65"/>
              <draw:equation draw:name="f88" draw:formula="24 * ?f66"/>
              <draw:equation draw:name="f89" draw:formula="18 * ?f65"/>
              <draw:equation draw:name="f90" draw:formula="90 * ?f66"/>
              <draw:equation draw:name="f91" draw:formula="5 * ?f65"/>
              <draw:equation draw:name="f92" draw:formula="?f69 / 284"/>
              <draw:equation draw:name="f93" draw:formula="?f70 / 271"/>
              <draw:equation draw:name="f94" draw:formula="?f71 / 284"/>
              <draw:equation draw:name="f95" draw:formula="?f72 / 271"/>
              <draw:equation draw:name="f96" draw:formula="?f73 / 284"/>
              <draw:equation draw:name="f97" draw:formula="?f74 / 271"/>
              <draw:equation draw:name="f98" draw:formula="?f75 / 284"/>
              <draw:equation draw:name="f99" draw:formula="?f76 / 271"/>
              <draw:equation draw:name="f100" draw:formula="?f77 / 284"/>
              <draw:equation draw:name="f101" draw:formula="?f78 / 271"/>
              <draw:equation draw:name="f102" draw:formula="?f79 / 284"/>
              <draw:equation draw:name="f103" draw:formula="?f80 / 271"/>
              <draw:equation draw:name="f104" draw:formula="?f81 / 271"/>
              <draw:equation draw:name="f105" draw:formula="?f82 / 284"/>
              <draw:equation draw:name="f106" draw:formula="?f83 / 271"/>
              <draw:equation draw:name="f107" draw:formula="?f84 / 284"/>
              <draw:equation draw:name="f108" draw:formula="?f85 / 271"/>
              <draw:equation draw:name="f109" draw:formula="?f86 / 284"/>
              <draw:equation draw:name="f110" draw:formula="?f87 / 271"/>
              <draw:equation draw:name="f111" draw:formula="?f88 / 284"/>
              <draw:equation draw:name="f112" draw:formula="?f89 / 271"/>
              <draw:equation draw:name="f113" draw:formula="?f90 / 284"/>
              <draw:equation draw:name="f114" draw:formula="?f91 / 271"/>
              <draw:equation draw:name="f115" draw:formula="0 / ?f67"/>
              <draw:equation draw:name="f116" draw:formula="?f1 / ?f67"/>
              <draw:equation draw:name="f117" draw:formula="0 / ?f68"/>
              <draw:equation draw:name="f118" draw:formula="?f2 / ?f68"/>
              <draw:equation draw:name="f119" draw:formula="?f92 / ?f67"/>
              <draw:equation draw:name="f120" draw:formula="?f93 / ?f68"/>
              <draw:equation draw:name="f121" draw:formula="?f94 / ?f67"/>
              <draw:equation draw:name="f122" draw:formula="?f95 / ?f68"/>
              <draw:equation draw:name="f123" draw:formula="?f96 / ?f67"/>
              <draw:equation draw:name="f124" draw:formula="?f97 / ?f68"/>
              <draw:equation draw:name="f125" draw:formula="?f98 / ?f67"/>
              <draw:equation draw:name="f126" draw:formula="?f99 / ?f68"/>
              <draw:equation draw:name="f127" draw:formula="?f100 / ?f67"/>
              <draw:equation draw:name="f128" draw:formula="?f101 / ?f68"/>
              <draw:equation draw:name="f129" draw:formula="?f102 / ?f67"/>
              <draw:equation draw:name="f130" draw:formula="?f103 / ?f68"/>
              <draw:equation draw:name="f131" draw:formula="?f104 / ?f68"/>
              <draw:equation draw:name="f132" draw:formula="?f105 / ?f67"/>
              <draw:equation draw:name="f133" draw:formula="?f106 / ?f68"/>
              <draw:equation draw:name="f134" draw:formula="?f107 / ?f67"/>
              <draw:equation draw:name="f135" draw:formula="?f108 / ?f68"/>
              <draw:equation draw:name="f136" draw:formula="?f109 / ?f67"/>
              <draw:equation draw:name="f137" draw:formula="?f110 / ?f68"/>
              <draw:equation draw:name="f138" draw:formula="?f111 / ?f67"/>
              <draw:equation draw:name="f139" draw:formula="?f112 / ?f68"/>
              <draw:equation draw:name="f140" draw:formula="?f113 / ?f67"/>
              <draw:equation draw:name="f141" draw:formula="?f114 / ?f68"/>
            </draw:enhanced-geometry>
          </draw:custom-shape>
          <draw:custom-shape svg:x="4.71539in" svg:y="4.49568in" svg:width="0.16968in" svg:height="0.192in" draw:id="id260" draw:style-name="a1217" draw:name="Freeform 421">
            <svg:title/>
            <svg:desc/>
            <text:p text:style-name="a1216" text:class-names="" text:cond-style-name=""><text:span text:style-name="a1215" text:class-names=""/></text:p>
            <draw:enhanced-geometry xmlns:dr3d="urn:oasis:names:tc:opendocument:xmlns:dr3d:1.0" draw:type="non-primitive" svg:viewBox="0 0 113 132" draw:enhanced-path="M ?f1 ?f3 C ?f4 ?f5 ?f6 ?f7 ?f8 ?f9 ?f10 ?f11 ?f12 ?f2 ?f13 ?f2 ?f14 ?f2 ?f15 ?f11 ?f16 ?f9 ?f17 ?f18 ?f19 ?f20 ?f21 ?f22 ?f23 ?f24 ?f25 ?f26 ?f27 ?f28 ?f29 ?f30 ?f0 ?f31 ?f0 ?f32 ?f0 ?f33 ?f34 ?f35 ?f36 ?f36 ?f35 ?f37 ?f38 ?f0 ?f13 ?f0 ?f39 ?f0 ?f40 ?f0 ?f41 ?f42 ?f43 ?f27 ?f44 ?f45 ?f1 ?f46 L ?f1 ?f17 ?f47 ?f17 C ?f24 ?f48 ?f49 ?f50 ?f44 ?f51 ?f52 ?f19 ?f53 ?f54 ?f55 ?f56 ?f8 ?f21 ?f57 ?f36 ?f58 ?f59 ?f60 ?f61 ?f62 ?f63 ?f64 ?f63 ?f65 ?f63 ?f66 ?f67 ?f48 ?f50 ?f68 ?f69 ?f36 ?f65 ?f36 ?f32 ?f36 ?f40 ?f68 ?f55 ?f48 ?f26 ?f16 ?f70 ?f71 ?f72 ?f32 ?f72 ?f73 ?f72 ?f74 ?f75 ?f10 ?f22 ?f76 ?f77 ?f78 ?f1 ?f43 ?f47 L ?f43 ?f58 ?f79 ?f58 ?f79 ?f32 ?f1 ?f32 ?f1 ?f3 Z N" draw:text-areas="?f162 ?f164 ?f163 ?f165" draw:glue-points="?f166 ?f167 ?f168 ?f169 ?f170 ?f171 ?f172 ?f169 ?f173 ?f174 ?f175 ?f176 ?f177 ?f178 ?f179 ?f180 ?f170 ?f181 ?f182 ?f183 ?f166 ?f184 ?f166 ?f185 ?f186 ?f185 ?f187 ?f188 ?f189 ?f190 ?f191 ?f192 ?f193 ?f194 ?f195 ?f196 ?f179 ?f178 ?f195 ?f197 ?f198 ?f199 ?f200 ?f174 ?f201 ?f202 ?f201 ?f203 ?f204 ?f203 ?f204 ?f178 ?f166 ?f178 ?f166 ?f167" draw:glue-point-leaving-directions="-90, -90, -90, -90, -90, -90, -90, -90, -90, -90, -90, -90, -90, -90, -90, -90, -90, -90, -90, -90, -90, -90, -90, -90, -90, -90, -90, -90">
              <draw:equation draw:name="f0" draw:formula="0"/>
              <draw:equation draw:name="f1" draw:formula="113"/>
              <draw:equation draw:name="f2" draw:formula="132"/>
              <draw:equation draw:name="f3" draw:formula="120"/>
              <draw:equation draw:name="f4" draw:formula="106"/>
              <draw:equation draw:name="f5" draw:formula="123"/>
              <draw:equation draw:name="f6" draw:formula="98"/>
              <draw:equation draw:name="f7" draw:formula="126"/>
              <draw:equation draw:name="f8" draw:formula="90"/>
              <draw:equation draw:name="f9" draw:formula="128"/>
              <draw:equation draw:name="f10" draw:formula="82"/>
              <draw:equation draw:name="f11" draw:formula="130"/>
              <draw:equation draw:name="f12" draw:formula="74"/>
              <draw:equation draw:name="f13" draw:formula="66"/>
              <draw:equation draw:name="f14" draw:formula="56"/>
              <draw:equation draw:name="f15" draw:formula="47"/>
              <draw:equation draw:name="f16" draw:formula="39"/>
              <draw:equation draw:name="f17" draw:formula="31"/>
              <draw:equation draw:name="f18" draw:formula="125"/>
              <draw:equation draw:name="f19" draw:formula="24"/>
              <draw:equation draw:name="f20" draw:formula="121"/>
              <draw:equation draw:name="f21" draw:formula="18"/>
              <draw:equation draw:name="f22" draw:formula="115"/>
              <draw:equation draw:name="f23" draw:formula="12"/>
              <draw:equation draw:name="f24" draw:formula="110"/>
              <draw:equation draw:name="f25" draw:formula="8"/>
              <draw:equation draw:name="f26" draw:formula="103"/>
              <draw:equation draw:name="f27" draw:formula="4"/>
              <draw:equation draw:name="f28" draw:formula="95"/>
              <draw:equation draw:name="f29" draw:formula="1"/>
              <draw:equation draw:name="f30" draw:formula="86"/>
              <draw:equation draw:name="f31" draw:formula="77"/>
              <draw:equation draw:name="f32" draw:formula="65"/>
              <draw:equation draw:name="f33" draw:formula="45"/>
              <draw:equation draw:name="f34" draw:formula="5"/>
              <draw:equation draw:name="f35" draw:formula="29"/>
              <draw:equation draw:name="f36" draw:formula="17"/>
              <draw:equation draw:name="f37" draw:formula="6"/>
              <draw:equation draw:name="f38" draw:formula="46"/>
              <draw:equation draw:name="f39" draw:formula="73"/>
              <draw:equation draw:name="f40" draw:formula="81"/>
              <draw:equation draw:name="f41" draw:formula="88"/>
              <draw:equation draw:name="f42" draw:formula="2"/>
              <draw:equation draw:name="f43" draw:formula="96"/>
              <draw:equation draw:name="f44" draw:formula="104"/>
              <draw:equation draw:name="f45" draw:formula="7"/>
              <draw:equation draw:name="f46" draw:formula="11"/>
              <draw:equation draw:name="f47" draw:formula="111"/>
              <draw:equation draw:name="f48" draw:formula="30"/>
              <draw:equation draw:name="f49" draw:formula="107"/>
              <draw:equation draw:name="f50" draw:formula="28"/>
              <draw:equation draw:name="f51" draw:formula="26"/>
              <draw:equation draw:name="f52" draw:formula="100"/>
              <draw:equation draw:name="f53" draw:formula="97"/>
              <draw:equation draw:name="f54" draw:formula="22"/>
              <draw:equation draw:name="f55" draw:formula="94"/>
              <draw:equation draw:name="f56" draw:formula="20"/>
              <draw:equation draw:name="f57" draw:formula="85"/>
              <draw:equation draw:name="f58" draw:formula="80"/>
              <draw:equation draw:name="f59" draw:formula="16"/>
              <draw:equation draw:name="f60" draw:formula="75"/>
              <draw:equation draw:name="f61" draw:formula="15"/>
              <draw:equation draw:name="f62" draw:formula="70"/>
              <draw:equation draw:name="f63" draw:formula="14"/>
              <draw:equation draw:name="f64" draw:formula="63"/>
              <draw:equation draw:name="f65" draw:formula="49"/>
              <draw:equation draw:name="f66" draw:formula="38"/>
              <draw:equation draw:name="f67" draw:formula="19"/>
              <draw:equation draw:name="f68" draw:formula="21"/>
              <draw:equation draw:name="f69" draw:formula="37"/>
              <draw:equation draw:name="f70" draw:formula="112"/>
              <draw:equation draw:name="f71" draw:formula="51"/>
              <draw:equation draw:name="f72" draw:formula="117"/>
              <draw:equation draw:name="f73" draw:formula="71"/>
              <draw:equation draw:name="f74" draw:formula="76"/>
              <draw:equation draw:name="f75" draw:formula="116"/>
              <draw:equation draw:name="f76" draw:formula="87"/>
              <draw:equation draw:name="f77" draw:formula="114"/>
              <draw:equation draw:name="f78" draw:formula="92"/>
              <draw:equation draw:name="f79" draw:formula="62"/>
              <draw:equation draw:name="f80" draw:formula="?f2 - ?f0"/>
              <draw:equation draw:name="f81" draw:formula="?f1 - ?f0"/>
              <draw:equation draw:name="f82" draw:formula="?f81 / 113"/>
              <draw:equation draw:name="f83" draw:formula="?f80 / 132"/>
              <draw:equation draw:name="f84" draw:formula="113 * ?f81"/>
              <draw:equation draw:name="f85" draw:formula="120 * ?f80"/>
              <draw:equation draw:name="f86" draw:formula="90 * ?f81"/>
              <draw:equation draw:name="f87" draw:formula="128 * ?f80"/>
              <draw:equation draw:name="f88" draw:formula="66 * ?f81"/>
              <draw:equation draw:name="f89" draw:formula="132 * ?f80"/>
              <draw:equation draw:name="f90" draw:formula="39 * ?f81"/>
              <draw:equation draw:name="f91" draw:formula="18 * ?f81"/>
              <draw:equation draw:name="f92" draw:formula="115 * ?f80"/>
              <draw:equation draw:name="f93" draw:formula="4 * ?f81"/>
              <draw:equation draw:name="f94" draw:formula="95 * ?f80"/>
              <draw:equation draw:name="f95" draw:formula="0 * ?f81"/>
              <draw:equation draw:name="f96" draw:formula="65 * ?f80"/>
              <draw:equation draw:name="f97" draw:formula="17 * ?f81"/>
              <draw:equation draw:name="f98" draw:formula="17 * ?f80"/>
              <draw:equation draw:name="f99" draw:formula="0 * ?f80"/>
              <draw:equation draw:name="f100" draw:formula="88 * ?f81"/>
              <draw:equation draw:name="f101" draw:formula="2 * ?f80"/>
              <draw:equation draw:name="f102" draw:formula="11 * ?f80"/>
              <draw:equation draw:name="f103" draw:formula="31 * ?f80"/>
              <draw:equation draw:name="f104" draw:formula="111 * ?f81"/>
              <draw:equation draw:name="f105" draw:formula="104 * ?f81"/>
              <draw:equation draw:name="f106" draw:formula="26 * ?f80"/>
              <draw:equation draw:name="f107" draw:formula="94 * ?f81"/>
              <draw:equation draw:name="f108" draw:formula="20 * ?f80"/>
              <draw:equation draw:name="f109" draw:formula="80 * ?f81"/>
              <draw:equation draw:name="f110" draw:formula="16 * ?f80"/>
              <draw:equation draw:name="f111" draw:formula="63 * ?f81"/>
              <draw:equation draw:name="f112" draw:formula="14 * ?f80"/>
              <draw:equation draw:name="f113" draw:formula="30 * ?f81"/>
              <draw:equation draw:name="f114" draw:formula="28 * ?f80"/>
              <draw:equation draw:name="f115" draw:formula="103 * ?f80"/>
              <draw:equation draw:name="f116" draw:formula="65 * ?f81"/>
              <draw:equation draw:name="f117" draw:formula="117 * ?f80"/>
              <draw:equation draw:name="f118" draw:formula="82 * ?f81"/>
              <draw:equation draw:name="f119" draw:formula="96 * ?f81"/>
              <draw:equation draw:name="f120" draw:formula="111 * ?f80"/>
              <draw:equation draw:name="f121" draw:formula="80 * ?f80"/>
              <draw:equation draw:name="f122" draw:formula="62 * ?f81"/>
              <draw:equation draw:name="f123" draw:formula="?f84 / 113"/>
              <draw:equation draw:name="f124" draw:formula="?f85 / 132"/>
              <draw:equation draw:name="f125" draw:formula="?f86 / 113"/>
              <draw:equation draw:name="f126" draw:formula="?f87 / 132"/>
              <draw:equation draw:name="f127" draw:formula="?f88 / 113"/>
              <draw:equation draw:name="f128" draw:formula="?f89 / 132"/>
              <draw:equation draw:name="f129" draw:formula="?f90 / 113"/>
              <draw:equation draw:name="f130" draw:formula="?f91 / 113"/>
              <draw:equation draw:name="f131" draw:formula="?f92 / 132"/>
              <draw:equation draw:name="f132" draw:formula="?f93 / 113"/>
              <draw:equation draw:name="f133" draw:formula="?f94 / 132"/>
              <draw:equation draw:name="f134" draw:formula="?f95 / 113"/>
              <draw:equation draw:name="f135" draw:formula="?f96 / 132"/>
              <draw:equation draw:name="f136" draw:formula="?f97 / 113"/>
              <draw:equation draw:name="f137" draw:formula="?f98 / 132"/>
              <draw:equation draw:name="f138" draw:formula="?f99 / 132"/>
              <draw:equation draw:name="f139" draw:formula="?f100 / 113"/>
              <draw:equation draw:name="f140" draw:formula="?f101 / 132"/>
              <draw:equation draw:name="f141" draw:formula="?f102 / 132"/>
              <draw:equation draw:name="f142" draw:formula="?f103 / 132"/>
              <draw:equation draw:name="f143" draw:formula="?f104 / 113"/>
              <draw:equation draw:name="f144" draw:formula="?f105 / 113"/>
              <draw:equation draw:name="f145" draw:formula="?f106 / 132"/>
              <draw:equation draw:name="f146" draw:formula="?f107 / 113"/>
              <draw:equation draw:name="f147" draw:formula="?f108 / 132"/>
              <draw:equation draw:name="f148" draw:formula="?f109 / 113"/>
              <draw:equation draw:name="f149" draw:formula="?f110 / 132"/>
              <draw:equation draw:name="f150" draw:formula="?f111 / 113"/>
              <draw:equation draw:name="f151" draw:formula="?f112 / 132"/>
              <draw:equation draw:name="f152" draw:formula="?f113 / 113"/>
              <draw:equation draw:name="f153" draw:formula="?f114 / 132"/>
              <draw:equation draw:name="f154" draw:formula="?f115 / 132"/>
              <draw:equation draw:name="f155" draw:formula="?f116 / 113"/>
              <draw:equation draw:name="f156" draw:formula="?f117 / 132"/>
              <draw:equation draw:name="f157" draw:formula="?f118 / 113"/>
              <draw:equation draw:name="f158" draw:formula="?f119 / 113"/>
              <draw:equation draw:name="f159" draw:formula="?f120 / 132"/>
              <draw:equation draw:name="f160" draw:formula="?f121 / 132"/>
              <draw:equation draw:name="f161" draw:formula="?f122 / 113"/>
              <draw:equation draw:name="f162" draw:formula="0 / ?f82"/>
              <draw:equation draw:name="f163" draw:formula="?f1 / ?f82"/>
              <draw:equation draw:name="f164" draw:formula="0 / ?f83"/>
              <draw:equation draw:name="f165" draw:formula="?f2 / ?f83"/>
              <draw:equation draw:name="f166" draw:formula="?f123 / ?f82"/>
              <draw:equation draw:name="f167" draw:formula="?f124 / ?f83"/>
              <draw:equation draw:name="f168" draw:formula="?f125 / ?f82"/>
              <draw:equation draw:name="f169" draw:formula="?f126 / ?f83"/>
              <draw:equation draw:name="f170" draw:formula="?f127 / ?f82"/>
              <draw:equation draw:name="f171" draw:formula="?f128 / ?f83"/>
              <draw:equation draw:name="f172" draw:formula="?f129 / ?f82"/>
              <draw:equation draw:name="f173" draw:formula="?f130 / ?f82"/>
              <draw:equation draw:name="f174" draw:formula="?f131 / ?f83"/>
              <draw:equation draw:name="f175" draw:formula="?f132 / ?f82"/>
              <draw:equation draw:name="f176" draw:formula="?f133 / ?f83"/>
              <draw:equation draw:name="f177" draw:formula="?f134 / ?f82"/>
              <draw:equation draw:name="f178" draw:formula="?f135 / ?f83"/>
              <draw:equation draw:name="f179" draw:formula="?f136 / ?f82"/>
              <draw:equation draw:name="f180" draw:formula="?f137 / ?f83"/>
              <draw:equation draw:name="f181" draw:formula="?f138 / ?f83"/>
              <draw:equation draw:name="f182" draw:formula="?f139 / ?f82"/>
              <draw:equation draw:name="f183" draw:formula="?f140 / ?f83"/>
              <draw:equation draw:name="f184" draw:formula="?f141 / ?f83"/>
              <draw:equation draw:name="f185" draw:formula="?f142 / ?f83"/>
              <draw:equation draw:name="f186" draw:formula="?f143 / ?f82"/>
              <draw:equation draw:name="f187" draw:formula="?f144 / ?f82"/>
              <draw:equation draw:name="f188" draw:formula="?f145 / ?f83"/>
              <draw:equation draw:name="f189" draw:formula="?f146 / ?f82"/>
              <draw:equation draw:name="f190" draw:formula="?f147 / ?f83"/>
              <draw:equation draw:name="f191" draw:formula="?f148 / ?f82"/>
              <draw:equation draw:name="f192" draw:formula="?f149 / ?f83"/>
              <draw:equation draw:name="f193" draw:formula="?f150 / ?f82"/>
              <draw:equation draw:name="f194" draw:formula="?f151 / ?f83"/>
              <draw:equation draw:name="f195" draw:formula="?f152 / ?f82"/>
              <draw:equation draw:name="f196" draw:formula="?f153 / ?f83"/>
              <draw:equation draw:name="f197" draw:formula="?f154 / ?f83"/>
              <draw:equation draw:name="f198" draw:formula="?f155 / ?f82"/>
              <draw:equation draw:name="f199" draw:formula="?f156 / ?f83"/>
              <draw:equation draw:name="f200" draw:formula="?f157 / ?f82"/>
              <draw:equation draw:name="f201" draw:formula="?f158 / ?f82"/>
              <draw:equation draw:name="f202" draw:formula="?f159 / ?f83"/>
              <draw:equation draw:name="f203" draw:formula="?f160 / ?f83"/>
              <draw:equation draw:name="f204" draw:formula="?f161 / ?f82"/>
            </draw:enhanced-geometry>
          </draw:custom-shape>
          <draw:custom-shape svg:x="4.91186in" svg:y="4.54033in" svg:width="0.12949in" svg:height="0.14735in" draw:id="id261" draw:style-name="a1220" draw:name="Freeform 422">
            <svg:title/>
            <svg:desc/>
            <text:p text:style-name="a1219" text:class-names="" text:cond-style-name=""><text:span text:style-name="a1218" text:class-names=""/></text:p>
            <draw:enhanced-geometry xmlns:dr3d="urn:oasis:names:tc:opendocument:xmlns:dr3d:1.0" draw:type="non-primitive" svg:viewBox="0 0 87 100" draw:enhanced-path="M ?f1 ?f3 L ?f4 ?f3 C ?f4 ?f5 ?f6 ?f7 ?f8 ?f9 ?f10 ?f11 ?f12 ?f13 ?f14 ?f15 ?f16 ?f17 ?f18 ?f19 ?f20 ?f21 ?f22 ?f23 ?f24 ?f23 ?f25 ?f23 ?f26 ?f23 ?f27 ?f28 ?f29 ?f19 ?f30 ?f31 ?f32 ?f30 ?f21 ?f13 L ?f28 ?f13 ?f28 ?f33 C ?f31 ?f34 ?f35 ?f36 ?f37 ?f38 ?f7 ?f2 ?f26 ?f2 ?f25 ?f2 ?f39 ?f2 ?f40 ?f41 ?f42 ?f43 ?f44 ?f45 ?f0 ?f9 ?f0 ?f25 ?f0 ?f39 ?f44 ?f40 ?f46 ?f42 ?f47 ?f44 ?f18 ?f0 ?f48 ?f0 ?f49 ?f0 ?f29 ?f50 ?f30 ?f51 ?f21 ?f8 ?f1 ?f16 ?f1 ?f52 L ?f1 ?f3 Z M ?f53 ?f54 C ?f53 ?f55 ?f37 ?f56 ?f57 ?f58 ?f59 ?f60 ?f61 ?f46 ?f24 ?f46 ?f20 ?f46 ?f55 ?f60 ?f56 ?f10 ?f58 ?f62 ?f4 ?f63 ?f4 ?f54 L ?f53 ?f54 Z N" draw:text-areas="?f146 ?f148 ?f147 ?f149" draw:glue-points="?f150 ?f151 ?f152 ?f151 ?f153 ?f154 ?f155 ?f156 ?f157 ?f158 ?f159 ?f160 ?f161 ?f162 ?f163 ?f164 ?f165 ?f164 ?f165 ?f166 ?f167 ?f168 ?f159 ?f169 ?f170 ?f171 ?f172 ?f173 ?f174 ?f175 ?f176 ?f177 ?f178 ?f179 ?f150 ?f180 ?f150 ?f151 ?f181 ?f182 ?f183 ?f184 ?f185 ?f186 ?f187 ?f188 ?f152 ?f182 ?f181 ?f182" draw:glue-point-leaving-directions="-90, -90, -90, -90, -90, -90, -90, -90, -90, -90, -90, -90, -90, -90, -90, -90, -90, -90, -90, -90, -90, -90, -90, -90, -90">
              <draw:equation draw:name="f0" draw:formula="0"/>
              <draw:equation draw:name="f1" draw:formula="87"/>
              <draw:equation draw:name="f2" draw:formula="100"/>
              <draw:equation draw:name="f3" draw:formula="52"/>
              <draw:equation draw:name="f4" draw:formula="17"/>
              <draw:equation draw:name="f5" draw:formula="58"/>
              <draw:equation draw:name="f6" draw:formula="18"/>
              <draw:equation draw:name="f7" draw:formula="63"/>
              <draw:equation draw:name="f8" draw:formula="19"/>
              <draw:equation draw:name="f9" draw:formula="67"/>
              <draw:equation draw:name="f10" draw:formula="21"/>
              <draw:equation draw:name="f11" draw:formula="72"/>
              <draw:equation draw:name="f12" draw:formula="24"/>
              <draw:equation draw:name="f13" draw:formula="75"/>
              <draw:equation draw:name="f14" draw:formula="27"/>
              <draw:equation draw:name="f15" draw:formula="78"/>
              <draw:equation draw:name="f16" draw:formula="30"/>
              <draw:equation draw:name="f17" draw:formula="81"/>
              <draw:equation draw:name="f18" draw:formula="33"/>
              <draw:equation draw:name="f19" draw:formula="83"/>
              <draw:equation draw:name="f20" draw:formula="37"/>
              <draw:equation draw:name="f21" draw:formula="84"/>
              <draw:equation draw:name="f22" draw:formula="41"/>
              <draw:equation draw:name="f23" draw:formula="86"/>
              <draw:equation draw:name="f24" draw:formula="46"/>
              <draw:equation draw:name="f25" draw:formula="51"/>
              <draw:equation draw:name="f26" draw:formula="57"/>
              <draw:equation draw:name="f27" draw:formula="64"/>
              <draw:equation draw:name="f28" draw:formula="85"/>
              <draw:equation draw:name="f29" draw:formula="70"/>
              <draw:equation draw:name="f30" draw:formula="77"/>
              <draw:equation draw:name="f31" draw:formula="80"/>
              <draw:equation draw:name="f32" draw:formula="82"/>
              <draw:equation draw:name="f33" draw:formula="92"/>
              <draw:equation draw:name="f34" draw:formula="95"/>
              <draw:equation draw:name="f35" draw:formula="74"/>
              <draw:equation draw:name="f36" draw:formula="97"/>
              <draw:equation draw:name="f37" draw:formula="69"/>
              <draw:equation draw:name="f38" draw:formula="98"/>
              <draw:equation draw:name="f39" draw:formula="35"/>
              <draw:equation draw:name="f40" draw:formula="23"/>
              <draw:equation draw:name="f41" draw:formula="96"/>
              <draw:equation draw:name="f42" draw:formula="14"/>
              <draw:equation draw:name="f43" draw:formula="88"/>
              <draw:equation draw:name="f44" draw:formula="5"/>
              <draw:equation draw:name="f45" draw:formula="79"/>
              <draw:equation draw:name="f46" draw:formula="13"/>
              <draw:equation draw:name="f47" draw:formula="22"/>
              <draw:equation draw:name="f48" draw:formula="47"/>
              <draw:equation draw:name="f49" draw:formula="60"/>
              <draw:equation draw:name="f50" draw:formula="4"/>
              <draw:equation draw:name="f51" draw:formula="11"/>
              <draw:equation draw:name="f52" draw:formula="43"/>
              <draw:equation draw:name="f53" draw:formula="71"/>
              <draw:equation draw:name="f54" draw:formula="40"/>
              <draw:equation draw:name="f55" draw:formula="31"/>
              <draw:equation draw:name="f56" draw:formula="25"/>
              <draw:equation draw:name="f57" draw:formula="65"/>
              <draw:equation draw:name="f58" draw:formula="20"/>
              <draw:equation draw:name="f59" draw:formula="61"/>
              <draw:equation draw:name="f60" draw:formula="16"/>
              <draw:equation draw:name="f61" draw:formula="55"/>
              <draw:equation draw:name="f62" draw:formula="26"/>
              <draw:equation draw:name="f63" draw:formula="32"/>
              <draw:equation draw:name="f64" draw:formula="?f2 - ?f0"/>
              <draw:equation draw:name="f65" draw:formula="?f1 - ?f0"/>
              <draw:equation draw:name="f66" draw:formula="?f65 / 87"/>
              <draw:equation draw:name="f67" draw:formula="?f64 / 100"/>
              <draw:equation draw:name="f68" draw:formula="87 * ?f65"/>
              <draw:equation draw:name="f69" draw:formula="52 * ?f64"/>
              <draw:equation draw:name="f70" draw:formula="17 * ?f65"/>
              <draw:equation draw:name="f71" draw:formula="19 * ?f65"/>
              <draw:equation draw:name="f72" draw:formula="67 * ?f64"/>
              <draw:equation draw:name="f73" draw:formula="27 * ?f65"/>
              <draw:equation draw:name="f74" draw:formula="78 * ?f64"/>
              <draw:equation draw:name="f75" draw:formula="37 * ?f65"/>
              <draw:equation draw:name="f76" draw:formula="84 * ?f64"/>
              <draw:equation draw:name="f77" draw:formula="51 * ?f65"/>
              <draw:equation draw:name="f78" draw:formula="86 * ?f64"/>
              <draw:equation draw:name="f79" draw:formula="70 * ?f65"/>
              <draw:equation draw:name="f80" draw:formula="83 * ?f64"/>
              <draw:equation draw:name="f81" draw:formula="84 * ?f65"/>
              <draw:equation draw:name="f82" draw:formula="75 * ?f64"/>
              <draw:equation draw:name="f83" draw:formula="85 * ?f65"/>
              <draw:equation draw:name="f84" draw:formula="92 * ?f64"/>
              <draw:equation draw:name="f85" draw:formula="69 * ?f65"/>
              <draw:equation draw:name="f86" draw:formula="98 * ?f64"/>
              <draw:equation draw:name="f87" draw:formula="100 * ?f64"/>
              <draw:equation draw:name="f88" draw:formula="14 * ?f65"/>
              <draw:equation draw:name="f89" draw:formula="88 * ?f64"/>
              <draw:equation draw:name="f90" draw:formula="0 * ?f65"/>
              <draw:equation draw:name="f91" draw:formula="51 * ?f64"/>
              <draw:equation draw:name="f92" draw:formula="13 * ?f65"/>
              <draw:equation draw:name="f93" draw:formula="14 * ?f64"/>
              <draw:equation draw:name="f94" draw:formula="47 * ?f65"/>
              <draw:equation draw:name="f95" draw:formula="0 * ?f64"/>
              <draw:equation draw:name="f96" draw:formula="77 * ?f65"/>
              <draw:equation draw:name="f97" draw:formula="11 * ?f64"/>
              <draw:equation draw:name="f98" draw:formula="43 * ?f64"/>
              <draw:equation draw:name="f99" draw:formula="71 * ?f65"/>
              <draw:equation draw:name="f100" draw:formula="40 * ?f64"/>
              <draw:equation draw:name="f101" draw:formula="65 * ?f65"/>
              <draw:equation draw:name="f102" draw:formula="20 * ?f64"/>
              <draw:equation draw:name="f103" draw:formula="46 * ?f65"/>
              <draw:equation draw:name="f104" draw:formula="13 * ?f64"/>
              <draw:equation draw:name="f105" draw:formula="25 * ?f65"/>
              <draw:equation draw:name="f106" draw:formula="21 * ?f64"/>
              <draw:equation draw:name="f107" draw:formula="?f68 / 87"/>
              <draw:equation draw:name="f108" draw:formula="?f69 / 100"/>
              <draw:equation draw:name="f109" draw:formula="?f70 / 87"/>
              <draw:equation draw:name="f110" draw:formula="?f71 / 87"/>
              <draw:equation draw:name="f111" draw:formula="?f72 / 100"/>
              <draw:equation draw:name="f112" draw:formula="?f73 / 87"/>
              <draw:equation draw:name="f113" draw:formula="?f74 / 100"/>
              <draw:equation draw:name="f114" draw:formula="?f75 / 87"/>
              <draw:equation draw:name="f115" draw:formula="?f76 / 100"/>
              <draw:equation draw:name="f116" draw:formula="?f77 / 87"/>
              <draw:equation draw:name="f117" draw:formula="?f78 / 100"/>
              <draw:equation draw:name="f118" draw:formula="?f79 / 87"/>
              <draw:equation draw:name="f119" draw:formula="?f80 / 100"/>
              <draw:equation draw:name="f120" draw:formula="?f81 / 87"/>
              <draw:equation draw:name="f121" draw:formula="?f82 / 100"/>
              <draw:equation draw:name="f122" draw:formula="?f83 / 87"/>
              <draw:equation draw:name="f123" draw:formula="?f84 / 100"/>
              <draw:equation draw:name="f124" draw:formula="?f85 / 87"/>
              <draw:equation draw:name="f125" draw:formula="?f86 / 100"/>
              <draw:equation draw:name="f126" draw:formula="?f87 / 100"/>
              <draw:equation draw:name="f127" draw:formula="?f88 / 87"/>
              <draw:equation draw:name="f128" draw:formula="?f89 / 100"/>
              <draw:equation draw:name="f129" draw:formula="?f90 / 87"/>
              <draw:equation draw:name="f130" draw:formula="?f91 / 100"/>
              <draw:equation draw:name="f131" draw:formula="?f92 / 87"/>
              <draw:equation draw:name="f132" draw:formula="?f93 / 100"/>
              <draw:equation draw:name="f133" draw:formula="?f94 / 87"/>
              <draw:equation draw:name="f134" draw:formula="?f95 / 100"/>
              <draw:equation draw:name="f135" draw:formula="?f96 / 87"/>
              <draw:equation draw:name="f136" draw:formula="?f97 / 100"/>
              <draw:equation draw:name="f137" draw:formula="?f98 / 100"/>
              <draw:equation draw:name="f138" draw:formula="?f99 / 87"/>
              <draw:equation draw:name="f139" draw:formula="?f100 / 100"/>
              <draw:equation draw:name="f140" draw:formula="?f101 / 87"/>
              <draw:equation draw:name="f141" draw:formula="?f102 / 100"/>
              <draw:equation draw:name="f142" draw:formula="?f103 / 87"/>
              <draw:equation draw:name="f143" draw:formula="?f104 / 100"/>
              <draw:equation draw:name="f144" draw:formula="?f105 / 87"/>
              <draw:equation draw:name="f145" draw:formula="?f106 / 100"/>
              <draw:equation draw:name="f146" draw:formula="0 / ?f66"/>
              <draw:equation draw:name="f147" draw:formula="?f1 / ?f66"/>
              <draw:equation draw:name="f148" draw:formula="0 / ?f67"/>
              <draw:equation draw:name="f149" draw:formula="?f2 / ?f67"/>
              <draw:equation draw:name="f150" draw:formula="?f107 / ?f66"/>
              <draw:equation draw:name="f151" draw:formula="?f108 / ?f67"/>
              <draw:equation draw:name="f152" draw:formula="?f109 / ?f66"/>
              <draw:equation draw:name="f153" draw:formula="?f110 / ?f66"/>
              <draw:equation draw:name="f154" draw:formula="?f111 / ?f67"/>
              <draw:equation draw:name="f155" draw:formula="?f112 / ?f66"/>
              <draw:equation draw:name="f156" draw:formula="?f113 / ?f67"/>
              <draw:equation draw:name="f157" draw:formula="?f114 / ?f66"/>
              <draw:equation draw:name="f158" draw:formula="?f115 / ?f67"/>
              <draw:equation draw:name="f159" draw:formula="?f116 / ?f66"/>
              <draw:equation draw:name="f160" draw:formula="?f117 / ?f67"/>
              <draw:equation draw:name="f161" draw:formula="?f118 / ?f66"/>
              <draw:equation draw:name="f162" draw:formula="?f119 / ?f67"/>
              <draw:equation draw:name="f163" draw:formula="?f120 / ?f66"/>
              <draw:equation draw:name="f164" draw:formula="?f121 / ?f67"/>
              <draw:equation draw:name="f165" draw:formula="?f122 / ?f66"/>
              <draw:equation draw:name="f166" draw:formula="?f123 / ?f67"/>
              <draw:equation draw:name="f167" draw:formula="?f124 / ?f66"/>
              <draw:equation draw:name="f168" draw:formula="?f125 / ?f67"/>
              <draw:equation draw:name="f169" draw:formula="?f126 / ?f67"/>
              <draw:equation draw:name="f170" draw:formula="?f127 / ?f66"/>
              <draw:equation draw:name="f171" draw:formula="?f128 / ?f67"/>
              <draw:equation draw:name="f172" draw:formula="?f129 / ?f66"/>
              <draw:equation draw:name="f173" draw:formula="?f130 / ?f67"/>
              <draw:equation draw:name="f174" draw:formula="?f131 / ?f66"/>
              <draw:equation draw:name="f175" draw:formula="?f132 / ?f67"/>
              <draw:equation draw:name="f176" draw:formula="?f133 / ?f66"/>
              <draw:equation draw:name="f177" draw:formula="?f134 / ?f67"/>
              <draw:equation draw:name="f178" draw:formula="?f135 / ?f66"/>
              <draw:equation draw:name="f179" draw:formula="?f136 / ?f67"/>
              <draw:equation draw:name="f180" draw:formula="?f137 / ?f67"/>
              <draw:equation draw:name="f181" draw:formula="?f138 / ?f66"/>
              <draw:equation draw:name="f182" draw:formula="?f139 / ?f67"/>
              <draw:equation draw:name="f183" draw:formula="?f140 / ?f66"/>
              <draw:equation draw:name="f184" draw:formula="?f141 / ?f67"/>
              <draw:equation draw:name="f185" draw:formula="?f142 / ?f66"/>
              <draw:equation draw:name="f186" draw:formula="?f143 / ?f67"/>
              <draw:equation draw:name="f187" draw:formula="?f144 / ?f66"/>
              <draw:equation draw:name="f188" draw:formula="?f145 / ?f67"/>
            </draw:enhanced-geometry>
          </draw:custom-shape>
          <draw:custom-shape svg:x="5.06368in" svg:y="4.48675in" svg:width="0.0893in" svg:height="0.19647in" draw:id="id262" draw:style-name="a1223" draw:name="Freeform 423">
            <svg:title/>
            <svg:desc/>
            <text:p text:style-name="a1222" text:class-names="" text:cond-style-name=""><text:span text:style-name="a1221" text:class-names=""/></text:p>
            <draw:enhanced-geometry xmlns:dr3d="urn:oasis:names:tc:opendocument:xmlns:dr3d:1.0" draw:type="non-primitive" svg:viewBox="0 0 62 134" draw:enhanced-path="M ?f1 ?f3 L ?f4 ?f3 C ?f5 ?f6 ?f7 ?f6 ?f8 ?f9 ?f10 ?f9 ?f11 ?f12 ?f13 ?f12 ?f14 ?f12 ?f15 ?f6 ?f16 ?f17 ?f18 ?f19 ?f20 ?f20 ?f20 ?f15 L ?f20 ?f21 ?f22 ?f21 ?f22 ?f23 ?f20 ?f23 ?f20 ?f2 ?f24 ?f2 ?f24 ?f23 ?f0 ?f23 ?f0 ?f21 ?f24 ?f21 ?f24 ?f25 C ?f24 ?f26 ?f12 ?f6 ?f27 ?f28 ?f29 ?f30 ?f31 ?f0 ?f32 ?f0 ?f33 ?f0 ?f10 ?f34 ?f8 ?f34 ?f7 ?f34 ?f5 ?f35 ?f1 ?f35 L ?f1 ?f3 Z N" draw:text-areas="?f88 ?f90 ?f89 ?f91" draw:glue-points="?f92 ?f93 ?f94 ?f93 ?f95 ?f96 ?f97 ?f98 ?f99 ?f100 ?f101 ?f102 ?f101 ?f103 ?f104 ?f103 ?f104 ?f105 ?f101 ?f105 ?f101 ?f106 ?f107 ?f106 ?f107 ?f105 ?f108 ?f105 ?f108 ?f103 ?f107 ?f103 ?f107 ?f109 ?f110 ?f111 ?f112 ?f113 ?f95 ?f114 ?f92 ?f115 ?f92 ?f93" draw:glue-point-leaving-directions="-90, -90, -90, -90, -90, -90, -90, -90, -90, -90, -90, -90, -90, -90, -90, -90, -90, -90, -90, -90, -90, -90">
              <draw:equation draw:name="f0" draw:formula="0"/>
              <draw:equation draw:name="f1" draw:formula="62"/>
              <draw:equation draw:name="f2" draw:formula="134"/>
              <draw:equation draw:name="f3" draw:formula="17"/>
              <draw:equation draw:name="f4" draw:formula="61"/>
              <draw:equation draw:name="f5" draw:formula="59"/>
              <draw:equation draw:name="f6" draw:formula="16"/>
              <draw:equation draw:name="f7" draw:formula="57"/>
              <draw:equation draw:name="f8" draw:formula="54"/>
              <draw:equation draw:name="f9" draw:formula="15"/>
              <draw:equation draw:name="f10" draw:formula="51"/>
              <draw:equation draw:name="f11" draw:formula="49"/>
              <draw:equation draw:name="f12" draw:formula="14"/>
              <draw:equation draw:name="f13" draw:formula="47"/>
              <draw:equation draw:name="f14" draw:formula="40"/>
              <draw:equation draw:name="f15" draw:formula="35"/>
              <draw:equation draw:name="f16" draw:formula="31"/>
              <draw:equation draw:name="f17" draw:formula="19"/>
              <draw:equation draw:name="f18" draw:formula="28"/>
              <draw:equation draw:name="f19" draw:formula="22"/>
              <draw:equation draw:name="f20" draw:formula="27"/>
              <draw:equation draw:name="f21" draw:formula="39"/>
              <draw:equation draw:name="f22" draw:formula="56"/>
              <draw:equation draw:name="f23" draw:formula="52"/>
              <draw:equation draw:name="f24" draw:formula="11"/>
              <draw:equation draw:name="f25" draw:formula="36"/>
              <draw:equation draw:name="f26" draw:formula="24"/>
              <draw:equation draw:name="f27" draw:formula="20"/>
              <draw:equation draw:name="f28" draw:formula="9"/>
              <draw:equation draw:name="f29" draw:formula="25"/>
              <draw:equation draw:name="f30" draw:formula="3"/>
              <draw:equation draw:name="f31" draw:formula="34"/>
              <draw:equation draw:name="f32" draw:formula="44"/>
              <draw:equation draw:name="f33" draw:formula="48"/>
              <draw:equation draw:name="f34" draw:formula="1"/>
              <draw:equation draw:name="f35" draw:formula="2"/>
              <draw:equation draw:name="f36" draw:formula="?f2 - ?f0"/>
              <draw:equation draw:name="f37" draw:formula="?f1 - ?f0"/>
              <draw:equation draw:name="f38" draw:formula="?f37 / 62"/>
              <draw:equation draw:name="f39" draw:formula="?f36 / 134"/>
              <draw:equation draw:name="f40" draw:formula="62 * ?f37"/>
              <draw:equation draw:name="f41" draw:formula="17 * ?f36"/>
              <draw:equation draw:name="f42" draw:formula="61 * ?f37"/>
              <draw:equation draw:name="f43" draw:formula="54 * ?f37"/>
              <draw:equation draw:name="f44" draw:formula="15 * ?f36"/>
              <draw:equation draw:name="f45" draw:formula="47 * ?f37"/>
              <draw:equation draw:name="f46" draw:formula="14 * ?f36"/>
              <draw:equation draw:name="f47" draw:formula="31 * ?f37"/>
              <draw:equation draw:name="f48" draw:formula="19 * ?f36"/>
              <draw:equation draw:name="f49" draw:formula="27 * ?f37"/>
              <draw:equation draw:name="f50" draw:formula="35 * ?f36"/>
              <draw:equation draw:name="f51" draw:formula="39 * ?f36"/>
              <draw:equation draw:name="f52" draw:formula="56 * ?f37"/>
              <draw:equation draw:name="f53" draw:formula="52 * ?f36"/>
              <draw:equation draw:name="f54" draw:formula="134 * ?f36"/>
              <draw:equation draw:name="f55" draw:formula="11 * ?f37"/>
              <draw:equation draw:name="f56" draw:formula="0 * ?f37"/>
              <draw:equation draw:name="f57" draw:formula="36 * ?f36"/>
              <draw:equation draw:name="f58" draw:formula="20 * ?f37"/>
              <draw:equation draw:name="f59" draw:formula="9 * ?f36"/>
              <draw:equation draw:name="f60" draw:formula="44 * ?f37"/>
              <draw:equation draw:name="f61" draw:formula="0 * ?f36"/>
              <draw:equation draw:name="f62" draw:formula="1 * ?f36"/>
              <draw:equation draw:name="f63" draw:formula="2 * ?f36"/>
              <draw:equation draw:name="f64" draw:formula="?f40 / 62"/>
              <draw:equation draw:name="f65" draw:formula="?f41 / 134"/>
              <draw:equation draw:name="f66" draw:formula="?f42 / 62"/>
              <draw:equation draw:name="f67" draw:formula="?f43 / 62"/>
              <draw:equation draw:name="f68" draw:formula="?f44 / 134"/>
              <draw:equation draw:name="f69" draw:formula="?f45 / 62"/>
              <draw:equation draw:name="f70" draw:formula="?f46 / 134"/>
              <draw:equation draw:name="f71" draw:formula="?f47 / 62"/>
              <draw:equation draw:name="f72" draw:formula="?f48 / 134"/>
              <draw:equation draw:name="f73" draw:formula="?f49 / 62"/>
              <draw:equation draw:name="f74" draw:formula="?f50 / 134"/>
              <draw:equation draw:name="f75" draw:formula="?f51 / 134"/>
              <draw:equation draw:name="f76" draw:formula="?f52 / 62"/>
              <draw:equation draw:name="f77" draw:formula="?f53 / 134"/>
              <draw:equation draw:name="f78" draw:formula="?f54 / 134"/>
              <draw:equation draw:name="f79" draw:formula="?f55 / 62"/>
              <draw:equation draw:name="f80" draw:formula="?f56 / 62"/>
              <draw:equation draw:name="f81" draw:formula="?f57 / 134"/>
              <draw:equation draw:name="f82" draw:formula="?f58 / 62"/>
              <draw:equation draw:name="f83" draw:formula="?f59 / 134"/>
              <draw:equation draw:name="f84" draw:formula="?f60 / 62"/>
              <draw:equation draw:name="f85" draw:formula="?f61 / 134"/>
              <draw:equation draw:name="f86" draw:formula="?f62 / 134"/>
              <draw:equation draw:name="f87" draw:formula="?f63 / 134"/>
              <draw:equation draw:name="f88" draw:formula="0 / ?f38"/>
              <draw:equation draw:name="f89" draw:formula="?f1 / ?f38"/>
              <draw:equation draw:name="f90" draw:formula="0 / ?f39"/>
              <draw:equation draw:name="f91" draw:formula="?f2 / ?f39"/>
              <draw:equation draw:name="f92" draw:formula="?f64 / ?f38"/>
              <draw:equation draw:name="f93" draw:formula="?f65 / ?f39"/>
              <draw:equation draw:name="f94" draw:formula="?f66 / ?f38"/>
              <draw:equation draw:name="f95" draw:formula="?f67 / ?f38"/>
              <draw:equation draw:name="f96" draw:formula="?f68 / ?f39"/>
              <draw:equation draw:name="f97" draw:formula="?f69 / ?f38"/>
              <draw:equation draw:name="f98" draw:formula="?f70 / ?f39"/>
              <draw:equation draw:name="f99" draw:formula="?f71 / ?f38"/>
              <draw:equation draw:name="f100" draw:formula="?f72 / ?f39"/>
              <draw:equation draw:name="f101" draw:formula="?f73 / ?f38"/>
              <draw:equation draw:name="f102" draw:formula="?f74 / ?f39"/>
              <draw:equation draw:name="f103" draw:formula="?f75 / ?f39"/>
              <draw:equation draw:name="f104" draw:formula="?f76 / ?f38"/>
              <draw:equation draw:name="f105" draw:formula="?f77 / ?f39"/>
              <draw:equation draw:name="f106" draw:formula="?f78 / ?f39"/>
              <draw:equation draw:name="f107" draw:formula="?f79 / ?f38"/>
              <draw:equation draw:name="f108" draw:formula="?f80 / ?f38"/>
              <draw:equation draw:name="f109" draw:formula="?f81 / ?f39"/>
              <draw:equation draw:name="f110" draw:formula="?f82 / ?f38"/>
              <draw:equation draw:name="f111" draw:formula="?f83 / ?f39"/>
              <draw:equation draw:name="f112" draw:formula="?f84 / ?f38"/>
              <draw:equation draw:name="f113" draw:formula="?f85 / ?f39"/>
              <draw:equation draw:name="f114" draw:formula="?f86 / ?f39"/>
              <draw:equation draw:name="f115" draw:formula="?f87 / ?f39"/>
            </draw:enhanced-geometry>
          </draw:custom-shape>
          <draw:custom-shape svg:x="5.16638in" svg:y="4.49568in" svg:width="0.11609in" svg:height="0.192in" draw:id="id263" draw:style-name="a1226" draw:name="Freeform 424">
            <svg:title/>
            <svg:desc/>
            <text:p text:style-name="a1225" text:class-names="" text:cond-style-name=""><text:span text:style-name="a1224" text:class-names=""/></text:p>
            <draw:enhanced-geometry xmlns:dr3d="urn:oasis:names:tc:opendocument:xmlns:dr3d:1.0" draw:type="non-primitive" svg:viewBox="0 0 80 131" draw:enhanced-path="M ?f1 ?f3 L ?f4 ?f3 ?f4 ?f5 C ?f6 ?f7 ?f8 ?f9 ?f10 ?f11 ?f12 ?f13 ?f14 ?f2 ?f15 ?f2 ?f16 ?f2 ?f17 ?f3 ?f18 ?f7 ?f19 ?f20 ?f0 ?f21 ?f0 ?f22 L ?f0 ?f23 ?f24 ?f23 ?f24 ?f25 C ?f24 ?f26 ?f27 ?f28 ?f27 ?f29 ?f27 ?f30 ?f31 ?f32 ?f33 ?f34 ?f35 ?f36 ?f37 ?f38 ?f39 ?f40 ?f41 ?f42 ?f15 ?f20 ?f43 ?f20 ?f44 ?f20 ?f45 ?f40 ?f46 ?f47 ?f48 ?f49 ?f50 ?f21 ?f4 ?f51 L ?f4 ?f23 ?f1 ?f23 ?f1 ?f3 Z M ?f52 ?f27 L ?f46 ?f27 ?f46 ?f0 ?f52 ?f0 ?f52 ?f27 Z M ?f53 ?f27 L ?f17 ?f27 ?f17 ?f0 ?f53 ?f0 ?f53 ?f27 Z N" draw:text-areas="?f120 ?f122 ?f121 ?f123" draw:glue-points="?f124 ?f125 ?f126 ?f125 ?f126 ?f127 ?f128 ?f129 ?f130 ?f131 ?f132 ?f133 ?f134 ?f135 ?f134 ?f136 ?f137 ?f136 ?f137 ?f138 ?f139 ?f140 ?f141 ?f142 ?f143 ?f144 ?f145 ?f146 ?f147 ?f148 ?f126 ?f149 ?f126 ?f136 ?f124 ?f136 ?f124 ?f125 ?f150 ?f151 ?f147 ?f151 ?f147 ?f152 ?f150 ?f152 ?f150 ?f151 ?f153 ?f151 ?f154 ?f151 ?f154 ?f152 ?f153 ?f152 ?f153 ?f151" draw:glue-point-leaving-directions="-90, -90, -90, -90, -90, -90, -90, -90, -90, -90, -90, -90, -90, -90, -90, -90, -90, -90, -90, -90, -90, -90, -90, -90, -90, -90, -90, -90, -90">
              <draw:equation draw:name="f0" draw:formula="0"/>
              <draw:equation draw:name="f1" draw:formula="80"/>
              <draw:equation draw:name="f2" draw:formula="131"/>
              <draw:equation draw:name="f3" draw:formula="128"/>
              <draw:equation draw:name="f4" draw:formula="64"/>
              <draw:equation draw:name="f5" draw:formula="118"/>
              <draw:equation draw:name="f6" draw:formula="59"/>
              <draw:equation draw:name="f7" draw:formula="122"/>
              <draw:equation draw:name="f8" draw:formula="53"/>
              <draw:equation draw:name="f9" draw:formula="125"/>
              <draw:equation draw:name="f10" draw:formula="48"/>
              <draw:equation draw:name="f11" draw:formula="127"/>
              <draw:equation draw:name="f12" draw:formula="44"/>
              <draw:equation draw:name="f13" draw:formula="130"/>
              <draw:equation draw:name="f14" draw:formula="38"/>
              <draw:equation draw:name="f15" draw:formula="32"/>
              <draw:equation draw:name="f16" draw:formula="22"/>
              <draw:equation draw:name="f17" draw:formula="14"/>
              <draw:equation draw:name="f18" draw:formula="9"/>
              <draw:equation draw:name="f19" draw:formula="3"/>
              <draw:equation draw:name="f20" draw:formula="116"/>
              <draw:equation draw:name="f21" draw:formula="107"/>
              <draw:equation draw:name="f22" draw:formula="95"/>
              <draw:equation draw:name="f23" draw:formula="33"/>
              <draw:equation draw:name="f24" draw:formula="16"/>
              <draw:equation draw:name="f25" draw:formula="87"/>
              <draw:equation draw:name="f26" draw:formula="92"/>
              <draw:equation draw:name="f27" draw:formula="17"/>
              <draw:equation draw:name="f28" draw:formula="96"/>
              <draw:equation draw:name="f29" draw:formula="100"/>
              <draw:equation draw:name="f30" draw:formula="103"/>
              <draw:equation draw:name="f31" draw:formula="18"/>
              <draw:equation draw:name="f32" draw:formula="106"/>
              <draw:equation draw:name="f33" draw:formula="20"/>
              <draw:equation draw:name="f34" draw:formula="108"/>
              <draw:equation draw:name="f35" draw:formula="21"/>
              <draw:equation draw:name="f36" draw:formula="111"/>
              <draw:equation draw:name="f37" draw:formula="23"/>
              <draw:equation draw:name="f38" draw:formula="113"/>
              <draw:equation draw:name="f39" draw:formula="26"/>
              <draw:equation draw:name="f40" draw:formula="114"/>
              <draw:equation draw:name="f41" draw:formula="28"/>
              <draw:equation draw:name="f42" draw:formula="115"/>
              <draw:equation draw:name="f43" draw:formula="37"/>
              <draw:equation draw:name="f44" draw:formula="41"/>
              <draw:equation draw:name="f45" draw:formula="45"/>
              <draw:equation draw:name="f46" draw:formula="50"/>
              <draw:equation draw:name="f47" draw:formula="112"/>
              <draw:equation draw:name="f48" draw:formula="55"/>
              <draw:equation draw:name="f49" draw:formula="110"/>
              <draw:equation draw:name="f50" draw:formula="60"/>
              <draw:equation draw:name="f51" draw:formula="104"/>
              <draw:equation draw:name="f52" draw:formula="67"/>
              <draw:equation draw:name="f53" draw:formula="31"/>
              <draw:equation draw:name="f54" draw:formula="?f2 - ?f0"/>
              <draw:equation draw:name="f55" draw:formula="?f1 - ?f0"/>
              <draw:equation draw:name="f56" draw:formula="?f55 / 80"/>
              <draw:equation draw:name="f57" draw:formula="?f54 / 131"/>
              <draw:equation draw:name="f58" draw:formula="80 * ?f55"/>
              <draw:equation draw:name="f59" draw:formula="128 * ?f54"/>
              <draw:equation draw:name="f60" draw:formula="64 * ?f55"/>
              <draw:equation draw:name="f61" draw:formula="118 * ?f54"/>
              <draw:equation draw:name="f62" draw:formula="48 * ?f55"/>
              <draw:equation draw:name="f63" draw:formula="127 * ?f54"/>
              <draw:equation draw:name="f64" draw:formula="32 * ?f55"/>
              <draw:equation draw:name="f65" draw:formula="131 * ?f54"/>
              <draw:equation draw:name="f66" draw:formula="9 * ?f55"/>
              <draw:equation draw:name="f67" draw:formula="122 * ?f54"/>
              <draw:equation draw:name="f68" draw:formula="0 * ?f55"/>
              <draw:equation draw:name="f69" draw:formula="95 * ?f54"/>
              <draw:equation draw:name="f70" draw:formula="33 * ?f54"/>
              <draw:equation draw:name="f71" draw:formula="16 * ?f55"/>
              <draw:equation draw:name="f72" draw:formula="87 * ?f54"/>
              <draw:equation draw:name="f73" draw:formula="17 * ?f55"/>
              <draw:equation draw:name="f74" draw:formula="100 * ?f54"/>
              <draw:equation draw:name="f75" draw:formula="20 * ?f55"/>
              <draw:equation draw:name="f76" draw:formula="108 * ?f54"/>
              <draw:equation draw:name="f77" draw:formula="26 * ?f55"/>
              <draw:equation draw:name="f78" draw:formula="114 * ?f54"/>
              <draw:equation draw:name="f79" draw:formula="37 * ?f55"/>
              <draw:equation draw:name="f80" draw:formula="116 * ?f54"/>
              <draw:equation draw:name="f81" draw:formula="50 * ?f55"/>
              <draw:equation draw:name="f82" draw:formula="112 * ?f54"/>
              <draw:equation draw:name="f83" draw:formula="104 * ?f54"/>
              <draw:equation draw:name="f84" draw:formula="67 * ?f55"/>
              <draw:equation draw:name="f85" draw:formula="17 * ?f54"/>
              <draw:equation draw:name="f86" draw:formula="0 * ?f54"/>
              <draw:equation draw:name="f87" draw:formula="31 * ?f55"/>
              <draw:equation draw:name="f88" draw:formula="14 * ?f55"/>
              <draw:equation draw:name="f89" draw:formula="?f58 / 80"/>
              <draw:equation draw:name="f90" draw:formula="?f59 / 131"/>
              <draw:equation draw:name="f91" draw:formula="?f60 / 80"/>
              <draw:equation draw:name="f92" draw:formula="?f61 / 131"/>
              <draw:equation draw:name="f93" draw:formula="?f62 / 80"/>
              <draw:equation draw:name="f94" draw:formula="?f63 / 131"/>
              <draw:equation draw:name="f95" draw:formula="?f64 / 80"/>
              <draw:equation draw:name="f96" draw:formula="?f65 / 131"/>
              <draw:equation draw:name="f97" draw:formula="?f66 / 80"/>
              <draw:equation draw:name="f98" draw:formula="?f67 / 131"/>
              <draw:equation draw:name="f99" draw:formula="?f68 / 80"/>
              <draw:equation draw:name="f100" draw:formula="?f69 / 131"/>
              <draw:equation draw:name="f101" draw:formula="?f70 / 131"/>
              <draw:equation draw:name="f102" draw:formula="?f71 / 80"/>
              <draw:equation draw:name="f103" draw:formula="?f72 / 131"/>
              <draw:equation draw:name="f104" draw:formula="?f73 / 80"/>
              <draw:equation draw:name="f105" draw:formula="?f74 / 131"/>
              <draw:equation draw:name="f106" draw:formula="?f75 / 80"/>
              <draw:equation draw:name="f107" draw:formula="?f76 / 131"/>
              <draw:equation draw:name="f108" draw:formula="?f77 / 80"/>
              <draw:equation draw:name="f109" draw:formula="?f78 / 131"/>
              <draw:equation draw:name="f110" draw:formula="?f79 / 80"/>
              <draw:equation draw:name="f111" draw:formula="?f80 / 131"/>
              <draw:equation draw:name="f112" draw:formula="?f81 / 80"/>
              <draw:equation draw:name="f113" draw:formula="?f82 / 131"/>
              <draw:equation draw:name="f114" draw:formula="?f83 / 131"/>
              <draw:equation draw:name="f115" draw:formula="?f84 / 80"/>
              <draw:equation draw:name="f116" draw:formula="?f85 / 131"/>
              <draw:equation draw:name="f117" draw:formula="?f86 / 131"/>
              <draw:equation draw:name="f118" draw:formula="?f87 / 80"/>
              <draw:equation draw:name="f119" draw:formula="?f88 / 80"/>
              <draw:equation draw:name="f120" draw:formula="0 / ?f56"/>
              <draw:equation draw:name="f121" draw:formula="?f1 / ?f56"/>
              <draw:equation draw:name="f122" draw:formula="0 / ?f57"/>
              <draw:equation draw:name="f123" draw:formula="?f2 / ?f57"/>
              <draw:equation draw:name="f124" draw:formula="?f89 / ?f56"/>
              <draw:equation draw:name="f125" draw:formula="?f90 / ?f57"/>
              <draw:equation draw:name="f126" draw:formula="?f91 / ?f56"/>
              <draw:equation draw:name="f127" draw:formula="?f92 / ?f57"/>
              <draw:equation draw:name="f128" draw:formula="?f93 / ?f56"/>
              <draw:equation draw:name="f129" draw:formula="?f94 / ?f57"/>
              <draw:equation draw:name="f130" draw:formula="?f95 / ?f56"/>
              <draw:equation draw:name="f131" draw:formula="?f96 / ?f57"/>
              <draw:equation draw:name="f132" draw:formula="?f97 / ?f56"/>
              <draw:equation draw:name="f133" draw:formula="?f98 / ?f57"/>
              <draw:equation draw:name="f134" draw:formula="?f99 / ?f56"/>
              <draw:equation draw:name="f135" draw:formula="?f100 / ?f57"/>
              <draw:equation draw:name="f136" draw:formula="?f101 / ?f57"/>
              <draw:equation draw:name="f137" draw:formula="?f102 / ?f56"/>
              <draw:equation draw:name="f138" draw:formula="?f103 / ?f57"/>
              <draw:equation draw:name="f139" draw:formula="?f104 / ?f56"/>
              <draw:equation draw:name="f140" draw:formula="?f105 / ?f57"/>
              <draw:equation draw:name="f141" draw:formula="?f106 / ?f56"/>
              <draw:equation draw:name="f142" draw:formula="?f107 / ?f57"/>
              <draw:equation draw:name="f143" draw:formula="?f108 / ?f56"/>
              <draw:equation draw:name="f144" draw:formula="?f109 / ?f57"/>
              <draw:equation draw:name="f145" draw:formula="?f110 / ?f56"/>
              <draw:equation draw:name="f146" draw:formula="?f111 / ?f57"/>
              <draw:equation draw:name="f147" draw:formula="?f112 / ?f56"/>
              <draw:equation draw:name="f148" draw:formula="?f113 / ?f57"/>
              <draw:equation draw:name="f149" draw:formula="?f114 / ?f57"/>
              <draw:equation draw:name="f150" draw:formula="?f115 / ?f56"/>
              <draw:equation draw:name="f151" draw:formula="?f116 / ?f57"/>
              <draw:equation draw:name="f152" draw:formula="?f117 / ?f57"/>
              <draw:equation draw:name="f153" draw:formula="?f118 / ?f56"/>
              <draw:equation draw:name="f154" draw:formula="?f119 / ?f56"/>
            </draw:enhanced-geometry>
          </draw:custom-shape>
          <draw:custom-shape svg:x="5.33159in" svg:y="4.48675in" svg:width="0.11609in" svg:height="0.19647in" draw:id="id264" draw:style-name="a1229" draw:name="Freeform 425">
            <svg:title/>
            <svg:desc/>
            <text:p text:style-name="a1228" text:class-names="" text:cond-style-name=""><text:span text:style-name="a1227" text:class-names=""/></text:p>
            <draw:enhanced-geometry xmlns:dr3d="urn:oasis:names:tc:opendocument:xmlns:dr3d:1.0" draw:type="non-primitive" svg:viewBox="0 0 80 133" draw:enhanced-path="M ?f1 ?f2 L ?f3 ?f2 ?f3 ?f4 C ?f3 ?f5 ?f3 ?f6 ?f3 ?f7 ?f8 ?f3 ?f9 ?f10 ?f10 ?f11 ?f12 ?f13 ?f14 ?f15 ?f16 ?f17 ?f18 ?f18 ?f19 ?f20 ?f21 ?f20 ?f22 ?f20 ?f23 ?f18 ?f24 ?f16 ?f25 ?f14 ?f26 ?f27 ?f28 ?f8 L ?f28 ?f2 ?f0 ?f2 ?f0 ?f0 ?f28 ?f0 ?f28 ?f19 C ?f29 ?f30 ?f31 ?f32 ?f33 ?f22 ?f34 ?f35 ?f36 ?f37 ?f19 ?f37 ?f12 ?f37 ?f38 ?f39 ?f40 ?f30 ?f41 ?f18 ?f1 ?f10 ?f1 ?f40 L ?f1 ?f2 Z N" draw:text-areas="?f96 ?f98 ?f97 ?f99" draw:glue-points="?f100 ?f101 ?f102 ?f101 ?f102 ?f103 ?f102 ?f104 ?f105 ?f106 ?f107 ?f108 ?f109 ?f110 ?f111 ?f112 ?f113 ?f114 ?f113 ?f101 ?f115 ?f101 ?f115 ?f116 ?f113 ?f116 ?f113 ?f117 ?f118 ?f119 ?f120 ?f121 ?f122 ?f123 ?f100 ?f124 ?f100 ?f101" draw:glue-point-leaving-directions="-90, -90, -90, -90, -90, -90, -90, -90, -90, -90, -90, -90, -90, -90, -90, -90, -90, -90, -90">
              <draw:equation draw:name="f0" draw:formula="0"/>
              <draw:equation draw:name="f1" draw:formula="80"/>
              <draw:equation draw:name="f2" draw:formula="133"/>
              <draw:equation draw:name="f3" draw:formula="63"/>
              <draw:equation draw:name="f4" draw:formula="79"/>
              <draw:equation draw:name="f5" draw:formula="74"/>
              <draw:equation draw:name="f6" draw:formula="70"/>
              <draw:equation draw:name="f7" draw:formula="67"/>
              <draw:equation draw:name="f8" draw:formula="62"/>
              <draw:equation draw:name="f9" draw:formula="61"/>
              <draw:equation draw:name="f10" draw:formula="60"/>
              <draw:equation draw:name="f11" draw:formula="57"/>
              <draw:equation draw:name="f12" draw:formula="58"/>
              <draw:equation draw:name="f13" draw:formula="55"/>
              <draw:equation draw:name="f14" draw:formula="56"/>
              <draw:equation draw:name="f15" draw:formula="53"/>
              <draw:equation draw:name="f16" draw:formula="54"/>
              <draw:equation draw:name="f17" draw:formula="52"/>
              <draw:equation draw:name="f18" draw:formula="51"/>
              <draw:equation draw:name="f19" draw:formula="48"/>
              <draw:equation draw:name="f20" draw:formula="50"/>
              <draw:equation draw:name="f21" draw:formula="43"/>
              <draw:equation draw:name="f22" draw:formula="39"/>
              <draw:equation draw:name="f23" draw:formula="34"/>
              <draw:equation draw:name="f24" draw:formula="30"/>
              <draw:equation draw:name="f25" draw:formula="25"/>
              <draw:equation draw:name="f26" draw:formula="20"/>
              <draw:equation draw:name="f27" draw:formula="59"/>
              <draw:equation draw:name="f28" draw:formula="16"/>
              <draw:equation draw:name="f29" draw:formula="21"/>
              <draw:equation draw:name="f30" draw:formula="44"/>
              <draw:equation draw:name="f31" draw:formula="26"/>
              <draw:equation draw:name="f32" draw:formula="41"/>
              <draw:equation draw:name="f33" draw:formula="31"/>
              <draw:equation draw:name="f34" draw:formula="37"/>
              <draw:equation draw:name="f35" draw:formula="36"/>
              <draw:equation draw:name="f36" draw:formula="42"/>
              <draw:equation draw:name="f37" draw:formula="35"/>
              <draw:equation draw:name="f38" draw:formula="66"/>
              <draw:equation draw:name="f39" draw:formula="38"/>
              <draw:equation draw:name="f40" draw:formula="71"/>
              <draw:equation draw:name="f41" draw:formula="77"/>
              <draw:equation draw:name="f42" draw:formula="?f2 - ?f0"/>
              <draw:equation draw:name="f43" draw:formula="?f1 - ?f0"/>
              <draw:equation draw:name="f44" draw:formula="?f43 / 80"/>
              <draw:equation draw:name="f45" draw:formula="?f42 / 133"/>
              <draw:equation draw:name="f46" draw:formula="80 * ?f43"/>
              <draw:equation draw:name="f47" draw:formula="133 * ?f42"/>
              <draw:equation draw:name="f48" draw:formula="63 * ?f43"/>
              <draw:equation draw:name="f49" draw:formula="79 * ?f42"/>
              <draw:equation draw:name="f50" draw:formula="67 * ?f42"/>
              <draw:equation draw:name="f51" draw:formula="60 * ?f43"/>
              <draw:equation draw:name="f52" draw:formula="57 * ?f42"/>
              <draw:equation draw:name="f53" draw:formula="54 * ?f43"/>
              <draw:equation draw:name="f54" draw:formula="52 * ?f42"/>
              <draw:equation draw:name="f55" draw:formula="43 * ?f43"/>
              <draw:equation draw:name="f56" draw:formula="50 * ?f42"/>
              <draw:equation draw:name="f57" draw:formula="30 * ?f43"/>
              <draw:equation draw:name="f58" draw:formula="54 * ?f42"/>
              <draw:equation draw:name="f59" draw:formula="16 * ?f43"/>
              <draw:equation draw:name="f60" draw:formula="62 * ?f42"/>
              <draw:equation draw:name="f61" draw:formula="0 * ?f43"/>
              <draw:equation draw:name="f62" draw:formula="0 * ?f42"/>
              <draw:equation draw:name="f63" draw:formula="48 * ?f42"/>
              <draw:equation draw:name="f64" draw:formula="31 * ?f43"/>
              <draw:equation draw:name="f65" draw:formula="39 * ?f42"/>
              <draw:equation draw:name="f66" draw:formula="48 * ?f43"/>
              <draw:equation draw:name="f67" draw:formula="35 * ?f42"/>
              <draw:equation draw:name="f68" draw:formula="71 * ?f43"/>
              <draw:equation draw:name="f69" draw:formula="44 * ?f42"/>
              <draw:equation draw:name="f70" draw:formula="71 * ?f42"/>
              <draw:equation draw:name="f71" draw:formula="?f46 / 80"/>
              <draw:equation draw:name="f72" draw:formula="?f47 / 133"/>
              <draw:equation draw:name="f73" draw:formula="?f48 / 80"/>
              <draw:equation draw:name="f74" draw:formula="?f49 / 133"/>
              <draw:equation draw:name="f75" draw:formula="?f50 / 133"/>
              <draw:equation draw:name="f76" draw:formula="?f51 / 80"/>
              <draw:equation draw:name="f77" draw:formula="?f52 / 133"/>
              <draw:equation draw:name="f78" draw:formula="?f53 / 80"/>
              <draw:equation draw:name="f79" draw:formula="?f54 / 133"/>
              <draw:equation draw:name="f80" draw:formula="?f55 / 80"/>
              <draw:equation draw:name="f81" draw:formula="?f56 / 133"/>
              <draw:equation draw:name="f82" draw:formula="?f57 / 80"/>
              <draw:equation draw:name="f83" draw:formula="?f58 / 133"/>
              <draw:equation draw:name="f84" draw:formula="?f59 / 80"/>
              <draw:equation draw:name="f85" draw:formula="?f60 / 133"/>
              <draw:equation draw:name="f86" draw:formula="?f61 / 80"/>
              <draw:equation draw:name="f87" draw:formula="?f62 / 133"/>
              <draw:equation draw:name="f88" draw:formula="?f63 / 133"/>
              <draw:equation draw:name="f89" draw:formula="?f64 / 80"/>
              <draw:equation draw:name="f90" draw:formula="?f65 / 133"/>
              <draw:equation draw:name="f91" draw:formula="?f66 / 80"/>
              <draw:equation draw:name="f92" draw:formula="?f67 / 133"/>
              <draw:equation draw:name="f93" draw:formula="?f68 / 80"/>
              <draw:equation draw:name="f94" draw:formula="?f69 / 133"/>
              <draw:equation draw:name="f95" draw:formula="?f70 / 133"/>
              <draw:equation draw:name="f96" draw:formula="0 / ?f44"/>
              <draw:equation draw:name="f97" draw:formula="?f1 / ?f44"/>
              <draw:equation draw:name="f98" draw:formula="0 / ?f45"/>
              <draw:equation draw:name="f99" draw:formula="?f2 / ?f45"/>
              <draw:equation draw:name="f100" draw:formula="?f71 / ?f44"/>
              <draw:equation draw:name="f101" draw:formula="?f72 / ?f45"/>
              <draw:equation draw:name="f102" draw:formula="?f73 / ?f44"/>
              <draw:equation draw:name="f103" draw:formula="?f74 / ?f45"/>
              <draw:equation draw:name="f104" draw:formula="?f75 / ?f45"/>
              <draw:equation draw:name="f105" draw:formula="?f76 / ?f44"/>
              <draw:equation draw:name="f106" draw:formula="?f77 / ?f45"/>
              <draw:equation draw:name="f107" draw:formula="?f78 / ?f44"/>
              <draw:equation draw:name="f108" draw:formula="?f79 / ?f45"/>
              <draw:equation draw:name="f109" draw:formula="?f80 / ?f44"/>
              <draw:equation draw:name="f110" draw:formula="?f81 / ?f45"/>
              <draw:equation draw:name="f111" draw:formula="?f82 / ?f44"/>
              <draw:equation draw:name="f112" draw:formula="?f83 / ?f45"/>
              <draw:equation draw:name="f113" draw:formula="?f84 / ?f44"/>
              <draw:equation draw:name="f114" draw:formula="?f85 / ?f45"/>
              <draw:equation draw:name="f115" draw:formula="?f86 / ?f44"/>
              <draw:equation draw:name="f116" draw:formula="?f87 / ?f45"/>
              <draw:equation draw:name="f117" draw:formula="?f88 / ?f45"/>
              <draw:equation draw:name="f118" draw:formula="?f89 / ?f44"/>
              <draw:equation draw:name="f119" draw:formula="?f90 / ?f45"/>
              <draw:equation draw:name="f120" draw:formula="?f91 / ?f44"/>
              <draw:equation draw:name="f121" draw:formula="?f92 / ?f45"/>
              <draw:equation draw:name="f122" draw:formula="?f93 / ?f44"/>
              <draw:equation draw:name="f123" draw:formula="?f94 / ?f45"/>
              <draw:equation draw:name="f124" draw:formula="?f95 / ?f45"/>
            </draw:enhanced-geometry>
          </draw:custom-shape>
          <draw:custom-shape svg:x="5.49233in" svg:y="4.48675in" svg:width="0.02233in" svg:height="0.19647in" draw:id="id265" draw:style-name="a1232" draw:name="Rectangle 426">
            <svg:title/>
            <svg:desc/>
            <text:p text:style-name="a1231" text:class-names="" text:cond-style-name=""><text:span text:style-name="a1230" text:class-names=""/></text:p>
            <draw:enhanced-geometry xmlns:dr3d="urn:oasis:names:tc:opendocument:xmlns:dr3d:1.0" draw:type="non-primitive" svg:viewBox="0 0 21600 21600" draw:enhanced-path="M 0 0 L 21600 0 21600 21600 0 21600 Z N"/>
          </draw:custom-shape>
        </draw:g>
        <draw:g draw:name="Gruppieren 778" draw:id="id231">
          <svg:title/>
          <svg:desc/>
          <draw:custom-shape svg:x="6.68006in" svg:y="1.68263in" svg:width="3.06756in" svg:height="4.13473in" draw:id="id245" draw:style-name="a1172" draw:name="Freeform 427">
            <svg:title/>
            <svg:desc/>
            <text:p text:style-name="a1171" text:class-names="" text:cond-style-name=""><text:span text:style-name="a1170" text:class-names=""/></text:p>
            <draw:enhanced-geometry xmlns:dr3d="urn:oasis:names:tc:opendocument:xmlns:dr3d:1.0" draw:type="non-primitive" svg:viewBox="0 0 2092 2824" draw:enhanced-path="M ?f3 ?f0 L ?f4 ?f5 C ?f6 ?f5 ?f7 ?f8 ?f1 ?f9 L ?f1 ?f10 C ?f1 ?f11 ?f12 ?f13 ?f14 ?f2 L ?f15 ?f2 C ?f16 ?f13 ?f17 ?f18 ?f0 ?f19 L ?f17 ?f20 C ?f5 ?f21 ?f22 ?f5 ?f3 ?f0 Z N" draw:text-areas="?f55 ?f57 ?f56 ?f58" draw:glue-points="?f59 ?f60 ?f61 ?f62 ?f63 ?f64 ?f63 ?f65 ?f66 ?f67 ?f68 ?f67 ?f69 ?f70 ?f71 ?f72 ?f59 ?f60" draw:glue-point-leaving-directions="-90, -90, -90, -90, -90, -90, -90, -90, -90">
              <draw:equation draw:name="f0" draw:formula="0"/>
              <draw:equation draw:name="f1" draw:formula="2092"/>
              <draw:equation draw:name="f2" draw:formula="2824"/>
              <draw:equation draw:name="f3" draw:formula="144"/>
              <draw:equation draw:name="f4" draw:formula="1946"/>
              <draw:equation draw:name="f5" draw:formula="1"/>
              <draw:equation draw:name="f6" draw:formula="2020"/>
              <draw:equation draw:name="f7" draw:formula="2091"/>
              <draw:equation draw:name="f8" draw:formula="86"/>
              <draw:equation draw:name="f9" draw:formula="196"/>
              <draw:equation draw:name="f10" draw:formula="2626"/>
              <draw:equation draw:name="f11" draw:formula="2729"/>
              <draw:equation draw:name="f12" draw:formula="2017"/>
              <draw:equation draw:name="f13" draw:formula="2823"/>
              <draw:equation draw:name="f14" draw:formula="1945"/>
              <draw:equation draw:name="f15" draw:formula="146"/>
              <draw:equation draw:name="f16" draw:formula="65"/>
              <draw:equation draw:name="f17" draw:formula="2"/>
              <draw:equation draw:name="f18" draw:formula="2738"/>
              <draw:equation draw:name="f19" draw:formula="2627"/>
              <draw:equation draw:name="f20" draw:formula="197"/>
              <draw:equation draw:name="f21" draw:formula="92"/>
              <draw:equation draw:name="f22" draw:formula="67"/>
              <draw:equation draw:name="f23" draw:formula="?f2 - ?f0"/>
              <draw:equation draw:name="f24" draw:formula="?f1 - ?f0"/>
              <draw:equation draw:name="f25" draw:formula="?f24 / 2092"/>
              <draw:equation draw:name="f26" draw:formula="?f23 / 2824"/>
              <draw:equation draw:name="f27" draw:formula="144 * ?f24"/>
              <draw:equation draw:name="f28" draw:formula="0 * ?f23"/>
              <draw:equation draw:name="f29" draw:formula="1946 * ?f24"/>
              <draw:equation draw:name="f30" draw:formula="1 * ?f23"/>
              <draw:equation draw:name="f31" draw:formula="2092 * ?f24"/>
              <draw:equation draw:name="f32" draw:formula="196 * ?f23"/>
              <draw:equation draw:name="f33" draw:formula="2626 * ?f23"/>
              <draw:equation draw:name="f34" draw:formula="1945 * ?f24"/>
              <draw:equation draw:name="f35" draw:formula="2824 * ?f23"/>
              <draw:equation draw:name="f36" draw:formula="146 * ?f24"/>
              <draw:equation draw:name="f37" draw:formula="0 * ?f24"/>
              <draw:equation draw:name="f38" draw:formula="2627 * ?f23"/>
              <draw:equation draw:name="f39" draw:formula="2 * ?f24"/>
              <draw:equation draw:name="f40" draw:formula="197 * ?f23"/>
              <draw:equation draw:name="f41" draw:formula="?f27 / 2092"/>
              <draw:equation draw:name="f42" draw:formula="?f28 / 2824"/>
              <draw:equation draw:name="f43" draw:formula="?f29 / 2092"/>
              <draw:equation draw:name="f44" draw:formula="?f30 / 2824"/>
              <draw:equation draw:name="f45" draw:formula="?f31 / 2092"/>
              <draw:equation draw:name="f46" draw:formula="?f32 / 2824"/>
              <draw:equation draw:name="f47" draw:formula="?f33 / 2824"/>
              <draw:equation draw:name="f48" draw:formula="?f34 / 2092"/>
              <draw:equation draw:name="f49" draw:formula="?f35 / 2824"/>
              <draw:equation draw:name="f50" draw:formula="?f36 / 2092"/>
              <draw:equation draw:name="f51" draw:formula="?f37 / 2092"/>
              <draw:equation draw:name="f52" draw:formula="?f38 / 2824"/>
              <draw:equation draw:name="f53" draw:formula="?f39 / 2092"/>
              <draw:equation draw:name="f54" draw:formula="?f40 / 2824"/>
              <draw:equation draw:name="f55" draw:formula="0 / ?f25"/>
              <draw:equation draw:name="f56" draw:formula="?f1 / ?f25"/>
              <draw:equation draw:name="f57" draw:formula="0 / ?f26"/>
              <draw:equation draw:name="f58" draw:formula="?f2 / ?f26"/>
              <draw:equation draw:name="f59" draw:formula="?f41 / ?f25"/>
              <draw:equation draw:name="f60" draw:formula="?f42 / ?f26"/>
              <draw:equation draw:name="f61" draw:formula="?f43 / ?f25"/>
              <draw:equation draw:name="f62" draw:formula="?f44 / ?f26"/>
              <draw:equation draw:name="f63" draw:formula="?f45 / ?f25"/>
              <draw:equation draw:name="f64" draw:formula="?f46 / ?f26"/>
              <draw:equation draw:name="f65" draw:formula="?f47 / ?f26"/>
              <draw:equation draw:name="f66" draw:formula="?f48 / ?f25"/>
              <draw:equation draw:name="f67" draw:formula="?f49 / ?f26"/>
              <draw:equation draw:name="f68" draw:formula="?f50 / ?f25"/>
              <draw:equation draw:name="f69" draw:formula="?f51 / ?f25"/>
              <draw:equation draw:name="f70" draw:formula="?f52 / ?f26"/>
              <draw:equation draw:name="f71" draw:formula="?f53 / ?f25"/>
              <draw:equation draw:name="f72" draw:formula="?f54 / ?f26"/>
            </draw:enhanced-geometry>
          </draw:custom-shape>
          <draw:custom-shape svg:x="7.62667in" svg:y="2.91502in" svg:width="1.17434in" svg:height="1.17434in" draw:id="id246" draw:style-name="a1175" draw:name="Oval 428">
            <svg:title/>
            <svg:desc/>
            <text:p text:style-name="a1174" text:class-names="" text:cond-style-name=""><text:span text:style-name="a117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08659in" svg:y="3.37493in" svg:width="0.25452in" svg:height="0.25452in" draw:id="id247" draw:style-name="a1178" draw:name="Oval 429">
            <svg:title/>
            <svg:desc/>
            <text:p text:style-name="a1177" text:class-names="" text:cond-style-name=""><text:span text:style-name="a117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62221in" svg:y="4.4421in" svg:width="0.13842in" svg:height="0.18754in" draw:id="id248" draw:style-name="a1181" draw:name="Freeform 430">
            <svg:title/>
            <svg:desc/>
            <text:p text:style-name="a1180" text:class-names="" text:cond-style-name=""><text:span text:style-name="a1179" text:class-names=""/></text:p>
            <draw:enhanced-geometry xmlns:dr3d="urn:oasis:names:tc:opendocument:xmlns:dr3d:1.0" draw:type="non-primitive" svg:viewBox="0 0 96 127" draw:enhanced-path="M ?f1 ?f3 C ?f1 ?f4 ?f5 ?f6 ?f7 ?f8 ?f9 ?f10 ?f11 ?f12 ?f13 ?f14 ?f15 ?f16 ?f17 ?f18 ?f19 ?f20 ?f21 ?f22 ?f23 ?f2 ?f24 ?f2 L ?f0 ?f2 ?f0 ?f0 ?f25 ?f0 C ?f26 ?f0 ?f23 ?f0 ?f27 ?f28 ?f29 ?f28 ?f30 ?f31 ?f32 ?f33 ?f34 ?f35 ?f36 ?f37 ?f38 ?f39 ?f40 ?f41 ?f42 ?f43 ?f42 ?f44 ?f42 ?f45 ?f46 ?f47 ?f48 ?f49 ?f15 ?f50 ?f51 ?f52 ?f53 ?f23 L ?f53 ?f54 C ?f34 ?f55 ?f46 ?f56 ?f57 ?f58 ?f4 ?f32 ?f1 ?f59 ?f1 ?f3 Z M ?f30 ?f60 C ?f30 ?f61 ?f19 ?f62 ?f58 ?f43 ?f63 ?f64 ?f29 ?f65 ?f21 ?f41 ?f27 ?f66 ?f55 ?f39 ?f67 ?f39 ?f50 ?f68 ?f69 ?f68 ?f25 ?f68 L ?f70 ?f68 ?f70 ?f52 ?f47 ?f52 C ?f71 ?f52 ?f72 ?f52 ?f67 ?f73 ?f54 ?f73 ?f74 ?f50 ?f75 ?f26 ?f76 ?f71 ?f63 ?f69 ?f58 ?f77 ?f19 ?f78 ?f30 ?f45 ?f30 ?f60 Z M ?f59 ?f57 C ?f59 ?f13 ?f15 ?f59 ?f34 ?f79 ?f80 ?f17 ?f32 ?f81 ?f30 ?f53 ?f63 ?f19 ?f21 ?f58 ?f74 ?f58 ?f23 ?f63 ?f73 ?f63 ?f49 ?f63 L ?f70 ?f63 ?f70 ?f12 ?f77 ?f12 C ?f26 ?f12 ?f82 ?f83 ?f74 ?f84 ?f76 ?f84 ?f19 ?f10 ?f85 ?f86 ?f17 ?f8 ?f80 ?f87 ?f34 ?f6 ?f15 ?f88 ?f59 ?f7 ?f59 ?f57 Z N" draw:text-areas="?f207 ?f209 ?f208 ?f210" draw:glue-points="?f211 ?f212 ?f213 ?f214 ?f215 ?f216 ?f217 ?f218 ?f219 ?f220 ?f221 ?f220 ?f221 ?f222 ?f223 ?f222 ?f224 ?f225 ?f226 ?f227 ?f228 ?f229 ?f230 ?f231 ?f232 ?f233 ?f234 ?f235 ?f234 ?f236 ?f237 ?f238 ?f211 ?f212 ?f239 ?f240 ?f241 ?f242 ?f243 ?f244 ?f245 ?f229 ?f223 ?f246 ?f247 ?f246 ?f247 ?f248 ?f249 ?f248 ?f245 ?f250 ?f251 ?f252 ?f241 ?f253 ?f239 ?f240 ?f254 ?f255 ?f256 ?f257 ?f239 ?f258 ?f259 ?f238 ?f260 ?f261 ?f247 ?f261 ?f247 ?f262 ?f263 ?f262 ?f259 ?f264 ?f265 ?f266 ?f256 ?f267 ?f254 ?f255" draw:glue-point-leaving-directions="-90, -90, -90, -90, -90, -90, -90, -90, -90, -90, -90, -90, -90, -90, -90, -90, -90, -90, -90, -90, -90, -90, -90, -90, -90, -90, -90, -90, -90, -90, -90, -90, -90, -90, -90, -90, -90, -90, -90, -90, -90">
              <draw:equation draw:name="f0" draw:formula="0"/>
              <draw:equation draw:name="f1" draw:formula="96"/>
              <draw:equation draw:name="f2" draw:formula="127"/>
              <draw:equation draw:name="f3" draw:formula="88"/>
              <draw:equation draw:name="f4" draw:formula="94"/>
              <draw:equation draw:name="f5" draw:formula="95"/>
              <draw:equation draw:name="f6" draw:formula="100"/>
              <draw:equation draw:name="f7" draw:formula="93"/>
              <draw:equation draw:name="f8" draw:formula="105"/>
              <draw:equation draw:name="f9" draw:formula="90"/>
              <draw:equation draw:name="f10" draw:formula="109"/>
              <draw:equation draw:name="f11" draw:formula="87"/>
              <draw:equation draw:name="f12" draw:formula="113"/>
              <draw:equation draw:name="f13" draw:formula="83"/>
              <draw:equation draw:name="f14" draw:formula="117"/>
              <draw:equation draw:name="f15" draw:formula="78"/>
              <draw:equation draw:name="f16" draw:formula="120"/>
              <draw:equation draw:name="f17" draw:formula="73"/>
              <draw:equation draw:name="f18" draw:formula="123"/>
              <draw:equation draw:name="f19" draw:formula="67"/>
              <draw:equation draw:name="f20" draw:formula="125"/>
              <draw:equation draw:name="f21" draw:formula="62"/>
              <draw:equation draw:name="f22" draw:formula="126"/>
              <draw:equation draw:name="f23" draw:formula="54"/>
              <draw:equation draw:name="f24" draw:formula="46"/>
              <draw:equation draw:name="f25" draw:formula="38"/>
              <draw:equation draw:name="f26" draw:formula="47"/>
              <draw:equation draw:name="f27" draw:formula="59"/>
              <draw:equation draw:name="f28" draw:formula="1"/>
              <draw:equation draw:name="f29" draw:formula="64"/>
              <draw:equation draw:name="f30" draw:formula="68"/>
              <draw:equation draw:name="f31" draw:formula="3"/>
              <draw:equation draw:name="f32" draw:formula="72"/>
              <draw:equation draw:name="f33" draw:formula="5"/>
              <draw:equation draw:name="f34" draw:formula="77"/>
              <draw:equation draw:name="f35" draw:formula="7"/>
              <draw:equation draw:name="f36" draw:formula="80"/>
              <draw:equation draw:name="f37" draw:formula="11"/>
              <draw:equation draw:name="f38" draw:formula="82"/>
              <draw:equation draw:name="f39" draw:formula="15"/>
              <draw:equation draw:name="f40" draw:formula="85"/>
              <draw:equation draw:name="f41" draw:formula="18"/>
              <draw:equation draw:name="f42" draw:formula="86"/>
              <draw:equation draw:name="f43" draw:formula="23"/>
              <draw:equation draw:name="f44" draw:formula="28"/>
              <draw:equation draw:name="f45" draw:formula="34"/>
              <draw:equation draw:name="f46" draw:formula="84"/>
              <draw:equation draw:name="f47" draw:formula="39"/>
              <draw:equation draw:name="f48" draw:formula="81"/>
              <draw:equation draw:name="f49" draw:formula="44"/>
              <draw:equation draw:name="f50" draw:formula="48"/>
              <draw:equation draw:name="f51" draw:formula="74"/>
              <draw:equation draw:name="f52" draw:formula="51"/>
              <draw:equation draw:name="f53" draw:formula="69"/>
              <draw:equation draw:name="f54" draw:formula="55"/>
              <draw:equation draw:name="f55" draw:formula="56"/>
              <draw:equation draw:name="f56" draw:formula="60"/>
              <draw:equation draw:name="f57" draw:formula="89"/>
              <draw:equation draw:name="f58" draw:formula="66"/>
              <draw:equation draw:name="f59" draw:formula="79"/>
              <draw:equation draw:name="f60" draw:formula="30"/>
              <draw:equation draw:name="f61" draw:formula="27"/>
              <draw:equation draw:name="f62" draw:formula="25"/>
              <draw:equation draw:name="f63" draw:formula="65"/>
              <draw:equation draw:name="f64" draw:formula="21"/>
              <draw:equation draw:name="f65" draw:formula="19"/>
              <draw:equation draw:name="f66" draw:formula="16"/>
              <draw:equation draw:name="f67" draw:formula="52"/>
              <draw:equation draw:name="f68" draw:formula="14"/>
              <draw:equation draw:name="f69" draw:formula="43"/>
              <draw:equation draw:name="f70" draw:formula="17"/>
              <draw:equation draw:name="f71" draw:formula="45"/>
              <draw:equation draw:name="f72" draw:formula="49"/>
              <draw:equation draw:name="f73" draw:formula="50"/>
              <draw:equation draw:name="f74" draw:formula="58"/>
              <draw:equation draw:name="f75" draw:formula="61"/>
              <draw:equation draw:name="f76" draw:formula="63"/>
              <draw:equation draw:name="f77" draw:formula="40"/>
              <draw:equation draw:name="f78" draw:formula="37"/>
              <draw:equation draw:name="f79" draw:formula="76"/>
              <draw:equation draw:name="f80" draw:formula="75"/>
              <draw:equation draw:name="f81" draw:formula="71"/>
              <draw:equation draw:name="f82" draw:formula="53"/>
              <draw:equation draw:name="f83" draw:formula="112"/>
              <draw:equation draw:name="f84" draw:formula="111"/>
              <draw:equation draw:name="f85" draw:formula="70"/>
              <draw:equation draw:name="f86" draw:formula="107"/>
              <draw:equation draw:name="f87" draw:formula="102"/>
              <draw:equation draw:name="f88" draw:formula="97"/>
              <draw:equation draw:name="f89" draw:formula="?f2 - ?f0"/>
              <draw:equation draw:name="f90" draw:formula="?f1 - ?f0"/>
              <draw:equation draw:name="f91" draw:formula="?f90 / 96"/>
              <draw:equation draw:name="f92" draw:formula="?f89 / 127"/>
              <draw:equation draw:name="f93" draw:formula="96 * ?f90"/>
              <draw:equation draw:name="f94" draw:formula="88 * ?f89"/>
              <draw:equation draw:name="f95" draw:formula="93 * ?f90"/>
              <draw:equation draw:name="f96" draw:formula="105 * ?f89"/>
              <draw:equation draw:name="f97" draw:formula="83 * ?f90"/>
              <draw:equation draw:name="f98" draw:formula="117 * ?f89"/>
              <draw:equation draw:name="f99" draw:formula="67 * ?f90"/>
              <draw:equation draw:name="f100" draw:formula="125 * ?f89"/>
              <draw:equation draw:name="f101" draw:formula="46 * ?f90"/>
              <draw:equation draw:name="f102" draw:formula="127 * ?f89"/>
              <draw:equation draw:name="f103" draw:formula="0 * ?f90"/>
              <draw:equation draw:name="f104" draw:formula="0 * ?f89"/>
              <draw:equation draw:name="f105" draw:formula="38 * ?f90"/>
              <draw:equation draw:name="f106" draw:formula="59 * ?f90"/>
              <draw:equation draw:name="f107" draw:formula="1 * ?f89"/>
              <draw:equation draw:name="f108" draw:formula="72 * ?f90"/>
              <draw:equation draw:name="f109" draw:formula="5 * ?f89"/>
              <draw:equation draw:name="f110" draw:formula="82 * ?f90"/>
              <draw:equation draw:name="f111" draw:formula="15 * ?f89"/>
              <draw:equation draw:name="f112" draw:formula="86 * ?f90"/>
              <draw:equation draw:name="f113" draw:formula="28 * ?f89"/>
              <draw:equation draw:name="f114" draw:formula="81 * ?f90"/>
              <draw:equation draw:name="f115" draw:formula="44 * ?f89"/>
              <draw:equation draw:name="f116" draw:formula="69 * ?f90"/>
              <draw:equation draw:name="f117" draw:formula="54 * ?f89"/>
              <draw:equation draw:name="f118" draw:formula="55 * ?f89"/>
              <draw:equation draw:name="f119" draw:formula="89 * ?f90"/>
              <draw:equation draw:name="f120" draw:formula="66 * ?f89"/>
              <draw:equation draw:name="f121" draw:formula="68 * ?f90"/>
              <draw:equation draw:name="f122" draw:formula="30 * ?f89"/>
              <draw:equation draw:name="f123" draw:formula="66 * ?f90"/>
              <draw:equation draw:name="f124" draw:formula="23 * ?f89"/>
              <draw:equation draw:name="f125" draw:formula="62 * ?f90"/>
              <draw:equation draw:name="f126" draw:formula="18 * ?f89"/>
              <draw:equation draw:name="f127" draw:formula="52 * ?f90"/>
              <draw:equation draw:name="f128" draw:formula="14 * ?f89"/>
              <draw:equation draw:name="f129" draw:formula="17 * ?f90"/>
              <draw:equation draw:name="f130" draw:formula="51 * ?f89"/>
              <draw:equation draw:name="f131" draw:formula="39 * ?f90"/>
              <draw:equation draw:name="f132" draw:formula="50 * ?f89"/>
              <draw:equation draw:name="f133" draw:formula="61 * ?f90"/>
              <draw:equation draw:name="f134" draw:formula="47 * ?f89"/>
              <draw:equation draw:name="f135" draw:formula="40 * ?f89"/>
              <draw:equation draw:name="f136" draw:formula="79 * ?f90"/>
              <draw:equation draw:name="f137" draw:formula="89 * ?f89"/>
              <draw:equation draw:name="f138" draw:formula="77 * ?f90"/>
              <draw:equation draw:name="f139" draw:formula="76 * ?f89"/>
              <draw:equation draw:name="f140" draw:formula="69 * ?f89"/>
              <draw:equation draw:name="f141" draw:formula="58 * ?f90"/>
              <draw:equation draw:name="f142" draw:formula="44 * ?f90"/>
              <draw:equation draw:name="f143" draw:formula="65 * ?f89"/>
              <draw:equation draw:name="f144" draw:formula="113 * ?f89"/>
              <draw:equation draw:name="f145" draw:formula="40 * ?f90"/>
              <draw:equation draw:name="f146" draw:formula="111 * ?f89"/>
              <draw:equation draw:name="f147" draw:formula="70 * ?f90"/>
              <draw:equation draw:name="f148" draw:formula="107 * ?f89"/>
              <draw:equation draw:name="f149" draw:formula="100 * ?f89"/>
              <draw:equation draw:name="f150" draw:formula="?f93 / 96"/>
              <draw:equation draw:name="f151" draw:formula="?f94 / 127"/>
              <draw:equation draw:name="f152" draw:formula="?f95 / 96"/>
              <draw:equation draw:name="f153" draw:formula="?f96 / 127"/>
              <draw:equation draw:name="f154" draw:formula="?f97 / 96"/>
              <draw:equation draw:name="f155" draw:formula="?f98 / 127"/>
              <draw:equation draw:name="f156" draw:formula="?f99 / 96"/>
              <draw:equation draw:name="f157" draw:formula="?f100 / 127"/>
              <draw:equation draw:name="f158" draw:formula="?f101 / 96"/>
              <draw:equation draw:name="f159" draw:formula="?f102 / 127"/>
              <draw:equation draw:name="f160" draw:formula="?f103 / 96"/>
              <draw:equation draw:name="f161" draw:formula="?f104 / 127"/>
              <draw:equation draw:name="f162" draw:formula="?f105 / 96"/>
              <draw:equation draw:name="f163" draw:formula="?f106 / 96"/>
              <draw:equation draw:name="f164" draw:formula="?f107 / 127"/>
              <draw:equation draw:name="f165" draw:formula="?f108 / 96"/>
              <draw:equation draw:name="f166" draw:formula="?f109 / 127"/>
              <draw:equation draw:name="f167" draw:formula="?f110 / 96"/>
              <draw:equation draw:name="f168" draw:formula="?f111 / 127"/>
              <draw:equation draw:name="f169" draw:formula="?f112 / 96"/>
              <draw:equation draw:name="f170" draw:formula="?f113 / 127"/>
              <draw:equation draw:name="f171" draw:formula="?f114 / 96"/>
              <draw:equation draw:name="f172" draw:formula="?f115 / 127"/>
              <draw:equation draw:name="f173" draw:formula="?f116 / 96"/>
              <draw:equation draw:name="f174" draw:formula="?f117 / 127"/>
              <draw:equation draw:name="f175" draw:formula="?f118 / 127"/>
              <draw:equation draw:name="f176" draw:formula="?f119 / 96"/>
              <draw:equation draw:name="f177" draw:formula="?f120 / 127"/>
              <draw:equation draw:name="f178" draw:formula="?f121 / 96"/>
              <draw:equation draw:name="f179" draw:formula="?f122 / 127"/>
              <draw:equation draw:name="f180" draw:formula="?f123 / 96"/>
              <draw:equation draw:name="f181" draw:formula="?f124 / 127"/>
              <draw:equation draw:name="f182" draw:formula="?f125 / 96"/>
              <draw:equation draw:name="f183" draw:formula="?f126 / 127"/>
              <draw:equation draw:name="f184" draw:formula="?f127 / 96"/>
              <draw:equation draw:name="f185" draw:formula="?f128 / 127"/>
              <draw:equation draw:name="f186" draw:formula="?f129 / 96"/>
              <draw:equation draw:name="f187" draw:formula="?f130 / 127"/>
              <draw:equation draw:name="f188" draw:formula="?f131 / 96"/>
              <draw:equation draw:name="f189" draw:formula="?f132 / 127"/>
              <draw:equation draw:name="f190" draw:formula="?f133 / 96"/>
              <draw:equation draw:name="f191" draw:formula="?f134 / 127"/>
              <draw:equation draw:name="f192" draw:formula="?f135 / 127"/>
              <draw:equation draw:name="f193" draw:formula="?f136 / 96"/>
              <draw:equation draw:name="f194" draw:formula="?f137 / 127"/>
              <draw:equation draw:name="f195" draw:formula="?f138 / 96"/>
              <draw:equation draw:name="f196" draw:formula="?f139 / 127"/>
              <draw:equation draw:name="f197" draw:formula="?f140 / 127"/>
              <draw:equation draw:name="f198" draw:formula="?f141 / 96"/>
              <draw:equation draw:name="f199" draw:formula="?f142 / 96"/>
              <draw:equation draw:name="f200" draw:formula="?f143 / 127"/>
              <draw:equation draw:name="f201" draw:formula="?f144 / 127"/>
              <draw:equation draw:name="f202" draw:formula="?f145 / 96"/>
              <draw:equation draw:name="f203" draw:formula="?f146 / 127"/>
              <draw:equation draw:name="f204" draw:formula="?f147 / 96"/>
              <draw:equation draw:name="f205" draw:formula="?f148 / 127"/>
              <draw:equation draw:name="f206" draw:formula="?f149 / 127"/>
              <draw:equation draw:name="f207" draw:formula="0 / ?f91"/>
              <draw:equation draw:name="f208" draw:formula="?f1 / ?f91"/>
              <draw:equation draw:name="f209" draw:formula="0 / ?f92"/>
              <draw:equation draw:name="f210" draw:formula="?f2 / ?f92"/>
              <draw:equation draw:name="f211" draw:formula="?f150 / ?f91"/>
              <draw:equation draw:name="f212" draw:formula="?f151 / ?f92"/>
              <draw:equation draw:name="f213" draw:formula="?f152 / ?f91"/>
              <draw:equation draw:name="f214" draw:formula="?f153 / ?f92"/>
              <draw:equation draw:name="f215" draw:formula="?f154 / ?f91"/>
              <draw:equation draw:name="f216" draw:formula="?f155 / ?f92"/>
              <draw:equation draw:name="f217" draw:formula="?f156 / ?f91"/>
              <draw:equation draw:name="f218" draw:formula="?f157 / ?f92"/>
              <draw:equation draw:name="f219" draw:formula="?f158 / ?f91"/>
              <draw:equation draw:name="f220" draw:formula="?f159 / ?f92"/>
              <draw:equation draw:name="f221" draw:formula="?f160 / ?f91"/>
              <draw:equation draw:name="f222" draw:formula="?f161 / ?f92"/>
              <draw:equation draw:name="f223" draw:formula="?f162 / ?f91"/>
              <draw:equation draw:name="f224" draw:formula="?f163 / ?f91"/>
              <draw:equation draw:name="f225" draw:formula="?f164 / ?f92"/>
              <draw:equation draw:name="f226" draw:formula="?f165 / ?f91"/>
              <draw:equation draw:name="f227" draw:formula="?f166 / ?f92"/>
              <draw:equation draw:name="f228" draw:formula="?f167 / ?f91"/>
              <draw:equation draw:name="f229" draw:formula="?f168 / ?f92"/>
              <draw:equation draw:name="f230" draw:formula="?f169 / ?f91"/>
              <draw:equation draw:name="f231" draw:formula="?f170 / ?f92"/>
              <draw:equation draw:name="f232" draw:formula="?f171 / ?f91"/>
              <draw:equation draw:name="f233" draw:formula="?f172 / ?f92"/>
              <draw:equation draw:name="f234" draw:formula="?f173 / ?f91"/>
              <draw:equation draw:name="f235" draw:formula="?f174 / ?f92"/>
              <draw:equation draw:name="f236" draw:formula="?f175 / ?f92"/>
              <draw:equation draw:name="f237" draw:formula="?f176 / ?f91"/>
              <draw:equation draw:name="f238" draw:formula="?f177 / ?f92"/>
              <draw:equation draw:name="f239" draw:formula="?f178 / ?f91"/>
              <draw:equation draw:name="f240" draw:formula="?f179 / ?f92"/>
              <draw:equation draw:name="f241" draw:formula="?f180 / ?f91"/>
              <draw:equation draw:name="f242" draw:formula="?f181 / ?f92"/>
              <draw:equation draw:name="f243" draw:formula="?f182 / ?f91"/>
              <draw:equation draw:name="f244" draw:formula="?f183 / ?f92"/>
              <draw:equation draw:name="f245" draw:formula="?f184 / ?f91"/>
              <draw:equation draw:name="f246" draw:formula="?f185 / ?f92"/>
              <draw:equation draw:name="f247" draw:formula="?f186 / ?f91"/>
              <draw:equation draw:name="f248" draw:formula="?f187 / ?f92"/>
              <draw:equation draw:name="f249" draw:formula="?f188 / ?f91"/>
              <draw:equation draw:name="f250" draw:formula="?f189 / ?f92"/>
              <draw:equation draw:name="f251" draw:formula="?f190 / ?f91"/>
              <draw:equation draw:name="f252" draw:formula="?f191 / ?f92"/>
              <draw:equation draw:name="f253" draw:formula="?f192 / ?f92"/>
              <draw:equation draw:name="f254" draw:formula="?f193 / ?f91"/>
              <draw:equation draw:name="f255" draw:formula="?f194 / ?f92"/>
              <draw:equation draw:name="f256" draw:formula="?f195 / ?f91"/>
              <draw:equation draw:name="f257" draw:formula="?f196 / ?f92"/>
              <draw:equation draw:name="f258" draw:formula="?f197 / ?f92"/>
              <draw:equation draw:name="f259" draw:formula="?f198 / ?f91"/>
              <draw:equation draw:name="f260" draw:formula="?f199 / ?f91"/>
              <draw:equation draw:name="f261" draw:formula="?f200 / ?f92"/>
              <draw:equation draw:name="f262" draw:formula="?f201 / ?f92"/>
              <draw:equation draw:name="f263" draw:formula="?f202 / ?f91"/>
              <draw:equation draw:name="f264" draw:formula="?f203 / ?f92"/>
              <draw:equation draw:name="f265" draw:formula="?f204 / ?f91"/>
              <draw:equation draw:name="f266" draw:formula="?f205 / ?f92"/>
              <draw:equation draw:name="f267" draw:formula="?f206 / ?f92"/>
            </draw:enhanced-geometry>
          </draw:custom-shape>
          <draw:custom-shape svg:x="7.78742in" svg:y="4.48675in" svg:width="0.12502in" svg:height="0.14735in" draw:id="id249" draw:style-name="a1184" draw:name="Freeform 431">
            <svg:title/>
            <svg:desc/>
            <text:p text:style-name="a1183" text:class-names="" text:cond-style-name=""><text:span text:style-name="a1182" text:class-names=""/></text:p>
            <draw:enhanced-geometry xmlns:dr3d="urn:oasis:names:tc:opendocument:xmlns:dr3d:1.0" draw:type="non-primitive" svg:viewBox="0 0 87 100" draw:enhanced-path="M ?f1 ?f3 L ?f4 ?f3 C ?f4 ?f5 ?f6 ?f7 ?f8 ?f9 ?f10 ?f11 ?f12 ?f13 ?f14 ?f15 ?f16 ?f17 ?f18 ?f19 ?f20 ?f21 ?f22 ?f23 ?f24 ?f25 ?f26 ?f25 ?f27 ?f25 ?f28 ?f23 ?f29 ?f30 ?f31 ?f32 ?f30 ?f31 ?f21 ?f13 L ?f23 ?f13 ?f23 ?f33 C ?f32 ?f34 ?f35 ?f36 ?f37 ?f38 ?f7 ?f39 ?f27 ?f2 ?f26 ?f2 ?f40 ?f2 ?f41 ?f36 ?f42 ?f1 ?f43 ?f44 ?f0 ?f9 ?f0 ?f26 ?f0 ?f40 ?f43 ?f41 ?f45 ?f42 ?f46 ?f47 ?f18 ?f0 ?f48 ?f0 ?f49 ?f0 ?f29 ?f47 ?f31 ?f50 ?f21 ?f8 ?f1 ?f51 ?f1 ?f52 L ?f1 ?f3 Z M ?f53 ?f54 C ?f53 ?f55 ?f37 ?f56 ?f57 ?f58 ?f59 ?f60 ?f61 ?f45 ?f24 ?f45 ?f20 ?f45 ?f55 ?f62 ?f56 ?f10 ?f58 ?f63 ?f4 ?f64 ?f4 ?f54 L ?f53 ?f54 Z N" draw:text-areas="?f147 ?f149 ?f148 ?f150" draw:glue-points="?f151 ?f152 ?f153 ?f152 ?f154 ?f155 ?f156 ?f157 ?f158 ?f159 ?f160 ?f161 ?f162 ?f163 ?f164 ?f165 ?f166 ?f165 ?f166 ?f167 ?f168 ?f169 ?f160 ?f170 ?f171 ?f172 ?f173 ?f174 ?f175 ?f176 ?f177 ?f178 ?f179 ?f180 ?f151 ?f181 ?f151 ?f152 ?f182 ?f183 ?f184 ?f185 ?f186 ?f187 ?f188 ?f189 ?f153 ?f183 ?f182 ?f183" draw:glue-point-leaving-directions="-90, -90, -90, -90, -90, -90, -90, -90, -90, -90, -90, -90, -90, -90, -90, -90, -90, -90, -90, -90, -90, -90, -90, -90, -90">
              <draw:equation draw:name="f0" draw:formula="0"/>
              <draw:equation draw:name="f1" draw:formula="87"/>
              <draw:equation draw:name="f2" draw:formula="100"/>
              <draw:equation draw:name="f3" draw:formula="52"/>
              <draw:equation draw:name="f4" draw:formula="17"/>
              <draw:equation draw:name="f5" draw:formula="58"/>
              <draw:equation draw:name="f6" draw:formula="18"/>
              <draw:equation draw:name="f7" draw:formula="63"/>
              <draw:equation draw:name="f8" draw:formula="19"/>
              <draw:equation draw:name="f9" draw:formula="67"/>
              <draw:equation draw:name="f10" draw:formula="21"/>
              <draw:equation draw:name="f11" draw:formula="72"/>
              <draw:equation draw:name="f12" draw:formula="24"/>
              <draw:equation draw:name="f13" draw:formula="75"/>
              <draw:equation draw:name="f14" draw:formula="27"/>
              <draw:equation draw:name="f15" draw:formula="78"/>
              <draw:equation draw:name="f16" draw:formula="30"/>
              <draw:equation draw:name="f17" draw:formula="81"/>
              <draw:equation draw:name="f18" draw:formula="33"/>
              <draw:equation draw:name="f19" draw:formula="83"/>
              <draw:equation draw:name="f20" draw:formula="37"/>
              <draw:equation draw:name="f21" draw:formula="84"/>
              <draw:equation draw:name="f22" draw:formula="41"/>
              <draw:equation draw:name="f23" draw:formula="85"/>
              <draw:equation draw:name="f24" draw:formula="46"/>
              <draw:equation draw:name="f25" draw:formula="86"/>
              <draw:equation draw:name="f26" draw:formula="51"/>
              <draw:equation draw:name="f27" draw:formula="57"/>
              <draw:equation draw:name="f28" draw:formula="64"/>
              <draw:equation draw:name="f29" draw:formula="70"/>
              <draw:equation draw:name="f30" draw:formula="82"/>
              <draw:equation draw:name="f31" draw:formula="77"/>
              <draw:equation draw:name="f32" draw:formula="80"/>
              <draw:equation draw:name="f33" draw:formula="92"/>
              <draw:equation draw:name="f34" draw:formula="94"/>
              <draw:equation draw:name="f35" draw:formula="74"/>
              <draw:equation draw:name="f36" draw:formula="96"/>
              <draw:equation draw:name="f37" draw:formula="69"/>
              <draw:equation draw:name="f38" draw:formula="98"/>
              <draw:equation draw:name="f39" draw:formula="99"/>
              <draw:equation draw:name="f40" draw:formula="35"/>
              <draw:equation draw:name="f41" draw:formula="23"/>
              <draw:equation draw:name="f42" draw:formula="14"/>
              <draw:equation draw:name="f43" draw:formula="5"/>
              <draw:equation draw:name="f44" draw:formula="79"/>
              <draw:equation draw:name="f45" draw:formula="13"/>
              <draw:equation draw:name="f46" draw:formula="22"/>
              <draw:equation draw:name="f47" draw:formula="4"/>
              <draw:equation draw:name="f48" draw:formula="47"/>
              <draw:equation draw:name="f49" draw:formula="60"/>
              <draw:equation draw:name="f50" draw:formula="11"/>
              <draw:equation draw:name="f51" draw:formula="29"/>
              <draw:equation draw:name="f52" draw:formula="43"/>
              <draw:equation draw:name="f53" draw:formula="71"/>
              <draw:equation draw:name="f54" draw:formula="40"/>
              <draw:equation draw:name="f55" draw:formula="31"/>
              <draw:equation draw:name="f56" draw:formula="25"/>
              <draw:equation draw:name="f57" draw:formula="65"/>
              <draw:equation draw:name="f58" draw:formula="20"/>
              <draw:equation draw:name="f59" draw:formula="61"/>
              <draw:equation draw:name="f60" draw:formula="15"/>
              <draw:equation draw:name="f61" draw:formula="55"/>
              <draw:equation draw:name="f62" draw:formula="16"/>
              <draw:equation draw:name="f63" draw:formula="26"/>
              <draw:equation draw:name="f64" draw:formula="32"/>
              <draw:equation draw:name="f65" draw:formula="?f2 - ?f0"/>
              <draw:equation draw:name="f66" draw:formula="?f1 - ?f0"/>
              <draw:equation draw:name="f67" draw:formula="?f66 / 87"/>
              <draw:equation draw:name="f68" draw:formula="?f65 / 100"/>
              <draw:equation draw:name="f69" draw:formula="87 * ?f66"/>
              <draw:equation draw:name="f70" draw:formula="52 * ?f65"/>
              <draw:equation draw:name="f71" draw:formula="17 * ?f66"/>
              <draw:equation draw:name="f72" draw:formula="19 * ?f66"/>
              <draw:equation draw:name="f73" draw:formula="67 * ?f65"/>
              <draw:equation draw:name="f74" draw:formula="27 * ?f66"/>
              <draw:equation draw:name="f75" draw:formula="78 * ?f65"/>
              <draw:equation draw:name="f76" draw:formula="37 * ?f66"/>
              <draw:equation draw:name="f77" draw:formula="84 * ?f65"/>
              <draw:equation draw:name="f78" draw:formula="51 * ?f66"/>
              <draw:equation draw:name="f79" draw:formula="86 * ?f65"/>
              <draw:equation draw:name="f80" draw:formula="70 * ?f66"/>
              <draw:equation draw:name="f81" draw:formula="82 * ?f65"/>
              <draw:equation draw:name="f82" draw:formula="84 * ?f66"/>
              <draw:equation draw:name="f83" draw:formula="75 * ?f65"/>
              <draw:equation draw:name="f84" draw:formula="85 * ?f66"/>
              <draw:equation draw:name="f85" draw:formula="92 * ?f65"/>
              <draw:equation draw:name="f86" draw:formula="69 * ?f66"/>
              <draw:equation draw:name="f87" draw:formula="98 * ?f65"/>
              <draw:equation draw:name="f88" draw:formula="100 * ?f65"/>
              <draw:equation draw:name="f89" draw:formula="14 * ?f66"/>
              <draw:equation draw:name="f90" draw:formula="87 * ?f65"/>
              <draw:equation draw:name="f91" draw:formula="0 * ?f66"/>
              <draw:equation draw:name="f92" draw:formula="51 * ?f65"/>
              <draw:equation draw:name="f93" draw:formula="13 * ?f66"/>
              <draw:equation draw:name="f94" draw:formula="14 * ?f65"/>
              <draw:equation draw:name="f95" draw:formula="47 * ?f66"/>
              <draw:equation draw:name="f96" draw:formula="0 * ?f65"/>
              <draw:equation draw:name="f97" draw:formula="77 * ?f66"/>
              <draw:equation draw:name="f98" draw:formula="11 * ?f65"/>
              <draw:equation draw:name="f99" draw:formula="43 * ?f65"/>
              <draw:equation draw:name="f100" draw:formula="71 * ?f66"/>
              <draw:equation draw:name="f101" draw:formula="40 * ?f65"/>
              <draw:equation draw:name="f102" draw:formula="65 * ?f66"/>
              <draw:equation draw:name="f103" draw:formula="20 * ?f65"/>
              <draw:equation draw:name="f104" draw:formula="46 * ?f66"/>
              <draw:equation draw:name="f105" draw:formula="13 * ?f65"/>
              <draw:equation draw:name="f106" draw:formula="25 * ?f66"/>
              <draw:equation draw:name="f107" draw:formula="21 * ?f65"/>
              <draw:equation draw:name="f108" draw:formula="?f69 / 87"/>
              <draw:equation draw:name="f109" draw:formula="?f70 / 100"/>
              <draw:equation draw:name="f110" draw:formula="?f71 / 87"/>
              <draw:equation draw:name="f111" draw:formula="?f72 / 87"/>
              <draw:equation draw:name="f112" draw:formula="?f73 / 100"/>
              <draw:equation draw:name="f113" draw:formula="?f74 / 87"/>
              <draw:equation draw:name="f114" draw:formula="?f75 / 100"/>
              <draw:equation draw:name="f115" draw:formula="?f76 / 87"/>
              <draw:equation draw:name="f116" draw:formula="?f77 / 100"/>
              <draw:equation draw:name="f117" draw:formula="?f78 / 87"/>
              <draw:equation draw:name="f118" draw:formula="?f79 / 100"/>
              <draw:equation draw:name="f119" draw:formula="?f80 / 87"/>
              <draw:equation draw:name="f120" draw:formula="?f81 / 100"/>
              <draw:equation draw:name="f121" draw:formula="?f82 / 87"/>
              <draw:equation draw:name="f122" draw:formula="?f83 / 100"/>
              <draw:equation draw:name="f123" draw:formula="?f84 / 87"/>
              <draw:equation draw:name="f124" draw:formula="?f85 / 100"/>
              <draw:equation draw:name="f125" draw:formula="?f86 / 87"/>
              <draw:equation draw:name="f126" draw:formula="?f87 / 100"/>
              <draw:equation draw:name="f127" draw:formula="?f88 / 100"/>
              <draw:equation draw:name="f128" draw:formula="?f89 / 87"/>
              <draw:equation draw:name="f129" draw:formula="?f90 / 100"/>
              <draw:equation draw:name="f130" draw:formula="?f91 / 87"/>
              <draw:equation draw:name="f131" draw:formula="?f92 / 100"/>
              <draw:equation draw:name="f132" draw:formula="?f93 / 87"/>
              <draw:equation draw:name="f133" draw:formula="?f94 / 100"/>
              <draw:equation draw:name="f134" draw:formula="?f95 / 87"/>
              <draw:equation draw:name="f135" draw:formula="?f96 / 100"/>
              <draw:equation draw:name="f136" draw:formula="?f97 / 87"/>
              <draw:equation draw:name="f137" draw:formula="?f98 / 100"/>
              <draw:equation draw:name="f138" draw:formula="?f99 / 100"/>
              <draw:equation draw:name="f139" draw:formula="?f100 / 87"/>
              <draw:equation draw:name="f140" draw:formula="?f101 / 100"/>
              <draw:equation draw:name="f141" draw:formula="?f102 / 87"/>
              <draw:equation draw:name="f142" draw:formula="?f103 / 100"/>
              <draw:equation draw:name="f143" draw:formula="?f104 / 87"/>
              <draw:equation draw:name="f144" draw:formula="?f105 / 100"/>
              <draw:equation draw:name="f145" draw:formula="?f106 / 87"/>
              <draw:equation draw:name="f146" draw:formula="?f107 / 100"/>
              <draw:equation draw:name="f147" draw:formula="0 / ?f67"/>
              <draw:equation draw:name="f148" draw:formula="?f1 / ?f67"/>
              <draw:equation draw:name="f149" draw:formula="0 / ?f68"/>
              <draw:equation draw:name="f150" draw:formula="?f2 / ?f68"/>
              <draw:equation draw:name="f151" draw:formula="?f108 / ?f67"/>
              <draw:equation draw:name="f152" draw:formula="?f109 / ?f68"/>
              <draw:equation draw:name="f153" draw:formula="?f110 / ?f67"/>
              <draw:equation draw:name="f154" draw:formula="?f111 / ?f67"/>
              <draw:equation draw:name="f155" draw:formula="?f112 / ?f68"/>
              <draw:equation draw:name="f156" draw:formula="?f113 / ?f67"/>
              <draw:equation draw:name="f157" draw:formula="?f114 / ?f68"/>
              <draw:equation draw:name="f158" draw:formula="?f115 / ?f67"/>
              <draw:equation draw:name="f159" draw:formula="?f116 / ?f68"/>
              <draw:equation draw:name="f160" draw:formula="?f117 / ?f67"/>
              <draw:equation draw:name="f161" draw:formula="?f118 / ?f68"/>
              <draw:equation draw:name="f162" draw:formula="?f119 / ?f67"/>
              <draw:equation draw:name="f163" draw:formula="?f120 / ?f68"/>
              <draw:equation draw:name="f164" draw:formula="?f121 / ?f67"/>
              <draw:equation draw:name="f165" draw:formula="?f122 / ?f68"/>
              <draw:equation draw:name="f166" draw:formula="?f123 / ?f67"/>
              <draw:equation draw:name="f167" draw:formula="?f124 / ?f68"/>
              <draw:equation draw:name="f168" draw:formula="?f125 / ?f67"/>
              <draw:equation draw:name="f169" draw:formula="?f126 / ?f68"/>
              <draw:equation draw:name="f170" draw:formula="?f127 / ?f68"/>
              <draw:equation draw:name="f171" draw:formula="?f128 / ?f67"/>
              <draw:equation draw:name="f172" draw:formula="?f129 / ?f68"/>
              <draw:equation draw:name="f173" draw:formula="?f130 / ?f67"/>
              <draw:equation draw:name="f174" draw:formula="?f131 / ?f68"/>
              <draw:equation draw:name="f175" draw:formula="?f132 / ?f67"/>
              <draw:equation draw:name="f176" draw:formula="?f133 / ?f68"/>
              <draw:equation draw:name="f177" draw:formula="?f134 / ?f67"/>
              <draw:equation draw:name="f178" draw:formula="?f135 / ?f68"/>
              <draw:equation draw:name="f179" draw:formula="?f136 / ?f67"/>
              <draw:equation draw:name="f180" draw:formula="?f137 / ?f68"/>
              <draw:equation draw:name="f181" draw:formula="?f138 / ?f68"/>
              <draw:equation draw:name="f182" draw:formula="?f139 / ?f67"/>
              <draw:equation draw:name="f183" draw:formula="?f140 / ?f68"/>
              <draw:equation draw:name="f184" draw:formula="?f141 / ?f67"/>
              <draw:equation draw:name="f185" draw:formula="?f142 / ?f68"/>
              <draw:equation draw:name="f186" draw:formula="?f143 / ?f67"/>
              <draw:equation draw:name="f187" draw:formula="?f144 / ?f68"/>
              <draw:equation draw:name="f188" draw:formula="?f145 / ?f67"/>
              <draw:equation draw:name="f189" draw:formula="?f146 / ?f68"/>
            </draw:enhanced-geometry>
          </draw:custom-shape>
          <draw:custom-shape svg:x="7.93924in" svg:y="4.43763in" svg:width="0.12502in" svg:height="0.19647in" draw:id="id250" draw:style-name="a1187" draw:name="Freeform 432">
            <svg:title/>
            <svg:desc/>
            <text:p text:style-name="a1186" text:class-names="" text:cond-style-name=""><text:span text:style-name="a1185" text:class-names=""/></text:p>
            <draw:enhanced-geometry xmlns:dr3d="urn:oasis:names:tc:opendocument:xmlns:dr3d:1.0" draw:type="non-primitive" svg:viewBox="0 0 84 136" draw:enhanced-path="M ?f1 ?f3 L ?f4 ?f3 ?f4 ?f5 C ?f6 ?f7 ?f8 ?f9 ?f10 ?f11 ?f12 ?f13 ?f14 ?f2 ?f15 ?f2 ?f16 ?f2 ?f17 ?f18 ?f19 ?f20 ?f21 ?f22 ?f0 ?f23 ?f0 ?f24 ?f0 ?f25 ?f26 ?f27 ?f21 ?f28 ?f29 ?f8 ?f30 ?f10 ?f31 ?f12 ?f17 ?f32 ?f33 ?f34 ?f16 ?f35 ?f36 ?f37 ?f15 ?f38 ?f39 ?f38 ?f40 ?f38 ?f41 ?f38 ?f42 ?f37 ?f43 ?f35 ?f28 ?f44 ?f4 ?f34 L ?f4 ?f0 ?f1 ?f0 ?f1 ?f3 Z M ?f4 ?f45 L ?f4 ?f46 C ?f6 ?f10 ?f47 ?f48 ?f42 ?f48 ?f10 ?f49 ?f50 ?f49 ?f51 ?f49 ?f37 ?f49 ?f52 ?f10 ?f53 ?f43 ?f54 ?f55 ?f56 ?f57 ?f56 ?f24 ?f56 ?f58 ?f59 ?f60 ?f61 ?f62 ?f16 ?f63 ?f64 ?f65 ?f34 ?f65 ?f51 ?f65 ?f49 ?f66 ?f46 ?f63 ?f43 ?f67 ?f28 ?f68 ?f4 ?f45 Z N" draw:text-areas="?f149 ?f151 ?f150 ?f152" draw:glue-points="?f153 ?f154 ?f155 ?f154 ?f155 ?f156 ?f157 ?f158 ?f159 ?f160 ?f161 ?f162 ?f163 ?f164 ?f165 ?f166 ?f167 ?f168 ?f169 ?f170 ?f171 ?f172 ?f173 ?f174 ?f155 ?f175 ?f155 ?f176 ?f153 ?f176 ?f153 ?f154 ?f155 ?f177 ?f155 ?f178 ?f173 ?f179 ?f180 ?f181 ?f182 ?f183 ?f184 ?f164 ?f185 ?f186 ?f187 ?f188 ?f189 ?f190 ?f155 ?f177" draw:glue-point-leaving-directions="-90, -90, -90, -90, -90, -90, -90, -90, -90, -90, -90, -90, -90, -90, -90, -90, -90, -90, -90, -90, -90, -90, -90, -90, -90, -90">
              <draw:equation draw:name="f0" draw:formula="0"/>
              <draw:equation draw:name="f1" draw:formula="84"/>
              <draw:equation draw:name="f2" draw:formula="136"/>
              <draw:equation draw:name="f3" draw:formula="133"/>
              <draw:equation draw:name="f4" draw:formula="68"/>
              <draw:equation draw:name="f5" draw:formula="123"/>
              <draw:equation draw:name="f6" draw:formula="63"/>
              <draw:equation draw:name="f7" draw:formula="127"/>
              <draw:equation draw:name="f8" draw:formula="58"/>
              <draw:equation draw:name="f9" draw:formula="130"/>
              <draw:equation draw:name="f10" draw:formula="53"/>
              <draw:equation draw:name="f11" draw:formula="132"/>
              <draw:equation draw:name="f12" draw:formula="48"/>
              <draw:equation draw:name="f13" draw:formula="135"/>
              <draw:equation draw:name="f14" draw:formula="43"/>
              <draw:equation draw:name="f15" draw:formula="37"/>
              <draw:equation draw:name="f16" draw:formula="26"/>
              <draw:equation draw:name="f17" draw:formula="17"/>
              <draw:equation draw:name="f18" draw:formula="131"/>
              <draw:equation draw:name="f19" draw:formula="10"/>
              <draw:equation draw:name="f20" draw:formula="122"/>
              <draw:equation draw:name="f21" draw:formula="3"/>
              <draw:equation draw:name="f22" draw:formula="114"/>
              <draw:equation draw:name="f23" draw:formula="102"/>
              <draw:equation draw:name="f24" draw:formula="86"/>
              <draw:equation draw:name="f25" draw:formula="78"/>
              <draw:equation draw:name="f26" draw:formula="1"/>
              <draw:equation draw:name="f27" draw:formula="71"/>
              <draw:equation draw:name="f28" draw:formula="64"/>
              <draw:equation draw:name="f29" draw:formula="6"/>
              <draw:equation draw:name="f30" draw:formula="9"/>
              <draw:equation draw:name="f31" draw:formula="13"/>
              <draw:equation draw:name="f32" draw:formula="44"/>
              <draw:equation draw:name="f33" draw:formula="21"/>
              <draw:equation draw:name="f34" draw:formula="41"/>
              <draw:equation draw:name="f35" draw:formula="38"/>
              <draw:equation draw:name="f36" draw:formula="31"/>
              <draw:equation draw:name="f37" draw:formula="36"/>
              <draw:equation draw:name="f38" draw:formula="35"/>
              <draw:equation draw:name="f39" draw:formula="42"/>
              <draw:equation draw:name="f40" draw:formula="47"/>
              <draw:equation draw:name="f41" draw:formula="52"/>
              <draw:equation draw:name="f42" draw:formula="56"/>
              <draw:equation draw:name="f43" draw:formula="59"/>
              <draw:equation draw:name="f44" draw:formula="39"/>
              <draw:equation draw:name="f45" draw:formula="109"/>
              <draw:equation draw:name="f46" draw:formula="55"/>
              <draw:equation draw:name="f47" draw:formula="60"/>
              <draw:equation draw:name="f48" draw:formula="51"/>
              <draw:equation draw:name="f49" draw:formula="50"/>
              <draw:equation draw:name="f50" draw:formula="49"/>
              <draw:equation draw:name="f51" draw:formula="45"/>
              <draw:equation draw:name="f52" draw:formula="29"/>
              <draw:equation draw:name="f53" draw:formula="24"/>
              <draw:equation draw:name="f54" draw:formula="19"/>
              <draw:equation draw:name="f55" draw:formula="65"/>
              <draw:equation draw:name="f56" draw:formula="16"/>
              <draw:equation draw:name="f57" draw:formula="74"/>
              <draw:equation draw:name="f58" draw:formula="97"/>
              <draw:equation draw:name="f59" draw:formula="18"/>
              <draw:equation draw:name="f60" draw:formula="106"/>
              <draw:equation draw:name="f61" draw:formula="22"/>
              <draw:equation draw:name="f62" draw:formula="112"/>
              <draw:equation draw:name="f63" draw:formula="117"/>
              <draw:equation draw:name="f64" draw:formula="32"/>
              <draw:equation draw:name="f65" draw:formula="120"/>
              <draw:equation draw:name="f66" draw:formula="119"/>
              <draw:equation draw:name="f67" draw:formula="115"/>
              <draw:equation draw:name="f68" draw:formula="113"/>
              <draw:equation draw:name="f69" draw:formula="?f2 - ?f0"/>
              <draw:equation draw:name="f70" draw:formula="?f1 - ?f0"/>
              <draw:equation draw:name="f71" draw:formula="?f70 / 84"/>
              <draw:equation draw:name="f72" draw:formula="?f69 / 136"/>
              <draw:equation draw:name="f73" draw:formula="84 * ?f70"/>
              <draw:equation draw:name="f74" draw:formula="133 * ?f69"/>
              <draw:equation draw:name="f75" draw:formula="68 * ?f70"/>
              <draw:equation draw:name="f76" draw:formula="123 * ?f69"/>
              <draw:equation draw:name="f77" draw:formula="53 * ?f70"/>
              <draw:equation draw:name="f78" draw:formula="132 * ?f69"/>
              <draw:equation draw:name="f79" draw:formula="37 * ?f70"/>
              <draw:equation draw:name="f80" draw:formula="136 * ?f69"/>
              <draw:equation draw:name="f81" draw:formula="10 * ?f70"/>
              <draw:equation draw:name="f82" draw:formula="122 * ?f69"/>
              <draw:equation draw:name="f83" draw:formula="0 * ?f70"/>
              <draw:equation draw:name="f84" draw:formula="86 * ?f69"/>
              <draw:equation draw:name="f85" draw:formula="3 * ?f70"/>
              <draw:equation draw:name="f86" draw:formula="64 * ?f69"/>
              <draw:equation draw:name="f87" draw:formula="13 * ?f70"/>
              <draw:equation draw:name="f88" draw:formula="48 * ?f69"/>
              <draw:equation draw:name="f89" draw:formula="26 * ?f70"/>
              <draw:equation draw:name="f90" draw:formula="38 * ?f69"/>
              <draw:equation draw:name="f91" draw:formula="42 * ?f70"/>
              <draw:equation draw:name="f92" draw:formula="35 * ?f69"/>
              <draw:equation draw:name="f93" draw:formula="56 * ?f70"/>
              <draw:equation draw:name="f94" draw:formula="36 * ?f69"/>
              <draw:equation draw:name="f95" draw:formula="41 * ?f69"/>
              <draw:equation draw:name="f96" draw:formula="0 * ?f69"/>
              <draw:equation draw:name="f97" draw:formula="109 * ?f69"/>
              <draw:equation draw:name="f98" draw:formula="55 * ?f69"/>
              <draw:equation draw:name="f99" draw:formula="51 * ?f69"/>
              <draw:equation draw:name="f100" draw:formula="45 * ?f70"/>
              <draw:equation draw:name="f101" draw:formula="50 * ?f69"/>
              <draw:equation draw:name="f102" draw:formula="24 * ?f70"/>
              <draw:equation draw:name="f103" draw:formula="59 * ?f69"/>
              <draw:equation draw:name="f104" draw:formula="16 * ?f70"/>
              <draw:equation draw:name="f105" draw:formula="22 * ?f70"/>
              <draw:equation draw:name="f106" draw:formula="112 * ?f69"/>
              <draw:equation draw:name="f107" draw:formula="41 * ?f70"/>
              <draw:equation draw:name="f108" draw:formula="120 * ?f69"/>
              <draw:equation draw:name="f109" draw:formula="55 * ?f70"/>
              <draw:equation draw:name="f110" draw:formula="117 * ?f69"/>
              <draw:equation draw:name="f111" draw:formula="?f73 / 84"/>
              <draw:equation draw:name="f112" draw:formula="?f74 / 136"/>
              <draw:equation draw:name="f113" draw:formula="?f75 / 84"/>
              <draw:equation draw:name="f114" draw:formula="?f76 / 136"/>
              <draw:equation draw:name="f115" draw:formula="?f77 / 84"/>
              <draw:equation draw:name="f116" draw:formula="?f78 / 136"/>
              <draw:equation draw:name="f117" draw:formula="?f79 / 84"/>
              <draw:equation draw:name="f118" draw:formula="?f80 / 136"/>
              <draw:equation draw:name="f119" draw:formula="?f81 / 84"/>
              <draw:equation draw:name="f120" draw:formula="?f82 / 136"/>
              <draw:equation draw:name="f121" draw:formula="?f83 / 84"/>
              <draw:equation draw:name="f122" draw:formula="?f84 / 136"/>
              <draw:equation draw:name="f123" draw:formula="?f85 / 84"/>
              <draw:equation draw:name="f124" draw:formula="?f86 / 136"/>
              <draw:equation draw:name="f125" draw:formula="?f87 / 84"/>
              <draw:equation draw:name="f126" draw:formula="?f88 / 136"/>
              <draw:equation draw:name="f127" draw:formula="?f89 / 84"/>
              <draw:equation draw:name="f128" draw:formula="?f90 / 136"/>
              <draw:equation draw:name="f129" draw:formula="?f91 / 84"/>
              <draw:equation draw:name="f130" draw:formula="?f92 / 136"/>
              <draw:equation draw:name="f131" draw:formula="?f93 / 84"/>
              <draw:equation draw:name="f132" draw:formula="?f94 / 136"/>
              <draw:equation draw:name="f133" draw:formula="?f95 / 136"/>
              <draw:equation draw:name="f134" draw:formula="?f96 / 136"/>
              <draw:equation draw:name="f135" draw:formula="?f97 / 136"/>
              <draw:equation draw:name="f136" draw:formula="?f98 / 136"/>
              <draw:equation draw:name="f137" draw:formula="?f99 / 136"/>
              <draw:equation draw:name="f138" draw:formula="?f100 / 84"/>
              <draw:equation draw:name="f139" draw:formula="?f101 / 136"/>
              <draw:equation draw:name="f140" draw:formula="?f102 / 84"/>
              <draw:equation draw:name="f141" draw:formula="?f103 / 136"/>
              <draw:equation draw:name="f142" draw:formula="?f104 / 84"/>
              <draw:equation draw:name="f143" draw:formula="?f105 / 84"/>
              <draw:equation draw:name="f144" draw:formula="?f106 / 136"/>
              <draw:equation draw:name="f145" draw:formula="?f107 / 84"/>
              <draw:equation draw:name="f146" draw:formula="?f108 / 136"/>
              <draw:equation draw:name="f147" draw:formula="?f109 / 84"/>
              <draw:equation draw:name="f148" draw:formula="?f110 / 136"/>
              <draw:equation draw:name="f149" draw:formula="0 / ?f71"/>
              <draw:equation draw:name="f150" draw:formula="?f1 / ?f71"/>
              <draw:equation draw:name="f151" draw:formula="0 / ?f72"/>
              <draw:equation draw:name="f152" draw:formula="?f2 / ?f72"/>
              <draw:equation draw:name="f153" draw:formula="?f111 / ?f71"/>
              <draw:equation draw:name="f154" draw:formula="?f112 / ?f72"/>
              <draw:equation draw:name="f155" draw:formula="?f113 / ?f71"/>
              <draw:equation draw:name="f156" draw:formula="?f114 / ?f72"/>
              <draw:equation draw:name="f157" draw:formula="?f115 / ?f71"/>
              <draw:equation draw:name="f158" draw:formula="?f116 / ?f72"/>
              <draw:equation draw:name="f159" draw:formula="?f117 / ?f71"/>
              <draw:equation draw:name="f160" draw:formula="?f118 / ?f72"/>
              <draw:equation draw:name="f161" draw:formula="?f119 / ?f71"/>
              <draw:equation draw:name="f162" draw:formula="?f120 / ?f72"/>
              <draw:equation draw:name="f163" draw:formula="?f121 / ?f71"/>
              <draw:equation draw:name="f164" draw:formula="?f122 / ?f72"/>
              <draw:equation draw:name="f165" draw:formula="?f123 / ?f71"/>
              <draw:equation draw:name="f166" draw:formula="?f124 / ?f72"/>
              <draw:equation draw:name="f167" draw:formula="?f125 / ?f71"/>
              <draw:equation draw:name="f168" draw:formula="?f126 / ?f72"/>
              <draw:equation draw:name="f169" draw:formula="?f127 / ?f71"/>
              <draw:equation draw:name="f170" draw:formula="?f128 / ?f72"/>
              <draw:equation draw:name="f171" draw:formula="?f129 / ?f71"/>
              <draw:equation draw:name="f172" draw:formula="?f130 / ?f72"/>
              <draw:equation draw:name="f173" draw:formula="?f131 / ?f71"/>
              <draw:equation draw:name="f174" draw:formula="?f132 / ?f72"/>
              <draw:equation draw:name="f175" draw:formula="?f133 / ?f72"/>
              <draw:equation draw:name="f176" draw:formula="?f134 / ?f72"/>
              <draw:equation draw:name="f177" draw:formula="?f135 / ?f72"/>
              <draw:equation draw:name="f178" draw:formula="?f136 / ?f72"/>
              <draw:equation draw:name="f179" draw:formula="?f137 / ?f72"/>
              <draw:equation draw:name="f180" draw:formula="?f138 / ?f71"/>
              <draw:equation draw:name="f181" draw:formula="?f139 / ?f72"/>
              <draw:equation draw:name="f182" draw:formula="?f140 / ?f71"/>
              <draw:equation draw:name="f183" draw:formula="?f141 / ?f72"/>
              <draw:equation draw:name="f184" draw:formula="?f142 / ?f71"/>
              <draw:equation draw:name="f185" draw:formula="?f143 / ?f71"/>
              <draw:equation draw:name="f186" draw:formula="?f144 / ?f72"/>
              <draw:equation draw:name="f187" draw:formula="?f145 / ?f71"/>
              <draw:equation draw:name="f188" draw:formula="?f146 / ?f72"/>
              <draw:equation draw:name="f189" draw:formula="?f147 / ?f71"/>
              <draw:equation draw:name="f190" draw:formula="?f148 / ?f72"/>
            </draw:enhanced-geometry>
          </draw:custom-shape>
          <draw:custom-shape svg:x="8.10891in" svg:y="4.4421in" svg:width="0.11609in" svg:height="0.192in" draw:id="id251" draw:style-name="a1190" draw:name="Freeform 433">
            <svg:title/>
            <svg:desc/>
            <text:p text:style-name="a1189" text:class-names="" text:cond-style-name=""><text:span text:style-name="a1188" text:class-names=""/></text:p>
            <draw:enhanced-geometry xmlns:dr3d="urn:oasis:names:tc:opendocument:xmlns:dr3d:1.0" draw:type="non-primitive" svg:viewBox="0 0 80 131" draw:enhanced-path="M ?f1 ?f3 L ?f4 ?f3 ?f4 ?f5 C ?f6 ?f7 ?f8 ?f9 ?f10 ?f11 ?f12 ?f13 ?f14 ?f2 ?f15 ?f2 ?f16 ?f2 ?f17 ?f3 ?f18 ?f19 ?f20 ?f21 ?f0 ?f22 ?f0 ?f23 L ?f0 ?f24 ?f25 ?f24 ?f25 ?f26 C ?f25 ?f27 ?f25 ?f28 ?f29 ?f30 ?f29 ?f31 ?f32 ?f22 ?f33 ?f34 ?f35 ?f36 ?f37 ?f38 ?f39 ?f40 ?f41 ?f21 ?f42 ?f21 ?f43 ?f21 ?f44 ?f21 ?f45 ?f40 ?f46 ?f38 ?f47 ?f48 ?f49 ?f50 ?f4 ?f51 L ?f4 ?f24 ?f1 ?f24 ?f1 ?f3 Z M ?f52 ?f29 L ?f53 ?f29 ?f53 ?f0 ?f52 ?f0 ?f52 ?f29 Z M ?f42 ?f29 L ?f17 ?f29 ?f17 ?f0 ?f42 ?f0 ?f42 ?f29 Z N" draw:text-areas="?f122 ?f124 ?f123 ?f125" draw:glue-points="?f126 ?f127 ?f128 ?f127 ?f128 ?f129 ?f130 ?f131 ?f132 ?f133 ?f134 ?f135 ?f136 ?f137 ?f136 ?f138 ?f139 ?f138 ?f139 ?f140 ?f141 ?f142 ?f143 ?f144 ?f145 ?f146 ?f147 ?f148 ?f149 ?f150 ?f128 ?f151 ?f128 ?f138 ?f126 ?f138 ?f126 ?f127 ?f152 ?f153 ?f154 ?f153 ?f154 ?f155 ?f152 ?f155 ?f152 ?f153 ?f156 ?f153 ?f157 ?f153 ?f157 ?f155 ?f156 ?f155 ?f156 ?f153" draw:glue-point-leaving-directions="-90, -90, -90, -90, -90, -90, -90, -90, -90, -90, -90, -90, -90, -90, -90, -90, -90, -90, -90, -90, -90, -90, -90, -90, -90, -90, -90, -90, -90">
              <draw:equation draw:name="f0" draw:formula="0"/>
              <draw:equation draw:name="f1" draw:formula="80"/>
              <draw:equation draw:name="f2" draw:formula="131"/>
              <draw:equation draw:name="f3" draw:formula="128"/>
              <draw:equation draw:name="f4" draw:formula="64"/>
              <draw:equation draw:name="f5" draw:formula="117"/>
              <draw:equation draw:name="f6" draw:formula="58"/>
              <draw:equation draw:name="f7" draw:formula="122"/>
              <draw:equation draw:name="f8" draw:formula="53"/>
              <draw:equation draw:name="f9" draw:formula="125"/>
              <draw:equation draw:name="f10" draw:formula="48"/>
              <draw:equation draw:name="f11" draw:formula="127"/>
              <draw:equation draw:name="f12" draw:formula="43"/>
              <draw:equation draw:name="f13" draw:formula="129"/>
              <draw:equation draw:name="f14" draw:formula="38"/>
              <draw:equation draw:name="f15" draw:formula="32"/>
              <draw:equation draw:name="f16" draw:formula="22"/>
              <draw:equation draw:name="f17" draw:formula="14"/>
              <draw:equation draw:name="f18" draw:formula="8"/>
              <draw:equation draw:name="f19" draw:formula="121"/>
              <draw:equation draw:name="f20" draw:formula="3"/>
              <draw:equation draw:name="f21" draw:formula="115"/>
              <draw:equation draw:name="f22" draw:formula="106"/>
              <draw:equation draw:name="f23" draw:formula="94"/>
              <draw:equation draw:name="f24" draw:formula="33"/>
              <draw:equation draw:name="f25" draw:formula="16"/>
              <draw:equation draw:name="f26" draw:formula="87"/>
              <draw:equation draw:name="f27" draw:formula="92"/>
              <draw:equation draw:name="f28" draw:formula="96"/>
              <draw:equation draw:name="f29" draw:formula="17"/>
              <draw:equation draw:name="f30" draw:formula="99"/>
              <draw:equation draw:name="f31" draw:formula="103"/>
              <draw:equation draw:name="f32" draw:formula="18"/>
              <draw:equation draw:name="f33" draw:formula="19"/>
              <draw:equation draw:name="f34" draw:formula="108"/>
              <draw:equation draw:name="f35" draw:formula="21"/>
              <draw:equation draw:name="f36" draw:formula="111"/>
              <draw:equation draw:name="f37" draw:formula="23"/>
              <draw:equation draw:name="f38" draw:formula="112"/>
              <draw:equation draw:name="f39" draw:formula="25"/>
              <draw:equation draw:name="f40" draw:formula="114"/>
              <draw:equation draw:name="f41" draw:formula="28"/>
              <draw:equation draw:name="f42" draw:formula="31"/>
              <draw:equation draw:name="f43" draw:formula="36"/>
              <draw:equation draw:name="f44" draw:formula="40"/>
              <draw:equation draw:name="f45" draw:formula="45"/>
              <draw:equation draw:name="f46" draw:formula="50"/>
              <draw:equation draw:name="f47" draw:formula="55"/>
              <draw:equation draw:name="f48" draw:formula="110"/>
              <draw:equation draw:name="f49" draw:formula="59"/>
              <draw:equation draw:name="f50" draw:formula="107"/>
              <draw:equation draw:name="f51" draw:formula="104"/>
              <draw:equation draw:name="f52" draw:formula="66"/>
              <draw:equation draw:name="f53" draw:formula="49"/>
              <draw:equation draw:name="f54" draw:formula="?f2 - ?f0"/>
              <draw:equation draw:name="f55" draw:formula="?f1 - ?f0"/>
              <draw:equation draw:name="f56" draw:formula="?f55 / 80"/>
              <draw:equation draw:name="f57" draw:formula="?f54 / 131"/>
              <draw:equation draw:name="f58" draw:formula="80 * ?f55"/>
              <draw:equation draw:name="f59" draw:formula="128 * ?f54"/>
              <draw:equation draw:name="f60" draw:formula="64 * ?f55"/>
              <draw:equation draw:name="f61" draw:formula="117 * ?f54"/>
              <draw:equation draw:name="f62" draw:formula="48 * ?f55"/>
              <draw:equation draw:name="f63" draw:formula="127 * ?f54"/>
              <draw:equation draw:name="f64" draw:formula="32 * ?f55"/>
              <draw:equation draw:name="f65" draw:formula="131 * ?f54"/>
              <draw:equation draw:name="f66" draw:formula="8 * ?f55"/>
              <draw:equation draw:name="f67" draw:formula="121 * ?f54"/>
              <draw:equation draw:name="f68" draw:formula="0 * ?f55"/>
              <draw:equation draw:name="f69" draw:formula="94 * ?f54"/>
              <draw:equation draw:name="f70" draw:formula="33 * ?f54"/>
              <draw:equation draw:name="f71" draw:formula="16 * ?f55"/>
              <draw:equation draw:name="f72" draw:formula="87 * ?f54"/>
              <draw:equation draw:name="f73" draw:formula="17 * ?f55"/>
              <draw:equation draw:name="f74" draw:formula="99 * ?f54"/>
              <draw:equation draw:name="f75" draw:formula="19 * ?f55"/>
              <draw:equation draw:name="f76" draw:formula="108 * ?f54"/>
              <draw:equation draw:name="f77" draw:formula="25 * ?f55"/>
              <draw:equation draw:name="f78" draw:formula="114 * ?f54"/>
              <draw:equation draw:name="f79" draw:formula="36 * ?f55"/>
              <draw:equation draw:name="f80" draw:formula="115 * ?f54"/>
              <draw:equation draw:name="f81" draw:formula="50 * ?f55"/>
              <draw:equation draw:name="f82" draw:formula="112 * ?f54"/>
              <draw:equation draw:name="f83" draw:formula="104 * ?f54"/>
              <draw:equation draw:name="f84" draw:formula="66 * ?f55"/>
              <draw:equation draw:name="f85" draw:formula="17 * ?f54"/>
              <draw:equation draw:name="f86" draw:formula="49 * ?f55"/>
              <draw:equation draw:name="f87" draw:formula="0 * ?f54"/>
              <draw:equation draw:name="f88" draw:formula="31 * ?f55"/>
              <draw:equation draw:name="f89" draw:formula="14 * ?f55"/>
              <draw:equation draw:name="f90" draw:formula="?f58 / 80"/>
              <draw:equation draw:name="f91" draw:formula="?f59 / 131"/>
              <draw:equation draw:name="f92" draw:formula="?f60 / 80"/>
              <draw:equation draw:name="f93" draw:formula="?f61 / 131"/>
              <draw:equation draw:name="f94" draw:formula="?f62 / 80"/>
              <draw:equation draw:name="f95" draw:formula="?f63 / 131"/>
              <draw:equation draw:name="f96" draw:formula="?f64 / 80"/>
              <draw:equation draw:name="f97" draw:formula="?f65 / 131"/>
              <draw:equation draw:name="f98" draw:formula="?f66 / 80"/>
              <draw:equation draw:name="f99" draw:formula="?f67 / 131"/>
              <draw:equation draw:name="f100" draw:formula="?f68 / 80"/>
              <draw:equation draw:name="f101" draw:formula="?f69 / 131"/>
              <draw:equation draw:name="f102" draw:formula="?f70 / 131"/>
              <draw:equation draw:name="f103" draw:formula="?f71 / 80"/>
              <draw:equation draw:name="f104" draw:formula="?f72 / 131"/>
              <draw:equation draw:name="f105" draw:formula="?f73 / 80"/>
              <draw:equation draw:name="f106" draw:formula="?f74 / 131"/>
              <draw:equation draw:name="f107" draw:formula="?f75 / 80"/>
              <draw:equation draw:name="f108" draw:formula="?f76 / 131"/>
              <draw:equation draw:name="f109" draw:formula="?f77 / 80"/>
              <draw:equation draw:name="f110" draw:formula="?f78 / 131"/>
              <draw:equation draw:name="f111" draw:formula="?f79 / 80"/>
              <draw:equation draw:name="f112" draw:formula="?f80 / 131"/>
              <draw:equation draw:name="f113" draw:formula="?f81 / 80"/>
              <draw:equation draw:name="f114" draw:formula="?f82 / 131"/>
              <draw:equation draw:name="f115" draw:formula="?f83 / 131"/>
              <draw:equation draw:name="f116" draw:formula="?f84 / 80"/>
              <draw:equation draw:name="f117" draw:formula="?f85 / 131"/>
              <draw:equation draw:name="f118" draw:formula="?f86 / 80"/>
              <draw:equation draw:name="f119" draw:formula="?f87 / 131"/>
              <draw:equation draw:name="f120" draw:formula="?f88 / 80"/>
              <draw:equation draw:name="f121" draw:formula="?f89 / 80"/>
              <draw:equation draw:name="f122" draw:formula="0 / ?f56"/>
              <draw:equation draw:name="f123" draw:formula="?f1 / ?f56"/>
              <draw:equation draw:name="f124" draw:formula="0 / ?f57"/>
              <draw:equation draw:name="f125" draw:formula="?f2 / ?f57"/>
              <draw:equation draw:name="f126" draw:formula="?f90 / ?f56"/>
              <draw:equation draw:name="f127" draw:formula="?f91 / ?f57"/>
              <draw:equation draw:name="f128" draw:formula="?f92 / ?f56"/>
              <draw:equation draw:name="f129" draw:formula="?f93 / ?f57"/>
              <draw:equation draw:name="f130" draw:formula="?f94 / ?f56"/>
              <draw:equation draw:name="f131" draw:formula="?f95 / ?f57"/>
              <draw:equation draw:name="f132" draw:formula="?f96 / ?f56"/>
              <draw:equation draw:name="f133" draw:formula="?f97 / ?f57"/>
              <draw:equation draw:name="f134" draw:formula="?f98 / ?f56"/>
              <draw:equation draw:name="f135" draw:formula="?f99 / ?f57"/>
              <draw:equation draw:name="f136" draw:formula="?f100 / ?f56"/>
              <draw:equation draw:name="f137" draw:formula="?f101 / ?f57"/>
              <draw:equation draw:name="f138" draw:formula="?f102 / ?f57"/>
              <draw:equation draw:name="f139" draw:formula="?f103 / ?f56"/>
              <draw:equation draw:name="f140" draw:formula="?f104 / ?f57"/>
              <draw:equation draw:name="f141" draw:formula="?f105 / ?f56"/>
              <draw:equation draw:name="f142" draw:formula="?f106 / ?f57"/>
              <draw:equation draw:name="f143" draw:formula="?f107 / ?f56"/>
              <draw:equation draw:name="f144" draw:formula="?f108 / ?f57"/>
              <draw:equation draw:name="f145" draw:formula="?f109 / ?f56"/>
              <draw:equation draw:name="f146" draw:formula="?f110 / ?f57"/>
              <draw:equation draw:name="f147" draw:formula="?f111 / ?f56"/>
              <draw:equation draw:name="f148" draw:formula="?f112 / ?f57"/>
              <draw:equation draw:name="f149" draw:formula="?f113 / ?f56"/>
              <draw:equation draw:name="f150" draw:formula="?f114 / ?f57"/>
              <draw:equation draw:name="f151" draw:formula="?f115 / ?f57"/>
              <draw:equation draw:name="f152" draw:formula="?f116 / ?f56"/>
              <draw:equation draw:name="f153" draw:formula="?f117 / ?f57"/>
              <draw:equation draw:name="f154" draw:formula="?f118 / ?f56"/>
              <draw:equation draw:name="f155" draw:formula="?f119 / ?f57"/>
              <draw:equation draw:name="f156" draw:formula="?f120 / ?f56"/>
              <draw:equation draw:name="f157" draw:formula="?f121 / ?f56"/>
            </draw:enhanced-geometry>
          </draw:custom-shape>
          <draw:custom-shape svg:x="8.26966in" svg:y="4.49122in" svg:width="0.0893in" svg:height="0.13842in" draw:id="id252" draw:style-name="a1193" draw:name="Freeform 434">
            <svg:title/>
            <svg:desc/>
            <text:p text:style-name="a1192" text:class-names="" text:cond-style-name=""><text:span text:style-name="a1191" text:class-names=""/></text:p>
            <draw:enhanced-geometry xmlns:dr3d="urn:oasis:names:tc:opendocument:xmlns:dr3d:1.0" draw:type="non-primitive" svg:viewBox="0 0 60 95" draw:enhanced-path="M ?f1 ?f3 L ?f4 ?f3 C ?f5 ?f6 ?f7 ?f6 ?f8 ?f6 ?f9 ?f6 ?f10 ?f11 ?f12 ?f11 ?f13 ?f11 ?f14 ?f3 ?f15 ?f16 ?f17 ?f18 ?f18 ?f19 ?f6 ?f20 L ?f6 ?f2 ?f0 ?f2 ?f0 ?f0 ?f6 ?f0 ?f6 ?f21 C ?f22 ?f23 ?f24 ?f25 ?f26 ?f27 ?f28 ?f29 ?f30 ?f0 ?f31 ?f0 ?f32 ?f0 ?f33 ?f0 ?f7 ?f0 ?f34 ?f0 ?f5 ?f0 ?f1 ?f29 L ?f1 ?f3 Z N" draw:text-areas="?f79 ?f81 ?f80 ?f82" draw:glue-points="?f83 ?f84 ?f85 ?f84 ?f86 ?f87 ?f88 ?f89 ?f90 ?f91 ?f92 ?f93 ?f92 ?f94 ?f95 ?f94 ?f95 ?f96 ?f92 ?f96 ?f92 ?f97 ?f98 ?f99 ?f100 ?f96 ?f101 ?f96 ?f83 ?f102 ?f83 ?f84" draw:glue-point-leaving-directions="-90, -90, -90, -90, -90, -90, -90, -90, -90, -90, -90, -90, -90, -90, -90, -90">
              <draw:equation draw:name="f0" draw:formula="0"/>
              <draw:equation draw:name="f1" draw:formula="60"/>
              <draw:equation draw:name="f2" draw:formula="95"/>
              <draw:equation draw:name="f3" draw:formula="17"/>
              <draw:equation draw:name="f4" draw:formula="59"/>
              <draw:equation draw:name="f5" draw:formula="57"/>
              <draw:equation draw:name="f6" draw:formula="16"/>
              <draw:equation draw:name="f7" draw:formula="54"/>
              <draw:equation draw:name="f8" draw:formula="52"/>
              <draw:equation draw:name="f9" draw:formula="50"/>
              <draw:equation draw:name="f10" draw:formula="47"/>
              <draw:equation draw:name="f11" draw:formula="15"/>
              <draw:equation draw:name="f12" draw:formula="44"/>
              <draw:equation draw:name="f13" draw:formula="39"/>
              <draw:equation draw:name="f14" draw:formula="34"/>
              <draw:equation draw:name="f15" draw:formula="30"/>
              <draw:equation draw:name="f16" draw:formula="19"/>
              <draw:equation draw:name="f17" draw:formula="25"/>
              <draw:equation draw:name="f18" draw:formula="21"/>
              <draw:equation draw:name="f19" draw:formula="24"/>
              <draw:equation draw:name="f20" draw:formula="27"/>
              <draw:equation draw:name="f21" draw:formula="14"/>
              <draw:equation draw:name="f22" draw:formula="23"/>
              <draw:equation draw:name="f23" draw:formula="8"/>
              <draw:equation draw:name="f24" draw:formula="28"/>
              <draw:equation draw:name="f25" draw:formula="5"/>
              <draw:equation draw:name="f26" draw:formula="33"/>
              <draw:equation draw:name="f27" draw:formula="3"/>
              <draw:equation draw:name="f28" draw:formula="38"/>
              <draw:equation draw:name="f29" draw:formula="1"/>
              <draw:equation draw:name="f30" draw:formula="43"/>
              <draw:equation draw:name="f31" draw:formula="48"/>
              <draw:equation draw:name="f32" draw:formula="51"/>
              <draw:equation draw:name="f33" draw:formula="53"/>
              <draw:equation draw:name="f34" draw:formula="55"/>
              <draw:equation draw:name="f35" draw:formula="?f2 - ?f0"/>
              <draw:equation draw:name="f36" draw:formula="?f1 - ?f0"/>
              <draw:equation draw:name="f37" draw:formula="?f36 / 60"/>
              <draw:equation draw:name="f38" draw:formula="?f35 / 95"/>
              <draw:equation draw:name="f39" draw:formula="60 * ?f36"/>
              <draw:equation draw:name="f40" draw:formula="17 * ?f35"/>
              <draw:equation draw:name="f41" draw:formula="59 * ?f36"/>
              <draw:equation draw:name="f42" draw:formula="52 * ?f36"/>
              <draw:equation draw:name="f43" draw:formula="16 * ?f35"/>
              <draw:equation draw:name="f44" draw:formula="44 * ?f36"/>
              <draw:equation draw:name="f45" draw:formula="15 * ?f35"/>
              <draw:equation draw:name="f46" draw:formula="30 * ?f36"/>
              <draw:equation draw:name="f47" draw:formula="19 * ?f35"/>
              <draw:equation draw:name="f48" draw:formula="16 * ?f36"/>
              <draw:equation draw:name="f49" draw:formula="27 * ?f35"/>
              <draw:equation draw:name="f50" draw:formula="95 * ?f35"/>
              <draw:equation draw:name="f51" draw:formula="0 * ?f36"/>
              <draw:equation draw:name="f52" draw:formula="0 * ?f35"/>
              <draw:equation draw:name="f53" draw:formula="14 * ?f35"/>
              <draw:equation draw:name="f54" draw:formula="33 * ?f36"/>
              <draw:equation draw:name="f55" draw:formula="3 * ?f35"/>
              <draw:equation draw:name="f56" draw:formula="48 * ?f36"/>
              <draw:equation draw:name="f57" draw:formula="54 * ?f36"/>
              <draw:equation draw:name="f58" draw:formula="1 * ?f35"/>
              <draw:equation draw:name="f59" draw:formula="?f39 / 60"/>
              <draw:equation draw:name="f60" draw:formula="?f40 / 95"/>
              <draw:equation draw:name="f61" draw:formula="?f41 / 60"/>
              <draw:equation draw:name="f62" draw:formula="?f42 / 60"/>
              <draw:equation draw:name="f63" draw:formula="?f43 / 95"/>
              <draw:equation draw:name="f64" draw:formula="?f44 / 60"/>
              <draw:equation draw:name="f65" draw:formula="?f45 / 95"/>
              <draw:equation draw:name="f66" draw:formula="?f46 / 60"/>
              <draw:equation draw:name="f67" draw:formula="?f47 / 95"/>
              <draw:equation draw:name="f68" draw:formula="?f48 / 60"/>
              <draw:equation draw:name="f69" draw:formula="?f49 / 95"/>
              <draw:equation draw:name="f70" draw:formula="?f50 / 95"/>
              <draw:equation draw:name="f71" draw:formula="?f51 / 60"/>
              <draw:equation draw:name="f72" draw:formula="?f52 / 95"/>
              <draw:equation draw:name="f73" draw:formula="?f53 / 95"/>
              <draw:equation draw:name="f74" draw:formula="?f54 / 60"/>
              <draw:equation draw:name="f75" draw:formula="?f55 / 95"/>
              <draw:equation draw:name="f76" draw:formula="?f56 / 60"/>
              <draw:equation draw:name="f77" draw:formula="?f57 / 60"/>
              <draw:equation draw:name="f78" draw:formula="?f58 / 95"/>
              <draw:equation draw:name="f79" draw:formula="0 / ?f37"/>
              <draw:equation draw:name="f80" draw:formula="?f1 / ?f37"/>
              <draw:equation draw:name="f81" draw:formula="0 / ?f38"/>
              <draw:equation draw:name="f82" draw:formula="?f2 / ?f38"/>
              <draw:equation draw:name="f83" draw:formula="?f59 / ?f37"/>
              <draw:equation draw:name="f84" draw:formula="?f60 / ?f38"/>
              <draw:equation draw:name="f85" draw:formula="?f61 / ?f37"/>
              <draw:equation draw:name="f86" draw:formula="?f62 / ?f37"/>
              <draw:equation draw:name="f87" draw:formula="?f63 / ?f38"/>
              <draw:equation draw:name="f88" draw:formula="?f64 / ?f37"/>
              <draw:equation draw:name="f89" draw:formula="?f65 / ?f38"/>
              <draw:equation draw:name="f90" draw:formula="?f66 / ?f37"/>
              <draw:equation draw:name="f91" draw:formula="?f67 / ?f38"/>
              <draw:equation draw:name="f92" draw:formula="?f68 / ?f37"/>
              <draw:equation draw:name="f93" draw:formula="?f69 / ?f38"/>
              <draw:equation draw:name="f94" draw:formula="?f70 / ?f38"/>
              <draw:equation draw:name="f95" draw:formula="?f71 / ?f37"/>
              <draw:equation draw:name="f96" draw:formula="?f72 / ?f38"/>
              <draw:equation draw:name="f97" draw:formula="?f73 / ?f38"/>
              <draw:equation draw:name="f98" draw:formula="?f74 / ?f37"/>
              <draw:equation draw:name="f99" draw:formula="?f75 / ?f38"/>
              <draw:equation draw:name="f100" draw:formula="?f76 / ?f37"/>
              <draw:equation draw:name="f101" draw:formula="?f77 / ?f37"/>
              <draw:equation draw:name="f102" draw:formula="?f78 / ?f38"/>
            </draw:enhanced-geometry>
          </draw:custom-shape>
          <draw:custom-shape svg:x="8.36789in" svg:y="4.43317in" svg:width="0.0893in" svg:height="0.19647in" draw:id="id253" draw:style-name="a1196" draw:name="Freeform 435">
            <svg:title/>
            <svg:desc/>
            <text:p text:style-name="a1195" text:class-names="" text:cond-style-name=""><text:span text:style-name="a1194" text:class-names=""/></text:p>
            <draw:enhanced-geometry xmlns:dr3d="urn:oasis:names:tc:opendocument:xmlns:dr3d:1.0" draw:type="non-primitive" svg:viewBox="0 0 61 134" draw:enhanced-path="M ?f1 ?f3 L ?f1 ?f3 C ?f4 ?f5 ?f6 ?f5 ?f7 ?f8 ?f9 ?f10 ?f11 ?f10 ?f12 ?f10 ?f13 ?f10 ?f14 ?f5 ?f15 ?f16 ?f17 ?f18 ?f19 ?f20 ?f19 ?f21 L ?f19 ?f13 ?f22 ?f13 ?f22 ?f23 ?f20 ?f23 ?f20 ?f2 ?f24 ?f2 ?f24 ?f23 ?f0 ?f23 ?f0 ?f13 ?f24 ?f13 ?f24 ?f21 C ?f24 ?f25 ?f10 ?f8 ?f16 ?f26 ?f27 ?f28 ?f29 ?f0 ?f30 ?f0 ?f31 ?f0 ?f9 ?f0 ?f32 ?f33 ?f6 ?f33 ?f4 ?f33 ?f1 ?f34 L ?f1 ?f3 Z N" draw:text-areas="?f87 ?f89 ?f88 ?f90" draw:glue-points="?f91 ?f92 ?f91 ?f92 ?f93 ?f94 ?f95 ?f96 ?f97 ?f98 ?f99 ?f100 ?f99 ?f101 ?f102 ?f101 ?f102 ?f103 ?f104 ?f103 ?f104 ?f105 ?f106 ?f105 ?f106 ?f103 ?f107 ?f103 ?f107 ?f101 ?f106 ?f101 ?f106 ?f100 ?f108 ?f109 ?f110 ?f111 ?f112 ?f113 ?f91 ?f114 ?f91 ?f92" draw:glue-point-leaving-directions="-90, -90, -90, -90, -90, -90, -90, -90, -90, -90, -90, -90, -90, -90, -90, -90, -90, -90, -90, -90, -90, -90">
              <draw:equation draw:name="f0" draw:formula="0"/>
              <draw:equation draw:name="f1" draw:formula="61"/>
              <draw:equation draw:name="f2" draw:formula="134"/>
              <draw:equation draw:name="f3" draw:formula="17"/>
              <draw:equation draw:name="f4" draw:formula="59"/>
              <draw:equation draw:name="f5" draw:formula="16"/>
              <draw:equation draw:name="f6" draw:formula="56"/>
              <draw:equation draw:name="f7" draw:formula="54"/>
              <draw:equation draw:name="f8" draw:formula="15"/>
              <draw:equation draw:name="f9" draw:formula="51"/>
              <draw:equation draw:name="f10" draw:formula="14"/>
              <draw:equation draw:name="f11" draw:formula="48"/>
              <draw:equation draw:name="f12" draw:formula="46"/>
              <draw:equation draw:name="f13" draw:formula="39"/>
              <draw:equation draw:name="f14" draw:formula="34"/>
              <draw:equation draw:name="f15" draw:formula="31"/>
              <draw:equation draw:name="f16" draw:formula="19"/>
              <draw:equation draw:name="f17" draw:formula="28"/>
              <draw:equation draw:name="f18" draw:formula="22"/>
              <draw:equation draw:name="f19" draw:formula="26"/>
              <draw:equation draw:name="f20" draw:formula="27"/>
              <draw:equation draw:name="f21" draw:formula="35"/>
              <draw:equation draw:name="f22" draw:formula="55"/>
              <draw:equation draw:name="f23" draw:formula="52"/>
              <draw:equation draw:name="f24" draw:formula="11"/>
              <draw:equation draw:name="f25" draw:formula="24"/>
              <draw:equation draw:name="f26" draw:formula="9"/>
              <draw:equation draw:name="f27" draw:formula="25"/>
              <draw:equation draw:name="f28" draw:formula="3"/>
              <draw:equation draw:name="f29" draw:formula="33"/>
              <draw:equation draw:name="f30" draw:formula="44"/>
              <draw:equation draw:name="f31" draw:formula="47"/>
              <draw:equation draw:name="f32" draw:formula="53"/>
              <draw:equation draw:name="f33" draw:formula="1"/>
              <draw:equation draw:name="f34" draw:formula="2"/>
              <draw:equation draw:name="f35" draw:formula="?f2 - ?f0"/>
              <draw:equation draw:name="f36" draw:formula="?f1 - ?f0"/>
              <draw:equation draw:name="f37" draw:formula="?f36 / 61"/>
              <draw:equation draw:name="f38" draw:formula="?f35 / 134"/>
              <draw:equation draw:name="f39" draw:formula="61 * ?f36"/>
              <draw:equation draw:name="f40" draw:formula="17 * ?f35"/>
              <draw:equation draw:name="f41" draw:formula="54 * ?f36"/>
              <draw:equation draw:name="f42" draw:formula="15 * ?f35"/>
              <draw:equation draw:name="f43" draw:formula="46 * ?f36"/>
              <draw:equation draw:name="f44" draw:formula="14 * ?f35"/>
              <draw:equation draw:name="f45" draw:formula="31 * ?f36"/>
              <draw:equation draw:name="f46" draw:formula="19 * ?f35"/>
              <draw:equation draw:name="f47" draw:formula="26 * ?f36"/>
              <draw:equation draw:name="f48" draw:formula="35 * ?f35"/>
              <draw:equation draw:name="f49" draw:formula="39 * ?f35"/>
              <draw:equation draw:name="f50" draw:formula="55 * ?f36"/>
              <draw:equation draw:name="f51" draw:formula="52 * ?f35"/>
              <draw:equation draw:name="f52" draw:formula="27 * ?f36"/>
              <draw:equation draw:name="f53" draw:formula="134 * ?f35"/>
              <draw:equation draw:name="f54" draw:formula="11 * ?f36"/>
              <draw:equation draw:name="f55" draw:formula="0 * ?f36"/>
              <draw:equation draw:name="f56" draw:formula="19 * ?f36"/>
              <draw:equation draw:name="f57" draw:formula="9 * ?f35"/>
              <draw:equation draw:name="f58" draw:formula="44 * ?f36"/>
              <draw:equation draw:name="f59" draw:formula="0 * ?f35"/>
              <draw:equation draw:name="f60" draw:formula="53 * ?f36"/>
              <draw:equation draw:name="f61" draw:formula="1 * ?f35"/>
              <draw:equation draw:name="f62" draw:formula="2 * ?f35"/>
              <draw:equation draw:name="f63" draw:formula="?f39 / 61"/>
              <draw:equation draw:name="f64" draw:formula="?f40 / 134"/>
              <draw:equation draw:name="f65" draw:formula="?f41 / 61"/>
              <draw:equation draw:name="f66" draw:formula="?f42 / 134"/>
              <draw:equation draw:name="f67" draw:formula="?f43 / 61"/>
              <draw:equation draw:name="f68" draw:formula="?f44 / 134"/>
              <draw:equation draw:name="f69" draw:formula="?f45 / 61"/>
              <draw:equation draw:name="f70" draw:formula="?f46 / 134"/>
              <draw:equation draw:name="f71" draw:formula="?f47 / 61"/>
              <draw:equation draw:name="f72" draw:formula="?f48 / 134"/>
              <draw:equation draw:name="f73" draw:formula="?f49 / 134"/>
              <draw:equation draw:name="f74" draw:formula="?f50 / 61"/>
              <draw:equation draw:name="f75" draw:formula="?f51 / 134"/>
              <draw:equation draw:name="f76" draw:formula="?f52 / 61"/>
              <draw:equation draw:name="f77" draw:formula="?f53 / 134"/>
              <draw:equation draw:name="f78" draw:formula="?f54 / 61"/>
              <draw:equation draw:name="f79" draw:formula="?f55 / 61"/>
              <draw:equation draw:name="f80" draw:formula="?f56 / 61"/>
              <draw:equation draw:name="f81" draw:formula="?f57 / 134"/>
              <draw:equation draw:name="f82" draw:formula="?f58 / 61"/>
              <draw:equation draw:name="f83" draw:formula="?f59 / 134"/>
              <draw:equation draw:name="f84" draw:formula="?f60 / 61"/>
              <draw:equation draw:name="f85" draw:formula="?f61 / 134"/>
              <draw:equation draw:name="f86" draw:formula="?f62 / 134"/>
              <draw:equation draw:name="f87" draw:formula="0 / ?f37"/>
              <draw:equation draw:name="f88" draw:formula="?f1 / ?f37"/>
              <draw:equation draw:name="f89" draw:formula="0 / ?f38"/>
              <draw:equation draw:name="f90" draw:formula="?f2 / ?f38"/>
              <draw:equation draw:name="f91" draw:formula="?f63 / ?f37"/>
              <draw:equation draw:name="f92" draw:formula="?f64 / ?f38"/>
              <draw:equation draw:name="f93" draw:formula="?f65 / ?f37"/>
              <draw:equation draw:name="f94" draw:formula="?f66 / ?f38"/>
              <draw:equation draw:name="f95" draw:formula="?f67 / ?f37"/>
              <draw:equation draw:name="f96" draw:formula="?f68 / ?f38"/>
              <draw:equation draw:name="f97" draw:formula="?f69 / ?f37"/>
              <draw:equation draw:name="f98" draw:formula="?f70 / ?f38"/>
              <draw:equation draw:name="f99" draw:formula="?f71 / ?f37"/>
              <draw:equation draw:name="f100" draw:formula="?f72 / ?f38"/>
              <draw:equation draw:name="f101" draw:formula="?f73 / ?f38"/>
              <draw:equation draw:name="f102" draw:formula="?f74 / ?f37"/>
              <draw:equation draw:name="f103" draw:formula="?f75 / ?f38"/>
              <draw:equation draw:name="f104" draw:formula="?f76 / ?f37"/>
              <draw:equation draw:name="f105" draw:formula="?f77 / ?f38"/>
              <draw:equation draw:name="f106" draw:formula="?f78 / ?f37"/>
              <draw:equation draw:name="f107" draw:formula="?f79 / ?f37"/>
              <draw:equation draw:name="f108" draw:formula="?f80 / ?f37"/>
              <draw:equation draw:name="f109" draw:formula="?f81 / ?f38"/>
              <draw:equation draw:name="f110" draw:formula="?f82 / ?f37"/>
              <draw:equation draw:name="f111" draw:formula="?f83 / ?f38"/>
              <draw:equation draw:name="f112" draw:formula="?f84 / ?f37"/>
              <draw:equation draw:name="f113" draw:formula="?f85 / ?f38"/>
              <draw:equation draw:name="f114" draw:formula="?f86 / ?f38"/>
            </draw:enhanced-geometry>
          </draw:custom-shape>
          <draw:custom-shape svg:x="8.47059in" svg:y="4.48675in" svg:width="0.11609in" svg:height="0.14288in" draw:id="id254" draw:style-name="a1199" draw:name="Freeform 436">
            <svg:title/>
            <svg:desc/>
            <text:p text:style-name="a1198" text:class-names="" text:cond-style-name=""><text:span text:style-name="a1197" text:class-names=""/></text:p>
            <draw:enhanced-geometry xmlns:dr3d="urn:oasis:names:tc:opendocument:xmlns:dr3d:1.0" draw:type="non-primitive" svg:viewBox="0 0 79 98" draw:enhanced-path="M ?f1 ?f2 L ?f3 ?f2 ?f3 ?f4 C ?f3 ?f5 ?f3 ?f6 ?f3 ?f7 ?f8 ?f9 ?f10 ?f11 ?f12 ?f13 ?f14 ?f15 ?f16 ?f17 ?f18 ?f19 ?f20 ?f21 ?f22 ?f23 ?f24 ?f23 ?f5 ?f23 ?f25 ?f21 ?f26 ?f17 ?f27 ?f28 ?f15 ?f29 ?f21 ?f9 L ?f21 ?f2 ?f0 ?f2 ?f0 ?f30 ?f21 ?f30 ?f21 ?f31 C ?f28 ?f32 ?f33 ?f34 ?f7 ?f30 ?f35 ?f36 ?f37 ?f0 ?f38 ?f0 ?f14 ?f0 ?f39 ?f30 ?f40 ?f32 ?f41 ?f23 ?f1 ?f11 ?f1 ?f42 L ?f1 ?f2 Z N" draw:text-areas="?f95 ?f97 ?f96 ?f98" draw:glue-points="?f99 ?f100 ?f101 ?f100 ?f101 ?f102 ?f101 ?f103 ?f104 ?f105 ?f106 ?f107 ?f108 ?f109 ?f110 ?f111 ?f112 ?f113 ?f112 ?f100 ?f114 ?f100 ?f114 ?f115 ?f112 ?f115 ?f112 ?f116 ?f117 ?f115 ?f118 ?f119 ?f120 ?f121 ?f99 ?f122 ?f99 ?f100" draw:glue-point-leaving-directions="-90, -90, -90, -90, -90, -90, -90, -90, -90, -90, -90, -90, -90, -90, -90, -90, -90, -90, -90">
              <draw:equation draw:name="f0" draw:formula="0"/>
              <draw:equation draw:name="f1" draw:formula="79"/>
              <draw:equation draw:name="f2" draw:formula="98"/>
              <draw:equation draw:name="f3" draw:formula="63"/>
              <draw:equation draw:name="f4" draw:formula="44"/>
              <draw:equation draw:name="f5" draw:formula="39"/>
              <draw:equation draw:name="f6" draw:formula="35"/>
              <draw:equation draw:name="f7" draw:formula="31"/>
              <draw:equation draw:name="f8" draw:formula="62"/>
              <draw:equation draw:name="f9" draw:formula="27"/>
              <draw:equation draw:name="f10" draw:formula="61"/>
              <draw:equation draw:name="f11" draw:formula="24"/>
              <draw:equation draw:name="f12" draw:formula="60"/>
              <draw:equation draw:name="f13" draw:formula="22"/>
              <draw:equation draw:name="f14" draw:formula="58"/>
              <draw:equation draw:name="f15" draw:formula="20"/>
              <draw:equation draw:name="f16" draw:formula="56"/>
              <draw:equation draw:name="f17" draw:formula="18"/>
              <draw:equation draw:name="f18" draw:formula="54"/>
              <draw:equation draw:name="f19" draw:formula="17"/>
              <draw:equation draw:name="f20" draw:formula="51"/>
              <draw:equation draw:name="f21" draw:formula="16"/>
              <draw:equation draw:name="f22" draw:formula="47"/>
              <draw:equation draw:name="f23" draw:formula="15"/>
              <draw:equation draw:name="f24" draw:formula="43"/>
              <draw:equation draw:name="f25" draw:formula="34"/>
              <draw:equation draw:name="f26" draw:formula="29"/>
              <draw:equation draw:name="f27" draw:formula="25"/>
              <draw:equation draw:name="f28" draw:formula="21"/>
              <draw:equation draw:name="f29" draw:formula="23"/>
              <draw:equation draw:name="f30" draw:formula="3"/>
              <draw:equation draw:name="f31" draw:formula="13"/>
              <draw:equation draw:name="f32" draw:formula="9"/>
              <draw:equation draw:name="f33" draw:formula="26"/>
              <draw:equation draw:name="f34" draw:formula="6"/>
              <draw:equation draw:name="f35" draw:formula="37"/>
              <draw:equation draw:name="f36" draw:formula="1"/>
              <draw:equation draw:name="f37" draw:formula="42"/>
              <draw:equation draw:name="f38" draw:formula="48"/>
              <draw:equation draw:name="f39" draw:formula="66"/>
              <draw:equation draw:name="f40" draw:formula="71"/>
              <draw:equation draw:name="f41" draw:formula="77"/>
              <draw:equation draw:name="f42" draw:formula="36"/>
              <draw:equation draw:name="f43" draw:formula="?f2 - ?f0"/>
              <draw:equation draw:name="f44" draw:formula="?f1 - ?f0"/>
              <draw:equation draw:name="f45" draw:formula="?f44 / 79"/>
              <draw:equation draw:name="f46" draw:formula="?f43 / 98"/>
              <draw:equation draw:name="f47" draw:formula="79 * ?f44"/>
              <draw:equation draw:name="f48" draw:formula="98 * ?f43"/>
              <draw:equation draw:name="f49" draw:formula="63 * ?f44"/>
              <draw:equation draw:name="f50" draw:formula="44 * ?f43"/>
              <draw:equation draw:name="f51" draw:formula="31 * ?f43"/>
              <draw:equation draw:name="f52" draw:formula="60 * ?f44"/>
              <draw:equation draw:name="f53" draw:formula="22 * ?f43"/>
              <draw:equation draw:name="f54" draw:formula="54 * ?f44"/>
              <draw:equation draw:name="f55" draw:formula="17 * ?f43"/>
              <draw:equation draw:name="f56" draw:formula="43 * ?f44"/>
              <draw:equation draw:name="f57" draw:formula="15 * ?f43"/>
              <draw:equation draw:name="f58" draw:formula="29 * ?f44"/>
              <draw:equation draw:name="f59" draw:formula="18 * ?f43"/>
              <draw:equation draw:name="f60" draw:formula="16 * ?f44"/>
              <draw:equation draw:name="f61" draw:formula="27 * ?f43"/>
              <draw:equation draw:name="f62" draw:formula="0 * ?f44"/>
              <draw:equation draw:name="f63" draw:formula="3 * ?f43"/>
              <draw:equation draw:name="f64" draw:formula="13 * ?f43"/>
              <draw:equation draw:name="f65" draw:formula="31 * ?f44"/>
              <draw:equation draw:name="f66" draw:formula="48 * ?f44"/>
              <draw:equation draw:name="f67" draw:formula="0 * ?f43"/>
              <draw:equation draw:name="f68" draw:formula="71 * ?f44"/>
              <draw:equation draw:name="f69" draw:formula="9 * ?f43"/>
              <draw:equation draw:name="f70" draw:formula="36 * ?f43"/>
              <draw:equation draw:name="f71" draw:formula="?f47 / 79"/>
              <draw:equation draw:name="f72" draw:formula="?f48 / 98"/>
              <draw:equation draw:name="f73" draw:formula="?f49 / 79"/>
              <draw:equation draw:name="f74" draw:formula="?f50 / 98"/>
              <draw:equation draw:name="f75" draw:formula="?f51 / 98"/>
              <draw:equation draw:name="f76" draw:formula="?f52 / 79"/>
              <draw:equation draw:name="f77" draw:formula="?f53 / 98"/>
              <draw:equation draw:name="f78" draw:formula="?f54 / 79"/>
              <draw:equation draw:name="f79" draw:formula="?f55 / 98"/>
              <draw:equation draw:name="f80" draw:formula="?f56 / 79"/>
              <draw:equation draw:name="f81" draw:formula="?f57 / 98"/>
              <draw:equation draw:name="f82" draw:formula="?f58 / 79"/>
              <draw:equation draw:name="f83" draw:formula="?f59 / 98"/>
              <draw:equation draw:name="f84" draw:formula="?f60 / 79"/>
              <draw:equation draw:name="f85" draw:formula="?f61 / 98"/>
              <draw:equation draw:name="f86" draw:formula="?f62 / 79"/>
              <draw:equation draw:name="f87" draw:formula="?f63 / 98"/>
              <draw:equation draw:name="f88" draw:formula="?f64 / 98"/>
              <draw:equation draw:name="f89" draw:formula="?f65 / 79"/>
              <draw:equation draw:name="f90" draw:formula="?f66 / 79"/>
              <draw:equation draw:name="f91" draw:formula="?f67 / 98"/>
              <draw:equation draw:name="f92" draw:formula="?f68 / 79"/>
              <draw:equation draw:name="f93" draw:formula="?f69 / 98"/>
              <draw:equation draw:name="f94" draw:formula="?f70 / 98"/>
              <draw:equation draw:name="f95" draw:formula="0 / ?f45"/>
              <draw:equation draw:name="f96" draw:formula="?f1 / ?f45"/>
              <draw:equation draw:name="f97" draw:formula="0 / ?f46"/>
              <draw:equation draw:name="f98" draw:formula="?f2 / ?f46"/>
              <draw:equation draw:name="f99" draw:formula="?f71 / ?f45"/>
              <draw:equation draw:name="f100" draw:formula="?f72 / ?f46"/>
              <draw:equation draw:name="f101" draw:formula="?f73 / ?f45"/>
              <draw:equation draw:name="f102" draw:formula="?f74 / ?f46"/>
              <draw:equation draw:name="f103" draw:formula="?f75 / ?f46"/>
              <draw:equation draw:name="f104" draw:formula="?f76 / ?f45"/>
              <draw:equation draw:name="f105" draw:formula="?f77 / ?f46"/>
              <draw:equation draw:name="f106" draw:formula="?f78 / ?f45"/>
              <draw:equation draw:name="f107" draw:formula="?f79 / ?f46"/>
              <draw:equation draw:name="f108" draw:formula="?f80 / ?f45"/>
              <draw:equation draw:name="f109" draw:formula="?f81 / ?f46"/>
              <draw:equation draw:name="f110" draw:formula="?f82 / ?f45"/>
              <draw:equation draw:name="f111" draw:formula="?f83 / ?f46"/>
              <draw:equation draw:name="f112" draw:formula="?f84 / ?f45"/>
              <draw:equation draw:name="f113" draw:formula="?f85 / ?f46"/>
              <draw:equation draw:name="f114" draw:formula="?f86 / ?f45"/>
              <draw:equation draw:name="f115" draw:formula="?f87 / ?f46"/>
              <draw:equation draw:name="f116" draw:formula="?f88 / ?f46"/>
              <draw:equation draw:name="f117" draw:formula="?f89 / ?f45"/>
              <draw:equation draw:name="f118" draw:formula="?f90 / ?f45"/>
              <draw:equation draw:name="f119" draw:formula="?f91 / ?f46"/>
              <draw:equation draw:name="f120" draw:formula="?f92 / ?f45"/>
              <draw:equation draw:name="f121" draw:formula="?f93 / ?f46"/>
              <draw:equation draw:name="f122" draw:formula="?f94 / ?f46"/>
            </draw:enhanced-geometry>
          </draw:custom-shape>
          <draw:custom-shape svg:x="8.63134in" svg:y="4.4421in" svg:width="0.02679in" svg:height="0.18754in" draw:id="id255" draw:style-name="a1202" draw:name="Freeform 437">
            <svg:title/>
            <svg:desc/>
            <text:p text:style-name="a1201" text:class-names="" text:cond-style-name=""><text:span text:style-name="a1200" text:class-names=""/></text:p>
            <draw:enhanced-geometry xmlns:dr3d="urn:oasis:names:tc:opendocument:xmlns:dr3d:1.0" draw:type="non-primitive" svg:viewBox="0 0 19 128" draw:enhanced-path="M ?f1 ?f3 L ?f0 ?f3 ?f0 ?f0 ?f1 ?f0 ?f1 ?f3 Z M ?f4 ?f2 L ?f5 ?f2 ?f5 ?f6 ?f4 ?f6 ?f4 ?f2 Z N" draw:text-areas="?f27 ?f29 ?f28 ?f30" draw:glue-points="?f31 ?f32 ?f33 ?f32 ?f33 ?f34 ?f31 ?f34 ?f31 ?f32 ?f35 ?f36 ?f37 ?f36 ?f37 ?f38 ?f35 ?f38 ?f35 ?f36" draw:glue-point-leaving-directions="-90, -90, -90, -90, -90, -90, -90, -90, -90, -90">
              <draw:equation draw:name="f0" draw:formula="0"/>
              <draw:equation draw:name="f1" draw:formula="19"/>
              <draw:equation draw:name="f2" draw:formula="128"/>
              <draw:equation draw:name="f3" draw:formula="17"/>
              <draw:equation draw:name="f4" draw:formula="18"/>
              <draw:equation draw:name="f5" draw:formula="1"/>
              <draw:equation draw:name="f6" draw:formula="33"/>
              <draw:equation draw:name="f7" draw:formula="?f2 - ?f0"/>
              <draw:equation draw:name="f8" draw:formula="?f1 - ?f0"/>
              <draw:equation draw:name="f9" draw:formula="?f8 / 19"/>
              <draw:equation draw:name="f10" draw:formula="?f7 / 128"/>
              <draw:equation draw:name="f11" draw:formula="19 * ?f8"/>
              <draw:equation draw:name="f12" draw:formula="17 * ?f7"/>
              <draw:equation draw:name="f13" draw:formula="0 * ?f8"/>
              <draw:equation draw:name="f14" draw:formula="0 * ?f7"/>
              <draw:equation draw:name="f15" draw:formula="18 * ?f8"/>
              <draw:equation draw:name="f16" draw:formula="128 * ?f7"/>
              <draw:equation draw:name="f17" draw:formula="1 * ?f8"/>
              <draw:equation draw:name="f18" draw:formula="33 * ?f7"/>
              <draw:equation draw:name="f19" draw:formula="?f11 / 19"/>
              <draw:equation draw:name="f20" draw:formula="?f12 / 128"/>
              <draw:equation draw:name="f21" draw:formula="?f13 / 19"/>
              <draw:equation draw:name="f22" draw:formula="?f14 / 128"/>
              <draw:equation draw:name="f23" draw:formula="?f15 / 19"/>
              <draw:equation draw:name="f24" draw:formula="?f16 / 128"/>
              <draw:equation draw:name="f25" draw:formula="?f17 / 19"/>
              <draw:equation draw:name="f26" draw:formula="?f18 / 128"/>
              <draw:equation draw:name="f27" draw:formula="0 / ?f9"/>
              <draw:equation draw:name="f28" draw:formula="?f1 / ?f9"/>
              <draw:equation draw:name="f29" draw:formula="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9"/>
              <draw:equation draw:name="f38" draw:formula="?f26 / ?f10"/>
            </draw:enhanced-geometry>
          </draw:custom-shape>
          <draw:custom-shape svg:x="8.69385in" svg:y="4.48675in" svg:width="0.11163in" svg:height="0.14735in" draw:id="id256" draw:style-name="a1205" draw:name="Freeform 438">
            <svg:title/>
            <svg:desc/>
            <text:p text:style-name="a1204" text:class-names="" text:cond-style-name=""><text:span text:style-name="a1203" text:class-names=""/></text:p>
            <draw:enhanced-geometry xmlns:dr3d="urn:oasis:names:tc:opendocument:xmlns:dr3d:1.0" draw:type="non-primitive" svg:viewBox="0 0 75 100" draw:enhanced-path="M ?f1 ?f3 C ?f1 ?f4 ?f5 ?f6 ?f7 ?f8 ?f9 ?f10 ?f11 ?f2 ?f12 ?f2 ?f13 ?f2 ?f14 ?f15 ?f16 ?f17 ?f18 ?f19 ?f20 ?f21 ?f0 ?f8 L ?f0 ?f22 ?f23 ?f22 C ?f24 ?f25 ?f26 ?f27 ?f28 ?f29 ?f30 ?f6 ?f31 ?f32 ?f33 ?f32 ?f34 ?f32 ?f35 ?f6 ?f36 ?f29 ?f37 ?f27 ?f38 ?f39 ?f38 ?f40 ?f38 ?f41 ?f9 ?f42 ?f43 ?f7 ?f44 ?f45 ?f46 ?f47 ?f34 ?f48 ?f49 ?f38 ?f50 ?f38 ?f12 ?f9 ?f31 ?f9 ?f13 ?f37 ?f30 ?f43 ?f16 ?f44 ?f18 ?f51 ?f24 ?f52 ?f53 ?f54 ?f23 ?f33 ?f23 ?f55 ?f23 ?f56 ?f23 ?f57 ?f58 ?f28 ?f59 ?f16 ?f60 ?f26 ?f61 ?f18 ?f62 ?f24 ?f28 ?f20 ?f57 ?f58 ?f13 ?f23 ?f63 ?f0 ?f64 ?f0 ?f52 ?f0 ?f65 ?f23 ?f37 ?f53 ?f45 ?f20 ?f66 ?f59 ?f5 ?f60 L ?f5 ?f56 ?f3 ?f56 C ?f42 ?f57 ?f67 ?f68 ?f43 ?f69 ?f46 ?f16 ?f70 ?f62 ?f71 ?f62 ?f72 ?f62 ?f13 ?f16 ?f73 ?f69 ?f68 ?f68 ?f69 ?f73 ?f69 ?f13 ?f69 ?f74 ?f28 ?f12 ?f14 ?f33 ?f73 ?f71 ?f13 ?f49 ?f72 ?f54 ?f75 ?f76 ?f64 ?f76 ?f76 ?f34 ?f77 ?f70 ?f46 ?f70 ?f65 ?f52 ?f48 ?f11 ?f78 ?f51 ?f41 ?f79 ?f40 ?f38 ?f1 ?f7 ?f1 ?f3 Z N" draw:text-areas="?f198 ?f200 ?f199 ?f201" draw:glue-points="?f202 ?f203 ?f204 ?f205 ?f206 ?f207 ?f208 ?f209 ?f210 ?f205 ?f210 ?f211 ?f212 ?f211 ?f213 ?f214 ?f215 ?f216 ?f217 ?f214 ?f218 ?f219 ?f220 ?f221 ?f222 ?f223 ?f206 ?f224 ?f225 ?f226 ?f227 ?f228 ?f212 ?f229 ?f230 ?f231 ?f232 ?f233 ?f234 ?f235 ?f236 ?f237 ?f238 ?f239 ?f240 ?f241 ?f240 ?f242 ?f243 ?f242 ?f220 ?f244 ?f245 ?f246 ?f247 ?f244 ?f248 ?f249 ?f250 ?f251 ?f252 ?f253 ?f254 ?f255 ?f256 ?f228 ?f257 ?f258 ?f202 ?f203" draw:glue-point-leaving-directions="-90, -90, -90, -90, -90, -90, -90, -90, -90, -90, -90, -90, -90, -90, -90, -90, -90, -90, -90, -90, -90, -90, -90, -90, -90, -90, -90, -90, -90, -90, -90, -90, -90, -90, -90">
              <draw:equation draw:name="f0" draw:formula="0"/>
              <draw:equation draw:name="f1" draw:formula="75"/>
              <draw:equation draw:name="f2" draw:formula="100"/>
              <draw:equation draw:name="f3" draw:formula="70"/>
              <draw:equation draw:name="f4" draw:formula="79"/>
              <draw:equation draw:name="f5" draw:formula="71"/>
              <draw:equation draw:name="f6" draw:formula="86"/>
              <draw:equation draw:name="f7" draw:formula="64"/>
              <draw:equation draw:name="f8" draw:formula="92"/>
              <draw:equation draw:name="f9" draw:formula="57"/>
              <draw:equation draw:name="f10" draw:formula="97"/>
              <draw:equation draw:name="f11" draw:formula="47"/>
              <draw:equation draw:name="f12" draw:formula="34"/>
              <draw:equation draw:name="f13" draw:formula="27"/>
              <draw:equation draw:name="f14" draw:formula="21"/>
              <draw:equation draw:name="f15" draw:formula="99"/>
              <draw:equation draw:name="f16" draw:formula="15"/>
              <draw:equation draw:name="f17" draw:formula="98"/>
              <draw:equation draw:name="f18" draw:formula="9"/>
              <draw:equation draw:name="f19" draw:formula="96"/>
              <draw:equation draw:name="f20" draw:formula="4"/>
              <draw:equation draw:name="f21" draw:formula="94"/>
              <draw:equation draw:name="f22" draw:formula="74"/>
              <draw:equation draw:name="f23" draw:formula="1"/>
              <draw:equation draw:name="f24" draw:formula="6"/>
              <draw:equation draw:name="f25" draw:formula="78"/>
              <draw:equation draw:name="f26" draw:formula="12"/>
              <draw:equation draw:name="f27" draw:formula="81"/>
              <draw:equation draw:name="f28" draw:formula="18"/>
              <draw:equation draw:name="f29" draw:formula="83"/>
              <draw:equation draw:name="f30" draw:formula="24"/>
              <draw:equation draw:name="f31" draw:formula="30"/>
              <draw:equation draw:name="f32" draw:formula="87"/>
              <draw:equation draw:name="f33" draw:formula="36"/>
              <draw:equation draw:name="f34" draw:formula="43"/>
              <draw:equation draw:name="f35" draw:formula="48"/>
              <draw:equation draw:name="f36" draw:formula="52"/>
              <draw:equation draw:name="f37" draw:formula="56"/>
              <draw:equation draw:name="f38" draw:formula="58"/>
              <draw:equation draw:name="f39" draw:formula="77"/>
              <draw:equation draw:name="f40" draw:formula="73"/>
              <draw:equation draw:name="f41" draw:formula="69"/>
              <draw:equation draw:name="f42" draw:formula="66"/>
              <draw:equation draw:name="f43" draw:formula="55"/>
              <draw:equation draw:name="f44" draw:formula="53"/>
              <draw:equation draw:name="f45" draw:formula="62"/>
              <draw:equation draw:name="f46" draw:formula="49"/>
              <draw:equation draw:name="f47" draw:formula="60"/>
              <draw:equation draw:name="f48" draw:formula="59"/>
              <draw:equation draw:name="f49" draw:formula="40"/>
              <draw:equation draw:name="f50" draw:formula="37"/>
              <draw:equation draw:name="f51" draw:formula="50"/>
              <draw:equation draw:name="f52" draw:formula="45"/>
              <draw:equation draw:name="f53" draw:formula="2"/>
              <draw:equation draw:name="f54" draw:formula="41"/>
              <draw:equation draw:name="f55" draw:formula="29"/>
              <draw:equation draw:name="f56" draw:formula="25"/>
              <draw:equation draw:name="f57" draw:formula="22"/>
              <draw:equation draw:name="f58" draw:formula="3"/>
              <draw:equation draw:name="f59" draw:formula="5"/>
              <draw:equation draw:name="f60" draw:formula="7"/>
              <draw:equation draw:name="f61" draw:formula="10"/>
              <draw:equation draw:name="f62" draw:formula="14"/>
              <draw:equation draw:name="f63" draw:formula="33"/>
              <draw:equation draw:name="f64" draw:formula="39"/>
              <draw:equation draw:name="f65" draw:formula="51"/>
              <draw:equation draw:name="f66" draw:formula="67"/>
              <draw:equation draw:name="f67" draw:formula="61"/>
              <draw:equation draw:name="f68" draw:formula="19"/>
              <draw:equation draw:name="f69" draw:formula="17"/>
              <draw:equation draw:name="f70" draw:formula="44"/>
              <draw:equation draw:name="f71" draw:formula="38"/>
              <draw:equation draw:name="f72" draw:formula="32"/>
              <draw:equation draw:name="f73" draw:formula="23"/>
              <draw:equation draw:name="f74" draw:formula="31"/>
              <draw:equation draw:name="f75" draw:formula="35"/>
              <draw:equation draw:name="f76" draw:formula="42"/>
              <draw:equation draw:name="f77" draw:formula="46"/>
              <draw:equation draw:name="f78" draw:formula="65"/>
              <draw:equation draw:name="f79" draw:formula="54"/>
              <draw:equation draw:name="f80" draw:formula="?f2 - ?f0"/>
              <draw:equation draw:name="f81" draw:formula="?f1 - ?f0"/>
              <draw:equation draw:name="f82" draw:formula="?f81 / 75"/>
              <draw:equation draw:name="f83" draw:formula="?f80 / 100"/>
              <draw:equation draw:name="f84" draw:formula="75 * ?f81"/>
              <draw:equation draw:name="f85" draw:formula="70 * ?f80"/>
              <draw:equation draw:name="f86" draw:formula="64 * ?f81"/>
              <draw:equation draw:name="f87" draw:formula="92 * ?f80"/>
              <draw:equation draw:name="f88" draw:formula="34 * ?f81"/>
              <draw:equation draw:name="f89" draw:formula="100 * ?f80"/>
              <draw:equation draw:name="f90" draw:formula="15 * ?f81"/>
              <draw:equation draw:name="f91" draw:formula="98 * ?f80"/>
              <draw:equation draw:name="f92" draw:formula="0 * ?f81"/>
              <draw:equation draw:name="f93" draw:formula="74 * ?f80"/>
              <draw:equation draw:name="f94" draw:formula="1 * ?f81"/>
              <draw:equation draw:name="f95" draw:formula="18 * ?f81"/>
              <draw:equation draw:name="f96" draw:formula="83 * ?f80"/>
              <draw:equation draw:name="f97" draw:formula="36 * ?f81"/>
              <draw:equation draw:name="f98" draw:formula="87 * ?f80"/>
              <draw:equation draw:name="f99" draw:formula="52 * ?f81"/>
              <draw:equation draw:name="f100" draw:formula="58 * ?f81"/>
              <draw:equation draw:name="f101" draw:formula="73 * ?f80"/>
              <draw:equation draw:name="f102" draw:formula="55 * ?f81"/>
              <draw:equation draw:name="f103" draw:formula="64 * ?f80"/>
              <draw:equation draw:name="f104" draw:formula="43 * ?f81"/>
              <draw:equation draw:name="f105" draw:formula="59 * ?f80"/>
              <draw:equation draw:name="f106" draw:formula="57 * ?f80"/>
              <draw:equation draw:name="f107" draw:formula="24 * ?f81"/>
              <draw:equation draw:name="f108" draw:formula="55 * ?f80"/>
              <draw:equation draw:name="f109" draw:formula="6 * ?f81"/>
              <draw:equation draw:name="f110" draw:formula="45 * ?f80"/>
              <draw:equation draw:name="f111" draw:formula="29 * ?f80"/>
              <draw:equation draw:name="f112" draw:formula="3 * ?f81"/>
              <draw:equation draw:name="f113" draw:formula="18 * ?f80"/>
              <draw:equation draw:name="f114" draw:formula="10 * ?f81"/>
              <draw:equation draw:name="f115" draw:formula="9 * ?f80"/>
              <draw:equation draw:name="f116" draw:formula="22 * ?f81"/>
              <draw:equation draw:name="f117" draw:formula="3 * ?f80"/>
              <draw:equation draw:name="f118" draw:formula="39 * ?f81"/>
              <draw:equation draw:name="f119" draw:formula="0 * ?f80"/>
              <draw:equation draw:name="f120" draw:formula="56 * ?f81"/>
              <draw:equation draw:name="f121" draw:formula="2 * ?f80"/>
              <draw:equation draw:name="f122" draw:formula="71 * ?f81"/>
              <draw:equation draw:name="f123" draw:formula="7 * ?f80"/>
              <draw:equation draw:name="f124" draw:formula="25 * ?f80"/>
              <draw:equation draw:name="f125" draw:formula="70 * ?f81"/>
              <draw:equation draw:name="f126" draw:formula="17 * ?f80"/>
              <draw:equation draw:name="f127" draw:formula="38 * ?f81"/>
              <draw:equation draw:name="f128" draw:formula="14 * ?f80"/>
              <draw:equation draw:name="f129" draw:formula="23 * ?f81"/>
              <draw:equation draw:name="f130" draw:formula="17 * ?f81"/>
              <draw:equation draw:name="f131" draw:formula="27 * ?f80"/>
              <draw:equation draw:name="f132" draw:formula="21 * ?f81"/>
              <draw:equation draw:name="f133" draw:formula="36 * ?f80"/>
              <draw:equation draw:name="f134" draw:formula="32 * ?f81"/>
              <draw:equation draw:name="f135" draw:formula="41 * ?f80"/>
              <draw:equation draw:name="f136" draw:formula="42 * ?f81"/>
              <draw:equation draw:name="f137" draw:formula="43 * ?f80"/>
              <draw:equation draw:name="f138" draw:formula="51 * ?f81"/>
              <draw:equation draw:name="f139" draw:formula="69 * ?f81"/>
              <draw:equation draw:name="f140" draw:formula="54 * ?f80"/>
              <draw:equation draw:name="f141" draw:formula="?f84 / 75"/>
              <draw:equation draw:name="f142" draw:formula="?f85 / 100"/>
              <draw:equation draw:name="f143" draw:formula="?f86 / 75"/>
              <draw:equation draw:name="f144" draw:formula="?f87 / 100"/>
              <draw:equation draw:name="f145" draw:formula="?f88 / 75"/>
              <draw:equation draw:name="f146" draw:formula="?f89 / 100"/>
              <draw:equation draw:name="f147" draw:formula="?f90 / 75"/>
              <draw:equation draw:name="f148" draw:formula="?f91 / 100"/>
              <draw:equation draw:name="f149" draw:formula="?f92 / 75"/>
              <draw:equation draw:name="f150" draw:formula="?f93 / 100"/>
              <draw:equation draw:name="f151" draw:formula="?f94 / 75"/>
              <draw:equation draw:name="f152" draw:formula="?f95 / 75"/>
              <draw:equation draw:name="f153" draw:formula="?f96 / 100"/>
              <draw:equation draw:name="f154" draw:formula="?f97 / 75"/>
              <draw:equation draw:name="f155" draw:formula="?f98 / 100"/>
              <draw:equation draw:name="f156" draw:formula="?f99 / 75"/>
              <draw:equation draw:name="f157" draw:formula="?f100 / 75"/>
              <draw:equation draw:name="f158" draw:formula="?f101 / 100"/>
              <draw:equation draw:name="f159" draw:formula="?f102 / 75"/>
              <draw:equation draw:name="f160" draw:formula="?f103 / 100"/>
              <draw:equation draw:name="f161" draw:formula="?f104 / 75"/>
              <draw:equation draw:name="f162" draw:formula="?f105 / 100"/>
              <draw:equation draw:name="f163" draw:formula="?f106 / 100"/>
              <draw:equation draw:name="f164" draw:formula="?f107 / 75"/>
              <draw:equation draw:name="f165" draw:formula="?f108 / 100"/>
              <draw:equation draw:name="f166" draw:formula="?f109 / 75"/>
              <draw:equation draw:name="f167" draw:formula="?f110 / 100"/>
              <draw:equation draw:name="f168" draw:formula="?f111 / 100"/>
              <draw:equation draw:name="f169" draw:formula="?f112 / 75"/>
              <draw:equation draw:name="f170" draw:formula="?f113 / 100"/>
              <draw:equation draw:name="f171" draw:formula="?f114 / 75"/>
              <draw:equation draw:name="f172" draw:formula="?f115 / 100"/>
              <draw:equation draw:name="f173" draw:formula="?f116 / 75"/>
              <draw:equation draw:name="f174" draw:formula="?f117 / 100"/>
              <draw:equation draw:name="f175" draw:formula="?f118 / 75"/>
              <draw:equation draw:name="f176" draw:formula="?f119 / 100"/>
              <draw:equation draw:name="f177" draw:formula="?f120 / 75"/>
              <draw:equation draw:name="f178" draw:formula="?f121 / 100"/>
              <draw:equation draw:name="f179" draw:formula="?f122 / 75"/>
              <draw:equation draw:name="f180" draw:formula="?f123 / 100"/>
              <draw:equation draw:name="f181" draw:formula="?f124 / 100"/>
              <draw:equation draw:name="f182" draw:formula="?f125 / 75"/>
              <draw:equation draw:name="f183" draw:formula="?f126 / 100"/>
              <draw:equation draw:name="f184" draw:formula="?f127 / 75"/>
              <draw:equation draw:name="f185" draw:formula="?f128 / 100"/>
              <draw:equation draw:name="f186" draw:formula="?f129 / 75"/>
              <draw:equation draw:name="f187" draw:formula="?f130 / 75"/>
              <draw:equation draw:name="f188" draw:formula="?f131 / 100"/>
              <draw:equation draw:name="f189" draw:formula="?f132 / 75"/>
              <draw:equation draw:name="f190" draw:formula="?f133 / 100"/>
              <draw:equation draw:name="f191" draw:formula="?f134 / 75"/>
              <draw:equation draw:name="f192" draw:formula="?f135 / 100"/>
              <draw:equation draw:name="f193" draw:formula="?f136 / 75"/>
              <draw:equation draw:name="f194" draw:formula="?f137 / 100"/>
              <draw:equation draw:name="f195" draw:formula="?f138 / 75"/>
              <draw:equation draw:name="f196" draw:formula="?f139 / 75"/>
              <draw:equation draw:name="f197" draw:formula="?f140 / 100"/>
              <draw:equation draw:name="f198" draw:formula="0 / ?f82"/>
              <draw:equation draw:name="f199" draw:formula="?f1 / ?f82"/>
              <draw:equation draw:name="f200" draw:formula="0 / ?f83"/>
              <draw:equation draw:name="f201" draw:formula="?f2 / ?f83"/>
              <draw:equation draw:name="f202" draw:formula="?f141 / ?f82"/>
              <draw:equation draw:name="f203" draw:formula="?f142 / ?f83"/>
              <draw:equation draw:name="f204" draw:formula="?f143 / ?f82"/>
              <draw:equation draw:name="f205" draw:formula="?f144 / ?f83"/>
              <draw:equation draw:name="f206" draw:formula="?f145 / ?f82"/>
              <draw:equation draw:name="f207" draw:formula="?f146 / ?f83"/>
              <draw:equation draw:name="f208" draw:formula="?f147 / ?f82"/>
              <draw:equation draw:name="f209" draw:formula="?f148 / ?f83"/>
              <draw:equation draw:name="f210" draw:formula="?f149 / ?f82"/>
              <draw:equation draw:name="f211" draw:formula="?f150 / ?f83"/>
              <draw:equation draw:name="f212" draw:formula="?f151 / ?f82"/>
              <draw:equation draw:name="f213" draw:formula="?f152 / ?f82"/>
              <draw:equation draw:name="f214" draw:formula="?f153 / ?f83"/>
              <draw:equation draw:name="f215" draw:formula="?f154 / ?f82"/>
              <draw:equation draw:name="f216" draw:formula="?f155 / ?f83"/>
              <draw:equation draw:name="f217" draw:formula="?f156 / ?f82"/>
              <draw:equation draw:name="f218" draw:formula="?f157 / ?f82"/>
              <draw:equation draw:name="f219" draw:formula="?f158 / ?f83"/>
              <draw:equation draw:name="f220" draw:formula="?f159 / ?f82"/>
              <draw:equation draw:name="f221" draw:formula="?f160 / ?f83"/>
              <draw:equation draw:name="f222" draw:formula="?f161 / ?f82"/>
              <draw:equation draw:name="f223" draw:formula="?f162 / ?f83"/>
              <draw:equation draw:name="f224" draw:formula="?f163 / ?f83"/>
              <draw:equation draw:name="f225" draw:formula="?f164 / ?f82"/>
              <draw:equation draw:name="f226" draw:formula="?f165 / ?f83"/>
              <draw:equation draw:name="f227" draw:formula="?f166 / ?f82"/>
              <draw:equation draw:name="f228" draw:formula="?f167 / ?f83"/>
              <draw:equation draw:name="f229" draw:formula="?f168 / ?f83"/>
              <draw:equation draw:name="f230" draw:formula="?f169 / ?f82"/>
              <draw:equation draw:name="f231" draw:formula="?f170 / ?f83"/>
              <draw:equation draw:name="f232" draw:formula="?f171 / ?f82"/>
              <draw:equation draw:name="f233" draw:formula="?f172 / ?f83"/>
              <draw:equation draw:name="f234" draw:formula="?f173 / ?f82"/>
              <draw:equation draw:name="f235" draw:formula="?f174 / ?f83"/>
              <draw:equation draw:name="f236" draw:formula="?f175 / ?f82"/>
              <draw:equation draw:name="f237" draw:formula="?f176 / ?f83"/>
              <draw:equation draw:name="f238" draw:formula="?f177 / ?f82"/>
              <draw:equation draw:name="f239" draw:formula="?f178 / ?f83"/>
              <draw:equation draw:name="f240" draw:formula="?f179 / ?f82"/>
              <draw:equation draw:name="f241" draw:formula="?f180 / ?f83"/>
              <draw:equation draw:name="f242" draw:formula="?f181 / ?f83"/>
              <draw:equation draw:name="f243" draw:formula="?f182 / ?f82"/>
              <draw:equation draw:name="f244" draw:formula="?f183 / ?f83"/>
              <draw:equation draw:name="f245" draw:formula="?f184 / ?f82"/>
              <draw:equation draw:name="f246" draw:formula="?f185 / ?f83"/>
              <draw:equation draw:name="f247" draw:formula="?f186 / ?f82"/>
              <draw:equation draw:name="f248" draw:formula="?f187 / ?f82"/>
              <draw:equation draw:name="f249" draw:formula="?f188 / ?f83"/>
              <draw:equation draw:name="f250" draw:formula="?f189 / ?f82"/>
              <draw:equation draw:name="f251" draw:formula="?f190 / ?f83"/>
              <draw:equation draw:name="f252" draw:formula="?f191 / ?f82"/>
              <draw:equation draw:name="f253" draw:formula="?f192 / ?f83"/>
              <draw:equation draw:name="f254" draw:formula="?f193 / ?f82"/>
              <draw:equation draw:name="f255" draw:formula="?f194 / ?f83"/>
              <draw:equation draw:name="f256" draw:formula="?f195 / ?f82"/>
              <draw:equation draw:name="f257" draw:formula="?f196 / ?f82"/>
              <draw:equation draw:name="f258" draw:formula="?f197 / ?f83"/>
            </draw:enhanced-geometry>
          </draw:custom-shape>
        </draw:g>
        <draw:g draw:name="Gruppieren 779" draw:id="id232">
          <svg:title/>
          <svg:desc/>
          <draw:custom-shape svg:x="9.77888in" svg:y="1.68263in" svg:width="3.0631in" svg:height="4.13473in" draw:id="id238" draw:style-name="a1151" draw:name="Freeform 439">
            <svg:title/>
            <svg:desc/>
            <text:p text:style-name="a1150" text:class-names="" text:cond-style-name=""><text:span text:style-name="a1149" text:class-names=""/></text:p>
            <draw:enhanced-geometry xmlns:dr3d="urn:oasis:names:tc:opendocument:xmlns:dr3d:1.0" draw:type="non-primitive" svg:viewBox="0 0 2093 2824" draw:enhanced-path="M ?f3 ?f0 L ?f4 ?f5 C ?f6 ?f5 ?f7 ?f8 ?f7 ?f9 L ?f1 ?f10 C ?f7 ?f11 ?f12 ?f13 ?f4 ?f2 L ?f14 ?f2 C ?f15 ?f13 ?f16 ?f17 ?f0 ?f18 L ?f16 ?f19 C ?f5 ?f20 ?f21 ?f5 ?f3 ?f0 Z N" draw:text-areas="?f54 ?f56 ?f55 ?f57" draw:glue-points="?f58 ?f59 ?f60 ?f61 ?f62 ?f63 ?f64 ?f65 ?f60 ?f66 ?f67 ?f66 ?f68 ?f69 ?f70 ?f71 ?f58 ?f59" draw:glue-point-leaving-directions="-90, -90, -90, -90, -90, -90, -90, -90, -90">
              <draw:equation draw:name="f0" draw:formula="0"/>
              <draw:equation draw:name="f1" draw:formula="2093"/>
              <draw:equation draw:name="f2" draw:formula="2824"/>
              <draw:equation draw:name="f3" draw:formula="145"/>
              <draw:equation draw:name="f4" draw:formula="1946"/>
              <draw:equation draw:name="f5" draw:formula="1"/>
              <draw:equation draw:name="f6" draw:formula="2020"/>
              <draw:equation draw:name="f7" draw:formula="2092"/>
              <draw:equation draw:name="f8" draw:formula="86"/>
              <draw:equation draw:name="f9" draw:formula="196"/>
              <draw:equation draw:name="f10" draw:formula="2626"/>
              <draw:equation draw:name="f11" draw:formula="2729"/>
              <draw:equation draw:name="f12" draw:formula="2017"/>
              <draw:equation draw:name="f13" draw:formula="2823"/>
              <draw:equation draw:name="f14" draw:formula="146"/>
              <draw:equation draw:name="f15" draw:formula="66"/>
              <draw:equation draw:name="f16" draw:formula="3"/>
              <draw:equation draw:name="f17" draw:formula="2738"/>
              <draw:equation draw:name="f18" draw:formula="2627"/>
              <draw:equation draw:name="f19" draw:formula="197"/>
              <draw:equation draw:name="f20" draw:formula="92"/>
              <draw:equation draw:name="f21" draw:formula="67"/>
              <draw:equation draw:name="f22" draw:formula="?f2 - ?f0"/>
              <draw:equation draw:name="f23" draw:formula="?f1 - ?f0"/>
              <draw:equation draw:name="f24" draw:formula="?f23 / 2093"/>
              <draw:equation draw:name="f25" draw:formula="?f22 / 2824"/>
              <draw:equation draw:name="f26" draw:formula="145 * ?f23"/>
              <draw:equation draw:name="f27" draw:formula="0 * ?f22"/>
              <draw:equation draw:name="f28" draw:formula="1946 * ?f23"/>
              <draw:equation draw:name="f29" draw:formula="1 * ?f22"/>
              <draw:equation draw:name="f30" draw:formula="2092 * ?f23"/>
              <draw:equation draw:name="f31" draw:formula="196 * ?f22"/>
              <draw:equation draw:name="f32" draw:formula="2093 * ?f23"/>
              <draw:equation draw:name="f33" draw:formula="2626 * ?f22"/>
              <draw:equation draw:name="f34" draw:formula="2824 * ?f22"/>
              <draw:equation draw:name="f35" draw:formula="146 * ?f23"/>
              <draw:equation draw:name="f36" draw:formula="0 * ?f23"/>
              <draw:equation draw:name="f37" draw:formula="2627 * ?f22"/>
              <draw:equation draw:name="f38" draw:formula="3 * ?f23"/>
              <draw:equation draw:name="f39" draw:formula="197 * ?f22"/>
              <draw:equation draw:name="f40" draw:formula="?f26 / 2093"/>
              <draw:equation draw:name="f41" draw:formula="?f27 / 2824"/>
              <draw:equation draw:name="f42" draw:formula="?f28 / 2093"/>
              <draw:equation draw:name="f43" draw:formula="?f29 / 2824"/>
              <draw:equation draw:name="f44" draw:formula="?f30 / 2093"/>
              <draw:equation draw:name="f45" draw:formula="?f31 / 2824"/>
              <draw:equation draw:name="f46" draw:formula="?f32 / 2093"/>
              <draw:equation draw:name="f47" draw:formula="?f33 / 2824"/>
              <draw:equation draw:name="f48" draw:formula="?f34 / 2824"/>
              <draw:equation draw:name="f49" draw:formula="?f35 / 2093"/>
              <draw:equation draw:name="f50" draw:formula="?f36 / 2093"/>
              <draw:equation draw:name="f51" draw:formula="?f37 / 2824"/>
              <draw:equation draw:name="f52" draw:formula="?f38 / 2093"/>
              <draw:equation draw:name="f53" draw:formula="?f39 / 2824"/>
              <draw:equation draw:name="f54" draw:formula="0 / ?f24"/>
              <draw:equation draw:name="f55" draw:formula="?f1 / ?f24"/>
              <draw:equation draw:name="f56" draw:formula="0 / ?f25"/>
              <draw:equation draw:name="f57" draw:formula="?f2 / ?f25"/>
              <draw:equation draw:name="f58" draw:formula="?f40 / ?f24"/>
              <draw:equation draw:name="f59" draw:formula="?f41 / ?f25"/>
              <draw:equation draw:name="f60" draw:formula="?f42 / ?f24"/>
              <draw:equation draw:name="f61" draw:formula="?f43 / ?f25"/>
              <draw:equation draw:name="f62" draw:formula="?f44 / ?f24"/>
              <draw:equation draw:name="f63" draw:formula="?f45 / ?f25"/>
              <draw:equation draw:name="f64" draw:formula="?f46 / ?f24"/>
              <draw:equation draw:name="f65" draw:formula="?f47 / ?f25"/>
              <draw:equation draw:name="f66" draw:formula="?f48 / ?f25"/>
              <draw:equation draw:name="f67" draw:formula="?f49 / ?f24"/>
              <draw:equation draw:name="f68" draw:formula="?f50 / ?f24"/>
              <draw:equation draw:name="f69" draw:formula="?f51 / ?f25"/>
              <draw:equation draw:name="f70" draw:formula="?f52 / ?f24"/>
              <draw:equation draw:name="f71" draw:formula="?f53 / ?f25"/>
            </draw:enhanced-geometry>
          </draw:custom-shape>
          <draw:custom-shape svg:x="10.31023in" svg:y="2.92395in" svg:width="2.00039in" svg:height="1.1922in" draw:id="id239" draw:style-name="a1154" draw:name="Freeform 440">
            <svg:title/>
            <svg:desc/>
            <text:p text:style-name="a1153" text:class-names="" text:cond-style-name=""><text:span text:style-name="a1152" text:class-names=""/></text:p>
            <draw:enhanced-geometry xmlns:dr3d="urn:oasis:names:tc:opendocument:xmlns:dr3d:1.0" draw:type="non-primitive" svg:viewBox="0 0 1363 817" draw:enhanced-path="M ?f3 ?f4 C ?f5 ?f6 ?f7 ?f6 ?f8 ?f9 L ?f10 ?f11 ?f0 ?f11 ?f12 ?f13 ?f14 ?f13 C ?f14 ?f13 ?f15 ?f16 ?f17 ?f0 ?f18 ?f19 ?f20 ?f21 ?f22 ?f23 L ?f24 ?f25 ?f26 ?f25 ?f1 ?f2 ?f27 ?f11 ?f3 ?f4 Z N" draw:text-areas="?f72 ?f74 ?f73 ?f75" draw:glue-points="?f76 ?f77 ?f78 ?f79 ?f80 ?f81 ?f82 ?f81 ?f83 ?f84 ?f85 ?f84 ?f86 ?f87 ?f88 ?f89 ?f90 ?f91 ?f92 ?f91 ?f93 ?f94 ?f95 ?f81 ?f76 ?f77" draw:glue-point-leaving-directions="-90, -90, -90, -90, -90, -90, -90, -90, -90, -90, -90, -90, -90">
              <draw:equation draw:name="f0" draw:formula="0"/>
              <draw:equation draw:name="f1" draw:formula="1363"/>
              <draw:equation draw:name="f2" draw:formula="817"/>
              <draw:equation draw:name="f3" draw:formula="842"/>
              <draw:equation draw:name="f4" draw:formula="129"/>
              <draw:equation draw:name="f5" draw:formula="705"/>
              <draw:equation draw:name="f6" draw:formula="153"/>
              <draw:equation draw:name="f7" draw:formula="653"/>
              <draw:equation draw:name="f8" draw:formula="520"/>
              <draw:equation draw:name="f9" draw:formula="131"/>
              <draw:equation draw:name="f10" draw:formula="341"/>
              <draw:equation draw:name="f11" draw:formula="816"/>
              <draw:equation draw:name="f12" draw:formula="2"/>
              <draw:equation draw:name="f13" draw:formula="713"/>
              <draw:equation draw:name="f14" draw:formula="259"/>
              <draw:equation draw:name="f15" draw:formula="403"/>
              <draw:equation draw:name="f16" draw:formula="183"/>
              <draw:equation draw:name="f17" draw:formula="443"/>
              <draw:equation draw:name="f18" draw:formula="588"/>
              <draw:equation draw:name="f19" draw:formula="66"/>
              <draw:equation draw:name="f20" draw:formula="766"/>
              <draw:equation draw:name="f21" draw:formula="65"/>
              <draw:equation draw:name="f22" draw:formula="912"/>
              <draw:equation draw:name="f23" draw:formula="5"/>
              <draw:equation draw:name="f24" draw:formula="1102"/>
              <draw:equation draw:name="f25" draw:formula="716"/>
              <draw:equation draw:name="f26" draw:formula="1359"/>
              <draw:equation draw:name="f27" draw:formula="1023"/>
              <draw:equation draw:name="f28" draw:formula="?f2 - ?f0"/>
              <draw:equation draw:name="f29" draw:formula="?f1 - ?f0"/>
              <draw:equation draw:name="f30" draw:formula="?f29 / 1363"/>
              <draw:equation draw:name="f31" draw:formula="?f28 / 817"/>
              <draw:equation draw:name="f32" draw:formula="842 * ?f29"/>
              <draw:equation draw:name="f33" draw:formula="129 * ?f28"/>
              <draw:equation draw:name="f34" draw:formula="520 * ?f29"/>
              <draw:equation draw:name="f35" draw:formula="131 * ?f28"/>
              <draw:equation draw:name="f36" draw:formula="341 * ?f29"/>
              <draw:equation draw:name="f37" draw:formula="816 * ?f28"/>
              <draw:equation draw:name="f38" draw:formula="0 * ?f29"/>
              <draw:equation draw:name="f39" draw:formula="2 * ?f29"/>
              <draw:equation draw:name="f40" draw:formula="713 * ?f28"/>
              <draw:equation draw:name="f41" draw:formula="259 * ?f29"/>
              <draw:equation draw:name="f42" draw:formula="443 * ?f29"/>
              <draw:equation draw:name="f43" draw:formula="0 * ?f28"/>
              <draw:equation draw:name="f44" draw:formula="912 * ?f29"/>
              <draw:equation draw:name="f45" draw:formula="5 * ?f28"/>
              <draw:equation draw:name="f46" draw:formula="1102 * ?f29"/>
              <draw:equation draw:name="f47" draw:formula="716 * ?f28"/>
              <draw:equation draw:name="f48" draw:formula="1359 * ?f29"/>
              <draw:equation draw:name="f49" draw:formula="1363 * ?f29"/>
              <draw:equation draw:name="f50" draw:formula="817 * ?f28"/>
              <draw:equation draw:name="f51" draw:formula="1023 * ?f29"/>
              <draw:equation draw:name="f52" draw:formula="?f32 / 1363"/>
              <draw:equation draw:name="f53" draw:formula="?f33 / 817"/>
              <draw:equation draw:name="f54" draw:formula="?f34 / 1363"/>
              <draw:equation draw:name="f55" draw:formula="?f35 / 817"/>
              <draw:equation draw:name="f56" draw:formula="?f36 / 1363"/>
              <draw:equation draw:name="f57" draw:formula="?f37 / 817"/>
              <draw:equation draw:name="f58" draw:formula="?f38 / 1363"/>
              <draw:equation draw:name="f59" draw:formula="?f39 / 1363"/>
              <draw:equation draw:name="f60" draw:formula="?f40 / 817"/>
              <draw:equation draw:name="f61" draw:formula="?f41 / 1363"/>
              <draw:equation draw:name="f62" draw:formula="?f42 / 1363"/>
              <draw:equation draw:name="f63" draw:formula="?f43 / 817"/>
              <draw:equation draw:name="f64" draw:formula="?f44 / 1363"/>
              <draw:equation draw:name="f65" draw:formula="?f45 / 817"/>
              <draw:equation draw:name="f66" draw:formula="?f46 / 1363"/>
              <draw:equation draw:name="f67" draw:formula="?f47 / 817"/>
              <draw:equation draw:name="f68" draw:formula="?f48 / 1363"/>
              <draw:equation draw:name="f69" draw:formula="?f49 / 1363"/>
              <draw:equation draw:name="f70" draw:formula="?f50 / 817"/>
              <draw:equation draw:name="f71" draw:formula="?f51 / 1363"/>
              <draw:equation draw:name="f72" draw:formula="0 / ?f30"/>
              <draw:equation draw:name="f73" draw:formula="?f1 / ?f30"/>
              <draw:equation draw:name="f74" draw:formula="0 / ?f31"/>
              <draw:equation draw:name="f75" draw:formula="?f2 / ?f31"/>
              <draw:equation draw:name="f76" draw:formula="?f52 / ?f30"/>
              <draw:equation draw:name="f77" draw:formula="?f53 / ?f31"/>
              <draw:equation draw:name="f78" draw:formula="?f54 / ?f30"/>
              <draw:equation draw:name="f79" draw:formula="?f55 / ?f31"/>
              <draw:equation draw:name="f80" draw:formula="?f56 / ?f30"/>
              <draw:equation draw:name="f81" draw:formula="?f57 / ?f31"/>
              <draw:equation draw:name="f82" draw:formula="?f58 / ?f30"/>
              <draw:equation draw:name="f83" draw:formula="?f59 / ?f30"/>
              <draw:equation draw:name="f84" draw:formula="?f60 / ?f31"/>
              <draw:equation draw:name="f85" draw:formula="?f61 / ?f30"/>
              <draw:equation draw:name="f86" draw:formula="?f62 / ?f30"/>
              <draw:equation draw:name="f87" draw:formula="?f63 / ?f31"/>
              <draw:equation draw:name="f88" draw:formula="?f64 / ?f30"/>
              <draw:equation draw:name="f89" draw:formula="?f65 / ?f31"/>
              <draw:equation draw:name="f90" draw:formula="?f66 / ?f30"/>
              <draw:equation draw:name="f91" draw:formula="?f67 / ?f31"/>
              <draw:equation draw:name="f92" draw:formula="?f68 / ?f30"/>
              <draw:equation draw:name="f93" draw:formula="?f69 / ?f30"/>
              <draw:equation draw:name="f94" draw:formula="?f70 / ?f31"/>
              <draw:equation draw:name="f95" draw:formula="?f71 / ?f30"/>
            </draw:enhanced-geometry>
          </draw:custom-shape>
          <draw:custom-shape svg:x="11.02466in" svg:y="4.43763in" svg:width="0.14288in" svg:height="0.18307in" draw:id="id240" draw:style-name="a1157" draw:name="Freeform 441">
            <svg:title/>
            <svg:desc/>
            <text:p text:style-name="a1156" text:class-names="" text:cond-style-name=""><text:span text:style-name="a1155" text:class-names=""/></text:p>
            <draw:enhanced-geometry xmlns:dr3d="urn:oasis:names:tc:opendocument:xmlns:dr3d:1.0" draw:type="non-primitive" svg:viewBox="0 0 96 127" draw:enhanced-path="M ?f1 ?f3 C ?f1 ?f4 ?f5 ?f6 ?f7 ?f8 ?f9 ?f10 ?f11 ?f12 ?f13 ?f14 ?f15 ?f16 ?f17 ?f18 ?f19 ?f20 ?f21 ?f22 ?f23 ?f2 ?f24 ?f2 L ?f0 ?f2 ?f0 ?f0 ?f25 ?f0 C ?f26 ?f0 ?f23 ?f0 ?f27 ?f28 ?f29 ?f30 ?f19 ?f31 ?f17 ?f32 ?f33 ?f34 ?f35 ?f36 ?f37 ?f38 ?f39 ?f40 ?f41 ?f42 ?f41 ?f43 ?f41 ?f44 ?f13 ?f45 ?f35 ?f46 ?f47 ?f48 ?f49 ?f50 ?f51 ?f23 L ?f51 ?f52 C ?f47 ?f53 ?f13 ?f54 ?f3 ?f55 ?f56 ?f17 ?f1 ?f57 ?f1 ?f3 Z M ?f19 ?f58 C ?f19 ?f43 ?f19 ?f59 ?f55 ?f42 ?f60 ?f61 ?f29 ?f62 ?f21 ?f40 ?f27 ?f63 ?f52 ?f38 ?f50 ?f38 ?f26 ?f38 ?f64 ?f65 ?f25 ?f65 L ?f66 ?f65 ?f66 ?f50 ?f67 ?f50 C ?f46 ?f50 ?f48 ?f50 ?f50 ?f68 ?f23 ?f68 ?f69 ?f70 ?f54 ?f26 ?f29 ?f24 ?f60 ?f64 ?f55 ?f45 ?f19 ?f71 ?f19 ?f44 ?f19 ?f58 Z M ?f15 ?f72 C ?f15 ?f39 ?f47 ?f57 ?f33 ?f33 ?f73 ?f49 ?f17 ?f74 ?f19 ?f75 ?f60 ?f19 ?f21 ?f55 ?f69 ?f55 ?f23 ?f55 ?f70 ?f60 ?f64 ?f60 L ?f66 ?f60 ?f66 ?f76 ?f67 ?f76 C ?f26 ?f76 ?f77 ?f78 ?f69 ?f78 ?f79 ?f80 ?f55 ?f81 ?f75 ?f82 ?f17 ?f8 ?f73 ?f83 ?f33 ?f6 ?f47 ?f84 ?f15 ?f56 ?f15 ?f72 Z N" draw:text-areas="?f199 ?f201 ?f200 ?f202" draw:glue-points="?f203 ?f204 ?f205 ?f206 ?f207 ?f208 ?f209 ?f210 ?f211 ?f212 ?f213 ?f212 ?f213 ?f214 ?f215 ?f214 ?f216 ?f217 ?f218 ?f219 ?f220 ?f221 ?f222 ?f223 ?f224 ?f225 ?f226 ?f227 ?f226 ?f228 ?f229 ?f230 ?f203 ?f204 ?f209 ?f231 ?f232 ?f233 ?f234 ?f235 ?f236 ?f221 ?f215 ?f237 ?f238 ?f237 ?f238 ?f239 ?f240 ?f239 ?f236 ?f241 ?f242 ?f243 ?f232 ?f244 ?f209 ?f231 ?f245 ?f246 ?f247 ?f248 ?f209 ?f249 ?f250 ?f230 ?f251 ?f252 ?f238 ?f252 ?f238 ?f253 ?f240 ?f253 ?f250 ?f254 ?f255 ?f256 ?f247 ?f257 ?f245 ?f246" draw:glue-point-leaving-directions="-90, -90, -90, -90, -90, -90, -90, -90, -90, -90, -90, -90, -90, -90, -90, -90, -90, -90, -90, -90, -90, -90, -90, -90, -90, -90, -90, -90, -90, -90, -90, -90, -90, -90, -90, -90, -90, -90, -90, -90, -90">
              <draw:equation draw:name="f0" draw:formula="0"/>
              <draw:equation draw:name="f1" draw:formula="96"/>
              <draw:equation draw:name="f2" draw:formula="127"/>
              <draw:equation draw:name="f3" draw:formula="88"/>
              <draw:equation draw:name="f4" draw:formula="94"/>
              <draw:equation draw:name="f5" draw:formula="95"/>
              <draw:equation draw:name="f6" draw:formula="100"/>
              <draw:equation draw:name="f7" draw:formula="92"/>
              <draw:equation draw:name="f8" draw:formula="105"/>
              <draw:equation draw:name="f9" draw:formula="90"/>
              <draw:equation draw:name="f10" draw:formula="110"/>
              <draw:equation draw:name="f11" draw:formula="87"/>
              <draw:equation draw:name="f12" draw:formula="114"/>
              <draw:equation draw:name="f13" draw:formula="83"/>
              <draw:equation draw:name="f14" draw:formula="117"/>
              <draw:equation draw:name="f15" draw:formula="78"/>
              <draw:equation draw:name="f16" draw:formula="120"/>
              <draw:equation draw:name="f17" draw:formula="72"/>
              <draw:equation draw:name="f18" draw:formula="123"/>
              <draw:equation draw:name="f19" draw:formula="67"/>
              <draw:equation draw:name="f20" draw:formula="125"/>
              <draw:equation draw:name="f21" draw:formula="61"/>
              <draw:equation draw:name="f22" draw:formula="126"/>
              <draw:equation draw:name="f23" draw:formula="54"/>
              <draw:equation draw:name="f24" draw:formula="45"/>
              <draw:equation draw:name="f25" draw:formula="37"/>
              <draw:equation draw:name="f26" draw:formula="47"/>
              <draw:equation draw:name="f27" draw:formula="58"/>
              <draw:equation draw:name="f28" draw:formula="1"/>
              <draw:equation draw:name="f29" draw:formula="63"/>
              <draw:equation draw:name="f30" draw:formula="2"/>
              <draw:equation draw:name="f31" draw:formula="3"/>
              <draw:equation draw:name="f32" draw:formula="5"/>
              <draw:equation draw:name="f33" draw:formula="76"/>
              <draw:equation draw:name="f34" draw:formula="8"/>
              <draw:equation draw:name="f35" draw:formula="80"/>
              <draw:equation draw:name="f36" draw:formula="11"/>
              <draw:equation draw:name="f37" draw:formula="82"/>
              <draw:equation draw:name="f38" draw:formula="15"/>
              <draw:equation draw:name="f39" draw:formula="84"/>
              <draw:equation draw:name="f40" draw:formula="18"/>
              <draw:equation draw:name="f41" draw:formula="85"/>
              <draw:equation draw:name="f42" draw:formula="23"/>
              <draw:equation draw:name="f43" draw:formula="28"/>
              <draw:equation draw:name="f44" draw:formula="34"/>
              <draw:equation draw:name="f45" draw:formula="40"/>
              <draw:equation draw:name="f46" draw:formula="44"/>
              <draw:equation draw:name="f47" draw:formula="77"/>
              <draw:equation draw:name="f48" draw:formula="48"/>
              <draw:equation draw:name="f49" draw:formula="73"/>
              <draw:equation draw:name="f50" draw:formula="51"/>
              <draw:equation draw:name="f51" draw:formula="68"/>
              <draw:equation draw:name="f52" draw:formula="55"/>
              <draw:equation draw:name="f53" draw:formula="56"/>
              <draw:equation draw:name="f54" draw:formula="60"/>
              <draw:equation draw:name="f55" draw:formula="66"/>
              <draw:equation draw:name="f56" draw:formula="93"/>
              <draw:equation draw:name="f57" draw:formula="79"/>
              <draw:equation draw:name="f58" draw:formula="31"/>
              <draw:equation draw:name="f59" draw:formula="25"/>
              <draw:equation draw:name="f60" draw:formula="65"/>
              <draw:equation draw:name="f61" draw:formula="21"/>
              <draw:equation draw:name="f62" draw:formula="19"/>
              <draw:equation draw:name="f63" draw:formula="16"/>
              <draw:equation draw:name="f64" draw:formula="43"/>
              <draw:equation draw:name="f65" draw:formula="14"/>
              <draw:equation draw:name="f66" draw:formula="17"/>
              <draw:equation draw:name="f67" draw:formula="39"/>
              <draw:equation draw:name="f68" draw:formula="50"/>
              <draw:equation draw:name="f69" draw:formula="57"/>
              <draw:equation draw:name="f70" draw:formula="49"/>
              <draw:equation draw:name="f71" draw:formula="38"/>
              <draw:equation draw:name="f72" draw:formula="89"/>
              <draw:equation draw:name="f73" draw:formula="74"/>
              <draw:equation draw:name="f74" draw:formula="71"/>
              <draw:equation draw:name="f75" draw:formula="69"/>
              <draw:equation draw:name="f76" draw:formula="113"/>
              <draw:equation draw:name="f77" draw:formula="53"/>
              <draw:equation draw:name="f78" draw:formula="112"/>
              <draw:equation draw:name="f79" draw:formula="62"/>
              <draw:equation draw:name="f80" draw:formula="111"/>
              <draw:equation draw:name="f81" draw:formula="109"/>
              <draw:equation draw:name="f82" draw:formula="107"/>
              <draw:equation draw:name="f83" draw:formula="103"/>
              <draw:equation draw:name="f84" draw:formula="97"/>
              <draw:equation draw:name="f85" draw:formula="?f2 - ?f0"/>
              <draw:equation draw:name="f86" draw:formula="?f1 - ?f0"/>
              <draw:equation draw:name="f87" draw:formula="?f86 / 96"/>
              <draw:equation draw:name="f88" draw:formula="?f85 / 127"/>
              <draw:equation draw:name="f89" draw:formula="96 * ?f86"/>
              <draw:equation draw:name="f90" draw:formula="88 * ?f85"/>
              <draw:equation draw:name="f91" draw:formula="92 * ?f86"/>
              <draw:equation draw:name="f92" draw:formula="105 * ?f85"/>
              <draw:equation draw:name="f93" draw:formula="83 * ?f86"/>
              <draw:equation draw:name="f94" draw:formula="117 * ?f85"/>
              <draw:equation draw:name="f95" draw:formula="67 * ?f86"/>
              <draw:equation draw:name="f96" draw:formula="125 * ?f85"/>
              <draw:equation draw:name="f97" draw:formula="45 * ?f86"/>
              <draw:equation draw:name="f98" draw:formula="127 * ?f85"/>
              <draw:equation draw:name="f99" draw:formula="0 * ?f86"/>
              <draw:equation draw:name="f100" draw:formula="0 * ?f85"/>
              <draw:equation draw:name="f101" draw:formula="37 * ?f86"/>
              <draw:equation draw:name="f102" draw:formula="58 * ?f86"/>
              <draw:equation draw:name="f103" draw:formula="1 * ?f85"/>
              <draw:equation draw:name="f104" draw:formula="72 * ?f86"/>
              <draw:equation draw:name="f105" draw:formula="5 * ?f85"/>
              <draw:equation draw:name="f106" draw:formula="82 * ?f86"/>
              <draw:equation draw:name="f107" draw:formula="15 * ?f85"/>
              <draw:equation draw:name="f108" draw:formula="85 * ?f86"/>
              <draw:equation draw:name="f109" draw:formula="28 * ?f85"/>
              <draw:equation draw:name="f110" draw:formula="80 * ?f86"/>
              <draw:equation draw:name="f111" draw:formula="44 * ?f85"/>
              <draw:equation draw:name="f112" draw:formula="68 * ?f86"/>
              <draw:equation draw:name="f113" draw:formula="54 * ?f85"/>
              <draw:equation draw:name="f114" draw:formula="55 * ?f85"/>
              <draw:equation draw:name="f115" draw:formula="88 * ?f86"/>
              <draw:equation draw:name="f116" draw:formula="66 * ?f85"/>
              <draw:equation draw:name="f117" draw:formula="31 * ?f85"/>
              <draw:equation draw:name="f118" draw:formula="66 * ?f86"/>
              <draw:equation draw:name="f119" draw:formula="23 * ?f85"/>
              <draw:equation draw:name="f120" draw:formula="61 * ?f86"/>
              <draw:equation draw:name="f121" draw:formula="18 * ?f85"/>
              <draw:equation draw:name="f122" draw:formula="51 * ?f86"/>
              <draw:equation draw:name="f123" draw:formula="14 * ?f85"/>
              <draw:equation draw:name="f124" draw:formula="17 * ?f86"/>
              <draw:equation draw:name="f125" draw:formula="51 * ?f85"/>
              <draw:equation draw:name="f126" draw:formula="39 * ?f86"/>
              <draw:equation draw:name="f127" draw:formula="50 * ?f85"/>
              <draw:equation draw:name="f128" draw:formula="60 * ?f86"/>
              <draw:equation draw:name="f129" draw:formula="47 * ?f85"/>
              <draw:equation draw:name="f130" draw:formula="40 * ?f85"/>
              <draw:equation draw:name="f131" draw:formula="78 * ?f86"/>
              <draw:equation draw:name="f132" draw:formula="89 * ?f85"/>
              <draw:equation draw:name="f133" draw:formula="76 * ?f86"/>
              <draw:equation draw:name="f134" draw:formula="76 * ?f85"/>
              <draw:equation draw:name="f135" draw:formula="69 * ?f85"/>
              <draw:equation draw:name="f136" draw:formula="57 * ?f86"/>
              <draw:equation draw:name="f137" draw:formula="43 * ?f86"/>
              <draw:equation draw:name="f138" draw:formula="65 * ?f85"/>
              <draw:equation draw:name="f139" draw:formula="113 * ?f85"/>
              <draw:equation draw:name="f140" draw:formula="112 * ?f85"/>
              <draw:equation draw:name="f141" draw:formula="69 * ?f86"/>
              <draw:equation draw:name="f142" draw:formula="107 * ?f85"/>
              <draw:equation draw:name="f143" draw:formula="100 * ?f85"/>
              <draw:equation draw:name="f144" draw:formula="?f89 / 96"/>
              <draw:equation draw:name="f145" draw:formula="?f90 / 127"/>
              <draw:equation draw:name="f146" draw:formula="?f91 / 96"/>
              <draw:equation draw:name="f147" draw:formula="?f92 / 127"/>
              <draw:equation draw:name="f148" draw:formula="?f93 / 96"/>
              <draw:equation draw:name="f149" draw:formula="?f94 / 127"/>
              <draw:equation draw:name="f150" draw:formula="?f95 / 96"/>
              <draw:equation draw:name="f151" draw:formula="?f96 / 127"/>
              <draw:equation draw:name="f152" draw:formula="?f97 / 96"/>
              <draw:equation draw:name="f153" draw:formula="?f98 / 127"/>
              <draw:equation draw:name="f154" draw:formula="?f99 / 96"/>
              <draw:equation draw:name="f155" draw:formula="?f100 / 127"/>
              <draw:equation draw:name="f156" draw:formula="?f101 / 96"/>
              <draw:equation draw:name="f157" draw:formula="?f102 / 96"/>
              <draw:equation draw:name="f158" draw:formula="?f103 / 127"/>
              <draw:equation draw:name="f159" draw:formula="?f104 / 96"/>
              <draw:equation draw:name="f160" draw:formula="?f105 / 127"/>
              <draw:equation draw:name="f161" draw:formula="?f106 / 96"/>
              <draw:equation draw:name="f162" draw:formula="?f107 / 127"/>
              <draw:equation draw:name="f163" draw:formula="?f108 / 96"/>
              <draw:equation draw:name="f164" draw:formula="?f109 / 127"/>
              <draw:equation draw:name="f165" draw:formula="?f110 / 96"/>
              <draw:equation draw:name="f166" draw:formula="?f111 / 127"/>
              <draw:equation draw:name="f167" draw:formula="?f112 / 96"/>
              <draw:equation draw:name="f168" draw:formula="?f113 / 127"/>
              <draw:equation draw:name="f169" draw:formula="?f114 / 127"/>
              <draw:equation draw:name="f170" draw:formula="?f115 / 96"/>
              <draw:equation draw:name="f171" draw:formula="?f116 / 127"/>
              <draw:equation draw:name="f172" draw:formula="?f117 / 127"/>
              <draw:equation draw:name="f173" draw:formula="?f118 / 96"/>
              <draw:equation draw:name="f174" draw:formula="?f119 / 127"/>
              <draw:equation draw:name="f175" draw:formula="?f120 / 96"/>
              <draw:equation draw:name="f176" draw:formula="?f121 / 127"/>
              <draw:equation draw:name="f177" draw:formula="?f122 / 96"/>
              <draw:equation draw:name="f178" draw:formula="?f123 / 127"/>
              <draw:equation draw:name="f179" draw:formula="?f124 / 96"/>
              <draw:equation draw:name="f180" draw:formula="?f125 / 127"/>
              <draw:equation draw:name="f181" draw:formula="?f126 / 96"/>
              <draw:equation draw:name="f182" draw:formula="?f127 / 127"/>
              <draw:equation draw:name="f183" draw:formula="?f128 / 96"/>
              <draw:equation draw:name="f184" draw:formula="?f129 / 127"/>
              <draw:equation draw:name="f185" draw:formula="?f130 / 127"/>
              <draw:equation draw:name="f186" draw:formula="?f131 / 96"/>
              <draw:equation draw:name="f187" draw:formula="?f132 / 127"/>
              <draw:equation draw:name="f188" draw:formula="?f133 / 96"/>
              <draw:equation draw:name="f189" draw:formula="?f134 / 127"/>
              <draw:equation draw:name="f190" draw:formula="?f135 / 127"/>
              <draw:equation draw:name="f191" draw:formula="?f136 / 96"/>
              <draw:equation draw:name="f192" draw:formula="?f137 / 96"/>
              <draw:equation draw:name="f193" draw:formula="?f138 / 127"/>
              <draw:equation draw:name="f194" draw:formula="?f139 / 127"/>
              <draw:equation draw:name="f195" draw:formula="?f140 / 127"/>
              <draw:equation draw:name="f196" draw:formula="?f141 / 96"/>
              <draw:equation draw:name="f197" draw:formula="?f142 / 127"/>
              <draw:equation draw:name="f198" draw:formula="?f143 / 127"/>
              <draw:equation draw:name="f199" draw:formula="0 / ?f87"/>
              <draw:equation draw:name="f200" draw:formula="?f1 / ?f87"/>
              <draw:equation draw:name="f201" draw:formula="0 / ?f88"/>
              <draw:equation draw:name="f202" draw:formula="?f2 / ?f88"/>
              <draw:equation draw:name="f203" draw:formula="?f144 / ?f87"/>
              <draw:equation draw:name="f204" draw:formula="?f145 / ?f88"/>
              <draw:equation draw:name="f205" draw:formula="?f146 / ?f87"/>
              <draw:equation draw:name="f206" draw:formula="?f147 / ?f88"/>
              <draw:equation draw:name="f207" draw:formula="?f148 / ?f87"/>
              <draw:equation draw:name="f208" draw:formula="?f149 / ?f88"/>
              <draw:equation draw:name="f209" draw:formula="?f150 / ?f87"/>
              <draw:equation draw:name="f210" draw:formula="?f151 / ?f88"/>
              <draw:equation draw:name="f211" draw:formula="?f152 / ?f87"/>
              <draw:equation draw:name="f212" draw:formula="?f153 / ?f88"/>
              <draw:equation draw:name="f213" draw:formula="?f154 / ?f87"/>
              <draw:equation draw:name="f214" draw:formula="?f155 / ?f88"/>
              <draw:equation draw:name="f215" draw:formula="?f156 / ?f87"/>
              <draw:equation draw:name="f216" draw:formula="?f157 / ?f87"/>
              <draw:equation draw:name="f217" draw:formula="?f158 / ?f88"/>
              <draw:equation draw:name="f218" draw:formula="?f159 / ?f87"/>
              <draw:equation draw:name="f219" draw:formula="?f160 / ?f88"/>
              <draw:equation draw:name="f220" draw:formula="?f161 / ?f87"/>
              <draw:equation draw:name="f221" draw:formula="?f162 / ?f88"/>
              <draw:equation draw:name="f222" draw:formula="?f163 / ?f87"/>
              <draw:equation draw:name="f223" draw:formula="?f164 / ?f88"/>
              <draw:equation draw:name="f224" draw:formula="?f165 / ?f87"/>
              <draw:equation draw:name="f225" draw:formula="?f166 / ?f88"/>
              <draw:equation draw:name="f226" draw:formula="?f167 / ?f87"/>
              <draw:equation draw:name="f227" draw:formula="?f168 / ?f88"/>
              <draw:equation draw:name="f228" draw:formula="?f169 / ?f88"/>
              <draw:equation draw:name="f229" draw:formula="?f170 / ?f87"/>
              <draw:equation draw:name="f230" draw:formula="?f171 / ?f88"/>
              <draw:equation draw:name="f231" draw:formula="?f172 / ?f88"/>
              <draw:equation draw:name="f232" draw:formula="?f173 / ?f87"/>
              <draw:equation draw:name="f233" draw:formula="?f174 / ?f88"/>
              <draw:equation draw:name="f234" draw:formula="?f175 / ?f87"/>
              <draw:equation draw:name="f235" draw:formula="?f176 / ?f88"/>
              <draw:equation draw:name="f236" draw:formula="?f177 / ?f87"/>
              <draw:equation draw:name="f237" draw:formula="?f178 / ?f88"/>
              <draw:equation draw:name="f238" draw:formula="?f179 / ?f87"/>
              <draw:equation draw:name="f239" draw:formula="?f180 / ?f88"/>
              <draw:equation draw:name="f240" draw:formula="?f181 / ?f87"/>
              <draw:equation draw:name="f241" draw:formula="?f182 / ?f88"/>
              <draw:equation draw:name="f242" draw:formula="?f183 / ?f87"/>
              <draw:equation draw:name="f243" draw:formula="?f184 / ?f88"/>
              <draw:equation draw:name="f244" draw:formula="?f185 / ?f88"/>
              <draw:equation draw:name="f245" draw:formula="?f186 / ?f87"/>
              <draw:equation draw:name="f246" draw:formula="?f187 / ?f88"/>
              <draw:equation draw:name="f247" draw:formula="?f188 / ?f87"/>
              <draw:equation draw:name="f248" draw:formula="?f189 / ?f88"/>
              <draw:equation draw:name="f249" draw:formula="?f190 / ?f88"/>
              <draw:equation draw:name="f250" draw:formula="?f191 / ?f87"/>
              <draw:equation draw:name="f251" draw:formula="?f192 / ?f87"/>
              <draw:equation draw:name="f252" draw:formula="?f193 / ?f88"/>
              <draw:equation draw:name="f253" draw:formula="?f194 / ?f88"/>
              <draw:equation draw:name="f254" draw:formula="?f195 / ?f88"/>
              <draw:equation draw:name="f255" draw:formula="?f196 / ?f87"/>
              <draw:equation draw:name="f256" draw:formula="?f197 / ?f88"/>
              <draw:equation draw:name="f257" draw:formula="?f198 / ?f88"/>
            </draw:enhanced-geometry>
          </draw:custom-shape>
          <draw:custom-shape svg:x="11.1988in" svg:y="4.43317in" svg:width="0.02679in" svg:height="0.18754in" draw:id="id241" draw:style-name="a1160" draw:name="Freeform 442">
            <svg:title/>
            <svg:desc/>
            <text:p text:style-name="a1159" text:class-names="" text:cond-style-name=""><text:span text:style-name="a1158" text:class-names=""/></text:p>
            <draw:enhanced-geometry xmlns:dr3d="urn:oasis:names:tc:opendocument:xmlns:dr3d:1.0" draw:type="non-primitive" svg:viewBox="0 0 18 128" draw:enhanced-path="M ?f1 ?f3 L ?f0 ?f3 ?f0 ?f0 ?f1 ?f0 ?f1 ?f3 Z M ?f3 ?f2 L ?f4 ?f2 ?f4 ?f5 ?f3 ?f5 ?f3 ?f2 Z N" draw:text-areas="?f26 ?f28 ?f27 ?f29" draw:glue-points="?f30 ?f31 ?f32 ?f31 ?f32 ?f33 ?f30 ?f33 ?f30 ?f31 ?f34 ?f35 ?f36 ?f35 ?f36 ?f37 ?f34 ?f37 ?f34 ?f35" draw:glue-point-leaving-directions="-90, -90, -90, -90, -90, -90, -90, -90, -90, -90">
              <draw:equation draw:name="f0" draw:formula="0"/>
              <draw:equation draw:name="f1" draw:formula="18"/>
              <draw:equation draw:name="f2" draw:formula="128"/>
              <draw:equation draw:name="f3" draw:formula="17"/>
              <draw:equation draw:name="f4" draw:formula="1"/>
              <draw:equation draw:name="f5" draw:formula="33"/>
              <draw:equation draw:name="f6" draw:formula="?f2 - ?f0"/>
              <draw:equation draw:name="f7" draw:formula="?f1 - ?f0"/>
              <draw:equation draw:name="f8" draw:formula="?f7 / 18"/>
              <draw:equation draw:name="f9" draw:formula="?f6 / 128"/>
              <draw:equation draw:name="f10" draw:formula="18 * ?f7"/>
              <draw:equation draw:name="f11" draw:formula="17 * ?f6"/>
              <draw:equation draw:name="f12" draw:formula="0 * ?f7"/>
              <draw:equation draw:name="f13" draw:formula="0 * ?f6"/>
              <draw:equation draw:name="f14" draw:formula="17 * ?f7"/>
              <draw:equation draw:name="f15" draw:formula="128 * ?f6"/>
              <draw:equation draw:name="f16" draw:formula="1 * ?f7"/>
              <draw:equation draw:name="f17" draw:formula="33 * ?f6"/>
              <draw:equation draw:name="f18" draw:formula="?f10 / 18"/>
              <draw:equation draw:name="f19" draw:formula="?f11 / 128"/>
              <draw:equation draw:name="f20" draw:formula="?f12 / 18"/>
              <draw:equation draw:name="f21" draw:formula="?f13 / 128"/>
              <draw:equation draw:name="f22" draw:formula="?f14 / 18"/>
              <draw:equation draw:name="f23" draw:formula="?f15 / 128"/>
              <draw:equation draw:name="f24" draw:formula="?f16 / 18"/>
              <draw:equation draw:name="f25" draw:formula="?f17 / 128"/>
              <draw:equation draw:name="f26" draw:formula="0 / ?f8"/>
              <draw:equation draw:name="f27" draw:formula="?f1 / ?f8"/>
              <draw:equation draw:name="f28" draw:formula="0 / ?f9"/>
              <draw:equation draw:name="f29" draw:formula="?f2 / ?f9"/>
              <draw:equation draw:name="f30" draw:formula="?f18 / ?f8"/>
              <draw:equation draw:name="f31" draw:formula="?f19 / ?f9"/>
              <draw:equation draw:name="f32" draw:formula="?f20 / ?f8"/>
              <draw:equation draw:name="f33" draw:formula="?f21 / ?f9"/>
              <draw:equation draw:name="f34" draw:formula="?f22 / ?f8"/>
              <draw:equation draw:name="f35" draw:formula="?f23 / ?f9"/>
              <draw:equation draw:name="f36" draw:formula="?f24 / ?f8"/>
              <draw:equation draw:name="f37" draw:formula="?f25 / ?f9"/>
            </draw:enhanced-geometry>
          </draw:custom-shape>
          <draw:custom-shape svg:x="11.25685in" svg:y="4.4421in" svg:width="0.08484in" svg:height="0.18307in" draw:id="id242" draw:style-name="a1163" draw:name="Freeform 443">
            <svg:title/>
            <svg:desc/>
            <text:p text:style-name="a1162" text:class-names="" text:cond-style-name=""><text:span text:style-name="a1161" text:class-names=""/></text:p>
            <draw:enhanced-geometry xmlns:dr3d="urn:oasis:names:tc:opendocument:xmlns:dr3d:1.0" draw:type="non-primitive" svg:viewBox="0 0 60 125" draw:enhanced-path="M ?f1 ?f3 C ?f4 ?f5 ?f6 ?f7 ?f8 ?f7 ?f9 ?f2 ?f10 ?f2 ?f11 ?f2 ?f12 ?f2 ?f13 ?f3 ?f14 ?f15 ?f16 ?f17 ?f18 ?f19 ?f18 ?f20 L ?f18 ?f11 ?f0 ?f11 ?f0 ?f21 ?f18 ?f21 ?f18 ?f0 ?f22 ?f0 ?f22 ?f21 ?f1 ?f21 ?f1 ?f11 ?f22 ?f11 ?f22 ?f23 C ?f22 ?f24 ?f22 ?f25 ?f22 ?f26 ?f21 ?f27 ?f21 ?f28 ?f29 ?f30 ?f12 ?f31 ?f32 ?f33 ?f34 ?f35 ?f36 ?f37 ?f11 ?f38 ?f39 ?f38 ?f40 ?f38 ?f8 ?f38 ?f41 ?f37 ?f42 ?f35 ?f43 ?f33 ?f44 ?f33 L ?f1 ?f33 ?f1 ?f3 Z N" draw:text-areas="?f103 ?f105 ?f104 ?f106" draw:glue-points="?f107 ?f108 ?f109 ?f110 ?f111 ?f112 ?f113 ?f114 ?f115 ?f116 ?f115 ?f117 ?f118 ?f117 ?f118 ?f119 ?f115 ?f119 ?f115 ?f120 ?f121 ?f120 ?f121 ?f119 ?f107 ?f119 ?f107 ?f117 ?f121 ?f117 ?f121 ?f122 ?f121 ?f123 ?f124 ?f125 ?f126 ?f127 ?f128 ?f129 ?f130 ?f131 ?f132 ?f133 ?f107 ?f133 ?f107 ?f108" draw:glue-point-leaving-directions="-90, -90, -90, -90, -90, -90, -90, -90, -90, -90, -90, -90, -90, -90, -90, -90, -90, -90, -90, -90, -90, -90, -90, -90">
              <draw:equation draw:name="f0" draw:formula="0"/>
              <draw:equation draw:name="f1" draw:formula="60"/>
              <draw:equation draw:name="f2" draw:formula="125"/>
              <draw:equation draw:name="f3" draw:formula="122"/>
              <draw:equation draw:name="f4" draw:formula="57"/>
              <draw:equation draw:name="f5" draw:formula="123"/>
              <draw:equation draw:name="f6" draw:formula="54"/>
              <draw:equation draw:name="f7" draw:formula="124"/>
              <draw:equation draw:name="f8" draw:formula="50"/>
              <draw:equation draw:name="f9" draw:formula="47"/>
              <draw:equation draw:name="f10" draw:formula="44"/>
              <draw:equation draw:name="f11" draw:formula="41"/>
              <draw:equation draw:name="f12" draw:formula="31"/>
              <draw:equation draw:name="f13" draw:formula="24"/>
              <draw:equation draw:name="f14" draw:formula="19"/>
              <draw:equation draw:name="f15" draw:formula="117"/>
              <draw:equation draw:name="f16" draw:formula="14"/>
              <draw:equation draw:name="f17" draw:formula="112"/>
              <draw:equation draw:name="f18" draw:formula="11"/>
              <draw:equation draw:name="f19" draw:formula="103"/>
              <draw:equation draw:name="f20" draw:formula="92"/>
              <draw:equation draw:name="f21" draw:formula="28"/>
              <draw:equation draw:name="f22" draw:formula="27"/>
              <draw:equation draw:name="f23" draw:formula="85"/>
              <draw:equation draw:name="f24" draw:formula="90"/>
              <draw:equation draw:name="f25" draw:formula="94"/>
              <draw:equation draw:name="f26" draw:formula="96"/>
              <draw:equation draw:name="f27" draw:formula="99"/>
              <draw:equation draw:name="f28" draw:formula="102"/>
              <draw:equation draw:name="f29" draw:formula="30"/>
              <draw:equation draw:name="f30" draw:formula="104"/>
              <draw:equation draw:name="f31" draw:formula="107"/>
              <draw:equation draw:name="f32" draw:formula="33"/>
              <draw:equation draw:name="f33" draw:formula="108"/>
              <draw:equation draw:name="f34" draw:formula="35"/>
              <draw:equation draw:name="f35" draw:formula="109"/>
              <draw:equation draw:name="f36" draw:formula="37"/>
              <draw:equation draw:name="f37" draw:formula="110"/>
              <draw:equation draw:name="f38" draw:formula="111"/>
              <draw:equation draw:name="f39" draw:formula="45"/>
              <draw:equation draw:name="f40" draw:formula="48"/>
              <draw:equation draw:name="f41" draw:formula="53"/>
              <draw:equation draw:name="f42" draw:formula="56"/>
              <draw:equation draw:name="f43" draw:formula="58"/>
              <draw:equation draw:name="f44" draw:formula="59"/>
              <draw:equation draw:name="f45" draw:formula="?f2 - ?f0"/>
              <draw:equation draw:name="f46" draw:formula="?f1 - ?f0"/>
              <draw:equation draw:name="f47" draw:formula="?f46 / 60"/>
              <draw:equation draw:name="f48" draw:formula="?f45 / 125"/>
              <draw:equation draw:name="f49" draw:formula="60 * ?f46"/>
              <draw:equation draw:name="f50" draw:formula="122 * ?f45"/>
              <draw:equation draw:name="f51" draw:formula="50 * ?f46"/>
              <draw:equation draw:name="f52" draw:formula="124 * ?f45"/>
              <draw:equation draw:name="f53" draw:formula="41 * ?f46"/>
              <draw:equation draw:name="f54" draw:formula="125 * ?f45"/>
              <draw:equation draw:name="f55" draw:formula="19 * ?f46"/>
              <draw:equation draw:name="f56" draw:formula="117 * ?f45"/>
              <draw:equation draw:name="f57" draw:formula="11 * ?f46"/>
              <draw:equation draw:name="f58" draw:formula="92 * ?f45"/>
              <draw:equation draw:name="f59" draw:formula="41 * ?f45"/>
              <draw:equation draw:name="f60" draw:formula="0 * ?f46"/>
              <draw:equation draw:name="f61" draw:formula="28 * ?f45"/>
              <draw:equation draw:name="f62" draw:formula="0 * ?f45"/>
              <draw:equation draw:name="f63" draw:formula="27 * ?f46"/>
              <draw:equation draw:name="f64" draw:formula="85 * ?f45"/>
              <draw:equation draw:name="f65" draw:formula="96 * ?f45"/>
              <draw:equation draw:name="f66" draw:formula="30 * ?f46"/>
              <draw:equation draw:name="f67" draw:formula="104 * ?f45"/>
              <draw:equation draw:name="f68" draw:formula="35 * ?f46"/>
              <draw:equation draw:name="f69" draw:formula="109 * ?f45"/>
              <draw:equation draw:name="f70" draw:formula="45 * ?f46"/>
              <draw:equation draw:name="f71" draw:formula="111 * ?f45"/>
              <draw:equation draw:name="f72" draw:formula="53 * ?f46"/>
              <draw:equation draw:name="f73" draw:formula="110 * ?f45"/>
              <draw:equation draw:name="f74" draw:formula="59 * ?f46"/>
              <draw:equation draw:name="f75" draw:formula="108 * ?f45"/>
              <draw:equation draw:name="f76" draw:formula="?f49 / 60"/>
              <draw:equation draw:name="f77" draw:formula="?f50 / 125"/>
              <draw:equation draw:name="f78" draw:formula="?f51 / 60"/>
              <draw:equation draw:name="f79" draw:formula="?f52 / 125"/>
              <draw:equation draw:name="f80" draw:formula="?f53 / 60"/>
              <draw:equation draw:name="f81" draw:formula="?f54 / 125"/>
              <draw:equation draw:name="f82" draw:formula="?f55 / 60"/>
              <draw:equation draw:name="f83" draw:formula="?f56 / 125"/>
              <draw:equation draw:name="f84" draw:formula="?f57 / 60"/>
              <draw:equation draw:name="f85" draw:formula="?f58 / 125"/>
              <draw:equation draw:name="f86" draw:formula="?f59 / 125"/>
              <draw:equation draw:name="f87" draw:formula="?f60 / 60"/>
              <draw:equation draw:name="f88" draw:formula="?f61 / 125"/>
              <draw:equation draw:name="f89" draw:formula="?f62 / 125"/>
              <draw:equation draw:name="f90" draw:formula="?f63 / 60"/>
              <draw:equation draw:name="f91" draw:formula="?f64 / 125"/>
              <draw:equation draw:name="f92" draw:formula="?f65 / 125"/>
              <draw:equation draw:name="f93" draw:formula="?f66 / 60"/>
              <draw:equation draw:name="f94" draw:formula="?f67 / 125"/>
              <draw:equation draw:name="f95" draw:formula="?f68 / 60"/>
              <draw:equation draw:name="f96" draw:formula="?f69 / 125"/>
              <draw:equation draw:name="f97" draw:formula="?f70 / 60"/>
              <draw:equation draw:name="f98" draw:formula="?f71 / 125"/>
              <draw:equation draw:name="f99" draw:formula="?f72 / 60"/>
              <draw:equation draw:name="f100" draw:formula="?f73 / 125"/>
              <draw:equation draw:name="f101" draw:formula="?f74 / 60"/>
              <draw:equation draw:name="f102" draw:formula="?f75 / 125"/>
              <draw:equation draw:name="f103" draw:formula="0 / ?f47"/>
              <draw:equation draw:name="f104" draw:formula="?f1 / ?f47"/>
              <draw:equation draw:name="f105" draw:formula="0 / ?f48"/>
              <draw:equation draw:name="f106" draw:formula="?f2 / ?f48"/>
              <draw:equation draw:name="f107" draw:formula="?f76 / ?f47"/>
              <draw:equation draw:name="f108" draw:formula="?f77 / ?f48"/>
              <draw:equation draw:name="f109" draw:formula="?f78 / ?f47"/>
              <draw:equation draw:name="f110" draw:formula="?f79 / ?f48"/>
              <draw:equation draw:name="f111" draw:formula="?f80 / ?f47"/>
              <draw:equation draw:name="f112" draw:formula="?f81 / ?f48"/>
              <draw:equation draw:name="f113" draw:formula="?f82 / ?f47"/>
              <draw:equation draw:name="f114" draw:formula="?f83 / ?f48"/>
              <draw:equation draw:name="f115" draw:formula="?f84 / ?f47"/>
              <draw:equation draw:name="f116" draw:formula="?f85 / ?f48"/>
              <draw:equation draw:name="f117" draw:formula="?f86 / ?f48"/>
              <draw:equation draw:name="f118" draw:formula="?f87 / ?f47"/>
              <draw:equation draw:name="f119" draw:formula="?f88 / ?f48"/>
              <draw:equation draw:name="f120" draw:formula="?f89 / ?f48"/>
              <draw:equation draw:name="f121" draw:formula="?f90 / ?f47"/>
              <draw:equation draw:name="f122" draw:formula="?f91 / ?f48"/>
              <draw:equation draw:name="f123" draw:formula="?f92 / ?f48"/>
              <draw:equation draw:name="f124" draw:formula="?f93 / ?f47"/>
              <draw:equation draw:name="f125" draw:formula="?f94 / ?f48"/>
              <draw:equation draw:name="f126" draw:formula="?f95 / ?f47"/>
              <draw:equation draw:name="f127" draw:formula="?f96 / ?f48"/>
              <draw:equation draw:name="f128" draw:formula="?f97 / ?f47"/>
              <draw:equation draw:name="f129" draw:formula="?f98 / ?f48"/>
              <draw:equation draw:name="f130" draw:formula="?f99 / ?f47"/>
              <draw:equation draw:name="f131" draw:formula="?f100 / ?f48"/>
              <draw:equation draw:name="f132" draw:formula="?f101 / ?f47"/>
              <draw:equation draw:name="f133" draw:formula="?f102 / ?f48"/>
            </draw:enhanced-geometry>
          </draw:custom-shape>
          <draw:custom-shape svg:x="11.35508in" svg:y="4.4421in" svg:width="0.0893in" svg:height="0.18307in" draw:id="id243" draw:style-name="a1166" draw:name="Freeform 444">
            <svg:title/>
            <svg:desc/>
            <text:p text:style-name="a1165" text:class-names="" text:cond-style-name=""><text:span text:style-name="a1164" text:class-names=""/></text:p>
            <draw:enhanced-geometry xmlns:dr3d="urn:oasis:names:tc:opendocument:xmlns:dr3d:1.0" draw:type="non-primitive" svg:viewBox="0 0 60 125" draw:enhanced-path="M ?f1 ?f3 C ?f4 ?f5 ?f6 ?f7 ?f8 ?f7 ?f9 ?f2 ?f10 ?f2 ?f11 ?f2 ?f12 ?f2 ?f13 ?f3 ?f14 ?f15 ?f16 ?f17 ?f18 ?f19 ?f18 ?f20 L ?f18 ?f11 ?f0 ?f11 ?f0 ?f21 ?f18 ?f21 ?f18 ?f0 ?f22 ?f0 ?f22 ?f21 ?f1 ?f21 ?f1 ?f11 ?f22 ?f11 ?f22 ?f23 C ?f22 ?f24 ?f22 ?f25 ?f22 ?f26 ?f21 ?f27 ?f21 ?f28 ?f29 ?f30 ?f12 ?f31 ?f32 ?f33 ?f34 ?f35 ?f36 ?f37 ?f11 ?f38 ?f39 ?f38 ?f40 ?f38 ?f8 ?f38 ?f41 ?f37 ?f42 ?f35 ?f43 ?f33 ?f44 ?f33 L ?f1 ?f33 ?f1 ?f3 Z N" draw:text-areas="?f103 ?f105 ?f104 ?f106" draw:glue-points="?f107 ?f108 ?f109 ?f110 ?f111 ?f112 ?f113 ?f114 ?f115 ?f116 ?f115 ?f117 ?f118 ?f117 ?f118 ?f119 ?f115 ?f119 ?f115 ?f120 ?f121 ?f120 ?f121 ?f119 ?f107 ?f119 ?f107 ?f117 ?f121 ?f117 ?f121 ?f122 ?f121 ?f123 ?f124 ?f125 ?f126 ?f127 ?f128 ?f129 ?f130 ?f131 ?f132 ?f133 ?f107 ?f133 ?f107 ?f108" draw:glue-point-leaving-directions="-90, -90, -90, -90, -90, -90, -90, -90, -90, -90, -90, -90, -90, -90, -90, -90, -90, -90, -90, -90, -90, -90, -90, -90">
              <draw:equation draw:name="f0" draw:formula="0"/>
              <draw:equation draw:name="f1" draw:formula="60"/>
              <draw:equation draw:name="f2" draw:formula="125"/>
              <draw:equation draw:name="f3" draw:formula="122"/>
              <draw:equation draw:name="f4" draw:formula="57"/>
              <draw:equation draw:name="f5" draw:formula="123"/>
              <draw:equation draw:name="f6" draw:formula="54"/>
              <draw:equation draw:name="f7" draw:formula="124"/>
              <draw:equation draw:name="f8" draw:formula="50"/>
              <draw:equation draw:name="f9" draw:formula="47"/>
              <draw:equation draw:name="f10" draw:formula="44"/>
              <draw:equation draw:name="f11" draw:formula="41"/>
              <draw:equation draw:name="f12" draw:formula="31"/>
              <draw:equation draw:name="f13" draw:formula="24"/>
              <draw:equation draw:name="f14" draw:formula="19"/>
              <draw:equation draw:name="f15" draw:formula="117"/>
              <draw:equation draw:name="f16" draw:formula="14"/>
              <draw:equation draw:name="f17" draw:formula="112"/>
              <draw:equation draw:name="f18" draw:formula="11"/>
              <draw:equation draw:name="f19" draw:formula="103"/>
              <draw:equation draw:name="f20" draw:formula="92"/>
              <draw:equation draw:name="f21" draw:formula="28"/>
              <draw:equation draw:name="f22" draw:formula="27"/>
              <draw:equation draw:name="f23" draw:formula="85"/>
              <draw:equation draw:name="f24" draw:formula="90"/>
              <draw:equation draw:name="f25" draw:formula="94"/>
              <draw:equation draw:name="f26" draw:formula="96"/>
              <draw:equation draw:name="f27" draw:formula="99"/>
              <draw:equation draw:name="f28" draw:formula="102"/>
              <draw:equation draw:name="f29" draw:formula="30"/>
              <draw:equation draw:name="f30" draw:formula="104"/>
              <draw:equation draw:name="f31" draw:formula="107"/>
              <draw:equation draw:name="f32" draw:formula="33"/>
              <draw:equation draw:name="f33" draw:formula="108"/>
              <draw:equation draw:name="f34" draw:formula="35"/>
              <draw:equation draw:name="f35" draw:formula="109"/>
              <draw:equation draw:name="f36" draw:formula="37"/>
              <draw:equation draw:name="f37" draw:formula="110"/>
              <draw:equation draw:name="f38" draw:formula="111"/>
              <draw:equation draw:name="f39" draw:formula="45"/>
              <draw:equation draw:name="f40" draw:formula="48"/>
              <draw:equation draw:name="f41" draw:formula="53"/>
              <draw:equation draw:name="f42" draw:formula="56"/>
              <draw:equation draw:name="f43" draw:formula="58"/>
              <draw:equation draw:name="f44" draw:formula="59"/>
              <draw:equation draw:name="f45" draw:formula="?f2 - ?f0"/>
              <draw:equation draw:name="f46" draw:formula="?f1 - ?f0"/>
              <draw:equation draw:name="f47" draw:formula="?f46 / 60"/>
              <draw:equation draw:name="f48" draw:formula="?f45 / 125"/>
              <draw:equation draw:name="f49" draw:formula="60 * ?f46"/>
              <draw:equation draw:name="f50" draw:formula="122 * ?f45"/>
              <draw:equation draw:name="f51" draw:formula="50 * ?f46"/>
              <draw:equation draw:name="f52" draw:formula="124 * ?f45"/>
              <draw:equation draw:name="f53" draw:formula="41 * ?f46"/>
              <draw:equation draw:name="f54" draw:formula="125 * ?f45"/>
              <draw:equation draw:name="f55" draw:formula="19 * ?f46"/>
              <draw:equation draw:name="f56" draw:formula="117 * ?f45"/>
              <draw:equation draw:name="f57" draw:formula="11 * ?f46"/>
              <draw:equation draw:name="f58" draw:formula="92 * ?f45"/>
              <draw:equation draw:name="f59" draw:formula="41 * ?f45"/>
              <draw:equation draw:name="f60" draw:formula="0 * ?f46"/>
              <draw:equation draw:name="f61" draw:formula="28 * ?f45"/>
              <draw:equation draw:name="f62" draw:formula="0 * ?f45"/>
              <draw:equation draw:name="f63" draw:formula="27 * ?f46"/>
              <draw:equation draw:name="f64" draw:formula="85 * ?f45"/>
              <draw:equation draw:name="f65" draw:formula="96 * ?f45"/>
              <draw:equation draw:name="f66" draw:formula="30 * ?f46"/>
              <draw:equation draw:name="f67" draw:formula="104 * ?f45"/>
              <draw:equation draw:name="f68" draw:formula="35 * ?f46"/>
              <draw:equation draw:name="f69" draw:formula="109 * ?f45"/>
              <draw:equation draw:name="f70" draw:formula="45 * ?f46"/>
              <draw:equation draw:name="f71" draw:formula="111 * ?f45"/>
              <draw:equation draw:name="f72" draw:formula="53 * ?f46"/>
              <draw:equation draw:name="f73" draw:formula="110 * ?f45"/>
              <draw:equation draw:name="f74" draw:formula="59 * ?f46"/>
              <draw:equation draw:name="f75" draw:formula="108 * ?f45"/>
              <draw:equation draw:name="f76" draw:formula="?f49 / 60"/>
              <draw:equation draw:name="f77" draw:formula="?f50 / 125"/>
              <draw:equation draw:name="f78" draw:formula="?f51 / 60"/>
              <draw:equation draw:name="f79" draw:formula="?f52 / 125"/>
              <draw:equation draw:name="f80" draw:formula="?f53 / 60"/>
              <draw:equation draw:name="f81" draw:formula="?f54 / 125"/>
              <draw:equation draw:name="f82" draw:formula="?f55 / 60"/>
              <draw:equation draw:name="f83" draw:formula="?f56 / 125"/>
              <draw:equation draw:name="f84" draw:formula="?f57 / 60"/>
              <draw:equation draw:name="f85" draw:formula="?f58 / 125"/>
              <draw:equation draw:name="f86" draw:formula="?f59 / 125"/>
              <draw:equation draw:name="f87" draw:formula="?f60 / 60"/>
              <draw:equation draw:name="f88" draw:formula="?f61 / 125"/>
              <draw:equation draw:name="f89" draw:formula="?f62 / 125"/>
              <draw:equation draw:name="f90" draw:formula="?f63 / 60"/>
              <draw:equation draw:name="f91" draw:formula="?f64 / 125"/>
              <draw:equation draw:name="f92" draw:formula="?f65 / 125"/>
              <draw:equation draw:name="f93" draw:formula="?f66 / 60"/>
              <draw:equation draw:name="f94" draw:formula="?f67 / 125"/>
              <draw:equation draw:name="f95" draw:formula="?f68 / 60"/>
              <draw:equation draw:name="f96" draw:formula="?f69 / 125"/>
              <draw:equation draw:name="f97" draw:formula="?f70 / 60"/>
              <draw:equation draw:name="f98" draw:formula="?f71 / 125"/>
              <draw:equation draw:name="f99" draw:formula="?f72 / 60"/>
              <draw:equation draw:name="f100" draw:formula="?f73 / 125"/>
              <draw:equation draw:name="f101" draw:formula="?f74 / 60"/>
              <draw:equation draw:name="f102" draw:formula="?f75 / 125"/>
              <draw:equation draw:name="f103" draw:formula="0 / ?f47"/>
              <draw:equation draw:name="f104" draw:formula="?f1 / ?f47"/>
              <draw:equation draw:name="f105" draw:formula="0 / ?f48"/>
              <draw:equation draw:name="f106" draw:formula="?f2 / ?f48"/>
              <draw:equation draw:name="f107" draw:formula="?f76 / ?f47"/>
              <draw:equation draw:name="f108" draw:formula="?f77 / ?f48"/>
              <draw:equation draw:name="f109" draw:formula="?f78 / ?f47"/>
              <draw:equation draw:name="f110" draw:formula="?f79 / ?f48"/>
              <draw:equation draw:name="f111" draw:formula="?f80 / ?f47"/>
              <draw:equation draw:name="f112" draw:formula="?f81 / ?f48"/>
              <draw:equation draw:name="f113" draw:formula="?f82 / ?f47"/>
              <draw:equation draw:name="f114" draw:formula="?f83 / ?f48"/>
              <draw:equation draw:name="f115" draw:formula="?f84 / ?f47"/>
              <draw:equation draw:name="f116" draw:formula="?f85 / ?f48"/>
              <draw:equation draw:name="f117" draw:formula="?f86 / ?f48"/>
              <draw:equation draw:name="f118" draw:formula="?f87 / ?f47"/>
              <draw:equation draw:name="f119" draw:formula="?f88 / ?f48"/>
              <draw:equation draw:name="f120" draw:formula="?f89 / ?f48"/>
              <draw:equation draw:name="f121" draw:formula="?f90 / ?f47"/>
              <draw:equation draw:name="f122" draw:formula="?f91 / ?f48"/>
              <draw:equation draw:name="f123" draw:formula="?f92 / ?f48"/>
              <draw:equation draw:name="f124" draw:formula="?f93 / ?f47"/>
              <draw:equation draw:name="f125" draw:formula="?f94 / ?f48"/>
              <draw:equation draw:name="f126" draw:formula="?f95 / ?f47"/>
              <draw:equation draw:name="f127" draw:formula="?f96 / ?f48"/>
              <draw:equation draw:name="f128" draw:formula="?f97 / ?f47"/>
              <draw:equation draw:name="f129" draw:formula="?f98 / ?f48"/>
              <draw:equation draw:name="f130" draw:formula="?f99 / ?f47"/>
              <draw:equation draw:name="f131" draw:formula="?f100 / ?f48"/>
              <draw:equation draw:name="f132" draw:formula="?f101 / ?f47"/>
              <draw:equation draw:name="f133" draw:formula="?f102 / ?f48"/>
            </draw:enhanced-geometry>
          </draw:custom-shape>
          <draw:custom-shape svg:x="11.46224in" svg:y="4.47782in" svg:width="0.12949in" svg:height="0.14735in" draw:id="id244" draw:style-name="a1169" draw:name="Freeform 445">
            <svg:title/>
            <svg:desc/>
            <text:p text:style-name="a1168" text:class-names="" text:cond-style-name=""><text:span text:style-name="a1167" text:class-names=""/></text:p>
            <draw:enhanced-geometry xmlns:dr3d="urn:oasis:names:tc:opendocument:xmlns:dr3d:1.0" draw:type="non-primitive" svg:viewBox="0 0 87 100" draw:enhanced-path="M ?f1 ?f3 L ?f4 ?f3 C ?f4 ?f5 ?f6 ?f7 ?f8 ?f9 ?f10 ?f11 ?f12 ?f13 ?f14 ?f15 ?f16 ?f17 ?f18 ?f19 ?f20 ?f21 ?f22 ?f23 ?f24 ?f23 ?f25 ?f23 ?f26 ?f23 ?f7 ?f27 ?f28 ?f29 ?f30 ?f31 ?f17 ?f32 ?f21 ?f13 L ?f27 ?f13 ?f27 ?f33 C ?f34 ?f35 ?f36 ?f37 ?f38 ?f39 ?f7 ?f2 ?f26 ?f2 ?f25 ?f2 ?f40 ?f2 ?f41 ?f37 ?f42 ?f43 ?f44 ?f34 ?f0 ?f9 ?f0 ?f45 ?f0 ?f40 ?f44 ?f12 ?f42 ?f46 ?f10 ?f47 ?f18 ?f0 ?f48 ?f0 ?f49 ?f0 ?f50 ?f44 ?f30 ?f51 ?f19 ?f8 ?f1 ?f16 ?f1 ?f52 L ?f1 ?f3 Z M ?f53 ?f54 C ?f53 ?f55 ?f50 ?f56 ?f57 ?f58 ?f59 ?f4 ?f60 ?f42 ?f48 ?f42 ?f20 ?f42 ?f61 ?f4 ?f56 ?f10 ?f58 ?f14 ?f6 ?f62 ?f4 ?f54 L ?f53 ?f54 Z N" draw:text-areas="?f141 ?f143 ?f142 ?f144" draw:glue-points="?f145 ?f146 ?f147 ?f146 ?f148 ?f149 ?f150 ?f151 ?f152 ?f153 ?f154 ?f155 ?f156 ?f157 ?f158 ?f159 ?f160 ?f159 ?f160 ?f161 ?f162 ?f163 ?f154 ?f164 ?f165 ?f166 ?f167 ?f168 ?f165 ?f169 ?f170 ?f171 ?f172 ?f173 ?f145 ?f174 ?f145 ?f146 ?f175 ?f176 ?f177 ?f178 ?f170 ?f179 ?f180 ?f181 ?f147 ?f176 ?f175 ?f176" draw:glue-point-leaving-directions="-90, -90, -90, -90, -90, -90, -90, -90, -90, -90, -90, -90, -90, -90, -90, -90, -90, -90, -90, -90, -90, -90, -90, -90, -90">
              <draw:equation draw:name="f0" draw:formula="0"/>
              <draw:equation draw:name="f1" draw:formula="87"/>
              <draw:equation draw:name="f2" draw:formula="100"/>
              <draw:equation draw:name="f3" draw:formula="52"/>
              <draw:equation draw:name="f4" draw:formula="16"/>
              <draw:equation draw:name="f5" draw:formula="58"/>
              <draw:equation draw:name="f6" draw:formula="17"/>
              <draw:equation draw:name="f7" draw:formula="63"/>
              <draw:equation draw:name="f8" draw:formula="19"/>
              <draw:equation draw:name="f9" draw:formula="67"/>
              <draw:equation draw:name="f10" draw:formula="21"/>
              <draw:equation draw:name="f11" draw:formula="72"/>
              <draw:equation draw:name="f12" draw:formula="23"/>
              <draw:equation draw:name="f13" draw:formula="75"/>
              <draw:equation draw:name="f14" draw:formula="26"/>
              <draw:equation draw:name="f15" draw:formula="78"/>
              <draw:equation draw:name="f16" draw:formula="29"/>
              <draw:equation draw:name="f17" draw:formula="81"/>
              <draw:equation draw:name="f18" draw:formula="33"/>
              <draw:equation draw:name="f19" draw:formula="83"/>
              <draw:equation draw:name="f20" draw:formula="37"/>
              <draw:equation draw:name="f21" draw:formula="84"/>
              <draw:equation draw:name="f22" draw:formula="41"/>
              <draw:equation draw:name="f23" draw:formula="86"/>
              <draw:equation draw:name="f24" draw:formula="45"/>
              <draw:equation draw:name="f25" draw:formula="50"/>
              <draw:equation draw:name="f26" draw:formula="57"/>
              <draw:equation draw:name="f27" draw:formula="85"/>
              <draw:equation draw:name="f28" draw:formula="70"/>
              <draw:equation draw:name="f29" draw:formula="82"/>
              <draw:equation draw:name="f30" draw:formula="76"/>
              <draw:equation draw:name="f31" draw:formula="80"/>
              <draw:equation draw:name="f32" draw:formula="77"/>
              <draw:equation draw:name="f33" draw:formula="92"/>
              <draw:equation draw:name="f34" draw:formula="79"/>
              <draw:equation draw:name="f35" draw:formula="95"/>
              <draw:equation draw:name="f36" draw:formula="74"/>
              <draw:equation draw:name="f37" draw:formula="96"/>
              <draw:equation draw:name="f38" draw:formula="68"/>
              <draw:equation draw:name="f39" draw:formula="98"/>
              <draw:equation draw:name="f40" draw:formula="35"/>
              <draw:equation draw:name="f41" draw:formula="22"/>
              <draw:equation draw:name="f42" draw:formula="13"/>
              <draw:equation draw:name="f43" draw:formula="88"/>
              <draw:equation draw:name="f44" draw:formula="4"/>
              <draw:equation draw:name="f45" draw:formula="51"/>
              <draw:equation draw:name="f46" draw:formula="14"/>
              <draw:equation draw:name="f47" draw:formula="5"/>
              <draw:equation draw:name="f48" draw:formula="46"/>
              <draw:equation draw:name="f49" draw:formula="59"/>
              <draw:equation draw:name="f50" draw:formula="69"/>
              <draw:equation draw:name="f51" draw:formula="11"/>
              <draw:equation draw:name="f52" draw:formula="43"/>
              <draw:equation draw:name="f53" draw:formula="71"/>
              <draw:equation draw:name="f54" draw:formula="40"/>
              <draw:equation draw:name="f55" draw:formula="31"/>
              <draw:equation draw:name="f56" draw:formula="25"/>
              <draw:equation draw:name="f57" draw:formula="65"/>
              <draw:equation draw:name="f58" draw:formula="20"/>
              <draw:equation draw:name="f59" draw:formula="60"/>
              <draw:equation draw:name="f60" draw:formula="54"/>
              <draw:equation draw:name="f61" draw:formula="30"/>
              <draw:equation draw:name="f62" draw:formula="32"/>
              <draw:equation draw:name="f63" draw:formula="?f2 - ?f0"/>
              <draw:equation draw:name="f64" draw:formula="?f1 - ?f0"/>
              <draw:equation draw:name="f65" draw:formula="?f64 / 87"/>
              <draw:equation draw:name="f66" draw:formula="?f63 / 100"/>
              <draw:equation draw:name="f67" draw:formula="87 * ?f64"/>
              <draw:equation draw:name="f68" draw:formula="52 * ?f63"/>
              <draw:equation draw:name="f69" draw:formula="16 * ?f64"/>
              <draw:equation draw:name="f70" draw:formula="19 * ?f64"/>
              <draw:equation draw:name="f71" draw:formula="67 * ?f63"/>
              <draw:equation draw:name="f72" draw:formula="26 * ?f64"/>
              <draw:equation draw:name="f73" draw:formula="78 * ?f63"/>
              <draw:equation draw:name="f74" draw:formula="37 * ?f64"/>
              <draw:equation draw:name="f75" draw:formula="84 * ?f63"/>
              <draw:equation draw:name="f76" draw:formula="50 * ?f64"/>
              <draw:equation draw:name="f77" draw:formula="86 * ?f63"/>
              <draw:equation draw:name="f78" draw:formula="70 * ?f64"/>
              <draw:equation draw:name="f79" draw:formula="82 * ?f63"/>
              <draw:equation draw:name="f80" draw:formula="84 * ?f64"/>
              <draw:equation draw:name="f81" draw:formula="75 * ?f63"/>
              <draw:equation draw:name="f82" draw:formula="85 * ?f64"/>
              <draw:equation draw:name="f83" draw:formula="92 * ?f63"/>
              <draw:equation draw:name="f84" draw:formula="68 * ?f64"/>
              <draw:equation draw:name="f85" draw:formula="98 * ?f63"/>
              <draw:equation draw:name="f86" draw:formula="100 * ?f63"/>
              <draw:equation draw:name="f87" draw:formula="13 * ?f64"/>
              <draw:equation draw:name="f88" draw:formula="88 * ?f63"/>
              <draw:equation draw:name="f89" draw:formula="0 * ?f64"/>
              <draw:equation draw:name="f90" draw:formula="51 * ?f63"/>
              <draw:equation draw:name="f91" draw:formula="14 * ?f63"/>
              <draw:equation draw:name="f92" draw:formula="46 * ?f64"/>
              <draw:equation draw:name="f93" draw:formula="0 * ?f63"/>
              <draw:equation draw:name="f94" draw:formula="76 * ?f64"/>
              <draw:equation draw:name="f95" draw:formula="11 * ?f63"/>
              <draw:equation draw:name="f96" draw:formula="43 * ?f63"/>
              <draw:equation draw:name="f97" draw:formula="71 * ?f64"/>
              <draw:equation draw:name="f98" draw:formula="40 * ?f63"/>
              <draw:equation draw:name="f99" draw:formula="65 * ?f64"/>
              <draw:equation draw:name="f100" draw:formula="20 * ?f63"/>
              <draw:equation draw:name="f101" draw:formula="13 * ?f63"/>
              <draw:equation draw:name="f102" draw:formula="25 * ?f64"/>
              <draw:equation draw:name="f103" draw:formula="21 * ?f63"/>
              <draw:equation draw:name="f104" draw:formula="?f67 / 87"/>
              <draw:equation draw:name="f105" draw:formula="?f68 / 100"/>
              <draw:equation draw:name="f106" draw:formula="?f69 / 87"/>
              <draw:equation draw:name="f107" draw:formula="?f70 / 87"/>
              <draw:equation draw:name="f108" draw:formula="?f71 / 100"/>
              <draw:equation draw:name="f109" draw:formula="?f72 / 87"/>
              <draw:equation draw:name="f110" draw:formula="?f73 / 100"/>
              <draw:equation draw:name="f111" draw:formula="?f74 / 87"/>
              <draw:equation draw:name="f112" draw:formula="?f75 / 100"/>
              <draw:equation draw:name="f113" draw:formula="?f76 / 87"/>
              <draw:equation draw:name="f114" draw:formula="?f77 / 100"/>
              <draw:equation draw:name="f115" draw:formula="?f78 / 87"/>
              <draw:equation draw:name="f116" draw:formula="?f79 / 100"/>
              <draw:equation draw:name="f117" draw:formula="?f80 / 87"/>
              <draw:equation draw:name="f118" draw:formula="?f81 / 100"/>
              <draw:equation draw:name="f119" draw:formula="?f82 / 87"/>
              <draw:equation draw:name="f120" draw:formula="?f83 / 100"/>
              <draw:equation draw:name="f121" draw:formula="?f84 / 87"/>
              <draw:equation draw:name="f122" draw:formula="?f85 / 100"/>
              <draw:equation draw:name="f123" draw:formula="?f86 / 100"/>
              <draw:equation draw:name="f124" draw:formula="?f87 / 87"/>
              <draw:equation draw:name="f125" draw:formula="?f88 / 100"/>
              <draw:equation draw:name="f126" draw:formula="?f89 / 87"/>
              <draw:equation draw:name="f127" draw:formula="?f90 / 100"/>
              <draw:equation draw:name="f128" draw:formula="?f91 / 100"/>
              <draw:equation draw:name="f129" draw:formula="?f92 / 87"/>
              <draw:equation draw:name="f130" draw:formula="?f93 / 100"/>
              <draw:equation draw:name="f131" draw:formula="?f94 / 87"/>
              <draw:equation draw:name="f132" draw:formula="?f95 / 100"/>
              <draw:equation draw:name="f133" draw:formula="?f96 / 100"/>
              <draw:equation draw:name="f134" draw:formula="?f97 / 87"/>
              <draw:equation draw:name="f135" draw:formula="?f98 / 100"/>
              <draw:equation draw:name="f136" draw:formula="?f99 / 87"/>
              <draw:equation draw:name="f137" draw:formula="?f100 / 100"/>
              <draw:equation draw:name="f138" draw:formula="?f101 / 100"/>
              <draw:equation draw:name="f139" draw:formula="?f102 / 87"/>
              <draw:equation draw:name="f140" draw:formula="?f103 / 100"/>
              <draw:equation draw:name="f141" draw:formula="0 / ?f65"/>
              <draw:equation draw:name="f142" draw:formula="?f1 / ?f65"/>
              <draw:equation draw:name="f143" draw:formula="0 / ?f66"/>
              <draw:equation draw:name="f144" draw:formula="?f2 / ?f66"/>
              <draw:equation draw:name="f145" draw:formula="?f104 / ?f65"/>
              <draw:equation draw:name="f146" draw:formula="?f105 / ?f66"/>
              <draw:equation draw:name="f147" draw:formula="?f106 / ?f65"/>
              <draw:equation draw:name="f148" draw:formula="?f107 / ?f65"/>
              <draw:equation draw:name="f149" draw:formula="?f108 / ?f66"/>
              <draw:equation draw:name="f150" draw:formula="?f109 / ?f65"/>
              <draw:equation draw:name="f151" draw:formula="?f110 / ?f66"/>
              <draw:equation draw:name="f152" draw:formula="?f111 / ?f65"/>
              <draw:equation draw:name="f153" draw:formula="?f112 / ?f66"/>
              <draw:equation draw:name="f154" draw:formula="?f113 / ?f65"/>
              <draw:equation draw:name="f155" draw:formula="?f114 / ?f66"/>
              <draw:equation draw:name="f156" draw:formula="?f115 / ?f65"/>
              <draw:equation draw:name="f157" draw:formula="?f116 / ?f66"/>
              <draw:equation draw:name="f158" draw:formula="?f117 / ?f65"/>
              <draw:equation draw:name="f159" draw:formula="?f118 / ?f66"/>
              <draw:equation draw:name="f160" draw:formula="?f119 / ?f65"/>
              <draw:equation draw:name="f161" draw:formula="?f120 / ?f66"/>
              <draw:equation draw:name="f162" draw:formula="?f121 / ?f65"/>
              <draw:equation draw:name="f163" draw:formula="?f122 / ?f66"/>
              <draw:equation draw:name="f164" draw:formula="?f123 / ?f66"/>
              <draw:equation draw:name="f165" draw:formula="?f124 / ?f65"/>
              <draw:equation draw:name="f166" draw:formula="?f125 / ?f66"/>
              <draw:equation draw:name="f167" draw:formula="?f126 / ?f65"/>
              <draw:equation draw:name="f168" draw:formula="?f127 / ?f66"/>
              <draw:equation draw:name="f169" draw:formula="?f128 / ?f66"/>
              <draw:equation draw:name="f170" draw:formula="?f129 / ?f65"/>
              <draw:equation draw:name="f171" draw:formula="?f130 / ?f66"/>
              <draw:equation draw:name="f172" draw:formula="?f131 / ?f65"/>
              <draw:equation draw:name="f173" draw:formula="?f132 / ?f66"/>
              <draw:equation draw:name="f174" draw:formula="?f133 / ?f66"/>
              <draw:equation draw:name="f175" draw:formula="?f134 / ?f65"/>
              <draw:equation draw:name="f176" draw:formula="?f135 / ?f66"/>
              <draw:equation draw:name="f177" draw:formula="?f136 / ?f65"/>
              <draw:equation draw:name="f178" draw:formula="?f137 / ?f66"/>
              <draw:equation draw:name="f179" draw:formula="?f138 / ?f66"/>
              <draw:equation draw:name="f180" draw:formula="?f139 / ?f65"/>
              <draw:equation draw:name="f181" draw:formula="?f140 / ?f66"/>
            </draw:enhanced-geometry>
          </draw:custom-shape>
        </draw:g>
        <draw:frame draw:id="id233" draw:style-name="a1138" draw:name="Textfeld 780" svg:x="4.66014in" svg:y="0.47278in" svg:width="4.01305in" svg:height="0.63952in">
          <draw:text-box>
            <text:p text:style-name="a1137" text:class-names="" text:cond-style-name=""><text:span text:style-name="a1136" text:class-names="">Vier Schritte - Giraffe</text:span></text:p>
          </draw:text-box>
          <svg:title/>
          <svg:desc/>
        </draw:frame>
        <draw:custom-shape svg:x="9.24199in" svg:y="6.75575in" svg:width="3.02628in" svg:height="0.30293in" draw:id="id234" draw:style-name="a1142" draw:name="Rechteck 781">
          <svg:title/>
          <svg:desc/>
          <text:p text:style-name="a1141" text:class-names="" text:cond-style-name=""><text:span text:style-name="a1139" text:class-names=""><text:a xlink:href="http://www.matameko.de/Vier-Schritte-gehen" text:style-name="" text:visited-style-name="">www.matameko.de/Vier-Schritte-gehen</text:a></text:span><text:span text:style-name="a1140" text:class-names=""/></text:p>
          <draw:enhanced-geometry xmlns:dr3d="urn:oasis:names:tc:opendocument:xmlns:dr3d:1.0" draw:type="non-primitive" svg:viewBox="0 0 21600 21600" draw:enhanced-path="M 0 0 L 21600 0 21600 21600 0 21600 Z N"/>
        </draw:custom-shape>
        <draw:g draw:name="Gruppieren 45" draw:id="id235">
          <svg:title/>
          <svg:desc/>
          <draw:custom-shape svg:x="11.0979in" svg:y="1.93291in" svg:width="0.16618in" svg:height="0.64247in" draw:id="id236" draw:style-name="a1145" draw:name="Freeform 15">
            <svg:title/>
            <svg:desc/>
            <text:p text:style-name="a1144" text:class-names="" text:cond-style-name=""><text:span text:style-name="a1143"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11.0486in" svg:y="1.87805in" svg:width="0.43176in" svg:height="0.78798in" draw:id="id237" draw:style-name="a1148" draw:name="Freeform 16">
            <svg:title/>
            <svg:desc/>
            <text:p text:style-name="a1147" text:class-names="" text:cond-style-name=""><text:span text:style-name="a1146"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el und Inhal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Abschnitts">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Zwei Inhalte">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Vergleich">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Nur Tite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Leer">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Inhalt mit Überschrift">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Bild mit Überschrift">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el und vertikaler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kaler Titel u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 style:page-layout-name="pageLayout1" draw:style-name="a0">
      <draw:frame draw:id="id0" presentation:style-name="a3" draw:name="Titelplatzhalter 1" svg:x="0.91667in" svg:y="0.39931in" svg:width="11.5in" svg:height="1.44965in" presentation:class="title" presentation:placeholder="false">
        <draw:text-box>
          <text:p text:style-name="a2" text:class-names="" text:cond-style-name=""><text:span text:style-name="a1" text:class-names="">Titelmasterformat durch Klicken bearbeiten</text:span></text:p>
        </draw:text-box>
        <svg:title/>
        <svg:desc/>
      </draw:frame>
      <draw:frame draw:id="id1" presentation:style-name="a19" draw:name="Textplatzhalter 2" svg:x="0.91667in" svg:y="1.99653in" svg:width="11.5in" svg:height="4.75868in" presentation:class="outline" presentation:placeholder="false">
        <draw:text-box>
          <text:list text:style-name="a6">
            <text:list-item>
              <text:p text:style-name="a5" text:class-names="" text:cond-style-name=""><text:span text:style-name="a4" text:class-names="">Formatvorlagen des Textmasters bearbeiten</text:span></text:p>
            </text:list-item>
          </text:list>
          <text:list text:style-name="a9">
            <text:list-item>
              <text:list text:style-name="a9">
                <text:list-item>
                  <text:p text:style-name="a8" text:class-names="" text:cond-style-name=""><text:span text:style-name="a7" text:class-names="">Zweite Ebene</text:span></text:p>
                </text:list-item>
              </text:list>
            </text:list-item>
          </text:list>
          <text:list text:style-name="a12">
            <text:list-item>
              <text:list text:style-name="a12">
                <text:list-item>
                  <text:list text:style-name="a12">
                    <text:list-item>
                      <text:p text:style-name="a11" text:class-names="" text:cond-style-name=""><text:span text:style-name="a10" text:class-names="">Dritte Ebene</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Vierte Ebene</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ünfte Ebene</text:span></text:p>
                            </text:list-item>
                          </text:list>
                        </text:list-item>
                      </text:list>
                    </text:list-item>
                  </text:list>
                </text:list-item>
              </text:list>
            </text:list-item>
          </text:list>
        </draw:text-box>
        <svg:title/>
        <svg:desc/>
      </draw:frame>
      <draw:frame draw:id="id2" presentation:style-name="a23" draw:name="Datumsplatzhalter 3" svg:x="0.91667in" svg:y="6.95139in" svg:width="3in" svg:height="0.39931in" presentation:class="date-time" presentation:placeholder="false">
        <draw:text-box>
          <text:p text:style-name="a22" text:class-names="" text:cond-style-name=""><text:span text:style-name="a20" text:class-names=""><text:date text:fixed="false" style:data-style-name="a21">28.03.2020</text:date></text:span></text:p>
        </draw:text-box>
        <svg:title/>
        <svg:desc/>
      </draw:frame>
      <draw:frame draw:id="id3" presentation:style-name="a26" draw:name="Fußzeilenplatzhalt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Foliennummernplatzhalt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Kopfzeilenplatzhalt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umsplatzhalter 2" svg:x="4.24826in" svg:y="0in" svg:width="3.25in" svg:height="0.50174in" presentation:class="date-time" presentation:placeholder="false">
          <draw:text-box>
            <text:p text:style-name="a35" text:class-names="" text:cond-style-name=""><text:span text:style-name="a33" text:class-names=""><text:date text:fixed="false" style:data-style-name="a34">28.03.2020</text:date></text:span></text:p>
          </draw:text-box>
          <svg:title/>
          <svg:desc/>
        </draw:frame>
        <draw:page-thumbnail svg:x="0.75in" svg:y="1.25in" svg:width="6in" svg:height="3.375in" presentation:class="page" draw:id="id7" presentation:style-name="a37" draw:name="Folienbildplatzhalter 3">
          <svg:title/>
          <svg:desc/>
        </draw:page-thumbnail>
        <draw:frame draw:id="id8" presentation:style-name="a52" draw:name="Notizenplatzhalter 4" svg:x="0.75in" svg:y="4.8125in" svg:width="6in" svg:height="3.9375in" presentation:class="notes" presentation:placeholder="false">
          <draw:text-box>
            <text:p text:style-name="a39" text:class-names="" text:cond-style-name=""><text:span text:style-name="a38" text:class-names="">Formatvorlagen des Textmasters bearbeiten</text:span></text:p>
            <text:list text:style-name="a42">
              <text:list-item>
                <text:list text:style-name="a42">
                  <text:list-item>
                    <text:p text:style-name="a41" text:class-names="" text:cond-style-name=""><text:span text:style-name="a40" text:class-names="">Zweite Ebene</text:span></text:p>
                  </text:list-item>
                </text:list>
              </text:list-item>
            </text:list>
            <text:list text:style-name="a45">
              <text:list-item>
                <text:list text:style-name="a45">
                  <text:list-item>
                    <text:list text:style-name="a45">
                      <text:list-item>
                        <text:p text:style-name="a44" text:class-names="" text:cond-style-name=""><text:span text:style-name="a43" text:class-names="">Dritte Ebene</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Vierte Ebene</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Fünfte Ebene</text:span></text:p>
                              </text:list-item>
                            </text:list>
                          </text:list-item>
                        </text:list>
                      </text:list-item>
                    </text:list>
                  </text:list-item>
                </text:list>
              </text:list-item>
            </text:list>
          </draw:text-box>
          <svg:title/>
          <svg:desc/>
        </draw:frame>
        <draw:frame draw:id="id9" presentation:style-name="a55" draw:name="Fußzeilenplatzhalter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Foliennummernplatzhalter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Titelfolie" style:page-layout-name="pageLayout1" draw:style-name="a60">
      <draw:frame draw:id="id11" presentation:style-name="a63" draw:name="Titel 1" svg:x="1.66667in" svg:y="1.22743in" svg:width="10in" svg:height="2.61111in" presentation:class="title" presentation:placeholder="false">
        <draw:text-box>
          <text:p text:style-name="a62" text:class-names="" text:cond-style-name=""><text:span text:style-name="a61" text:class-names="">Titelmasterformat durch Klicken bearbeiten</text:span></text:p>
        </draw:text-box>
        <svg:title/>
        <svg:desc/>
      </draw:frame>
      <draw:frame draw:id="id12" presentation:style-name="a66" draw:name="Untertitel 2" svg:x="1.66667in" svg:y="3.93924in" svg:width="10in" svg:height="1.81076in" presentation:class="subtitle" presentation:placeholder="false">
        <draw:text-box>
          <text:p text:style-name="a65" text:class-names="" text:cond-style-name=""><text:span text:style-name="a64" text:class-names="">Formatvorlage des Untertitelmasters durch Klicken bearbeiten</text:span></text:p>
        </draw:text-box>
        <svg:title/>
        <svg:desc/>
      </draw:frame>
      <draw:frame draw:id="id13" presentation:style-name="a70" draw:name="Datumsplatzhalter 3" svg:x="0.91667in" svg:y="6.95139in" svg:width="3in" svg:height="0.39931in" presentation:class="date-time" presentation:placeholder="false">
        <draw:text-box>
          <text:p text:style-name="a69" text:class-names="" text:cond-style-name=""><text:span text:style-name="a67" text:class-names=""><text:date text:fixed="false" style:data-style-name="a68">28.03.2020</text:date></text:span></text:p>
        </draw:text-box>
        <svg:title/>
        <svg:desc/>
      </draw:frame>
      <draw:frame draw:id="id14" presentation:style-name="a73" draw:name="Fußzeilenplatzhalt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Foliennummernplatzhalt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Kopfzeilenplatzhalter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Datumsplatzhalter 2" svg:x="4.24826in" svg:y="0in" svg:width="3.25in" svg:height="0.50174in" presentation:class="date-time" presentation:placeholder="false">
          <draw:text-box>
            <text:p text:style-name="a82" text:class-names="" text:cond-style-name=""><text:span text:style-name="a80" text:class-names=""><text:date text:fixed="false" style:data-style-name="a81">28.03.2020</text:date></text:span></text:p>
          </draw:text-box>
          <svg:title/>
          <svg:desc/>
        </draw:frame>
        <draw:page-thumbnail svg:x="0.75in" svg:y="1.25in" svg:width="6in" svg:height="3.375in" presentation:class="page" draw:id="id7" presentation:style-name="a84" draw:name="Folienbildplatzhalter 3">
          <svg:title/>
          <svg:desc/>
        </draw:page-thumbnail>
        <draw:frame draw:id="id8" presentation:style-name="a99" draw:name="Notizenplatzhalter 4" svg:x="0.75in" svg:y="4.8125in" svg:width="6in" svg:height="3.9375in" presentation:class="notes" presentation:placeholder="false">
          <draw:text-box>
            <text:p text:style-name="a86" text:class-names="" text:cond-style-name=""><text:span text:style-name="a85" text:class-names="">Formatvorlagen des Textmasters bearbeiten</text:span></text:p>
            <text:list text:style-name="a89">
              <text:list-item>
                <text:list text:style-name="a89">
                  <text:list-item>
                    <text:p text:style-name="a88" text:class-names="" text:cond-style-name=""><text:span text:style-name="a87" text:class-names="">Zweite Ebene</text:span></text:p>
                  </text:list-item>
                </text:list>
              </text:list-item>
            </text:list>
            <text:list text:style-name="a92">
              <text:list-item>
                <text:list text:style-name="a92">
                  <text:list-item>
                    <text:list text:style-name="a92">
                      <text:list-item>
                        <text:p text:style-name="a91" text:class-names="" text:cond-style-name=""><text:span text:style-name="a90" text:class-names="">Dritte Ebene</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Vierte Ebene</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Fünfte Ebene</text:span></text:p>
                              </text:list-item>
                            </text:list>
                          </text:list-item>
                        </text:list>
                      </text:list-item>
                    </text:list>
                  </text:list-item>
                </text:list>
              </text:list-item>
            </text:list>
          </draw:text-box>
          <svg:title/>
          <svg:desc/>
        </draw:frame>
        <draw:frame draw:id="id9" presentation:style-name="a102" draw:name="Fußzeilenplatzhalter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Foliennummernplatzhalter 6" svg:x="4.24826in" svg:y="9.49826in" svg:width="3.25in" svg:height="0.50174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el-und-Inhalt" style:page-layout-name="pageLayout1" draw:style-name="a107">
      <draw:frame draw:id="id16" presentation:style-name="a110" draw:name="Titel 1" svg:x="0.91667in" svg:y="0.39931in" svg:width="11.5in" svg:height="1.44965in" presentation:class="title" presentation:placeholder="false">
        <draw:text-box>
          <text:p text:style-name="a109" text:class-names="" text:cond-style-name=""><text:span text:style-name="a108" text:class-names="">Titelmasterformat durch Klicken bearbeiten</text:span></text:p>
        </draw:text-box>
        <svg:title/>
        <svg:desc/>
      </draw:frame>
      <draw:frame draw:id="id17" presentation:style-name="a126" draw:name="Inhaltsplatzhalter 2" svg:x="0.91667in" svg:y="1.99653in" svg:width="11.5in" svg:height="4.75868in" presentation:class="object" presentation:placeholder="false">
        <draw:text-box>
          <text:list text:style-name="a113">
            <text:list-item>
              <text:p text:style-name="a112" text:class-names="" text:cond-style-name=""><text:span text:style-name="a111" text:class-names="">Formatvorlagen des Textmasters bearbeiten</text:span></text:p>
            </text:list-item>
          </text:list>
          <text:list text:style-name="a116">
            <text:list-item>
              <text:list text:style-name="a116">
                <text:list-item>
                  <text:p text:style-name="a115" text:class-names="" text:cond-style-name=""><text:span text:style-name="a114" text:class-names="">Zweite Ebene</text:span></text:p>
                </text:list-item>
              </text:list>
            </text:list-item>
          </text:list>
          <text:list text:style-name="a119">
            <text:list-item>
              <text:list text:style-name="a119">
                <text:list-item>
                  <text:list text:style-name="a119">
                    <text:list-item>
                      <text:p text:style-name="a118" text:class-names="" text:cond-style-name=""><text:span text:style-name="a117" text:class-names="">Dritte Ebene</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Vierte Ebene</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Fünfte Ebene</text:span></text:p>
                            </text:list-item>
                          </text:list>
                        </text:list-item>
                      </text:list>
                    </text:list-item>
                  </text:list>
                </text:list-item>
              </text:list>
            </text:list-item>
          </text:list>
        </draw:text-box>
        <svg:title/>
        <svg:desc/>
      </draw:frame>
      <draw:frame draw:id="id18" presentation:style-name="a130" draw:name="Datumsplatzhalter 3" svg:x="0.91667in" svg:y="6.95139in" svg:width="3in" svg:height="0.39931in" presentation:class="date-time" presentation:placeholder="false">
        <draw:text-box>
          <text:p text:style-name="a129" text:class-names="" text:cond-style-name=""><text:span text:style-name="a127" text:class-names=""><text:date text:fixed="false" style:data-style-name="a128">28.03.2020</text:date></text:span></text:p>
        </draw:text-box>
        <svg:title/>
        <svg:desc/>
      </draw:frame>
      <draw:frame draw:id="id19" presentation:style-name="a133" draw:name="Fußzeilenplatzhalter 4" svg:x="4.41667in" svg:y="6.95139in" svg:width="4.5in" svg:height="0.39931in" presentation:class="footer" presentation:placeholder="false">
        <draw:text-box>
          <text:p text:style-name="a132" text:class-names="" text:cond-style-name=""><text:span text:style-name="a131" text:class-names=""/></text:p>
        </draw:text-box>
        <svg:title/>
        <svg:desc/>
      </draw:frame>
      <draw:frame draw:id="id20" presentation:style-name="a136" draw:name="Foliennummernplatzhalter 5" svg:x="9.41667in" svg:y="6.95139in" svg:width="3in" svg:height="0.39931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page-layout-name="pageLayout2" draw:style-name="a166">
        <draw:frame draw:id="id5" presentation:style-name="a139" draw:name="Kopfzeilenplatzhalter 1" svg:x="0in" svg:y="0in" svg:width="3.25in" svg:height="0.50174in" presentation:class="header" presentation:placeholder="false">
          <draw:text-box>
            <text:p text:style-name="a138" text:class-names="" text:cond-style-name=""><text:span text:style-name="a137" text:class-names=""/></text:p>
          </draw:text-box>
          <svg:title/>
          <svg:desc/>
        </draw:frame>
        <draw:frame draw:id="id6" presentation:style-name="a143" draw:name="Datumsplatzhalter 2" svg:x="4.24826in" svg:y="0in" svg:width="3.25in" svg:height="0.50174in" presentation:class="date-time" presentation:placeholder="false">
          <draw:text-box>
            <text:p text:style-name="a142" text:class-names="" text:cond-style-name=""><text:span text:style-name="a140" text:class-names=""><text:date text:fixed="false" style:data-style-name="a141">28.03.2020</text:date></text:span></text:p>
          </draw:text-box>
          <svg:title/>
          <svg:desc/>
        </draw:frame>
        <draw:page-thumbnail svg:x="0.75in" svg:y="1.25in" svg:width="6in" svg:height="3.375in" presentation:class="page" draw:id="id7" presentation:style-name="a144" draw:name="Folienbildplatzhalter 3">
          <svg:title/>
          <svg:desc/>
        </draw:page-thumbnail>
        <draw:frame draw:id="id8" presentation:style-name="a159" draw:name="Notizenplatzhalter 4" svg:x="0.75in" svg:y="4.8125in" svg:width="6in" svg:height="3.9375in" presentation:class="notes" presentation:placeholder="false">
          <draw:text-box>
            <text:p text:style-name="a146" text:class-names="" text:cond-style-name=""><text:span text:style-name="a145" text:class-names="">Formatvorlagen des Textmasters bearbeiten</text:span></text:p>
            <text:list text:style-name="a149">
              <text:list-item>
                <text:list text:style-name="a149">
                  <text:list-item>
                    <text:p text:style-name="a148" text:class-names="" text:cond-style-name=""><text:span text:style-name="a147" text:class-names="">Zweite Ebene</text:span></text:p>
                  </text:list-item>
                </text:list>
              </text:list-item>
            </text:list>
            <text:list text:style-name="a152">
              <text:list-item>
                <text:list text:style-name="a152">
                  <text:list-item>
                    <text:list text:style-name="a152">
                      <text:list-item>
                        <text:p text:style-name="a151" text:class-names="" text:cond-style-name=""><text:span text:style-name="a150" text:class-names="">Dritte Ebene</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Vierte Ebene</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Fünfte Ebene</text:span></text:p>
                              </text:list-item>
                            </text:list>
                          </text:list-item>
                        </text:list>
                      </text:list-item>
                    </text:list>
                  </text:list-item>
                </text:list>
              </text:list-item>
            </text:list>
          </draw:text-box>
          <svg:title/>
          <svg:desc/>
        </draw:frame>
        <draw:frame draw:id="id9" presentation:style-name="a162" draw:name="Fußzeilenplatzhalter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5" draw:name="Foliennummernplatzhalter 6" svg:x="4.24826in" svg:y="9.49826in" svg:width="3.25in" svg:height="0.50174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Abschnitts" style:page-layout-name="pageLayout1" draw:style-name="a167">
      <draw:frame draw:id="id21" presentation:style-name="a170" draw:name="Titel 1" svg:x="0.90972in" svg:y="1.86979in" svg:width="11.5in" svg:height="3.11979in" presentation:class="title" presentation:placeholder="false">
        <draw:text-box>
          <text:p text:style-name="a169" text:class-names="" text:cond-style-name=""><text:span text:style-name="a168" text:class-names="">Titelmasterformat durch Klicken bearbeiten</text:span></text:p>
        </draw:text-box>
        <svg:title/>
        <svg:desc/>
      </draw:frame>
      <draw:frame draw:id="id22" presentation:style-name="a174" draw:name="Textplatzhalter 2" svg:x="0.90972in" svg:y="5.0191in" svg:width="11.5in" svg:height="1.64062in" presentation:class="outline" presentation:placeholder="false">
        <draw:text-box>
          <text:list text:style-name="a173">
            <text:list-item>
              <text:p text:style-name="a172" text:class-names="" text:cond-style-name=""><text:span text:style-name="a171" text:class-names="">Formatvorlagen des Textmasters bearbeiten</text:span></text:p>
            </text:list-item>
          </text:list>
        </draw:text-box>
        <svg:title/>
        <svg:desc/>
      </draw:frame>
      <draw:frame draw:id="id23" presentation:style-name="a178" draw:name="Datumsplatzhalter 3" svg:x="0.91667in" svg:y="6.95139in" svg:width="3in" svg:height="0.39931in" presentation:class="date-time" presentation:placeholder="false">
        <draw:text-box>
          <text:p text:style-name="a177" text:class-names="" text:cond-style-name=""><text:span text:style-name="a175" text:class-names=""><text:date text:fixed="false" style:data-style-name="a176">28.03.2020</text:date></text:span></text:p>
        </draw:text-box>
        <svg:title/>
        <svg:desc/>
      </draw:frame>
      <draw:frame draw:id="id24" presentation:style-name="a181" draw:name="Fußzeilenplatzhalter 4" svg:x="4.41667in" svg:y="6.95139in" svg:width="4.5in" svg:height="0.39931in" presentation:class="footer" presentation:placeholder="false">
        <draw:text-box>
          <text:p text:style-name="a180" text:class-names="" text:cond-style-name=""><text:span text:style-name="a179" text:class-names=""/></text:p>
        </draw:text-box>
        <svg:title/>
        <svg:desc/>
      </draw:frame>
      <draw:frame draw:id="id25" presentation:style-name="a184" draw:name="Foliennummernplatzhalter 5" svg:x="9.41667in" svg:y="6.95139in" svg:width="3in" svg:height="0.39931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page-layout-name="pageLayout2" draw:style-name="a214">
        <draw:frame draw:id="id5" presentation:style-name="a187" draw:name="Kopfzeilenplatzhalter 1" svg:x="0in" svg:y="0in" svg:width="3.25in" svg:height="0.50174in" presentation:class="header" presentation:placeholder="false">
          <draw:text-box>
            <text:p text:style-name="a186" text:class-names="" text:cond-style-name=""><text:span text:style-name="a185" text:class-names=""/></text:p>
          </draw:text-box>
          <svg:title/>
          <svg:desc/>
        </draw:frame>
        <draw:frame draw:id="id6" presentation:style-name="a191" draw:name="Datumsplatzhalter 2" svg:x="4.24826in" svg:y="0in" svg:width="3.25in" svg:height="0.50174in" presentation:class="date-time" presentation:placeholder="false">
          <draw:text-box>
            <text:p text:style-name="a190" text:class-names="" text:cond-style-name=""><text:span text:style-name="a188" text:class-names=""><text:date text:fixed="false" style:data-style-name="a189">28.03.2020</text:date></text:span></text:p>
          </draw:text-box>
          <svg:title/>
          <svg:desc/>
        </draw:frame>
        <draw:page-thumbnail svg:x="0.75in" svg:y="1.25in" svg:width="6in" svg:height="3.375in" presentation:class="page" draw:id="id7" presentation:style-name="a192" draw:name="Folienbildplatzhalter 3">
          <svg:title/>
          <svg:desc/>
        </draw:page-thumbnail>
        <draw:frame draw:id="id8" presentation:style-name="a207" draw:name="Notizenplatzhalter 4" svg:x="0.75in" svg:y="4.8125in" svg:width="6in" svg:height="3.9375in" presentation:class="notes" presentation:placeholder="false">
          <draw:text-box>
            <text:p text:style-name="a194" text:class-names="" text:cond-style-name=""><text:span text:style-name="a193" text:class-names="">Formatvorlagen des Textmasters bearbeiten</text:span></text:p>
            <text:list text:style-name="a197">
              <text:list-item>
                <text:list text:style-name="a197">
                  <text:list-item>
                    <text:p text:style-name="a196" text:class-names="" text:cond-style-name=""><text:span text:style-name="a195" text:class-names="">Zweite Ebene</text:span></text:p>
                  </text:list-item>
                </text:list>
              </text:list-item>
            </text:list>
            <text:list text:style-name="a200">
              <text:list-item>
                <text:list text:style-name="a200">
                  <text:list-item>
                    <text:list text:style-name="a200">
                      <text:list-item>
                        <text:p text:style-name="a199" text:class-names="" text:cond-style-name=""><text:span text:style-name="a198" text:class-names="">Dritte Ebene</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Vierte Ebene</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ünfte Ebene</text:span></text:p>
                              </text:list-item>
                            </text:list>
                          </text:list-item>
                        </text:list>
                      </text:list-item>
                    </text:list>
                  </text:list-item>
                </text:list>
              </text:list-item>
            </text:list>
          </draw:text-box>
          <svg:title/>
          <svg:desc/>
        </draw:frame>
        <draw:frame draw:id="id9" presentation:style-name="a210" draw:name="Fußzeilenplatzhalter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10" presentation:style-name="a213" draw:name="Foliennummernplatzhalter 6" svg:x="4.24826in" svg:y="9.49826in" svg:width="3.25in" svg:height="0.50174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Zwei-Inhalte" style:page-layout-name="pageLayout1" draw:style-name="a215">
      <draw:frame draw:id="id26" presentation:style-name="a218" draw:name="Titel 1" svg:x="0.91667in" svg:y="0.39931in" svg:width="11.5in" svg:height="1.44965in" presentation:class="title" presentation:placeholder="false">
        <draw:text-box>
          <text:p text:style-name="a217" text:class-names="" text:cond-style-name=""><text:span text:style-name="a216" text:class-names="">Titelmasterformat durch Klicken bearbeiten</text:span></text:p>
        </draw:text-box>
        <svg:title/>
        <svg:desc/>
      </draw:frame>
      <draw:frame draw:id="id27" presentation:style-name="a234" draw:name="Inhaltsplatzhalter 2" svg:x="0.91667in" svg:y="1.99653in" svg:width="5.66667in" svg:height="4.75868in" presentation:class="object" presentation:placeholder="false">
        <draw:text-box>
          <text:list text:style-name="a221">
            <text:list-item>
              <text:p text:style-name="a220" text:class-names="" text:cond-style-name=""><text:span text:style-name="a219" text:class-names="">Formatvorlagen des Textmasters bearbeiten</text:span></text:p>
            </text:list-item>
          </text:list>
          <text:list text:style-name="a224">
            <text:list-item>
              <text:list text:style-name="a224">
                <text:list-item>
                  <text:p text:style-name="a223" text:class-names="" text:cond-style-name=""><text:span text:style-name="a222" text:class-names="">Zweite Ebene</text:span></text:p>
                </text:list-item>
              </text:list>
            </text:list-item>
          </text:list>
          <text:list text:style-name="a227">
            <text:list-item>
              <text:list text:style-name="a227">
                <text:list-item>
                  <text:list text:style-name="a227">
                    <text:list-item>
                      <text:p text:style-name="a226" text:class-names="" text:cond-style-name=""><text:span text:style-name="a225" text:class-names="">Dritte Ebene</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Vierte Ebene</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Fünfte Ebene</text:span></text:p>
                            </text:list-item>
                          </text:list>
                        </text:list-item>
                      </text:list>
                    </text:list-item>
                  </text:list>
                </text:list-item>
              </text:list>
            </text:list-item>
          </text:list>
        </draw:text-box>
        <svg:title/>
        <svg:desc/>
      </draw:frame>
      <draw:frame draw:id="id28" presentation:style-name="a250" draw:name="Inhaltsplatzhalter 3" svg:x="6.75in" svg:y="1.99653in" svg:width="5.66667in" svg:height="4.75868in" presentation:class="object" presentation:placeholder="false">
        <draw:text-box>
          <text:list text:style-name="a237">
            <text:list-item>
              <text:p text:style-name="a236" text:class-names="" text:cond-style-name=""><text:span text:style-name="a235" text:class-names="">Formatvorlagen des Textmasters bearbeiten</text:span></text:p>
            </text:list-item>
          </text:list>
          <text:list text:style-name="a240">
            <text:list-item>
              <text:list text:style-name="a240">
                <text:list-item>
                  <text:p text:style-name="a239" text:class-names="" text:cond-style-name=""><text:span text:style-name="a238" text:class-names="">Zweite Ebene</text:span></text:p>
                </text:list-item>
              </text:list>
            </text:list-item>
          </text:list>
          <text:list text:style-name="a243">
            <text:list-item>
              <text:list text:style-name="a243">
                <text:list-item>
                  <text:list text:style-name="a243">
                    <text:list-item>
                      <text:p text:style-name="a242" text:class-names="" text:cond-style-name=""><text:span text:style-name="a241" text:class-names="">Dritte Ebene</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Vierte Ebene</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ünfte Ebene</text:span></text:p>
                            </text:list-item>
                          </text:list>
                        </text:list-item>
                      </text:list>
                    </text:list-item>
                  </text:list>
                </text:list-item>
              </text:list>
            </text:list-item>
          </text:list>
        </draw:text-box>
        <svg:title/>
        <svg:desc/>
      </draw:frame>
      <draw:frame draw:id="id29" presentation:style-name="a254" draw:name="Datumsplatzhalter 4" svg:x="0.91667in" svg:y="6.95139in" svg:width="3in" svg:height="0.39931in" presentation:class="date-time" presentation:placeholder="false">
        <draw:text-box>
          <text:p text:style-name="a253" text:class-names="" text:cond-style-name=""><text:span text:style-name="a251" text:class-names=""><text:date text:fixed="false" style:data-style-name="a252">28.03.2020</text:date></text:span></text:p>
        </draw:text-box>
        <svg:title/>
        <svg:desc/>
      </draw:frame>
      <draw:frame draw:id="id30" presentation:style-name="a257" draw:name="Fußzeilenplatzhalter 5" svg:x="4.41667in" svg:y="6.95139in" svg:width="4.5in" svg:height="0.39931in" presentation:class="footer" presentation:placeholder="false">
        <draw:text-box>
          <text:p text:style-name="a256" text:class-names="" text:cond-style-name=""><text:span text:style-name="a255" text:class-names=""/></text:p>
        </draw:text-box>
        <svg:title/>
        <svg:desc/>
      </draw:frame>
      <draw:frame draw:id="id31" presentation:style-name="a260" draw:name="Foliennummernplatzhalter 6" svg:x="9.41667in" svg:y="6.95139in" svg:width="3in" svg:height="0.39931in" presentation:class="page-number" presentation:placeholder="false">
        <draw:text-box>
          <text:p text:style-name="a259" text:class-names="" text:cond-style-name=""><text:span text:style-name="a258" text:class-names=""><text:page-number style:num-format="1" text:fixed="false"/></text:span></text:p>
        </draw:text-box>
        <svg:title/>
        <svg:desc/>
      </draw:frame>
      <presentation:notes style:page-layout-name="pageLayout2" draw:style-name="a290">
        <draw:frame draw:id="id5" presentation:style-name="a263" draw:name="Kopfzeilenplatzhalter 1" svg:x="0in" svg:y="0in" svg:width="3.25in" svg:height="0.50174in" presentation:class="header" presentation:placeholder="false">
          <draw:text-box>
            <text:p text:style-name="a262" text:class-names="" text:cond-style-name=""><text:span text:style-name="a261" text:class-names=""/></text:p>
          </draw:text-box>
          <svg:title/>
          <svg:desc/>
        </draw:frame>
        <draw:frame draw:id="id6" presentation:style-name="a267" draw:name="Datumsplatzhalter 2" svg:x="4.24826in" svg:y="0in" svg:width="3.25in" svg:height="0.50174in" presentation:class="date-time" presentation:placeholder="false">
          <draw:text-box>
            <text:p text:style-name="a266" text:class-names="" text:cond-style-name=""><text:span text:style-name="a264" text:class-names=""><text:date text:fixed="false" style:data-style-name="a265">28.03.2020</text:date></text:span></text:p>
          </draw:text-box>
          <svg:title/>
          <svg:desc/>
        </draw:frame>
        <draw:page-thumbnail svg:x="0.75in" svg:y="1.25in" svg:width="6in" svg:height="3.375in" presentation:class="page" draw:id="id7" presentation:style-name="a268" draw:name="Folienbildplatzhalter 3">
          <svg:title/>
          <svg:desc/>
        </draw:page-thumbnail>
        <draw:frame draw:id="id8" presentation:style-name="a283" draw:name="Notizenplatzhalter 4" svg:x="0.75in" svg:y="4.8125in" svg:width="6in" svg:height="3.9375in" presentation:class="notes" presentation:placeholder="false">
          <draw:text-box>
            <text:p text:style-name="a270" text:class-names="" text:cond-style-name=""><text:span text:style-name="a269" text:class-names="">Formatvorlagen des Textmasters bearbeiten</text:span></text:p>
            <text:list text:style-name="a273">
              <text:list-item>
                <text:list text:style-name="a273">
                  <text:list-item>
                    <text:p text:style-name="a272" text:class-names="" text:cond-style-name=""><text:span text:style-name="a271" text:class-names="">Zweite Ebene</text:span></text:p>
                  </text:list-item>
                </text:list>
              </text:list-item>
            </text:list>
            <text:list text:style-name="a276">
              <text:list-item>
                <text:list text:style-name="a276">
                  <text:list-item>
                    <text:list text:style-name="a276">
                      <text:list-item>
                        <text:p text:style-name="a275" text:class-names="" text:cond-style-name=""><text:span text:style-name="a274" text:class-names="">Dritte Ebene</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Vierte Ebene</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ünfte Ebene</text:span></text:p>
                              </text:list-item>
                            </text:list>
                          </text:list-item>
                        </text:list>
                      </text:list-item>
                    </text:list>
                  </text:list-item>
                </text:list>
              </text:list-item>
            </text:list>
          </draw:text-box>
          <svg:title/>
          <svg:desc/>
        </draw:frame>
        <draw:frame draw:id="id9" presentation:style-name="a286" draw:name="Fußzeilenplatzhalter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0" presentation:style-name="a289" draw:name="Foliennummernplatzhalter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Vergleich" style:page-layout-name="pageLayout1" draw:style-name="a291">
      <draw:frame draw:id="id32" presentation:style-name="a294" draw:name="Titel 1" svg:x="0.9184in" svg:y="0.39931in" svg:width="11.5in" svg:height="1.44965in" presentation:class="title" presentation:placeholder="false">
        <draw:text-box>
          <text:p text:style-name="a293" text:class-names="" text:cond-style-name=""><text:span text:style-name="a292" text:class-names="">Titelmasterformat durch Klicken bearbeiten</text:span></text:p>
        </draw:text-box>
        <svg:title/>
        <svg:desc/>
      </draw:frame>
      <draw:frame draw:id="id33" presentation:style-name="a298" draw:name="Textplatzhalter 2" svg:x="0.9184in" svg:y="1.83854in" svg:width="5.64062in" svg:height="0.90104in" presentation:class="outline" presentation:placeholder="false">
        <draw:text-box>
          <text:list text:style-name="a297">
            <text:list-item>
              <text:p text:style-name="a296" text:class-names="" text:cond-style-name=""><text:span text:style-name="a295" text:class-names="">Formatvorlagen des Textmasters bearbeiten</text:span></text:p>
            </text:list-item>
          </text:list>
        </draw:text-box>
        <svg:title/>
        <svg:desc/>
      </draw:frame>
      <draw:frame draw:id="id34" presentation:style-name="a314" draw:name="Inhaltsplatzhalter 3" svg:x="0.9184in" svg:y="2.73958in" svg:width="5.64062in" svg:height="4.02951in" presentation:class="object" presentation:placeholder="false">
        <draw:text-box>
          <text:list text:style-name="a301">
            <text:list-item>
              <text:p text:style-name="a300" text:class-names="" text:cond-style-name=""><text:span text:style-name="a299" text:class-names="">Formatvorlagen des Textmasters bearbeiten</text:span></text:p>
            </text:list-item>
          </text:list>
          <text:list text:style-name="a304">
            <text:list-item>
              <text:list text:style-name="a304">
                <text:list-item>
                  <text:p text:style-name="a303" text:class-names="" text:cond-style-name=""><text:span text:style-name="a302" text:class-names="">Zweite Ebene</text:span></text:p>
                </text:list-item>
              </text:list>
            </text:list-item>
          </text:list>
          <text:list text:style-name="a307">
            <text:list-item>
              <text:list text:style-name="a307">
                <text:list-item>
                  <text:list text:style-name="a307">
                    <text:list-item>
                      <text:p text:style-name="a306" text:class-names="" text:cond-style-name=""><text:span text:style-name="a305" text:class-names="">Dritte Ebene</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Vierte Ebene</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ünfte Ebene</text:span></text:p>
                            </text:list-item>
                          </text:list>
                        </text:list-item>
                      </text:list>
                    </text:list-item>
                  </text:list>
                </text:list-item>
              </text:list>
            </text:list-item>
          </text:list>
        </draw:text-box>
        <svg:title/>
        <svg:desc/>
      </draw:frame>
      <draw:frame draw:id="id35" presentation:style-name="a318" draw:name="Textplatzhalter 4" svg:x="6.75in" svg:y="1.83854in" svg:width="5.6684in" svg:height="0.90104in" presentation:class="outline" presentation:placeholder="false">
        <draw:text-box>
          <text:list text:style-name="a317">
            <text:list-item>
              <text:p text:style-name="a316" text:class-names="" text:cond-style-name=""><text:span text:style-name="a315" text:class-names="">Formatvorlagen des Textmasters bearbeiten</text:span></text:p>
            </text:list-item>
          </text:list>
        </draw:text-box>
        <svg:title/>
        <svg:desc/>
      </draw:frame>
      <draw:frame draw:id="id36" presentation:style-name="a334" draw:name="Inhaltsplatzhalter 5" svg:x="6.75in" svg:y="2.73958in" svg:width="5.6684in" svg:height="4.02951in" presentation:class="object" presentation:placeholder="false">
        <draw:text-box>
          <text:list text:style-name="a321">
            <text:list-item>
              <text:p text:style-name="a320" text:class-names="" text:cond-style-name=""><text:span text:style-name="a319" text:class-names="">Formatvorlagen des Textmasters bearbeiten</text:span></text:p>
            </text:list-item>
          </text:list>
          <text:list text:style-name="a324">
            <text:list-item>
              <text:list text:style-name="a324">
                <text:list-item>
                  <text:p text:style-name="a323" text:class-names="" text:cond-style-name=""><text:span text:style-name="a322" text:class-names="">Zweite Ebene</text:span></text:p>
                </text:list-item>
              </text:list>
            </text:list-item>
          </text:list>
          <text:list text:style-name="a327">
            <text:list-item>
              <text:list text:style-name="a327">
                <text:list-item>
                  <text:list text:style-name="a327">
                    <text:list-item>
                      <text:p text:style-name="a326" text:class-names="" text:cond-style-name=""><text:span text:style-name="a325" text:class-names="">Dritte Ebene</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Vierte Ebene</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Fünfte Ebene</text:span></text:p>
                            </text:list-item>
                          </text:list>
                        </text:list-item>
                      </text:list>
                    </text:list-item>
                  </text:list>
                </text:list-item>
              </text:list>
            </text:list-item>
          </text:list>
        </draw:text-box>
        <svg:title/>
        <svg:desc/>
      </draw:frame>
      <draw:frame draw:id="id37" presentation:style-name="a338" draw:name="Datumsplatzhalter 6" svg:x="0.91667in" svg:y="6.95139in" svg:width="3in" svg:height="0.39931in" presentation:class="date-time" presentation:placeholder="false">
        <draw:text-box>
          <text:p text:style-name="a337" text:class-names="" text:cond-style-name=""><text:span text:style-name="a335" text:class-names=""><text:date text:fixed="false" style:data-style-name="a336">28.03.2020</text:date></text:span></text:p>
        </draw:text-box>
        <svg:title/>
        <svg:desc/>
      </draw:frame>
      <draw:frame draw:id="id38" presentation:style-name="a341" draw:name="Fußzeilenplatzhalter 7"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39" presentation:style-name="a344" draw:name="Foliennummernplatzhalter 8" svg:x="9.41667in" svg:y="6.95139in" svg:width="3in" svg:height="0.39931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page-layout-name="pageLayout2" draw:style-name="a374">
        <draw:frame draw:id="id5" presentation:style-name="a347" draw:name="Kopfzeilenplatzhalter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1" draw:name="Datumsplatzhalter 2" svg:x="4.24826in" svg:y="0in" svg:width="3.25in" svg:height="0.50174in" presentation:class="date-time" presentation:placeholder="false">
          <draw:text-box>
            <text:p text:style-name="a350" text:class-names="" text:cond-style-name=""><text:span text:style-name="a348" text:class-names=""><text:date text:fixed="false" style:data-style-name="a349">28.03.2020</text:date></text:span></text:p>
          </draw:text-box>
          <svg:title/>
          <svg:desc/>
        </draw:frame>
        <draw:page-thumbnail svg:x="0.75in" svg:y="1.25in" svg:width="6in" svg:height="3.375in" presentation:class="page" draw:id="id7" presentation:style-name="a352" draw:name="Folienbildplatzhalter 3">
          <svg:title/>
          <svg:desc/>
        </draw:page-thumbnail>
        <draw:frame draw:id="id8" presentation:style-name="a367" draw:name="Notizenplatzhalter 4" svg:x="0.75in" svg:y="4.8125in" svg:width="6in" svg:height="3.9375in" presentation:class="notes" presentation:placeholder="false">
          <draw:text-box>
            <text:p text:style-name="a354" text:class-names="" text:cond-style-name=""><text:span text:style-name="a353" text:class-names="">Formatvorlagen des Textmasters bearbeiten</text:span></text:p>
            <text:list text:style-name="a357">
              <text:list-item>
                <text:list text:style-name="a357">
                  <text:list-item>
                    <text:p text:style-name="a356" text:class-names="" text:cond-style-name=""><text:span text:style-name="a355" text:class-names="">Zweite Ebene</text:span></text:p>
                  </text:list-item>
                </text:list>
              </text:list-item>
            </text:list>
            <text:list text:style-name="a360">
              <text:list-item>
                <text:list text:style-name="a360">
                  <text:list-item>
                    <text:list text:style-name="a360">
                      <text:list-item>
                        <text:p text:style-name="a359" text:class-names="" text:cond-style-name=""><text:span text:style-name="a358" text:class-names="">Dritte Ebene</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Vierte Ebene</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ünfte Ebene</text:span></text:p>
                              </text:list-item>
                            </text:list>
                          </text:list-item>
                        </text:list>
                      </text:list-item>
                    </text:list>
                  </text:list-item>
                </text:list>
              </text:list-item>
            </text:list>
          </draw:text-box>
          <svg:title/>
          <svg:desc/>
        </draw:frame>
        <draw:frame draw:id="id9" presentation:style-name="a370" draw:name="Fußzeilenplatzhalter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3" draw:name="Foliennummernplatzhalter 6" svg:x="4.24826in" svg:y="9.49826in" svg:width="3.25in" svg:height="0.50174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Nur-Titel" style:page-layout-name="pageLayout1" draw:style-name="a375">
      <draw:frame draw:id="id40" presentation:style-name="a378" draw:name="Titel 1" svg:x="0.91667in" svg:y="0.39931in" svg:width="11.5in" svg:height="1.44965in" presentation:class="title" presentation:placeholder="false">
        <draw:text-box>
          <text:p text:style-name="a377" text:class-names="" text:cond-style-name=""><text:span text:style-name="a376" text:class-names="">Titelmasterformat durch Klicken bearbeiten</text:span></text:p>
        </draw:text-box>
        <svg:title/>
        <svg:desc/>
      </draw:frame>
      <draw:frame draw:id="id41" presentation:style-name="a382" draw:name="Datumsplatzhalter 2" svg:x="0.91667in" svg:y="6.95139in" svg:width="3in" svg:height="0.39931in" presentation:class="date-time" presentation:placeholder="false">
        <draw:text-box>
          <text:p text:style-name="a381" text:class-names="" text:cond-style-name=""><text:span text:style-name="a379" text:class-names=""><text:date text:fixed="false" style:data-style-name="a380">28.03.2020</text:date></text:span></text:p>
        </draw:text-box>
        <svg:title/>
        <svg:desc/>
      </draw:frame>
      <draw:frame draw:id="id42" presentation:style-name="a385" draw:name="Fußzeilenplatzhalter 3" svg:x="4.41667in" svg:y="6.95139in" svg:width="4.5in" svg:height="0.39931in" presentation:class="footer" presentation:placeholder="false">
        <draw:text-box>
          <text:p text:style-name="a384" text:class-names="" text:cond-style-name=""><text:span text:style-name="a383" text:class-names=""/></text:p>
        </draw:text-box>
        <svg:title/>
        <svg:desc/>
      </draw:frame>
      <draw:frame draw:id="id43" presentation:style-name="a388" draw:name="Foliennummernplatzhalter 4" svg:x="9.41667in" svg:y="6.95139in" svg:width="3in" svg:height="0.39931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18">
        <draw:frame draw:id="id5" presentation:style-name="a391" draw:name="Kopfzeilenplatzhalter 1" svg:x="0in" svg:y="0in" svg:width="3.25in" svg:height="0.50174in" presentation:class="header" presentation:placeholder="false">
          <draw:text-box>
            <text:p text:style-name="a390" text:class-names="" text:cond-style-name=""><text:span text:style-name="a389" text:class-names=""/></text:p>
          </draw:text-box>
          <svg:title/>
          <svg:desc/>
        </draw:frame>
        <draw:frame draw:id="id6" presentation:style-name="a395" draw:name="Datumsplatzhalter 2" svg:x="4.24826in" svg:y="0in" svg:width="3.25in" svg:height="0.50174in" presentation:class="date-time" presentation:placeholder="false">
          <draw:text-box>
            <text:p text:style-name="a394" text:class-names="" text:cond-style-name=""><text:span text:style-name="a392" text:class-names=""><text:date text:fixed="false" style:data-style-name="a393">28.03.2020</text:date></text:span></text:p>
          </draw:text-box>
          <svg:title/>
          <svg:desc/>
        </draw:frame>
        <draw:page-thumbnail svg:x="0.75in" svg:y="1.25in" svg:width="6in" svg:height="3.375in" presentation:class="page" draw:id="id7" presentation:style-name="a396" draw:name="Folienbildplatzhalter 3">
          <svg:title/>
          <svg:desc/>
        </draw:page-thumbnail>
        <draw:frame draw:id="id8" presentation:style-name="a411" draw:name="Notizenplatzhalter 4" svg:x="0.75in" svg:y="4.8125in" svg:width="6in" svg:height="3.9375in" presentation:class="notes" presentation:placeholder="false">
          <draw:text-box>
            <text:p text:style-name="a398" text:class-names="" text:cond-style-name=""><text:span text:style-name="a397" text:class-names="">Formatvorlagen des Textmasters bearbeiten</text:span></text:p>
            <text:list text:style-name="a401">
              <text:list-item>
                <text:list text:style-name="a401">
                  <text:list-item>
                    <text:p text:style-name="a400" text:class-names="" text:cond-style-name=""><text:span text:style-name="a399" text:class-names="">Zweite Ebene</text:span></text:p>
                  </text:list-item>
                </text:list>
              </text:list-item>
            </text:list>
            <text:list text:style-name="a404">
              <text:list-item>
                <text:list text:style-name="a404">
                  <text:list-item>
                    <text:list text:style-name="a404">
                      <text:list-item>
                        <text:p text:style-name="a403" text:class-names="" text:cond-style-name=""><text:span text:style-name="a402" text:class-names="">Dritte Ebene</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Vierte Ebene</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Fünfte Ebene</text:span></text:p>
                              </text:list-item>
                            </text:list>
                          </text:list-item>
                        </text:list>
                      </text:list-item>
                    </text:list>
                  </text:list-item>
                </text:list>
              </text:list-item>
            </text:list>
          </draw:text-box>
          <svg:title/>
          <svg:desc/>
        </draw:frame>
        <draw:frame draw:id="id9" presentation:style-name="a414" draw:name="Fußzeilenplatzhalter 5" svg:x="0in" svg:y="9.49826in" svg:width="3.25in" svg:height="0.50174in" presentation:class="footer" presentation:placeholder="false">
          <draw:text-box>
            <text:p text:style-name="a413" text:class-names="" text:cond-style-name=""><text:span text:style-name="a412" text:class-names=""/></text:p>
          </draw:text-box>
          <svg:title/>
          <svg:desc/>
        </draw:frame>
        <draw:frame draw:id="id10" presentation:style-name="a417" draw:name="Foliennummernplatzhalter 6" svg:x="4.24826in" svg:y="9.49826in" svg:width="3.25in" svg:height="0.50174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Leer" style:page-layout-name="pageLayout1" draw:style-name="a419">
      <draw:frame draw:id="id44" presentation:style-name="a423" draw:name="Datumsplatzhalter 1" svg:x="0.91667in" svg:y="6.95139in" svg:width="3in" svg:height="0.39931in" presentation:class="date-time" presentation:placeholder="false">
        <draw:text-box>
          <text:p text:style-name="a422" text:class-names="" text:cond-style-name=""><text:span text:style-name="a420" text:class-names=""><text:date text:fixed="false" style:data-style-name="a421">28.03.2020</text:date></text:span></text:p>
        </draw:text-box>
        <svg:title/>
        <svg:desc/>
      </draw:frame>
      <draw:frame draw:id="id45" presentation:style-name="a426" draw:name="Fußzeilenplatzhalter 2"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46" presentation:style-name="a429" draw:name="Foliennummernplatzhalter 3" svg:x="9.41667in" svg:y="6.95139in" svg:width="3in" svg:height="0.39931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page-layout-name="pageLayout2" draw:style-name="a459">
        <draw:frame draw:id="id5" presentation:style-name="a432" draw:name="Kopfzeilenplatzhalter 1" svg:x="0in" svg:y="0in" svg:width="3.25in" svg:height="0.50174in" presentation:class="header" presentation:placeholder="false">
          <draw:text-box>
            <text:p text:style-name="a431" text:class-names="" text:cond-style-name=""><text:span text:style-name="a430" text:class-names=""/></text:p>
          </draw:text-box>
          <svg:title/>
          <svg:desc/>
        </draw:frame>
        <draw:frame draw:id="id6" presentation:style-name="a436" draw:name="Datumsplatzhalter 2" svg:x="4.24826in" svg:y="0in" svg:width="3.25in" svg:height="0.50174in" presentation:class="date-time" presentation:placeholder="false">
          <draw:text-box>
            <text:p text:style-name="a435" text:class-names="" text:cond-style-name=""><text:span text:style-name="a433" text:class-names=""><text:date text:fixed="false" style:data-style-name="a434">28.03.2020</text:date></text:span></text:p>
          </draw:text-box>
          <svg:title/>
          <svg:desc/>
        </draw:frame>
        <draw:page-thumbnail svg:x="0.75in" svg:y="1.25in" svg:width="6in" svg:height="3.375in" presentation:class="page" draw:id="id7" presentation:style-name="a437" draw:name="Folienbildplatzhalter 3">
          <svg:title/>
          <svg:desc/>
        </draw:page-thumbnail>
        <draw:frame draw:id="id8" presentation:style-name="a452" draw:name="Notizenplatzhalter 4" svg:x="0.75in" svg:y="4.8125in" svg:width="6in" svg:height="3.9375in" presentation:class="notes" presentation:placeholder="false">
          <draw:text-box>
            <text:p text:style-name="a439" text:class-names="" text:cond-style-name=""><text:span text:style-name="a438" text:class-names="">Formatvorlagen des Textmasters bearbeiten</text:span></text:p>
            <text:list text:style-name="a442">
              <text:list-item>
                <text:list text:style-name="a442">
                  <text:list-item>
                    <text:p text:style-name="a441" text:class-names="" text:cond-style-name=""><text:span text:style-name="a440" text:class-names="">Zweite Ebene</text:span></text:p>
                  </text:list-item>
                </text:list>
              </text:list-item>
            </text:list>
            <text:list text:style-name="a445">
              <text:list-item>
                <text:list text:style-name="a445">
                  <text:list-item>
                    <text:list text:style-name="a445">
                      <text:list-item>
                        <text:p text:style-name="a444" text:class-names="" text:cond-style-name=""><text:span text:style-name="a443" text:class-names="">Dritte Ebene</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Vierte Ebene</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Fünfte Ebene</text:span></text:p>
                              </text:list-item>
                            </text:list>
                          </text:list-item>
                        </text:list>
                      </text:list-item>
                    </text:list>
                  </text:list-item>
                </text:list>
              </text:list-item>
            </text:list>
          </draw:text-box>
          <svg:title/>
          <svg:desc/>
        </draw:frame>
        <draw:frame draw:id="id9" presentation:style-name="a455" draw:name="Fußzeilenplatzhalter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8" draw:name="Foliennummernplatzhalter 6" svg:x="4.24826in" svg:y="9.49826in" svg:width="3.25in" svg:height="0.50174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master-page>
    <style:master-page style:name="Master1-Layout8-objTx-Inhalt-mit-Überschrift" style:page-layout-name="pageLayout1" draw:style-name="a460">
      <draw:frame draw:id="id47" presentation:style-name="a463" draw:name="Titel 1" svg:x="0.9184in" svg:y="0.5in" svg:width="4.30035in" svg:height="1.75in" presentation:class="title" presentation:placeholder="false">
        <draw:text-box>
          <text:p text:style-name="a462" text:class-names="" text:cond-style-name=""><text:span text:style-name="a461" text:class-names="">Titelmasterformat durch Klicken bearbeiten</text:span></text:p>
        </draw:text-box>
        <svg:title/>
        <svg:desc/>
      </draw:frame>
      <draw:frame draw:id="id48" presentation:style-name="a479" draw:name="Inhaltsplatzhalter 2" svg:x="5.6684in" svg:y="1.07986in" svg:width="6.75in" svg:height="5.32986in" presentation:class="object" presentation:placeholder="false">
        <draw:text-box>
          <text:list text:style-name="a466">
            <text:list-item>
              <text:p text:style-name="a465" text:class-names="" text:cond-style-name=""><text:span text:style-name="a464" text:class-names="">Formatvorlagen des Textmasters bearbeiten</text:span></text:p>
            </text:list-item>
          </text:list>
          <text:list text:style-name="a469">
            <text:list-item>
              <text:list text:style-name="a469">
                <text:list-item>
                  <text:p text:style-name="a468" text:class-names="" text:cond-style-name=""><text:span text:style-name="a467" text:class-names="">Zweite Ebene</text:span></text:p>
                </text:list-item>
              </text:list>
            </text:list-item>
          </text:list>
          <text:list text:style-name="a472">
            <text:list-item>
              <text:list text:style-name="a472">
                <text:list-item>
                  <text:list text:style-name="a472">
                    <text:list-item>
                      <text:p text:style-name="a471" text:class-names="" text:cond-style-name=""><text:span text:style-name="a470" text:class-names="">Dritte Ebene</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Vierte Ebene</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Fünfte Ebene</text:span></text:p>
                            </text:list-item>
                          </text:list>
                        </text:list-item>
                      </text:list>
                    </text:list-item>
                  </text:list>
                </text:list-item>
              </text:list>
            </text:list-item>
          </text:list>
        </draw:text-box>
        <svg:title/>
        <svg:desc/>
      </draw:frame>
      <draw:frame draw:id="id49" presentation:style-name="a483" draw:name="Textplatzhalter 3" svg:x="0.9184in" svg:y="2.25in" svg:width="4.30035in" svg:height="4.1684in" presentation:class="outline" presentation:placeholder="false">
        <draw:text-box>
          <text:list text:style-name="a482">
            <text:list-item>
              <text:p text:style-name="a481" text:class-names="" text:cond-style-name=""><text:span text:style-name="a480" text:class-names="">Formatvorlagen des Textmasters bearbeiten</text:span></text:p>
            </text:list-item>
          </text:list>
        </draw:text-box>
        <svg:title/>
        <svg:desc/>
      </draw:frame>
      <draw:frame draw:id="id50" presentation:style-name="a487" draw:name="Datumsplatzhalter 4" svg:x="0.91667in" svg:y="6.95139in" svg:width="3in" svg:height="0.39931in" presentation:class="date-time" presentation:placeholder="false">
        <draw:text-box>
          <text:p text:style-name="a486" text:class-names="" text:cond-style-name=""><text:span text:style-name="a484" text:class-names=""><text:date text:fixed="false" style:data-style-name="a485">28.03.2020</text:date></text:span></text:p>
        </draw:text-box>
        <svg:title/>
        <svg:desc/>
      </draw:frame>
      <draw:frame draw:id="id51" presentation:style-name="a490" draw:name="Fußzeilenplatzhalter 5" svg:x="4.41667in" svg:y="6.95139in" svg:width="4.5in" svg:height="0.39931in" presentation:class="footer" presentation:placeholder="false">
        <draw:text-box>
          <text:p text:style-name="a489" text:class-names="" text:cond-style-name=""><text:span text:style-name="a488" text:class-names=""/></text:p>
        </draw:text-box>
        <svg:title/>
        <svg:desc/>
      </draw:frame>
      <draw:frame draw:id="id52" presentation:style-name="a493" draw:name="Foliennummernplatzhalter 6" svg:x="9.41667in" svg:y="6.95139in" svg:width="3in" svg:height="0.39931in" presentation:class="page-number" presentation:placeholder="false">
        <draw:text-box>
          <text:p text:style-name="a492" text:class-names="" text:cond-style-name=""><text:span text:style-name="a491" text:class-names=""><text:page-number style:num-format="1" text:fixed="false"/></text:span></text:p>
        </draw:text-box>
        <svg:title/>
        <svg:desc/>
      </draw:frame>
      <presentation:notes style:page-layout-name="pageLayout2" draw:style-name="a523">
        <draw:frame draw:id="id5" presentation:style-name="a496" draw:name="Kopfzeilenplatzhalter 1" svg:x="0in" svg:y="0in" svg:width="3.25in" svg:height="0.50174in" presentation:class="header" presentation:placeholder="false">
          <draw:text-box>
            <text:p text:style-name="a495" text:class-names="" text:cond-style-name=""><text:span text:style-name="a494" text:class-names=""/></text:p>
          </draw:text-box>
          <svg:title/>
          <svg:desc/>
        </draw:frame>
        <draw:frame draw:id="id6" presentation:style-name="a500" draw:name="Datumsplatzhalter 2" svg:x="4.24826in" svg:y="0in" svg:width="3.25in" svg:height="0.50174in" presentation:class="date-time" presentation:placeholder="false">
          <draw:text-box>
            <text:p text:style-name="a499" text:class-names="" text:cond-style-name=""><text:span text:style-name="a497" text:class-names=""><text:date text:fixed="false" style:data-style-name="a498">28.03.2020</text:date></text:span></text:p>
          </draw:text-box>
          <svg:title/>
          <svg:desc/>
        </draw:frame>
        <draw:page-thumbnail svg:x="0.75in" svg:y="1.25in" svg:width="6in" svg:height="3.375in" presentation:class="page" draw:id="id7" presentation:style-name="a501" draw:name="Folienbildplatzhalter 3">
          <svg:title/>
          <svg:desc/>
        </draw:page-thumbnail>
        <draw:frame draw:id="id8" presentation:style-name="a516" draw:name="Notizenplatzhalter 4" svg:x="0.75in" svg:y="4.8125in" svg:width="6in" svg:height="3.9375in" presentation:class="notes" presentation:placeholder="false">
          <draw:text-box>
            <text:p text:style-name="a503" text:class-names="" text:cond-style-name=""><text:span text:style-name="a502" text:class-names="">Formatvorlagen des Textmasters bearbeiten</text:span></text:p>
            <text:list text:style-name="a506">
              <text:list-item>
                <text:list text:style-name="a506">
                  <text:list-item>
                    <text:p text:style-name="a505" text:class-names="" text:cond-style-name=""><text:span text:style-name="a504" text:class-names="">Zweite Ebene</text:span></text:p>
                  </text:list-item>
                </text:list>
              </text:list-item>
            </text:list>
            <text:list text:style-name="a509">
              <text:list-item>
                <text:list text:style-name="a509">
                  <text:list-item>
                    <text:list text:style-name="a509">
                      <text:list-item>
                        <text:p text:style-name="a508" text:class-names="" text:cond-style-name=""><text:span text:style-name="a507" text:class-names="">Dritte Ebene</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Vierte Ebene</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Fünfte Ebene</text:span></text:p>
                              </text:list-item>
                            </text:list>
                          </text:list-item>
                        </text:list>
                      </text:list-item>
                    </text:list>
                  </text:list-item>
                </text:list>
              </text:list-item>
            </text:list>
          </draw:text-box>
          <svg:title/>
          <svg:desc/>
        </draw:frame>
        <draw:frame draw:id="id9" presentation:style-name="a519" draw:name="Fußzeilenplatzhalter 5" svg:x="0in" svg:y="9.49826in" svg:width="3.25in" svg:height="0.50174in" presentation:class="footer" presentation:placeholder="false">
          <draw:text-box>
            <text:p text:style-name="a518" text:class-names="" text:cond-style-name=""><text:span text:style-name="a517" text:class-names=""/></text:p>
          </draw:text-box>
          <svg:title/>
          <svg:desc/>
        </draw:frame>
        <draw:frame draw:id="id10" presentation:style-name="a522" draw:name="Foliennummernplatzhalter 6" svg:x="4.24826in" svg:y="9.49826in" svg:width="3.25in" svg:height="0.50174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master-page>
    <style:master-page style:name="Master1-Layout9-picTx-Bild-mit-Überschrift" style:page-layout-name="pageLayout1" draw:style-name="a524">
      <draw:frame draw:id="id53" presentation:style-name="a527" draw:name="Titel 1" svg:x="0.9184in" svg:y="0.5in" svg:width="4.30035in" svg:height="1.75in" presentation:class="title" presentation:placeholder="false">
        <draw:text-box>
          <text:p text:style-name="a526" text:class-names="" text:cond-style-name=""><text:span text:style-name="a525" text:class-names="">Titelmasterformat durch Klicken bearbeiten</text:span></text:p>
        </draw:text-box>
        <svg:title/>
        <svg:desc/>
      </draw:frame>
      <draw:frame draw:id="id54" presentation:style-name="a530" draw:name="Bildplatzhalter 2" svg:x="5.6684in" svg:y="1.07986in" svg:width="6.75in" svg:height="5.32986in" presentation:class="graphic" presentation:placeholder="false">
        <draw:text-box>
          <text:p text:style-name="a529" text:class-names="" text:cond-style-name=""><text:span text:style-name="a528" text:class-names=""/></text:p>
        </draw:text-box>
        <svg:title/>
        <svg:desc/>
      </draw:frame>
      <draw:frame draw:id="id55" presentation:style-name="a534" draw:name="Textplatzhalter 3" svg:x="0.9184in" svg:y="2.25in" svg:width="4.30035in" svg:height="4.1684in" presentation:class="outline" presentation:placeholder="false">
        <draw:text-box>
          <text:list text:style-name="a533">
            <text:list-item>
              <text:p text:style-name="a532" text:class-names="" text:cond-style-name=""><text:span text:style-name="a531" text:class-names="">Formatvorlagen des Textmasters bearbeiten</text:span></text:p>
            </text:list-item>
          </text:list>
        </draw:text-box>
        <svg:title/>
        <svg:desc/>
      </draw:frame>
      <draw:frame draw:id="id56" presentation:style-name="a538" draw:name="Datumsplatzhalter 4" svg:x="0.91667in" svg:y="6.95139in" svg:width="3in" svg:height="0.39931in" presentation:class="date-time" presentation:placeholder="false">
        <draw:text-box>
          <text:p text:style-name="a537" text:class-names="" text:cond-style-name=""><text:span text:style-name="a535" text:class-names=""><text:date text:fixed="false" style:data-style-name="a536">28.03.2020</text:date></text:span></text:p>
        </draw:text-box>
        <svg:title/>
        <svg:desc/>
      </draw:frame>
      <draw:frame draw:id="id57" presentation:style-name="a541" draw:name="Fußzeilenplatzhalter 5" svg:x="4.41667in" svg:y="6.95139in" svg:width="4.5in" svg:height="0.39931in" presentation:class="footer" presentation:placeholder="false">
        <draw:text-box>
          <text:p text:style-name="a540" text:class-names="" text:cond-style-name=""><text:span text:style-name="a539" text:class-names=""/></text:p>
        </draw:text-box>
        <svg:title/>
        <svg:desc/>
      </draw:frame>
      <draw:frame draw:id="id58" presentation:style-name="a544" draw:name="Foliennummernplatzhalter 6" svg:x="9.41667in" svg:y="6.95139in" svg:width="3in" svg:height="0.39931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page-layout-name="pageLayout2" draw:style-name="a574">
        <draw:frame draw:id="id5" presentation:style-name="a547" draw:name="Kopfzeilenplatzhalter 1" svg:x="0in" svg:y="0in" svg:width="3.25in" svg:height="0.50174in" presentation:class="header" presentation:placeholder="false">
          <draw:text-box>
            <text:p text:style-name="a546" text:class-names="" text:cond-style-name=""><text:span text:style-name="a545" text:class-names=""/></text:p>
          </draw:text-box>
          <svg:title/>
          <svg:desc/>
        </draw:frame>
        <draw:frame draw:id="id6" presentation:style-name="a551" draw:name="Datumsplatzhalter 2" svg:x="4.24826in" svg:y="0in" svg:width="3.25in" svg:height="0.50174in" presentation:class="date-time" presentation:placeholder="false">
          <draw:text-box>
            <text:p text:style-name="a550" text:class-names="" text:cond-style-name=""><text:span text:style-name="a548" text:class-names=""><text:date text:fixed="false" style:data-style-name="a549">28.03.2020</text:date></text:span></text:p>
          </draw:text-box>
          <svg:title/>
          <svg:desc/>
        </draw:frame>
        <draw:page-thumbnail svg:x="0.75in" svg:y="1.25in" svg:width="6in" svg:height="3.375in" presentation:class="page" draw:id="id7" presentation:style-name="a552" draw:name="Folienbildplatzhalter 3">
          <svg:title/>
          <svg:desc/>
        </draw:page-thumbnail>
        <draw:frame draw:id="id8" presentation:style-name="a567" draw:name="Notizenplatzhalter 4" svg:x="0.75in" svg:y="4.8125in" svg:width="6in" svg:height="3.9375in" presentation:class="notes" presentation:placeholder="false">
          <draw:text-box>
            <text:p text:style-name="a554" text:class-names="" text:cond-style-name=""><text:span text:style-name="a553" text:class-names="">Formatvorlagen des Textmasters bearbeiten</text:span></text:p>
            <text:list text:style-name="a557">
              <text:list-item>
                <text:list text:style-name="a557">
                  <text:list-item>
                    <text:p text:style-name="a556" text:class-names="" text:cond-style-name=""><text:span text:style-name="a555" text:class-names="">Zweite Ebene</text:span></text:p>
                  </text:list-item>
                </text:list>
              </text:list-item>
            </text:list>
            <text:list text:style-name="a560">
              <text:list-item>
                <text:list text:style-name="a560">
                  <text:list-item>
                    <text:list text:style-name="a560">
                      <text:list-item>
                        <text:p text:style-name="a559" text:class-names="" text:cond-style-name=""><text:span text:style-name="a558" text:class-names="">Dritte Ebene</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Vierte Ebene</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Fünfte Ebene</text:span></text:p>
                              </text:list-item>
                            </text:list>
                          </text:list-item>
                        </text:list>
                      </text:list-item>
                    </text:list>
                  </text:list-item>
                </text:list>
              </text:list-item>
            </text:list>
          </draw:text-box>
          <svg:title/>
          <svg:desc/>
        </draw:frame>
        <draw:frame draw:id="id9" presentation:style-name="a570" draw:name="Fußzeilenplatzhalter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3" draw:name="Foliennummernplatzhalter 6" svg:x="4.24826in" svg:y="9.49826in" svg:width="3.25in" svg:height="0.50174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master-page>
    <style:master-page style:name="Master1-Layout10-vertTx-Titel-und-vertikaler-Text" style:page-layout-name="pageLayout1" draw:style-name="a575">
      <draw:frame draw:id="id59" presentation:style-name="a578" draw:name="Titel 1" svg:x="0.91667in" svg:y="0.39931in" svg:width="11.5in" svg:height="1.44965in" presentation:class="title" presentation:placeholder="false">
        <draw:text-box>
          <text:p text:style-name="a577" text:class-names="" text:cond-style-name=""><text:span text:style-name="a576" text:class-names="">Titelmasterformat durch Klicken bearbeiten</text:span></text:p>
        </draw:text-box>
        <svg:title/>
        <svg:desc/>
      </draw:frame>
      <draw:frame draw:id="id60" presentation:style-name="a594" draw:name="Vertikaler Textplatzhalter 2" svg:x="0.91667in" svg:y="1.99653in" svg:width="11.5in" svg:height="4.75868in" presentation:class="outline" presentation:placeholder="false">
        <draw:text-box>
          <text:list text:style-name="a581">
            <text:list-item>
              <text:p text:style-name="a580" text:class-names="" text:cond-style-name=""><text:span text:style-name="a579" text:class-names="">Formatvorlagen des Textmasters bearbeiten</text:span></text:p>
            </text:list-item>
          </text:list>
          <text:list text:style-name="a584">
            <text:list-item>
              <text:list text:style-name="a584">
                <text:list-item>
                  <text:p text:style-name="a583" text:class-names="" text:cond-style-name=""><text:span text:style-name="a582" text:class-names="">Zweite Ebene</text:span></text:p>
                </text:list-item>
              </text:list>
            </text:list-item>
          </text:list>
          <text:list text:style-name="a587">
            <text:list-item>
              <text:list text:style-name="a587">
                <text:list-item>
                  <text:list text:style-name="a587">
                    <text:list-item>
                      <text:p text:style-name="a586" text:class-names="" text:cond-style-name=""><text:span text:style-name="a585" text:class-names="">Dritte Ebene</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Vierte Ebene</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Fünfte Ebene</text:span></text:p>
                            </text:list-item>
                          </text:list>
                        </text:list-item>
                      </text:list>
                    </text:list-item>
                  </text:list>
                </text:list-item>
              </text:list>
            </text:list-item>
          </text:list>
        </draw:text-box>
        <svg:title/>
        <svg:desc/>
      </draw:frame>
      <draw:frame draw:id="id61" presentation:style-name="a598" draw:name="Datumsplatzhalter 3" svg:x="0.91667in" svg:y="6.95139in" svg:width="3in" svg:height="0.39931in" presentation:class="date-time" presentation:placeholder="false">
        <draw:text-box>
          <text:p text:style-name="a597" text:class-names="" text:cond-style-name=""><text:span text:style-name="a595" text:class-names=""><text:date text:fixed="false" style:data-style-name="a596">28.03.2020</text:date></text:span></text:p>
        </draw:text-box>
        <svg:title/>
        <svg:desc/>
      </draw:frame>
      <draw:frame draw:id="id62" presentation:style-name="a601" draw:name="Fußzeilenplatzhalter 4" svg:x="4.41667in" svg:y="6.95139in" svg:width="4.5in" svg:height="0.39931in" presentation:class="footer" presentation:placeholder="false">
        <draw:text-box>
          <text:p text:style-name="a600" text:class-names="" text:cond-style-name=""><text:span text:style-name="a599" text:class-names=""/></text:p>
        </draw:text-box>
        <svg:title/>
        <svg:desc/>
      </draw:frame>
      <draw:frame draw:id="id63" presentation:style-name="a604" draw:name="Foliennummernplatzhalter 5" svg:x="9.41667in" svg:y="6.95139in" svg:width="3in" svg:height="0.39931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Kopfzeilenplatzhalter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Datumsplatzhalter 2" svg:x="4.24826in" svg:y="0in" svg:width="3.25in" svg:height="0.50174in" presentation:class="date-time" presentation:placeholder="false">
          <draw:text-box>
            <text:p text:style-name="a610" text:class-names="" text:cond-style-name=""><text:span text:style-name="a608" text:class-names=""><text:date text:fixed="false" style:data-style-name="a609">28.03.2020</text:date></text:span></text:p>
          </draw:text-box>
          <svg:title/>
          <svg:desc/>
        </draw:frame>
        <draw:page-thumbnail svg:x="0.75in" svg:y="1.25in" svg:width="6in" svg:height="3.375in" presentation:class="page" draw:id="id7" presentation:style-name="a612" draw:name="Folienbildplatzhalter 3">
          <svg:title/>
          <svg:desc/>
        </draw:page-thumbnail>
        <draw:frame draw:id="id8" presentation:style-name="a627" draw:name="Notizenplatzhalter 4" svg:x="0.75in" svg:y="4.8125in" svg:width="6in" svg:height="3.9375in" presentation:class="notes" presentation:placeholder="false">
          <draw:text-box>
            <text:p text:style-name="a614" text:class-names="" text:cond-style-name=""><text:span text:style-name="a613" text:class-names="">Formatvorlagen des Textmasters bearbeiten</text:span></text:p>
            <text:list text:style-name="a617">
              <text:list-item>
                <text:list text:style-name="a617">
                  <text:list-item>
                    <text:p text:style-name="a616" text:class-names="" text:cond-style-name=""><text:span text:style-name="a615" text:class-names="">Zweite Ebene</text:span></text:p>
                  </text:list-item>
                </text:list>
              </text:list-item>
            </text:list>
            <text:list text:style-name="a620">
              <text:list-item>
                <text:list text:style-name="a620">
                  <text:list-item>
                    <text:list text:style-name="a620">
                      <text:list-item>
                        <text:p text:style-name="a619" text:class-names="" text:cond-style-name=""><text:span text:style-name="a618" text:class-names="">Dritte Ebene</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Vierte Ebene</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Fünfte Ebene</text:span></text:p>
                              </text:list-item>
                            </text:list>
                          </text:list-item>
                        </text:list>
                      </text:list-item>
                    </text:list>
                  </text:list-item>
                </text:list>
              </text:list-item>
            </text:list>
          </draw:text-box>
          <svg:title/>
          <svg:desc/>
        </draw:frame>
        <draw:frame draw:id="id9" presentation:style-name="a630" draw:name="Fußzeilenplatzhalter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Foliennummernplatzhalter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Vertikaler-Titel-und-Text" style:page-layout-name="pageLayout1" draw:style-name="a635">
      <draw:frame draw:id="id64" presentation:style-name="a638" draw:name="Vertikaler Titel 1" svg:x="9.54167in" svg:y="0.39931in" svg:width="2.875in" svg:height="6.3559in" presentation:class="title" presentation:placeholder="false">
        <draw:text-box>
          <text:p text:style-name="a637" text:class-names="" text:cond-style-name=""><text:span text:style-name="a636" text:class-names="">Titelmasterformat durch Klicken bearbeiten</text:span></text:p>
        </draw:text-box>
        <svg:title/>
        <svg:desc/>
      </draw:frame>
      <draw:frame draw:id="id65" presentation:style-name="a654" draw:name="Vertikaler Textplatzhalter 2" svg:x="0.91667in" svg:y="0.39931in" svg:width="8.45833in" svg:height="6.3559in" presentation:class="outline" presentation:placeholder="false">
        <draw:text-box>
          <text:list text:style-name="a641">
            <text:list-item>
              <text:p text:style-name="a640" text:class-names="" text:cond-style-name=""><text:span text:style-name="a639" text:class-names="">Formatvorlagen des Textmasters bearbeiten</text:span></text:p>
            </text:list-item>
          </text:list>
          <text:list text:style-name="a644">
            <text:list-item>
              <text:list text:style-name="a644">
                <text:list-item>
                  <text:p text:style-name="a643" text:class-names="" text:cond-style-name=""><text:span text:style-name="a642" text:class-names="">Zweite Ebene</text:span></text:p>
                </text:list-item>
              </text:list>
            </text:list-item>
          </text:list>
          <text:list text:style-name="a647">
            <text:list-item>
              <text:list text:style-name="a647">
                <text:list-item>
                  <text:list text:style-name="a647">
                    <text:list-item>
                      <text:p text:style-name="a646" text:class-names="" text:cond-style-name=""><text:span text:style-name="a645" text:class-names="">Dritte Ebene</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Vierte Ebene</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Fünfte Ebene</text:span></text:p>
                            </text:list-item>
                          </text:list>
                        </text:list-item>
                      </text:list>
                    </text:list-item>
                  </text:list>
                </text:list-item>
              </text:list>
            </text:list-item>
          </text:list>
        </draw:text-box>
        <svg:title/>
        <svg:desc/>
      </draw:frame>
      <draw:frame draw:id="id66" presentation:style-name="a658" draw:name="Datumsplatzhalter 3" svg:x="0.91667in" svg:y="6.95139in" svg:width="3in" svg:height="0.39931in" presentation:class="date-time" presentation:placeholder="false">
        <draw:text-box>
          <text:p text:style-name="a657" text:class-names="" text:cond-style-name=""><text:span text:style-name="a655" text:class-names=""><text:date text:fixed="false" style:data-style-name="a656">28.03.2020</text:date></text:span></text:p>
        </draw:text-box>
        <svg:title/>
        <svg:desc/>
      </draw:frame>
      <draw:frame draw:id="id67" presentation:style-name="a661" draw:name="Fußzeilenplatzhalter 4" svg:x="4.41667in" svg:y="6.95139in" svg:width="4.5in" svg:height="0.39931in" presentation:class="footer" presentation:placeholder="false">
        <draw:text-box>
          <text:p text:style-name="a660" text:class-names="" text:cond-style-name=""><text:span text:style-name="a659" text:class-names=""/></text:p>
        </draw:text-box>
        <svg:title/>
        <svg:desc/>
      </draw:frame>
      <draw:frame draw:id="id68" presentation:style-name="a664" draw:name="Foliennummernplatzhalter 5" svg:x="9.41667in" svg:y="6.95139in" svg:width="3in" svg:height="0.39931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page-layout-name="pageLayout2" draw:style-name="a694">
        <draw:frame draw:id="id5" presentation:style-name="a667" draw:name="Kopfzeilenplatzhalter 1" svg:x="0in" svg:y="0in" svg:width="3.25in" svg:height="0.50174in" presentation:class="header" presentation:placeholder="false">
          <draw:text-box>
            <text:p text:style-name="a666" text:class-names="" text:cond-style-name=""><text:span text:style-name="a665" text:class-names=""/></text:p>
          </draw:text-box>
          <svg:title/>
          <svg:desc/>
        </draw:frame>
        <draw:frame draw:id="id6" presentation:style-name="a671" draw:name="Datumsplatzhalter 2" svg:x="4.24826in" svg:y="0in" svg:width="3.25in" svg:height="0.50174in" presentation:class="date-time" presentation:placeholder="false">
          <draw:text-box>
            <text:p text:style-name="a670" text:class-names="" text:cond-style-name=""><text:span text:style-name="a668" text:class-names=""><text:date text:fixed="false" style:data-style-name="a669">28.03.2020</text:date></text:span></text:p>
          </draw:text-box>
          <svg:title/>
          <svg:desc/>
        </draw:frame>
        <draw:page-thumbnail svg:x="0.75in" svg:y="1.25in" svg:width="6in" svg:height="3.375in" presentation:class="page" draw:id="id7" presentation:style-name="a672" draw:name="Folienbildplatzhalter 3">
          <svg:title/>
          <svg:desc/>
        </draw:page-thumbnail>
        <draw:frame draw:id="id8" presentation:style-name="a687" draw:name="Notizenplatzhalter 4" svg:x="0.75in" svg:y="4.8125in" svg:width="6in" svg:height="3.9375in" presentation:class="notes" presentation:placeholder="false">
          <draw:text-box>
            <text:p text:style-name="a674" text:class-names="" text:cond-style-name=""><text:span text:style-name="a673" text:class-names="">Formatvorlagen des Textmasters bearbeiten</text:span></text:p>
            <text:list text:style-name="a677">
              <text:list-item>
                <text:list text:style-name="a677">
                  <text:list-item>
                    <text:p text:style-name="a676" text:class-names="" text:cond-style-name=""><text:span text:style-name="a675" text:class-names="">Zweite Ebene</text:span></text:p>
                  </text:list-item>
                </text:list>
              </text:list-item>
            </text:list>
            <text:list text:style-name="a680">
              <text:list-item>
                <text:list text:style-name="a680">
                  <text:list-item>
                    <text:list text:style-name="a680">
                      <text:list-item>
                        <text:p text:style-name="a679" text:class-names="" text:cond-style-name=""><text:span text:style-name="a678" text:class-names="">Dritte Ebene</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Vierte Ebene</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ünfte Ebene</text:span></text:p>
                              </text:list-item>
                            </text:list>
                          </text:list-item>
                        </text:list>
                      </text:list-item>
                    </text:list>
                  </text:list-item>
                </text:list>
              </text:list-item>
            </text:list>
          </draw:text-box>
          <svg:title/>
          <svg:desc/>
        </draw:frame>
        <draw:frame draw:id="id9" presentation:style-name="a690" draw:name="Fußzeilenplatzhalter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0" presentation:style-name="a693" draw:name="Foliennummernplatzhalter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GFK-Spielesammlung</dc:title>
    <meta:initial-creator>Eidelloth, Stefan</meta:initial-creator>
    <dc:creator>Eidelloth, Stefan</dc:creator>
    <meta:creation-date>2020-03-27T05:41:07Z</meta:creation-date>
    <dc:date>2020-03-28T14:10:17Z</dc:date>
    <meta:editing-cycles>47</meta:editing-cycles>
    <meta:editing-duration>PT0S</meta:editing-duration>
    <meta:document-statistic meta:paragraph-count="8" meta:word-count="20"/>
  </office:meta>
</office:document-meta>
</file>